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1.5575in"/>
    </style:style>
    <style:style style:name="co9" style:family="table-column">
      <style:table-column-properties fo:break-before="auto" style:column-width="1.5417in"/>
    </style:style>
    <style:style style:name="co10" style:family="table-column">
      <style:table-column-properties fo:break-before="auto" style:column-width="1.8965in"/>
    </style:style>
    <style:style style:name="co11" style:family="table-column">
      <style:table-column-properties fo:break-before="auto" style:column-width="2.1854in"/>
    </style:style>
    <style:style style:name="co12" style:family="table-column">
      <style:table-column-properties fo:break-before="auto" style:column-width="1.3937in"/>
    </style:style>
    <style:style style:name="co13" style:family="table-column">
      <style:table-column-properties fo:break-before="auto" style:column-width="1.039in"/>
    </style:style>
    <style:style style:name="co14" style:family="table-column">
      <style:table-column-properties fo:break-before="auto" style:column-width="1.9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spBA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173244336256134" calcext:value-type="float">
            <text:p>-0.173244336256134</text:p>
          </table:table-cell>
          <table:table-cell office:value-type="float" office:value="-0.306658676028907" calcext:value-type="float">
            <text:p>-0.306658676028907</text:p>
          </table:table-cell>
          <table:table-cell office:value-type="float" office:value="-0.0398299964833607" calcext:value-type="float">
            <text:p>-0.0398299964833607</text:p>
          </table:table-cell>
          <table:table-cell office:value-type="float" office:value="0.840932119534919" calcext:value-type="float">
            <text:p>0.840932119534919</text:p>
          </table:table-cell>
          <table:table-cell office:value-type="float" office:value="0.735901738948971" calcext:value-type="float">
            <text:p>0.735901738948971</text:p>
          </table:table-cell>
          <table:table-cell office:value-type="float" office:value="0.960952790620498" calcext:value-type="float">
            <text:p>0.960952790620498</text:p>
          </table:table-cell>
          <table:table-cell office:value-type="float" office:value="0.159067880465081" calcext:value-type="float">
            <text:p>0.159067880465081</text:p>
          </table:table-cell>
          <table:table-cell office:value-type="float" office:value="0.264098261051029" calcext:value-type="float">
            <text:p>0.264098261051029</text:p>
          </table:table-cell>
          <table:table-cell office:value-type="float" office:value="0.0390472093795025" calcext:value-type="float">
            <text:p>0.0390472093795025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1.96475441497077" calcext:value-type="float">
            <text:p>-1.96475441497077</text:p>
          </table:table-cell>
          <table:table-cell office:value-type="float" office:value="-2.03625554540614" calcext:value-type="float">
            <text:p>-2.03625554540614</text:p>
          </table:table-cell>
          <table:table-cell office:value-type="float" office:value="-1.8932532845354" calcext:value-type="float">
            <text:p>-1.8932532845354</text:p>
          </table:table-cell>
          <table:table-cell office:value-type="float" office:value="0.140190311030214" calcext:value-type="float">
            <text:p>0.140190311030214</text:p>
          </table:table-cell>
          <table:table-cell office:value-type="float" office:value="0.130516510183432" calcext:value-type="float">
            <text:p>0.130516510183432</text:p>
          </table:table-cell>
          <table:table-cell office:value-type="float" office:value="0.150581127852152" calcext:value-type="float">
            <text:p>0.150581127852152</text:p>
          </table:table-cell>
          <table:table-cell office:value-type="float" office:value="0.859809688969786" calcext:value-type="float">
            <text:p>0.859809688969786</text:p>
          </table:table-cell>
          <table:table-cell office:value-type="float" office:value="0.869483489816568" calcext:value-type="float">
            <text:p>0.869483489816568</text:p>
          </table:table-cell>
          <table:table-cell office:value-type="float" office:value="0.849418872147848" calcext:value-type="float">
            <text:p>0.849418872147848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1.65661577878222" calcext:value-type="float">
            <text:p>-1.65661577878222</text:p>
          </table:table-cell>
          <table:table-cell office:value-type="float" office:value="-1.70297905453234" calcext:value-type="float">
            <text:p>-1.70297905453234</text:p>
          </table:table-cell>
          <table:table-cell office:value-type="float" office:value="-1.61025250303209" calcext:value-type="float">
            <text:p>-1.61025250303209</text:p>
          </table:table-cell>
          <table:table-cell office:value-type="float" office:value="0.190783542528049" calcext:value-type="float">
            <text:p>0.190783542528049</text:p>
          </table:table-cell>
          <table:table-cell office:value-type="float" office:value="0.182140109704798" calcext:value-type="float">
            <text:p>0.182140109704798</text:p>
          </table:table-cell>
          <table:table-cell office:value-type="float" office:value="0.199837148218172" calcext:value-type="float">
            <text:p>0.199837148218172</text:p>
          </table:table-cell>
          <table:table-cell office:value-type="float" office:value="0.809216457471951" calcext:value-type="float">
            <text:p>0.809216457471951</text:p>
          </table:table-cell>
          <table:table-cell office:value-type="float" office:value="0.817859890295202" calcext:value-type="float">
            <text:p>0.817859890295202</text:p>
          </table:table-cell>
          <table:table-cell office:value-type="float" office:value="0.800162851781828" calcext:value-type="float">
            <text:p>0.800162851781828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1.21402298247646" calcext:value-type="float">
            <text:p>-1.21402298247646</text:p>
          </table:table-cell>
          <table:table-cell office:value-type="float" office:value="-1.28223783289108" calcext:value-type="float">
            <text:p>-1.28223783289108</text:p>
          </table:table-cell>
          <table:table-cell office:value-type="float" office:value="-1.14580813206184" calcext:value-type="float">
            <text:p>-1.14580813206184</text:p>
          </table:table-cell>
          <table:table-cell office:value-type="float" office:value="0.297000046837788" calcext:value-type="float">
            <text:p>0.297000046837788</text:p>
          </table:table-cell>
          <table:table-cell office:value-type="float" office:value="0.277415795109214" calcext:value-type="float">
            <text:p>0.277415795109214</text:p>
          </table:table-cell>
          <table:table-cell office:value-type="float" office:value="0.317966854724051" calcext:value-type="float">
            <text:p>0.317966854724051</text:p>
          </table:table-cell>
          <table:table-cell office:value-type="float" office:value="0.702999953162212" calcext:value-type="float">
            <text:p>0.702999953162212</text:p>
          </table:table-cell>
          <table:table-cell office:value-type="float" office:value="0.722584204890786" calcext:value-type="float">
            <text:p>0.722584204890786</text:p>
          </table:table-cell>
          <table:table-cell office:value-type="float" office:value="0.682033145275949" calcext:value-type="float">
            <text:p>0.682033145275949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931374850032888" calcext:value-type="float">
            <text:p>-0.931374850032888</text:p>
          </table:table-cell>
          <table:table-cell office:value-type="float" office:value="-1.25503172229461" calcext:value-type="float">
            <text:p>-1.25503172229461</text:p>
          </table:table-cell>
          <table:table-cell office:value-type="float" office:value="-0.607717977771165" calcext:value-type="float">
            <text:p>-0.607717977771165</text:p>
          </table:table-cell>
          <table:table-cell office:value-type="float" office:value="0.394011630914288" calcext:value-type="float">
            <text:p>0.394011630914288</text:p>
          </table:table-cell>
          <table:table-cell office:value-type="float" office:value="0.285066805107845" calcext:value-type="float">
            <text:p>0.285066805107845</text:p>
          </table:table-cell>
          <table:table-cell office:value-type="float" office:value="0.544592223696496" calcext:value-type="float">
            <text:p>0.544592223696496</text:p>
          </table:table-cell>
          <table:table-cell office:value-type="float" office:value="0.605988369085712" calcext:value-type="float">
            <text:p>0.605988369085712</text:p>
          </table:table-cell>
          <table:table-cell office:value-type="float" office:value="0.714933194892155" calcext:value-type="float">
            <text:p>0.714933194892155</text:p>
          </table:table-cell>
          <table:table-cell office:value-type="float" office:value="0.455407776303504" calcext:value-type="float">
            <text:p>0.455407776303504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0.449781151399315" calcext:value-type="float">
            <text:p>0.449781151399315</text:p>
          </table:table-cell>
          <table:table-cell office:value-type="float" office:value="-1.91324611698903" calcext:value-type="float">
            <text:p>-1.91324611698903</text:p>
          </table:table-cell>
          <table:table-cell office:value-type="float" office:value="2.81280841978766" calcext:value-type="float">
            <text:p>2.81280841978766</text:p>
          </table:table-cell>
          <table:table-cell office:value-type="float" office:value="1.56796900011713" calcext:value-type="float">
            <text:p>1.56796900011713</text:p>
          </table:table-cell>
          <table:table-cell office:value-type="float" office:value="0.147600479675205" calcext:value-type="float">
            <text:p>0.147600479675205</text:p>
          </table:table-cell>
          <table:table-cell office:value-type="float" office:value="16.6566314062006" calcext:value-type="float">
            <text:p>16.6566314062006</text:p>
          </table:table-cell>
          <table:table-cell office:value-type="float" office:value="-0.567969000117126" calcext:value-type="float">
            <text:p>-0.567969000117126</text:p>
          </table:table-cell>
          <table:table-cell office:value-type="float" office:value="0.852399520324795" calcext:value-type="float">
            <text:p>0.852399520324795</text:p>
          </table:table-cell>
          <table:table-cell office:value-type="float" office:value="-15.6566314062006" calcext:value-type="float">
            <text:p>-15.6566314062006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647958707881661" calcext:value-type="float">
            <text:p>-0.647958707881661</text:p>
          </table:table-cell>
          <table:table-cell office:value-type="float" office:value="-0.77878434333516" calcext:value-type="float">
            <text:p>-0.77878434333516</text:p>
          </table:table-cell>
          <table:table-cell office:value-type="float" office:value="-0.517133072428161" calcext:value-type="float">
            <text:p>-0.517133072428161</text:p>
          </table:table-cell>
          <table:table-cell office:value-type="float" office:value="0.523112513080338" calcext:value-type="float">
            <text:p>0.523112513080338</text:p>
          </table:table-cell>
          <table:table-cell office:value-type="float" office:value="0.458963614486411" calcext:value-type="float">
            <text:p>0.458963614486411</text:p>
          </table:table-cell>
          <table:table-cell office:value-type="float" office:value="0.596227440921309" calcext:value-type="float">
            <text:p>0.596227440921309</text:p>
          </table:table-cell>
          <table:table-cell office:value-type="float" office:value="0.476887486919662" calcext:value-type="float">
            <text:p>0.476887486919662</text:p>
          </table:table-cell>
          <table:table-cell office:value-type="float" office:value="0.541036385513589" calcext:value-type="float">
            <text:p>0.541036385513589</text:p>
          </table:table-cell>
          <table:table-cell office:value-type="float" office:value="0.403772559078691" calcext:value-type="float">
            <text:p>0.403772559078691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623526061568182" calcext:value-type="float">
            <text:p>-0.623526061568182</text:p>
          </table:table-cell>
          <table:table-cell office:value-type="float" office:value="-0.740473694554529" calcext:value-type="float">
            <text:p>-0.740473694554529</text:p>
          </table:table-cell>
          <table:table-cell office:value-type="float" office:value="-0.506578428581835" calcext:value-type="float">
            <text:p>-0.506578428581835</text:p>
          </table:table-cell>
          <table:table-cell office:value-type="float" office:value="0.536050952621577" calcext:value-type="float">
            <text:p>0.536050952621577</text:p>
          </table:table-cell>
          <table:table-cell office:value-type="float" office:value="0.476887962777879" calcext:value-type="float">
            <text:p>0.476887962777879</text:p>
          </table:table-cell>
          <table:table-cell office:value-type="float" office:value="0.602553736380089" calcext:value-type="float">
            <text:p>0.602553736380089</text:p>
          </table:table-cell>
          <table:table-cell office:value-type="float" office:value="0.463949047378423" calcext:value-type="float">
            <text:p>0.463949047378423</text:p>
          </table:table-cell>
          <table:table-cell office:value-type="float" office:value="0.523112037222121" calcext:value-type="float">
            <text:p>0.523112037222121</text:p>
          </table:table-cell>
          <table:table-cell office:value-type="float" office:value="0.397446263619911" calcext:value-type="float">
            <text:p>0.397446263619911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46473312496843" calcext:value-type="float">
            <text:p>-0.46473312496843</text:p>
          </table:table-cell>
          <table:table-cell office:value-type="float" office:value="-0.568254634153389" calcext:value-type="float">
            <text:p>-0.568254634153389</text:p>
          </table:table-cell>
          <table:table-cell office:value-type="float" office:value="-0.361211615783471" calcext:value-type="float">
            <text:p>-0.361211615783471</text:p>
          </table:table-cell>
          <table:table-cell office:value-type="float" office:value="0.628302761136266" calcext:value-type="float">
            <text:p>0.628302761136266</text:p>
          </table:table-cell>
          <table:table-cell office:value-type="float" office:value="0.566513349367613" calcext:value-type="float">
            <text:p>0.566513349367613</text:p>
          </table:table-cell>
          <table:table-cell office:value-type="float" office:value="0.69683152231474" calcext:value-type="float">
            <text:p>0.69683152231474</text:p>
          </table:table-cell>
          <table:table-cell office:value-type="float" office:value="0.371697238863734" calcext:value-type="float">
            <text:p>0.371697238863734</text:p>
          </table:table-cell>
          <table:table-cell office:value-type="float" office:value="0.433486650632387" calcext:value-type="float">
            <text:p>0.433486650632387</text:p>
          </table:table-cell>
          <table:table-cell office:value-type="float" office:value="0.30316847768526" calcext:value-type="float">
            <text:p>0.30316847768526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490063346926247" calcext:value-type="float">
            <text:p>-0.490063346926247</text:p>
          </table:table-cell>
          <table:table-cell office:value-type="float" office:value="-0.562141100253822" calcext:value-type="float">
            <text:p>-0.562141100253822</text:p>
          </table:table-cell>
          <table:table-cell office:value-type="float" office:value="-0.417985593598672" calcext:value-type="float">
            <text:p>-0.417985593598672</text:p>
          </table:table-cell>
          <table:table-cell office:value-type="float" office:value="0.612587587414564" calcext:value-type="float">
            <text:p>0.612587587414564</text:p>
          </table:table-cell>
          <table:table-cell office:value-type="float" office:value="0.569987356343072" calcext:value-type="float">
            <text:p>0.569987356343072</text:p>
          </table:table-cell>
          <table:table-cell office:value-type="float" office:value="0.658371713123629" calcext:value-type="float">
            <text:p>0.658371713123629</text:p>
          </table:table-cell>
          <table:table-cell office:value-type="float" office:value="0.387412412585436" calcext:value-type="float">
            <text:p>0.387412412585436</text:p>
          </table:table-cell>
          <table:table-cell office:value-type="float" office:value="0.430012643656928" calcext:value-type="float">
            <text:p>0.430012643656928</text:p>
          </table:table-cell>
          <table:table-cell office:value-type="float" office:value="0.341628286876371" calcext:value-type="float">
            <text:p>0.341628286876371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296191752421662" calcext:value-type="float">
            <text:p>-0.296191752421662</text:p>
          </table:table-cell>
          <table:table-cell office:value-type="float" office:value="-0.376358461112843" calcext:value-type="float">
            <text:p>-0.376358461112843</text:p>
          </table:table-cell>
          <table:table-cell office:value-type="float" office:value="-0.216025043730481" calcext:value-type="float">
            <text:p>-0.216025043730481</text:p>
          </table:table-cell>
          <table:table-cell office:value-type="float" office:value="0.743644818652937" calcext:value-type="float">
            <text:p>0.743644818652937</text:p>
          </table:table-cell>
          <table:table-cell office:value-type="float" office:value="0.686356256912914" calcext:value-type="float">
            <text:p>0.686356256912914</text:p>
          </table:table-cell>
          <table:table-cell office:value-type="float" office:value="0.805715123508412" calcext:value-type="float">
            <text:p>0.805715123508412</text:p>
          </table:table-cell>
          <table:table-cell office:value-type="float" office:value="0.256355181347063" calcext:value-type="float">
            <text:p>0.256355181347063</text:p>
          </table:table-cell>
          <table:table-cell office:value-type="float" office:value="0.313643743087086" calcext:value-type="float">
            <text:p>0.313643743087086</text:p>
          </table:table-cell>
          <table:table-cell office:value-type="float" office:value="0.194284876491588" calcext:value-type="float">
            <text:p>0.194284876491588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72853465528545" calcext:value-type="float">
            <text:p>-0.072853465528545</text:p>
          </table:table-cell>
          <table:table-cell office:value-type="float" office:value="-0.181893050822442" calcext:value-type="float">
            <text:p>-0.181893050822442</text:p>
          </table:table-cell>
          <table:table-cell office:value-type="float" office:value="0.0361861197653525" calcext:value-type="float">
            <text:p>0.0361861197653525</text:p>
          </table:table-cell>
          <table:table-cell office:value-type="float" office:value="0.92973705857293" calcext:value-type="float">
            <text:p>0.92973705857293</text:p>
          </table:table-cell>
          <table:table-cell office:value-type="float" office:value="0.833690498161093" calcext:value-type="float">
            <text:p>0.833690498161093</text:p>
          </table:table-cell>
          <table:table-cell office:value-type="float" office:value="1.03684880659011" calcext:value-type="float">
            <text:p>1.03684880659011</text:p>
          </table:table-cell>
          <table:table-cell office:value-type="float" office:value="0.07026294142707" calcext:value-type="float">
            <text:p>0.07026294142707</text:p>
          </table:table-cell>
          <table:table-cell office:value-type="float" office:value="0.166309501838907" calcext:value-type="float">
            <text:p>0.166309501838907</text:p>
          </table:table-cell>
          <table:table-cell office:value-type="float" office:value="-0.0368488065901111" calcext:value-type="float">
            <text:p>-0.0368488065901111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-0.0175843034725815" calcext:value-type="float">
            <text:p>-0.0175843034725815</text:p>
          </table:table-cell>
          <table:table-cell office:value-type="float" office:value="-0.260067892729538" calcext:value-type="float">
            <text:p>-0.260067892729538</text:p>
          </table:table-cell>
          <table:table-cell office:value-type="float" office:value="0.224899285784375" calcext:value-type="float">
            <text:p>0.224899285784375</text:p>
          </table:table-cell>
          <table:table-cell office:value-type="float" office:value="0.98256939816106" calcext:value-type="float">
            <text:p>0.98256939816106</text:p>
          </table:table-cell>
          <table:table-cell office:value-type="float" office:value="0.770999238783802" calcext:value-type="float">
            <text:p>0.770999238783802</text:p>
          </table:table-cell>
          <table:table-cell office:value-type="float" office:value="1.25219659584296" calcext:value-type="float">
            <text:p>1.25219659584296</text:p>
          </table:table-cell>
          <table:table-cell office:value-type="float" office:value="0.0174306018389397" calcext:value-type="float">
            <text:p>0.0174306018389397</text:p>
          </table:table-cell>
          <table:table-cell office:value-type="float" office:value="0.229000761216198" calcext:value-type="float">
            <text:p>0.229000761216198</text:p>
          </table:table-cell>
          <table:table-cell office:value-type="float" office:value="-0.252196595842957" calcext:value-type="float">
            <text:p>-0.252196595842957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-0.721558412560601" calcext:value-type="float">
            <text:p>-0.721558412560601</text:p>
          </table:table-cell>
          <table:table-cell office:value-type="float" office:value="-2.68374159114489" calcext:value-type="float">
            <text:p>-2.68374159114489</text:p>
          </table:table-cell>
          <table:table-cell office:value-type="float" office:value="1.24062476602369" calcext:value-type="float">
            <text:p>1.24062476602369</text:p>
          </table:table-cell>
          <table:table-cell office:value-type="float" office:value="0.485994285898818" calcext:value-type="float">
            <text:p>0.485994285898818</text:p>
          </table:table-cell>
          <table:table-cell office:value-type="float" office:value="0.0683070981909125" calcext:value-type="float">
            <text:p>0.0683070981909125</text:p>
          </table:table-cell>
          <table:table-cell office:value-type="float" office:value="3.45777308920619" calcext:value-type="float">
            <text:p>3.45777308920619</text:p>
          </table:table-cell>
          <table:table-cell office:value-type="float" office:value="0.514005714101182" calcext:value-type="float">
            <text:p>0.514005714101182</text:p>
          </table:table-cell>
          <table:table-cell office:value-type="float" office:value="0.931692901809087" calcext:value-type="float">
            <text:p>0.931692901809087</text:p>
          </table:table-cell>
          <table:table-cell office:value-type="float" office:value="-2.45777308920619" calcext:value-type="float">
            <text:p>-2.45777308920619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3.23498175524813" calcext:value-type="float">
            <text:p>-3.23498175524813</text:p>
          </table:table-cell>
          <table:table-cell office:value-type="float" office:value="-3.52853831158242" calcext:value-type="float">
            <text:p>-3.52853831158242</text:p>
          </table:table-cell>
          <table:table-cell office:value-type="float" office:value="-2.94142519891384" calcext:value-type="float">
            <text:p>-2.94142519891384</text:p>
          </table:table-cell>
          <table:table-cell office:value-type="float" office:value="0.0393609230638297" calcext:value-type="float">
            <text:p>0.0393609230638297</text:p>
          </table:table-cell>
          <table:table-cell office:value-type="float" office:value="0.0293477818438605" calcext:value-type="float">
            <text:p>0.0293477818438605</text:p>
          </table:table-cell>
          <table:table-cell office:value-type="float" office:value="0.0527904382238968" calcext:value-type="float">
            <text:p>0.0527904382238968</text:p>
          </table:table-cell>
          <table:table-cell office:value-type="float" office:value="0.96063907693617" calcext:value-type="float">
            <text:p>0.96063907693617</text:p>
          </table:table-cell>
          <table:table-cell office:value-type="float" office:value="0.970652218156139" calcext:value-type="float">
            <text:p>0.970652218156139</text:p>
          </table:table-cell>
          <table:table-cell office:value-type="float" office:value="0.947209561776103" calcext:value-type="float">
            <text:p>0.947209561776103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2.92662724878567" calcext:value-type="float">
            <text:p>-2.92662724878567</text:p>
          </table:table-cell>
          <table:table-cell office:value-type="float" office:value="-3.13728521256036" calcext:value-type="float">
            <text:p>-3.13728521256036</text:p>
          </table:table-cell>
          <table:table-cell office:value-type="float" office:value="-2.71596928501098" calcext:value-type="float">
            <text:p>-2.71596928501098</text:p>
          </table:table-cell>
          <table:table-cell office:value-type="float" office:value="0.0535774371198633" calcext:value-type="float">
            <text:p>0.0535774371198633</text:p>
          </table:table-cell>
          <table:table-cell office:value-type="float" office:value="0.0434004611411389" calcext:value-type="float">
            <text:p>0.0434004611411389</text:p>
          </table:table-cell>
          <table:table-cell office:value-type="float" office:value="0.0661408126286463" calcext:value-type="float">
            <text:p>0.0661408126286463</text:p>
          </table:table-cell>
          <table:table-cell office:value-type="float" office:value="0.946422562880137" calcext:value-type="float">
            <text:p>0.946422562880137</text:p>
          </table:table-cell>
          <table:table-cell office:value-type="float" office:value="0.956599538858861" calcext:value-type="float">
            <text:p>0.956599538858861</text:p>
          </table:table-cell>
          <table:table-cell office:value-type="float" office:value="0.933859187371354" calcext:value-type="float">
            <text:p>0.933859187371354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37194180581809" calcext:value-type="float">
            <text:p>-2.37194180581809</text:p>
          </table:table-cell>
          <table:table-cell office:value-type="float" office:value="-2.73175804340324" calcext:value-type="float">
            <text:p>-2.73175804340324</text:p>
          </table:table-cell>
          <table:table-cell office:value-type="float" office:value="-2.01212556823294" calcext:value-type="float">
            <text:p>-2.01212556823294</text:p>
          </table:table-cell>
          <table:table-cell office:value-type="float" office:value="0.0932993809855464" calcext:value-type="float">
            <text:p>0.0932993809855464</text:p>
          </table:table-cell>
          <table:table-cell office:value-type="float" office:value="0.0651047320542964" calcext:value-type="float">
            <text:p>0.0651047320542964</text:p>
          </table:table-cell>
          <table:table-cell office:value-type="float" office:value="0.133704175067128" calcext:value-type="float">
            <text:p>0.133704175067128</text:p>
          </table:table-cell>
          <table:table-cell office:value-type="float" office:value="0.906700619014454" calcext:value-type="float">
            <text:p>0.906700619014454</text:p>
          </table:table-cell>
          <table:table-cell office:value-type="float" office:value="0.934895267945704" calcext:value-type="float">
            <text:p>0.934895267945704</text:p>
          </table:table-cell>
          <table:table-cell office:value-type="float" office:value="0.866295824932872" calcext:value-type="float">
            <text:p>0.866295824932872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2.78423844294672" calcext:value-type="float">
            <text:p>-2.78423844294672</text:p>
          </table:table-cell>
          <table:table-cell office:value-type="float" office:value="-3.47775997215877" calcext:value-type="float">
            <text:p>-3.47775997215877</text:p>
          </table:table-cell>
          <table:table-cell office:value-type="float" office:value="-2.09071691373468" calcext:value-type="float">
            <text:p>-2.09071691373468</text:p>
          </table:table-cell>
          <table:table-cell office:value-type="float" office:value="0.0617761171591312" calcext:value-type="float">
            <text:p>0.0617761171591312</text:p>
          </table:table-cell>
          <table:table-cell office:value-type="float" office:value="0.0308764978404789" calcext:value-type="float">
            <text:p>0.0308764978404789</text:p>
          </table:table-cell>
          <table:table-cell office:value-type="float" office:value="0.123598494588838" calcext:value-type="float">
            <text:p>0.123598494588838</text:p>
          </table:table-cell>
          <table:table-cell office:value-type="float" office:value="0.938223882840869" calcext:value-type="float">
            <text:p>0.938223882840869</text:p>
          </table:table-cell>
          <table:table-cell office:value-type="float" office:value="0.969123502159521" calcext:value-type="float">
            <text:p>0.969123502159521</text:p>
          </table:table-cell>
          <table:table-cell office:value-type="float" office:value="0.876401505411162" calcext:value-type="float">
            <text:p>0.876401505411162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2.23260487798977" calcext:value-type="float">
            <text:p>-2.23260487798977</text:p>
          </table:table-cell>
          <table:table-cell office:value-type="float" office:value="-2.44695367968136" calcext:value-type="float">
            <text:p>-2.44695367968136</text:p>
          </table:table-cell>
          <table:table-cell office:value-type="float" office:value="-2.01825607629819" calcext:value-type="float">
            <text:p>-2.01825607629819</text:p>
          </table:table-cell>
          <table:table-cell office:value-type="float" office:value="0.107248696189434" calcext:value-type="float">
            <text:p>0.107248696189434</text:p>
          </table:table-cell>
          <table:table-cell office:value-type="float" office:value="0.0865568652173423" calcext:value-type="float">
            <text:p>0.0865568652173423</text:p>
          </table:table-cell>
          <table:table-cell office:value-type="float" office:value="0.132887007927698" calcext:value-type="float">
            <text:p>0.132887007927698</text:p>
          </table:table-cell>
          <table:table-cell office:value-type="float" office:value="0.892751303810566" calcext:value-type="float">
            <text:p>0.892751303810566</text:p>
          </table:table-cell>
          <table:table-cell office:value-type="float" office:value="0.913443134782658" calcext:value-type="float">
            <text:p>0.913443134782658</text:p>
          </table:table-cell>
          <table:table-cell office:value-type="float" office:value="0.867112992072302" calcext:value-type="float">
            <text:p>0.867112992072302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2.04755620433753" calcext:value-type="float">
            <text:p>-2.04755620433753</text:p>
          </table:table-cell>
          <table:table-cell office:value-type="float" office:value="-2.32081827276316" calcext:value-type="float">
            <text:p>-2.32081827276316</text:p>
          </table:table-cell>
          <table:table-cell office:value-type="float" office:value="-1.7742941359119" calcext:value-type="float">
            <text:p>-1.7742941359119</text:p>
          </table:table-cell>
          <table:table-cell office:value-type="float" office:value="0.129049890111389" calcext:value-type="float">
            <text:p>0.129049890111389</text:p>
          </table:table-cell>
          <table:table-cell office:value-type="float" office:value="0.098193203897489" calcext:value-type="float">
            <text:p>0.098193203897489</text:p>
          </table:table-cell>
          <table:table-cell office:value-type="float" office:value="0.169603124012001" calcext:value-type="float">
            <text:p>0.169603124012001</text:p>
          </table:table-cell>
          <table:table-cell office:value-type="float" office:value="0.870950109888611" calcext:value-type="float">
            <text:p>0.870950109888611</text:p>
          </table:table-cell>
          <table:table-cell office:value-type="float" office:value="0.901806796102511" calcext:value-type="float">
            <text:p>0.901806796102511</text:p>
          </table:table-cell>
          <table:table-cell office:value-type="float" office:value="0.830396875987999" calcext:value-type="float">
            <text:p>0.830396875987999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1.74298665932745" calcext:value-type="float">
            <text:p>-1.74298665932745</text:p>
          </table:table-cell>
          <table:table-cell office:value-type="float" office:value="-2.02458051618583" calcext:value-type="float">
            <text:p>-2.02458051618583</text:p>
          </table:table-cell>
          <table:table-cell office:value-type="float" office:value="-1.46139280246907" calcext:value-type="float">
            <text:p>-1.46139280246907</text:p>
          </table:table-cell>
          <table:table-cell office:value-type="float" office:value="0.174996963029308" calcext:value-type="float">
            <text:p>0.174996963029308</text:p>
          </table:table-cell>
          <table:table-cell office:value-type="float" office:value="0.1320492240835" calcext:value-type="float">
            <text:p>0.1320492240835</text:p>
          </table:table-cell>
          <table:table-cell office:value-type="float" office:value="0.231913040625791" calcext:value-type="float">
            <text:p>0.231913040625791</text:p>
          </table:table-cell>
          <table:table-cell office:value-type="float" office:value="0.825003036970692" calcext:value-type="float">
            <text:p>0.825003036970692</text:p>
          </table:table-cell>
          <table:table-cell office:value-type="float" office:value="0.8679507759165" calcext:value-type="float">
            <text:p>0.8679507759165</text:p>
          </table:table-cell>
          <table:table-cell office:value-type="float" office:value="0.768086959374209" calcext:value-type="float">
            <text:p>0.768086959374209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71785837236641" calcext:value-type="float">
            <text:p>-1.71785837236641</text:p>
          </table:table-cell>
          <table:table-cell office:value-type="float" office:value="-2.14653870847897" calcext:value-type="float">
            <text:p>-2.14653870847897</text:p>
          </table:table-cell>
          <table:table-cell office:value-type="float" office:value="-1.28917803625386" calcext:value-type="float">
            <text:p>-1.28917803625386</text:p>
          </table:table-cell>
          <table:table-cell office:value-type="float" office:value="0.179450051865025" calcext:value-type="float">
            <text:p>0.179450051865025</text:p>
          </table:table-cell>
          <table:table-cell office:value-type="float" office:value="0.116888041978391" calcext:value-type="float">
            <text:p>0.116888041978391</text:p>
          </table:table-cell>
          <table:table-cell office:value-type="float" office:value="0.275497138709136" calcext:value-type="float">
            <text:p>0.275497138709136</text:p>
          </table:table-cell>
          <table:table-cell office:value-type="float" office:value="0.820549948134975" calcext:value-type="float">
            <text:p>0.820549948134975</text:p>
          </table:table-cell>
          <table:table-cell office:value-type="float" office:value="0.883111958021609" calcext:value-type="float">
            <text:p>0.883111958021609</text:p>
          </table:table-cell>
          <table:table-cell office:value-type="float" office:value="0.724502861290864" calcext:value-type="float">
            <text:p>0.724502861290864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43061714060964" calcext:value-type="float">
            <text:p>-1.43061714060964</text:p>
          </table:table-cell>
          <table:table-cell office:value-type="float" office:value="-2.08452305423731" calcext:value-type="float">
            <text:p>-2.08452305423731</text:p>
          </table:table-cell>
          <table:table-cell office:value-type="float" office:value="-0.776711226981973" calcext:value-type="float">
            <text:p>-0.776711226981973</text:p>
          </table:table-cell>
          <table:table-cell office:value-type="float" office:value="0.239161280552115" calcext:value-type="float">
            <text:p>0.239161280552115</text:p>
          </table:table-cell>
          <table:table-cell office:value-type="float" office:value="0.124366422060784" calcext:value-type="float">
            <text:p>0.124366422060784</text:p>
          </table:table-cell>
          <table:table-cell office:value-type="float" office:value="0.459916086412555" calcext:value-type="float">
            <text:p>0.459916086412555</text:p>
          </table:table-cell>
          <table:table-cell office:value-type="float" office:value="0.760838719447885" calcext:value-type="float">
            <text:p>0.760838719447885</text:p>
          </table:table-cell>
          <table:table-cell office:value-type="float" office:value="0.875633577939216" calcext:value-type="float">
            <text:p>0.875633577939216</text:p>
          </table:table-cell>
          <table:table-cell office:value-type="float" office:value="0.540083913587445" calcext:value-type="float">
            <text:p>0.540083913587445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1.05382790560538" calcext:value-type="float">
            <text:p>-1.05382790560538</text:p>
          </table:table-cell>
          <table:table-cell office:value-type="float" office:value="-2.1859339725961" calcext:value-type="float">
            <text:p>-2.1859339725961</text:p>
          </table:table-cell>
          <table:table-cell office:value-type="float" office:value="0.0782781613853463" calcext:value-type="float">
            <text:p>0.0782781613853463</text:p>
          </table:table-cell>
          <table:table-cell office:value-type="float" office:value="0.348600780966262" calcext:value-type="float">
            <text:p>0.348600780966262</text:p>
          </table:table-cell>
          <table:table-cell office:value-type="float" office:value="0.11237273157555" calcext:value-type="float">
            <text:p>0.11237273157555</text:p>
          </table:table-cell>
          <table:table-cell office:value-type="float" office:value="1.08142342707569" calcext:value-type="float">
            <text:p>1.08142342707569</text:p>
          </table:table-cell>
          <table:table-cell office:value-type="float" office:value="0.651399219033738" calcext:value-type="float">
            <text:p>0.651399219033738</text:p>
          </table:table-cell>
          <table:table-cell office:value-type="float" office:value="0.88762726842445" calcext:value-type="float">
            <text:p>0.88762726842445</text:p>
          </table:table-cell>
          <table:table-cell office:value-type="float" office:value="-0.0814234270756868" calcext:value-type="float">
            <text:p>-0.0814234270756868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1.88635644179292" calcext:value-type="float">
            <text:p>-1.88635644179292</text:p>
          </table:table-cell>
          <table:table-cell office:value-type="float" office:value="-2.11164062188929" calcext:value-type="float">
            <text:p>-2.11164062188929</text:p>
          </table:table-cell>
          <table:table-cell office:value-type="float" office:value="-1.66107226169655" calcext:value-type="float">
            <text:p>-1.66107226169655</text:p>
          </table:table-cell>
          <table:table-cell office:value-type="float" office:value="0.151623251762458" calcext:value-type="float">
            <text:p>0.151623251762458</text:p>
          </table:table-cell>
          <table:table-cell office:value-type="float" office:value="0.121039223847136" calcext:value-type="float">
            <text:p>0.121039223847136</text:p>
          </table:table-cell>
          <table:table-cell office:value-type="float" office:value="0.189935210622764" calcext:value-type="float">
            <text:p>0.189935210622764</text:p>
          </table:table-cell>
          <table:table-cell office:value-type="float" office:value="0.848376748237542" calcext:value-type="float">
            <text:p>0.848376748237542</text:p>
          </table:table-cell>
          <table:table-cell office:value-type="float" office:value="0.878960776152864" calcext:value-type="float">
            <text:p>0.878960776152864</text:p>
          </table:table-cell>
          <table:table-cell office:value-type="float" office:value="0.810064789377236" calcext:value-type="float">
            <text:p>0.810064789377236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1.96148860500594" calcext:value-type="float">
            <text:p>-1.96148860500594</text:p>
          </table:table-cell>
          <table:table-cell office:value-type="float" office:value="-2.4011710227141" calcext:value-type="float">
            <text:p>-2.4011710227141</text:p>
          </table:table-cell>
          <table:table-cell office:value-type="float" office:value="-1.52180618729777" calcext:value-type="float">
            <text:p>-1.52180618729777</text:p>
          </table:table-cell>
          <table:table-cell office:value-type="float" office:value="0.140648894360369" calcext:value-type="float">
            <text:p>0.140648894360369</text:p>
          </table:table-cell>
          <table:table-cell office:value-type="float" office:value="0.0906117826817627" calcext:value-type="float">
            <text:p>0.0906117826817627</text:p>
          </table:table-cell>
          <table:table-cell office:value-type="float" office:value="0.218317208858707" calcext:value-type="float">
            <text:p>0.218317208858707</text:p>
          </table:table-cell>
          <table:table-cell office:value-type="float" office:value="0.859351105639631" calcext:value-type="float">
            <text:p>0.859351105639631</text:p>
          </table:table-cell>
          <table:table-cell office:value-type="float" office:value="0.909388217318237" calcext:value-type="float">
            <text:p>0.909388217318237</text:p>
          </table:table-cell>
          <table:table-cell office:value-type="float" office:value="0.781682791141293" calcext:value-type="float">
            <text:p>0.781682791141293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1.77815739112114" calcext:value-type="float">
            <text:p>-1.77815739112114</text:p>
          </table:table-cell>
          <table:table-cell office:value-type="float" office:value="-3.16471466990941" calcext:value-type="float">
            <text:p>-3.16471466990941</text:p>
          </table:table-cell>
          <table:table-cell office:value-type="float" office:value="-0.391600112332875" calcext:value-type="float">
            <text:p>-0.391600112332875</text:p>
          </table:table-cell>
          <table:table-cell office:value-type="float" office:value="0.168949167872732" calcext:value-type="float">
            <text:p>0.168949167872732</text:p>
          </table:table-cell>
          <table:table-cell office:value-type="float" office:value="0.0422261884975734" calcext:value-type="float">
            <text:p>0.0422261884975734</text:p>
          </table:table-cell>
          <table:table-cell office:value-type="float" office:value="0.675974373735599" calcext:value-type="float">
            <text:p>0.675974373735599</text:p>
          </table:table-cell>
          <table:table-cell office:value-type="float" office:value="0.831050832127268" calcext:value-type="float">
            <text:p>0.831050832127268</text:p>
          </table:table-cell>
          <table:table-cell office:value-type="float" office:value="0.957773811502427" calcext:value-type="float">
            <text:p>0.957773811502427</text:p>
          </table:table-cell>
          <table:table-cell office:value-type="float" office:value="0.324025626264401" calcext:value-type="float">
            <text:p>0.324025626264401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2.85077378097157" calcext:value-type="float">
            <text:p>-2.85077378097157</text:p>
          </table:table-cell>
          <table:table-cell office:value-type="float" office:value="-4.23699845437353" calcext:value-type="float">
            <text:p>-4.23699845437353</text:p>
          </table:table-cell>
          <table:table-cell office:value-type="float" office:value="-1.46454910756961" calcext:value-type="float">
            <text:p>-1.46454910756961</text:p>
          </table:table-cell>
          <table:table-cell office:value-type="float" office:value="0.0577995793523338" calcext:value-type="float">
            <text:p>0.0577995793523338</text:p>
          </table:table-cell>
          <table:table-cell office:value-type="float" office:value="0.0144509018533669" calcext:value-type="float">
            <text:p>0.0144509018533669</text:p>
          </table:table-cell>
          <table:table-cell office:value-type="float" office:value="0.231182206287587" calcext:value-type="float">
            <text:p>0.231182206287587</text:p>
          </table:table-cell>
          <table:table-cell office:value-type="float" office:value="0.942200420647666" calcext:value-type="float">
            <text:p>0.942200420647666</text:p>
          </table:table-cell>
          <table:table-cell office:value-type="float" office:value="0.985549098146633" calcext:value-type="float">
            <text:p>0.985549098146633</text:p>
          </table:table-cell>
          <table:table-cell office:value-type="float" office:value="0.768817793712413" calcext:value-type="float">
            <text:p>0.768817793712413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25280933729022" calcext:value-type="float">
            <text:p>-1.25280933729022</text:p>
          </table:table-cell>
          <table:table-cell office:value-type="float" office:value="-1.50944820023402" calcext:value-type="float">
            <text:p>-1.50944820023402</text:p>
          </table:table-cell>
          <table:table-cell office:value-type="float" office:value="-0.996170474346421" calcext:value-type="float">
            <text:p>-0.996170474346421</text:p>
          </table:table-cell>
          <table:table-cell office:value-type="float" office:value="0.285701037794332" calcext:value-type="float">
            <text:p>0.285701037794332</text:p>
          </table:table-cell>
          <table:table-cell office:value-type="float" office:value="0.221031909671369" calcext:value-type="float">
            <text:p>0.221031909671369</text:p>
          </table:table-cell>
          <table:table-cell office:value-type="float" office:value="0.369290945900611" calcext:value-type="float">
            <text:p>0.369290945900611</text:p>
          </table:table-cell>
          <table:table-cell office:value-type="float" office:value="0.714298962205668" calcext:value-type="float">
            <text:p>0.714298962205668</text:p>
          </table:table-cell>
          <table:table-cell office:value-type="float" office:value="0.778968090328631" calcext:value-type="float">
            <text:p>0.778968090328631</text:p>
          </table:table-cell>
          <table:table-cell office:value-type="float" office:value="0.630709054099389" calcext:value-type="float">
            <text:p>0.630709054099389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38267471242139" calcext:value-type="float">
            <text:p>-1.38267471242139</text:p>
          </table:table-cell>
          <table:table-cell office:value-type="float" office:value="-1.63914508371773" calcext:value-type="float">
            <text:p>-1.63914508371773</text:p>
          </table:table-cell>
          <table:table-cell office:value-type="float" office:value="-1.12620434112505" calcext:value-type="float">
            <text:p>-1.12620434112505</text:p>
          </table:table-cell>
          <table:table-cell office:value-type="float" office:value="0.250906551884507" calcext:value-type="float">
            <text:p>0.250906551884507</text:p>
          </table:table-cell>
          <table:table-cell office:value-type="float" office:value="0.194145949895933" calcext:value-type="float">
            <text:p>0.194145949895933</text:p>
          </table:table-cell>
          <table:table-cell office:value-type="float" office:value="0.324261710390137" calcext:value-type="float">
            <text:p>0.324261710390137</text:p>
          </table:table-cell>
          <table:table-cell office:value-type="float" office:value="0.749093448115493" calcext:value-type="float">
            <text:p>0.749093448115493</text:p>
          </table:table-cell>
          <table:table-cell office:value-type="float" office:value="0.805854050104067" calcext:value-type="float">
            <text:p>0.805854050104067</text:p>
          </table:table-cell>
          <table:table-cell office:value-type="float" office:value="0.675738289609863" calcext:value-type="float">
            <text:p>0.675738289609863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1.38926223434824" calcext:value-type="float">
            <text:p>-1.38926223434824</text:p>
          </table:table-cell>
          <table:table-cell office:value-type="float" office:value="-1.68924121539935" calcext:value-type="float">
            <text:p>-1.68924121539935</text:p>
          </table:table-cell>
          <table:table-cell office:value-type="float" office:value="-1.08928325329712" calcext:value-type="float">
            <text:p>-1.08928325329712</text:p>
          </table:table-cell>
          <table:table-cell office:value-type="float" office:value="0.249259131638416" calcext:value-type="float">
            <text:p>0.249259131638416</text:p>
          </table:table-cell>
          <table:table-cell office:value-type="float" office:value="0.184659587698685" calcext:value-type="float">
            <text:p>0.184659587698685</text:p>
          </table:table-cell>
          <table:table-cell office:value-type="float" office:value="0.336457562152239" calcext:value-type="float">
            <text:p>0.336457562152239</text:p>
          </table:table-cell>
          <table:table-cell office:value-type="float" office:value="0.750740868361584" calcext:value-type="float">
            <text:p>0.750740868361584</text:p>
          </table:table-cell>
          <table:table-cell office:value-type="float" office:value="0.815340412301315" calcext:value-type="float">
            <text:p>0.815340412301315</text:p>
          </table:table-cell>
          <table:table-cell office:value-type="float" office:value="0.663542437847761" calcext:value-type="float">
            <text:p>0.663542437847761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70626445028334" calcext:value-type="float">
            <text:p>-1.70626445028334</text:p>
          </table:table-cell>
          <table:table-cell office:value-type="float" office:value="-2.2131253237455" calcext:value-type="float">
            <text:p>-2.2131253237455</text:p>
          </table:table-cell>
          <table:table-cell office:value-type="float" office:value="-1.19940357682119" calcext:value-type="float">
            <text:p>-1.19940357682119</text:p>
          </table:table-cell>
          <table:table-cell office:value-type="float" office:value="0.181542689280919" calcext:value-type="float">
            <text:p>0.181542689280919</text:p>
          </table:table-cell>
          <table:table-cell office:value-type="float" office:value="0.109358333674793" calcext:value-type="float">
            <text:p>0.109358333674793</text:p>
          </table:table-cell>
          <table:table-cell office:value-type="float" office:value="0.301373904702657" calcext:value-type="float">
            <text:p>0.301373904702657</text:p>
          </table:table-cell>
          <table:table-cell office:value-type="float" office:value="0.818457310719081" calcext:value-type="float">
            <text:p>0.818457310719081</text:p>
          </table:table-cell>
          <table:table-cell office:value-type="float" office:value="0.890641666325207" calcext:value-type="float">
            <text:p>0.890641666325207</text:p>
          </table:table-cell>
          <table:table-cell office:value-type="float" office:value="0.698626095297343" calcext:value-type="float">
            <text:p>0.698626095297343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0.115465301022779" calcext:value-type="float">
            <text:p>0.115465301022779</text:p>
          </table:table-cell>
          <table:table-cell office:value-type="float" office:value="-0.0414554468150459" calcext:value-type="float">
            <text:p>-0.0414554468150459</text:p>
          </table:table-cell>
          <table:table-cell office:value-type="float" office:value="0.272386048860605" calcext:value-type="float">
            <text:p>0.272386048860605</text:p>
          </table:table-cell>
          <table:table-cell office:value-type="float" office:value="1.12239556789434" calcext:value-type="float">
            <text:p>1.12239556789434</text:p>
          </table:table-cell>
          <table:table-cell office:value-type="float" office:value="0.959392078362007" calcext:value-type="float">
            <text:p>0.959392078362007</text:p>
          </table:table-cell>
          <table:table-cell office:value-type="float" office:value="1.31309382184986" calcext:value-type="float">
            <text:p>1.31309382184986</text:p>
          </table:table-cell>
          <table:table-cell office:value-type="float" office:value="-0.122395567894336" calcext:value-type="float">
            <text:p>-0.122395567894336</text:p>
          </table:table-cell>
          <table:table-cell office:value-type="float" office:value="0.0406079216379928" calcext:value-type="float">
            <text:p>0.0406079216379928</text:p>
          </table:table-cell>
          <table:table-cell office:value-type="float" office:value="-0.31309382184986" calcext:value-type="float">
            <text:p>-0.31309382184986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0.899416365959764" calcext:value-type="float">
            <text:p>-0.899416365959764</text:p>
          </table:table-cell>
          <table:table-cell office:value-type="float" office:value="-1.20442082280365" calcext:value-type="float">
            <text:p>-1.20442082280365</text:p>
          </table:table-cell>
          <table:table-cell office:value-type="float" office:value="-0.594411909115883" calcext:value-type="float">
            <text:p>-0.594411909115883</text:p>
          </table:table-cell>
          <table:table-cell office:value-type="float" office:value="0.40680701689187" calcext:value-type="float">
            <text:p>0.40680701689187</text:p>
          </table:table-cell>
          <table:table-cell office:value-type="float" office:value="0.299865624560275" calcext:value-type="float">
            <text:p>0.299865624560275</text:p>
          </table:table-cell>
          <table:table-cell office:value-type="float" office:value="0.551887030182738" calcext:value-type="float">
            <text:p>0.551887030182738</text:p>
          </table:table-cell>
          <table:table-cell office:value-type="float" office:value="0.59319298310813" calcext:value-type="float">
            <text:p>0.59319298310813</text:p>
          </table:table-cell>
          <table:table-cell office:value-type="float" office:value="0.700134375439725" calcext:value-type="float">
            <text:p>0.700134375439725</text:p>
          </table:table-cell>
          <table:table-cell office:value-type="float" office:value="0.448112969817262" calcext:value-type="float">
            <text:p>0.448112969817262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0.236218540023994" calcext:value-type="float">
            <text:p>-0.236218540023994</text:p>
          </table:table-cell>
          <table:table-cell office:value-type="float" office:value="-0.579293365117082" calcext:value-type="float">
            <text:p>-0.579293365117082</text:p>
          </table:table-cell>
          <table:table-cell office:value-type="float" office:value="0.106856285069094" calcext:value-type="float">
            <text:p>0.106856285069094</text:p>
          </table:table-cell>
          <table:table-cell office:value-type="float" office:value="0.789608094103858" calcext:value-type="float">
            <text:p>0.789608094103858</text:p>
          </table:table-cell>
          <table:table-cell office:value-type="float" office:value="0.560294150102864" calcext:value-type="float">
            <text:p>0.560294150102864</text:p>
          </table:table-cell>
          <table:table-cell office:value-type="float" office:value="1.11277432070255" calcext:value-type="float">
            <text:p>1.11277432070255</text:p>
          </table:table-cell>
          <table:table-cell office:value-type="float" office:value="0.210391905896142" calcext:value-type="float">
            <text:p>0.210391905896142</text:p>
          </table:table-cell>
          <table:table-cell office:value-type="float" office:value="0.439705849897136" calcext:value-type="float">
            <text:p>0.439705849897136</text:p>
          </table:table-cell>
          <table:table-cell office:value-type="float" office:value="-0.112774320702551" calcext:value-type="float">
            <text:p>-0.112774320702551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263923243123173" calcext:value-type="float">
            <text:p>-0.263923243123173</text:p>
          </table:table-cell>
          <table:table-cell office:value-type="float" office:value="-0.483977276955568" calcext:value-type="float">
            <text:p>-0.483977276955568</text:p>
          </table:table-cell>
          <table:table-cell office:value-type="float" office:value="-0.0438692092907767" calcext:value-type="float">
            <text:p>-0.0438692092907767</text:p>
          </table:table-cell>
          <table:table-cell office:value-type="float" office:value="0.768032489169458" calcext:value-type="float">
            <text:p>0.768032489169458</text:p>
          </table:table-cell>
          <table:table-cell office:value-type="float" office:value="0.616327206583674" calcext:value-type="float">
            <text:p>0.616327206583674</text:p>
          </table:table-cell>
          <table:table-cell office:value-type="float" office:value="0.957079126345123" calcext:value-type="float">
            <text:p>0.957079126345123</text:p>
          </table:table-cell>
          <table:table-cell office:value-type="float" office:value="0.231967510830542" calcext:value-type="float">
            <text:p>0.231967510830542</text:p>
          </table:table-cell>
          <table:table-cell office:value-type="float" office:value="0.383672793416326" calcext:value-type="float">
            <text:p>0.383672793416326</text:p>
          </table:table-cell>
          <table:table-cell office:value-type="float" office:value="0.042920873654877" calcext:value-type="float">
            <text:p>0.042920873654877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336434464849088" calcext:value-type="float">
            <text:p>-0.336434464849088</text:p>
          </table:table-cell>
          <table:table-cell office:value-type="float" office:value="-0.562234821023148" calcext:value-type="float">
            <text:p>-0.562234821023148</text:p>
          </table:table-cell>
          <table:table-cell office:value-type="float" office:value="-0.110634108675028" calcext:value-type="float">
            <text:p>-0.110634108675028</text:p>
          </table:table-cell>
          <table:table-cell office:value-type="float" office:value="0.714312694632491" calcext:value-type="float">
            <text:p>0.714312694632491</text:p>
          </table:table-cell>
          <table:table-cell office:value-type="float" office:value="0.569933939192717" calcext:value-type="float">
            <text:p>0.569933939192717</text:p>
          </table:table-cell>
          <table:table-cell office:value-type="float" office:value="0.895266259166569" calcext:value-type="float">
            <text:p>0.895266259166569</text:p>
          </table:table-cell>
          <table:table-cell office:value-type="float" office:value="0.285687305367509" calcext:value-type="float">
            <text:p>0.285687305367509</text:p>
          </table:table-cell>
          <table:table-cell office:value-type="float" office:value="0.430066060807283" calcext:value-type="float">
            <text:p>0.430066060807283</text:p>
          </table:table-cell>
          <table:table-cell office:value-type="float" office:value="0.104733740833431" calcext:value-type="float">
            <text:p>0.104733740833431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169279907265431" calcext:value-type="float">
            <text:p>-0.169279907265431</text:p>
          </table:table-cell>
          <table:table-cell office:value-type="float" office:value="-0.37840745349704" calcext:value-type="float">
            <text:p>-0.37840745349704</text:p>
          </table:table-cell>
          <table:table-cell office:value-type="float" office:value="0.039847638966177" calcext:value-type="float">
            <text:p>0.039847638966177</text:p>
          </table:table-cell>
          <table:table-cell office:value-type="float" office:value="0.844272552287993" calcext:value-type="float">
            <text:p>0.844272552287993</text:p>
          </table:table-cell>
          <table:table-cell office:value-type="float" office:value="0.68495135797479" calcext:value-type="float">
            <text:p>0.68495135797479</text:p>
          </table:table-cell>
          <table:table-cell office:value-type="float" office:value="1.04065220726684" calcext:value-type="float">
            <text:p>1.04065220726684</text:p>
          </table:table-cell>
          <table:table-cell office:value-type="float" office:value="0.155727447712007" calcext:value-type="float">
            <text:p>0.155727447712007</text:p>
          </table:table-cell>
          <table:table-cell office:value-type="float" office:value="0.31504864202521" calcext:value-type="float">
            <text:p>0.31504864202521</text:p>
          </table:table-cell>
          <table:table-cell office:value-type="float" office:value="-0.0406522072668352" calcext:value-type="float">
            <text:p>-0.0406522072668352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0.0224839676735822" calcext:value-type="float">
            <text:p>0.0224839676735822</text:p>
          </table:table-cell>
          <table:table-cell office:value-type="float" office:value="-0.176476609460596" calcext:value-type="float">
            <text:p>-0.176476609460596</text:p>
          </table:table-cell>
          <table:table-cell office:value-type="float" office:value="0.221444544807761" calcext:value-type="float">
            <text:p>0.221444544807761</text:p>
          </table:table-cell>
          <table:table-cell office:value-type="float" office:value="1.02273863715333" calcext:value-type="float">
            <text:p>1.02273863715333</text:p>
          </table:table-cell>
          <table:table-cell office:value-type="float" office:value="0.838218385306055" calcext:value-type="float">
            <text:p>0.838218385306055</text:p>
          </table:table-cell>
          <table:table-cell office:value-type="float" office:value="1.24787804498507" calcext:value-type="float">
            <text:p>1.24787804498507</text:p>
          </table:table-cell>
          <table:table-cell office:value-type="float" office:value="-0.0227386371533342" calcext:value-type="float">
            <text:p>-0.0227386371533342</text:p>
          </table:table-cell>
          <table:table-cell office:value-type="float" office:value="0.161781614693945" calcext:value-type="float">
            <text:p>0.161781614693945</text:p>
          </table:table-cell>
          <table:table-cell office:value-type="float" office:value="-0.247878044985067" calcext:value-type="float">
            <text:p>-0.247878044985067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563780676091753" calcext:value-type="float">
            <text:p>0.563780676091753</text:p>
          </table:table-cell>
          <table:table-cell office:value-type="float" office:value="0.387989867725548" calcext:value-type="float">
            <text:p>0.387989867725548</text:p>
          </table:table-cell>
          <table:table-cell office:value-type="float" office:value="0.739571484457959" calcext:value-type="float">
            <text:p>0.739571484457959</text:p>
          </table:table-cell>
          <table:table-cell office:value-type="float" office:value="1.75730375337379" calcext:value-type="float">
            <text:p>1.75730375337379</text:p>
          </table:table-cell>
          <table:table-cell office:value-type="float" office:value="1.47401484908948" calcext:value-type="float">
            <text:p>1.47401484908948</text:p>
          </table:table-cell>
          <table:table-cell office:value-type="float" office:value="2.09503756595748" calcext:value-type="float">
            <text:p>2.09503756595748</text:p>
          </table:table-cell>
          <table:table-cell office:value-type="float" office:value="-0.757303753373789" calcext:value-type="float">
            <text:p>-0.757303753373789</text:p>
          </table:table-cell>
          <table:table-cell office:value-type="float" office:value="-0.47401484908948" calcext:value-type="float">
            <text:p>-0.47401484908948</text:p>
          </table:table-cell>
          <table:table-cell office:value-type="float" office:value="-1.09503756595748" calcext:value-type="float">
            <text:p>-1.09503756595748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906891512845837" calcext:value-type="float">
            <text:p>0.906891512845837</text:p>
          </table:table-cell>
          <table:table-cell office:value-type="float" office:value="0.734734249510976" calcext:value-type="float">
            <text:p>0.734734249510976</text:p>
          </table:table-cell>
          <table:table-cell office:value-type="float" office:value="1.0790487761807" calcext:value-type="float">
            <text:p>1.0790487761807</text:p>
          </table:table-cell>
          <table:table-cell office:value-type="float" office:value="2.4766120388982" calcext:value-type="float">
            <text:p>2.4766120388982</text:p>
          </table:table-cell>
          <table:table-cell office:value-type="float" office:value="2.08492784828098" calcext:value-type="float">
            <text:p>2.08492784828098</text:p>
          </table:table-cell>
          <table:table-cell office:value-type="float" office:value="2.94187983352645" calcext:value-type="float">
            <text:p>2.94187983352645</text:p>
          </table:table-cell>
          <table:table-cell office:value-type="float" office:value="-1.4766120388982" calcext:value-type="float">
            <text:p>-1.4766120388982</text:p>
          </table:table-cell>
          <table:table-cell office:value-type="float" office:value="-1.08492784828098" calcext:value-type="float">
            <text:p>-1.08492784828098</text:p>
          </table:table-cell>
          <table:table-cell office:value-type="float" office:value="-1.94187983352645" calcext:value-type="float">
            <text:p>-1.94187983352645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30265575015508" calcext:value-type="float">
            <text:p>1.30265575015508</text:p>
          </table:table-cell>
          <table:table-cell office:value-type="float" office:value="1.14063518766301" calcext:value-type="float">
            <text:p>1.14063518766301</text:p>
          </table:table-cell>
          <table:table-cell office:value-type="float" office:value="1.46467631264714" calcext:value-type="float">
            <text:p>1.46467631264714</text:p>
          </table:table-cell>
          <table:table-cell office:value-type="float" office:value="3.67905435406685" calcext:value-type="float">
            <text:p>3.67905435406685</text:p>
          </table:table-cell>
          <table:table-cell office:value-type="float" office:value="3.12875508077862" calcext:value-type="float">
            <text:p>3.12875508077862</text:p>
          </table:table-cell>
          <table:table-cell office:value-type="float" office:value="4.32614269596642" calcext:value-type="float">
            <text:p>4.32614269596642</text:p>
          </table:table-cell>
          <table:table-cell office:value-type="float" office:value="-2.67905435406685" calcext:value-type="float">
            <text:p>-2.67905435406685</text:p>
          </table:table-cell>
          <table:table-cell office:value-type="float" office:value="-2.12875508077862" calcext:value-type="float">
            <text:p>-2.12875508077862</text:p>
          </table:table-cell>
          <table:table-cell office:value-type="float" office:value="-3.32614269596642" calcext:value-type="float">
            <text:p>-3.32614269596642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66718462093522" calcext:value-type="float">
            <text:p>1.66718462093522</text:p>
          </table:table-cell>
          <table:table-cell office:value-type="float" office:value="1.51109982134762" calcext:value-type="float">
            <text:p>1.51109982134762</text:p>
          </table:table-cell>
          <table:table-cell office:value-type="float" office:value="1.82326942052282" calcext:value-type="float">
            <text:p>1.82326942052282</text:p>
          </table:table-cell>
          <table:table-cell office:value-type="float" office:value="5.29723306450807" calcext:value-type="float">
            <text:p>5.29723306450807</text:p>
          </table:table-cell>
          <table:table-cell office:value-type="float" office:value="4.53171212826334" calcext:value-type="float">
            <text:p>4.53171212826334</text:p>
          </table:table-cell>
          <table:table-cell office:value-type="float" office:value="6.19206987237979" calcext:value-type="float">
            <text:p>6.19206987237979</text:p>
          </table:table-cell>
          <table:table-cell office:value-type="float" office:value="-4.29723306450807" calcext:value-type="float">
            <text:p>-4.29723306450807</text:p>
          </table:table-cell>
          <table:table-cell office:value-type="float" office:value="-3.53171212826334" calcext:value-type="float">
            <text:p>-3.53171212826334</text:p>
          </table:table-cell>
          <table:table-cell office:value-type="float" office:value="-5.19206987237979" calcext:value-type="float">
            <text:p>-5.19206987237979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20981830054614" calcext:value-type="float">
            <text:p>2.20981830054614</text:p>
          </table:table-cell>
          <table:table-cell office:value-type="float" office:value="2.06142982899082" calcext:value-type="float">
            <text:p>2.06142982899082</text:p>
          </table:table-cell>
          <table:table-cell office:value-type="float" office:value="2.35820677210146" calcext:value-type="float">
            <text:p>2.35820677210146</text:p>
          </table:table-cell>
          <table:table-cell office:value-type="float" office:value="9.11406022281732" calcext:value-type="float">
            <text:p>9.11406022281732</text:p>
          </table:table-cell>
          <table:table-cell office:value-type="float" office:value="7.85719622943147" calcext:value-type="float">
            <text:p>7.85719622943147</text:p>
          </table:table-cell>
          <table:table-cell office:value-type="float" office:value="10.5719764811259" calcext:value-type="float">
            <text:p>10.5719764811259</text:p>
          </table:table-cell>
          <table:table-cell office:value-type="float" office:value="-8.11406022281732" calcext:value-type="float">
            <text:p>-8.11406022281732</text:p>
          </table:table-cell>
          <table:table-cell office:value-type="float" office:value="-6.85719622943147" calcext:value-type="float">
            <text:p>-6.85719622943147</text:p>
          </table:table-cell>
          <table:table-cell office:value-type="float" office:value="-9.57197648112593" calcext:value-type="float">
            <text:p>-9.57197648112593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2.77569175553321" calcext:value-type="float">
            <text:p>2.77569175553321</text:p>
          </table:table-cell>
          <table:table-cell office:value-type="float" office:value="2.63074322936447" calcext:value-type="float">
            <text:p>2.63074322936447</text:p>
          </table:table-cell>
          <table:table-cell office:value-type="float" office:value="2.92064028170196" calcext:value-type="float">
            <text:p>2.92064028170196</text:p>
          </table:table-cell>
          <table:table-cell office:value-type="float" office:value="16.0497256429578" calcext:value-type="float">
            <text:p>16.0497256429578</text:p>
          </table:table-cell>
          <table:table-cell office:value-type="float" office:value="13.8840851281317" calcext:value-type="float">
            <text:p>13.8840851281317</text:p>
          </table:table-cell>
          <table:table-cell office:value-type="float" office:value="18.5531629082486" calcext:value-type="float">
            <text:p>18.5531629082486</text:p>
          </table:table-cell>
          <table:table-cell office:value-type="float" office:value="-15.0497256429578" calcext:value-type="float">
            <text:p>-15.0497256429578</text:p>
          </table:table-cell>
          <table:table-cell office:value-type="float" office:value="-12.8840851281317" calcext:value-type="float">
            <text:p>-12.8840851281317</text:p>
          </table:table-cell>
          <table:table-cell office:value-type="float" office:value="-17.5531629082486" calcext:value-type="float">
            <text:p>-17.5531629082486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47801700837685" calcext:value-type="float">
            <text:p>3.47801700837685</text:p>
          </table:table-cell>
          <table:table-cell office:value-type="float" office:value="3.33405829740363" calcext:value-type="float">
            <text:p>3.33405829740363</text:p>
          </table:table-cell>
          <table:table-cell office:value-type="float" office:value="3.62197571935007" calcext:value-type="float">
            <text:p>3.62197571935007</text:p>
          </table:table-cell>
          <table:table-cell office:value-type="float" office:value="32.3954184966984" calcext:value-type="float">
            <text:p>32.3954184966984</text:p>
          </table:table-cell>
          <table:table-cell office:value-type="float" office:value="28.0519541835183" calcext:value-type="float">
            <text:p>28.0519541835183</text:p>
          </table:table-cell>
          <table:table-cell office:value-type="float" office:value="37.4114092982811" calcext:value-type="float">
            <text:p>37.4114092982811</text:p>
          </table:table-cell>
          <table:table-cell office:value-type="float" office:value="-31.3954184966984" calcext:value-type="float">
            <text:p>-31.3954184966984</text:p>
          </table:table-cell>
          <table:table-cell office:value-type="float" office:value="-27.0519541835183" calcext:value-type="float">
            <text:p>-27.0519541835183</text:p>
          </table:table-cell>
          <table:table-cell office:value-type="float" office:value="-36.4114092982811" calcext:value-type="float">
            <text:p>-36.4114092982811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3.9678534027478" calcext:value-type="float">
            <text:p>3.9678534027478</text:p>
          </table:table-cell>
          <table:table-cell office:value-type="float" office:value="3.82674745294919" calcext:value-type="float">
            <text:p>3.82674745294919</text:p>
          </table:table-cell>
          <table:table-cell office:value-type="float" office:value="4.10895935254642" calcext:value-type="float">
            <text:p>4.10895935254642</text:p>
          </table:table-cell>
          <table:table-cell office:value-type="float" office:value="52.8709163772401" calcext:value-type="float">
            <text:p>52.8709163772401</text:p>
          </table:table-cell>
          <table:table-cell office:value-type="float" office:value="45.9129610466136" calcext:value-type="float">
            <text:p>45.9129610466136</text:p>
          </table:table-cell>
          <table:table-cell office:value-type="float" office:value="60.8833265127711" calcext:value-type="float">
            <text:p>60.8833265127711</text:p>
          </table:table-cell>
          <table:table-cell office:value-type="float" office:value="-51.8709163772401" calcext:value-type="float">
            <text:p>-51.8709163772401</text:p>
          </table:table-cell>
          <table:table-cell office:value-type="float" office:value="-44.9129610466136" calcext:value-type="float">
            <text:p>-44.9129610466136</text:p>
          </table:table-cell>
          <table:table-cell office:value-type="float" office:value="-59.8833265127711" calcext:value-type="float">
            <text:p>-59.8833265127711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361310197228474" calcext:value-type="float">
            <text:p>0.361310197228474</text:p>
          </table:table-cell>
          <table:table-cell office:value-type="float" office:value="0.328882801468445" calcext:value-type="float">
            <text:p>0.328882801468445</text:p>
          </table:table-cell>
          <table:table-cell office:value-type="float" office:value="0.393737592988503" calcext:value-type="float">
            <text:p>0.393737592988503</text:p>
          </table:table-cell>
          <table:table-cell office:value-type="float" office:value="1.43520858956291" calcext:value-type="float">
            <text:p>1.43520858956291</text:p>
          </table:table-cell>
          <table:table-cell office:value-type="float" office:value="1.38941500864635" calcext:value-type="float">
            <text:p>1.38941500864635</text:p>
          </table:table-cell>
          <table:table-cell office:value-type="float" office:value="1.48251147622333" calcext:value-type="float">
            <text:p>1.48251147622333</text:p>
          </table:table-cell>
          <table:table-cell office:value-type="float" office:value="-0.43520858956291" calcext:value-type="float">
            <text:p>-0.43520858956291</text:p>
          </table:table-cell>
          <table:table-cell office:value-type="float" office:value="-0.389415008646353" calcext:value-type="float">
            <text:p>-0.389415008646353</text:p>
          </table:table-cell>
          <table:table-cell office:value-type="float" office:value="-0.482511476223331" calcext:value-type="float">
            <text:p>-0.482511476223331</text:p>
          </table:table-cell>
        </table:table-row>
      </table:table>
      <table:table table:name="ProxyBA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0488808599250075" calcext:value-type="float">
            <text:p>-0.0488808599250075</text:p>
          </table:table-cell>
          <table:table-cell office:value-type="float" office:value="-0.207539833428093" calcext:value-type="float">
            <text:p>-0.207539833428093</text:p>
          </table:table-cell>
          <table:table-cell office:value-type="float" office:value="0.109778113578078" calcext:value-type="float">
            <text:p>0.109778113578078</text:p>
          </table:table-cell>
          <table:table-cell office:value-type="float" office:value="0.952294579387772" calcext:value-type="float">
            <text:p>0.952294579387772</text:p>
          </table:table-cell>
          <table:table-cell office:value-type="float" office:value="0.812580873246643" calcext:value-type="float">
            <text:p>0.812580873246643</text:p>
          </table:table-cell>
          <table:table-cell office:value-type="float" office:value="1.1160304109891" calcext:value-type="float">
            <text:p>1.1160304109891</text:p>
          </table:table-cell>
          <table:table-cell office:value-type="float" office:value="0.0477054206122284" calcext:value-type="float">
            <text:p>0.0477054206122284</text:p>
          </table:table-cell>
          <table:table-cell office:value-type="float" office:value="0.187419126753357" calcext:value-type="float">
            <text:p>0.187419126753357</text:p>
          </table:table-cell>
          <table:table-cell office:value-type="float" office:value="-0.1160304109891" calcext:value-type="float">
            <text:p>-0.1160304109891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1.97924987966216" calcext:value-type="float">
            <text:p>-1.97924987966216</text:p>
          </table:table-cell>
          <table:table-cell office:value-type="float" office:value="-2.06544439628432" calcext:value-type="float">
            <text:p>-2.06544439628432</text:p>
          </table:table-cell>
          <table:table-cell office:value-type="float" office:value="-1.89305536303999" calcext:value-type="float">
            <text:p>-1.89305536303999</text:p>
          </table:table-cell>
          <table:table-cell office:value-type="float" office:value="0.13817284470798" calcext:value-type="float">
            <text:p>0.13817284470798</text:p>
          </table:table-cell>
          <table:table-cell office:value-type="float" office:value="0.126761945511577" calcext:value-type="float">
            <text:p>0.126761945511577</text:p>
          </table:table-cell>
          <table:table-cell office:value-type="float" office:value="0.150610934043703" calcext:value-type="float">
            <text:p>0.150610934043703</text:p>
          </table:table-cell>
          <table:table-cell office:value-type="float" office:value="0.86182715529202" calcext:value-type="float">
            <text:p>0.86182715529202</text:p>
          </table:table-cell>
          <table:table-cell office:value-type="float" office:value="0.873238054488423" calcext:value-type="float">
            <text:p>0.873238054488423</text:p>
          </table:table-cell>
          <table:table-cell office:value-type="float" office:value="0.849389065956297" calcext:value-type="float">
            <text:p>0.849389065956297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1.74771127455202" calcext:value-type="float">
            <text:p>-1.74771127455202</text:p>
          </table:table-cell>
          <table:table-cell office:value-type="float" office:value="-1.80469037314051" calcext:value-type="float">
            <text:p>-1.80469037314051</text:p>
          </table:table-cell>
          <table:table-cell office:value-type="float" office:value="-1.69073217596352" calcext:value-type="float">
            <text:p>-1.69073217596352</text:p>
          </table:table-cell>
          <table:table-cell office:value-type="float" office:value="0.174172119781355" calcext:value-type="float">
            <text:p>0.174172119781355</text:p>
          </table:table-cell>
          <table:table-cell office:value-type="float" office:value="0.164525390171408" calcext:value-type="float">
            <text:p>0.164525390171408</text:p>
          </table:table-cell>
          <table:table-cell office:value-type="float" office:value="0.184384472679418" calcext:value-type="float">
            <text:p>0.184384472679418</text:p>
          </table:table-cell>
          <table:table-cell office:value-type="float" office:value="0.825827880218646" calcext:value-type="float">
            <text:p>0.825827880218646</text:p>
          </table:table-cell>
          <table:table-cell office:value-type="float" office:value="0.835474609828592" calcext:value-type="float">
            <text:p>0.835474609828592</text:p>
          </table:table-cell>
          <table:table-cell office:value-type="float" office:value="0.815615527320582" calcext:value-type="float">
            <text:p>0.815615527320582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1.27404946199765" calcext:value-type="float">
            <text:p>-1.27404946199765</text:p>
          </table:table-cell>
          <table:table-cell office:value-type="float" office:value="-1.35838724986167" calcext:value-type="float">
            <text:p>-1.35838724986167</text:p>
          </table:table-cell>
          <table:table-cell office:value-type="float" office:value="-1.18971167413363" calcext:value-type="float">
            <text:p>-1.18971167413363</text:p>
          </table:table-cell>
          <table:table-cell office:value-type="float" office:value="0.279696704251824" calcext:value-type="float">
            <text:p>0.279696704251824</text:p>
          </table:table-cell>
          <table:table-cell office:value-type="float" office:value="0.257075040619193" calcext:value-type="float">
            <text:p>0.257075040619193</text:p>
          </table:table-cell>
          <table:table-cell office:value-type="float" office:value="0.30430899157268" calcext:value-type="float">
            <text:p>0.30430899157268</text:p>
          </table:table-cell>
          <table:table-cell office:value-type="float" office:value="0.720303295748176" calcext:value-type="float">
            <text:p>0.720303295748176</text:p>
          </table:table-cell>
          <table:table-cell office:value-type="float" office:value="0.742924959380807" calcext:value-type="float">
            <text:p>0.742924959380807</text:p>
          </table:table-cell>
          <table:table-cell office:value-type="float" office:value="0.69569100842732" calcext:value-type="float">
            <text:p>0.69569100842732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1.24700918824325" calcext:value-type="float">
            <text:p>-1.24700918824325</text:p>
          </table:table-cell>
          <table:table-cell office:value-type="float" office:value="-1.6857619223014" calcext:value-type="float">
            <text:p>-1.6857619223014</text:p>
          </table:table-cell>
          <table:table-cell office:value-type="float" office:value="-0.8082564541851" calcext:value-type="float">
            <text:p>-0.8082564541851</text:p>
          </table:table-cell>
          <table:table-cell office:value-type="float" office:value="0.287362961439674" calcext:value-type="float">
            <text:p>0.287362961439674</text:p>
          </table:table-cell>
          <table:table-cell office:value-type="float" office:value="0.185303191521544" calcext:value-type="float">
            <text:p>0.185303191521544</text:p>
          </table:table-cell>
          <table:table-cell office:value-type="float" office:value="0.445634373209266" calcext:value-type="float">
            <text:p>0.445634373209266</text:p>
          </table:table-cell>
          <table:table-cell office:value-type="float" office:value="0.712637038560326" calcext:value-type="float">
            <text:p>0.712637038560326</text:p>
          </table:table-cell>
          <table:table-cell office:value-type="float" office:value="0.814696808478456" calcext:value-type="float">
            <text:p>0.814696808478456</text:p>
          </table:table-cell>
          <table:table-cell office:value-type="float" office:value="0.554365626790734" calcext:value-type="float">
            <text:p>0.554365626790734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692579895947341" calcext:value-type="float">
            <text:p>-0.692579895947341</text:p>
          </table:table-cell>
          <table:table-cell office:value-type="float" office:value="-0.860599347238944" calcext:value-type="float">
            <text:p>-0.860599347238944</text:p>
          </table:table-cell>
          <table:table-cell office:value-type="float" office:value="-0.524560444655738" calcext:value-type="float">
            <text:p>-0.524560444655738</text:p>
          </table:table-cell>
          <table:table-cell office:value-type="float" office:value="0.500283722774475" calcext:value-type="float">
            <text:p>0.500283722774475</text:p>
          </table:table-cell>
          <table:table-cell office:value-type="float" office:value="0.422908537280435" calcext:value-type="float">
            <text:p>0.422908537280435</text:p>
          </table:table-cell>
          <table:table-cell office:value-type="float" office:value="0.591815442843904" calcext:value-type="float">
            <text:p>0.591815442843904</text:p>
          </table:table-cell>
          <table:table-cell office:value-type="float" office:value="0.499716277225525" calcext:value-type="float">
            <text:p>0.499716277225525</text:p>
          </table:table-cell>
          <table:table-cell office:value-type="float" office:value="0.577091462719565" calcext:value-type="float">
            <text:p>0.577091462719565</text:p>
          </table:table-cell>
          <table:table-cell office:value-type="float" office:value="0.408184557156096" calcext:value-type="float">
            <text:p>0.408184557156096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529245903708498" calcext:value-type="float">
            <text:p>-0.529245903708498</text:p>
          </table:table-cell>
          <table:table-cell office:value-type="float" office:value="-0.670897791858549" calcext:value-type="float">
            <text:p>-0.670897791858549</text:p>
          </table:table-cell>
          <table:table-cell office:value-type="float" office:value="-0.387594015558446" calcext:value-type="float">
            <text:p>-0.387594015558446</text:p>
          </table:table-cell>
          <table:table-cell office:value-type="float" office:value="0.589049001903635" calcext:value-type="float">
            <text:p>0.589049001903635</text:p>
          </table:table-cell>
          <table:table-cell office:value-type="float" office:value="0.511249376156043" calcext:value-type="float">
            <text:p>0.511249376156043</text:p>
          </table:table-cell>
          <table:table-cell office:value-type="float" office:value="0.678687824037097" calcext:value-type="float">
            <text:p>0.678687824037097</text:p>
          </table:table-cell>
          <table:table-cell office:value-type="float" office:value="0.410950998096365" calcext:value-type="float">
            <text:p>0.410950998096365</text:p>
          </table:table-cell>
          <table:table-cell office:value-type="float" office:value="0.488750623843957" calcext:value-type="float">
            <text:p>0.488750623843957</text:p>
          </table:table-cell>
          <table:table-cell office:value-type="float" office:value="0.321312175962903" calcext:value-type="float">
            <text:p>0.321312175962903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443076116876721" calcext:value-type="float">
            <text:p>-0.443076116876721</text:p>
          </table:table-cell>
          <table:table-cell office:value-type="float" office:value="-0.574193593893413" calcext:value-type="float">
            <text:p>-0.574193593893413</text:p>
          </table:table-cell>
          <table:table-cell office:value-type="float" office:value="-0.311958639860029" calcext:value-type="float">
            <text:p>-0.311958639860029</text:p>
          </table:table-cell>
          <table:table-cell office:value-type="float" office:value="0.642058333752738" calcext:value-type="float">
            <text:p>0.642058333752738</text:p>
          </table:table-cell>
          <table:table-cell office:value-type="float" office:value="0.56315882045946" calcext:value-type="float">
            <text:p>0.56315882045946</text:p>
          </table:table-cell>
          <table:table-cell office:value-type="float" office:value="0.732011803712871" calcext:value-type="float">
            <text:p>0.732011803712871</text:p>
          </table:table-cell>
          <table:table-cell office:value-type="float" office:value="0.357941666247262" calcext:value-type="float">
            <text:p>0.357941666247262</text:p>
          </table:table-cell>
          <table:table-cell office:value-type="float" office:value="0.43684117954054" calcext:value-type="float">
            <text:p>0.43684117954054</text:p>
          </table:table-cell>
          <table:table-cell office:value-type="float" office:value="0.267988196287129" calcext:value-type="float">
            <text:p>0.267988196287129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346480413477927" calcext:value-type="float">
            <text:p>-0.346480413477927</text:p>
          </table:table-cell>
          <table:table-cell office:value-type="float" office:value="-0.430789169938503" calcext:value-type="float">
            <text:p>-0.430789169938503</text:p>
          </table:table-cell>
          <table:table-cell office:value-type="float" office:value="-0.262171657017352" calcext:value-type="float">
            <text:p>-0.262171657017352</text:p>
          </table:table-cell>
          <table:table-cell office:value-type="float" office:value="0.707172670204739" calcext:value-type="float">
            <text:p>0.707172670204739</text:p>
          </table:table-cell>
          <table:table-cell office:value-type="float" office:value="0.649995935012779" calcext:value-type="float">
            <text:p>0.649995935012779</text:p>
          </table:table-cell>
          <table:table-cell office:value-type="float" office:value="0.769378943077035" calcext:value-type="float">
            <text:p>0.769378943077035</text:p>
          </table:table-cell>
          <table:table-cell office:value-type="float" office:value="0.292827329795261" calcext:value-type="float">
            <text:p>0.292827329795261</text:p>
          </table:table-cell>
          <table:table-cell office:value-type="float" office:value="0.350004064987221" calcext:value-type="float">
            <text:p>0.350004064987221</text:p>
          </table:table-cell>
          <table:table-cell office:value-type="float" office:value="0.230621056922965" calcext:value-type="float">
            <text:p>0.230621056922965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318968427794482" calcext:value-type="float">
            <text:p>-0.318968427794482</text:p>
          </table:table-cell>
          <table:table-cell office:value-type="float" office:value="-0.417461873523166" calcext:value-type="float">
            <text:p>-0.417461873523166</text:p>
          </table:table-cell>
          <table:table-cell office:value-type="float" office:value="-0.220474982065798" calcext:value-type="float">
            <text:p>-0.220474982065798</text:p>
          </table:table-cell>
          <table:table-cell office:value-type="float" office:value="0.726898498732847" calcext:value-type="float">
            <text:p>0.726898498732847</text:p>
          </table:table-cell>
          <table:table-cell office:value-type="float" office:value="0.658716605912693" calcext:value-type="float">
            <text:p>0.658716605912693</text:p>
          </table:table-cell>
          <table:table-cell office:value-type="float" office:value="0.802137706438965" calcext:value-type="float">
            <text:p>0.802137706438965</text:p>
          </table:table-cell>
          <table:table-cell office:value-type="float" office:value="0.273101501267153" calcext:value-type="float">
            <text:p>0.273101501267153</text:p>
          </table:table-cell>
          <table:table-cell office:value-type="float" office:value="0.341283394087307" calcext:value-type="float">
            <text:p>0.341283394087307</text:p>
          </table:table-cell>
          <table:table-cell office:value-type="float" office:value="0.197862293561035" calcext:value-type="float">
            <text:p>0.197862293561035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653881529093008" calcext:value-type="float">
            <text:p>-0.0653881529093008</text:p>
          </table:table-cell>
          <table:table-cell office:value-type="float" office:value="-0.196070228647544" calcext:value-type="float">
            <text:p>-0.196070228647544</text:p>
          </table:table-cell>
          <table:table-cell office:value-type="float" office:value="0.0652939228289423" calcext:value-type="float">
            <text:p>0.0652939228289423</text:p>
          </table:table-cell>
          <table:table-cell office:value-type="float" office:value="0.936703808496698" calcext:value-type="float">
            <text:p>0.936703808496698</text:p>
          </table:table-cell>
          <table:table-cell office:value-type="float" office:value="0.821954507897741" calcext:value-type="float">
            <text:p>0.821954507897741</text:p>
          </table:table-cell>
          <table:table-cell office:value-type="float" office:value="1.06747273288436" calcext:value-type="float">
            <text:p>1.06747273288436</text:p>
          </table:table-cell>
          <table:table-cell office:value-type="float" office:value="0.0632961915033019" calcext:value-type="float">
            <text:p>0.0632961915033019</text:p>
          </table:table-cell>
          <table:table-cell office:value-type="float" office:value="0.178045492102259" calcext:value-type="float">
            <text:p>0.178045492102259</text:p>
          </table:table-cell>
          <table:table-cell office:value-type="float" office:value="-0.0674727328843574" calcext:value-type="float">
            <text:p>-0.0674727328843574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203399182050173" calcext:value-type="float">
            <text:p>0.203399182050173</text:p>
          </table:table-cell>
          <table:table-cell office:value-type="float" office:value="-0.0628373167045773" calcext:value-type="float">
            <text:p>-0.0628373167045773</text:p>
          </table:table-cell>
          <table:table-cell office:value-type="float" office:value="0.469635680804923" calcext:value-type="float">
            <text:p>0.469635680804923</text:p>
          </table:table-cell>
          <table:table-cell office:value-type="float" office:value="1.22556159280536" calcext:value-type="float">
            <text:p>1.22556159280536</text:p>
          </table:table-cell>
          <table:table-cell office:value-type="float" office:value="0.939096236533293" calcext:value-type="float">
            <text:p>0.939096236533293</text:p>
          </table:table-cell>
          <table:table-cell office:value-type="float" office:value="1.59941139079026" calcext:value-type="float">
            <text:p>1.59941139079026</text:p>
          </table:table-cell>
          <table:table-cell office:value-type="float" office:value="-0.225561592805362" calcext:value-type="float">
            <text:p>-0.225561592805362</text:p>
          </table:table-cell>
          <table:table-cell office:value-type="float" office:value="0.0609037634667068" calcext:value-type="float">
            <text:p>0.0609037634667068</text:p>
          </table:table-cell>
          <table:table-cell office:value-type="float" office:value="-0.599411390790262" calcext:value-type="float">
            <text:p>-0.599411390790262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-0.340652465678073" calcext:value-type="float">
            <text:p>-0.340652465678073</text:p>
          </table:table-cell>
          <table:table-cell office:value-type="float" office:value="-2.30451917228288" calcext:value-type="float">
            <text:p>-2.30451917228288</text:p>
          </table:table-cell>
          <table:table-cell office:value-type="float" office:value="1.62321424092673" calcext:value-type="float">
            <text:p>1.62321424092673</text:p>
          </table:table-cell>
          <table:table-cell office:value-type="float" office:value="0.711306068527783" calcext:value-type="float">
            <text:p>0.711306068527783</text:p>
          </table:table-cell>
          <table:table-cell office:value-type="float" office:value="0.0998067789837309" calcext:value-type="float">
            <text:p>0.0998067789837309</text:p>
          </table:table-cell>
          <table:table-cell office:value-type="float" office:value="5.06935829686404" calcext:value-type="float">
            <text:p>5.06935829686404</text:p>
          </table:table-cell>
          <table:table-cell office:value-type="float" office:value="0.288693931472217" calcext:value-type="float">
            <text:p>0.288693931472217</text:p>
          </table:table-cell>
          <table:table-cell office:value-type="float" office:value="0.900193221016269" calcext:value-type="float">
            <text:p>0.900193221016269</text:p>
          </table:table-cell>
          <table:table-cell office:value-type="float" office:value="-4.06935829686404" calcext:value-type="float">
            <text:p>-4.06935829686404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3.32714674492726" calcext:value-type="float">
            <text:p>-3.32714674492726</text:p>
          </table:table-cell>
          <table:table-cell office:value-type="float" office:value="-3.69917744876996" calcext:value-type="float">
            <text:p>-3.69917744876996</text:p>
          </table:table-cell>
          <table:table-cell office:value-type="float" office:value="-2.95511604108455" calcext:value-type="float">
            <text:p>-2.95511604108455</text:p>
          </table:table-cell>
          <table:table-cell office:value-type="float" office:value="0.0358953777619166" calcext:value-type="float">
            <text:p>0.0358953777619166</text:p>
          </table:table-cell>
          <table:table-cell office:value-type="float" office:value="0.0247438712035941" calcext:value-type="float">
            <text:p>0.0247438712035941</text:p>
          </table:table-cell>
          <table:table-cell office:value-type="float" office:value="0.0520726176623304" calcext:value-type="float">
            <text:p>0.0520726176623304</text:p>
          </table:table-cell>
          <table:table-cell office:value-type="float" office:value="0.964104622238083" calcext:value-type="float">
            <text:p>0.964104622238083</text:p>
          </table:table-cell>
          <table:table-cell office:value-type="float" office:value="0.975256128796406" calcext:value-type="float">
            <text:p>0.975256128796406</text:p>
          </table:table-cell>
          <table:table-cell office:value-type="float" office:value="0.94792738233767" calcext:value-type="float">
            <text:p>0.94792738233767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3.10410833386556" calcext:value-type="float">
            <text:p>-3.10410833386556</text:p>
          </table:table-cell>
          <table:table-cell office:value-type="float" office:value="-3.38050045333156" calcext:value-type="float">
            <text:p>-3.38050045333156</text:p>
          </table:table-cell>
          <table:table-cell office:value-type="float" office:value="-2.82771621439956" calcext:value-type="float">
            <text:p>-2.82771621439956</text:p>
          </table:table-cell>
          <table:table-cell office:value-type="float" office:value="0.0448645048890374" calcext:value-type="float">
            <text:p>0.0448645048890374</text:p>
          </table:table-cell>
          <table:table-cell office:value-type="float" office:value="0.0340304198353877" calcext:value-type="float">
            <text:p>0.0340304198353877</text:p>
          </table:table-cell>
          <table:table-cell office:value-type="float" office:value="0.0591477803881031" calcext:value-type="float">
            <text:p>0.0591477803881031</text:p>
          </table:table-cell>
          <table:table-cell office:value-type="float" office:value="0.955135495110963" calcext:value-type="float">
            <text:p>0.955135495110963</text:p>
          </table:table-cell>
          <table:table-cell office:value-type="float" office:value="0.965969580164612" calcext:value-type="float">
            <text:p>0.965969580164612</text:p>
          </table:table-cell>
          <table:table-cell office:value-type="float" office:value="0.940852219611897" calcext:value-type="float">
            <text:p>0.940852219611897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45043727417869" calcext:value-type="float">
            <text:p>-2.45043727417869</text:p>
          </table:table-cell>
          <table:table-cell office:value-type="float" office:value="-2.90253208679463" calcext:value-type="float">
            <text:p>-2.90253208679463</text:p>
          </table:table-cell>
          <table:table-cell office:value-type="float" office:value="-1.99834246156276" calcext:value-type="float">
            <text:p>-1.99834246156276</text:p>
          </table:table-cell>
          <table:table-cell office:value-type="float" office:value="0.0862558607910476" calcext:value-type="float">
            <text:p>0.0862558607910476</text:p>
          </table:table-cell>
          <table:table-cell office:value-type="float" office:value="0.0548840727284052" calcext:value-type="float">
            <text:p>0.0548840727284052</text:p>
          </table:table-cell>
          <table:table-cell office:value-type="float" office:value="0.135559792685611" calcext:value-type="float">
            <text:p>0.135559792685611</text:p>
          </table:table-cell>
          <table:table-cell office:value-type="float" office:value="0.913744139208952" calcext:value-type="float">
            <text:p>0.913744139208952</text:p>
          </table:table-cell>
          <table:table-cell office:value-type="float" office:value="0.945115927271595" calcext:value-type="float">
            <text:p>0.945115927271595</text:p>
          </table:table-cell>
          <table:table-cell office:value-type="float" office:value="0.864440207314389" calcext:value-type="float">
            <text:p>0.864440207314389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3.00573582978422" calcext:value-type="float">
            <text:p>-3.00573582978422</text:p>
          </table:table-cell>
          <table:table-cell office:value-type="float" office:value="-3.98633376521966" calcext:value-type="float">
            <text:p>-3.98633376521966</text:p>
          </table:table-cell>
          <table:table-cell office:value-type="float" office:value="-2.02513789434878" calcext:value-type="float">
            <text:p>-2.02513789434878</text:p>
          </table:table-cell>
          <table:table-cell office:value-type="float" office:value="0.049502315645514" calcext:value-type="float">
            <text:p>0.049502315645514</text:p>
          </table:table-cell>
          <table:table-cell office:value-type="float" office:value="0.0185676628971271" calcext:value-type="float">
            <text:p>0.0185676628971271</text:p>
          </table:table-cell>
          <table:table-cell office:value-type="float" office:value="0.131975643237644" calcext:value-type="float">
            <text:p>0.131975643237644</text:p>
          </table:table-cell>
          <table:table-cell office:value-type="float" office:value="0.950497684354486" calcext:value-type="float">
            <text:p>0.950497684354486</text:p>
          </table:table-cell>
          <table:table-cell office:value-type="float" office:value="0.981432337102873" calcext:value-type="float">
            <text:p>0.981432337102873</text:p>
          </table:table-cell>
          <table:table-cell office:value-type="float" office:value="0.868024356762356" calcext:value-type="float">
            <text:p>0.868024356762356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2.30156804925385" calcext:value-type="float">
            <text:p>-2.30156804925385</text:p>
          </table:table-cell>
          <table:table-cell office:value-type="float" office:value="-2.57802980348984" calcext:value-type="float">
            <text:p>-2.57802980348984</text:p>
          </table:table-cell>
          <table:table-cell office:value-type="float" office:value="-2.02510629501786" calcext:value-type="float">
            <text:p>-2.02510629501786</text:p>
          </table:table-cell>
          <table:table-cell office:value-type="float" office:value="0.100101756110456" calcext:value-type="float">
            <text:p>0.100101756110456</text:p>
          </table:table-cell>
          <table:table-cell office:value-type="float" office:value="0.0759234408627638" calcext:value-type="float">
            <text:p>0.0759234408627638</text:p>
          </table:table-cell>
          <table:table-cell office:value-type="float" office:value="0.13197981364556" calcext:value-type="float">
            <text:p>0.13197981364556</text:p>
          </table:table-cell>
          <table:table-cell office:value-type="float" office:value="0.899898243889544" calcext:value-type="float">
            <text:p>0.899898243889544</text:p>
          </table:table-cell>
          <table:table-cell office:value-type="float" office:value="0.924076559137236" calcext:value-type="float">
            <text:p>0.924076559137236</text:p>
          </table:table-cell>
          <table:table-cell office:value-type="float" office:value="0.86802018635444" calcext:value-type="float">
            <text:p>0.86802018635444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2.20768098770115" calcext:value-type="float">
            <text:p>-2.20768098770115</text:p>
          </table:table-cell>
          <table:table-cell office:value-type="float" office:value="-2.57967368417303" calcext:value-type="float">
            <text:p>-2.57967368417303</text:p>
          </table:table-cell>
          <table:table-cell office:value-type="float" office:value="-1.83568829122928" calcext:value-type="float">
            <text:p>-1.83568829122928</text:p>
          </table:table-cell>
          <table:table-cell office:value-type="float" office:value="0.109955340871823" calcext:value-type="float">
            <text:p>0.109955340871823</text:p>
          </table:table-cell>
          <table:table-cell office:value-type="float" office:value="0.0757987343143543" calcext:value-type="float">
            <text:p>0.0757987343143543</text:p>
          </table:table-cell>
          <table:table-cell office:value-type="float" office:value="0.159503678994138" calcext:value-type="float">
            <text:p>0.159503678994138</text:p>
          </table:table-cell>
          <table:table-cell office:value-type="float" office:value="0.890044659128177" calcext:value-type="float">
            <text:p>0.890044659128177</text:p>
          </table:table-cell>
          <table:table-cell office:value-type="float" office:value="0.924201265685646" calcext:value-type="float">
            <text:p>0.924201265685646</text:p>
          </table:table-cell>
          <table:table-cell office:value-type="float" office:value="0.840496321005862" calcext:value-type="float">
            <text:p>0.840496321005862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1.64405415867987" calcext:value-type="float">
            <text:p>-1.64405415867987</text:p>
          </table:table-cell>
          <table:table-cell office:value-type="float" office:value="-1.98716388196054" calcext:value-type="float">
            <text:p>-1.98716388196054</text:p>
          </table:table-cell>
          <table:table-cell office:value-type="float" office:value="-1.3009444353992" calcext:value-type="float">
            <text:p>-1.3009444353992</text:p>
          </table:table-cell>
          <table:table-cell office:value-type="float" office:value="0.193195208414227" calcext:value-type="float">
            <text:p>0.193195208414227</text:p>
          </table:table-cell>
          <table:table-cell office:value-type="float" office:value="0.137083660086944" calcext:value-type="float">
            <text:p>0.137083660086944</text:p>
          </table:table-cell>
          <table:table-cell office:value-type="float" office:value="0.272274525866495" calcext:value-type="float">
            <text:p>0.272274525866495</text:p>
          </table:table-cell>
          <table:table-cell office:value-type="float" office:value="0.806804791585773" calcext:value-type="float">
            <text:p>0.806804791585773</text:p>
          </table:table-cell>
          <table:table-cell office:value-type="float" office:value="0.862916339913056" calcext:value-type="float">
            <text:p>0.862916339913056</text:p>
          </table:table-cell>
          <table:table-cell office:value-type="float" office:value="0.727725474133505" calcext:value-type="float">
            <text:p>0.727725474133505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60539006259463" calcext:value-type="float">
            <text:p>-1.60539006259463</text:p>
          </table:table-cell>
          <table:table-cell office:value-type="float" office:value="-2.1126617800713" calcext:value-type="float">
            <text:p>-2.1126617800713</text:p>
          </table:table-cell>
          <table:table-cell office:value-type="float" office:value="-1.09811834511795" calcext:value-type="float">
            <text:p>-1.09811834511795</text:p>
          </table:table-cell>
          <table:table-cell office:value-type="float" office:value="0.200811210689778" calcext:value-type="float">
            <text:p>0.200811210689778</text:p>
          </table:table-cell>
          <table:table-cell office:value-type="float" office:value="0.120915686739558" calcext:value-type="float">
            <text:p>0.120915686739558</text:p>
          </table:table-cell>
          <table:table-cell office:value-type="float" office:value="0.333498021853453" calcext:value-type="float">
            <text:p>0.333498021853453</text:p>
          </table:table-cell>
          <table:table-cell office:value-type="float" office:value="0.799188789310222" calcext:value-type="float">
            <text:p>0.799188789310222</text:p>
          </table:table-cell>
          <table:table-cell office:value-type="float" office:value="0.879084313260442" calcext:value-type="float">
            <text:p>0.879084313260442</text:p>
          </table:table-cell>
          <table:table-cell office:value-type="float" office:value="0.666501978146547" calcext:value-type="float">
            <text:p>0.666501978146547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43735932821676" calcext:value-type="float">
            <text:p>-1.43735932821676</text:p>
          </table:table-cell>
          <table:table-cell office:value-type="float" office:value="-2.23822271899369" calcext:value-type="float">
            <text:p>-2.23822271899369</text:p>
          </table:table-cell>
          <table:table-cell office:value-type="float" office:value="-0.636495937439833" calcext:value-type="float">
            <text:p>-0.636495937439833</text:p>
          </table:table-cell>
          <table:table-cell office:value-type="float" office:value="0.237554233922843" calcext:value-type="float">
            <text:p>0.237554233922843</text:p>
          </table:table-cell>
          <table:table-cell office:value-type="float" office:value="0.106647879293417" calcext:value-type="float">
            <text:p>0.106647879293417</text:p>
          </table:table-cell>
          <table:table-cell office:value-type="float" office:value="0.529143330636791" calcext:value-type="float">
            <text:p>0.529143330636791</text:p>
          </table:table-cell>
          <table:table-cell office:value-type="float" office:value="0.762445766077157" calcext:value-type="float">
            <text:p>0.762445766077157</text:p>
          </table:table-cell>
          <table:table-cell office:value-type="float" office:value="0.893352120706583" calcext:value-type="float">
            <text:p>0.893352120706583</text:p>
          </table:table-cell>
          <table:table-cell office:value-type="float" office:value="0.470856669363209" calcext:value-type="float">
            <text:p>0.470856669363209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1.72814051976956" calcext:value-type="float">
            <text:p>-1.72814051976956</text:p>
          </table:table-cell>
          <table:table-cell office:value-type="float" office:value="-3.68857219458652" calcext:value-type="float">
            <text:p>-3.68857219458652</text:p>
          </table:table-cell>
          <table:table-cell office:value-type="float" office:value="0.232291155047404" calcext:value-type="float">
            <text:p>0.232291155047404</text:p>
          </table:table-cell>
          <table:table-cell office:value-type="float" office:value="0.177614373510648" calcext:value-type="float">
            <text:p>0.177614373510648</text:p>
          </table:table-cell>
          <table:table-cell office:value-type="float" office:value="0.0250076826684116" calcext:value-type="float">
            <text:p>0.0250076826684116</text:p>
          </table:table-cell>
          <table:table-cell office:value-type="float" office:value="1.2614869636613" calcext:value-type="float">
            <text:p>1.2614869636613</text:p>
          </table:table-cell>
          <table:table-cell office:value-type="float" office:value="0.822385626489352" calcext:value-type="float">
            <text:p>0.822385626489352</text:p>
          </table:table-cell>
          <table:table-cell office:value-type="float" office:value="0.974992317331588" calcext:value-type="float">
            <text:p>0.974992317331588</text:p>
          </table:table-cell>
          <table:table-cell office:value-type="float" office:value="-0.261486963661302" calcext:value-type="float">
            <text:p>-0.261486963661302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2.04753953313774" calcext:value-type="float">
            <text:p>-2.04753953313774</text:p>
          </table:table-cell>
          <table:table-cell office:value-type="float" office:value="-2.39594830862542" calcext:value-type="float">
            <text:p>-2.39594830862542</text:p>
          </table:table-cell>
          <table:table-cell office:value-type="float" office:value="-1.69913075765006" calcext:value-type="float">
            <text:p>-1.69913075765006</text:p>
          </table:table-cell>
          <table:table-cell office:value-type="float" office:value="0.129052041545823" calcext:value-type="float">
            <text:p>0.129052041545823</text:p>
          </table:table-cell>
          <table:table-cell office:value-type="float" office:value="0.0910862600671222" calcext:value-type="float">
            <text:p>0.0910862600671222</text:p>
          </table:table-cell>
          <table:table-cell office:value-type="float" office:value="0.182842389344694" calcext:value-type="float">
            <text:p>0.182842389344694</text:p>
          </table:table-cell>
          <table:table-cell office:value-type="float" office:value="0.870947958454177" calcext:value-type="float">
            <text:p>0.870947958454177</text:p>
          </table:table-cell>
          <table:table-cell office:value-type="float" office:value="0.908913739932878" calcext:value-type="float">
            <text:p>0.908913739932878</text:p>
          </table:table-cell>
          <table:table-cell office:value-type="float" office:value="0.817157610655306" calcext:value-type="float">
            <text:p>0.817157610655306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2.14206286901422" calcext:value-type="float">
            <text:p>-2.14206286901422</text:p>
          </table:table-cell>
          <table:table-cell office:value-type="float" office:value="-2.8364316049432" calcext:value-type="float">
            <text:p>-2.8364316049432</text:p>
          </table:table-cell>
          <table:table-cell office:value-type="float" office:value="-1.44769413308524" calcext:value-type="float">
            <text:p>-1.44769413308524</text:p>
          </table:table-cell>
          <table:table-cell office:value-type="float" office:value="0.117412386655579" calcext:value-type="float">
            <text:p>0.117412386655579</text:p>
          </table:table-cell>
          <table:table-cell office:value-type="float" office:value="0.0586345242449228" calcext:value-type="float">
            <text:p>0.0586345242449228</text:p>
          </table:table-cell>
          <table:table-cell office:value-type="float" office:value="0.235111800047611" calcext:value-type="float">
            <text:p>0.235111800047611</text:p>
          </table:table-cell>
          <table:table-cell office:value-type="float" office:value="0.882587613344421" calcext:value-type="float">
            <text:p>0.882587613344421</text:p>
          </table:table-cell>
          <table:table-cell office:value-type="float" office:value="0.941365475755077" calcext:value-type="float">
            <text:p>0.941365475755077</text:p>
          </table:table-cell>
          <table:table-cell office:value-type="float" office:value="0.764888199952389" calcext:value-type="float">
            <text:p>0.764888199952389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2.29857242643012" calcext:value-type="float">
            <text:p>-2.29857242643012</text:p>
          </table:table-cell>
          <table:table-cell office:value-type="float" office:value="-3.68498992070393" calcext:value-type="float">
            <text:p>-3.68498992070393</text:p>
          </table:table-cell>
          <table:table-cell office:value-type="float" office:value="-0.91215493215632" calcext:value-type="float">
            <text:p>-0.91215493215632</text:p>
          </table:table-cell>
          <table:table-cell office:value-type="float" office:value="0.100402072808953" calcext:value-type="float">
            <text:p>0.100402072808953</text:p>
          </table:table-cell>
          <table:table-cell office:value-type="float" office:value="0.0250974276865436" calcext:value-type="float">
            <text:p>0.0250974276865436</text:p>
          </table:table-cell>
          <table:table-cell office:value-type="float" office:value="0.401657745576021" calcext:value-type="float">
            <text:p>0.401657745576021</text:p>
          </table:table-cell>
          <table:table-cell office:value-type="float" office:value="0.899597927191047" calcext:value-type="float">
            <text:p>0.899597927191047</text:p>
          </table:table-cell>
          <table:table-cell office:value-type="float" office:value="0.974902572313456" calcext:value-type="float">
            <text:p>0.974902572313456</text:p>
          </table:table-cell>
          <table:table-cell office:value-type="float" office:value="0.598342254423979" calcext:value-type="float">
            <text:p>0.598342254423979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31595506283649" calcext:value-type="float">
            <text:p>-1.31595506283649</text:p>
          </table:table-cell>
          <table:table-cell office:value-type="float" office:value="-1.66418218475287" calcext:value-type="float">
            <text:p>-1.66418218475287</text:p>
          </table:table-cell>
          <table:table-cell office:value-type="float" office:value="-0.967727940920118" calcext:value-type="float">
            <text:p>-0.967727940920118</text:p>
          </table:table-cell>
          <table:table-cell office:value-type="float" office:value="0.268218035795346" calcext:value-type="float">
            <text:p>0.268218035795346</text:p>
          </table:table-cell>
          <table:table-cell office:value-type="float" office:value="0.189345444271361" calcext:value-type="float">
            <text:p>0.189345444271361</text:p>
          </table:table-cell>
          <table:table-cell office:value-type="float" office:value="0.379945316364786" calcext:value-type="float">
            <text:p>0.379945316364786</text:p>
          </table:table-cell>
          <table:table-cell office:value-type="float" office:value="0.731781964204654" calcext:value-type="float">
            <text:p>0.731781964204654</text:p>
          </table:table-cell>
          <table:table-cell office:value-type="float" office:value="0.810654555728639" calcext:value-type="float">
            <text:p>0.810654555728639</text:p>
          </table:table-cell>
          <table:table-cell office:value-type="float" office:value="0.620054683635214" calcext:value-type="float">
            <text:p>0.620054683635214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71145657365383" calcext:value-type="float">
            <text:p>-1.71145657365383</text:p>
          </table:table-cell>
          <table:table-cell office:value-type="float" office:value="-2.11287784243492" calcext:value-type="float">
            <text:p>-2.11287784243492</text:p>
          </table:table-cell>
          <table:table-cell office:value-type="float" office:value="-1.31003530487274" calcext:value-type="float">
            <text:p>-1.31003530487274</text:p>
          </table:table-cell>
          <table:table-cell office:value-type="float" office:value="0.180602540038645" calcext:value-type="float">
            <text:p>0.180602540038645</text:p>
          </table:table-cell>
          <table:table-cell office:value-type="float" office:value="0.120889564232629" calcext:value-type="float">
            <text:p>0.120889564232629</text:p>
          </table:table-cell>
          <table:table-cell office:value-type="float" office:value="0.269810530590089" calcext:value-type="float">
            <text:p>0.269810530590089</text:p>
          </table:table-cell>
          <table:table-cell office:value-type="float" office:value="0.819397459961355" calcext:value-type="float">
            <text:p>0.819397459961355</text:p>
          </table:table-cell>
          <table:table-cell office:value-type="float" office:value="0.87911043576737" calcext:value-type="float">
            <text:p>0.87911043576737</text:p>
          </table:table-cell>
          <table:table-cell office:value-type="float" office:value="0.730189469409911" calcext:value-type="float">
            <text:p>0.730189469409911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1.61051541334501" calcext:value-type="float">
            <text:p>-1.61051541334501</text:p>
          </table:table-cell>
          <table:table-cell office:value-type="float" office:value="-2.04997295814595" calcext:value-type="float">
            <text:p>-2.04997295814595</text:p>
          </table:table-cell>
          <table:table-cell office:value-type="float" office:value="-1.17105786854407" calcext:value-type="float">
            <text:p>-1.17105786854407</text:p>
          </table:table-cell>
          <table:table-cell office:value-type="float" office:value="0.199784615876951" calcext:value-type="float">
            <text:p>0.199784615876951</text:p>
          </table:table-cell>
          <table:table-cell office:value-type="float" office:value="0.128738384865348" calcext:value-type="float">
            <text:p>0.128738384865348</text:p>
          </table:table-cell>
          <table:table-cell office:value-type="float" office:value="0.310038787443607" calcext:value-type="float">
            <text:p>0.310038787443607</text:p>
          </table:table-cell>
          <table:table-cell office:value-type="float" office:value="0.800215384123049" calcext:value-type="float">
            <text:p>0.800215384123049</text:p>
          </table:table-cell>
          <table:table-cell office:value-type="float" office:value="0.871261615134652" calcext:value-type="float">
            <text:p>0.871261615134652</text:p>
          </table:table-cell>
          <table:table-cell office:value-type="float" office:value="0.689961212556393" calcext:value-type="float">
            <text:p>0.689961212556393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06479933521157" calcext:value-type="float">
            <text:p>-1.06479933521157</text:p>
          </table:table-cell>
          <table:table-cell office:value-type="float" office:value="-1.55613345901433" calcext:value-type="float">
            <text:p>-1.55613345901433</text:p>
          </table:table-cell>
          <table:table-cell office:value-type="float" office:value="-0.573465211408809" calcext:value-type="float">
            <text:p>-0.573465211408809</text:p>
          </table:table-cell>
          <table:table-cell office:value-type="float" office:value="0.344797036450194" calcext:value-type="float">
            <text:p>0.344797036450194</text:p>
          </table:table-cell>
          <table:table-cell office:value-type="float" office:value="0.210950143740842" calcext:value-type="float">
            <text:p>0.210950143740842</text:p>
          </table:table-cell>
          <table:table-cell office:value-type="float" office:value="0.563569164906045" calcext:value-type="float">
            <text:p>0.563569164906045</text:p>
          </table:table-cell>
          <table:table-cell office:value-type="float" office:value="0.655202963549806" calcext:value-type="float">
            <text:p>0.655202963549806</text:p>
          </table:table-cell>
          <table:table-cell office:value-type="float" office:value="0.789049856259158" calcext:value-type="float">
            <text:p>0.789049856259158</text:p>
          </table:table-cell>
          <table:table-cell office:value-type="float" office:value="0.436430835093955" calcext:value-type="float">
            <text:p>0.436430835093955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1.73014858265497" calcext:value-type="float">
            <text:p>-1.73014858265497</text:p>
          </table:table-cell>
          <table:table-cell office:value-type="float" office:value="-2.06260868549313" calcext:value-type="float">
            <text:p>-2.06260868549313</text:p>
          </table:table-cell>
          <table:table-cell office:value-type="float" office:value="-1.39768847981681" calcext:value-type="float">
            <text:p>-1.39768847981681</text:p>
          </table:table-cell>
          <table:table-cell office:value-type="float" office:value="0.1772580705384" calcext:value-type="float">
            <text:p>0.1772580705384</text:p>
          </table:table-cell>
          <table:table-cell office:value-type="float" office:value="0.127121915873078" calcext:value-type="float">
            <text:p>0.127121915873078</text:p>
          </table:table-cell>
          <table:table-cell office:value-type="float" office:value="0.247167637108044" calcext:value-type="float">
            <text:p>0.247167637108044</text:p>
          </table:table-cell>
          <table:table-cell office:value-type="float" office:value="0.8227419294616" calcext:value-type="float">
            <text:p>0.8227419294616</text:p>
          </table:table-cell>
          <table:table-cell office:value-type="float" office:value="0.872878084126922" calcext:value-type="float">
            <text:p>0.872878084126922</text:p>
          </table:table-cell>
          <table:table-cell office:value-type="float" office:value="0.752832362891956" calcext:value-type="float">
            <text:p>0.752832362891956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04008365110485" calcext:value-type="float">
            <text:p>-2.04008365110485</text:p>
          </table:table-cell>
          <table:table-cell office:value-type="float" office:value="-2.76075346127868" calcext:value-type="float">
            <text:p>-2.76075346127868</text:p>
          </table:table-cell>
          <table:table-cell office:value-type="float" office:value="-1.31941384093102" calcext:value-type="float">
            <text:p>-1.31941384093102</text:p>
          </table:table-cell>
          <table:table-cell office:value-type="float" office:value="0.130017834288024" calcext:value-type="float">
            <text:p>0.130017834288024</text:p>
          </table:table-cell>
          <table:table-cell office:value-type="float" office:value="0.0632440984239031" calcext:value-type="float">
            <text:p>0.0632440984239031</text:p>
          </table:table-cell>
          <table:table-cell office:value-type="float" office:value="0.267291931646212" calcext:value-type="float">
            <text:p>0.267291931646212</text:p>
          </table:table-cell>
          <table:table-cell office:value-type="float" office:value="0.869982165711976" calcext:value-type="float">
            <text:p>0.869982165711976</text:p>
          </table:table-cell>
          <table:table-cell office:value-type="float" office:value="0.936755901576097" calcext:value-type="float">
            <text:p>0.936755901576097</text:p>
          </table:table-cell>
          <table:table-cell office:value-type="float" office:value="0.732708068353788" calcext:value-type="float">
            <text:p>0.732708068353788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1.57550116171926" calcext:value-type="float">
            <text:p>-1.57550116171926</text:p>
          </table:table-cell>
          <table:table-cell office:value-type="float" office:value="-2.4741360293282" calcext:value-type="float">
            <text:p>-2.4741360293282</text:p>
          </table:table-cell>
          <table:table-cell office:value-type="float" office:value="-0.676866294110312" calcext:value-type="float">
            <text:p>-0.676866294110312</text:p>
          </table:table-cell>
          <table:table-cell office:value-type="float" office:value="0.206903834412136" calcext:value-type="float">
            <text:p>0.206903834412136</text:p>
          </table:table-cell>
          <table:table-cell office:value-type="float" office:value="0.0842357360331269" calcext:value-type="float">
            <text:p>0.0842357360331269</text:p>
          </table:table-cell>
          <table:table-cell office:value-type="float" office:value="0.508207071136758" calcext:value-type="float">
            <text:p>0.508207071136758</text:p>
          </table:table-cell>
          <table:table-cell office:value-type="float" office:value="0.793096165587864" calcext:value-type="float">
            <text:p>0.793096165587864</text:p>
          </table:table-cell>
          <table:table-cell office:value-type="float" office:value="0.915764263966873" calcext:value-type="float">
            <text:p>0.915764263966873</text:p>
          </table:table-cell>
          <table:table-cell office:value-type="float" office:value="0.491792928863242" calcext:value-type="float">
            <text:p>0.491792928863242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742003036176148" calcext:value-type="float">
            <text:p>-0.742003036176148</text:p>
          </table:table-cell>
          <table:table-cell office:value-type="float" office:value="-1.10958985351226" calcext:value-type="float">
            <text:p>-1.10958985351226</text:p>
          </table:table-cell>
          <table:table-cell office:value-type="float" office:value="-0.374416218840031" calcext:value-type="float">
            <text:p>-0.374416218840031</text:p>
          </table:table-cell>
          <table:table-cell office:value-type="float" office:value="0.476159195576603" calcext:value-type="float">
            <text:p>0.476159195576603</text:p>
          </table:table-cell>
          <table:table-cell office:value-type="float" office:value="0.329694156248593" calcext:value-type="float">
            <text:p>0.329694156248593</text:p>
          </table:table-cell>
          <table:table-cell office:value-type="float" office:value="0.687690622460417" calcext:value-type="float">
            <text:p>0.687690622460417</text:p>
          </table:table-cell>
          <table:table-cell office:value-type="float" office:value="0.523840804423397" calcext:value-type="float">
            <text:p>0.523840804423397</text:p>
          </table:table-cell>
          <table:table-cell office:value-type="float" office:value="0.670305843751406" calcext:value-type="float">
            <text:p>0.670305843751406</text:p>
          </table:table-cell>
          <table:table-cell office:value-type="float" office:value="0.312309377539583" calcext:value-type="float">
            <text:p>0.312309377539583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600289744436134" calcext:value-type="float">
            <text:p>-0.600289744436134</text:p>
          </table:table-cell>
          <table:table-cell office:value-type="float" office:value="-0.952780334620799" calcext:value-type="float">
            <text:p>-0.952780334620799</text:p>
          </table:table-cell>
          <table:table-cell office:value-type="float" office:value="-0.247799154251469" calcext:value-type="float">
            <text:p>-0.247799154251469</text:p>
          </table:table-cell>
          <table:table-cell office:value-type="float" office:value="0.548652644010631" calcext:value-type="float">
            <text:p>0.548652644010631</text:p>
          </table:table-cell>
          <table:table-cell office:value-type="float" office:value="0.385667247417766" calcext:value-type="float">
            <text:p>0.385667247417766</text:p>
          </table:table-cell>
          <table:table-cell office:value-type="float" office:value="0.780516690995495" calcext:value-type="float">
            <text:p>0.780516690995495</text:p>
          </table:table-cell>
          <table:table-cell office:value-type="float" office:value="0.451347355989369" calcext:value-type="float">
            <text:p>0.451347355989369</text:p>
          </table:table-cell>
          <table:table-cell office:value-type="float" office:value="0.614332752582234" calcext:value-type="float">
            <text:p>0.614332752582234</text:p>
          </table:table-cell>
          <table:table-cell office:value-type="float" office:value="0.219483309004505" calcext:value-type="float">
            <text:p>0.219483309004505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624374196196974" calcext:value-type="float">
            <text:p>-0.624374196196974</text:p>
          </table:table-cell>
          <table:table-cell office:value-type="float" office:value="-0.969157611003068" calcext:value-type="float">
            <text:p>-0.969157611003068</text:p>
          </table:table-cell>
          <table:table-cell office:value-type="float" office:value="-0.279590781390881" calcext:value-type="float">
            <text:p>-0.279590781390881</text:p>
          </table:table-cell>
          <table:table-cell office:value-type="float" office:value="0.535596501990762" calcext:value-type="float">
            <text:p>0.535596501990762</text:p>
          </table:table-cell>
          <table:table-cell office:value-type="float" office:value="0.379402508023702" calcext:value-type="float">
            <text:p>0.379402508023702</text:p>
          </table:table-cell>
          <table:table-cell office:value-type="float" office:value="0.756093085517556" calcext:value-type="float">
            <text:p>0.756093085517556</text:p>
          </table:table-cell>
          <table:table-cell office:value-type="float" office:value="0.464403498009238" calcext:value-type="float">
            <text:p>0.464403498009238</text:p>
          </table:table-cell>
          <table:table-cell office:value-type="float" office:value="0.620597491976298" calcext:value-type="float">
            <text:p>0.620597491976298</text:p>
          </table:table-cell>
          <table:table-cell office:value-type="float" office:value="0.243906914482444" calcext:value-type="float">
            <text:p>0.243906914482444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238176547563367" calcext:value-type="float">
            <text:p>-0.238176547563367</text:p>
          </table:table-cell>
          <table:table-cell office:value-type="float" office:value="-0.544271901311083" calcext:value-type="float">
            <text:p>-0.544271901311083</text:p>
          </table:table-cell>
          <table:table-cell office:value-type="float" office:value="0.0679188061843485" calcext:value-type="float">
            <text:p>0.0679188061843485</text:p>
          </table:table-cell>
          <table:table-cell office:value-type="float" office:value="0.788063548112257" calcext:value-type="float">
            <text:p>0.788063548112257</text:p>
          </table:table-cell>
          <table:table-cell office:value-type="float" office:value="0.58026411911448" calcext:value-type="float">
            <text:p>0.58026411911448</text:p>
          </table:table-cell>
          <table:table-cell office:value-type="float" office:value="1.0702784049633" calcext:value-type="float">
            <text:p>1.0702784049633</text:p>
          </table:table-cell>
          <table:table-cell office:value-type="float" office:value="0.211936451887743" calcext:value-type="float">
            <text:p>0.211936451887743</text:p>
          </table:table-cell>
          <table:table-cell office:value-type="float" office:value="0.41973588088552" calcext:value-type="float">
            <text:p>0.41973588088552</text:p>
          </table:table-cell>
          <table:table-cell office:value-type="float" office:value="-0.0702784049632996" calcext:value-type="float">
            <text:p>-0.0702784049632996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587177870217561" calcext:value-type="float">
            <text:p>0.587177870217561</text:p>
          </table:table-cell>
          <table:table-cell office:value-type="float" office:value="0.33652162023686" calcext:value-type="float">
            <text:p>0.33652162023686</text:p>
          </table:table-cell>
          <table:table-cell office:value-type="float" office:value="0.837834120198262" calcext:value-type="float">
            <text:p>0.837834120198262</text:p>
          </table:table-cell>
          <table:table-cell office:value-type="float" office:value="1.79890450306799" calcext:value-type="float">
            <text:p>1.79890450306799</text:p>
          </table:table-cell>
          <table:table-cell office:value-type="float" office:value="1.40006913876905" calcext:value-type="float">
            <text:p>1.40006913876905</text:p>
          </table:table-cell>
          <table:table-cell office:value-type="float" office:value="2.31135543349197" calcext:value-type="float">
            <text:p>2.31135543349197</text:p>
          </table:table-cell>
          <table:table-cell office:value-type="float" office:value="-0.798904503067986" calcext:value-type="float">
            <text:p>-0.798904503067986</text:p>
          </table:table-cell>
          <table:table-cell office:value-type="float" office:value="-0.400069138769053" calcext:value-type="float">
            <text:p>-0.400069138769053</text:p>
          </table:table-cell>
          <table:table-cell office:value-type="float" office:value="-1.31135543349197" calcext:value-type="float">
            <text:p>-1.31135543349197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1.06664863968153" calcext:value-type="float">
            <text:p>1.06664863968153</text:p>
          </table:table-cell>
          <table:table-cell office:value-type="float" office:value="0.826538778275023" calcext:value-type="float">
            <text:p>0.826538778275023</text:p>
          </table:table-cell>
          <table:table-cell office:value-type="float" office:value="1.30675850108804" calcext:value-type="float">
            <text:p>1.30675850108804</text:p>
          </table:table-cell>
          <table:table-cell office:value-type="float" office:value="2.90562536674458" calcext:value-type="float">
            <text:p>2.90562536674458</text:p>
          </table:table-cell>
          <table:table-cell office:value-type="float" office:value="2.28539477682608" calcext:value-type="float">
            <text:p>2.28539477682608</text:p>
          </table:table-cell>
          <table:table-cell office:value-type="float" office:value="3.69417960410088" calcext:value-type="float">
            <text:p>3.69417960410088</text:p>
          </table:table-cell>
          <table:table-cell office:value-type="float" office:value="-1.90562536674458" calcext:value-type="float">
            <text:p>-1.90562536674458</text:p>
          </table:table-cell>
          <table:table-cell office:value-type="float" office:value="-1.28539477682608" calcext:value-type="float">
            <text:p>-1.28539477682608</text:p>
          </table:table-cell>
          <table:table-cell office:value-type="float" office:value="-2.69417960410088" calcext:value-type="float">
            <text:p>-2.69417960410088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55669861241262" calcext:value-type="float">
            <text:p>1.55669861241262</text:p>
          </table:table-cell>
          <table:table-cell office:value-type="float" office:value="1.33171031242354" calcext:value-type="float">
            <text:p>1.33171031242354</text:p>
          </table:table-cell>
          <table:table-cell office:value-type="float" office:value="1.7816869124017" calcext:value-type="float">
            <text:p>1.7816869124017</text:p>
          </table:table-cell>
          <table:table-cell office:value-type="float" office:value="4.74313643681029" calcext:value-type="float">
            <text:p>4.74313643681029</text:p>
          </table:table-cell>
          <table:table-cell office:value-type="float" office:value="3.78751568629723" calcext:value-type="float">
            <text:p>3.78751568629723</text:p>
          </table:table-cell>
          <table:table-cell office:value-type="float" office:value="5.93986800888774" calcext:value-type="float">
            <text:p>5.93986800888774</text:p>
          </table:table-cell>
          <table:table-cell office:value-type="float" office:value="-3.74313643681029" calcext:value-type="float">
            <text:p>-3.74313643681029</text:p>
          </table:table-cell>
          <table:table-cell office:value-type="float" office:value="-2.78751568629723" calcext:value-type="float">
            <text:p>-2.78751568629723</text:p>
          </table:table-cell>
          <table:table-cell office:value-type="float" office:value="-4.93986800888774" calcext:value-type="float">
            <text:p>-4.93986800888774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97864575133948" calcext:value-type="float">
            <text:p>1.97864575133948</text:p>
          </table:table-cell>
          <table:table-cell office:value-type="float" office:value="1.76142351245332" calcext:value-type="float">
            <text:p>1.76142351245332</text:p>
          </table:table-cell>
          <table:table-cell office:value-type="float" office:value="2.19586799022565" calcext:value-type="float">
            <text:p>2.19586799022565</text:p>
          </table:table-cell>
          <table:table-cell office:value-type="float" office:value="7.23294114873486" calcext:value-type="float">
            <text:p>7.23294114873486</text:p>
          </table:table-cell>
          <table:table-cell office:value-type="float" office:value="5.82071736333892" calcext:value-type="float">
            <text:p>5.82071736333892</text:p>
          </table:table-cell>
          <table:table-cell office:value-type="float" office:value="8.98779899373992" calcext:value-type="float">
            <text:p>8.98779899373992</text:p>
          </table:table-cell>
          <table:table-cell office:value-type="float" office:value="-6.23294114873486" calcext:value-type="float">
            <text:p>-6.23294114873486</text:p>
          </table:table-cell>
          <table:table-cell office:value-type="float" office:value="-4.82071736333892" calcext:value-type="float">
            <text:p>-4.82071736333892</text:p>
          </table:table-cell>
          <table:table-cell office:value-type="float" office:value="-7.98779899373992" calcext:value-type="float">
            <text:p>-7.98779899373992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60257576611883" calcext:value-type="float">
            <text:p>2.60257576611883</text:p>
          </table:table-cell>
          <table:table-cell office:value-type="float" office:value="2.39460193430971" calcext:value-type="float">
            <text:p>2.39460193430971</text:p>
          </table:table-cell>
          <table:table-cell office:value-type="float" office:value="2.81054959792795" calcext:value-type="float">
            <text:p>2.81054959792795</text:p>
          </table:table-cell>
          <table:table-cell office:value-type="float" office:value="13.4984621767006" calcext:value-type="float">
            <text:p>13.4984621767006</text:p>
          </table:table-cell>
          <table:table-cell office:value-type="float" office:value="10.9638328646235" calcext:value-type="float">
            <text:p>10.9638328646235</text:p>
          </table:table-cell>
          <table:table-cell office:value-type="float" office:value="16.6190495044612" calcext:value-type="float">
            <text:p>16.6190495044612</text:p>
          </table:table-cell>
          <table:table-cell office:value-type="float" office:value="-12.4984621767006" calcext:value-type="float">
            <text:p>-12.4984621767006</text:p>
          </table:table-cell>
          <table:table-cell office:value-type="float" office:value="-9.96383286462354" calcext:value-type="float">
            <text:p>-9.96383286462354</text:p>
          </table:table-cell>
          <table:table-cell office:value-type="float" office:value="-15.6190495044612" calcext:value-type="float">
            <text:p>-15.6190495044612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3.24174046961194" calcext:value-type="float">
            <text:p>3.24174046961194</text:p>
          </table:table-cell>
          <table:table-cell office:value-type="float" office:value="3.03766737564807" calcext:value-type="float">
            <text:p>3.03766737564807</text:p>
          </table:table-cell>
          <table:table-cell office:value-type="float" office:value="3.44581356357581" calcext:value-type="float">
            <text:p>3.44581356357581</text:p>
          </table:table-cell>
          <table:table-cell office:value-type="float" office:value="25.5782011103942" calcext:value-type="float">
            <text:p>25.5782011103942</text:p>
          </table:table-cell>
          <table:table-cell office:value-type="float" office:value="20.856535985583" calcext:value-type="float">
            <text:p>20.856535985583</text:p>
          </table:table-cell>
          <table:table-cell office:value-type="float" office:value="31.3687935760769" calcext:value-type="float">
            <text:p>31.3687935760769</text:p>
          </table:table-cell>
          <table:table-cell office:value-type="float" office:value="-24.5782011103942" calcext:value-type="float">
            <text:p>-24.5782011103942</text:p>
          </table:table-cell>
          <table:table-cell office:value-type="float" office:value="-19.856535985583" calcext:value-type="float">
            <text:p>-19.856535985583</text:p>
          </table:table-cell>
          <table:table-cell office:value-type="float" office:value="-30.3687935760769" calcext:value-type="float">
            <text:p>-30.3687935760769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92947667667722" calcext:value-type="float">
            <text:p>3.92947667667722</text:p>
          </table:table-cell>
          <table:table-cell office:value-type="float" office:value="3.72618945708644" calcext:value-type="float">
            <text:p>3.72618945708644</text:p>
          </table:table-cell>
          <table:table-cell office:value-type="float" office:value="4.132763896268" calcext:value-type="float">
            <text:p>4.132763896268</text:p>
          </table:table-cell>
          <table:table-cell office:value-type="float" office:value="50.8803438301572" calcext:value-type="float">
            <text:p>50.8803438301572</text:p>
          </table:table-cell>
          <table:table-cell office:value-type="float" office:value="41.5205903450567" calcext:value-type="float">
            <text:p>41.5205903450567</text:p>
          </table:table-cell>
          <table:table-cell office:value-type="float" office:value="62.3500139752525" calcext:value-type="float">
            <text:p>62.3500139752525</text:p>
          </table:table-cell>
          <table:table-cell office:value-type="float" office:value="-49.8803438301572" calcext:value-type="float">
            <text:p>-49.8803438301572</text:p>
          </table:table-cell>
          <table:table-cell office:value-type="float" office:value="-40.5205903450567" calcext:value-type="float">
            <text:p>-40.5205903450567</text:p>
          </table:table-cell>
          <table:table-cell office:value-type="float" office:value="-61.3500139752525" calcext:value-type="float">
            <text:p>-61.3500139752525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38910904130082" calcext:value-type="float">
            <text:p>4.38910904130082</text:p>
          </table:table-cell>
          <table:table-cell office:value-type="float" office:value="4.18847218309174" calcext:value-type="float">
            <text:p>4.18847218309174</text:p>
          </table:table-cell>
          <table:table-cell office:value-type="float" office:value="4.58974589950991" calcext:value-type="float">
            <text:p>4.58974589950991</text:p>
          </table:table-cell>
          <table:table-cell office:value-type="float" office:value="80.5686036946586" calcext:value-type="float">
            <text:p>80.5686036946586</text:p>
          </table:table-cell>
          <table:table-cell office:value-type="float" office:value="65.9219972408306" calcext:value-type="float">
            <text:p>65.9219972408306</text:p>
          </table:table-cell>
          <table:table-cell office:value-type="float" office:value="98.4694058584499" calcext:value-type="float">
            <text:p>98.4694058584499</text:p>
          </table:table-cell>
          <table:table-cell office:value-type="float" office:value="-79.5686036946586" calcext:value-type="float">
            <text:p>-79.5686036946586</text:p>
          </table:table-cell>
          <table:table-cell office:value-type="float" office:value="-64.9219972408306" calcext:value-type="float">
            <text:p>-64.9219972408306</text:p>
          </table:table-cell>
          <table:table-cell office:value-type="float" office:value="-97.4694058584499" calcext:value-type="float">
            <text:p>-97.4694058584499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517844882093339" calcext:value-type="float">
            <text:p>0.517844882093339</text:p>
          </table:table-cell>
          <table:table-cell office:value-type="float" office:value="0.477362158244277" calcext:value-type="float">
            <text:p>0.477362158244277</text:p>
          </table:table-cell>
          <table:table-cell office:value-type="float" office:value="0.558327605942402" calcext:value-type="float">
            <text:p>0.558327605942402</text:p>
          </table:table-cell>
          <table:table-cell office:value-type="float" office:value="1.67840658510361" calcext:value-type="float">
            <text:p>1.67840658510361</text:p>
          </table:table-cell>
          <table:table-cell office:value-type="float" office:value="1.61181707120577" calcext:value-type="float">
            <text:p>1.61181707120577</text:p>
          </table:table-cell>
          <table:table-cell office:value-type="float" office:value="1.74774713287518" calcext:value-type="float">
            <text:p>1.74774713287518</text:p>
          </table:table-cell>
          <table:table-cell office:value-type="float" office:value="-0.67840658510361" calcext:value-type="float">
            <text:p>-0.67840658510361</text:p>
          </table:table-cell>
          <table:table-cell office:value-type="float" office:value="-0.611817071205772" calcext:value-type="float">
            <text:p>-0.611817071205772</text:p>
          </table:table-cell>
          <table:table-cell office:value-type="float" office:value="-0.747747132875182" calcext:value-type="float">
            <text:p>-0.747747132875182</text:p>
          </table:table-cell>
        </table:table-row>
      </table:table>
      <table:table table:name="HospN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38002433975938" calcext:value-type="float">
            <text:p>-0.38002433975938</text:p>
          </table:table-cell>
          <table:table-cell office:value-type="float" office:value="-0.498335554712384" calcext:value-type="float">
            <text:p>-0.498335554712384</text:p>
          </table:table-cell>
          <table:table-cell office:value-type="float" office:value="-0.261713124806376" calcext:value-type="float">
            <text:p>-0.261713124806376</text:p>
          </table:table-cell>
          <table:table-cell office:value-type="float" office:value="0.683844764392773" calcext:value-type="float">
            <text:p>0.683844764392773</text:p>
          </table:table-cell>
          <table:table-cell office:value-type="float" office:value="0.607541037436947" calcext:value-type="float">
            <text:p>0.607541037436947</text:p>
          </table:table-cell>
          <table:table-cell office:value-type="float" office:value="0.769731808998895" calcext:value-type="float">
            <text:p>0.769731808998895</text:p>
          </table:table-cell>
          <table:table-cell office:value-type="float" office:value="0.316155235607227" calcext:value-type="float">
            <text:p>0.316155235607227</text:p>
          </table:table-cell>
          <table:table-cell office:value-type="float" office:value="0.392458962563053" calcext:value-type="float">
            <text:p>0.392458962563053</text:p>
          </table:table-cell>
          <table:table-cell office:value-type="float" office:value="0.230268191001105" calcext:value-type="float">
            <text:p>0.230268191001105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639029099022689" calcext:value-type="float">
            <text:p>-0.639029099022689</text:p>
          </table:table-cell>
          <table:table-cell office:value-type="float" office:value="-1.16438055207365" calcext:value-type="float">
            <text:p>-1.16438055207365</text:p>
          </table:table-cell>
          <table:table-cell office:value-type="float" office:value="-0.113677645971733" calcext:value-type="float">
            <text:p>-0.113677645971733</text:p>
          </table:table-cell>
          <table:table-cell office:value-type="float" office:value="0.527804621379092" calcext:value-type="float">
            <text:p>0.527804621379092</text:p>
          </table:table-cell>
          <table:table-cell office:value-type="float" office:value="0.312115941736001" calcext:value-type="float">
            <text:p>0.312115941736001</text:p>
          </table:table-cell>
          <table:table-cell office:value-type="float" office:value="0.89254562519193" calcext:value-type="float">
            <text:p>0.89254562519193</text:p>
          </table:table-cell>
          <table:table-cell office:value-type="float" office:value="0.472195378620908" calcext:value-type="float">
            <text:p>0.472195378620908</text:p>
          </table:table-cell>
          <table:table-cell office:value-type="float" office:value="0.687884058263999" calcext:value-type="float">
            <text:p>0.687884058263999</text:p>
          </table:table-cell>
          <table:table-cell office:value-type="float" office:value="0.10745437480807" calcext:value-type="float">
            <text:p>0.10745437480807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1.05098839114667" calcext:value-type="float">
            <text:p>-1.05098839114667</text:p>
          </table:table-cell>
          <table:table-cell office:value-type="float" office:value="-1.64329511223888" calcext:value-type="float">
            <text:p>-1.64329511223888</text:p>
          </table:table-cell>
          <table:table-cell office:value-type="float" office:value="-0.458681670054467" calcext:value-type="float">
            <text:p>-0.458681670054467</text:p>
          </table:table-cell>
          <table:table-cell office:value-type="float" office:value="0.349592044611824" calcext:value-type="float">
            <text:p>0.349592044611824</text:p>
          </table:table-cell>
          <table:table-cell office:value-type="float" office:value="0.193341908218529" calcext:value-type="float">
            <text:p>0.193341908218529</text:p>
          </table:table-cell>
          <table:table-cell office:value-type="float" office:value="0.632116434465619" calcext:value-type="float">
            <text:p>0.632116434465619</text:p>
          </table:table-cell>
          <table:table-cell office:value-type="float" office:value="0.650407955388176" calcext:value-type="float">
            <text:p>0.650407955388176</text:p>
          </table:table-cell>
          <table:table-cell office:value-type="float" office:value="0.806658091781471" calcext:value-type="float">
            <text:p>0.806658091781471</text:p>
          </table:table-cell>
          <table:table-cell office:value-type="float" office:value="0.367883565534381" calcext:value-type="float">
            <text:p>0.367883565534381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453351844415554" calcext:value-type="float">
            <text:p>-0.453351844415554</text:p>
          </table:table-cell>
          <table:table-cell office:value-type="float" office:value="-0.722669178733993" calcext:value-type="float">
            <text:p>-0.722669178733993</text:p>
          </table:table-cell>
          <table:table-cell office:value-type="float" office:value="-0.184034510097115" calcext:value-type="float">
            <text:p>-0.184034510097115</text:p>
          </table:table-cell>
          <table:table-cell office:value-type="float" office:value="0.635494499095819" calcext:value-type="float">
            <text:p>0.635494499095819</text:p>
          </table:table-cell>
          <table:table-cell office:value-type="float" office:value="0.485454759584842" calcext:value-type="float">
            <text:p>0.485454759584842</text:p>
          </table:table-cell>
          <table:table-cell office:value-type="float" office:value="0.831907094136678" calcext:value-type="float">
            <text:p>0.831907094136678</text:p>
          </table:table-cell>
          <table:table-cell office:value-type="float" office:value="0.364505500904181" calcext:value-type="float">
            <text:p>0.364505500904181</text:p>
          </table:table-cell>
          <table:table-cell office:value-type="float" office:value="0.514545240415158" calcext:value-type="float">
            <text:p>0.514545240415158</text:p>
          </table:table-cell>
          <table:table-cell office:value-type="float" office:value="0.168092905863322" calcext:value-type="float">
            <text:p>0.168092905863322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544086222128256" calcext:value-type="float">
            <text:p>-0.544086222128256</text:p>
          </table:table-cell>
          <table:table-cell office:value-type="float" office:value="-0.635956911030714" calcext:value-type="float">
            <text:p>-0.635956911030714</text:p>
          </table:table-cell>
          <table:table-cell office:value-type="float" office:value="-0.452215533225797" calcext:value-type="float">
            <text:p>-0.452215533225797</text:p>
          </table:table-cell>
          <table:table-cell office:value-type="float" office:value="0.580371872085373" calcext:value-type="float">
            <text:p>0.580371872085373</text:p>
          </table:table-cell>
          <table:table-cell office:value-type="float" office:value="0.529428629751184" calcext:value-type="float">
            <text:p>0.529428629751184</text:p>
          </table:table-cell>
          <table:table-cell office:value-type="float" office:value="0.636217029037855" calcext:value-type="float">
            <text:p>0.636217029037855</text:p>
          </table:table-cell>
          <table:table-cell office:value-type="float" office:value="0.419628127914627" calcext:value-type="float">
            <text:p>0.419628127914627</text:p>
          </table:table-cell>
          <table:table-cell office:value-type="float" office:value="0.470571370248816" calcext:value-type="float">
            <text:p>0.470571370248816</text:p>
          </table:table-cell>
          <table:table-cell office:value-type="float" office:value="0.363782970962145" calcext:value-type="float">
            <text:p>0.363782970962145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439056746106455" calcext:value-type="float">
            <text:p>-0.439056746106455</text:p>
          </table:table-cell>
          <table:table-cell office:value-type="float" office:value="-0.498105254948055" calcext:value-type="float">
            <text:p>-0.498105254948055</text:p>
          </table:table-cell>
          <table:table-cell office:value-type="float" office:value="-0.380008237264855" calcext:value-type="float">
            <text:p>-0.380008237264855</text:p>
          </table:table-cell>
          <table:table-cell office:value-type="float" office:value="0.644644197543606" calcext:value-type="float">
            <text:p>0.644644197543606</text:p>
          </table:table-cell>
          <table:table-cell office:value-type="float" office:value="0.607680970107301" calcext:value-type="float">
            <text:p>0.607680970107301</text:p>
          </table:table-cell>
          <table:table-cell office:value-type="float" office:value="0.683855776088005" calcext:value-type="float">
            <text:p>0.683855776088005</text:p>
          </table:table-cell>
          <table:table-cell office:value-type="float" office:value="0.355355802456394" calcext:value-type="float">
            <text:p>0.355355802456394</text:p>
          </table:table-cell>
          <table:table-cell office:value-type="float" office:value="0.392319029892699" calcext:value-type="float">
            <text:p>0.392319029892699</text:p>
          </table:table-cell>
          <table:table-cell office:value-type="float" office:value="0.316144223911995" calcext:value-type="float">
            <text:p>0.316144223911995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-0.409308170285209" calcext:value-type="float">
            <text:p>-0.409308170285209</text:p>
          </table:table-cell>
          <table:table-cell office:value-type="float" office:value="-0.472856485377805" calcext:value-type="float">
            <text:p>-0.472856485377805</text:p>
          </table:table-cell>
          <table:table-cell office:value-type="float" office:value="-0.345759855192613" calcext:value-type="float">
            <text:p>-0.345759855192613</text:p>
          </table:table-cell>
          <table:table-cell office:value-type="float" office:value="0.664109541957138" calcext:value-type="float">
            <text:p>0.664109541957138</text:p>
          </table:table-cell>
          <table:table-cell office:value-type="float" office:value="0.623219505871841" calcext:value-type="float">
            <text:p>0.623219505871841</text:p>
          </table:table-cell>
          <table:table-cell office:value-type="float" office:value="0.707682412959031" calcext:value-type="float">
            <text:p>0.707682412959031</text:p>
          </table:table-cell>
          <table:table-cell office:value-type="float" office:value="0.335890458042862" calcext:value-type="float">
            <text:p>0.335890458042862</text:p>
          </table:table-cell>
          <table:table-cell office:value-type="float" office:value="0.376780494128159" calcext:value-type="float">
            <text:p>0.376780494128159</text:p>
          </table:table-cell>
          <table:table-cell office:value-type="float" office:value="0.292317587040969" calcext:value-type="float">
            <text:p>0.292317587040969</text:p>
          </table:table-cell>
        </table:table-row>
        <table:table-row table:style-name="ro1">
          <table:table-cell office:value-type="string" calcext:value-type="string">
            <text:p>Immunityboost_367-427</text:p>
          </table:table-cell>
          <table:table-cell office:value-type="float" office:value="-0.396615541863769" calcext:value-type="float">
            <text:p>-0.396615541863769</text:p>
          </table:table-cell>
          <table:table-cell office:value-type="float" office:value="-0.496092155550331" calcext:value-type="float">
            <text:p>-0.496092155550331</text:p>
          </table:table-cell>
          <table:table-cell office:value-type="float" office:value="-0.297138928177207" calcext:value-type="float">
            <text:p>-0.297138928177207</text:p>
          </table:table-cell>
          <table:table-cell office:value-type="float" office:value="0.672592559613639" calcext:value-type="float">
            <text:p>0.672592559613639</text:p>
          </table:table-cell>
          <table:table-cell office:value-type="float" office:value="0.608905524463502" calcext:value-type="float">
            <text:p>0.608905524463502</text:p>
          </table:table-cell>
          <table:table-cell office:value-type="float" office:value="0.742940789782147" calcext:value-type="float">
            <text:p>0.742940789782147</text:p>
          </table:table-cell>
          <table:table-cell office:value-type="float" office:value="0.327407440386361" calcext:value-type="float">
            <text:p>0.327407440386361</text:p>
          </table:table-cell>
          <table:table-cell office:value-type="float" office:value="0.391094475536498" calcext:value-type="float">
            <text:p>0.391094475536498</text:p>
          </table:table-cell>
          <table:table-cell office:value-type="float" office:value="0.257059210217853" calcext:value-type="float">
            <text:p>0.257059210217853</text:p>
          </table:table-cell>
        </table:table-row>
        <table:table-row table:style-name="ro1">
          <table:table-cell office:value-type="string" calcext:value-type="string">
            <text:p>Immunityboost_428-488</text:p>
          </table:table-cell>
          <table:table-cell office:value-type="float" office:value="-0.240487472990174" calcext:value-type="float">
            <text:p>-0.240487472990174</text:p>
          </table:table-cell>
          <table:table-cell office:value-type="float" office:value="-0.617693114261993" calcext:value-type="float">
            <text:p>-0.617693114261993</text:p>
          </table:table-cell>
          <table:table-cell office:value-type="float" office:value="0.136718168281646" calcext:value-type="float">
            <text:p>0.136718168281646</text:p>
          </table:table-cell>
          <table:table-cell office:value-type="float" office:value="0.786244494678937" calcext:value-type="float">
            <text:p>0.786244494678937</text:p>
          </table:table-cell>
          <table:table-cell office:value-type="float" office:value="0.539186846442248" calcext:value-type="float">
            <text:p>0.539186846442248</text:p>
          </table:table-cell>
          <table:table-cell office:value-type="float" office:value="1.14650498151414" calcext:value-type="float">
            <text:p>1.14650498151414</text:p>
          </table:table-cell>
          <table:table-cell office:value-type="float" office:value="0.213755505321063" calcext:value-type="float">
            <text:p>0.213755505321063</text:p>
          </table:table-cell>
          <table:table-cell office:value-type="float" office:value="0.460813153557752" calcext:value-type="float">
            <text:p>0.460813153557752</text:p>
          </table:table-cell>
          <table:table-cell office:value-type="float" office:value="-0.146504981514139" calcext:value-type="float">
            <text:p>-0.146504981514139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1.04289121030798" calcext:value-type="float">
            <text:p>-1.04289121030798</text:p>
          </table:table-cell>
          <table:table-cell office:value-type="float" office:value="-3.00325012337745" calcext:value-type="float">
            <text:p>-3.00325012337745</text:p>
          </table:table-cell>
          <table:table-cell office:value-type="float" office:value="0.917467702761491" calcext:value-type="float">
            <text:p>0.917467702761491</text:p>
          </table:table-cell>
          <table:table-cell office:value-type="float" office:value="0.352434245997209" calcext:value-type="float">
            <text:p>0.352434245997209</text:p>
          </table:table-cell>
          <table:table-cell office:value-type="float" office:value="0.0496255169263349" calcext:value-type="float">
            <text:p>0.0496255169263349</text:p>
          </table:table-cell>
          <table:table-cell office:value-type="float" office:value="2.50294415947346" calcext:value-type="float">
            <text:p>2.50294415947346</text:p>
          </table:table-cell>
          <table:table-cell office:value-type="float" office:value="0.647565754002791" calcext:value-type="float">
            <text:p>0.647565754002791</text:p>
          </table:table-cell>
          <table:table-cell office:value-type="float" office:value="0.950374483073665" calcext:value-type="float">
            <text:p>0.950374483073665</text:p>
          </table:table-cell>
          <table:table-cell office:value-type="float" office:value="-1.50294415947346" calcext:value-type="float">
            <text:p>-1.50294415947346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0.358853833803078" calcext:value-type="float">
            <text:p>0.358853833803078</text:p>
          </table:table-cell>
          <table:table-cell office:value-type="float" office:value="-0.105767063058983" calcext:value-type="float">
            <text:p>-0.105767063058983</text:p>
          </table:table-cell>
          <table:table-cell office:value-type="float" office:value="0.82347473066514" calcext:value-type="float">
            <text:p>0.82347473066514</text:p>
          </table:table-cell>
          <table:table-cell office:value-type="float" office:value="1.43168752195696" calcext:value-type="float">
            <text:p>1.43168752195696</text:p>
          </table:table-cell>
          <table:table-cell office:value-type="float" office:value="0.899634181705236" calcext:value-type="float">
            <text:p>0.899634181705236</text:p>
          </table:table-cell>
          <table:table-cell office:value-type="float" office:value="2.27840293555994" calcext:value-type="float">
            <text:p>2.27840293555994</text:p>
          </table:table-cell>
          <table:table-cell office:value-type="float" office:value="-0.431687521956964" calcext:value-type="float">
            <text:p>-0.431687521956964</text:p>
          </table:table-cell>
          <table:table-cell office:value-type="float" office:value="0.100365818294764" calcext:value-type="float">
            <text:p>0.100365818294764</text:p>
          </table:table-cell>
          <table:table-cell office:value-type="float" office:value="-1.27840293555994" calcext:value-type="float">
            <text:p>-1.27840293555994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0432236629355603" calcext:value-type="float">
            <text:p>-0.0432236629355603</text:p>
          </table:table-cell>
          <table:table-cell office:value-type="float" office:value="-0.272658313384237" calcext:value-type="float">
            <text:p>-0.272658313384237</text:p>
          </table:table-cell>
          <table:table-cell office:value-type="float" office:value="0.186210987513116" calcext:value-type="float">
            <text:p>0.186210987513116</text:p>
          </table:table-cell>
          <table:table-cell office:value-type="float" office:value="0.957697164751546" calcext:value-type="float">
            <text:p>0.957697164751546</text:p>
          </table:table-cell>
          <table:table-cell office:value-type="float" office:value="0.761352887281576" calcext:value-type="float">
            <text:p>0.761352887281576</text:p>
          </table:table-cell>
          <table:table-cell office:value-type="float" office:value="1.20467640524484" calcext:value-type="float">
            <text:p>1.20467640524484</text:p>
          </table:table-cell>
          <table:table-cell office:value-type="float" office:value="0.0423028352484538" calcext:value-type="float">
            <text:p>0.0423028352484538</text:p>
          </table:table-cell>
          <table:table-cell office:value-type="float" office:value="0.238647112718424" calcext:value-type="float">
            <text:p>0.238647112718424</text:p>
          </table:table-cell>
          <table:table-cell office:value-type="float" office:value="-0.204676405244842" calcext:value-type="float">
            <text:p>-0.204676405244842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0185309569066109" calcext:value-type="float">
            <text:p>-0.0185309569066109</text:p>
          </table:table-cell>
          <table:table-cell office:value-type="float" office:value="-0.185579851181293" calcext:value-type="float">
            <text:p>-0.185579851181293</text:p>
          </table:table-cell>
          <table:table-cell office:value-type="float" office:value="0.148517937368071" calcext:value-type="float">
            <text:p>0.148517937368071</text:p>
          </table:table-cell>
          <table:table-cell office:value-type="float" office:value="0.981639685593347" calcext:value-type="float">
            <text:p>0.981639685593347</text:p>
          </table:table-cell>
          <table:table-cell office:value-type="float" office:value="0.830622506744368" calcext:value-type="float">
            <text:p>0.830622506744368</text:p>
          </table:table-cell>
          <table:table-cell office:value-type="float" office:value="1.16011360697257" calcext:value-type="float">
            <text:p>1.16011360697257</text:p>
          </table:table-cell>
          <table:table-cell office:value-type="float" office:value="0.0183603144066532" calcext:value-type="float">
            <text:p>0.0183603144066532</text:p>
          </table:table-cell>
          <table:table-cell office:value-type="float" office:value="0.169377493255632" calcext:value-type="float">
            <text:p>0.169377493255632</text:p>
          </table:table-cell>
          <table:table-cell office:value-type="float" office:value="-0.160113606972567" calcext:value-type="float">
            <text:p>-0.160113606972567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135961421974129" calcext:value-type="float">
            <text:p>-0.135961421974129</text:p>
          </table:table-cell>
          <table:table-cell office:value-type="float" office:value="-0.308781317681627" calcext:value-type="float">
            <text:p>-0.308781317681627</text:p>
          </table:table-cell>
          <table:table-cell office:value-type="float" office:value="0.0368584737333688" calcext:value-type="float">
            <text:p>0.0368584737333688</text:p>
          </table:table-cell>
          <table:table-cell office:value-type="float" office:value="0.872876305683895" calcext:value-type="float">
            <text:p>0.872876305683895</text:p>
          </table:table-cell>
          <table:table-cell office:value-type="float" office:value="0.734341339935418" calcext:value-type="float">
            <text:p>0.734341339935418</text:p>
          </table:table-cell>
          <table:table-cell office:value-type="float" office:value="1.03754617041085" calcext:value-type="float">
            <text:p>1.03754617041085</text:p>
          </table:table-cell>
          <table:table-cell office:value-type="float" office:value="0.127123694316105" calcext:value-type="float">
            <text:p>0.127123694316105</text:p>
          </table:table-cell>
          <table:table-cell office:value-type="float" office:value="0.265658660064582" calcext:value-type="float">
            <text:p>0.265658660064582</text:p>
          </table:table-cell>
          <table:table-cell office:value-type="float" office:value="-0.03754617041085" calcext:value-type="float">
            <text:p>-0.03754617041085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-0.0567647663231694" calcext:value-type="float">
            <text:p>-0.0567647663231694</text:p>
          </table:table-cell>
          <table:table-cell office:value-type="float" office:value="-0.18490173641489" calcext:value-type="float">
            <text:p>-0.18490173641489</text:p>
          </table:table-cell>
          <table:table-cell office:value-type="float" office:value="0.0713722037685517" calcext:value-type="float">
            <text:p>0.0713722037685517</text:p>
          </table:table-cell>
          <table:table-cell office:value-type="float" office:value="0.944816295839123" calcext:value-type="float">
            <text:p>0.944816295839123</text:p>
          </table:table-cell>
          <table:table-cell office:value-type="float" office:value="0.831185955151248" calcext:value-type="float">
            <text:p>0.831185955151248</text:p>
          </table:table-cell>
          <table:table-cell office:value-type="float" office:value="1.07398089122033" calcext:value-type="float">
            <text:p>1.07398089122033</text:p>
          </table:table-cell>
          <table:table-cell office:value-type="float" office:value="0.0551837041608768" calcext:value-type="float">
            <text:p>0.0551837041608768</text:p>
          </table:table-cell>
          <table:table-cell office:value-type="float" office:value="0.168814044848752" calcext:value-type="float">
            <text:p>0.168814044848752</text:p>
          </table:table-cell>
          <table:table-cell office:value-type="float" office:value="-0.073980891220333" calcext:value-type="float">
            <text:p>-0.073980891220333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00356195100116894" calcext:value-type="float">
            <text:p>0.00356195100116894</text:p>
          </table:table-cell>
          <table:table-cell office:value-type="float" office:value="-0.110745593740892" calcext:value-type="float">
            <text:p>-0.110745593740892</text:p>
          </table:table-cell>
          <table:table-cell office:value-type="float" office:value="0.11786949574323" calcext:value-type="float">
            <text:p>0.11786949574323</text:p>
          </table:table-cell>
          <table:table-cell office:value-type="float" office:value="1.00356830228739" calcext:value-type="float">
            <text:p>1.00356830228739</text:p>
          </table:table-cell>
          <table:table-cell office:value-type="float" office:value="0.895166455912089" calcext:value-type="float">
            <text:p>0.895166455912089</text:p>
          </table:table-cell>
          <table:table-cell office:value-type="float" office:value="1.12509727180271" calcext:value-type="float">
            <text:p>1.12509727180271</text:p>
          </table:table-cell>
          <table:table-cell office:value-type="float" office:value="-0.00356830228738758" calcext:value-type="float">
            <text:p>-0.00356830228738758</text:p>
          </table:table-cell>
          <table:table-cell office:value-type="float" office:value="0.104833544087911" calcext:value-type="float">
            <text:p>0.104833544087911</text:p>
          </table:table-cell>
          <table:table-cell office:value-type="float" office:value="-0.125097271802706" calcext:value-type="float">
            <text:p>-0.125097271802706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-0.0731779946138671" calcext:value-type="float">
            <text:p>-0.0731779946138671</text:p>
          </table:table-cell>
          <table:table-cell office:value-type="float" office:value="-0.210489280350232" calcext:value-type="float">
            <text:p>-0.210489280350232</text:p>
          </table:table-cell>
          <table:table-cell office:value-type="float" office:value="0.0641332911224979" calcext:value-type="float">
            <text:p>0.0641332911224979</text:p>
          </table:table-cell>
          <table:table-cell office:value-type="float" office:value="0.929435380809973" calcext:value-type="float">
            <text:p>0.929435380809973</text:p>
          </table:table-cell>
          <table:table-cell office:value-type="float" office:value="0.810187740035618" calcext:value-type="float">
            <text:p>0.810187740035618</text:p>
          </table:table-cell>
          <table:table-cell office:value-type="float" office:value="1.06623450888482" calcext:value-type="float">
            <text:p>1.06623450888482</text:p>
          </table:table-cell>
          <table:table-cell office:value-type="float" office:value="0.0705646191900269" calcext:value-type="float">
            <text:p>0.0705646191900269</text:p>
          </table:table-cell>
          <table:table-cell office:value-type="float" office:value="0.189812259964382" calcext:value-type="float">
            <text:p>0.189812259964382</text:p>
          </table:table-cell>
          <table:table-cell office:value-type="float" office:value="-0.0662345088848211" calcext:value-type="float">
            <text:p>-0.0662345088848211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2.04795064782696" calcext:value-type="float">
            <text:p>-2.04795064782696</text:p>
          </table:table-cell>
          <table:table-cell office:value-type="float" office:value="-2.37272586579526" calcext:value-type="float">
            <text:p>-2.37272586579526</text:p>
          </table:table-cell>
          <table:table-cell office:value-type="float" office:value="-1.72317542985866" calcext:value-type="float">
            <text:p>-1.72317542985866</text:p>
          </table:table-cell>
          <table:table-cell office:value-type="float" office:value="0.12899899726026" calcext:value-type="float">
            <text:p>0.12899899726026</text:p>
          </table:table-cell>
          <table:table-cell office:value-type="float" office:value="0.0932262573454265" calcext:value-type="float">
            <text:p>0.0932262573454265</text:p>
          </table:table-cell>
          <table:table-cell office:value-type="float" office:value="0.178498437757663" calcext:value-type="float">
            <text:p>0.178498437757663</text:p>
          </table:table-cell>
          <table:table-cell office:value-type="float" office:value="0.87100100273974" calcext:value-type="float">
            <text:p>0.87100100273974</text:p>
          </table:table-cell>
          <table:table-cell office:value-type="float" office:value="0.906773742654573" calcext:value-type="float">
            <text:p>0.906773742654573</text:p>
          </table:table-cell>
          <table:table-cell office:value-type="float" office:value="0.821501562242337" calcext:value-type="float">
            <text:p>0.821501562242337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2.12288412027664" calcext:value-type="float">
            <text:p>-2.12288412027664</text:p>
          </table:table-cell>
          <table:table-cell office:value-type="float" office:value="-2.44794653949739" calcext:value-type="float">
            <text:p>-2.44794653949739</text:p>
          </table:table-cell>
          <table:table-cell office:value-type="float" office:value="-1.79782170105588" calcext:value-type="float">
            <text:p>-1.79782170105588</text:p>
          </table:table-cell>
          <table:table-cell office:value-type="float" office:value="0.119685941598769" calcext:value-type="float">
            <text:p>0.119685941598769</text:p>
          </table:table-cell>
          <table:table-cell office:value-type="float" office:value="0.0864709690325576" calcext:value-type="float">
            <text:p>0.0864709690325576</text:p>
          </table:table-cell>
          <table:table-cell office:value-type="float" office:value="0.165659351070653" calcext:value-type="float">
            <text:p>0.165659351070653</text:p>
          </table:table-cell>
          <table:table-cell office:value-type="float" office:value="0.880314058401231" calcext:value-type="float">
            <text:p>0.880314058401231</text:p>
          </table:table-cell>
          <table:table-cell office:value-type="float" office:value="0.913529030967442" calcext:value-type="float">
            <text:p>0.913529030967442</text:p>
          </table:table-cell>
          <table:table-cell office:value-type="float" office:value="0.834340648929347" calcext:value-type="float">
            <text:p>0.834340648929347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43446321090732" calcext:value-type="float">
            <text:p>-2.43446321090732</text:p>
          </table:table-cell>
          <table:table-cell office:value-type="float" office:value="-2.8366853084068" calcext:value-type="float">
            <text:p>-2.8366853084068</text:p>
          </table:table-cell>
          <table:table-cell office:value-type="float" office:value="-2.03224111340784" calcext:value-type="float">
            <text:p>-2.03224111340784</text:p>
          </table:table-cell>
          <table:table-cell office:value-type="float" office:value="0.0876447811857931" calcext:value-type="float">
            <text:p>0.0876447811857931</text:p>
          </table:table-cell>
          <table:table-cell office:value-type="float" office:value="0.0586196503498945" calcext:value-type="float">
            <text:p>0.0586196503498945</text:p>
          </table:table-cell>
          <table:table-cell office:value-type="float" office:value="0.131041512927062" calcext:value-type="float">
            <text:p>0.131041512927062</text:p>
          </table:table-cell>
          <table:table-cell office:value-type="float" office:value="0.912355218814207" calcext:value-type="float">
            <text:p>0.912355218814207</text:p>
          </table:table-cell>
          <table:table-cell office:value-type="float" office:value="0.941380349650106" calcext:value-type="float">
            <text:p>0.941380349650106</text:p>
          </table:table-cell>
          <table:table-cell office:value-type="float" office:value="0.868958487072938" calcext:value-type="float">
            <text:p>0.868958487072938</text:p>
          </table:table-cell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-1.82738231353683" calcext:value-type="float">
            <text:p>-1.82738231353683</text:p>
          </table:table-cell>
          <table:table-cell office:value-type="float" office:value="-2.05334721097294" calcext:value-type="float">
            <text:p>-2.05334721097294</text:p>
          </table:table-cell>
          <table:table-cell office:value-type="float" office:value="-1.60141741610072" calcext:value-type="float">
            <text:p>-1.60141741610072</text:p>
          </table:table-cell>
          <table:table-cell office:value-type="float" office:value="0.160834030279456" calcext:value-type="float">
            <text:p>0.160834030279456</text:p>
          </table:table-cell>
          <table:table-cell office:value-type="float" office:value="0.128304721063389" calcext:value-type="float">
            <text:p>0.128304721063389</text:p>
          </table:table-cell>
          <table:table-cell office:value-type="float" office:value="0.201610549335538" calcext:value-type="float">
            <text:p>0.201610549335538</text:p>
          </table:table-cell>
          <table:table-cell office:value-type="float" office:value="0.839165969720544" calcext:value-type="float">
            <text:p>0.839165969720544</text:p>
          </table:table-cell>
          <table:table-cell office:value-type="float" office:value="0.871695278936611" calcext:value-type="float">
            <text:p>0.871695278936611</text:p>
          </table:table-cell>
          <table:table-cell office:value-type="float" office:value="0.798389450664462" calcext:value-type="float">
            <text:p>0.798389450664462</text:p>
          </table:table-cell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-1.72491944079855" calcext:value-type="float">
            <text:p>-1.72491944079855</text:p>
          </table:table-cell>
          <table:table-cell office:value-type="float" office:value="-1.92312752754465" calcext:value-type="float">
            <text:p>-1.92312752754465</text:p>
          </table:table-cell>
          <table:table-cell office:value-type="float" office:value="-1.52671135405246" calcext:value-type="float">
            <text:p>-1.52671135405246</text:p>
          </table:table-cell>
          <table:table-cell office:value-type="float" office:value="0.178187405829836" calcext:value-type="float">
            <text:p>0.178187405829836</text:p>
          </table:table-cell>
          <table:table-cell office:value-type="float" office:value="0.146149161083904" calcext:value-type="float">
            <text:p>0.146149161083904</text:p>
          </table:table-cell>
          <table:table-cell office:value-type="float" office:value="0.217248948682906" calcext:value-type="float">
            <text:p>0.217248948682906</text:p>
          </table:table-cell>
          <table:table-cell office:value-type="float" office:value="0.821812594170164" calcext:value-type="float">
            <text:p>0.821812594170164</text:p>
          </table:table-cell>
          <table:table-cell office:value-type="float" office:value="0.853850838916096" calcext:value-type="float">
            <text:p>0.853850838916096</text:p>
          </table:table-cell>
          <table:table-cell office:value-type="float" office:value="0.782751051317094" calcext:value-type="float">
            <text:p>0.782751051317094</text:p>
          </table:table-cell>
        </table:table-row>
        <table:table-row table:style-name="ro1">
          <table:table-cell office:value-type="string" calcext:value-type="string">
            <text:p>Immunityhybridboost_306-366</text:p>
          </table:table-cell>
          <table:table-cell office:value-type="float" office:value="-1.80373490063029" calcext:value-type="float">
            <text:p>-1.80373490063029</text:p>
          </table:table-cell>
          <table:table-cell office:value-type="float" office:value="-2.0870528298606" calcext:value-type="float">
            <text:p>-2.0870528298606</text:p>
          </table:table-cell>
          <table:table-cell office:value-type="float" office:value="-1.52041697139997" calcext:value-type="float">
            <text:p>-1.52041697139997</text:p>
          </table:table-cell>
          <table:table-cell office:value-type="float" office:value="0.16468266478277" calcext:value-type="float">
            <text:p>0.16468266478277</text:p>
          </table:table-cell>
          <table:table-cell office:value-type="float" office:value="0.124052200540449" calcext:value-type="float">
            <text:p>0.124052200540449</text:p>
          </table:table-cell>
          <table:table-cell office:value-type="float" office:value="0.218620709361066" calcext:value-type="float">
            <text:p>0.218620709361066</text:p>
          </table:table-cell>
          <table:table-cell office:value-type="float" office:value="0.83531733521723" calcext:value-type="float">
            <text:p>0.83531733521723</text:p>
          </table:table-cell>
          <table:table-cell office:value-type="float" office:value="0.875947799459551" calcext:value-type="float">
            <text:p>0.875947799459551</text:p>
          </table:table-cell>
          <table:table-cell office:value-type="float" office:value="0.781379290638934" calcext:value-type="float">
            <text:p>0.781379290638934</text:p>
          </table:table-cell>
        </table:table-row>
        <table:table-row table:style-name="ro1">
          <table:table-cell office:value-type="string" calcext:value-type="string">
            <text:p>Immunityhybridboost_367-427</text:p>
          </table:table-cell>
          <table:table-cell office:value-type="float" office:value="-1.33143794107588" calcext:value-type="float">
            <text:p>-1.33143794107588</text:p>
          </table:table-cell>
          <table:table-cell office:value-type="float" office:value="-1.7737416095534" calcext:value-type="float">
            <text:p>-1.7737416095534</text:p>
          </table:table-cell>
          <table:table-cell office:value-type="float" office:value="-0.889134272598353" calcext:value-type="float">
            <text:p>-0.889134272598353</text:p>
          </table:table-cell>
          <table:table-cell office:value-type="float" office:value="0.264097231877605" calcext:value-type="float">
            <text:p>0.264097231877605</text:p>
          </table:table-cell>
          <table:table-cell office:value-type="float" office:value="0.169696860101946" calcext:value-type="float">
            <text:p>0.169696860101946</text:p>
          </table:table-cell>
          <table:table-cell office:value-type="float" office:value="0.41101142262451" calcext:value-type="float">
            <text:p>0.41101142262451</text:p>
          </table:table-cell>
          <table:table-cell office:value-type="float" office:value="0.735902768122395" calcext:value-type="float">
            <text:p>0.735902768122395</text:p>
          </table:table-cell>
          <table:table-cell office:value-type="float" office:value="0.830303139898054" calcext:value-type="float">
            <text:p>0.830303139898054</text:p>
          </table:table-cell>
          <table:table-cell office:value-type="float" office:value="0.58898857737549" calcext:value-type="float">
            <text:p>0.58898857737549</text:p>
          </table:table-cell>
        </table:table-row>
        <table:table-row table:style-name="ro1">
          <table:table-cell office:value-type="string" calcext:value-type="string">
            <text:p>Immunityhybridboost_428-488</text:p>
          </table:table-cell>
          <table:table-cell office:value-type="float" office:value="0.280358407824773" calcext:value-type="float">
            <text:p>0.280358407824773</text:p>
          </table:table-cell>
          <table:table-cell office:value-type="float" office:value="-0.85546925529636" calcext:value-type="float">
            <text:p>-0.85546925529636</text:p>
          </table:table-cell>
          <table:table-cell office:value-type="float" office:value="1.41618607094591" calcext:value-type="float">
            <text:p>1.41618607094591</text:p>
          </table:table-cell>
          <table:table-cell office:value-type="float" office:value="1.32360411740762" calcext:value-type="float">
            <text:p>1.32360411740762</text:p>
          </table:table-cell>
          <table:table-cell office:value-type="float" office:value="0.425083671508876" calcext:value-type="float">
            <text:p>0.425083671508876</text:p>
          </table:table-cell>
          <table:table-cell office:value-type="float" office:value="4.12137180757793" calcext:value-type="float">
            <text:p>4.12137180757793</text:p>
          </table:table-cell>
          <table:table-cell office:value-type="float" office:value="-0.323604117407617" calcext:value-type="float">
            <text:p>-0.323604117407617</text:p>
          </table:table-cell>
          <table:table-cell office:value-type="float" office:value="0.574916328491125" calcext:value-type="float">
            <text:p>0.574916328491125</text:p>
          </table:table-cell>
          <table:table-cell office:value-type="float" office:value="-3.12137180757793" calcext:value-type="float">
            <text:p>-3.12137180757793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1.48398430167743" calcext:value-type="float">
            <text:p>-1.48398430167743</text:p>
          </table:table-cell>
          <table:table-cell office:value-type="float" office:value="-2.28517046337623" calcext:value-type="float">
            <text:p>-2.28517046337623</text:p>
          </table:table-cell>
          <table:table-cell office:value-type="float" office:value="-0.682798139978622" calcext:value-type="float">
            <text:p>-0.682798139978622</text:p>
          </table:table-cell>
          <table:table-cell office:value-type="float" office:value="0.226732515598306" calcext:value-type="float">
            <text:p>0.226732515598306</text:p>
          </table:table-cell>
          <table:table-cell office:value-type="float" office:value="0.101756714834624" calcext:value-type="float">
            <text:p>0.101756714834624</text:p>
          </table:table-cell>
          <table:table-cell office:value-type="float" office:value="0.505201388557839" calcext:value-type="float">
            <text:p>0.505201388557839</text:p>
          </table:table-cell>
          <table:table-cell office:value-type="float" office:value="0.773267484401694" calcext:value-type="float">
            <text:p>0.773267484401694</text:p>
          </table:table-cell>
          <table:table-cell office:value-type="float" office:value="0.898243285165376" calcext:value-type="float">
            <text:p>0.898243285165376</text:p>
          </table:table-cell>
          <table:table-cell office:value-type="float" office:value="0.494798611442161" calcext:value-type="float">
            <text:p>0.494798611442161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1.85169556964096" calcext:value-type="float">
            <text:p>-1.85169556964096</text:p>
          </table:table-cell>
          <table:table-cell office:value-type="float" office:value="-2.54624579876787" calcext:value-type="float">
            <text:p>-2.54624579876787</text:p>
          </table:table-cell>
          <table:table-cell office:value-type="float" office:value="-1.15714534051405" calcext:value-type="float">
            <text:p>-1.15714534051405</text:p>
          </table:table-cell>
          <table:table-cell office:value-type="float" office:value="0.156970785645302" calcext:value-type="float">
            <text:p>0.156970785645302</text:p>
          </table:table-cell>
          <table:table-cell office:value-type="float" office:value="0.0783753512196324" calcext:value-type="float">
            <text:p>0.0783753512196324</text:p>
          </table:table-cell>
          <table:table-cell office:value-type="float" office:value="0.31438235571098" calcext:value-type="float">
            <text:p>0.31438235571098</text:p>
          </table:table-cell>
          <table:table-cell office:value-type="float" office:value="0.843029214354698" calcext:value-type="float">
            <text:p>0.843029214354698</text:p>
          </table:table-cell>
          <table:table-cell office:value-type="float" office:value="0.921624648780368" calcext:value-type="float">
            <text:p>0.921624648780368</text:p>
          </table:table-cell>
          <table:table-cell office:value-type="float" office:value="0.68561764428902" calcext:value-type="float">
            <text:p>0.68561764428902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1.95064319635796" calcext:value-type="float">
            <text:p>-1.95064319635796</text:p>
          </table:table-cell>
          <table:table-cell office:value-type="float" office:value="-2.39145519965657" calcext:value-type="float">
            <text:p>-2.39145519965657</text:p>
          </table:table-cell>
          <table:table-cell office:value-type="float" office:value="-1.50983119305935" calcext:value-type="float">
            <text:p>-1.50983119305935</text:p>
          </table:table-cell>
          <table:table-cell office:value-type="float" office:value="0.142182590845031" calcext:value-type="float">
            <text:p>0.142182590845031</text:p>
          </table:table-cell>
          <table:table-cell office:value-type="float" office:value="0.091496441363738" calcext:value-type="float">
            <text:p>0.091496441363738</text:p>
          </table:table-cell>
          <table:table-cell office:value-type="float" office:value="0.220947272244596" calcext:value-type="float">
            <text:p>0.220947272244596</text:p>
          </table:table-cell>
          <table:table-cell office:value-type="float" office:value="0.857817409154969" calcext:value-type="float">
            <text:p>0.857817409154969</text:p>
          </table:table-cell>
          <table:table-cell office:value-type="float" office:value="0.908503558636262" calcext:value-type="float">
            <text:p>0.908503558636262</text:p>
          </table:table-cell>
          <table:table-cell office:value-type="float" office:value="0.779052727755404" calcext:value-type="float">
            <text:p>0.779052727755404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78197921194182" calcext:value-type="float">
            <text:p>-1.78197921194182</text:p>
          </table:table-cell>
          <table:table-cell office:value-type="float" office:value="-2.12085940537603" calcext:value-type="float">
            <text:p>-2.12085940537603</text:p>
          </table:table-cell>
          <table:table-cell office:value-type="float" office:value="-1.44309901850761" calcext:value-type="float">
            <text:p>-1.44309901850761</text:p>
          </table:table-cell>
          <table:table-cell office:value-type="float" office:value="0.168304706717284" calcext:value-type="float">
            <text:p>0.168304706717284</text:p>
          </table:table-cell>
          <table:table-cell office:value-type="float" office:value="0.11992851699826" calcext:value-type="float">
            <text:p>0.11992851699826</text:p>
          </table:table-cell>
          <table:table-cell office:value-type="float" office:value="0.236194651715752" calcext:value-type="float">
            <text:p>0.236194651715752</text:p>
          </table:table-cell>
          <table:table-cell office:value-type="float" office:value="0.831695293282716" calcext:value-type="float">
            <text:p>0.831695293282716</text:p>
          </table:table-cell>
          <table:table-cell office:value-type="float" office:value="0.88007148300174" calcext:value-type="float">
            <text:p>0.88007148300174</text:p>
          </table:table-cell>
          <table:table-cell office:value-type="float" office:value="0.763805348284248" calcext:value-type="float">
            <text:p>0.763805348284248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63815396280176" calcext:value-type="float">
            <text:p>-1.63815396280176</text:p>
          </table:table-cell>
          <table:table-cell office:value-type="float" office:value="-1.99273733096927" calcext:value-type="float">
            <text:p>-1.99273733096927</text:p>
          </table:table-cell>
          <table:table-cell office:value-type="float" office:value="-1.28357059463424" calcext:value-type="float">
            <text:p>-1.28357059463424</text:p>
          </table:table-cell>
          <table:table-cell office:value-type="float" office:value="0.194338467395928" calcext:value-type="float">
            <text:p>0.194338467395928</text:p>
          </table:table-cell>
          <table:table-cell office:value-type="float" office:value="0.136321756485227" calcext:value-type="float">
            <text:p>0.136321756485227</text:p>
          </table:table-cell>
          <table:table-cell office:value-type="float" office:value="0.277046312221563" calcext:value-type="float">
            <text:p>0.277046312221563</text:p>
          </table:table-cell>
          <table:table-cell office:value-type="float" office:value="0.805661532604072" calcext:value-type="float">
            <text:p>0.805661532604072</text:p>
          </table:table-cell>
          <table:table-cell office:value-type="float" office:value="0.863678243514773" calcext:value-type="float">
            <text:p>0.863678243514773</text:p>
          </table:table-cell>
          <table:table-cell office:value-type="float" office:value="0.722953687778437" calcext:value-type="float">
            <text:p>0.722953687778437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1.09829983168279" calcext:value-type="float">
            <text:p>-1.09829983168279</text:p>
          </table:table-cell>
          <table:table-cell office:value-type="float" office:value="-1.43719515966593" calcext:value-type="float">
            <text:p>-1.43719515966593</text:p>
          </table:table-cell>
          <table:table-cell office:value-type="float" office:value="-0.759404503699654" calcext:value-type="float">
            <text:p>-0.759404503699654</text:p>
          </table:table-cell>
          <table:table-cell office:value-type="float" office:value="0.333437501935029" calcext:value-type="float">
            <text:p>0.333437501935029</text:p>
          </table:table-cell>
          <table:table-cell office:value-type="float" office:value="0.237593236058545" calcext:value-type="float">
            <text:p>0.237593236058545</text:p>
          </table:table-cell>
          <table:table-cell office:value-type="float" office:value="0.467945003574414" calcext:value-type="float">
            <text:p>0.467945003574414</text:p>
          </table:table-cell>
          <table:table-cell office:value-type="float" office:value="0.666562498064971" calcext:value-type="float">
            <text:p>0.666562498064971</text:p>
          </table:table-cell>
          <table:table-cell office:value-type="float" office:value="0.762406763941455" calcext:value-type="float">
            <text:p>0.762406763941455</text:p>
          </table:table-cell>
          <table:table-cell office:value-type="float" office:value="0.532054996425586" calcext:value-type="float">
            <text:p>0.532054996425586</text:p>
          </table:table-cell>
        </table:table-row>
        <table:table-row table:style-name="ro1">
          <table:table-cell office:value-type="string" calcext:value-type="string">
            <text:p>Immunityhybridfull_428-488</text:p>
          </table:table-cell>
          <table:table-cell office:value-type="float" office:value="-1.33195314110111" calcext:value-type="float">
            <text:p>-1.33195314110111</text:p>
          </table:table-cell>
          <table:table-cell office:value-type="float" office:value="-1.83980885377106" calcext:value-type="float">
            <text:p>-1.83980885377106</text:p>
          </table:table-cell>
          <table:table-cell office:value-type="float" office:value="-0.824097428431153" calcext:value-type="float">
            <text:p>-0.824097428431153</text:p>
          </table:table-cell>
          <table:table-cell office:value-type="float" office:value="0.263961204020865" calcext:value-type="float">
            <text:p>0.263961204020865</text:p>
          </table:table-cell>
          <table:table-cell office:value-type="float" office:value="0.158847786360543" calcext:value-type="float">
            <text:p>0.158847786360543</text:p>
          </table:table-cell>
          <table:table-cell office:value-type="float" office:value="0.438630709464215" calcext:value-type="float">
            <text:p>0.438630709464215</text:p>
          </table:table-cell>
          <table:table-cell office:value-type="float" office:value="0.736038795979135" calcext:value-type="float">
            <text:p>0.736038795979135</text:p>
          </table:table-cell>
          <table:table-cell office:value-type="float" office:value="0.841152213639457" calcext:value-type="float">
            <text:p>0.841152213639457</text:p>
          </table:table-cell>
          <table:table-cell office:value-type="float" office:value="0.561369290535785" calcext:value-type="float">
            <text:p>0.561369290535785</text:p>
          </table:table-cell>
        </table:table-row>
        <table:table-row table:style-name="ro1">
          <table:table-cell office:value-type="string" calcext:value-type="string">
            <text:p>Immunityhybridfull_489-549</text:p>
          </table:table-cell>
          <table:table-cell office:value-type="float" office:value="-1.32032968104602" calcext:value-type="float">
            <text:p>-1.32032968104602</text:p>
          </table:table-cell>
          <table:table-cell office:value-type="float" office:value="-2.01473029272756" calcext:value-type="float">
            <text:p>-2.01473029272756</text:p>
          </table:table-cell>
          <table:table-cell office:value-type="float" office:value="-0.625929069364488" calcext:value-type="float">
            <text:p>-0.625929069364488</text:p>
          </table:table-cell>
          <table:table-cell office:value-type="float" office:value="0.267047247035887" calcext:value-type="float">
            <text:p>0.267047247035887</text:p>
          </table:table-cell>
          <table:table-cell office:value-type="float" office:value="0.133356365697735" calcext:value-type="float">
            <text:p>0.133356365697735</text:p>
          </table:table-cell>
          <table:table-cell office:value-type="float" office:value="0.534764364463009" calcext:value-type="float">
            <text:p>0.534764364463009</text:p>
          </table:table-cell>
          <table:table-cell office:value-type="float" office:value="0.732952752964113" calcext:value-type="float">
            <text:p>0.732952752964113</text:p>
          </table:table-cell>
          <table:table-cell office:value-type="float" office:value="0.866643634302265" calcext:value-type="float">
            <text:p>0.866643634302265</text:p>
          </table:table-cell>
          <table:table-cell office:value-type="float" office:value="0.465235635536991" calcext:value-type="float">
            <text:p>0.465235635536991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0.946444165436457" calcext:value-type="float">
            <text:p>-0.946444165436457</text:p>
          </table:table-cell>
          <table:table-cell office:value-type="float" office:value="-1.53870948366333" calcext:value-type="float">
            <text:p>-1.53870948366333</text:p>
          </table:table-cell>
          <table:table-cell office:value-type="float" office:value="-0.354178847209585" calcext:value-type="float">
            <text:p>-0.354178847209585</text:p>
          </table:table-cell>
          <table:table-cell office:value-type="float" office:value="0.388118658422295" calcext:value-type="float">
            <text:p>0.388118658422295</text:p>
          </table:table-cell>
          <table:table-cell office:value-type="float" office:value="0.214657942336079" calcext:value-type="float">
            <text:p>0.214657942336079</text:p>
          </table:table-cell>
          <table:table-cell office:value-type="float" office:value="0.701749450200536" calcext:value-type="float">
            <text:p>0.701749450200536</text:p>
          </table:table-cell>
          <table:table-cell office:value-type="float" office:value="0.611881341577705" calcext:value-type="float">
            <text:p>0.611881341577705</text:p>
          </table:table-cell>
          <table:table-cell office:value-type="float" office:value="0.785342057663921" calcext:value-type="float">
            <text:p>0.785342057663921</text:p>
          </table:table-cell>
          <table:table-cell office:value-type="float" office:value="0.298250549799464" calcext:value-type="float">
            <text:p>0.298250549799464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1.33620312886759" calcext:value-type="float">
            <text:p>-1.33620312886759</text:p>
          </table:table-cell>
          <table:table-cell office:value-type="float" office:value="-1.8442156456999" calcext:value-type="float">
            <text:p>-1.8442156456999</text:p>
          </table:table-cell>
          <table:table-cell office:value-type="float" office:value="-0.828190612035276" calcext:value-type="float">
            <text:p>-0.828190612035276</text:p>
          </table:table-cell>
          <table:table-cell office:value-type="float" office:value="0.262841752645274" calcext:value-type="float">
            <text:p>0.262841752645274</text:p>
          </table:table-cell>
          <table:table-cell office:value-type="float" office:value="0.158149317351835" calcext:value-type="float">
            <text:p>0.158149317351835</text:p>
          </table:table-cell>
          <table:table-cell office:value-type="float" office:value="0.4368389828705" calcext:value-type="float">
            <text:p>0.4368389828705</text:p>
          </table:table-cell>
          <table:table-cell office:value-type="float" office:value="0.737158247354726" calcext:value-type="float">
            <text:p>0.737158247354726</text:p>
          </table:table-cell>
          <table:table-cell office:value-type="float" office:value="0.841850682648165" calcext:value-type="float">
            <text:p>0.841850682648165</text:p>
          </table:table-cell>
          <table:table-cell office:value-type="float" office:value="0.5631610171295" calcext:value-type="float">
            <text:p>0.5631610171295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1.12439005054185" calcext:value-type="float">
            <text:p>-1.12439005054185</text:p>
          </table:table-cell>
          <table:table-cell office:value-type="float" office:value="-1.4107103101729" calcext:value-type="float">
            <text:p>-1.4107103101729</text:p>
          </table:table-cell>
          <table:table-cell office:value-type="float" office:value="-0.838069790910809" calcext:value-type="float">
            <text:p>-0.838069790910809</text:p>
          </table:table-cell>
          <table:table-cell office:value-type="float" office:value="0.324850549358764" calcext:value-type="float">
            <text:p>0.324850549358764</text:p>
          </table:table-cell>
          <table:table-cell office:value-type="float" office:value="0.24396992727128" calcext:value-type="float">
            <text:p>0.24396992727128</text:p>
          </table:table-cell>
          <table:table-cell office:value-type="float" office:value="0.432544619736472" calcext:value-type="float">
            <text:p>0.432544619736472</text:p>
          </table:table-cell>
          <table:table-cell office:value-type="float" office:value="0.675149450641236" calcext:value-type="float">
            <text:p>0.675149450641236</text:p>
          </table:table-cell>
          <table:table-cell office:value-type="float" office:value="0.75603007272872" calcext:value-type="float">
            <text:p>0.75603007272872</text:p>
          </table:table-cell>
          <table:table-cell office:value-type="float" office:value="0.567455380263528" calcext:value-type="float">
            <text:p>0.567455380263528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1.37855943804188" calcext:value-type="float">
            <text:p>-1.37855943804188</text:p>
          </table:table-cell>
          <table:table-cell office:value-type="float" office:value="-1.66763400354886" calcext:value-type="float">
            <text:p>-1.66763400354886</text:p>
          </table:table-cell>
          <table:table-cell office:value-type="float" office:value="-1.08948487253491" calcext:value-type="float">
            <text:p>-1.08948487253491</text:p>
          </table:table-cell>
          <table:table-cell office:value-type="float" office:value="0.251941228718432" calcext:value-type="float">
            <text:p>0.251941228718432</text:p>
          </table:table-cell>
          <table:table-cell office:value-type="float" office:value="0.188692984841593" calcext:value-type="float">
            <text:p>0.188692984841593</text:p>
          </table:table-cell>
          <table:table-cell office:value-type="float" office:value="0.336389732673102" calcext:value-type="float">
            <text:p>0.336389732673102</text:p>
          </table:table-cell>
          <table:table-cell office:value-type="float" office:value="0.748058771281568" calcext:value-type="float">
            <text:p>0.748058771281568</text:p>
          </table:table-cell>
          <table:table-cell office:value-type="float" office:value="0.811307015158407" calcext:value-type="float">
            <text:p>0.811307015158407</text:p>
          </table:table-cell>
          <table:table-cell office:value-type="float" office:value="0.663610267326898" calcext:value-type="float">
            <text:p>0.663610267326898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5055398149542" calcext:value-type="float">
            <text:p>-1.5055398149542</text:p>
          </table:table-cell>
          <table:table-cell office:value-type="float" office:value="-1.87231454457874" calcext:value-type="float">
            <text:p>-1.87231454457874</text:p>
          </table:table-cell>
          <table:table-cell office:value-type="float" office:value="-1.13876508532965" calcext:value-type="float">
            <text:p>-1.13876508532965</text:p>
          </table:table-cell>
          <table:table-cell office:value-type="float" office:value="0.221897477918769" calcext:value-type="float">
            <text:p>0.221897477918769</text:p>
          </table:table-cell>
          <table:table-cell office:value-type="float" office:value="0.153767348240115" calcext:value-type="float">
            <text:p>0.153767348240115</text:p>
          </table:table-cell>
          <table:table-cell office:value-type="float" office:value="0.320214214982897" calcext:value-type="float">
            <text:p>0.320214214982897</text:p>
          </table:table-cell>
          <table:table-cell office:value-type="float" office:value="0.778102522081231" calcext:value-type="float">
            <text:p>0.778102522081231</text:p>
          </table:table-cell>
          <table:table-cell office:value-type="float" office:value="0.846232651759885" calcext:value-type="float">
            <text:p>0.846232651759885</text:p>
          </table:table-cell>
          <table:table-cell office:value-type="float" office:value="0.679785785017103" calcext:value-type="float">
            <text:p>0.679785785017103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0.914291026823886" calcext:value-type="float">
            <text:p>-0.914291026823886</text:p>
          </table:table-cell>
          <table:table-cell office:value-type="float" office:value="-1.36737457803812" calcext:value-type="float">
            <text:p>-1.36737457803812</text:p>
          </table:table-cell>
          <table:table-cell office:value-type="float" office:value="-0.461207475609648" calcext:value-type="float">
            <text:p>-0.461207475609648</text:p>
          </table:table-cell>
          <table:table-cell office:value-type="float" office:value="0.400800682317529" calcext:value-type="float">
            <text:p>0.400800682317529</text:p>
          </table:table-cell>
          <table:table-cell office:value-type="float" office:value="0.25477497407136" calcext:value-type="float">
            <text:p>0.25477497407136</text:p>
          </table:table-cell>
          <table:table-cell office:value-type="float" office:value="0.630521845921974" calcext:value-type="float">
            <text:p>0.630521845921974</text:p>
          </table:table-cell>
          <table:table-cell office:value-type="float" office:value="0.599199317682471" calcext:value-type="float">
            <text:p>0.599199317682471</text:p>
          </table:table-cell>
          <table:table-cell office:value-type="float" office:value="0.74522502592864" calcext:value-type="float">
            <text:p>0.74522502592864</text:p>
          </table:table-cell>
          <table:table-cell office:value-type="float" office:value="0.369478154078026" calcext:value-type="float">
            <text:p>0.369478154078026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0.940499500287963" calcext:value-type="float">
            <text:p>-0.940499500287963</text:p>
          </table:table-cell>
          <table:table-cell office:value-type="float" office:value="-1.92162367582932" calcext:value-type="float">
            <text:p>-1.92162367582932</text:p>
          </table:table-cell>
          <table:table-cell office:value-type="float" office:value="0.0406246752533918" calcext:value-type="float">
            <text:p>0.0406246752533918</text:p>
          </table:table-cell>
          <table:table-cell office:value-type="float" office:value="0.390432765365088" calcext:value-type="float">
            <text:p>0.390432765365088</text:p>
          </table:table-cell>
          <table:table-cell office:value-type="float" office:value="0.146369113096647" calcext:value-type="float">
            <text:p>0.146369113096647</text:p>
          </table:table-cell>
          <table:table-cell office:value-type="float" office:value="1.04146114604094" calcext:value-type="float">
            <text:p>1.04146114604094</text:p>
          </table:table-cell>
          <table:table-cell office:value-type="float" office:value="0.609567234634912" calcext:value-type="float">
            <text:p>0.609567234634912</text:p>
          </table:table-cell>
          <table:table-cell office:value-type="float" office:value="0.853630886903353" calcext:value-type="float">
            <text:p>0.853630886903353</text:p>
          </table:table-cell>
          <table:table-cell office:value-type="float" office:value="-0.0414611460409404" calcext:value-type="float">
            <text:p>-0.0414611460409404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21745504454511" calcext:value-type="float">
            <text:p>-1.21745504454511</text:p>
          </table:table-cell>
          <table:table-cell office:value-type="float" office:value="-1.78505009547324" calcext:value-type="float">
            <text:p>-1.78505009547324</text:p>
          </table:table-cell>
          <table:table-cell office:value-type="float" office:value="-0.649859993616985" calcext:value-type="float">
            <text:p>-0.649859993616985</text:p>
          </table:table-cell>
          <table:table-cell office:value-type="float" office:value="0.295982471432462" calcext:value-type="float">
            <text:p>0.295982471432462</text:p>
          </table:table-cell>
          <table:table-cell office:value-type="float" office:value="0.167788655337551" calcext:value-type="float">
            <text:p>0.167788655337551</text:p>
          </table:table-cell>
          <table:table-cell office:value-type="float" office:value="0.522118871618743" calcext:value-type="float">
            <text:p>0.522118871618743</text:p>
          </table:table-cell>
          <table:table-cell office:value-type="float" office:value="0.704017528567538" calcext:value-type="float">
            <text:p>0.704017528567538</text:p>
          </table:table-cell>
          <table:table-cell office:value-type="float" office:value="0.832211344662449" calcext:value-type="float">
            <text:p>0.832211344662449</text:p>
          </table:table-cell>
          <table:table-cell office:value-type="float" office:value="0.477881128381257" calcext:value-type="float">
            <text:p>0.477881128381257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1.27924033114326" calcext:value-type="float">
            <text:p>-1.27924033114326</text:p>
          </table:table-cell>
          <table:table-cell office:value-type="float" office:value="-1.41738794923272" calcext:value-type="float">
            <text:p>-1.41738794923272</text:p>
          </table:table-cell>
          <table:table-cell office:value-type="float" office:value="-1.1410927130538" calcext:value-type="float">
            <text:p>-1.1410927130538</text:p>
          </table:table-cell>
          <table:table-cell office:value-type="float" office:value="0.278248596978894" calcext:value-type="float">
            <text:p>0.278248596978894</text:p>
          </table:table-cell>
          <table:table-cell office:value-type="float" office:value="0.242346211483067" calcext:value-type="float">
            <text:p>0.242346211483067</text:p>
          </table:table-cell>
          <table:table-cell office:value-type="float" office:value="0.319469742262228" calcext:value-type="float">
            <text:p>0.319469742262228</text:p>
          </table:table-cell>
          <table:table-cell office:value-type="float" office:value="0.721751403021106" calcext:value-type="float">
            <text:p>0.721751403021106</text:p>
          </table:table-cell>
          <table:table-cell office:value-type="float" office:value="0.757653788516933" calcext:value-type="float">
            <text:p>0.757653788516933</text:p>
          </table:table-cell>
          <table:table-cell office:value-type="float" office:value="0.680530257737772" calcext:value-type="float">
            <text:p>0.680530257737772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-0.892027969799477" calcext:value-type="float">
            <text:p>-0.892027969799477</text:p>
          </table:table-cell>
          <table:table-cell office:value-type="float" office:value="-1.04539895366746" calcext:value-type="float">
            <text:p>-1.04539895366746</text:p>
          </table:table-cell>
          <table:table-cell office:value-type="float" office:value="-0.738656985931495" calcext:value-type="float">
            <text:p>-0.738656985931495</text:p>
          </table:table-cell>
          <table:table-cell office:value-type="float" office:value="0.409823799161289" calcext:value-type="float">
            <text:p>0.409823799161289</text:p>
          </table:table-cell>
          <table:table-cell office:value-type="float" office:value="0.351551538621533" calcext:value-type="float">
            <text:p>0.351551538621533</text:p>
          </table:table-cell>
          <table:table-cell office:value-type="float" office:value="0.477755116696581" calcext:value-type="float">
            <text:p>0.477755116696581</text:p>
          </table:table-cell>
          <table:table-cell office:value-type="float" office:value="0.590176200838711" calcext:value-type="float">
            <text:p>0.590176200838711</text:p>
          </table:table-cell>
          <table:table-cell office:value-type="float" office:value="0.648448461378467" calcext:value-type="float">
            <text:p>0.648448461378467</text:p>
          </table:table-cell>
          <table:table-cell office:value-type="float" office:value="0.522244883303419" calcext:value-type="float">
            <text:p>0.522244883303419</text:p>
          </table:table-cell>
        </table:table-row>
        <table:table-row table:style-name="ro1">
          <table:table-cell office:value-type="string" calcext:value-type="string">
            <text:p>Immunitysecboost_123-183</text:p>
          </table:table-cell>
          <table:table-cell office:value-type="float" office:value="-0.61242785834366" calcext:value-type="float">
            <text:p>-0.61242785834366</text:p>
          </table:table-cell>
          <table:table-cell office:value-type="float" office:value="-0.873828349504594" calcext:value-type="float">
            <text:p>-0.873828349504594</text:p>
          </table:table-cell>
          <table:table-cell office:value-type="float" office:value="-0.351027367182726" calcext:value-type="float">
            <text:p>-0.351027367182726</text:p>
          </table:table-cell>
          <table:table-cell office:value-type="float" office:value="0.542033290228086" calcext:value-type="float">
            <text:p>0.542033290228086</text:p>
          </table:table-cell>
          <table:table-cell office:value-type="float" office:value="0.417350722508931" calcext:value-type="float">
            <text:p>0.417350722508931</text:p>
          </table:table-cell>
          <table:table-cell office:value-type="float" office:value="0.70396448806722" calcext:value-type="float">
            <text:p>0.70396448806722</text:p>
          </table:table-cell>
          <table:table-cell office:value-type="float" office:value="0.457966709771914" calcext:value-type="float">
            <text:p>0.457966709771914</text:p>
          </table:table-cell>
          <table:table-cell office:value-type="float" office:value="0.582649277491069" calcext:value-type="float">
            <text:p>0.582649277491069</text:p>
          </table:table-cell>
          <table:table-cell office:value-type="float" office:value="0.29603551193278" calcext:value-type="float">
            <text:p>0.29603551193278</text:p>
          </table:table-cell>
        </table:table-row>
        <table:table-row table:style-name="ro1">
          <table:table-cell office:value-type="string" calcext:value-type="string">
            <text:p>Immunitysecboost45_001-061</text:p>
          </table:table-cell>
          <table:table-cell office:value-type="float" office:value="-1.5780759718155" calcext:value-type="float">
            <text:p>-1.5780759718155</text:p>
          </table:table-cell>
          <table:table-cell office:value-type="float" office:value="-1.80704648463444" calcext:value-type="float">
            <text:p>-1.80704648463444</text:p>
          </table:table-cell>
          <table:table-cell office:value-type="float" office:value="-1.34910545899657" calcext:value-type="float">
            <text:p>-1.34910545899657</text:p>
          </table:table-cell>
          <table:table-cell office:value-type="float" office:value="0.206371781591769" calcext:value-type="float">
            <text:p>0.206371781591769</text:p>
          </table:table-cell>
          <table:table-cell office:value-type="float" office:value="0.164138206311867" calcext:value-type="float">
            <text:p>0.164138206311867</text:p>
          </table:table-cell>
          <table:table-cell office:value-type="float" office:value="0.259472265442211" calcext:value-type="float">
            <text:p>0.259472265442211</text:p>
          </table:table-cell>
          <table:table-cell office:value-type="float" office:value="0.793628218408231" calcext:value-type="float">
            <text:p>0.793628218408231</text:p>
          </table:table-cell>
          <table:table-cell office:value-type="float" office:value="0.835861793688133" calcext:value-type="float">
            <text:p>0.835861793688133</text:p>
          </table:table-cell>
          <table:table-cell office:value-type="float" office:value="0.740527734557789" calcext:value-type="float">
            <text:p>0.740527734557789</text:p>
          </table:table-cell>
        </table:table-row>
        <table:table-row table:style-name="ro1">
          <table:table-cell office:value-type="string" calcext:value-type="string">
            <text:p>Immunitysecboost45_062-122</text:p>
          </table:table-cell>
          <table:table-cell office:value-type="float" office:value="-1.63935058806668" calcext:value-type="float">
            <text:p>-1.63935058806668</text:p>
          </table:table-cell>
          <table:table-cell office:value-type="float" office:value="-2.12022617606122" calcext:value-type="float">
            <text:p>-2.12022617606122</text:p>
          </table:table-cell>
          <table:table-cell office:value-type="float" office:value="-1.15847500007215" calcext:value-type="float">
            <text:p>-1.15847500007215</text:p>
          </table:table-cell>
          <table:table-cell office:value-type="float" office:value="0.194106056158206" calcext:value-type="float">
            <text:p>0.194106056158206</text:p>
          </table:table-cell>
          <table:table-cell office:value-type="float" office:value="0.120004483300413" calcext:value-type="float">
            <text:p>0.120004483300413</text:p>
          </table:table-cell>
          <table:table-cell office:value-type="float" office:value="0.313964611996819" calcext:value-type="float">
            <text:p>0.313964611996819</text:p>
          </table:table-cell>
          <table:table-cell office:value-type="float" office:value="0.805893943841794" calcext:value-type="float">
            <text:p>0.805893943841794</text:p>
          </table:table-cell>
          <table:table-cell office:value-type="float" office:value="0.879995516699587" calcext:value-type="float">
            <text:p>0.879995516699587</text:p>
          </table:table-cell>
          <table:table-cell office:value-type="float" office:value="0.686035388003182" calcext:value-type="float">
            <text:p>0.686035388003182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0.53468961954855" calcext:value-type="float">
            <text:p>0.53468961954855</text:p>
          </table:table-cell>
          <table:table-cell office:value-type="float" office:value="0.322558713732318" calcext:value-type="float">
            <text:p>0.322558713732318</text:p>
          </table:table-cell>
          <table:table-cell office:value-type="float" office:value="0.746820525364783" calcext:value-type="float">
            <text:p>0.746820525364783</text:p>
          </table:table-cell>
          <table:table-cell office:value-type="float" office:value="1.70691836593383" calcext:value-type="float">
            <text:p>1.70691836593383</text:p>
          </table:table-cell>
          <table:table-cell office:value-type="float" office:value="1.38065595194384" calcext:value-type="float">
            <text:p>1.38065595194384</text:p>
          </table:table-cell>
          <table:table-cell office:value-type="float" office:value="2.11027975786451" calcext:value-type="float">
            <text:p>2.11027975786451</text:p>
          </table:table-cell>
          <table:table-cell office:value-type="float" office:value="-0.706918365933834" calcext:value-type="float">
            <text:p>-0.706918365933834</text:p>
          </table:table-cell>
          <table:table-cell office:value-type="float" office:value="-0.380655951943836" calcext:value-type="float">
            <text:p>-0.380655951943836</text:p>
          </table:table-cell>
          <table:table-cell office:value-type="float" office:value="-1.11027975786451" calcext:value-type="float">
            <text:p>-1.11027975786451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1.01232826226232" calcext:value-type="float">
            <text:p>-1.01232826226232</text:p>
          </table:table-cell>
          <table:table-cell office:value-type="float" office:value="-1.45479196798934" calcext:value-type="float">
            <text:p>-1.45479196798934</text:p>
          </table:table-cell>
          <table:table-cell office:value-type="float" office:value="-0.569864556535302" calcext:value-type="float">
            <text:p>-0.569864556535302</text:p>
          </table:table-cell>
          <table:table-cell office:value-type="float" office:value="0.363371968680536" calcext:value-type="float">
            <text:p>0.363371968680536</text:p>
          </table:table-cell>
          <table:table-cell office:value-type="float" office:value="0.233448923698964" calcext:value-type="float">
            <text:p>0.233448923698964</text:p>
          </table:table-cell>
          <table:table-cell office:value-type="float" office:value="0.565602040611826" calcext:value-type="float">
            <text:p>0.565602040611826</text:p>
          </table:table-cell>
          <table:table-cell office:value-type="float" office:value="0.636628031319464" calcext:value-type="float">
            <text:p>0.636628031319464</text:p>
          </table:table-cell>
          <table:table-cell office:value-type="float" office:value="0.766551076301036" calcext:value-type="float">
            <text:p>0.766551076301036</text:p>
          </table:table-cell>
          <table:table-cell office:value-type="float" office:value="0.434397959388174" calcext:value-type="float">
            <text:p>0.434397959388174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0.742127490164598" calcext:value-type="float">
            <text:p>-0.742127490164598</text:p>
          </table:table-cell>
          <table:table-cell office:value-type="float" office:value="-1.31746731436678" calcext:value-type="float">
            <text:p>-1.31746731436678</text:p>
          </table:table-cell>
          <table:table-cell office:value-type="float" office:value="-0.166787665962418" calcext:value-type="float">
            <text:p>-0.166787665962418</text:p>
          </table:table-cell>
          <table:table-cell office:value-type="float" office:value="0.476099939352989" calcext:value-type="float">
            <text:p>0.476099939352989</text:p>
          </table:table-cell>
          <table:table-cell office:value-type="float" office:value="0.267812729200265" calcext:value-type="float">
            <text:p>0.267812729200265</text:p>
          </table:table-cell>
          <table:table-cell office:value-type="float" office:value="0.846379307394383" calcext:value-type="float">
            <text:p>0.846379307394383</text:p>
          </table:table-cell>
          <table:table-cell office:value-type="float" office:value="0.523900060647011" calcext:value-type="float">
            <text:p>0.523900060647011</text:p>
          </table:table-cell>
          <table:table-cell office:value-type="float" office:value="0.732187270799735" calcext:value-type="float">
            <text:p>0.732187270799735</text:p>
          </table:table-cell>
          <table:table-cell office:value-type="float" office:value="0.153620692605617" calcext:value-type="float">
            <text:p>0.153620692605617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77529922620775" calcext:value-type="float">
            <text:p>-0.77529922620775</text:p>
          </table:table-cell>
          <table:table-cell office:value-type="float" office:value="-1.12850865566363" calcext:value-type="float">
            <text:p>-1.12850865566363</text:p>
          </table:table-cell>
          <table:table-cell office:value-type="float" office:value="-0.42208979675187" calcext:value-type="float">
            <text:p>-0.42208979675187</text:p>
          </table:table-cell>
          <table:table-cell office:value-type="float" office:value="0.460565946976486" calcext:value-type="float">
            <text:p>0.460565946976486</text:p>
          </table:table-cell>
          <table:table-cell office:value-type="float" office:value="0.323515369648736" calcext:value-type="float">
            <text:p>0.323515369648736</text:p>
          </table:table-cell>
          <table:table-cell office:value-type="float" office:value="0.655675159250276" calcext:value-type="float">
            <text:p>0.655675159250276</text:p>
          </table:table-cell>
          <table:table-cell office:value-type="float" office:value="0.539434053023514" calcext:value-type="float">
            <text:p>0.539434053023514</text:p>
          </table:table-cell>
          <table:table-cell office:value-type="float" office:value="0.676484630351263" calcext:value-type="float">
            <text:p>0.676484630351263</text:p>
          </table:table-cell>
          <table:table-cell office:value-type="float" office:value="0.344324840749724" calcext:value-type="float">
            <text:p>0.344324840749724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402032383665863" calcext:value-type="float">
            <text:p>-0.402032383665863</text:p>
          </table:table-cell>
          <table:table-cell office:value-type="float" office:value="-0.728324787345947" calcext:value-type="float">
            <text:p>-0.728324787345947</text:p>
          </table:table-cell>
          <table:table-cell office:value-type="float" office:value="-0.075739979985779" calcext:value-type="float">
            <text:p>-0.075739979985779</text:p>
          </table:table-cell>
          <table:table-cell office:value-type="float" office:value="0.668959081992186" calcext:value-type="float">
            <text:p>0.668959081992186</text:p>
          </table:table-cell>
          <table:table-cell office:value-type="float" office:value="0.482716966705874" calcext:value-type="float">
            <text:p>0.482716966705874</text:p>
          </table:table-cell>
          <table:table-cell office:value-type="float" office:value="0.927057228656519" calcext:value-type="float">
            <text:p>0.927057228656519</text:p>
          </table:table-cell>
          <table:table-cell office:value-type="float" office:value="0.331040918007814" calcext:value-type="float">
            <text:p>0.331040918007814</text:p>
          </table:table-cell>
          <table:table-cell office:value-type="float" office:value="0.517283033294126" calcext:value-type="float">
            <text:p>0.517283033294126</text:p>
          </table:table-cell>
          <table:table-cell office:value-type="float" office:value="0.0729427713434814" calcext:value-type="float">
            <text:p>0.0729427713434814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103741448431357" calcext:value-type="float">
            <text:p>-0.103741448431357</text:p>
          </table:table-cell>
          <table:table-cell office:value-type="float" office:value="-0.386506641513375" calcext:value-type="float">
            <text:p>-0.386506641513375</text:p>
          </table:table-cell>
          <table:table-cell office:value-type="float" office:value="0.179023744650661" calcext:value-type="float">
            <text:p>0.179023744650661</text:p>
          </table:table-cell>
          <table:table-cell office:value-type="float" office:value="0.901458340761116" calcext:value-type="float">
            <text:p>0.901458340761116</text:p>
          </table:table-cell>
          <table:table-cell office:value-type="float" office:value="0.679426212941371" calcext:value-type="float">
            <text:p>0.679426212941371</text:p>
          </table:table-cell>
          <table:table-cell office:value-type="float" office:value="1.1960491435998" calcext:value-type="float">
            <text:p>1.1960491435998</text:p>
          </table:table-cell>
          <table:table-cell office:value-type="float" office:value="0.0985416592388836" calcext:value-type="float">
            <text:p>0.0985416592388836</text:p>
          </table:table-cell>
          <table:table-cell office:value-type="float" office:value="0.320573787058629" calcext:value-type="float">
            <text:p>0.320573787058629</text:p>
          </table:table-cell>
          <table:table-cell office:value-type="float" office:value="-0.196049143599804" calcext:value-type="float">
            <text:p>-0.196049143599804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255042815191626" calcext:value-type="float">
            <text:p>-0.255042815191626</text:p>
          </table:table-cell>
          <table:table-cell office:value-type="float" office:value="-0.549114825319651" calcext:value-type="float">
            <text:p>-0.549114825319651</text:p>
          </table:table-cell>
          <table:table-cell office:value-type="float" office:value="0.0390291949363982" calcext:value-type="float">
            <text:p>0.0390291949363982</text:p>
          </table:table-cell>
          <table:table-cell office:value-type="float" office:value="0.774883320472982" calcext:value-type="float">
            <text:p>0.774883320472982</text:p>
          </table:table-cell>
          <table:table-cell office:value-type="float" office:value="0.577460737841133" calcext:value-type="float">
            <text:p>0.577460737841133</text:p>
          </table:table-cell>
          <table:table-cell office:value-type="float" office:value="1.03980084012642" calcext:value-type="float">
            <text:p>1.03980084012642</text:p>
          </table:table-cell>
          <table:table-cell office:value-type="float" office:value="0.225116679527018" calcext:value-type="float">
            <text:p>0.225116679527018</text:p>
          </table:table-cell>
          <table:table-cell office:value-type="float" office:value="0.422539262158867" calcext:value-type="float">
            <text:p>0.422539262158867</text:p>
          </table:table-cell>
          <table:table-cell office:value-type="float" office:value="-0.0398008401264223" calcext:value-type="float">
            <text:p>-0.0398008401264223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25069794628247" calcext:value-type="float">
            <text:p>0.25069794628247</text:p>
          </table:table-cell>
          <table:table-cell office:value-type="float" office:value="0.00364711859369843" calcext:value-type="float">
            <text:p>0.00364711859369843</text:p>
          </table:table-cell>
          <table:table-cell office:value-type="float" office:value="0.497748773971242" calcext:value-type="float">
            <text:p>0.497748773971242</text:p>
          </table:table-cell>
          <table:table-cell office:value-type="float" office:value="1.2849219102697" calcext:value-type="float">
            <text:p>1.2849219102697</text:p>
          </table:table-cell>
          <table:table-cell office:value-type="float" office:value="1.00365377742344" calcext:value-type="float">
            <text:p>1.00365377742344</text:p>
          </table:table-cell>
          <table:table-cell office:value-type="float" office:value="1.64501380120307" calcext:value-type="float">
            <text:p>1.64501380120307</text:p>
          </table:table-cell>
          <table:table-cell office:value-type="float" office:value="-0.284921910269705" calcext:value-type="float">
            <text:p>-0.284921910269705</text:p>
          </table:table-cell>
          <table:table-cell office:value-type="float" office:value="-0.00365377742343642" calcext:value-type="float">
            <text:p>-0.00365377742343642</text:p>
          </table:table-cell>
          <table:table-cell office:value-type="float" office:value="-0.645013801203071" calcext:value-type="float">
            <text:p>-0.645013801203071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61780853815167" calcext:value-type="float">
            <text:p>0.61780853815167</text:p>
          </table:table-cell>
          <table:table-cell office:value-type="float" office:value="0.376971854627288" calcext:value-type="float">
            <text:p>0.376971854627288</text:p>
          </table:table-cell>
          <table:table-cell office:value-type="float" office:value="0.858645221676052" calcext:value-type="float">
            <text:p>0.858645221676052</text:p>
          </table:table-cell>
          <table:table-cell office:value-type="float" office:value="1.85485873246055" calcext:value-type="float">
            <text:p>1.85485873246055</text:p>
          </table:table-cell>
          <table:table-cell office:value-type="float" office:value="1.4578632766885" calcext:value-type="float">
            <text:p>1.4578632766885</text:p>
          </table:table-cell>
          <table:table-cell office:value-type="float" office:value="2.35996130254421" calcext:value-type="float">
            <text:p>2.35996130254421</text:p>
          </table:table-cell>
          <table:table-cell office:value-type="float" office:value="-0.854858732460552" calcext:value-type="float">
            <text:p>-0.854858732460552</text:p>
          </table:table-cell>
          <table:table-cell office:value-type="float" office:value="-0.457863276688503" calcext:value-type="float">
            <text:p>-0.457863276688503</text:p>
          </table:table-cell>
          <table:table-cell office:value-type="float" office:value="-1.35996130254421" calcext:value-type="float">
            <text:p>-1.35996130254421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04167102507208" calcext:value-type="float">
            <text:p>1.04167102507208</text:p>
          </table:table-cell>
          <table:table-cell office:value-type="float" office:value="0.816836965055184" calcext:value-type="float">
            <text:p>0.816836965055184</text:p>
          </table:table-cell>
          <table:table-cell office:value-type="float" office:value="1.26650508508898" calcext:value-type="float">
            <text:p>1.26650508508898</text:p>
          </table:table-cell>
          <table:table-cell office:value-type="float" office:value="2.83394865916443" calcext:value-type="float">
            <text:p>2.83394865916443</text:p>
          </table:table-cell>
          <table:table-cell office:value-type="float" office:value="2.26332951317548" calcext:value-type="float">
            <text:p>2.26332951317548</text:p>
          </table:table-cell>
          <table:table-cell office:value-type="float" office:value="3.54842940721961" calcext:value-type="float">
            <text:p>3.54842940721961</text:p>
          </table:table-cell>
          <table:table-cell office:value-type="float" office:value="-1.83394865916443" calcext:value-type="float">
            <text:p>-1.83394865916443</text:p>
          </table:table-cell>
          <table:table-cell office:value-type="float" office:value="-1.26332951317548" calcext:value-type="float">
            <text:p>-1.26332951317548</text:p>
          </table:table-cell>
          <table:table-cell office:value-type="float" office:value="-2.54842940721961" calcext:value-type="float">
            <text:p>-2.54842940721961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65488358931047" calcext:value-type="float">
            <text:p>1.65488358931047</text:p>
          </table:table-cell>
          <table:table-cell office:value-type="float" office:value="1.44400582754549" calcext:value-type="float">
            <text:p>1.44400582754549</text:p>
          </table:table-cell>
          <table:table-cell office:value-type="float" office:value="1.86576135107546" calcext:value-type="float">
            <text:p>1.86576135107546</text:p>
          </table:table-cell>
          <table:table-cell office:value-type="float" office:value="5.23247077119252" calcext:value-type="float">
            <text:p>5.23247077119252</text:p>
          </table:table-cell>
          <table:table-cell office:value-type="float" office:value="4.23763710584794" calcext:value-type="float">
            <text:p>4.23763710584794</text:p>
          </table:table-cell>
          <table:table-cell office:value-type="float" office:value="6.4608529913053" calcext:value-type="float">
            <text:p>6.4608529913053</text:p>
          </table:table-cell>
          <table:table-cell office:value-type="float" office:value="-4.23247077119252" calcext:value-type="float">
            <text:p>-4.23247077119252</text:p>
          </table:table-cell>
          <table:table-cell office:value-type="float" office:value="-3.23763710584794" calcext:value-type="float">
            <text:p>-3.23763710584794</text:p>
          </table:table-cell>
          <table:table-cell office:value-type="float" office:value="-5.4608529913053" calcext:value-type="float">
            <text:p>-5.4608529913053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27914117392673" calcext:value-type="float">
            <text:p>2.27914117392673</text:p>
          </table:table-cell>
          <table:table-cell office:value-type="float" office:value="2.07956715225116" calcext:value-type="float">
            <text:p>2.07956715225116</text:p>
          </table:table-cell>
          <table:table-cell office:value-type="float" office:value="2.47871519560229" calcext:value-type="float">
            <text:p>2.47871519560229</text:p>
          </table:table-cell>
          <table:table-cell office:value-type="float" office:value="9.76828754600404" calcext:value-type="float">
            <text:p>9.76828754600404</text:p>
          </table:table-cell>
          <table:table-cell office:value-type="float" office:value="8.00100494768534" calcext:value-type="float">
            <text:p>8.00100494768534</text:p>
          </table:table-cell>
          <table:table-cell office:value-type="float" office:value="11.9259320804472" calcext:value-type="float">
            <text:p>11.9259320804472</text:p>
          </table:table-cell>
          <table:table-cell office:value-type="float" office:value="-8.76828754600404" calcext:value-type="float">
            <text:p>-8.76828754600404</text:p>
          </table:table-cell>
          <table:table-cell office:value-type="float" office:value="-7.00100494768534" calcext:value-type="float">
            <text:p>-7.00100494768534</text:p>
          </table:table-cell>
          <table:table-cell office:value-type="float" office:value="-10.9259320804472" calcext:value-type="float">
            <text:p>-10.9259320804472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2.93063863569197" calcext:value-type="float">
            <text:p>2.93063863569197</text:p>
          </table:table-cell>
          <table:table-cell office:value-type="float" office:value="2.73554296456473" calcext:value-type="float">
            <text:p>2.73554296456473</text:p>
          </table:table-cell>
          <table:table-cell office:value-type="float" office:value="3.12573430681921" calcext:value-type="float">
            <text:p>3.12573430681921</text:p>
          </table:table-cell>
          <table:table-cell office:value-type="float" office:value="18.7395944498313" calcext:value-type="float">
            <text:p>18.7395944498313</text:p>
          </table:table-cell>
          <table:table-cell office:value-type="float" office:value="15.4181126524551" calcext:value-type="float">
            <text:p>15.4181126524551</text:p>
          </table:table-cell>
          <table:table-cell office:value-type="float" office:value="22.7766139773424" calcext:value-type="float">
            <text:p>22.7766139773424</text:p>
          </table:table-cell>
          <table:table-cell office:value-type="float" office:value="-17.7395944498313" calcext:value-type="float">
            <text:p>-17.7395944498313</text:p>
          </table:table-cell>
          <table:table-cell office:value-type="float" office:value="-14.4181126524551" calcext:value-type="float">
            <text:p>-14.4181126524551</text:p>
          </table:table-cell>
          <table:table-cell office:value-type="float" office:value="-21.7766139773424" calcext:value-type="float">
            <text:p>-21.7766139773424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58900334653342" calcext:value-type="float">
            <text:p>3.58900334653342</text:p>
          </table:table-cell>
          <table:table-cell office:value-type="float" office:value="3.39531346638916" calcext:value-type="float">
            <text:p>3.39531346638916</text:p>
          </table:table-cell>
          <table:table-cell office:value-type="float" office:value="3.78269322667768" calcext:value-type="float">
            <text:p>3.78269322667768</text:p>
          </table:table-cell>
          <table:table-cell office:value-type="float" office:value="36.1979810991012" calcext:value-type="float">
            <text:p>36.1979810991012</text:p>
          </table:table-cell>
          <table:table-cell office:value-type="float" office:value="29.8240008316716" calcext:value-type="float">
            <text:p>29.8240008316716</text:p>
          </table:table-cell>
          <table:table-cell office:value-type="float" office:value="43.9342073200127" calcext:value-type="float">
            <text:p>43.9342073200127</text:p>
          </table:table-cell>
          <table:table-cell office:value-type="float" office:value="-35.1979810991012" calcext:value-type="float">
            <text:p>-35.1979810991012</text:p>
          </table:table-cell>
          <table:table-cell office:value-type="float" office:value="-28.8240008316716" calcext:value-type="float">
            <text:p>-28.8240008316716</text:p>
          </table:table-cell>
          <table:table-cell office:value-type="float" office:value="-42.9342073200127" calcext:value-type="float">
            <text:p>-42.9342073200127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29722505189189" calcext:value-type="float">
            <text:p>4.29722505189189</text:p>
          </table:table-cell>
          <table:table-cell office:value-type="float" office:value="4.10591253942194" calcext:value-type="float">
            <text:p>4.10591253942194</text:p>
          </table:table-cell>
          <table:table-cell office:value-type="float" office:value="4.48853756436183" calcext:value-type="float">
            <text:p>4.48853756436183</text:p>
          </table:table-cell>
          <table:table-cell office:value-type="float" office:value="73.4955640908372" calcext:value-type="float">
            <text:p>73.4955640908372</text:p>
          </table:table-cell>
          <table:table-cell office:value-type="float" office:value="60.6981086998043" calcext:value-type="float">
            <text:p>60.6981086998043</text:p>
          </table:table-cell>
          <table:table-cell office:value-type="float" office:value="88.9912067564598" calcext:value-type="float">
            <text:p>88.9912067564598</text:p>
          </table:table-cell>
          <table:table-cell office:value-type="float" office:value="-72.4955640908372" calcext:value-type="float">
            <text:p>-72.4955640908372</text:p>
          </table:table-cell>
          <table:table-cell office:value-type="float" office:value="-59.6981086998043" calcext:value-type="float">
            <text:p>-59.6981086998043</text:p>
          </table:table-cell>
          <table:table-cell office:value-type="float" office:value="-87.9912067564598" calcext:value-type="float">
            <text:p>-87.9912067564598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403727440370781" calcext:value-type="float">
            <text:p>0.403727440370781</text:p>
          </table:table-cell>
          <table:table-cell office:value-type="float" office:value="0.365813908655279" calcext:value-type="float">
            <text:p>0.365813908655279</text:p>
          </table:table-cell>
          <table:table-cell office:value-type="float" office:value="0.441640972086284" calcext:value-type="float">
            <text:p>0.441640972086284</text:p>
          </table:table-cell>
          <table:table-cell office:value-type="float" office:value="1.49739576169965" calcext:value-type="float">
            <text:p>1.49739576169965</text:p>
          </table:table-cell>
          <table:table-cell office:value-type="float" office:value="1.44168693223028" calcext:value-type="float">
            <text:p>1.44168693223028</text:p>
          </table:table-cell>
          <table:table-cell office:value-type="float" office:value="1.55525725941583" calcext:value-type="float">
            <text:p>1.55525725941583</text:p>
          </table:table-cell>
          <table:table-cell office:value-type="float" office:value="-0.497395761699652" calcext:value-type="float">
            <text:p>-0.497395761699652</text:p>
          </table:table-cell>
          <table:table-cell office:value-type="float" office:value="-0.441686932230281" calcext:value-type="float">
            <text:p>-0.441686932230281</text:p>
          </table:table-cell>
          <table:table-cell office:value-type="float" office:value="-0.555257259415829" calcext:value-type="float">
            <text:p>-0.555257259415829</text:p>
          </table:table-cell>
        </table:table-row>
      </table:table>
      <table:table table:name="HospNewVar" table:style-name="ta1">
        <office:forms form:automatic-focus="false" form:apply-design-mode="false"/>
        <table:table-column table:style-name="co4" table:number-columns-repeated="50" table:default-cell-style-name="Default"/>
        <table:table-column table:style-name="co4" table:number-columns-repeated="7" table:default-cell-style-name="ce1"/>
        <table:table-column table:style-name="co4" table:number-columns-repeated="5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Immunity_other</text:p>
          </table:table-cell>
          <table:table-cell office:value-type="string" calcext:value-type="string">
            <text:p>Immunityboost_001-061</text:p>
          </table:table-cell>
          <table:table-cell office:value-type="string" calcext:value-type="string">
            <text:p>Immunityboost_062-122</text:p>
          </table:table-cell>
          <table:table-cell office:value-type="string" calcext:value-type="string">
            <text:p>Immunityboost_123-183</text:p>
          </table:table-cell>
          <table:table-cell office:value-type="string" calcext:value-type="string">
            <text:p>Immunityboost_184-244</text:p>
          </table:table-cell>
          <table:table-cell office:value-type="string" calcext:value-type="string">
            <text:p>Immunityboost_245-305</text:p>
          </table:table-cell>
          <table:table-cell office:value-type="string" calcext:value-type="string">
            <text:p>Immunityboost_306-366</text:p>
          </table:table-cell>
          <table:table-cell office:value-type="string" calcext:value-type="string">
            <text:p>Immunityboost_367-427</text:p>
          </table:table-cell>
          <table:table-cell office:value-type="string" calcext:value-type="string">
            <text:p>Immunityboost_428-488</text:p>
          </table:table-cell>
          <table:table-cell office:value-type="string" calcext:value-type="string">
            <text:p>Immunityfull_062-122</text:p>
          </table:table-cell>
          <table:table-cell office:value-type="string" calcext:value-type="string">
            <text:p>Immunityfull_123-183</text:p>
          </table:table-cell>
          <table:table-cell office:value-type="string" calcext:value-type="string">
            <text:p>Immunityfull_184-244</text:p>
          </table:table-cell>
          <table:table-cell office:value-type="string" calcext:value-type="string">
            <text:p>Immunityfull_245-305</text:p>
          </table:table-cell>
          <table:table-cell office:value-type="string" calcext:value-type="string">
            <text:p>Immunityfull_306-366</text:p>
          </table:table-cell>
          <table:table-cell office:value-type="string" calcext:value-type="string">
            <text:p>Immunityfull_367-427</text:p>
          </table:table-cell>
          <table:table-cell office:value-type="string" calcext:value-type="string">
            <text:p>Immunityfull_428-488</text:p>
          </table:table-cell>
          <table:table-cell office:value-type="string" calcext:value-type="string">
            <text:p>Immunityfull_489-549</text:p>
          </table:table-cell>
          <table:table-cell office:value-type="string" calcext:value-type="string">
            <text:p>Immunityhybridboost_001-061</text:p>
          </table:table-cell>
          <table:table-cell office:value-type="string" calcext:value-type="string">
            <text:p>Immunityhybridboost_062-122</text:p>
          </table:table-cell>
          <table:table-cell office:value-type="string" calcext:value-type="string">
            <text:p>Immunityhybridboost_123-183</text:p>
          </table:table-cell>
          <table:table-cell office:value-type="string" calcext:value-type="string">
            <text:p>Immunityhybridboost_184-244</text:p>
          </table:table-cell>
          <table:table-cell office:value-type="string" calcext:value-type="string">
            <text:p>Immunityhybridboost_245-305</text:p>
          </table:table-cell>
          <table:table-cell office:value-type="string" calcext:value-type="string">
            <text:p>Immunityhybridboost_306-366</text:p>
          </table:table-cell>
          <table:table-cell office:value-type="string" calcext:value-type="string">
            <text:p>Immunityhybridboost_367-427</text:p>
          </table:table-cell>
          <table:table-cell office:value-type="string" calcext:value-type="string">
            <text:p>Immunityhybridboost_428-488</text:p>
          </table:table-cell>
          <table:table-cell office:value-type="string" calcext:value-type="string">
            <text:p>Immunityhybridfull_062-122</text:p>
          </table:table-cell>
          <table:table-cell office:value-type="string" calcext:value-type="string">
            <text:p>Immunityhybridfull_123-183</text:p>
          </table:table-cell>
          <table:table-cell office:value-type="string" calcext:value-type="string">
            <text:p>Immunityhybridfull_184-244</text:p>
          </table:table-cell>
          <table:table-cell office:value-type="string" calcext:value-type="string">
            <text:p>Immunityhybridfull_245-305</text:p>
          </table:table-cell>
          <table:table-cell office:value-type="string" calcext:value-type="string">
            <text:p>Immunityhybridfull_306-366</text:p>
          </table:table-cell>
          <table:table-cell office:value-type="string" calcext:value-type="string">
            <text:p>Immunityhybridfull_367-427</text:p>
          </table:table-cell>
          <table:table-cell office:value-type="string" calcext:value-type="string">
            <text:p>Immunityhybridfull_428-488</text:p>
          </table:table-cell>
          <table:table-cell office:value-type="string" calcext:value-type="string">
            <text:p>Immunityhybridfull_489-549</text:p>
          </table:table-cell>
          <table:table-cell office:value-type="string" calcext:value-type="string">
            <text:p>Immunityinf_062-122</text:p>
          </table:table-cell>
          <table:table-cell office:value-type="string" calcext:value-type="string">
            <text:p>Immunityinf_123-183</text:p>
          </table:table-cell>
          <table:table-cell office:value-type="string" calcext:value-type="string">
            <text:p>Immunityinf_184-244</text:p>
          </table:table-cell>
          <table:table-cell office:value-type="string" calcext:value-type="string">
            <text:p>Immunityinf_245-305</text:p>
          </table:table-cell>
          <table:table-cell office:value-type="string" calcext:value-type="string">
            <text:p>Immunityinf_306-366</text:p>
          </table:table-cell>
          <table:table-cell office:value-type="string" calcext:value-type="string">
            <text:p>Immunityinf_367-427</text:p>
          </table:table-cell>
          <table:table-cell office:value-type="string" calcext:value-type="string">
            <text:p>Immunityinf_428-488</text:p>
          </table:table-cell>
          <table:table-cell office:value-type="string" calcext:value-type="string">
            <text:p>Immunityinf_489-549</text:p>
          </table:table-cell>
          <table:table-cell office:value-type="string" calcext:value-type="string">
            <text:p>Immunitysecboost_001-061</text:p>
          </table:table-cell>
          <table:table-cell office:value-type="string" calcext:value-type="string">
            <text:p>Immunitysecboost_062-122</text:p>
          </table:table-cell>
          <table:table-cell office:value-type="string" calcext:value-type="string">
            <text:p>Immunitysecboost_123-183</text:p>
          </table:table-cell>
          <table:table-cell office:value-type="string" calcext:value-type="string">
            <text:p>Immunitysecboost45_001-061</text:p>
          </table:table-cell>
          <table:table-cell office:value-type="string" calcext:value-type="string">
            <text:p>Immunitysecboost45_062-122</text:p>
          </table:table-cell>
          <table:table-cell office:value-type="string" calcext:value-type="string">
            <text:p>AgeGr0-11</text:p>
          </table:table-cell>
          <table:table-cell office:value-type="string" calcext:value-type="string">
            <text:p>AgeGr12-15</text:p>
          </table:table-cell>
          <table:table-cell office:value-type="string" calcext:value-type="string">
            <text:p>AgeGr16-17</text:p>
          </table:table-cell>
          <table:table-cell table:style-name="Default" office:value-type="string" calcext:value-type="string">
            <text:p>AgeGr18-24</text:p>
          </table:table-cell>
          <table:table-cell table:style-name="Default" office:value-type="string" calcext:value-type="string">
            <text:p>AgeGr25-29</text:p>
          </table:table-cell>
          <table:table-cell table:style-name="Default" office:value-type="string" calcext:value-type="string">
            <text:p>AgeGr30-34</text:p>
          </table:table-cell>
          <table:table-cell table:style-name="Default" office:value-type="string" calcext:value-type="string">
            <text:p>AgeGr35-39</text:p>
          </table:table-cell>
          <table:table-cell table:style-name="Default" office:value-type="string" calcext:value-type="string">
            <text:p>AgeGr45-49</text:p>
          </table:table-cell>
          <table:table-cell table:style-name="Default" office:value-type="string" calcext:value-type="string">
            <text:p>AgeGr50-54</text:p>
          </table:table-cell>
          <table:table-cell table:style-name="Default" office:value-type="string" calcext:value-type="string">
            <text:p>AgeGr55-59</text:p>
          </table:table-cell>
          <table:table-cell office:value-type="string" calcext:value-type="string">
            <text:p>AgeGr60-64</text:p>
          </table:table-cell>
          <table:table-cell office:value-type="string" calcext:value-type="string">
            <text:p>AgeGr65-69</text:p>
          </table:table-cell>
          <table:table-cell office:value-type="string" calcext:value-type="string">
            <text:p>AgeGr70-74</text:p>
          </table:table-cell>
          <table:table-cell office:value-type="string" calcext:value-type="string">
            <text:p>AgeGr75-79</text:p>
          </table:table-cell>
          <table:table-cell office:value-type="string" calcext:value-type="string">
            <text:p>AgeGr80+</text:p>
          </table:table-cell>
          <table:table-cell table:style-name="Default" office:value-type="string" calcext:value-type="string">
            <text:p>SexM</text:p>
          </table:table-cell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0.00364380935394919" calcext:value-type="float">
            <text:p>0.00364380935394919</text:p>
          </table:table-cell>
          <table:table-cell office:value-type="float" office:value="0.000349717780008697" calcext:value-type="float">
            <text:p>0.000349717780008697</text:p>
          </table:table-cell>
          <table:table-cell office:value-type="float" office:value="0.000368000968417424" calcext:value-type="float">
            <text:p>0.000368000968417424</text:p>
          </table:table-cell>
          <table:table-cell office:value-type="float" office:value="0.000326107344086948" calcext:value-type="float">
            <text:p>0.000326107344086948</text:p>
          </table:table-cell>
          <table:table-cell office:value-type="float" office:value="0.000304127263248698" calcext:value-type="float">
            <text:p>0.000304127263248698</text:p>
          </table:table-cell>
          <table:table-cell office:value-type="float" office:value="0.000325053511073378" calcext:value-type="float">
            <text:p>0.000325053511073378</text:p>
          </table:table-cell>
          <table:table-cell office:value-type="float" office:value="0.000377497256013787" calcext:value-type="float">
            <text:p>0.000377497256013787</text:p>
          </table:table-cell>
          <table:table-cell office:value-type="float" office:value="0.000458231682026933" calcext:value-type="float">
            <text:p>0.000458231682026933</text:p>
          </table:table-cell>
          <table:table-cell office:value-type="float" office:value="0.000510541805348891" calcext:value-type="float">
            <text:p>0.000510541805348891</text:p>
          </table:table-cell>
          <table:table-cell office:value-type="float" office:value="0.000353256436464873" calcext:value-type="float">
            <text:p>0.000353256436464873</text:p>
          </table:table-cell>
          <table:table-cell office:value-type="float" office:value="0.000299934931245369" calcext:value-type="float">
            <text:p>0.000299934931245369</text:p>
          </table:table-cell>
          <table:table-cell office:value-type="float" office:value="0.000312509153451355" calcext:value-type="float">
            <text:p>0.000312509153451355</text:p>
          </table:table-cell>
          <table:table-cell office:value-type="float" office:value="0.000349584628956297" calcext:value-type="float">
            <text:p>0.000349584628956297</text:p>
          </table:table-cell>
          <table:table-cell office:value-type="float" office:value="0.000376773360964458" calcext:value-type="float">
            <text:p>0.000376773360964458</text:p>
          </table:table-cell>
          <table:table-cell office:value-type="float" office:value="0.000350488432082265" calcext:value-type="float">
            <text:p>0.000350488432082265</text:p>
          </table:table-cell>
          <table:table-cell office:value-type="float" office:value="0.0003623250921424" calcext:value-type="float">
            <text:p>0.0003623250921424</text:p>
          </table:table-cell>
          <table:table-cell office:value-type="float" office:value="0.000398296067357807" calcext:value-type="float">
            <text:p>0.000398296067357807</text:p>
          </table:table-cell>
          <table:table-cell office:value-type="float" office:value="0.000377227184103348" calcext:value-type="float">
            <text:p>0.000377227184103348</text:p>
          </table:table-cell>
          <table:table-cell office:value-type="float" office:value="0.000404571360198872" calcext:value-type="float">
            <text:p>0.000404571360198872</text:p>
          </table:table-cell>
          <table:table-cell office:value-type="float" office:value="0.000351775674626321" calcext:value-type="float">
            <text:p>0.000351775674626321</text:p>
          </table:table-cell>
          <table:table-cell office:value-type="float" office:value="0.000333024876095967" calcext:value-type="float">
            <text:p>0.000333024876095967</text:p>
          </table:table-cell>
          <table:table-cell office:value-type="float" office:value="0.000355494432688206" calcext:value-type="float">
            <text:p>0.000355494432688206</text:p>
          </table:table-cell>
          <table:table-cell office:value-type="float" office:value="0.000407808456180338" calcext:value-type="float">
            <text:p>0.000407808456180338</text:p>
          </table:table-cell>
          <table:table-cell office:value-type="float" office:value="0.000466875142395648" calcext:value-type="float">
            <text:p>0.000466875142395648</text:p>
          </table:table-cell>
          <table:table-cell office:value-type="float" office:value="0.000512621016034107" calcext:value-type="float">
            <text:p>0.000512621016034107</text:p>
          </table:table-cell>
          <table:table-cell office:value-type="float" office:value="0.00039340433749957" calcext:value-type="float">
            <text:p>0.00039340433749957</text:p>
          </table:table-cell>
          <table:table-cell office:value-type="float" office:value="0.000341829127103059" calcext:value-type="float">
            <text:p>0.000341829127103059</text:p>
          </table:table-cell>
          <table:table-cell office:value-type="float" office:value="0.000345395855223627" calcext:value-type="float">
            <text:p>0.000345395855223627</text:p>
          </table:table-cell>
          <table:table-cell office:value-type="float" office:value="0.000364353020541075" calcext:value-type="float">
            <text:p>0.000364353020541075</text:p>
          </table:table-cell>
          <table:table-cell office:value-type="float" office:value="0.000397014763452489" calcext:value-type="float">
            <text:p>0.000397014763452489</text:p>
          </table:table-cell>
          <table:table-cell office:value-type="float" office:value="0.000402534591481969" calcext:value-type="float">
            <text:p>0.000402534591481969</text:p>
          </table:table-cell>
          <table:table-cell office:value-type="float" office:value="0.000394398220604507" calcext:value-type="float">
            <text:p>0.000394398220604507</text:p>
          </table:table-cell>
          <table:table-cell office:value-type="float" office:value="0.000423075610085106" calcext:value-type="float">
            <text:p>0.000423075610085106</text:p>
          </table:table-cell>
          <table:table-cell office:value-type="float" office:value="0.000388443033736831" calcext:value-type="float">
            <text:p>0.000388443033736831</text:p>
          </table:table-cell>
          <table:table-cell office:value-type="float" office:value="0.000328750977625041" calcext:value-type="float">
            <text:p>0.000328750977625041</text:p>
          </table:table-cell>
          <table:table-cell office:value-type="float" office:value="0.000325274713320279" calcext:value-type="float">
            <text:p>0.000325274713320279</text:p>
          </table:table-cell>
          <table:table-cell office:value-type="float" office:value="0.000348180953978523" calcext:value-type="float">
            <text:p>0.000348180953978523</text:p>
          </table:table-cell>
          <table:table-cell office:value-type="float" office:value="0.000389666192009578" calcext:value-type="float">
            <text:p>0.000389666192009578</text:p>
          </table:table-cell>
          <table:table-cell office:value-type="float" office:value="0.000438483658775999" calcext:value-type="float">
            <text:p>0.000438483658775999</text:p>
          </table:table-cell>
          <table:table-cell office:value-type="float" office:value="0.000370420124784528" calcext:value-type="float">
            <text:p>0.000370420124784528</text:p>
          </table:table-cell>
          <table:table-cell office:value-type="float" office:value="0.000308185483953977" calcext:value-type="float">
            <text:p>0.000308185483953977</text:p>
          </table:table-cell>
          <table:table-cell office:value-type="float" office:value="0.000351607219875647" calcext:value-type="float">
            <text:p>0.000351607219875647</text:p>
          </table:table-cell>
          <table:table-cell office:value-type="float" office:value="0.000420093489528685" calcext:value-type="float">
            <text:p>0.000420093489528685</text:p>
          </table:table-cell>
          <table:table-cell office:value-type="float" office:value="0.000474038748684805" calcext:value-type="float">
            <text:p>0.000474038748684805</text:p>
          </table:table-cell>
          <table:table-cell office:value-type="float" office:value="0.000423939153033707" calcext:value-type="float">
            <text:p>0.000423939153033707</text:p>
          </table:table-cell>
          <table:table-cell office:value-type="float" office:value="0.000486425207654086" calcext:value-type="float">
            <text:p>0.000486425207654086</text:p>
          </table:table-cell>
          <table:table-cell office:value-type="float" office:value="0.000162862980318375" calcext:value-type="float">
            <text:p>0.000162862980318375</text:p>
          </table:table-cell>
          <table:table-cell table:style-name="ce1" office:value-type="float" office:value="0.0000208742000372334" calcext:value-type="float">
            <text:p>2.09E-05</text:p>
          </table:table-cell>
          <table:table-cell table:style-name="ce1" office:value-type="float" office:value="0.0000185548463412738" calcext:value-type="float">
            <text:p>1.86E-05</text:p>
          </table:table-cell>
          <table:table-cell office:value-type="float" office:value="-0.0000372158071778205" calcext:value-type="float">
            <text:p>-3.72E-05</text:p>
          </table:table-cell>
          <table:table-cell office:value-type="float" office:value="-0.0000549755551813443" calcext:value-type="float">
            <text:p>-5.50E-05</text:p>
          </table:table-cell>
          <table:table-cell office:value-type="float" office:value="-0.0000260709372259049" calcext:value-type="float">
            <text:p>-2.61E-05</text:p>
          </table:table-cell>
          <table:table-cell office:value-type="float" office:value="-0.0000108308987464095" calcext:value-type="float">
            <text:p>-1.08E-05</text:p>
          </table:table-cell>
          <table:table-cell office:value-type="float" office:value="0.00000617941932129819" calcext:value-type="float">
            <text:p>6.18E-06</text:p>
          </table:table-cell>
          <table:table-cell office:value-type="float" office:value="0.0000104456290792032" calcext:value-type="float">
            <text:p>1.04E-05</text:p>
          </table:table-cell>
          <table:table-cell office:value-type="float" office:value="0.0000260304709949731" calcext:value-type="float">
            <text:p>2.60E-05</text:p>
          </table:table-cell>
          <table:table-cell table:style-name="ce1" office:value-type="float" office:value="0.0000503139902405716" calcext:value-type="float">
            <text:p>5.03E-05</text:p>
          </table:table-cell>
          <table:table-cell table:style-name="ce1" office:value-type="float" office:value="0.0000816990473827186" calcext:value-type="float">
            <text:p>8.17E-05</text:p>
          </table:table-cell>
          <table:table-cell table:style-name="ce1" office:value-type="float" office:value="0.0000708129516673511" calcext:value-type="float">
            <text:p>7.08E-05</text:p>
          </table:table-cell>
          <table:table-cell table:style-name="ce1" office:value-type="float" office:value="0.000055409294113469" calcext:value-type="float">
            <text:p>5.54E-05</text:p>
          </table:table-cell>
          <table:table-cell table:style-name="ce1" office:value-type="float" office:value="0.0000636482022708022" calcext:value-type="float">
            <text:p>6.36E-05</text:p>
          </table:table-cell>
          <table:table-cell office:value-type="float" office:value="0.0000147661160620263" calcext:value-type="float">
            <text:p>1.48E-05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0.000349717780008697" calcext:value-type="float">
            <text:p>0.000349717780008697</text:p>
          </table:table-cell>
          <table:table-cell office:value-type="float" office:value="0.0718461819077579" calcext:value-type="float">
            <text:p>0.0718461819077579</text:p>
          </table:table-cell>
          <table:table-cell office:value-type="float" office:value="0.000396901252873806" calcext:value-type="float">
            <text:p>0.000396901252873806</text:p>
          </table:table-cell>
          <table:table-cell office:value-type="float" office:value="0.000412698061053984" calcext:value-type="float">
            <text:p>0.000412698061053984</text:p>
          </table:table-cell>
          <table:table-cell office:value-type="float" office:value="0.000414300782779364" calcext:value-type="float">
            <text:p>0.000414300782779364</text:p>
          </table:table-cell>
          <table:table-cell office:value-type="float" office:value="0.000423217757010761" calcext:value-type="float">
            <text:p>0.000423217757010761</text:p>
          </table:table-cell>
          <table:table-cell office:value-type="float" office:value="0.000398648725831528" calcext:value-type="float">
            <text:p>0.000398648725831528</text:p>
          </table:table-cell>
          <table:table-cell office:value-type="float" office:value="0.000297792928770503" calcext:value-type="float">
            <text:p>0.000297792928770503</text:p>
          </table:table-cell>
          <table:table-cell office:value-type="float" office:value="0.000259551337927489" calcext:value-type="float">
            <text:p>0.000259551337927489</text:p>
          </table:table-cell>
          <table:table-cell office:value-type="float" office:value="0.000368844389322026" calcext:value-type="float">
            <text:p>0.000368844389322026</text:p>
          </table:table-cell>
          <table:table-cell office:value-type="float" office:value="0.000359048138265562" calcext:value-type="float">
            <text:p>0.000359048138265562</text:p>
          </table:table-cell>
          <table:table-cell office:value-type="float" office:value="0.000396529823495004" calcext:value-type="float">
            <text:p>0.000396529823495004</text:p>
          </table:table-cell>
          <table:table-cell office:value-type="float" office:value="0.000421925033949345" calcext:value-type="float">
            <text:p>0.000421925033949345</text:p>
          </table:table-cell>
          <table:table-cell office:value-type="float" office:value="0.000396375020506977" calcext:value-type="float">
            <text:p>0.000396375020506977</text:p>
          </table:table-cell>
          <table:table-cell office:value-type="float" office:value="0.000415740369443348" calcext:value-type="float">
            <text:p>0.000415740369443348</text:p>
          </table:table-cell>
          <table:table-cell office:value-type="float" office:value="0.000417537538894912" calcext:value-type="float">
            <text:p>0.000417537538894912</text:p>
          </table:table-cell>
          <table:table-cell office:value-type="float" office:value="0.000370685330663576" calcext:value-type="float">
            <text:p>0.000370685330663576</text:p>
          </table:table-cell>
          <table:table-cell office:value-type="float" office:value="0.000388426295948825" calcext:value-type="float">
            <text:p>0.000388426295948825</text:p>
          </table:table-cell>
          <table:table-cell office:value-type="float" office:value="0.000358469632523226" calcext:value-type="float">
            <text:p>0.000358469632523226</text:p>
          </table:table-cell>
          <table:table-cell office:value-type="float" office:value="0.000389836382349919" calcext:value-type="float">
            <text:p>0.000389836382349919</text:p>
          </table:table-cell>
          <table:table-cell office:value-type="float" office:value="0.000420577247889595" calcext:value-type="float">
            <text:p>0.000420577247889595</text:p>
          </table:table-cell>
          <table:table-cell office:value-type="float" office:value="0.000412633086668044" calcext:value-type="float">
            <text:p>0.000412633086668044</text:p>
          </table:table-cell>
          <table:table-cell office:value-type="float" office:value="0.000369681302330051" calcext:value-type="float">
            <text:p>0.000369681302330051</text:p>
          </table:table-cell>
          <table:table-cell office:value-type="float" office:value="0.000293112143676718" calcext:value-type="float">
            <text:p>0.000293112143676718</text:p>
          </table:table-cell>
          <table:table-cell office:value-type="float" office:value="0.000261818574127415" calcext:value-type="float">
            <text:p>0.000261818574127415</text:p>
          </table:table-cell>
          <table:table-cell office:value-type="float" office:value="0.000376561357158934" calcext:value-type="float">
            <text:p>0.000376561357158934</text:p>
          </table:table-cell>
          <table:table-cell office:value-type="float" office:value="0.000401662677768084" calcext:value-type="float">
            <text:p>0.000401662677768084</text:p>
          </table:table-cell>
          <table:table-cell office:value-type="float" office:value="0.000427419206413011" calcext:value-type="float">
            <text:p>0.000427419206413011</text:p>
          </table:table-cell>
          <table:table-cell office:value-type="float" office:value="0.000417649676206765" calcext:value-type="float">
            <text:p>0.000417649676206765</text:p>
          </table:table-cell>
          <table:table-cell office:value-type="float" office:value="0.000392959353867959" calcext:value-type="float">
            <text:p>0.000392959353867959</text:p>
          </table:table-cell>
          <table:table-cell office:value-type="float" office:value="0.00037850319025749" calcext:value-type="float">
            <text:p>0.00037850319025749</text:p>
          </table:table-cell>
          <table:table-cell office:value-type="float" office:value="0.00039817472901339" calcext:value-type="float">
            <text:p>0.00039817472901339</text:p>
          </table:table-cell>
          <table:table-cell office:value-type="float" office:value="0.000356936571875208" calcext:value-type="float">
            <text:p>0.000356936571875208</text:p>
          </table:table-cell>
          <table:table-cell office:value-type="float" office:value="0.00035910342589392" calcext:value-type="float">
            <text:p>0.00035910342589392</text:p>
          </table:table-cell>
          <table:table-cell office:value-type="float" office:value="0.000372391682165407" calcext:value-type="float">
            <text:p>0.000372391682165407</text:p>
          </table:table-cell>
          <table:table-cell office:value-type="float" office:value="0.000368077800281704" calcext:value-type="float">
            <text:p>0.000368077800281704</text:p>
          </table:table-cell>
          <table:table-cell office:value-type="float" office:value="0.000339022790965362" calcext:value-type="float">
            <text:p>0.000339022790965362</text:p>
          </table:table-cell>
          <table:table-cell office:value-type="float" office:value="0.000304151664039039" calcext:value-type="float">
            <text:p>0.000304151664039039</text:p>
          </table:table-cell>
          <table:table-cell office:value-type="float" office:value="0.000240546527854037" calcext:value-type="float">
            <text:p>0.000240546527854037</text:p>
          </table:table-cell>
          <table:table-cell office:value-type="float" office:value="0.000308908286567355" calcext:value-type="float">
            <text:p>0.000308908286567355</text:p>
          </table:table-cell>
          <table:table-cell office:value-type="float" office:value="0.000371830402200715" calcext:value-type="float">
            <text:p>0.000371830402200715</text:p>
          </table:table-cell>
          <table:table-cell office:value-type="float" office:value="0.000412576041494261" calcext:value-type="float">
            <text:p>0.000412576041494261</text:p>
          </table:table-cell>
          <table:table-cell office:value-type="float" office:value="0.000343107322930192" calcext:value-type="float">
            <text:p>0.000343107322930192</text:p>
          </table:table-cell>
          <table:table-cell office:value-type="float" office:value="0.000279482806424892" calcext:value-type="float">
            <text:p>0.000279482806424892</text:p>
          </table:table-cell>
          <table:table-cell office:value-type="float" office:value="0.000337346384870595" calcext:value-type="float">
            <text:p>0.000337346384870595</text:p>
          </table:table-cell>
          <table:table-cell office:value-type="float" office:value="0.000272395541113917" calcext:value-type="float">
            <text:p>0.000272395541113917</text:p>
          </table:table-cell>
          <table:table-cell office:value-type="float" office:value="0.000349358783841121" calcext:value-type="float">
            <text:p>0.000349358783841121</text:p>
          </table:table-cell>
          <table:table-cell table:style-name="ce1" office:value-type="float" office:value="-0.00000031304831395114" calcext:value-type="float">
            <text:p>-3.13E-07</text:p>
          </table:table-cell>
          <table:table-cell table:style-name="ce1" office:value-type="float" office:value="-0.0000613528777665389" calcext:value-type="float">
            <text:p>-6.14E-05</text:p>
          </table:table-cell>
          <table:table-cell table:style-name="Default" office:value-type="float" office:value="-0.000121961228782233" calcext:value-type="float">
            <text:p>-0.000121961228782233</text:p>
          </table:table-cell>
          <table:table-cell office:value-type="float" office:value="-0.0000547984989051004" calcext:value-type="float">
            <text:p>-5.48E-05</text:p>
          </table:table-cell>
          <table:table-cell office:value-type="float" office:value="-0.0000361462240702174" calcext:value-type="float">
            <text:p>-3.61E-05</text:p>
          </table:table-cell>
          <table:table-cell office:value-type="float" office:value="-0.0000107562656596191" calcext:value-type="float">
            <text:p>-1.08E-05</text:p>
          </table:table-cell>
          <table:table-cell office:value-type="float" office:value="-0.00000274864774630621" calcext:value-type="float">
            <text:p>-2.75E-06</text:p>
          </table:table-cell>
          <table:table-cell office:value-type="float" office:value="0.00000628171119039501" calcext:value-type="float">
            <text:p>6.28E-06</text:p>
          </table:table-cell>
          <table:table-cell office:value-type="float" office:value="0.0000219961724440141" calcext:value-type="float">
            <text:p>2.20E-05</text:p>
          </table:table-cell>
          <table:table-cell table:style-name="ce1" office:value-type="float" office:value="0.0000183933810271149" calcext:value-type="float">
            <text:p>1.84E-05</text:p>
          </table:table-cell>
          <table:table-cell table:style-name="ce1" office:value-type="float" office:value="0.0000167063457109846" calcext:value-type="float">
            <text:p>1.67E-05</text:p>
          </table:table-cell>
          <table:table-cell table:style-name="ce1" office:value-type="float" office:value="0.0000170179883962509" calcext:value-type="float">
            <text:p>1.70E-05</text:p>
          </table:table-cell>
          <table:table-cell table:style-name="ce1" office:value-type="float" office:value="0.00000591855572867839" calcext:value-type="float">
            <text:p>5.92E-06</text:p>
          </table:table-cell>
          <table:table-cell table:style-name="ce1" office:value-type="float" office:value="0.0000359613971325827" calcext:value-type="float">
            <text:p>3.60E-05</text:p>
          </table:table-cell>
          <table:table-cell office:value-type="float" office:value="0.00000061999776551078" calcext:value-type="float">
            <text:p>6.20E-07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0.000368000968417424" calcext:value-type="float">
            <text:p>0.000368000968417424</text:p>
          </table:table-cell>
          <table:table-cell office:value-type="float" office:value="0.000396901252873806" calcext:value-type="float">
            <text:p>0.000396901252873806</text:p>
          </table:table-cell>
          <table:table-cell office:value-type="float" office:value="0.0913265684278792" calcext:value-type="float">
            <text:p>0.0913265684278792</text:p>
          </table:table-cell>
          <table:table-cell office:value-type="float" office:value="0.000447711091513419" calcext:value-type="float">
            <text:p>0.000447711091513419</text:p>
          </table:table-cell>
          <table:table-cell office:value-type="float" office:value="0.000437197750346562" calcext:value-type="float">
            <text:p>0.000437197750346562</text:p>
          </table:table-cell>
          <table:table-cell office:value-type="float" office:value="0.000396004726627991" calcext:value-type="float">
            <text:p>0.000396004726627991</text:p>
          </table:table-cell>
          <table:table-cell office:value-type="float" office:value="0.000374902823546136" calcext:value-type="float">
            <text:p>0.000374902823546136</text:p>
          </table:table-cell>
          <table:table-cell office:value-type="float" office:value="0.000379060914890849" calcext:value-type="float">
            <text:p>0.000379060914890849</text:p>
          </table:table-cell>
          <table:table-cell office:value-type="float" office:value="0.000355523631772943" calcext:value-type="float">
            <text:p>0.000355523631772943</text:p>
          </table:table-cell>
          <table:table-cell office:value-type="float" office:value="0.000394471311518697" calcext:value-type="float">
            <text:p>0.000394471311518697</text:p>
          </table:table-cell>
          <table:table-cell office:value-type="float" office:value="0.000390319974218987" calcext:value-type="float">
            <text:p>0.000390319974218987</text:p>
          </table:table-cell>
          <table:table-cell office:value-type="float" office:value="0.000411323000096546" calcext:value-type="float">
            <text:p>0.000411323000096546</text:p>
          </table:table-cell>
          <table:table-cell office:value-type="float" office:value="0.000408067520042623" calcext:value-type="float">
            <text:p>0.000408067520042623</text:p>
          </table:table-cell>
          <table:table-cell office:value-type="float" office:value="0.000433819072864477" calcext:value-type="float">
            <text:p>0.000433819072864477</text:p>
          </table:table-cell>
          <table:table-cell office:value-type="float" office:value="0.000435018938940714" calcext:value-type="float">
            <text:p>0.000435018938940714</text:p>
          </table:table-cell>
          <table:table-cell office:value-type="float" office:value="0.000402990510324741" calcext:value-type="float">
            <text:p>0.000402990510324741</text:p>
          </table:table-cell>
          <table:table-cell office:value-type="float" office:value="0.00039229978967158" calcext:value-type="float">
            <text:p>0.00039229978967158</text:p>
          </table:table-cell>
          <table:table-cell office:value-type="float" office:value="0.000381144282600401" calcext:value-type="float">
            <text:p>0.000381144282600401</text:p>
          </table:table-cell>
          <table:table-cell office:value-type="float" office:value="0.000387228308395338" calcext:value-type="float">
            <text:p>0.000387228308395338</text:p>
          </table:table-cell>
          <table:table-cell office:value-type="float" office:value="0.000411917643350027" calcext:value-type="float">
            <text:p>0.000411917643350027</text:p>
          </table:table-cell>
          <table:table-cell office:value-type="float" office:value="0.000413246172969039" calcext:value-type="float">
            <text:p>0.000413246172969039</text:p>
          </table:table-cell>
          <table:table-cell office:value-type="float" office:value="0.000396796914359903" calcext:value-type="float">
            <text:p>0.000396796914359903</text:p>
          </table:table-cell>
          <table:table-cell office:value-type="float" office:value="0.000388254074416436" calcext:value-type="float">
            <text:p>0.000388254074416436</text:p>
          </table:table-cell>
          <table:table-cell office:value-type="float" office:value="0.000383492336223407" calcext:value-type="float">
            <text:p>0.000383492336223407</text:p>
          </table:table-cell>
          <table:table-cell office:value-type="float" office:value="0.000362686228460405" calcext:value-type="float">
            <text:p>0.000362686228460405</text:p>
          </table:table-cell>
          <table:table-cell office:value-type="float" office:value="0.00040634135613848" calcext:value-type="float">
            <text:p>0.00040634135613848</text:p>
          </table:table-cell>
          <table:table-cell office:value-type="float" office:value="0.000440889126741782" calcext:value-type="float">
            <text:p>0.000440889126741782</text:p>
          </table:table-cell>
          <table:table-cell office:value-type="float" office:value="0.000440397099267524" calcext:value-type="float">
            <text:p>0.000440397099267524</text:p>
          </table:table-cell>
          <table:table-cell office:value-type="float" office:value="0.00042640715958945" calcext:value-type="float">
            <text:p>0.00042640715958945</text:p>
          </table:table-cell>
          <table:table-cell office:value-type="float" office:value="0.000418439527499117" calcext:value-type="float">
            <text:p>0.000418439527499117</text:p>
          </table:table-cell>
          <table:table-cell office:value-type="float" office:value="0.000423295789364742" calcext:value-type="float">
            <text:p>0.000423295789364742</text:p>
          </table:table-cell>
          <table:table-cell office:value-type="float" office:value="0.000414669633047535" calcext:value-type="float">
            <text:p>0.000414669633047535</text:p>
          </table:table-cell>
          <table:table-cell office:value-type="float" office:value="0.00040746818378003" calcext:value-type="float">
            <text:p>0.00040746818378003</text:p>
          </table:table-cell>
          <table:table-cell office:value-type="float" office:value="0.000385833554636898" calcext:value-type="float">
            <text:p>0.000385833554636898</text:p>
          </table:table-cell>
          <table:table-cell office:value-type="float" office:value="0.000405242529491454" calcext:value-type="float">
            <text:p>0.000405242529491454</text:p>
          </table:table-cell>
          <table:table-cell office:value-type="float" office:value="0.000369797109852967" calcext:value-type="float">
            <text:p>0.000369797109852967</text:p>
          </table:table-cell>
          <table:table-cell office:value-type="float" office:value="0.000351568706248658" calcext:value-type="float">
            <text:p>0.000351568706248658</text:p>
          </table:table-cell>
          <table:table-cell office:value-type="float" office:value="0.000337757918741" calcext:value-type="float">
            <text:p>0.000337757918741</text:p>
          </table:table-cell>
          <table:table-cell office:value-type="float" office:value="0.000341698962100918" calcext:value-type="float">
            <text:p>0.000341698962100918</text:p>
          </table:table-cell>
          <table:table-cell office:value-type="float" office:value="0.000380173881888817" calcext:value-type="float">
            <text:p>0.000380173881888817</text:p>
          </table:table-cell>
          <table:table-cell office:value-type="float" office:value="0.000384227184974108" calcext:value-type="float">
            <text:p>0.000384227184974108</text:p>
          </table:table-cell>
          <table:table-cell office:value-type="float" office:value="0.000374243199137669" calcext:value-type="float">
            <text:p>0.000374243199137669</text:p>
          </table:table-cell>
          <table:table-cell office:value-type="float" office:value="0.000375022465920628" calcext:value-type="float">
            <text:p>0.000375022465920628</text:p>
          </table:table-cell>
          <table:table-cell office:value-type="float" office:value="0.000372367767160711" calcext:value-type="float">
            <text:p>0.000372367767160711</text:p>
          </table:table-cell>
          <table:table-cell office:value-type="float" office:value="0.000380842873548803" calcext:value-type="float">
            <text:p>0.000380842873548803</text:p>
          </table:table-cell>
          <table:table-cell office:value-type="float" office:value="0.00037081287045899" calcext:value-type="float">
            <text:p>0.00037081287045899</text:p>
          </table:table-cell>
          <table:table-cell office:value-type="float" office:value="0.000432528518506255" calcext:value-type="float">
            <text:p>0.000432528518506255</text:p>
          </table:table-cell>
          <table:table-cell table:style-name="ce1" office:value-type="float" office:value="-0.0000705289417466509" calcext:value-type="float">
            <text:p>-7.05E-05</text:p>
          </table:table-cell>
          <table:table-cell office:value-type="float" office:value="-0.000174005772755713" calcext:value-type="float">
            <text:p>-0.000174005772755713</text:p>
          </table:table-cell>
          <table:table-cell table:style-name="Default" office:value-type="float" office:value="-0.000186385997665792" calcext:value-type="float">
            <text:p>-0.000186385997665792</text:p>
          </table:table-cell>
          <table:table-cell office:value-type="float" office:value="-0.0000908183081076323" calcext:value-type="float">
            <text:p>-9.08E-05</text:p>
          </table:table-cell>
          <table:table-cell office:value-type="float" office:value="-0.0000523416001859167" calcext:value-type="float">
            <text:p>-5.23E-05</text:p>
          </table:table-cell>
          <table:table-cell office:value-type="float" office:value="-0.0000183409038405692" calcext:value-type="float">
            <text:p>-1.83E-05</text:p>
          </table:table-cell>
          <table:table-cell office:value-type="float" office:value="0.00000771321782124551" calcext:value-type="float">
            <text:p>7.71E-06</text:p>
          </table:table-cell>
          <table:table-cell office:value-type="float" office:value="0.0000370129947254463" calcext:value-type="float">
            <text:p>3.70E-05</text:p>
          </table:table-cell>
          <table:table-cell office:value-type="float" office:value="0.0000717995593314892" calcext:value-type="float">
            <text:p>7.18E-05</text:p>
          </table:table-cell>
          <table:table-cell table:style-name="ce1" office:value-type="float" office:value="0.0000843113696134009" calcext:value-type="float">
            <text:p>8.43E-05</text:p>
          </table:table-cell>
          <table:table-cell table:style-name="ce1" office:value-type="float" office:value="0.0000907199763928525" calcext:value-type="float">
            <text:p>9.07E-05</text:p>
          </table:table-cell>
          <table:table-cell table:style-name="ce1" office:value-type="float" office:value="0.0000960555481465919" calcext:value-type="float">
            <text:p>9.61E-05</text:p>
          </table:table-cell>
          <table:table-cell table:style-name="ce1" office:value-type="float" office:value="0.0000920850533223211" calcext:value-type="float">
            <text:p>9.21E-05</text:p>
          </table:table-cell>
          <table:table-cell office:value-type="float" office:value="0.000137610910544947" calcext:value-type="float">
            <text:p>0.000137610910544947</text:p>
          </table:table-cell>
          <table:table-cell office:value-type="float" office:value="-0.00000159919070706632" calcext:value-type="float">
            <text:p>-1.60E-06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0.000326107344086948" calcext:value-type="float">
            <text:p>0.000326107344086948</text:p>
          </table:table-cell>
          <table:table-cell office:value-type="float" office:value="0.000412698061053984" calcext:value-type="float">
            <text:p>0.000412698061053984</text:p>
          </table:table-cell>
          <table:table-cell office:value-type="float" office:value="0.000447711091513419" calcext:value-type="float">
            <text:p>0.000447711091513419</text:p>
          </table:table-cell>
          <table:table-cell office:value-type="float" office:value="0.0188813234632784" calcext:value-type="float">
            <text:p>0.0188813234632784</text:p>
          </table:table-cell>
          <table:table-cell office:value-type="float" office:value="0.000659960882000171" calcext:value-type="float">
            <text:p>0.000659960882000171</text:p>
          </table:table-cell>
          <table:table-cell office:value-type="float" office:value="0.000446925650302197" calcext:value-type="float">
            <text:p>0.000446925650302197</text:p>
          </table:table-cell>
          <table:table-cell office:value-type="float" office:value="0.00030707359972582" calcext:value-type="float">
            <text:p>0.00030707359972582</text:p>
          </table:table-cell>
          <table:table-cell office:value-type="float" office:value="0.00024380830288371" calcext:value-type="float">
            <text:p>0.00024380830288371</text:p>
          </table:table-cell>
          <table:table-cell office:value-type="float" office:value="0.000225451325791941" calcext:value-type="float">
            <text:p>0.000225451325791941</text:p>
          </table:table-cell>
          <table:table-cell office:value-type="float" office:value="0.000459315947753715" calcext:value-type="float">
            <text:p>0.000459315947753715</text:p>
          </table:table-cell>
          <table:table-cell office:value-type="float" office:value="0.000614770467722477" calcext:value-type="float">
            <text:p>0.000614770467722477</text:p>
          </table:table-cell>
          <table:table-cell office:value-type="float" office:value="0.000558984801647995" calcext:value-type="float">
            <text:p>0.000558984801647995</text:p>
          </table:table-cell>
          <table:table-cell office:value-type="float" office:value="0.00043133416574138" calcext:value-type="float">
            <text:p>0.00043133416574138</text:p>
          </table:table-cell>
          <table:table-cell office:value-type="float" office:value="0.000471496357393743" calcext:value-type="float">
            <text:p>0.000471496357393743</text:p>
          </table:table-cell>
          <table:table-cell office:value-type="float" office:value="0.000514021251031058" calcext:value-type="float">
            <text:p>0.000514021251031058</text:p>
          </table:table-cell>
          <table:table-cell office:value-type="float" office:value="0.000401990300138707" calcext:value-type="float">
            <text:p>0.000401990300138707</text:p>
          </table:table-cell>
          <table:table-cell office:value-type="float" office:value="0.00033234239601159" calcext:value-type="float">
            <text:p>0.00033234239601159</text:p>
          </table:table-cell>
          <table:table-cell office:value-type="float" office:value="0.000324810306422527" calcext:value-type="float">
            <text:p>0.000324810306422527</text:p>
          </table:table-cell>
          <table:table-cell office:value-type="float" office:value="0.000328450421420681" calcext:value-type="float">
            <text:p>0.000328450421420681</text:p>
          </table:table-cell>
          <table:table-cell office:value-type="float" office:value="0.000488879443384256" calcext:value-type="float">
            <text:p>0.000488879443384256</text:p>
          </table:table-cell>
          <table:table-cell office:value-type="float" office:value="0.000494705810161929" calcext:value-type="float">
            <text:p>0.000494705810161929</text:p>
          </table:table-cell>
          <table:table-cell office:value-type="float" office:value="0.00039867667508579" calcext:value-type="float">
            <text:p>0.00039867667508579</text:p>
          </table:table-cell>
          <table:table-cell office:value-type="float" office:value="0.000306603355432066" calcext:value-type="float">
            <text:p>0.000306603355432066</text:p>
          </table:table-cell>
          <table:table-cell office:value-type="float" office:value="0.000255012197111646" calcext:value-type="float">
            <text:p>0.000255012197111646</text:p>
          </table:table-cell>
          <table:table-cell office:value-type="float" office:value="0.000238831539845197" calcext:value-type="float">
            <text:p>0.000238831539845197</text:p>
          </table:table-cell>
          <table:table-cell office:value-type="float" office:value="0.000398661812229363" calcext:value-type="float">
            <text:p>0.000398661812229363</text:p>
          </table:table-cell>
          <table:table-cell office:value-type="float" office:value="0.000593142164782776" calcext:value-type="float">
            <text:p>0.000593142164782776</text:p>
          </table:table-cell>
          <table:table-cell office:value-type="float" office:value="0.000533273720608427" calcext:value-type="float">
            <text:p>0.000533273720608427</text:p>
          </table:table-cell>
          <table:table-cell office:value-type="float" office:value="0.000453230657578807" calcext:value-type="float">
            <text:p>0.000453230657578807</text:p>
          </table:table-cell>
          <table:table-cell office:value-type="float" office:value="0.000393111056574121" calcext:value-type="float">
            <text:p>0.000393111056574121</text:p>
          </table:table-cell>
          <table:table-cell office:value-type="float" office:value="0.000406152149526949" calcext:value-type="float">
            <text:p>0.000406152149526949</text:p>
          </table:table-cell>
          <table:table-cell office:value-type="float" office:value="0.000386353249241893" calcext:value-type="float">
            <text:p>0.000386353249241893</text:p>
          </table:table-cell>
          <table:table-cell office:value-type="float" office:value="0.000341930226249857" calcext:value-type="float">
            <text:p>0.000341930226249857</text:p>
          </table:table-cell>
          <table:table-cell office:value-type="float" office:value="0.000372018666997504" calcext:value-type="float">
            <text:p>0.000372018666997504</text:p>
          </table:table-cell>
          <table:table-cell office:value-type="float" office:value="0.00055208728607325" calcext:value-type="float">
            <text:p>0.00055208728607325</text:p>
          </table:table-cell>
          <table:table-cell office:value-type="float" office:value="0.000438979887492848" calcext:value-type="float">
            <text:p>0.000438979887492848</text:p>
          </table:table-cell>
          <table:table-cell office:value-type="float" office:value="0.000359517298018385" calcext:value-type="float">
            <text:p>0.000359517298018385</text:p>
          </table:table-cell>
          <table:table-cell office:value-type="float" office:value="0.000274814185793883" calcext:value-type="float">
            <text:p>0.000274814185793883</text:p>
          </table:table-cell>
          <table:table-cell office:value-type="float" office:value="0.000233709448837937" calcext:value-type="float">
            <text:p>0.000233709448837937</text:p>
          </table:table-cell>
          <table:table-cell office:value-type="float" office:value="0.000485781664351119" calcext:value-type="float">
            <text:p>0.000485781664351119</text:p>
          </table:table-cell>
          <table:table-cell office:value-type="float" office:value="0.000519599939100337" calcext:value-type="float">
            <text:p>0.000519599939100337</text:p>
          </table:table-cell>
          <table:table-cell office:value-type="float" office:value="0.000342149277423069" calcext:value-type="float">
            <text:p>0.000342149277423069</text:p>
          </table:table-cell>
          <table:table-cell office:value-type="float" office:value="0.000258340163291118" calcext:value-type="float">
            <text:p>0.000258340163291118</text:p>
          </table:table-cell>
          <table:table-cell office:value-type="float" office:value="0.000233269656296886" calcext:value-type="float">
            <text:p>0.000233269656296886</text:p>
          </table:table-cell>
          <table:table-cell office:value-type="float" office:value="0.000257092460873506" calcext:value-type="float">
            <text:p>0.000257092460873506</text:p>
          </table:table-cell>
          <table:table-cell office:value-type="float" office:value="0.000237447484861161" calcext:value-type="float">
            <text:p>0.000237447484861161</text:p>
          </table:table-cell>
          <table:table-cell office:value-type="float" office:value="0.000484597558797012" calcext:value-type="float">
            <text:p>0.000484597558797012</text:p>
          </table:table-cell>
          <table:table-cell table:style-name="ce1" office:value-type="float" office:value="0.0000252280377452155" calcext:value-type="float">
            <text:p>2.52E-05</text:p>
          </table:table-cell>
          <table:table-cell office:value-type="float" office:value="-0.000156414521473868" calcext:value-type="float">
            <text:p>-0.000156414521473868</text:p>
          </table:table-cell>
          <table:table-cell table:style-name="Default" office:value-type="float" office:value="-0.000117102088677537" calcext:value-type="float">
            <text:p>-0.000117102088677537</text:p>
          </table:table-cell>
          <table:table-cell office:value-type="float" office:value="-0.0000246967980304746" calcext:value-type="float">
            <text:p>-2.47E-05</text:p>
          </table:table-cell>
          <table:table-cell office:value-type="float" office:value="0.00000092302525701653" calcext:value-type="float">
            <text:p>9.23E-07</text:p>
          </table:table-cell>
          <table:table-cell office:value-type="float" office:value="0.00000963947812353034" calcext:value-type="float">
            <text:p>9.64E-06</text:p>
          </table:table-cell>
          <table:table-cell office:value-type="float" office:value="-0.00000453168291581414" calcext:value-type="float">
            <text:p>-4.53E-06</text:p>
          </table:table-cell>
          <table:table-cell office:value-type="float" office:value="0.0000126609581762656" calcext:value-type="float">
            <text:p>1.27E-05</text:p>
          </table:table-cell>
          <table:table-cell office:value-type="float" office:value="0.0000563787994057274" calcext:value-type="float">
            <text:p>5.64E-05</text:p>
          </table:table-cell>
          <table:table-cell table:style-name="ce1" office:value-type="float" office:value="0.0000930043864765842" calcext:value-type="float">
            <text:p>9.30E-05</text:p>
          </table:table-cell>
          <table:table-cell office:value-type="float" office:value="0.000108812101233968" calcext:value-type="float">
            <text:p>0.000108812101233968</text:p>
          </table:table-cell>
          <table:table-cell office:value-type="float" office:value="0.000133159104374431" calcext:value-type="float">
            <text:p>0.000133159104374431</text:p>
          </table:table-cell>
          <table:table-cell office:value-type="float" office:value="0.000146398566707422" calcext:value-type="float">
            <text:p>0.000146398566707422</text:p>
          </table:table-cell>
          <table:table-cell office:value-type="float" office:value="0.000218632784397233" calcext:value-type="float">
            <text:p>0.000218632784397233</text:p>
          </table:table-cell>
          <table:table-cell office:value-type="float" office:value="0.00000539387570970316" calcext:value-type="float">
            <text:p>5.39E-06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0.000304127263248698" calcext:value-type="float">
            <text:p>0.000304127263248698</text:p>
          </table:table-cell>
          <table:table-cell office:value-type="float" office:value="0.000414300782779364" calcext:value-type="float">
            <text:p>0.000414300782779364</text:p>
          </table:table-cell>
          <table:table-cell office:value-type="float" office:value="0.000437197750346562" calcext:value-type="float">
            <text:p>0.000437197750346562</text:p>
          </table:table-cell>
          <table:table-cell office:value-type="float" office:value="0.000659960882000171" calcext:value-type="float">
            <text:p>0.000659960882000171</text:p>
          </table:table-cell>
          <table:table-cell office:value-type="float" office:value="0.00219714016819454" calcext:value-type="float">
            <text:p>0.00219714016819454</text:p>
          </table:table-cell>
          <table:table-cell office:value-type="float" office:value="0.000485715271104751" calcext:value-type="float">
            <text:p>0.000485715271104751</text:p>
          </table:table-cell>
          <table:table-cell office:value-type="float" office:value="0.000293933358707347" calcext:value-type="float">
            <text:p>0.000293933358707347</text:p>
          </table:table-cell>
          <table:table-cell office:value-type="float" office:value="0.000210447686746474" calcext:value-type="float">
            <text:p>0.000210447686746474</text:p>
          </table:table-cell>
          <table:table-cell office:value-type="float" office:value="0.000180250690758936" calcext:value-type="float">
            <text:p>0.000180250690758936</text:p>
          </table:table-cell>
          <table:table-cell office:value-type="float" office:value="0.00044481962056731" calcext:value-type="float">
            <text:p>0.00044481962056731</text:p>
          </table:table-cell>
          <table:table-cell office:value-type="float" office:value="0.000612348984244443" calcext:value-type="float">
            <text:p>0.000612348984244443</text:p>
          </table:table-cell>
          <table:table-cell office:value-type="float" office:value="0.000584785574876999" calcext:value-type="float">
            <text:p>0.000584785574876999</text:p>
          </table:table-cell>
          <table:table-cell office:value-type="float" office:value="0.000422957399023503" calcext:value-type="float">
            <text:p>0.000422957399023503</text:p>
          </table:table-cell>
          <table:table-cell office:value-type="float" office:value="0.000441257060534327" calcext:value-type="float">
            <text:p>0.000441257060534327</text:p>
          </table:table-cell>
          <table:table-cell office:value-type="float" office:value="0.000518975718577329" calcext:value-type="float">
            <text:p>0.000518975718577329</text:p>
          </table:table-cell>
          <table:table-cell office:value-type="float" office:value="0.000394595077914282" calcext:value-type="float">
            <text:p>0.000394595077914282</text:p>
          </table:table-cell>
          <table:table-cell office:value-type="float" office:value="0.000315793122383511" calcext:value-type="float">
            <text:p>0.000315793122383511</text:p>
          </table:table-cell>
          <table:table-cell office:value-type="float" office:value="0.000319781725219198" calcext:value-type="float">
            <text:p>0.000319781725219198</text:p>
          </table:table-cell>
          <table:table-cell office:value-type="float" office:value="0.000307589807741221" calcext:value-type="float">
            <text:p>0.000307589807741221</text:p>
          </table:table-cell>
          <table:table-cell office:value-type="float" office:value="0.000505147230329159" calcext:value-type="float">
            <text:p>0.000505147230329159</text:p>
          </table:table-cell>
          <table:table-cell office:value-type="float" office:value="0.000518388122175785" calcext:value-type="float">
            <text:p>0.000518388122175785</text:p>
          </table:table-cell>
          <table:table-cell office:value-type="float" office:value="0.00040656942549916" calcext:value-type="float">
            <text:p>0.00040656942549916</text:p>
          </table:table-cell>
          <table:table-cell office:value-type="float" office:value="0.000279000246729466" calcext:value-type="float">
            <text:p>0.000279000246729466</text:p>
          </table:table-cell>
          <table:table-cell office:value-type="float" office:value="0.000217511151064706" calcext:value-type="float">
            <text:p>0.000217511151064706</text:p>
          </table:table-cell>
          <table:table-cell office:value-type="float" office:value="0.000189851898127463" calcext:value-type="float">
            <text:p>0.000189851898127463</text:p>
          </table:table-cell>
          <table:table-cell office:value-type="float" office:value="0.000362380565571282" calcext:value-type="float">
            <text:p>0.000362380565571282</text:p>
          </table:table-cell>
          <table:table-cell office:value-type="float" office:value="0.000589502648768789" calcext:value-type="float">
            <text:p>0.000589502648768789</text:p>
          </table:table-cell>
          <table:table-cell office:value-type="float" office:value="0.000523604739229076" calcext:value-type="float">
            <text:p>0.000523604739229076</text:p>
          </table:table-cell>
          <table:table-cell office:value-type="float" office:value="0.000438708246995451" calcext:value-type="float">
            <text:p>0.000438708246995451</text:p>
          </table:table-cell>
          <table:table-cell office:value-type="float" office:value="0.000356044743856879" calcext:value-type="float">
            <text:p>0.000356044743856879</text:p>
          </table:table-cell>
          <table:table-cell office:value-type="float" office:value="0.000377673977346419" calcext:value-type="float">
            <text:p>0.000377673977346419</text:p>
          </table:table-cell>
          <table:table-cell office:value-type="float" office:value="0.000353028594281509" calcext:value-type="float">
            <text:p>0.000353028594281509</text:p>
          </table:table-cell>
          <table:table-cell office:value-type="float" office:value="0.000304659997580108" calcext:value-type="float">
            <text:p>0.000304659997580108</text:p>
          </table:table-cell>
          <table:table-cell office:value-type="float" office:value="0.000337741548662614" calcext:value-type="float">
            <text:p>0.000337741548662614</text:p>
          </table:table-cell>
          <table:table-cell office:value-type="float" office:value="0.00055706775610287" calcext:value-type="float">
            <text:p>0.00055706775610287</text:p>
          </table:table-cell>
          <table:table-cell office:value-type="float" office:value="0.000433923316699325" calcext:value-type="float">
            <text:p>0.000433923316699325</text:p>
          </table:table-cell>
          <table:table-cell office:value-type="float" office:value="0.000334907757822471" calcext:value-type="float">
            <text:p>0.000334907757822471</text:p>
          </table:table-cell>
          <table:table-cell office:value-type="float" office:value="0.00021765301024215" calcext:value-type="float">
            <text:p>0.00021765301024215</text:p>
          </table:table-cell>
          <table:table-cell office:value-type="float" office:value="0.000163709678653021" calcext:value-type="float">
            <text:p>0.000163709678653021</text:p>
          </table:table-cell>
          <table:table-cell office:value-type="float" office:value="0.00045018861497215" calcext:value-type="float">
            <text:p>0.00045018861497215</text:p>
          </table:table-cell>
          <table:table-cell office:value-type="float" office:value="0.000544810192898066" calcext:value-type="float">
            <text:p>0.000544810192898066</text:p>
          </table:table-cell>
          <table:table-cell office:value-type="float" office:value="0.000352375958814568" calcext:value-type="float">
            <text:p>0.000352375958814568</text:p>
          </table:table-cell>
          <table:table-cell office:value-type="float" office:value="0.000232157693000311" calcext:value-type="float">
            <text:p>0.000232157693000311</text:p>
          </table:table-cell>
          <table:table-cell office:value-type="float" office:value="0.000197912765243342" calcext:value-type="float">
            <text:p>0.000197912765243342</text:p>
          </table:table-cell>
          <table:table-cell office:value-type="float" office:value="0.000230388952476809" calcext:value-type="float">
            <text:p>0.000230388952476809</text:p>
          </table:table-cell>
          <table:table-cell office:value-type="float" office:value="0.000200448220645251" calcext:value-type="float">
            <text:p>0.000200448220645251</text:p>
          </table:table-cell>
          <table:table-cell office:value-type="float" office:value="0.000382544138160127" calcext:value-type="float">
            <text:p>0.000382544138160127</text:p>
          </table:table-cell>
          <table:table-cell office:value-type="float" office:value="0.000134564938791738" calcext:value-type="float">
            <text:p>0.000134564938791738</text:p>
          </table:table-cell>
          <table:table-cell table:style-name="ce1" office:value-type="float" office:value="0.0000472595765741584" calcext:value-type="float">
            <text:p>4.73E-05</text:p>
          </table:table-cell>
          <table:table-cell office:value-type="float" office:value="0.0000061252173846407" calcext:value-type="float">
            <text:p>6.13E-06</text:p>
          </table:table-cell>
          <table:table-cell office:value-type="float" office:value="0.000053992305928512" calcext:value-type="float">
            <text:p>5.40E-05</text:p>
          </table:table-cell>
          <table:table-cell office:value-type="float" office:value="0.000048778335662207" calcext:value-type="float">
            <text:p>4.88E-05</text:p>
          </table:table-cell>
          <table:table-cell office:value-type="float" office:value="0.0000341432241503094" calcext:value-type="float">
            <text:p>3.41E-05</text:p>
          </table:table-cell>
          <table:table-cell office:value-type="float" office:value="-0.000026545624814662" calcext:value-type="float">
            <text:p>-2.65E-05</text:p>
          </table:table-cell>
          <table:table-cell office:value-type="float" office:value="-0.0000340372010393568" calcext:value-type="float">
            <text:p>-3.40E-05</text:p>
          </table:table-cell>
          <table:table-cell office:value-type="float" office:value="-0.0000231088277458075" calcext:value-type="float">
            <text:p>-2.31E-05</text:p>
          </table:table-cell>
          <table:table-cell table:style-name="ce1" office:value-type="float" office:value="-0.0000148319233594878" calcext:value-type="float">
            <text:p>-1.48E-05</text:p>
          </table:table-cell>
          <table:table-cell table:style-name="ce1" office:value-type="float" office:value="-0.0000275507885122898" calcext:value-type="float">
            <text:p>-2.76E-05</text:p>
          </table:table-cell>
          <table:table-cell table:style-name="ce1" office:value-type="float" office:value="-0.0000024889500329998" calcext:value-type="float">
            <text:p>-2.49E-06</text:p>
          </table:table-cell>
          <table:table-cell table:style-name="ce1" office:value-type="float" office:value="0.0000226990267016762" calcext:value-type="float">
            <text:p>2.27E-05</text:p>
          </table:table-cell>
          <table:table-cell office:value-type="float" office:value="0.000109790606662179" calcext:value-type="float">
            <text:p>0.000109790606662179</text:p>
          </table:table-cell>
          <table:table-cell office:value-type="float" office:value="-0.00000173221517159778" calcext:value-type="float">
            <text:p>-1.73E-06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0.000325053511073378" calcext:value-type="float">
            <text:p>0.000325053511073378</text:p>
          </table:table-cell>
          <table:table-cell office:value-type="float" office:value="0.000423217757010761" calcext:value-type="float">
            <text:p>0.000423217757010761</text:p>
          </table:table-cell>
          <table:table-cell office:value-type="float" office:value="0.000396004726627991" calcext:value-type="float">
            <text:p>0.000396004726627991</text:p>
          </table:table-cell>
          <table:table-cell office:value-type="float" office:value="0.000446925650302197" calcext:value-type="float">
            <text:p>0.000446925650302197</text:p>
          </table:table-cell>
          <table:table-cell office:value-type="float" office:value="0.000485715271104751" calcext:value-type="float">
            <text:p>0.000485715271104751</text:p>
          </table:table-cell>
          <table:table-cell office:value-type="float" office:value="0.000907656845788197" calcext:value-type="float">
            <text:p>0.000907656845788197</text:p>
          </table:table-cell>
          <table:table-cell office:value-type="float" office:value="0.000370173173303575" calcext:value-type="float">
            <text:p>0.000370173173303575</text:p>
          </table:table-cell>
          <table:table-cell office:value-type="float" office:value="0.000253391922218391" calcext:value-type="float">
            <text:p>0.000253391922218391</text:p>
          </table:table-cell>
          <table:table-cell office:value-type="float" office:value="0.000224701734777944" calcext:value-type="float">
            <text:p>0.000224701734777944</text:p>
          </table:table-cell>
          <table:table-cell office:value-type="float" office:value="0.000372590356741391" calcext:value-type="float">
            <text:p>0.000372590356741391</text:p>
          </table:table-cell>
          <table:table-cell office:value-type="float" office:value="0.000402418211063415" calcext:value-type="float">
            <text:p>0.000402418211063415</text:p>
          </table:table-cell>
          <table:table-cell office:value-type="float" office:value="0.000445424935946452" calcext:value-type="float">
            <text:p>0.000445424935946452</text:p>
          </table:table-cell>
          <table:table-cell office:value-type="float" office:value="0.000426199012198693" calcext:value-type="float">
            <text:p>0.000426199012198693</text:p>
          </table:table-cell>
          <table:table-cell office:value-type="float" office:value="0.000378265446420686" calcext:value-type="float">
            <text:p>0.000378265446420686</text:p>
          </table:table-cell>
          <table:table-cell office:value-type="float" office:value="0.000439189809674303" calcext:value-type="float">
            <text:p>0.000439189809674303</text:p>
          </table:table-cell>
          <table:table-cell office:value-type="float" office:value="0.00041411031780543" calcext:value-type="float">
            <text:p>0.00041411031780543</text:p>
          </table:table-cell>
          <table:table-cell office:value-type="float" office:value="0.000346637421608401" calcext:value-type="float">
            <text:p>0.000346637421608401</text:p>
          </table:table-cell>
          <table:table-cell office:value-type="float" office:value="0.000372343923685438" calcext:value-type="float">
            <text:p>0.000372343923685438</text:p>
          </table:table-cell>
          <table:table-cell office:value-type="float" office:value="0.000331348204939115" calcext:value-type="float">
            <text:p>0.000331348204939115</text:p>
          </table:table-cell>
          <table:table-cell office:value-type="float" office:value="0.000423144647124245" calcext:value-type="float">
            <text:p>0.000423144647124245</text:p>
          </table:table-cell>
          <table:table-cell office:value-type="float" office:value="0.000458158011538455" calcext:value-type="float">
            <text:p>0.000458158011538455</text:p>
          </table:table-cell>
          <table:table-cell office:value-type="float" office:value="0.00042339952594558" calcext:value-type="float">
            <text:p>0.00042339952594558</text:p>
          </table:table-cell>
          <table:table-cell office:value-type="float" office:value="0.000329448960066529" calcext:value-type="float">
            <text:p>0.000329448960066529</text:p>
          </table:table-cell>
          <table:table-cell office:value-type="float" office:value="0.000250105948788459" calcext:value-type="float">
            <text:p>0.000250105948788459</text:p>
          </table:table-cell>
          <table:table-cell office:value-type="float" office:value="0.000225161528040902" calcext:value-type="float">
            <text:p>0.000225161528040902</text:p>
          </table:table-cell>
          <table:table-cell office:value-type="float" office:value="0.000347179713832374" calcext:value-type="float">
            <text:p>0.000347179713832374</text:p>
          </table:table-cell>
          <table:table-cell office:value-type="float" office:value="0.000430862133828464" calcext:value-type="float">
            <text:p>0.000430862133828464</text:p>
          </table:table-cell>
          <table:table-cell office:value-type="float" office:value="0.000444147332036473" calcext:value-type="float">
            <text:p>0.000444147332036473</text:p>
          </table:table-cell>
          <table:table-cell office:value-type="float" office:value="0.000413527769634055" calcext:value-type="float">
            <text:p>0.000413527769634055</text:p>
          </table:table-cell>
          <table:table-cell office:value-type="float" office:value="0.000359357283739058" calcext:value-type="float">
            <text:p>0.000359357283739058</text:p>
          </table:table-cell>
          <table:table-cell office:value-type="float" office:value="0.000358665076662337" calcext:value-type="float">
            <text:p>0.000358665076662337</text:p>
          </table:table-cell>
          <table:table-cell office:value-type="float" office:value="0.000368303683238349" calcext:value-type="float">
            <text:p>0.000368303683238349</text:p>
          </table:table-cell>
          <table:table-cell office:value-type="float" office:value="0.000317142257433474" calcext:value-type="float">
            <text:p>0.000317142257433474</text:p>
          </table:table-cell>
          <table:table-cell office:value-type="float" office:value="0.000328509382795712" calcext:value-type="float">
            <text:p>0.000328509382795712</text:p>
          </table:table-cell>
          <table:table-cell office:value-type="float" office:value="0.000406424695768095" calcext:value-type="float">
            <text:p>0.000406424695768095</text:p>
          </table:table-cell>
          <table:table-cell office:value-type="float" office:value="0.000383570279001281" calcext:value-type="float">
            <text:p>0.000383570279001281</text:p>
          </table:table-cell>
          <table:table-cell office:value-type="float" office:value="0.000320128579487137" calcext:value-type="float">
            <text:p>0.000320128579487137</text:p>
          </table:table-cell>
          <table:table-cell office:value-type="float" office:value="0.000246867579989744" calcext:value-type="float">
            <text:p>0.000246867579989744</text:p>
          </table:table-cell>
          <table:table-cell office:value-type="float" office:value="0.000170561749158936" calcext:value-type="float">
            <text:p>0.000170561749158936</text:p>
          </table:table-cell>
          <table:table-cell office:value-type="float" office:value="0.000310354227852397" calcext:value-type="float">
            <text:p>0.000310354227852397</text:p>
          </table:table-cell>
          <table:table-cell office:value-type="float" office:value="0.000419926668321769" calcext:value-type="float">
            <text:p>0.000419926668321769</text:p>
          </table:table-cell>
          <table:table-cell office:value-type="float" office:value="0.000416037530849641" calcext:value-type="float">
            <text:p>0.000416037530849641</text:p>
          </table:table-cell>
          <table:table-cell office:value-type="float" office:value="0.00029522652722683" calcext:value-type="float">
            <text:p>0.00029522652722683</text:p>
          </table:table-cell>
          <table:table-cell office:value-type="float" office:value="0.000241489492304784" calcext:value-type="float">
            <text:p>0.000241489492304784</text:p>
          </table:table-cell>
          <table:table-cell office:value-type="float" office:value="0.000285189543597675" calcext:value-type="float">
            <text:p>0.000285189543597675</text:p>
          </table:table-cell>
          <table:table-cell office:value-type="float" office:value="0.000239185474042574" calcext:value-type="float">
            <text:p>0.000239185474042574</text:p>
          </table:table-cell>
          <table:table-cell office:value-type="float" office:value="0.000294482626000924" calcext:value-type="float">
            <text:p>0.000294482626000924</text:p>
          </table:table-cell>
          <table:table-cell table:style-name="ce1" office:value-type="float" office:value="0.0000979005680283041" calcext:value-type="float">
            <text:p>9.79E-05</text:p>
          </table:table-cell>
          <table:table-cell table:style-name="ce1" office:value-type="float" office:value="0.0000435040754818019" calcext:value-type="float">
            <text:p>4.35E-05</text:p>
          </table:table-cell>
          <table:table-cell office:value-type="float" office:value="0.00000750826666059302" calcext:value-type="float">
            <text:p>7.51E-06</text:p>
          </table:table-cell>
          <table:table-cell office:value-type="float" office:value="0.0000407640064024078" calcext:value-type="float">
            <text:p>4.08E-05</text:p>
          </table:table-cell>
          <table:table-cell office:value-type="float" office:value="0.0000368468158484945" calcext:value-type="float">
            <text:p>3.68E-05</text:p>
          </table:table-cell>
          <table:table-cell office:value-type="float" office:value="0.0000256985951771532" calcext:value-type="float">
            <text:p>2.57E-05</text:p>
          </table:table-cell>
          <table:table-cell office:value-type="float" office:value="-0.0000242283582882026" calcext:value-type="float">
            <text:p>-2.42E-05</text:p>
          </table:table-cell>
          <table:table-cell office:value-type="float" office:value="-0.0000321355442316989" calcext:value-type="float">
            <text:p>-3.21E-05</text:p>
          </table:table-cell>
          <table:table-cell office:value-type="float" office:value="-0.0000330806813673073" calcext:value-type="float">
            <text:p>-3.31E-05</text:p>
          </table:table-cell>
          <table:table-cell table:style-name="ce1" office:value-type="float" office:value="-0.0000490911423661927" calcext:value-type="float">
            <text:p>-4.91E-05</text:p>
          </table:table-cell>
          <table:table-cell table:style-name="ce1" office:value-type="float" office:value="-0.0000705904487729579" calcext:value-type="float">
            <text:p>-7.06E-05</text:p>
          </table:table-cell>
          <table:table-cell table:style-name="ce1" office:value-type="float" office:value="-0.0000791994278059544" calcext:value-type="float">
            <text:p>-7.92E-05</text:p>
          </table:table-cell>
          <table:table-cell table:style-name="ce1" office:value-type="float" office:value="-0.0000822126501893257" calcext:value-type="float">
            <text:p>-8.22E-05</text:p>
          </table:table-cell>
          <table:table-cell table:style-name="ce1" office:value-type="float" office:value="-0.0000163141053192789" calcext:value-type="float">
            <text:p>-1.63E-05</text:p>
          </table:table-cell>
          <table:table-cell office:value-type="float" office:value="-0.0000078632116468201" calcext:value-type="float">
            <text:p>-7.86E-06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0.000377497256013787" calcext:value-type="float">
            <text:p>0.000377497256013787</text:p>
          </table:table-cell>
          <table:table-cell office:value-type="float" office:value="0.000398648725831528" calcext:value-type="float">
            <text:p>0.000398648725831528</text:p>
          </table:table-cell>
          <table:table-cell office:value-type="float" office:value="0.000374902823546136" calcext:value-type="float">
            <text:p>0.000374902823546136</text:p>
          </table:table-cell>
          <table:table-cell office:value-type="float" office:value="0.00030707359972582" calcext:value-type="float">
            <text:p>0.00030707359972582</text:p>
          </table:table-cell>
          <table:table-cell office:value-type="float" office:value="0.000293933358707347" calcext:value-type="float">
            <text:p>0.000293933358707347</text:p>
          </table:table-cell>
          <table:table-cell office:value-type="float" office:value="0.000370173173303575" calcext:value-type="float">
            <text:p>0.000370173173303575</text:p>
          </table:table-cell>
          <table:table-cell office:value-type="float" office:value="0.00105126425652486" calcext:value-type="float">
            <text:p>0.00105126425652486</text:p>
          </table:table-cell>
          <table:table-cell office:value-type="float" office:value="0.000422761692383333" calcext:value-type="float">
            <text:p>0.000422761692383333</text:p>
          </table:table-cell>
          <table:table-cell office:value-type="float" office:value="0.000367767634055108" calcext:value-type="float">
            <text:p>0.000367767634055108</text:p>
          </table:table-cell>
          <table:table-cell office:value-type="float" office:value="0.000324459067795209" calcext:value-type="float">
            <text:p>0.000324459067795209</text:p>
          </table:table-cell>
          <table:table-cell office:value-type="float" office:value="0.000236508327507232" calcext:value-type="float">
            <text:p>0.000236508327507232</text:p>
          </table:table-cell>
          <table:table-cell office:value-type="float" office:value="0.000281134552992176" calcext:value-type="float">
            <text:p>0.000281134552992176</text:p>
          </table:table-cell>
          <table:table-cell office:value-type="float" office:value="0.000373119868280939" calcext:value-type="float">
            <text:p>0.000373119868280939</text:p>
          </table:table-cell>
          <table:table-cell office:value-type="float" office:value="0.00036784995371031" calcext:value-type="float">
            <text:p>0.00036784995371031</text:p>
          </table:table-cell>
          <table:table-cell office:value-type="float" office:value="0.0003360189222724" calcext:value-type="float">
            <text:p>0.0003360189222724</text:p>
          </table:table-cell>
          <table:table-cell office:value-type="float" office:value="0.000408718854425754" calcext:value-type="float">
            <text:p>0.000408718854425754</text:p>
          </table:table-cell>
          <table:table-cell office:value-type="float" office:value="0.000420755842739393" calcext:value-type="float">
            <text:p>0.000420755842739393</text:p>
          </table:table-cell>
          <table:table-cell office:value-type="float" office:value="0.000440383645789557" calcext:value-type="float">
            <text:p>0.000440383645789557</text:p>
          </table:table-cell>
          <table:table-cell office:value-type="float" office:value="0.000427131378308929" calcext:value-type="float">
            <text:p>0.000427131378308929</text:p>
          </table:table-cell>
          <table:table-cell office:value-type="float" office:value="0.000346775075356284" calcext:value-type="float">
            <text:p>0.000346775075356284</text:p>
          </table:table-cell>
          <table:table-cell office:value-type="float" office:value="0.000357544722698131" calcext:value-type="float">
            <text:p>0.000357544722698131</text:p>
          </table:table-cell>
          <table:table-cell office:value-type="float" office:value="0.00040287889040648" calcext:value-type="float">
            <text:p>0.00040287889040648</text:p>
          </table:table-cell>
          <table:table-cell office:value-type="float" office:value="0.000447571964064969" calcext:value-type="float">
            <text:p>0.000447571964064969</text:p>
          </table:table-cell>
          <table:table-cell office:value-type="float" office:value="0.000408125539677052" calcext:value-type="float">
            <text:p>0.000408125539677052</text:p>
          </table:table-cell>
          <table:table-cell office:value-type="float" office:value="0.000362594692164299" calcext:value-type="float">
            <text:p>0.000362594692164299</text:p>
          </table:table-cell>
          <table:table-cell office:value-type="float" office:value="0.000392997620346243" calcext:value-type="float">
            <text:p>0.000392997620346243</text:p>
          </table:table-cell>
          <table:table-cell office:value-type="float" office:value="0.000294344730331726" calcext:value-type="float">
            <text:p>0.000294344730331726</text:p>
          </table:table-cell>
          <table:table-cell office:value-type="float" office:value="0.00032319486158937" calcext:value-type="float">
            <text:p>0.00032319486158937</text:p>
          </table:table-cell>
          <table:table-cell office:value-type="float" office:value="0.000371722747803783" calcext:value-type="float">
            <text:p>0.000371722747803783</text:p>
          </table:table-cell>
          <table:table-cell office:value-type="float" office:value="0.00040401191163201" calcext:value-type="float">
            <text:p>0.00040401191163201</text:p>
          </table:table-cell>
          <table:table-cell office:value-type="float" office:value="0.000376957947832855" calcext:value-type="float">
            <text:p>0.000376957947832855</text:p>
          </table:table-cell>
          <table:table-cell office:value-type="float" office:value="0.000406582145621438" calcext:value-type="float">
            <text:p>0.000406582145621438</text:p>
          </table:table-cell>
          <table:table-cell office:value-type="float" office:value="0.000405400087838469" calcext:value-type="float">
            <text:p>0.000405400087838469</text:p>
          </table:table-cell>
          <table:table-cell office:value-type="float" office:value="0.000385890023167804" calcext:value-type="float">
            <text:p>0.000385890023167804</text:p>
          </table:table-cell>
          <table:table-cell office:value-type="float" office:value="0.000272186479975314" calcext:value-type="float">
            <text:p>0.000272186479975314</text:p>
          </table:table-cell>
          <table:table-cell office:value-type="float" office:value="0.000278794871580721" calcext:value-type="float">
            <text:p>0.000278794871580721</text:p>
          </table:table-cell>
          <table:table-cell office:value-type="float" office:value="0.000304567361433314" calcext:value-type="float">
            <text:p>0.000304567361433314</text:p>
          </table:table-cell>
          <table:table-cell office:value-type="float" office:value="0.000332082239919756" calcext:value-type="float">
            <text:p>0.000332082239919756</text:p>
          </table:table-cell>
          <table:table-cell office:value-type="float" office:value="0.000311289225710926" calcext:value-type="float">
            <text:p>0.000311289225710926</text:p>
          </table:table-cell>
          <table:table-cell office:value-type="float" office:value="0.000250632544048323" calcext:value-type="float">
            <text:p>0.000250632544048323</text:p>
          </table:table-cell>
          <table:table-cell office:value-type="float" office:value="0.000257845926305368" calcext:value-type="float">
            <text:p>0.000257845926305368</text:p>
          </table:table-cell>
          <table:table-cell office:value-type="float" office:value="0.000435217799296169" calcext:value-type="float">
            <text:p>0.000435217799296169</text:p>
          </table:table-cell>
          <table:table-cell office:value-type="float" office:value="0.000461400296336903" calcext:value-type="float">
            <text:p>0.000461400296336903</text:p>
          </table:table-cell>
          <table:table-cell office:value-type="float" office:value="0.000401968725835332" calcext:value-type="float">
            <text:p>0.000401968725835332</text:p>
          </table:table-cell>
          <table:table-cell office:value-type="float" office:value="0.000466750584174007" calcext:value-type="float">
            <text:p>0.000466750584174007</text:p>
          </table:table-cell>
          <table:table-cell office:value-type="float" office:value="0.000386746039958454" calcext:value-type="float">
            <text:p>0.000386746039958454</text:p>
          </table:table-cell>
          <table:table-cell office:value-type="float" office:value="0.000253295777546435" calcext:value-type="float">
            <text:p>0.000253295777546435</text:p>
          </table:table-cell>
          <table:table-cell table:style-name="ce1" office:value-type="float" office:value="0.000086451328694356" calcext:value-type="float">
            <text:p>8.65E-05</text:p>
          </table:table-cell>
          <table:table-cell table:style-name="ce1" office:value-type="float" office:value="0.0000436836369007668" calcext:value-type="float">
            <text:p>4.37E-05</text:p>
          </table:table-cell>
          <table:table-cell office:value-type="float" office:value="0.0000108618586909475" calcext:value-type="float">
            <text:p>1.09E-05</text:p>
          </table:table-cell>
          <table:table-cell office:value-type="float" office:value="0.0000359134665600445" calcext:value-type="float">
            <text:p>3.59E-05</text:p>
          </table:table-cell>
          <table:table-cell office:value-type="float" office:value="0.0000330184903435879" calcext:value-type="float">
            <text:p>3.30E-05</text:p>
          </table:table-cell>
          <table:table-cell office:value-type="float" office:value="0.0000227415453149474" calcext:value-type="float">
            <text:p>2.27E-05</text:p>
          </table:table-cell>
          <table:table-cell office:value-type="float" office:value="-0.0000207293893475402" calcext:value-type="float">
            <text:p>-2.07E-05</text:p>
          </table:table-cell>
          <table:table-cell office:value-type="float" office:value="-0.0000281770266409676" calcext:value-type="float">
            <text:p>-2.82E-05</text:p>
          </table:table-cell>
          <table:table-cell office:value-type="float" office:value="-0.0000307578420529035" calcext:value-type="float">
            <text:p>-3.08E-05</text:p>
          </table:table-cell>
          <table:table-cell table:style-name="ce1" office:value-type="float" office:value="-0.0000483049281496939" calcext:value-type="float">
            <text:p>-4.83E-05</text:p>
          </table:table-cell>
          <table:table-cell table:style-name="ce1" office:value-type="float" office:value="-0.0000646117198039332" calcext:value-type="float">
            <text:p>-6.46E-05</text:p>
          </table:table-cell>
          <table:table-cell table:style-name="ce1" office:value-type="float" office:value="-0.0000996413504904469" calcext:value-type="float">
            <text:p>-9.96E-05</text:p>
          </table:table-cell>
          <table:table-cell office:value-type="float" office:value="-0.000130649225365604" calcext:value-type="float">
            <text:p>-0.000130649225365604</text:p>
          </table:table-cell>
          <table:table-cell table:style-name="ce1" office:value-type="float" office:value="-0.0000872459865474882" calcext:value-type="float">
            <text:p>-8.72E-05</text:p>
          </table:table-cell>
          <table:table-cell office:value-type="float" office:value="-0.0000104118563366475" calcext:value-type="float">
            <text:p>-1.04E-05</text:p>
          </table:table-cell>
        </table:table-row>
        <table:table-row table:style-name="ro1">
          <table:table-cell office:value-type="string" calcext:value-type="string">
            <text:p>Immunityboost_367-427</text:p>
          </table:table-cell>
          <table:table-cell office:value-type="float" office:value="0.000458231682026933" calcext:value-type="float">
            <text:p>0.000458231682026933</text:p>
          </table:table-cell>
          <table:table-cell office:value-type="float" office:value="0.000297792928770503" calcext:value-type="float">
            <text:p>0.000297792928770503</text:p>
          </table:table-cell>
          <table:table-cell office:value-type="float" office:value="0.000379060914890849" calcext:value-type="float">
            <text:p>0.000379060914890849</text:p>
          </table:table-cell>
          <table:table-cell office:value-type="float" office:value="0.00024380830288371" calcext:value-type="float">
            <text:p>0.00024380830288371</text:p>
          </table:table-cell>
          <table:table-cell office:value-type="float" office:value="0.000210447686746474" calcext:value-type="float">
            <text:p>0.000210447686746474</text:p>
          </table:table-cell>
          <table:table-cell office:value-type="float" office:value="0.000253391922218391" calcext:value-type="float">
            <text:p>0.000253391922218391</text:p>
          </table:table-cell>
          <table:table-cell office:value-type="float" office:value="0.000422761692383333" calcext:value-type="float">
            <text:p>0.000422761692383333</text:p>
          </table:table-cell>
          <table:table-cell office:value-type="float" office:value="0.00257599967419602" calcext:value-type="float">
            <text:p>0.00257599967419602</text:p>
          </table:table-cell>
          <table:table-cell office:value-type="float" office:value="0.00102312129212459" calcext:value-type="float">
            <text:p>0.00102312129212459</text:p>
          </table:table-cell>
          <table:table-cell office:value-type="float" office:value="0.000330103165274311" calcext:value-type="float">
            <text:p>0.000330103165274311</text:p>
          </table:table-cell>
          <table:table-cell office:value-type="float" office:value="0.000161882140614424" calcext:value-type="float">
            <text:p>0.000161882140614424</text:p>
          </table:table-cell>
          <table:table-cell office:value-type="float" office:value="0.000182144584136678" calcext:value-type="float">
            <text:p>0.000182144584136678</text:p>
          </table:table-cell>
          <table:table-cell office:value-type="float" office:value="0.000245069708919757" calcext:value-type="float">
            <text:p>0.000245069708919757</text:p>
          </table:table-cell>
          <table:table-cell office:value-type="float" office:value="0.000369236345086412" calcext:value-type="float">
            <text:p>0.000369236345086412</text:p>
          </table:table-cell>
          <table:table-cell office:value-type="float" office:value="0.000280562747524298" calcext:value-type="float">
            <text:p>0.000280562747524298</text:p>
          </table:table-cell>
          <table:table-cell office:value-type="float" office:value="0.000318729291280319" calcext:value-type="float">
            <text:p>0.000318729291280319</text:p>
          </table:table-cell>
          <table:table-cell office:value-type="float" office:value="0.000523044551552064" calcext:value-type="float">
            <text:p>0.000523044551552064</text:p>
          </table:table-cell>
          <table:table-cell office:value-type="float" office:value="0.000451534172733597" calcext:value-type="float">
            <text:p>0.000451534172733597</text:p>
          </table:table-cell>
          <table:table-cell office:value-type="float" office:value="0.000582614674159282" calcext:value-type="float">
            <text:p>0.000582614674159282</text:p>
          </table:table-cell>
          <table:table-cell office:value-type="float" office:value="0.000381172774049615" calcext:value-type="float">
            <text:p>0.000381172774049615</text:p>
          </table:table-cell>
          <table:table-cell office:value-type="float" office:value="0.000252549002006484" calcext:value-type="float">
            <text:p>0.000252549002006484</text:p>
          </table:table-cell>
          <table:table-cell office:value-type="float" office:value="0.000326313529085551" calcext:value-type="float">
            <text:p>0.000326313529085551</text:p>
          </table:table-cell>
          <table:table-cell office:value-type="float" office:value="0.000545144502031607" calcext:value-type="float">
            <text:p>0.000545144502031607</text:p>
          </table:table-cell>
          <table:table-cell office:value-type="float" office:value="0.000889146990608134" calcext:value-type="float">
            <text:p>0.000889146990608134</text:p>
          </table:table-cell>
          <table:table-cell office:value-type="float" office:value="0.00101056808109538" calcext:value-type="float">
            <text:p>0.00101056808109538</text:p>
          </table:table-cell>
          <table:table-cell office:value-type="float" office:value="0.000452860207676404" calcext:value-type="float">
            <text:p>0.000452860207676404</text:p>
          </table:table-cell>
          <table:table-cell office:value-type="float" office:value="0.000257122235208098" calcext:value-type="float">
            <text:p>0.000257122235208098</text:p>
          </table:table-cell>
          <table:table-cell office:value-type="float" office:value="0.000198941178908645" calcext:value-type="float">
            <text:p>0.000198941178908645</text:p>
          </table:table-cell>
          <table:table-cell office:value-type="float" office:value="0.000285404010861384" calcext:value-type="float">
            <text:p>0.000285404010861384</text:p>
          </table:table-cell>
          <table:table-cell office:value-type="float" office:value="0.000427290780091674" calcext:value-type="float">
            <text:p>0.000427290780091674</text:p>
          </table:table-cell>
          <table:table-cell office:value-type="float" office:value="0.00048208357003747" calcext:value-type="float">
            <text:p>0.00048208357003747</text:p>
          </table:table-cell>
          <table:table-cell office:value-type="float" office:value="0.000407645659448874" calcext:value-type="float">
            <text:p>0.000407645659448874</text:p>
          </table:table-cell>
          <table:table-cell office:value-type="float" office:value="0.000583478687388332" calcext:value-type="float">
            <text:p>0.000583478687388332</text:p>
          </table:table-cell>
          <table:table-cell office:value-type="float" office:value="0.000454713400619081" calcext:value-type="float">
            <text:p>0.000454713400619081</text:p>
          </table:table-cell>
          <table:table-cell office:value-type="float" office:value="0.000240497654079064" calcext:value-type="float">
            <text:p>0.000240497654079064</text:p>
          </table:table-cell>
          <table:table-cell office:value-type="float" office:value="0.000154333532026935" calcext:value-type="float">
            <text:p>0.000154333532026935</text:p>
          </table:table-cell>
          <table:table-cell office:value-type="float" office:value="0.000235823237861497" calcext:value-type="float">
            <text:p>0.000235823237861497</text:p>
          </table:table-cell>
          <table:table-cell office:value-type="float" office:value="0.000400169867889003" calcext:value-type="float">
            <text:p>0.000400169867889003</text:p>
          </table:table-cell>
          <table:table-cell office:value-type="float" office:value="0.00067475007970996" calcext:value-type="float">
            <text:p>0.00067475007970996</text:p>
          </table:table-cell>
          <table:table-cell office:value-type="float" office:value="0.000406620368431082" calcext:value-type="float">
            <text:p>0.000406620368431082</text:p>
          </table:table-cell>
          <table:table-cell office:value-type="float" office:value="0.000154521802201652" calcext:value-type="float">
            <text:p>0.000154521802201652</text:p>
          </table:table-cell>
          <table:table-cell office:value-type="float" office:value="0.000343834922147521" calcext:value-type="float">
            <text:p>0.000343834922147521</text:p>
          </table:table-cell>
          <table:table-cell office:value-type="float" office:value="0.000664610184970489" calcext:value-type="float">
            <text:p>0.000664610184970489</text:p>
          </table:table-cell>
          <table:table-cell office:value-type="float" office:value="0.000954223764474338" calcext:value-type="float">
            <text:p>0.000954223764474338</text:p>
          </table:table-cell>
          <table:table-cell office:value-type="float" office:value="0.000687568189301817" calcext:value-type="float">
            <text:p>0.000687568189301817</text:p>
          </table:table-cell>
          <table:table-cell office:value-type="float" office:value="0.000995317688888663" calcext:value-type="float">
            <text:p>0.000995317688888663</text:p>
          </table:table-cell>
          <table:table-cell office:value-type="float" office:value="0.000201922495206563" calcext:value-type="float">
            <text:p>0.000201922495206563</text:p>
          </table:table-cell>
          <table:table-cell table:style-name="ce1" office:value-type="float" office:value="0.0000647478940878313" calcext:value-type="float">
            <text:p>6.47E-05</text:p>
          </table:table-cell>
          <table:table-cell table:style-name="ce1" office:value-type="float" office:value="0.0000342970882429325" calcext:value-type="float">
            <text:p>3.43E-05</text:p>
          </table:table-cell>
          <table:table-cell office:value-type="float" office:value="0.00000901265208998615" calcext:value-type="float">
            <text:p>9.01E-06</text:p>
          </table:table-cell>
          <table:table-cell office:value-type="float" office:value="0.0000245661792804101" calcext:value-type="float">
            <text:p>2.46E-05</text:p>
          </table:table-cell>
          <table:table-cell office:value-type="float" office:value="0.0000248920604419967" calcext:value-type="float">
            <text:p>2.49E-05</text:p>
          </table:table-cell>
          <table:table-cell office:value-type="float" office:value="0.0000170933864085086" calcext:value-type="float">
            <text:p>1.71E-05</text:p>
          </table:table-cell>
          <table:table-cell office:value-type="float" office:value="-0.0000182199703751479" calcext:value-type="float">
            <text:p>-1.82E-05</text:p>
          </table:table-cell>
          <table:table-cell office:value-type="float" office:value="-0.0000264409848931718" calcext:value-type="float">
            <text:p>-2.64E-05</text:p>
          </table:table-cell>
          <table:table-cell office:value-type="float" office:value="-0.000037575018944549" calcext:value-type="float">
            <text:p>-3.76E-05</text:p>
          </table:table-cell>
          <table:table-cell table:style-name="ce1" office:value-type="float" office:value="-0.0000725069231581144" calcext:value-type="float">
            <text:p>-7.25E-05</text:p>
          </table:table-cell>
          <table:table-cell table:style-name="ce1" office:value-type="float" office:value="-0.0000929125026913754" calcext:value-type="float">
            <text:p>-9.29E-05</text:p>
          </table:table-cell>
          <table:table-cell office:value-type="float" office:value="-0.000147639442943267" calcext:value-type="float">
            <text:p>-0.000147639442943267</text:p>
          </table:table-cell>
          <table:table-cell office:value-type="float" office:value="-0.000187802677229938" calcext:value-type="float">
            <text:p>-0.000187802677229938</text:p>
          </table:table-cell>
          <table:table-cell office:value-type="float" office:value="-0.000152880473472284" calcext:value-type="float">
            <text:p>-0.000152880473472284</text:p>
          </table:table-cell>
          <table:table-cell office:value-type="float" office:value="-0.00000802309766104251" calcext:value-type="float">
            <text:p>-8.02E-06</text:p>
          </table:table-cell>
        </table:table-row>
        <table:table-row table:style-name="ro1">
          <table:table-cell office:value-type="string" calcext:value-type="string">
            <text:p>Immunityboost_428-488</text:p>
          </table:table-cell>
          <table:table-cell office:value-type="float" office:value="0.000510541805348891" calcext:value-type="float">
            <text:p>0.000510541805348891</text:p>
          </table:table-cell>
          <table:table-cell office:value-type="float" office:value="0.000259551337927489" calcext:value-type="float">
            <text:p>0.000259551337927489</text:p>
          </table:table-cell>
          <table:table-cell office:value-type="float" office:value="0.000355523631772943" calcext:value-type="float">
            <text:p>0.000355523631772943</text:p>
          </table:table-cell>
          <table:table-cell office:value-type="float" office:value="0.000225451325791941" calcext:value-type="float">
            <text:p>0.000225451325791941</text:p>
          </table:table-cell>
          <table:table-cell office:value-type="float" office:value="0.000180250690758936" calcext:value-type="float">
            <text:p>0.000180250690758936</text:p>
          </table:table-cell>
          <table:table-cell office:value-type="float" office:value="0.000224701734777944" calcext:value-type="float">
            <text:p>0.000224701734777944</text:p>
          </table:table-cell>
          <table:table-cell office:value-type="float" office:value="0.000367767634055108" calcext:value-type="float">
            <text:p>0.000367767634055108</text:p>
          </table:table-cell>
          <table:table-cell office:value-type="float" office:value="0.00102312129212459" calcext:value-type="float">
            <text:p>0.00102312129212459</text:p>
          </table:table-cell>
          <table:table-cell office:value-type="float" office:value="0.0370390787585158" calcext:value-type="float">
            <text:p>0.0370390787585158</text:p>
          </table:table-cell>
          <table:table-cell office:value-type="float" office:value="0.000325921763932744" calcext:value-type="float">
            <text:p>0.000325921763932744</text:p>
          </table:table-cell>
          <table:table-cell office:value-type="float" office:value="0.000143293649143026" calcext:value-type="float">
            <text:p>0.000143293649143026</text:p>
          </table:table-cell>
          <table:table-cell office:value-type="float" office:value="0.000156000227995014" calcext:value-type="float">
            <text:p>0.000156000227995014</text:p>
          </table:table-cell>
          <table:table-cell office:value-type="float" office:value="0.00020369336884713" calcext:value-type="float">
            <text:p>0.00020369336884713</text:p>
          </table:table-cell>
          <table:table-cell office:value-type="float" office:value="0.000319309461866494" calcext:value-type="float">
            <text:p>0.000319309461866494</text:p>
          </table:table-cell>
          <table:table-cell office:value-type="float" office:value="0.000278289168627877" calcext:value-type="float">
            <text:p>0.000278289168627877</text:p>
          </table:table-cell>
          <table:table-cell office:value-type="float" office:value="0.000273048571571219" calcext:value-type="float">
            <text:p>0.000273048571571219</text:p>
          </table:table-cell>
          <table:table-cell office:value-type="float" office:value="0.000507746935962615" calcext:value-type="float">
            <text:p>0.000507746935962615</text:p>
          </table:table-cell>
          <table:table-cell office:value-type="float" office:value="0.000401049757343185" calcext:value-type="float">
            <text:p>0.000401049757343185</text:p>
          </table:table-cell>
          <table:table-cell office:value-type="float" office:value="0.000630230388743033" calcext:value-type="float">
            <text:p>0.000630230388743033</text:p>
          </table:table-cell>
          <table:table-cell office:value-type="float" office:value="0.000423941740630997" calcext:value-type="float">
            <text:p>0.000423941740630997</text:p>
          </table:table-cell>
          <table:table-cell office:value-type="float" office:value="0.000221046152892698" calcext:value-type="float">
            <text:p>0.000221046152892698</text:p>
          </table:table-cell>
          <table:table-cell office:value-type="float" office:value="0.000288781276594247" calcext:value-type="float">
            <text:p>0.000288781276594247</text:p>
          </table:table-cell>
          <table:table-cell office:value-type="float" office:value="0.000537463195271588" calcext:value-type="float">
            <text:p>0.000537463195271588</text:p>
          </table:table-cell>
          <table:table-cell office:value-type="float" office:value="0.00114135785114414" calcext:value-type="float">
            <text:p>0.00114135785114414</text:p>
          </table:table-cell>
          <table:table-cell office:value-type="float" office:value="0.00252564429565772" calcext:value-type="float">
            <text:p>0.00252564429565772</text:p>
          </table:table-cell>
          <table:table-cell office:value-type="float" office:value="0.000448247578974726" calcext:value-type="float">
            <text:p>0.000448247578974726</text:p>
          </table:table-cell>
          <table:table-cell office:value-type="float" office:value="0.000251834713645764" calcext:value-type="float">
            <text:p>0.000251834713645764</text:p>
          </table:table-cell>
          <table:table-cell office:value-type="float" office:value="0.000164481502342034" calcext:value-type="float">
            <text:p>0.000164481502342034</text:p>
          </table:table-cell>
          <table:table-cell office:value-type="float" office:value="0.000238147641852473" calcext:value-type="float">
            <text:p>0.000238147641852473</text:p>
          </table:table-cell>
          <table:table-cell office:value-type="float" office:value="0.00041633787774284" calcext:value-type="float">
            <text:p>0.00041633787774284</text:p>
          </table:table-cell>
          <table:table-cell office:value-type="float" office:value="0.000512409276548863" calcext:value-type="float">
            <text:p>0.000512409276548863</text:p>
          </table:table-cell>
          <table:table-cell office:value-type="float" office:value="0.000405704870591422" calcext:value-type="float">
            <text:p>0.000405704870591422</text:p>
          </table:table-cell>
          <table:table-cell office:value-type="float" office:value="0.000628723038558297" calcext:value-type="float">
            <text:p>0.000628723038558297</text:p>
          </table:table-cell>
          <table:table-cell office:value-type="float" office:value="0.000451277010283511" calcext:value-type="float">
            <text:p>0.000451277010283511</text:p>
          </table:table-cell>
          <table:table-cell office:value-type="float" office:value="0.000241064974801941" calcext:value-type="float">
            <text:p>0.000241064974801941</text:p>
          </table:table-cell>
          <table:table-cell office:value-type="float" office:value="0.000122105254840305" calcext:value-type="float">
            <text:p>0.000122105254840305</text:p>
          </table:table-cell>
          <table:table-cell office:value-type="float" office:value="0.000188596371597315" calcext:value-type="float">
            <text:p>0.000188596371597315</text:p>
          </table:table-cell>
          <table:table-cell office:value-type="float" office:value="0.000417003321161306" calcext:value-type="float">
            <text:p>0.000417003321161306</text:p>
          </table:table-cell>
          <table:table-cell office:value-type="float" office:value="0.000766832606394251" calcext:value-type="float">
            <text:p>0.000766832606394251</text:p>
          </table:table-cell>
          <table:table-cell office:value-type="float" office:value="0.000696220689294811" calcext:value-type="float">
            <text:p>0.000696220689294811</text:p>
          </table:table-cell>
          <table:table-cell office:value-type="float" office:value="0.000129699402053319" calcext:value-type="float">
            <text:p>0.000129699402053319</text:p>
          </table:table-cell>
          <table:table-cell office:value-type="float" office:value="0.000305255204185903" calcext:value-type="float">
            <text:p>0.000305255204185903</text:p>
          </table:table-cell>
          <table:table-cell office:value-type="float" office:value="0.000666741605508391" calcext:value-type="float">
            <text:p>0.000666741605508391</text:p>
          </table:table-cell>
          <table:table-cell office:value-type="float" office:value="0.0013776916112922" calcext:value-type="float">
            <text:p>0.0013776916112922</text:p>
          </table:table-cell>
          <table:table-cell office:value-type="float" office:value="0.000611208894067205" calcext:value-type="float">
            <text:p>0.000611208894067205</text:p>
          </table:table-cell>
          <table:table-cell office:value-type="float" office:value="0.00165074263220989" calcext:value-type="float">
            <text:p>0.00165074263220989</text:p>
          </table:table-cell>
          <table:table-cell office:value-type="float" office:value="0.000192423637146134" calcext:value-type="float">
            <text:p>0.000192423637146134</text:p>
          </table:table-cell>
          <table:table-cell table:style-name="ce1" office:value-type="float" office:value="0.0000687986440376365" calcext:value-type="float">
            <text:p>6.88E-05</text:p>
          </table:table-cell>
          <table:table-cell table:style-name="ce1" office:value-type="float" office:value="0.0000419905269739597" calcext:value-type="float">
            <text:p>4.20E-05</text:p>
          </table:table-cell>
          <table:table-cell office:value-type="float" office:value="0.0000168464805199825" calcext:value-type="float">
            <text:p>1.68E-05</text:p>
          </table:table-cell>
          <table:table-cell office:value-type="float" office:value="0.0000245622987071058" calcext:value-type="float">
            <text:p>2.46E-05</text:p>
          </table:table-cell>
          <table:table-cell office:value-type="float" office:value="0.0000258307216616957" calcext:value-type="float">
            <text:p>2.58E-05</text:p>
          </table:table-cell>
          <table:table-cell office:value-type="float" office:value="0.0000172896061271101" calcext:value-type="float">
            <text:p>1.73E-05</text:p>
          </table:table-cell>
          <table:table-cell office:value-type="float" office:value="-0.0000140398391520842" calcext:value-type="float">
            <text:p>-1.40E-05</text:p>
          </table:table-cell>
          <table:table-cell office:value-type="float" office:value="-0.0000210652005430639" calcext:value-type="float">
            <text:p>-2.11E-05</text:p>
          </table:table-cell>
          <table:table-cell office:value-type="float" office:value="-0.0000251536439998224" calcext:value-type="float">
            <text:p>-2.52E-05</text:p>
          </table:table-cell>
          <table:table-cell table:style-name="ce1" office:value-type="float" office:value="-0.0000374554612368266" calcext:value-type="float">
            <text:p>-3.75E-05</text:p>
          </table:table-cell>
          <table:table-cell table:style-name="ce1" office:value-type="float" office:value="-0.000040631909666375" calcext:value-type="float">
            <text:p>-4.06E-05</text:p>
          </table:table-cell>
          <table:table-cell office:value-type="float" office:value="-0.000115124597408188" calcext:value-type="float">
            <text:p>-0.000115124597408188</text:p>
          </table:table-cell>
          <table:table-cell office:value-type="float" office:value="-0.000184349368499195" calcext:value-type="float">
            <text:p>-0.000184349368499195</text:p>
          </table:table-cell>
          <table:table-cell office:value-type="float" office:value="-0.000192835188837678" calcext:value-type="float">
            <text:p>-0.000192835188837678</text:p>
          </table:table-cell>
          <table:table-cell office:value-type="float" office:value="-0.0000178951787164569" calcext:value-type="float">
            <text:p>-1.79E-05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0.000353256436464873" calcext:value-type="float">
            <text:p>0.000353256436464873</text:p>
          </table:table-cell>
          <table:table-cell office:value-type="float" office:value="0.000368844389322026" calcext:value-type="float">
            <text:p>0.000368844389322026</text:p>
          </table:table-cell>
          <table:table-cell office:value-type="float" office:value="0.000394471311518697" calcext:value-type="float">
            <text:p>0.000394471311518697</text:p>
          </table:table-cell>
          <table:table-cell office:value-type="float" office:value="0.000459315947753715" calcext:value-type="float">
            <text:p>0.000459315947753715</text:p>
          </table:table-cell>
          <table:table-cell office:value-type="float" office:value="0.00044481962056731" calcext:value-type="float">
            <text:p>0.00044481962056731</text:p>
          </table:table-cell>
          <table:table-cell office:value-type="float" office:value="0.000372590356741391" calcext:value-type="float">
            <text:p>0.000372590356741391</text:p>
          </table:table-cell>
          <table:table-cell office:value-type="float" office:value="0.000324459067795209" calcext:value-type="float">
            <text:p>0.000324459067795209</text:p>
          </table:table-cell>
          <table:table-cell office:value-type="float" office:value="0.000330103165274311" calcext:value-type="float">
            <text:p>0.000330103165274311</text:p>
          </table:table-cell>
          <table:table-cell office:value-type="float" office:value="0.000325921763932744" calcext:value-type="float">
            <text:p>0.000325921763932744</text:p>
          </table:table-cell>
          <table:table-cell office:value-type="float" office:value="1.00040303630185" calcext:value-type="float">
            <text:p>1.00040303630185</text:p>
          </table:table-cell>
          <table:table-cell office:value-type="float" office:value="0.000444757793253745" calcext:value-type="float">
            <text:p>0.000444757793253745</text:p>
          </table:table-cell>
          <table:table-cell office:value-type="float" office:value="0.000431672255025948" calcext:value-type="float">
            <text:p>0.000431672255025948</text:p>
          </table:table-cell>
          <table:table-cell office:value-type="float" office:value="0.000389468974462897" calcext:value-type="float">
            <text:p>0.000389468974462897</text:p>
          </table:table-cell>
          <table:table-cell office:value-type="float" office:value="0.000415357189274576" calcext:value-type="float">
            <text:p>0.000415357189274576</text:p>
          </table:table-cell>
          <table:table-cell office:value-type="float" office:value="0.000422114358148582" calcext:value-type="float">
            <text:p>0.000422114358148582</text:p>
          </table:table-cell>
          <table:table-cell office:value-type="float" office:value="0.000368234372069242" calcext:value-type="float">
            <text:p>0.000368234372069242</text:p>
          </table:table-cell>
          <table:table-cell office:value-type="float" office:value="0.000350636235481136" calcext:value-type="float">
            <text:p>0.000350636235481136</text:p>
          </table:table-cell>
          <table:table-cell office:value-type="float" office:value="0.000335075096813873" calcext:value-type="float">
            <text:p>0.000335075096813873</text:p>
          </table:table-cell>
          <table:table-cell office:value-type="float" office:value="0.000343888315365826" calcext:value-type="float">
            <text:p>0.000343888315365826</text:p>
          </table:table-cell>
          <table:table-cell office:value-type="float" office:value="0.000395608730584782" calcext:value-type="float">
            <text:p>0.000395608730584782</text:p>
          </table:table-cell>
          <table:table-cell office:value-type="float" office:value="0.00039371965661769" calcext:value-type="float">
            <text:p>0.00039371965661769</text:p>
          </table:table-cell>
          <table:table-cell office:value-type="float" office:value="0.000361160029894551" calcext:value-type="float">
            <text:p>0.000361160029894551</text:p>
          </table:table-cell>
          <table:table-cell office:value-type="float" office:value="0.00033715992998359" calcext:value-type="float">
            <text:p>0.00033715992998359</text:p>
          </table:table-cell>
          <table:table-cell office:value-type="float" office:value="0.000336891060339057" calcext:value-type="float">
            <text:p>0.000336891060339057</text:p>
          </table:table-cell>
          <table:table-cell office:value-type="float" office:value="0.000333617041426792" calcext:value-type="float">
            <text:p>0.000333617041426792</text:p>
          </table:table-cell>
          <table:table-cell office:value-type="float" office:value="0.00037976768294343" calcext:value-type="float">
            <text:p>0.00037976768294343</text:p>
          </table:table-cell>
          <table:table-cell office:value-type="float" office:value="0.000448634031076183" calcext:value-type="float">
            <text:p>0.000448634031076183</text:p>
          </table:table-cell>
          <table:table-cell office:value-type="float" office:value="0.000434956683542889" calcext:value-type="float">
            <text:p>0.000434956683542889</text:p>
          </table:table-cell>
          <table:table-cell office:value-type="float" office:value="0.000402426514214437" calcext:value-type="float">
            <text:p>0.000402426514214437</text:p>
          </table:table-cell>
          <table:table-cell office:value-type="float" office:value="0.000382948282897473" calcext:value-type="float">
            <text:p>0.000382948282897473</text:p>
          </table:table-cell>
          <table:table-cell office:value-type="float" office:value="0.000392014645166625" calcext:value-type="float">
            <text:p>0.000392014645166625</text:p>
          </table:table-cell>
          <table:table-cell office:value-type="float" office:value="0.000376613394510051" calcext:value-type="float">
            <text:p>0.000376613394510051</text:p>
          </table:table-cell>
          <table:table-cell office:value-type="float" office:value="0.000366508938597334" calcext:value-type="float">
            <text:p>0.000366508938597334</text:p>
          </table:table-cell>
          <table:table-cell office:value-type="float" office:value="0.00036727298598441" calcext:value-type="float">
            <text:p>0.00036727298598441</text:p>
          </table:table-cell>
          <table:table-cell office:value-type="float" office:value="0.00043096860437175" calcext:value-type="float">
            <text:p>0.00043096860437175</text:p>
          </table:table-cell>
          <table:table-cell office:value-type="float" office:value="0.000402619104947575" calcext:value-type="float">
            <text:p>0.000402619104947575</text:p>
          </table:table-cell>
          <table:table-cell office:value-type="float" office:value="0.000380729877678906" calcext:value-type="float">
            <text:p>0.000380729877678906</text:p>
          </table:table-cell>
          <table:table-cell office:value-type="float" office:value="0.000358837544876423" calcext:value-type="float">
            <text:p>0.000358837544876423</text:p>
          </table:table-cell>
          <table:table-cell office:value-type="float" office:value="0.000361460236059107" calcext:value-type="float">
            <text:p>0.000361460236059107</text:p>
          </table:table-cell>
          <table:table-cell office:value-type="float" office:value="0.000421839743921025" calcext:value-type="float">
            <text:p>0.000421839743921025</text:p>
          </table:table-cell>
          <table:table-cell office:value-type="float" office:value="0.000417822172042329" calcext:value-type="float">
            <text:p>0.000417822172042329</text:p>
          </table:table-cell>
          <table:table-cell office:value-type="float" office:value="0.000332785665747411" calcext:value-type="float">
            <text:p>0.000332785665747411</text:p>
          </table:table-cell>
          <table:table-cell office:value-type="float" office:value="0.000320000260343226" calcext:value-type="float">
            <text:p>0.000320000260343226</text:p>
          </table:table-cell>
          <table:table-cell office:value-type="float" office:value="0.000327890089897441" calcext:value-type="float">
            <text:p>0.000327890089897441</text:p>
          </table:table-cell>
          <table:table-cell office:value-type="float" office:value="0.000322365438619336" calcext:value-type="float">
            <text:p>0.000322365438619336</text:p>
          </table:table-cell>
          <table:table-cell office:value-type="float" office:value="0.000330906032737179" calcext:value-type="float">
            <text:p>0.000330906032737179</text:p>
          </table:table-cell>
          <table:table-cell office:value-type="float" office:value="0.000208509815953808" calcext:value-type="float">
            <text:p>0.000208509815953808</text:p>
          </table:table-cell>
          <table:table-cell office:value-type="float" office:value="-0.000335873354171448" calcext:value-type="float">
            <text:p>-0.000335873354171448</text:p>
          </table:table-cell>
          <table:table-cell office:value-type="float" office:value="-0.000184800268011609" calcext:value-type="float">
            <text:p>-0.000184800268011609</text:p>
          </table:table-cell>
          <table:table-cell table:style-name="Default" office:value-type="float" office:value="-0.000168778052718046" calcext:value-type="float">
            <text:p>-0.000168778052718046</text:p>
          </table:table-cell>
          <table:table-cell table:style-name="Default" office:value-type="float" office:value="-0.000141378673250826" calcext:value-type="float">
            <text:p>-0.000141378673250826</text:p>
          </table:table-cell>
          <table:table-cell table:style-name="Default" office:value-type="float" office:value="-0.000137952172944681" calcext:value-type="float">
            <text:p>-0.000137952172944681</text:p>
          </table:table-cell>
          <table:table-cell office:value-type="float" office:value="-0.0000522942584294886" calcext:value-type="float">
            <text:p>-5.23E-05</text:p>
          </table:table-cell>
          <table:table-cell office:value-type="float" office:value="0.0000243703776618297" calcext:value-type="float">
            <text:p>2.44E-05</text:p>
          </table:table-cell>
          <table:table-cell office:value-type="float" office:value="0.0000484485388612427" calcext:value-type="float">
            <text:p>4.84E-05</text:p>
          </table:table-cell>
          <table:table-cell office:value-type="float" office:value="0.0000766690905875781" calcext:value-type="float">
            <text:p>7.67E-05</text:p>
          </table:table-cell>
          <table:table-cell table:style-name="ce1" office:value-type="float" office:value="0.0000926964373768341" calcext:value-type="float">
            <text:p>9.27E-05</text:p>
          </table:table-cell>
          <table:table-cell office:value-type="float" office:value="0.000105571719125393" calcext:value-type="float">
            <text:p>0.000105571719125393</text:p>
          </table:table-cell>
          <table:table-cell office:value-type="float" office:value="0.000110201184874875" calcext:value-type="float">
            <text:p>0.000110201184874875</text:p>
          </table:table-cell>
          <table:table-cell office:value-type="float" office:value="0.000116753221360871" calcext:value-type="float">
            <text:p>0.000116753221360871</text:p>
          </table:table-cell>
          <table:table-cell office:value-type="float" office:value="0.000140714417097125" calcext:value-type="float">
            <text:p>0.000140714417097125</text:p>
          </table:table-cell>
          <table:table-cell office:value-type="float" office:value="0.0000171442139339032" calcext:value-type="float">
            <text:p>1.71E-05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0.000299934931245369" calcext:value-type="float">
            <text:p>0.000299934931245369</text:p>
          </table:table-cell>
          <table:table-cell office:value-type="float" office:value="0.000359048138265562" calcext:value-type="float">
            <text:p>0.000359048138265562</text:p>
          </table:table-cell>
          <table:table-cell office:value-type="float" office:value="0.000390319974218987" calcext:value-type="float">
            <text:p>0.000390319974218987</text:p>
          </table:table-cell>
          <table:table-cell office:value-type="float" office:value="0.000614770467722477" calcext:value-type="float">
            <text:p>0.000614770467722477</text:p>
          </table:table-cell>
          <table:table-cell office:value-type="float" office:value="0.000612348984244443" calcext:value-type="float">
            <text:p>0.000612348984244443</text:p>
          </table:table-cell>
          <table:table-cell office:value-type="float" office:value="0.000402418211063415" calcext:value-type="float">
            <text:p>0.000402418211063415</text:p>
          </table:table-cell>
          <table:table-cell office:value-type="float" office:value="0.000236508327507232" calcext:value-type="float">
            <text:p>0.000236508327507232</text:p>
          </table:table-cell>
          <table:table-cell office:value-type="float" office:value="0.000161882140614424" calcext:value-type="float">
            <text:p>0.000161882140614424</text:p>
          </table:table-cell>
          <table:table-cell office:value-type="float" office:value="0.000143293649143026" calcext:value-type="float">
            <text:p>0.000143293649143026</text:p>
          </table:table-cell>
          <table:table-cell office:value-type="float" office:value="0.000444757793253745" calcext:value-type="float">
            <text:p>0.000444757793253745</text:p>
          </table:table-cell>
          <table:table-cell office:value-type="float" office:value="0.0561954684085094" calcext:value-type="float">
            <text:p>0.0561954684085094</text:p>
          </table:table-cell>
          <table:table-cell office:value-type="float" office:value="0.000559256975124948" calcext:value-type="float">
            <text:p>0.000559256975124948</text:p>
          </table:table-cell>
          <table:table-cell office:value-type="float" office:value="0.000390030321578571" calcext:value-type="float">
            <text:p>0.000390030321578571</text:p>
          </table:table-cell>
          <table:table-cell office:value-type="float" office:value="0.000416048772519148" calcext:value-type="float">
            <text:p>0.000416048772519148</text:p>
          </table:table-cell>
          <table:table-cell office:value-type="float" office:value="0.000465140329574835" calcext:value-type="float">
            <text:p>0.000465140329574835</text:p>
          </table:table-cell>
          <table:table-cell office:value-type="float" office:value="0.000337100133343748" calcext:value-type="float">
            <text:p>0.000337100133343748</text:p>
          </table:table-cell>
          <table:table-cell office:value-type="float" office:value="0.000263569206702436" calcext:value-type="float">
            <text:p>0.000263569206702436</text:p>
          </table:table-cell>
          <table:table-cell office:value-type="float" office:value="0.000258582667567336" calcext:value-type="float">
            <text:p>0.000258582667567336</text:p>
          </table:table-cell>
          <table:table-cell office:value-type="float" office:value="0.000253619242580135" calcext:value-type="float">
            <text:p>0.000253619242580135</text:p>
          </table:table-cell>
          <table:table-cell office:value-type="float" office:value="0.000432985212568498" calcext:value-type="float">
            <text:p>0.000432985212568498</text:p>
          </table:table-cell>
          <table:table-cell office:value-type="float" office:value="0.00044150714337041" calcext:value-type="float">
            <text:p>0.00044150714337041</text:p>
          </table:table-cell>
          <table:table-cell office:value-type="float" office:value="0.000336986133139527" calcext:value-type="float">
            <text:p>0.000336986133139527</text:p>
          </table:table-cell>
          <table:table-cell office:value-type="float" office:value="0.000226628314465007" calcext:value-type="float">
            <text:p>0.000226628314465007</text:p>
          </table:table-cell>
          <table:table-cell office:value-type="float" office:value="0.000168809621094827" calcext:value-type="float">
            <text:p>0.000168809621094827</text:p>
          </table:table-cell>
          <table:table-cell office:value-type="float" office:value="0.00015353608932912" calcext:value-type="float">
            <text:p>0.00015353608932912</text:p>
          </table:table-cell>
          <table:table-cell office:value-type="float" office:value="0.000334417524559938" calcext:value-type="float">
            <text:p>0.000334417524559938</text:p>
          </table:table-cell>
          <table:table-cell office:value-type="float" office:value="0.000551541939513278" calcext:value-type="float">
            <text:p>0.000551541939513278</text:p>
          </table:table-cell>
          <table:table-cell office:value-type="float" office:value="0.000490995325754242" calcext:value-type="float">
            <text:p>0.000490995325754242</text:p>
          </table:table-cell>
          <table:table-cell office:value-type="float" office:value="0.000398491496990475" calcext:value-type="float">
            <text:p>0.000398491496990475</text:p>
          </table:table-cell>
          <table:table-cell office:value-type="float" office:value="0.000321871746875578" calcext:value-type="float">
            <text:p>0.000321871746875578</text:p>
          </table:table-cell>
          <table:table-cell office:value-type="float" office:value="0.000336145033709054" calcext:value-type="float">
            <text:p>0.000336145033709054</text:p>
          </table:table-cell>
          <table:table-cell office:value-type="float" office:value="0.000312065587812749" calcext:value-type="float">
            <text:p>0.000312065587812749</text:p>
          </table:table-cell>
          <table:table-cell office:value-type="float" office:value="0.000264560786253767" calcext:value-type="float">
            <text:p>0.000264560786253767</text:p>
          </table:table-cell>
          <table:table-cell office:value-type="float" office:value="0.000326003696289851" calcext:value-type="float">
            <text:p>0.000326003696289851</text:p>
          </table:table-cell>
          <table:table-cell office:value-type="float" office:value="0.000549292809163117" calcext:value-type="float">
            <text:p>0.000549292809163117</text:p>
          </table:table-cell>
          <table:table-cell office:value-type="float" office:value="0.000478981884620249" calcext:value-type="float">
            <text:p>0.000478981884620249</text:p>
          </table:table-cell>
          <table:table-cell office:value-type="float" office:value="0.00040915293486151" calcext:value-type="float">
            <text:p>0.00040915293486151</text:p>
          </table:table-cell>
          <table:table-cell office:value-type="float" office:value="0.000314827256254723" calcext:value-type="float">
            <text:p>0.000314827256254723</text:p>
          </table:table-cell>
          <table:table-cell office:value-type="float" office:value="0.000266020797632288" calcext:value-type="float">
            <text:p>0.000266020797632288</text:p>
          </table:table-cell>
          <table:table-cell office:value-type="float" office:value="0.000501187130859738" calcext:value-type="float">
            <text:p>0.000501187130859738</text:p>
          </table:table-cell>
          <table:table-cell office:value-type="float" office:value="0.000549457736859573" calcext:value-type="float">
            <text:p>0.000549457736859573</text:p>
          </table:table-cell>
          <table:table-cell office:value-type="float" office:value="0.000285097608988426" calcext:value-type="float">
            <text:p>0.000285097608988426</text:p>
          </table:table-cell>
          <table:table-cell office:value-type="float" office:value="0.000182226374707523" calcext:value-type="float">
            <text:p>0.000182226374707523</text:p>
          </table:table-cell>
          <table:table-cell office:value-type="float" office:value="0.000150563187058422" calcext:value-type="float">
            <text:p>0.000150563187058422</text:p>
          </table:table-cell>
          <table:table-cell office:value-type="float" office:value="0.000178299869657965" calcext:value-type="float">
            <text:p>0.000178299869657965</text:p>
          </table:table-cell>
          <table:table-cell office:value-type="float" office:value="0.000151797960973517" calcext:value-type="float">
            <text:p>0.000151797960973517</text:p>
          </table:table-cell>
          <table:table-cell table:style-name="ce1" office:value-type="float" office:value="-0.00000242616000727251" calcext:value-type="float">
            <text:p>-2.43E-06</text:p>
          </table:table-cell>
          <table:table-cell office:value-type="float" office:value="-0.000383014282362054" calcext:value-type="float">
            <text:p>-0.000383014282362054</text:p>
          </table:table-cell>
          <table:table-cell office:value-type="float" office:value="-0.000182753115546837" calcext:value-type="float">
            <text:p>-0.000182753115546837</text:p>
          </table:table-cell>
          <table:table-cell table:style-name="Default" office:value-type="float" office:value="-0.000187859673499809" calcext:value-type="float">
            <text:p>-0.000187859673499809</text:p>
          </table:table-cell>
          <table:table-cell table:style-name="Default" office:value-type="float" office:value="-0.000156459811132424" calcext:value-type="float">
            <text:p>-0.000156459811132424</text:p>
          </table:table-cell>
          <table:table-cell table:style-name="Default" office:value-type="float" office:value="-0.000108882557710103" calcext:value-type="float">
            <text:p>-0.000108882557710103</text:p>
          </table:table-cell>
          <table:table-cell office:value-type="float" office:value="-0.0000467228956274818" calcext:value-type="float">
            <text:p>-4.67E-05</text:p>
          </table:table-cell>
          <table:table-cell office:value-type="float" office:value="0.0000158778987687548" calcext:value-type="float">
            <text:p>1.59E-05</text:p>
          </table:table-cell>
          <table:table-cell office:value-type="float" office:value="0.000030682837023544" calcext:value-type="float">
            <text:p>3.07E-05</text:p>
          </table:table-cell>
          <table:table-cell office:value-type="float" office:value="0.0000508350887360923" calcext:value-type="float">
            <text:p>5.08E-05</text:p>
          </table:table-cell>
          <table:table-cell table:style-name="ce1" office:value-type="float" office:value="0.000068109253309049" calcext:value-type="float">
            <text:p>6.81E-05</text:p>
          </table:table-cell>
          <table:table-cell table:style-name="ce1" office:value-type="float" office:value="0.0000879861021792925" calcext:value-type="float">
            <text:p>8.80E-05</text:p>
          </table:table-cell>
          <table:table-cell office:value-type="float" office:value="0.000105664091009108" calcext:value-type="float">
            <text:p>0.000105664091009108</text:p>
          </table:table-cell>
          <table:table-cell office:value-type="float" office:value="0.000118964021612853" calcext:value-type="float">
            <text:p>0.000118964021612853</text:p>
          </table:table-cell>
          <table:table-cell office:value-type="float" office:value="0.000157753805905529" calcext:value-type="float">
            <text:p>0.000157753805905529</text:p>
          </table:table-cell>
          <table:table-cell office:value-type="float" office:value="0.0000130748330206683" calcext:value-type="float">
            <text:p>1.31E-05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0.000312509153451355" calcext:value-type="float">
            <text:p>0.000312509153451355</text:p>
          </table:table-cell>
          <table:table-cell office:value-type="float" office:value="0.000396529823495004" calcext:value-type="float">
            <text:p>0.000396529823495004</text:p>
          </table:table-cell>
          <table:table-cell office:value-type="float" office:value="0.000411323000096546" calcext:value-type="float">
            <text:p>0.000411323000096546</text:p>
          </table:table-cell>
          <table:table-cell office:value-type="float" office:value="0.000558984801647995" calcext:value-type="float">
            <text:p>0.000558984801647995</text:p>
          </table:table-cell>
          <table:table-cell office:value-type="float" office:value="0.000584785574876999" calcext:value-type="float">
            <text:p>0.000584785574876999</text:p>
          </table:table-cell>
          <table:table-cell office:value-type="float" office:value="0.000445424935946452" calcext:value-type="float">
            <text:p>0.000445424935946452</text:p>
          </table:table-cell>
          <table:table-cell office:value-type="float" office:value="0.000281134552992176" calcext:value-type="float">
            <text:p>0.000281134552992176</text:p>
          </table:table-cell>
          <table:table-cell office:value-type="float" office:value="0.000182144584136678" calcext:value-type="float">
            <text:p>0.000182144584136678</text:p>
          </table:table-cell>
          <table:table-cell office:value-type="float" office:value="0.000156000227995014" calcext:value-type="float">
            <text:p>0.000156000227995014</text:p>
          </table:table-cell>
          <table:table-cell office:value-type="float" office:value="0.000431672255025948" calcext:value-type="float">
            <text:p>0.000431672255025948</text:p>
          </table:table-cell>
          <table:table-cell office:value-type="float" office:value="0.000559256975124948" calcext:value-type="float">
            <text:p>0.000559256975124948</text:p>
          </table:table-cell>
          <table:table-cell office:value-type="float" office:value="0.0137031948755849" calcext:value-type="float">
            <text:p>0.0137031948755849</text:p>
          </table:table-cell>
          <table:table-cell office:value-type="float" office:value="0.00043125976983444" calcext:value-type="float">
            <text:p>0.00043125976983444</text:p>
          </table:table-cell>
          <table:table-cell office:value-type="float" office:value="0.000428798338896334" calcext:value-type="float">
            <text:p>0.000428798338896334</text:p>
          </table:table-cell>
          <table:table-cell office:value-type="float" office:value="0.000491334580781135" calcext:value-type="float">
            <text:p>0.000491334580781135</text:p>
          </table:table-cell>
          <table:table-cell office:value-type="float" office:value="0.000382456582342458" calcext:value-type="float">
            <text:p>0.000382456582342458</text:p>
          </table:table-cell>
          <table:table-cell office:value-type="float" office:value="0.000298809823874" calcext:value-type="float">
            <text:p>0.000298809823874</text:p>
          </table:table-cell>
          <table:table-cell office:value-type="float" office:value="0.000299905098079185" calcext:value-type="float">
            <text:p>0.000299905098079185</text:p>
          </table:table-cell>
          <table:table-cell office:value-type="float" office:value="0.00027763650791636" calcext:value-type="float">
            <text:p>0.00027763650791636</text:p>
          </table:table-cell>
          <table:table-cell office:value-type="float" office:value="0.000443364734832928" calcext:value-type="float">
            <text:p>0.000443364734832928</text:p>
          </table:table-cell>
          <table:table-cell office:value-type="float" office:value="0.000469840504081911" calcext:value-type="float">
            <text:p>0.000469840504081911</text:p>
          </table:table-cell>
          <table:table-cell office:value-type="float" office:value="0.000383636895008435" calcext:value-type="float">
            <text:p>0.000383636895008435</text:p>
          </table:table-cell>
          <table:table-cell office:value-type="float" office:value="0.000264227548466108" calcext:value-type="float">
            <text:p>0.000264227548466108</text:p>
          </table:table-cell>
          <table:table-cell office:value-type="float" office:value="0.000189386864025137" calcext:value-type="float">
            <text:p>0.000189386864025137</text:p>
          </table:table-cell>
          <table:table-cell office:value-type="float" office:value="0.000167124608847667" calcext:value-type="float">
            <text:p>0.000167124608847667</text:p>
          </table:table-cell>
          <table:table-cell office:value-type="float" office:value="0.000350214326981447" calcext:value-type="float">
            <text:p>0.000350214326981447</text:p>
          </table:table-cell>
          <table:table-cell office:value-type="float" office:value="0.000539561178173986" calcext:value-type="float">
            <text:p>0.000539561178173986</text:p>
          </table:table-cell>
          <table:table-cell office:value-type="float" office:value="0.00051818187672006" calcext:value-type="float">
            <text:p>0.00051818187672006</text:p>
          </table:table-cell>
          <table:table-cell office:value-type="float" office:value="0.000437817838220496" calcext:value-type="float">
            <text:p>0.000437817838220496</text:p>
          </table:table-cell>
          <table:table-cell office:value-type="float" office:value="0.000357411951587732" calcext:value-type="float">
            <text:p>0.000357411951587732</text:p>
          </table:table-cell>
          <table:table-cell office:value-type="float" office:value="0.000369590194535236" calcext:value-type="float">
            <text:p>0.000369590194535236</text:p>
          </table:table-cell>
          <table:table-cell office:value-type="float" office:value="0.000355075154114197" calcext:value-type="float">
            <text:p>0.000355075154114197</text:p>
          </table:table-cell>
          <table:table-cell office:value-type="float" office:value="0.000296690204235998" calcext:value-type="float">
            <text:p>0.000296690204235998</text:p>
          </table:table-cell>
          <table:table-cell office:value-type="float" office:value="0.000329863858276245" calcext:value-type="float">
            <text:p>0.000329863858276245</text:p>
          </table:table-cell>
          <table:table-cell office:value-type="float" office:value="0.000518307986212675" calcext:value-type="float">
            <text:p>0.000518307986212675</text:p>
          </table:table-cell>
          <table:table-cell office:value-type="float" office:value="0.000470211589461361" calcext:value-type="float">
            <text:p>0.000470211589461361</text:p>
          </table:table-cell>
          <table:table-cell office:value-type="float" office:value="0.000393241945156417" calcext:value-type="float">
            <text:p>0.000393241945156417</text:p>
          </table:table-cell>
          <table:table-cell office:value-type="float" office:value="0.000295084450939437" calcext:value-type="float">
            <text:p>0.000295084450939437</text:p>
          </table:table-cell>
          <table:table-cell office:value-type="float" office:value="0.000230225326752781" calcext:value-type="float">
            <text:p>0.000230225326752781</text:p>
          </table:table-cell>
          <table:table-cell office:value-type="float" office:value="0.000439063952872759" calcext:value-type="float">
            <text:p>0.000439063952872759</text:p>
          </table:table-cell>
          <table:table-cell office:value-type="float" office:value="0.00052623606535209" calcext:value-type="float">
            <text:p>0.00052623606535209</text:p>
          </table:table-cell>
          <table:table-cell office:value-type="float" office:value="0.000334641959558697" calcext:value-type="float">
            <text:p>0.000334641959558697</text:p>
          </table:table-cell>
          <table:table-cell office:value-type="float" office:value="0.000210380664487229" calcext:value-type="float">
            <text:p>0.000210380664487229</text:p>
          </table:table-cell>
          <table:table-cell office:value-type="float" office:value="0.000168829277769522" calcext:value-type="float">
            <text:p>0.000168829277769522</text:p>
          </table:table-cell>
          <table:table-cell office:value-type="float" office:value="0.000204556426064322" calcext:value-type="float">
            <text:p>0.000204556426064322</text:p>
          </table:table-cell>
          <table:table-cell office:value-type="float" office:value="0.000169094188299214" calcext:value-type="float">
            <text:p>0.000169094188299214</text:p>
          </table:table-cell>
          <table:table-cell office:value-type="float" office:value="0.000247440776006605" calcext:value-type="float">
            <text:p>0.000247440776006605</text:p>
          </table:table-cell>
          <table:table-cell office:value-type="float" office:value="-0.000290855892637863" calcext:value-type="float">
            <text:p>-0.000290855892637863</text:p>
          </table:table-cell>
          <table:table-cell office:value-type="float" office:value="-0.000216450570207877" calcext:value-type="float">
            <text:p>-0.000216450570207877</text:p>
          </table:table-cell>
          <table:table-cell table:style-name="Default" office:value-type="float" office:value="-0.000200659346809701" calcext:value-type="float">
            <text:p>-0.000200659346809701</text:p>
          </table:table-cell>
          <table:table-cell table:style-name="Default" office:value-type="float" office:value="-0.000134258476367364" calcext:value-type="float">
            <text:p>-0.000134258476367364</text:p>
          </table:table-cell>
          <table:table-cell office:value-type="float" office:value="-0.0000927815857971946" calcext:value-type="float">
            <text:p>-9.28E-05</text:p>
          </table:table-cell>
          <table:table-cell office:value-type="float" office:value="-0.0000436711269997253" calcext:value-type="float">
            <text:p>-4.37E-05</text:p>
          </table:table-cell>
          <table:table-cell office:value-type="float" office:value="0.0000135813957570697" calcext:value-type="float">
            <text:p>1.36E-05</text:p>
          </table:table-cell>
          <table:table-cell office:value-type="float" office:value="0.000027539446140442" calcext:value-type="float">
            <text:p>2.75E-05</text:p>
          </table:table-cell>
          <table:table-cell office:value-type="float" office:value="0.0000533288120111499" calcext:value-type="float">
            <text:p>5.33E-05</text:p>
          </table:table-cell>
          <table:table-cell table:style-name="ce1" office:value-type="float" office:value="0.0000714022000091903" calcext:value-type="float">
            <text:p>7.14E-05</text:p>
          </table:table-cell>
          <table:table-cell table:style-name="ce1" office:value-type="float" office:value="0.0000912743409342308" calcext:value-type="float">
            <text:p>9.13E-05</text:p>
          </table:table-cell>
          <table:table-cell office:value-type="float" office:value="0.000113369489500421" calcext:value-type="float">
            <text:p>0.000113369489500421</text:p>
          </table:table-cell>
          <table:table-cell office:value-type="float" office:value="0.000121834464574429" calcext:value-type="float">
            <text:p>0.000121834464574429</text:p>
          </table:table-cell>
          <table:table-cell office:value-type="float" office:value="0.000174231037628829" calcext:value-type="float">
            <text:p>0.000174231037628829</text:p>
          </table:table-cell>
          <table:table-cell office:value-type="float" office:value="0.00000482553467764907" calcext:value-type="float">
            <text:p>4.83E-06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0.000349584628956297" calcext:value-type="float">
            <text:p>0.000349584628956297</text:p>
          </table:table-cell>
          <table:table-cell office:value-type="float" office:value="0.000421925033949345" calcext:value-type="float">
            <text:p>0.000421925033949345</text:p>
          </table:table-cell>
          <table:table-cell office:value-type="float" office:value="0.000408067520042623" calcext:value-type="float">
            <text:p>0.000408067520042623</text:p>
          </table:table-cell>
          <table:table-cell office:value-type="float" office:value="0.00043133416574138" calcext:value-type="float">
            <text:p>0.00043133416574138</text:p>
          </table:table-cell>
          <table:table-cell office:value-type="float" office:value="0.000422957399023503" calcext:value-type="float">
            <text:p>0.000422957399023503</text:p>
          </table:table-cell>
          <table:table-cell office:value-type="float" office:value="0.000426199012198693" calcext:value-type="float">
            <text:p>0.000426199012198693</text:p>
          </table:table-cell>
          <table:table-cell office:value-type="float" office:value="0.000373119868280939" calcext:value-type="float">
            <text:p>0.000373119868280939</text:p>
          </table:table-cell>
          <table:table-cell office:value-type="float" office:value="0.000245069708919757" calcext:value-type="float">
            <text:p>0.000245069708919757</text:p>
          </table:table-cell>
          <table:table-cell office:value-type="float" office:value="0.00020369336884713" calcext:value-type="float">
            <text:p>0.00020369336884713</text:p>
          </table:table-cell>
          <table:table-cell office:value-type="float" office:value="0.000389468974462897" calcext:value-type="float">
            <text:p>0.000389468974462897</text:p>
          </table:table-cell>
          <table:table-cell office:value-type="float" office:value="0.000390030321578571" calcext:value-type="float">
            <text:p>0.000390030321578571</text:p>
          </table:table-cell>
          <table:table-cell office:value-type="float" office:value="0.00043125976983444" calcext:value-type="float">
            <text:p>0.00043125976983444</text:p>
          </table:table-cell>
          <table:table-cell office:value-type="float" office:value="0.00726425412347684" calcext:value-type="float">
            <text:p>0.00726425412347684</text:p>
          </table:table-cell>
          <table:table-cell office:value-type="float" office:value="0.000427929231708613" calcext:value-type="float">
            <text:p>0.000427929231708613</text:p>
          </table:table-cell>
          <table:table-cell office:value-type="float" office:value="0.000455345172586812" calcext:value-type="float">
            <text:p>0.000455345172586812</text:p>
          </table:table-cell>
          <table:table-cell office:value-type="float" office:value="0.00043292988640594" calcext:value-type="float">
            <text:p>0.00043292988640594</text:p>
          </table:table-cell>
          <table:table-cell office:value-type="float" office:value="0.000354110106572449" calcext:value-type="float">
            <text:p>0.000354110106572449</text:p>
          </table:table-cell>
          <table:table-cell office:value-type="float" office:value="0.000365001347561232" calcext:value-type="float">
            <text:p>0.000365001347561232</text:p>
          </table:table-cell>
          <table:table-cell office:value-type="float" office:value="0.000328985931594262" calcext:value-type="float">
            <text:p>0.000328985931594262</text:p>
          </table:table-cell>
          <table:table-cell office:value-type="float" office:value="0.00038849203339714" calcext:value-type="float">
            <text:p>0.00038849203339714</text:p>
          </table:table-cell>
          <table:table-cell office:value-type="float" office:value="0.00043717440377721" calcext:value-type="float">
            <text:p>0.00043717440377721</text:p>
          </table:table-cell>
          <table:table-cell office:value-type="float" office:value="0.000419275249295179" calcext:value-type="float">
            <text:p>0.000419275249295179</text:p>
          </table:table-cell>
          <table:table-cell office:value-type="float" office:value="0.000351205508763671" calcext:value-type="float">
            <text:p>0.000351205508763671</text:p>
          </table:table-cell>
          <table:table-cell office:value-type="float" office:value="0.000250925772266313" calcext:value-type="float">
            <text:p>0.000250925772266313</text:p>
          </table:table-cell>
          <table:table-cell office:value-type="float" office:value="0.000216150404257827" calcext:value-type="float">
            <text:p>0.000216150404257827</text:p>
          </table:table-cell>
          <table:table-cell office:value-type="float" office:value="0.000386262776337517" calcext:value-type="float">
            <text:p>0.000386262776337517</text:p>
          </table:table-cell>
          <table:table-cell office:value-type="float" office:value="0.000442626305020217" calcext:value-type="float">
            <text:p>0.000442626305020217</text:p>
          </table:table-cell>
          <table:table-cell office:value-type="float" office:value="0.000490426861670446" calcext:value-type="float">
            <text:p>0.000490426861670446</text:p>
          </table:table-cell>
          <table:table-cell office:value-type="float" office:value="0.000460154929975751" calcext:value-type="float">
            <text:p>0.000460154929975751</text:p>
          </table:table-cell>
          <table:table-cell office:value-type="float" office:value="0.000418696075584095" calcext:value-type="float">
            <text:p>0.000418696075584095</text:p>
          </table:table-cell>
          <table:table-cell office:value-type="float" office:value="0.00040437456531268" calcext:value-type="float">
            <text:p>0.00040437456531268</text:p>
          </table:table-cell>
          <table:table-cell office:value-type="float" office:value="0.000424582808005736" calcext:value-type="float">
            <text:p>0.000424582808005736</text:p>
          </table:table-cell>
          <table:table-cell office:value-type="float" office:value="0.000357770854777303" calcext:value-type="float">
            <text:p>0.000357770854777303</text:p>
          </table:table-cell>
          <table:table-cell office:value-type="float" office:value="0.000361151612619843" calcext:value-type="float">
            <text:p>0.000361151612619843</text:p>
          </table:table-cell>
          <table:table-cell office:value-type="float" office:value="0.000407409951547973" calcext:value-type="float">
            <text:p>0.000407409951547973</text:p>
          </table:table-cell>
          <table:table-cell office:value-type="float" office:value="0.000433397758976363" calcext:value-type="float">
            <text:p>0.000433397758976363</text:p>
          </table:table-cell>
          <table:table-cell office:value-type="float" office:value="0.000396182375053828" calcext:value-type="float">
            <text:p>0.000396182375053828</text:p>
          </table:table-cell>
          <table:table-cell office:value-type="float" office:value="0.000351521571660848" calcext:value-type="float">
            <text:p>0.000351521571660848</text:p>
          </table:table-cell>
          <table:table-cell office:value-type="float" office:value="0.000269316018490368" calcext:value-type="float">
            <text:p>0.000269316018490368</text:p>
          </table:table-cell>
          <table:table-cell office:value-type="float" office:value="0.000345880969276685" calcext:value-type="float">
            <text:p>0.000345880969276685</text:p>
          </table:table-cell>
          <table:table-cell office:value-type="float" office:value="0.000416809988195091" calcext:value-type="float">
            <text:p>0.000416809988195091</text:p>
          </table:table-cell>
          <table:table-cell office:value-type="float" office:value="0.000392908951646685" calcext:value-type="float">
            <text:p>0.000392908951646685</text:p>
          </table:table-cell>
          <table:table-cell office:value-type="float" office:value="0.00029264758763427" calcext:value-type="float">
            <text:p>0.00029264758763427</text:p>
          </table:table-cell>
          <table:table-cell office:value-type="float" office:value="0.000224845060277341" calcext:value-type="float">
            <text:p>0.000224845060277341</text:p>
          </table:table-cell>
          <table:table-cell office:value-type="float" office:value="0.000285094293967354" calcext:value-type="float">
            <text:p>0.000285094293967354</text:p>
          </table:table-cell>
          <table:table-cell office:value-type="float" office:value="0.000221441779942234" calcext:value-type="float">
            <text:p>0.000221441779942234</text:p>
          </table:table-cell>
          <table:table-cell office:value-type="float" office:value="0.00041389360857762" calcext:value-type="float">
            <text:p>0.00041389360857762</text:p>
          </table:table-cell>
          <table:table-cell office:value-type="float" office:value="-0.00022177335049937" calcext:value-type="float">
            <text:p>-0.00022177335049937</text:p>
          </table:table-cell>
          <table:table-cell office:value-type="float" office:value="-0.000211138391574098" calcext:value-type="float">
            <text:p>-0.000211138391574098</text:p>
          </table:table-cell>
          <table:table-cell table:style-name="Default" office:value-type="float" office:value="-0.000244972313447774" calcext:value-type="float">
            <text:p>-0.000244972313447774</text:p>
          </table:table-cell>
          <table:table-cell table:style-name="Default" office:value-type="float" office:value="-0.000148299495909225" calcext:value-type="float">
            <text:p>-0.000148299495909225</text:p>
          </table:table-cell>
          <table:table-cell office:value-type="float" office:value="-0.0000970727738717145" calcext:value-type="float">
            <text:p>-9.71E-05</text:p>
          </table:table-cell>
          <table:table-cell office:value-type="float" office:value="-0.0000492100129814764" calcext:value-type="float">
            <text:p>-4.92E-05</text:p>
          </table:table-cell>
          <table:table-cell office:value-type="float" office:value="0.0000170066659313314" calcext:value-type="float">
            <text:p>1.70E-05</text:p>
          </table:table-cell>
          <table:table-cell office:value-type="float" office:value="0.0000391054606176701" calcext:value-type="float">
            <text:p>3.91E-05</text:p>
          </table:table-cell>
          <table:table-cell office:value-type="float" office:value="0.0000742435597863598" calcext:value-type="float">
            <text:p>7.42E-05</text:p>
          </table:table-cell>
          <table:table-cell office:value-type="float" office:value="0.000103245316673112" calcext:value-type="float">
            <text:p>0.000103245316673112</text:p>
          </table:table-cell>
          <table:table-cell office:value-type="float" office:value="0.000128993091366057" calcext:value-type="float">
            <text:p>0.000128993091366057</text:p>
          </table:table-cell>
          <table:table-cell office:value-type="float" office:value="0.000149244541157091" calcext:value-type="float">
            <text:p>0.000149244541157091</text:p>
          </table:table-cell>
          <table:table-cell office:value-type="float" office:value="0.000152882883397685" calcext:value-type="float">
            <text:p>0.000152882883397685</text:p>
          </table:table-cell>
          <table:table-cell office:value-type="float" office:value="0.000209090329080101" calcext:value-type="float">
            <text:p>0.000209090329080101</text:p>
          </table:table-cell>
          <table:table-cell office:value-type="float" office:value="-0.00000421610931149483" calcext:value-type="float">
            <text:p>-4.22E-06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0.000376773360964458" calcext:value-type="float">
            <text:p>0.000376773360964458</text:p>
          </table:table-cell>
          <table:table-cell office:value-type="float" office:value="0.000396375020506977" calcext:value-type="float">
            <text:p>0.000396375020506977</text:p>
          </table:table-cell>
          <table:table-cell office:value-type="float" office:value="0.000433819072864477" calcext:value-type="float">
            <text:p>0.000433819072864477</text:p>
          </table:table-cell>
          <table:table-cell office:value-type="float" office:value="0.000471496357393743" calcext:value-type="float">
            <text:p>0.000471496357393743</text:p>
          </table:table-cell>
          <table:table-cell office:value-type="float" office:value="0.000441257060534327" calcext:value-type="float">
            <text:p>0.000441257060534327</text:p>
          </table:table-cell>
          <table:table-cell office:value-type="float" office:value="0.000378265446420686" calcext:value-type="float">
            <text:p>0.000378265446420686</text:p>
          </table:table-cell>
          <table:table-cell office:value-type="float" office:value="0.00036784995371031" calcext:value-type="float">
            <text:p>0.00036784995371031</text:p>
          </table:table-cell>
          <table:table-cell office:value-type="float" office:value="0.000369236345086412" calcext:value-type="float">
            <text:p>0.000369236345086412</text:p>
          </table:table-cell>
          <table:table-cell office:value-type="float" office:value="0.000319309461866494" calcext:value-type="float">
            <text:p>0.000319309461866494</text:p>
          </table:table-cell>
          <table:table-cell office:value-type="float" office:value="0.000415357189274576" calcext:value-type="float">
            <text:p>0.000415357189274576</text:p>
          </table:table-cell>
          <table:table-cell office:value-type="float" office:value="0.000416048772519148" calcext:value-type="float">
            <text:p>0.000416048772519148</text:p>
          </table:table-cell>
          <table:table-cell office:value-type="float" office:value="0.000428798338896334" calcext:value-type="float">
            <text:p>0.000428798338896334</text:p>
          </table:table-cell>
          <table:table-cell office:value-type="float" office:value="0.000427929231708613" calcext:value-type="float">
            <text:p>0.000427929231708613</text:p>
          </table:table-cell>
          <table:table-cell office:value-type="float" office:value="0.00777483704665974" calcext:value-type="float">
            <text:p>0.00777483704665974</text:p>
          </table:table-cell>
          <table:table-cell office:value-type="float" office:value="0.000459071415756394" calcext:value-type="float">
            <text:p>0.000459071415756394</text:p>
          </table:table-cell>
          <table:table-cell office:value-type="float" office:value="0.000412031861034996" calcext:value-type="float">
            <text:p>0.000412031861034996</text:p>
          </table:table-cell>
          <table:table-cell office:value-type="float" office:value="0.000394661681191003" calcext:value-type="float">
            <text:p>0.000394661681191003</text:p>
          </table:table-cell>
          <table:table-cell office:value-type="float" office:value="0.000373754932252642" calcext:value-type="float">
            <text:p>0.000373754932252642</text:p>
          </table:table-cell>
          <table:table-cell office:value-type="float" office:value="0.000385072588758193" calcext:value-type="float">
            <text:p>0.000385072588758193</text:p>
          </table:table-cell>
          <table:table-cell office:value-type="float" office:value="0.000408774158950536" calcext:value-type="float">
            <text:p>0.000408774158950536</text:p>
          </table:table-cell>
          <table:table-cell office:value-type="float" office:value="0.000414553680934386" calcext:value-type="float">
            <text:p>0.000414553680934386</text:p>
          </table:table-cell>
          <table:table-cell office:value-type="float" office:value="0.000395478611662977" calcext:value-type="float">
            <text:p>0.000395478611662977</text:p>
          </table:table-cell>
          <table:table-cell office:value-type="float" office:value="0.000395456375169619" calcext:value-type="float">
            <text:p>0.000395456375169619</text:p>
          </table:table-cell>
          <table:table-cell office:value-type="float" office:value="0.000377778309465103" calcext:value-type="float">
            <text:p>0.000377778309465103</text:p>
          </table:table-cell>
          <table:table-cell office:value-type="float" office:value="0.000334484505988684" calcext:value-type="float">
            <text:p>0.000334484505988684</text:p>
          </table:table-cell>
          <table:table-cell office:value-type="float" office:value="0.000430023913372313" calcext:value-type="float">
            <text:p>0.000430023913372313</text:p>
          </table:table-cell>
          <table:table-cell office:value-type="float" office:value="0.000472127572235057" calcext:value-type="float">
            <text:p>0.000472127572235057</text:p>
          </table:table-cell>
          <table:table-cell office:value-type="float" office:value="0.000477827605571998" calcext:value-type="float">
            <text:p>0.000477827605571998</text:p>
          </table:table-cell>
          <table:table-cell office:value-type="float" office:value="0.00045781708328694" calcext:value-type="float">
            <text:p>0.00045781708328694</text:p>
          </table:table-cell>
          <table:table-cell office:value-type="float" office:value="0.000451360768103723" calcext:value-type="float">
            <text:p>0.000451360768103723</text:p>
          </table:table-cell>
          <table:table-cell office:value-type="float" office:value="0.000451744636871066" calcext:value-type="float">
            <text:p>0.000451744636871066</text:p>
          </table:table-cell>
          <table:table-cell office:value-type="float" office:value="0.000442982110852924" calcext:value-type="float">
            <text:p>0.000442982110852924</text:p>
          </table:table-cell>
          <table:table-cell office:value-type="float" office:value="0.000428057365927203" calcext:value-type="float">
            <text:p>0.000428057365927203</text:p>
          </table:table-cell>
          <table:table-cell office:value-type="float" office:value="0.000404572652496072" calcext:value-type="float">
            <text:p>0.000404572652496072</text:p>
          </table:table-cell>
          <table:table-cell office:value-type="float" office:value="0.000428964622142034" calcext:value-type="float">
            <text:p>0.000428964622142034</text:p>
          </table:table-cell>
          <table:table-cell office:value-type="float" office:value="0.000403303193941572" calcext:value-type="float">
            <text:p>0.000403303193941572</text:p>
          </table:table-cell>
          <table:table-cell office:value-type="float" office:value="0.000395388047774869" calcext:value-type="float">
            <text:p>0.000395388047774869</text:p>
          </table:table-cell>
          <table:table-cell office:value-type="float" office:value="0.000387243670599587" calcext:value-type="float">
            <text:p>0.000387243670599587</text:p>
          </table:table-cell>
          <table:table-cell office:value-type="float" office:value="0.000392227437227661" calcext:value-type="float">
            <text:p>0.000392227437227661</text:p>
          </table:table-cell>
          <table:table-cell office:value-type="float" office:value="0.000416220699162359" calcext:value-type="float">
            <text:p>0.000416220699162359</text:p>
          </table:table-cell>
          <table:table-cell office:value-type="float" office:value="0.000403666766368864" calcext:value-type="float">
            <text:p>0.000403666766368864</text:p>
          </table:table-cell>
          <table:table-cell office:value-type="float" office:value="0.00035456089218075" calcext:value-type="float">
            <text:p>0.00035456089218075</text:p>
          </table:table-cell>
          <table:table-cell office:value-type="float" office:value="0.000369345087239461" calcext:value-type="float">
            <text:p>0.000369345087239461</text:p>
          </table:table-cell>
          <table:table-cell office:value-type="float" office:value="0.000351720444212331" calcext:value-type="float">
            <text:p>0.000351720444212331</text:p>
          </table:table-cell>
          <table:table-cell office:value-type="float" office:value="0.000381721728828316" calcext:value-type="float">
            <text:p>0.000381721728828316</text:p>
          </table:table-cell>
          <table:table-cell office:value-type="float" office:value="0.000346391593056433" calcext:value-type="float">
            <text:p>0.000346391593056433</text:p>
          </table:table-cell>
          <table:table-cell office:value-type="float" office:value="0.000492625485346296" calcext:value-type="float">
            <text:p>0.000492625485346296</text:p>
          </table:table-cell>
          <table:table-cell office:value-type="float" office:value="-0.000326787035577941" calcext:value-type="float">
            <text:p>-0.000326787035577941</text:p>
          </table:table-cell>
          <table:table-cell office:value-type="float" office:value="-0.000386427127877426" calcext:value-type="float">
            <text:p>-0.000386427127877426</text:p>
          </table:table-cell>
          <table:table-cell table:style-name="Default" office:value-type="float" office:value="-0.000388710584759702" calcext:value-type="float">
            <text:p>-0.000388710584759702</text:p>
          </table:table-cell>
          <table:table-cell table:style-name="Default" office:value-type="float" office:value="-0.000215823204775753" calcext:value-type="float">
            <text:p>-0.000215823204775753</text:p>
          </table:table-cell>
          <table:table-cell table:style-name="Default" office:value-type="float" office:value="-0.000127876235451718" calcext:value-type="float">
            <text:p>-0.000127876235451718</text:p>
          </table:table-cell>
          <table:table-cell office:value-type="float" office:value="-0.0000662660143054381" calcext:value-type="float">
            <text:p>-6.63E-05</text:p>
          </table:table-cell>
          <table:table-cell office:value-type="float" office:value="0.0000298654737319622" calcext:value-type="float">
            <text:p>2.99E-05</text:p>
          </table:table-cell>
          <table:table-cell office:value-type="float" office:value="0.0000581263097073685" calcext:value-type="float">
            <text:p>5.81E-05</text:p>
          </table:table-cell>
          <table:table-cell office:value-type="float" office:value="0.0000989861410880357" calcext:value-type="float">
            <text:p>9.90E-05</text:p>
          </table:table-cell>
          <table:table-cell office:value-type="float" office:value="0.000134517352843059" calcext:value-type="float">
            <text:p>0.000134517352843059</text:p>
          </table:table-cell>
          <table:table-cell office:value-type="float" office:value="0.000167049303522426" calcext:value-type="float">
            <text:p>0.000167049303522426</text:p>
          </table:table-cell>
          <table:table-cell office:value-type="float" office:value="0.000189811253472124" calcext:value-type="float">
            <text:p>0.000189811253472124</text:p>
          </table:table-cell>
          <table:table-cell office:value-type="float" office:value="0.000194554227207859" calcext:value-type="float">
            <text:p>0.000194554227207859</text:p>
          </table:table-cell>
          <table:table-cell office:value-type="float" office:value="0.000255536594212522" calcext:value-type="float">
            <text:p>0.000255536594212522</text:p>
          </table:table-cell>
          <table:table-cell office:value-type="float" office:value="-0.00000447008214449437" calcext:value-type="float">
            <text:p>-4.47E-06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000350488432082265" calcext:value-type="float">
            <text:p>0.000350488432082265</text:p>
          </table:table-cell>
          <table:table-cell office:value-type="float" office:value="0.000415740369443348" calcext:value-type="float">
            <text:p>0.000415740369443348</text:p>
          </table:table-cell>
          <table:table-cell office:value-type="float" office:value="0.000435018938940714" calcext:value-type="float">
            <text:p>0.000435018938940714</text:p>
          </table:table-cell>
          <table:table-cell office:value-type="float" office:value="0.000514021251031058" calcext:value-type="float">
            <text:p>0.000514021251031058</text:p>
          </table:table-cell>
          <table:table-cell office:value-type="float" office:value="0.000518975718577329" calcext:value-type="float">
            <text:p>0.000518975718577329</text:p>
          </table:table-cell>
          <table:table-cell office:value-type="float" office:value="0.000439189809674303" calcext:value-type="float">
            <text:p>0.000439189809674303</text:p>
          </table:table-cell>
          <table:table-cell office:value-type="float" office:value="0.0003360189222724" calcext:value-type="float">
            <text:p>0.0003360189222724</text:p>
          </table:table-cell>
          <table:table-cell office:value-type="float" office:value="0.000280562747524298" calcext:value-type="float">
            <text:p>0.000280562747524298</text:p>
          </table:table-cell>
          <table:table-cell office:value-type="float" office:value="0.000278289168627877" calcext:value-type="float">
            <text:p>0.000278289168627877</text:p>
          </table:table-cell>
          <table:table-cell office:value-type="float" office:value="0.000422114358148582" calcext:value-type="float">
            <text:p>0.000422114358148582</text:p>
          </table:table-cell>
          <table:table-cell office:value-type="float" office:value="0.000465140329574835" calcext:value-type="float">
            <text:p>0.000465140329574835</text:p>
          </table:table-cell>
          <table:table-cell office:value-type="float" office:value="0.000491334580781135" calcext:value-type="float">
            <text:p>0.000491334580781135</text:p>
          </table:table-cell>
          <table:table-cell office:value-type="float" office:value="0.000455345172586812" calcext:value-type="float">
            <text:p>0.000455345172586812</text:p>
          </table:table-cell>
          <table:table-cell office:value-type="float" office:value="0.000459071415756394" calcext:value-type="float">
            <text:p>0.000459071415756394</text:p>
          </table:table-cell>
          <table:table-cell office:value-type="float" office:value="0.00427417912586652" calcext:value-type="float">
            <text:p>0.00427417912586652</text:p>
          </table:table-cell>
          <table:table-cell office:value-type="float" office:value="0.000423746914951181" calcext:value-type="float">
            <text:p>0.000423746914951181</text:p>
          </table:table-cell>
          <table:table-cell office:value-type="float" office:value="0.000359491409430165" calcext:value-type="float">
            <text:p>0.000359491409430165</text:p>
          </table:table-cell>
          <table:table-cell office:value-type="float" office:value="0.000348222370144935" calcext:value-type="float">
            <text:p>0.000348222370144935</text:p>
          </table:table-cell>
          <table:table-cell office:value-type="float" office:value="0.000338780628235629" calcext:value-type="float">
            <text:p>0.000338780628235629</text:p>
          </table:table-cell>
          <table:table-cell office:value-type="float" office:value="0.000441941216174573" calcext:value-type="float">
            <text:p>0.000441941216174573</text:p>
          </table:table-cell>
          <table:table-cell office:value-type="float" office:value="0.000467658430021751" calcext:value-type="float">
            <text:p>0.000467658430021751</text:p>
          </table:table-cell>
          <table:table-cell office:value-type="float" office:value="0.000416528576754083" calcext:value-type="float">
            <text:p>0.000416528576754083</text:p>
          </table:table-cell>
          <table:table-cell office:value-type="float" office:value="0.000342525962025779" calcext:value-type="float">
            <text:p>0.000342525962025779</text:p>
          </table:table-cell>
          <table:table-cell office:value-type="float" office:value="0.000297197931805182" calcext:value-type="float">
            <text:p>0.000297197931805182</text:p>
          </table:table-cell>
          <table:table-cell office:value-type="float" office:value="0.000294478995381105" calcext:value-type="float">
            <text:p>0.000294478995381105</text:p>
          </table:table-cell>
          <table:table-cell office:value-type="float" office:value="0.000401271878931724" calcext:value-type="float">
            <text:p>0.000401271878931724</text:p>
          </table:table-cell>
          <table:table-cell office:value-type="float" office:value="0.000518760271217175" calcext:value-type="float">
            <text:p>0.000518760271217175</text:p>
          </table:table-cell>
          <table:table-cell office:value-type="float" office:value="0.000527036639538574" calcext:value-type="float">
            <text:p>0.000527036639538574</text:p>
          </table:table-cell>
          <table:table-cell office:value-type="float" office:value="0.000474337257175878" calcext:value-type="float">
            <text:p>0.000474337257175878</text:p>
          </table:table-cell>
          <table:table-cell office:value-type="float" office:value="0.000425584893560386" calcext:value-type="float">
            <text:p>0.000425584893560386</text:p>
          </table:table-cell>
          <table:table-cell office:value-type="float" office:value="0.000435758699788822" calcext:value-type="float">
            <text:p>0.000435758699788822</text:p>
          </table:table-cell>
          <table:table-cell office:value-type="float" office:value="0.00042611991890867" calcext:value-type="float">
            <text:p>0.00042611991890867</text:p>
          </table:table-cell>
          <table:table-cell office:value-type="float" office:value="0.000380284580664821" calcext:value-type="float">
            <text:p>0.000380284580664821</text:p>
          </table:table-cell>
          <table:table-cell office:value-type="float" office:value="0.000370311516972599" calcext:value-type="float">
            <text:p>0.000370311516972599</text:p>
          </table:table-cell>
          <table:table-cell office:value-type="float" office:value="0.000474459909803275" calcext:value-type="float">
            <text:p>0.000474459909803275</text:p>
          </table:table-cell>
          <table:table-cell office:value-type="float" office:value="0.000442540371174713" calcext:value-type="float">
            <text:p>0.000442540371174713</text:p>
          </table:table-cell>
          <table:table-cell office:value-type="float" office:value="0.000386645700903703" calcext:value-type="float">
            <text:p>0.000386645700903703</text:p>
          </table:table-cell>
          <table:table-cell office:value-type="float" office:value="0.000329118715279936" calcext:value-type="float">
            <text:p>0.000329118715279936</text:p>
          </table:table-cell>
          <table:table-cell office:value-type="float" office:value="0.000290741033591095" calcext:value-type="float">
            <text:p>0.000290741033591095</text:p>
          </table:table-cell>
          <table:table-cell office:value-type="float" office:value="0.000418521622913061" calcext:value-type="float">
            <text:p>0.000418521622913061</text:p>
          </table:table-cell>
          <table:table-cell office:value-type="float" office:value="0.000468141157098896" calcext:value-type="float">
            <text:p>0.000468141157098896</text:p>
          </table:table-cell>
          <table:table-cell office:value-type="float" office:value="0.000362915271684953" calcext:value-type="float">
            <text:p>0.000362915271684953</text:p>
          </table:table-cell>
          <table:table-cell office:value-type="float" office:value="0.000286728829459172" calcext:value-type="float">
            <text:p>0.000286728829459172</text:p>
          </table:table-cell>
          <table:table-cell office:value-type="float" office:value="0.000275662623633401" calcext:value-type="float">
            <text:p>0.000275662623633401</text:p>
          </table:table-cell>
          <table:table-cell office:value-type="float" office:value="0.00028392844413276" calcext:value-type="float">
            <text:p>0.00028392844413276</text:p>
          </table:table-cell>
          <table:table-cell office:value-type="float" office:value="0.000284454383720909" calcext:value-type="float">
            <text:p>0.000284454383720909</text:p>
          </table:table-cell>
          <table:table-cell office:value-type="float" office:value="0.000553223102563995" calcext:value-type="float">
            <text:p>0.000553223102563995</text:p>
          </table:table-cell>
          <table:table-cell table:style-name="ce1" office:value-type="float" office:value="0.00000514624458810552" calcext:value-type="float">
            <text:p>5.15E-06</text:p>
          </table:table-cell>
          <table:table-cell office:value-type="float" office:value="-0.000182046576915976" calcext:value-type="float">
            <text:p>-0.000182046576915976</text:p>
          </table:table-cell>
          <table:table-cell table:style-name="Default" office:value-type="float" office:value="-0.000214738690401785" calcext:value-type="float">
            <text:p>-0.000214738690401785</text:p>
          </table:table-cell>
          <table:table-cell office:value-type="float" office:value="-0.0000726934998317129" calcext:value-type="float">
            <text:p>-7.27E-05</text:p>
          </table:table-cell>
          <table:table-cell office:value-type="float" office:value="-0.000039813325466841" calcext:value-type="float">
            <text:p>-3.98E-05</text:p>
          </table:table-cell>
          <table:table-cell office:value-type="float" office:value="-0.0000187720457164202" calcext:value-type="float">
            <text:p>-1.88E-05</text:p>
          </table:table-cell>
          <table:table-cell office:value-type="float" office:value="0.0000310768637146677" calcext:value-type="float">
            <text:p>3.11E-05</text:p>
          </table:table-cell>
          <table:table-cell office:value-type="float" office:value="0.0000603526703245322" calcext:value-type="float">
            <text:p>6.04E-05</text:p>
          </table:table-cell>
          <table:table-cell table:style-name="Default" office:value-type="float" office:value="0.000105784915388555" calcext:value-type="float">
            <text:p>0.000105784915388555</text:p>
          </table:table-cell>
          <table:table-cell office:value-type="float" office:value="0.000146150597310924" calcext:value-type="float">
            <text:p>0.000146150597310924</text:p>
          </table:table-cell>
          <table:table-cell office:value-type="float" office:value="0.000178620578333078" calcext:value-type="float">
            <text:p>0.000178620578333078</text:p>
          </table:table-cell>
          <table:table-cell office:value-type="float" office:value="0.000211281349676303" calcext:value-type="float">
            <text:p>0.000211281349676303</text:p>
          </table:table-cell>
          <table:table-cell office:value-type="float" office:value="0.000224931318208226" calcext:value-type="float">
            <text:p>0.000224931318208226</text:p>
          </table:table-cell>
          <table:table-cell office:value-type="float" office:value="0.000295158591499421" calcext:value-type="float">
            <text:p>0.000295158591499421</text:p>
          </table:table-cell>
          <table:table-cell office:value-type="float" office:value="0.00000331004243227192" calcext:value-type="float">
            <text:p>3.31E-06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0003623250921424" calcext:value-type="float">
            <text:p>0.0003623250921424</text:p>
          </table:table-cell>
          <table:table-cell office:value-type="float" office:value="0.000417537538894912" calcext:value-type="float">
            <text:p>0.000417537538894912</text:p>
          </table:table-cell>
          <table:table-cell office:value-type="float" office:value="0.000402990510324741" calcext:value-type="float">
            <text:p>0.000402990510324741</text:p>
          </table:table-cell>
          <table:table-cell office:value-type="float" office:value="0.000401990300138707" calcext:value-type="float">
            <text:p>0.000401990300138707</text:p>
          </table:table-cell>
          <table:table-cell office:value-type="float" office:value="0.000394595077914282" calcext:value-type="float">
            <text:p>0.000394595077914282</text:p>
          </table:table-cell>
          <table:table-cell office:value-type="float" office:value="0.00041411031780543" calcext:value-type="float">
            <text:p>0.00041411031780543</text:p>
          </table:table-cell>
          <table:table-cell office:value-type="float" office:value="0.000408718854425754" calcext:value-type="float">
            <text:p>0.000408718854425754</text:p>
          </table:table-cell>
          <table:table-cell office:value-type="float" office:value="0.000318729291280319" calcext:value-type="float">
            <text:p>0.000318729291280319</text:p>
          </table:table-cell>
          <table:table-cell office:value-type="float" office:value="0.000273048571571219" calcext:value-type="float">
            <text:p>0.000273048571571219</text:p>
          </table:table-cell>
          <table:table-cell office:value-type="float" office:value="0.000368234372069242" calcext:value-type="float">
            <text:p>0.000368234372069242</text:p>
          </table:table-cell>
          <table:table-cell office:value-type="float" office:value="0.000337100133343748" calcext:value-type="float">
            <text:p>0.000337100133343748</text:p>
          </table:table-cell>
          <table:table-cell office:value-type="float" office:value="0.000382456582342458" calcext:value-type="float">
            <text:p>0.000382456582342458</text:p>
          </table:table-cell>
          <table:table-cell office:value-type="float" office:value="0.00043292988640594" calcext:value-type="float">
            <text:p>0.00043292988640594</text:p>
          </table:table-cell>
          <table:table-cell office:value-type="float" office:value="0.000412031861034996" calcext:value-type="float">
            <text:p>0.000412031861034996</text:p>
          </table:table-cell>
          <table:table-cell office:value-type="float" office:value="0.000423746914951181" calcext:value-type="float">
            <text:p>0.000423746914951181</text:p>
          </table:table-cell>
          <table:table-cell office:value-type="float" office:value="0.00340136791642019" calcext:value-type="float">
            <text:p>0.00340136791642019</text:p>
          </table:table-cell>
          <table:table-cell office:value-type="float" office:value="0.000387040939042133" calcext:value-type="float">
            <text:p>0.000387040939042133</text:p>
          </table:table-cell>
          <table:table-cell office:value-type="float" office:value="0.0003956175490893" calcext:value-type="float">
            <text:p>0.0003956175490893</text:p>
          </table:table-cell>
          <table:table-cell office:value-type="float" office:value="0.000371357379614881" calcext:value-type="float">
            <text:p>0.000371357379614881</text:p>
          </table:table-cell>
          <table:table-cell office:value-type="float" office:value="0.000385473890262035" calcext:value-type="float">
            <text:p>0.000385473890262035</text:p>
          </table:table-cell>
          <table:table-cell office:value-type="float" office:value="0.000421592783415362" calcext:value-type="float">
            <text:p>0.000421592783415362</text:p>
          </table:table-cell>
          <table:table-cell office:value-type="float" office:value="0.00042383269328851" calcext:value-type="float">
            <text:p>0.00042383269328851</text:p>
          </table:table-cell>
          <table:table-cell office:value-type="float" office:value="0.000395272976817106" calcext:value-type="float">
            <text:p>0.000395272976817106</text:p>
          </table:table-cell>
          <table:table-cell office:value-type="float" office:value="0.000321629669882533" calcext:value-type="float">
            <text:p>0.000321629669882533</text:p>
          </table:table-cell>
          <table:table-cell office:value-type="float" office:value="0.000282950218363854" calcext:value-type="float">
            <text:p>0.000282950218363854</text:p>
          </table:table-cell>
          <table:table-cell office:value-type="float" office:value="0.000398292931850052" calcext:value-type="float">
            <text:p>0.000398292931850052</text:p>
          </table:table-cell>
          <table:table-cell office:value-type="float" office:value="0.000403397299327328" calcext:value-type="float">
            <text:p>0.000403397299327328</text:p>
          </table:table-cell>
          <table:table-cell office:value-type="float" office:value="0.000440486712315124" calcext:value-type="float">
            <text:p>0.000440486712315124</text:p>
          </table:table-cell>
          <table:table-cell office:value-type="float" office:value="0.000438310374706104" calcext:value-type="float">
            <text:p>0.000438310374706104</text:p>
          </table:table-cell>
          <table:table-cell office:value-type="float" office:value="0.000424061554867344" calcext:value-type="float">
            <text:p>0.000424061554867344</text:p>
          </table:table-cell>
          <table:table-cell office:value-type="float" office:value="0.000408275476224742" calcext:value-type="float">
            <text:p>0.000408275476224742</text:p>
          </table:table-cell>
          <table:table-cell office:value-type="float" office:value="0.000430832569755652" calcext:value-type="float">
            <text:p>0.000430832569755652</text:p>
          </table:table-cell>
          <table:table-cell office:value-type="float" office:value="0.000388590520039685" calcext:value-type="float">
            <text:p>0.000388590520039685</text:p>
          </table:table-cell>
          <table:table-cell office:value-type="float" office:value="0.000376404918800746" calcext:value-type="float">
            <text:p>0.000376404918800746</text:p>
          </table:table-cell>
          <table:table-cell office:value-type="float" office:value="0.000367305262165452" calcext:value-type="float">
            <text:p>0.000367305262165452</text:p>
          </table:table-cell>
          <table:table-cell office:value-type="float" office:value="0.000375825594074308" calcext:value-type="float">
            <text:p>0.000375825594074308</text:p>
          </table:table-cell>
          <table:table-cell office:value-type="float" office:value="0.00035763816390424" calcext:value-type="float">
            <text:p>0.00035763816390424</text:p>
          </table:table-cell>
          <table:table-cell office:value-type="float" office:value="0.00033776929792513" calcext:value-type="float">
            <text:p>0.00033776929792513</text:p>
          </table:table-cell>
          <table:table-cell office:value-type="float" office:value="0.000281676417302732" calcext:value-type="float">
            <text:p>0.000281676417302732</text:p>
          </table:table-cell>
          <table:table-cell office:value-type="float" office:value="0.000316227277120921" calcext:value-type="float">
            <text:p>0.000316227277120921</text:p>
          </table:table-cell>
          <table:table-cell office:value-type="float" office:value="0.00036497711317995" calcext:value-type="float">
            <text:p>0.00036497711317995</text:p>
          </table:table-cell>
          <table:table-cell office:value-type="float" office:value="0.000408165221816818" calcext:value-type="float">
            <text:p>0.000408165221816818</text:p>
          </table:table-cell>
          <table:table-cell office:value-type="float" office:value="0.000355630200050003" calcext:value-type="float">
            <text:p>0.000355630200050003</text:p>
          </table:table-cell>
          <table:table-cell office:value-type="float" office:value="0.000297091019615183" calcext:value-type="float">
            <text:p>0.000297091019615183</text:p>
          </table:table-cell>
          <table:table-cell office:value-type="float" office:value="0.000353934513792668" calcext:value-type="float">
            <text:p>0.000353934513792668</text:p>
          </table:table-cell>
          <table:table-cell office:value-type="float" office:value="0.000293432443267338" calcext:value-type="float">
            <text:p>0.000293432443267338</text:p>
          </table:table-cell>
          <table:table-cell office:value-type="float" office:value="0.000438497305958239" calcext:value-type="float">
            <text:p>0.000438497305958239</text:p>
          </table:table-cell>
          <table:table-cell office:value-type="float" office:value="0.000119609066191278" calcext:value-type="float">
            <text:p>0.000119609066191278</text:p>
          </table:table-cell>
          <table:table-cell table:style-name="ce1" office:value-type="float" office:value="-0.00000019181851869534" calcext:value-type="float">
            <text:p>-1.92E-07</text:p>
          </table:table-cell>
          <table:table-cell office:value-type="float" office:value="-0.0000390235205227317" calcext:value-type="float">
            <text:p>-3.90E-05</text:p>
          </table:table-cell>
          <table:table-cell office:value-type="float" office:value="0.0000321529238211543" calcext:value-type="float">
            <text:p>3.22E-05</text:p>
          </table:table-cell>
          <table:table-cell office:value-type="float" office:value="0.0000329547048477578" calcext:value-type="float">
            <text:p>3.30E-05</text:p>
          </table:table-cell>
          <table:table-cell office:value-type="float" office:value="0.0000255880325817381" calcext:value-type="float">
            <text:p>2.56E-05</text:p>
          </table:table-cell>
          <table:table-cell office:value-type="float" office:value="-0.00000212661299232594" calcext:value-type="float">
            <text:p>-2.13E-06</text:p>
          </table:table-cell>
          <table:table-cell office:value-type="float" office:value="0.00000362824307176497" calcext:value-type="float">
            <text:p>3.63E-06</text:p>
          </table:table-cell>
          <table:table-cell office:value-type="float" office:value="0.0000307268311162338" calcext:value-type="float">
            <text:p>3.07E-05</text:p>
          </table:table-cell>
          <table:table-cell table:style-name="ce1" office:value-type="float" office:value="0.0000555350244695709" calcext:value-type="float">
            <text:p>5.55E-05</text:p>
          </table:table-cell>
          <table:table-cell table:style-name="ce1" office:value-type="float" office:value="0.0000733776181781003" calcext:value-type="float">
            <text:p>7.34E-05</text:p>
          </table:table-cell>
          <table:table-cell table:style-name="ce1" office:value-type="float" office:value="0.0000851945312469676" calcext:value-type="float">
            <text:p>8.52E-05</text:p>
          </table:table-cell>
          <table:table-cell table:style-name="ce1" office:value-type="float" office:value="0.0000889871690449202" calcext:value-type="float">
            <text:p>8.90E-05</text:p>
          </table:table-cell>
          <table:table-cell office:value-type="float" office:value="0.000154097358854044" calcext:value-type="float">
            <text:p>0.000154097358854044</text:p>
          </table:table-cell>
          <table:table-cell office:value-type="float" office:value="0.000012333408002977" calcext:value-type="float">
            <text:p>1.23E-05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0.000398296067357807" calcext:value-type="float">
            <text:p>0.000398296067357807</text:p>
          </table:table-cell>
          <table:table-cell office:value-type="float" office:value="0.000370685330663576" calcext:value-type="float">
            <text:p>0.000370685330663576</text:p>
          </table:table-cell>
          <table:table-cell office:value-type="float" office:value="0.00039229978967158" calcext:value-type="float">
            <text:p>0.00039229978967158</text:p>
          </table:table-cell>
          <table:table-cell office:value-type="float" office:value="0.00033234239601159" calcext:value-type="float">
            <text:p>0.00033234239601159</text:p>
          </table:table-cell>
          <table:table-cell office:value-type="float" office:value="0.000315793122383511" calcext:value-type="float">
            <text:p>0.000315793122383511</text:p>
          </table:table-cell>
          <table:table-cell office:value-type="float" office:value="0.000346637421608401" calcext:value-type="float">
            <text:p>0.000346637421608401</text:p>
          </table:table-cell>
          <table:table-cell office:value-type="float" office:value="0.000420755842739393" calcext:value-type="float">
            <text:p>0.000420755842739393</text:p>
          </table:table-cell>
          <table:table-cell office:value-type="float" office:value="0.000523044551552064" calcext:value-type="float">
            <text:p>0.000523044551552064</text:p>
          </table:table-cell>
          <table:table-cell office:value-type="float" office:value="0.000507746935962615" calcext:value-type="float">
            <text:p>0.000507746935962615</text:p>
          </table:table-cell>
          <table:table-cell office:value-type="float" office:value="0.000350636235481136" calcext:value-type="float">
            <text:p>0.000350636235481136</text:p>
          </table:table-cell>
          <table:table-cell office:value-type="float" office:value="0.000263569206702436" calcext:value-type="float">
            <text:p>0.000263569206702436</text:p>
          </table:table-cell>
          <table:table-cell office:value-type="float" office:value="0.000298809823874" calcext:value-type="float">
            <text:p>0.000298809823874</text:p>
          </table:table-cell>
          <table:table-cell office:value-type="float" office:value="0.000354110106572449" calcext:value-type="float">
            <text:p>0.000354110106572449</text:p>
          </table:table-cell>
          <table:table-cell office:value-type="float" office:value="0.000394661681191003" calcext:value-type="float">
            <text:p>0.000394661681191003</text:p>
          </table:table-cell>
          <table:table-cell office:value-type="float" office:value="0.000359491409430165" calcext:value-type="float">
            <text:p>0.000359491409430165</text:p>
          </table:table-cell>
          <table:table-cell office:value-type="float" office:value="0.000387040939042133" calcext:value-type="float">
            <text:p>0.000387040939042133</text:p>
          </table:table-cell>
          <table:table-cell office:value-type="float" office:value="0.00490813257947845" calcext:value-type="float">
            <text:p>0.00490813257947845</text:p>
          </table:table-cell>
          <table:table-cell office:value-type="float" office:value="0.000421648840117427" calcext:value-type="float">
            <text:p>0.000421648840117427</text:p>
          </table:table-cell>
          <table:table-cell office:value-type="float" office:value="0.000451289898574278" calcext:value-type="float">
            <text:p>0.000451289898574278</text:p>
          </table:table-cell>
          <table:table-cell office:value-type="float" office:value="0.000375424549935153" calcext:value-type="float">
            <text:p>0.000375424549935153</text:p>
          </table:table-cell>
          <table:table-cell office:value-type="float" office:value="0.000350498353616254" calcext:value-type="float">
            <text:p>0.000350498353616254</text:p>
          </table:table-cell>
          <table:table-cell office:value-type="float" office:value="0.000383513107079964" calcext:value-type="float">
            <text:p>0.000383513107079964</text:p>
          </table:table-cell>
          <table:table-cell office:value-type="float" office:value="0.000456480846444298" calcext:value-type="float">
            <text:p>0.000456480846444298</text:p>
          </table:table-cell>
          <table:table-cell office:value-type="float" office:value="0.000523661502190321" calcext:value-type="float">
            <text:p>0.000523661502190321</text:p>
          </table:table-cell>
          <table:table-cell office:value-type="float" office:value="0.000509232804619286" calcext:value-type="float">
            <text:p>0.000509232804619286</text:p>
          </table:table-cell>
          <table:table-cell office:value-type="float" office:value="0.000418621284940287" calcext:value-type="float">
            <text:p>0.000418621284940287</text:p>
          </table:table-cell>
          <table:table-cell office:value-type="float" office:value="0.000340177241149049" calcext:value-type="float">
            <text:p>0.000340177241149049</text:p>
          </table:table-cell>
          <table:table-cell office:value-type="float" office:value="0.000340336159180765" calcext:value-type="float">
            <text:p>0.000340336159180765</text:p>
          </table:table-cell>
          <table:table-cell office:value-type="float" office:value="0.000376962084672658" calcext:value-type="float">
            <text:p>0.000376962084672658</text:p>
          </table:table-cell>
          <table:table-cell office:value-type="float" office:value="0.000422378240776014" calcext:value-type="float">
            <text:p>0.000422378240776014</text:p>
          </table:table-cell>
          <table:table-cell office:value-type="float" office:value="0.000429475859965312" calcext:value-type="float">
            <text:p>0.000429475859965312</text:p>
          </table:table-cell>
          <table:table-cell office:value-type="float" office:value="0.000419672198457198" calcext:value-type="float">
            <text:p>0.000419672198457198</text:p>
          </table:table-cell>
          <table:table-cell office:value-type="float" office:value="0.000463853701159721" calcext:value-type="float">
            <text:p>0.000463853701159721</text:p>
          </table:table-cell>
          <table:table-cell office:value-type="float" office:value="0.000407379292111322" calcext:value-type="float">
            <text:p>0.000407379292111322</text:p>
          </table:table-cell>
          <table:table-cell office:value-type="float" office:value="0.000312038653013727" calcext:value-type="float">
            <text:p>0.000312038653013727</text:p>
          </table:table-cell>
          <table:table-cell office:value-type="float" office:value="0.000284048391244683" calcext:value-type="float">
            <text:p>0.000284048391244683</text:p>
          </table:table-cell>
          <table:table-cell office:value-type="float" office:value="0.000310302484783392" calcext:value-type="float">
            <text:p>0.000310302484783392</text:p>
          </table:table-cell>
          <table:table-cell office:value-type="float" office:value="0.000357987107665299" calcext:value-type="float">
            <text:p>0.000357987107665299</text:p>
          </table:table-cell>
          <table:table-cell office:value-type="float" office:value="0.000426559492716238" calcext:value-type="float">
            <text:p>0.000426559492716238</text:p>
          </table:table-cell>
          <table:table-cell office:value-type="float" office:value="0.000332277625287455" calcext:value-type="float">
            <text:p>0.000332277625287455</text:p>
          </table:table-cell>
          <table:table-cell office:value-type="float" office:value="0.000277871069198415" calcext:value-type="float">
            <text:p>0.000277871069198415</text:p>
          </table:table-cell>
          <table:table-cell office:value-type="float" office:value="0.000384445066463812" calcext:value-type="float">
            <text:p>0.000384445066463812</text:p>
          </table:table-cell>
          <table:table-cell office:value-type="float" office:value="0.000482284126558619" calcext:value-type="float">
            <text:p>0.000482284126558619</text:p>
          </table:table-cell>
          <table:table-cell office:value-type="float" office:value="0.000524057185283434" calcext:value-type="float">
            <text:p>0.000524057185283434</text:p>
          </table:table-cell>
          <table:table-cell office:value-type="float" office:value="0.000497604245079234" calcext:value-type="float">
            <text:p>0.000497604245079234</text:p>
          </table:table-cell>
          <table:table-cell office:value-type="float" office:value="0.00052183329761846" calcext:value-type="float">
            <text:p>0.00052183329761846</text:p>
          </table:table-cell>
          <table:table-cell office:value-type="float" office:value="0.000352735900427428" calcext:value-type="float">
            <text:p>0.000352735900427428</text:p>
          </table:table-cell>
          <table:table-cell office:value-type="float" office:value="0.000160223782211426" calcext:value-type="float">
            <text:p>0.000160223782211426</text:p>
          </table:table-cell>
          <table:table-cell table:style-name="ce1" office:value-type="float" office:value="0.0000704995486943218" calcext:value-type="float">
            <text:p>7.05E-05</text:p>
          </table:table-cell>
          <table:table-cell office:value-type="float" office:value="0.0000174227500676151" calcext:value-type="float">
            <text:p>1.74E-05</text:p>
          </table:table-cell>
          <table:table-cell office:value-type="float" office:value="0.0000517546364578343" calcext:value-type="float">
            <text:p>5.18E-05</text:p>
          </table:table-cell>
          <table:table-cell office:value-type="float" office:value="0.0000428629161821941" calcext:value-type="float">
            <text:p>4.29E-05</text:p>
          </table:table-cell>
          <table:table-cell office:value-type="float" office:value="0.0000294820331228347" calcext:value-type="float">
            <text:p>2.95E-05</text:p>
          </table:table-cell>
          <table:table-cell office:value-type="float" office:value="-0.00000666852542939793" calcext:value-type="float">
            <text:p>-6.67E-06</text:p>
          </table:table-cell>
          <table:table-cell office:value-type="float" office:value="-0.00000591196427574231" calcext:value-type="float">
            <text:p>-5.91E-06</text:p>
          </table:table-cell>
          <table:table-cell office:value-type="float" office:value="0.0000102057383404466" calcext:value-type="float">
            <text:p>1.02E-05</text:p>
          </table:table-cell>
          <table:table-cell table:style-name="ce1" office:value-type="float" office:value="0.0000234157476598635" calcext:value-type="float">
            <text:p>2.34E-05</text:p>
          </table:table-cell>
          <table:table-cell table:style-name="ce1" office:value-type="float" office:value="0.0000324302605883997" calcext:value-type="float">
            <text:p>3.24E-05</text:p>
          </table:table-cell>
          <table:table-cell table:style-name="ce1" office:value-type="float" office:value="0.0000145919667993577" calcext:value-type="float">
            <text:p>1.46E-05</text:p>
          </table:table-cell>
          <table:table-cell table:style-name="ce1" office:value-type="float" office:value="-0.00000314092256915494" calcext:value-type="float">
            <text:p>-3.14E-06</text:p>
          </table:table-cell>
          <table:table-cell table:style-name="ce1" office:value-type="float" office:value="0.0000333045999003531" calcext:value-type="float">
            <text:p>3.33E-05</text:p>
          </table:table-cell>
          <table:table-cell office:value-type="float" office:value="0.0000194590597756456" calcext:value-type="float">
            <text:p>1.95E-05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0.000377227184103348" calcext:value-type="float">
            <text:p>0.000377227184103348</text:p>
          </table:table-cell>
          <table:table-cell office:value-type="float" office:value="0.000388426295948825" calcext:value-type="float">
            <text:p>0.000388426295948825</text:p>
          </table:table-cell>
          <table:table-cell office:value-type="float" office:value="0.000381144282600401" calcext:value-type="float">
            <text:p>0.000381144282600401</text:p>
          </table:table-cell>
          <table:table-cell office:value-type="float" office:value="0.000324810306422527" calcext:value-type="float">
            <text:p>0.000324810306422527</text:p>
          </table:table-cell>
          <table:table-cell office:value-type="float" office:value="0.000319781725219198" calcext:value-type="float">
            <text:p>0.000319781725219198</text:p>
          </table:table-cell>
          <table:table-cell office:value-type="float" office:value="0.000372343923685438" calcext:value-type="float">
            <text:p>0.000372343923685438</text:p>
          </table:table-cell>
          <table:table-cell office:value-type="float" office:value="0.000440383645789557" calcext:value-type="float">
            <text:p>0.000440383645789557</text:p>
          </table:table-cell>
          <table:table-cell office:value-type="float" office:value="0.000451534172733597" calcext:value-type="float">
            <text:p>0.000451534172733597</text:p>
          </table:table-cell>
          <table:table-cell office:value-type="float" office:value="0.000401049757343185" calcext:value-type="float">
            <text:p>0.000401049757343185</text:p>
          </table:table-cell>
          <table:table-cell office:value-type="float" office:value="0.000335075096813873" calcext:value-type="float">
            <text:p>0.000335075096813873</text:p>
          </table:table-cell>
          <table:table-cell office:value-type="float" office:value="0.000258582667567336" calcext:value-type="float">
            <text:p>0.000258582667567336</text:p>
          </table:table-cell>
          <table:table-cell office:value-type="float" office:value="0.000299905098079185" calcext:value-type="float">
            <text:p>0.000299905098079185</text:p>
          </table:table-cell>
          <table:table-cell office:value-type="float" office:value="0.000365001347561232" calcext:value-type="float">
            <text:p>0.000365001347561232</text:p>
          </table:table-cell>
          <table:table-cell office:value-type="float" office:value="0.000373754932252642" calcext:value-type="float">
            <text:p>0.000373754932252642</text:p>
          </table:table-cell>
          <table:table-cell office:value-type="float" office:value="0.000348222370144935" calcext:value-type="float">
            <text:p>0.000348222370144935</text:p>
          </table:table-cell>
          <table:table-cell office:value-type="float" office:value="0.0003956175490893" calcext:value-type="float">
            <text:p>0.0003956175490893</text:p>
          </table:table-cell>
          <table:table-cell office:value-type="float" office:value="0.000421648840117427" calcext:value-type="float">
            <text:p>0.000421648840117427</text:p>
          </table:table-cell>
          <table:table-cell office:value-type="float" office:value="0.0274580431887331" calcext:value-type="float">
            <text:p>0.0274580431887331</text:p>
          </table:table-cell>
          <table:table-cell office:value-type="float" office:value="0.000430538862459714" calcext:value-type="float">
            <text:p>0.000430538862459714</text:p>
          </table:table-cell>
          <table:table-cell office:value-type="float" office:value="0.0003659316568118" calcext:value-type="float">
            <text:p>0.0003659316568118</text:p>
          </table:table-cell>
          <table:table-cell office:value-type="float" office:value="0.000362124646397499" calcext:value-type="float">
            <text:p>0.000362124646397499</text:p>
          </table:table-cell>
          <table:table-cell office:value-type="float" office:value="0.00039580751756415" calcext:value-type="float">
            <text:p>0.00039580751756415</text:p>
          </table:table-cell>
          <table:table-cell office:value-type="float" office:value="0.000439338925000602" calcext:value-type="float">
            <text:p>0.000439338925000602</text:p>
          </table:table-cell>
          <table:table-cell office:value-type="float" office:value="0.000440947623777616" calcext:value-type="float">
            <text:p>0.000440947623777616</text:p>
          </table:table-cell>
          <table:table-cell office:value-type="float" office:value="0.00039635292276487" calcext:value-type="float">
            <text:p>0.00039635292276487</text:p>
          </table:table-cell>
          <table:table-cell office:value-type="float" office:value="0.000392296318315726" calcext:value-type="float">
            <text:p>0.000392296318315726</text:p>
          </table:table-cell>
          <table:table-cell office:value-type="float" office:value="0.000315832126536304" calcext:value-type="float">
            <text:p>0.000315832126536304</text:p>
          </table:table-cell>
          <table:table-cell office:value-type="float" office:value="0.000329398622502286" calcext:value-type="float">
            <text:p>0.000329398622502286</text:p>
          </table:table-cell>
          <table:table-cell office:value-type="float" office:value="0.000368632907012801" calcext:value-type="float">
            <text:p>0.000368632907012801</text:p>
          </table:table-cell>
          <table:table-cell office:value-type="float" office:value="0.000398682859426293" calcext:value-type="float">
            <text:p>0.000398682859426293</text:p>
          </table:table-cell>
          <table:table-cell office:value-type="float" office:value="0.000388397300440315" calcext:value-type="float">
            <text:p>0.000388397300440315</text:p>
          </table:table-cell>
          <table:table-cell office:value-type="float" office:value="0.000399124273465683" calcext:value-type="float">
            <text:p>0.000399124273465683</text:p>
          </table:table-cell>
          <table:table-cell office:value-type="float" office:value="0.00041412946387266" calcext:value-type="float">
            <text:p>0.00041412946387266</text:p>
          </table:table-cell>
          <table:table-cell office:value-type="float" office:value="0.000384564446946195" calcext:value-type="float">
            <text:p>0.000384564446946195</text:p>
          </table:table-cell>
          <table:table-cell office:value-type="float" office:value="0.000294039881186548" calcext:value-type="float">
            <text:p>0.000294039881186548</text:p>
          </table:table-cell>
          <table:table-cell office:value-type="float" office:value="0.000281875215959187" calcext:value-type="float">
            <text:p>0.000281875215959187</text:p>
          </table:table-cell>
          <table:table-cell office:value-type="float" office:value="0.000299757265883398" calcext:value-type="float">
            <text:p>0.000299757265883398</text:p>
          </table:table-cell>
          <table:table-cell office:value-type="float" office:value="0.000325024622638261" calcext:value-type="float">
            <text:p>0.000325024622638261</text:p>
          </table:table-cell>
          <table:table-cell office:value-type="float" office:value="0.000337532913603129" calcext:value-type="float">
            <text:p>0.000337532913603129</text:p>
          </table:table-cell>
          <table:table-cell office:value-type="float" office:value="0.000279415206587676" calcext:value-type="float">
            <text:p>0.000279415206587676</text:p>
          </table:table-cell>
          <table:table-cell office:value-type="float" office:value="0.000275638577647684" calcext:value-type="float">
            <text:p>0.000275638577647684</text:p>
          </table:table-cell>
          <table:table-cell office:value-type="float" office:value="0.000418135813309794" calcext:value-type="float">
            <text:p>0.000418135813309794</text:p>
          </table:table-cell>
          <table:table-cell office:value-type="float" office:value="0.000461244546026502" calcext:value-type="float">
            <text:p>0.000461244546026502</text:p>
          </table:table-cell>
          <table:table-cell office:value-type="float" office:value="0.000440107880259282" calcext:value-type="float">
            <text:p>0.000440107880259282</text:p>
          </table:table-cell>
          <table:table-cell office:value-type="float" office:value="0.000470496544688602" calcext:value-type="float">
            <text:p>0.000470496544688602</text:p>
          </table:table-cell>
          <table:table-cell office:value-type="float" office:value="0.000426990951123597" calcext:value-type="float">
            <text:p>0.000426990951123597</text:p>
          </table:table-cell>
          <table:table-cell office:value-type="float" office:value="0.000254315507879115" calcext:value-type="float">
            <text:p>0.000254315507879115</text:p>
          </table:table-cell>
          <table:table-cell table:style-name="ce1" office:value-type="float" office:value="0.0000744220970093968" calcext:value-type="float">
            <text:p>7.44E-05</text:p>
          </table:table-cell>
          <table:table-cell table:style-name="ce1" office:value-type="float" office:value="0.0000224344243274161" calcext:value-type="float">
            <text:p>2.24E-05</text:p>
          </table:table-cell>
          <table:table-cell office:value-type="float" office:value="-0.00000087676806864563" calcext:value-type="float">
            <text:p>-8.77E-07</text:p>
          </table:table-cell>
          <table:table-cell office:value-type="float" office:value="0.0000236527549135046" calcext:value-type="float">
            <text:p>2.37E-05</text:p>
          </table:table-cell>
          <table:table-cell office:value-type="float" office:value="0.0000251140382366087" calcext:value-type="float">
            <text:p>2.51E-05</text:p>
          </table:table-cell>
          <table:table-cell office:value-type="float" office:value="0.0000187807036509807" calcext:value-type="float">
            <text:p>1.88E-05</text:p>
          </table:table-cell>
          <table:table-cell office:value-type="float" office:value="-0.0000157014528776454" calcext:value-type="float">
            <text:p>-1.57E-05</text:p>
          </table:table-cell>
          <table:table-cell office:value-type="float" office:value="-0.0000223960375178126" calcext:value-type="float">
            <text:p>-2.24E-05</text:p>
          </table:table-cell>
          <table:table-cell office:value-type="float" office:value="-0.0000296836534421734" calcext:value-type="float">
            <text:p>-2.97E-05</text:p>
          </table:table-cell>
          <table:table-cell table:style-name="ce1" office:value-type="float" office:value="-0.0000614319444814665" calcext:value-type="float">
            <text:p>-6.14E-05</text:p>
          </table:table-cell>
          <table:table-cell table:style-name="ce1" office:value-type="float" office:value="-0.0000779576412766672" calcext:value-type="float">
            <text:p>-7.80E-05</text:p>
          </table:table-cell>
          <table:table-cell table:style-name="ce1" office:value-type="float" office:value="-0.0000998943350841509" calcext:value-type="float">
            <text:p>-9.99E-05</text:p>
          </table:table-cell>
          <table:table-cell office:value-type="float" office:value="-0.000123753636715037" calcext:value-type="float">
            <text:p>-0.000123753636715037</text:p>
          </table:table-cell>
          <table:table-cell table:style-name="ce1" office:value-type="float" office:value="-0.0000856383899009356" calcext:value-type="float">
            <text:p>-8.56E-05</text:p>
          </table:table-cell>
          <table:table-cell office:value-type="float" office:value="-0.0000262799920307876" calcext:value-type="float">
            <text:p>-2.63E-05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0.000404571360198872" calcext:value-type="float">
            <text:p>0.000404571360198872</text:p>
          </table:table-cell>
          <table:table-cell office:value-type="float" office:value="0.000358469632523226" calcext:value-type="float">
            <text:p>0.000358469632523226</text:p>
          </table:table-cell>
          <table:table-cell office:value-type="float" office:value="0.000387228308395338" calcext:value-type="float">
            <text:p>0.000387228308395338</text:p>
          </table:table-cell>
          <table:table-cell office:value-type="float" office:value="0.000328450421420681" calcext:value-type="float">
            <text:p>0.000328450421420681</text:p>
          </table:table-cell>
          <table:table-cell office:value-type="float" office:value="0.000307589807741221" calcext:value-type="float">
            <text:p>0.000307589807741221</text:p>
          </table:table-cell>
          <table:table-cell office:value-type="float" office:value="0.000331348204939115" calcext:value-type="float">
            <text:p>0.000331348204939115</text:p>
          </table:table-cell>
          <table:table-cell office:value-type="float" office:value="0.000427131378308929" calcext:value-type="float">
            <text:p>0.000427131378308929</text:p>
          </table:table-cell>
          <table:table-cell office:value-type="float" office:value="0.000582614674159282" calcext:value-type="float">
            <text:p>0.000582614674159282</text:p>
          </table:table-cell>
          <table:table-cell office:value-type="float" office:value="0.000630230388743033" calcext:value-type="float">
            <text:p>0.000630230388743033</text:p>
          </table:table-cell>
          <table:table-cell office:value-type="float" office:value="0.000343888315365826" calcext:value-type="float">
            <text:p>0.000343888315365826</text:p>
          </table:table-cell>
          <table:table-cell office:value-type="float" office:value="0.000253619242580135" calcext:value-type="float">
            <text:p>0.000253619242580135</text:p>
          </table:table-cell>
          <table:table-cell office:value-type="float" office:value="0.00027763650791636" calcext:value-type="float">
            <text:p>0.00027763650791636</text:p>
          </table:table-cell>
          <table:table-cell office:value-type="float" office:value="0.000328985931594262" calcext:value-type="float">
            <text:p>0.000328985931594262</text:p>
          </table:table-cell>
          <table:table-cell office:value-type="float" office:value="0.000385072588758193" calcext:value-type="float">
            <text:p>0.000385072588758193</text:p>
          </table:table-cell>
          <table:table-cell office:value-type="float" office:value="0.000338780628235629" calcext:value-type="float">
            <text:p>0.000338780628235629</text:p>
          </table:table-cell>
          <table:table-cell office:value-type="float" office:value="0.000371357379614881" calcext:value-type="float">
            <text:p>0.000371357379614881</text:p>
          </table:table-cell>
          <table:table-cell office:value-type="float" office:value="0.000451289898574278" calcext:value-type="float">
            <text:p>0.000451289898574278</text:p>
          </table:table-cell>
          <table:table-cell office:value-type="float" office:value="0.000430538862459714" calcext:value-type="float">
            <text:p>0.000430538862459714</text:p>
          </table:table-cell>
          <table:table-cell office:value-type="float" office:value="0.0275066273834367" calcext:value-type="float">
            <text:p>0.0275066273834367</text:p>
          </table:table-cell>
          <table:table-cell office:value-type="float" office:value="0.000380230136372142" calcext:value-type="float">
            <text:p>0.000380230136372142</text:p>
          </table:table-cell>
          <table:table-cell office:value-type="float" office:value="0.000333758150320744" calcext:value-type="float">
            <text:p>0.000333758150320744</text:p>
          </table:table-cell>
          <table:table-cell office:value-type="float" office:value="0.000372331476012106" calcext:value-type="float">
            <text:p>0.000372331476012106</text:p>
          </table:table-cell>
          <table:table-cell office:value-type="float" office:value="0.000471722826618691" calcext:value-type="float">
            <text:p>0.000471722826618691</text:p>
          </table:table-cell>
          <table:table-cell office:value-type="float" office:value="0.000587031112231505" calcext:value-type="float">
            <text:p>0.000587031112231505</text:p>
          </table:table-cell>
          <table:table-cell office:value-type="float" office:value="0.00062486456577676" calcext:value-type="float">
            <text:p>0.00062486456577676</text:p>
          </table:table-cell>
          <table:table-cell office:value-type="float" office:value="0.000419806048578048" calcext:value-type="float">
            <text:p>0.000419806048578048</text:p>
          </table:table-cell>
          <table:table-cell office:value-type="float" office:value="0.000319511290671632" calcext:value-type="float">
            <text:p>0.000319511290671632</text:p>
          </table:table-cell>
          <table:table-cell office:value-type="float" office:value="0.000301732376178756" calcext:value-type="float">
            <text:p>0.000301732376178756</text:p>
          </table:table-cell>
          <table:table-cell office:value-type="float" office:value="0.000350064544927896" calcext:value-type="float">
            <text:p>0.000350064544927896</text:p>
          </table:table-cell>
          <table:table-cell office:value-type="float" office:value="0.000415675488368388" calcext:value-type="float">
            <text:p>0.000415675488368388</text:p>
          </table:table-cell>
          <table:table-cell office:value-type="float" office:value="0.000427174280010386" calcext:value-type="float">
            <text:p>0.000427174280010386</text:p>
          </table:table-cell>
          <table:table-cell office:value-type="float" office:value="0.000407945371181074" calcext:value-type="float">
            <text:p>0.000407945371181074</text:p>
          </table:table-cell>
          <table:table-cell office:value-type="float" office:value="0.000473315803616324" calcext:value-type="float">
            <text:p>0.000473315803616324</text:p>
          </table:table-cell>
          <table:table-cell office:value-type="float" office:value="0.000413523610087201" calcext:value-type="float">
            <text:p>0.000413523610087201</text:p>
          </table:table-cell>
          <table:table-cell office:value-type="float" office:value="0.000296522911660256" calcext:value-type="float">
            <text:p>0.000296522911660256</text:p>
          </table:table-cell>
          <table:table-cell office:value-type="float" office:value="0.000249860534437152" calcext:value-type="float">
            <text:p>0.000249860534437152</text:p>
          </table:table-cell>
          <table:table-cell office:value-type="float" office:value="0.000286672234250566" calcext:value-type="float">
            <text:p>0.000286672234250566</text:p>
          </table:table-cell>
          <table:table-cell office:value-type="float" office:value="0.000355931353924901" calcext:value-type="float">
            <text:p>0.000355931353924901</text:p>
          </table:table-cell>
          <table:table-cell office:value-type="float" office:value="0.000453769754600765" calcext:value-type="float">
            <text:p>0.000453769754600765</text:p>
          </table:table-cell>
          <table:table-cell office:value-type="float" office:value="0.000348784183416858" calcext:value-type="float">
            <text:p>0.000348784183416858</text:p>
          </table:table-cell>
          <table:table-cell office:value-type="float" office:value="0.000251545643360001" calcext:value-type="float">
            <text:p>0.000251545643360001</text:p>
          </table:table-cell>
          <table:table-cell office:value-type="float" office:value="0.000384747494314537" calcext:value-type="float">
            <text:p>0.000384747494314537</text:p>
          </table:table-cell>
          <table:table-cell office:value-type="float" office:value="0.000520270083929174" calcext:value-type="float">
            <text:p>0.000520270083929174</text:p>
          </table:table-cell>
          <table:table-cell office:value-type="float" office:value="0.000608568344085329" calcext:value-type="float">
            <text:p>0.000608568344085329</text:p>
          </table:table-cell>
          <table:table-cell office:value-type="float" office:value="0.000531921235073791" calcext:value-type="float">
            <text:p>0.000531921235073791</text:p>
          </table:table-cell>
          <table:table-cell office:value-type="float" office:value="0.00062019006136894" calcext:value-type="float">
            <text:p>0.00062019006136894</text:p>
          </table:table-cell>
          <table:table-cell office:value-type="float" office:value="0.000271967568153613" calcext:value-type="float">
            <text:p>0.000271967568153613</text:p>
          </table:table-cell>
          <table:table-cell table:style-name="ce1" office:value-type="float" office:value="0.0000876190622743077" calcext:value-type="float">
            <text:p>8.76E-05</text:p>
          </table:table-cell>
          <table:table-cell table:style-name="ce1" office:value-type="float" office:value="0.000028323857972921" calcext:value-type="float">
            <text:p>2.83E-05</text:p>
          </table:table-cell>
          <table:table-cell office:value-type="float" office:value="0.00000603013243499246" calcext:value-type="float">
            <text:p>6.03E-06</text:p>
          </table:table-cell>
          <table:table-cell office:value-type="float" office:value="0.000026505201551879" calcext:value-type="float">
            <text:p>2.65E-05</text:p>
          </table:table-cell>
          <table:table-cell office:value-type="float" office:value="0.00002735491798092" calcext:value-type="float">
            <text:p>2.74E-05</text:p>
          </table:table-cell>
          <table:table-cell office:value-type="float" office:value="0.0000206638526916332" calcext:value-type="float">
            <text:p>2.07E-05</text:p>
          </table:table-cell>
          <table:table-cell office:value-type="float" office:value="-0.0000180784143842902" calcext:value-type="float">
            <text:p>-1.81E-05</text:p>
          </table:table-cell>
          <table:table-cell office:value-type="float" office:value="-0.0000248903777228989" calcext:value-type="float">
            <text:p>-2.49E-05</text:p>
          </table:table-cell>
          <table:table-cell office:value-type="float" office:value="-0.0000280432352171119" calcext:value-type="float">
            <text:p>-2.80E-05</text:p>
          </table:table-cell>
          <table:table-cell table:style-name="ce1" office:value-type="float" office:value="-0.0000421225824021898" calcext:value-type="float">
            <text:p>-4.21E-05</text:p>
          </table:table-cell>
          <table:table-cell table:style-name="ce1" office:value-type="float" office:value="-0.000051441819477844" calcext:value-type="float">
            <text:p>-5.14E-05</text:p>
          </table:table-cell>
          <table:table-cell table:style-name="ce1" office:value-type="float" office:value="-0.000075941999794556" calcext:value-type="float">
            <text:p>-7.59E-05</text:p>
          </table:table-cell>
          <table:table-cell office:value-type="float" office:value="-0.000108432067971004" calcext:value-type="float">
            <text:p>-0.000108432067971004</text:p>
          </table:table-cell>
          <table:table-cell table:style-name="ce1" office:value-type="float" office:value="-0.0000646454418921637" calcext:value-type="float">
            <text:p>-6.46E-05</text:p>
          </table:table-cell>
          <table:table-cell office:value-type="float" office:value="-0.0000235160490683685" calcext:value-type="float">
            <text:p>-2.35E-05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0.000351775674626321" calcext:value-type="float">
            <text:p>0.000351775674626321</text:p>
          </table:table-cell>
          <table:table-cell office:value-type="float" office:value="0.000389836382349919" calcext:value-type="float">
            <text:p>0.000389836382349919</text:p>
          </table:table-cell>
          <table:table-cell office:value-type="float" office:value="0.000411917643350027" calcext:value-type="float">
            <text:p>0.000411917643350027</text:p>
          </table:table-cell>
          <table:table-cell office:value-type="float" office:value="0.000488879443384256" calcext:value-type="float">
            <text:p>0.000488879443384256</text:p>
          </table:table-cell>
          <table:table-cell office:value-type="float" office:value="0.000505147230329159" calcext:value-type="float">
            <text:p>0.000505147230329159</text:p>
          </table:table-cell>
          <table:table-cell office:value-type="float" office:value="0.000423144647124245" calcext:value-type="float">
            <text:p>0.000423144647124245</text:p>
          </table:table-cell>
          <table:table-cell office:value-type="float" office:value="0.000346775075356284" calcext:value-type="float">
            <text:p>0.000346775075356284</text:p>
          </table:table-cell>
          <table:table-cell office:value-type="float" office:value="0.000381172774049615" calcext:value-type="float">
            <text:p>0.000381172774049615</text:p>
          </table:table-cell>
          <table:table-cell office:value-type="float" office:value="0.000423941740630997" calcext:value-type="float">
            <text:p>0.000423941740630997</text:p>
          </table:table-cell>
          <table:table-cell office:value-type="float" office:value="0.000395608730584782" calcext:value-type="float">
            <text:p>0.000395608730584782</text:p>
          </table:table-cell>
          <table:table-cell office:value-type="float" office:value="0.000432985212568498" calcext:value-type="float">
            <text:p>0.000432985212568498</text:p>
          </table:table-cell>
          <table:table-cell office:value-type="float" office:value="0.000443364734832928" calcext:value-type="float">
            <text:p>0.000443364734832928</text:p>
          </table:table-cell>
          <table:table-cell office:value-type="float" office:value="0.00038849203339714" calcext:value-type="float">
            <text:p>0.00038849203339714</text:p>
          </table:table-cell>
          <table:table-cell office:value-type="float" office:value="0.000408774158950536" calcext:value-type="float">
            <text:p>0.000408774158950536</text:p>
          </table:table-cell>
          <table:table-cell office:value-type="float" office:value="0.000441941216174573" calcext:value-type="float">
            <text:p>0.000441941216174573</text:p>
          </table:table-cell>
          <table:table-cell office:value-type="float" office:value="0.000385473890262035" calcext:value-type="float">
            <text:p>0.000385473890262035</text:p>
          </table:table-cell>
          <table:table-cell office:value-type="float" office:value="0.000375424549935153" calcext:value-type="float">
            <text:p>0.000375424549935153</text:p>
          </table:table-cell>
          <table:table-cell office:value-type="float" office:value="0.0003659316568118" calcext:value-type="float">
            <text:p>0.0003659316568118</text:p>
          </table:table-cell>
          <table:table-cell office:value-type="float" office:value="0.000380230136372142" calcext:value-type="float">
            <text:p>0.000380230136372142</text:p>
          </table:table-cell>
          <table:table-cell office:value-type="float" office:value="0.0421148900114067" calcext:value-type="float">
            <text:p>0.0421148900114067</text:p>
          </table:table-cell>
          <table:table-cell office:value-type="float" office:value="0.000436050149853086" calcext:value-type="float">
            <text:p>0.000436050149853086</text:p>
          </table:table-cell>
          <table:table-cell office:value-type="float" office:value="0.00039451095826864" calcext:value-type="float">
            <text:p>0.00039451095826864</text:p>
          </table:table-cell>
          <table:table-cell office:value-type="float" office:value="0.000360488684722044" calcext:value-type="float">
            <text:p>0.000360488684722044</text:p>
          </table:table-cell>
          <table:table-cell office:value-type="float" office:value="0.00039223650878931" calcext:value-type="float">
            <text:p>0.00039223650878931</text:p>
          </table:table-cell>
          <table:table-cell office:value-type="float" office:value="0.000426576950007727" calcext:value-type="float">
            <text:p>0.000426576950007727</text:p>
          </table:table-cell>
          <table:table-cell office:value-type="float" office:value="0.000383891800151184" calcext:value-type="float">
            <text:p>0.000383891800151184</text:p>
          </table:table-cell>
          <table:table-cell office:value-type="float" office:value="0.000463760984312905" calcext:value-type="float">
            <text:p>0.000463760984312905</text:p>
          </table:table-cell>
          <table:table-cell office:value-type="float" office:value="0.00043172274980042" calcext:value-type="float">
            <text:p>0.00043172274980042</text:p>
          </table:table-cell>
          <table:table-cell office:value-type="float" office:value="0.000402794619116053" calcext:value-type="float">
            <text:p>0.000402794619116053</text:p>
          </table:table-cell>
          <table:table-cell office:value-type="float" office:value="0.000382624082803683" calcext:value-type="float">
            <text:p>0.000382624082803683</text:p>
          </table:table-cell>
          <table:table-cell office:value-type="float" office:value="0.000406069311198605" calcext:value-type="float">
            <text:p>0.000406069311198605</text:p>
          </table:table-cell>
          <table:table-cell office:value-type="float" office:value="0.000380915188990031" calcext:value-type="float">
            <text:p>0.000380915188990031</text:p>
          </table:table-cell>
          <table:table-cell office:value-type="float" office:value="0.000383156672712936" calcext:value-type="float">
            <text:p>0.000383156672712936</text:p>
          </table:table-cell>
          <table:table-cell office:value-type="float" office:value="0.000365669091086484" calcext:value-type="float">
            <text:p>0.000365669091086484</text:p>
          </table:table-cell>
          <table:table-cell office:value-type="float" office:value="0.000435210228548397" calcext:value-type="float">
            <text:p>0.000435210228548397</text:p>
          </table:table-cell>
          <table:table-cell office:value-type="float" office:value="0.000360443718419862" calcext:value-type="float">
            <text:p>0.000360443718419862</text:p>
          </table:table-cell>
          <table:table-cell office:value-type="float" office:value="0.00031563018250965" calcext:value-type="float">
            <text:p>0.00031563018250965</text:p>
          </table:table-cell>
          <table:table-cell office:value-type="float" office:value="0.000282353515542663" calcext:value-type="float">
            <text:p>0.000282353515542663</text:p>
          </table:table-cell>
          <table:table-cell office:value-type="float" office:value="0.000299877177954372" calcext:value-type="float">
            <text:p>0.000299877177954372</text:p>
          </table:table-cell>
          <table:table-cell office:value-type="float" office:value="0.000404304664134517" calcext:value-type="float">
            <text:p>0.000404304664134517</text:p>
          </table:table-cell>
          <table:table-cell office:value-type="float" office:value="0.000414151051131179" calcext:value-type="float">
            <text:p>0.000414151051131179</text:p>
          </table:table-cell>
          <table:table-cell office:value-type="float" office:value="0.0003686030984486" calcext:value-type="float">
            <text:p>0.0003686030984486</text:p>
          </table:table-cell>
          <table:table-cell office:value-type="float" office:value="0.000352392898364236" calcext:value-type="float">
            <text:p>0.000352392898364236</text:p>
          </table:table-cell>
          <table:table-cell office:value-type="float" office:value="0.000399219998487383" calcext:value-type="float">
            <text:p>0.000399219998487383</text:p>
          </table:table-cell>
          <table:table-cell office:value-type="float" office:value="0.000351590663397413" calcext:value-type="float">
            <text:p>0.000351590663397413</text:p>
          </table:table-cell>
          <table:table-cell office:value-type="float" office:value="0.000412882015379773" calcext:value-type="float">
            <text:p>0.000412882015379773</text:p>
          </table:table-cell>
          <table:table-cell office:value-type="float" office:value="0.00035328387465885" calcext:value-type="float">
            <text:p>0.00035328387465885</text:p>
          </table:table-cell>
          <table:table-cell office:value-type="float" office:value="0.000125482400364712" calcext:value-type="float">
            <text:p>0.000125482400364712</text:p>
          </table:table-cell>
          <table:table-cell table:style-name="ce1" office:value-type="float" office:value="0.000041523738900707" calcext:value-type="float">
            <text:p>4.15E-05</text:p>
          </table:table-cell>
          <table:table-cell office:value-type="float" office:value="0.0000154692629395456" calcext:value-type="float">
            <text:p>1.55E-05</text:p>
          </table:table-cell>
          <table:table-cell office:value-type="float" office:value="0.000040359703354721" calcext:value-type="float">
            <text:p>4.04E-05</text:p>
          </table:table-cell>
          <table:table-cell office:value-type="float" office:value="0.0000390711439031594" calcext:value-type="float">
            <text:p>3.91E-05</text:p>
          </table:table-cell>
          <table:table-cell office:value-type="float" office:value="0.0000286296870121376" calcext:value-type="float">
            <text:p>2.86E-05</text:p>
          </table:table-cell>
          <table:table-cell office:value-type="float" office:value="-0.0000223707344613263" calcext:value-type="float">
            <text:p>-2.24E-05</text:p>
          </table:table-cell>
          <table:table-cell office:value-type="float" office:value="-0.0000260083497444284" calcext:value-type="float">
            <text:p>-2.60E-05</text:p>
          </table:table-cell>
          <table:table-cell office:value-type="float" office:value="-0.0000203317297335914" calcext:value-type="float">
            <text:p>-2.03E-05</text:p>
          </table:table-cell>
          <table:table-cell table:style-name="ce1" office:value-type="float" office:value="-0.0000117908053938496" calcext:value-type="float">
            <text:p>-1.18E-05</text:p>
          </table:table-cell>
          <table:table-cell table:style-name="ce1" office:value-type="float" office:value="-0.00000004690157469321" calcext:value-type="float">
            <text:p>-4.69E-08</text:p>
          </table:table-cell>
          <table:table-cell table:style-name="ce1" office:value-type="float" office:value="-0.00000107826570081329" calcext:value-type="float">
            <text:p>-1.08E-06</text:p>
          </table:table-cell>
          <table:table-cell table:style-name="ce1" office:value-type="float" office:value="-0.0000148688037221058" calcext:value-type="float">
            <text:p>-1.49E-05</text:p>
          </table:table-cell>
          <table:table-cell table:style-name="ce1" office:value-type="float" office:value="0.0000486549551793059" calcext:value-type="float">
            <text:p>4.87E-05</text:p>
          </table:table-cell>
          <table:table-cell office:value-type="float" office:value="-0.0000177572030273309" calcext:value-type="float">
            <text:p>-1.78E-05</text:p>
          </table:table-cell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0.000333024876095967" calcext:value-type="float">
            <text:p>0.000333024876095967</text:p>
          </table:table-cell>
          <table:table-cell office:value-type="float" office:value="0.000420577247889595" calcext:value-type="float">
            <text:p>0.000420577247889595</text:p>
          </table:table-cell>
          <table:table-cell office:value-type="float" office:value="0.000413246172969039" calcext:value-type="float">
            <text:p>0.000413246172969039</text:p>
          </table:table-cell>
          <table:table-cell office:value-type="float" office:value="0.000494705810161929" calcext:value-type="float">
            <text:p>0.000494705810161929</text:p>
          </table:table-cell>
          <table:table-cell office:value-type="float" office:value="0.000518388122175785" calcext:value-type="float">
            <text:p>0.000518388122175785</text:p>
          </table:table-cell>
          <table:table-cell office:value-type="float" office:value="0.000458158011538455" calcext:value-type="float">
            <text:p>0.000458158011538455</text:p>
          </table:table-cell>
          <table:table-cell office:value-type="float" office:value="0.000357544722698131" calcext:value-type="float">
            <text:p>0.000357544722698131</text:p>
          </table:table-cell>
          <table:table-cell office:value-type="float" office:value="0.000252549002006484" calcext:value-type="float">
            <text:p>0.000252549002006484</text:p>
          </table:table-cell>
          <table:table-cell office:value-type="float" office:value="0.000221046152892698" calcext:value-type="float">
            <text:p>0.000221046152892698</text:p>
          </table:table-cell>
          <table:table-cell office:value-type="float" office:value="0.00039371965661769" calcext:value-type="float">
            <text:p>0.00039371965661769</text:p>
          </table:table-cell>
          <table:table-cell office:value-type="float" office:value="0.00044150714337041" calcext:value-type="float">
            <text:p>0.00044150714337041</text:p>
          </table:table-cell>
          <table:table-cell office:value-type="float" office:value="0.000469840504081911" calcext:value-type="float">
            <text:p>0.000469840504081911</text:p>
          </table:table-cell>
          <table:table-cell office:value-type="float" office:value="0.00043717440377721" calcext:value-type="float">
            <text:p>0.00043717440377721</text:p>
          </table:table-cell>
          <table:table-cell office:value-type="float" office:value="0.000414553680934386" calcext:value-type="float">
            <text:p>0.000414553680934386</text:p>
          </table:table-cell>
          <table:table-cell office:value-type="float" office:value="0.000467658430021751" calcext:value-type="float">
            <text:p>0.000467658430021751</text:p>
          </table:table-cell>
          <table:table-cell office:value-type="float" office:value="0.000421592783415362" calcext:value-type="float">
            <text:p>0.000421592783415362</text:p>
          </table:table-cell>
          <table:table-cell office:value-type="float" office:value="0.000350498353616254" calcext:value-type="float">
            <text:p>0.000350498353616254</text:p>
          </table:table-cell>
          <table:table-cell office:value-type="float" office:value="0.000362124646397499" calcext:value-type="float">
            <text:p>0.000362124646397499</text:p>
          </table:table-cell>
          <table:table-cell office:value-type="float" office:value="0.000333758150320744" calcext:value-type="float">
            <text:p>0.000333758150320744</text:p>
          </table:table-cell>
          <table:table-cell office:value-type="float" office:value="0.000436050149853086" calcext:value-type="float">
            <text:p>0.000436050149853086</text:p>
          </table:table-cell>
          <table:table-cell office:value-type="float" office:value="0.0132918605291945" calcext:value-type="float">
            <text:p>0.0132918605291945</text:p>
          </table:table-cell>
          <table:table-cell office:value-type="float" office:value="0.000424965017027634" calcext:value-type="float">
            <text:p>0.000424965017027634</text:p>
          </table:table-cell>
          <table:table-cell office:value-type="float" office:value="0.000338190648763016" calcext:value-type="float">
            <text:p>0.000338190648763016</text:p>
          </table:table-cell>
          <table:table-cell office:value-type="float" office:value="0.000258947017642952" calcext:value-type="float">
            <text:p>0.000258947017642952</text:p>
          </table:table-cell>
          <table:table-cell office:value-type="float" office:value="0.000230926015712104" calcext:value-type="float">
            <text:p>0.000230926015712104</text:p>
          </table:table-cell>
          <table:table-cell office:value-type="float" office:value="0.000374036840852539" calcext:value-type="float">
            <text:p>0.000374036840852539</text:p>
          </table:table-cell>
          <table:table-cell office:value-type="float" office:value="0.000478590651865931" calcext:value-type="float">
            <text:p>0.000478590651865931</text:p>
          </table:table-cell>
          <table:table-cell office:value-type="float" office:value="0.000483479625471815" calcext:value-type="float">
            <text:p>0.000483479625471815</text:p>
          </table:table-cell>
          <table:table-cell office:value-type="float" office:value="0.000443067816364914" calcext:value-type="float">
            <text:p>0.000443067816364914</text:p>
          </table:table-cell>
          <table:table-cell office:value-type="float" office:value="0.00039048984025382" calcext:value-type="float">
            <text:p>0.00039048984025382</text:p>
          </table:table-cell>
          <table:table-cell office:value-type="float" office:value="0.000392092831101137" calcext:value-type="float">
            <text:p>0.000392092831101137</text:p>
          </table:table-cell>
          <table:table-cell office:value-type="float" office:value="0.000398123899234658" calcext:value-type="float">
            <text:p>0.000398123899234658</text:p>
          </table:table-cell>
          <table:table-cell office:value-type="float" office:value="0.000344949765655" calcext:value-type="float">
            <text:p>0.000344949765655</text:p>
          </table:table-cell>
          <table:table-cell office:value-type="float" office:value="0.000349792110728337" calcext:value-type="float">
            <text:p>0.000349792110728337</text:p>
          </table:table-cell>
          <table:table-cell office:value-type="float" office:value="0.000444507289275722" calcext:value-type="float">
            <text:p>0.000444507289275722</text:p>
          </table:table-cell>
          <table:table-cell office:value-type="float" office:value="0.000409718359104156" calcext:value-type="float">
            <text:p>0.000409718359104156</text:p>
          </table:table-cell>
          <table:table-cell office:value-type="float" office:value="0.00034877600362989" calcext:value-type="float">
            <text:p>0.00034877600362989</text:p>
          </table:table-cell>
          <table:table-cell office:value-type="float" office:value="0.000278283363047094" calcext:value-type="float">
            <text:p>0.000278283363047094</text:p>
          </table:table-cell>
          <table:table-cell office:value-type="float" office:value="0.000210884768440029" calcext:value-type="float">
            <text:p>0.000210884768440029</text:p>
          </table:table-cell>
          <table:table-cell office:value-type="float" office:value="0.000359040740097786" calcext:value-type="float">
            <text:p>0.000359040740097786</text:p>
          </table:table-cell>
          <table:table-cell office:value-type="float" office:value="0.000447953416184192" calcext:value-type="float">
            <text:p>0.000447953416184192</text:p>
          </table:table-cell>
          <table:table-cell office:value-type="float" office:value="0.00039205036197724" calcext:value-type="float">
            <text:p>0.00039205036197724</text:p>
          </table:table-cell>
          <table:table-cell office:value-type="float" office:value="0.000287926875842069" calcext:value-type="float">
            <text:p>0.000287926875842069</text:p>
          </table:table-cell>
          <table:table-cell office:value-type="float" office:value="0.000237372200242695" calcext:value-type="float">
            <text:p>0.000237372200242695</text:p>
          </table:table-cell>
          <table:table-cell office:value-type="float" office:value="0.000282697204337496" calcext:value-type="float">
            <text:p>0.000282697204337496</text:p>
          </table:table-cell>
          <table:table-cell office:value-type="float" office:value="0.000236950842696849" calcext:value-type="float">
            <text:p>0.000236950842696849</text:p>
          </table:table-cell>
          <table:table-cell office:value-type="float" office:value="0.000420241571658982" calcext:value-type="float">
            <text:p>0.000420241571658982</text:p>
          </table:table-cell>
          <table:table-cell office:value-type="float" office:value="0.00019219386532728" calcext:value-type="float">
            <text:p>0.00019219386532728</text:p>
          </table:table-cell>
          <table:table-cell office:value-type="float" office:value="0.000108725836486098" calcext:value-type="float">
            <text:p>0.000108725836486098</text:p>
          </table:table-cell>
          <table:table-cell office:value-type="float" office:value="0.0000545680645260967" calcext:value-type="float">
            <text:p>5.46E-05</text:p>
          </table:table-cell>
          <table:table-cell office:value-type="float" office:value="0.0000808084312739776" calcext:value-type="float">
            <text:p>8.08E-05</text:p>
          </table:table-cell>
          <table:table-cell office:value-type="float" office:value="0.0000731313628307169" calcext:value-type="float">
            <text:p>7.31E-05</text:p>
          </table:table-cell>
          <table:table-cell office:value-type="float" office:value="0.0000492180599020137" calcext:value-type="float">
            <text:p>4.92E-05</text:p>
          </table:table-cell>
          <table:table-cell office:value-type="float" office:value="-0.0000329897966531882" calcext:value-type="float">
            <text:p>-3.30E-05</text:p>
          </table:table-cell>
          <table:table-cell office:value-type="float" office:value="-0.0000325860672763382" calcext:value-type="float">
            <text:p>-3.26E-05</text:p>
          </table:table-cell>
          <table:table-cell office:value-type="float" office:value="-0.0000188245721004567" calcext:value-type="float">
            <text:p>-1.88E-05</text:p>
          </table:table-cell>
          <table:table-cell table:style-name="ce1" office:value-type="float" office:value="0.00000873012516818619" calcext:value-type="float">
            <text:p>8.73E-06</text:p>
          </table:table-cell>
          <table:table-cell table:style-name="ce1" office:value-type="float" office:value="0.0000449267689283516" calcext:value-type="float">
            <text:p>4.49E-05</text:p>
          </table:table-cell>
          <table:table-cell table:style-name="ce1" office:value-type="float" office:value="0.0000609690367120693" calcext:value-type="float">
            <text:p>6.10E-05</text:p>
          </table:table-cell>
          <table:table-cell table:style-name="ce1" office:value-type="float" office:value="0.0000636049450703886" calcext:value-type="float">
            <text:p>6.36E-05</text:p>
          </table:table-cell>
          <table:table-cell office:value-type="float" office:value="0.000135775933650455" calcext:value-type="float">
            <text:p>0.000135775933650455</text:p>
          </table:table-cell>
          <table:table-cell office:value-type="float" office:value="-0.0000117546709357283" calcext:value-type="float">
            <text:p>-1.18E-05</text:p>
          </table:table-cell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0.000355494432688206" calcext:value-type="float">
            <text:p>0.000355494432688206</text:p>
          </table:table-cell>
          <table:table-cell office:value-type="float" office:value="0.000412633086668044" calcext:value-type="float">
            <text:p>0.000412633086668044</text:p>
          </table:table-cell>
          <table:table-cell office:value-type="float" office:value="0.000396796914359903" calcext:value-type="float">
            <text:p>0.000396796914359903</text:p>
          </table:table-cell>
          <table:table-cell office:value-type="float" office:value="0.00039867667508579" calcext:value-type="float">
            <text:p>0.00039867667508579</text:p>
          </table:table-cell>
          <table:table-cell office:value-type="float" office:value="0.00040656942549916" calcext:value-type="float">
            <text:p>0.00040656942549916</text:p>
          </table:table-cell>
          <table:table-cell office:value-type="float" office:value="0.00042339952594558" calcext:value-type="float">
            <text:p>0.00042339952594558</text:p>
          </table:table-cell>
          <table:table-cell office:value-type="float" office:value="0.00040287889040648" calcext:value-type="float">
            <text:p>0.00040287889040648</text:p>
          </table:table-cell>
          <table:table-cell office:value-type="float" office:value="0.000326313529085551" calcext:value-type="float">
            <text:p>0.000326313529085551</text:p>
          </table:table-cell>
          <table:table-cell office:value-type="float" office:value="0.000288781276594247" calcext:value-type="float">
            <text:p>0.000288781276594247</text:p>
          </table:table-cell>
          <table:table-cell office:value-type="float" office:value="0.000361160029894551" calcext:value-type="float">
            <text:p>0.000361160029894551</text:p>
          </table:table-cell>
          <table:table-cell office:value-type="float" office:value="0.000336986133139527" calcext:value-type="float">
            <text:p>0.000336986133139527</text:p>
          </table:table-cell>
          <table:table-cell office:value-type="float" office:value="0.000383636895008435" calcext:value-type="float">
            <text:p>0.000383636895008435</text:p>
          </table:table-cell>
          <table:table-cell office:value-type="float" office:value="0.000419275249295179" calcext:value-type="float">
            <text:p>0.000419275249295179</text:p>
          </table:table-cell>
          <table:table-cell office:value-type="float" office:value="0.000395478611662977" calcext:value-type="float">
            <text:p>0.000395478611662977</text:p>
          </table:table-cell>
          <table:table-cell office:value-type="float" office:value="0.000416528576754083" calcext:value-type="float">
            <text:p>0.000416528576754083</text:p>
          </table:table-cell>
          <table:table-cell office:value-type="float" office:value="0.00042383269328851" calcext:value-type="float">
            <text:p>0.00042383269328851</text:p>
          </table:table-cell>
          <table:table-cell office:value-type="float" office:value="0.000383513107079964" calcext:value-type="float">
            <text:p>0.000383513107079964</text:p>
          </table:table-cell>
          <table:table-cell office:value-type="float" office:value="0.00039580751756415" calcext:value-type="float">
            <text:p>0.00039580751756415</text:p>
          </table:table-cell>
          <table:table-cell office:value-type="float" office:value="0.000372331476012106" calcext:value-type="float">
            <text:p>0.000372331476012106</text:p>
          </table:table-cell>
          <table:table-cell office:value-type="float" office:value="0.00039451095826864" calcext:value-type="float">
            <text:p>0.00039451095826864</text:p>
          </table:table-cell>
          <table:table-cell office:value-type="float" office:value="0.000424965017027634" calcext:value-type="float">
            <text:p>0.000424965017027634</text:p>
          </table:table-cell>
          <table:table-cell office:value-type="float" office:value="0.0102269599871563" calcext:value-type="float">
            <text:p>0.0102269599871563</text:p>
          </table:table-cell>
          <table:table-cell office:value-type="float" office:value="0.000388996182765919" calcext:value-type="float">
            <text:p>0.000388996182765919</text:p>
          </table:table-cell>
          <table:table-cell office:value-type="float" office:value="0.000328589675303646" calcext:value-type="float">
            <text:p>0.000328589675303646</text:p>
          </table:table-cell>
          <table:table-cell office:value-type="float" office:value="0.000295397565821034" calcext:value-type="float">
            <text:p>0.000295397565821034</text:p>
          </table:table-cell>
          <table:table-cell office:value-type="float" office:value="0.000385401386597531" calcext:value-type="float">
            <text:p>0.000385401386597531</text:p>
          </table:table-cell>
          <table:table-cell office:value-type="float" office:value="0.000397209069339919" calcext:value-type="float">
            <text:p>0.000397209069339919</text:p>
          </table:table-cell>
          <table:table-cell office:value-type="float" office:value="0.000424147869600814" calcext:value-type="float">
            <text:p>0.000424147869600814</text:p>
          </table:table-cell>
          <table:table-cell office:value-type="float" office:value="0.00042245956398593" calcext:value-type="float">
            <text:p>0.00042245956398593</text:p>
          </table:table-cell>
          <table:table-cell office:value-type="float" office:value="0.000405601595284753" calcext:value-type="float">
            <text:p>0.000405601595284753</text:p>
          </table:table-cell>
          <table:table-cell office:value-type="float" office:value="0.000396629236367202" calcext:value-type="float">
            <text:p>0.000396629236367202</text:p>
          </table:table-cell>
          <table:table-cell office:value-type="float" office:value="0.000414030343079553" calcext:value-type="float">
            <text:p>0.000414030343079553</text:p>
          </table:table-cell>
          <table:table-cell office:value-type="float" office:value="0.000379497071418191" calcext:value-type="float">
            <text:p>0.000379497071418191</text:p>
          </table:table-cell>
          <table:table-cell office:value-type="float" office:value="0.000366122156517952" calcext:value-type="float">
            <text:p>0.000366122156517952</text:p>
          </table:table-cell>
          <table:table-cell office:value-type="float" office:value="0.000365958376766465" calcext:value-type="float">
            <text:p>0.000365958376766465</text:p>
          </table:table-cell>
          <table:table-cell office:value-type="float" office:value="0.000362517445649101" calcext:value-type="float">
            <text:p>0.000362517445649101</text:p>
          </table:table-cell>
          <table:table-cell office:value-type="float" office:value="0.000338255332077022" calcext:value-type="float">
            <text:p>0.000338255332077022</text:p>
          </table:table-cell>
          <table:table-cell office:value-type="float" office:value="0.000312066038503956" calcext:value-type="float">
            <text:p>0.000312066038503956</text:p>
          </table:table-cell>
          <table:table-cell office:value-type="float" office:value="0.000264273728571154" calcext:value-type="float">
            <text:p>0.000264273728571154</text:p>
          </table:table-cell>
          <table:table-cell office:value-type="float" office:value="0.000309865629777945" calcext:value-type="float">
            <text:p>0.000309865629777945</text:p>
          </table:table-cell>
          <table:table-cell office:value-type="float" office:value="0.00036662691342707" calcext:value-type="float">
            <text:p>0.00036662691342707</text:p>
          </table:table-cell>
          <table:table-cell office:value-type="float" office:value="0.000410506683158527" calcext:value-type="float">
            <text:p>0.000410506683158527</text:p>
          </table:table-cell>
          <table:table-cell office:value-type="float" office:value="0.000357601419315908" calcext:value-type="float">
            <text:p>0.000357601419315908</text:p>
          </table:table-cell>
          <table:table-cell office:value-type="float" office:value="0.000310481089159738" calcext:value-type="float">
            <text:p>0.000310481089159738</text:p>
          </table:table-cell>
          <table:table-cell office:value-type="float" office:value="0.000355604417719467" calcext:value-type="float">
            <text:p>0.000355604417719467</text:p>
          </table:table-cell>
          <table:table-cell office:value-type="float" office:value="0.000307100502798532" calcext:value-type="float">
            <text:p>0.000307100502798532</text:p>
          </table:table-cell>
          <table:table-cell office:value-type="float" office:value="0.000375152043709545" calcext:value-type="float">
            <text:p>0.000375152043709545</text:p>
          </table:table-cell>
          <table:table-cell office:value-type="float" office:value="0.000176601343027753" calcext:value-type="float">
            <text:p>0.000176601343027753</text:p>
          </table:table-cell>
          <table:table-cell office:value-type="float" office:value="0.000113407526953353" calcext:value-type="float">
            <text:p>0.000113407526953353</text:p>
          </table:table-cell>
          <table:table-cell office:value-type="float" office:value="0.0000584031237486603" calcext:value-type="float">
            <text:p>5.84E-05</text:p>
          </table:table-cell>
          <table:table-cell office:value-type="float" office:value="0.0000799228847787732" calcext:value-type="float">
            <text:p>7.99E-05</text:p>
          </table:table-cell>
          <table:table-cell office:value-type="float" office:value="0.0000720722549341335" calcext:value-type="float">
            <text:p>7.21E-05</text:p>
          </table:table-cell>
          <table:table-cell office:value-type="float" office:value="0.0000485849196066815" calcext:value-type="float">
            <text:p>4.86E-05</text:p>
          </table:table-cell>
          <table:table-cell office:value-type="float" office:value="-0.000034851286348952" calcext:value-type="float">
            <text:p>-3.49E-05</text:p>
          </table:table-cell>
          <table:table-cell office:value-type="float" office:value="-0.0000394131702936059" calcext:value-type="float">
            <text:p>-3.94E-05</text:p>
          </table:table-cell>
          <table:table-cell office:value-type="float" office:value="-0.0000352258269341053" calcext:value-type="float">
            <text:p>-3.52E-05</text:p>
          </table:table-cell>
          <table:table-cell table:style-name="ce1" office:value-type="float" office:value="-0.000023330968892257" calcext:value-type="float">
            <text:p>-2.33E-05</text:p>
          </table:table-cell>
          <table:table-cell table:style-name="ce1" office:value-type="float" office:value="0.0000101727968089855" calcext:value-type="float">
            <text:p>1.02E-05</text:p>
          </table:table-cell>
          <table:table-cell table:style-name="ce1" office:value-type="float" office:value="0.0000156915313626593" calcext:value-type="float">
            <text:p>1.57E-05</text:p>
          </table:table-cell>
          <table:table-cell table:style-name="ce1" office:value-type="float" office:value="0.0000154705554840824" calcext:value-type="float">
            <text:p>1.55E-05</text:p>
          </table:table-cell>
          <table:table-cell table:style-name="ce1" office:value-type="float" office:value="0.0000764374136625912" calcext:value-type="float">
            <text:p>7.64E-05</text:p>
          </table:table-cell>
          <table:table-cell office:value-type="float" office:value="-0.0000100576256101758" calcext:value-type="float">
            <text:p>-1.01E-05</text:p>
          </table:table-cell>
        </table:table-row>
        <table:table-row table:style-name="ro1">
          <table:table-cell office:value-type="string" calcext:value-type="string">
            <text:p>Immunityhybridboost_306-366</text:p>
          </table:table-cell>
          <table:table-cell office:value-type="float" office:value="0.000407808456180338" calcext:value-type="float">
            <text:p>0.000407808456180338</text:p>
          </table:table-cell>
          <table:table-cell office:value-type="float" office:value="0.000369681302330051" calcext:value-type="float">
            <text:p>0.000369681302330051</text:p>
          </table:table-cell>
          <table:table-cell office:value-type="float" office:value="0.000388254074416436" calcext:value-type="float">
            <text:p>0.000388254074416436</text:p>
          </table:table-cell>
          <table:table-cell office:value-type="float" office:value="0.000306603355432066" calcext:value-type="float">
            <text:p>0.000306603355432066</text:p>
          </table:table-cell>
          <table:table-cell office:value-type="float" office:value="0.000279000246729466" calcext:value-type="float">
            <text:p>0.000279000246729466</text:p>
          </table:table-cell>
          <table:table-cell office:value-type="float" office:value="0.000329448960066529" calcext:value-type="float">
            <text:p>0.000329448960066529</text:p>
          </table:table-cell>
          <table:table-cell office:value-type="float" office:value="0.000447571964064969" calcext:value-type="float">
            <text:p>0.000447571964064969</text:p>
          </table:table-cell>
          <table:table-cell office:value-type="float" office:value="0.000545144502031607" calcext:value-type="float">
            <text:p>0.000545144502031607</text:p>
          </table:table-cell>
          <table:table-cell office:value-type="float" office:value="0.000537463195271588" calcext:value-type="float">
            <text:p>0.000537463195271588</text:p>
          </table:table-cell>
          <table:table-cell office:value-type="float" office:value="0.00033715992998359" calcext:value-type="float">
            <text:p>0.00033715992998359</text:p>
          </table:table-cell>
          <table:table-cell office:value-type="float" office:value="0.000226628314465007" calcext:value-type="float">
            <text:p>0.000226628314465007</text:p>
          </table:table-cell>
          <table:table-cell office:value-type="float" office:value="0.000264227548466108" calcext:value-type="float">
            <text:p>0.000264227548466108</text:p>
          </table:table-cell>
          <table:table-cell office:value-type="float" office:value="0.000351205508763671" calcext:value-type="float">
            <text:p>0.000351205508763671</text:p>
          </table:table-cell>
          <table:table-cell office:value-type="float" office:value="0.000395456375169619" calcext:value-type="float">
            <text:p>0.000395456375169619</text:p>
          </table:table-cell>
          <table:table-cell office:value-type="float" office:value="0.000342525962025779" calcext:value-type="float">
            <text:p>0.000342525962025779</text:p>
          </table:table-cell>
          <table:table-cell office:value-type="float" office:value="0.000395272976817106" calcext:value-type="float">
            <text:p>0.000395272976817106</text:p>
          </table:table-cell>
          <table:table-cell office:value-type="float" office:value="0.000456480846444298" calcext:value-type="float">
            <text:p>0.000456480846444298</text:p>
          </table:table-cell>
          <table:table-cell office:value-type="float" office:value="0.000439338925000602" calcext:value-type="float">
            <text:p>0.000439338925000602</text:p>
          </table:table-cell>
          <table:table-cell office:value-type="float" office:value="0.000471722826618691" calcext:value-type="float">
            <text:p>0.000471722826618691</text:p>
          </table:table-cell>
          <table:table-cell office:value-type="float" office:value="0.000360488684722044" calcext:value-type="float">
            <text:p>0.000360488684722044</text:p>
          </table:table-cell>
          <table:table-cell office:value-type="float" office:value="0.000338190648763016" calcext:value-type="float">
            <text:p>0.000338190648763016</text:p>
          </table:table-cell>
          <table:table-cell office:value-type="float" office:value="0.000388996182765919" calcext:value-type="float">
            <text:p>0.000388996182765919</text:p>
          </table:table-cell>
          <table:table-cell office:value-type="float" office:value="0.0208954599723779" calcext:value-type="float">
            <text:p>0.0208954599723779</text:p>
          </table:table-cell>
          <table:table-cell office:value-type="float" office:value="0.000548167183927199" calcext:value-type="float">
            <text:p>0.000548167183927199</text:p>
          </table:table-cell>
          <table:table-cell office:value-type="float" office:value="0.000539726695308337" calcext:value-type="float">
            <text:p>0.000539726695308337</text:p>
          </table:table-cell>
          <table:table-cell office:value-type="float" office:value="0.000431098998495713" calcext:value-type="float">
            <text:p>0.000431098998495713</text:p>
          </table:table-cell>
          <table:table-cell office:value-type="float" office:value="0.000312311786955905" calcext:value-type="float">
            <text:p>0.000312311786955905</text:p>
          </table:table-cell>
          <table:table-cell office:value-type="float" office:value="0.000320668836093391" calcext:value-type="float">
            <text:p>0.000320668836093391</text:p>
          </table:table-cell>
          <table:table-cell office:value-type="float" office:value="0.000376206394402245" calcext:value-type="float">
            <text:p>0.000376206394402245</text:p>
          </table:table-cell>
          <table:table-cell office:value-type="float" office:value="0.000440005868595587" calcext:value-type="float">
            <text:p>0.000440005868595587</text:p>
          </table:table-cell>
          <table:table-cell office:value-type="float" office:value="0.000436951063342712" calcext:value-type="float">
            <text:p>0.000436951063342712</text:p>
          </table:table-cell>
          <table:table-cell office:value-type="float" office:value="0.000437610576134228" calcext:value-type="float">
            <text:p>0.000437610576134228</text:p>
          </table:table-cell>
          <table:table-cell office:value-type="float" office:value="0.000481866958691838" calcext:value-type="float">
            <text:p>0.000481866958691838</text:p>
          </table:table-cell>
          <table:table-cell office:value-type="float" office:value="0.000421058500206569" calcext:value-type="float">
            <text:p>0.000421058500206569</text:p>
          </table:table-cell>
          <table:table-cell office:value-type="float" office:value="0.000283281440596226" calcext:value-type="float">
            <text:p>0.000283281440596226</text:p>
          </table:table-cell>
          <table:table-cell office:value-type="float" office:value="0.000266940100977312" calcext:value-type="float">
            <text:p>0.000266940100977312</text:p>
          </table:table-cell>
          <table:table-cell office:value-type="float" office:value="0.000312669858739667" calcext:value-type="float">
            <text:p>0.000312669858739667</text:p>
          </table:table-cell>
          <table:table-cell office:value-type="float" office:value="0.000381270591557143" calcext:value-type="float">
            <text:p>0.000381270591557143</text:p>
          </table:table-cell>
          <table:table-cell office:value-type="float" office:value="0.000447853311349565" calcext:value-type="float">
            <text:p>0.000447853311349565</text:p>
          </table:table-cell>
          <table:table-cell office:value-type="float" office:value="0.000320010026967813" calcext:value-type="float">
            <text:p>0.000320010026967813</text:p>
          </table:table-cell>
          <table:table-cell office:value-type="float" office:value="0.000246705156353875" calcext:value-type="float">
            <text:p>0.000246705156353875</text:p>
          </table:table-cell>
          <table:table-cell office:value-type="float" office:value="0.000393758489100169" calcext:value-type="float">
            <text:p>0.000393758489100169</text:p>
          </table:table-cell>
          <table:table-cell office:value-type="float" office:value="0.000513255888831599" calcext:value-type="float">
            <text:p>0.000513255888831599</text:p>
          </table:table-cell>
          <table:table-cell office:value-type="float" office:value="0.000547412423201663" calcext:value-type="float">
            <text:p>0.000547412423201663</text:p>
          </table:table-cell>
          <table:table-cell office:value-type="float" office:value="0.000529369917727536" calcext:value-type="float">
            <text:p>0.000529369917727536</text:p>
          </table:table-cell>
          <table:table-cell office:value-type="float" office:value="0.000546263073361957" calcext:value-type="float">
            <text:p>0.000546263073361957</text:p>
          </table:table-cell>
          <table:table-cell office:value-type="float" office:value="0.000343741377906631" calcext:value-type="float">
            <text:p>0.000343741377906631</text:p>
          </table:table-cell>
          <table:table-cell office:value-type="float" office:value="0.00017109127177598" calcext:value-type="float">
            <text:p>0.00017109127177598</text:p>
          </table:table-cell>
          <table:table-cell office:value-type="float" office:value="0.00011861509241536" calcext:value-type="float">
            <text:p>0.00011861509241536</text:p>
          </table:table-cell>
          <table:table-cell office:value-type="float" office:value="0.00006354960374588" calcext:value-type="float">
            <text:p>6.35E-05</text:p>
          </table:table-cell>
          <table:table-cell office:value-type="float" office:value="0.0000786390791032891" calcext:value-type="float">
            <text:p>7.86E-05</text:p>
          </table:table-cell>
          <table:table-cell office:value-type="float" office:value="0.0000721668417880291" calcext:value-type="float">
            <text:p>7.22E-05</text:p>
          </table:table-cell>
          <table:table-cell office:value-type="float" office:value="0.0000480868530784976" calcext:value-type="float">
            <text:p>4.81E-05</text:p>
          </table:table-cell>
          <table:table-cell office:value-type="float" office:value="-0.0000323722568431143" calcext:value-type="float">
            <text:p>-3.24E-05</text:p>
          </table:table-cell>
          <table:table-cell office:value-type="float" office:value="-0.0000365684258003892" calcext:value-type="float">
            <text:p>-3.66E-05</text:p>
          </table:table-cell>
          <table:table-cell office:value-type="float" office:value="-0.0000330957657627818" calcext:value-type="float">
            <text:p>-3.31E-05</text:p>
          </table:table-cell>
          <table:table-cell table:style-name="ce1" office:value-type="float" office:value="-0.0000240810371770236" calcext:value-type="float">
            <text:p>-2.41E-05</text:p>
          </table:table-cell>
          <table:table-cell table:style-name="ce1" office:value-type="float" office:value="0.00000849627015070859" calcext:value-type="float">
            <text:p>8.50E-06</text:p>
          </table:table-cell>
          <table:table-cell table:style-name="ce1" office:value-type="float" office:value="-0.00000625587206980102" calcext:value-type="float">
            <text:p>-6.26E-06</text:p>
          </table:table-cell>
          <table:table-cell table:style-name="ce1" office:value-type="float" office:value="-0.0000195576908690734" calcext:value-type="float">
            <text:p>-1.96E-05</text:p>
          </table:table-cell>
          <table:table-cell table:style-name="ce1" office:value-type="float" office:value="0.0000263001215291473" calcext:value-type="float">
            <text:p>2.63E-05</text:p>
          </table:table-cell>
          <table:table-cell office:value-type="float" office:value="-0.0000096684203678628" calcext:value-type="float">
            <text:p>-9.67E-06</text:p>
          </table:table-cell>
        </table:table-row>
        <table:table-row table:style-name="ro1">
          <table:table-cell office:value-type="string" calcext:value-type="string">
            <text:p>Immunityhybridboost_367-427</text:p>
          </table:table-cell>
          <table:table-cell office:value-type="float" office:value="0.000466875142395648" calcext:value-type="float">
            <text:p>0.000466875142395648</text:p>
          </table:table-cell>
          <table:table-cell office:value-type="float" office:value="0.000293112143676718" calcext:value-type="float">
            <text:p>0.000293112143676718</text:p>
          </table:table-cell>
          <table:table-cell office:value-type="float" office:value="0.000383492336223407" calcext:value-type="float">
            <text:p>0.000383492336223407</text:p>
          </table:table-cell>
          <table:table-cell office:value-type="float" office:value="0.000255012197111646" calcext:value-type="float">
            <text:p>0.000255012197111646</text:p>
          </table:table-cell>
          <table:table-cell office:value-type="float" office:value="0.000217511151064706" calcext:value-type="float">
            <text:p>0.000217511151064706</text:p>
          </table:table-cell>
          <table:table-cell office:value-type="float" office:value="0.000250105948788459" calcext:value-type="float">
            <text:p>0.000250105948788459</text:p>
          </table:table-cell>
          <table:table-cell office:value-type="float" office:value="0.000408125539677052" calcext:value-type="float">
            <text:p>0.000408125539677052</text:p>
          </table:table-cell>
          <table:table-cell office:value-type="float" office:value="0.000889146990608134" calcext:value-type="float">
            <text:p>0.000889146990608134</text:p>
          </table:table-cell>
          <table:table-cell office:value-type="float" office:value="0.00114135785114414" calcext:value-type="float">
            <text:p>0.00114135785114414</text:p>
          </table:table-cell>
          <table:table-cell office:value-type="float" office:value="0.000336891060339057" calcext:value-type="float">
            <text:p>0.000336891060339057</text:p>
          </table:table-cell>
          <table:table-cell office:value-type="float" office:value="0.000168809621094827" calcext:value-type="float">
            <text:p>0.000168809621094827</text:p>
          </table:table-cell>
          <table:table-cell office:value-type="float" office:value="0.000189386864025137" calcext:value-type="float">
            <text:p>0.000189386864025137</text:p>
          </table:table-cell>
          <table:table-cell office:value-type="float" office:value="0.000250925772266313" calcext:value-type="float">
            <text:p>0.000250925772266313</text:p>
          </table:table-cell>
          <table:table-cell office:value-type="float" office:value="0.000377778309465103" calcext:value-type="float">
            <text:p>0.000377778309465103</text:p>
          </table:table-cell>
          <table:table-cell office:value-type="float" office:value="0.000297197931805182" calcext:value-type="float">
            <text:p>0.000297197931805182</text:p>
          </table:table-cell>
          <table:table-cell office:value-type="float" office:value="0.000321629669882533" calcext:value-type="float">
            <text:p>0.000321629669882533</text:p>
          </table:table-cell>
          <table:table-cell office:value-type="float" office:value="0.000523661502190321" calcext:value-type="float">
            <text:p>0.000523661502190321</text:p>
          </table:table-cell>
          <table:table-cell office:value-type="float" office:value="0.000440947623777616" calcext:value-type="float">
            <text:p>0.000440947623777616</text:p>
          </table:table-cell>
          <table:table-cell office:value-type="float" office:value="0.000587031112231505" calcext:value-type="float">
            <text:p>0.000587031112231505</text:p>
          </table:table-cell>
          <table:table-cell office:value-type="float" office:value="0.00039223650878931" calcext:value-type="float">
            <text:p>0.00039223650878931</text:p>
          </table:table-cell>
          <table:table-cell office:value-type="float" office:value="0.000258947017642952" calcext:value-type="float">
            <text:p>0.000258947017642952</text:p>
          </table:table-cell>
          <table:table-cell office:value-type="float" office:value="0.000328589675303646" calcext:value-type="float">
            <text:p>0.000328589675303646</text:p>
          </table:table-cell>
          <table:table-cell office:value-type="float" office:value="0.000548167183927199" calcext:value-type="float">
            <text:p>0.000548167183927199</text:p>
          </table:table-cell>
          <table:table-cell office:value-type="float" office:value="0.0509266256076453" calcext:value-type="float">
            <text:p>0.0509266256076453</text:p>
          </table:table-cell>
          <table:table-cell office:value-type="float" office:value="0.00113315793259414" calcext:value-type="float">
            <text:p>0.00113315793259414</text:p>
          </table:table-cell>
          <table:table-cell office:value-type="float" office:value="0.000463827893014012" calcext:value-type="float">
            <text:p>0.000463827893014012</text:p>
          </table:table-cell>
          <table:table-cell office:value-type="float" office:value="0.000276491043534236" calcext:value-type="float">
            <text:p>0.000276491043534236</text:p>
          </table:table-cell>
          <table:table-cell office:value-type="float" office:value="0.00021677491377657" calcext:value-type="float">
            <text:p>0.00021677491377657</text:p>
          </table:table-cell>
          <table:table-cell office:value-type="float" office:value="0.000296907599272613" calcext:value-type="float">
            <text:p>0.000296907599272613</text:p>
          </table:table-cell>
          <table:table-cell office:value-type="float" office:value="0.000442329699952968" calcext:value-type="float">
            <text:p>0.000442329699952968</text:p>
          </table:table-cell>
          <table:table-cell office:value-type="float" office:value="0.000506022978181417" calcext:value-type="float">
            <text:p>0.000506022978181417</text:p>
          </table:table-cell>
          <table:table-cell office:value-type="float" office:value="0.000424061434623542" calcext:value-type="float">
            <text:p>0.000424061434623542</text:p>
          </table:table-cell>
          <table:table-cell office:value-type="float" office:value="0.000602438480318287" calcext:value-type="float">
            <text:p>0.000602438480318287</text:p>
          </table:table-cell>
          <table:table-cell office:value-type="float" office:value="0.000462018105090281" calcext:value-type="float">
            <text:p>0.000462018105090281</text:p>
          </table:table-cell>
          <table:table-cell office:value-type="float" office:value="0.000255797490616962" calcext:value-type="float">
            <text:p>0.000255797490616962</text:p>
          </table:table-cell>
          <table:table-cell office:value-type="float" office:value="0.00016699264294223" calcext:value-type="float">
            <text:p>0.00016699264294223</text:p>
          </table:table-cell>
          <table:table-cell office:value-type="float" office:value="0.000244651337155546" calcext:value-type="float">
            <text:p>0.000244651337155546</text:p>
          </table:table-cell>
          <table:table-cell office:value-type="float" office:value="0.000417571601682361" calcext:value-type="float">
            <text:p>0.000417571601682361</text:p>
          </table:table-cell>
          <table:table-cell office:value-type="float" office:value="0.000706182076162749" calcext:value-type="float">
            <text:p>0.000706182076162749</text:p>
          </table:table-cell>
          <table:table-cell office:value-type="float" office:value="0.000449923439458615" calcext:value-type="float">
            <text:p>0.000449923439458615</text:p>
          </table:table-cell>
          <table:table-cell office:value-type="float" office:value="0.000166581819216341" calcext:value-type="float">
            <text:p>0.000166581819216341</text:p>
          </table:table-cell>
          <table:table-cell office:value-type="float" office:value="0.000328857106198926" calcext:value-type="float">
            <text:p>0.000328857106198926</text:p>
          </table:table-cell>
          <table:table-cell office:value-type="float" office:value="0.000655990659399798" calcext:value-type="float">
            <text:p>0.000655990659399798</text:p>
          </table:table-cell>
          <table:table-cell office:value-type="float" office:value="0.00100000936986772" calcext:value-type="float">
            <text:p>0.00100000936986772</text:p>
          </table:table-cell>
          <table:table-cell office:value-type="float" office:value="0.000671750734866645" calcext:value-type="float">
            <text:p>0.000671750734866645</text:p>
          </table:table-cell>
          <table:table-cell office:value-type="float" office:value="0.00106688052621289" calcext:value-type="float">
            <text:p>0.00106688052621289</text:p>
          </table:table-cell>
          <table:table-cell office:value-type="float" office:value="0.000247972200239706" calcext:value-type="float">
            <text:p>0.000247972200239706</text:p>
          </table:table-cell>
          <table:table-cell office:value-type="float" office:value="0.000106252672569537" calcext:value-type="float">
            <text:p>0.000106252672569537</text:p>
          </table:table-cell>
          <table:table-cell table:style-name="ce1" office:value-type="float" office:value="0.0000739416957501374" calcext:value-type="float">
            <text:p>7.39E-05</text:p>
          </table:table-cell>
          <table:table-cell office:value-type="float" office:value="0.000038101382779496" calcext:value-type="float">
            <text:p>3.81E-05</text:p>
          </table:table-cell>
          <table:table-cell office:value-type="float" office:value="0.0000456871332372061" calcext:value-type="float">
            <text:p>4.57E-05</text:p>
          </table:table-cell>
          <table:table-cell office:value-type="float" office:value="0.0000464807176826524" calcext:value-type="float">
            <text:p>4.65E-05</text:p>
          </table:table-cell>
          <table:table-cell office:value-type="float" office:value="0.0000311948699468714" calcext:value-type="float">
            <text:p>3.12E-05</text:p>
          </table:table-cell>
          <table:table-cell office:value-type="float" office:value="-0.0000285164908817475" calcext:value-type="float">
            <text:p>-2.85E-05</text:p>
          </table:table-cell>
          <table:table-cell office:value-type="float" office:value="-0.0000416625100819441" calcext:value-type="float">
            <text:p>-4.17E-05</text:p>
          </table:table-cell>
          <table:table-cell office:value-type="float" office:value="-0.0000600424761606497" calcext:value-type="float">
            <text:p>-6.00E-05</text:p>
          </table:table-cell>
          <table:table-cell table:style-name="ce1" office:value-type="float" office:value="-0.0000891704162122869" calcext:value-type="float">
            <text:p>-8.92E-05</text:p>
          </table:table-cell>
          <table:table-cell table:style-name="ce1" office:value-type="float" office:value="-0.0000671938373802723" calcext:value-type="float">
            <text:p>-6.72E-05</text:p>
          </table:table-cell>
          <table:table-cell office:value-type="float" office:value="-0.000102006196703746" calcext:value-type="float">
            <text:p>-0.000102006196703746</text:p>
          </table:table-cell>
          <table:table-cell office:value-type="float" office:value="-0.000125213965903394" calcext:value-type="float">
            <text:p>-0.000125213965903394</text:p>
          </table:table-cell>
          <table:table-cell table:style-name="ce1" office:value-type="float" office:value="-0.0000904887953654342" calcext:value-type="float">
            <text:p>-9.05E-05</text:p>
          </table:table-cell>
          <table:table-cell office:value-type="float" office:value="-0.00000941268782744137" calcext:value-type="float">
            <text:p>-9.41E-06</text:p>
          </table:table-cell>
        </table:table-row>
        <table:table-row table:style-name="ro1">
          <table:table-cell office:value-type="string" calcext:value-type="string">
            <text:p>Immunityhybridboost_428-488</text:p>
          </table:table-cell>
          <table:table-cell office:value-type="float" office:value="0.000512621016034107" calcext:value-type="float">
            <text:p>0.000512621016034107</text:p>
          </table:table-cell>
          <table:table-cell office:value-type="float" office:value="0.000261818574127415" calcext:value-type="float">
            <text:p>0.000261818574127415</text:p>
          </table:table-cell>
          <table:table-cell office:value-type="float" office:value="0.000362686228460405" calcext:value-type="float">
            <text:p>0.000362686228460405</text:p>
          </table:table-cell>
          <table:table-cell office:value-type="float" office:value="0.000238831539845197" calcext:value-type="float">
            <text:p>0.000238831539845197</text:p>
          </table:table-cell>
          <table:table-cell office:value-type="float" office:value="0.000189851898127463" calcext:value-type="float">
            <text:p>0.000189851898127463</text:p>
          </table:table-cell>
          <table:table-cell office:value-type="float" office:value="0.000225161528040902" calcext:value-type="float">
            <text:p>0.000225161528040902</text:p>
          </table:table-cell>
          <table:table-cell office:value-type="float" office:value="0.000362594692164299" calcext:value-type="float">
            <text:p>0.000362594692164299</text:p>
          </table:table-cell>
          <table:table-cell office:value-type="float" office:value="0.00101056808109538" calcext:value-type="float">
            <text:p>0.00101056808109538</text:p>
          </table:table-cell>
          <table:table-cell office:value-type="float" office:value="0.00252564429565772" calcext:value-type="float">
            <text:p>0.00252564429565772</text:p>
          </table:table-cell>
          <table:table-cell office:value-type="float" office:value="0.000333617041426792" calcext:value-type="float">
            <text:p>0.000333617041426792</text:p>
          </table:table-cell>
          <table:table-cell office:value-type="float" office:value="0.00015353608932912" calcext:value-type="float">
            <text:p>0.00015353608932912</text:p>
          </table:table-cell>
          <table:table-cell office:value-type="float" office:value="0.000167124608847667" calcext:value-type="float">
            <text:p>0.000167124608847667</text:p>
          </table:table-cell>
          <table:table-cell office:value-type="float" office:value="0.000216150404257827" calcext:value-type="float">
            <text:p>0.000216150404257827</text:p>
          </table:table-cell>
          <table:table-cell office:value-type="float" office:value="0.000334484505988684" calcext:value-type="float">
            <text:p>0.000334484505988684</text:p>
          </table:table-cell>
          <table:table-cell office:value-type="float" office:value="0.000294478995381105" calcext:value-type="float">
            <text:p>0.000294478995381105</text:p>
          </table:table-cell>
          <table:table-cell office:value-type="float" office:value="0.000282950218363854" calcext:value-type="float">
            <text:p>0.000282950218363854</text:p>
          </table:table-cell>
          <table:table-cell office:value-type="float" office:value="0.000509232804619286" calcext:value-type="float">
            <text:p>0.000509232804619286</text:p>
          </table:table-cell>
          <table:table-cell office:value-type="float" office:value="0.00039635292276487" calcext:value-type="float">
            <text:p>0.00039635292276487</text:p>
          </table:table-cell>
          <table:table-cell office:value-type="float" office:value="0.00062486456577676" calcext:value-type="float">
            <text:p>0.00062486456577676</text:p>
          </table:table-cell>
          <table:table-cell office:value-type="float" office:value="0.000426576950007727" calcext:value-type="float">
            <text:p>0.000426576950007727</text:p>
          </table:table-cell>
          <table:table-cell office:value-type="float" office:value="0.000230926015712104" calcext:value-type="float">
            <text:p>0.000230926015712104</text:p>
          </table:table-cell>
          <table:table-cell office:value-type="float" office:value="0.000295397565821034" calcext:value-type="float">
            <text:p>0.000295397565821034</text:p>
          </table:table-cell>
          <table:table-cell office:value-type="float" office:value="0.000539726695308337" calcext:value-type="float">
            <text:p>0.000539726695308337</text:p>
          </table:table-cell>
          <table:table-cell office:value-type="float" office:value="0.00113315793259414" calcext:value-type="float">
            <text:p>0.00113315793259414</text:p>
          </table:table-cell>
          <table:table-cell office:value-type="float" office:value="0.335837123480632" calcext:value-type="float">
            <text:p>0.335837123480632</text:p>
          </table:table-cell>
          <table:table-cell office:value-type="float" office:value="0.000458841637120535" calcext:value-type="float">
            <text:p>0.000458841637120535</text:p>
          </table:table-cell>
          <table:table-cell office:value-type="float" office:value="0.000271800502741908" calcext:value-type="float">
            <text:p>0.000271800502741908</text:p>
          </table:table-cell>
          <table:table-cell office:value-type="float" office:value="0.000188765669874639" calcext:value-type="float">
            <text:p>0.000188765669874639</text:p>
          </table:table-cell>
          <table:table-cell office:value-type="float" office:value="0.000257462170272913" calcext:value-type="float">
            <text:p>0.000257462170272913</text:p>
          </table:table-cell>
          <table:table-cell office:value-type="float" office:value="0.000432238277459883" calcext:value-type="float">
            <text:p>0.000432238277459883</text:p>
          </table:table-cell>
          <table:table-cell office:value-type="float" office:value="0.000528458338462226" calcext:value-type="float">
            <text:p>0.000528458338462226</text:p>
          </table:table-cell>
          <table:table-cell office:value-type="float" office:value="0.000423259724274112" calcext:value-type="float">
            <text:p>0.000423259724274112</text:p>
          </table:table-cell>
          <table:table-cell office:value-type="float" office:value="0.000639118044560111" calcext:value-type="float">
            <text:p>0.000639118044560111</text:p>
          </table:table-cell>
          <table:table-cell office:value-type="float" office:value="0.000458033798487267" calcext:value-type="float">
            <text:p>0.000458033798487267</text:p>
          </table:table-cell>
          <table:table-cell office:value-type="float" office:value="0.000255856160013649" calcext:value-type="float">
            <text:p>0.000255856160013649</text:p>
          </table:table-cell>
          <table:table-cell office:value-type="float" office:value="0.000140777604626719" calcext:value-type="float">
            <text:p>0.000140777604626719</text:p>
          </table:table-cell>
          <table:table-cell office:value-type="float" office:value="0.000205912417256269" calcext:value-type="float">
            <text:p>0.000205912417256269</text:p>
          </table:table-cell>
          <table:table-cell office:value-type="float" office:value="0.000431652562044556" calcext:value-type="float">
            <text:p>0.000431652562044556</text:p>
          </table:table-cell>
          <table:table-cell office:value-type="float" office:value="0.000778079554136164" calcext:value-type="float">
            <text:p>0.000778079554136164</text:p>
          </table:table-cell>
          <table:table-cell office:value-type="float" office:value="0.000707790581111595" calcext:value-type="float">
            <text:p>0.000707790581111595</text:p>
          </table:table-cell>
          <table:table-cell office:value-type="float" office:value="0.000145111260126698" calcext:value-type="float">
            <text:p>0.000145111260126698</text:p>
          </table:table-cell>
          <table:table-cell office:value-type="float" office:value="0.00029677153945635" calcext:value-type="float">
            <text:p>0.00029677153945635</text:p>
          </table:table-cell>
          <table:table-cell office:value-type="float" office:value="0.000654651082226102" calcext:value-type="float">
            <text:p>0.000654651082226102</text:p>
          </table:table-cell>
          <table:table-cell office:value-type="float" office:value="0.00135730361983578" calcext:value-type="float">
            <text:p>0.00135730361983578</text:p>
          </table:table-cell>
          <table:table-cell office:value-type="float" office:value="0.000602176293661503" calcext:value-type="float">
            <text:p>0.000602176293661503</text:p>
          </table:table-cell>
          <table:table-cell office:value-type="float" office:value="0.00162749327706284" calcext:value-type="float">
            <text:p>0.00162749327706284</text:p>
          </table:table-cell>
          <table:table-cell office:value-type="float" office:value="0.000253357137444413" calcext:value-type="float">
            <text:p>0.000253357137444413</text:p>
          </table:table-cell>
          <table:table-cell office:value-type="float" office:value="0.000123111544036649" calcext:value-type="float">
            <text:p>0.000123111544036649</text:p>
          </table:table-cell>
          <table:table-cell table:style-name="ce1" office:value-type="float" office:value="0.0000941781090563541" calcext:value-type="float">
            <text:p>9.42E-05</text:p>
          </table:table-cell>
          <table:table-cell office:value-type="float" office:value="0.0000518043393278375" calcext:value-type="float">
            <text:p>5.18E-05</text:p>
          </table:table-cell>
          <table:table-cell office:value-type="float" office:value="0.000043542888465882" calcext:value-type="float">
            <text:p>4.35E-05</text:p>
          </table:table-cell>
          <table:table-cell office:value-type="float" office:value="0.0000494503972189821" calcext:value-type="float">
            <text:p>4.95E-05</text:p>
          </table:table-cell>
          <table:table-cell office:value-type="float" office:value="0.0000295632433884469" calcext:value-type="float">
            <text:p>2.96E-05</text:p>
          </table:table-cell>
          <table:table-cell office:value-type="float" office:value="-0.0000234365277216749" calcext:value-type="float">
            <text:p>-2.34E-05</text:p>
          </table:table-cell>
          <table:table-cell office:value-type="float" office:value="-0.0000289732785079114" calcext:value-type="float">
            <text:p>-2.90E-05</text:p>
          </table:table-cell>
          <table:table-cell office:value-type="float" office:value="-0.0000235614249052275" calcext:value-type="float">
            <text:p>-2.36E-05</text:p>
          </table:table-cell>
          <table:table-cell table:style-name="ce1" office:value-type="float" office:value="-0.0000201009462016235" calcext:value-type="float">
            <text:p>-2.01E-05</text:p>
          </table:table-cell>
          <table:table-cell table:style-name="ce1" office:value-type="float" office:value="0.00000527945509428857" calcext:value-type="float">
            <text:p>5.28E-06</text:p>
          </table:table-cell>
          <table:table-cell table:style-name="ce1" office:value-type="float" office:value="-0.0000600576049946023" calcext:value-type="float">
            <text:p>-6.01E-05</text:p>
          </table:table-cell>
          <table:table-cell office:value-type="float" office:value="-0.000106699579712651" calcext:value-type="float">
            <text:p>-0.000106699579712651</text:p>
          </table:table-cell>
          <table:table-cell office:value-type="float" office:value="-0.000111505530000558" calcext:value-type="float">
            <text:p>-0.000111505530000558</text:p>
          </table:table-cell>
          <table:table-cell office:value-type="float" office:value="-0.00000480861656273853" calcext:value-type="float">
            <text:p>-4.81E-06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0.00039340433749957" calcext:value-type="float">
            <text:p>0.00039340433749957</text:p>
          </table:table-cell>
          <table:table-cell office:value-type="float" office:value="0.000376561357158934" calcext:value-type="float">
            <text:p>0.000376561357158934</text:p>
          </table:table-cell>
          <table:table-cell office:value-type="float" office:value="0.00040634135613848" calcext:value-type="float">
            <text:p>0.00040634135613848</text:p>
          </table:table-cell>
          <table:table-cell office:value-type="float" office:value="0.000398661812229363" calcext:value-type="float">
            <text:p>0.000398661812229363</text:p>
          </table:table-cell>
          <table:table-cell office:value-type="float" office:value="0.000362380565571282" calcext:value-type="float">
            <text:p>0.000362380565571282</text:p>
          </table:table-cell>
          <table:table-cell office:value-type="float" office:value="0.000347179713832374" calcext:value-type="float">
            <text:p>0.000347179713832374</text:p>
          </table:table-cell>
          <table:table-cell office:value-type="float" office:value="0.000392997620346243" calcext:value-type="float">
            <text:p>0.000392997620346243</text:p>
          </table:table-cell>
          <table:table-cell office:value-type="float" office:value="0.000452860207676404" calcext:value-type="float">
            <text:p>0.000452860207676404</text:p>
          </table:table-cell>
          <table:table-cell office:value-type="float" office:value="0.000448247578974726" calcext:value-type="float">
            <text:p>0.000448247578974726</text:p>
          </table:table-cell>
          <table:table-cell office:value-type="float" office:value="0.00037976768294343" calcext:value-type="float">
            <text:p>0.00037976768294343</text:p>
          </table:table-cell>
          <table:table-cell office:value-type="float" office:value="0.000334417524559938" calcext:value-type="float">
            <text:p>0.000334417524559938</text:p>
          </table:table-cell>
          <table:table-cell office:value-type="float" office:value="0.000350214326981447" calcext:value-type="float">
            <text:p>0.000350214326981447</text:p>
          </table:table-cell>
          <table:table-cell office:value-type="float" office:value="0.000386262776337517" calcext:value-type="float">
            <text:p>0.000386262776337517</text:p>
          </table:table-cell>
          <table:table-cell office:value-type="float" office:value="0.000430023913372313" calcext:value-type="float">
            <text:p>0.000430023913372313</text:p>
          </table:table-cell>
          <table:table-cell office:value-type="float" office:value="0.000401271878931724" calcext:value-type="float">
            <text:p>0.000401271878931724</text:p>
          </table:table-cell>
          <table:table-cell office:value-type="float" office:value="0.000398292931850052" calcext:value-type="float">
            <text:p>0.000398292931850052</text:p>
          </table:table-cell>
          <table:table-cell office:value-type="float" office:value="0.000418621284940287" calcext:value-type="float">
            <text:p>0.000418621284940287</text:p>
          </table:table-cell>
          <table:table-cell office:value-type="float" office:value="0.000392296318315726" calcext:value-type="float">
            <text:p>0.000392296318315726</text:p>
          </table:table-cell>
          <table:table-cell office:value-type="float" office:value="0.000419806048578048" calcext:value-type="float">
            <text:p>0.000419806048578048</text:p>
          </table:table-cell>
          <table:table-cell office:value-type="float" office:value="0.000383891800151184" calcext:value-type="float">
            <text:p>0.000383891800151184</text:p>
          </table:table-cell>
          <table:table-cell office:value-type="float" office:value="0.000374036840852539" calcext:value-type="float">
            <text:p>0.000374036840852539</text:p>
          </table:table-cell>
          <table:table-cell office:value-type="float" office:value="0.000385401386597531" calcext:value-type="float">
            <text:p>0.000385401386597531</text:p>
          </table:table-cell>
          <table:table-cell office:value-type="float" office:value="0.000431098998495713" calcext:value-type="float">
            <text:p>0.000431098998495713</text:p>
          </table:table-cell>
          <table:table-cell office:value-type="float" office:value="0.000463827893014012" calcext:value-type="float">
            <text:p>0.000463827893014012</text:p>
          </table:table-cell>
          <table:table-cell office:value-type="float" office:value="0.000458841637120535" calcext:value-type="float">
            <text:p>0.000458841637120535</text:p>
          </table:table-cell>
          <table:table-cell office:value-type="float" office:value="0.167097786455427" calcext:value-type="float">
            <text:p>0.167097786455427</text:p>
          </table:table-cell>
          <table:table-cell office:value-type="float" office:value="0.000402281303116179" calcext:value-type="float">
            <text:p>0.000402281303116179</text:p>
          </table:table-cell>
          <table:table-cell office:value-type="float" office:value="0.000405086249090069" calcext:value-type="float">
            <text:p>0.000405086249090069</text:p>
          </table:table-cell>
          <table:table-cell office:value-type="float" office:value="0.000415609665508313" calcext:value-type="float">
            <text:p>0.000415609665508313</text:p>
          </table:table-cell>
          <table:table-cell office:value-type="float" office:value="0.000443039388855456" calcext:value-type="float">
            <text:p>0.000443039388855456</text:p>
          </table:table-cell>
          <table:table-cell office:value-type="float" office:value="0.000445774263827239" calcext:value-type="float">
            <text:p>0.000445774263827239</text:p>
          </table:table-cell>
          <table:table-cell office:value-type="float" office:value="0.000439319506266225" calcext:value-type="float">
            <text:p>0.000439319506266225</text:p>
          </table:table-cell>
          <table:table-cell office:value-type="float" office:value="0.000454908823352332" calcext:value-type="float">
            <text:p>0.000454908823352332</text:p>
          </table:table-cell>
          <table:table-cell office:value-type="float" office:value="0.00041380035230272" calcext:value-type="float">
            <text:p>0.00041380035230272</text:p>
          </table:table-cell>
          <table:table-cell office:value-type="float" office:value="0.00036754877880723" calcext:value-type="float">
            <text:p>0.00036754877880723</text:p>
          </table:table-cell>
          <table:table-cell office:value-type="float" office:value="0.000344964284535417" calcext:value-type="float">
            <text:p>0.000344964284535417</text:p>
          </table:table-cell>
          <table:table-cell office:value-type="float" office:value="0.000359623900649098" calcext:value-type="float">
            <text:p>0.000359623900649098</text:p>
          </table:table-cell>
          <table:table-cell office:value-type="float" office:value="0.000391078841663461" calcext:value-type="float">
            <text:p>0.000391078841663461</text:p>
          </table:table-cell>
          <table:table-cell office:value-type="float" office:value="0.000430020562990708" calcext:value-type="float">
            <text:p>0.000430020562990708</text:p>
          </table:table-cell>
          <table:table-cell office:value-type="float" office:value="0.000386717260670219" calcext:value-type="float">
            <text:p>0.000386717260670219</text:p>
          </table:table-cell>
          <table:table-cell office:value-type="float" office:value="0.000334835278755902" calcext:value-type="float">
            <text:p>0.000334835278755902</text:p>
          </table:table-cell>
          <table:table-cell office:value-type="float" office:value="0.000361063666136905" calcext:value-type="float">
            <text:p>0.000361063666136905</text:p>
          </table:table-cell>
          <table:table-cell office:value-type="float" office:value="0.000425142549009366" calcext:value-type="float">
            <text:p>0.000425142549009366</text:p>
          </table:table-cell>
          <table:table-cell office:value-type="float" office:value="0.000452469891260746" calcext:value-type="float">
            <text:p>0.000452469891260746</text:p>
          </table:table-cell>
          <table:table-cell office:value-type="float" office:value="0.000434931229719659" calcext:value-type="float">
            <text:p>0.000434931229719659</text:p>
          </table:table-cell>
          <table:table-cell office:value-type="float" office:value="0.000456561718779974" calcext:value-type="float">
            <text:p>0.000456561718779974</text:p>
          </table:table-cell>
          <table:table-cell office:value-type="float" office:value="0.00042351240762963" calcext:value-type="float">
            <text:p>0.00042351240762963</text:p>
          </table:table-cell>
          <table:table-cell table:style-name="ce1" office:value-type="float" office:value="0.000073819508619791" calcext:value-type="float">
            <text:p>7.38E-05</text:p>
          </table:table-cell>
          <table:table-cell table:style-name="ce1" office:value-type="float" office:value="0.0000465181300407487" calcext:value-type="float">
            <text:p>4.65E-05</text:p>
          </table:table-cell>
          <table:table-cell office:value-type="float" office:value="-0.0000150755495388498" calcext:value-type="float">
            <text:p>-1.51E-05</text:p>
          </table:table-cell>
          <table:table-cell office:value-type="float" office:value="-0.0000434117360523101" calcext:value-type="float">
            <text:p>-4.34E-05</text:p>
          </table:table-cell>
          <table:table-cell office:value-type="float" office:value="-0.0000370674256797369" calcext:value-type="float">
            <text:p>-3.71E-05</text:p>
          </table:table-cell>
          <table:table-cell office:value-type="float" office:value="-0.0000209306072588492" calcext:value-type="float">
            <text:p>-2.09E-05</text:p>
          </table:table-cell>
          <table:table-cell office:value-type="float" office:value="-0.00000132237899391734" calcext:value-type="float">
            <text:p>-1.32E-06</text:p>
          </table:table-cell>
          <table:table-cell office:value-type="float" office:value="0.0000178613326815899" calcext:value-type="float">
            <text:p>1.79E-05</text:p>
          </table:table-cell>
          <table:table-cell office:value-type="float" office:value="0.0000472327675691308" calcext:value-type="float">
            <text:p>4.72E-05</text:p>
          </table:table-cell>
          <table:table-cell office:value-type="float" office:value="0.000104602165226083" calcext:value-type="float">
            <text:p>0.000104602165226083</text:p>
          </table:table-cell>
          <table:table-cell office:value-type="float" office:value="0.00015331135221397" calcext:value-type="float">
            <text:p>0.00015331135221397</text:p>
          </table:table-cell>
          <table:table-cell office:value-type="float" office:value="0.000159648081412524" calcext:value-type="float">
            <text:p>0.000159648081412524</text:p>
          </table:table-cell>
          <table:table-cell office:value-type="float" office:value="0.000142668472017883" calcext:value-type="float">
            <text:p>0.000142668472017883</text:p>
          </table:table-cell>
          <table:table-cell office:value-type="float" office:value="0.000191685272502958" calcext:value-type="float">
            <text:p>0.000191685272502958</text:p>
          </table:table-cell>
          <table:table-cell office:value-type="float" office:value="0.0000149694461765892" calcext:value-type="float">
            <text:p>1.50E-05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0.000341829127103059" calcext:value-type="float">
            <text:p>0.000341829127103059</text:p>
          </table:table-cell>
          <table:table-cell office:value-type="float" office:value="0.000401662677768084" calcext:value-type="float">
            <text:p>0.000401662677768084</text:p>
          </table:table-cell>
          <table:table-cell office:value-type="float" office:value="0.000440889126741782" calcext:value-type="float">
            <text:p>0.000440889126741782</text:p>
          </table:table-cell>
          <table:table-cell office:value-type="float" office:value="0.000593142164782776" calcext:value-type="float">
            <text:p>0.000593142164782776</text:p>
          </table:table-cell>
          <table:table-cell office:value-type="float" office:value="0.000589502648768789" calcext:value-type="float">
            <text:p>0.000589502648768789</text:p>
          </table:table-cell>
          <table:table-cell office:value-type="float" office:value="0.000430862133828464" calcext:value-type="float">
            <text:p>0.000430862133828464</text:p>
          </table:table-cell>
          <table:table-cell office:value-type="float" office:value="0.000294344730331726" calcext:value-type="float">
            <text:p>0.000294344730331726</text:p>
          </table:table-cell>
          <table:table-cell office:value-type="float" office:value="0.000257122235208098" calcext:value-type="float">
            <text:p>0.000257122235208098</text:p>
          </table:table-cell>
          <table:table-cell office:value-type="float" office:value="0.000251834713645764" calcext:value-type="float">
            <text:p>0.000251834713645764</text:p>
          </table:table-cell>
          <table:table-cell office:value-type="float" office:value="0.000448634031076183" calcext:value-type="float">
            <text:p>0.000448634031076183</text:p>
          </table:table-cell>
          <table:table-cell office:value-type="float" office:value="0.000551541939513278" calcext:value-type="float">
            <text:p>0.000551541939513278</text:p>
          </table:table-cell>
          <table:table-cell office:value-type="float" office:value="0.000539561178173986" calcext:value-type="float">
            <text:p>0.000539561178173986</text:p>
          </table:table-cell>
          <table:table-cell office:value-type="float" office:value="0.000442626305020217" calcext:value-type="float">
            <text:p>0.000442626305020217</text:p>
          </table:table-cell>
          <table:table-cell office:value-type="float" office:value="0.000472127572235057" calcext:value-type="float">
            <text:p>0.000472127572235057</text:p>
          </table:table-cell>
          <table:table-cell office:value-type="float" office:value="0.000518760271217175" calcext:value-type="float">
            <text:p>0.000518760271217175</text:p>
          </table:table-cell>
          <table:table-cell office:value-type="float" office:value="0.000403397299327328" calcext:value-type="float">
            <text:p>0.000403397299327328</text:p>
          </table:table-cell>
          <table:table-cell office:value-type="float" office:value="0.000340177241149049" calcext:value-type="float">
            <text:p>0.000340177241149049</text:p>
          </table:table-cell>
          <table:table-cell office:value-type="float" office:value="0.000315832126536304" calcext:value-type="float">
            <text:p>0.000315832126536304</text:p>
          </table:table-cell>
          <table:table-cell office:value-type="float" office:value="0.000319511290671632" calcext:value-type="float">
            <text:p>0.000319511290671632</text:p>
          </table:table-cell>
          <table:table-cell office:value-type="float" office:value="0.000463760984312905" calcext:value-type="float">
            <text:p>0.000463760984312905</text:p>
          </table:table-cell>
          <table:table-cell office:value-type="float" office:value="0.000478590651865931" calcext:value-type="float">
            <text:p>0.000478590651865931</text:p>
          </table:table-cell>
          <table:table-cell office:value-type="float" office:value="0.000397209069339919" calcext:value-type="float">
            <text:p>0.000397209069339919</text:p>
          </table:table-cell>
          <table:table-cell office:value-type="float" office:value="0.000312311786955905" calcext:value-type="float">
            <text:p>0.000312311786955905</text:p>
          </table:table-cell>
          <table:table-cell office:value-type="float" office:value="0.000276491043534236" calcext:value-type="float">
            <text:p>0.000276491043534236</text:p>
          </table:table-cell>
          <table:table-cell office:value-type="float" office:value="0.000271800502741908" calcext:value-type="float">
            <text:p>0.000271800502741908</text:p>
          </table:table-cell>
          <table:table-cell office:value-type="float" office:value="0.000402281303116179" calcext:value-type="float">
            <text:p>0.000402281303116179</text:p>
          </table:table-cell>
          <table:table-cell office:value-type="float" office:value="0.125577298442333" calcext:value-type="float">
            <text:p>0.125577298442333</text:p>
          </table:table-cell>
          <table:table-cell office:value-type="float" office:value="0.000550945711412753" calcext:value-type="float">
            <text:p>0.000550945711412753</text:p>
          </table:table-cell>
          <table:table-cell office:value-type="float" office:value="0.000473990060675411" calcext:value-type="float">
            <text:p>0.000473990060675411</text:p>
          </table:table-cell>
          <table:table-cell office:value-type="float" office:value="0.000413832553588454" calcext:value-type="float">
            <text:p>0.000413832553588454</text:p>
          </table:table-cell>
          <table:table-cell office:value-type="float" office:value="0.00043435969300438" calcext:value-type="float">
            <text:p>0.00043435969300438</text:p>
          </table:table-cell>
          <table:table-cell office:value-type="float" office:value="0.000411617662160661" calcext:value-type="float">
            <text:p>0.000411617662160661</text:p>
          </table:table-cell>
          <table:table-cell office:value-type="float" office:value="0.000371188425873972" calcext:value-type="float">
            <text:p>0.000371188425873972</text:p>
          </table:table-cell>
          <table:table-cell office:value-type="float" office:value="0.000372173871504849" calcext:value-type="float">
            <text:p>0.000372173871504849</text:p>
          </table:table-cell>
          <table:table-cell office:value-type="float" office:value="0.000534780512615146" calcext:value-type="float">
            <text:p>0.000534780512615146</text:p>
          </table:table-cell>
          <table:table-cell office:value-type="float" office:value="0.000465940345757925" calcext:value-type="float">
            <text:p>0.000465940345757925</text:p>
          </table:table-cell>
          <table:table-cell office:value-type="float" office:value="0.000397491196980685" calcext:value-type="float">
            <text:p>0.000397491196980685</text:p>
          </table:table-cell>
          <table:table-cell office:value-type="float" office:value="0.000324136399145715" calcext:value-type="float">
            <text:p>0.000324136399145715</text:p>
          </table:table-cell>
          <table:table-cell office:value-type="float" office:value="0.000298338049118751" calcext:value-type="float">
            <text:p>0.000298338049118751</text:p>
          </table:table-cell>
          <table:table-cell office:value-type="float" office:value="0.000478010998297629" calcext:value-type="float">
            <text:p>0.000478010998297629</text:p>
          </table:table-cell>
          <table:table-cell office:value-type="float" office:value="0.000518015193707957" calcext:value-type="float">
            <text:p>0.000518015193707957</text:p>
          </table:table-cell>
          <table:table-cell office:value-type="float" office:value="0.000325892706781844" calcext:value-type="float">
            <text:p>0.000325892706781844</text:p>
          </table:table-cell>
          <table:table-cell office:value-type="float" office:value="0.000252988699675732" calcext:value-type="float">
            <text:p>0.000252988699675732</text:p>
          </table:table-cell>
          <table:table-cell office:value-type="float" office:value="0.000250401111651178" calcext:value-type="float">
            <text:p>0.000250401111651178</text:p>
          </table:table-cell>
          <table:table-cell office:value-type="float" office:value="0.000253062430014896" calcext:value-type="float">
            <text:p>0.000253062430014896</text:p>
          </table:table-cell>
          <table:table-cell office:value-type="float" office:value="0.000257591744022381" calcext:value-type="float">
            <text:p>0.000257591744022381</text:p>
          </table:table-cell>
          <table:table-cell office:value-type="float" office:value="0.000537465705280775" calcext:value-type="float">
            <text:p>0.000537465705280775</text:p>
          </table:table-cell>
          <table:table-cell office:value-type="float" office:value="0.000104940843858741" calcext:value-type="float">
            <text:p>0.000104940843858741</text:p>
          </table:table-cell>
          <table:table-cell table:style-name="ce1" office:value-type="float" office:value="-0.0000488329625402491" calcext:value-type="float">
            <text:p>-4.88E-05</text:p>
          </table:table-cell>
          <table:table-cell office:value-type="float" office:value="-0.0000861650765530368" calcext:value-type="float">
            <text:p>-8.62E-05</text:p>
          </table:table-cell>
          <table:table-cell office:value-type="float" office:value="-0.0000665609416436886" calcext:value-type="float">
            <text:p>-6.66E-05</text:p>
          </table:table-cell>
          <table:table-cell office:value-type="float" office:value="-0.0000599450446998642" calcext:value-type="float">
            <text:p>-5.99E-05</text:p>
          </table:table-cell>
          <table:table-cell office:value-type="float" office:value="-0.0000331540742942501" calcext:value-type="float">
            <text:p>-3.32E-05</text:p>
          </table:table-cell>
          <table:table-cell office:value-type="float" office:value="0.00000782589531037938" calcext:value-type="float">
            <text:p>7.83E-06</text:p>
          </table:table-cell>
          <table:table-cell office:value-type="float" office:value="0.0000410129608941468" calcext:value-type="float">
            <text:p>4.10E-05</text:p>
          </table:table-cell>
          <table:table-cell office:value-type="float" office:value="0.0000954007734904785" calcext:value-type="float">
            <text:p>9.54E-05</text:p>
          </table:table-cell>
          <table:table-cell office:value-type="float" office:value="0.000187738339145673" calcext:value-type="float">
            <text:p>0.000187738339145673</text:p>
          </table:table-cell>
          <table:table-cell office:value-type="float" office:value="0.000256765215250223" calcext:value-type="float">
            <text:p>0.000256765215250223</text:p>
          </table:table-cell>
          <table:table-cell office:value-type="float" office:value="0.000284943983588906" calcext:value-type="float">
            <text:p>0.000284943983588906</text:p>
          </table:table-cell>
          <table:table-cell office:value-type="float" office:value="0.000291058838668326" calcext:value-type="float">
            <text:p>0.000291058838668326</text:p>
          </table:table-cell>
          <table:table-cell office:value-type="float" office:value="0.000349258046198021" calcext:value-type="float">
            <text:p>0.000349258046198021</text:p>
          </table:table-cell>
          <table:table-cell office:value-type="float" office:value="0.0000191452853681237" calcext:value-type="float">
            <text:p>1.91E-05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0.000345395855223627" calcext:value-type="float">
            <text:p>0.000345395855223627</text:p>
          </table:table-cell>
          <table:table-cell office:value-type="float" office:value="0.000427419206413011" calcext:value-type="float">
            <text:p>0.000427419206413011</text:p>
          </table:table-cell>
          <table:table-cell office:value-type="float" office:value="0.000440397099267524" calcext:value-type="float">
            <text:p>0.000440397099267524</text:p>
          </table:table-cell>
          <table:table-cell office:value-type="float" office:value="0.000533273720608427" calcext:value-type="float">
            <text:p>0.000533273720608427</text:p>
          </table:table-cell>
          <table:table-cell office:value-type="float" office:value="0.000523604739229076" calcext:value-type="float">
            <text:p>0.000523604739229076</text:p>
          </table:table-cell>
          <table:table-cell office:value-type="float" office:value="0.000444147332036473" calcext:value-type="float">
            <text:p>0.000444147332036473</text:p>
          </table:table-cell>
          <table:table-cell office:value-type="float" office:value="0.00032319486158937" calcext:value-type="float">
            <text:p>0.00032319486158937</text:p>
          </table:table-cell>
          <table:table-cell office:value-type="float" office:value="0.000198941178908645" calcext:value-type="float">
            <text:p>0.000198941178908645</text:p>
          </table:table-cell>
          <table:table-cell office:value-type="float" office:value="0.000164481502342034" calcext:value-type="float">
            <text:p>0.000164481502342034</text:p>
          </table:table-cell>
          <table:table-cell office:value-type="float" office:value="0.000434956683542889" calcext:value-type="float">
            <text:p>0.000434956683542889</text:p>
          </table:table-cell>
          <table:table-cell office:value-type="float" office:value="0.000490995325754242" calcext:value-type="float">
            <text:p>0.000490995325754242</text:p>
          </table:table-cell>
          <table:table-cell office:value-type="float" office:value="0.00051818187672006" calcext:value-type="float">
            <text:p>0.00051818187672006</text:p>
          </table:table-cell>
          <table:table-cell office:value-type="float" office:value="0.000490426861670446" calcext:value-type="float">
            <text:p>0.000490426861670446</text:p>
          </table:table-cell>
          <table:table-cell office:value-type="float" office:value="0.000477827605571998" calcext:value-type="float">
            <text:p>0.000477827605571998</text:p>
          </table:table-cell>
          <table:table-cell office:value-type="float" office:value="0.000527036639538574" calcext:value-type="float">
            <text:p>0.000527036639538574</text:p>
          </table:table-cell>
          <table:table-cell office:value-type="float" office:value="0.000440486712315124" calcext:value-type="float">
            <text:p>0.000440486712315124</text:p>
          </table:table-cell>
          <table:table-cell office:value-type="float" office:value="0.000340336159180765" calcext:value-type="float">
            <text:p>0.000340336159180765</text:p>
          </table:table-cell>
          <table:table-cell office:value-type="float" office:value="0.000329398622502286" calcext:value-type="float">
            <text:p>0.000329398622502286</text:p>
          </table:table-cell>
          <table:table-cell office:value-type="float" office:value="0.000301732376178756" calcext:value-type="float">
            <text:p>0.000301732376178756</text:p>
          </table:table-cell>
          <table:table-cell office:value-type="float" office:value="0.00043172274980042" calcext:value-type="float">
            <text:p>0.00043172274980042</text:p>
          </table:table-cell>
          <table:table-cell office:value-type="float" office:value="0.000483479625471815" calcext:value-type="float">
            <text:p>0.000483479625471815</text:p>
          </table:table-cell>
          <table:table-cell office:value-type="float" office:value="0.000424147869600814" calcext:value-type="float">
            <text:p>0.000424147869600814</text:p>
          </table:table-cell>
          <table:table-cell office:value-type="float" office:value="0.000320668836093391" calcext:value-type="float">
            <text:p>0.000320668836093391</text:p>
          </table:table-cell>
          <table:table-cell office:value-type="float" office:value="0.00021677491377657" calcext:value-type="float">
            <text:p>0.00021677491377657</text:p>
          </table:table-cell>
          <table:table-cell office:value-type="float" office:value="0.000188765669874639" calcext:value-type="float">
            <text:p>0.000188765669874639</text:p>
          </table:table-cell>
          <table:table-cell office:value-type="float" office:value="0.000405086249090069" calcext:value-type="float">
            <text:p>0.000405086249090069</text:p>
          </table:table-cell>
          <table:table-cell office:value-type="float" office:value="0.000550945711412753" calcext:value-type="float">
            <text:p>0.000550945711412753</text:p>
          </table:table-cell>
          <table:table-cell office:value-type="float" office:value="0.0505837056498818" calcext:value-type="float">
            <text:p>0.0505837056498818</text:p>
          </table:table-cell>
          <table:table-cell office:value-type="float" office:value="0.000512348769904463" calcext:value-type="float">
            <text:p>0.000512348769904463</text:p>
          </table:table-cell>
          <table:table-cell office:value-type="float" office:value="0.000441948325470164" calcext:value-type="float">
            <text:p>0.000441948325470164</text:p>
          </table:table-cell>
          <table:table-cell office:value-type="float" office:value="0.000442570026710279" calcext:value-type="float">
            <text:p>0.000442570026710279</text:p>
          </table:table-cell>
          <table:table-cell office:value-type="float" office:value="0.000446928037446504" calcext:value-type="float">
            <text:p>0.000446928037446504</text:p>
          </table:table-cell>
          <table:table-cell office:value-type="float" office:value="0.000368799967607584" calcext:value-type="float">
            <text:p>0.000368799967607584</text:p>
          </table:table-cell>
          <table:table-cell office:value-type="float" office:value="0.000368411053683243" calcext:value-type="float">
            <text:p>0.000368411053683243</text:p>
          </table:table-cell>
          <table:table-cell office:value-type="float" office:value="0.000500458572364346" calcext:value-type="float">
            <text:p>0.000500458572364346</text:p>
          </table:table-cell>
          <table:table-cell office:value-type="float" office:value="0.000498309237664008" calcext:value-type="float">
            <text:p>0.000498309237664008</text:p>
          </table:table-cell>
          <table:table-cell office:value-type="float" office:value="0.000432949552677814" calcext:value-type="float">
            <text:p>0.000432949552677814</text:p>
          </table:table-cell>
          <table:table-cell office:value-type="float" office:value="0.000356572971033356" calcext:value-type="float">
            <text:p>0.000356572971033356</text:p>
          </table:table-cell>
          <table:table-cell office:value-type="float" office:value="0.000276195487242724" calcext:value-type="float">
            <text:p>0.000276195487242724</text:p>
          </table:table-cell>
          <table:table-cell office:value-type="float" office:value="0.000425256914662815" calcext:value-type="float">
            <text:p>0.000425256914662815</text:p>
          </table:table-cell>
          <table:table-cell office:value-type="float" office:value="0.000504525163266818" calcext:value-type="float">
            <text:p>0.000504525163266818</text:p>
          </table:table-cell>
          <table:table-cell office:value-type="float" office:value="0.00035623951193979" calcext:value-type="float">
            <text:p>0.00035623951193979</text:p>
          </table:table-cell>
          <table:table-cell office:value-type="float" office:value="0.000233488931847108" calcext:value-type="float">
            <text:p>0.000233488931847108</text:p>
          </table:table-cell>
          <table:table-cell office:value-type="float" office:value="0.000176962793473801" calcext:value-type="float">
            <text:p>0.000176962793473801</text:p>
          </table:table-cell>
          <table:table-cell office:value-type="float" office:value="0.000227983047906667" calcext:value-type="float">
            <text:p>0.000227983047906667</text:p>
          </table:table-cell>
          <table:table-cell office:value-type="float" office:value="0.000178000328087858" calcext:value-type="float">
            <text:p>0.000178000328087858</text:p>
          </table:table-cell>
          <table:table-cell office:value-type="float" office:value="0.000665552290929439" calcext:value-type="float">
            <text:p>0.000665552290929439</text:p>
          </table:table-cell>
          <table:table-cell table:style-name="ce1" office:value-type="float" office:value="0.0000652818318282661" calcext:value-type="float">
            <text:p>6.53E-05</text:p>
          </table:table-cell>
          <table:table-cell office:value-type="float" office:value="-0.000318185135255743" calcext:value-type="float">
            <text:p>-0.000318185135255743</text:p>
          </table:table-cell>
          <table:table-cell table:style-name="Default" office:value-type="float" office:value="-0.000191080980575379" calcext:value-type="float">
            <text:p>-0.000191080980575379</text:p>
          </table:table-cell>
          <table:table-cell office:value-type="float" office:value="-0.0000349467166064666" calcext:value-type="float">
            <text:p>-3.49E-05</text:p>
          </table:table-cell>
          <table:table-cell office:value-type="float" office:value="-0.0000201102019739016" calcext:value-type="float">
            <text:p>-2.01E-05</text:p>
          </table:table-cell>
          <table:table-cell office:value-type="float" office:value="-0.0000184401006771513" calcext:value-type="float">
            <text:p>-1.84E-05</text:p>
          </table:table-cell>
          <table:table-cell office:value-type="float" office:value="0.0000297921833577772" calcext:value-type="float">
            <text:p>2.98E-05</text:p>
          </table:table-cell>
          <table:table-cell table:style-name="Default" office:value-type="float" office:value="0.000102726762292686" calcext:value-type="float">
            <text:p>0.000102726762292686</text:p>
          </table:table-cell>
          <table:table-cell table:style-name="Default" office:value-type="float" office:value="0.000187440153178331" calcext:value-type="float">
            <text:p>0.000187440153178331</text:p>
          </table:table-cell>
          <table:table-cell office:value-type="float" office:value="0.000292433670327796" calcext:value-type="float">
            <text:p>0.000292433670327796</text:p>
          </table:table-cell>
          <table:table-cell office:value-type="float" office:value="0.00036973735497492" calcext:value-type="float">
            <text:p>0.00036973735497492</text:p>
          </table:table-cell>
          <table:table-cell office:value-type="float" office:value="0.000399932254640324" calcext:value-type="float">
            <text:p>0.000399932254640324</text:p>
          </table:table-cell>
          <table:table-cell office:value-type="float" office:value="0.00040850446037674" calcext:value-type="float">
            <text:p>0.00040850446037674</text:p>
          </table:table-cell>
          <table:table-cell office:value-type="float" office:value="0.000468736380416596" calcext:value-type="float">
            <text:p>0.000468736380416596</text:p>
          </table:table-cell>
          <table:table-cell office:value-type="float" office:value="0.0000144228807056197" calcext:value-type="float">
            <text:p>1.44E-05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0.000364353020541075" calcext:value-type="float">
            <text:p>0.000364353020541075</text:p>
          </table:table-cell>
          <table:table-cell office:value-type="float" office:value="0.000417649676206765" calcext:value-type="float">
            <text:p>0.000417649676206765</text:p>
          </table:table-cell>
          <table:table-cell office:value-type="float" office:value="0.00042640715958945" calcext:value-type="float">
            <text:p>0.00042640715958945</text:p>
          </table:table-cell>
          <table:table-cell office:value-type="float" office:value="0.000453230657578807" calcext:value-type="float">
            <text:p>0.000453230657578807</text:p>
          </table:table-cell>
          <table:table-cell office:value-type="float" office:value="0.000438708246995451" calcext:value-type="float">
            <text:p>0.000438708246995451</text:p>
          </table:table-cell>
          <table:table-cell office:value-type="float" office:value="0.000413527769634055" calcext:value-type="float">
            <text:p>0.000413527769634055</text:p>
          </table:table-cell>
          <table:table-cell office:value-type="float" office:value="0.000371722747803783" calcext:value-type="float">
            <text:p>0.000371722747803783</text:p>
          </table:table-cell>
          <table:table-cell office:value-type="float" office:value="0.000285404010861384" calcext:value-type="float">
            <text:p>0.000285404010861384</text:p>
          </table:table-cell>
          <table:table-cell office:value-type="float" office:value="0.000238147641852473" calcext:value-type="float">
            <text:p>0.000238147641852473</text:p>
          </table:table-cell>
          <table:table-cell office:value-type="float" office:value="0.000402426514214437" calcext:value-type="float">
            <text:p>0.000402426514214437</text:p>
          </table:table-cell>
          <table:table-cell office:value-type="float" office:value="0.000398491496990475" calcext:value-type="float">
            <text:p>0.000398491496990475</text:p>
          </table:table-cell>
          <table:table-cell office:value-type="float" office:value="0.000437817838220496" calcext:value-type="float">
            <text:p>0.000437817838220496</text:p>
          </table:table-cell>
          <table:table-cell office:value-type="float" office:value="0.000460154929975751" calcext:value-type="float">
            <text:p>0.000460154929975751</text:p>
          </table:table-cell>
          <table:table-cell office:value-type="float" office:value="0.00045781708328694" calcext:value-type="float">
            <text:p>0.00045781708328694</text:p>
          </table:table-cell>
          <table:table-cell office:value-type="float" office:value="0.000474337257175878" calcext:value-type="float">
            <text:p>0.000474337257175878</text:p>
          </table:table-cell>
          <table:table-cell office:value-type="float" office:value="0.000438310374706104" calcext:value-type="float">
            <text:p>0.000438310374706104</text:p>
          </table:table-cell>
          <table:table-cell office:value-type="float" office:value="0.000376962084672658" calcext:value-type="float">
            <text:p>0.000376962084672658</text:p>
          </table:table-cell>
          <table:table-cell office:value-type="float" office:value="0.000368632907012801" calcext:value-type="float">
            <text:p>0.000368632907012801</text:p>
          </table:table-cell>
          <table:table-cell office:value-type="float" office:value="0.000350064544927896" calcext:value-type="float">
            <text:p>0.000350064544927896</text:p>
          </table:table-cell>
          <table:table-cell office:value-type="float" office:value="0.000402794619116053" calcext:value-type="float">
            <text:p>0.000402794619116053</text:p>
          </table:table-cell>
          <table:table-cell office:value-type="float" office:value="0.000443067816364914" calcext:value-type="float">
            <text:p>0.000443067816364914</text:p>
          </table:table-cell>
          <table:table-cell office:value-type="float" office:value="0.00042245956398593" calcext:value-type="float">
            <text:p>0.00042245956398593</text:p>
          </table:table-cell>
          <table:table-cell office:value-type="float" office:value="0.000376206394402245" calcext:value-type="float">
            <text:p>0.000376206394402245</text:p>
          </table:table-cell>
          <table:table-cell office:value-type="float" office:value="0.000296907599272613" calcext:value-type="float">
            <text:p>0.000296907599272613</text:p>
          </table:table-cell>
          <table:table-cell office:value-type="float" office:value="0.000257462170272913" calcext:value-type="float">
            <text:p>0.000257462170272913</text:p>
          </table:table-cell>
          <table:table-cell office:value-type="float" office:value="0.000415609665508313" calcext:value-type="float">
            <text:p>0.000415609665508313</text:p>
          </table:table-cell>
          <table:table-cell office:value-type="float" office:value="0.000473990060675411" calcext:value-type="float">
            <text:p>0.000473990060675411</text:p>
          </table:table-cell>
          <table:table-cell office:value-type="float" office:value="0.000512348769904463" calcext:value-type="float">
            <text:p>0.000512348769904463</text:p>
          </table:table-cell>
          <table:table-cell office:value-type="float" office:value="0.0298948370560064" calcext:value-type="float">
            <text:p>0.0298948370560064</text:p>
          </table:table-cell>
          <table:table-cell office:value-type="float" office:value="0.000450722356851255" calcext:value-type="float">
            <text:p>0.000450722356851255</text:p>
          </table:table-cell>
          <table:table-cell office:value-type="float" office:value="0.000442653541862703" calcext:value-type="float">
            <text:p>0.000442653541862703</text:p>
          </table:table-cell>
          <table:table-cell office:value-type="float" office:value="0.000454681868798803" calcext:value-type="float">
            <text:p>0.000454681868798803</text:p>
          </table:table-cell>
          <table:table-cell office:value-type="float" office:value="0.000402746168617932" calcext:value-type="float">
            <text:p>0.000402746168617932</text:p>
          </table:table-cell>
          <table:table-cell office:value-type="float" office:value="0.000385308436114402" calcext:value-type="float">
            <text:p>0.000385308436114402</text:p>
          </table:table-cell>
          <table:table-cell office:value-type="float" office:value="0.000427315580208465" calcext:value-type="float">
            <text:p>0.000427315580208465</text:p>
          </table:table-cell>
          <table:table-cell office:value-type="float" office:value="0.000434815998940634" calcext:value-type="float">
            <text:p>0.000434815998940634</text:p>
          </table:table-cell>
          <table:table-cell office:value-type="float" office:value="0.000406463432074155" calcext:value-type="float">
            <text:p>0.000406463432074155</text:p>
          </table:table-cell>
          <table:table-cell office:value-type="float" office:value="0.000371236490642031" calcext:value-type="float">
            <text:p>0.000371236490642031</text:p>
          </table:table-cell>
          <table:table-cell office:value-type="float" office:value="0.000318193837401348" calcext:value-type="float">
            <text:p>0.000318193837401348</text:p>
          </table:table-cell>
          <table:table-cell office:value-type="float" office:value="0.000377470097959987" calcext:value-type="float">
            <text:p>0.000377470097959987</text:p>
          </table:table-cell>
          <table:table-cell office:value-type="float" office:value="0.000424404542572263" calcext:value-type="float">
            <text:p>0.000424404542572263</text:p>
          </table:table-cell>
          <table:table-cell office:value-type="float" office:value="0.000376213411719291" calcext:value-type="float">
            <text:p>0.000376213411719291</text:p>
          </table:table-cell>
          <table:table-cell office:value-type="float" office:value="0.000316150637575445" calcext:value-type="float">
            <text:p>0.000316150637575445</text:p>
          </table:table-cell>
          <table:table-cell office:value-type="float" office:value="0.000260893060107187" calcext:value-type="float">
            <text:p>0.000260893060107187</text:p>
          </table:table-cell>
          <table:table-cell office:value-type="float" office:value="0.000317732227828367" calcext:value-type="float">
            <text:p>0.000317732227828367</text:p>
          </table:table-cell>
          <table:table-cell office:value-type="float" office:value="0.000257863065331079" calcext:value-type="float">
            <text:p>0.000257863065331079</text:p>
          </table:table-cell>
          <table:table-cell office:value-type="float" office:value="0.000619266131829511" calcext:value-type="float">
            <text:p>0.000619266131829511</text:p>
          </table:table-cell>
          <table:table-cell office:value-type="float" office:value="0.000109846559412784" calcext:value-type="float">
            <text:p>0.000109846559412784</text:p>
          </table:table-cell>
          <table:table-cell office:value-type="float" office:value="-0.000187726101943408" calcext:value-type="float">
            <text:p>-0.000187726101943408</text:p>
          </table:table-cell>
          <table:table-cell office:value-type="float" office:value="-0.0000970814893524734" calcext:value-type="float">
            <text:p>-9.71E-05</text:p>
          </table:table-cell>
          <table:table-cell office:value-type="float" office:value="0.0000299594279046925" calcext:value-type="float">
            <text:p>3.00E-05</text:p>
          </table:table-cell>
          <table:table-cell office:value-type="float" office:value="0.0000364507510683751" calcext:value-type="float">
            <text:p>3.65E-05</text:p>
          </table:table-cell>
          <table:table-cell office:value-type="float" office:value="0.0000132435275211218" calcext:value-type="float">
            <text:p>1.32E-05</text:p>
          </table:table-cell>
          <table:table-cell office:value-type="float" office:value="0.0000284876038265401" calcext:value-type="float">
            <text:p>2.85E-05</text:p>
          </table:table-cell>
          <table:table-cell office:value-type="float" office:value="0.0000937963215582152" calcext:value-type="float">
            <text:p>9.38E-05</text:p>
          </table:table-cell>
          <table:table-cell table:style-name="Default" office:value-type="float" office:value="0.000156468284560348" calcext:value-type="float">
            <text:p>0.000156468284560348</text:p>
          </table:table-cell>
          <table:table-cell office:value-type="float" office:value="0.000233011898311702" calcext:value-type="float">
            <text:p>0.000233011898311702</text:p>
          </table:table-cell>
          <table:table-cell office:value-type="float" office:value="0.000290786911183188" calcext:value-type="float">
            <text:p>0.000290786911183188</text:p>
          </table:table-cell>
          <table:table-cell office:value-type="float" office:value="0.000313008792291996" calcext:value-type="float">
            <text:p>0.000313008792291996</text:p>
          </table:table-cell>
          <table:table-cell office:value-type="float" office:value="0.000318231607758214" calcext:value-type="float">
            <text:p>0.000318231607758214</text:p>
          </table:table-cell>
          <table:table-cell office:value-type="float" office:value="0.000382021450280401" calcext:value-type="float">
            <text:p>0.000382021450280401</text:p>
          </table:table-cell>
          <table:table-cell office:value-type="float" office:value="0.00000702528357193186" calcext:value-type="float">
            <text:p>7.03E-06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0.000397014763452489" calcext:value-type="float">
            <text:p>0.000397014763452489</text:p>
          </table:table-cell>
          <table:table-cell office:value-type="float" office:value="0.000392959353867959" calcext:value-type="float">
            <text:p>0.000392959353867959</text:p>
          </table:table-cell>
          <table:table-cell office:value-type="float" office:value="0.000418439527499117" calcext:value-type="float">
            <text:p>0.000418439527499117</text:p>
          </table:table-cell>
          <table:table-cell office:value-type="float" office:value="0.000393111056574121" calcext:value-type="float">
            <text:p>0.000393111056574121</text:p>
          </table:table-cell>
          <table:table-cell office:value-type="float" office:value="0.000356044743856879" calcext:value-type="float">
            <text:p>0.000356044743856879</text:p>
          </table:table-cell>
          <table:table-cell office:value-type="float" office:value="0.000359357283739058" calcext:value-type="float">
            <text:p>0.000359357283739058</text:p>
          </table:table-cell>
          <table:table-cell office:value-type="float" office:value="0.00040401191163201" calcext:value-type="float">
            <text:p>0.00040401191163201</text:p>
          </table:table-cell>
          <table:table-cell office:value-type="float" office:value="0.000427290780091674" calcext:value-type="float">
            <text:p>0.000427290780091674</text:p>
          </table:table-cell>
          <table:table-cell office:value-type="float" office:value="0.00041633787774284" calcext:value-type="float">
            <text:p>0.00041633787774284</text:p>
          </table:table-cell>
          <table:table-cell office:value-type="float" office:value="0.000382948282897473" calcext:value-type="float">
            <text:p>0.000382948282897473</text:p>
          </table:table-cell>
          <table:table-cell office:value-type="float" office:value="0.000321871746875578" calcext:value-type="float">
            <text:p>0.000321871746875578</text:p>
          </table:table-cell>
          <table:table-cell office:value-type="float" office:value="0.000357411951587732" calcext:value-type="float">
            <text:p>0.000357411951587732</text:p>
          </table:table-cell>
          <table:table-cell office:value-type="float" office:value="0.000418696075584095" calcext:value-type="float">
            <text:p>0.000418696075584095</text:p>
          </table:table-cell>
          <table:table-cell office:value-type="float" office:value="0.000451360768103723" calcext:value-type="float">
            <text:p>0.000451360768103723</text:p>
          </table:table-cell>
          <table:table-cell office:value-type="float" office:value="0.000425584893560386" calcext:value-type="float">
            <text:p>0.000425584893560386</text:p>
          </table:table-cell>
          <table:table-cell office:value-type="float" office:value="0.000424061554867344" calcext:value-type="float">
            <text:p>0.000424061554867344</text:p>
          </table:table-cell>
          <table:table-cell office:value-type="float" office:value="0.000422378240776014" calcext:value-type="float">
            <text:p>0.000422378240776014</text:p>
          </table:table-cell>
          <table:table-cell office:value-type="float" office:value="0.000398682859426293" calcext:value-type="float">
            <text:p>0.000398682859426293</text:p>
          </table:table-cell>
          <table:table-cell office:value-type="float" office:value="0.000415675488368388" calcext:value-type="float">
            <text:p>0.000415675488368388</text:p>
          </table:table-cell>
          <table:table-cell office:value-type="float" office:value="0.000382624082803683" calcext:value-type="float">
            <text:p>0.000382624082803683</text:p>
          </table:table-cell>
          <table:table-cell office:value-type="float" office:value="0.00039048984025382" calcext:value-type="float">
            <text:p>0.00039048984025382</text:p>
          </table:table-cell>
          <table:table-cell office:value-type="float" office:value="0.000405601595284753" calcext:value-type="float">
            <text:p>0.000405601595284753</text:p>
          </table:table-cell>
          <table:table-cell office:value-type="float" office:value="0.000440005868595587" calcext:value-type="float">
            <text:p>0.000440005868595587</text:p>
          </table:table-cell>
          <table:table-cell office:value-type="float" office:value="0.000442329699952968" calcext:value-type="float">
            <text:p>0.000442329699952968</text:p>
          </table:table-cell>
          <table:table-cell office:value-type="float" office:value="0.000432238277459883" calcext:value-type="float">
            <text:p>0.000432238277459883</text:p>
          </table:table-cell>
          <table:table-cell office:value-type="float" office:value="0.000443039388855456" calcext:value-type="float">
            <text:p>0.000443039388855456</text:p>
          </table:table-cell>
          <table:table-cell office:value-type="float" office:value="0.000413832553588454" calcext:value-type="float">
            <text:p>0.000413832553588454</text:p>
          </table:table-cell>
          <table:table-cell office:value-type="float" office:value="0.000441948325470164" calcext:value-type="float">
            <text:p>0.000441948325470164</text:p>
          </table:table-cell>
          <table:table-cell office:value-type="float" office:value="0.000450722356851255" calcext:value-type="float">
            <text:p>0.000450722356851255</text:p>
          </table:table-cell>
          <table:table-cell office:value-type="float" office:value="0.032729588119938" calcext:value-type="float">
            <text:p>0.032729588119938</text:p>
          </table:table-cell>
          <table:table-cell office:value-type="float" office:value="0.000466849354797732" calcext:value-type="float">
            <text:p>0.000466849354797732</text:p>
          </table:table-cell>
          <table:table-cell office:value-type="float" office:value="0.000469551141863308" calcext:value-type="float">
            <text:p>0.000469551141863308</text:p>
          </table:table-cell>
          <table:table-cell office:value-type="float" office:value="0.000464870070284856" calcext:value-type="float">
            <text:p>0.000464870070284856</text:p>
          </table:table-cell>
          <table:table-cell office:value-type="float" office:value="0.000418590006734814" calcext:value-type="float">
            <text:p>0.000418590006734814</text:p>
          </table:table-cell>
          <table:table-cell office:value-type="float" office:value="0.000369119135737621" calcext:value-type="float">
            <text:p>0.000369119135737621</text:p>
          </table:table-cell>
          <table:table-cell office:value-type="float" office:value="0.000369799844635469" calcext:value-type="float">
            <text:p>0.000369799844635469</text:p>
          </table:table-cell>
          <table:table-cell office:value-type="float" office:value="0.000383474115325413" calcext:value-type="float">
            <text:p>0.000383474115325413</text:p>
          </table:table-cell>
          <table:table-cell office:value-type="float" office:value="0.000410943102894965" calcext:value-type="float">
            <text:p>0.000410943102894965</text:p>
          </table:table-cell>
          <table:table-cell office:value-type="float" office:value="0.000426655005603189" calcext:value-type="float">
            <text:p>0.000426655005603189</text:p>
          </table:table-cell>
          <table:table-cell office:value-type="float" office:value="0.000380490153629664" calcext:value-type="float">
            <text:p>0.000380490153629664</text:p>
          </table:table-cell>
          <table:table-cell office:value-type="float" office:value="0.000343388199925276" calcext:value-type="float">
            <text:p>0.000343388199925276</text:p>
          </table:table-cell>
          <table:table-cell office:value-type="float" office:value="0.000371732069201861" calcext:value-type="float">
            <text:p>0.000371732069201861</text:p>
          </table:table-cell>
          <table:table-cell office:value-type="float" office:value="0.000414463855858795" calcext:value-type="float">
            <text:p>0.000414463855858795</text:p>
          </table:table-cell>
          <table:table-cell office:value-type="float" office:value="0.000421736817467336" calcext:value-type="float">
            <text:p>0.000421736817467336</text:p>
          </table:table-cell>
          <table:table-cell office:value-type="float" office:value="0.000422627395734175" calcext:value-type="float">
            <text:p>0.000422627395734175</text:p>
          </table:table-cell>
          <table:table-cell office:value-type="float" office:value="0.000426473721819658" calcext:value-type="float">
            <text:p>0.000426473721819658</text:p>
          </table:table-cell>
          <table:table-cell office:value-type="float" office:value="0.000583969540475508" calcext:value-type="float">
            <text:p>0.000583969540475508</text:p>
          </table:table-cell>
          <table:table-cell office:value-type="float" office:value="0.000104886955720195" calcext:value-type="float">
            <text:p>0.000104886955720195</text:p>
          </table:table-cell>
          <table:table-cell office:value-type="float" office:value="-0.000140073675366015" calcext:value-type="float">
            <text:p>-0.000140073675366015</text:p>
          </table:table-cell>
          <table:table-cell office:value-type="float" office:value="-0.0000776570698796526" calcext:value-type="float">
            <text:p>-7.77E-05</text:p>
          </table:table-cell>
          <table:table-cell office:value-type="float" office:value="0.0000339688767777102" calcext:value-type="float">
            <text:p>3.40E-05</text:p>
          </table:table-cell>
          <table:table-cell office:value-type="float" office:value="0.0000508747434050691" calcext:value-type="float">
            <text:p>5.09E-05</text:p>
          </table:table-cell>
          <table:table-cell office:value-type="float" office:value="0.0000235412415924678" calcext:value-type="float">
            <text:p>2.35E-05</text:p>
          </table:table-cell>
          <table:table-cell office:value-type="float" office:value="0.0000249807117016626" calcext:value-type="float">
            <text:p>2.50E-05</text:p>
          </table:table-cell>
          <table:table-cell office:value-type="float" office:value="0.0000826406866725553" calcext:value-type="float">
            <text:p>8.26E-05</text:p>
          </table:table-cell>
          <table:table-cell table:style-name="Default" office:value-type="float" office:value="0.000132798808987509" calcext:value-type="float">
            <text:p>0.000132798808987509</text:p>
          </table:table-cell>
          <table:table-cell office:value-type="float" office:value="0.000197669812437504" calcext:value-type="float">
            <text:p>0.000197669812437504</text:p>
          </table:table-cell>
          <table:table-cell office:value-type="float" office:value="0.00025101487185424" calcext:value-type="float">
            <text:p>0.00025101487185424</text:p>
          </table:table-cell>
          <table:table-cell office:value-type="float" office:value="0.000264555130527479" calcext:value-type="float">
            <text:p>0.000264555130527479</text:p>
          </table:table-cell>
          <table:table-cell office:value-type="float" office:value="0.00026446860084224" calcext:value-type="float">
            <text:p>0.00026446860084224</text:p>
          </table:table-cell>
          <table:table-cell office:value-type="float" office:value="0.000327481403915535" calcext:value-type="float">
            <text:p>0.000327481403915535</text:p>
          </table:table-cell>
          <table:table-cell office:value-type="float" office:value="0.00000335346631601483" calcext:value-type="float">
            <text:p>3.35E-06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0.000402534591481969" calcext:value-type="float">
            <text:p>0.000402534591481969</text:p>
          </table:table-cell>
          <table:table-cell office:value-type="float" office:value="0.00037850319025749" calcext:value-type="float">
            <text:p>0.00037850319025749</text:p>
          </table:table-cell>
          <table:table-cell office:value-type="float" office:value="0.000423295789364742" calcext:value-type="float">
            <text:p>0.000423295789364742</text:p>
          </table:table-cell>
          <table:table-cell office:value-type="float" office:value="0.000406152149526949" calcext:value-type="float">
            <text:p>0.000406152149526949</text:p>
          </table:table-cell>
          <table:table-cell office:value-type="float" office:value="0.000377673977346419" calcext:value-type="float">
            <text:p>0.000377673977346419</text:p>
          </table:table-cell>
          <table:table-cell office:value-type="float" office:value="0.000358665076662337" calcext:value-type="float">
            <text:p>0.000358665076662337</text:p>
          </table:table-cell>
          <table:table-cell office:value-type="float" office:value="0.000376957947832855" calcext:value-type="float">
            <text:p>0.000376957947832855</text:p>
          </table:table-cell>
          <table:table-cell office:value-type="float" office:value="0.00048208357003747" calcext:value-type="float">
            <text:p>0.00048208357003747</text:p>
          </table:table-cell>
          <table:table-cell office:value-type="float" office:value="0.000512409276548863" calcext:value-type="float">
            <text:p>0.000512409276548863</text:p>
          </table:table-cell>
          <table:table-cell office:value-type="float" office:value="0.000392014645166625" calcext:value-type="float">
            <text:p>0.000392014645166625</text:p>
          </table:table-cell>
          <table:table-cell office:value-type="float" office:value="0.000336145033709054" calcext:value-type="float">
            <text:p>0.000336145033709054</text:p>
          </table:table-cell>
          <table:table-cell office:value-type="float" office:value="0.000369590194535236" calcext:value-type="float">
            <text:p>0.000369590194535236</text:p>
          </table:table-cell>
          <table:table-cell office:value-type="float" office:value="0.00040437456531268" calcext:value-type="float">
            <text:p>0.00040437456531268</text:p>
          </table:table-cell>
          <table:table-cell office:value-type="float" office:value="0.000451744636871066" calcext:value-type="float">
            <text:p>0.000451744636871066</text:p>
          </table:table-cell>
          <table:table-cell office:value-type="float" office:value="0.000435758699788822" calcext:value-type="float">
            <text:p>0.000435758699788822</text:p>
          </table:table-cell>
          <table:table-cell office:value-type="float" office:value="0.000408275476224742" calcext:value-type="float">
            <text:p>0.000408275476224742</text:p>
          </table:table-cell>
          <table:table-cell office:value-type="float" office:value="0.000429475859965312" calcext:value-type="float">
            <text:p>0.000429475859965312</text:p>
          </table:table-cell>
          <table:table-cell office:value-type="float" office:value="0.000388397300440315" calcext:value-type="float">
            <text:p>0.000388397300440315</text:p>
          </table:table-cell>
          <table:table-cell office:value-type="float" office:value="0.000427174280010386" calcext:value-type="float">
            <text:p>0.000427174280010386</text:p>
          </table:table-cell>
          <table:table-cell office:value-type="float" office:value="0.000406069311198605" calcext:value-type="float">
            <text:p>0.000406069311198605</text:p>
          </table:table-cell>
          <table:table-cell office:value-type="float" office:value="0.000392092831101137" calcext:value-type="float">
            <text:p>0.000392092831101137</text:p>
          </table:table-cell>
          <table:table-cell office:value-type="float" office:value="0.000396629236367202" calcext:value-type="float">
            <text:p>0.000396629236367202</text:p>
          </table:table-cell>
          <table:table-cell office:value-type="float" office:value="0.000436951063342712" calcext:value-type="float">
            <text:p>0.000436951063342712</text:p>
          </table:table-cell>
          <table:table-cell office:value-type="float" office:value="0.000506022978181417" calcext:value-type="float">
            <text:p>0.000506022978181417</text:p>
          </table:table-cell>
          <table:table-cell office:value-type="float" office:value="0.000528458338462226" calcext:value-type="float">
            <text:p>0.000528458338462226</text:p>
          </table:table-cell>
          <table:table-cell office:value-type="float" office:value="0.000445774263827239" calcext:value-type="float">
            <text:p>0.000445774263827239</text:p>
          </table:table-cell>
          <table:table-cell office:value-type="float" office:value="0.00043435969300438" calcext:value-type="float">
            <text:p>0.00043435969300438</text:p>
          </table:table-cell>
          <table:table-cell office:value-type="float" office:value="0.000442570026710279" calcext:value-type="float">
            <text:p>0.000442570026710279</text:p>
          </table:table-cell>
          <table:table-cell office:value-type="float" office:value="0.000442653541862703" calcext:value-type="float">
            <text:p>0.000442653541862703</text:p>
          </table:table-cell>
          <table:table-cell office:value-type="float" office:value="0.000466849354797732" calcext:value-type="float">
            <text:p>0.000466849354797732</text:p>
          </table:table-cell>
          <table:table-cell office:value-type="float" office:value="0.0298975073506179" calcext:value-type="float">
            <text:p>0.0298975073506179</text:p>
          </table:table-cell>
          <table:table-cell office:value-type="float" office:value="0.000463776886508682" calcext:value-type="float">
            <text:p>0.000463776886508682</text:p>
          </table:table-cell>
          <table:table-cell office:value-type="float" office:value="0.000484877145616208" calcext:value-type="float">
            <text:p>0.000484877145616208</text:p>
          </table:table-cell>
          <table:table-cell office:value-type="float" office:value="0.000420396035204047" calcext:value-type="float">
            <text:p>0.000420396035204047</text:p>
          </table:table-cell>
          <table:table-cell office:value-type="float" office:value="0.000389622472652159" calcext:value-type="float">
            <text:p>0.000389622472652159</text:p>
          </table:table-cell>
          <table:table-cell office:value-type="float" office:value="0.000365410913076822" calcext:value-type="float">
            <text:p>0.000365410913076822</text:p>
          </table:table-cell>
          <table:table-cell office:value-type="float" office:value="0.000369966392250582" calcext:value-type="float">
            <text:p>0.000369966392250582</text:p>
          </table:table-cell>
          <table:table-cell office:value-type="float" office:value="0.000402911944807" calcext:value-type="float">
            <text:p>0.000402911944807</text:p>
          </table:table-cell>
          <table:table-cell office:value-type="float" office:value="0.000467425220449405" calcext:value-type="float">
            <text:p>0.000467425220449405</text:p>
          </table:table-cell>
          <table:table-cell office:value-type="float" office:value="0.000418750508810449" calcext:value-type="float">
            <text:p>0.000418750508810449</text:p>
          </table:table-cell>
          <table:table-cell office:value-type="float" office:value="0.000355609027319607" calcext:value-type="float">
            <text:p>0.000355609027319607</text:p>
          </table:table-cell>
          <table:table-cell office:value-type="float" office:value="0.000350920732422607" calcext:value-type="float">
            <text:p>0.000350920732422607</text:p>
          </table:table-cell>
          <table:table-cell office:value-type="float" office:value="0.000421197966879066" calcext:value-type="float">
            <text:p>0.000421197966879066</text:p>
          </table:table-cell>
          <table:table-cell office:value-type="float" office:value="0.00049845103788172" calcext:value-type="float">
            <text:p>0.00049845103788172</text:p>
          </table:table-cell>
          <table:table-cell office:value-type="float" office:value="0.000430931953744788" calcext:value-type="float">
            <text:p>0.000430931953744788</text:p>
          </table:table-cell>
          <table:table-cell office:value-type="float" office:value="0.000513460915890018" calcext:value-type="float">
            <text:p>0.000513460915890018</text:p>
          </table:table-cell>
          <table:table-cell office:value-type="float" office:value="0.000590353341576288" calcext:value-type="float">
            <text:p>0.000590353341576288</text:p>
          </table:table-cell>
          <table:table-cell office:value-type="float" office:value="0.000184106308754958" calcext:value-type="float">
            <text:p>0.000184106308754958</text:p>
          </table:table-cell>
          <table:table-cell table:style-name="ce1" office:value-type="float" office:value="0.00000735346955035616" calcext:value-type="float">
            <text:p>7.35E-06</text:p>
          </table:table-cell>
          <table:table-cell office:value-type="float" office:value="-0.000047976304717741" calcext:value-type="float">
            <text:p>-4.80E-05</text:p>
          </table:table-cell>
          <table:table-cell office:value-type="float" office:value="0.0000210416972799889" calcext:value-type="float">
            <text:p>2.10E-05</text:p>
          </table:table-cell>
          <table:table-cell office:value-type="float" office:value="0.0000479640633325354" calcext:value-type="float">
            <text:p>4.80E-05</text:p>
          </table:table-cell>
          <table:table-cell office:value-type="float" office:value="0.0000294550510872787" calcext:value-type="float">
            <text:p>2.95E-05</text:p>
          </table:table-cell>
          <table:table-cell office:value-type="float" office:value="0.0000226915776255938" calcext:value-type="float">
            <text:p>2.27E-05</text:p>
          </table:table-cell>
          <table:table-cell office:value-type="float" office:value="0.0000652848176523755" calcext:value-type="float">
            <text:p>6.53E-05</text:p>
          </table:table-cell>
          <table:table-cell table:style-name="Default" office:value-type="float" office:value="0.000111780959040618" calcext:value-type="float">
            <text:p>0.000111780959040618</text:p>
          </table:table-cell>
          <table:table-cell office:value-type="float" office:value="0.000184282957863867" calcext:value-type="float">
            <text:p>0.000184282957863867</text:p>
          </table:table-cell>
          <table:table-cell office:value-type="float" office:value="0.000246754829380242" calcext:value-type="float">
            <text:p>0.000246754829380242</text:p>
          </table:table-cell>
          <table:table-cell office:value-type="float" office:value="0.000262614500019037" calcext:value-type="float">
            <text:p>0.000262614500019037</text:p>
          </table:table-cell>
          <table:table-cell office:value-type="float" office:value="0.000265160816489237" calcext:value-type="float">
            <text:p>0.000265160816489237</text:p>
          </table:table-cell>
          <table:table-cell office:value-type="float" office:value="0.000326685038293613" calcext:value-type="float">
            <text:p>0.000326685038293613</text:p>
          </table:table-cell>
          <table:table-cell office:value-type="float" office:value="0.00000235580023568783" calcext:value-type="float">
            <text:p>2.36E-06</text:p>
          </table:table-cell>
        </table:table-row>
        <table:table-row table:style-name="ro1">
          <table:table-cell office:value-type="string" calcext:value-type="string">
            <text:p>Immunityhybridfull_428-488</text:p>
          </table:table-cell>
          <table:table-cell office:value-type="float" office:value="0.000394398220604507" calcext:value-type="float">
            <text:p>0.000394398220604507</text:p>
          </table:table-cell>
          <table:table-cell office:value-type="float" office:value="0.00039817472901339" calcext:value-type="float">
            <text:p>0.00039817472901339</text:p>
          </table:table-cell>
          <table:table-cell office:value-type="float" office:value="0.000414669633047535" calcext:value-type="float">
            <text:p>0.000414669633047535</text:p>
          </table:table-cell>
          <table:table-cell office:value-type="float" office:value="0.000386353249241893" calcext:value-type="float">
            <text:p>0.000386353249241893</text:p>
          </table:table-cell>
          <table:table-cell office:value-type="float" office:value="0.000353028594281509" calcext:value-type="float">
            <text:p>0.000353028594281509</text:p>
          </table:table-cell>
          <table:table-cell office:value-type="float" office:value="0.000368303683238349" calcext:value-type="float">
            <text:p>0.000368303683238349</text:p>
          </table:table-cell>
          <table:table-cell office:value-type="float" office:value="0.000406582145621438" calcext:value-type="float">
            <text:p>0.000406582145621438</text:p>
          </table:table-cell>
          <table:table-cell office:value-type="float" office:value="0.000407645659448874" calcext:value-type="float">
            <text:p>0.000407645659448874</text:p>
          </table:table-cell>
          <table:table-cell office:value-type="float" office:value="0.000405704870591422" calcext:value-type="float">
            <text:p>0.000405704870591422</text:p>
          </table:table-cell>
          <table:table-cell office:value-type="float" office:value="0.000376613394510051" calcext:value-type="float">
            <text:p>0.000376613394510051</text:p>
          </table:table-cell>
          <table:table-cell office:value-type="float" office:value="0.000312065587812749" calcext:value-type="float">
            <text:p>0.000312065587812749</text:p>
          </table:table-cell>
          <table:table-cell office:value-type="float" office:value="0.000355075154114197" calcext:value-type="float">
            <text:p>0.000355075154114197</text:p>
          </table:table-cell>
          <table:table-cell office:value-type="float" office:value="0.000424582808005736" calcext:value-type="float">
            <text:p>0.000424582808005736</text:p>
          </table:table-cell>
          <table:table-cell office:value-type="float" office:value="0.000442982110852924" calcext:value-type="float">
            <text:p>0.000442982110852924</text:p>
          </table:table-cell>
          <table:table-cell office:value-type="float" office:value="0.00042611991890867" calcext:value-type="float">
            <text:p>0.00042611991890867</text:p>
          </table:table-cell>
          <table:table-cell office:value-type="float" office:value="0.000430832569755652" calcext:value-type="float">
            <text:p>0.000430832569755652</text:p>
          </table:table-cell>
          <table:table-cell office:value-type="float" office:value="0.000419672198457198" calcext:value-type="float">
            <text:p>0.000419672198457198</text:p>
          </table:table-cell>
          <table:table-cell office:value-type="float" office:value="0.000399124273465683" calcext:value-type="float">
            <text:p>0.000399124273465683</text:p>
          </table:table-cell>
          <table:table-cell office:value-type="float" office:value="0.000407945371181074" calcext:value-type="float">
            <text:p>0.000407945371181074</text:p>
          </table:table-cell>
          <table:table-cell office:value-type="float" office:value="0.000380915188990031" calcext:value-type="float">
            <text:p>0.000380915188990031</text:p>
          </table:table-cell>
          <table:table-cell office:value-type="float" office:value="0.000398123899234658" calcext:value-type="float">
            <text:p>0.000398123899234658</text:p>
          </table:table-cell>
          <table:table-cell office:value-type="float" office:value="0.000414030343079553" calcext:value-type="float">
            <text:p>0.000414030343079553</text:p>
          </table:table-cell>
          <table:table-cell office:value-type="float" office:value="0.000437610576134228" calcext:value-type="float">
            <text:p>0.000437610576134228</text:p>
          </table:table-cell>
          <table:table-cell office:value-type="float" office:value="0.000424061434623542" calcext:value-type="float">
            <text:p>0.000424061434623542</text:p>
          </table:table-cell>
          <table:table-cell office:value-type="float" office:value="0.000423259724274112" calcext:value-type="float">
            <text:p>0.000423259724274112</text:p>
          </table:table-cell>
          <table:table-cell office:value-type="float" office:value="0.000439319506266225" calcext:value-type="float">
            <text:p>0.000439319506266225</text:p>
          </table:table-cell>
          <table:table-cell office:value-type="float" office:value="0.000411617662160661" calcext:value-type="float">
            <text:p>0.000411617662160661</text:p>
          </table:table-cell>
          <table:table-cell office:value-type="float" office:value="0.000446928037446504" calcext:value-type="float">
            <text:p>0.000446928037446504</text:p>
          </table:table-cell>
          <table:table-cell office:value-type="float" office:value="0.000454681868798803" calcext:value-type="float">
            <text:p>0.000454681868798803</text:p>
          </table:table-cell>
          <table:table-cell office:value-type="float" office:value="0.000469551141863308" calcext:value-type="float">
            <text:p>0.000469551141863308</text:p>
          </table:table-cell>
          <table:table-cell office:value-type="float" office:value="0.000463776886508682" calcext:value-type="float">
            <text:p>0.000463776886508682</text:p>
          </table:table-cell>
          <table:table-cell office:value-type="float" office:value="0.0671404893115323" calcext:value-type="float">
            <text:p>0.0671404893115323</text:p>
          </table:table-cell>
          <table:table-cell office:value-type="float" office:value="0.00046095314254024" calcext:value-type="float">
            <text:p>0.00046095314254024</text:p>
          </table:table-cell>
          <table:table-cell office:value-type="float" office:value="0.000413915746987464" calcext:value-type="float">
            <text:p>0.000413915746987464</text:p>
          </table:table-cell>
          <table:table-cell office:value-type="float" office:value="0.000365993146386545" calcext:value-type="float">
            <text:p>0.000365993146386545</text:p>
          </table:table-cell>
          <table:table-cell office:value-type="float" office:value="0.000373512059423527" calcext:value-type="float">
            <text:p>0.000373512059423527</text:p>
          </table:table-cell>
          <table:table-cell office:value-type="float" office:value="0.000381151292598359" calcext:value-type="float">
            <text:p>0.000381151292598359</text:p>
          </table:table-cell>
          <table:table-cell office:value-type="float" office:value="0.00040143902360667" calcext:value-type="float">
            <text:p>0.00040143902360667</text:p>
          </table:table-cell>
          <table:table-cell office:value-type="float" office:value="0.000403110636515373" calcext:value-type="float">
            <text:p>0.000403110636515373</text:p>
          </table:table-cell>
          <table:table-cell office:value-type="float" office:value="0.000367034299241519" calcext:value-type="float">
            <text:p>0.000367034299241519</text:p>
          </table:table-cell>
          <table:table-cell office:value-type="float" office:value="0.000345609532664959" calcext:value-type="float">
            <text:p>0.000345609532664959</text:p>
          </table:table-cell>
          <table:table-cell office:value-type="float" office:value="0.000378356858733569" calcext:value-type="float">
            <text:p>0.000378356858733569</text:p>
          </table:table-cell>
          <table:table-cell office:value-type="float" office:value="0.000402691507213905" calcext:value-type="float">
            <text:p>0.000402691507213905</text:p>
          </table:table-cell>
          <table:table-cell office:value-type="float" office:value="0.000399505064504194" calcext:value-type="float">
            <text:p>0.000399505064504194</text:p>
          </table:table-cell>
          <table:table-cell office:value-type="float" office:value="0.000408800365201046" calcext:value-type="float">
            <text:p>0.000408800365201046</text:p>
          </table:table-cell>
          <table:table-cell office:value-type="float" office:value="0.000404701539061876" calcext:value-type="float">
            <text:p>0.000404701539061876</text:p>
          </table:table-cell>
          <table:table-cell office:value-type="float" office:value="0.000580551450053927" calcext:value-type="float">
            <text:p>0.000580551450053927</text:p>
          </table:table-cell>
          <table:table-cell office:value-type="float" office:value="0.000236004813674384" calcext:value-type="float">
            <text:p>0.000236004813674384</text:p>
          </table:table-cell>
          <table:table-cell table:style-name="ce1" office:value-type="float" office:value="0.0000790103378232332" calcext:value-type="float">
            <text:p>7.90E-05</text:p>
          </table:table-cell>
          <table:table-cell office:value-type="float" office:value="-0.00000822907881573341" calcext:value-type="float">
            <text:p>-8.23E-06</text:p>
          </table:table-cell>
          <table:table-cell office:value-type="float" office:value="0.0000424430557189613" calcext:value-type="float">
            <text:p>4.24E-05</text:p>
          </table:table-cell>
          <table:table-cell office:value-type="float" office:value="0.0000614925110160785" calcext:value-type="float">
            <text:p>6.15E-05</text:p>
          </table:table-cell>
          <table:table-cell office:value-type="float" office:value="0.0000489055183766153" calcext:value-type="float">
            <text:p>4.89E-05</text:p>
          </table:table-cell>
          <table:table-cell office:value-type="float" office:value="-0.00000706270915913319" calcext:value-type="float">
            <text:p>-7.06E-06</text:p>
          </table:table-cell>
          <table:table-cell office:value-type="float" office:value="0.0000160515487964885" calcext:value-type="float">
            <text:p>1.61E-05</text:p>
          </table:table-cell>
          <table:table-cell office:value-type="float" office:value="0.0000676252838160401" calcext:value-type="float">
            <text:p>6.76E-05</text:p>
          </table:table-cell>
          <table:table-cell office:value-type="float" office:value="0.000162635580064159" calcext:value-type="float">
            <text:p>0.000162635580064159</text:p>
          </table:table-cell>
          <table:table-cell office:value-type="float" office:value="0.000240443963584235" calcext:value-type="float">
            <text:p>0.000240443963584235</text:p>
          </table:table-cell>
          <table:table-cell office:value-type="float" office:value="0.000258566424361193" calcext:value-type="float">
            <text:p>0.000258566424361193</text:p>
          </table:table-cell>
          <table:table-cell office:value-type="float" office:value="0.000259398506621403" calcext:value-type="float">
            <text:p>0.000259398506621403</text:p>
          </table:table-cell>
          <table:table-cell office:value-type="float" office:value="0.000312490555623772" calcext:value-type="float">
            <text:p>0.000312490555623772</text:p>
          </table:table-cell>
          <table:table-cell office:value-type="float" office:value="0.00000630981717752474" calcext:value-type="float">
            <text:p>6.31E-06</text:p>
          </table:table-cell>
        </table:table-row>
        <table:table-row table:style-name="ro1">
          <table:table-cell office:value-type="string" calcext:value-type="string">
            <text:p>Immunityhybridfull_489-549</text:p>
          </table:table-cell>
          <table:table-cell office:value-type="float" office:value="0.000423075610085106" calcext:value-type="float">
            <text:p>0.000423075610085106</text:p>
          </table:table-cell>
          <table:table-cell office:value-type="float" office:value="0.000356936571875208" calcext:value-type="float">
            <text:p>0.000356936571875208</text:p>
          </table:table-cell>
          <table:table-cell office:value-type="float" office:value="0.00040746818378003" calcext:value-type="float">
            <text:p>0.00040746818378003</text:p>
          </table:table-cell>
          <table:table-cell office:value-type="float" office:value="0.000341930226249857" calcext:value-type="float">
            <text:p>0.000341930226249857</text:p>
          </table:table-cell>
          <table:table-cell office:value-type="float" office:value="0.000304659997580108" calcext:value-type="float">
            <text:p>0.000304659997580108</text:p>
          </table:table-cell>
          <table:table-cell office:value-type="float" office:value="0.000317142257433474" calcext:value-type="float">
            <text:p>0.000317142257433474</text:p>
          </table:table-cell>
          <table:table-cell office:value-type="float" office:value="0.000405400087838469" calcext:value-type="float">
            <text:p>0.000405400087838469</text:p>
          </table:table-cell>
          <table:table-cell office:value-type="float" office:value="0.000583478687388332" calcext:value-type="float">
            <text:p>0.000583478687388332</text:p>
          </table:table-cell>
          <table:table-cell office:value-type="float" office:value="0.000628723038558297" calcext:value-type="float">
            <text:p>0.000628723038558297</text:p>
          </table:table-cell>
          <table:table-cell office:value-type="float" office:value="0.000366508938597334" calcext:value-type="float">
            <text:p>0.000366508938597334</text:p>
          </table:table-cell>
          <table:table-cell office:value-type="float" office:value="0.000264560786253767" calcext:value-type="float">
            <text:p>0.000264560786253767</text:p>
          </table:table-cell>
          <table:table-cell office:value-type="float" office:value="0.000296690204235998" calcext:value-type="float">
            <text:p>0.000296690204235998</text:p>
          </table:table-cell>
          <table:table-cell office:value-type="float" office:value="0.000357770854777303" calcext:value-type="float">
            <text:p>0.000357770854777303</text:p>
          </table:table-cell>
          <table:table-cell office:value-type="float" office:value="0.000428057365927203" calcext:value-type="float">
            <text:p>0.000428057365927203</text:p>
          </table:table-cell>
          <table:table-cell office:value-type="float" office:value="0.000380284580664821" calcext:value-type="float">
            <text:p>0.000380284580664821</text:p>
          </table:table-cell>
          <table:table-cell office:value-type="float" office:value="0.000388590520039685" calcext:value-type="float">
            <text:p>0.000388590520039685</text:p>
          </table:table-cell>
          <table:table-cell office:value-type="float" office:value="0.000463853701159721" calcext:value-type="float">
            <text:p>0.000463853701159721</text:p>
          </table:table-cell>
          <table:table-cell office:value-type="float" office:value="0.00041412946387266" calcext:value-type="float">
            <text:p>0.00041412946387266</text:p>
          </table:table-cell>
          <table:table-cell office:value-type="float" office:value="0.000473315803616324" calcext:value-type="float">
            <text:p>0.000473315803616324</text:p>
          </table:table-cell>
          <table:table-cell office:value-type="float" office:value="0.000383156672712936" calcext:value-type="float">
            <text:p>0.000383156672712936</text:p>
          </table:table-cell>
          <table:table-cell office:value-type="float" office:value="0.000344949765655" calcext:value-type="float">
            <text:p>0.000344949765655</text:p>
          </table:table-cell>
          <table:table-cell office:value-type="float" office:value="0.000379497071418191" calcext:value-type="float">
            <text:p>0.000379497071418191</text:p>
          </table:table-cell>
          <table:table-cell office:value-type="float" office:value="0.000481866958691838" calcext:value-type="float">
            <text:p>0.000481866958691838</text:p>
          </table:table-cell>
          <table:table-cell office:value-type="float" office:value="0.000602438480318287" calcext:value-type="float">
            <text:p>0.000602438480318287</text:p>
          </table:table-cell>
          <table:table-cell office:value-type="float" office:value="0.000639118044560111" calcext:value-type="float">
            <text:p>0.000639118044560111</text:p>
          </table:table-cell>
          <table:table-cell office:value-type="float" office:value="0.000454908823352332" calcext:value-type="float">
            <text:p>0.000454908823352332</text:p>
          </table:table-cell>
          <table:table-cell office:value-type="float" office:value="0.000371188425873972" calcext:value-type="float">
            <text:p>0.000371188425873972</text:p>
          </table:table-cell>
          <table:table-cell office:value-type="float" office:value="0.000368799967607584" calcext:value-type="float">
            <text:p>0.000368799967607584</text:p>
          </table:table-cell>
          <table:table-cell office:value-type="float" office:value="0.000402746168617932" calcext:value-type="float">
            <text:p>0.000402746168617932</text:p>
          </table:table-cell>
          <table:table-cell office:value-type="float" office:value="0.000464870070284856" calcext:value-type="float">
            <text:p>0.000464870070284856</text:p>
          </table:table-cell>
          <table:table-cell office:value-type="float" office:value="0.000484877145616208" calcext:value-type="float">
            <text:p>0.000484877145616208</text:p>
          </table:table-cell>
          <table:table-cell office:value-type="float" office:value="0.00046095314254024" calcext:value-type="float">
            <text:p>0.00046095314254024</text:p>
          </table:table-cell>
          <table:table-cell office:value-type="float" office:value="0.125523201473903" calcext:value-type="float">
            <text:p>0.125523201473903</text:p>
          </table:table-cell>
          <table:table-cell office:value-type="float" office:value="0.000437670577695099" calcext:value-type="float">
            <text:p>0.000437670577695099</text:p>
          </table:table-cell>
          <table:table-cell office:value-type="float" office:value="0.000332233867659466" calcext:value-type="float">
            <text:p>0.000332233867659466</text:p>
          </table:table-cell>
          <table:table-cell office:value-type="float" office:value="0.00030030452244911" calcext:value-type="float">
            <text:p>0.00030030452244911</text:p>
          </table:table-cell>
          <table:table-cell office:value-type="float" office:value="0.000337870057311093" calcext:value-type="float">
            <text:p>0.000337870057311093</text:p>
          </table:table-cell>
          <table:table-cell office:value-type="float" office:value="0.00041200569306093" calcext:value-type="float">
            <text:p>0.00041200569306093</text:p>
          </table:table-cell>
          <table:table-cell office:value-type="float" office:value="0.000525505014355756" calcext:value-type="float">
            <text:p>0.000525505014355756</text:p>
          </table:table-cell>
          <table:table-cell office:value-type="float" office:value="0.00039595890336231" calcext:value-type="float">
            <text:p>0.00039595890336231</text:p>
          </table:table-cell>
          <table:table-cell office:value-type="float" office:value="0.000283929035042096" calcext:value-type="float">
            <text:p>0.000283929035042096</text:p>
          </table:table-cell>
          <table:table-cell office:value-type="float" office:value="0.000352627560453009" calcext:value-type="float">
            <text:p>0.000352627560453009</text:p>
          </table:table-cell>
          <table:table-cell office:value-type="float" office:value="0.000500564581983539" calcext:value-type="float">
            <text:p>0.000500564581983539</text:p>
          </table:table-cell>
          <table:table-cell office:value-type="float" office:value="0.000603746495791697" calcext:value-type="float">
            <text:p>0.000603746495791697</text:p>
          </table:table-cell>
          <table:table-cell office:value-type="float" office:value="0.000518257909708602" calcext:value-type="float">
            <text:p>0.000518257909708602</text:p>
          </table:table-cell>
          <table:table-cell office:value-type="float" office:value="0.000617354065783599" calcext:value-type="float">
            <text:p>0.000617354065783599</text:p>
          </table:table-cell>
          <table:table-cell office:value-type="float" office:value="0.000512267795631926" calcext:value-type="float">
            <text:p>0.000512267795631926</text:p>
          </table:table-cell>
          <table:table-cell office:value-type="float" office:value="0.000297361819004303" calcext:value-type="float">
            <text:p>0.000297361819004303</text:p>
          </table:table-cell>
          <table:table-cell office:value-type="float" office:value="0.000178463223633134" calcext:value-type="float">
            <text:p>0.000178463223633134</text:p>
          </table:table-cell>
          <table:table-cell office:value-type="float" office:value="0.0000608891168401228" calcext:value-type="float">
            <text:p>6.09E-05</text:p>
          </table:table-cell>
          <table:table-cell office:value-type="float" office:value="0.0000737476573090783" calcext:value-type="float">
            <text:p>7.37E-05</text:p>
          </table:table-cell>
          <table:table-cell office:value-type="float" office:value="0.0000733169298891086" calcext:value-type="float">
            <text:p>7.33E-05</text:p>
          </table:table-cell>
          <table:table-cell office:value-type="float" office:value="0.0000542276747566545" calcext:value-type="float">
            <text:p>5.42E-05</text:p>
          </table:table-cell>
          <table:table-cell office:value-type="float" office:value="-0.0000109288944395657" calcext:value-type="float">
            <text:p>-1.09E-05</text:p>
          </table:table-cell>
          <table:table-cell office:value-type="float" office:value="0.00000532010177936174" calcext:value-type="float">
            <text:p>5.32E-06</text:p>
          </table:table-cell>
          <table:table-cell office:value-type="float" office:value="0.0000467650803636338" calcext:value-type="float">
            <text:p>4.68E-05</text:p>
          </table:table-cell>
          <table:table-cell office:value-type="float" office:value="0.000132262344493964" calcext:value-type="float">
            <text:p>0.000132262344493964</text:p>
          </table:table-cell>
          <table:table-cell office:value-type="float" office:value="0.000198570718188885" calcext:value-type="float">
            <text:p>0.000198570718188885</text:p>
          </table:table-cell>
          <table:table-cell office:value-type="float" office:value="0.000197417636364628" calcext:value-type="float">
            <text:p>0.000197417636364628</text:p>
          </table:table-cell>
          <table:table-cell office:value-type="float" office:value="0.000184125283857829" calcext:value-type="float">
            <text:p>0.000184125283857829</text:p>
          </table:table-cell>
          <table:table-cell office:value-type="float" office:value="0.000216183595584938" calcext:value-type="float">
            <text:p>0.000216183595584938</text:p>
          </table:table-cell>
          <table:table-cell office:value-type="float" office:value="0.0000123837458148724" calcext:value-type="float">
            <text:p>1.24E-05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0.000388443033736831" calcext:value-type="float">
            <text:p>0.000388443033736831</text:p>
          </table:table-cell>
          <table:table-cell office:value-type="float" office:value="0.00035910342589392" calcext:value-type="float">
            <text:p>0.00035910342589392</text:p>
          </table:table-cell>
          <table:table-cell office:value-type="float" office:value="0.000385833554636898" calcext:value-type="float">
            <text:p>0.000385833554636898</text:p>
          </table:table-cell>
          <table:table-cell office:value-type="float" office:value="0.000372018666997504" calcext:value-type="float">
            <text:p>0.000372018666997504</text:p>
          </table:table-cell>
          <table:table-cell office:value-type="float" office:value="0.000337741548662614" calcext:value-type="float">
            <text:p>0.000337741548662614</text:p>
          </table:table-cell>
          <table:table-cell office:value-type="float" office:value="0.000328509382795712" calcext:value-type="float">
            <text:p>0.000328509382795712</text:p>
          </table:table-cell>
          <table:table-cell office:value-type="float" office:value="0.000385890023167804" calcext:value-type="float">
            <text:p>0.000385890023167804</text:p>
          </table:table-cell>
          <table:table-cell office:value-type="float" office:value="0.000454713400619081" calcext:value-type="float">
            <text:p>0.000454713400619081</text:p>
          </table:table-cell>
          <table:table-cell office:value-type="float" office:value="0.000451277010283511" calcext:value-type="float">
            <text:p>0.000451277010283511</text:p>
          </table:table-cell>
          <table:table-cell office:value-type="float" office:value="0.00036727298598441" calcext:value-type="float">
            <text:p>0.00036727298598441</text:p>
          </table:table-cell>
          <table:table-cell office:value-type="float" office:value="0.000326003696289851" calcext:value-type="float">
            <text:p>0.000326003696289851</text:p>
          </table:table-cell>
          <table:table-cell office:value-type="float" office:value="0.000329863858276245" calcext:value-type="float">
            <text:p>0.000329863858276245</text:p>
          </table:table-cell>
          <table:table-cell office:value-type="float" office:value="0.000361151612619843" calcext:value-type="float">
            <text:p>0.000361151612619843</text:p>
          </table:table-cell>
          <table:table-cell office:value-type="float" office:value="0.000404572652496072" calcext:value-type="float">
            <text:p>0.000404572652496072</text:p>
          </table:table-cell>
          <table:table-cell office:value-type="float" office:value="0.000370311516972599" calcext:value-type="float">
            <text:p>0.000370311516972599</text:p>
          </table:table-cell>
          <table:table-cell office:value-type="float" office:value="0.000376404918800746" calcext:value-type="float">
            <text:p>0.000376404918800746</text:p>
          </table:table-cell>
          <table:table-cell office:value-type="float" office:value="0.000407379292111322" calcext:value-type="float">
            <text:p>0.000407379292111322</text:p>
          </table:table-cell>
          <table:table-cell office:value-type="float" office:value="0.000384564446946195" calcext:value-type="float">
            <text:p>0.000384564446946195</text:p>
          </table:table-cell>
          <table:table-cell office:value-type="float" office:value="0.000413523610087201" calcext:value-type="float">
            <text:p>0.000413523610087201</text:p>
          </table:table-cell>
          <table:table-cell office:value-type="float" office:value="0.000365669091086484" calcext:value-type="float">
            <text:p>0.000365669091086484</text:p>
          </table:table-cell>
          <table:table-cell office:value-type="float" office:value="0.000349792110728337" calcext:value-type="float">
            <text:p>0.000349792110728337</text:p>
          </table:table-cell>
          <table:table-cell office:value-type="float" office:value="0.000366122156517952" calcext:value-type="float">
            <text:p>0.000366122156517952</text:p>
          </table:table-cell>
          <table:table-cell office:value-type="float" office:value="0.000421058500206569" calcext:value-type="float">
            <text:p>0.000421058500206569</text:p>
          </table:table-cell>
          <table:table-cell office:value-type="float" office:value="0.000462018105090281" calcext:value-type="float">
            <text:p>0.000462018105090281</text:p>
          </table:table-cell>
          <table:table-cell office:value-type="float" office:value="0.000458033798487267" calcext:value-type="float">
            <text:p>0.000458033798487267</text:p>
          </table:table-cell>
          <table:table-cell office:value-type="float" office:value="0.00041380035230272" calcext:value-type="float">
            <text:p>0.00041380035230272</text:p>
          </table:table-cell>
          <table:table-cell office:value-type="float" office:value="0.000372173871504849" calcext:value-type="float">
            <text:p>0.000372173871504849</text:p>
          </table:table-cell>
          <table:table-cell office:value-type="float" office:value="0.000368411053683243" calcext:value-type="float">
            <text:p>0.000368411053683243</text:p>
          </table:table-cell>
          <table:table-cell office:value-type="float" office:value="0.000385308436114402" calcext:value-type="float">
            <text:p>0.000385308436114402</text:p>
          </table:table-cell>
          <table:table-cell office:value-type="float" office:value="0.000418590006734814" calcext:value-type="float">
            <text:p>0.000418590006734814</text:p>
          </table:table-cell>
          <table:table-cell office:value-type="float" office:value="0.000420396035204047" calcext:value-type="float">
            <text:p>0.000420396035204047</text:p>
          </table:table-cell>
          <table:table-cell office:value-type="float" office:value="0.000413915746987464" calcext:value-type="float">
            <text:p>0.000413915746987464</text:p>
          </table:table-cell>
          <table:table-cell office:value-type="float" office:value="0.000437670577695099" calcext:value-type="float">
            <text:p>0.000437670577695099</text:p>
          </table:table-cell>
          <table:table-cell office:value-type="float" office:value="0.0913138012269502" calcext:value-type="float">
            <text:p>0.0913138012269502</text:p>
          </table:table-cell>
          <table:table-cell office:value-type="float" office:value="0.000350014128278471" calcext:value-type="float">
            <text:p>0.000350014128278471</text:p>
          </table:table-cell>
          <table:table-cell office:value-type="float" office:value="0.000331139575343282" calcext:value-type="float">
            <text:p>0.000331139575343282</text:p>
          </table:table-cell>
          <table:table-cell office:value-type="float" office:value="0.000354511380726553" calcext:value-type="float">
            <text:p>0.000354511380726553</text:p>
          </table:table-cell>
          <table:table-cell office:value-type="float" office:value="0.000392699911052588" calcext:value-type="float">
            <text:p>0.000392699911052588</text:p>
          </table:table-cell>
          <table:table-cell office:value-type="float" office:value="0.000437791875094057" calcext:value-type="float">
            <text:p>0.000437791875094057</text:p>
          </table:table-cell>
          <table:table-cell office:value-type="float" office:value="0.00037980641146931" calcext:value-type="float">
            <text:p>0.00037980641146931</text:p>
          </table:table-cell>
          <table:table-cell office:value-type="float" office:value="0.000320651246549229" calcext:value-type="float">
            <text:p>0.000320651246549229</text:p>
          </table:table-cell>
          <table:table-cell office:value-type="float" office:value="0.000352235219129554" calcext:value-type="float">
            <text:p>0.000352235219129554</text:p>
          </table:table-cell>
          <table:table-cell office:value-type="float" office:value="0.000426881821441248" calcext:value-type="float">
            <text:p>0.000426881821441248</text:p>
          </table:table-cell>
          <table:table-cell office:value-type="float" office:value="0.000455940735833474" calcext:value-type="float">
            <text:p>0.000455940735833474</text:p>
          </table:table-cell>
          <table:table-cell office:value-type="float" office:value="0.000436743369764691" calcext:value-type="float">
            <text:p>0.000436743369764691</text:p>
          </table:table-cell>
          <table:table-cell office:value-type="float" office:value="0.000458521827047773" calcext:value-type="float">
            <text:p>0.000458521827047773</text:p>
          </table:table-cell>
          <table:table-cell office:value-type="float" office:value="0.000267667779503043" calcext:value-type="float">
            <text:p>0.000267667779503043</text:p>
          </table:table-cell>
          <table:table-cell office:value-type="float" office:value="0.000100972462490846" calcext:value-type="float">
            <text:p>0.000100972462490846</text:p>
          </table:table-cell>
          <table:table-cell table:style-name="ce1" office:value-type="float" office:value="0.0000969534366569347" calcext:value-type="float">
            <text:p>9.70E-05</text:p>
          </table:table-cell>
          <table:table-cell office:value-type="float" office:value="0.0000215537980621759" calcext:value-type="float">
            <text:p>2.16E-05</text:p>
          </table:table-cell>
          <table:table-cell office:value-type="float" office:value="-0.0000416324331534163" calcext:value-type="float">
            <text:p>-4.16E-05</text:p>
          </table:table-cell>
          <table:table-cell office:value-type="float" office:value="-0.0000559731330243293" calcext:value-type="float">
            <text:p>-5.60E-05</text:p>
          </table:table-cell>
          <table:table-cell office:value-type="float" office:value="-0.0000375068588959265" calcext:value-type="float">
            <text:p>-3.75E-05</text:p>
          </table:table-cell>
          <table:table-cell office:value-type="float" office:value="0.00001059164726573" calcext:value-type="float">
            <text:p>1.06E-05</text:p>
          </table:table-cell>
          <table:table-cell office:value-type="float" office:value="0.0000169002473342511" calcext:value-type="float">
            <text:p>1.69E-05</text:p>
          </table:table-cell>
          <table:table-cell office:value-type="float" office:value="0.0000298549762701677" calcext:value-type="float">
            <text:p>2.99E-05</text:p>
          </table:table-cell>
          <table:table-cell table:style-name="ce1" office:value-type="float" office:value="0.000073839303087214" calcext:value-type="float">
            <text:p>7.38E-05</text:p>
          </table:table-cell>
          <table:table-cell office:value-type="float" office:value="0.00010727503958401" calcext:value-type="float">
            <text:p>0.00010727503958401</text:p>
          </table:table-cell>
          <table:table-cell office:value-type="float" office:value="0.000106892865805215" calcext:value-type="float">
            <text:p>0.000106892865805215</text:p>
          </table:table-cell>
          <table:table-cell table:style-name="ce1" office:value-type="float" office:value="0.0000956151006664555" calcext:value-type="float">
            <text:p>9.56E-05</text:p>
          </table:table-cell>
          <table:table-cell office:value-type="float" office:value="0.000124805252369961" calcext:value-type="float">
            <text:p>0.000124805252369961</text:p>
          </table:table-cell>
          <table:table-cell office:value-type="float" office:value="0.00000935293772977664" calcext:value-type="float">
            <text:p>9.35E-06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0.000328750977625041" calcext:value-type="float">
            <text:p>0.000328750977625041</text:p>
          </table:table-cell>
          <table:table-cell office:value-type="float" office:value="0.000372391682165407" calcext:value-type="float">
            <text:p>0.000372391682165407</text:p>
          </table:table-cell>
          <table:table-cell office:value-type="float" office:value="0.000405242529491454" calcext:value-type="float">
            <text:p>0.000405242529491454</text:p>
          </table:table-cell>
          <table:table-cell office:value-type="float" office:value="0.00055208728607325" calcext:value-type="float">
            <text:p>0.00055208728607325</text:p>
          </table:table-cell>
          <table:table-cell office:value-type="float" office:value="0.00055706775610287" calcext:value-type="float">
            <text:p>0.00055706775610287</text:p>
          </table:table-cell>
          <table:table-cell office:value-type="float" office:value="0.000406424695768095" calcext:value-type="float">
            <text:p>0.000406424695768095</text:p>
          </table:table-cell>
          <table:table-cell office:value-type="float" office:value="0.000272186479975314" calcext:value-type="float">
            <text:p>0.000272186479975314</text:p>
          </table:table-cell>
          <table:table-cell office:value-type="float" office:value="0.000240497654079064" calcext:value-type="float">
            <text:p>0.000240497654079064</text:p>
          </table:table-cell>
          <table:table-cell office:value-type="float" office:value="0.000241064974801941" calcext:value-type="float">
            <text:p>0.000241064974801941</text:p>
          </table:table-cell>
          <table:table-cell office:value-type="float" office:value="0.00043096860437175" calcext:value-type="float">
            <text:p>0.00043096860437175</text:p>
          </table:table-cell>
          <table:table-cell office:value-type="float" office:value="0.000549292809163117" calcext:value-type="float">
            <text:p>0.000549292809163117</text:p>
          </table:table-cell>
          <table:table-cell office:value-type="float" office:value="0.000518307986212675" calcext:value-type="float">
            <text:p>0.000518307986212675</text:p>
          </table:table-cell>
          <table:table-cell office:value-type="float" office:value="0.000407409951547973" calcext:value-type="float">
            <text:p>0.000407409951547973</text:p>
          </table:table-cell>
          <table:table-cell office:value-type="float" office:value="0.000428964622142034" calcext:value-type="float">
            <text:p>0.000428964622142034</text:p>
          </table:table-cell>
          <table:table-cell office:value-type="float" office:value="0.000474459909803275" calcext:value-type="float">
            <text:p>0.000474459909803275</text:p>
          </table:table-cell>
          <table:table-cell office:value-type="float" office:value="0.000367305262165452" calcext:value-type="float">
            <text:p>0.000367305262165452</text:p>
          </table:table-cell>
          <table:table-cell office:value-type="float" office:value="0.000312038653013727" calcext:value-type="float">
            <text:p>0.000312038653013727</text:p>
          </table:table-cell>
          <table:table-cell office:value-type="float" office:value="0.000294039881186548" calcext:value-type="float">
            <text:p>0.000294039881186548</text:p>
          </table:table-cell>
          <table:table-cell office:value-type="float" office:value="0.000296522911660256" calcext:value-type="float">
            <text:p>0.000296522911660256</text:p>
          </table:table-cell>
          <table:table-cell office:value-type="float" office:value="0.000435210228548397" calcext:value-type="float">
            <text:p>0.000435210228548397</text:p>
          </table:table-cell>
          <table:table-cell office:value-type="float" office:value="0.000444507289275722" calcext:value-type="float">
            <text:p>0.000444507289275722</text:p>
          </table:table-cell>
          <table:table-cell office:value-type="float" office:value="0.000365958376766465" calcext:value-type="float">
            <text:p>0.000365958376766465</text:p>
          </table:table-cell>
          <table:table-cell office:value-type="float" office:value="0.000283281440596226" calcext:value-type="float">
            <text:p>0.000283281440596226</text:p>
          </table:table-cell>
          <table:table-cell office:value-type="float" office:value="0.000255797490616962" calcext:value-type="float">
            <text:p>0.000255797490616962</text:p>
          </table:table-cell>
          <table:table-cell office:value-type="float" office:value="0.000255856160013649" calcext:value-type="float">
            <text:p>0.000255856160013649</text:p>
          </table:table-cell>
          <table:table-cell office:value-type="float" office:value="0.00036754877880723" calcext:value-type="float">
            <text:p>0.00036754877880723</text:p>
          </table:table-cell>
          <table:table-cell office:value-type="float" office:value="0.000534780512615146" calcext:value-type="float">
            <text:p>0.000534780512615146</text:p>
          </table:table-cell>
          <table:table-cell office:value-type="float" office:value="0.000500458572364346" calcext:value-type="float">
            <text:p>0.000500458572364346</text:p>
          </table:table-cell>
          <table:table-cell office:value-type="float" office:value="0.000427315580208465" calcext:value-type="float">
            <text:p>0.000427315580208465</text:p>
          </table:table-cell>
          <table:table-cell office:value-type="float" office:value="0.000369119135737621" calcext:value-type="float">
            <text:p>0.000369119135737621</text:p>
          </table:table-cell>
          <table:table-cell office:value-type="float" office:value="0.000389622472652159" calcext:value-type="float">
            <text:p>0.000389622472652159</text:p>
          </table:table-cell>
          <table:table-cell office:value-type="float" office:value="0.000365993146386545" calcext:value-type="float">
            <text:p>0.000365993146386545</text:p>
          </table:table-cell>
          <table:table-cell office:value-type="float" office:value="0.000332233867659466" calcext:value-type="float">
            <text:p>0.000332233867659466</text:p>
          </table:table-cell>
          <table:table-cell office:value-type="float" office:value="0.000350014128278471" calcext:value-type="float">
            <text:p>0.000350014128278471</text:p>
          </table:table-cell>
          <table:table-cell office:value-type="float" office:value="0.0671819559454934" calcext:value-type="float">
            <text:p>0.0671819559454934</text:p>
          </table:table-cell>
          <table:table-cell office:value-type="float" office:value="0.000459587666429326" calcext:value-type="float">
            <text:p>0.000459587666429326</text:p>
          </table:table-cell>
          <table:table-cell office:value-type="float" office:value="0.000399643677884684" calcext:value-type="float">
            <text:p>0.000399643677884684</text:p>
          </table:table-cell>
          <table:table-cell office:value-type="float" office:value="0.000330384535857538" calcext:value-type="float">
            <text:p>0.000330384535857538</text:p>
          </table:table-cell>
          <table:table-cell office:value-type="float" office:value="0.000307946279532314" calcext:value-type="float">
            <text:p>0.000307946279532314</text:p>
          </table:table-cell>
          <table:table-cell office:value-type="float" office:value="0.000473361034690148" calcext:value-type="float">
            <text:p>0.000473361034690148</text:p>
          </table:table-cell>
          <table:table-cell office:value-type="float" office:value="0.000509555217278617" calcext:value-type="float">
            <text:p>0.000509555217278617</text:p>
          </table:table-cell>
          <table:table-cell office:value-type="float" office:value="0.000307085699640345" calcext:value-type="float">
            <text:p>0.000307085699640345</text:p>
          </table:table-cell>
          <table:table-cell office:value-type="float" office:value="0.000236011734765435" calcext:value-type="float">
            <text:p>0.000236011734765435</text:p>
          </table:table-cell>
          <table:table-cell office:value-type="float" office:value="0.00023742328108253" calcext:value-type="float">
            <text:p>0.00023742328108253</text:p>
          </table:table-cell>
          <table:table-cell office:value-type="float" office:value="0.000234778958338133" calcext:value-type="float">
            <text:p>0.000234778958338133</text:p>
          </table:table-cell>
          <table:table-cell office:value-type="float" office:value="0.000244029950111147" calcext:value-type="float">
            <text:p>0.000244029950111147</text:p>
          </table:table-cell>
          <table:table-cell office:value-type="float" office:value="0.000247834750636688" calcext:value-type="float">
            <text:p>0.000247834750636688</text:p>
          </table:table-cell>
          <table:table-cell table:style-name="ce1" office:value-type="float" office:value="-0.0000535979158961768" calcext:value-type="float">
            <text:p>-5.36E-05</text:p>
          </table:table-cell>
          <table:table-cell table:style-name="ce1" office:value-type="float" office:value="-0.0000107741508747586" calcext:value-type="float">
            <text:p>-1.08E-05</text:p>
          </table:table-cell>
          <table:table-cell office:value-type="float" office:value="-0.0000111392491763582" calcext:value-type="float">
            <text:p>-1.11E-05</text:p>
          </table:table-cell>
          <table:table-cell office:value-type="float" office:value="-0.0000571978423949912" calcext:value-type="float">
            <text:p>-5.72E-05</text:p>
          </table:table-cell>
          <table:table-cell office:value-type="float" office:value="-0.0000767236555186137" calcext:value-type="float">
            <text:p>-7.67E-05</text:p>
          </table:table-cell>
          <table:table-cell office:value-type="float" office:value="-0.0000475848844950102" calcext:value-type="float">
            <text:p>-4.76E-05</text:p>
          </table:table-cell>
          <table:table-cell office:value-type="float" office:value="0.0000137272179958507" calcext:value-type="float">
            <text:p>1.37E-05</text:p>
          </table:table-cell>
          <table:table-cell office:value-type="float" office:value="0.0000239476868913734" calcext:value-type="float">
            <text:p>2.39E-05</text:p>
          </table:table-cell>
          <table:table-cell office:value-type="float" office:value="0.0000551831806067261" calcext:value-type="float">
            <text:p>5.52E-05</text:p>
          </table:table-cell>
          <table:table-cell office:value-type="float" office:value="0.000119562550829709" calcext:value-type="float">
            <text:p>0.000119562550829709</text:p>
          </table:table-cell>
          <table:table-cell office:value-type="float" office:value="0.000175373165859684" calcext:value-type="float">
            <text:p>0.000175373165859684</text:p>
          </table:table-cell>
          <table:table-cell office:value-type="float" office:value="0.00019790516437973" calcext:value-type="float">
            <text:p>0.00019790516437973</text:p>
          </table:table-cell>
          <table:table-cell office:value-type="float" office:value="0.000204216066120707" calcext:value-type="float">
            <text:p>0.000204216066120707</text:p>
          </table:table-cell>
          <table:table-cell office:value-type="float" office:value="0.000248485642794314" calcext:value-type="float">
            <text:p>0.000248485642794314</text:p>
          </table:table-cell>
          <table:table-cell office:value-type="float" office:value="0.0000139641418258652" calcext:value-type="float">
            <text:p>1.40E-05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0.000325274713320279" calcext:value-type="float">
            <text:p>0.000325274713320279</text:p>
          </table:table-cell>
          <table:table-cell office:value-type="float" office:value="0.000368077800281704" calcext:value-type="float">
            <text:p>0.000368077800281704</text:p>
          </table:table-cell>
          <table:table-cell office:value-type="float" office:value="0.000369797109852967" calcext:value-type="float">
            <text:p>0.000369797109852967</text:p>
          </table:table-cell>
          <table:table-cell office:value-type="float" office:value="0.000438979887492848" calcext:value-type="float">
            <text:p>0.000438979887492848</text:p>
          </table:table-cell>
          <table:table-cell office:value-type="float" office:value="0.000433923316699325" calcext:value-type="float">
            <text:p>0.000433923316699325</text:p>
          </table:table-cell>
          <table:table-cell office:value-type="float" office:value="0.000383570279001281" calcext:value-type="float">
            <text:p>0.000383570279001281</text:p>
          </table:table-cell>
          <table:table-cell office:value-type="float" office:value="0.000278794871580721" calcext:value-type="float">
            <text:p>0.000278794871580721</text:p>
          </table:table-cell>
          <table:table-cell office:value-type="float" office:value="0.000154333532026935" calcext:value-type="float">
            <text:p>0.000154333532026935</text:p>
          </table:table-cell>
          <table:table-cell office:value-type="float" office:value="0.000122105254840305" calcext:value-type="float">
            <text:p>0.000122105254840305</text:p>
          </table:table-cell>
          <table:table-cell office:value-type="float" office:value="0.000402619104947575" calcext:value-type="float">
            <text:p>0.000402619104947575</text:p>
          </table:table-cell>
          <table:table-cell office:value-type="float" office:value="0.000478981884620249" calcext:value-type="float">
            <text:p>0.000478981884620249</text:p>
          </table:table-cell>
          <table:table-cell office:value-type="float" office:value="0.000470211589461361" calcext:value-type="float">
            <text:p>0.000470211589461361</text:p>
          </table:table-cell>
          <table:table-cell office:value-type="float" office:value="0.000433397758976363" calcext:value-type="float">
            <text:p>0.000433397758976363</text:p>
          </table:table-cell>
          <table:table-cell office:value-type="float" office:value="0.000403303193941572" calcext:value-type="float">
            <text:p>0.000403303193941572</text:p>
          </table:table-cell>
          <table:table-cell office:value-type="float" office:value="0.000442540371174713" calcext:value-type="float">
            <text:p>0.000442540371174713</text:p>
          </table:table-cell>
          <table:table-cell office:value-type="float" office:value="0.000375825594074308" calcext:value-type="float">
            <text:p>0.000375825594074308</text:p>
          </table:table-cell>
          <table:table-cell office:value-type="float" office:value="0.000284048391244683" calcext:value-type="float">
            <text:p>0.000284048391244683</text:p>
          </table:table-cell>
          <table:table-cell office:value-type="float" office:value="0.000281875215959187" calcext:value-type="float">
            <text:p>0.000281875215959187</text:p>
          </table:table-cell>
          <table:table-cell office:value-type="float" office:value="0.000249860534437152" calcext:value-type="float">
            <text:p>0.000249860534437152</text:p>
          </table:table-cell>
          <table:table-cell office:value-type="float" office:value="0.000360443718419862" calcext:value-type="float">
            <text:p>0.000360443718419862</text:p>
          </table:table-cell>
          <table:table-cell office:value-type="float" office:value="0.000409718359104156" calcext:value-type="float">
            <text:p>0.000409718359104156</text:p>
          </table:table-cell>
          <table:table-cell office:value-type="float" office:value="0.000362517445649101" calcext:value-type="float">
            <text:p>0.000362517445649101</text:p>
          </table:table-cell>
          <table:table-cell office:value-type="float" office:value="0.000266940100977312" calcext:value-type="float">
            <text:p>0.000266940100977312</text:p>
          </table:table-cell>
          <table:table-cell office:value-type="float" office:value="0.00016699264294223" calcext:value-type="float">
            <text:p>0.00016699264294223</text:p>
          </table:table-cell>
          <table:table-cell office:value-type="float" office:value="0.000140777604626719" calcext:value-type="float">
            <text:p>0.000140777604626719</text:p>
          </table:table-cell>
          <table:table-cell office:value-type="float" office:value="0.000344964284535417" calcext:value-type="float">
            <text:p>0.000344964284535417</text:p>
          </table:table-cell>
          <table:table-cell office:value-type="float" office:value="0.000465940345757925" calcext:value-type="float">
            <text:p>0.000465940345757925</text:p>
          </table:table-cell>
          <table:table-cell office:value-type="float" office:value="0.000498309237664008" calcext:value-type="float">
            <text:p>0.000498309237664008</text:p>
          </table:table-cell>
          <table:table-cell office:value-type="float" office:value="0.000434815998940634" calcext:value-type="float">
            <text:p>0.000434815998940634</text:p>
          </table:table-cell>
          <table:table-cell office:value-type="float" office:value="0.000369799844635469" calcext:value-type="float">
            <text:p>0.000369799844635469</text:p>
          </table:table-cell>
          <table:table-cell office:value-type="float" office:value="0.000365410913076822" calcext:value-type="float">
            <text:p>0.000365410913076822</text:p>
          </table:table-cell>
          <table:table-cell office:value-type="float" office:value="0.000373512059423527" calcext:value-type="float">
            <text:p>0.000373512059423527</text:p>
          </table:table-cell>
          <table:table-cell office:value-type="float" office:value="0.00030030452244911" calcext:value-type="float">
            <text:p>0.00030030452244911</text:p>
          </table:table-cell>
          <table:table-cell office:value-type="float" office:value="0.000331139575343282" calcext:value-type="float">
            <text:p>0.000331139575343282</text:p>
          </table:table-cell>
          <table:table-cell office:value-type="float" office:value="0.000459587666429326" calcext:value-type="float">
            <text:p>0.000459587666429326</text:p>
          </table:table-cell>
          <table:table-cell office:value-type="float" office:value="0.0213406663722549" calcext:value-type="float">
            <text:p>0.0213406663722549</text:p>
          </table:table-cell>
          <table:table-cell office:value-type="float" office:value="0.000466860597435484" calcext:value-type="float">
            <text:p>0.000466860597435484</text:p>
          </table:table-cell>
          <table:table-cell office:value-type="float" office:value="0.000405566880526232" calcext:value-type="float">
            <text:p>0.000405566880526232</text:p>
          </table:table-cell>
          <table:table-cell office:value-type="float" office:value="0.000325252807341236" calcext:value-type="float">
            <text:p>0.000325252807341236</text:p>
          </table:table-cell>
          <table:table-cell office:value-type="float" office:value="0.00042298408584497" calcext:value-type="float">
            <text:p>0.00042298408584497</text:p>
          </table:table-cell>
          <table:table-cell office:value-type="float" office:value="0.000488975537322996" calcext:value-type="float">
            <text:p>0.000488975537322996</text:p>
          </table:table-cell>
          <table:table-cell office:value-type="float" office:value="0.000311709175159502" calcext:value-type="float">
            <text:p>0.000311709175159502</text:p>
          </table:table-cell>
          <table:table-cell office:value-type="float" office:value="0.000192196871835244" calcext:value-type="float">
            <text:p>0.000192196871835244</text:p>
          </table:table-cell>
          <table:table-cell office:value-type="float" office:value="0.00013424639256263" calcext:value-type="float">
            <text:p>0.00013424639256263</text:p>
          </table:table-cell>
          <table:table-cell office:value-type="float" office:value="0.000185088852184506" calcext:value-type="float">
            <text:p>0.000185088852184506</text:p>
          </table:table-cell>
          <table:table-cell office:value-type="float" office:value="0.000133640091666927" calcext:value-type="float">
            <text:p>0.000133640091666927</text:p>
          </table:table-cell>
          <table:table-cell office:value-type="float" office:value="0.000103402555710105" calcext:value-type="float">
            <text:p>0.000103402555710105</text:p>
          </table:table-cell>
          <table:table-cell office:value-type="float" office:value="-0.000451463368272349" calcext:value-type="float">
            <text:p>-0.000451463368272349</text:p>
          </table:table-cell>
          <table:table-cell office:value-type="float" office:value="-0.000272924929338979" calcext:value-type="float">
            <text:p>-0.000272924929338979</text:p>
          </table:table-cell>
          <table:table-cell office:value-type="float" office:value="-0.0000622854329850117" calcext:value-type="float">
            <text:p>-6.23E-05</text:p>
          </table:table-cell>
          <table:table-cell office:value-type="float" office:value="-0.0000533205972908798" calcext:value-type="float">
            <text:p>-5.33E-05</text:p>
          </table:table-cell>
          <table:table-cell office:value-type="float" office:value="-0.0000698242895001332" calcext:value-type="float">
            <text:p>-6.98E-05</text:p>
          </table:table-cell>
          <table:table-cell office:value-type="float" office:value="-0.0000493148172464479" calcext:value-type="float">
            <text:p>-4.93E-05</text:p>
          </table:table-cell>
          <table:table-cell office:value-type="float" office:value="0.000026742089235851" calcext:value-type="float">
            <text:p>2.67E-05</text:p>
          </table:table-cell>
          <table:table-cell office:value-type="float" office:value="0.0000678684347566666" calcext:value-type="float">
            <text:p>6.79E-05</text:p>
          </table:table-cell>
          <table:table-cell table:style-name="Default" office:value-type="float" office:value="0.000124385630840889" calcext:value-type="float">
            <text:p>0.000124385630840889</text:p>
          </table:table-cell>
          <table:table-cell office:value-type="float" office:value="0.000201826777572932" calcext:value-type="float">
            <text:p>0.000201826777572932</text:p>
          </table:table-cell>
          <table:table-cell office:value-type="float" office:value="0.000268300459687347" calcext:value-type="float">
            <text:p>0.000268300459687347</text:p>
          </table:table-cell>
          <table:table-cell office:value-type="float" office:value="0.000292620538332775" calcext:value-type="float">
            <text:p>0.000292620538332775</text:p>
          </table:table-cell>
          <table:table-cell office:value-type="float" office:value="0.000300679974704296" calcext:value-type="float">
            <text:p>0.000300679974704296</text:p>
          </table:table-cell>
          <table:table-cell office:value-type="float" office:value="0.000343564599930559" calcext:value-type="float">
            <text:p>0.000343564599930559</text:p>
          </table:table-cell>
          <table:table-cell office:value-type="float" office:value="0.0000105614546494205" calcext:value-type="float">
            <text:p>1.06E-05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0.000348180953978523" calcext:value-type="float">
            <text:p>0.000348180953978523</text:p>
          </table:table-cell>
          <table:table-cell office:value-type="float" office:value="0.000339022790965362" calcext:value-type="float">
            <text:p>0.000339022790965362</text:p>
          </table:table-cell>
          <table:table-cell office:value-type="float" office:value="0.000351568706248658" calcext:value-type="float">
            <text:p>0.000351568706248658</text:p>
          </table:table-cell>
          <table:table-cell office:value-type="float" office:value="0.000359517298018385" calcext:value-type="float">
            <text:p>0.000359517298018385</text:p>
          </table:table-cell>
          <table:table-cell office:value-type="float" office:value="0.000334907757822471" calcext:value-type="float">
            <text:p>0.000334907757822471</text:p>
          </table:table-cell>
          <table:table-cell office:value-type="float" office:value="0.000320128579487137" calcext:value-type="float">
            <text:p>0.000320128579487137</text:p>
          </table:table-cell>
          <table:table-cell office:value-type="float" office:value="0.000304567361433314" calcext:value-type="float">
            <text:p>0.000304567361433314</text:p>
          </table:table-cell>
          <table:table-cell office:value-type="float" office:value="0.000235823237861497" calcext:value-type="float">
            <text:p>0.000235823237861497</text:p>
          </table:table-cell>
          <table:table-cell office:value-type="float" office:value="0.000188596371597315" calcext:value-type="float">
            <text:p>0.000188596371597315</text:p>
          </table:table-cell>
          <table:table-cell office:value-type="float" office:value="0.000380729877678906" calcext:value-type="float">
            <text:p>0.000380729877678906</text:p>
          </table:table-cell>
          <table:table-cell office:value-type="float" office:value="0.00040915293486151" calcext:value-type="float">
            <text:p>0.00040915293486151</text:p>
          </table:table-cell>
          <table:table-cell office:value-type="float" office:value="0.000393241945156417" calcext:value-type="float">
            <text:p>0.000393241945156417</text:p>
          </table:table-cell>
          <table:table-cell office:value-type="float" office:value="0.000396182375053828" calcext:value-type="float">
            <text:p>0.000396182375053828</text:p>
          </table:table-cell>
          <table:table-cell office:value-type="float" office:value="0.000395388047774869" calcext:value-type="float">
            <text:p>0.000395388047774869</text:p>
          </table:table-cell>
          <table:table-cell office:value-type="float" office:value="0.000386645700903703" calcext:value-type="float">
            <text:p>0.000386645700903703</text:p>
          </table:table-cell>
          <table:table-cell office:value-type="float" office:value="0.00035763816390424" calcext:value-type="float">
            <text:p>0.00035763816390424</text:p>
          </table:table-cell>
          <table:table-cell office:value-type="float" office:value="0.000310302484783392" calcext:value-type="float">
            <text:p>0.000310302484783392</text:p>
          </table:table-cell>
          <table:table-cell office:value-type="float" office:value="0.000299757265883398" calcext:value-type="float">
            <text:p>0.000299757265883398</text:p>
          </table:table-cell>
          <table:table-cell office:value-type="float" office:value="0.000286672234250566" calcext:value-type="float">
            <text:p>0.000286672234250566</text:p>
          </table:table-cell>
          <table:table-cell office:value-type="float" office:value="0.00031563018250965" calcext:value-type="float">
            <text:p>0.00031563018250965</text:p>
          </table:table-cell>
          <table:table-cell office:value-type="float" office:value="0.00034877600362989" calcext:value-type="float">
            <text:p>0.00034877600362989</text:p>
          </table:table-cell>
          <table:table-cell office:value-type="float" office:value="0.000338255332077022" calcext:value-type="float">
            <text:p>0.000338255332077022</text:p>
          </table:table-cell>
          <table:table-cell office:value-type="float" office:value="0.000312669858739667" calcext:value-type="float">
            <text:p>0.000312669858739667</text:p>
          </table:table-cell>
          <table:table-cell office:value-type="float" office:value="0.000244651337155546" calcext:value-type="float">
            <text:p>0.000244651337155546</text:p>
          </table:table-cell>
          <table:table-cell office:value-type="float" office:value="0.000205912417256269" calcext:value-type="float">
            <text:p>0.000205912417256269</text:p>
          </table:table-cell>
          <table:table-cell office:value-type="float" office:value="0.000359623900649098" calcext:value-type="float">
            <text:p>0.000359623900649098</text:p>
          </table:table-cell>
          <table:table-cell office:value-type="float" office:value="0.000397491196980685" calcext:value-type="float">
            <text:p>0.000397491196980685</text:p>
          </table:table-cell>
          <table:table-cell office:value-type="float" office:value="0.000432949552677814" calcext:value-type="float">
            <text:p>0.000432949552677814</text:p>
          </table:table-cell>
          <table:table-cell office:value-type="float" office:value="0.000406463432074155" calcext:value-type="float">
            <text:p>0.000406463432074155</text:p>
          </table:table-cell>
          <table:table-cell office:value-type="float" office:value="0.000383474115325413" calcext:value-type="float">
            <text:p>0.000383474115325413</text:p>
          </table:table-cell>
          <table:table-cell office:value-type="float" office:value="0.000369966392250582" calcext:value-type="float">
            <text:p>0.000369966392250582</text:p>
          </table:table-cell>
          <table:table-cell office:value-type="float" office:value="0.000381151292598359" calcext:value-type="float">
            <text:p>0.000381151292598359</text:p>
          </table:table-cell>
          <table:table-cell office:value-type="float" office:value="0.000337870057311093" calcext:value-type="float">
            <text:p>0.000337870057311093</text:p>
          </table:table-cell>
          <table:table-cell office:value-type="float" office:value="0.000354511380726553" calcext:value-type="float">
            <text:p>0.000354511380726553</text:p>
          </table:table-cell>
          <table:table-cell office:value-type="float" office:value="0.000399643677884684" calcext:value-type="float">
            <text:p>0.000399643677884684</text:p>
          </table:table-cell>
          <table:table-cell office:value-type="float" office:value="0.000466860597435484" calcext:value-type="float">
            <text:p>0.000466860597435484</text:p>
          </table:table-cell>
          <table:table-cell office:value-type="float" office:value="0.0217532214514137" calcext:value-type="float">
            <text:p>0.0217532214514137</text:p>
          </table:table-cell>
          <table:table-cell office:value-type="float" office:value="0.000466444104317856" calcext:value-type="float">
            <text:p>0.000466444104317856</text:p>
          </table:table-cell>
          <table:table-cell office:value-type="float" office:value="0.000425812122981106" calcext:value-type="float">
            <text:p>0.000425812122981106</text:p>
          </table:table-cell>
          <table:table-cell office:value-type="float" office:value="0.00041288121969469" calcext:value-type="float">
            <text:p>0.00041288121969469</text:p>
          </table:table-cell>
          <table:table-cell office:value-type="float" office:value="0.000420586726350956" calcext:value-type="float">
            <text:p>0.000420586726350956</text:p>
          </table:table-cell>
          <table:table-cell office:value-type="float" office:value="0.000299553988136707" calcext:value-type="float">
            <text:p>0.000299553988136707</text:p>
          </table:table-cell>
          <table:table-cell office:value-type="float" office:value="0.00026385629154894" calcext:value-type="float">
            <text:p>0.00026385629154894</text:p>
          </table:table-cell>
          <table:table-cell office:value-type="float" office:value="0.000211100628989258" calcext:value-type="float">
            <text:p>0.000211100628989258</text:p>
          </table:table-cell>
          <table:table-cell office:value-type="float" office:value="0.000267392201925824" calcext:value-type="float">
            <text:p>0.000267392201925824</text:p>
          </table:table-cell>
          <table:table-cell office:value-type="float" office:value="0.000205917516905156" calcext:value-type="float">
            <text:p>0.000205917516905156</text:p>
          </table:table-cell>
          <table:table-cell table:style-name="ce1" office:value-type="float" office:value="0.00000402948190290058" calcext:value-type="float">
            <text:p>4.03E-06</text:p>
          </table:table-cell>
          <table:table-cell office:value-type="float" office:value="-0.000584617953453019" calcext:value-type="float">
            <text:p>-0.000584617953453019</text:p>
          </table:table-cell>
          <table:table-cell office:value-type="float" office:value="-0.000342695354735566" calcext:value-type="float">
            <text:p>-0.000342695354735566</text:p>
          </table:table-cell>
          <table:table-cell office:value-type="float" office:value="-0.0000559031375418268" calcext:value-type="float">
            <text:p>-5.59E-05</text:p>
          </table:table-cell>
          <table:table-cell office:value-type="float" office:value="-0.00002860149754498" calcext:value-type="float">
            <text:p>-2.86E-05</text:p>
          </table:table-cell>
          <table:table-cell office:value-type="float" office:value="-0.0000380909404905334" calcext:value-type="float">
            <text:p>-3.81E-05</text:p>
          </table:table-cell>
          <table:table-cell office:value-type="float" office:value="-0.0000373553213408917" calcext:value-type="float">
            <text:p>-3.74E-05</text:p>
          </table:table-cell>
          <table:table-cell office:value-type="float" office:value="0.0000388128251357889" calcext:value-type="float">
            <text:p>3.88E-05</text:p>
          </table:table-cell>
          <table:table-cell office:value-type="float" office:value="0.00009374023745149" calcext:value-type="float">
            <text:p>9.37E-05</text:p>
          </table:table-cell>
          <table:table-cell table:style-name="Default" office:value-type="float" office:value="0.000152300598970956" calcext:value-type="float">
            <text:p>0.000152300598970956</text:p>
          </table:table-cell>
          <table:table-cell office:value-type="float" office:value="0.000222117948632562" calcext:value-type="float">
            <text:p>0.000222117948632562</text:p>
          </table:table-cell>
          <table:table-cell office:value-type="float" office:value="0.000279284329843786" calcext:value-type="float">
            <text:p>0.000279284329843786</text:p>
          </table:table-cell>
          <table:table-cell office:value-type="float" office:value="0.000298401434427343" calcext:value-type="float">
            <text:p>0.000298401434427343</text:p>
          </table:table-cell>
          <table:table-cell office:value-type="float" office:value="0.000304137862605509" calcext:value-type="float">
            <text:p>0.000304137862605509</text:p>
          </table:table-cell>
          <table:table-cell office:value-type="float" office:value="0.000343255313678427" calcext:value-type="float">
            <text:p>0.000343255313678427</text:p>
          </table:table-cell>
          <table:table-cell office:value-type="float" office:value="0.00000903565162435085" calcext:value-type="float">
            <text:p>9.04E-06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0.000389666192009578" calcext:value-type="float">
            <text:p>0.000389666192009578</text:p>
          </table:table-cell>
          <table:table-cell office:value-type="float" office:value="0.000304151664039039" calcext:value-type="float">
            <text:p>0.000304151664039039</text:p>
          </table:table-cell>
          <table:table-cell office:value-type="float" office:value="0.000337757918741" calcext:value-type="float">
            <text:p>0.000337757918741</text:p>
          </table:table-cell>
          <table:table-cell office:value-type="float" office:value="0.000274814185793883" calcext:value-type="float">
            <text:p>0.000274814185793883</text:p>
          </table:table-cell>
          <table:table-cell office:value-type="float" office:value="0.00021765301024215" calcext:value-type="float">
            <text:p>0.00021765301024215</text:p>
          </table:table-cell>
          <table:table-cell office:value-type="float" office:value="0.000246867579989744" calcext:value-type="float">
            <text:p>0.000246867579989744</text:p>
          </table:table-cell>
          <table:table-cell office:value-type="float" office:value="0.000332082239919756" calcext:value-type="float">
            <text:p>0.000332082239919756</text:p>
          </table:table-cell>
          <table:table-cell office:value-type="float" office:value="0.000400169867889003" calcext:value-type="float">
            <text:p>0.000400169867889003</text:p>
          </table:table-cell>
          <table:table-cell office:value-type="float" office:value="0.000417003321161306" calcext:value-type="float">
            <text:p>0.000417003321161306</text:p>
          </table:table-cell>
          <table:table-cell office:value-type="float" office:value="0.000358837544876423" calcext:value-type="float">
            <text:p>0.000358837544876423</text:p>
          </table:table-cell>
          <table:table-cell office:value-type="float" office:value="0.000314827256254723" calcext:value-type="float">
            <text:p>0.000314827256254723</text:p>
          </table:table-cell>
          <table:table-cell office:value-type="float" office:value="0.000295084450939437" calcext:value-type="float">
            <text:p>0.000295084450939437</text:p>
          </table:table-cell>
          <table:table-cell office:value-type="float" office:value="0.000351521571660848" calcext:value-type="float">
            <text:p>0.000351521571660848</text:p>
          </table:table-cell>
          <table:table-cell office:value-type="float" office:value="0.000387243670599587" calcext:value-type="float">
            <text:p>0.000387243670599587</text:p>
          </table:table-cell>
          <table:table-cell office:value-type="float" office:value="0.000329118715279936" calcext:value-type="float">
            <text:p>0.000329118715279936</text:p>
          </table:table-cell>
          <table:table-cell office:value-type="float" office:value="0.00033776929792513" calcext:value-type="float">
            <text:p>0.00033776929792513</text:p>
          </table:table-cell>
          <table:table-cell office:value-type="float" office:value="0.000357987107665299" calcext:value-type="float">
            <text:p>0.000357987107665299</text:p>
          </table:table-cell>
          <table:table-cell office:value-type="float" office:value="0.000325024622638261" calcext:value-type="float">
            <text:p>0.000325024622638261</text:p>
          </table:table-cell>
          <table:table-cell office:value-type="float" office:value="0.000355931353924901" calcext:value-type="float">
            <text:p>0.000355931353924901</text:p>
          </table:table-cell>
          <table:table-cell office:value-type="float" office:value="0.000282353515542663" calcext:value-type="float">
            <text:p>0.000282353515542663</text:p>
          </table:table-cell>
          <table:table-cell office:value-type="float" office:value="0.000278283363047094" calcext:value-type="float">
            <text:p>0.000278283363047094</text:p>
          </table:table-cell>
          <table:table-cell office:value-type="float" office:value="0.000312066038503956" calcext:value-type="float">
            <text:p>0.000312066038503956</text:p>
          </table:table-cell>
          <table:table-cell office:value-type="float" office:value="0.000381270591557143" calcext:value-type="float">
            <text:p>0.000381270591557143</text:p>
          </table:table-cell>
          <table:table-cell office:value-type="float" office:value="0.000417571601682361" calcext:value-type="float">
            <text:p>0.000417571601682361</text:p>
          </table:table-cell>
          <table:table-cell office:value-type="float" office:value="0.000431652562044556" calcext:value-type="float">
            <text:p>0.000431652562044556</text:p>
          </table:table-cell>
          <table:table-cell office:value-type="float" office:value="0.000391078841663461" calcext:value-type="float">
            <text:p>0.000391078841663461</text:p>
          </table:table-cell>
          <table:table-cell office:value-type="float" office:value="0.000324136399145715" calcext:value-type="float">
            <text:p>0.000324136399145715</text:p>
          </table:table-cell>
          <table:table-cell office:value-type="float" office:value="0.000356572971033356" calcext:value-type="float">
            <text:p>0.000356572971033356</text:p>
          </table:table-cell>
          <table:table-cell office:value-type="float" office:value="0.000371236490642031" calcext:value-type="float">
            <text:p>0.000371236490642031</text:p>
          </table:table-cell>
          <table:table-cell office:value-type="float" office:value="0.000410943102894965" calcext:value-type="float">
            <text:p>0.000410943102894965</text:p>
          </table:table-cell>
          <table:table-cell office:value-type="float" office:value="0.000402911944807" calcext:value-type="float">
            <text:p>0.000402911944807</text:p>
          </table:table-cell>
          <table:table-cell office:value-type="float" office:value="0.00040143902360667" calcext:value-type="float">
            <text:p>0.00040143902360667</text:p>
          </table:table-cell>
          <table:table-cell office:value-type="float" office:value="0.00041200569306093" calcext:value-type="float">
            <text:p>0.00041200569306093</text:p>
          </table:table-cell>
          <table:table-cell office:value-type="float" office:value="0.000392699911052588" calcext:value-type="float">
            <text:p>0.000392699911052588</text:p>
          </table:table-cell>
          <table:table-cell office:value-type="float" office:value="0.000330384535857538" calcext:value-type="float">
            <text:p>0.000330384535857538</text:p>
          </table:table-cell>
          <table:table-cell office:value-type="float" office:value="0.000405566880526232" calcext:value-type="float">
            <text:p>0.000405566880526232</text:p>
          </table:table-cell>
          <table:table-cell office:value-type="float" office:value="0.000466444104317856" calcext:value-type="float">
            <text:p>0.000466444104317856</text:p>
          </table:table-cell>
          <table:table-cell office:value-type="float" office:value="0.0350189104114491" calcext:value-type="float">
            <text:p>0.0350189104114491</text:p>
          </table:table-cell>
          <table:table-cell office:value-type="float" office:value="0.000579043796373179" calcext:value-type="float">
            <text:p>0.000579043796373179</text:p>
          </table:table-cell>
          <table:table-cell office:value-type="float" office:value="0.000428994209308956" calcext:value-type="float">
            <text:p>0.000428994209308956</text:p>
          </table:table-cell>
          <table:table-cell office:value-type="float" office:value="0.000327303209441992" calcext:value-type="float">
            <text:p>0.000327303209441992</text:p>
          </table:table-cell>
          <table:table-cell office:value-type="float" office:value="0.000284570059919133" calcext:value-type="float">
            <text:p>0.000284570059919133</text:p>
          </table:table-cell>
          <table:table-cell office:value-type="float" office:value="0.000368174806534213" calcext:value-type="float">
            <text:p>0.000368174806534213</text:p>
          </table:table-cell>
          <table:table-cell office:value-type="float" office:value="0.00040545357928612" calcext:value-type="float">
            <text:p>0.00040545357928612</text:p>
          </table:table-cell>
          <table:table-cell office:value-type="float" office:value="0.000376429095762562" calcext:value-type="float">
            <text:p>0.000376429095762562</text:p>
          </table:table-cell>
          <table:table-cell office:value-type="float" office:value="0.000414656818133087" calcext:value-type="float">
            <text:p>0.000414656818133087</text:p>
          </table:table-cell>
          <table:table-cell table:style-name="ce1" office:value-type="float" office:value="-0.000039816433126922" calcext:value-type="float">
            <text:p>-3.98E-05</text:p>
          </table:table-cell>
          <table:table-cell office:value-type="float" office:value="-0.000677764907968312" calcext:value-type="float">
            <text:p>-0.000677764907968312</text:p>
          </table:table-cell>
          <table:table-cell office:value-type="float" office:value="-0.00039756105342613" calcext:value-type="float">
            <text:p>-0.00039756105342613</text:p>
          </table:table-cell>
          <table:table-cell office:value-type="float" office:value="-0.000060168149634456" calcext:value-type="float">
            <text:p>-6.02E-05</text:p>
          </table:table-cell>
          <table:table-cell office:value-type="float" office:value="-0.0000172068547213299" calcext:value-type="float">
            <text:p>-1.72E-05</text:p>
          </table:table-cell>
          <table:table-cell office:value-type="float" office:value="-0.0000191924998836026" calcext:value-type="float">
            <text:p>-1.92E-05</text:p>
          </table:table-cell>
          <table:table-cell office:value-type="float" office:value="-0.0000268937859499076" calcext:value-type="float">
            <text:p>-2.69E-05</text:p>
          </table:table-cell>
          <table:table-cell office:value-type="float" office:value="0.000046726106926603" calcext:value-type="float">
            <text:p>4.67E-05</text:p>
          </table:table-cell>
          <table:table-cell table:style-name="Default" office:value-type="float" office:value="0.000112350951408405" calcext:value-type="float">
            <text:p>0.000112350951408405</text:p>
          </table:table-cell>
          <table:table-cell table:style-name="Default" office:value-type="float" office:value="0.000173454507356756" calcext:value-type="float">
            <text:p>0.000173454507356756</text:p>
          </table:table-cell>
          <table:table-cell office:value-type="float" office:value="0.000237867960238652" calcext:value-type="float">
            <text:p>0.000237867960238652</text:p>
          </table:table-cell>
          <table:table-cell office:value-type="float" office:value="0.000290333357072076" calcext:value-type="float">
            <text:p>0.000290333357072076</text:p>
          </table:table-cell>
          <table:table-cell office:value-type="float" office:value="0.000301987985978818" calcext:value-type="float">
            <text:p>0.000301987985978818</text:p>
          </table:table-cell>
          <table:table-cell office:value-type="float" office:value="0.00030172812243468" calcext:value-type="float">
            <text:p>0.00030172812243468</text:p>
          </table:table-cell>
          <table:table-cell office:value-type="float" office:value="0.000334544087366315" calcext:value-type="float">
            <text:p>0.000334544087366315</text:p>
          </table:table-cell>
          <table:table-cell office:value-type="float" office:value="0.00000687101291518694" calcext:value-type="float">
            <text:p>6.87E-06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0.000438483658775999" calcext:value-type="float">
            <text:p>0.000438483658775999</text:p>
          </table:table-cell>
          <table:table-cell office:value-type="float" office:value="0.000240546527854037" calcext:value-type="float">
            <text:p>0.000240546527854037</text:p>
          </table:table-cell>
          <table:table-cell office:value-type="float" office:value="0.000341698962100918" calcext:value-type="float">
            <text:p>0.000341698962100918</text:p>
          </table:table-cell>
          <table:table-cell office:value-type="float" office:value="0.000233709448837937" calcext:value-type="float">
            <text:p>0.000233709448837937</text:p>
          </table:table-cell>
          <table:table-cell office:value-type="float" office:value="0.000163709678653021" calcext:value-type="float">
            <text:p>0.000163709678653021</text:p>
          </table:table-cell>
          <table:table-cell office:value-type="float" office:value="0.000170561749158936" calcext:value-type="float">
            <text:p>0.000170561749158936</text:p>
          </table:table-cell>
          <table:table-cell office:value-type="float" office:value="0.000311289225710926" calcext:value-type="float">
            <text:p>0.000311289225710926</text:p>
          </table:table-cell>
          <table:table-cell office:value-type="float" office:value="0.00067475007970996" calcext:value-type="float">
            <text:p>0.00067475007970996</text:p>
          </table:table-cell>
          <table:table-cell office:value-type="float" office:value="0.000766832606394251" calcext:value-type="float">
            <text:p>0.000766832606394251</text:p>
          </table:table-cell>
          <table:table-cell office:value-type="float" office:value="0.000361460236059107" calcext:value-type="float">
            <text:p>0.000361460236059107</text:p>
          </table:table-cell>
          <table:table-cell office:value-type="float" office:value="0.000266020797632288" calcext:value-type="float">
            <text:p>0.000266020797632288</text:p>
          </table:table-cell>
          <table:table-cell office:value-type="float" office:value="0.000230225326752781" calcext:value-type="float">
            <text:p>0.000230225326752781</text:p>
          </table:table-cell>
          <table:table-cell office:value-type="float" office:value="0.000269316018490368" calcext:value-type="float">
            <text:p>0.000269316018490368</text:p>
          </table:table-cell>
          <table:table-cell office:value-type="float" office:value="0.000392227437227661" calcext:value-type="float">
            <text:p>0.000392227437227661</text:p>
          </table:table-cell>
          <table:table-cell office:value-type="float" office:value="0.000290741033591095" calcext:value-type="float">
            <text:p>0.000290741033591095</text:p>
          </table:table-cell>
          <table:table-cell office:value-type="float" office:value="0.000281676417302732" calcext:value-type="float">
            <text:p>0.000281676417302732</text:p>
          </table:table-cell>
          <table:table-cell office:value-type="float" office:value="0.000426559492716238" calcext:value-type="float">
            <text:p>0.000426559492716238</text:p>
          </table:table-cell>
          <table:table-cell office:value-type="float" office:value="0.000337532913603129" calcext:value-type="float">
            <text:p>0.000337532913603129</text:p>
          </table:table-cell>
          <table:table-cell office:value-type="float" office:value="0.000453769754600765" calcext:value-type="float">
            <text:p>0.000453769754600765</text:p>
          </table:table-cell>
          <table:table-cell office:value-type="float" office:value="0.000299877177954372" calcext:value-type="float">
            <text:p>0.000299877177954372</text:p>
          </table:table-cell>
          <table:table-cell office:value-type="float" office:value="0.000210884768440029" calcext:value-type="float">
            <text:p>0.000210884768440029</text:p>
          </table:table-cell>
          <table:table-cell office:value-type="float" office:value="0.000264273728571154" calcext:value-type="float">
            <text:p>0.000264273728571154</text:p>
          </table:table-cell>
          <table:table-cell office:value-type="float" office:value="0.000447853311349565" calcext:value-type="float">
            <text:p>0.000447853311349565</text:p>
          </table:table-cell>
          <table:table-cell office:value-type="float" office:value="0.000706182076162749" calcext:value-type="float">
            <text:p>0.000706182076162749</text:p>
          </table:table-cell>
          <table:table-cell office:value-type="float" office:value="0.000778079554136164" calcext:value-type="float">
            <text:p>0.000778079554136164</text:p>
          </table:table-cell>
          <table:table-cell office:value-type="float" office:value="0.000430020562990708" calcext:value-type="float">
            <text:p>0.000430020562990708</text:p>
          </table:table-cell>
          <table:table-cell office:value-type="float" office:value="0.000298338049118751" calcext:value-type="float">
            <text:p>0.000298338049118751</text:p>
          </table:table-cell>
          <table:table-cell office:value-type="float" office:value="0.000276195487242724" calcext:value-type="float">
            <text:p>0.000276195487242724</text:p>
          </table:table-cell>
          <table:table-cell office:value-type="float" office:value="0.000318193837401348" calcext:value-type="float">
            <text:p>0.000318193837401348</text:p>
          </table:table-cell>
          <table:table-cell office:value-type="float" office:value="0.000426655005603189" calcext:value-type="float">
            <text:p>0.000426655005603189</text:p>
          </table:table-cell>
          <table:table-cell office:value-type="float" office:value="0.000467425220449405" calcext:value-type="float">
            <text:p>0.000467425220449405</text:p>
          </table:table-cell>
          <table:table-cell office:value-type="float" office:value="0.000403110636515373" calcext:value-type="float">
            <text:p>0.000403110636515373</text:p>
          </table:table-cell>
          <table:table-cell office:value-type="float" office:value="0.000525505014355756" calcext:value-type="float">
            <text:p>0.000525505014355756</text:p>
          </table:table-cell>
          <table:table-cell office:value-type="float" office:value="0.000437791875094057" calcext:value-type="float">
            <text:p>0.000437791875094057</text:p>
          </table:table-cell>
          <table:table-cell office:value-type="float" office:value="0.000307946279532314" calcext:value-type="float">
            <text:p>0.000307946279532314</text:p>
          </table:table-cell>
          <table:table-cell office:value-type="float" office:value="0.000325252807341236" calcext:value-type="float">
            <text:p>0.000325252807341236</text:p>
          </table:table-cell>
          <table:table-cell office:value-type="float" office:value="0.000425812122981106" calcext:value-type="float">
            <text:p>0.000425812122981106</text:p>
          </table:table-cell>
          <table:table-cell office:value-type="float" office:value="0.000579043796373179" calcext:value-type="float">
            <text:p>0.000579043796373179</text:p>
          </table:table-cell>
          <table:table-cell office:value-type="float" office:value="0.0534392567935456" calcext:value-type="float">
            <text:p>0.0534392567935456</text:p>
          </table:table-cell>
          <table:table-cell office:value-type="float" office:value="0.000512886803489668" calcext:value-type="float">
            <text:p>0.000512886803489668</text:p>
          </table:table-cell>
          <table:table-cell office:value-type="float" office:value="0.000260099098618787" calcext:value-type="float">
            <text:p>0.000260099098618787</text:p>
          </table:table-cell>
          <table:table-cell office:value-type="float" office:value="0.000228053080203162" calcext:value-type="float">
            <text:p>0.000228053080203162</text:p>
          </table:table-cell>
          <table:table-cell office:value-type="float" office:value="0.000502893580164263" calcext:value-type="float">
            <text:p>0.000502893580164263</text:p>
          </table:table-cell>
          <table:table-cell office:value-type="float" office:value="0.000729530311451459" calcext:value-type="float">
            <text:p>0.000729530311451459</text:p>
          </table:table-cell>
          <table:table-cell office:value-type="float" office:value="0.000531027763795869" calcext:value-type="float">
            <text:p>0.000531027763795869</text:p>
          </table:table-cell>
          <table:table-cell office:value-type="float" office:value="0.000755422780057917" calcext:value-type="float">
            <text:p>0.000755422780057917</text:p>
          </table:table-cell>
          <table:table-cell table:style-name="ce1" office:value-type="float" office:value="-0.0000643591196946498" calcext:value-type="float">
            <text:p>-6.44E-05</text:p>
          </table:table-cell>
          <table:table-cell office:value-type="float" office:value="-0.000651449472930187" calcext:value-type="float">
            <text:p>-0.000651449472930187</text:p>
          </table:table-cell>
          <table:table-cell office:value-type="float" office:value="-0.000366292042284436" calcext:value-type="float">
            <text:p>-0.000366292042284436</text:p>
          </table:table-cell>
          <table:table-cell office:value-type="float" office:value="-0.0000527669985439101" calcext:value-type="float">
            <text:p>-5.28E-05</text:p>
          </table:table-cell>
          <table:table-cell office:value-type="float" office:value="-0.000010274333919236" calcext:value-type="float">
            <text:p>-1.03E-05</text:p>
          </table:table-cell>
          <table:table-cell office:value-type="float" office:value="-0.00000016717667425686" calcext:value-type="float">
            <text:p>-1.67E-07</text:p>
          </table:table-cell>
          <table:table-cell office:value-type="float" office:value="-0.0000157185128947575" calcext:value-type="float">
            <text:p>-1.57E-05</text:p>
          </table:table-cell>
          <table:table-cell office:value-type="float" office:value="0.0000541295402630032" calcext:value-type="float">
            <text:p>5.41E-05</text:p>
          </table:table-cell>
          <table:table-cell table:style-name="Default" office:value-type="float" office:value="0.000123701855154195" calcext:value-type="float">
            <text:p>0.000123701855154195</text:p>
          </table:table-cell>
          <table:table-cell table:style-name="Default" office:value-type="float" office:value="0.000180258308574498" calcext:value-type="float">
            <text:p>0.000180258308574498</text:p>
          </table:table-cell>
          <table:table-cell office:value-type="float" office:value="0.000233327613811711" calcext:value-type="float">
            <text:p>0.000233327613811711</text:p>
          </table:table-cell>
          <table:table-cell office:value-type="float" office:value="0.000277982923111167" calcext:value-type="float">
            <text:p>0.000277982923111167</text:p>
          </table:table-cell>
          <table:table-cell office:value-type="float" office:value="0.000281624968879563" calcext:value-type="float">
            <text:p>0.000281624968879563</text:p>
          </table:table-cell>
          <table:table-cell office:value-type="float" office:value="0.000277079036671982" calcext:value-type="float">
            <text:p>0.000277079036671982</text:p>
          </table:table-cell>
          <table:table-cell office:value-type="float" office:value="0.000305088037848771" calcext:value-type="float">
            <text:p>0.000305088037848771</text:p>
          </table:table-cell>
          <table:table-cell office:value-type="float" office:value="0.00000587288238791034" calcext:value-type="float">
            <text:p>5.87E-06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0.000370420124784528" calcext:value-type="float">
            <text:p>0.000370420124784528</text:p>
          </table:table-cell>
          <table:table-cell office:value-type="float" office:value="0.000308908286567355" calcext:value-type="float">
            <text:p>0.000308908286567355</text:p>
          </table:table-cell>
          <table:table-cell office:value-type="float" office:value="0.000380173881888817" calcext:value-type="float">
            <text:p>0.000380173881888817</text:p>
          </table:table-cell>
          <table:table-cell office:value-type="float" office:value="0.000485781664351119" calcext:value-type="float">
            <text:p>0.000485781664351119</text:p>
          </table:table-cell>
          <table:table-cell office:value-type="float" office:value="0.00045018861497215" calcext:value-type="float">
            <text:p>0.00045018861497215</text:p>
          </table:table-cell>
          <table:table-cell office:value-type="float" office:value="0.000310354227852397" calcext:value-type="float">
            <text:p>0.000310354227852397</text:p>
          </table:table-cell>
          <table:table-cell office:value-type="float" office:value="0.000250632544048323" calcext:value-type="float">
            <text:p>0.000250632544048323</text:p>
          </table:table-cell>
          <table:table-cell office:value-type="float" office:value="0.000406620368431082" calcext:value-type="float">
            <text:p>0.000406620368431082</text:p>
          </table:table-cell>
          <table:table-cell office:value-type="float" office:value="0.000696220689294811" calcext:value-type="float">
            <text:p>0.000696220689294811</text:p>
          </table:table-cell>
          <table:table-cell office:value-type="float" office:value="0.000421839743921025" calcext:value-type="float">
            <text:p>0.000421839743921025</text:p>
          </table:table-cell>
          <table:table-cell office:value-type="float" office:value="0.000501187130859738" calcext:value-type="float">
            <text:p>0.000501187130859738</text:p>
          </table:table-cell>
          <table:table-cell office:value-type="float" office:value="0.000439063952872759" calcext:value-type="float">
            <text:p>0.000439063952872759</text:p>
          </table:table-cell>
          <table:table-cell office:value-type="float" office:value="0.000345880969276685" calcext:value-type="float">
            <text:p>0.000345880969276685</text:p>
          </table:table-cell>
          <table:table-cell office:value-type="float" office:value="0.000416220699162359" calcext:value-type="float">
            <text:p>0.000416220699162359</text:p>
          </table:table-cell>
          <table:table-cell office:value-type="float" office:value="0.000418521622913061" calcext:value-type="float">
            <text:p>0.000418521622913061</text:p>
          </table:table-cell>
          <table:table-cell office:value-type="float" office:value="0.000316227277120921" calcext:value-type="float">
            <text:p>0.000316227277120921</text:p>
          </table:table-cell>
          <table:table-cell office:value-type="float" office:value="0.000332277625287455" calcext:value-type="float">
            <text:p>0.000332277625287455</text:p>
          </table:table-cell>
          <table:table-cell office:value-type="float" office:value="0.000279415206587676" calcext:value-type="float">
            <text:p>0.000279415206587676</text:p>
          </table:table-cell>
          <table:table-cell office:value-type="float" office:value="0.000348784183416858" calcext:value-type="float">
            <text:p>0.000348784183416858</text:p>
          </table:table-cell>
          <table:table-cell office:value-type="float" office:value="0.000404304664134517" calcext:value-type="float">
            <text:p>0.000404304664134517</text:p>
          </table:table-cell>
          <table:table-cell office:value-type="float" office:value="0.000359040740097786" calcext:value-type="float">
            <text:p>0.000359040740097786</text:p>
          </table:table-cell>
          <table:table-cell office:value-type="float" office:value="0.000309865629777945" calcext:value-type="float">
            <text:p>0.000309865629777945</text:p>
          </table:table-cell>
          <table:table-cell office:value-type="float" office:value="0.000320010026967813" calcext:value-type="float">
            <text:p>0.000320010026967813</text:p>
          </table:table-cell>
          <table:table-cell office:value-type="float" office:value="0.000449923439458615" calcext:value-type="float">
            <text:p>0.000449923439458615</text:p>
          </table:table-cell>
          <table:table-cell office:value-type="float" office:value="0.000707790581111595" calcext:value-type="float">
            <text:p>0.000707790581111595</text:p>
          </table:table-cell>
          <table:table-cell office:value-type="float" office:value="0.000386717260670219" calcext:value-type="float">
            <text:p>0.000386717260670219</text:p>
          </table:table-cell>
          <table:table-cell office:value-type="float" office:value="0.000478010998297629" calcext:value-type="float">
            <text:p>0.000478010998297629</text:p>
          </table:table-cell>
          <table:table-cell office:value-type="float" office:value="0.000425256914662815" calcext:value-type="float">
            <text:p>0.000425256914662815</text:p>
          </table:table-cell>
          <table:table-cell office:value-type="float" office:value="0.000377470097959987" calcext:value-type="float">
            <text:p>0.000377470097959987</text:p>
          </table:table-cell>
          <table:table-cell office:value-type="float" office:value="0.000380490153629664" calcext:value-type="float">
            <text:p>0.000380490153629664</text:p>
          </table:table-cell>
          <table:table-cell office:value-type="float" office:value="0.000418750508810449" calcext:value-type="float">
            <text:p>0.000418750508810449</text:p>
          </table:table-cell>
          <table:table-cell office:value-type="float" office:value="0.000367034299241519" calcext:value-type="float">
            <text:p>0.000367034299241519</text:p>
          </table:table-cell>
          <table:table-cell office:value-type="float" office:value="0.00039595890336231" calcext:value-type="float">
            <text:p>0.00039595890336231</text:p>
          </table:table-cell>
          <table:table-cell office:value-type="float" office:value="0.00037980641146931" calcext:value-type="float">
            <text:p>0.00037980641146931</text:p>
          </table:table-cell>
          <table:table-cell office:value-type="float" office:value="0.000473361034690148" calcext:value-type="float">
            <text:p>0.000473361034690148</text:p>
          </table:table-cell>
          <table:table-cell office:value-type="float" office:value="0.00042298408584497" calcext:value-type="float">
            <text:p>0.00042298408584497</text:p>
          </table:table-cell>
          <table:table-cell office:value-type="float" office:value="0.00041288121969469" calcext:value-type="float">
            <text:p>0.00041288121969469</text:p>
          </table:table-cell>
          <table:table-cell office:value-type="float" office:value="0.000428994209308956" calcext:value-type="float">
            <text:p>0.000428994209308956</text:p>
          </table:table-cell>
          <table:table-cell office:value-type="float" office:value="0.000512886803489668" calcext:value-type="float">
            <text:p>0.000512886803489668</text:p>
          </table:table-cell>
          <table:table-cell office:value-type="float" office:value="0.250583096881348" calcext:value-type="float">
            <text:p>0.250583096881348</text:p>
          </table:table-cell>
          <table:table-cell office:value-type="float" office:value="0.000444958409453216" calcext:value-type="float">
            <text:p>0.000444958409453216</text:p>
          </table:table-cell>
          <table:table-cell office:value-type="float" office:value="0.000249538262728917" calcext:value-type="float">
            <text:p>0.000249538262728917</text:p>
          </table:table-cell>
          <table:table-cell office:value-type="float" office:value="0.000308408700848932" calcext:value-type="float">
            <text:p>0.000308408700848932</text:p>
          </table:table-cell>
          <table:table-cell office:value-type="float" office:value="0.000477409002352439" calcext:value-type="float">
            <text:p>0.000477409002352439</text:p>
          </table:table-cell>
          <table:table-cell office:value-type="float" office:value="0.000302131003450057" calcext:value-type="float">
            <text:p>0.000302131003450057</text:p>
          </table:table-cell>
          <table:table-cell office:value-type="float" office:value="0.000540467385534375" calcext:value-type="float">
            <text:p>0.000540467385534375</text:p>
          </table:table-cell>
          <table:table-cell table:style-name="ce1" office:value-type="float" office:value="0.0000787960358694592" calcext:value-type="float">
            <text:p>7.88E-05</text:p>
          </table:table-cell>
          <table:table-cell office:value-type="float" office:value="-0.00035005546731111" calcext:value-type="float">
            <text:p>-0.00035005546731111</text:p>
          </table:table-cell>
          <table:table-cell office:value-type="float" office:value="-0.000219418845441104" calcext:value-type="float">
            <text:p>-0.000219418845441104</text:p>
          </table:table-cell>
          <table:table-cell table:style-name="Default" office:value-type="float" office:value="-0.000128901722577519" calcext:value-type="float">
            <text:p>-0.000128901722577519</text:p>
          </table:table-cell>
          <table:table-cell office:value-type="float" office:value="-0.0000727480779851181" calcext:value-type="float">
            <text:p>-7.27E-05</text:p>
          </table:table-cell>
          <table:table-cell office:value-type="float" office:value="-0.000033292036014164" calcext:value-type="float">
            <text:p>-3.33E-05</text:p>
          </table:table-cell>
          <table:table-cell office:value-type="float" office:value="-0.0000124308407218415" calcext:value-type="float">
            <text:p>-1.24E-05</text:p>
          </table:table-cell>
          <table:table-cell office:value-type="float" office:value="0.0000284064552100956" calcext:value-type="float">
            <text:p>2.84E-05</text:p>
          </table:table-cell>
          <table:table-cell office:value-type="float" office:value="0.0000702478478992025" calcext:value-type="float">
            <text:p>7.02E-05</text:p>
          </table:table-cell>
          <table:table-cell table:style-name="Default" office:value-type="float" office:value="0.000121888182764443" calcext:value-type="float">
            <text:p>0.000121888182764443</text:p>
          </table:table-cell>
          <table:table-cell office:value-type="float" office:value="0.000166634791461833" calcext:value-type="float">
            <text:p>0.000166634791461833</text:p>
          </table:table-cell>
          <table:table-cell office:value-type="float" office:value="0.000226239766446951" calcext:value-type="float">
            <text:p>0.000226239766446951</text:p>
          </table:table-cell>
          <table:table-cell office:value-type="float" office:value="0.000241387341609696" calcext:value-type="float">
            <text:p>0.000241387341609696</text:p>
          </table:table-cell>
          <table:table-cell office:value-type="float" office:value="0.000249086004386208" calcext:value-type="float">
            <text:p>0.000249086004386208</text:p>
          </table:table-cell>
          <table:table-cell office:value-type="float" office:value="0.000287586710625336" calcext:value-type="float">
            <text:p>0.000287586710625336</text:p>
          </table:table-cell>
          <table:table-cell office:value-type="float" office:value="0.00000364474014299919" calcext:value-type="float">
            <text:p>3.64E-06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0.000308185483953977" calcext:value-type="float">
            <text:p>0.000308185483953977</text:p>
          </table:table-cell>
          <table:table-cell office:value-type="float" office:value="0.000371830402200715" calcext:value-type="float">
            <text:p>0.000371830402200715</text:p>
          </table:table-cell>
          <table:table-cell office:value-type="float" office:value="0.000384227184974108" calcext:value-type="float">
            <text:p>0.000384227184974108</text:p>
          </table:table-cell>
          <table:table-cell office:value-type="float" office:value="0.000519599939100337" calcext:value-type="float">
            <text:p>0.000519599939100337</text:p>
          </table:table-cell>
          <table:table-cell office:value-type="float" office:value="0.000544810192898066" calcext:value-type="float">
            <text:p>0.000544810192898066</text:p>
          </table:table-cell>
          <table:table-cell office:value-type="float" office:value="0.000419926668321769" calcext:value-type="float">
            <text:p>0.000419926668321769</text:p>
          </table:table-cell>
          <table:table-cell office:value-type="float" office:value="0.000257845926305368" calcext:value-type="float">
            <text:p>0.000257845926305368</text:p>
          </table:table-cell>
          <table:table-cell office:value-type="float" office:value="0.000154521802201652" calcext:value-type="float">
            <text:p>0.000154521802201652</text:p>
          </table:table-cell>
          <table:table-cell office:value-type="float" office:value="0.000129699402053319" calcext:value-type="float">
            <text:p>0.000129699402053319</text:p>
          </table:table-cell>
          <table:table-cell office:value-type="float" office:value="0.000417822172042329" calcext:value-type="float">
            <text:p>0.000417822172042329</text:p>
          </table:table-cell>
          <table:table-cell office:value-type="float" office:value="0.000549457736859573" calcext:value-type="float">
            <text:p>0.000549457736859573</text:p>
          </table:table-cell>
          <table:table-cell office:value-type="float" office:value="0.00052623606535209" calcext:value-type="float">
            <text:p>0.00052623606535209</text:p>
          </table:table-cell>
          <table:table-cell office:value-type="float" office:value="0.000416809988195091" calcext:value-type="float">
            <text:p>0.000416809988195091</text:p>
          </table:table-cell>
          <table:table-cell office:value-type="float" office:value="0.000403666766368864" calcext:value-type="float">
            <text:p>0.000403666766368864</text:p>
          </table:table-cell>
          <table:table-cell office:value-type="float" office:value="0.000468141157098896" calcext:value-type="float">
            <text:p>0.000468141157098896</text:p>
          </table:table-cell>
          <table:table-cell office:value-type="float" office:value="0.00036497711317995" calcext:value-type="float">
            <text:p>0.00036497711317995</text:p>
          </table:table-cell>
          <table:table-cell office:value-type="float" office:value="0.000277871069198415" calcext:value-type="float">
            <text:p>0.000277871069198415</text:p>
          </table:table-cell>
          <table:table-cell office:value-type="float" office:value="0.000275638577647684" calcext:value-type="float">
            <text:p>0.000275638577647684</text:p>
          </table:table-cell>
          <table:table-cell office:value-type="float" office:value="0.000251545643360001" calcext:value-type="float">
            <text:p>0.000251545643360001</text:p>
          </table:table-cell>
          <table:table-cell office:value-type="float" office:value="0.000414151051131179" calcext:value-type="float">
            <text:p>0.000414151051131179</text:p>
          </table:table-cell>
          <table:table-cell office:value-type="float" office:value="0.000447953416184192" calcext:value-type="float">
            <text:p>0.000447953416184192</text:p>
          </table:table-cell>
          <table:table-cell office:value-type="float" office:value="0.00036662691342707" calcext:value-type="float">
            <text:p>0.00036662691342707</text:p>
          </table:table-cell>
          <table:table-cell office:value-type="float" office:value="0.000246705156353875" calcext:value-type="float">
            <text:p>0.000246705156353875</text:p>
          </table:table-cell>
          <table:table-cell office:value-type="float" office:value="0.000166581819216341" calcext:value-type="float">
            <text:p>0.000166581819216341</text:p>
          </table:table-cell>
          <table:table-cell office:value-type="float" office:value="0.000145111260126698" calcext:value-type="float">
            <text:p>0.000145111260126698</text:p>
          </table:table-cell>
          <table:table-cell office:value-type="float" office:value="0.000334835278755902" calcext:value-type="float">
            <text:p>0.000334835278755902</text:p>
          </table:table-cell>
          <table:table-cell office:value-type="float" office:value="0.000518015193707957" calcext:value-type="float">
            <text:p>0.000518015193707957</text:p>
          </table:table-cell>
          <table:table-cell office:value-type="float" office:value="0.000504525163266818" calcext:value-type="float">
            <text:p>0.000504525163266818</text:p>
          </table:table-cell>
          <table:table-cell office:value-type="float" office:value="0.000424404542572263" calcext:value-type="float">
            <text:p>0.000424404542572263</text:p>
          </table:table-cell>
          <table:table-cell office:value-type="float" office:value="0.000343388199925276" calcext:value-type="float">
            <text:p>0.000343388199925276</text:p>
          </table:table-cell>
          <table:table-cell office:value-type="float" office:value="0.000355609027319607" calcext:value-type="float">
            <text:p>0.000355609027319607</text:p>
          </table:table-cell>
          <table:table-cell office:value-type="float" office:value="0.000345609532664959" calcext:value-type="float">
            <text:p>0.000345609532664959</text:p>
          </table:table-cell>
          <table:table-cell office:value-type="float" office:value="0.000283929035042096" calcext:value-type="float">
            <text:p>0.000283929035042096</text:p>
          </table:table-cell>
          <table:table-cell office:value-type="float" office:value="0.000320651246549229" calcext:value-type="float">
            <text:p>0.000320651246549229</text:p>
          </table:table-cell>
          <table:table-cell office:value-type="float" office:value="0.000509555217278617" calcext:value-type="float">
            <text:p>0.000509555217278617</text:p>
          </table:table-cell>
          <table:table-cell office:value-type="float" office:value="0.000488975537322996" calcext:value-type="float">
            <text:p>0.000488975537322996</text:p>
          </table:table-cell>
          <table:table-cell office:value-type="float" office:value="0.000420586726350956" calcext:value-type="float">
            <text:p>0.000420586726350956</text:p>
          </table:table-cell>
          <table:table-cell office:value-type="float" office:value="0.000327303209441992" calcext:value-type="float">
            <text:p>0.000327303209441992</text:p>
          </table:table-cell>
          <table:table-cell office:value-type="float" office:value="0.000260099098618787" calcext:value-type="float">
            <text:p>0.000260099098618787</text:p>
          </table:table-cell>
          <table:table-cell office:value-type="float" office:value="0.000444958409453216" calcext:value-type="float">
            <text:p>0.000444958409453216</text:p>
          </table:table-cell>
          <table:table-cell office:value-type="float" office:value="0.0838650515014219" calcext:value-type="float">
            <text:p>0.0838650515014219</text:p>
          </table:table-cell>
          <table:table-cell office:value-type="float" office:value="0.000308850441498732" calcext:value-type="float">
            <text:p>0.000308850441498732</text:p>
          </table:table-cell>
          <table:table-cell office:value-type="float" office:value="0.000181970740336545" calcext:value-type="float">
            <text:p>0.000181970740336545</text:p>
          </table:table-cell>
          <table:table-cell office:value-type="float" office:value="0.000139952290953771" calcext:value-type="float">
            <text:p>0.000139952290953771</text:p>
          </table:table-cell>
          <table:table-cell office:value-type="float" office:value="0.000176201216961719" calcext:value-type="float">
            <text:p>0.000176201216961719</text:p>
          </table:table-cell>
          <table:table-cell office:value-type="float" office:value="0.000141457716480025" calcext:value-type="float">
            <text:p>0.000141457716480025</text:p>
          </table:table-cell>
          <table:table-cell office:value-type="float" office:value="0.000104589475122716" calcext:value-type="float">
            <text:p>0.000104589475122716</text:p>
          </table:table-cell>
          <table:table-cell table:style-name="ce1" office:value-type="float" office:value="-0.0000239661332633007" calcext:value-type="float">
            <text:p>-2.40E-05</text:p>
          </table:table-cell>
          <table:table-cell table:style-name="ce1" office:value-type="float" office:value="0.0000105339567420334" calcext:value-type="float">
            <text:p>1.05E-05</text:p>
          </table:table-cell>
          <table:table-cell office:value-type="float" office:value="-0.0000332394657879635" calcext:value-type="float">
            <text:p>-3.32E-05</text:p>
          </table:table-cell>
          <table:table-cell office:value-type="float" office:value="-0.0000571496893354092" calcext:value-type="float">
            <text:p>-5.71E-05</text:p>
          </table:table-cell>
          <table:table-cell office:value-type="float" office:value="-0.000034253284892308" calcext:value-type="float">
            <text:p>-3.43E-05</text:p>
          </table:table-cell>
          <table:table-cell office:value-type="float" office:value="-0.0000163554814124653" calcext:value-type="float">
            <text:p>-1.64E-05</text:p>
          </table:table-cell>
          <table:table-cell office:value-type="float" office:value="0.00000477123787782147" calcext:value-type="float">
            <text:p>4.77E-06</text:p>
          </table:table-cell>
          <table:table-cell office:value-type="float" office:value="0.000012406563847823" calcext:value-type="float">
            <text:p>1.24E-05</text:p>
          </table:table-cell>
          <table:table-cell office:value-type="float" office:value="0.0000417522515616327" calcext:value-type="float">
            <text:p>4.18E-05</text:p>
          </table:table-cell>
          <table:table-cell table:style-name="ce1" office:value-type="float" office:value="0.0000878491925155702" calcext:value-type="float">
            <text:p>8.78E-05</text:p>
          </table:table-cell>
          <table:table-cell office:value-type="float" office:value="0.000153399870044777" calcext:value-type="float">
            <text:p>0.000153399870044777</text:p>
          </table:table-cell>
          <table:table-cell office:value-type="float" office:value="0.000178650303570827" calcext:value-type="float">
            <text:p>0.000178650303570827</text:p>
          </table:table-cell>
          <table:table-cell office:value-type="float" office:value="0.000191454506337449" calcext:value-type="float">
            <text:p>0.000191454506337449</text:p>
          </table:table-cell>
          <table:table-cell office:value-type="float" office:value="0.000240788471856669" calcext:value-type="float">
            <text:p>0.000240788471856669</text:p>
          </table:table-cell>
          <table:table-cell office:value-type="float" office:value="0.00000555733172288585" calcext:value-type="float">
            <text:p>5.56E-06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0.000351607219875647" calcext:value-type="float">
            <text:p>0.000351607219875647</text:p>
          </table:table-cell>
          <table:table-cell office:value-type="float" office:value="0.000412576041494261" calcext:value-type="float">
            <text:p>0.000412576041494261</text:p>
          </table:table-cell>
          <table:table-cell office:value-type="float" office:value="0.000374243199137669" calcext:value-type="float">
            <text:p>0.000374243199137669</text:p>
          </table:table-cell>
          <table:table-cell office:value-type="float" office:value="0.000342149277423069" calcext:value-type="float">
            <text:p>0.000342149277423069</text:p>
          </table:table-cell>
          <table:table-cell office:value-type="float" office:value="0.000352375958814568" calcext:value-type="float">
            <text:p>0.000352375958814568</text:p>
          </table:table-cell>
          <table:table-cell office:value-type="float" office:value="0.000416037530849641" calcext:value-type="float">
            <text:p>0.000416037530849641</text:p>
          </table:table-cell>
          <table:table-cell office:value-type="float" office:value="0.000435217799296169" calcext:value-type="float">
            <text:p>0.000435217799296169</text:p>
          </table:table-cell>
          <table:table-cell office:value-type="float" office:value="0.000343834922147521" calcext:value-type="float">
            <text:p>0.000343834922147521</text:p>
          </table:table-cell>
          <table:table-cell office:value-type="float" office:value="0.000305255204185903" calcext:value-type="float">
            <text:p>0.000305255204185903</text:p>
          </table:table-cell>
          <table:table-cell office:value-type="float" office:value="0.000332785665747411" calcext:value-type="float">
            <text:p>0.000332785665747411</text:p>
          </table:table-cell>
          <table:table-cell office:value-type="float" office:value="0.000285097608988426" calcext:value-type="float">
            <text:p>0.000285097608988426</text:p>
          </table:table-cell>
          <table:table-cell office:value-type="float" office:value="0.000334641959558697" calcext:value-type="float">
            <text:p>0.000334641959558697</text:p>
          </table:table-cell>
          <table:table-cell office:value-type="float" office:value="0.000392908951646685" calcext:value-type="float">
            <text:p>0.000392908951646685</text:p>
          </table:table-cell>
          <table:table-cell office:value-type="float" office:value="0.00035456089218075" calcext:value-type="float">
            <text:p>0.00035456089218075</text:p>
          </table:table-cell>
          <table:table-cell office:value-type="float" office:value="0.000362915271684953" calcext:value-type="float">
            <text:p>0.000362915271684953</text:p>
          </table:table-cell>
          <table:table-cell office:value-type="float" office:value="0.000408165221816818" calcext:value-type="float">
            <text:p>0.000408165221816818</text:p>
          </table:table-cell>
          <table:table-cell office:value-type="float" office:value="0.000384445066463812" calcext:value-type="float">
            <text:p>0.000384445066463812</text:p>
          </table:table-cell>
          <table:table-cell office:value-type="float" office:value="0.000418135813309794" calcext:value-type="float">
            <text:p>0.000418135813309794</text:p>
          </table:table-cell>
          <table:table-cell office:value-type="float" office:value="0.000384747494314537" calcext:value-type="float">
            <text:p>0.000384747494314537</text:p>
          </table:table-cell>
          <table:table-cell office:value-type="float" office:value="0.0003686030984486" calcext:value-type="float">
            <text:p>0.0003686030984486</text:p>
          </table:table-cell>
          <table:table-cell office:value-type="float" office:value="0.00039205036197724" calcext:value-type="float">
            <text:p>0.00039205036197724</text:p>
          </table:table-cell>
          <table:table-cell office:value-type="float" office:value="0.000410506683158527" calcext:value-type="float">
            <text:p>0.000410506683158527</text:p>
          </table:table-cell>
          <table:table-cell office:value-type="float" office:value="0.000393758489100169" calcext:value-type="float">
            <text:p>0.000393758489100169</text:p>
          </table:table-cell>
          <table:table-cell office:value-type="float" office:value="0.000328857106198926" calcext:value-type="float">
            <text:p>0.000328857106198926</text:p>
          </table:table-cell>
          <table:table-cell office:value-type="float" office:value="0.00029677153945635" calcext:value-type="float">
            <text:p>0.00029677153945635</text:p>
          </table:table-cell>
          <table:table-cell office:value-type="float" office:value="0.000361063666136905" calcext:value-type="float">
            <text:p>0.000361063666136905</text:p>
          </table:table-cell>
          <table:table-cell office:value-type="float" office:value="0.000325892706781844" calcext:value-type="float">
            <text:p>0.000325892706781844</text:p>
          </table:table-cell>
          <table:table-cell office:value-type="float" office:value="0.00035623951193979" calcext:value-type="float">
            <text:p>0.00035623951193979</text:p>
          </table:table-cell>
          <table:table-cell office:value-type="float" office:value="0.000376213411719291" calcext:value-type="float">
            <text:p>0.000376213411719291</text:p>
          </table:table-cell>
          <table:table-cell office:value-type="float" office:value="0.000371732069201861" calcext:value-type="float">
            <text:p>0.000371732069201861</text:p>
          </table:table-cell>
          <table:table-cell office:value-type="float" office:value="0.000350920732422607" calcext:value-type="float">
            <text:p>0.000350920732422607</text:p>
          </table:table-cell>
          <table:table-cell office:value-type="float" office:value="0.000378356858733569" calcext:value-type="float">
            <text:p>0.000378356858733569</text:p>
          </table:table-cell>
          <table:table-cell office:value-type="float" office:value="0.000352627560453009" calcext:value-type="float">
            <text:p>0.000352627560453009</text:p>
          </table:table-cell>
          <table:table-cell office:value-type="float" office:value="0.000352235219129554" calcext:value-type="float">
            <text:p>0.000352235219129554</text:p>
          </table:table-cell>
          <table:table-cell office:value-type="float" office:value="0.000307085699640345" calcext:value-type="float">
            <text:p>0.000307085699640345</text:p>
          </table:table-cell>
          <table:table-cell office:value-type="float" office:value="0.000311709175159502" calcext:value-type="float">
            <text:p>0.000311709175159502</text:p>
          </table:table-cell>
          <table:table-cell office:value-type="float" office:value="0.000299553988136707" calcext:value-type="float">
            <text:p>0.000299553988136707</text:p>
          </table:table-cell>
          <table:table-cell office:value-type="float" office:value="0.000284570059919133" calcext:value-type="float">
            <text:p>0.000284570059919133</text:p>
          </table:table-cell>
          <table:table-cell office:value-type="float" office:value="0.000228053080203162" calcext:value-type="float">
            <text:p>0.000228053080203162</text:p>
          </table:table-cell>
          <table:table-cell office:value-type="float" office:value="0.000249538262728917" calcext:value-type="float">
            <text:p>0.000249538262728917</text:p>
          </table:table-cell>
          <table:table-cell office:value-type="float" office:value="0.000308850441498732" calcext:value-type="float">
            <text:p>0.000308850441498732</text:p>
          </table:table-cell>
          <table:table-cell office:value-type="float" office:value="0.00496810333641475" calcext:value-type="float">
            <text:p>0.00496810333641475</text:p>
          </table:table-cell>
          <table:table-cell office:value-type="float" office:value="0.000394843890899203" calcext:value-type="float">
            <text:p>0.000394843890899203</text:p>
          </table:table-cell>
          <table:table-cell office:value-type="float" office:value="0.000330002975372381" calcext:value-type="float">
            <text:p>0.000330002975372381</text:p>
          </table:table-cell>
          <table:table-cell office:value-type="float" office:value="0.000388617345493277" calcext:value-type="float">
            <text:p>0.000388617345493277</text:p>
          </table:table-cell>
          <table:table-cell office:value-type="float" office:value="0.000318409072124017" calcext:value-type="float">
            <text:p>0.000318409072124017</text:p>
          </table:table-cell>
          <table:table-cell office:value-type="float" office:value="0.000230727766703239" calcext:value-type="float">
            <text:p>0.000230727766703239</text:p>
          </table:table-cell>
          <table:table-cell table:style-name="ce1" office:value-type="float" office:value="0.0000612816064541145" calcext:value-type="float">
            <text:p>6.13E-05</text:p>
          </table:table-cell>
          <table:table-cell table:style-name="ce1" office:value-type="float" office:value="0.0000204555131589328" calcext:value-type="float">
            <text:p>2.05E-05</text:p>
          </table:table-cell>
          <table:table-cell office:value-type="float" office:value="-0.00000480368357839555" calcext:value-type="float">
            <text:p>-4.80E-06</text:p>
          </table:table-cell>
          <table:table-cell office:value-type="float" office:value="0.0000221468033021217" calcext:value-type="float">
            <text:p>2.21E-05</text:p>
          </table:table-cell>
          <table:table-cell office:value-type="float" office:value="0.0000219447070379322" calcext:value-type="float">
            <text:p>2.19E-05</text:p>
          </table:table-cell>
          <table:table-cell office:value-type="float" office:value="0.0000159239820464052" calcext:value-type="float">
            <text:p>1.59E-05</text:p>
          </table:table-cell>
          <table:table-cell office:value-type="float" office:value="-0.0000145504347605202" calcext:value-type="float">
            <text:p>-1.46E-05</text:p>
          </table:table-cell>
          <table:table-cell office:value-type="float" office:value="-0.0000209347176261664" calcext:value-type="float">
            <text:p>-2.09E-05</text:p>
          </table:table-cell>
          <table:table-cell office:value-type="float" office:value="-0.0000235665805374775" calcext:value-type="float">
            <text:p>-2.36E-05</text:p>
          </table:table-cell>
          <table:table-cell table:style-name="ce1" office:value-type="float" office:value="-0.0000485115789776123" calcext:value-type="float">
            <text:p>-4.85E-05</text:p>
          </table:table-cell>
          <table:table-cell table:style-name="ce1" office:value-type="float" office:value="-0.0000850281453668577" calcext:value-type="float">
            <text:p>-8.50E-05</text:p>
          </table:table-cell>
          <table:table-cell office:value-type="float" office:value="-0.000121432441861703" calcext:value-type="float">
            <text:p>-0.000121432441861703</text:p>
          </table:table-cell>
          <table:table-cell office:value-type="float" office:value="-0.000157613758868588" calcext:value-type="float">
            <text:p>-0.000157613758868588</text:p>
          </table:table-cell>
          <table:table-cell office:value-type="float" office:value="-0.000121686015243375" calcext:value-type="float">
            <text:p>-0.000121686015243375</text:p>
          </table:table-cell>
          <table:table-cell office:value-type="float" office:value="-0.0000320801158761502" calcext:value-type="float">
            <text:p>-3.21E-05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0.000420093489528685" calcext:value-type="float">
            <text:p>0.000420093489528685</text:p>
          </table:table-cell>
          <table:table-cell office:value-type="float" office:value="0.000343107322930192" calcext:value-type="float">
            <text:p>0.000343107322930192</text:p>
          </table:table-cell>
          <table:table-cell office:value-type="float" office:value="0.000375022465920628" calcext:value-type="float">
            <text:p>0.000375022465920628</text:p>
          </table:table-cell>
          <table:table-cell office:value-type="float" office:value="0.000258340163291118" calcext:value-type="float">
            <text:p>0.000258340163291118</text:p>
          </table:table-cell>
          <table:table-cell office:value-type="float" office:value="0.000232157693000311" calcext:value-type="float">
            <text:p>0.000232157693000311</text:p>
          </table:table-cell>
          <table:table-cell office:value-type="float" office:value="0.00029522652722683" calcext:value-type="float">
            <text:p>0.00029522652722683</text:p>
          </table:table-cell>
          <table:table-cell office:value-type="float" office:value="0.000461400296336903" calcext:value-type="float">
            <text:p>0.000461400296336903</text:p>
          </table:table-cell>
          <table:table-cell office:value-type="float" office:value="0.000664610184970489" calcext:value-type="float">
            <text:p>0.000664610184970489</text:p>
          </table:table-cell>
          <table:table-cell office:value-type="float" office:value="0.000666741605508391" calcext:value-type="float">
            <text:p>0.000666741605508391</text:p>
          </table:table-cell>
          <table:table-cell office:value-type="float" office:value="0.000320000260343226" calcext:value-type="float">
            <text:p>0.000320000260343226</text:p>
          </table:table-cell>
          <table:table-cell office:value-type="float" office:value="0.000182226374707523" calcext:value-type="float">
            <text:p>0.000182226374707523</text:p>
          </table:table-cell>
          <table:table-cell office:value-type="float" office:value="0.000210380664487229" calcext:value-type="float">
            <text:p>0.000210380664487229</text:p>
          </table:table-cell>
          <table:table-cell office:value-type="float" office:value="0.00029264758763427" calcext:value-type="float">
            <text:p>0.00029264758763427</text:p>
          </table:table-cell>
          <table:table-cell office:value-type="float" office:value="0.000369345087239461" calcext:value-type="float">
            <text:p>0.000369345087239461</text:p>
          </table:table-cell>
          <table:table-cell office:value-type="float" office:value="0.000286728829459172" calcext:value-type="float">
            <text:p>0.000286728829459172</text:p>
          </table:table-cell>
          <table:table-cell office:value-type="float" office:value="0.000355630200050003" calcext:value-type="float">
            <text:p>0.000355630200050003</text:p>
          </table:table-cell>
          <table:table-cell office:value-type="float" office:value="0.000482284126558619" calcext:value-type="float">
            <text:p>0.000482284126558619</text:p>
          </table:table-cell>
          <table:table-cell office:value-type="float" office:value="0.000461244546026502" calcext:value-type="float">
            <text:p>0.000461244546026502</text:p>
          </table:table-cell>
          <table:table-cell office:value-type="float" office:value="0.000520270083929174" calcext:value-type="float">
            <text:p>0.000520270083929174</text:p>
          </table:table-cell>
          <table:table-cell office:value-type="float" office:value="0.000352392898364236" calcext:value-type="float">
            <text:p>0.000352392898364236</text:p>
          </table:table-cell>
          <table:table-cell office:value-type="float" office:value="0.000287926875842069" calcext:value-type="float">
            <text:p>0.000287926875842069</text:p>
          </table:table-cell>
          <table:table-cell office:value-type="float" office:value="0.000357601419315908" calcext:value-type="float">
            <text:p>0.000357601419315908</text:p>
          </table:table-cell>
          <table:table-cell office:value-type="float" office:value="0.000513255888831599" calcext:value-type="float">
            <text:p>0.000513255888831599</text:p>
          </table:table-cell>
          <table:table-cell office:value-type="float" office:value="0.000655990659399798" calcext:value-type="float">
            <text:p>0.000655990659399798</text:p>
          </table:table-cell>
          <table:table-cell office:value-type="float" office:value="0.000654651082226102" calcext:value-type="float">
            <text:p>0.000654651082226102</text:p>
          </table:table-cell>
          <table:table-cell office:value-type="float" office:value="0.000425142549009366" calcext:value-type="float">
            <text:p>0.000425142549009366</text:p>
          </table:table-cell>
          <table:table-cell office:value-type="float" office:value="0.000252988699675732" calcext:value-type="float">
            <text:p>0.000252988699675732</text:p>
          </table:table-cell>
          <table:table-cell office:value-type="float" office:value="0.000233488931847108" calcext:value-type="float">
            <text:p>0.000233488931847108</text:p>
          </table:table-cell>
          <table:table-cell office:value-type="float" office:value="0.000316150637575445" calcext:value-type="float">
            <text:p>0.000316150637575445</text:p>
          </table:table-cell>
          <table:table-cell office:value-type="float" office:value="0.000414463855858795" calcext:value-type="float">
            <text:p>0.000414463855858795</text:p>
          </table:table-cell>
          <table:table-cell office:value-type="float" office:value="0.000421197966879066" calcext:value-type="float">
            <text:p>0.000421197966879066</text:p>
          </table:table-cell>
          <table:table-cell office:value-type="float" office:value="0.000402691507213905" calcext:value-type="float">
            <text:p>0.000402691507213905</text:p>
          </table:table-cell>
          <table:table-cell office:value-type="float" office:value="0.000500564581983539" calcext:value-type="float">
            <text:p>0.000500564581983539</text:p>
          </table:table-cell>
          <table:table-cell office:value-type="float" office:value="0.000426881821441248" calcext:value-type="float">
            <text:p>0.000426881821441248</text:p>
          </table:table-cell>
          <table:table-cell office:value-type="float" office:value="0.000236011734765435" calcext:value-type="float">
            <text:p>0.000236011734765435</text:p>
          </table:table-cell>
          <table:table-cell office:value-type="float" office:value="0.000192196871835244" calcext:value-type="float">
            <text:p>0.000192196871835244</text:p>
          </table:table-cell>
          <table:table-cell office:value-type="float" office:value="0.00026385629154894" calcext:value-type="float">
            <text:p>0.00026385629154894</text:p>
          </table:table-cell>
          <table:table-cell office:value-type="float" office:value="0.000368174806534213" calcext:value-type="float">
            <text:p>0.000368174806534213</text:p>
          </table:table-cell>
          <table:table-cell office:value-type="float" office:value="0.000502893580164263" calcext:value-type="float">
            <text:p>0.000502893580164263</text:p>
          </table:table-cell>
          <table:table-cell office:value-type="float" office:value="0.000308408700848932" calcext:value-type="float">
            <text:p>0.000308408700848932</text:p>
          </table:table-cell>
          <table:table-cell office:value-type="float" office:value="0.000181970740336545" calcext:value-type="float">
            <text:p>0.000181970740336545</text:p>
          </table:table-cell>
          <table:table-cell office:value-type="float" office:value="0.000394843890899203" calcext:value-type="float">
            <text:p>0.000394843890899203</text:p>
          </table:table-cell>
          <table:table-cell office:value-type="float" office:value="0.00612336609360876" calcext:value-type="float">
            <text:p>0.00612336609360876</text:p>
          </table:table-cell>
          <table:table-cell office:value-type="float" office:value="0.00068158425106683" calcext:value-type="float">
            <text:p>0.00068158425106683</text:p>
          </table:table-cell>
          <table:table-cell office:value-type="float" office:value="0.000621509150573986" calcext:value-type="float">
            <text:p>0.000621509150573986</text:p>
          </table:table-cell>
          <table:table-cell office:value-type="float" office:value="0.000677467020037915" calcext:value-type="float">
            <text:p>0.000677467020037915</text:p>
          </table:table-cell>
          <table:table-cell office:value-type="float" office:value="0.000201352194675457" calcext:value-type="float">
            <text:p>0.000201352194675457</text:p>
          </table:table-cell>
          <table:table-cell table:style-name="ce1" office:value-type="float" office:value="0.0000564011361049331" calcext:value-type="float">
            <text:p>5.64E-05</text:p>
          </table:table-cell>
          <table:table-cell table:style-name="ce1" office:value-type="float" office:value="0.0000239105317027953" calcext:value-type="float">
            <text:p>2.39E-05</text:p>
          </table:table-cell>
          <table:table-cell office:value-type="float" office:value="0.00000019525649129991" calcext:value-type="float">
            <text:p>1.95E-07</text:p>
          </table:table-cell>
          <table:table-cell office:value-type="float" office:value="0.0000202861698893241" calcext:value-type="float">
            <text:p>2.03E-05</text:p>
          </table:table-cell>
          <table:table-cell office:value-type="float" office:value="0.0000203596329422321" calcext:value-type="float">
            <text:p>2.04E-05</text:p>
          </table:table-cell>
          <table:table-cell office:value-type="float" office:value="0.0000145493120094357" calcext:value-type="float">
            <text:p>1.45E-05</text:p>
          </table:table-cell>
          <table:table-cell office:value-type="float" office:value="-0.0000134464220661362" calcext:value-type="float">
            <text:p>-1.34E-05</text:p>
          </table:table-cell>
          <table:table-cell office:value-type="float" office:value="-0.0000205318464550499" calcext:value-type="float">
            <text:p>-2.05E-05</text:p>
          </table:table-cell>
          <table:table-cell office:value-type="float" office:value="-0.00002628091990367" calcext:value-type="float">
            <text:p>-2.63E-05</text:p>
          </table:table-cell>
          <table:table-cell table:style-name="ce1" office:value-type="float" office:value="-0.000056875087766205" calcext:value-type="float">
            <text:p>-5.69E-05</text:p>
          </table:table-cell>
          <table:table-cell table:style-name="ce1" office:value-type="float" office:value="-0.0000958253613462849" calcext:value-type="float">
            <text:p>-9.58E-05</text:p>
          </table:table-cell>
          <table:table-cell office:value-type="float" office:value="-0.000144316095869061" calcext:value-type="float">
            <text:p>-0.000144316095869061</text:p>
          </table:table-cell>
          <table:table-cell office:value-type="float" office:value="-0.000191461339769773" calcext:value-type="float">
            <text:p>-0.000191461339769773</text:p>
          </table:table-cell>
          <table:table-cell office:value-type="float" office:value="-0.00016512970549796" calcext:value-type="float">
            <text:p>-0.00016512970549796</text:p>
          </table:table-cell>
          <table:table-cell office:value-type="float" office:value="-0.0000362785022555613" calcext:value-type="float">
            <text:p>-3.63E-05</text:p>
          </table:table-cell>
        </table:table-row>
        <table:table-row table:style-name="ro1">
          <table:table-cell office:value-type="string" calcext:value-type="string">
            <text:p>Immunitysecboost_123-183</text:p>
          </table:table-cell>
          <table:table-cell office:value-type="float" office:value="0.000474038748684805" calcext:value-type="float">
            <text:p>0.000474038748684805</text:p>
          </table:table-cell>
          <table:table-cell office:value-type="float" office:value="0.000279482806424892" calcext:value-type="float">
            <text:p>0.000279482806424892</text:p>
          </table:table-cell>
          <table:table-cell office:value-type="float" office:value="0.000372367767160711" calcext:value-type="float">
            <text:p>0.000372367767160711</text:p>
          </table:table-cell>
          <table:table-cell office:value-type="float" office:value="0.000233269656296886" calcext:value-type="float">
            <text:p>0.000233269656296886</text:p>
          </table:table-cell>
          <table:table-cell office:value-type="float" office:value="0.000197912765243342" calcext:value-type="float">
            <text:p>0.000197912765243342</text:p>
          </table:table-cell>
          <table:table-cell office:value-type="float" office:value="0.000241489492304784" calcext:value-type="float">
            <text:p>0.000241489492304784</text:p>
          </table:table-cell>
          <table:table-cell office:value-type="float" office:value="0.000401968725835332" calcext:value-type="float">
            <text:p>0.000401968725835332</text:p>
          </table:table-cell>
          <table:table-cell office:value-type="float" office:value="0.000954223764474338" calcext:value-type="float">
            <text:p>0.000954223764474338</text:p>
          </table:table-cell>
          <table:table-cell office:value-type="float" office:value="0.0013776916112922" calcext:value-type="float">
            <text:p>0.0013776916112922</text:p>
          </table:table-cell>
          <table:table-cell office:value-type="float" office:value="0.000327890089897441" calcext:value-type="float">
            <text:p>0.000327890089897441</text:p>
          </table:table-cell>
          <table:table-cell office:value-type="float" office:value="0.000150563187058422" calcext:value-type="float">
            <text:p>0.000150563187058422</text:p>
          </table:table-cell>
          <table:table-cell office:value-type="float" office:value="0.000168829277769522" calcext:value-type="float">
            <text:p>0.000168829277769522</text:p>
          </table:table-cell>
          <table:table-cell office:value-type="float" office:value="0.000224845060277341" calcext:value-type="float">
            <text:p>0.000224845060277341</text:p>
          </table:table-cell>
          <table:table-cell office:value-type="float" office:value="0.000351720444212331" calcext:value-type="float">
            <text:p>0.000351720444212331</text:p>
          </table:table-cell>
          <table:table-cell office:value-type="float" office:value="0.000275662623633401" calcext:value-type="float">
            <text:p>0.000275662623633401</text:p>
          </table:table-cell>
          <table:table-cell office:value-type="float" office:value="0.000297091019615183" calcext:value-type="float">
            <text:p>0.000297091019615183</text:p>
          </table:table-cell>
          <table:table-cell office:value-type="float" office:value="0.000524057185283434" calcext:value-type="float">
            <text:p>0.000524057185283434</text:p>
          </table:table-cell>
          <table:table-cell office:value-type="float" office:value="0.000440107880259282" calcext:value-type="float">
            <text:p>0.000440107880259282</text:p>
          </table:table-cell>
          <table:table-cell office:value-type="float" office:value="0.000608568344085329" calcext:value-type="float">
            <text:p>0.000608568344085329</text:p>
          </table:table-cell>
          <table:table-cell office:value-type="float" office:value="0.000399219998487383" calcext:value-type="float">
            <text:p>0.000399219998487383</text:p>
          </table:table-cell>
          <table:table-cell office:value-type="float" office:value="0.000237372200242695" calcext:value-type="float">
            <text:p>0.000237372200242695</text:p>
          </table:table-cell>
          <table:table-cell office:value-type="float" office:value="0.000310481089159738" calcext:value-type="float">
            <text:p>0.000310481089159738</text:p>
          </table:table-cell>
          <table:table-cell office:value-type="float" office:value="0.000547412423201663" calcext:value-type="float">
            <text:p>0.000547412423201663</text:p>
          </table:table-cell>
          <table:table-cell office:value-type="float" office:value="0.00100000936986772" calcext:value-type="float">
            <text:p>0.00100000936986772</text:p>
          </table:table-cell>
          <table:table-cell office:value-type="float" office:value="0.00135730361983578" calcext:value-type="float">
            <text:p>0.00135730361983578</text:p>
          </table:table-cell>
          <table:table-cell office:value-type="float" office:value="0.000452469891260746" calcext:value-type="float">
            <text:p>0.000452469891260746</text:p>
          </table:table-cell>
          <table:table-cell office:value-type="float" office:value="0.000250401111651178" calcext:value-type="float">
            <text:p>0.000250401111651178</text:p>
          </table:table-cell>
          <table:table-cell office:value-type="float" office:value="0.000176962793473801" calcext:value-type="float">
            <text:p>0.000176962793473801</text:p>
          </table:table-cell>
          <table:table-cell office:value-type="float" office:value="0.000260893060107187" calcext:value-type="float">
            <text:p>0.000260893060107187</text:p>
          </table:table-cell>
          <table:table-cell office:value-type="float" office:value="0.000421736817467336" calcext:value-type="float">
            <text:p>0.000421736817467336</text:p>
          </table:table-cell>
          <table:table-cell office:value-type="float" office:value="0.00049845103788172" calcext:value-type="float">
            <text:p>0.00049845103788172</text:p>
          </table:table-cell>
          <table:table-cell office:value-type="float" office:value="0.000399505064504194" calcext:value-type="float">
            <text:p>0.000399505064504194</text:p>
          </table:table-cell>
          <table:table-cell office:value-type="float" office:value="0.000603746495791697" calcext:value-type="float">
            <text:p>0.000603746495791697</text:p>
          </table:table-cell>
          <table:table-cell office:value-type="float" office:value="0.000455940735833474" calcext:value-type="float">
            <text:p>0.000455940735833474</text:p>
          </table:table-cell>
          <table:table-cell office:value-type="float" office:value="0.00023742328108253" calcext:value-type="float">
            <text:p>0.00023742328108253</text:p>
          </table:table-cell>
          <table:table-cell office:value-type="float" office:value="0.00013424639256263" calcext:value-type="float">
            <text:p>0.00013424639256263</text:p>
          </table:table-cell>
          <table:table-cell office:value-type="float" office:value="0.000211100628989258" calcext:value-type="float">
            <text:p>0.000211100628989258</text:p>
          </table:table-cell>
          <table:table-cell office:value-type="float" office:value="0.00040545357928612" calcext:value-type="float">
            <text:p>0.00040545357928612</text:p>
          </table:table-cell>
          <table:table-cell office:value-type="float" office:value="0.000729530311451459" calcext:value-type="float">
            <text:p>0.000729530311451459</text:p>
          </table:table-cell>
          <table:table-cell office:value-type="float" office:value="0.000477409002352439" calcext:value-type="float">
            <text:p>0.000477409002352439</text:p>
          </table:table-cell>
          <table:table-cell office:value-type="float" office:value="0.000139952290953771" calcext:value-type="float">
            <text:p>0.000139952290953771</text:p>
          </table:table-cell>
          <table:table-cell office:value-type="float" office:value="0.000330002975372381" calcext:value-type="float">
            <text:p>0.000330002975372381</text:p>
          </table:table-cell>
          <table:table-cell office:value-type="float" office:value="0.00068158425106683" calcext:value-type="float">
            <text:p>0.00068158425106683</text:p>
          </table:table-cell>
          <table:table-cell office:value-type="float" office:value="0.0177875697667458" calcext:value-type="float">
            <text:p>0.0177875697667458</text:p>
          </table:table-cell>
          <table:table-cell office:value-type="float" office:value="0.000683552923527475" calcext:value-type="float">
            <text:p>0.000683552923527475</text:p>
          </table:table-cell>
          <table:table-cell office:value-type="float" office:value="0.00121348396315064" calcext:value-type="float">
            <text:p>0.00121348396315064</text:p>
          </table:table-cell>
          <table:table-cell office:value-type="float" office:value="0.000183994780878867" calcext:value-type="float">
            <text:p>0.000183994780878867</text:p>
          </table:table-cell>
          <table:table-cell table:style-name="ce1" office:value-type="float" office:value="0.00005316110868083" calcext:value-type="float">
            <text:p>5.32E-05</text:p>
          </table:table-cell>
          <table:table-cell table:style-name="ce1" office:value-type="float" office:value="0.0000248675782777904" calcext:value-type="float">
            <text:p>2.49E-05</text:p>
          </table:table-cell>
          <table:table-cell office:value-type="float" office:value="0.00000189253621015303" calcext:value-type="float">
            <text:p>1.89E-06</text:p>
          </table:table-cell>
          <table:table-cell office:value-type="float" office:value="0.0000182780269624253" calcext:value-type="float">
            <text:p>1.83E-05</text:p>
          </table:table-cell>
          <table:table-cell office:value-type="float" office:value="0.0000186502634858866" calcext:value-type="float">
            <text:p>1.87E-05</text:p>
          </table:table-cell>
          <table:table-cell office:value-type="float" office:value="0.0000135749327433247" calcext:value-type="float">
            <text:p>1.36E-05</text:p>
          </table:table-cell>
          <table:table-cell office:value-type="float" office:value="-0.0000125808587173921" calcext:value-type="float">
            <text:p>-1.26E-05</text:p>
          </table:table-cell>
          <table:table-cell office:value-type="float" office:value="-0.0000199209975997417" calcext:value-type="float">
            <text:p>-1.99E-05</text:p>
          </table:table-cell>
          <table:table-cell office:value-type="float" office:value="-0.0000274137532888979" calcext:value-type="float">
            <text:p>-2.74E-05</text:p>
          </table:table-cell>
          <table:table-cell table:style-name="ce1" office:value-type="float" office:value="-0.0000616484123405802" calcext:value-type="float">
            <text:p>-6.16E-05</text:p>
          </table:table-cell>
          <table:table-cell office:value-type="float" office:value="-0.000102163446354431" calcext:value-type="float">
            <text:p>-0.000102163446354431</text:p>
          </table:table-cell>
          <table:table-cell office:value-type="float" office:value="-0.000157233422857318" calcext:value-type="float">
            <text:p>-0.000157233422857318</text:p>
          </table:table-cell>
          <table:table-cell office:value-type="float" office:value="-0.000210593972878369" calcext:value-type="float">
            <text:p>-0.000210593972878369</text:p>
          </table:table-cell>
          <table:table-cell office:value-type="float" office:value="-0.000189517311898031" calcext:value-type="float">
            <text:p>-0.000189517311898031</text:p>
          </table:table-cell>
          <table:table-cell office:value-type="float" office:value="-0.0000451310633926988" calcext:value-type="float">
            <text:p>-4.51E-05</text:p>
          </table:table-cell>
        </table:table-row>
        <table:table-row table:style-name="ro1">
          <table:table-cell office:value-type="string" calcext:value-type="string">
            <text:p>Immunitysecboost45_001-061</text:p>
          </table:table-cell>
          <table:table-cell office:value-type="float" office:value="0.000423939153033707" calcext:value-type="float">
            <text:p>0.000423939153033707</text:p>
          </table:table-cell>
          <table:table-cell office:value-type="float" office:value="0.000337346384870595" calcext:value-type="float">
            <text:p>0.000337346384870595</text:p>
          </table:table-cell>
          <table:table-cell office:value-type="float" office:value="0.000380842873548803" calcext:value-type="float">
            <text:p>0.000380842873548803</text:p>
          </table:table-cell>
          <table:table-cell office:value-type="float" office:value="0.000257092460873506" calcext:value-type="float">
            <text:p>0.000257092460873506</text:p>
          </table:table-cell>
          <table:table-cell office:value-type="float" office:value="0.000230388952476809" calcext:value-type="float">
            <text:p>0.000230388952476809</text:p>
          </table:table-cell>
          <table:table-cell office:value-type="float" office:value="0.000285189543597675" calcext:value-type="float">
            <text:p>0.000285189543597675</text:p>
          </table:table-cell>
          <table:table-cell office:value-type="float" office:value="0.000466750584174007" calcext:value-type="float">
            <text:p>0.000466750584174007</text:p>
          </table:table-cell>
          <table:table-cell office:value-type="float" office:value="0.000687568189301817" calcext:value-type="float">
            <text:p>0.000687568189301817</text:p>
          </table:table-cell>
          <table:table-cell office:value-type="float" office:value="0.000611208894067205" calcext:value-type="float">
            <text:p>0.000611208894067205</text:p>
          </table:table-cell>
          <table:table-cell office:value-type="float" office:value="0.000322365438619336" calcext:value-type="float">
            <text:p>0.000322365438619336</text:p>
          </table:table-cell>
          <table:table-cell office:value-type="float" office:value="0.000178299869657965" calcext:value-type="float">
            <text:p>0.000178299869657965</text:p>
          </table:table-cell>
          <table:table-cell office:value-type="float" office:value="0.000204556426064322" calcext:value-type="float">
            <text:p>0.000204556426064322</text:p>
          </table:table-cell>
          <table:table-cell office:value-type="float" office:value="0.000285094293967354" calcext:value-type="float">
            <text:p>0.000285094293967354</text:p>
          </table:table-cell>
          <table:table-cell office:value-type="float" office:value="0.000381721728828316" calcext:value-type="float">
            <text:p>0.000381721728828316</text:p>
          </table:table-cell>
          <table:table-cell office:value-type="float" office:value="0.00028392844413276" calcext:value-type="float">
            <text:p>0.00028392844413276</text:p>
          </table:table-cell>
          <table:table-cell office:value-type="float" office:value="0.000353934513792668" calcext:value-type="float">
            <text:p>0.000353934513792668</text:p>
          </table:table-cell>
          <table:table-cell office:value-type="float" office:value="0.000497604245079234" calcext:value-type="float">
            <text:p>0.000497604245079234</text:p>
          </table:table-cell>
          <table:table-cell office:value-type="float" office:value="0.000470496544688602" calcext:value-type="float">
            <text:p>0.000470496544688602</text:p>
          </table:table-cell>
          <table:table-cell office:value-type="float" office:value="0.000531921235073791" calcext:value-type="float">
            <text:p>0.000531921235073791</text:p>
          </table:table-cell>
          <table:table-cell office:value-type="float" office:value="0.000351590663397413" calcext:value-type="float">
            <text:p>0.000351590663397413</text:p>
          </table:table-cell>
          <table:table-cell office:value-type="float" office:value="0.000282697204337496" calcext:value-type="float">
            <text:p>0.000282697204337496</text:p>
          </table:table-cell>
          <table:table-cell office:value-type="float" office:value="0.000355604417719467" calcext:value-type="float">
            <text:p>0.000355604417719467</text:p>
          </table:table-cell>
          <table:table-cell office:value-type="float" office:value="0.000529369917727536" calcext:value-type="float">
            <text:p>0.000529369917727536</text:p>
          </table:table-cell>
          <table:table-cell office:value-type="float" office:value="0.000671750734866645" calcext:value-type="float">
            <text:p>0.000671750734866645</text:p>
          </table:table-cell>
          <table:table-cell office:value-type="float" office:value="0.000602176293661503" calcext:value-type="float">
            <text:p>0.000602176293661503</text:p>
          </table:table-cell>
          <table:table-cell office:value-type="float" office:value="0.000434931229719659" calcext:value-type="float">
            <text:p>0.000434931229719659</text:p>
          </table:table-cell>
          <table:table-cell office:value-type="float" office:value="0.000253062430014896" calcext:value-type="float">
            <text:p>0.000253062430014896</text:p>
          </table:table-cell>
          <table:table-cell office:value-type="float" office:value="0.000227983047906667" calcext:value-type="float">
            <text:p>0.000227983047906667</text:p>
          </table:table-cell>
          <table:table-cell office:value-type="float" office:value="0.000317732227828367" calcext:value-type="float">
            <text:p>0.000317732227828367</text:p>
          </table:table-cell>
          <table:table-cell office:value-type="float" office:value="0.000422627395734175" calcext:value-type="float">
            <text:p>0.000422627395734175</text:p>
          </table:table-cell>
          <table:table-cell office:value-type="float" office:value="0.000430931953744788" calcext:value-type="float">
            <text:p>0.000430931953744788</text:p>
          </table:table-cell>
          <table:table-cell office:value-type="float" office:value="0.000408800365201046" calcext:value-type="float">
            <text:p>0.000408800365201046</text:p>
          </table:table-cell>
          <table:table-cell office:value-type="float" office:value="0.000518257909708602" calcext:value-type="float">
            <text:p>0.000518257909708602</text:p>
          </table:table-cell>
          <table:table-cell office:value-type="float" office:value="0.000436743369764691" calcext:value-type="float">
            <text:p>0.000436743369764691</text:p>
          </table:table-cell>
          <table:table-cell office:value-type="float" office:value="0.000234778958338133" calcext:value-type="float">
            <text:p>0.000234778958338133</text:p>
          </table:table-cell>
          <table:table-cell office:value-type="float" office:value="0.000185088852184506" calcext:value-type="float">
            <text:p>0.000185088852184506</text:p>
          </table:table-cell>
          <table:table-cell office:value-type="float" office:value="0.000267392201925824" calcext:value-type="float">
            <text:p>0.000267392201925824</text:p>
          </table:table-cell>
          <table:table-cell office:value-type="float" office:value="0.000376429095762562" calcext:value-type="float">
            <text:p>0.000376429095762562</text:p>
          </table:table-cell>
          <table:table-cell office:value-type="float" office:value="0.000531027763795869" calcext:value-type="float">
            <text:p>0.000531027763795869</text:p>
          </table:table-cell>
          <table:table-cell office:value-type="float" office:value="0.000302131003450057" calcext:value-type="float">
            <text:p>0.000302131003450057</text:p>
          </table:table-cell>
          <table:table-cell office:value-type="float" office:value="0.000176201216961719" calcext:value-type="float">
            <text:p>0.000176201216961719</text:p>
          </table:table-cell>
          <table:table-cell office:value-type="float" office:value="0.000388617345493277" calcext:value-type="float">
            <text:p>0.000388617345493277</text:p>
          </table:table-cell>
          <table:table-cell office:value-type="float" office:value="0.000621509150573986" calcext:value-type="float">
            <text:p>0.000621509150573986</text:p>
          </table:table-cell>
          <table:table-cell office:value-type="float" office:value="0.000683552923527475" calcext:value-type="float">
            <text:p>0.000683552923527475</text:p>
          </table:table-cell>
          <table:table-cell office:value-type="float" office:value="0.0136478088631687" calcext:value-type="float">
            <text:p>0.0136478088631687</text:p>
          </table:table-cell>
          <table:table-cell office:value-type="float" office:value="0.000660097066829605" calcext:value-type="float">
            <text:p>0.000660097066829605</text:p>
          </table:table-cell>
          <table:table-cell office:value-type="float" office:value="0.000205044166808458" calcext:value-type="float">
            <text:p>0.000205044166808458</text:p>
          </table:table-cell>
          <table:table-cell table:style-name="ce1" office:value-type="float" office:value="0.0000591848201337143" calcext:value-type="float">
            <text:p>5.92E-05</text:p>
          </table:table-cell>
          <table:table-cell table:style-name="ce1" office:value-type="float" office:value="0.0000261924678664477" calcext:value-type="float">
            <text:p>2.62E-05</text:p>
          </table:table-cell>
          <table:table-cell office:value-type="float" office:value="0.00000330773077856466" calcext:value-type="float">
            <text:p>3.31E-06</text:p>
          </table:table-cell>
          <table:table-cell office:value-type="float" office:value="0.0000226384176795369" calcext:value-type="float">
            <text:p>2.26E-05</text:p>
          </table:table-cell>
          <table:table-cell office:value-type="float" office:value="0.0000221663906351641" calcext:value-type="float">
            <text:p>2.22E-05</text:p>
          </table:table-cell>
          <table:table-cell office:value-type="float" office:value="0.0000150639035144439" calcext:value-type="float">
            <text:p>1.51E-05</text:p>
          </table:table-cell>
          <table:table-cell office:value-type="float" office:value="-0.000014785158938001" calcext:value-type="float">
            <text:p>-1.48E-05</text:p>
          </table:table-cell>
          <table:table-cell office:value-type="float" office:value="-0.0000222189700960762" calcext:value-type="float">
            <text:p>-2.22E-05</text:p>
          </table:table-cell>
          <table:table-cell office:value-type="float" office:value="-0.0000293909753503394" calcext:value-type="float">
            <text:p>-2.94E-05</text:p>
          </table:table-cell>
          <table:table-cell table:style-name="ce1" office:value-type="float" office:value="-0.0000645843766825872" calcext:value-type="float">
            <text:p>-6.46E-05</text:p>
          </table:table-cell>
          <table:table-cell office:value-type="float" office:value="-0.000107350412938282" calcext:value-type="float">
            <text:p>-0.000107350412938282</text:p>
          </table:table-cell>
          <table:table-cell office:value-type="float" office:value="-0.000153216273631795" calcext:value-type="float">
            <text:p>-0.000153216273631795</text:p>
          </table:table-cell>
          <table:table-cell office:value-type="float" office:value="-0.000194263704840426" calcext:value-type="float">
            <text:p>-0.000194263704840426</text:p>
          </table:table-cell>
          <table:table-cell office:value-type="float" office:value="-0.000150089938744324" calcext:value-type="float">
            <text:p>-0.000150089938744324</text:p>
          </table:table-cell>
          <table:table-cell office:value-type="float" office:value="-0.0000298349533177506" calcext:value-type="float">
            <text:p>-2.98E-05</text:p>
          </table:table-cell>
        </table:table-row>
        <table:table-row table:style-name="ro1">
          <table:table-cell office:value-type="string" calcext:value-type="string">
            <text:p>Immunitysecboost45_062-122</text:p>
          </table:table-cell>
          <table:table-cell office:value-type="float" office:value="0.000486425207654086" calcext:value-type="float">
            <text:p>0.000486425207654086</text:p>
          </table:table-cell>
          <table:table-cell office:value-type="float" office:value="0.000272395541113917" calcext:value-type="float">
            <text:p>0.000272395541113917</text:p>
          </table:table-cell>
          <table:table-cell office:value-type="float" office:value="0.00037081287045899" calcext:value-type="float">
            <text:p>0.00037081287045899</text:p>
          </table:table-cell>
          <table:table-cell office:value-type="float" office:value="0.000237447484861161" calcext:value-type="float">
            <text:p>0.000237447484861161</text:p>
          </table:table-cell>
          <table:table-cell office:value-type="float" office:value="0.000200448220645251" calcext:value-type="float">
            <text:p>0.000200448220645251</text:p>
          </table:table-cell>
          <table:table-cell office:value-type="float" office:value="0.000239185474042574" calcext:value-type="float">
            <text:p>0.000239185474042574</text:p>
          </table:table-cell>
          <table:table-cell office:value-type="float" office:value="0.000386746039958454" calcext:value-type="float">
            <text:p>0.000386746039958454</text:p>
          </table:table-cell>
          <table:table-cell office:value-type="float" office:value="0.000995317688888663" calcext:value-type="float">
            <text:p>0.000995317688888663</text:p>
          </table:table-cell>
          <table:table-cell office:value-type="float" office:value="0.00165074263220989" calcext:value-type="float">
            <text:p>0.00165074263220989</text:p>
          </table:table-cell>
          <table:table-cell office:value-type="float" office:value="0.000330906032737179" calcext:value-type="float">
            <text:p>0.000330906032737179</text:p>
          </table:table-cell>
          <table:table-cell office:value-type="float" office:value="0.000151797960973517" calcext:value-type="float">
            <text:p>0.000151797960973517</text:p>
          </table:table-cell>
          <table:table-cell office:value-type="float" office:value="0.000169094188299214" calcext:value-type="float">
            <text:p>0.000169094188299214</text:p>
          </table:table-cell>
          <table:table-cell office:value-type="float" office:value="0.000221441779942234" calcext:value-type="float">
            <text:p>0.000221441779942234</text:p>
          </table:table-cell>
          <table:table-cell office:value-type="float" office:value="0.000346391593056433" calcext:value-type="float">
            <text:p>0.000346391593056433</text:p>
          </table:table-cell>
          <table:table-cell office:value-type="float" office:value="0.000284454383720909" calcext:value-type="float">
            <text:p>0.000284454383720909</text:p>
          </table:table-cell>
          <table:table-cell office:value-type="float" office:value="0.000293432443267338" calcext:value-type="float">
            <text:p>0.000293432443267338</text:p>
          </table:table-cell>
          <table:table-cell office:value-type="float" office:value="0.00052183329761846" calcext:value-type="float">
            <text:p>0.00052183329761846</text:p>
          </table:table-cell>
          <table:table-cell office:value-type="float" office:value="0.000426990951123597" calcext:value-type="float">
            <text:p>0.000426990951123597</text:p>
          </table:table-cell>
          <table:table-cell office:value-type="float" office:value="0.00062019006136894" calcext:value-type="float">
            <text:p>0.00062019006136894</text:p>
          </table:table-cell>
          <table:table-cell office:value-type="float" office:value="0.000412882015379773" calcext:value-type="float">
            <text:p>0.000412882015379773</text:p>
          </table:table-cell>
          <table:table-cell office:value-type="float" office:value="0.000236950842696849" calcext:value-type="float">
            <text:p>0.000236950842696849</text:p>
          </table:table-cell>
          <table:table-cell office:value-type="float" office:value="0.000307100502798532" calcext:value-type="float">
            <text:p>0.000307100502798532</text:p>
          </table:table-cell>
          <table:table-cell office:value-type="float" office:value="0.000546263073361957" calcext:value-type="float">
            <text:p>0.000546263073361957</text:p>
          </table:table-cell>
          <table:table-cell office:value-type="float" office:value="0.00106688052621289" calcext:value-type="float">
            <text:p>0.00106688052621289</text:p>
          </table:table-cell>
          <table:table-cell office:value-type="float" office:value="0.00162749327706284" calcext:value-type="float">
            <text:p>0.00162749327706284</text:p>
          </table:table-cell>
          <table:table-cell office:value-type="float" office:value="0.000456561718779974" calcext:value-type="float">
            <text:p>0.000456561718779974</text:p>
          </table:table-cell>
          <table:table-cell office:value-type="float" office:value="0.000257591744022381" calcext:value-type="float">
            <text:p>0.000257591744022381</text:p>
          </table:table-cell>
          <table:table-cell office:value-type="float" office:value="0.000178000328087858" calcext:value-type="float">
            <text:p>0.000178000328087858</text:p>
          </table:table-cell>
          <table:table-cell office:value-type="float" office:value="0.000257863065331079" calcext:value-type="float">
            <text:p>0.000257863065331079</text:p>
          </table:table-cell>
          <table:table-cell office:value-type="float" office:value="0.000426473721819658" calcext:value-type="float">
            <text:p>0.000426473721819658</text:p>
          </table:table-cell>
          <table:table-cell office:value-type="float" office:value="0.000513460915890018" calcext:value-type="float">
            <text:p>0.000513460915890018</text:p>
          </table:table-cell>
          <table:table-cell office:value-type="float" office:value="0.000404701539061876" calcext:value-type="float">
            <text:p>0.000404701539061876</text:p>
          </table:table-cell>
          <table:table-cell office:value-type="float" office:value="0.000617354065783599" calcext:value-type="float">
            <text:p>0.000617354065783599</text:p>
          </table:table-cell>
          <table:table-cell office:value-type="float" office:value="0.000458521827047773" calcext:value-type="float">
            <text:p>0.000458521827047773</text:p>
          </table:table-cell>
          <table:table-cell office:value-type="float" office:value="0.000244029950111147" calcext:value-type="float">
            <text:p>0.000244029950111147</text:p>
          </table:table-cell>
          <table:table-cell office:value-type="float" office:value="0.000133640091666927" calcext:value-type="float">
            <text:p>0.000133640091666927</text:p>
          </table:table-cell>
          <table:table-cell office:value-type="float" office:value="0.000205917516905156" calcext:value-type="float">
            <text:p>0.000205917516905156</text:p>
          </table:table-cell>
          <table:table-cell office:value-type="float" office:value="0.000414656818133087" calcext:value-type="float">
            <text:p>0.000414656818133087</text:p>
          </table:table-cell>
          <table:table-cell office:value-type="float" office:value="0.000755422780057917" calcext:value-type="float">
            <text:p>0.000755422780057917</text:p>
          </table:table-cell>
          <table:table-cell office:value-type="float" office:value="0.000540467385534375" calcext:value-type="float">
            <text:p>0.000540467385534375</text:p>
          </table:table-cell>
          <table:table-cell office:value-type="float" office:value="0.000141457716480025" calcext:value-type="float">
            <text:p>0.000141457716480025</text:p>
          </table:table-cell>
          <table:table-cell office:value-type="float" office:value="0.000318409072124017" calcext:value-type="float">
            <text:p>0.000318409072124017</text:p>
          </table:table-cell>
          <table:table-cell office:value-type="float" office:value="0.000677467020037915" calcext:value-type="float">
            <text:p>0.000677467020037915</text:p>
          </table:table-cell>
          <table:table-cell office:value-type="float" office:value="0.00121348396315064" calcext:value-type="float">
            <text:p>0.00121348396315064</text:p>
          </table:table-cell>
          <table:table-cell office:value-type="float" office:value="0.000660097066829605" calcext:value-type="float">
            <text:p>0.000660097066829605</text:p>
          </table:table-cell>
          <table:table-cell office:value-type="float" office:value="0.0601962280275864" calcext:value-type="float">
            <text:p>0.0601962280275864</text:p>
          </table:table-cell>
          <table:table-cell office:value-type="float" office:value="0.000188998159650534" calcext:value-type="float">
            <text:p>0.000188998159650534</text:p>
          </table:table-cell>
          <table:table-cell table:style-name="ce1" office:value-type="float" office:value="0.0000572982820040083" calcext:value-type="float">
            <text:p>5.73E-05</text:p>
          </table:table-cell>
          <table:table-cell table:style-name="ce1" office:value-type="float" office:value="0.0000283003731201248" calcext:value-type="float">
            <text:p>2.83E-05</text:p>
          </table:table-cell>
          <table:table-cell office:value-type="float" office:value="0.00000592066689482081" calcext:value-type="float">
            <text:p>5.92E-06</text:p>
          </table:table-cell>
          <table:table-cell office:value-type="float" office:value="0.00002110887480489" calcext:value-type="float">
            <text:p>2.11E-05</text:p>
          </table:table-cell>
          <table:table-cell office:value-type="float" office:value="0.000021133920744635" calcext:value-type="float">
            <text:p>2.11E-05</text:p>
          </table:table-cell>
          <table:table-cell office:value-type="float" office:value="0.0000139679857607587" calcext:value-type="float">
            <text:p>1.40E-05</text:p>
          </table:table-cell>
          <table:table-cell office:value-type="float" office:value="-0.0000135875678151459" calcext:value-type="float">
            <text:p>-1.36E-05</text:p>
          </table:table-cell>
          <table:table-cell office:value-type="float" office:value="-0.0000214488642984319" calcext:value-type="float">
            <text:p>-2.14E-05</text:p>
          </table:table-cell>
          <table:table-cell office:value-type="float" office:value="-0.0000303636173824738" calcext:value-type="float">
            <text:p>-3.04E-05</text:p>
          </table:table-cell>
          <table:table-cell table:style-name="ce1" office:value-type="float" office:value="-0.000067787101057436" calcext:value-type="float">
            <text:p>-6.78E-05</text:p>
          </table:table-cell>
          <table:table-cell office:value-type="float" office:value="-0.000110992729851626" calcext:value-type="float">
            <text:p>-0.000110992729851626</text:p>
          </table:table-cell>
          <table:table-cell office:value-type="float" office:value="-0.000162492761248559" calcext:value-type="float">
            <text:p>-0.000162492761248559</text:p>
          </table:table-cell>
          <table:table-cell office:value-type="float" office:value="-0.000208448253363934" calcext:value-type="float">
            <text:p>-0.000208448253363934</text:p>
          </table:table-cell>
          <table:table-cell office:value-type="float" office:value="-0.000171602285663479" calcext:value-type="float">
            <text:p>-0.000171602285663479</text:p>
          </table:table-cell>
          <table:table-cell office:value-type="float" office:value="-0.0000324167473272635" calcext:value-type="float">
            <text:p>-3.24E-05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0.000162862980318375" calcext:value-type="float">
            <text:p>0.000162862980318375</text:p>
          </table:table-cell>
          <table:table-cell office:value-type="float" office:value="0.000349358783841121" calcext:value-type="float">
            <text:p>0.000349358783841121</text:p>
          </table:table-cell>
          <table:table-cell office:value-type="float" office:value="0.000432528518506255" calcext:value-type="float">
            <text:p>0.000432528518506255</text:p>
          </table:table-cell>
          <table:table-cell office:value-type="float" office:value="0.000484597558797012" calcext:value-type="float">
            <text:p>0.000484597558797012</text:p>
          </table:table-cell>
          <table:table-cell office:value-type="float" office:value="0.000382544138160127" calcext:value-type="float">
            <text:p>0.000382544138160127</text:p>
          </table:table-cell>
          <table:table-cell office:value-type="float" office:value="0.000294482626000924" calcext:value-type="float">
            <text:p>0.000294482626000924</text:p>
          </table:table-cell>
          <table:table-cell office:value-type="float" office:value="0.000253295777546435" calcext:value-type="float">
            <text:p>0.000253295777546435</text:p>
          </table:table-cell>
          <table:table-cell office:value-type="float" office:value="0.000201922495206563" calcext:value-type="float">
            <text:p>0.000201922495206563</text:p>
          </table:table-cell>
          <table:table-cell office:value-type="float" office:value="0.000192423637146134" calcext:value-type="float">
            <text:p>0.000192423637146134</text:p>
          </table:table-cell>
          <table:table-cell office:value-type="float" office:value="0.000208509815953808" calcext:value-type="float">
            <text:p>0.000208509815953808</text:p>
          </table:table-cell>
          <table:table-cell table:style-name="ce1" office:value-type="float" office:value="-0.00000242616000727251" calcext:value-type="float">
            <text:p>-2.43E-06</text:p>
          </table:table-cell>
          <table:table-cell office:value-type="float" office:value="0.000247440776006605" calcext:value-type="float">
            <text:p>0.000247440776006605</text:p>
          </table:table-cell>
          <table:table-cell office:value-type="float" office:value="0.00041389360857762" calcext:value-type="float">
            <text:p>0.00041389360857762</text:p>
          </table:table-cell>
          <table:table-cell office:value-type="float" office:value="0.000492625485346296" calcext:value-type="float">
            <text:p>0.000492625485346296</text:p>
          </table:table-cell>
          <table:table-cell office:value-type="float" office:value="0.000553223102563995" calcext:value-type="float">
            <text:p>0.000553223102563995</text:p>
          </table:table-cell>
          <table:table-cell office:value-type="float" office:value="0.000438497305958239" calcext:value-type="float">
            <text:p>0.000438497305958239</text:p>
          </table:table-cell>
          <table:table-cell office:value-type="float" office:value="0.000352735900427428" calcext:value-type="float">
            <text:p>0.000352735900427428</text:p>
          </table:table-cell>
          <table:table-cell office:value-type="float" office:value="0.000254315507879115" calcext:value-type="float">
            <text:p>0.000254315507879115</text:p>
          </table:table-cell>
          <table:table-cell office:value-type="float" office:value="0.000271967568153613" calcext:value-type="float">
            <text:p>0.000271967568153613</text:p>
          </table:table-cell>
          <table:table-cell office:value-type="float" office:value="0.00035328387465885" calcext:value-type="float">
            <text:p>0.00035328387465885</text:p>
          </table:table-cell>
          <table:table-cell office:value-type="float" office:value="0.000420241571658982" calcext:value-type="float">
            <text:p>0.000420241571658982</text:p>
          </table:table-cell>
          <table:table-cell office:value-type="float" office:value="0.000375152043709545" calcext:value-type="float">
            <text:p>0.000375152043709545</text:p>
          </table:table-cell>
          <table:table-cell office:value-type="float" office:value="0.000343741377906631" calcext:value-type="float">
            <text:p>0.000343741377906631</text:p>
          </table:table-cell>
          <table:table-cell office:value-type="float" office:value="0.000247972200239706" calcext:value-type="float">
            <text:p>0.000247972200239706</text:p>
          </table:table-cell>
          <table:table-cell office:value-type="float" office:value="0.000253357137444413" calcext:value-type="float">
            <text:p>0.000253357137444413</text:p>
          </table:table-cell>
          <table:table-cell office:value-type="float" office:value="0.00042351240762963" calcext:value-type="float">
            <text:p>0.00042351240762963</text:p>
          </table:table-cell>
          <table:table-cell office:value-type="float" office:value="0.000537465705280775" calcext:value-type="float">
            <text:p>0.000537465705280775</text:p>
          </table:table-cell>
          <table:table-cell office:value-type="float" office:value="0.000665552290929439" calcext:value-type="float">
            <text:p>0.000665552290929439</text:p>
          </table:table-cell>
          <table:table-cell office:value-type="float" office:value="0.000619266131829511" calcext:value-type="float">
            <text:p>0.000619266131829511</text:p>
          </table:table-cell>
          <table:table-cell office:value-type="float" office:value="0.000583969540475508" calcext:value-type="float">
            <text:p>0.000583969540475508</text:p>
          </table:table-cell>
          <table:table-cell office:value-type="float" office:value="0.000590353341576288" calcext:value-type="float">
            <text:p>0.000590353341576288</text:p>
          </table:table-cell>
          <table:table-cell office:value-type="float" office:value="0.000580551450053927" calcext:value-type="float">
            <text:p>0.000580551450053927</text:p>
          </table:table-cell>
          <table:table-cell office:value-type="float" office:value="0.000512267795631926" calcext:value-type="float">
            <text:p>0.000512267795631926</text:p>
          </table:table-cell>
          <table:table-cell office:value-type="float" office:value="0.000267667779503043" calcext:value-type="float">
            <text:p>0.000267667779503043</text:p>
          </table:table-cell>
          <table:table-cell office:value-type="float" office:value="0.000247834750636688" calcext:value-type="float">
            <text:p>0.000247834750636688</text:p>
          </table:table-cell>
          <table:table-cell office:value-type="float" office:value="0.000103402555710105" calcext:value-type="float">
            <text:p>0.000103402555710105</text:p>
          </table:table-cell>
          <table:table-cell table:style-name="ce1" office:value-type="float" office:value="0.00000402948190290058" calcext:value-type="float">
            <text:p>4.03E-06</text:p>
          </table:table-cell>
          <table:table-cell table:style-name="ce1" office:value-type="float" office:value="-0.000039816433126922" calcext:value-type="float">
            <text:p>-3.98E-05</text:p>
          </table:table-cell>
          <table:table-cell table:style-name="ce1" office:value-type="float" office:value="-0.0000643591196946498" calcext:value-type="float">
            <text:p>-6.44E-05</text:p>
          </table:table-cell>
          <table:table-cell table:style-name="ce1" office:value-type="float" office:value="0.0000787960358694592" calcext:value-type="float">
            <text:p>7.88E-05</text:p>
          </table:table-cell>
          <table:table-cell office:value-type="float" office:value="0.000104589475122716" calcext:value-type="float">
            <text:p>0.000104589475122716</text:p>
          </table:table-cell>
          <table:table-cell office:value-type="float" office:value="0.000230727766703239" calcext:value-type="float">
            <text:p>0.000230727766703239</text:p>
          </table:table-cell>
          <table:table-cell office:value-type="float" office:value="0.000201352194675457" calcext:value-type="float">
            <text:p>0.000201352194675457</text:p>
          </table:table-cell>
          <table:table-cell office:value-type="float" office:value="0.000183994780878867" calcext:value-type="float">
            <text:p>0.000183994780878867</text:p>
          </table:table-cell>
          <table:table-cell office:value-type="float" office:value="0.000205044166808458" calcext:value-type="float">
            <text:p>0.000205044166808458</text:p>
          </table:table-cell>
          <table:table-cell office:value-type="float" office:value="0.000188998159650534" calcext:value-type="float">
            <text:p>0.000188998159650534</text:p>
          </table:table-cell>
          <table:table-cell office:value-type="float" office:value="0.011714175083695" calcext:value-type="float">
            <text:p>0.011714175083695</text:p>
          </table:table-cell>
          <table:table-cell office:value-type="float" office:value="0.00922930745923293" calcext:value-type="float">
            <text:p>0.00922930745923293</text:p>
          </table:table-cell>
          <table:table-cell office:value-type="float" office:value="0.0091603872004211" calcext:value-type="float">
            <text:p>0.0091603872004211</text:p>
          </table:table-cell>
          <table:table-cell table:style-name="Default" office:value-type="float" office:value="0.00913621955297656" calcext:value-type="float">
            <text:p>0.00913621955297656</text:p>
          </table:table-cell>
          <table:table-cell table:style-name="Default" office:value-type="float" office:value="0.00917782069588372" calcext:value-type="float">
            <text:p>0.00917782069588372</text:p>
          </table:table-cell>
          <table:table-cell table:style-name="Default" office:value-type="float" office:value="0.00918410193245308" calcext:value-type="float">
            <text:p>0.00918410193245308</text:p>
          </table:table-cell>
          <table:table-cell table:style-name="Default" office:value-type="float" office:value="0.00918304378227182" calcext:value-type="float">
            <text:p>0.00918304378227182</text:p>
          </table:table-cell>
          <table:table-cell table:style-name="Default" office:value-type="float" office:value="0.00917027136943126" calcext:value-type="float">
            <text:p>0.00917027136943126</text:p>
          </table:table-cell>
          <table:table-cell table:style-name="Default" office:value-type="float" office:value="0.0091740204693736" calcext:value-type="float">
            <text:p>0.0091740204693736</text:p>
          </table:table-cell>
          <table:table-cell table:style-name="Default" office:value-type="float" office:value="0.00918503900966004" calcext:value-type="float">
            <text:p>0.00918503900966004</text:p>
          </table:table-cell>
          <table:table-cell office:value-type="float" office:value="0.00919318883095123" calcext:value-type="float">
            <text:p>0.00919318883095123</text:p>
          </table:table-cell>
          <table:table-cell office:value-type="float" office:value="0.0091975359346594" calcext:value-type="float">
            <text:p>0.0091975359346594</text:p>
          </table:table-cell>
          <table:table-cell office:value-type="float" office:value="0.00920111129203686" calcext:value-type="float">
            <text:p>0.00920111129203686</text:p>
          </table:table-cell>
          <table:table-cell office:value-type="float" office:value="0.00920177823252917" calcext:value-type="float">
            <text:p>0.00920177823252917</text:p>
          </table:table-cell>
          <table:table-cell office:value-type="float" office:value="0.00923999419785485" calcext:value-type="float">
            <text:p>0.00923999419785485</text:p>
          </table:table-cell>
          <table:table-cell office:value-type="float" office:value="0.0000103000472828842" calcext:value-type="float">
            <text:p>1.03E-05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table:style-name="ce1" office:value-type="float" office:value="0.0000208742000372334" calcext:value-type="float">
            <text:p>2.09E-05</text:p>
          </table:table-cell>
          <table:table-cell table:style-name="ce1" office:value-type="float" office:value="-0.00000031304831395114" calcext:value-type="float">
            <text:p>-3.13E-07</text:p>
          </table:table-cell>
          <table:table-cell table:style-name="ce1" office:value-type="float" office:value="-0.0000705289417466509" calcext:value-type="float">
            <text:p>-7.05E-05</text:p>
          </table:table-cell>
          <table:table-cell table:style-name="ce1" office:value-type="float" office:value="0.0000252280377452155" calcext:value-type="float">
            <text:p>2.52E-05</text:p>
          </table:table-cell>
          <table:table-cell office:value-type="float" office:value="0.000134564938791738" calcext:value-type="float">
            <text:p>0.000134564938791738</text:p>
          </table:table-cell>
          <table:table-cell table:style-name="ce1" office:value-type="float" office:value="0.0000979005680283041" calcext:value-type="float">
            <text:p>9.79E-05</text:p>
          </table:table-cell>
          <table:table-cell table:style-name="ce1" office:value-type="float" office:value="0.000086451328694356" calcext:value-type="float">
            <text:p>8.65E-05</text:p>
          </table:table-cell>
          <table:table-cell table:style-name="ce1" office:value-type="float" office:value="0.0000647478940878313" calcext:value-type="float">
            <text:p>6.47E-05</text:p>
          </table:table-cell>
          <table:table-cell table:style-name="ce1" office:value-type="float" office:value="0.0000687986440376365" calcext:value-type="float">
            <text:p>6.88E-05</text:p>
          </table:table-cell>
          <table:table-cell office:value-type="float" office:value="-0.000335873354171448" calcext:value-type="float">
            <text:p>-0.000335873354171448</text:p>
          </table:table-cell>
          <table:table-cell office:value-type="float" office:value="-0.000383014282362054" calcext:value-type="float">
            <text:p>-0.000383014282362054</text:p>
          </table:table-cell>
          <table:table-cell office:value-type="float" office:value="-0.000290855892637863" calcext:value-type="float">
            <text:p>-0.000290855892637863</text:p>
          </table:table-cell>
          <table:table-cell office:value-type="float" office:value="-0.00022177335049937" calcext:value-type="float">
            <text:p>-0.00022177335049937</text:p>
          </table:table-cell>
          <table:table-cell office:value-type="float" office:value="-0.000326787035577941" calcext:value-type="float">
            <text:p>-0.000326787035577941</text:p>
          </table:table-cell>
          <table:table-cell table:style-name="ce1" office:value-type="float" office:value="0.00000514624458810552" calcext:value-type="float">
            <text:p>5.15E-06</text:p>
          </table:table-cell>
          <table:table-cell office:value-type="float" office:value="0.000119609066191278" calcext:value-type="float">
            <text:p>0.000119609066191278</text:p>
          </table:table-cell>
          <table:table-cell office:value-type="float" office:value="0.000160223782211426" calcext:value-type="float">
            <text:p>0.000160223782211426</text:p>
          </table:table-cell>
          <table:table-cell table:style-name="ce1" office:value-type="float" office:value="0.0000744220970093968" calcext:value-type="float">
            <text:p>7.44E-05</text:p>
          </table:table-cell>
          <table:table-cell table:style-name="ce1" office:value-type="float" office:value="0.0000876190622743077" calcext:value-type="float">
            <text:p>8.76E-05</text:p>
          </table:table-cell>
          <table:table-cell office:value-type="float" office:value="0.000125482400364712" calcext:value-type="float">
            <text:p>0.000125482400364712</text:p>
          </table:table-cell>
          <table:table-cell office:value-type="float" office:value="0.00019219386532728" calcext:value-type="float">
            <text:p>0.00019219386532728</text:p>
          </table:table-cell>
          <table:table-cell office:value-type="float" office:value="0.000176601343027753" calcext:value-type="float">
            <text:p>0.000176601343027753</text:p>
          </table:table-cell>
          <table:table-cell office:value-type="float" office:value="0.00017109127177598" calcext:value-type="float">
            <text:p>0.00017109127177598</text:p>
          </table:table-cell>
          <table:table-cell office:value-type="float" office:value="0.000106252672569537" calcext:value-type="float">
            <text:p>0.000106252672569537</text:p>
          </table:table-cell>
          <table:table-cell office:value-type="float" office:value="0.000123111544036649" calcext:value-type="float">
            <text:p>0.000123111544036649</text:p>
          </table:table-cell>
          <table:table-cell table:style-name="ce1" office:value-type="float" office:value="0.000073819508619791" calcext:value-type="float">
            <text:p>7.38E-05</text:p>
          </table:table-cell>
          <table:table-cell office:value-type="float" office:value="0.000104940843858741" calcext:value-type="float">
            <text:p>0.000104940843858741</text:p>
          </table:table-cell>
          <table:table-cell table:style-name="ce1" office:value-type="float" office:value="0.0000652818318282661" calcext:value-type="float">
            <text:p>6.53E-05</text:p>
          </table:table-cell>
          <table:table-cell office:value-type="float" office:value="0.000109846559412784" calcext:value-type="float">
            <text:p>0.000109846559412784</text:p>
          </table:table-cell>
          <table:table-cell office:value-type="float" office:value="0.000104886955720195" calcext:value-type="float">
            <text:p>0.000104886955720195</text:p>
          </table:table-cell>
          <table:table-cell office:value-type="float" office:value="0.000184106308754958" calcext:value-type="float">
            <text:p>0.000184106308754958</text:p>
          </table:table-cell>
          <table:table-cell office:value-type="float" office:value="0.000236004813674384" calcext:value-type="float">
            <text:p>0.000236004813674384</text:p>
          </table:table-cell>
          <table:table-cell office:value-type="float" office:value="0.000297361819004303" calcext:value-type="float">
            <text:p>0.000297361819004303</text:p>
          </table:table-cell>
          <table:table-cell office:value-type="float" office:value="0.000100972462490846" calcext:value-type="float">
            <text:p>0.000100972462490846</text:p>
          </table:table-cell>
          <table:table-cell table:style-name="ce1" office:value-type="float" office:value="-0.0000535979158961768" calcext:value-type="float">
            <text:p>-5.36E-05</text:p>
          </table:table-cell>
          <table:table-cell office:value-type="float" office:value="-0.000451463368272349" calcext:value-type="float">
            <text:p>-0.000451463368272349</text:p>
          </table:table-cell>
          <table:table-cell office:value-type="float" office:value="-0.000584617953453019" calcext:value-type="float">
            <text:p>-0.000584617953453019</text:p>
          </table:table-cell>
          <table:table-cell office:value-type="float" office:value="-0.000677764907968312" calcext:value-type="float">
            <text:p>-0.000677764907968312</text:p>
          </table:table-cell>
          <table:table-cell office:value-type="float" office:value="-0.000651449472930187" calcext:value-type="float">
            <text:p>-0.000651449472930187</text:p>
          </table:table-cell>
          <table:table-cell office:value-type="float" office:value="-0.00035005546731111" calcext:value-type="float">
            <text:p>-0.00035005546731111</text:p>
          </table:table-cell>
          <table:table-cell table:style-name="ce1" office:value-type="float" office:value="-0.0000239661332633007" calcext:value-type="float">
            <text:p>-2.40E-05</text:p>
          </table:table-cell>
          <table:table-cell table:style-name="ce1" office:value-type="float" office:value="0.0000612816064541145" calcext:value-type="float">
            <text:p>6.13E-05</text:p>
          </table:table-cell>
          <table:table-cell table:style-name="ce1" office:value-type="float" office:value="0.0000564011361049331" calcext:value-type="float">
            <text:p>5.64E-05</text:p>
          </table:table-cell>
          <table:table-cell table:style-name="ce1" office:value-type="float" office:value="0.00005316110868083" calcext:value-type="float">
            <text:p>5.32E-05</text:p>
          </table:table-cell>
          <table:table-cell table:style-name="ce1" office:value-type="float" office:value="0.0000591848201337143" calcext:value-type="float">
            <text:p>5.92E-05</text:p>
          </table:table-cell>
          <table:table-cell table:style-name="ce1" office:value-type="float" office:value="0.0000572982820040083" calcext:value-type="float">
            <text:p>5.73E-05</text:p>
          </table:table-cell>
          <table:table-cell office:value-type="float" office:value="0.00922930745923293" calcext:value-type="float">
            <text:p>0.00922930745923293</text:p>
          </table:table-cell>
          <table:table-cell office:value-type="float" office:value="0.0509634854943755" calcext:value-type="float">
            <text:p>0.0509634854943755</text:p>
          </table:table-cell>
          <table:table-cell office:value-type="float" office:value="0.00925395805322146" calcext:value-type="float">
            <text:p>0.00925395805322146</text:p>
          </table:table-cell>
          <table:table-cell table:style-name="Default" office:value-type="float" office:value="0.0092195319919464" calcext:value-type="float">
            <text:p>0.0092195319919464</text:p>
          </table:table-cell>
          <table:table-cell table:style-name="Default" office:value-type="float" office:value="0.00921359619502714" calcext:value-type="float">
            <text:p>0.00921359619502714</text:p>
          </table:table-cell>
          <table:table-cell table:style-name="Default" office:value-type="float" office:value="0.00920488527055001" calcext:value-type="float">
            <text:p>0.00920488527055001</text:p>
          </table:table-cell>
          <table:table-cell table:style-name="Default" office:value-type="float" office:value="0.00919351494763657" calcext:value-type="float">
            <text:p>0.00919351494763657</text:p>
          </table:table-cell>
          <table:table-cell table:style-name="Default" office:value-type="float" office:value="0.00916169663814066" calcext:value-type="float">
            <text:p>0.00916169663814066</text:p>
          </table:table-cell>
          <table:table-cell table:style-name="Default" office:value-type="float" office:value="0.00915298971581855" calcext:value-type="float">
            <text:p>0.00915298971581855</text:p>
          </table:table-cell>
          <table:table-cell table:style-name="Default" office:value-type="float" office:value="0.00914571966603925" calcext:value-type="float">
            <text:p>0.00914571966603925</text:p>
          </table:table-cell>
          <table:table-cell office:value-type="float" office:value="0.00913633186060224" calcext:value-type="float">
            <text:p>0.00913633186060224</text:p>
          </table:table-cell>
          <table:table-cell office:value-type="float" office:value="0.00912672620655776" calcext:value-type="float">
            <text:p>0.00912672620655776</text:p>
          </table:table-cell>
          <table:table-cell office:value-type="float" office:value="0.00912066172247144" calcext:value-type="float">
            <text:p>0.00912066172247144</text:p>
          </table:table-cell>
          <table:table-cell office:value-type="float" office:value="0.00911820473862624" calcext:value-type="float">
            <text:p>0.00911820473862624</text:p>
          </table:table-cell>
          <table:table-cell office:value-type="float" office:value="0.00912795769987554" calcext:value-type="float">
            <text:p>0.00912795769987554</text:p>
          </table:table-cell>
          <table:table-cell office:value-type="float" office:value="0.00000884935992260928" calcext:value-type="float">
            <text:p>8.85E-06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table:style-name="ce1" office:value-type="float" office:value="0.0000185548463412738" calcext:value-type="float">
            <text:p>1.86E-05</text:p>
          </table:table-cell>
          <table:table-cell table:style-name="ce1" office:value-type="float" office:value="-0.0000613528777665389" calcext:value-type="float">
            <text:p>-6.14E-05</text:p>
          </table:table-cell>
          <table:table-cell office:value-type="float" office:value="-0.000174005772755713" calcext:value-type="float">
            <text:p>-0.000174005772755713</text:p>
          </table:table-cell>
          <table:table-cell office:value-type="float" office:value="-0.000156414521473868" calcext:value-type="float">
            <text:p>-0.000156414521473868</text:p>
          </table:table-cell>
          <table:table-cell table:style-name="ce1" office:value-type="float" office:value="0.0000472595765741584" calcext:value-type="float">
            <text:p>4.73E-05</text:p>
          </table:table-cell>
          <table:table-cell table:style-name="ce1" office:value-type="float" office:value="0.0000435040754818019" calcext:value-type="float">
            <text:p>4.35E-05</text:p>
          </table:table-cell>
          <table:table-cell table:style-name="ce1" office:value-type="float" office:value="0.0000436836369007668" calcext:value-type="float">
            <text:p>4.37E-05</text:p>
          </table:table-cell>
          <table:table-cell table:style-name="ce1" office:value-type="float" office:value="0.0000342970882429325" calcext:value-type="float">
            <text:p>3.43E-05</text:p>
          </table:table-cell>
          <table:table-cell table:style-name="ce1" office:value-type="float" office:value="0.0000419905269739597" calcext:value-type="float">
            <text:p>4.20E-05</text:p>
          </table:table-cell>
          <table:table-cell office:value-type="float" office:value="-0.000184800268011609" calcext:value-type="float">
            <text:p>-0.000184800268011609</text:p>
          </table:table-cell>
          <table:table-cell office:value-type="float" office:value="-0.000182753115546837" calcext:value-type="float">
            <text:p>-0.000182753115546837</text:p>
          </table:table-cell>
          <table:table-cell office:value-type="float" office:value="-0.000216450570207877" calcext:value-type="float">
            <text:p>-0.000216450570207877</text:p>
          </table:table-cell>
          <table:table-cell office:value-type="float" office:value="-0.000211138391574098" calcext:value-type="float">
            <text:p>-0.000211138391574098</text:p>
          </table:table-cell>
          <table:table-cell office:value-type="float" office:value="-0.000386427127877426" calcext:value-type="float">
            <text:p>-0.000386427127877426</text:p>
          </table:table-cell>
          <table:table-cell office:value-type="float" office:value="-0.000182046576915976" calcext:value-type="float">
            <text:p>-0.000182046576915976</text:p>
          </table:table-cell>
          <table:table-cell table:style-name="ce1" office:value-type="float" office:value="-0.00000019181851869534" calcext:value-type="float">
            <text:p>-1.92E-07</text:p>
          </table:table-cell>
          <table:table-cell table:style-name="ce1" office:value-type="float" office:value="0.0000704995486943218" calcext:value-type="float">
            <text:p>7.05E-05</text:p>
          </table:table-cell>
          <table:table-cell table:style-name="ce1" office:value-type="float" office:value="0.0000224344243274161" calcext:value-type="float">
            <text:p>2.24E-05</text:p>
          </table:table-cell>
          <table:table-cell table:style-name="ce1" office:value-type="float" office:value="0.000028323857972921" calcext:value-type="float">
            <text:p>2.83E-05</text:p>
          </table:table-cell>
          <table:table-cell table:style-name="ce1" office:value-type="float" office:value="0.000041523738900707" calcext:value-type="float">
            <text:p>4.15E-05</text:p>
          </table:table-cell>
          <table:table-cell office:value-type="float" office:value="0.000108725836486098" calcext:value-type="float">
            <text:p>0.000108725836486098</text:p>
          </table:table-cell>
          <table:table-cell office:value-type="float" office:value="0.000113407526953353" calcext:value-type="float">
            <text:p>0.000113407526953353</text:p>
          </table:table-cell>
          <table:table-cell office:value-type="float" office:value="0.00011861509241536" calcext:value-type="float">
            <text:p>0.00011861509241536</text:p>
          </table:table-cell>
          <table:table-cell table:style-name="ce1" office:value-type="float" office:value="0.0000739416957501374" calcext:value-type="float">
            <text:p>7.39E-05</text:p>
          </table:table-cell>
          <table:table-cell table:style-name="ce1" office:value-type="float" office:value="0.0000941781090563541" calcext:value-type="float">
            <text:p>9.42E-05</text:p>
          </table:table-cell>
          <table:table-cell table:style-name="ce1" office:value-type="float" office:value="0.0000465181300407487" calcext:value-type="float">
            <text:p>4.65E-05</text:p>
          </table:table-cell>
          <table:table-cell table:style-name="ce1" office:value-type="float" office:value="-0.0000488329625402491" calcext:value-type="float">
            <text:p>-4.88E-05</text:p>
          </table:table-cell>
          <table:table-cell office:value-type="float" office:value="-0.000318185135255743" calcext:value-type="float">
            <text:p>-0.000318185135255743</text:p>
          </table:table-cell>
          <table:table-cell office:value-type="float" office:value="-0.000187726101943408" calcext:value-type="float">
            <text:p>-0.000187726101943408</text:p>
          </table:table-cell>
          <table:table-cell office:value-type="float" office:value="-0.000140073675366015" calcext:value-type="float">
            <text:p>-0.000140073675366015</text:p>
          </table:table-cell>
          <table:table-cell table:style-name="ce1" office:value-type="float" office:value="0.00000735346955035616" calcext:value-type="float">
            <text:p>7.35E-06</text:p>
          </table:table-cell>
          <table:table-cell table:style-name="ce1" office:value-type="float" office:value="0.0000790103378232332" calcext:value-type="float">
            <text:p>7.90E-05</text:p>
          </table:table-cell>
          <table:table-cell office:value-type="float" office:value="0.000178463223633134" calcext:value-type="float">
            <text:p>0.000178463223633134</text:p>
          </table:table-cell>
          <table:table-cell table:style-name="ce1" office:value-type="float" office:value="0.0000969534366569347" calcext:value-type="float">
            <text:p>9.70E-05</text:p>
          </table:table-cell>
          <table:table-cell table:style-name="ce1" office:value-type="float" office:value="-0.0000107741508747586" calcext:value-type="float">
            <text:p>-1.08E-05</text:p>
          </table:table-cell>
          <table:table-cell office:value-type="float" office:value="-0.000272924929338979" calcext:value-type="float">
            <text:p>-0.000272924929338979</text:p>
          </table:table-cell>
          <table:table-cell office:value-type="float" office:value="-0.000342695354735566" calcext:value-type="float">
            <text:p>-0.000342695354735566</text:p>
          </table:table-cell>
          <table:table-cell office:value-type="float" office:value="-0.00039756105342613" calcext:value-type="float">
            <text:p>-0.00039756105342613</text:p>
          </table:table-cell>
          <table:table-cell office:value-type="float" office:value="-0.000366292042284436" calcext:value-type="float">
            <text:p>-0.000366292042284436</text:p>
          </table:table-cell>
          <table:table-cell office:value-type="float" office:value="-0.000219418845441104" calcext:value-type="float">
            <text:p>-0.000219418845441104</text:p>
          </table:table-cell>
          <table:table-cell table:style-name="ce1" office:value-type="float" office:value="0.0000105339567420334" calcext:value-type="float">
            <text:p>1.05E-05</text:p>
          </table:table-cell>
          <table:table-cell table:style-name="ce1" office:value-type="float" office:value="0.0000204555131589328" calcext:value-type="float">
            <text:p>2.05E-05</text:p>
          </table:table-cell>
          <table:table-cell table:style-name="ce1" office:value-type="float" office:value="0.0000239105317027953" calcext:value-type="float">
            <text:p>2.39E-05</text:p>
          </table:table-cell>
          <table:table-cell table:style-name="ce1" office:value-type="float" office:value="0.0000248675782777904" calcext:value-type="float">
            <text:p>2.49E-05</text:p>
          </table:table-cell>
          <table:table-cell table:style-name="ce1" office:value-type="float" office:value="0.0000261924678664477" calcext:value-type="float">
            <text:p>2.62E-05</text:p>
          </table:table-cell>
          <table:table-cell table:style-name="ce1" office:value-type="float" office:value="0.0000283003731201248" calcext:value-type="float">
            <text:p>2.83E-05</text:p>
          </table:table-cell>
          <table:table-cell office:value-type="float" office:value="0.0091603872004211" calcext:value-type="float">
            <text:p>0.0091603872004211</text:p>
          </table:table-cell>
          <table:table-cell office:value-type="float" office:value="0.00925395805322146" calcext:value-type="float">
            <text:p>0.00925395805322146</text:p>
          </table:table-cell>
          <table:table-cell office:value-type="float" office:value="0.0861693249267171" calcext:value-type="float">
            <text:p>0.0861693249267171</text:p>
          </table:table-cell>
          <table:table-cell table:style-name="Default" office:value-type="float" office:value="0.00922492395830902" calcext:value-type="float">
            <text:p>0.00922492395830902</text:p>
          </table:table-cell>
          <table:table-cell table:style-name="Default" office:value-type="float" office:value="0.00920747245104373" calcext:value-type="float">
            <text:p>0.00920747245104373</text:p>
          </table:table-cell>
          <table:table-cell table:style-name="Default" office:value-type="float" office:value="0.00919808026378578" calcext:value-type="float">
            <text:p>0.00919808026378578</text:p>
          </table:table-cell>
          <table:table-cell table:style-name="Default" office:value-type="float" office:value="0.00918870245958406" calcext:value-type="float">
            <text:p>0.00918870245958406</text:p>
          </table:table-cell>
          <table:table-cell table:style-name="Default" office:value-type="float" office:value="0.00916325893032789" calcext:value-type="float">
            <text:p>0.00916325893032789</text:p>
          </table:table-cell>
          <table:table-cell table:style-name="Default" office:value-type="float" office:value="0.00915433516266461" calcext:value-type="float">
            <text:p>0.00915433516266461</text:p>
          </table:table-cell>
          <table:table-cell table:style-name="Default" office:value-type="float" office:value="0.00914502661596793" calcext:value-type="float">
            <text:p>0.00914502661596793</text:p>
          </table:table-cell>
          <table:table-cell office:value-type="float" office:value="0.00913403713245767" calcext:value-type="float">
            <text:p>0.00913403713245767</text:p>
          </table:table-cell>
          <table:table-cell office:value-type="float" office:value="0.00912414722391591" calcext:value-type="float">
            <text:p>0.00912414722391591</text:p>
          </table:table-cell>
          <table:table-cell office:value-type="float" office:value="0.00911661264201422" calcext:value-type="float">
            <text:p>0.00911661264201422</text:p>
          </table:table-cell>
          <table:table-cell office:value-type="float" office:value="0.00911325055090661" calcext:value-type="float">
            <text:p>0.00911325055090661</text:p>
          </table:table-cell>
          <table:table-cell office:value-type="float" office:value="0.00911427488580735" calcext:value-type="float">
            <text:p>0.00911427488580735</text:p>
          </table:table-cell>
          <table:table-cell office:value-type="float" office:value="0.00000374184396705283" calcext:value-type="float">
            <text:p>3.74E-06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table:style-name="ce1" office:value-type="float" office:value="-0.0000372158071778205" calcext:value-type="float">
            <text:p>-3.72E-05</text:p>
          </table:table-cell>
          <table:table-cell office:value-type="float" office:value="-0.000121961228782233" calcext:value-type="float">
            <text:p>-0.000121961228782233</text:p>
          </table:table-cell>
          <table:table-cell office:value-type="float" office:value="-0.000186385997665792" calcext:value-type="float">
            <text:p>-0.000186385997665792</text:p>
          </table:table-cell>
          <table:table-cell office:value-type="float" office:value="-0.000117102088677537" calcext:value-type="float">
            <text:p>-0.000117102088677537</text:p>
          </table:table-cell>
          <table:table-cell table:style-name="ce1" office:value-type="float" office:value="0.0000061252173846407" calcext:value-type="float">
            <text:p>6.13E-06</text:p>
          </table:table-cell>
          <table:table-cell table:style-name="ce1" office:value-type="float" office:value="0.00000750826666059302" calcext:value-type="float">
            <text:p>7.51E-06</text:p>
          </table:table-cell>
          <table:table-cell table:style-name="ce1" office:value-type="float" office:value="0.0000108618586909475" calcext:value-type="float">
            <text:p>1.09E-05</text:p>
          </table:table-cell>
          <table:table-cell table:style-name="ce1" office:value-type="float" office:value="0.00000901265208998615" calcext:value-type="float">
            <text:p>9.01E-06</text:p>
          </table:table-cell>
          <table:table-cell table:style-name="ce1" office:value-type="float" office:value="0.0000168464805199825" calcext:value-type="float">
            <text:p>1.68E-05</text:p>
          </table:table-cell>
          <table:table-cell office:value-type="float" office:value="-0.000168778052718046" calcext:value-type="float">
            <text:p>-0.000168778052718046</text:p>
          </table:table-cell>
          <table:table-cell office:value-type="float" office:value="-0.000187859673499809" calcext:value-type="float">
            <text:p>-0.000187859673499809</text:p>
          </table:table-cell>
          <table:table-cell office:value-type="float" office:value="-0.000200659346809701" calcext:value-type="float">
            <text:p>-0.000200659346809701</text:p>
          </table:table-cell>
          <table:table-cell office:value-type="float" office:value="-0.000244972313447774" calcext:value-type="float">
            <text:p>-0.000244972313447774</text:p>
          </table:table-cell>
          <table:table-cell office:value-type="float" office:value="-0.000388710584759702" calcext:value-type="float">
            <text:p>-0.000388710584759702</text:p>
          </table:table-cell>
          <table:table-cell office:value-type="float" office:value="-0.000214738690401785" calcext:value-type="float">
            <text:p>-0.000214738690401785</text:p>
          </table:table-cell>
          <table:table-cell table:style-name="ce1" office:value-type="float" office:value="-0.0000390235205227317" calcext:value-type="float">
            <text:p>-3.90E-05</text:p>
          </table:table-cell>
          <table:table-cell table:style-name="ce1" office:value-type="float" office:value="0.0000174227500676151" calcext:value-type="float">
            <text:p>1.74E-05</text:p>
          </table:table-cell>
          <table:table-cell table:style-name="ce1" office:value-type="float" office:value="-0.00000087676806864563" calcext:value-type="float">
            <text:p>-8.77E-07</text:p>
          </table:table-cell>
          <table:table-cell table:style-name="ce1" office:value-type="float" office:value="0.00000603013243499246" calcext:value-type="float">
            <text:p>6.03E-06</text:p>
          </table:table-cell>
          <table:table-cell table:style-name="ce1" office:value-type="float" office:value="0.0000154692629395456" calcext:value-type="float">
            <text:p>1.55E-05</text:p>
          </table:table-cell>
          <table:table-cell table:style-name="ce1" office:value-type="float" office:value="0.0000545680645260967" calcext:value-type="float">
            <text:p>5.46E-05</text:p>
          </table:table-cell>
          <table:table-cell table:style-name="ce1" office:value-type="float" office:value="0.0000584031237486603" calcext:value-type="float">
            <text:p>5.84E-05</text:p>
          </table:table-cell>
          <table:table-cell table:style-name="ce1" office:value-type="float" office:value="0.00006354960374588" calcext:value-type="float">
            <text:p>6.35E-05</text:p>
          </table:table-cell>
          <table:table-cell table:style-name="ce1" office:value-type="float" office:value="0.000038101382779496" calcext:value-type="float">
            <text:p>3.81E-05</text:p>
          </table:table-cell>
          <table:table-cell table:style-name="ce1" office:value-type="float" office:value="0.0000518043393278375" calcext:value-type="float">
            <text:p>5.18E-05</text:p>
          </table:table-cell>
          <table:table-cell table:style-name="ce1" office:value-type="float" office:value="-0.0000150755495388498" calcext:value-type="float">
            <text:p>-1.51E-05</text:p>
          </table:table-cell>
          <table:table-cell table:style-name="ce1" office:value-type="float" office:value="-0.0000861650765530368" calcext:value-type="float">
            <text:p>-8.62E-05</text:p>
          </table:table-cell>
          <table:table-cell office:value-type="float" office:value="-0.000191080980575379" calcext:value-type="float">
            <text:p>-0.000191080980575379</text:p>
          </table:table-cell>
          <table:table-cell table:style-name="ce1" office:value-type="float" office:value="-0.0000970814893524734" calcext:value-type="float">
            <text:p>-9.71E-05</text:p>
          </table:table-cell>
          <table:table-cell table:style-name="ce1" office:value-type="float" office:value="-0.0000776570698796526" calcext:value-type="float">
            <text:p>-7.77E-05</text:p>
          </table:table-cell>
          <table:table-cell table:style-name="ce1" office:value-type="float" office:value="-0.000047976304717741" calcext:value-type="float">
            <text:p>-4.80E-05</text:p>
          </table:table-cell>
          <table:table-cell table:style-name="ce1" office:value-type="float" office:value="-0.00000822907881573341" calcext:value-type="float">
            <text:p>-8.23E-06</text:p>
          </table:table-cell>
          <table:table-cell table:style-name="ce1" office:value-type="float" office:value="0.0000608891168401228" calcext:value-type="float">
            <text:p>6.09E-05</text:p>
          </table:table-cell>
          <table:table-cell table:style-name="ce1" office:value-type="float" office:value="0.0000215537980621759" calcext:value-type="float">
            <text:p>2.16E-05</text:p>
          </table:table-cell>
          <table:table-cell table:style-name="ce1" office:value-type="float" office:value="-0.0000111392491763582" calcext:value-type="float">
            <text:p>-1.11E-05</text:p>
          </table:table-cell>
          <table:table-cell table:style-name="ce1" office:value-type="float" office:value="-0.0000622854329850117" calcext:value-type="float">
            <text:p>-6.23E-05</text:p>
          </table:table-cell>
          <table:table-cell table:style-name="ce1" office:value-type="float" office:value="-0.0000559031375418268" calcext:value-type="float">
            <text:p>-5.59E-05</text:p>
          </table:table-cell>
          <table:table-cell table:style-name="ce1" office:value-type="float" office:value="-0.000060168149634456" calcext:value-type="float">
            <text:p>-6.02E-05</text:p>
          </table:table-cell>
          <table:table-cell table:style-name="ce1" office:value-type="float" office:value="-0.0000527669985439101" calcext:value-type="float">
            <text:p>-5.28E-05</text:p>
          </table:table-cell>
          <table:table-cell office:value-type="float" office:value="-0.000128901722577519" calcext:value-type="float">
            <text:p>-0.000128901722577519</text:p>
          </table:table-cell>
          <table:table-cell table:style-name="ce1" office:value-type="float" office:value="-0.0000332394657879635" calcext:value-type="float">
            <text:p>-3.32E-05</text:p>
          </table:table-cell>
          <table:table-cell table:style-name="ce1" office:value-type="float" office:value="-0.00000480368357839555" calcext:value-type="float">
            <text:p>-4.80E-06</text:p>
          </table:table-cell>
          <table:table-cell table:style-name="ce1" office:value-type="float" office:value="0.00000019525649129991" calcext:value-type="float">
            <text:p>1.95E-07</text:p>
          </table:table-cell>
          <table:table-cell table:style-name="ce1" office:value-type="float" office:value="0.00000189253621015303" calcext:value-type="float">
            <text:p>1.89E-06</text:p>
          </table:table-cell>
          <table:table-cell table:style-name="ce1" office:value-type="float" office:value="0.00000330773077856466" calcext:value-type="float">
            <text:p>3.31E-06</text:p>
          </table:table-cell>
          <table:table-cell table:style-name="ce1" office:value-type="float" office:value="0.00000592066689482081" calcext:value-type="float">
            <text:p>5.92E-06</text:p>
          </table:table-cell>
          <table:table-cell office:value-type="float" office:value="0.00913621955297656" calcext:value-type="float">
            <text:p>0.00913621955297656</text:p>
          </table:table-cell>
          <table:table-cell office:value-type="float" office:value="0.0092195319919464" calcext:value-type="float">
            <text:p>0.0092195319919464</text:p>
          </table:table-cell>
          <table:table-cell office:value-type="float" office:value="0.00922492395830902" calcext:value-type="float">
            <text:p>0.00922492395830902</text:p>
          </table:table-cell>
          <table:table-cell table:style-name="Default" office:value-type="float" office:value="0.0324764384781315" calcext:value-type="float">
            <text:p>0.0324764384781315</text:p>
          </table:table-cell>
          <table:table-cell table:style-name="Default" office:value-type="float" office:value="0.00920289437319607" calcext:value-type="float">
            <text:p>0.00920289437319607</text:p>
          </table:table-cell>
          <table:table-cell table:style-name="Default" office:value-type="float" office:value="0.0091934380298946" calcext:value-type="float">
            <text:p>0.0091934380298946</text:p>
          </table:table-cell>
          <table:table-cell table:style-name="Default" office:value-type="float" office:value="0.00918496807845704" calcext:value-type="float">
            <text:p>0.00918496807845704</text:p>
          </table:table-cell>
          <table:table-cell table:style-name="Default" office:value-type="float" office:value="0.0091667532733728" calcext:value-type="float">
            <text:p>0.0091667532733728</text:p>
          </table:table-cell>
          <table:table-cell table:style-name="Default" office:value-type="float" office:value="0.00916102163564689" calcext:value-type="float">
            <text:p>0.00916102163564689</text:p>
          </table:table-cell>
          <table:table-cell table:style-name="Default" office:value-type="float" office:value="0.00915404162419959" calcext:value-type="float">
            <text:p>0.00915404162419959</text:p>
          </table:table-cell>
          <table:table-cell office:value-type="float" office:value="0.00914642206542125" calcext:value-type="float">
            <text:p>0.00914642206542125</text:p>
          </table:table-cell>
          <table:table-cell office:value-type="float" office:value="0.00913946895571378" calcext:value-type="float">
            <text:p>0.00913946895571378</text:p>
          </table:table-cell>
          <table:table-cell office:value-type="float" office:value="0.0091337026785581" calcext:value-type="float">
            <text:p>0.0091337026785581</text:p>
          </table:table-cell>
          <table:table-cell office:value-type="float" office:value="0.0091313455545512" calcext:value-type="float">
            <text:p>0.0091313455545512</text:p>
          </table:table-cell>
          <table:table-cell office:value-type="float" office:value="0.00912925757374665" calcext:value-type="float">
            <text:p>0.00912925757374665</text:p>
          </table:table-cell>
          <table:table-cell office:value-type="float" office:value="0.00000340618272244955" calcext:value-type="float">
            <text:p>3.41E-06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table:style-name="ce1" office:value-type="float" office:value="-0.0000549755551813443" calcext:value-type="float">
            <text:p>-5.50E-05</text:p>
          </table:table-cell>
          <table:table-cell table:style-name="ce1" office:value-type="float" office:value="-0.0000547984989051004" calcext:value-type="float">
            <text:p>-5.48E-05</text:p>
          </table:table-cell>
          <table:table-cell table:style-name="ce1" office:value-type="float" office:value="-0.0000908183081076323" calcext:value-type="float">
            <text:p>-9.08E-05</text:p>
          </table:table-cell>
          <table:table-cell table:style-name="ce1" office:value-type="float" office:value="-0.0000246967980304746" calcext:value-type="float">
            <text:p>-2.47E-05</text:p>
          </table:table-cell>
          <table:table-cell table:style-name="ce1" office:value-type="float" office:value="0.000053992305928512" calcext:value-type="float">
            <text:p>5.40E-05</text:p>
          </table:table-cell>
          <table:table-cell table:style-name="ce1" office:value-type="float" office:value="0.0000407640064024078" calcext:value-type="float">
            <text:p>4.08E-05</text:p>
          </table:table-cell>
          <table:table-cell table:style-name="ce1" office:value-type="float" office:value="0.0000359134665600445" calcext:value-type="float">
            <text:p>3.59E-05</text:p>
          </table:table-cell>
          <table:table-cell table:style-name="ce1" office:value-type="float" office:value="0.0000245661792804101" calcext:value-type="float">
            <text:p>2.46E-05</text:p>
          </table:table-cell>
          <table:table-cell table:style-name="ce1" office:value-type="float" office:value="0.0000245622987071058" calcext:value-type="float">
            <text:p>2.46E-05</text:p>
          </table:table-cell>
          <table:table-cell office:value-type="float" office:value="-0.000141378673250826" calcext:value-type="float">
            <text:p>-0.000141378673250826</text:p>
          </table:table-cell>
          <table:table-cell office:value-type="float" office:value="-0.000156459811132424" calcext:value-type="float">
            <text:p>-0.000156459811132424</text:p>
          </table:table-cell>
          <table:table-cell office:value-type="float" office:value="-0.000134258476367364" calcext:value-type="float">
            <text:p>-0.000134258476367364</text:p>
          </table:table-cell>
          <table:table-cell office:value-type="float" office:value="-0.000148299495909225" calcext:value-type="float">
            <text:p>-0.000148299495909225</text:p>
          </table:table-cell>
          <table:table-cell office:value-type="float" office:value="-0.000215823204775753" calcext:value-type="float">
            <text:p>-0.000215823204775753</text:p>
          </table:table-cell>
          <table:table-cell table:style-name="ce1" office:value-type="float" office:value="-0.0000726934998317129" calcext:value-type="float">
            <text:p>-7.27E-05</text:p>
          </table:table-cell>
          <table:table-cell table:style-name="ce1" office:value-type="float" office:value="0.0000321529238211543" calcext:value-type="float">
            <text:p>3.22E-05</text:p>
          </table:table-cell>
          <table:table-cell table:style-name="ce1" office:value-type="float" office:value="0.0000517546364578343" calcext:value-type="float">
            <text:p>5.18E-05</text:p>
          </table:table-cell>
          <table:table-cell table:style-name="ce1" office:value-type="float" office:value="0.0000236527549135046" calcext:value-type="float">
            <text:p>2.37E-05</text:p>
          </table:table-cell>
          <table:table-cell table:style-name="ce1" office:value-type="float" office:value="0.000026505201551879" calcext:value-type="float">
            <text:p>2.65E-05</text:p>
          </table:table-cell>
          <table:table-cell table:style-name="ce1" office:value-type="float" office:value="0.000040359703354721" calcext:value-type="float">
            <text:p>4.04E-05</text:p>
          </table:table-cell>
          <table:table-cell table:style-name="ce1" office:value-type="float" office:value="0.0000808084312739776" calcext:value-type="float">
            <text:p>8.08E-05</text:p>
          </table:table-cell>
          <table:table-cell table:style-name="ce1" office:value-type="float" office:value="0.0000799228847787732" calcext:value-type="float">
            <text:p>7.99E-05</text:p>
          </table:table-cell>
          <table:table-cell table:style-name="ce1" office:value-type="float" office:value="0.0000786390791032891" calcext:value-type="float">
            <text:p>7.86E-05</text:p>
          </table:table-cell>
          <table:table-cell table:style-name="ce1" office:value-type="float" office:value="0.0000456871332372061" calcext:value-type="float">
            <text:p>4.57E-05</text:p>
          </table:table-cell>
          <table:table-cell table:style-name="ce1" office:value-type="float" office:value="0.000043542888465882" calcext:value-type="float">
            <text:p>4.35E-05</text:p>
          </table:table-cell>
          <table:table-cell table:style-name="ce1" office:value-type="float" office:value="-0.0000434117360523101" calcext:value-type="float">
            <text:p>-4.34E-05</text:p>
          </table:table-cell>
          <table:table-cell table:style-name="ce1" office:value-type="float" office:value="-0.0000665609416436886" calcext:value-type="float">
            <text:p>-6.66E-05</text:p>
          </table:table-cell>
          <table:table-cell table:style-name="ce1" office:value-type="float" office:value="-0.0000349467166064666" calcext:value-type="float">
            <text:p>-3.49E-05</text:p>
          </table:table-cell>
          <table:table-cell table:style-name="ce1" office:value-type="float" office:value="0.0000299594279046925" calcext:value-type="float">
            <text:p>3.00E-05</text:p>
          </table:table-cell>
          <table:table-cell table:style-name="ce1" office:value-type="float" office:value="0.0000339688767777102" calcext:value-type="float">
            <text:p>3.40E-05</text:p>
          </table:table-cell>
          <table:table-cell table:style-name="ce1" office:value-type="float" office:value="0.0000210416972799889" calcext:value-type="float">
            <text:p>2.10E-05</text:p>
          </table:table-cell>
          <table:table-cell table:style-name="ce1" office:value-type="float" office:value="0.0000424430557189613" calcext:value-type="float">
            <text:p>4.24E-05</text:p>
          </table:table-cell>
          <table:table-cell table:style-name="ce1" office:value-type="float" office:value="0.0000737476573090783" calcext:value-type="float">
            <text:p>7.37E-05</text:p>
          </table:table-cell>
          <table:table-cell table:style-name="ce1" office:value-type="float" office:value="-0.0000416324331534163" calcext:value-type="float">
            <text:p>-4.16E-05</text:p>
          </table:table-cell>
          <table:table-cell table:style-name="ce1" office:value-type="float" office:value="-0.0000571978423949912" calcext:value-type="float">
            <text:p>-5.72E-05</text:p>
          </table:table-cell>
          <table:table-cell table:style-name="ce1" office:value-type="float" office:value="-0.0000533205972908798" calcext:value-type="float">
            <text:p>-5.33E-05</text:p>
          </table:table-cell>
          <table:table-cell table:style-name="ce1" office:value-type="float" office:value="-0.00002860149754498" calcext:value-type="float">
            <text:p>-2.86E-05</text:p>
          </table:table-cell>
          <table:table-cell table:style-name="ce1" office:value-type="float" office:value="-0.0000172068547213299" calcext:value-type="float">
            <text:p>-1.72E-05</text:p>
          </table:table-cell>
          <table:table-cell table:style-name="ce1" office:value-type="float" office:value="-0.000010274333919236" calcext:value-type="float">
            <text:p>-1.03E-05</text:p>
          </table:table-cell>
          <table:table-cell table:style-name="ce1" office:value-type="float" office:value="-0.0000727480779851181" calcext:value-type="float">
            <text:p>-7.27E-05</text:p>
          </table:table-cell>
          <table:table-cell table:style-name="ce1" office:value-type="float" office:value="-0.0000571496893354092" calcext:value-type="float">
            <text:p>-5.71E-05</text:p>
          </table:table-cell>
          <table:table-cell table:style-name="ce1" office:value-type="float" office:value="0.0000221468033021217" calcext:value-type="float">
            <text:p>2.21E-05</text:p>
          </table:table-cell>
          <table:table-cell table:style-name="ce1" office:value-type="float" office:value="0.0000202861698893241" calcext:value-type="float">
            <text:p>2.03E-05</text:p>
          </table:table-cell>
          <table:table-cell table:style-name="ce1" office:value-type="float" office:value="0.0000182780269624253" calcext:value-type="float">
            <text:p>1.83E-05</text:p>
          </table:table-cell>
          <table:table-cell table:style-name="ce1" office:value-type="float" office:value="0.0000226384176795369" calcext:value-type="float">
            <text:p>2.26E-05</text:p>
          </table:table-cell>
          <table:table-cell table:style-name="ce1" office:value-type="float" office:value="0.00002110887480489" calcext:value-type="float">
            <text:p>2.11E-05</text:p>
          </table:table-cell>
          <table:table-cell office:value-type="float" office:value="0.00917782069588372" calcext:value-type="float">
            <text:p>0.00917782069588372</text:p>
          </table:table-cell>
          <table:table-cell office:value-type="float" office:value="0.00921359619502714" calcext:value-type="float">
            <text:p>0.00921359619502714</text:p>
          </table:table-cell>
          <table:table-cell office:value-type="float" office:value="0.00920747245104373" calcext:value-type="float">
            <text:p>0.00920747245104373</text:p>
          </table:table-cell>
          <table:table-cell table:style-name="Default" office:value-type="float" office:value="0.00920289437319607" calcext:value-type="float">
            <text:p>0.00920289437319607</text:p>
          </table:table-cell>
          <table:table-cell table:style-name="Default" office:value-type="float" office:value="0.0277151826086968" calcext:value-type="float">
            <text:p>0.0277151826086968</text:p>
          </table:table-cell>
          <table:table-cell table:style-name="Default" office:value-type="float" office:value="0.0091902475521394" calcext:value-type="float">
            <text:p>0.0091902475521394</text:p>
          </table:table-cell>
          <table:table-cell table:style-name="Default" office:value-type="float" office:value="0.0091835261182565" calcext:value-type="float">
            <text:p>0.0091835261182565</text:p>
          </table:table-cell>
          <table:table-cell table:style-name="Default" office:value-type="float" office:value="0.0091684087241367" calcext:value-type="float">
            <text:p>0.0091684087241367</text:p>
          </table:table-cell>
          <table:table-cell table:style-name="Default" office:value-type="float" office:value="0.00916490208176439" calcext:value-type="float">
            <text:p>0.00916490208176439</text:p>
          </table:table-cell>
          <table:table-cell table:style-name="Default" office:value-type="float" office:value="0.00916127614565299" calcext:value-type="float">
            <text:p>0.00916127614565299</text:p>
          </table:table-cell>
          <table:table-cell office:value-type="float" office:value="0.00915654902463428" calcext:value-type="float">
            <text:p>0.00915654902463428</text:p>
          </table:table-cell>
          <table:table-cell office:value-type="float" office:value="0.00915155193786886" calcext:value-type="float">
            <text:p>0.00915155193786886</text:p>
          </table:table-cell>
          <table:table-cell office:value-type="float" office:value="0.00914816023403625" calcext:value-type="float">
            <text:p>0.00914816023403625</text:p>
          </table:table-cell>
          <table:table-cell office:value-type="float" office:value="0.00914692205641589" calcext:value-type="float">
            <text:p>0.00914692205641589</text:p>
          </table:table-cell>
          <table:table-cell office:value-type="float" office:value="0.00915053555803982" calcext:value-type="float">
            <text:p>0.00915053555803982</text:p>
          </table:table-cell>
          <table:table-cell office:value-type="float" office:value="0.00000346559753335191" calcext:value-type="float">
            <text:p>3.47E-06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table:style-name="ce1" office:value-type="float" office:value="-0.0000260709372259049" calcext:value-type="float">
            <text:p>-2.61E-05</text:p>
          </table:table-cell>
          <table:table-cell table:style-name="ce1" office:value-type="float" office:value="-0.0000361462240702174" calcext:value-type="float">
            <text:p>-3.61E-05</text:p>
          </table:table-cell>
          <table:table-cell table:style-name="ce1" office:value-type="float" office:value="-0.0000523416001859167" calcext:value-type="float">
            <text:p>-5.23E-05</text:p>
          </table:table-cell>
          <table:table-cell table:style-name="ce1" office:value-type="float" office:value="0.00000092302525701653" calcext:value-type="float">
            <text:p>9.23E-07</text:p>
          </table:table-cell>
          <table:table-cell table:style-name="ce1" office:value-type="float" office:value="0.000048778335662207" calcext:value-type="float">
            <text:p>4.88E-05</text:p>
          </table:table-cell>
          <table:table-cell table:style-name="ce1" office:value-type="float" office:value="0.0000368468158484945" calcext:value-type="float">
            <text:p>3.68E-05</text:p>
          </table:table-cell>
          <table:table-cell table:style-name="ce1" office:value-type="float" office:value="0.0000330184903435879" calcext:value-type="float">
            <text:p>3.30E-05</text:p>
          </table:table-cell>
          <table:table-cell table:style-name="ce1" office:value-type="float" office:value="0.0000248920604419967" calcext:value-type="float">
            <text:p>2.49E-05</text:p>
          </table:table-cell>
          <table:table-cell table:style-name="ce1" office:value-type="float" office:value="0.0000258307216616957" calcext:value-type="float">
            <text:p>2.58E-05</text:p>
          </table:table-cell>
          <table:table-cell office:value-type="float" office:value="-0.000137952172944681" calcext:value-type="float">
            <text:p>-0.000137952172944681</text:p>
          </table:table-cell>
          <table:table-cell office:value-type="float" office:value="-0.000108882557710103" calcext:value-type="float">
            <text:p>-0.000108882557710103</text:p>
          </table:table-cell>
          <table:table-cell table:style-name="ce1" office:value-type="float" office:value="-0.0000927815857971946" calcext:value-type="float">
            <text:p>-9.28E-05</text:p>
          </table:table-cell>
          <table:table-cell table:style-name="ce1" office:value-type="float" office:value="-0.0000970727738717145" calcext:value-type="float">
            <text:p>-9.71E-05</text:p>
          </table:table-cell>
          <table:table-cell office:value-type="float" office:value="-0.000127876235451718" calcext:value-type="float">
            <text:p>-0.000127876235451718</text:p>
          </table:table-cell>
          <table:table-cell table:style-name="ce1" office:value-type="float" office:value="-0.000039813325466841" calcext:value-type="float">
            <text:p>-3.98E-05</text:p>
          </table:table-cell>
          <table:table-cell table:style-name="ce1" office:value-type="float" office:value="0.0000329547048477578" calcext:value-type="float">
            <text:p>3.30E-05</text:p>
          </table:table-cell>
          <table:table-cell table:style-name="ce1" office:value-type="float" office:value="0.0000428629161821941" calcext:value-type="float">
            <text:p>4.29E-05</text:p>
          </table:table-cell>
          <table:table-cell table:style-name="ce1" office:value-type="float" office:value="0.0000251140382366087" calcext:value-type="float">
            <text:p>2.51E-05</text:p>
          </table:table-cell>
          <table:table-cell table:style-name="ce1" office:value-type="float" office:value="0.00002735491798092" calcext:value-type="float">
            <text:p>2.74E-05</text:p>
          </table:table-cell>
          <table:table-cell table:style-name="ce1" office:value-type="float" office:value="0.0000390711439031594" calcext:value-type="float">
            <text:p>3.91E-05</text:p>
          </table:table-cell>
          <table:table-cell table:style-name="ce1" office:value-type="float" office:value="0.0000731313628307169" calcext:value-type="float">
            <text:p>7.31E-05</text:p>
          </table:table-cell>
          <table:table-cell table:style-name="ce1" office:value-type="float" office:value="0.0000720722549341335" calcext:value-type="float">
            <text:p>7.21E-05</text:p>
          </table:table-cell>
          <table:table-cell table:style-name="ce1" office:value-type="float" office:value="0.0000721668417880291" calcext:value-type="float">
            <text:p>7.22E-05</text:p>
          </table:table-cell>
          <table:table-cell table:style-name="ce1" office:value-type="float" office:value="0.0000464807176826524" calcext:value-type="float">
            <text:p>4.65E-05</text:p>
          </table:table-cell>
          <table:table-cell table:style-name="ce1" office:value-type="float" office:value="0.0000494503972189821" calcext:value-type="float">
            <text:p>4.95E-05</text:p>
          </table:table-cell>
          <table:table-cell table:style-name="ce1" office:value-type="float" office:value="-0.0000370674256797369" calcext:value-type="float">
            <text:p>-3.71E-05</text:p>
          </table:table-cell>
          <table:table-cell table:style-name="ce1" office:value-type="float" office:value="-0.0000599450446998642" calcext:value-type="float">
            <text:p>-5.99E-05</text:p>
          </table:table-cell>
          <table:table-cell table:style-name="ce1" office:value-type="float" office:value="-0.0000201102019739016" calcext:value-type="float">
            <text:p>-2.01E-05</text:p>
          </table:table-cell>
          <table:table-cell table:style-name="ce1" office:value-type="float" office:value="0.0000364507510683751" calcext:value-type="float">
            <text:p>3.65E-05</text:p>
          </table:table-cell>
          <table:table-cell table:style-name="ce1" office:value-type="float" office:value="0.0000508747434050691" calcext:value-type="float">
            <text:p>5.09E-05</text:p>
          </table:table-cell>
          <table:table-cell table:style-name="ce1" office:value-type="float" office:value="0.0000479640633325354" calcext:value-type="float">
            <text:p>4.80E-05</text:p>
          </table:table-cell>
          <table:table-cell table:style-name="ce1" office:value-type="float" office:value="0.0000614925110160785" calcext:value-type="float">
            <text:p>6.15E-05</text:p>
          </table:table-cell>
          <table:table-cell table:style-name="ce1" office:value-type="float" office:value="0.0000733169298891086" calcext:value-type="float">
            <text:p>7.33E-05</text:p>
          </table:table-cell>
          <table:table-cell table:style-name="ce1" office:value-type="float" office:value="-0.0000559731330243293" calcext:value-type="float">
            <text:p>-5.60E-05</text:p>
          </table:table-cell>
          <table:table-cell table:style-name="ce1" office:value-type="float" office:value="-0.0000767236555186137" calcext:value-type="float">
            <text:p>-7.67E-05</text:p>
          </table:table-cell>
          <table:table-cell table:style-name="ce1" office:value-type="float" office:value="-0.0000698242895001332" calcext:value-type="float">
            <text:p>-6.98E-05</text:p>
          </table:table-cell>
          <table:table-cell table:style-name="ce1" office:value-type="float" office:value="-0.0000380909404905334" calcext:value-type="float">
            <text:p>-3.81E-05</text:p>
          </table:table-cell>
          <table:table-cell table:style-name="ce1" office:value-type="float" office:value="-0.0000191924998836026" calcext:value-type="float">
            <text:p>-1.92E-05</text:p>
          </table:table-cell>
          <table:table-cell table:style-name="ce1" office:value-type="float" office:value="-0.00000016717667425686" calcext:value-type="float">
            <text:p>-1.67E-07</text:p>
          </table:table-cell>
          <table:table-cell table:style-name="ce1" office:value-type="float" office:value="-0.000033292036014164" calcext:value-type="float">
            <text:p>-3.33E-05</text:p>
          </table:table-cell>
          <table:table-cell table:style-name="ce1" office:value-type="float" office:value="-0.000034253284892308" calcext:value-type="float">
            <text:p>-3.43E-05</text:p>
          </table:table-cell>
          <table:table-cell table:style-name="ce1" office:value-type="float" office:value="0.0000219447070379322" calcext:value-type="float">
            <text:p>2.19E-05</text:p>
          </table:table-cell>
          <table:table-cell table:style-name="ce1" office:value-type="float" office:value="0.0000203596329422321" calcext:value-type="float">
            <text:p>2.04E-05</text:p>
          </table:table-cell>
          <table:table-cell table:style-name="ce1" office:value-type="float" office:value="0.0000186502634858866" calcext:value-type="float">
            <text:p>1.87E-05</text:p>
          </table:table-cell>
          <table:table-cell table:style-name="ce1" office:value-type="float" office:value="0.0000221663906351641" calcext:value-type="float">
            <text:p>2.22E-05</text:p>
          </table:table-cell>
          <table:table-cell table:style-name="ce1" office:value-type="float" office:value="0.000021133920744635" calcext:value-type="float">
            <text:p>2.11E-05</text:p>
          </table:table-cell>
          <table:table-cell office:value-type="float" office:value="0.00918410193245308" calcext:value-type="float">
            <text:p>0.00918410193245308</text:p>
          </table:table-cell>
          <table:table-cell office:value-type="float" office:value="0.00920488527055001" calcext:value-type="float">
            <text:p>0.00920488527055001</text:p>
          </table:table-cell>
          <table:table-cell office:value-type="float" office:value="0.00919808026378578" calcext:value-type="float">
            <text:p>0.00919808026378578</text:p>
          </table:table-cell>
          <table:table-cell table:style-name="Default" office:value-type="float" office:value="0.0091934380298946" calcext:value-type="float">
            <text:p>0.0091934380298946</text:p>
          </table:table-cell>
          <table:table-cell table:style-name="Default" office:value-type="float" office:value="0.0091902475521394" calcext:value-type="float">
            <text:p>0.0091902475521394</text:p>
          </table:table-cell>
          <table:table-cell table:style-name="Default" office:value-type="float" office:value="0.0208140079461436" calcext:value-type="float">
            <text:p>0.0208140079461436</text:p>
          </table:table-cell>
          <table:table-cell table:style-name="Default" office:value-type="float" office:value="0.00918126103701407" calcext:value-type="float">
            <text:p>0.00918126103701407</text:p>
          </table:table-cell>
          <table:table-cell table:style-name="Default" office:value-type="float" office:value="0.00916990977001973" calcext:value-type="float">
            <text:p>0.00916990977001973</text:p>
          </table:table-cell>
          <table:table-cell table:style-name="Default" office:value-type="float" office:value="0.00916743728290524" calcext:value-type="float">
            <text:p>0.00916743728290524</text:p>
          </table:table-cell>
          <table:table-cell table:style-name="Default" office:value-type="float" office:value="0.00916505899008879" calcext:value-type="float">
            <text:p>0.00916505899008879</text:p>
          </table:table-cell>
          <table:table-cell office:value-type="float" office:value="0.00916181036414098" calcext:value-type="float">
            <text:p>0.00916181036414098</text:p>
          </table:table-cell>
          <table:table-cell office:value-type="float" office:value="0.00915836254018109" calcext:value-type="float">
            <text:p>0.00915836254018109</text:p>
          </table:table-cell>
          <table:table-cell office:value-type="float" office:value="0.00915599391089196" calcext:value-type="float">
            <text:p>0.00915599391089196</text:p>
          </table:table-cell>
          <table:table-cell office:value-type="float" office:value="0.00915512827591216" calcext:value-type="float">
            <text:p>0.00915512827591216</text:p>
          </table:table-cell>
          <table:table-cell office:value-type="float" office:value="0.00915881952764115" calcext:value-type="float">
            <text:p>0.00915881952764115</text:p>
          </table:table-cell>
          <table:table-cell office:value-type="float" office:value="0.00000417886789427538" calcext:value-type="float">
            <text:p>4.18E-06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table:style-name="ce1" office:value-type="float" office:value="-0.0000108308987464095" calcext:value-type="float">
            <text:p>-1.08E-05</text:p>
          </table:table-cell>
          <table:table-cell table:style-name="ce1" office:value-type="float" office:value="-0.0000107562656596191" calcext:value-type="float">
            <text:p>-1.08E-05</text:p>
          </table:table-cell>
          <table:table-cell table:style-name="ce1" office:value-type="float" office:value="-0.0000183409038405692" calcext:value-type="float">
            <text:p>-1.83E-05</text:p>
          </table:table-cell>
          <table:table-cell table:style-name="ce1" office:value-type="float" office:value="0.00000963947812353034" calcext:value-type="float">
            <text:p>9.64E-06</text:p>
          </table:table-cell>
          <table:table-cell table:style-name="ce1" office:value-type="float" office:value="0.0000341432241503094" calcext:value-type="float">
            <text:p>3.41E-05</text:p>
          </table:table-cell>
          <table:table-cell table:style-name="ce1" office:value-type="float" office:value="0.0000256985951771532" calcext:value-type="float">
            <text:p>2.57E-05</text:p>
          </table:table-cell>
          <table:table-cell table:style-name="ce1" office:value-type="float" office:value="0.0000227415453149474" calcext:value-type="float">
            <text:p>2.27E-05</text:p>
          </table:table-cell>
          <table:table-cell table:style-name="ce1" office:value-type="float" office:value="0.0000170933864085086" calcext:value-type="float">
            <text:p>1.71E-05</text:p>
          </table:table-cell>
          <table:table-cell table:style-name="ce1" office:value-type="float" office:value="0.0000172896061271101" calcext:value-type="float">
            <text:p>1.73E-05</text:p>
          </table:table-cell>
          <table:table-cell table:style-name="ce1" office:value-type="float" office:value="-0.0000522942584294886" calcext:value-type="float">
            <text:p>-5.23E-05</text:p>
          </table:table-cell>
          <table:table-cell table:style-name="ce1" office:value-type="float" office:value="-0.0000467228956274818" calcext:value-type="float">
            <text:p>-4.67E-05</text:p>
          </table:table-cell>
          <table:table-cell table:style-name="ce1" office:value-type="float" office:value="-0.0000436711269997253" calcext:value-type="float">
            <text:p>-4.37E-05</text:p>
          </table:table-cell>
          <table:table-cell table:style-name="ce1" office:value-type="float" office:value="-0.0000492100129814764" calcext:value-type="float">
            <text:p>-4.92E-05</text:p>
          </table:table-cell>
          <table:table-cell table:style-name="ce1" office:value-type="float" office:value="-0.0000662660143054381" calcext:value-type="float">
            <text:p>-6.63E-05</text:p>
          </table:table-cell>
          <table:table-cell table:style-name="ce1" office:value-type="float" office:value="-0.0000187720457164202" calcext:value-type="float">
            <text:p>-1.88E-05</text:p>
          </table:table-cell>
          <table:table-cell table:style-name="ce1" office:value-type="float" office:value="0.0000255880325817381" calcext:value-type="float">
            <text:p>2.56E-05</text:p>
          </table:table-cell>
          <table:table-cell table:style-name="ce1" office:value-type="float" office:value="0.0000294820331228347" calcext:value-type="float">
            <text:p>2.95E-05</text:p>
          </table:table-cell>
          <table:table-cell table:style-name="ce1" office:value-type="float" office:value="0.0000187807036509807" calcext:value-type="float">
            <text:p>1.88E-05</text:p>
          </table:table-cell>
          <table:table-cell table:style-name="ce1" office:value-type="float" office:value="0.0000206638526916332" calcext:value-type="float">
            <text:p>2.07E-05</text:p>
          </table:table-cell>
          <table:table-cell table:style-name="ce1" office:value-type="float" office:value="0.0000286296870121376" calcext:value-type="float">
            <text:p>2.86E-05</text:p>
          </table:table-cell>
          <table:table-cell table:style-name="ce1" office:value-type="float" office:value="0.0000492180599020137" calcext:value-type="float">
            <text:p>4.92E-05</text:p>
          </table:table-cell>
          <table:table-cell table:style-name="ce1" office:value-type="float" office:value="0.0000485849196066815" calcext:value-type="float">
            <text:p>4.86E-05</text:p>
          </table:table-cell>
          <table:table-cell table:style-name="ce1" office:value-type="float" office:value="0.0000480868530784976" calcext:value-type="float">
            <text:p>4.81E-05</text:p>
          </table:table-cell>
          <table:table-cell table:style-name="ce1" office:value-type="float" office:value="0.0000311948699468714" calcext:value-type="float">
            <text:p>3.12E-05</text:p>
          </table:table-cell>
          <table:table-cell table:style-name="ce1" office:value-type="float" office:value="0.0000295632433884469" calcext:value-type="float">
            <text:p>2.96E-05</text:p>
          </table:table-cell>
          <table:table-cell table:style-name="ce1" office:value-type="float" office:value="-0.0000209306072588492" calcext:value-type="float">
            <text:p>-2.09E-05</text:p>
          </table:table-cell>
          <table:table-cell table:style-name="ce1" office:value-type="float" office:value="-0.0000331540742942501" calcext:value-type="float">
            <text:p>-3.32E-05</text:p>
          </table:table-cell>
          <table:table-cell table:style-name="ce1" office:value-type="float" office:value="-0.0000184401006771513" calcext:value-type="float">
            <text:p>-1.84E-05</text:p>
          </table:table-cell>
          <table:table-cell table:style-name="ce1" office:value-type="float" office:value="0.0000132435275211218" calcext:value-type="float">
            <text:p>1.32E-05</text:p>
          </table:table-cell>
          <table:table-cell table:style-name="ce1" office:value-type="float" office:value="0.0000235412415924678" calcext:value-type="float">
            <text:p>2.35E-05</text:p>
          </table:table-cell>
          <table:table-cell table:style-name="ce1" office:value-type="float" office:value="0.0000294550510872787" calcext:value-type="float">
            <text:p>2.95E-05</text:p>
          </table:table-cell>
          <table:table-cell table:style-name="ce1" office:value-type="float" office:value="0.0000489055183766153" calcext:value-type="float">
            <text:p>4.89E-05</text:p>
          </table:table-cell>
          <table:table-cell table:style-name="ce1" office:value-type="float" office:value="0.0000542276747566545" calcext:value-type="float">
            <text:p>5.42E-05</text:p>
          </table:table-cell>
          <table:table-cell table:style-name="ce1" office:value-type="float" office:value="-0.0000375068588959265" calcext:value-type="float">
            <text:p>-3.75E-05</text:p>
          </table:table-cell>
          <table:table-cell table:style-name="ce1" office:value-type="float" office:value="-0.0000475848844950102" calcext:value-type="float">
            <text:p>-4.76E-05</text:p>
          </table:table-cell>
          <table:table-cell table:style-name="ce1" office:value-type="float" office:value="-0.0000493148172464479" calcext:value-type="float">
            <text:p>-4.93E-05</text:p>
          </table:table-cell>
          <table:table-cell table:style-name="ce1" office:value-type="float" office:value="-0.0000373553213408917" calcext:value-type="float">
            <text:p>-3.74E-05</text:p>
          </table:table-cell>
          <table:table-cell table:style-name="ce1" office:value-type="float" office:value="-0.0000268937859499076" calcext:value-type="float">
            <text:p>-2.69E-05</text:p>
          </table:table-cell>
          <table:table-cell table:style-name="ce1" office:value-type="float" office:value="-0.0000157185128947575" calcext:value-type="float">
            <text:p>-1.57E-05</text:p>
          </table:table-cell>
          <table:table-cell table:style-name="ce1" office:value-type="float" office:value="-0.0000124308407218415" calcext:value-type="float">
            <text:p>-1.24E-05</text:p>
          </table:table-cell>
          <table:table-cell table:style-name="ce1" office:value-type="float" office:value="-0.0000163554814124653" calcext:value-type="float">
            <text:p>-1.64E-05</text:p>
          </table:table-cell>
          <table:table-cell table:style-name="ce1" office:value-type="float" office:value="0.0000159239820464052" calcext:value-type="float">
            <text:p>1.59E-05</text:p>
          </table:table-cell>
          <table:table-cell table:style-name="ce1" office:value-type="float" office:value="0.0000145493120094357" calcext:value-type="float">
            <text:p>1.45E-05</text:p>
          </table:table-cell>
          <table:table-cell table:style-name="ce1" office:value-type="float" office:value="0.0000135749327433247" calcext:value-type="float">
            <text:p>1.36E-05</text:p>
          </table:table-cell>
          <table:table-cell table:style-name="ce1" office:value-type="float" office:value="0.0000150639035144439" calcext:value-type="float">
            <text:p>1.51E-05</text:p>
          </table:table-cell>
          <table:table-cell table:style-name="ce1" office:value-type="float" office:value="0.0000139679857607587" calcext:value-type="float">
            <text:p>1.40E-05</text:p>
          </table:table-cell>
          <table:table-cell office:value-type="float" office:value="0.00918304378227182" calcext:value-type="float">
            <text:p>0.00918304378227182</text:p>
          </table:table-cell>
          <table:table-cell office:value-type="float" office:value="0.00919351494763657" calcext:value-type="float">
            <text:p>0.00919351494763657</text:p>
          </table:table-cell>
          <table:table-cell office:value-type="float" office:value="0.00918870245958406" calcext:value-type="float">
            <text:p>0.00918870245958406</text:p>
          </table:table-cell>
          <table:table-cell table:style-name="Default" office:value-type="float" office:value="0.00918496807845704" calcext:value-type="float">
            <text:p>0.00918496807845704</text:p>
          </table:table-cell>
          <table:table-cell table:style-name="Default" office:value-type="float" office:value="0.0091835261182565" calcext:value-type="float">
            <text:p>0.0091835261182565</text:p>
          </table:table-cell>
          <table:table-cell table:style-name="Default" office:value-type="float" office:value="0.00918126103701407" calcext:value-type="float">
            <text:p>0.00918126103701407</text:p>
          </table:table-cell>
          <table:table-cell table:style-name="Default" office:value-type="float" office:value="0.0225118506216633" calcext:value-type="float">
            <text:p>0.0225118506216633</text:p>
          </table:table-cell>
          <table:table-cell table:style-name="Default" office:value-type="float" office:value="0.00917154229862256" calcext:value-type="float">
            <text:p>0.00917154229862256</text:p>
          </table:table-cell>
          <table:table-cell table:style-name="Default" office:value-type="float" office:value="0.00916994998860548" calcext:value-type="float">
            <text:p>0.00916994998860548</text:p>
          </table:table-cell>
          <table:table-cell table:style-name="Default" office:value-type="float" office:value="0.00916853259232747" calcext:value-type="float">
            <text:p>0.00916853259232747</text:p>
          </table:table-cell>
          <table:table-cell office:value-type="float" office:value="0.00916648551451308" calcext:value-type="float">
            <text:p>0.00916648551451308</text:p>
          </table:table-cell>
          <table:table-cell office:value-type="float" office:value="0.00916432726260737" calcext:value-type="float">
            <text:p>0.00916432726260737</text:p>
          </table:table-cell>
          <table:table-cell office:value-type="float" office:value="0.00916288337546789" calcext:value-type="float">
            <text:p>0.00916288337546789</text:p>
          </table:table-cell>
          <table:table-cell office:value-type="float" office:value="0.00916230082071513" calcext:value-type="float">
            <text:p>0.00916230082071513</text:p>
          </table:table-cell>
          <table:table-cell office:value-type="float" office:value="0.00916481167094286" calcext:value-type="float">
            <text:p>0.00916481167094286</text:p>
          </table:table-cell>
          <table:table-cell office:value-type="float" office:value="0.00000094184948223861" calcext:value-type="float">
            <text:p>9.42E-07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table:style-name="ce1" office:value-type="float" office:value="0.00000617941932129819" calcext:value-type="float">
            <text:p>6.18E-06</text:p>
          </table:table-cell>
          <table:table-cell table:style-name="ce1" office:value-type="float" office:value="-0.00000274864774630621" calcext:value-type="float">
            <text:p>-2.75E-06</text:p>
          </table:table-cell>
          <table:table-cell table:style-name="ce1" office:value-type="float" office:value="0.00000771321782124551" calcext:value-type="float">
            <text:p>7.71E-06</text:p>
          </table:table-cell>
          <table:table-cell table:style-name="ce1" office:value-type="float" office:value="-0.00000453168291581414" calcext:value-type="float">
            <text:p>-4.53E-06</text:p>
          </table:table-cell>
          <table:table-cell table:style-name="ce1" office:value-type="float" office:value="-0.000026545624814662" calcext:value-type="float">
            <text:p>-2.65E-05</text:p>
          </table:table-cell>
          <table:table-cell table:style-name="ce1" office:value-type="float" office:value="-0.0000242283582882026" calcext:value-type="float">
            <text:p>-2.42E-05</text:p>
          </table:table-cell>
          <table:table-cell table:style-name="ce1" office:value-type="float" office:value="-0.0000207293893475402" calcext:value-type="float">
            <text:p>-2.07E-05</text:p>
          </table:table-cell>
          <table:table-cell table:style-name="ce1" office:value-type="float" office:value="-0.0000182199703751479" calcext:value-type="float">
            <text:p>-1.82E-05</text:p>
          </table:table-cell>
          <table:table-cell table:style-name="ce1" office:value-type="float" office:value="-0.0000140398391520842" calcext:value-type="float">
            <text:p>-1.40E-05</text:p>
          </table:table-cell>
          <table:table-cell table:style-name="ce1" office:value-type="float" office:value="0.0000243703776618297" calcext:value-type="float">
            <text:p>2.44E-05</text:p>
          </table:table-cell>
          <table:table-cell table:style-name="ce1" office:value-type="float" office:value="0.0000158778987687548" calcext:value-type="float">
            <text:p>1.59E-05</text:p>
          </table:table-cell>
          <table:table-cell table:style-name="ce1" office:value-type="float" office:value="0.0000135813957570697" calcext:value-type="float">
            <text:p>1.36E-05</text:p>
          </table:table-cell>
          <table:table-cell table:style-name="ce1" office:value-type="float" office:value="0.0000170066659313314" calcext:value-type="float">
            <text:p>1.70E-05</text:p>
          </table:table-cell>
          <table:table-cell table:style-name="ce1" office:value-type="float" office:value="0.0000298654737319622" calcext:value-type="float">
            <text:p>2.99E-05</text:p>
          </table:table-cell>
          <table:table-cell table:style-name="ce1" office:value-type="float" office:value="0.0000310768637146677" calcext:value-type="float">
            <text:p>3.11E-05</text:p>
          </table:table-cell>
          <table:table-cell table:style-name="ce1" office:value-type="float" office:value="-0.00000212661299232594" calcext:value-type="float">
            <text:p>-2.13E-06</text:p>
          </table:table-cell>
          <table:table-cell table:style-name="ce1" office:value-type="float" office:value="-0.00000666852542939793" calcext:value-type="float">
            <text:p>-6.67E-06</text:p>
          </table:table-cell>
          <table:table-cell table:style-name="ce1" office:value-type="float" office:value="-0.0000157014528776454" calcext:value-type="float">
            <text:p>-1.57E-05</text:p>
          </table:table-cell>
          <table:table-cell table:style-name="ce1" office:value-type="float" office:value="-0.0000180784143842902" calcext:value-type="float">
            <text:p>-1.81E-05</text:p>
          </table:table-cell>
          <table:table-cell table:style-name="ce1" office:value-type="float" office:value="-0.0000223707344613263" calcext:value-type="float">
            <text:p>-2.24E-05</text:p>
          </table:table-cell>
          <table:table-cell table:style-name="ce1" office:value-type="float" office:value="-0.0000329897966531882" calcext:value-type="float">
            <text:p>-3.30E-05</text:p>
          </table:table-cell>
          <table:table-cell table:style-name="ce1" office:value-type="float" office:value="-0.000034851286348952" calcext:value-type="float">
            <text:p>-3.49E-05</text:p>
          </table:table-cell>
          <table:table-cell table:style-name="ce1" office:value-type="float" office:value="-0.0000323722568431143" calcext:value-type="float">
            <text:p>-3.24E-05</text:p>
          </table:table-cell>
          <table:table-cell table:style-name="ce1" office:value-type="float" office:value="-0.0000285164908817475" calcext:value-type="float">
            <text:p>-2.85E-05</text:p>
          </table:table-cell>
          <table:table-cell table:style-name="ce1" office:value-type="float" office:value="-0.0000234365277216749" calcext:value-type="float">
            <text:p>-2.34E-05</text:p>
          </table:table-cell>
          <table:table-cell table:style-name="ce1" office:value-type="float" office:value="-0.00000132237899391734" calcext:value-type="float">
            <text:p>-1.32E-06</text:p>
          </table:table-cell>
          <table:table-cell table:style-name="ce1" office:value-type="float" office:value="0.00000782589531037938" calcext:value-type="float">
            <text:p>7.83E-06</text:p>
          </table:table-cell>
          <table:table-cell table:style-name="ce1" office:value-type="float" office:value="0.0000297921833577772" calcext:value-type="float">
            <text:p>2.98E-05</text:p>
          </table:table-cell>
          <table:table-cell table:style-name="ce1" office:value-type="float" office:value="0.0000284876038265401" calcext:value-type="float">
            <text:p>2.85E-05</text:p>
          </table:table-cell>
          <table:table-cell table:style-name="ce1" office:value-type="float" office:value="0.0000249807117016626" calcext:value-type="float">
            <text:p>2.50E-05</text:p>
          </table:table-cell>
          <table:table-cell table:style-name="ce1" office:value-type="float" office:value="0.0000226915776255938" calcext:value-type="float">
            <text:p>2.27E-05</text:p>
          </table:table-cell>
          <table:table-cell table:style-name="ce1" office:value-type="float" office:value="-0.00000706270915913319" calcext:value-type="float">
            <text:p>-7.06E-06</text:p>
          </table:table-cell>
          <table:table-cell table:style-name="ce1" office:value-type="float" office:value="-0.0000109288944395657" calcext:value-type="float">
            <text:p>-1.09E-05</text:p>
          </table:table-cell>
          <table:table-cell table:style-name="ce1" office:value-type="float" office:value="0.00001059164726573" calcext:value-type="float">
            <text:p>1.06E-05</text:p>
          </table:table-cell>
          <table:table-cell table:style-name="ce1" office:value-type="float" office:value="0.0000137272179958507" calcext:value-type="float">
            <text:p>1.37E-05</text:p>
          </table:table-cell>
          <table:table-cell table:style-name="ce1" office:value-type="float" office:value="0.000026742089235851" calcext:value-type="float">
            <text:p>2.67E-05</text:p>
          </table:table-cell>
          <table:table-cell table:style-name="ce1" office:value-type="float" office:value="0.0000388128251357889" calcext:value-type="float">
            <text:p>3.88E-05</text:p>
          </table:table-cell>
          <table:table-cell table:style-name="ce1" office:value-type="float" office:value="0.000046726106926603" calcext:value-type="float">
            <text:p>4.67E-05</text:p>
          </table:table-cell>
          <table:table-cell table:style-name="ce1" office:value-type="float" office:value="0.0000541295402630032" calcext:value-type="float">
            <text:p>5.41E-05</text:p>
          </table:table-cell>
          <table:table-cell table:style-name="ce1" office:value-type="float" office:value="0.0000284064552100956" calcext:value-type="float">
            <text:p>2.84E-05</text:p>
          </table:table-cell>
          <table:table-cell table:style-name="ce1" office:value-type="float" office:value="0.00000477123787782147" calcext:value-type="float">
            <text:p>4.77E-06</text:p>
          </table:table-cell>
          <table:table-cell table:style-name="ce1" office:value-type="float" office:value="-0.0000145504347605202" calcext:value-type="float">
            <text:p>-1.46E-05</text:p>
          </table:table-cell>
          <table:table-cell table:style-name="ce1" office:value-type="float" office:value="-0.0000134464220661362" calcext:value-type="float">
            <text:p>-1.34E-05</text:p>
          </table:table-cell>
          <table:table-cell table:style-name="ce1" office:value-type="float" office:value="-0.0000125808587173921" calcext:value-type="float">
            <text:p>-1.26E-05</text:p>
          </table:table-cell>
          <table:table-cell table:style-name="ce1" office:value-type="float" office:value="-0.000014785158938001" calcext:value-type="float">
            <text:p>-1.48E-05</text:p>
          </table:table-cell>
          <table:table-cell table:style-name="ce1" office:value-type="float" office:value="-0.0000135875678151459" calcext:value-type="float">
            <text:p>-1.36E-05</text:p>
          </table:table-cell>
          <table:table-cell office:value-type="float" office:value="0.00917027136943126" calcext:value-type="float">
            <text:p>0.00917027136943126</text:p>
          </table:table-cell>
          <table:table-cell office:value-type="float" office:value="0.00916169663814066" calcext:value-type="float">
            <text:p>0.00916169663814066</text:p>
          </table:table-cell>
          <table:table-cell office:value-type="float" office:value="0.00916325893032789" calcext:value-type="float">
            <text:p>0.00916325893032789</text:p>
          </table:table-cell>
          <table:table-cell table:style-name="Default" office:value-type="float" office:value="0.0091667532733728" calcext:value-type="float">
            <text:p>0.0091667532733728</text:p>
          </table:table-cell>
          <table:table-cell table:style-name="Default" office:value-type="float" office:value="0.0091684087241367" calcext:value-type="float">
            <text:p>0.0091684087241367</text:p>
          </table:table-cell>
          <table:table-cell table:style-name="Default" office:value-type="float" office:value="0.00916990977001973" calcext:value-type="float">
            <text:p>0.00916990977001973</text:p>
          </table:table-cell>
          <table:table-cell table:style-name="Default" office:value-type="float" office:value="0.00917154229862256" calcext:value-type="float">
            <text:p>0.00917154229862256</text:p>
          </table:table-cell>
          <table:table-cell table:style-name="Default" office:value-type="float" office:value="0.0158882638889459" calcext:value-type="float">
            <text:p>0.0158882638889459</text:p>
          </table:table-cell>
          <table:table-cell table:style-name="Default" office:value-type="float" office:value="0.00917856625115823" calcext:value-type="float">
            <text:p>0.00917856625115823</text:p>
          </table:table-cell>
          <table:table-cell table:style-name="Default" office:value-type="float" office:value="0.00918024715096988" calcext:value-type="float">
            <text:p>0.00918024715096988</text:p>
          </table:table-cell>
          <table:table-cell office:value-type="float" office:value="0.00918279649507846" calcext:value-type="float">
            <text:p>0.00918279649507846</text:p>
          </table:table-cell>
          <table:table-cell office:value-type="float" office:value="0.00918527047012352" calcext:value-type="float">
            <text:p>0.00918527047012352</text:p>
          </table:table-cell>
          <table:table-cell office:value-type="float" office:value="0.00918693698384579" calcext:value-type="float">
            <text:p>0.00918693698384579</text:p>
          </table:table-cell>
          <table:table-cell office:value-type="float" office:value="0.0091877677978122" calcext:value-type="float">
            <text:p>0.0091877677978122</text:p>
          </table:table-cell>
          <table:table-cell office:value-type="float" office:value="0.00918602964464904" calcext:value-type="float">
            <text:p>0.00918602964464904</text:p>
          </table:table-cell>
          <table:table-cell office:value-type="float" office:value="0.00000168798256000276" calcext:value-type="float">
            <text:p>1.69E-06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table:style-name="ce1" office:value-type="float" office:value="0.0000104456290792032" calcext:value-type="float">
            <text:p>1.04E-05</text:p>
          </table:table-cell>
          <table:table-cell table:style-name="ce1" office:value-type="float" office:value="0.00000628171119039501" calcext:value-type="float">
            <text:p>6.28E-06</text:p>
          </table:table-cell>
          <table:table-cell table:style-name="ce1" office:value-type="float" office:value="0.0000370129947254463" calcext:value-type="float">
            <text:p>3.70E-05</text:p>
          </table:table-cell>
          <table:table-cell table:style-name="ce1" office:value-type="float" office:value="0.0000126609581762656" calcext:value-type="float">
            <text:p>1.27E-05</text:p>
          </table:table-cell>
          <table:table-cell table:style-name="ce1" office:value-type="float" office:value="-0.0000340372010393568" calcext:value-type="float">
            <text:p>-3.40E-05</text:p>
          </table:table-cell>
          <table:table-cell table:style-name="ce1" office:value-type="float" office:value="-0.0000321355442316989" calcext:value-type="float">
            <text:p>-3.21E-05</text:p>
          </table:table-cell>
          <table:table-cell table:style-name="ce1" office:value-type="float" office:value="-0.0000281770266409676" calcext:value-type="float">
            <text:p>-2.82E-05</text:p>
          </table:table-cell>
          <table:table-cell table:style-name="ce1" office:value-type="float" office:value="-0.0000264409848931718" calcext:value-type="float">
            <text:p>-2.64E-05</text:p>
          </table:table-cell>
          <table:table-cell table:style-name="ce1" office:value-type="float" office:value="-0.0000210652005430639" calcext:value-type="float">
            <text:p>-2.11E-05</text:p>
          </table:table-cell>
          <table:table-cell table:style-name="ce1" office:value-type="float" office:value="0.0000484485388612427" calcext:value-type="float">
            <text:p>4.84E-05</text:p>
          </table:table-cell>
          <table:table-cell table:style-name="ce1" office:value-type="float" office:value="0.000030682837023544" calcext:value-type="float">
            <text:p>3.07E-05</text:p>
          </table:table-cell>
          <table:table-cell table:style-name="ce1" office:value-type="float" office:value="0.000027539446140442" calcext:value-type="float">
            <text:p>2.75E-05</text:p>
          </table:table-cell>
          <table:table-cell table:style-name="ce1" office:value-type="float" office:value="0.0000391054606176701" calcext:value-type="float">
            <text:p>3.91E-05</text:p>
          </table:table-cell>
          <table:table-cell table:style-name="ce1" office:value-type="float" office:value="0.0000581263097073685" calcext:value-type="float">
            <text:p>5.81E-05</text:p>
          </table:table-cell>
          <table:table-cell table:style-name="ce1" office:value-type="float" office:value="0.0000603526703245322" calcext:value-type="float">
            <text:p>6.04E-05</text:p>
          </table:table-cell>
          <table:table-cell table:style-name="ce1" office:value-type="float" office:value="0.00000362824307176497" calcext:value-type="float">
            <text:p>3.63E-06</text:p>
          </table:table-cell>
          <table:table-cell table:style-name="ce1" office:value-type="float" office:value="-0.00000591196427574231" calcext:value-type="float">
            <text:p>-5.91E-06</text:p>
          </table:table-cell>
          <table:table-cell table:style-name="ce1" office:value-type="float" office:value="-0.0000223960375178126" calcext:value-type="float">
            <text:p>-2.24E-05</text:p>
          </table:table-cell>
          <table:table-cell table:style-name="ce1" office:value-type="float" office:value="-0.0000248903777228989" calcext:value-type="float">
            <text:p>-2.49E-05</text:p>
          </table:table-cell>
          <table:table-cell table:style-name="ce1" office:value-type="float" office:value="-0.0000260083497444284" calcext:value-type="float">
            <text:p>-2.60E-05</text:p>
          </table:table-cell>
          <table:table-cell table:style-name="ce1" office:value-type="float" office:value="-0.0000325860672763382" calcext:value-type="float">
            <text:p>-3.26E-05</text:p>
          </table:table-cell>
          <table:table-cell table:style-name="ce1" office:value-type="float" office:value="-0.0000394131702936059" calcext:value-type="float">
            <text:p>-3.94E-05</text:p>
          </table:table-cell>
          <table:table-cell table:style-name="ce1" office:value-type="float" office:value="-0.0000365684258003892" calcext:value-type="float">
            <text:p>-3.66E-05</text:p>
          </table:table-cell>
          <table:table-cell table:style-name="ce1" office:value-type="float" office:value="-0.0000416625100819441" calcext:value-type="float">
            <text:p>-4.17E-05</text:p>
          </table:table-cell>
          <table:table-cell table:style-name="ce1" office:value-type="float" office:value="-0.0000289732785079114" calcext:value-type="float">
            <text:p>-2.90E-05</text:p>
          </table:table-cell>
          <table:table-cell table:style-name="ce1" office:value-type="float" office:value="0.0000178613326815899" calcext:value-type="float">
            <text:p>1.79E-05</text:p>
          </table:table-cell>
          <table:table-cell table:style-name="ce1" office:value-type="float" office:value="0.0000410129608941468" calcext:value-type="float">
            <text:p>4.10E-05</text:p>
          </table:table-cell>
          <table:table-cell office:value-type="float" office:value="0.000102726762292686" calcext:value-type="float">
            <text:p>0.000102726762292686</text:p>
          </table:table-cell>
          <table:table-cell table:style-name="ce1" office:value-type="float" office:value="0.0000937963215582152" calcext:value-type="float">
            <text:p>9.38E-05</text:p>
          </table:table-cell>
          <table:table-cell table:style-name="ce1" office:value-type="float" office:value="0.0000826406866725553" calcext:value-type="float">
            <text:p>8.26E-05</text:p>
          </table:table-cell>
          <table:table-cell table:style-name="ce1" office:value-type="float" office:value="0.0000652848176523755" calcext:value-type="float">
            <text:p>6.53E-05</text:p>
          </table:table-cell>
          <table:table-cell table:style-name="ce1" office:value-type="float" office:value="0.0000160515487964885" calcext:value-type="float">
            <text:p>1.61E-05</text:p>
          </table:table-cell>
          <table:table-cell table:style-name="ce1" office:value-type="float" office:value="0.00000532010177936174" calcext:value-type="float">
            <text:p>5.32E-06</text:p>
          </table:table-cell>
          <table:table-cell table:style-name="ce1" office:value-type="float" office:value="0.0000169002473342511" calcext:value-type="float">
            <text:p>1.69E-05</text:p>
          </table:table-cell>
          <table:table-cell table:style-name="ce1" office:value-type="float" office:value="0.0000239476868913734" calcext:value-type="float">
            <text:p>2.39E-05</text:p>
          </table:table-cell>
          <table:table-cell table:style-name="ce1" office:value-type="float" office:value="0.0000678684347566666" calcext:value-type="float">
            <text:p>6.79E-05</text:p>
          </table:table-cell>
          <table:table-cell table:style-name="ce1" office:value-type="float" office:value="0.00009374023745149" calcext:value-type="float">
            <text:p>9.37E-05</text:p>
          </table:table-cell>
          <table:table-cell office:value-type="float" office:value="0.000112350951408405" calcext:value-type="float">
            <text:p>0.000112350951408405</text:p>
          </table:table-cell>
          <table:table-cell office:value-type="float" office:value="0.000123701855154195" calcext:value-type="float">
            <text:p>0.000123701855154195</text:p>
          </table:table-cell>
          <table:table-cell table:style-name="ce1" office:value-type="float" office:value="0.0000702478478992025" calcext:value-type="float">
            <text:p>7.02E-05</text:p>
          </table:table-cell>
          <table:table-cell table:style-name="ce1" office:value-type="float" office:value="0.000012406563847823" calcext:value-type="float">
            <text:p>1.24E-05</text:p>
          </table:table-cell>
          <table:table-cell table:style-name="ce1" office:value-type="float" office:value="-0.0000209347176261664" calcext:value-type="float">
            <text:p>-2.09E-05</text:p>
          </table:table-cell>
          <table:table-cell table:style-name="ce1" office:value-type="float" office:value="-0.0000205318464550499" calcext:value-type="float">
            <text:p>-2.05E-05</text:p>
          </table:table-cell>
          <table:table-cell table:style-name="ce1" office:value-type="float" office:value="-0.0000199209975997417" calcext:value-type="float">
            <text:p>-1.99E-05</text:p>
          </table:table-cell>
          <table:table-cell table:style-name="ce1" office:value-type="float" office:value="-0.0000222189700960762" calcext:value-type="float">
            <text:p>-2.22E-05</text:p>
          </table:table-cell>
          <table:table-cell table:style-name="ce1" office:value-type="float" office:value="-0.0000214488642984319" calcext:value-type="float">
            <text:p>-2.14E-05</text:p>
          </table:table-cell>
          <table:table-cell office:value-type="float" office:value="0.0091740204693736" calcext:value-type="float">
            <text:p>0.0091740204693736</text:p>
          </table:table-cell>
          <table:table-cell office:value-type="float" office:value="0.00915298971581855" calcext:value-type="float">
            <text:p>0.00915298971581855</text:p>
          </table:table-cell>
          <table:table-cell office:value-type="float" office:value="0.00915433516266461" calcext:value-type="float">
            <text:p>0.00915433516266461</text:p>
          </table:table-cell>
          <table:table-cell table:style-name="Default" office:value-type="float" office:value="0.00916102163564689" calcext:value-type="float">
            <text:p>0.00916102163564689</text:p>
          </table:table-cell>
          <table:table-cell table:style-name="Default" office:value-type="float" office:value="0.00916490208176439" calcext:value-type="float">
            <text:p>0.00916490208176439</text:p>
          </table:table-cell>
          <table:table-cell table:style-name="Default" office:value-type="float" office:value="0.00916743728290524" calcext:value-type="float">
            <text:p>0.00916743728290524</text:p>
          </table:table-cell>
          <table:table-cell table:style-name="Default" office:value-type="float" office:value="0.00916994998860548" calcext:value-type="float">
            <text:p>0.00916994998860548</text:p>
          </table:table-cell>
          <table:table-cell table:style-name="Default" office:value-type="float" office:value="0.00917856625115823" calcext:value-type="float">
            <text:p>0.00917856625115823</text:p>
          </table:table-cell>
          <table:table-cell table:style-name="Default" office:value-type="float" office:value="0.015099031601891" calcext:value-type="float">
            <text:p>0.015099031601891</text:p>
          </table:table-cell>
          <table:table-cell table:style-name="Default" office:value-type="float" office:value="0.00918526393188452" calcext:value-type="float">
            <text:p>0.00918526393188452</text:p>
          </table:table-cell>
          <table:table-cell office:value-type="float" office:value="0.00919022611503431" calcext:value-type="float">
            <text:p>0.00919022611503431</text:p>
          </table:table-cell>
          <table:table-cell office:value-type="float" office:value="0.00919491945429942" calcext:value-type="float">
            <text:p>0.00919491945429942</text:p>
          </table:table-cell>
          <table:table-cell office:value-type="float" office:value="0.0091980282097069" calcext:value-type="float">
            <text:p>0.0091980282097069</text:p>
          </table:table-cell>
          <table:table-cell office:value-type="float" office:value="0.00919961855892599" calcext:value-type="float">
            <text:p>0.00919961855892599</text:p>
          </table:table-cell>
          <table:table-cell office:value-type="float" office:value="0.00919795811841536" calcext:value-type="float">
            <text:p>0.00919795811841536</text:p>
          </table:table-cell>
          <table:table-cell office:value-type="float" office:value="0.00000469653793323409" calcext:value-type="float">
            <text:p>4.70E-06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table:style-name="ce1" office:value-type="float" office:value="0.0000260304709949731" calcext:value-type="float">
            <text:p>2.60E-05</text:p>
          </table:table-cell>
          <table:table-cell table:style-name="ce1" office:value-type="float" office:value="0.0000219961724440141" calcext:value-type="float">
            <text:p>2.20E-05</text:p>
          </table:table-cell>
          <table:table-cell table:style-name="ce1" office:value-type="float" office:value="0.0000717995593314892" calcext:value-type="float">
            <text:p>7.18E-05</text:p>
          </table:table-cell>
          <table:table-cell table:style-name="ce1" office:value-type="float" office:value="0.0000563787994057274" calcext:value-type="float">
            <text:p>5.64E-05</text:p>
          </table:table-cell>
          <table:table-cell table:style-name="ce1" office:value-type="float" office:value="-0.0000231088277458075" calcext:value-type="float">
            <text:p>-2.31E-05</text:p>
          </table:table-cell>
          <table:table-cell table:style-name="ce1" office:value-type="float" office:value="-0.0000330806813673073" calcext:value-type="float">
            <text:p>-3.31E-05</text:p>
          </table:table-cell>
          <table:table-cell table:style-name="ce1" office:value-type="float" office:value="-0.0000307578420529035" calcext:value-type="float">
            <text:p>-3.08E-05</text:p>
          </table:table-cell>
          <table:table-cell table:style-name="ce1" office:value-type="float" office:value="-0.000037575018944549" calcext:value-type="float">
            <text:p>-3.76E-05</text:p>
          </table:table-cell>
          <table:table-cell table:style-name="ce1" office:value-type="float" office:value="-0.0000251536439998224" calcext:value-type="float">
            <text:p>-2.52E-05</text:p>
          </table:table-cell>
          <table:table-cell table:style-name="ce1" office:value-type="float" office:value="0.0000766690905875781" calcext:value-type="float">
            <text:p>7.67E-05</text:p>
          </table:table-cell>
          <table:table-cell table:style-name="ce1" office:value-type="float" office:value="0.0000508350887360923" calcext:value-type="float">
            <text:p>5.08E-05</text:p>
          </table:table-cell>
          <table:table-cell table:style-name="ce1" office:value-type="float" office:value="0.0000533288120111499" calcext:value-type="float">
            <text:p>5.33E-05</text:p>
          </table:table-cell>
          <table:table-cell table:style-name="ce1" office:value-type="float" office:value="0.0000742435597863598" calcext:value-type="float">
            <text:p>7.42E-05</text:p>
          </table:table-cell>
          <table:table-cell table:style-name="ce1" office:value-type="float" office:value="0.0000989861410880357" calcext:value-type="float">
            <text:p>9.90E-05</text:p>
          </table:table-cell>
          <table:table-cell office:value-type="float" office:value="0.000105784915388555" calcext:value-type="float">
            <text:p>0.000105784915388555</text:p>
          </table:table-cell>
          <table:table-cell table:style-name="ce1" office:value-type="float" office:value="0.0000307268311162338" calcext:value-type="float">
            <text:p>3.07E-05</text:p>
          </table:table-cell>
          <table:table-cell table:style-name="ce1" office:value-type="float" office:value="0.0000102057383404466" calcext:value-type="float">
            <text:p>1.02E-05</text:p>
          </table:table-cell>
          <table:table-cell table:style-name="ce1" office:value-type="float" office:value="-0.0000296836534421734" calcext:value-type="float">
            <text:p>-2.97E-05</text:p>
          </table:table-cell>
          <table:table-cell table:style-name="ce1" office:value-type="float" office:value="-0.0000280432352171119" calcext:value-type="float">
            <text:p>-2.80E-05</text:p>
          </table:table-cell>
          <table:table-cell table:style-name="ce1" office:value-type="float" office:value="-0.0000203317297335914" calcext:value-type="float">
            <text:p>-2.03E-05</text:p>
          </table:table-cell>
          <table:table-cell table:style-name="ce1" office:value-type="float" office:value="-0.0000188245721004567" calcext:value-type="float">
            <text:p>-1.88E-05</text:p>
          </table:table-cell>
          <table:table-cell table:style-name="ce1" office:value-type="float" office:value="-0.0000352258269341053" calcext:value-type="float">
            <text:p>-3.52E-05</text:p>
          </table:table-cell>
          <table:table-cell table:style-name="ce1" office:value-type="float" office:value="-0.0000330957657627818" calcext:value-type="float">
            <text:p>-3.31E-05</text:p>
          </table:table-cell>
          <table:table-cell table:style-name="ce1" office:value-type="float" office:value="-0.0000600424761606497" calcext:value-type="float">
            <text:p>-6.00E-05</text:p>
          </table:table-cell>
          <table:table-cell table:style-name="ce1" office:value-type="float" office:value="-0.0000235614249052275" calcext:value-type="float">
            <text:p>-2.36E-05</text:p>
          </table:table-cell>
          <table:table-cell table:style-name="ce1" office:value-type="float" office:value="0.0000472327675691308" calcext:value-type="float">
            <text:p>4.72E-05</text:p>
          </table:table-cell>
          <table:table-cell table:style-name="ce1" office:value-type="float" office:value="0.0000954007734904785" calcext:value-type="float">
            <text:p>9.54E-05</text:p>
          </table:table-cell>
          <table:table-cell office:value-type="float" office:value="0.000187440153178331" calcext:value-type="float">
            <text:p>0.000187440153178331</text:p>
          </table:table-cell>
          <table:table-cell office:value-type="float" office:value="0.000156468284560348" calcext:value-type="float">
            <text:p>0.000156468284560348</text:p>
          </table:table-cell>
          <table:table-cell office:value-type="float" office:value="0.000132798808987509" calcext:value-type="float">
            <text:p>0.000132798808987509</text:p>
          </table:table-cell>
          <table:table-cell office:value-type="float" office:value="0.000111780959040618" calcext:value-type="float">
            <text:p>0.000111780959040618</text:p>
          </table:table-cell>
          <table:table-cell table:style-name="ce1" office:value-type="float" office:value="0.0000676252838160401" calcext:value-type="float">
            <text:p>6.76E-05</text:p>
          </table:table-cell>
          <table:table-cell table:style-name="ce1" office:value-type="float" office:value="0.0000467650803636338" calcext:value-type="float">
            <text:p>4.68E-05</text:p>
          </table:table-cell>
          <table:table-cell table:style-name="ce1" office:value-type="float" office:value="0.0000298549762701677" calcext:value-type="float">
            <text:p>2.99E-05</text:p>
          </table:table-cell>
          <table:table-cell table:style-name="ce1" office:value-type="float" office:value="0.0000551831806067261" calcext:value-type="float">
            <text:p>5.52E-05</text:p>
          </table:table-cell>
          <table:table-cell office:value-type="float" office:value="0.000124385630840889" calcext:value-type="float">
            <text:p>0.000124385630840889</text:p>
          </table:table-cell>
          <table:table-cell office:value-type="float" office:value="0.000152300598970956" calcext:value-type="float">
            <text:p>0.000152300598970956</text:p>
          </table:table-cell>
          <table:table-cell office:value-type="float" office:value="0.000173454507356756" calcext:value-type="float">
            <text:p>0.000173454507356756</text:p>
          </table:table-cell>
          <table:table-cell office:value-type="float" office:value="0.000180258308574498" calcext:value-type="float">
            <text:p>0.000180258308574498</text:p>
          </table:table-cell>
          <table:table-cell office:value-type="float" office:value="0.000121888182764443" calcext:value-type="float">
            <text:p>0.000121888182764443</text:p>
          </table:table-cell>
          <table:table-cell table:style-name="ce1" office:value-type="float" office:value="0.0000417522515616327" calcext:value-type="float">
            <text:p>4.18E-05</text:p>
          </table:table-cell>
          <table:table-cell table:style-name="ce1" office:value-type="float" office:value="-0.0000235665805374775" calcext:value-type="float">
            <text:p>-2.36E-05</text:p>
          </table:table-cell>
          <table:table-cell table:style-name="ce1" office:value-type="float" office:value="-0.00002628091990367" calcext:value-type="float">
            <text:p>-2.63E-05</text:p>
          </table:table-cell>
          <table:table-cell table:style-name="ce1" office:value-type="float" office:value="-0.0000274137532888979" calcext:value-type="float">
            <text:p>-2.74E-05</text:p>
          </table:table-cell>
          <table:table-cell table:style-name="ce1" office:value-type="float" office:value="-0.0000293909753503394" calcext:value-type="float">
            <text:p>-2.94E-05</text:p>
          </table:table-cell>
          <table:table-cell table:style-name="ce1" office:value-type="float" office:value="-0.0000303636173824738" calcext:value-type="float">
            <text:p>-3.04E-05</text:p>
          </table:table-cell>
          <table:table-cell office:value-type="float" office:value="0.00918503900966004" calcext:value-type="float">
            <text:p>0.00918503900966004</text:p>
          </table:table-cell>
          <table:table-cell office:value-type="float" office:value="0.00914571966603925" calcext:value-type="float">
            <text:p>0.00914571966603925</text:p>
          </table:table-cell>
          <table:table-cell office:value-type="float" office:value="0.00914502661596793" calcext:value-type="float">
            <text:p>0.00914502661596793</text:p>
          </table:table-cell>
          <table:table-cell table:style-name="Default" office:value-type="float" office:value="0.00915404162419959" calcext:value-type="float">
            <text:p>0.00915404162419959</text:p>
          </table:table-cell>
          <table:table-cell table:style-name="Default" office:value-type="float" office:value="0.00916127614565299" calcext:value-type="float">
            <text:p>0.00916127614565299</text:p>
          </table:table-cell>
          <table:table-cell table:style-name="Default" office:value-type="float" office:value="0.00916505899008879" calcext:value-type="float">
            <text:p>0.00916505899008879</text:p>
          </table:table-cell>
          <table:table-cell table:style-name="Default" office:value-type="float" office:value="0.00916853259232747" calcext:value-type="float">
            <text:p>0.00916853259232747</text:p>
          </table:table-cell>
          <table:table-cell table:style-name="Default" office:value-type="float" office:value="0.00918024715096988" calcext:value-type="float">
            <text:p>0.00918024715096988</text:p>
          </table:table-cell>
          <table:table-cell table:style-name="Default" office:value-type="float" office:value="0.00918526393188452" calcext:value-type="float">
            <text:p>0.00918526393188452</text:p>
          </table:table-cell>
          <table:table-cell table:style-name="Default" office:value-type="float" office:value="0.0131591556497664" calcext:value-type="float">
            <text:p>0.0131591556497664</text:p>
          </table:table-cell>
          <table:table-cell office:value-type="float" office:value="0.00919895706029204" calcext:value-type="float">
            <text:p>0.00919895706029204</text:p>
          </table:table-cell>
          <table:table-cell office:value-type="float" office:value="0.00920632201134801" calcext:value-type="float">
            <text:p>0.00920632201134801</text:p>
          </table:table-cell>
          <table:table-cell office:value-type="float" office:value="0.00921146561642754" calcext:value-type="float">
            <text:p>0.00921146561642754</text:p>
          </table:table-cell>
          <table:table-cell office:value-type="float" office:value="0.00921422203326019" calcext:value-type="float">
            <text:p>0.00921422203326019</text:p>
          </table:table-cell>
          <table:table-cell office:value-type="float" office:value="0.00921385216671632" calcext:value-type="float">
            <text:p>0.00921385216671632</text:p>
          </table:table-cell>
          <table:table-cell office:value-type="float" office:value="0.00000922557061869731" calcext:value-type="float">
            <text:p>9.23E-06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table:style-name="ce1" office:value-type="float" office:value="0.0000503139902405716" calcext:value-type="float">
            <text:p>5.03E-05</text:p>
          </table:table-cell>
          <table:table-cell table:style-name="ce1" office:value-type="float" office:value="0.0000183933810271149" calcext:value-type="float">
            <text:p>1.84E-05</text:p>
          </table:table-cell>
          <table:table-cell table:style-name="ce1" office:value-type="float" office:value="0.0000843113696134009" calcext:value-type="float">
            <text:p>8.43E-05</text:p>
          </table:table-cell>
          <table:table-cell table:style-name="ce1" office:value-type="float" office:value="0.0000930043864765842" calcext:value-type="float">
            <text:p>9.30E-05</text:p>
          </table:table-cell>
          <table:table-cell table:style-name="ce1" office:value-type="float" office:value="-0.0000148319233594878" calcext:value-type="float">
            <text:p>-1.48E-05</text:p>
          </table:table-cell>
          <table:table-cell table:style-name="ce1" office:value-type="float" office:value="-0.0000490911423661927" calcext:value-type="float">
            <text:p>-4.91E-05</text:p>
          </table:table-cell>
          <table:table-cell table:style-name="ce1" office:value-type="float" office:value="-0.0000483049281496939" calcext:value-type="float">
            <text:p>-4.83E-05</text:p>
          </table:table-cell>
          <table:table-cell table:style-name="ce1" office:value-type="float" office:value="-0.0000725069231581144" calcext:value-type="float">
            <text:p>-7.25E-05</text:p>
          </table:table-cell>
          <table:table-cell table:style-name="ce1" office:value-type="float" office:value="-0.0000374554612368266" calcext:value-type="float">
            <text:p>-3.75E-05</text:p>
          </table:table-cell>
          <table:table-cell table:style-name="ce1" office:value-type="float" office:value="0.0000926964373768341" calcext:value-type="float">
            <text:p>9.27E-05</text:p>
          </table:table-cell>
          <table:table-cell table:style-name="ce1" office:value-type="float" office:value="0.000068109253309049" calcext:value-type="float">
            <text:p>6.81E-05</text:p>
          </table:table-cell>
          <table:table-cell table:style-name="ce1" office:value-type="float" office:value="0.0000714022000091903" calcext:value-type="float">
            <text:p>7.14E-05</text:p>
          </table:table-cell>
          <table:table-cell office:value-type="float" office:value="0.000103245316673112" calcext:value-type="float">
            <text:p>0.000103245316673112</text:p>
          </table:table-cell>
          <table:table-cell office:value-type="float" office:value="0.000134517352843059" calcext:value-type="float">
            <text:p>0.000134517352843059</text:p>
          </table:table-cell>
          <table:table-cell office:value-type="float" office:value="0.000146150597310924" calcext:value-type="float">
            <text:p>0.000146150597310924</text:p>
          </table:table-cell>
          <table:table-cell table:style-name="ce1" office:value-type="float" office:value="0.0000555350244695709" calcext:value-type="float">
            <text:p>5.55E-05</text:p>
          </table:table-cell>
          <table:table-cell table:style-name="ce1" office:value-type="float" office:value="0.0000234157476598635" calcext:value-type="float">
            <text:p>2.34E-05</text:p>
          </table:table-cell>
          <table:table-cell table:style-name="ce1" office:value-type="float" office:value="-0.0000614319444814665" calcext:value-type="float">
            <text:p>-6.14E-05</text:p>
          </table:table-cell>
          <table:table-cell table:style-name="ce1" office:value-type="float" office:value="-0.0000421225824021898" calcext:value-type="float">
            <text:p>-4.21E-05</text:p>
          </table:table-cell>
          <table:table-cell table:style-name="ce1" office:value-type="float" office:value="-0.0000117908053938496" calcext:value-type="float">
            <text:p>-1.18E-05</text:p>
          </table:table-cell>
          <table:table-cell table:style-name="ce1" office:value-type="float" office:value="0.00000873012516818619" calcext:value-type="float">
            <text:p>8.73E-06</text:p>
          </table:table-cell>
          <table:table-cell table:style-name="ce1" office:value-type="float" office:value="-0.000023330968892257" calcext:value-type="float">
            <text:p>-2.33E-05</text:p>
          </table:table-cell>
          <table:table-cell table:style-name="ce1" office:value-type="float" office:value="-0.0000240810371770236" calcext:value-type="float">
            <text:p>-2.41E-05</text:p>
          </table:table-cell>
          <table:table-cell table:style-name="ce1" office:value-type="float" office:value="-0.0000891704162122869" calcext:value-type="float">
            <text:p>-8.92E-05</text:p>
          </table:table-cell>
          <table:table-cell table:style-name="ce1" office:value-type="float" office:value="-0.0000201009462016235" calcext:value-type="float">
            <text:p>-2.01E-05</text:p>
          </table:table-cell>
          <table:table-cell office:value-type="float" office:value="0.000104602165226083" calcext:value-type="float">
            <text:p>0.000104602165226083</text:p>
          </table:table-cell>
          <table:table-cell office:value-type="float" office:value="0.000187738339145673" calcext:value-type="float">
            <text:p>0.000187738339145673</text:p>
          </table:table-cell>
          <table:table-cell office:value-type="float" office:value="0.000292433670327796" calcext:value-type="float">
            <text:p>0.000292433670327796</text:p>
          </table:table-cell>
          <table:table-cell office:value-type="float" office:value="0.000233011898311702" calcext:value-type="float">
            <text:p>0.000233011898311702</text:p>
          </table:table-cell>
          <table:table-cell office:value-type="float" office:value="0.000197669812437504" calcext:value-type="float">
            <text:p>0.000197669812437504</text:p>
          </table:table-cell>
          <table:table-cell office:value-type="float" office:value="0.000184282957863867" calcext:value-type="float">
            <text:p>0.000184282957863867</text:p>
          </table:table-cell>
          <table:table-cell office:value-type="float" office:value="0.000162635580064159" calcext:value-type="float">
            <text:p>0.000162635580064159</text:p>
          </table:table-cell>
          <table:table-cell office:value-type="float" office:value="0.000132262344493964" calcext:value-type="float">
            <text:p>0.000132262344493964</text:p>
          </table:table-cell>
          <table:table-cell table:style-name="ce1" office:value-type="float" office:value="0.000073839303087214" calcext:value-type="float">
            <text:p>7.38E-05</text:p>
          </table:table-cell>
          <table:table-cell office:value-type="float" office:value="0.000119562550829709" calcext:value-type="float">
            <text:p>0.000119562550829709</text:p>
          </table:table-cell>
          <table:table-cell office:value-type="float" office:value="0.000201826777572932" calcext:value-type="float">
            <text:p>0.000201826777572932</text:p>
          </table:table-cell>
          <table:table-cell office:value-type="float" office:value="0.000222117948632562" calcext:value-type="float">
            <text:p>0.000222117948632562</text:p>
          </table:table-cell>
          <table:table-cell office:value-type="float" office:value="0.000237867960238652" calcext:value-type="float">
            <text:p>0.000237867960238652</text:p>
          </table:table-cell>
          <table:table-cell office:value-type="float" office:value="0.000233327613811711" calcext:value-type="float">
            <text:p>0.000233327613811711</text:p>
          </table:table-cell>
          <table:table-cell office:value-type="float" office:value="0.000166634791461833" calcext:value-type="float">
            <text:p>0.000166634791461833</text:p>
          </table:table-cell>
          <table:table-cell table:style-name="ce1" office:value-type="float" office:value="0.0000878491925155702" calcext:value-type="float">
            <text:p>8.78E-05</text:p>
          </table:table-cell>
          <table:table-cell table:style-name="ce1" office:value-type="float" office:value="-0.0000485115789776123" calcext:value-type="float">
            <text:p>-4.85E-05</text:p>
          </table:table-cell>
          <table:table-cell table:style-name="ce1" office:value-type="float" office:value="-0.000056875087766205" calcext:value-type="float">
            <text:p>-5.69E-05</text:p>
          </table:table-cell>
          <table:table-cell table:style-name="ce1" office:value-type="float" office:value="-0.0000616484123405802" calcext:value-type="float">
            <text:p>-6.16E-05</text:p>
          </table:table-cell>
          <table:table-cell table:style-name="ce1" office:value-type="float" office:value="-0.0000645843766825872" calcext:value-type="float">
            <text:p>-6.46E-05</text:p>
          </table:table-cell>
          <table:table-cell table:style-name="ce1" office:value-type="float" office:value="-0.000067787101057436" calcext:value-type="float">
            <text:p>-6.78E-05</text:p>
          </table:table-cell>
          <table:table-cell office:value-type="float" office:value="0.00919318883095123" calcext:value-type="float">
            <text:p>0.00919318883095123</text:p>
          </table:table-cell>
          <table:table-cell office:value-type="float" office:value="0.00913633186060224" calcext:value-type="float">
            <text:p>0.00913633186060224</text:p>
          </table:table-cell>
          <table:table-cell office:value-type="float" office:value="0.00913403713245767" calcext:value-type="float">
            <text:p>0.00913403713245767</text:p>
          </table:table-cell>
          <table:table-cell table:style-name="Default" office:value-type="float" office:value="0.00914642206542125" calcext:value-type="float">
            <text:p>0.00914642206542125</text:p>
          </table:table-cell>
          <table:table-cell table:style-name="Default" office:value-type="float" office:value="0.00915654902463428" calcext:value-type="float">
            <text:p>0.00915654902463428</text:p>
          </table:table-cell>
          <table:table-cell table:style-name="Default" office:value-type="float" office:value="0.00916181036414098" calcext:value-type="float">
            <text:p>0.00916181036414098</text:p>
          </table:table-cell>
          <table:table-cell table:style-name="Default" office:value-type="float" office:value="0.00916648551451308" calcext:value-type="float">
            <text:p>0.00916648551451308</text:p>
          </table:table-cell>
          <table:table-cell table:style-name="Default" office:value-type="float" office:value="0.00918279649507846" calcext:value-type="float">
            <text:p>0.00918279649507846</text:p>
          </table:table-cell>
          <table:table-cell table:style-name="Default" office:value-type="float" office:value="0.00919022611503431" calcext:value-type="float">
            <text:p>0.00919022611503431</text:p>
          </table:table-cell>
          <table:table-cell table:style-name="Default" office:value-type="float" office:value="0.00919895706029204" calcext:value-type="float">
            <text:p>0.00919895706029204</text:p>
          </table:table-cell>
          <table:table-cell office:value-type="float" office:value="0.0115761830290748" calcext:value-type="float">
            <text:p>0.0115761830290748</text:p>
          </table:table-cell>
          <table:table-cell office:value-type="float" office:value="0.00922413763223052" calcext:value-type="float">
            <text:p>0.00922413763223052</text:p>
          </table:table-cell>
          <table:table-cell office:value-type="float" office:value="0.00923291503276614" calcext:value-type="float">
            <text:p>0.00923291503276614</text:p>
          </table:table-cell>
          <table:table-cell office:value-type="float" office:value="0.00923804787133265" calcext:value-type="float">
            <text:p>0.00923804787133265</text:p>
          </table:table-cell>
          <table:table-cell office:value-type="float" office:value="0.00923844054247505" calcext:value-type="float">
            <text:p>0.00923844054247505</text:p>
          </table:table-cell>
          <table:table-cell office:value-type="float" office:value="0.000020651961389693" calcext:value-type="float">
            <text:p>2.07E-05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table:style-name="ce1" office:value-type="float" office:value="0.0000816990473827186" calcext:value-type="float">
            <text:p>8.17E-05</text:p>
          </table:table-cell>
          <table:table-cell table:style-name="ce1" office:value-type="float" office:value="0.0000167063457109846" calcext:value-type="float">
            <text:p>1.67E-05</text:p>
          </table:table-cell>
          <table:table-cell table:style-name="ce1" office:value-type="float" office:value="0.0000907199763928525" calcext:value-type="float">
            <text:p>9.07E-05</text:p>
          </table:table-cell>
          <table:table-cell office:value-type="float" office:value="0.000108812101233968" calcext:value-type="float">
            <text:p>0.000108812101233968</text:p>
          </table:table-cell>
          <table:table-cell table:style-name="ce1" office:value-type="float" office:value="-0.0000275507885122898" calcext:value-type="float">
            <text:p>-2.76E-05</text:p>
          </table:table-cell>
          <table:table-cell table:style-name="ce1" office:value-type="float" office:value="-0.0000705904487729579" calcext:value-type="float">
            <text:p>-7.06E-05</text:p>
          </table:table-cell>
          <table:table-cell table:style-name="ce1" office:value-type="float" office:value="-0.0000646117198039332" calcext:value-type="float">
            <text:p>-6.46E-05</text:p>
          </table:table-cell>
          <table:table-cell table:style-name="ce1" office:value-type="float" office:value="-0.0000929125026913754" calcext:value-type="float">
            <text:p>-9.29E-05</text:p>
          </table:table-cell>
          <table:table-cell table:style-name="ce1" office:value-type="float" office:value="-0.000040631909666375" calcext:value-type="float">
            <text:p>-4.06E-05</text:p>
          </table:table-cell>
          <table:table-cell office:value-type="float" office:value="0.000105571719125393" calcext:value-type="float">
            <text:p>0.000105571719125393</text:p>
          </table:table-cell>
          <table:table-cell table:style-name="ce1" office:value-type="float" office:value="0.0000879861021792925" calcext:value-type="float">
            <text:p>8.80E-05</text:p>
          </table:table-cell>
          <table:table-cell table:style-name="ce1" office:value-type="float" office:value="0.0000912743409342308" calcext:value-type="float">
            <text:p>9.13E-05</text:p>
          </table:table-cell>
          <table:table-cell office:value-type="float" office:value="0.000128993091366057" calcext:value-type="float">
            <text:p>0.000128993091366057</text:p>
          </table:table-cell>
          <table:table-cell office:value-type="float" office:value="0.000167049303522426" calcext:value-type="float">
            <text:p>0.000167049303522426</text:p>
          </table:table-cell>
          <table:table-cell office:value-type="float" office:value="0.000178620578333078" calcext:value-type="float">
            <text:p>0.000178620578333078</text:p>
          </table:table-cell>
          <table:table-cell table:style-name="ce1" office:value-type="float" office:value="0.0000733776181781003" calcext:value-type="float">
            <text:p>7.34E-05</text:p>
          </table:table-cell>
          <table:table-cell table:style-name="ce1" office:value-type="float" office:value="0.0000324302605883997" calcext:value-type="float">
            <text:p>3.24E-05</text:p>
          </table:table-cell>
          <table:table-cell table:style-name="ce1" office:value-type="float" office:value="-0.0000779576412766672" calcext:value-type="float">
            <text:p>-7.80E-05</text:p>
          </table:table-cell>
          <table:table-cell table:style-name="ce1" office:value-type="float" office:value="-0.000051441819477844" calcext:value-type="float">
            <text:p>-5.14E-05</text:p>
          </table:table-cell>
          <table:table-cell table:style-name="ce1" office:value-type="float" office:value="-0.00000004690157469321" calcext:value-type="float">
            <text:p>-4.69E-08</text:p>
          </table:table-cell>
          <table:table-cell table:style-name="ce1" office:value-type="float" office:value="0.0000449267689283516" calcext:value-type="float">
            <text:p>4.49E-05</text:p>
          </table:table-cell>
          <table:table-cell table:style-name="ce1" office:value-type="float" office:value="0.0000101727968089855" calcext:value-type="float">
            <text:p>1.02E-05</text:p>
          </table:table-cell>
          <table:table-cell table:style-name="ce1" office:value-type="float" office:value="0.00000849627015070859" calcext:value-type="float">
            <text:p>8.50E-06</text:p>
          </table:table-cell>
          <table:table-cell table:style-name="ce1" office:value-type="float" office:value="-0.0000671938373802723" calcext:value-type="float">
            <text:p>-6.72E-05</text:p>
          </table:table-cell>
          <table:table-cell table:style-name="ce1" office:value-type="float" office:value="0.00000527945509428857" calcext:value-type="float">
            <text:p>5.28E-06</text:p>
          </table:table-cell>
          <table:table-cell office:value-type="float" office:value="0.00015331135221397" calcext:value-type="float">
            <text:p>0.00015331135221397</text:p>
          </table:table-cell>
          <table:table-cell office:value-type="float" office:value="0.000256765215250223" calcext:value-type="float">
            <text:p>0.000256765215250223</text:p>
          </table:table-cell>
          <table:table-cell office:value-type="float" office:value="0.00036973735497492" calcext:value-type="float">
            <text:p>0.00036973735497492</text:p>
          </table:table-cell>
          <table:table-cell office:value-type="float" office:value="0.000290786911183188" calcext:value-type="float">
            <text:p>0.000290786911183188</text:p>
          </table:table-cell>
          <table:table-cell office:value-type="float" office:value="0.00025101487185424" calcext:value-type="float">
            <text:p>0.00025101487185424</text:p>
          </table:table-cell>
          <table:table-cell office:value-type="float" office:value="0.000246754829380242" calcext:value-type="float">
            <text:p>0.000246754829380242</text:p>
          </table:table-cell>
          <table:table-cell office:value-type="float" office:value="0.000240443963584235" calcext:value-type="float">
            <text:p>0.000240443963584235</text:p>
          </table:table-cell>
          <table:table-cell office:value-type="float" office:value="0.000198570718188885" calcext:value-type="float">
            <text:p>0.000198570718188885</text:p>
          </table:table-cell>
          <table:table-cell office:value-type="float" office:value="0.00010727503958401" calcext:value-type="float">
            <text:p>0.00010727503958401</text:p>
          </table:table-cell>
          <table:table-cell office:value-type="float" office:value="0.000175373165859684" calcext:value-type="float">
            <text:p>0.000175373165859684</text:p>
          </table:table-cell>
          <table:table-cell office:value-type="float" office:value="0.000268300459687347" calcext:value-type="float">
            <text:p>0.000268300459687347</text:p>
          </table:table-cell>
          <table:table-cell office:value-type="float" office:value="0.000279284329843786" calcext:value-type="float">
            <text:p>0.000279284329843786</text:p>
          </table:table-cell>
          <table:table-cell office:value-type="float" office:value="0.000290333357072076" calcext:value-type="float">
            <text:p>0.000290333357072076</text:p>
          </table:table-cell>
          <table:table-cell office:value-type="float" office:value="0.000277982923111167" calcext:value-type="float">
            <text:p>0.000277982923111167</text:p>
          </table:table-cell>
          <table:table-cell office:value-type="float" office:value="0.000226239766446951" calcext:value-type="float">
            <text:p>0.000226239766446951</text:p>
          </table:table-cell>
          <table:table-cell office:value-type="float" office:value="0.000153399870044777" calcext:value-type="float">
            <text:p>0.000153399870044777</text:p>
          </table:table-cell>
          <table:table-cell table:style-name="ce1" office:value-type="float" office:value="-0.0000850281453668577" calcext:value-type="float">
            <text:p>-8.50E-05</text:p>
          </table:table-cell>
          <table:table-cell table:style-name="ce1" office:value-type="float" office:value="-0.0000958253613462849" calcext:value-type="float">
            <text:p>-9.58E-05</text:p>
          </table:table-cell>
          <table:table-cell office:value-type="float" office:value="-0.000102163446354431" calcext:value-type="float">
            <text:p>-0.000102163446354431</text:p>
          </table:table-cell>
          <table:table-cell office:value-type="float" office:value="-0.000107350412938282" calcext:value-type="float">
            <text:p>-0.000107350412938282</text:p>
          </table:table-cell>
          <table:table-cell office:value-type="float" office:value="-0.000110992729851626" calcext:value-type="float">
            <text:p>-0.000110992729851626</text:p>
          </table:table-cell>
          <table:table-cell office:value-type="float" office:value="0.0091975359346594" calcext:value-type="float">
            <text:p>0.0091975359346594</text:p>
          </table:table-cell>
          <table:table-cell office:value-type="float" office:value="0.00912672620655776" calcext:value-type="float">
            <text:p>0.00912672620655776</text:p>
          </table:table-cell>
          <table:table-cell office:value-type="float" office:value="0.00912414722391591" calcext:value-type="float">
            <text:p>0.00912414722391591</text:p>
          </table:table-cell>
          <table:table-cell table:style-name="Default" office:value-type="float" office:value="0.00913946895571378" calcext:value-type="float">
            <text:p>0.00913946895571378</text:p>
          </table:table-cell>
          <table:table-cell table:style-name="Default" office:value-type="float" office:value="0.00915155193786886" calcext:value-type="float">
            <text:p>0.00915155193786886</text:p>
          </table:table-cell>
          <table:table-cell table:style-name="Default" office:value-type="float" office:value="0.00915836254018109" calcext:value-type="float">
            <text:p>0.00915836254018109</text:p>
          </table:table-cell>
          <table:table-cell table:style-name="Default" office:value-type="float" office:value="0.00916432726260737" calcext:value-type="float">
            <text:p>0.00916432726260737</text:p>
          </table:table-cell>
          <table:table-cell table:style-name="Default" office:value-type="float" office:value="0.00918527047012352" calcext:value-type="float">
            <text:p>0.00918527047012352</text:p>
          </table:table-cell>
          <table:table-cell table:style-name="Default" office:value-type="float" office:value="0.00919491945429942" calcext:value-type="float">
            <text:p>0.00919491945429942</text:p>
          </table:table-cell>
          <table:table-cell table:style-name="Default" office:value-type="float" office:value="0.00920632201134801" calcext:value-type="float">
            <text:p>0.00920632201134801</text:p>
          </table:table-cell>
          <table:table-cell office:value-type="float" office:value="0.00922413763223052" calcext:value-type="float">
            <text:p>0.00922413763223052</text:p>
          </table:table-cell>
          <table:table-cell office:value-type="float" office:value="0.0103684022104294" calcext:value-type="float">
            <text:p>0.0103684022104294</text:p>
          </table:table-cell>
          <table:table-cell office:value-type="float" office:value="0.009252790200502" calcext:value-type="float">
            <text:p>0.009252790200502</text:p>
          </table:table-cell>
          <table:table-cell office:value-type="float" office:value="0.00925980606978737" calcext:value-type="float">
            <text:p>0.00925980606978737</text:p>
          </table:table-cell>
          <table:table-cell office:value-type="float" office:value="0.00926011654475055" calcext:value-type="float">
            <text:p>0.00926011654475055</text:p>
          </table:table-cell>
          <table:table-cell office:value-type="float" office:value="0.0000319291105348012" calcext:value-type="float">
            <text:p>3.19E-05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table:style-name="ce1" office:value-type="float" office:value="0.0000708129516673511" calcext:value-type="float">
            <text:p>7.08E-05</text:p>
          </table:table-cell>
          <table:table-cell table:style-name="ce1" office:value-type="float" office:value="0.0000170179883962509" calcext:value-type="float">
            <text:p>1.70E-05</text:p>
          </table:table-cell>
          <table:table-cell table:style-name="ce1" office:value-type="float" office:value="0.0000960555481465919" calcext:value-type="float">
            <text:p>9.61E-05</text:p>
          </table:table-cell>
          <table:table-cell office:value-type="float" office:value="0.000133159104374431" calcext:value-type="float">
            <text:p>0.000133159104374431</text:p>
          </table:table-cell>
          <table:table-cell table:style-name="ce1" office:value-type="float" office:value="-0.0000024889500329998" calcext:value-type="float">
            <text:p>-2.49E-06</text:p>
          </table:table-cell>
          <table:table-cell table:style-name="ce1" office:value-type="float" office:value="-0.0000791994278059544" calcext:value-type="float">
            <text:p>-7.92E-05</text:p>
          </table:table-cell>
          <table:table-cell table:style-name="ce1" office:value-type="float" office:value="-0.0000996413504904469" calcext:value-type="float">
            <text:p>-9.96E-05</text:p>
          </table:table-cell>
          <table:table-cell office:value-type="float" office:value="-0.000147639442943267" calcext:value-type="float">
            <text:p>-0.000147639442943267</text:p>
          </table:table-cell>
          <table:table-cell office:value-type="float" office:value="-0.000115124597408188" calcext:value-type="float">
            <text:p>-0.000115124597408188</text:p>
          </table:table-cell>
          <table:table-cell office:value-type="float" office:value="0.000110201184874875" calcext:value-type="float">
            <text:p>0.000110201184874875</text:p>
          </table:table-cell>
          <table:table-cell office:value-type="float" office:value="0.000105664091009108" calcext:value-type="float">
            <text:p>0.000105664091009108</text:p>
          </table:table-cell>
          <table:table-cell office:value-type="float" office:value="0.000113369489500421" calcext:value-type="float">
            <text:p>0.000113369489500421</text:p>
          </table:table-cell>
          <table:table-cell office:value-type="float" office:value="0.000149244541157091" calcext:value-type="float">
            <text:p>0.000149244541157091</text:p>
          </table:table-cell>
          <table:table-cell office:value-type="float" office:value="0.000189811253472124" calcext:value-type="float">
            <text:p>0.000189811253472124</text:p>
          </table:table-cell>
          <table:table-cell office:value-type="float" office:value="0.000211281349676303" calcext:value-type="float">
            <text:p>0.000211281349676303</text:p>
          </table:table-cell>
          <table:table-cell table:style-name="ce1" office:value-type="float" office:value="0.0000851945312469676" calcext:value-type="float">
            <text:p>8.52E-05</text:p>
          </table:table-cell>
          <table:table-cell table:style-name="ce1" office:value-type="float" office:value="0.0000145919667993577" calcext:value-type="float">
            <text:p>1.46E-05</text:p>
          </table:table-cell>
          <table:table-cell table:style-name="ce1" office:value-type="float" office:value="-0.0000998943350841509" calcext:value-type="float">
            <text:p>-9.99E-05</text:p>
          </table:table-cell>
          <table:table-cell table:style-name="ce1" office:value-type="float" office:value="-0.000075941999794556" calcext:value-type="float">
            <text:p>-7.59E-05</text:p>
          </table:table-cell>
          <table:table-cell table:style-name="ce1" office:value-type="float" office:value="-0.00000107826570081329" calcext:value-type="float">
            <text:p>-1.08E-06</text:p>
          </table:table-cell>
          <table:table-cell table:style-name="ce1" office:value-type="float" office:value="0.0000609690367120693" calcext:value-type="float">
            <text:p>6.10E-05</text:p>
          </table:table-cell>
          <table:table-cell table:style-name="ce1" office:value-type="float" office:value="0.0000156915313626593" calcext:value-type="float">
            <text:p>1.57E-05</text:p>
          </table:table-cell>
          <table:table-cell table:style-name="ce1" office:value-type="float" office:value="-0.00000625587206980102" calcext:value-type="float">
            <text:p>-6.26E-06</text:p>
          </table:table-cell>
          <table:table-cell office:value-type="float" office:value="-0.000102006196703746" calcext:value-type="float">
            <text:p>-0.000102006196703746</text:p>
          </table:table-cell>
          <table:table-cell table:style-name="ce1" office:value-type="float" office:value="-0.0000600576049946023" calcext:value-type="float">
            <text:p>-6.01E-05</text:p>
          </table:table-cell>
          <table:table-cell office:value-type="float" office:value="0.000159648081412524" calcext:value-type="float">
            <text:p>0.000159648081412524</text:p>
          </table:table-cell>
          <table:table-cell office:value-type="float" office:value="0.000284943983588906" calcext:value-type="float">
            <text:p>0.000284943983588906</text:p>
          </table:table-cell>
          <table:table-cell office:value-type="float" office:value="0.000399932254640324" calcext:value-type="float">
            <text:p>0.000399932254640324</text:p>
          </table:table-cell>
          <table:table-cell office:value-type="float" office:value="0.000313008792291996" calcext:value-type="float">
            <text:p>0.000313008792291996</text:p>
          </table:table-cell>
          <table:table-cell office:value-type="float" office:value="0.000264555130527479" calcext:value-type="float">
            <text:p>0.000264555130527479</text:p>
          </table:table-cell>
          <table:table-cell office:value-type="float" office:value="0.000262614500019037" calcext:value-type="float">
            <text:p>0.000262614500019037</text:p>
          </table:table-cell>
          <table:table-cell office:value-type="float" office:value="0.000258566424361193" calcext:value-type="float">
            <text:p>0.000258566424361193</text:p>
          </table:table-cell>
          <table:table-cell office:value-type="float" office:value="0.000197417636364628" calcext:value-type="float">
            <text:p>0.000197417636364628</text:p>
          </table:table-cell>
          <table:table-cell office:value-type="float" office:value="0.000106892865805215" calcext:value-type="float">
            <text:p>0.000106892865805215</text:p>
          </table:table-cell>
          <table:table-cell office:value-type="float" office:value="0.00019790516437973" calcext:value-type="float">
            <text:p>0.00019790516437973</text:p>
          </table:table-cell>
          <table:table-cell office:value-type="float" office:value="0.000292620538332775" calcext:value-type="float">
            <text:p>0.000292620538332775</text:p>
          </table:table-cell>
          <table:table-cell office:value-type="float" office:value="0.000298401434427343" calcext:value-type="float">
            <text:p>0.000298401434427343</text:p>
          </table:table-cell>
          <table:table-cell office:value-type="float" office:value="0.000301987985978818" calcext:value-type="float">
            <text:p>0.000301987985978818</text:p>
          </table:table-cell>
          <table:table-cell office:value-type="float" office:value="0.000281624968879563" calcext:value-type="float">
            <text:p>0.000281624968879563</text:p>
          </table:table-cell>
          <table:table-cell office:value-type="float" office:value="0.000241387341609696" calcext:value-type="float">
            <text:p>0.000241387341609696</text:p>
          </table:table-cell>
          <table:table-cell office:value-type="float" office:value="0.000178650303570827" calcext:value-type="float">
            <text:p>0.000178650303570827</text:p>
          </table:table-cell>
          <table:table-cell office:value-type="float" office:value="-0.000121432441861703" calcext:value-type="float">
            <text:p>-0.000121432441861703</text:p>
          </table:table-cell>
          <table:table-cell office:value-type="float" office:value="-0.000144316095869061" calcext:value-type="float">
            <text:p>-0.000144316095869061</text:p>
          </table:table-cell>
          <table:table-cell office:value-type="float" office:value="-0.000157233422857318" calcext:value-type="float">
            <text:p>-0.000157233422857318</text:p>
          </table:table-cell>
          <table:table-cell office:value-type="float" office:value="-0.000153216273631795" calcext:value-type="float">
            <text:p>-0.000153216273631795</text:p>
          </table:table-cell>
          <table:table-cell office:value-type="float" office:value="-0.000162492761248559" calcext:value-type="float">
            <text:p>-0.000162492761248559</text:p>
          </table:table-cell>
          <table:table-cell office:value-type="float" office:value="0.00920111129203686" calcext:value-type="float">
            <text:p>0.00920111129203686</text:p>
          </table:table-cell>
          <table:table-cell office:value-type="float" office:value="0.00912066172247144" calcext:value-type="float">
            <text:p>0.00912066172247144</text:p>
          </table:table-cell>
          <table:table-cell office:value-type="float" office:value="0.00911661264201422" calcext:value-type="float">
            <text:p>0.00911661264201422</text:p>
          </table:table-cell>
          <table:table-cell table:style-name="Default" office:value-type="float" office:value="0.0091337026785581" calcext:value-type="float">
            <text:p>0.0091337026785581</text:p>
          </table:table-cell>
          <table:table-cell table:style-name="Default" office:value-type="float" office:value="0.00914816023403625" calcext:value-type="float">
            <text:p>0.00914816023403625</text:p>
          </table:table-cell>
          <table:table-cell table:style-name="Default" office:value-type="float" office:value="0.00915599391089196" calcext:value-type="float">
            <text:p>0.00915599391089196</text:p>
          </table:table-cell>
          <table:table-cell table:style-name="Default" office:value-type="float" office:value="0.00916288337546789" calcext:value-type="float">
            <text:p>0.00916288337546789</text:p>
          </table:table-cell>
          <table:table-cell table:style-name="Default" office:value-type="float" office:value="0.00918693698384579" calcext:value-type="float">
            <text:p>0.00918693698384579</text:p>
          </table:table-cell>
          <table:table-cell table:style-name="Default" office:value-type="float" office:value="0.0091980282097069" calcext:value-type="float">
            <text:p>0.0091980282097069</text:p>
          </table:table-cell>
          <table:table-cell table:style-name="Default" office:value-type="float" office:value="0.00921146561642754" calcext:value-type="float">
            <text:p>0.00921146561642754</text:p>
          </table:table-cell>
          <table:table-cell office:value-type="float" office:value="0.00923291503276614" calcext:value-type="float">
            <text:p>0.00923291503276614</text:p>
          </table:table-cell>
          <table:table-cell office:value-type="float" office:value="0.009252790200502" calcext:value-type="float">
            <text:p>0.009252790200502</text:p>
          </table:table-cell>
          <table:table-cell office:value-type="float" office:value="0.00990829855771037" calcext:value-type="float">
            <text:p>0.00990829855771037</text:p>
          </table:table-cell>
          <table:table-cell office:value-type="float" office:value="0.0092793892932423" calcext:value-type="float">
            <text:p>0.0092793892932423</text:p>
          </table:table-cell>
          <table:table-cell office:value-type="float" office:value="0.0092809260149447" calcext:value-type="float">
            <text:p>0.0092809260149447</text:p>
          </table:table-cell>
          <table:table-cell office:value-type="float" office:value="0.0000443721884355486" calcext:value-type="float">
            <text:p>4.44E-05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table:style-name="ce1" office:value-type="float" office:value="0.000055409294113469" calcext:value-type="float">
            <text:p>5.54E-05</text:p>
          </table:table-cell>
          <table:table-cell table:style-name="ce1" office:value-type="float" office:value="0.00000591855572867839" calcext:value-type="float">
            <text:p>5.92E-06</text:p>
          </table:table-cell>
          <table:table-cell table:style-name="ce1" office:value-type="float" office:value="0.0000920850533223211" calcext:value-type="float">
            <text:p>9.21E-05</text:p>
          </table:table-cell>
          <table:table-cell office:value-type="float" office:value="0.000146398566707422" calcext:value-type="float">
            <text:p>0.000146398566707422</text:p>
          </table:table-cell>
          <table:table-cell table:style-name="ce1" office:value-type="float" office:value="0.0000226990267016762" calcext:value-type="float">
            <text:p>2.27E-05</text:p>
          </table:table-cell>
          <table:table-cell table:style-name="ce1" office:value-type="float" office:value="-0.0000822126501893257" calcext:value-type="float">
            <text:p>-8.22E-05</text:p>
          </table:table-cell>
          <table:table-cell office:value-type="float" office:value="-0.000130649225365604" calcext:value-type="float">
            <text:p>-0.000130649225365604</text:p>
          </table:table-cell>
          <table:table-cell office:value-type="float" office:value="-0.000187802677229938" calcext:value-type="float">
            <text:p>-0.000187802677229938</text:p>
          </table:table-cell>
          <table:table-cell office:value-type="float" office:value="-0.000184349368499195" calcext:value-type="float">
            <text:p>-0.000184349368499195</text:p>
          </table:table-cell>
          <table:table-cell office:value-type="float" office:value="0.000116753221360871" calcext:value-type="float">
            <text:p>0.000116753221360871</text:p>
          </table:table-cell>
          <table:table-cell office:value-type="float" office:value="0.000118964021612853" calcext:value-type="float">
            <text:p>0.000118964021612853</text:p>
          </table:table-cell>
          <table:table-cell office:value-type="float" office:value="0.000121834464574429" calcext:value-type="float">
            <text:p>0.000121834464574429</text:p>
          </table:table-cell>
          <table:table-cell office:value-type="float" office:value="0.000152882883397685" calcext:value-type="float">
            <text:p>0.000152882883397685</text:p>
          </table:table-cell>
          <table:table-cell office:value-type="float" office:value="0.000194554227207859" calcext:value-type="float">
            <text:p>0.000194554227207859</text:p>
          </table:table-cell>
          <table:table-cell office:value-type="float" office:value="0.000224931318208226" calcext:value-type="float">
            <text:p>0.000224931318208226</text:p>
          </table:table-cell>
          <table:table-cell table:style-name="ce1" office:value-type="float" office:value="0.0000889871690449202" calcext:value-type="float">
            <text:p>8.90E-05</text:p>
          </table:table-cell>
          <table:table-cell table:style-name="ce1" office:value-type="float" office:value="-0.00000314092256915494" calcext:value-type="float">
            <text:p>-3.14E-06</text:p>
          </table:table-cell>
          <table:table-cell office:value-type="float" office:value="-0.000123753636715037" calcext:value-type="float">
            <text:p>-0.000123753636715037</text:p>
          </table:table-cell>
          <table:table-cell office:value-type="float" office:value="-0.000108432067971004" calcext:value-type="float">
            <text:p>-0.000108432067971004</text:p>
          </table:table-cell>
          <table:table-cell table:style-name="ce1" office:value-type="float" office:value="-0.0000148688037221058" calcext:value-type="float">
            <text:p>-1.49E-05</text:p>
          </table:table-cell>
          <table:table-cell table:style-name="ce1" office:value-type="float" office:value="0.0000636049450703886" calcext:value-type="float">
            <text:p>6.36E-05</text:p>
          </table:table-cell>
          <table:table-cell table:style-name="ce1" office:value-type="float" office:value="0.0000154705554840824" calcext:value-type="float">
            <text:p>1.55E-05</text:p>
          </table:table-cell>
          <table:table-cell table:style-name="ce1" office:value-type="float" office:value="-0.0000195576908690734" calcext:value-type="float">
            <text:p>-1.96E-05</text:p>
          </table:table-cell>
          <table:table-cell office:value-type="float" office:value="-0.000125213965903394" calcext:value-type="float">
            <text:p>-0.000125213965903394</text:p>
          </table:table-cell>
          <table:table-cell office:value-type="float" office:value="-0.000106699579712651" calcext:value-type="float">
            <text:p>-0.000106699579712651</text:p>
          </table:table-cell>
          <table:table-cell office:value-type="float" office:value="0.000142668472017883" calcext:value-type="float">
            <text:p>0.000142668472017883</text:p>
          </table:table-cell>
          <table:table-cell office:value-type="float" office:value="0.000291058838668326" calcext:value-type="float">
            <text:p>0.000291058838668326</text:p>
          </table:table-cell>
          <table:table-cell office:value-type="float" office:value="0.00040850446037674" calcext:value-type="float">
            <text:p>0.00040850446037674</text:p>
          </table:table-cell>
          <table:table-cell office:value-type="float" office:value="0.000318231607758214" calcext:value-type="float">
            <text:p>0.000318231607758214</text:p>
          </table:table-cell>
          <table:table-cell office:value-type="float" office:value="0.00026446860084224" calcext:value-type="float">
            <text:p>0.00026446860084224</text:p>
          </table:table-cell>
          <table:table-cell office:value-type="float" office:value="0.000265160816489237" calcext:value-type="float">
            <text:p>0.000265160816489237</text:p>
          </table:table-cell>
          <table:table-cell office:value-type="float" office:value="0.000259398506621403" calcext:value-type="float">
            <text:p>0.000259398506621403</text:p>
          </table:table-cell>
          <table:table-cell office:value-type="float" office:value="0.000184125283857829" calcext:value-type="float">
            <text:p>0.000184125283857829</text:p>
          </table:table-cell>
          <table:table-cell table:style-name="ce1" office:value-type="float" office:value="0.0000956151006664555" calcext:value-type="float">
            <text:p>9.56E-05</text:p>
          </table:table-cell>
          <table:table-cell office:value-type="float" office:value="0.000204216066120707" calcext:value-type="float">
            <text:p>0.000204216066120707</text:p>
          </table:table-cell>
          <table:table-cell office:value-type="float" office:value="0.000300679974704296" calcext:value-type="float">
            <text:p>0.000300679974704296</text:p>
          </table:table-cell>
          <table:table-cell office:value-type="float" office:value="0.000304137862605509" calcext:value-type="float">
            <text:p>0.000304137862605509</text:p>
          </table:table-cell>
          <table:table-cell office:value-type="float" office:value="0.00030172812243468" calcext:value-type="float">
            <text:p>0.00030172812243468</text:p>
          </table:table-cell>
          <table:table-cell office:value-type="float" office:value="0.000277079036671982" calcext:value-type="float">
            <text:p>0.000277079036671982</text:p>
          </table:table-cell>
          <table:table-cell office:value-type="float" office:value="0.000249086004386208" calcext:value-type="float">
            <text:p>0.000249086004386208</text:p>
          </table:table-cell>
          <table:table-cell office:value-type="float" office:value="0.000191454506337449" calcext:value-type="float">
            <text:p>0.000191454506337449</text:p>
          </table:table-cell>
          <table:table-cell office:value-type="float" office:value="-0.000157613758868588" calcext:value-type="float">
            <text:p>-0.000157613758868588</text:p>
          </table:table-cell>
          <table:table-cell office:value-type="float" office:value="-0.000191461339769773" calcext:value-type="float">
            <text:p>-0.000191461339769773</text:p>
          </table:table-cell>
          <table:table-cell office:value-type="float" office:value="-0.000210593972878369" calcext:value-type="float">
            <text:p>-0.000210593972878369</text:p>
          </table:table-cell>
          <table:table-cell office:value-type="float" office:value="-0.000194263704840426" calcext:value-type="float">
            <text:p>-0.000194263704840426</text:p>
          </table:table-cell>
          <table:table-cell office:value-type="float" office:value="-0.000208448253363934" calcext:value-type="float">
            <text:p>-0.000208448253363934</text:p>
          </table:table-cell>
          <table:table-cell office:value-type="float" office:value="0.00920177823252917" calcext:value-type="float">
            <text:p>0.00920177823252917</text:p>
          </table:table-cell>
          <table:table-cell office:value-type="float" office:value="0.00911820473862624" calcext:value-type="float">
            <text:p>0.00911820473862624</text:p>
          </table:table-cell>
          <table:table-cell office:value-type="float" office:value="0.00911325055090661" calcext:value-type="float">
            <text:p>0.00911325055090661</text:p>
          </table:table-cell>
          <table:table-cell table:style-name="Default" office:value-type="float" office:value="0.0091313455545512" calcext:value-type="float">
            <text:p>0.0091313455545512</text:p>
          </table:table-cell>
          <table:table-cell table:style-name="Default" office:value-type="float" office:value="0.00914692205641589" calcext:value-type="float">
            <text:p>0.00914692205641589</text:p>
          </table:table-cell>
          <table:table-cell table:style-name="Default" office:value-type="float" office:value="0.00915512827591216" calcext:value-type="float">
            <text:p>0.00915512827591216</text:p>
          </table:table-cell>
          <table:table-cell table:style-name="Default" office:value-type="float" office:value="0.00916230082071513" calcext:value-type="float">
            <text:p>0.00916230082071513</text:p>
          </table:table-cell>
          <table:table-cell table:style-name="Default" office:value-type="float" office:value="0.0091877677978122" calcext:value-type="float">
            <text:p>0.0091877677978122</text:p>
          </table:table-cell>
          <table:table-cell table:style-name="Default" office:value-type="float" office:value="0.00919961855892599" calcext:value-type="float">
            <text:p>0.00919961855892599</text:p>
          </table:table-cell>
          <table:table-cell table:style-name="Default" office:value-type="float" office:value="0.00921422203326019" calcext:value-type="float">
            <text:p>0.00921422203326019</text:p>
          </table:table-cell>
          <table:table-cell office:value-type="float" office:value="0.00923804787133265" calcext:value-type="float">
            <text:p>0.00923804787133265</text:p>
          </table:table-cell>
          <table:table-cell office:value-type="float" office:value="0.00925980606978737" calcext:value-type="float">
            <text:p>0.00925980606978737</text:p>
          </table:table-cell>
          <table:table-cell office:value-type="float" office:value="0.0092793892932423" calcext:value-type="float">
            <text:p>0.0092793892932423</text:p>
          </table:table-cell>
          <table:table-cell office:value-type="float" office:value="0.00976602156144353" calcext:value-type="float">
            <text:p>0.00976602156144353</text:p>
          </table:table-cell>
          <table:table-cell office:value-type="float" office:value="0.00929603296237309" calcext:value-type="float">
            <text:p>0.00929603296237309</text:p>
          </table:table-cell>
          <table:table-cell office:value-type="float" office:value="0.0000600784223100772" calcext:value-type="float">
            <text:p>6.01E-05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table:style-name="ce1" office:value-type="float" office:value="0.0000636482022708022" calcext:value-type="float">
            <text:p>6.36E-05</text:p>
          </table:table-cell>
          <table:table-cell table:style-name="ce1" office:value-type="float" office:value="0.0000359613971325827" calcext:value-type="float">
            <text:p>3.60E-05</text:p>
          </table:table-cell>
          <table:table-cell office:value-type="float" office:value="0.000137610910544947" calcext:value-type="float">
            <text:p>0.000137610910544947</text:p>
          </table:table-cell>
          <table:table-cell office:value-type="float" office:value="0.000218632784397233" calcext:value-type="float">
            <text:p>0.000218632784397233</text:p>
          </table:table-cell>
          <table:table-cell office:value-type="float" office:value="0.000109790606662179" calcext:value-type="float">
            <text:p>0.000109790606662179</text:p>
          </table:table-cell>
          <table:table-cell table:style-name="ce1" office:value-type="float" office:value="-0.0000163141053192789" calcext:value-type="float">
            <text:p>-1.63E-05</text:p>
          </table:table-cell>
          <table:table-cell table:style-name="ce1" office:value-type="float" office:value="-0.0000872459865474882" calcext:value-type="float">
            <text:p>-8.72E-05</text:p>
          </table:table-cell>
          <table:table-cell office:value-type="float" office:value="-0.000152880473472284" calcext:value-type="float">
            <text:p>-0.000152880473472284</text:p>
          </table:table-cell>
          <table:table-cell office:value-type="float" office:value="-0.000192835188837678" calcext:value-type="float">
            <text:p>-0.000192835188837678</text:p>
          </table:table-cell>
          <table:table-cell office:value-type="float" office:value="0.000140714417097125" calcext:value-type="float">
            <text:p>0.000140714417097125</text:p>
          </table:table-cell>
          <table:table-cell office:value-type="float" office:value="0.000157753805905529" calcext:value-type="float">
            <text:p>0.000157753805905529</text:p>
          </table:table-cell>
          <table:table-cell office:value-type="float" office:value="0.000174231037628829" calcext:value-type="float">
            <text:p>0.000174231037628829</text:p>
          </table:table-cell>
          <table:table-cell office:value-type="float" office:value="0.000209090329080101" calcext:value-type="float">
            <text:p>0.000209090329080101</text:p>
          </table:table-cell>
          <table:table-cell office:value-type="float" office:value="0.000255536594212522" calcext:value-type="float">
            <text:p>0.000255536594212522</text:p>
          </table:table-cell>
          <table:table-cell office:value-type="float" office:value="0.000295158591499421" calcext:value-type="float">
            <text:p>0.000295158591499421</text:p>
          </table:table-cell>
          <table:table-cell office:value-type="float" office:value="0.000154097358854044" calcext:value-type="float">
            <text:p>0.000154097358854044</text:p>
          </table:table-cell>
          <table:table-cell table:style-name="ce1" office:value-type="float" office:value="0.0000333045999003531" calcext:value-type="float">
            <text:p>3.33E-05</text:p>
          </table:table-cell>
          <table:table-cell table:style-name="ce1" office:value-type="float" office:value="-0.0000856383899009356" calcext:value-type="float">
            <text:p>-8.56E-05</text:p>
          </table:table-cell>
          <table:table-cell table:style-name="ce1" office:value-type="float" office:value="-0.0000646454418921637" calcext:value-type="float">
            <text:p>-6.46E-05</text:p>
          </table:table-cell>
          <table:table-cell table:style-name="ce1" office:value-type="float" office:value="0.0000486549551793059" calcext:value-type="float">
            <text:p>4.87E-05</text:p>
          </table:table-cell>
          <table:table-cell office:value-type="float" office:value="0.000135775933650455" calcext:value-type="float">
            <text:p>0.000135775933650455</text:p>
          </table:table-cell>
          <table:table-cell table:style-name="ce1" office:value-type="float" office:value="0.0000764374136625912" calcext:value-type="float">
            <text:p>7.64E-05</text:p>
          </table:table-cell>
          <table:table-cell table:style-name="ce1" office:value-type="float" office:value="0.0000263001215291473" calcext:value-type="float">
            <text:p>2.63E-05</text:p>
          </table:table-cell>
          <table:table-cell table:style-name="ce1" office:value-type="float" office:value="-0.0000904887953654342" calcext:value-type="float">
            <text:p>-9.05E-05</text:p>
          </table:table-cell>
          <table:table-cell office:value-type="float" office:value="-0.000111505530000558" calcext:value-type="float">
            <text:p>-0.000111505530000558</text:p>
          </table:table-cell>
          <table:table-cell office:value-type="float" office:value="0.000191685272502958" calcext:value-type="float">
            <text:p>0.000191685272502958</text:p>
          </table:table-cell>
          <table:table-cell office:value-type="float" office:value="0.000349258046198021" calcext:value-type="float">
            <text:p>0.000349258046198021</text:p>
          </table:table-cell>
          <table:table-cell office:value-type="float" office:value="0.000468736380416596" calcext:value-type="float">
            <text:p>0.000468736380416596</text:p>
          </table:table-cell>
          <table:table-cell office:value-type="float" office:value="0.000382021450280401" calcext:value-type="float">
            <text:p>0.000382021450280401</text:p>
          </table:table-cell>
          <table:table-cell office:value-type="float" office:value="0.000327481403915535" calcext:value-type="float">
            <text:p>0.000327481403915535</text:p>
          </table:table-cell>
          <table:table-cell office:value-type="float" office:value="0.000326685038293613" calcext:value-type="float">
            <text:p>0.000326685038293613</text:p>
          </table:table-cell>
          <table:table-cell office:value-type="float" office:value="0.000312490555623772" calcext:value-type="float">
            <text:p>0.000312490555623772</text:p>
          </table:table-cell>
          <table:table-cell office:value-type="float" office:value="0.000216183595584938" calcext:value-type="float">
            <text:p>0.000216183595584938</text:p>
          </table:table-cell>
          <table:table-cell office:value-type="float" office:value="0.000124805252369961" calcext:value-type="float">
            <text:p>0.000124805252369961</text:p>
          </table:table-cell>
          <table:table-cell office:value-type="float" office:value="0.000248485642794314" calcext:value-type="float">
            <text:p>0.000248485642794314</text:p>
          </table:table-cell>
          <table:table-cell office:value-type="float" office:value="0.000343564599930559" calcext:value-type="float">
            <text:p>0.000343564599930559</text:p>
          </table:table-cell>
          <table:table-cell office:value-type="float" office:value="0.000343255313678427" calcext:value-type="float">
            <text:p>0.000343255313678427</text:p>
          </table:table-cell>
          <table:table-cell office:value-type="float" office:value="0.000334544087366315" calcext:value-type="float">
            <text:p>0.000334544087366315</text:p>
          </table:table-cell>
          <table:table-cell office:value-type="float" office:value="0.000305088037848771" calcext:value-type="float">
            <text:p>0.000305088037848771</text:p>
          </table:table-cell>
          <table:table-cell office:value-type="float" office:value="0.000287586710625336" calcext:value-type="float">
            <text:p>0.000287586710625336</text:p>
          </table:table-cell>
          <table:table-cell office:value-type="float" office:value="0.000240788471856669" calcext:value-type="float">
            <text:p>0.000240788471856669</text:p>
          </table:table-cell>
          <table:table-cell office:value-type="float" office:value="-0.000121686015243375" calcext:value-type="float">
            <text:p>-0.000121686015243375</text:p>
          </table:table-cell>
          <table:table-cell office:value-type="float" office:value="-0.00016512970549796" calcext:value-type="float">
            <text:p>-0.00016512970549796</text:p>
          </table:table-cell>
          <table:table-cell office:value-type="float" office:value="-0.000189517311898031" calcext:value-type="float">
            <text:p>-0.000189517311898031</text:p>
          </table:table-cell>
          <table:table-cell office:value-type="float" office:value="-0.000150089938744324" calcext:value-type="float">
            <text:p>-0.000150089938744324</text:p>
          </table:table-cell>
          <table:table-cell office:value-type="float" office:value="-0.000171602285663479" calcext:value-type="float">
            <text:p>-0.000171602285663479</text:p>
          </table:table-cell>
          <table:table-cell office:value-type="float" office:value="0.00923999419785485" calcext:value-type="float">
            <text:p>0.00923999419785485</text:p>
          </table:table-cell>
          <table:table-cell office:value-type="float" office:value="0.00912795769987554" calcext:value-type="float">
            <text:p>0.00912795769987554</text:p>
          </table:table-cell>
          <table:table-cell office:value-type="float" office:value="0.00911427488580735" calcext:value-type="float">
            <text:p>0.00911427488580735</text:p>
          </table:table-cell>
          <table:table-cell table:style-name="Default" office:value-type="float" office:value="0.00912925757374665" calcext:value-type="float">
            <text:p>0.00912925757374665</text:p>
          </table:table-cell>
          <table:table-cell table:style-name="Default" office:value-type="float" office:value="0.00915053555803982" calcext:value-type="float">
            <text:p>0.00915053555803982</text:p>
          </table:table-cell>
          <table:table-cell table:style-name="Default" office:value-type="float" office:value="0.00915881952764115" calcext:value-type="float">
            <text:p>0.00915881952764115</text:p>
          </table:table-cell>
          <table:table-cell table:style-name="Default" office:value-type="float" office:value="0.00916481167094286" calcext:value-type="float">
            <text:p>0.00916481167094286</text:p>
          </table:table-cell>
          <table:table-cell table:style-name="Default" office:value-type="float" office:value="0.00918602964464904" calcext:value-type="float">
            <text:p>0.00918602964464904</text:p>
          </table:table-cell>
          <table:table-cell table:style-name="Default" office:value-type="float" office:value="0.00919795811841536" calcext:value-type="float">
            <text:p>0.00919795811841536</text:p>
          </table:table-cell>
          <table:table-cell table:style-name="Default" office:value-type="float" office:value="0.00921385216671632" calcext:value-type="float">
            <text:p>0.00921385216671632</text:p>
          </table:table-cell>
          <table:table-cell office:value-type="float" office:value="0.00923844054247505" calcext:value-type="float">
            <text:p>0.00923844054247505</text:p>
          </table:table-cell>
          <table:table-cell office:value-type="float" office:value="0.00926011654475055" calcext:value-type="float">
            <text:p>0.00926011654475055</text:p>
          </table:table-cell>
          <table:table-cell office:value-type="float" office:value="0.0092809260149447" calcext:value-type="float">
            <text:p>0.0092809260149447</text:p>
          </table:table-cell>
          <table:table-cell office:value-type="float" office:value="0.00929603296237309" calcext:value-type="float">
            <text:p>0.00929603296237309</text:p>
          </table:table-cell>
          <table:table-cell office:value-type="float" office:value="0.0095277547244277" calcext:value-type="float">
            <text:p>0.0095277547244277</text:p>
          </table:table-cell>
          <table:table-cell office:value-type="float" office:value="0.0000886624298862346" calcext:value-type="float">
            <text:p>8.87E-05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table:style-name="ce1" office:value-type="float" office:value="0.0000147661160620263" calcext:value-type="float">
            <text:p>1.48E-05</text:p>
          </table:table-cell>
          <table:table-cell table:style-name="ce1" office:value-type="float" office:value="0.00000061999776551078" calcext:value-type="float">
            <text:p>6.20E-07</text:p>
          </table:table-cell>
          <table:table-cell table:style-name="ce1" office:value-type="float" office:value="-0.00000159919070706632" calcext:value-type="float">
            <text:p>-1.60E-06</text:p>
          </table:table-cell>
          <table:table-cell table:style-name="ce1" office:value-type="float" office:value="0.00000539387570970316" calcext:value-type="float">
            <text:p>5.39E-06</text:p>
          </table:table-cell>
          <table:table-cell table:style-name="ce1" office:value-type="float" office:value="-0.00000173221517159778" calcext:value-type="float">
            <text:p>-1.73E-06</text:p>
          </table:table-cell>
          <table:table-cell table:style-name="ce1" office:value-type="float" office:value="-0.0000078632116468201" calcext:value-type="float">
            <text:p>-7.86E-06</text:p>
          </table:table-cell>
          <table:table-cell table:style-name="ce1" office:value-type="float" office:value="-0.0000104118563366475" calcext:value-type="float">
            <text:p>-1.04E-05</text:p>
          </table:table-cell>
          <table:table-cell table:style-name="ce1" office:value-type="float" office:value="-0.00000802309766104251" calcext:value-type="float">
            <text:p>-8.02E-06</text:p>
          </table:table-cell>
          <table:table-cell table:style-name="ce1" office:value-type="float" office:value="-0.0000178951787164569" calcext:value-type="float">
            <text:p>-1.79E-05</text:p>
          </table:table-cell>
          <table:table-cell table:style-name="ce1" office:value-type="float" office:value="0.0000171442139339032" calcext:value-type="float">
            <text:p>1.71E-05</text:p>
          </table:table-cell>
          <table:table-cell table:style-name="ce1" office:value-type="float" office:value="0.0000130748330206683" calcext:value-type="float">
            <text:p>1.31E-05</text:p>
          </table:table-cell>
          <table:table-cell table:style-name="ce1" office:value-type="float" office:value="0.00000482553467764907" calcext:value-type="float">
            <text:p>4.83E-06</text:p>
          </table:table-cell>
          <table:table-cell table:style-name="ce1" office:value-type="float" office:value="-0.00000421610931149483" calcext:value-type="float">
            <text:p>-4.22E-06</text:p>
          </table:table-cell>
          <table:table-cell table:style-name="ce1" office:value-type="float" office:value="-0.00000447008214449437" calcext:value-type="float">
            <text:p>-4.47E-06</text:p>
          </table:table-cell>
          <table:table-cell table:style-name="ce1" office:value-type="float" office:value="0.00000331004243227192" calcext:value-type="float">
            <text:p>3.31E-06</text:p>
          </table:table-cell>
          <table:table-cell table:style-name="ce1" office:value-type="float" office:value="0.000012333408002977" calcext:value-type="float">
            <text:p>1.23E-05</text:p>
          </table:table-cell>
          <table:table-cell table:style-name="ce1" office:value-type="float" office:value="0.0000194590597756456" calcext:value-type="float">
            <text:p>1.95E-05</text:p>
          </table:table-cell>
          <table:table-cell table:style-name="ce1" office:value-type="float" office:value="-0.0000262799920307876" calcext:value-type="float">
            <text:p>-2.63E-05</text:p>
          </table:table-cell>
          <table:table-cell table:style-name="ce1" office:value-type="float" office:value="-0.0000235160490683685" calcext:value-type="float">
            <text:p>-2.35E-05</text:p>
          </table:table-cell>
          <table:table-cell table:style-name="ce1" office:value-type="float" office:value="-0.0000177572030273309" calcext:value-type="float">
            <text:p>-1.78E-05</text:p>
          </table:table-cell>
          <table:table-cell table:style-name="ce1" office:value-type="float" office:value="-0.0000117546709357283" calcext:value-type="float">
            <text:p>-1.18E-05</text:p>
          </table:table-cell>
          <table:table-cell table:style-name="ce1" office:value-type="float" office:value="-0.0000100576256101758" calcext:value-type="float">
            <text:p>-1.01E-05</text:p>
          </table:table-cell>
          <table:table-cell table:style-name="ce1" office:value-type="float" office:value="-0.0000096684203678628" calcext:value-type="float">
            <text:p>-9.67E-06</text:p>
          </table:table-cell>
          <table:table-cell table:style-name="ce1" office:value-type="float" office:value="-0.00000941268782744137" calcext:value-type="float">
            <text:p>-9.41E-06</text:p>
          </table:table-cell>
          <table:table-cell table:style-name="ce1" office:value-type="float" office:value="-0.00000480861656273853" calcext:value-type="float">
            <text:p>-4.81E-06</text:p>
          </table:table-cell>
          <table:table-cell table:style-name="ce1" office:value-type="float" office:value="0.0000149694461765892" calcext:value-type="float">
            <text:p>1.50E-05</text:p>
          </table:table-cell>
          <table:table-cell table:style-name="ce1" office:value-type="float" office:value="0.0000191452853681237" calcext:value-type="float">
            <text:p>1.91E-05</text:p>
          </table:table-cell>
          <table:table-cell table:style-name="ce1" office:value-type="float" office:value="0.0000144228807056197" calcext:value-type="float">
            <text:p>1.44E-05</text:p>
          </table:table-cell>
          <table:table-cell table:style-name="ce1" office:value-type="float" office:value="0.00000702528357193186" calcext:value-type="float">
            <text:p>7.03E-06</text:p>
          </table:table-cell>
          <table:table-cell table:style-name="ce1" office:value-type="float" office:value="0.00000335346631601483" calcext:value-type="float">
            <text:p>3.35E-06</text:p>
          </table:table-cell>
          <table:table-cell table:style-name="ce1" office:value-type="float" office:value="0.00000235580023568783" calcext:value-type="float">
            <text:p>2.36E-06</text:p>
          </table:table-cell>
          <table:table-cell table:style-name="ce1" office:value-type="float" office:value="0.00000630981717752474" calcext:value-type="float">
            <text:p>6.31E-06</text:p>
          </table:table-cell>
          <table:table-cell table:style-name="ce1" office:value-type="float" office:value="0.0000123837458148724" calcext:value-type="float">
            <text:p>1.24E-05</text:p>
          </table:table-cell>
          <table:table-cell table:style-name="ce1" office:value-type="float" office:value="0.00000935293772977664" calcext:value-type="float">
            <text:p>9.35E-06</text:p>
          </table:table-cell>
          <table:table-cell table:style-name="ce1" office:value-type="float" office:value="0.0000139641418258652" calcext:value-type="float">
            <text:p>1.40E-05</text:p>
          </table:table-cell>
          <table:table-cell table:style-name="ce1" office:value-type="float" office:value="0.0000105614546494205" calcext:value-type="float">
            <text:p>1.06E-05</text:p>
          </table:table-cell>
          <table:table-cell table:style-name="ce1" office:value-type="float" office:value="0.00000903565162435085" calcext:value-type="float">
            <text:p>9.04E-06</text:p>
          </table:table-cell>
          <table:table-cell table:style-name="ce1" office:value-type="float" office:value="0.00000687101291518694" calcext:value-type="float">
            <text:p>6.87E-06</text:p>
          </table:table-cell>
          <table:table-cell table:style-name="ce1" office:value-type="float" office:value="0.00000587288238791034" calcext:value-type="float">
            <text:p>5.87E-06</text:p>
          </table:table-cell>
          <table:table-cell table:style-name="ce1" office:value-type="float" office:value="0.00000364474014299919" calcext:value-type="float">
            <text:p>3.64E-06</text:p>
          </table:table-cell>
          <table:table-cell table:style-name="ce1" office:value-type="float" office:value="0.00000555733172288585" calcext:value-type="float">
            <text:p>5.56E-06</text:p>
          </table:table-cell>
          <table:table-cell table:style-name="ce1" office:value-type="float" office:value="-0.0000320801158761502" calcext:value-type="float">
            <text:p>-3.21E-05</text:p>
          </table:table-cell>
          <table:table-cell table:style-name="ce1" office:value-type="float" office:value="-0.0000362785022555613" calcext:value-type="float">
            <text:p>-3.63E-05</text:p>
          </table:table-cell>
          <table:table-cell table:style-name="ce1" office:value-type="float" office:value="-0.0000451310633926988" calcext:value-type="float">
            <text:p>-4.51E-05</text:p>
          </table:table-cell>
          <table:table-cell table:style-name="ce1" office:value-type="float" office:value="-0.0000298349533177506" calcext:value-type="float">
            <text:p>-2.98E-05</text:p>
          </table:table-cell>
          <table:table-cell table:style-name="ce1" office:value-type="float" office:value="-0.0000324167473272635" calcext:value-type="float">
            <text:p>-3.24E-05</text:p>
          </table:table-cell>
          <table:table-cell table:style-name="ce1" office:value-type="float" office:value="0.0000103000472828842" calcext:value-type="float">
            <text:p>1.03E-05</text:p>
          </table:table-cell>
          <table:table-cell table:style-name="ce1" office:value-type="float" office:value="0.00000884935992260928" calcext:value-type="float">
            <text:p>8.85E-06</text:p>
          </table:table-cell>
          <table:table-cell table:style-name="ce1" office:value-type="float" office:value="0.00000374184396705283" calcext:value-type="float">
            <text:p>3.74E-06</text:p>
          </table:table-cell>
          <table:table-cell office:value-type="float" office:value="0.00000340618272244955" calcext:value-type="float">
            <text:p>3.41E-06</text:p>
          </table:table-cell>
          <table:table-cell office:value-type="float" office:value="0.00000346559753335191" calcext:value-type="float">
            <text:p>3.47E-06</text:p>
          </table:table-cell>
          <table:table-cell office:value-type="float" office:value="0.00000417886789427538" calcext:value-type="float">
            <text:p>4.18E-06</text:p>
          </table:table-cell>
          <table:table-cell office:value-type="float" office:value="0.00000094184948223861" calcext:value-type="float">
            <text:p>9.42E-07</text:p>
          </table:table-cell>
          <table:table-cell office:value-type="float" office:value="0.00000168798256000276" calcext:value-type="float">
            <text:p>1.69E-06</text:p>
          </table:table-cell>
          <table:table-cell office:value-type="float" office:value="0.00000469653793323409" calcext:value-type="float">
            <text:p>4.70E-06</text:p>
          </table:table-cell>
          <table:table-cell office:value-type="float" office:value="0.00000922557061869731" calcext:value-type="float">
            <text:p>9.23E-06</text:p>
          </table:table-cell>
          <table:table-cell table:style-name="ce1" office:value-type="float" office:value="0.000020651961389693" calcext:value-type="float">
            <text:p>2.07E-05</text:p>
          </table:table-cell>
          <table:table-cell table:style-name="ce1" office:value-type="float" office:value="0.0000319291105348012" calcext:value-type="float">
            <text:p>3.19E-05</text:p>
          </table:table-cell>
          <table:table-cell table:style-name="ce1" office:value-type="float" office:value="0.0000443721884355486" calcext:value-type="float">
            <text:p>4.44E-05</text:p>
          </table:table-cell>
          <table:table-cell table:style-name="ce1" office:value-type="float" office:value="0.0000600784223100772" calcext:value-type="float">
            <text:p>6.01E-05</text:p>
          </table:table-cell>
          <table:table-cell table:style-name="ce1" office:value-type="float" office:value="0.0000886624298862346" calcext:value-type="float">
            <text:p>8.87E-05</text:p>
          </table:table-cell>
          <table:table-cell table:style-name="Default" office:value-type="float" office:value="0.000374190106997596" calcext:value-type="float">
            <text:p>0.000374190106997596</text:p>
          </table:table-cell>
        </table:table-row>
      </table:table>
      <table:table table:name="ProxyNew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292356902632167" calcext:value-type="float">
            <text:p>-0.292356902632167</text:p>
          </table:table-cell>
          <table:table-cell office:value-type="float" office:value="-0.468739641624175" calcext:value-type="float">
            <text:p>-0.468739641624175</text:p>
          </table:table-cell>
          <table:table-cell office:value-type="float" office:value="-0.115974163640159" calcext:value-type="float">
            <text:p>-0.115974163640159</text:p>
          </table:table-cell>
          <table:table-cell office:value-type="float" office:value="0.746502059873088" calcext:value-type="float">
            <text:p>0.746502059873088</text:p>
          </table:table-cell>
          <table:table-cell office:value-type="float" office:value="0.62579049174412" calcext:value-type="float">
            <text:p>0.62579049174412</text:p>
          </table:table-cell>
          <table:table-cell office:value-type="float" office:value="0.890498230232978" calcext:value-type="float">
            <text:p>0.890498230232978</text:p>
          </table:table-cell>
          <table:table-cell office:value-type="float" office:value="0.253497940126912" calcext:value-type="float">
            <text:p>0.253497940126912</text:p>
          </table:table-cell>
          <table:table-cell office:value-type="float" office:value="0.37420950825588" calcext:value-type="float">
            <text:p>0.37420950825588</text:p>
          </table:table-cell>
          <table:table-cell office:value-type="float" office:value="0.109501769767022" calcext:value-type="float">
            <text:p>0.109501769767022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898315749191854" calcext:value-type="float">
            <text:p>-0.898315749191854</text:p>
          </table:table-cell>
          <table:table-cell office:value-type="float" office:value="-1.70063256495334" calcext:value-type="float">
            <text:p>-1.70063256495334</text:p>
          </table:table-cell>
          <table:table-cell office:value-type="float" office:value="-0.0959989334303669" calcext:value-type="float">
            <text:p>-0.0959989334303669</text:p>
          </table:table-cell>
          <table:table-cell office:value-type="float" office:value="0.407255002000703" calcext:value-type="float">
            <text:p>0.407255002000703</text:p>
          </table:table-cell>
          <table:table-cell office:value-type="float" office:value="0.182568001399509" calcext:value-type="float">
            <text:p>0.182568001399509</text:p>
          </table:table-cell>
          <table:table-cell office:value-type="float" office:value="0.908464985009355" calcext:value-type="float">
            <text:p>0.908464985009355</text:p>
          </table:table-cell>
          <table:table-cell office:value-type="float" office:value="0.592744997999297" calcext:value-type="float">
            <text:p>0.592744997999297</text:p>
          </table:table-cell>
          <table:table-cell office:value-type="float" office:value="0.817431998600491" calcext:value-type="float">
            <text:p>0.817431998600491</text:p>
          </table:table-cell>
          <table:table-cell office:value-type="float" office:value="0.0915350149906449" calcext:value-type="float">
            <text:p>0.0915350149906449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1.06018577286617" calcext:value-type="float">
            <text:p>-1.06018577286617</text:p>
          </table:table-cell>
          <table:table-cell office:value-type="float" office:value="-1.93872755241712" calcext:value-type="float">
            <text:p>-1.93872755241712</text:p>
          </table:table-cell>
          <table:table-cell office:value-type="float" office:value="-0.181643993315232" calcext:value-type="float">
            <text:p>-0.181643993315232</text:p>
          </table:table-cell>
          <table:table-cell office:value-type="float" office:value="0.346391454219165" calcext:value-type="float">
            <text:p>0.346391454219165</text:p>
          </table:table-cell>
          <table:table-cell office:value-type="float" office:value="0.143886921907783" calcext:value-type="float">
            <text:p>0.143886921907783</text:p>
          </table:table-cell>
          <table:table-cell office:value-type="float" office:value="0.833898160897258" calcext:value-type="float">
            <text:p>0.833898160897258</text:p>
          </table:table-cell>
          <table:table-cell office:value-type="float" office:value="0.653608545780835" calcext:value-type="float">
            <text:p>0.653608545780835</text:p>
          </table:table-cell>
          <table:table-cell office:value-type="float" office:value="0.856113078092217" calcext:value-type="float">
            <text:p>0.856113078092217</text:p>
          </table:table-cell>
          <table:table-cell office:value-type="float" office:value="0.166101839102742" calcext:value-type="float">
            <text:p>0.166101839102742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880004739955491" calcext:value-type="float">
            <text:p>-0.880004739955491</text:p>
          </table:table-cell>
          <table:table-cell office:value-type="float" office:value="-1.39209595746714" calcext:value-type="float">
            <text:p>-1.39209595746714</text:p>
          </table:table-cell>
          <table:table-cell office:value-type="float" office:value="-0.367913522443841" calcext:value-type="float">
            <text:p>-0.367913522443841</text:p>
          </table:table-cell>
          <table:table-cell office:value-type="float" office:value="0.414780945633701" calcext:value-type="float">
            <text:p>0.414780945633701</text:p>
          </table:table-cell>
          <table:table-cell office:value-type="float" office:value="0.248553800103616" calcext:value-type="float">
            <text:p>0.248553800103616</text:p>
          </table:table-cell>
          <table:table-cell office:value-type="float" office:value="0.692177036879206" calcext:value-type="float">
            <text:p>0.692177036879206</text:p>
          </table:table-cell>
          <table:table-cell office:value-type="float" office:value="0.585219054366299" calcext:value-type="float">
            <text:p>0.585219054366299</text:p>
          </table:table-cell>
          <table:table-cell office:value-type="float" office:value="0.751446199896384" calcext:value-type="float">
            <text:p>0.751446199896384</text:p>
          </table:table-cell>
          <table:table-cell office:value-type="float" office:value="0.307822963120794" calcext:value-type="float">
            <text:p>0.307822963120794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583748774232894" calcext:value-type="float">
            <text:p>-0.583748774232894</text:p>
          </table:table-cell>
          <table:table-cell office:value-type="float" office:value="-0.725404425923617" calcext:value-type="float">
            <text:p>-0.725404425923617</text:p>
          </table:table-cell>
          <table:table-cell office:value-type="float" office:value="-0.44209312254217" calcext:value-type="float">
            <text:p>-0.44209312254217</text:p>
          </table:table-cell>
          <table:table-cell office:value-type="float" office:value="0.557803363296395" calcext:value-type="float">
            <text:p>0.557803363296395</text:p>
          </table:table-cell>
          <table:table-cell office:value-type="float" office:value="0.484128735147036" calcext:value-type="float">
            <text:p>0.484128735147036</text:p>
          </table:table-cell>
          <table:table-cell office:value-type="float" office:value="0.642689783762313" calcext:value-type="float">
            <text:p>0.642689783762313</text:p>
          </table:table-cell>
          <table:table-cell office:value-type="float" office:value="0.442196636703605" calcext:value-type="float">
            <text:p>0.442196636703605</text:p>
          </table:table-cell>
          <table:table-cell office:value-type="float" office:value="0.515871264852964" calcext:value-type="float">
            <text:p>0.515871264852964</text:p>
          </table:table-cell>
          <table:table-cell office:value-type="float" office:value="0.357310216237687" calcext:value-type="float">
            <text:p>0.357310216237687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524858072401273" calcext:value-type="float">
            <text:p>-0.524858072401273</text:p>
          </table:table-cell>
          <table:table-cell office:value-type="float" office:value="-0.61546262106866" calcext:value-type="float">
            <text:p>-0.61546262106866</text:p>
          </table:table-cell>
          <table:table-cell office:value-type="float" office:value="-0.434253523733886" calcext:value-type="float">
            <text:p>-0.434253523733886</text:p>
          </table:table-cell>
          <table:table-cell office:value-type="float" office:value="0.591639328357456" calcext:value-type="float">
            <text:p>0.591639328357456</text:p>
          </table:table-cell>
          <table:table-cell office:value-type="float" office:value="0.540390841285157" calcext:value-type="float">
            <text:p>0.540390841285157</text:p>
          </table:table-cell>
          <table:table-cell office:value-type="float" office:value="0.647748015171398" calcext:value-type="float">
            <text:p>0.647748015171398</text:p>
          </table:table-cell>
          <table:table-cell office:value-type="float" office:value="0.408360671642544" calcext:value-type="float">
            <text:p>0.408360671642544</text:p>
          </table:table-cell>
          <table:table-cell office:value-type="float" office:value="0.459609158714843" calcext:value-type="float">
            <text:p>0.459609158714843</text:p>
          </table:table-cell>
          <table:table-cell office:value-type="float" office:value="0.352251984828602" calcext:value-type="float">
            <text:p>0.352251984828602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-0.483790253627977" calcext:value-type="float">
            <text:p>-0.483790253627977</text:p>
          </table:table-cell>
          <table:table-cell office:value-type="float" office:value="-0.579728582971706" calcext:value-type="float">
            <text:p>-0.579728582971706</text:p>
          </table:table-cell>
          <table:table-cell office:value-type="float" office:value="-0.387851924284248" calcext:value-type="float">
            <text:p>-0.387851924284248</text:p>
          </table:table-cell>
          <table:table-cell office:value-type="float" office:value="0.616442484928268" calcext:value-type="float">
            <text:p>0.616442484928268</text:p>
          </table:table-cell>
          <table:table-cell office:value-type="float" office:value="0.560050353141141" calcext:value-type="float">
            <text:p>0.560050353141141</text:p>
          </table:table-cell>
          <table:table-cell office:value-type="float" office:value="0.678512807095351" calcext:value-type="float">
            <text:p>0.678512807095351</text:p>
          </table:table-cell>
          <table:table-cell office:value-type="float" office:value="0.383557515071732" calcext:value-type="float">
            <text:p>0.383557515071732</text:p>
          </table:table-cell>
          <table:table-cell office:value-type="float" office:value="0.439949646858859" calcext:value-type="float">
            <text:p>0.439949646858859</text:p>
          </table:table-cell>
          <table:table-cell office:value-type="float" office:value="0.321487192904649" calcext:value-type="float">
            <text:p>0.321487192904649</text:p>
          </table:table-cell>
        </table:table-row>
        <table:table-row table:style-name="ro1">
          <table:table-cell office:value-type="string" calcext:value-type="string">
            <text:p>Immunityboost_367-427</text:p>
          </table:table-cell>
          <table:table-cell office:value-type="float" office:value="-0.534735277987746" calcext:value-type="float">
            <text:p>-0.534735277987746</text:p>
          </table:table-cell>
          <table:table-cell office:value-type="float" office:value="-0.682479729784899" calcext:value-type="float">
            <text:p>-0.682479729784899</text:p>
          </table:table-cell>
          <table:table-cell office:value-type="float" office:value="-0.386990826190593" calcext:value-type="float">
            <text:p>-0.386990826190593</text:p>
          </table:table-cell>
          <table:table-cell office:value-type="float" office:value="0.585824350220798" calcext:value-type="float">
            <text:p>0.585824350220798</text:p>
          </table:table-cell>
          <table:table-cell office:value-type="float" office:value="0.505362275442492" calcext:value-type="float">
            <text:p>0.505362275442492</text:p>
          </table:table-cell>
          <table:table-cell office:value-type="float" office:value="0.679097324807487" calcext:value-type="float">
            <text:p>0.679097324807487</text:p>
          </table:table-cell>
          <table:table-cell office:value-type="float" office:value="0.414175649779202" calcext:value-type="float">
            <text:p>0.414175649779202</text:p>
          </table:table-cell>
          <table:table-cell office:value-type="float" office:value="0.494637724557508" calcext:value-type="float">
            <text:p>0.494637724557508</text:p>
          </table:table-cell>
          <table:table-cell office:value-type="float" office:value="0.320902675192513" calcext:value-type="float">
            <text:p>0.320902675192513</text:p>
          </table:table-cell>
        </table:table-row>
        <table:table-row table:style-name="ro1">
          <table:table-cell office:value-type="string" calcext:value-type="string">
            <text:p>Immunityboost_428-488</text:p>
          </table:table-cell>
          <table:table-cell office:value-type="float" office:value="-0.237435451694242" calcext:value-type="float">
            <text:p>-0.237435451694242</text:p>
          </table:table-cell>
          <table:table-cell office:value-type="float" office:value="-0.733631153131883" calcext:value-type="float">
            <text:p>-0.733631153131883</text:p>
          </table:table-cell>
          <table:table-cell office:value-type="float" office:value="0.258760249743399" calcext:value-type="float">
            <text:p>0.258760249743399</text:p>
          </table:table-cell>
          <table:table-cell office:value-type="float" office:value="0.788647795217189" calcext:value-type="float">
            <text:p>0.788647795217189</text:p>
          </table:table-cell>
          <table:table-cell office:value-type="float" office:value="0.480162277960404" calcext:value-type="float">
            <text:p>0.480162277960404</text:p>
          </table:table-cell>
          <table:table-cell office:value-type="float" office:value="1.29532321352454" calcext:value-type="float">
            <text:p>1.29532321352454</text:p>
          </table:table-cell>
          <table:table-cell office:value-type="float" office:value="0.211352204782811" calcext:value-type="float">
            <text:p>0.211352204782811</text:p>
          </table:table-cell>
          <table:table-cell office:value-type="float" office:value="0.519837722039596" calcext:value-type="float">
            <text:p>0.519837722039596</text:p>
          </table:table-cell>
          <table:table-cell office:value-type="float" office:value="-0.29532321352454" calcext:value-type="float">
            <text:p>-0.29532321352454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0.461903037975099" calcext:value-type="float">
            <text:p>0.461903037975099</text:p>
          </table:table-cell>
          <table:table-cell office:value-type="float" office:value="-0.282886682960824" calcext:value-type="float">
            <text:p>-0.282886682960824</text:p>
          </table:table-cell>
          <table:table-cell office:value-type="float" office:value="1.20669275891102" calcext:value-type="float">
            <text:p>1.20669275891102</text:p>
          </table:table-cell>
          <table:table-cell office:value-type="float" office:value="1.58709140816809" calcext:value-type="float">
            <text:p>1.58709140816809</text:p>
          </table:table-cell>
          <table:table-cell office:value-type="float" office:value="0.753605179329101" calcext:value-type="float">
            <text:p>0.753605179329101</text:p>
          </table:table-cell>
          <table:table-cell office:value-type="float" office:value="3.34241219005871" calcext:value-type="float">
            <text:p>3.34241219005871</text:p>
          </table:table-cell>
          <table:table-cell office:value-type="float" office:value="-0.58709140816809" calcext:value-type="float">
            <text:p>-0.58709140816809</text:p>
          </table:table-cell>
          <table:table-cell office:value-type="float" office:value="0.246394820670899" calcext:value-type="float">
            <text:p>0.246394820670899</text:p>
          </table:table-cell>
          <table:table-cell office:value-type="float" office:value="-2.34241219005871" calcext:value-type="float">
            <text:p>-2.34241219005871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0.266518996687285" calcext:value-type="float">
            <text:p>0.266518996687285</text:p>
          </table:table-cell>
          <table:table-cell office:value-type="float" office:value="-0.0517709394675887" calcext:value-type="float">
            <text:p>-0.0517709394675887</text:p>
          </table:table-cell>
          <table:table-cell office:value-type="float" office:value="0.584808932842158" calcext:value-type="float">
            <text:p>0.584808932842158</text:p>
          </table:table-cell>
          <table:table-cell office:value-type="float" office:value="1.3054123876107" calcext:value-type="float">
            <text:p>1.3054123876107</text:p>
          </table:table-cell>
          <table:table-cell office:value-type="float" office:value="0.949546345525503" calcext:value-type="float">
            <text:p>0.949546345525503</text:p>
          </table:table-cell>
          <table:table-cell office:value-type="float" office:value="1.7946480545764" calcext:value-type="float">
            <text:p>1.7946480545764</text:p>
          </table:table-cell>
          <table:table-cell office:value-type="float" office:value="-0.305412387610701" calcext:value-type="float">
            <text:p>-0.305412387610701</text:p>
          </table:table-cell>
          <table:table-cell office:value-type="float" office:value="0.0504536544744975" calcext:value-type="float">
            <text:p>0.0504536544744975</text:p>
          </table:table-cell>
          <table:table-cell office:value-type="float" office:value="-0.794648054576397" calcext:value-type="float">
            <text:p>-0.794648054576397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0427212406880845" calcext:value-type="float">
            <text:p>-0.0427212406880845</text:p>
          </table:table-cell>
          <table:table-cell office:value-type="float" office:value="-0.30792979677856" calcext:value-type="float">
            <text:p>-0.30792979677856</text:p>
          </table:table-cell>
          <table:table-cell office:value-type="float" office:value="0.222487315402391" calcext:value-type="float">
            <text:p>0.222487315402391</text:p>
          </table:table-cell>
          <table:table-cell office:value-type="float" office:value="0.958178454008553" calcext:value-type="float">
            <text:p>0.958178454008553</text:p>
          </table:table-cell>
          <table:table-cell office:value-type="float" office:value="0.734966913242933" calcext:value-type="float">
            <text:p>0.734966913242933</text:p>
          </table:table-cell>
          <table:table-cell office:value-type="float" office:value="1.24917997420484" calcext:value-type="float">
            <text:p>1.24917997420484</text:p>
          </table:table-cell>
          <table:table-cell office:value-type="float" office:value="0.0418215459914474" calcext:value-type="float">
            <text:p>0.0418215459914474</text:p>
          </table:table-cell>
          <table:table-cell office:value-type="float" office:value="0.265033086757067" calcext:value-type="float">
            <text:p>0.265033086757067</text:p>
          </table:table-cell>
          <table:table-cell office:value-type="float" office:value="-0.249179974204843" calcext:value-type="float">
            <text:p>-0.249179974204843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825232123332675" calcext:value-type="float">
            <text:p>-0.0825232123332675</text:p>
          </table:table-cell>
          <table:table-cell office:value-type="float" office:value="-0.345340762198384" calcext:value-type="float">
            <text:p>-0.345340762198384</text:p>
          </table:table-cell>
          <table:table-cell office:value-type="float" office:value="0.180294337531849" calcext:value-type="float">
            <text:p>0.180294337531849</text:p>
          </table:table-cell>
          <table:table-cell office:value-type="float" office:value="0.920790063922903" calcext:value-type="float">
            <text:p>0.920790063922903</text:p>
          </table:table-cell>
          <table:table-cell office:value-type="float" office:value="0.707979059857417" calcext:value-type="float">
            <text:p>0.707979059857417</text:p>
          </table:table-cell>
          <table:table-cell office:value-type="float" office:value="1.19756980099086" calcext:value-type="float">
            <text:p>1.19756980099086</text:p>
          </table:table-cell>
          <table:table-cell office:value-type="float" office:value="0.0792099360770971" calcext:value-type="float">
            <text:p>0.0792099360770971</text:p>
          </table:table-cell>
          <table:table-cell office:value-type="float" office:value="0.292020940142583" calcext:value-type="float">
            <text:p>0.292020940142583</text:p>
          </table:table-cell>
          <table:table-cell office:value-type="float" office:value="-0.19756980099086" calcext:value-type="float">
            <text:p>-0.19756980099086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-0.0843185051724241" calcext:value-type="float">
            <text:p>-0.0843185051724241</text:p>
          </table:table-cell>
          <table:table-cell office:value-type="float" office:value="-0.284871372052758" calcext:value-type="float">
            <text:p>-0.284871372052758</text:p>
          </table:table-cell>
          <table:table-cell office:value-type="float" office:value="0.116234361707909" calcext:value-type="float">
            <text:p>0.116234361707909</text:p>
          </table:table-cell>
          <table:table-cell office:value-type="float" office:value="0.919138459115521" calcext:value-type="float">
            <text:p>0.919138459115521</text:p>
          </table:table-cell>
          <table:table-cell office:value-type="float" office:value="0.752110990590573" calcext:value-type="float">
            <text:p>0.752110990590573</text:p>
          </table:table-cell>
          <table:table-cell office:value-type="float" office:value="1.12325909020674" calcext:value-type="float">
            <text:p>1.12325909020674</text:p>
          </table:table-cell>
          <table:table-cell office:value-type="float" office:value="0.0808615408844786" calcext:value-type="float">
            <text:p>0.0808615408844786</text:p>
          </table:table-cell>
          <table:table-cell office:value-type="float" office:value="0.247889009409427" calcext:value-type="float">
            <text:p>0.247889009409427</text:p>
          </table:table-cell>
          <table:table-cell office:value-type="float" office:value="-0.123259090206737" calcext:value-type="float">
            <text:p>-0.123259090206737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0366915719988238" calcext:value-type="float">
            <text:p>0.0366915719988238</text:p>
          </table:table-cell>
          <table:table-cell office:value-type="float" office:value="-0.134277823723845" calcext:value-type="float">
            <text:p>-0.134277823723845</text:p>
          </table:table-cell>
          <table:table-cell office:value-type="float" office:value="0.207660967721493" calcext:value-type="float">
            <text:p>0.207660967721493</text:p>
          </table:table-cell>
          <table:table-cell office:value-type="float" office:value="1.03737301660558" calcext:value-type="float">
            <text:p>1.03737301660558</text:p>
          </table:table-cell>
          <table:table-cell office:value-type="float" office:value="0.874347116484686" calcext:value-type="float">
            <text:p>0.874347116484686</text:p>
          </table:table-cell>
          <table:table-cell office:value-type="float" office:value="1.23079581929427" calcext:value-type="float">
            <text:p>1.23079581929427</text:p>
          </table:table-cell>
          <table:table-cell office:value-type="float" office:value="-0.0373730166055752" calcext:value-type="float">
            <text:p>-0.0373730166055752</text:p>
          </table:table-cell>
          <table:table-cell office:value-type="float" office:value="0.125652883515314" calcext:value-type="float">
            <text:p>0.125652883515314</text:p>
          </table:table-cell>
          <table:table-cell office:value-type="float" office:value="-0.230795819294269" calcext:value-type="float">
            <text:p>-0.230795819294269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-0.0231713401217026" calcext:value-type="float">
            <text:p>-0.0231713401217026</text:p>
          </table:table-cell>
          <table:table-cell office:value-type="float" office:value="-0.221600720914422" calcext:value-type="float">
            <text:p>-0.221600720914422</text:p>
          </table:table-cell>
          <table:table-cell office:value-type="float" office:value="0.175258040671016" calcext:value-type="float">
            <text:p>0.175258040671016</text:p>
          </table:table-cell>
          <table:table-cell office:value-type="float" office:value="0.977095053844514" calcext:value-type="float">
            <text:p>0.977095053844514</text:p>
          </table:table-cell>
          <table:table-cell office:value-type="float" office:value="0.801235216939935" calcext:value-type="float">
            <text:p>0.801235216939935</text:p>
          </table:table-cell>
          <table:table-cell office:value-type="float" office:value="1.19155364624841" calcext:value-type="float">
            <text:p>1.19155364624841</text:p>
          </table:table-cell>
          <table:table-cell office:value-type="float" office:value="0.0229049461554862" calcext:value-type="float">
            <text:p>0.0229049461554862</text:p>
          </table:table-cell>
          <table:table-cell office:value-type="float" office:value="0.198764783060065" calcext:value-type="float">
            <text:p>0.198764783060065</text:p>
          </table:table-cell>
          <table:table-cell office:value-type="float" office:value="-0.191553646248408" calcext:value-type="float">
            <text:p>-0.191553646248408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2.60418446127433" calcext:value-type="float">
            <text:p>-2.60418446127433</text:p>
          </table:table-cell>
          <table:table-cell office:value-type="float" office:value="-3.22696194971302" calcext:value-type="float">
            <text:p>-3.22696194971302</text:p>
          </table:table-cell>
          <table:table-cell office:value-type="float" office:value="-1.98140697283565" calcext:value-type="float">
            <text:p>-1.98140697283565</text:p>
          </table:table-cell>
          <table:table-cell office:value-type="float" office:value="0.0739634326511857" calcext:value-type="float">
            <text:p>0.0739634326511857</text:p>
          </table:table-cell>
          <table:table-cell office:value-type="float" office:value="0.0396778591968571" calcext:value-type="float">
            <text:p>0.0396778591968571</text:p>
          </table:table-cell>
          <table:table-cell office:value-type="float" office:value="0.137875114239526" calcext:value-type="float">
            <text:p>0.137875114239526</text:p>
          </table:table-cell>
          <table:table-cell office:value-type="float" office:value="0.926036567348814" calcext:value-type="float">
            <text:p>0.926036567348814</text:p>
          </table:table-cell>
          <table:table-cell office:value-type="float" office:value="0.960322140803143" calcext:value-type="float">
            <text:p>0.960322140803143</text:p>
          </table:table-cell>
          <table:table-cell office:value-type="float" office:value="0.862124885760475" calcext:value-type="float">
            <text:p>0.862124885760475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2.17527346092766" calcext:value-type="float">
            <text:p>-2.17527346092766</text:p>
          </table:table-cell>
          <table:table-cell office:value-type="float" office:value="-2.6550080346896" calcext:value-type="float">
            <text:p>-2.6550080346896</text:p>
          </table:table-cell>
          <table:table-cell office:value-type="float" office:value="-1.69553888716572" calcext:value-type="float">
            <text:p>-1.69553888716572</text:p>
          </table:table-cell>
          <table:table-cell office:value-type="float" office:value="0.113577090527143" calcext:value-type="float">
            <text:p>0.113577090527143</text:p>
          </table:table-cell>
          <table:table-cell office:value-type="float" office:value="0.0702982738381498" calcext:value-type="float">
            <text:p>0.0702982738381498</text:p>
          </table:table-cell>
          <table:table-cell office:value-type="float" office:value="0.183500316413321" calcext:value-type="float">
            <text:p>0.183500316413321</text:p>
          </table:table-cell>
          <table:table-cell office:value-type="float" office:value="0.886422909472857" calcext:value-type="float">
            <text:p>0.886422909472857</text:p>
          </table:table-cell>
          <table:table-cell office:value-type="float" office:value="0.92970172616185" calcext:value-type="float">
            <text:p>0.92970172616185</text:p>
          </table:table-cell>
          <table:table-cell office:value-type="float" office:value="0.816499683586679" calcext:value-type="float">
            <text:p>0.816499683586679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3.04280513832538" calcext:value-type="float">
            <text:p>-3.04280513832538</text:p>
          </table:table-cell>
          <table:table-cell office:value-type="float" office:value="-3.84537597634163" calcext:value-type="float">
            <text:p>-3.84537597634163</text:p>
          </table:table-cell>
          <table:table-cell office:value-type="float" office:value="-2.24023430030913" calcext:value-type="float">
            <text:p>-2.24023430030913</text:p>
          </table:table-cell>
          <table:table-cell office:value-type="float" office:value="0.0477008940381478" calcext:value-type="float">
            <text:p>0.0477008940381478</text:p>
          </table:table-cell>
          <table:table-cell office:value-type="float" office:value="0.0213783622915197" calcext:value-type="float">
            <text:p>0.0213783622915197</text:p>
          </table:table-cell>
          <table:table-cell office:value-type="float" office:value="0.106433564040646" calcext:value-type="float">
            <text:p>0.106433564040646</text:p>
          </table:table-cell>
          <table:table-cell office:value-type="float" office:value="0.952299105961852" calcext:value-type="float">
            <text:p>0.952299105961852</text:p>
          </table:table-cell>
          <table:table-cell office:value-type="float" office:value="0.97862163770848" calcext:value-type="float">
            <text:p>0.97862163770848</text:p>
          </table:table-cell>
          <table:table-cell office:value-type="float" office:value="0.893566435959354" calcext:value-type="float">
            <text:p>0.893566435959354</text:p>
          </table:table-cell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-2.14459370225324" calcext:value-type="float">
            <text:p>-2.14459370225324</text:p>
          </table:table-cell>
          <table:table-cell office:value-type="float" office:value="-2.54183373064781" calcext:value-type="float">
            <text:p>-2.54183373064781</text:p>
          </table:table-cell>
          <table:table-cell office:value-type="float" office:value="-1.74735367385868" calcext:value-type="float">
            <text:p>-1.74735367385868</text:p>
          </table:table-cell>
          <table:table-cell office:value-type="float" office:value="0.117115611187774" calcext:value-type="float">
            <text:p>0.117115611187774</text:p>
          </table:table-cell>
          <table:table-cell office:value-type="float" office:value="0.0787219125721042" calcext:value-type="float">
            <text:p>0.0787219125721042</text:p>
          </table:table-cell>
          <table:table-cell office:value-type="float" office:value="0.17423441498989" calcext:value-type="float">
            <text:p>0.17423441498989</text:p>
          </table:table-cell>
          <table:table-cell office:value-type="float" office:value="0.882884388812226" calcext:value-type="float">
            <text:p>0.882884388812226</text:p>
          </table:table-cell>
          <table:table-cell office:value-type="float" office:value="0.921278087427896" calcext:value-type="float">
            <text:p>0.921278087427896</text:p>
          </table:table-cell>
          <table:table-cell office:value-type="float" office:value="0.82576558501011" calcext:value-type="float">
            <text:p>0.82576558501011</text:p>
          </table:table-cell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-1.88537050092791" calcext:value-type="float">
            <text:p>-1.88537050092791</text:p>
          </table:table-cell>
          <table:table-cell office:value-type="float" office:value="-2.20500590519122" calcext:value-type="float">
            <text:p>-2.20500590519122</text:p>
          </table:table-cell>
          <table:table-cell office:value-type="float" office:value="-1.56573509666459" calcext:value-type="float">
            <text:p>-1.56573509666459</text:p>
          </table:table-cell>
          <table:table-cell office:value-type="float" office:value="0.1517728170416" calcext:value-type="float">
            <text:p>0.1517728170416</text:p>
          </table:table-cell>
          <table:table-cell office:value-type="float" office:value="0.110249874255973" calcext:value-type="float">
            <text:p>0.110249874255973</text:p>
          </table:table-cell>
          <table:table-cell office:value-type="float" office:value="0.208934369750495" calcext:value-type="float">
            <text:p>0.208934369750495</text:p>
          </table:table-cell>
          <table:table-cell office:value-type="float" office:value="0.848227182958399" calcext:value-type="float">
            <text:p>0.848227182958399</text:p>
          </table:table-cell>
          <table:table-cell office:value-type="float" office:value="0.889750125744027" calcext:value-type="float">
            <text:p>0.889750125744027</text:p>
          </table:table-cell>
          <table:table-cell office:value-type="float" office:value="0.791065630249505" calcext:value-type="float">
            <text:p>0.791065630249505</text:p>
          </table:table-cell>
        </table:table-row>
        <table:table-row table:style-name="ro1">
          <table:table-cell office:value-type="string" calcext:value-type="string">
            <text:p>Immunityhybridboost_306-366</text:p>
          </table:table-cell>
          <table:table-cell office:value-type="float" office:value="-2.16317980783401" calcext:value-type="float">
            <text:p>-2.16317980783401</text:p>
          </table:table-cell>
          <table:table-cell office:value-type="float" office:value="-2.65741620395785" calcext:value-type="float">
            <text:p>-2.65741620395785</text:p>
          </table:table-cell>
          <table:table-cell office:value-type="float" office:value="-1.66894341171018" calcext:value-type="float">
            <text:p>-1.66894341171018</text:p>
          </table:table-cell>
          <table:table-cell office:value-type="float" office:value="0.114958991733642" calcext:value-type="float">
            <text:p>0.114958991733642</text:p>
          </table:table-cell>
          <table:table-cell office:value-type="float" office:value="0.0701291873716127" calcext:value-type="float">
            <text:p>0.0701291873716127</text:p>
          </table:table-cell>
          <table:table-cell office:value-type="float" office:value="0.18844607039843" calcext:value-type="float">
            <text:p>0.18844607039843</text:p>
          </table:table-cell>
          <table:table-cell office:value-type="float" office:value="0.885041008266358" calcext:value-type="float">
            <text:p>0.885041008266358</text:p>
          </table:table-cell>
          <table:table-cell office:value-type="float" office:value="0.929870812628387" calcext:value-type="float">
            <text:p>0.929870812628387</text:p>
          </table:table-cell>
          <table:table-cell office:value-type="float" office:value="0.81155392960157" calcext:value-type="float">
            <text:p>0.81155392960157</text:p>
          </table:table-cell>
        </table:table-row>
        <table:table-row table:style-name="ro1">
          <table:table-cell office:value-type="string" calcext:value-type="string">
            <text:p>Immunityhybridboost_367-427</text:p>
          </table:table-cell>
          <table:table-cell office:value-type="float" office:value="-2.28260452404587" calcext:value-type="float">
            <text:p>-2.28260452404587</text:p>
          </table:table-cell>
          <table:table-cell office:value-type="float" office:value="-3.26653455929707" calcext:value-type="float">
            <text:p>-3.26653455929707</text:p>
          </table:table-cell>
          <table:table-cell office:value-type="float" office:value="-1.29867448879467" calcext:value-type="float">
            <text:p>-1.29867448879467</text:p>
          </table:table-cell>
          <table:table-cell office:value-type="float" office:value="0.102018151663425" calcext:value-type="float">
            <text:p>0.102018151663425</text:p>
          </table:table-cell>
          <table:table-cell office:value-type="float" office:value="0.0381383645732823" calcext:value-type="float">
            <text:p>0.0381383645732823</text:p>
          </table:table-cell>
          <table:table-cell office:value-type="float" office:value="0.272893276501755" calcext:value-type="float">
            <text:p>0.272893276501755</text:p>
          </table:table-cell>
          <table:table-cell office:value-type="float" office:value="0.897981848336575" calcext:value-type="float">
            <text:p>0.897981848336575</text:p>
          </table:table-cell>
          <table:table-cell office:value-type="float" office:value="0.961861635426718" calcext:value-type="float">
            <text:p>0.961861635426718</text:p>
          </table:table-cell>
          <table:table-cell office:value-type="float" office:value="0.727106723498245" calcext:value-type="float">
            <text:p>0.727106723498245</text:p>
          </table:table-cell>
        </table:table-row>
        <table:table-row table:style-name="ro1">
          <table:table-cell office:value-type="string" calcext:value-type="string">
            <text:p>Immunityhybridboost_428-488</text:p>
          </table:table-cell>
          <table:table-cell office:value-type="float" office:value="-0.261231050955132" calcext:value-type="float">
            <text:p>-0.261231050955132</text:p>
          </table:table-cell>
          <table:table-cell office:value-type="float" office:value="-2.22629600827952" calcext:value-type="float">
            <text:p>-2.22629600827952</text:p>
          </table:table-cell>
          <table:table-cell office:value-type="float" office:value="1.70383390636925" calcext:value-type="float">
            <text:p>1.70383390636925</text:p>
          </table:table-cell>
          <table:table-cell office:value-type="float" office:value="0.770102966031846" calcext:value-type="float">
            <text:p>0.770102966031846</text:p>
          </table:table-cell>
          <table:table-cell office:value-type="float" office:value="0.10792745308338" calcext:value-type="float">
            <text:p>0.10792745308338</text:p>
          </table:table-cell>
          <table:table-cell office:value-type="float" office:value="5.49497427529282" calcext:value-type="float">
            <text:p>5.49497427529282</text:p>
          </table:table-cell>
          <table:table-cell office:value-type="float" office:value="0.229897033968154" calcext:value-type="float">
            <text:p>0.229897033968154</text:p>
          </table:table-cell>
          <table:table-cell office:value-type="float" office:value="0.89207254691662" calcext:value-type="float">
            <text:p>0.89207254691662</text:p>
          </table:table-cell>
          <table:table-cell office:value-type="float" office:value="-4.49497427529282" calcext:value-type="float">
            <text:p>-4.49497427529282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2.33580306455279" calcext:value-type="float">
            <text:p>-2.33580306455279</text:p>
          </table:table-cell>
          <table:table-cell office:value-type="float" office:value="-4.29675322053179" calcext:value-type="float">
            <text:p>-4.29675322053179</text:p>
          </table:table-cell>
          <table:table-cell office:value-type="float" office:value="-0.37485290857379" calcext:value-type="float">
            <text:p>-0.37485290857379</text:p>
          </table:table-cell>
          <table:table-cell office:value-type="float" office:value="0.0967327686684037" calcext:value-type="float">
            <text:p>0.0967327686684037</text:p>
          </table:table-cell>
          <table:table-cell office:value-type="float" office:value="0.013612684725482" calcext:value-type="float">
            <text:p>0.013612684725482</text:p>
          </table:table-cell>
          <table:table-cell office:value-type="float" office:value="0.68739038058663" calcext:value-type="float">
            <text:p>0.68739038058663</text:p>
          </table:table-cell>
          <table:table-cell office:value-type="float" office:value="0.903267231331596" calcext:value-type="float">
            <text:p>0.903267231331596</text:p>
          </table:table-cell>
          <table:table-cell office:value-type="float" office:value="0.986387315274518" calcext:value-type="float">
            <text:p>0.986387315274518</text:p>
          </table:table-cell>
          <table:table-cell office:value-type="float" office:value="0.31260961941337" calcext:value-type="float">
            <text:p>0.31260961941337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1.62248752891169" calcext:value-type="float">
            <text:p>-1.62248752891169</text:p>
          </table:table-cell>
          <table:table-cell office:value-type="float" office:value="-2.60502361762916" calcext:value-type="float">
            <text:p>-2.60502361762916</text:p>
          </table:table-cell>
          <table:table-cell office:value-type="float" office:value="-0.639951440194226" calcext:value-type="float">
            <text:p>-0.639951440194226</text:p>
          </table:table-cell>
          <table:table-cell office:value-type="float" office:value="0.19740703211948" calcext:value-type="float">
            <text:p>0.19740703211948</text:p>
          </table:table-cell>
          <table:table-cell office:value-type="float" office:value="0.073901391801279" calcext:value-type="float">
            <text:p>0.073901391801279</text:p>
          </table:table-cell>
          <table:table-cell office:value-type="float" office:value="0.527318029882449" calcext:value-type="float">
            <text:p>0.527318029882449</text:p>
          </table:table-cell>
          <table:table-cell office:value-type="float" office:value="0.80259296788052" calcext:value-type="float">
            <text:p>0.80259296788052</text:p>
          </table:table-cell>
          <table:table-cell office:value-type="float" office:value="0.926098608198721" calcext:value-type="float">
            <text:p>0.926098608198721</text:p>
          </table:table-cell>
          <table:table-cell office:value-type="float" office:value="0.472681970117551" calcext:value-type="float">
            <text:p>0.472681970117551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2.1952643340286" calcext:value-type="float">
            <text:p>-2.1952643340286</text:p>
          </table:table-cell>
          <table:table-cell office:value-type="float" office:value="-2.99855444032832" calcext:value-type="float">
            <text:p>-2.99855444032832</text:p>
          </table:table-cell>
          <table:table-cell office:value-type="float" office:value="-1.39197422772888" calcext:value-type="float">
            <text:p>-1.39197422772888</text:p>
          </table:table-cell>
          <table:table-cell office:value-type="float" office:value="0.111329129537838" calcext:value-type="float">
            <text:p>0.111329129537838</text:p>
          </table:table-cell>
          <table:table-cell office:value-type="float" office:value="0.0498590905897358" calcext:value-type="float">
            <text:p>0.0498590905897358</text:p>
          </table:table-cell>
          <table:table-cell office:value-type="float" office:value="0.248584058334272" calcext:value-type="float">
            <text:p>0.248584058334272</text:p>
          </table:table-cell>
          <table:table-cell office:value-type="float" office:value="0.888670870462162" calcext:value-type="float">
            <text:p>0.888670870462162</text:p>
          </table:table-cell>
          <table:table-cell office:value-type="float" office:value="0.950140909410264" calcext:value-type="float">
            <text:p>0.950140909410264</text:p>
          </table:table-cell>
          <table:table-cell office:value-type="float" office:value="0.751415941665728" calcext:value-type="float">
            <text:p>0.751415941665728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83920631047528" calcext:value-type="float">
            <text:p>-1.83920631047528</text:p>
          </table:table-cell>
          <table:table-cell office:value-type="float" office:value="-2.38661069253397" calcext:value-type="float">
            <text:p>-2.38661069253397</text:p>
          </table:table-cell>
          <table:table-cell office:value-type="float" office:value="-1.29180192841658" calcext:value-type="float">
            <text:p>-1.29180192841658</text:p>
          </table:table-cell>
          <table:table-cell office:value-type="float" office:value="0.15894352787057" calcext:value-type="float">
            <text:p>0.15894352787057</text:p>
          </table:table-cell>
          <table:table-cell office:value-type="float" office:value="0.0919407719379245" calcext:value-type="float">
            <text:p>0.0919407719379245</text:p>
          </table:table-cell>
          <table:table-cell office:value-type="float" office:value="0.274775211469831" calcext:value-type="float">
            <text:p>0.274775211469831</text:p>
          </table:table-cell>
          <table:table-cell office:value-type="float" office:value="0.84105647212943" calcext:value-type="float">
            <text:p>0.84105647212943</text:p>
          </table:table-cell>
          <table:table-cell office:value-type="float" office:value="0.908059228062076" calcext:value-type="float">
            <text:p>0.908059228062076</text:p>
          </table:table-cell>
          <table:table-cell office:value-type="float" office:value="0.725224788530169" calcext:value-type="float">
            <text:p>0.725224788530169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64745638636703" calcext:value-type="float">
            <text:p>-1.64745638636703</text:p>
          </table:table-cell>
          <table:table-cell office:value-type="float" office:value="-2.19474714242748" calcext:value-type="float">
            <text:p>-2.19474714242748</text:p>
          </table:table-cell>
          <table:table-cell office:value-type="float" office:value="-1.10016563030658" calcext:value-type="float">
            <text:p>-1.10016563030658</text:p>
          </table:table-cell>
          <table:table-cell office:value-type="float" office:value="0.192539031192235" calcext:value-type="float">
            <text:p>0.192539031192235</text:p>
          </table:table-cell>
          <table:table-cell office:value-type="float" office:value="0.111386722920717" calcext:value-type="float">
            <text:p>0.111386722920717</text:p>
          </table:table-cell>
          <table:table-cell office:value-type="float" office:value="0.332815954724075" calcext:value-type="float">
            <text:p>0.332815954724075</text:p>
          </table:table-cell>
          <table:table-cell office:value-type="float" office:value="0.807460968807765" calcext:value-type="float">
            <text:p>0.807460968807765</text:p>
          </table:table-cell>
          <table:table-cell office:value-type="float" office:value="0.888613277079283" calcext:value-type="float">
            <text:p>0.888613277079283</text:p>
          </table:table-cell>
          <table:table-cell office:value-type="float" office:value="0.667184045275925" calcext:value-type="float">
            <text:p>0.667184045275925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1.22340225167469" calcext:value-type="float">
            <text:p>-1.22340225167469</text:p>
          </table:table-cell>
          <table:table-cell office:value-type="float" office:value="-1.77084083386241" calcext:value-type="float">
            <text:p>-1.77084083386241</text:p>
          </table:table-cell>
          <table:table-cell office:value-type="float" office:value="-0.675963669486973" calcext:value-type="float">
            <text:p>-0.675963669486973</text:p>
          </table:table-cell>
          <table:table-cell office:value-type="float" office:value="0.294227426349331" calcext:value-type="float">
            <text:p>0.294227426349331</text:p>
          </table:table-cell>
          <table:table-cell office:value-type="float" office:value="0.170189827276494" calcext:value-type="float">
            <text:p>0.170189827276494</text:p>
          </table:table-cell>
          <table:table-cell office:value-type="float" office:value="0.508665998441305" calcext:value-type="float">
            <text:p>0.508665998441305</text:p>
          </table:table-cell>
          <table:table-cell office:value-type="float" office:value="0.705772573650669" calcext:value-type="float">
            <text:p>0.705772573650669</text:p>
          </table:table-cell>
          <table:table-cell office:value-type="float" office:value="0.829810172723506" calcext:value-type="float">
            <text:p>0.829810172723506</text:p>
          </table:table-cell>
          <table:table-cell office:value-type="float" office:value="0.491334001558695" calcext:value-type="float">
            <text:p>0.491334001558695</text:p>
          </table:table-cell>
        </table:table-row>
        <table:table-row table:style-name="ro1">
          <table:table-cell office:value-type="string" calcext:value-type="string">
            <text:p>Immunityhybridfull_428-488</text:p>
          </table:table-cell>
          <table:table-cell office:value-type="float" office:value="-1.80216101245342" calcext:value-type="float">
            <text:p>-1.80216101245342</text:p>
          </table:table-cell>
          <table:table-cell office:value-type="float" office:value="-2.78420637534804" calcext:value-type="float">
            <text:p>-2.78420637534804</text:p>
          </table:table-cell>
          <table:table-cell office:value-type="float" office:value="-0.82011564955879" calcext:value-type="float">
            <text:p>-0.82011564955879</text:p>
          </table:table-cell>
          <table:table-cell office:value-type="float" office:value="0.164942060958548" calcext:value-type="float">
            <text:p>0.164942060958548</text:p>
          </table:table-cell>
          <table:table-cell office:value-type="float" office:value="0.0617780982026278" calcext:value-type="float">
            <text:p>0.0617780982026278</text:p>
          </table:table-cell>
          <table:table-cell office:value-type="float" office:value="0.440380721724712" calcext:value-type="float">
            <text:p>0.440380721724712</text:p>
          </table:table-cell>
          <table:table-cell office:value-type="float" office:value="0.835057939041452" calcext:value-type="float">
            <text:p>0.835057939041452</text:p>
          </table:table-cell>
          <table:table-cell office:value-type="float" office:value="0.938221901797372" calcext:value-type="float">
            <text:p>0.938221901797372</text:p>
          </table:table-cell>
          <table:table-cell office:value-type="float" office:value="0.559619278275288" calcext:value-type="float">
            <text:p>0.559619278275288</text:p>
          </table:table-cell>
        </table:table-row>
        <table:table-row table:style-name="ro1">
          <table:table-cell office:value-type="string" calcext:value-type="string">
            <text:p>Immunityhybridfull_489-549</text:p>
          </table:table-cell>
          <table:table-cell office:value-type="float" office:value="-1.2141026249416" calcext:value-type="float">
            <text:p>-1.2141026249416</text:p>
          </table:table-cell>
          <table:table-cell office:value-type="float" office:value="-2.19635874938097" calcext:value-type="float">
            <text:p>-2.19635874938097</text:p>
          </table:table-cell>
          <table:table-cell office:value-type="float" office:value="-0.231846500502228" calcext:value-type="float">
            <text:p>-0.231846500502228</text:p>
          </table:table-cell>
          <table:table-cell office:value-type="float" office:value="0.29697639396381" calcext:value-type="float">
            <text:p>0.29697639396381</text:p>
          </table:table-cell>
          <table:table-cell office:value-type="float" office:value="0.111207355876942" calcext:value-type="float">
            <text:p>0.111207355876942</text:p>
          </table:table-cell>
          <table:table-cell office:value-type="float" office:value="0.793067849480586" calcext:value-type="float">
            <text:p>0.793067849480586</text:p>
          </table:table-cell>
          <table:table-cell office:value-type="float" office:value="0.70302360603619" calcext:value-type="float">
            <text:p>0.70302360603619</text:p>
          </table:table-cell>
          <table:table-cell office:value-type="float" office:value="0.888792644123058" calcext:value-type="float">
            <text:p>0.888792644123058</text:p>
          </table:table-cell>
          <table:table-cell office:value-type="float" office:value="0.206932150519414" calcext:value-type="float">
            <text:p>0.206932150519414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1.46139607238433" calcext:value-type="float">
            <text:p>-1.46139607238433</text:p>
          </table:table-cell>
          <table:table-cell office:value-type="float" office:value="-2.34055567015269" calcext:value-type="float">
            <text:p>-2.34055567015269</text:p>
          </table:table-cell>
          <table:table-cell office:value-type="float" office:value="-0.582236474615975" calcext:value-type="float">
            <text:p>-0.582236474615975</text:p>
          </table:table-cell>
          <table:table-cell office:value-type="float" office:value="0.231912282291039" calcext:value-type="float">
            <text:p>0.231912282291039</text:p>
          </table:table-cell>
          <table:table-cell office:value-type="float" office:value="0.0962741267058044" calcext:value-type="float">
            <text:p>0.0962741267058044</text:p>
          </table:table-cell>
          <table:table-cell office:value-type="float" office:value="0.55864756729282" calcext:value-type="float">
            <text:p>0.55864756729282</text:p>
          </table:table-cell>
          <table:table-cell office:value-type="float" office:value="0.768087717708961" calcext:value-type="float">
            <text:p>0.768087717708961</text:p>
          </table:table-cell>
          <table:table-cell office:value-type="float" office:value="0.903725873294196" calcext:value-type="float">
            <text:p>0.903725873294196</text:p>
          </table:table-cell>
          <table:table-cell office:value-type="float" office:value="0.44135243270718" calcext:value-type="float">
            <text:p>0.44135243270718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1.09916283525346" calcext:value-type="float">
            <text:p>-1.09916283525346</text:p>
          </table:table-cell>
          <table:table-cell office:value-type="float" office:value="-1.59384593618232" calcext:value-type="float">
            <text:p>-1.59384593618232</text:p>
          </table:table-cell>
          <table:table-cell office:value-type="float" office:value="-0.604479734324609" calcext:value-type="float">
            <text:p>-0.604479734324609</text:p>
          </table:table-cell>
          <table:table-cell office:value-type="float" office:value="0.333149868312537" calcext:value-type="float">
            <text:p>0.333149868312537</text:p>
          </table:table-cell>
          <table:table-cell office:value-type="float" office:value="0.203142833068794" calcext:value-type="float">
            <text:p>0.203142833068794</text:p>
          </table:table-cell>
          <table:table-cell office:value-type="float" office:value="0.54635860433764" calcext:value-type="float">
            <text:p>0.54635860433764</text:p>
          </table:table-cell>
          <table:table-cell office:value-type="float" office:value="0.666850131687463" calcext:value-type="float">
            <text:p>0.666850131687463</text:p>
          </table:table-cell>
          <table:table-cell office:value-type="float" office:value="0.796857166931206" calcext:value-type="float">
            <text:p>0.796857166931206</text:p>
          </table:table-cell>
          <table:table-cell office:value-type="float" office:value="0.45364139566236" calcext:value-type="float">
            <text:p>0.45364139566236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1.35952430126334" calcext:value-type="float">
            <text:p>-1.35952430126334</text:p>
          </table:table-cell>
          <table:table-cell office:value-type="float" office:value="-1.86979741724933" calcext:value-type="float">
            <text:p>-1.86979741724933</text:p>
          </table:table-cell>
          <table:table-cell office:value-type="float" office:value="-0.84925118527736" calcext:value-type="float">
            <text:p>-0.84925118527736</text:p>
          </table:table-cell>
          <table:table-cell office:value-type="float" office:value="0.256782899205299" calcext:value-type="float">
            <text:p>0.256782899205299</text:p>
          </table:table-cell>
          <table:table-cell office:value-type="float" office:value="0.154154887773299" calcext:value-type="float">
            <text:p>0.154154887773299</text:p>
          </table:table-cell>
          <table:table-cell office:value-type="float" office:value="0.427735106403158" calcext:value-type="float">
            <text:p>0.427735106403158</text:p>
          </table:table-cell>
          <table:table-cell office:value-type="float" office:value="0.743217100794701" calcext:value-type="float">
            <text:p>0.743217100794701</text:p>
          </table:table-cell>
          <table:table-cell office:value-type="float" office:value="0.845845112226701" calcext:value-type="float">
            <text:p>0.845845112226701</text:p>
          </table:table-cell>
          <table:table-cell office:value-type="float" office:value="0.572264893596842" calcext:value-type="float">
            <text:p>0.572264893596842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08309761727581" calcext:value-type="float">
            <text:p>-1.08309761727581</text:p>
          </table:table-cell>
          <table:table-cell office:value-type="float" office:value="-1.61147297973929" calcext:value-type="float">
            <text:p>-1.61147297973929</text:p>
          </table:table-cell>
          <table:table-cell office:value-type="float" office:value="-0.554722254812324" calcext:value-type="float">
            <text:p>-0.554722254812324</text:p>
          </table:table-cell>
          <table:table-cell office:value-type="float" office:value="0.338545216246014" calcext:value-type="float">
            <text:p>0.338545216246014</text:p>
          </table:table-cell>
          <table:table-cell office:value-type="float" office:value="0.199593400408058" calcext:value-type="float">
            <text:p>0.199593400408058</text:p>
          </table:table-cell>
          <table:table-cell office:value-type="float" office:value="0.574231729149065" calcext:value-type="float">
            <text:p>0.574231729149065</text:p>
          </table:table-cell>
          <table:table-cell office:value-type="float" office:value="0.661454783753986" calcext:value-type="float">
            <text:p>0.661454783753986</text:p>
          </table:table-cell>
          <table:table-cell office:value-type="float" office:value="0.800406599591942" calcext:value-type="float">
            <text:p>0.800406599591942</text:p>
          </table:table-cell>
          <table:table-cell office:value-type="float" office:value="0.425768270850935" calcext:value-type="float">
            <text:p>0.425768270850935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15710170660834" calcext:value-type="float">
            <text:p>-1.15710170660834</text:p>
          </table:table-cell>
          <table:table-cell office:value-type="float" office:value="-2.03760382055575" calcext:value-type="float">
            <text:p>-2.03760382055575</text:p>
          </table:table-cell>
          <table:table-cell office:value-type="float" office:value="-0.276599592660927" calcext:value-type="float">
            <text:p>-0.276599592660927</text:p>
          </table:table-cell>
          <table:table-cell office:value-type="float" office:value="0.31439607374033" calcext:value-type="float">
            <text:p>0.31439607374033</text:p>
          </table:table-cell>
          <table:table-cell office:value-type="float" office:value="0.130340656592291" calcext:value-type="float">
            <text:p>0.130340656592291</text:p>
          </table:table-cell>
          <table:table-cell office:value-type="float" office:value="0.758358088470617" calcext:value-type="float">
            <text:p>0.758358088470617</text:p>
          </table:table-cell>
          <table:table-cell office:value-type="float" office:value="0.68560392625967" calcext:value-type="float">
            <text:p>0.68560392625967</text:p>
          </table:table-cell>
          <table:table-cell office:value-type="float" office:value="0.869659343407709" calcext:value-type="float">
            <text:p>0.869659343407709</text:p>
          </table:table-cell>
          <table:table-cell office:value-type="float" office:value="0.241641911529383" calcext:value-type="float">
            <text:p>0.241641911529383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1.29519009365214" calcext:value-type="float">
            <text:p>-1.29519009365214</text:p>
          </table:table-cell>
          <table:table-cell office:value-type="float" office:value="-3.2565268687303" calcext:value-type="float">
            <text:p>-3.2565268687303</text:p>
          </table:table-cell>
          <table:table-cell office:value-type="float" office:value="0.666146681426022" calcext:value-type="float">
            <text:p>0.666146681426022</text:p>
          </table:table-cell>
          <table:table-cell office:value-type="float" office:value="0.273845803034519" calcext:value-type="float">
            <text:p>0.273845803034519</text:p>
          </table:table-cell>
          <table:table-cell office:value-type="float" office:value="0.0385219577641096" calcext:value-type="float">
            <text:p>0.0385219577641096</text:p>
          </table:table-cell>
          <table:table-cell office:value-type="float" office:value="1.94672151137369" calcext:value-type="float">
            <text:p>1.94672151137369</text:p>
          </table:table-cell>
          <table:table-cell office:value-type="float" office:value="0.726154196965481" calcext:value-type="float">
            <text:p>0.726154196965481</text:p>
          </table:table-cell>
          <table:table-cell office:value-type="float" office:value="0.96147804223589" calcext:value-type="float">
            <text:p>0.96147804223589</text:p>
          </table:table-cell>
          <table:table-cell office:value-type="float" office:value="-0.946721511373685" calcext:value-type="float">
            <text:p>-0.946721511373685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28236476555265" calcext:value-type="float">
            <text:p>-1.28236476555265</text:p>
          </table:table-cell>
          <table:table-cell office:value-type="float" office:value="-2.26494645306049" calcext:value-type="float">
            <text:p>-2.26494645306049</text:p>
          </table:table-cell>
          <table:table-cell office:value-type="float" office:value="-0.299783078044812" calcext:value-type="float">
            <text:p>-0.299783078044812</text:p>
          </table:table-cell>
          <table:table-cell office:value-type="float" office:value="0.277380584218731" calcext:value-type="float">
            <text:p>0.277380584218731</text:p>
          </table:table-cell>
          <table:table-cell office:value-type="float" office:value="0.103835594470233" calcext:value-type="float">
            <text:p>0.103835594470233</text:p>
          </table:table-cell>
          <table:table-cell office:value-type="float" office:value="0.740978937849498" calcext:value-type="float">
            <text:p>0.740978937849498</text:p>
          </table:table-cell>
          <table:table-cell office:value-type="float" office:value="0.722619415781269" calcext:value-type="float">
            <text:p>0.722619415781269</text:p>
          </table:table-cell>
          <table:table-cell office:value-type="float" office:value="0.896164405529767" calcext:value-type="float">
            <text:p>0.896164405529767</text:p>
          </table:table-cell>
          <table:table-cell office:value-type="float" office:value="0.259021062150502" calcext:value-type="float">
            <text:p>0.259021062150502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1.44626543768977" calcext:value-type="float">
            <text:p>-1.44626543768977</text:p>
          </table:table-cell>
          <table:table-cell office:value-type="float" office:value="-1.6281859464748" calcext:value-type="float">
            <text:p>-1.6281859464748</text:p>
          </table:table-cell>
          <table:table-cell office:value-type="float" office:value="-1.26434492890474" calcext:value-type="float">
            <text:p>-1.26434492890474</text:p>
          </table:table-cell>
          <table:table-cell office:value-type="float" office:value="0.235447943259713" calcext:value-type="float">
            <text:p>0.235447943259713</text:p>
          </table:table-cell>
          <table:table-cell office:value-type="float" office:value="0.196285323438133" calcext:value-type="float">
            <text:p>0.196285323438133</text:p>
          </table:table-cell>
          <table:table-cell office:value-type="float" office:value="0.282424243515599" calcext:value-type="float">
            <text:p>0.282424243515599</text:p>
          </table:table-cell>
          <table:table-cell office:value-type="float" office:value="0.764552056740287" calcext:value-type="float">
            <text:p>0.764552056740287</text:p>
          </table:table-cell>
          <table:table-cell office:value-type="float" office:value="0.803714676561867" calcext:value-type="float">
            <text:p>0.803714676561867</text:p>
          </table:table-cell>
          <table:table-cell office:value-type="float" office:value="0.717575756484401" calcext:value-type="float">
            <text:p>0.717575756484401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-0.999038547827667" calcext:value-type="float">
            <text:p>-0.999038547827667</text:p>
          </table:table-cell>
          <table:table-cell office:value-type="float" office:value="-1.20947742328653" calcext:value-type="float">
            <text:p>-1.20947742328653</text:p>
          </table:table-cell>
          <table:table-cell office:value-type="float" office:value="-0.788599672368806" calcext:value-type="float">
            <text:p>-0.788599672368806</text:p>
          </table:table-cell>
          <table:table-cell office:value-type="float" office:value="0.368233309745909" calcext:value-type="float">
            <text:p>0.368233309745909</text:p>
          </table:table-cell>
          <table:table-cell office:value-type="float" office:value="0.298353151108046" calcext:value-type="float">
            <text:p>0.298353151108046</text:p>
          </table:table-cell>
          <table:table-cell office:value-type="float" office:value="0.454480771873335" calcext:value-type="float">
            <text:p>0.454480771873335</text:p>
          </table:table-cell>
          <table:table-cell office:value-type="float" office:value="0.631766690254091" calcext:value-type="float">
            <text:p>0.631766690254091</text:p>
          </table:table-cell>
          <table:table-cell office:value-type="float" office:value="0.701646848891954" calcext:value-type="float">
            <text:p>0.701646848891954</text:p>
          </table:table-cell>
          <table:table-cell office:value-type="float" office:value="0.545519228126665" calcext:value-type="float">
            <text:p>0.545519228126665</text:p>
          </table:table-cell>
        </table:table-row>
        <table:table-row table:style-name="ro1">
          <table:table-cell office:value-type="string" calcext:value-type="string">
            <text:p>Immunitysecboost_123-183</text:p>
          </table:table-cell>
          <table:table-cell office:value-type="float" office:value="-0.88398820723481" calcext:value-type="float">
            <text:p>-0.88398820723481</text:p>
          </table:table-cell>
          <table:table-cell office:value-type="float" office:value="-1.2875955038298" calcext:value-type="float">
            <text:p>-1.2875955038298</text:p>
          </table:table-cell>
          <table:table-cell office:value-type="float" office:value="-0.480380910639822" calcext:value-type="float">
            <text:p>-0.480380910639822</text:p>
          </table:table-cell>
          <table:table-cell office:value-type="float" office:value="0.413131965817757" calcext:value-type="float">
            <text:p>0.413131965817757</text:p>
          </table:table-cell>
          <table:table-cell office:value-type="float" office:value="0.275933467024671" calcext:value-type="float">
            <text:p>0.275933467024671</text:p>
          </table:table-cell>
          <table:table-cell office:value-type="float" office:value="0.618547735513301" calcext:value-type="float">
            <text:p>0.618547735513301</text:p>
          </table:table-cell>
          <table:table-cell office:value-type="float" office:value="0.586868034182243" calcext:value-type="float">
            <text:p>0.586868034182243</text:p>
          </table:table-cell>
          <table:table-cell office:value-type="float" office:value="0.724066532975329" calcext:value-type="float">
            <text:p>0.724066532975329</text:p>
          </table:table-cell>
          <table:table-cell office:value-type="float" office:value="0.381452264486699" calcext:value-type="float">
            <text:p>0.381452264486699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1.50910967617712" calcext:value-type="float">
            <text:p>-1.50910967617712</text:p>
          </table:table-cell>
          <table:table-cell office:value-type="float" office:value="-2.02909654913101" calcext:value-type="float">
            <text:p>-2.02909654913101</text:p>
          </table:table-cell>
          <table:table-cell office:value-type="float" office:value="-0.989122803223231" calcext:value-type="float">
            <text:p>-0.989122803223231</text:p>
          </table:table-cell>
          <table:table-cell office:value-type="float" office:value="0.221106746956532" calcext:value-type="float">
            <text:p>0.221106746956532</text:p>
          </table:table-cell>
          <table:table-cell office:value-type="float" office:value="0.131454229954916" calcext:value-type="float">
            <text:p>0.131454229954916</text:p>
          </table:table-cell>
          <table:table-cell office:value-type="float" office:value="0.371902779898879" calcext:value-type="float">
            <text:p>0.371902779898879</text:p>
          </table:table-cell>
          <table:table-cell office:value-type="float" office:value="0.778893253043468" calcext:value-type="float">
            <text:p>0.778893253043468</text:p>
          </table:table-cell>
          <table:table-cell office:value-type="float" office:value="0.868545770045084" calcext:value-type="float">
            <text:p>0.868545770045084</text:p>
          </table:table-cell>
          <table:table-cell office:value-type="float" office:value="0.628097220101121" calcext:value-type="float">
            <text:p>0.628097220101121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55869373039805" calcext:value-type="float">
            <text:p>-2.55869373039805</text:p>
          </table:table-cell>
          <table:table-cell office:value-type="float" office:value="-3.97843106547411" calcext:value-type="float">
            <text:p>-3.97843106547411</text:p>
          </table:table-cell>
          <table:table-cell office:value-type="float" office:value="-1.13895639532199" calcext:value-type="float">
            <text:p>-1.13895639532199</text:p>
          </table:table-cell>
          <table:table-cell office:value-type="float" office:value="0.0774057872586511" calcext:value-type="float">
            <text:p>0.0774057872586511</text:p>
          </table:table-cell>
          <table:table-cell office:value-type="float" office:value="0.0187149788923298" calcext:value-type="float">
            <text:p>0.0187149788923298</text:p>
          </table:table-cell>
          <table:table-cell office:value-type="float" office:value="0.320152960663353" calcext:value-type="float">
            <text:p>0.320152960663353</text:p>
          </table:table-cell>
          <table:table-cell office:value-type="float" office:value="0.922594212741349" calcext:value-type="float">
            <text:p>0.922594212741349</text:p>
          </table:table-cell>
          <table:table-cell office:value-type="float" office:value="0.98128502110767" calcext:value-type="float">
            <text:p>0.98128502110767</text:p>
          </table:table-cell>
          <table:table-cell office:value-type="float" office:value="0.679847039336647" calcext:value-type="float">
            <text:p>0.679847039336647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1.27200997128122" calcext:value-type="float">
            <text:p>-1.27200997128122</text:p>
          </table:table-cell>
          <table:table-cell office:value-type="float" office:value="-1.96357300801507" calcext:value-type="float">
            <text:p>-1.96357300801507</text:p>
          </table:table-cell>
          <table:table-cell office:value-type="float" office:value="-0.580446934547362" calcext:value-type="float">
            <text:p>-0.580446934547362</text:p>
          </table:table-cell>
          <table:table-cell office:value-type="float" office:value="0.280267725181575" calcext:value-type="float">
            <text:p>0.280267725181575</text:p>
          </table:table-cell>
          <table:table-cell office:value-type="float" office:value="0.140356030710704" calcext:value-type="float">
            <text:p>0.140356030710704</text:p>
          </table:table-cell>
          <table:table-cell office:value-type="float" office:value="0.559648184554029" calcext:value-type="float">
            <text:p>0.559648184554029</text:p>
          </table:table-cell>
          <table:table-cell office:value-type="float" office:value="0.719732274818425" calcext:value-type="float">
            <text:p>0.719732274818425</text:p>
          </table:table-cell>
          <table:table-cell office:value-type="float" office:value="0.859643969289296" calcext:value-type="float">
            <text:p>0.859643969289296</text:p>
          </table:table-cell>
          <table:table-cell office:value-type="float" office:value="0.440351815445971" calcext:value-type="float">
            <text:p>0.440351815445971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1.2313788909969" calcext:value-type="float">
            <text:p>-1.2313788909969</text:p>
          </table:table-cell>
          <table:table-cell office:value-type="float" office:value="-1.95298916357909" calcext:value-type="float">
            <text:p>-1.95298916357909</text:p>
          </table:table-cell>
          <table:table-cell office:value-type="float" office:value="-0.509768618414709" calcext:value-type="float">
            <text:p>-0.509768618414709</text:p>
          </table:table-cell>
          <table:table-cell office:value-type="float" office:value="0.2918898158232" calcext:value-type="float">
            <text:p>0.2918898158232</text:p>
          </table:table-cell>
          <table:table-cell office:value-type="float" office:value="0.141849426097082" calcext:value-type="float">
            <text:p>0.141849426097082</text:p>
          </table:table-cell>
          <table:table-cell office:value-type="float" office:value="0.600634538506989" calcext:value-type="float">
            <text:p>0.600634538506989</text:p>
          </table:table-cell>
          <table:table-cell office:value-type="float" office:value="0.7081101841768" calcext:value-type="float">
            <text:p>0.7081101841768</text:p>
          </table:table-cell>
          <table:table-cell office:value-type="float" office:value="0.858150573902918" calcext:value-type="float">
            <text:p>0.858150573902918</text:p>
          </table:table-cell>
          <table:table-cell office:value-type="float" office:value="0.399365461493011" calcext:value-type="float">
            <text:p>0.399365461493011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88362005377702" calcext:value-type="float">
            <text:p>-0.88362005377702</text:p>
          </table:table-cell>
          <table:table-cell office:value-type="float" office:value="-1.47513776053899" calcext:value-type="float">
            <text:p>-1.47513776053899</text:p>
          </table:table-cell>
          <table:table-cell office:value-type="float" office:value="-0.292102347015045" calcext:value-type="float">
            <text:p>-0.292102347015045</text:p>
          </table:table-cell>
          <table:table-cell office:value-type="float" office:value="0.413284089780259" calcext:value-type="float">
            <text:p>0.413284089780259</text:p>
          </table:table-cell>
          <table:table-cell office:value-type="float" office:value="0.228747212535252" calcext:value-type="float">
            <text:p>0.228747212535252</text:p>
          </table:table-cell>
          <table:table-cell office:value-type="float" office:value="0.746692110353804" calcext:value-type="float">
            <text:p>0.746692110353804</text:p>
          </table:table-cell>
          <table:table-cell office:value-type="float" office:value="0.586715910219741" calcext:value-type="float">
            <text:p>0.586715910219741</text:p>
          </table:table-cell>
          <table:table-cell office:value-type="float" office:value="0.771252787464748" calcext:value-type="float">
            <text:p>0.771252787464748</text:p>
          </table:table-cell>
          <table:table-cell office:value-type="float" office:value="0.253307889646196" calcext:value-type="float">
            <text:p>0.253307889646196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658072711972403" calcext:value-type="float">
            <text:p>-0.658072711972403</text:p>
          </table:table-cell>
          <table:table-cell office:value-type="float" office:value="-1.20205118884167" calcext:value-type="float">
            <text:p>-1.20205118884167</text:p>
          </table:table-cell>
          <table:table-cell office:value-type="float" office:value="-0.114094235103132" calcext:value-type="float">
            <text:p>-0.114094235103132</text:p>
          </table:table-cell>
          <table:table-cell office:value-type="float" office:value="0.517848416404095" calcext:value-type="float">
            <text:p>0.517848416404095</text:p>
          </table:table-cell>
          <table:table-cell office:value-type="float" office:value="0.300577038891148" calcext:value-type="float">
            <text:p>0.300577038891148</text:p>
          </table:table-cell>
          <table:table-cell office:value-type="float" office:value="0.89217387782353" calcext:value-type="float">
            <text:p>0.89217387782353</text:p>
          </table:table-cell>
          <table:table-cell office:value-type="float" office:value="0.482151583595905" calcext:value-type="float">
            <text:p>0.482151583595905</text:p>
          </table:table-cell>
          <table:table-cell office:value-type="float" office:value="0.699422961108852" calcext:value-type="float">
            <text:p>0.699422961108852</text:p>
          </table:table-cell>
          <table:table-cell office:value-type="float" office:value="0.10782612217647" calcext:value-type="float">
            <text:p>0.10782612217647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-0.00658866750830282" calcext:value-type="float">
            <text:p>-0.00658866750830282</text:p>
          </table:table-cell>
          <table:table-cell office:value-type="float" office:value="-0.434434715336651" calcext:value-type="float">
            <text:p>-0.434434715336651</text:p>
          </table:table-cell>
          <table:table-cell office:value-type="float" office:value="0.421257380320045" calcext:value-type="float">
            <text:p>0.421257380320045</text:p>
          </table:table-cell>
          <table:table-cell office:value-type="float" office:value="0.993432990170279" calcext:value-type="float">
            <text:p>0.993432990170279</text:p>
          </table:table-cell>
          <table:table-cell office:value-type="float" office:value="0.647630659302612" calcext:value-type="float">
            <text:p>0.647630659302612</text:p>
          </table:table-cell>
          <table:table-cell office:value-type="float" office:value="1.52387644374557" calcext:value-type="float">
            <text:p>1.52387644374557</text:p>
          </table:table-cell>
          <table:table-cell office:value-type="float" office:value="0.0065670098297208" calcext:value-type="float">
            <text:p>0.0065670098297208</text:p>
          </table:table-cell>
          <table:table-cell office:value-type="float" office:value="0.352369340697388" calcext:value-type="float">
            <text:p>0.352369340697388</text:p>
          </table:table-cell>
          <table:table-cell office:value-type="float" office:value="-0.523876443745569" calcext:value-type="float">
            <text:p>-0.523876443745569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636659375602327" calcext:value-type="float">
            <text:p>0.636659375602327</text:p>
          </table:table-cell>
          <table:table-cell office:value-type="float" office:value="0.244504162538885" calcext:value-type="float">
            <text:p>0.244504162538885</text:p>
          </table:table-cell>
          <table:table-cell office:value-type="float" office:value="1.02881458866577" calcext:value-type="float">
            <text:p>1.02881458866577</text:p>
          </table:table-cell>
          <table:table-cell office:value-type="float" office:value="1.89015601938251" calcext:value-type="float">
            <text:p>1.89015601938251</text:p>
          </table:table-cell>
          <table:table-cell office:value-type="float" office:value="1.27698797772538" calcext:value-type="float">
            <text:p>1.27698797772538</text:p>
          </table:table-cell>
          <table:table-cell office:value-type="float" office:value="2.79774738676219" calcext:value-type="float">
            <text:p>2.79774738676219</text:p>
          </table:table-cell>
          <table:table-cell office:value-type="float" office:value="-0.890156019382508" calcext:value-type="float">
            <text:p>-0.890156019382508</text:p>
          </table:table-cell>
          <table:table-cell office:value-type="float" office:value="-0.276987977725384" calcext:value-type="float">
            <text:p>-0.276987977725384</text:p>
          </table:table-cell>
          <table:table-cell office:value-type="float" office:value="-1.79774738676219" calcext:value-type="float">
            <text:p>-1.79774738676219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16133858496373" calcext:value-type="float">
            <text:p>1.16133858496373</text:p>
          </table:table-cell>
          <table:table-cell office:value-type="float" office:value="0.800182974795443" calcext:value-type="float">
            <text:p>0.800182974795443</text:p>
          </table:table-cell>
          <table:table-cell office:value-type="float" office:value="1.52249419513202" calcext:value-type="float">
            <text:p>1.52249419513202</text:p>
          </table:table-cell>
          <table:table-cell office:value-type="float" office:value="3.1942061319872" calcext:value-type="float">
            <text:p>3.1942061319872</text:p>
          </table:table-cell>
          <table:table-cell office:value-type="float" office:value="2.22594818364619" calcext:value-type="float">
            <text:p>2.22594818364619</text:p>
          </table:table-cell>
          <table:table-cell office:value-type="float" office:value="4.58364345072572" calcext:value-type="float">
            <text:p>4.58364345072572</text:p>
          </table:table-cell>
          <table:table-cell office:value-type="float" office:value="-2.1942061319872" calcext:value-type="float">
            <text:p>-2.1942061319872</text:p>
          </table:table-cell>
          <table:table-cell office:value-type="float" office:value="-1.22594818364619" calcext:value-type="float">
            <text:p>-1.22594818364619</text:p>
          </table:table-cell>
          <table:table-cell office:value-type="float" office:value="-3.58364345072572" calcext:value-type="float">
            <text:p>-3.58364345072572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7948930164446" calcext:value-type="float">
            <text:p>1.7948930164446</text:p>
          </table:table-cell>
          <table:table-cell office:value-type="float" office:value="1.45485889451656" calcext:value-type="float">
            <text:p>1.45485889451656</text:p>
          </table:table-cell>
          <table:table-cell office:value-type="float" office:value="2.13492713837265" calcext:value-type="float">
            <text:p>2.13492713837265</text:p>
          </table:table-cell>
          <table:table-cell office:value-type="float" office:value="6.01883077144655" calcext:value-type="float">
            <text:p>6.01883077144655</text:p>
          </table:table-cell>
          <table:table-cell office:value-type="float" office:value="4.28387894414304" calcext:value-type="float">
            <text:p>4.28387894414304</text:p>
          </table:table-cell>
          <table:table-cell office:value-type="float" office:value="8.45643033513839" calcext:value-type="float">
            <text:p>8.45643033513839</text:p>
          </table:table-cell>
          <table:table-cell office:value-type="float" office:value="-5.01883077144655" calcext:value-type="float">
            <text:p>-5.01883077144655</text:p>
          </table:table-cell>
          <table:table-cell office:value-type="float" office:value="-3.28387894414304" calcext:value-type="float">
            <text:p>-3.28387894414304</text:p>
          </table:table-cell>
          <table:table-cell office:value-type="float" office:value="-7.45643033513839" calcext:value-type="float">
            <text:p>-7.45643033513839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46969050790232" calcext:value-type="float">
            <text:p>2.46969050790232</text:p>
          </table:table-cell>
          <table:table-cell office:value-type="float" office:value="2.14690861002885" calcext:value-type="float">
            <text:p>2.14690861002885</text:p>
          </table:table-cell>
          <table:table-cell office:value-type="float" office:value="2.79247240577579" calcext:value-type="float">
            <text:p>2.79247240577579</text:p>
          </table:table-cell>
          <table:table-cell office:value-type="float" office:value="11.8187884639208" calcext:value-type="float">
            <text:p>11.8187884639208</text:p>
          </table:table-cell>
          <table:table-cell office:value-type="float" office:value="8.55836023121029" calcext:value-type="float">
            <text:p>8.55836023121029</text:p>
          </table:table-cell>
          <table:table-cell office:value-type="float" office:value="16.3213228914476" calcext:value-type="float">
            <text:p>16.3213228914476</text:p>
          </table:table-cell>
          <table:table-cell office:value-type="float" office:value="-10.8187884639208" calcext:value-type="float">
            <text:p>-10.8187884639208</text:p>
          </table:table-cell>
          <table:table-cell office:value-type="float" office:value="-7.55836023121029" calcext:value-type="float">
            <text:p>-7.55836023121029</text:p>
          </table:table-cell>
          <table:table-cell office:value-type="float" office:value="-15.3213228914476" calcext:value-type="float">
            <text:p>-15.3213228914476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3.12600010347509" calcext:value-type="float">
            <text:p>3.12600010347509</text:p>
          </table:table-cell>
          <table:table-cell office:value-type="float" office:value="2.80946636999725" calcext:value-type="float">
            <text:p>2.80946636999725</text:p>
          </table:table-cell>
          <table:table-cell office:value-type="float" office:value="3.44253383695293" calcext:value-type="float">
            <text:p>3.44253383695293</text:p>
          </table:table-cell>
          <table:table-cell office:value-type="float" office:value="22.7826687298007" calcext:value-type="float">
            <text:p>22.7826687298007</text:p>
          </table:table-cell>
          <table:table-cell office:value-type="float" office:value="16.6010570325897" calcext:value-type="float">
            <text:p>16.6010570325897</text:p>
          </table:table-cell>
          <table:table-cell office:value-type="float" office:value="31.266081035255" calcext:value-type="float">
            <text:p>31.266081035255</text:p>
          </table:table-cell>
          <table:table-cell office:value-type="float" office:value="-21.7826687298007" calcext:value-type="float">
            <text:p>-21.7826687298007</text:p>
          </table:table-cell>
          <table:table-cell office:value-type="float" office:value="-15.6010570325897" calcext:value-type="float">
            <text:p>-15.6010570325897</text:p>
          </table:table-cell>
          <table:table-cell office:value-type="float" office:value="-30.266081035255" calcext:value-type="float">
            <text:p>-30.266081035255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83107325699926" calcext:value-type="float">
            <text:p>3.83107325699926</text:p>
          </table:table-cell>
          <table:table-cell office:value-type="float" office:value="3.51676121435498" calcext:value-type="float">
            <text:p>3.51676121435498</text:p>
          </table:table-cell>
          <table:table-cell office:value-type="float" office:value="4.14538529964354" calcext:value-type="float">
            <text:p>4.14538529964354</text:p>
          </table:table-cell>
          <table:table-cell office:value-type="float" office:value="46.1120017145432" calcext:value-type="float">
            <text:p>46.1120017145432</text:p>
          </table:table-cell>
          <table:table-cell office:value-type="float" office:value="33.6751849455795" calcext:value-type="float">
            <text:p>33.6751849455795</text:p>
          </table:table-cell>
          <table:table-cell office:value-type="float" office:value="63.1419457846558" calcext:value-type="float">
            <text:p>63.1419457846558</text:p>
          </table:table-cell>
          <table:table-cell office:value-type="float" office:value="-45.1120017145432" calcext:value-type="float">
            <text:p>-45.1120017145432</text:p>
          </table:table-cell>
          <table:table-cell office:value-type="float" office:value="-32.6751849455795" calcext:value-type="float">
            <text:p>-32.6751849455795</text:p>
          </table:table-cell>
          <table:table-cell office:value-type="float" office:value="-62.1419457846558" calcext:value-type="float">
            <text:p>-62.1419457846558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5362423844261" calcext:value-type="float">
            <text:p>4.5362423844261</text:p>
          </table:table-cell>
          <table:table-cell office:value-type="float" office:value="4.22509678511399" calcext:value-type="float">
            <text:p>4.22509678511399</text:p>
          </table:table-cell>
          <table:table-cell office:value-type="float" office:value="4.84738798373821" calcext:value-type="float">
            <text:p>4.84738798373821</text:p>
          </table:table-cell>
          <table:table-cell office:value-type="float" office:value="93.339406723925" calcext:value-type="float">
            <text:p>93.339406723925</text:p>
          </table:table-cell>
          <table:table-cell office:value-type="float" office:value="68.3811215029325" calcext:value-type="float">
            <text:p>68.3811215029325</text:p>
          </table:table-cell>
          <table:table-cell office:value-type="float" office:value="127.407165253946" calcext:value-type="float">
            <text:p>127.407165253946</text:p>
          </table:table-cell>
          <table:table-cell office:value-type="float" office:value="-92.339406723925" calcext:value-type="float">
            <text:p>-92.339406723925</text:p>
          </table:table-cell>
          <table:table-cell office:value-type="float" office:value="-67.3811215029325" calcext:value-type="float">
            <text:p>-67.3811215029325</text:p>
          </table:table-cell>
          <table:table-cell office:value-type="float" office:value="-126.407165253946" calcext:value-type="float">
            <text:p>-126.407165253946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557477159935957" calcext:value-type="float">
            <text:p>0.557477159935957</text:p>
          </table:table-cell>
          <table:table-cell office:value-type="float" office:value="0.498835732332263" calcext:value-type="float">
            <text:p>0.498835732332263</text:p>
          </table:table-cell>
          <table:table-cell office:value-type="float" office:value="0.61611858753965" calcext:value-type="float">
            <text:p>0.61611858753965</text:p>
          </table:table-cell>
          <table:table-cell office:value-type="float" office:value="1.74626140016303" calcext:value-type="float">
            <text:p>1.74626140016303</text:p>
          </table:table-cell>
          <table:table-cell office:value-type="float" office:value="1.64680283483467" calcext:value-type="float">
            <text:p>1.64680283483467</text:p>
          </table:table-cell>
          <table:table-cell office:value-type="float" office:value="1.8517267599952" calcext:value-type="float">
            <text:p>1.8517267599952</text:p>
          </table:table-cell>
          <table:table-cell office:value-type="float" office:value="-0.746261400163025" calcext:value-type="float">
            <text:p>-0.746261400163025</text:p>
          </table:table-cell>
          <table:table-cell office:value-type="float" office:value="-0.646802834834674" calcext:value-type="float">
            <text:p>-0.646802834834674</text:p>
          </table:table-cell>
          <table:table-cell office:value-type="float" office:value="-0.851726759995204" calcext:value-type="float">
            <text:p>-0.851726759995204</text:p>
          </table:table-cell>
        </table:table-row>
      </table:table>
      <table:table table:name="tmp" table:style-name="ta1">
        <office:forms form:automatic-focus="false" form:apply-design-mode="false"/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</table:table-row>
      </table:table>
      <table:table table:name="inf" table:style-name="ta1">
        <office:forms form:automatic-focus="false" form:apply-design-mode="false"/>
        <table:table-column table:style-name="co4" table:number-columns-repeated="17" table:default-cell-style-name="Default"/>
        <table:table-row table:style-name="ro1">
          <table:table-cell office:value-type="string" calcext:value-type="string">
            <text:p>Immunityinf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$HospBA12.$A$101];[.$A$1]&amp;&quot;_&quot;&amp;[.$A2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2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2];[$HospBA12.J$2:$HospBA12.J$112])" office:value-type="float" office:value="0" calcext:value-type="float">
            <text:p>0</text:p>
          </table:table-cell>
          <table:table-cell table:formula="of:=IF([.B2]=0;0;INTERCEPT([.B$2:.B$10];[$tmp.$A$2:.$A$10])+SLOPE([.B$2:.B$10];[$tmp.$A$2:.$A$10])*[$tmp.$A2])" office:value-type="float" office:value="0" calcext:value-type="float">
            <text:p>0</text:p>
          </table:table-cell>
          <table:table-cell table:formula="of:=SUMIF([$ProxyBA12.$A$2:$ProxyBA12.$A$101];[.$A$1]&amp;&quot;_&quot;&amp;[.$A2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2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2];[$ProxyBA12.J$2:$ProxyBA12.J$112])" office:value-type="float" office:value="0" calcext:value-type="float">
            <text:p>0</text:p>
          </table:table-cell>
          <table:table-cell table:formula="of:=IF([.F2]=0;0;INTERCEPT([.F$2:.F$10];[$tmp.$A$2:.$A$10])+SLOPE([.F$2:.F$10];[$tmp.$A$2:.$A$10])*[$tmp.$A2])" office:value-type="float" office:value="0" calcext:value-type="float">
            <text:p>0</text:p>
          </table:table-cell>
          <table:table-cell table:formula="of:=SUMIF([$HospNew.$A$2:$HospNew.$A$101];[.$A$1]&amp;&quot;_&quot;&amp;[.$A2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2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2];[$HospNew.J$2:$HospNew.J$112])" office:value-type="float" office:value="0" calcext:value-type="float">
            <text:p>0</text:p>
          </table:table-cell>
          <table:table-cell table:formula="of:=IF([.J2]=0;0;INTERCEPT([.J$2:.J$10];[$tmp.$A$2:.$A$10])+SLOPE([.J$2:.J$10];[$tmp.$A$2:.$A$10])*[$tmp.$A2])" office:value-type="float" office:value="0" calcext:value-type="float">
            <text:p>0</text:p>
          </table:table-cell>
          <table:table-cell table:formula="of:=SUMIF([$ProxyNew.$A$2:$ProxyNew.$A$101];[.$A$1]&amp;&quot;_&quot;&amp;[.$A2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2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2];[$ProxyNew.J$2:$ProxyNew.J$112])" office:value-type="float" office:value="0" calcext:value-type="float">
            <text:p>0</text:p>
          </table:table-cell>
          <table:table-cell table:formula="of:=IF([.N2]=0;0;INTERCEPT([.N$2:.N$10];[$tmp.$A$2:.$A$10])+SLOPE([.N$2:.N$10];[$tmp.$A$2:.$A$10])*[$tmp.$A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$HospBA12.$A$101];[.$A$1]&amp;&quot;_&quot;&amp;[.$A3];[$HospBA12.H$2:$HospBA12.H$112])" office:value-type="float" office:value="0.848376748237542" calcext:value-type="float">
            <text:p>0.848376748237542</text:p>
          </table:table-cell>
          <table:table-cell table:formula="of:=SUMIF([$HospBA12.$A$2:$HospBA12.$A$101];[.$A$1]&amp;&quot;_&quot;&amp;[.$A3];[$HospBA12.I$2:$HospBA12.I$112])" office:value-type="float" office:value="0.878960776152864" calcext:value-type="float">
            <text:p>0.878960776152864</text:p>
          </table:table-cell>
          <table:table-cell table:formula="of:=SUMIF([$HospBA12.$A$2:$HospBA12.$A$101];[.$A$1]&amp;&quot;_&quot;&amp;[.$A3];[$HospBA12.J$2:$HospBA12.J$112])" office:value-type="float" office:value="0.810064789377236" calcext:value-type="float">
            <text:p>0.810064789377236</text:p>
          </table:table-cell>
          <table:table-cell table:formula="of:=IF([.B3]=0;0;INTERCEPT([.B$2:.B$10];[$tmp.$A$2:.$A$10])+SLOPE([.B$2:.B$10];[$tmp.$A$2:.$A$10])*[$tmp.$A3])" office:value-type="float" office:value="0.591547245314286" calcext:value-type="float">
            <text:p>0.591547245314286</text:p>
          </table:table-cell>
          <table:table-cell table:formula="of:=SUMIF([$ProxyBA12.$A$2:$ProxyBA12.$A$101];[.$A$1]&amp;&quot;_&quot;&amp;[.$A3];[$ProxyBA12.H$2:$ProxyBA12.H$112])" office:value-type="float" office:value="0.870947958454177" calcext:value-type="float">
            <text:p>0.870947958454177</text:p>
          </table:table-cell>
          <table:table-cell table:formula="of:=SUMIF([$ProxyBA12.$A$2:$ProxyBA12.$A$101];[.$A$1]&amp;&quot;_&quot;&amp;[.$A3];[$ProxyBA12.I$2:$ProxyBA12.I$112])" office:value-type="float" office:value="0.908913739932878" calcext:value-type="float">
            <text:p>0.908913739932878</text:p>
          </table:table-cell>
          <table:table-cell table:formula="of:=SUMIF([$ProxyBA12.$A$2:$ProxyBA12.$A$101];[.$A$1]&amp;&quot;_&quot;&amp;[.$A3];[$ProxyBA12.J$2:$ProxyBA12.J$112])" office:value-type="float" office:value="0.817157610655306" calcext:value-type="float">
            <text:p>0.817157610655306</text:p>
          </table:table-cell>
          <table:table-cell table:formula="of:=IF([.F3]=0;0;INTERCEPT([.F$2:.F$10];[$tmp.$A$2:.$A$10])+SLOPE([.F$2:.F$10];[$tmp.$A$2:.$A$10])*[$tmp.$A3])" office:value-type="float" office:value="0.478158240659838" calcext:value-type="float">
            <text:p>0.478158240659838</text:p>
          </table:table-cell>
          <table:table-cell table:formula="of:=SUMIF([$HospNew.$A$2:$HospNew.$A$101];[.$A$1]&amp;&quot;_&quot;&amp;[.$A3];[$HospNew.H$2:$HospNew.H$112])" office:value-type="float" office:value="0.611881341577705" calcext:value-type="float">
            <text:p>0.611881341577705</text:p>
          </table:table-cell>
          <table:table-cell table:formula="of:=SUMIF([$HospNew.$A$2:$HospNew.$A$101];[.$A$1]&amp;&quot;_&quot;&amp;[.$A3];[$HospNew.I$2:$HospNew.I$112])" office:value-type="float" office:value="0.785342057663921" calcext:value-type="float">
            <text:p>0.785342057663921</text:p>
          </table:table-cell>
          <table:table-cell table:formula="of:=SUMIF([$HospNew.$A$2:$HospNew.$A$101];[.$A$1]&amp;&quot;_&quot;&amp;[.$A3];[$HospNew.J$2:$HospNew.J$112])" office:value-type="float" office:value="0.298250549799464" calcext:value-type="float">
            <text:p>0.298250549799464</text:p>
          </table:table-cell>
          <table:table-cell table:formula="of:=IF([.J3]=0;0;INTERCEPT([.J$2:.J$10];[$tmp.$A$2:.$A$10])+SLOPE([.J$2:.J$10];[$tmp.$A$2:.$A$10])*[$tmp.$A3])" office:value-type="float" office:value="0.47520678459218" calcext:value-type="float">
            <text:p>0.47520678459218</text:p>
          </table:table-cell>
          <table:table-cell table:formula="of:=SUMIF([$ProxyNew.$A$2:$ProxyNew.$A$101];[.$A$1]&amp;&quot;_&quot;&amp;[.$A3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3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3];[$ProxyNew.J$2:$ProxyNew.J$112])" office:value-type="float" office:value="0" calcext:value-type="float">
            <text:p>0</text:p>
          </table:table-cell>
          <table:table-cell table:formula="of:=IF([.N3]=0;0;INTERCEPT([.N$2:.N$10];[$tmp.$A$2:.$A$10])+SLOPE([.N$2:.N$10];[$tmp.$A$2:.$A$10])*[$tmp.$A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$HospBA12.$A$101];[.$A$1]&amp;&quot;_&quot;&amp;[.$A4];[$HospBA12.H$2:$HospBA12.H$112])" office:value-type="float" office:value="0.859351105639631" calcext:value-type="float">
            <text:p>0.859351105639631</text:p>
          </table:table-cell>
          <table:table-cell table:formula="of:=SUMIF([$HospBA12.$A$2:$HospBA12.$A$101];[.$A$1]&amp;&quot;_&quot;&amp;[.$A4];[$HospBA12.I$2:$HospBA12.I$112])" office:value-type="float" office:value="0.909388217318237" calcext:value-type="float">
            <text:p>0.909388217318237</text:p>
          </table:table-cell>
          <table:table-cell table:formula="of:=SUMIF([$HospBA12.$A$2:$HospBA12.$A$101];[.$A$1]&amp;&quot;_&quot;&amp;[.$A4];[$HospBA12.J$2:$HospBA12.J$112])" office:value-type="float" office:value="0.781682791141293" calcext:value-type="float">
            <text:p>0.781682791141293</text:p>
          </table:table-cell>
          <table:table-cell table:formula="of:=IF([.B4]=0;0;INTERCEPT([.B$2:.B$10];[$tmp.$A$2:.$A$10])+SLOPE([.B$2:.B$10];[$tmp.$A$2:.$A$10])*[$tmp.$A4])" office:value-type="float" office:value="0.635608152285596" calcext:value-type="float">
            <text:p>0.635608152285596</text:p>
          </table:table-cell>
          <table:table-cell table:formula="of:=SUMIF([$ProxyBA12.$A$2:$ProxyBA12.$A$101];[.$A$1]&amp;&quot;_&quot;&amp;[.$A4];[$ProxyBA12.H$2:$ProxyBA12.H$112])" office:value-type="float" office:value="0.882587613344421" calcext:value-type="float">
            <text:p>0.882587613344421</text:p>
          </table:table-cell>
          <table:table-cell table:formula="of:=SUMIF([$ProxyBA12.$A$2:$ProxyBA12.$A$101];[.$A$1]&amp;&quot;_&quot;&amp;[.$A4];[$ProxyBA12.I$2:$ProxyBA12.I$112])" office:value-type="float" office:value="0.941365475755077" calcext:value-type="float">
            <text:p>0.941365475755077</text:p>
          </table:table-cell>
          <table:table-cell table:formula="of:=SUMIF([$ProxyBA12.$A$2:$ProxyBA12.$A$101];[.$A$1]&amp;&quot;_&quot;&amp;[.$A4];[$ProxyBA12.J$2:$ProxyBA12.J$112])" office:value-type="float" office:value="0.764888199952389" calcext:value-type="float">
            <text:p>0.764888199952389</text:p>
          </table:table-cell>
          <table:table-cell table:formula="of:=IF([.F4]=0;0;INTERCEPT([.F$2:.F$10];[$tmp.$A$2:.$A$10])+SLOPE([.F$2:.F$10];[$tmp.$A$2:.$A$10])*[$tmp.$A4])" office:value-type="float" office:value="0.528391837137245" calcext:value-type="float">
            <text:p>0.528391837137245</text:p>
          </table:table-cell>
          <table:table-cell table:formula="of:=SUMIF([$HospNew.$A$2:$HospNew.$A$101];[.$A$1]&amp;&quot;_&quot;&amp;[.$A4];[$HospNew.H$2:$HospNew.H$112])" office:value-type="float" office:value="0.737158247354726" calcext:value-type="float">
            <text:p>0.737158247354726</text:p>
          </table:table-cell>
          <table:table-cell table:formula="of:=SUMIF([$HospNew.$A$2:$HospNew.$A$101];[.$A$1]&amp;&quot;_&quot;&amp;[.$A4];[$HospNew.I$2:$HospNew.I$112])" office:value-type="float" office:value="0.841850682648165" calcext:value-type="float">
            <text:p>0.841850682648165</text:p>
          </table:table-cell>
          <table:table-cell table:formula="of:=SUMIF([$HospNew.$A$2:$HospNew.$A$101];[.$A$1]&amp;&quot;_&quot;&amp;[.$A4];[$HospNew.J$2:$HospNew.J$112])" office:value-type="float" office:value="0.5631610171295" calcext:value-type="float">
            <text:p>0.5631610171295</text:p>
          </table:table-cell>
          <table:table-cell table:formula="of:=IF([.J4]=0;0;INTERCEPT([.J$2:.J$10];[$tmp.$A$2:.$A$10])+SLOPE([.J$2:.J$10];[$tmp.$A$2:.$A$10])*[$tmp.$A4])" office:value-type="float" office:value="0.519142834684468" calcext:value-type="float">
            <text:p>0.519142834684468</text:p>
          </table:table-cell>
          <table:table-cell table:formula="of:=SUMIF([$ProxyNew.$A$2:$ProxyNew.$A$101];[.$A$1]&amp;&quot;_&quot;&amp;[.$A4];[$ProxyNew.H$2:$ProxyNew.H$112])" office:value-type="float" office:value="0.768087717708961" calcext:value-type="float">
            <text:p>0.768087717708961</text:p>
          </table:table-cell>
          <table:table-cell table:formula="of:=SUMIF([$ProxyNew.$A$2:$ProxyNew.$A$101];[.$A$1]&amp;&quot;_&quot;&amp;[.$A4];[$ProxyNew.I$2:$ProxyNew.I$112])" office:value-type="float" office:value="0.903725873294196" calcext:value-type="float">
            <text:p>0.903725873294196</text:p>
          </table:table-cell>
          <table:table-cell table:formula="of:=SUMIF([$ProxyNew.$A$2:$ProxyNew.$A$101];[.$A$1]&amp;&quot;_&quot;&amp;[.$A4];[$ProxyNew.J$2:$ProxyNew.J$112])" office:value-type="float" office:value="0.44135243270718" calcext:value-type="float">
            <text:p>0.44135243270718</text:p>
          </table:table-cell>
          <table:table-cell table:formula="of:=IF([.N4]=0;0;INTERCEPT([.N$2:.N$10];[$tmp.$A$2:.$A$10])+SLOPE([.N$2:.N$10];[$tmp.$A$2:.$A$10])*[$tmp.$A4])" office:value-type="float" office:value="0.389379341777188" calcext:value-type="float">
            <text:p>0.389379341777188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$HospBA12.$A$101];[.$A$1]&amp;&quot;_&quot;&amp;[.$A5];[$HospBA12.H$2:$HospBA12.H$112])" office:value-type="float" office:value="0.831050832127268" calcext:value-type="float">
            <text:p>0.831050832127268</text:p>
          </table:table-cell>
          <table:table-cell table:formula="of:=SUMIF([$HospBA12.$A$2:$HospBA12.$A$101];[.$A$1]&amp;&quot;_&quot;&amp;[.$A5];[$HospBA12.I$2:$HospBA12.I$112])" office:value-type="float" office:value="0.957773811502427" calcext:value-type="float">
            <text:p>0.957773811502427</text:p>
          </table:table-cell>
          <table:table-cell table:formula="of:=SUMIF([$HospBA12.$A$2:$HospBA12.$A$101];[.$A$1]&amp;&quot;_&quot;&amp;[.$A5];[$HospBA12.J$2:$HospBA12.J$112])" office:value-type="float" office:value="0.324025626264401" calcext:value-type="float">
            <text:p>0.324025626264401</text:p>
          </table:table-cell>
          <table:table-cell table:formula="of:=IF([.B5]=0;0;INTERCEPT([.B$2:.B$10];[$tmp.$A$2:.$A$10])+SLOPE([.B$2:.B$10];[$tmp.$A$2:.$A$10])*[$tmp.$A5])" office:value-type="float" office:value="0.679669059256905" calcext:value-type="float">
            <text:p>0.679669059256905</text:p>
          </table:table-cell>
          <table:table-cell table:formula="of:=SUMIF([$ProxyBA12.$A$2:$ProxyBA12.$A$101];[.$A$1]&amp;&quot;_&quot;&amp;[.$A5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5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5];[$ProxyBA12.J$2:$ProxyBA12.J$112])" office:value-type="float" office:value="0" calcext:value-type="float">
            <text:p>0</text:p>
          </table:table-cell>
          <table:table-cell table:formula="of:=IF([.F5]=0;0;INTERCEPT([.F$2:.F$10];[$tmp.$A$2:.$A$10])+SLOPE([.F$2:.F$10];[$tmp.$A$2:.$A$10])*[$tmp.$A5])" office:value-type="float" office:value="0" calcext:value-type="float">
            <text:p>0</text:p>
          </table:table-cell>
          <table:table-cell table:formula="of:=SUMIF([$HospNew.$A$2:$HospNew.$A$101];[.$A$1]&amp;&quot;_&quot;&amp;[.$A5];[$HospNew.H$2:$HospNew.H$112])" office:value-type="float" office:value="0.675149450641236" calcext:value-type="float">
            <text:p>0.675149450641236</text:p>
          </table:table-cell>
          <table:table-cell table:formula="of:=SUMIF([$HospNew.$A$2:$HospNew.$A$101];[.$A$1]&amp;&quot;_&quot;&amp;[.$A5];[$HospNew.I$2:$HospNew.I$112])" office:value-type="float" office:value="0.75603007272872" calcext:value-type="float">
            <text:p>0.75603007272872</text:p>
          </table:table-cell>
          <table:table-cell table:formula="of:=SUMIF([$HospNew.$A$2:$HospNew.$A$101];[.$A$1]&amp;&quot;_&quot;&amp;[.$A5];[$HospNew.J$2:$HospNew.J$112])" office:value-type="float" office:value="0.567455380263528" calcext:value-type="float">
            <text:p>0.567455380263528</text:p>
          </table:table-cell>
          <table:table-cell table:formula="of:=IF([.J5]=0;0;INTERCEPT([.J$2:.J$10];[$tmp.$A$2:.$A$10])+SLOPE([.J$2:.J$10];[$tmp.$A$2:.$A$10])*[$tmp.$A5])" office:value-type="float" office:value="0.563078884776755" calcext:value-type="float">
            <text:p>0.563078884776755</text:p>
          </table:table-cell>
          <table:table-cell table:formula="of:=SUMIF([$ProxyNew.$A$2:$ProxyNew.$A$101];[.$A$1]&amp;&quot;_&quot;&amp;[.$A5];[$ProxyNew.H$2:$ProxyNew.H$112])" office:value-type="float" office:value="0.666850131687463" calcext:value-type="float">
            <text:p>0.666850131687463</text:p>
          </table:table-cell>
          <table:table-cell table:formula="of:=SUMIF([$ProxyNew.$A$2:$ProxyNew.$A$101];[.$A$1]&amp;&quot;_&quot;&amp;[.$A5];[$ProxyNew.I$2:$ProxyNew.I$112])" office:value-type="float" office:value="0.796857166931206" calcext:value-type="float">
            <text:p>0.796857166931206</text:p>
          </table:table-cell>
          <table:table-cell table:formula="of:=SUMIF([$ProxyNew.$A$2:$ProxyNew.$A$101];[.$A$1]&amp;&quot;_&quot;&amp;[.$A5];[$ProxyNew.J$2:$ProxyNew.J$112])" office:value-type="float" office:value="0.45364139566236" calcext:value-type="float">
            <text:p>0.45364139566236</text:p>
          </table:table-cell>
          <table:table-cell table:formula="of:=IF([.N5]=0;0;INTERCEPT([.N$2:.N$10];[$tmp.$A$2:.$A$10])+SLOPE([.N$2:.N$10];[$tmp.$A$2:.$A$10])*[$tmp.$A5])" office:value-type="float" office:value="0.471022297163679" calcext:value-type="float">
            <text:p>0.471022297163679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$HospBA12.$A$101];[.$A$1]&amp;&quot;_&quot;&amp;[.$A6];[$HospBA12.H$2:$HospBA12.H$112])" office:value-type="float" office:value="0.942200420647666" calcext:value-type="float">
            <text:p>0.942200420647666</text:p>
          </table:table-cell>
          <table:table-cell table:formula="of:=SUMIF([$HospBA12.$A$2:$HospBA12.$A$101];[.$A$1]&amp;&quot;_&quot;&amp;[.$A6];[$HospBA12.I$2:$HospBA12.I$112])" office:value-type="float" office:value="0.985549098146633" calcext:value-type="float">
            <text:p>0.985549098146633</text:p>
          </table:table-cell>
          <table:table-cell table:formula="of:=SUMIF([$HospBA12.$A$2:$HospBA12.$A$101];[.$A$1]&amp;&quot;_&quot;&amp;[.$A6];[$HospBA12.J$2:$HospBA12.J$112])" office:value-type="float" office:value="0.768817793712413" calcext:value-type="float">
            <text:p>0.768817793712413</text:p>
          </table:table-cell>
          <table:table-cell table:formula="of:=IF([.B6]=0;0;INTERCEPT([.B$2:.B$10];[$tmp.$A$2:.$A$10])+SLOPE([.B$2:.B$10];[$tmp.$A$2:.$A$10])*[$tmp.$A6])" office:value-type="float" office:value="0.723729966228215" calcext:value-type="float">
            <text:p>0.723729966228215</text:p>
          </table:table-cell>
          <table:table-cell table:formula="of:=SUMIF([$ProxyBA12.$A$2:$ProxyBA12.$A$101];[.$A$1]&amp;&quot;_&quot;&amp;[.$A6];[$ProxyBA12.H$2:$ProxyBA12.H$112])" office:value-type="float" office:value="0.899597927191047" calcext:value-type="float">
            <text:p>0.899597927191047</text:p>
          </table:table-cell>
          <table:table-cell table:formula="of:=SUMIF([$ProxyBA12.$A$2:$ProxyBA12.$A$101];[.$A$1]&amp;&quot;_&quot;&amp;[.$A6];[$ProxyBA12.I$2:$ProxyBA12.I$112])" office:value-type="float" office:value="0.974902572313456" calcext:value-type="float">
            <text:p>0.974902572313456</text:p>
          </table:table-cell>
          <table:table-cell table:formula="of:=SUMIF([$ProxyBA12.$A$2:$ProxyBA12.$A$101];[.$A$1]&amp;&quot;_&quot;&amp;[.$A6];[$ProxyBA12.J$2:$ProxyBA12.J$112])" office:value-type="float" office:value="0.598342254423979" calcext:value-type="float">
            <text:p>0.598342254423979</text:p>
          </table:table-cell>
          <table:table-cell table:formula="of:=IF([.F6]=0;0;INTERCEPT([.F$2:.F$10];[$tmp.$A$2:.$A$10])+SLOPE([.F$2:.F$10];[$tmp.$A$2:.$A$10])*[$tmp.$A6])" office:value-type="float" office:value="0.628859030092057" calcext:value-type="float">
            <text:p>0.628859030092057</text:p>
          </table:table-cell>
          <table:table-cell table:formula="of:=SUMIF([$HospNew.$A$2:$HospNew.$A$101];[.$A$1]&amp;&quot;_&quot;&amp;[.$A6];[$HospNew.H$2:$HospNew.H$112])" office:value-type="float" office:value="0.748058771281568" calcext:value-type="float">
            <text:p>0.748058771281568</text:p>
          </table:table-cell>
          <table:table-cell table:formula="of:=SUMIF([$HospNew.$A$2:$HospNew.$A$101];[.$A$1]&amp;&quot;_&quot;&amp;[.$A6];[$HospNew.I$2:$HospNew.I$112])" office:value-type="float" office:value="0.811307015158407" calcext:value-type="float">
            <text:p>0.811307015158407</text:p>
          </table:table-cell>
          <table:table-cell table:formula="of:=SUMIF([$HospNew.$A$2:$HospNew.$A$101];[.$A$1]&amp;&quot;_&quot;&amp;[.$A6];[$HospNew.J$2:$HospNew.J$112])" office:value-type="float" office:value="0.663610267326898" calcext:value-type="float">
            <text:p>0.663610267326898</text:p>
          </table:table-cell>
          <table:table-cell table:formula="of:=IF([.J6]=0;0;INTERCEPT([.J$2:.J$10];[$tmp.$A$2:.$A$10])+SLOPE([.J$2:.J$10];[$tmp.$A$2:.$A$10])*[$tmp.$A6])" office:value-type="float" office:value="0.607014934869043" calcext:value-type="float">
            <text:p>0.607014934869043</text:p>
          </table:table-cell>
          <table:table-cell table:formula="of:=SUMIF([$ProxyNew.$A$2:$ProxyNew.$A$101];[.$A$1]&amp;&quot;_&quot;&amp;[.$A6];[$ProxyNew.H$2:$ProxyNew.H$112])" office:value-type="float" office:value="0.743217100794701" calcext:value-type="float">
            <text:p>0.743217100794701</text:p>
          </table:table-cell>
          <table:table-cell table:formula="of:=SUMIF([$ProxyNew.$A$2:$ProxyNew.$A$101];[.$A$1]&amp;&quot;_&quot;&amp;[.$A6];[$ProxyNew.I$2:$ProxyNew.I$112])" office:value-type="float" office:value="0.845845112226701" calcext:value-type="float">
            <text:p>0.845845112226701</text:p>
          </table:table-cell>
          <table:table-cell table:formula="of:=SUMIF([$ProxyNew.$A$2:$ProxyNew.$A$101];[.$A$1]&amp;&quot;_&quot;&amp;[.$A6];[$ProxyNew.J$2:$ProxyNew.J$112])" office:value-type="float" office:value="0.572264893596842" calcext:value-type="float">
            <text:p>0.572264893596842</text:p>
          </table:table-cell>
          <table:table-cell table:formula="of:=IF([.N6]=0;0;INTERCEPT([.N$2:.N$10];[$tmp.$A$2:.$A$10])+SLOPE([.N$2:.N$10];[$tmp.$A$2:.$A$10])*[$tmp.$A6])" office:value-type="float" office:value="0.55266525255017" calcext:value-type="float">
            <text:p>0.55266525255017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$HospBA12.$A$101];[.$A$1]&amp;&quot;_&quot;&amp;[.$A7];[$HospBA12.H$2:$HospBA12.H$112])" office:value-type="float" office:value="0.714298962205668" calcext:value-type="float">
            <text:p>0.714298962205668</text:p>
          </table:table-cell>
          <table:table-cell table:formula="of:=SUMIF([$HospBA12.$A$2:$HospBA12.$A$101];[.$A$1]&amp;&quot;_&quot;&amp;[.$A7];[$HospBA12.I$2:$HospBA12.I$112])" office:value-type="float" office:value="0.778968090328631" calcext:value-type="float">
            <text:p>0.778968090328631</text:p>
          </table:table-cell>
          <table:table-cell table:formula="of:=SUMIF([$HospBA12.$A$2:$HospBA12.$A$101];[.$A$1]&amp;&quot;_&quot;&amp;[.$A7];[$HospBA12.J$2:$HospBA12.J$112])" office:value-type="float" office:value="0.630709054099389" calcext:value-type="float">
            <text:p>0.630709054099389</text:p>
          </table:table-cell>
          <table:table-cell table:formula="of:=IF([.B7]=0;0;INTERCEPT([.B$2:.B$10];[$tmp.$A$2:.$A$10])+SLOPE([.B$2:.B$10];[$tmp.$A$2:.$A$10])*[$tmp.$A7])" office:value-type="float" office:value="0.767790873199524" calcext:value-type="float">
            <text:p>0.767790873199524</text:p>
          </table:table-cell>
          <table:table-cell table:formula="of:=SUMIF([$ProxyBA12.$A$2:$ProxyBA12.$A$101];[.$A$1]&amp;&quot;_&quot;&amp;[.$A7];[$ProxyBA12.H$2:$ProxyBA12.H$112])" office:value-type="float" office:value="0.731781964204654" calcext:value-type="float">
            <text:p>0.731781964204654</text:p>
          </table:table-cell>
          <table:table-cell table:formula="of:=SUMIF([$ProxyBA12.$A$2:$ProxyBA12.$A$101];[.$A$1]&amp;&quot;_&quot;&amp;[.$A7];[$ProxyBA12.I$2:$ProxyBA12.I$112])" office:value-type="float" office:value="0.810654555728639" calcext:value-type="float">
            <text:p>0.810654555728639</text:p>
          </table:table-cell>
          <table:table-cell table:formula="of:=SUMIF([$ProxyBA12.$A$2:$ProxyBA12.$A$101];[.$A$1]&amp;&quot;_&quot;&amp;[.$A7];[$ProxyBA12.J$2:$ProxyBA12.J$112])" office:value-type="float" office:value="0.620054683635214" calcext:value-type="float">
            <text:p>0.620054683635214</text:p>
          </table:table-cell>
          <table:table-cell table:formula="of:=IF([.F7]=0;0;INTERCEPT([.F$2:.F$10];[$tmp.$A$2:.$A$10])+SLOPE([.F$2:.F$10];[$tmp.$A$2:.$A$10])*[$tmp.$A7])" office:value-type="float" office:value="0.679092626569463" calcext:value-type="float">
            <text:p>0.679092626569463</text:p>
          </table:table-cell>
          <table:table-cell table:formula="of:=SUMIF([$HospNew.$A$2:$HospNew.$A$101];[.$A$1]&amp;&quot;_&quot;&amp;[.$A7];[$HospNew.H$2:$HospNew.H$112])" office:value-type="float" office:value="0.778102522081231" calcext:value-type="float">
            <text:p>0.778102522081231</text:p>
          </table:table-cell>
          <table:table-cell table:formula="of:=SUMIF([$HospNew.$A$2:$HospNew.$A$101];[.$A$1]&amp;&quot;_&quot;&amp;[.$A7];[$HospNew.I$2:$HospNew.I$112])" office:value-type="float" office:value="0.846232651759885" calcext:value-type="float">
            <text:p>0.846232651759885</text:p>
          </table:table-cell>
          <table:table-cell table:formula="of:=SUMIF([$HospNew.$A$2:$HospNew.$A$101];[.$A$1]&amp;&quot;_&quot;&amp;[.$A7];[$HospNew.J$2:$HospNew.J$112])" office:value-type="float" office:value="0.679785785017103" calcext:value-type="float">
            <text:p>0.679785785017103</text:p>
          </table:table-cell>
          <table:table-cell table:formula="of:=IF([.J7]=0;0;INTERCEPT([.J$2:.J$10];[$tmp.$A$2:.$A$10])+SLOPE([.J$2:.J$10];[$tmp.$A$2:.$A$10])*[$tmp.$A7])" office:value-type="float" office:value="0.650950984961331" calcext:value-type="float">
            <text:p>0.650950984961331</text:p>
          </table:table-cell>
          <table:table-cell table:formula="of:=SUMIF([$ProxyNew.$A$2:$ProxyNew.$A$101];[.$A$1]&amp;&quot;_&quot;&amp;[.$A7];[$ProxyNew.H$2:$ProxyNew.H$112])" office:value-type="float" office:value="0.661454783753986" calcext:value-type="float">
            <text:p>0.661454783753986</text:p>
          </table:table-cell>
          <table:table-cell table:formula="of:=SUMIF([$ProxyNew.$A$2:$ProxyNew.$A$101];[.$A$1]&amp;&quot;_&quot;&amp;[.$A7];[$ProxyNew.I$2:$ProxyNew.I$112])" office:value-type="float" office:value="0.800406599591942" calcext:value-type="float">
            <text:p>0.800406599591942</text:p>
          </table:table-cell>
          <table:table-cell table:formula="of:=SUMIF([$ProxyNew.$A$2:$ProxyNew.$A$101];[.$A$1]&amp;&quot;_&quot;&amp;[.$A7];[$ProxyNew.J$2:$ProxyNew.J$112])" office:value-type="float" office:value="0.425768270850935" calcext:value-type="float">
            <text:p>0.425768270850935</text:p>
          </table:table-cell>
          <table:table-cell table:formula="of:=IF([.N7]=0;0;INTERCEPT([.N$2:.N$10];[$tmp.$A$2:.$A$10])+SLOPE([.N$2:.N$10];[$tmp.$A$2:.$A$10])*[$tmp.$A7])" office:value-type="float" office:value="0.634308207936661" calcext:value-type="float">
            <text:p>0.634308207936661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$HospBA12.$A$101];[.$A$1]&amp;&quot;_&quot;&amp;[.$A8];[$HospBA12.H$2:$HospBA12.H$112])" office:value-type="float" office:value="0.749093448115493" calcext:value-type="float">
            <text:p>0.749093448115493</text:p>
          </table:table-cell>
          <table:table-cell table:formula="of:=SUMIF([$HospBA12.$A$2:$HospBA12.$A$101];[.$A$1]&amp;&quot;_&quot;&amp;[.$A8];[$HospBA12.I$2:$HospBA12.I$112])" office:value-type="float" office:value="0.805854050104067" calcext:value-type="float">
            <text:p>0.805854050104067</text:p>
          </table:table-cell>
          <table:table-cell table:formula="of:=SUMIF([$HospBA12.$A$2:$HospBA12.$A$101];[.$A$1]&amp;&quot;_&quot;&amp;[.$A8];[$HospBA12.J$2:$HospBA12.J$112])" office:value-type="float" office:value="0.675738289609863" calcext:value-type="float">
            <text:p>0.675738289609863</text:p>
          </table:table-cell>
          <table:table-cell table:formula="of:=IF([.B8]=0;0;INTERCEPT([.B$2:.B$10];[$tmp.$A$2:.$A$10])+SLOPE([.B$2:.B$10];[$tmp.$A$2:.$A$10])*[$tmp.$A8])" office:value-type="float" office:value="0.811851780170834" calcext:value-type="float">
            <text:p>0.811851780170834</text:p>
          </table:table-cell>
          <table:table-cell table:formula="of:=SUMIF([$ProxyBA12.$A$2:$ProxyBA12.$A$101];[.$A$1]&amp;&quot;_&quot;&amp;[.$A8];[$ProxyBA12.H$2:$ProxyBA12.H$112])" office:value-type="float" office:value="0.819397459961355" calcext:value-type="float">
            <text:p>0.819397459961355</text:p>
          </table:table-cell>
          <table:table-cell table:formula="of:=SUMIF([$ProxyBA12.$A$2:$ProxyBA12.$A$101];[.$A$1]&amp;&quot;_&quot;&amp;[.$A8];[$ProxyBA12.I$2:$ProxyBA12.I$112])" office:value-type="float" office:value="0.87911043576737" calcext:value-type="float">
            <text:p>0.87911043576737</text:p>
          </table:table-cell>
          <table:table-cell table:formula="of:=SUMIF([$ProxyBA12.$A$2:$ProxyBA12.$A$101];[.$A$1]&amp;&quot;_&quot;&amp;[.$A8];[$ProxyBA12.J$2:$ProxyBA12.J$112])" office:value-type="float" office:value="0.730189469409911" calcext:value-type="float">
            <text:p>0.730189469409911</text:p>
          </table:table-cell>
          <table:table-cell table:formula="of:=IF([.F8]=0;0;INTERCEPT([.F$2:.F$10];[$tmp.$A$2:.$A$10])+SLOPE([.F$2:.F$10];[$tmp.$A$2:.$A$10])*[$tmp.$A8])" office:value-type="float" office:value="0.729326223046869" calcext:value-type="float">
            <text:p>0.729326223046869</text:p>
          </table:table-cell>
          <table:table-cell table:formula="of:=SUMIF([$HospNew.$A$2:$HospNew.$A$101];[.$A$1]&amp;&quot;_&quot;&amp;[.$A8];[$HospNew.H$2:$HospNew.H$112])" office:value-type="float" office:value="0.599199317682471" calcext:value-type="float">
            <text:p>0.599199317682471</text:p>
          </table:table-cell>
          <table:table-cell table:formula="of:=SUMIF([$HospNew.$A$2:$HospNew.$A$101];[.$A$1]&amp;&quot;_&quot;&amp;[.$A8];[$HospNew.I$2:$HospNew.I$112])" office:value-type="float" office:value="0.74522502592864" calcext:value-type="float">
            <text:p>0.74522502592864</text:p>
          </table:table-cell>
          <table:table-cell table:formula="of:=SUMIF([$HospNew.$A$2:$HospNew.$A$101];[.$A$1]&amp;&quot;_&quot;&amp;[.$A8];[$HospNew.J$2:$HospNew.J$112])" office:value-type="float" office:value="0.369478154078026" calcext:value-type="float">
            <text:p>0.369478154078026</text:p>
          </table:table-cell>
          <table:table-cell table:formula="of:=IF([.J8]=0;0;INTERCEPT([.J$2:.J$10];[$tmp.$A$2:.$A$10])+SLOPE([.J$2:.J$10];[$tmp.$A$2:.$A$10])*[$tmp.$A8])" office:value-type="float" office:value="0.694887035053618" calcext:value-type="float">
            <text:p>0.694887035053618</text:p>
          </table:table-cell>
          <table:table-cell table:formula="of:=SUMIF([$ProxyNew.$A$2:$ProxyNew.$A$101];[.$A$1]&amp;&quot;_&quot;&amp;[.$A8];[$ProxyNew.H$2:$ProxyNew.H$112])" office:value-type="float" office:value="0.68560392625967" calcext:value-type="float">
            <text:p>0.68560392625967</text:p>
          </table:table-cell>
          <table:table-cell table:formula="of:=SUMIF([$ProxyNew.$A$2:$ProxyNew.$A$101];[.$A$1]&amp;&quot;_&quot;&amp;[.$A8];[$ProxyNew.I$2:$ProxyNew.I$112])" office:value-type="float" office:value="0.869659343407709" calcext:value-type="float">
            <text:p>0.869659343407709</text:p>
          </table:table-cell>
          <table:table-cell table:formula="of:=SUMIF([$ProxyNew.$A$2:$ProxyNew.$A$101];[.$A$1]&amp;&quot;_&quot;&amp;[.$A8];[$ProxyNew.J$2:$ProxyNew.J$112])" office:value-type="float" office:value="0.241641911529383" calcext:value-type="float">
            <text:p>0.241641911529383</text:p>
          </table:table-cell>
          <table:table-cell table:formula="of:=IF([.N8]=0;0;INTERCEPT([.N$2:.N$10];[$tmp.$A$2:.$A$10])+SLOPE([.N$2:.N$10];[$tmp.$A$2:.$A$10])*[$tmp.$A8])" office:value-type="float" office:value="0.715951163323152" calcext:value-type="float">
            <text:p>0.715951163323152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$HospBA12.$A$101];[.$A$1]&amp;&quot;_&quot;&amp;[.$A9];[$HospBA12.H$2:$HospBA12.H$112])" office:value-type="float" office:value="0.750740868361584" calcext:value-type="float">
            <text:p>0.750740868361584</text:p>
          </table:table-cell>
          <table:table-cell table:formula="of:=SUMIF([$HospBA12.$A$2:$HospBA12.$A$101];[.$A$1]&amp;&quot;_&quot;&amp;[.$A9];[$HospBA12.I$2:$HospBA12.I$112])" office:value-type="float" office:value="0.815340412301315" calcext:value-type="float">
            <text:p>0.815340412301315</text:p>
          </table:table-cell>
          <table:table-cell table:formula="of:=SUMIF([$HospBA12.$A$2:$HospBA12.$A$101];[.$A$1]&amp;&quot;_&quot;&amp;[.$A9];[$HospBA12.J$2:$HospBA12.J$112])" office:value-type="float" office:value="0.663542437847761" calcext:value-type="float">
            <text:p>0.663542437847761</text:p>
          </table:table-cell>
          <table:table-cell table:formula="of:=IF([.B9]=0;0;INTERCEPT([.B$2:.B$10];[$tmp.$A$2:.$A$10])+SLOPE([.B$2:.B$10];[$tmp.$A$2:.$A$10])*[$tmp.$A9])" office:value-type="float" office:value="0.855912687142144" calcext:value-type="float">
            <text:p>0.855912687142144</text:p>
          </table:table-cell>
          <table:table-cell table:formula="of:=SUMIF([$ProxyBA12.$A$2:$ProxyBA12.$A$101];[.$A$1]&amp;&quot;_&quot;&amp;[.$A9];[$ProxyBA12.H$2:$ProxyBA12.H$112])" office:value-type="float" office:value="0.800215384123049" calcext:value-type="float">
            <text:p>0.800215384123049</text:p>
          </table:table-cell>
          <table:table-cell table:formula="of:=SUMIF([$ProxyBA12.$A$2:$ProxyBA12.$A$101];[.$A$1]&amp;&quot;_&quot;&amp;[.$A9];[$ProxyBA12.I$2:$ProxyBA12.I$112])" office:value-type="float" office:value="0.871261615134652" calcext:value-type="float">
            <text:p>0.871261615134652</text:p>
          </table:table-cell>
          <table:table-cell table:formula="of:=SUMIF([$ProxyBA12.$A$2:$ProxyBA12.$A$101];[.$A$1]&amp;&quot;_&quot;&amp;[.$A9];[$ProxyBA12.J$2:$ProxyBA12.J$112])" office:value-type="float" office:value="0.689961212556393" calcext:value-type="float">
            <text:p>0.689961212556393</text:p>
          </table:table-cell>
          <table:table-cell table:formula="of:=IF([.F9]=0;0;INTERCEPT([.F$2:.F$10];[$tmp.$A$2:.$A$10])+SLOPE([.F$2:.F$10];[$tmp.$A$2:.$A$10])*[$tmp.$A9])" office:value-type="float" office:value="0.779559819524275" calcext:value-type="float">
            <text:p>0.779559819524275</text:p>
          </table:table-cell>
          <table:table-cell table:formula="of:=SUMIF([$HospNew.$A$2:$HospNew.$A$101];[.$A$1]&amp;&quot;_&quot;&amp;[.$A9];[$HospNew.H$2:$HospNew.H$112])" office:value-type="float" office:value="0.609567234634912" calcext:value-type="float">
            <text:p>0.609567234634912</text:p>
          </table:table-cell>
          <table:table-cell table:formula="of:=SUMIF([$HospNew.$A$2:$HospNew.$A$101];[.$A$1]&amp;&quot;_&quot;&amp;[.$A9];[$HospNew.I$2:$HospNew.I$112])" office:value-type="float" office:value="0.853630886903353" calcext:value-type="float">
            <text:p>0.853630886903353</text:p>
          </table:table-cell>
          <table:table-cell table:formula="of:=SUMIF([$HospNew.$A$2:$HospNew.$A$101];[.$A$1]&amp;&quot;_&quot;&amp;[.$A9];[$HospNew.J$2:$HospNew.J$112])" office:value-type="float" office:value="-0.0414611460409404" calcext:value-type="float">
            <text:p>-0.0414611460409404</text:p>
          </table:table-cell>
          <table:table-cell table:formula="of:=IF([.J9]=0;0;INTERCEPT([.J$2:.J$10];[$tmp.$A$2:.$A$10])+SLOPE([.J$2:.J$10];[$tmp.$A$2:.$A$10])*[$tmp.$A9])" office:value-type="float" office:value="0.738823085145906" calcext:value-type="float">
            <text:p>0.738823085145906</text:p>
          </table:table-cell>
          <table:table-cell table:formula="of:=SUMIF([$ProxyNew.$A$2:$ProxyNew.$A$101];[.$A$1]&amp;&quot;_&quot;&amp;[.$A9];[$ProxyNew.H$2:$ProxyNew.H$112])" office:value-type="float" office:value="0.726154196965481" calcext:value-type="float">
            <text:p>0.726154196965481</text:p>
          </table:table-cell>
          <table:table-cell table:formula="of:=SUMIF([$ProxyNew.$A$2:$ProxyNew.$A$101];[.$A$1]&amp;&quot;_&quot;&amp;[.$A9];[$ProxyNew.I$2:$ProxyNew.I$112])" office:value-type="float" office:value="0.96147804223589" calcext:value-type="float">
            <text:p>0.96147804223589</text:p>
          </table:table-cell>
          <table:table-cell table:formula="of:=SUMIF([$ProxyNew.$A$2:$ProxyNew.$A$101];[.$A$1]&amp;&quot;_&quot;&amp;[.$A9];[$ProxyNew.J$2:$ProxyNew.J$112])" office:value-type="float" office:value="-0.946721511373685" calcext:value-type="float">
            <text:p>-0.946721511373685</text:p>
          </table:table-cell>
          <table:table-cell table:formula="of:=IF([.N9]=0;0;INTERCEPT([.N$2:.N$10];[$tmp.$A$2:.$A$10])+SLOPE([.N$2:.N$10];[$tmp.$A$2:.$A$10])*[$tmp.$A9])" office:value-type="float" office:value="0.797594118709643" calcext:value-type="float">
            <text:p>0.797594118709643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$HospBA12.$A$101];[.$A$1]&amp;&quot;_&quot;&amp;[.$A10];[$HospBA12.H$2:$HospBA12.H$112])" office:value-type="float" office:value="0.818457310719081" calcext:value-type="float">
            <text:p>0.818457310719081</text:p>
          </table:table-cell>
          <table:table-cell table:formula="of:=SUMIF([$HospBA12.$A$2:$HospBA12.$A$101];[.$A$1]&amp;&quot;_&quot;&amp;[.$A10];[$HospBA12.I$2:$HospBA12.I$112])" office:value-type="float" office:value="0.890641666325207" calcext:value-type="float">
            <text:p>0.890641666325207</text:p>
          </table:table-cell>
          <table:table-cell table:formula="of:=SUMIF([$HospBA12.$A$2:$HospBA12.$A$101];[.$A$1]&amp;&quot;_&quot;&amp;[.$A10];[$HospBA12.J$2:$HospBA12.J$112])" office:value-type="float" office:value="0.698626095297343" calcext:value-type="float">
            <text:p>0.698626095297343</text:p>
          </table:table-cell>
          <table:table-cell table:formula="of:=IF([.B10]=0;0;INTERCEPT([.B$2:.B$10];[$tmp.$A$2:.$A$10])+SLOPE([.B$2:.B$10];[$tmp.$A$2:.$A$10])*[$tmp.$A10])" office:value-type="float" office:value="0.899973594113453" calcext:value-type="float">
            <text:p>0.899973594113453</text:p>
          </table:table-cell>
          <table:table-cell table:formula="of:=SUMIF([$ProxyBA12.$A$2:$ProxyBA12.$A$101];[.$A$1]&amp;&quot;_&quot;&amp;[.$A10];[$ProxyBA12.H$2:$ProxyBA12.H$112])" office:value-type="float" office:value="0.655202963549806" calcext:value-type="float">
            <text:p>0.655202963549806</text:p>
          </table:table-cell>
          <table:table-cell table:formula="of:=SUMIF([$ProxyBA12.$A$2:$ProxyBA12.$A$101];[.$A$1]&amp;&quot;_&quot;&amp;[.$A10];[$ProxyBA12.I$2:$ProxyBA12.I$112])" office:value-type="float" office:value="0.789049856259158" calcext:value-type="float">
            <text:p>0.789049856259158</text:p>
          </table:table-cell>
          <table:table-cell table:formula="of:=SUMIF([$ProxyBA12.$A$2:$ProxyBA12.$A$101];[.$A$1]&amp;&quot;_&quot;&amp;[.$A10];[$ProxyBA12.J$2:$ProxyBA12.J$112])" office:value-type="float" office:value="0.436430835093955" calcext:value-type="float">
            <text:p>0.436430835093955</text:p>
          </table:table-cell>
          <table:table-cell table:formula="of:=IF([.F10]=0;0;INTERCEPT([.F$2:.F$10];[$tmp.$A$2:.$A$10])+SLOPE([.F$2:.F$10];[$tmp.$A$2:.$A$10])*[$tmp.$A10])" office:value-type="float" office:value="0.829793416001681" calcext:value-type="float">
            <text:p>0.829793416001681</text:p>
          </table:table-cell>
          <table:table-cell table:formula="of:=SUMIF([$HospNew.$A$2:$HospNew.$A$101];[.$A$1]&amp;&quot;_&quot;&amp;[.$A10];[$HospNew.H$2:$HospNew.H$112])" office:value-type="float" office:value="0.704017528567538" calcext:value-type="float">
            <text:p>0.704017528567538</text:p>
          </table:table-cell>
          <table:table-cell table:formula="of:=SUMIF([$HospNew.$A$2:$HospNew.$A$101];[.$A$1]&amp;&quot;_&quot;&amp;[.$A10];[$HospNew.I$2:$HospNew.I$112])" office:value-type="float" office:value="0.832211344662449" calcext:value-type="float">
            <text:p>0.832211344662449</text:p>
          </table:table-cell>
          <table:table-cell table:formula="of:=SUMIF([$HospNew.$A$2:$HospNew.$A$101];[.$A$1]&amp;&quot;_&quot;&amp;[.$A10];[$HospNew.J$2:$HospNew.J$112])" office:value-type="float" office:value="0.477881128381257" calcext:value-type="float">
            <text:p>0.477881128381257</text:p>
          </table:table-cell>
          <table:table-cell table:formula="of:=IF([.J10]=0;0;INTERCEPT([.J$2:.J$10];[$tmp.$A$2:.$A$10])+SLOPE([.J$2:.J$10];[$tmp.$A$2:.$A$10])*[$tmp.$A10])" office:value-type="float" office:value="0.782759135238194" calcext:value-type="float">
            <text:p>0.782759135238194</text:p>
          </table:table-cell>
          <table:table-cell table:formula="of:=SUMIF([$ProxyNew.$A$2:$ProxyNew.$A$101];[.$A$1]&amp;&quot;_&quot;&amp;[.$A10];[$ProxyNew.H$2:$ProxyNew.H$112])" office:value-type="float" office:value="0.722619415781269" calcext:value-type="float">
            <text:p>0.722619415781269</text:p>
          </table:table-cell>
          <table:table-cell table:formula="of:=SUMIF([$ProxyNew.$A$2:$ProxyNew.$A$101];[.$A$1]&amp;&quot;_&quot;&amp;[.$A10];[$ProxyNew.I$2:$ProxyNew.I$112])" office:value-type="float" office:value="0.896164405529767" calcext:value-type="float">
            <text:p>0.896164405529767</text:p>
          </table:table-cell>
          <table:table-cell table:formula="of:=SUMIF([$ProxyNew.$A$2:$ProxyNew.$A$101];[.$A$1]&amp;&quot;_&quot;&amp;[.$A10];[$ProxyNew.J$2:$ProxyNew.J$112])" office:value-type="float" office:value="0.259021062150502" calcext:value-type="float">
            <text:p>0.259021062150502</text:p>
          </table:table-cell>
          <table:table-cell table:formula="of:=IF([.N10]=0;0;INTERCEPT([.N$2:.N$10];[$tmp.$A$2:.$A$10])+SLOPE([.N$2:.N$10];[$tmp.$A$2:.$A$10])*[$tmp.$A10])" office:value-type="float" office:value="0.879237074096134" calcext:value-type="float">
            <text:p>0.879237074096134</text:p>
          </table:table-cell>
        </table:table-row>
      </table:table>
      <table:table table:name="full" table:style-name="ta1">
        <office:forms form:automatic-focus="false" form:apply-design-mode="false"/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Immunityfull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$HospBA12.$A$101];[.$A$1]&amp;&quot;_&quot;&amp;[.$A2];[$full.H$2:$full.H$112])" office:value-type="float" office:value="0.955135495110963" calcext:value-type="float">
            <text:p>0.955135495110963</text:p>
          </table:table-cell>
          <table:table-cell table:formula="of:=SUMIF([$HospBA12.$A$2:$HospBA12.$A$101];[.$A$1]&amp;&quot;_&quot;&amp;[.$A2];[$full.I$2:$full.I$112])" office:value-type="float" office:value="0.965969580164612" calcext:value-type="float">
            <text:p>0.965969580164612</text:p>
          </table:table-cell>
          <table:table-cell table:formula="of:=SUMIF([$HospBA12.$A$2:$HospBA12.$A$101];[.$A$1]&amp;&quot;_&quot;&amp;[.$A2];[$full.J$2:$full.J$112])" office:value-type="float" office:value="0.940852219611897" calcext:value-type="float">
            <text:p>0.940852219611897</text:p>
          </table:table-cell>
          <table:table-cell table:formula="of:=SUMIF([$ProxyBA12.$A$2:$ProxyBA12.$A$101];[.$A$1]&amp;&quot;_&quot;&amp;[.$A2];[$HospBA12.H$2:$HospBA12.H$112])" office:value-type="float" office:value="-0.567969000117126" calcext:value-type="float">
            <text:p>-0.567969000117126</text:p>
          </table:table-cell>
          <table:table-cell table:formula="of:=SUMIF([$ProxyBA12.$A$2:$ProxyBA12.$A$101];[.$A$1]&amp;&quot;_&quot;&amp;[.$A2];[$HospBA12.I$2:$HospBA12.I$112])" office:value-type="float" office:value="0.852399520324795" calcext:value-type="float">
            <text:p>0.852399520324795</text:p>
          </table:table-cell>
          <table:table-cell table:formula="of:=SUMIF([$ProxyBA12.$A$2:$ProxyBA12.$A$101];[.$A$1]&amp;&quot;_&quot;&amp;[.$A2];[$HospBA12.J$2:$HospBA12.J$112])" office:value-type="float" office:value="-15.6566314062006" calcext:value-type="float">
            <text:p>-15.6566314062006</text:p>
          </table:table-cell>
          <table:table-cell table:formula="of:=SUMIF([$HospNew.$A$2:$HospNew.$A$101];[.$A$1]&amp;&quot;_&quot;&amp;[.$A2];[$ProxyBA12.H$2:$ProxyBA12.H$112])" office:value-type="float" office:value="0" calcext:value-type="float">
            <text:p>0</text:p>
          </table:table-cell>
          <table:table-cell table:formula="of:=SUMIF([$HospNew.$A$2:$HospNew.$A$101];[.$A$1]&amp;&quot;_&quot;&amp;[.$A2];[$ProxyBA12.I$2:$ProxyBA12.I$112])" office:value-type="float" office:value="0" calcext:value-type="float">
            <text:p>0</text:p>
          </table:table-cell>
          <table:table-cell table:formula="of:=SUMIF([$HospNew.$A$2:$HospNew.$A$101];[.$A$1]&amp;&quot;_&quot;&amp;[.$A2];[$ProxyBA12.J$2:$ProxyBA12.J$112])" office:value-type="float" office:value="0" calcext:value-type="float">
            <text:p>0</text:p>
          </table:table-cell>
          <table:table-cell table:formula="of:=SUMIF([$ProxyNew.$A$2:$ProxyNew.$A$101];[.$A$1]&amp;&quot;_&quot;&amp;[.$A2];[$HospNew.H$2:$HospNew.H$112])" office:value-type="float" office:value="0" calcext:value-type="float">
            <text:p>0</text:p>
          </table:table-cell>
          <table:table-cell table:formula="of:=SUMIF([$ProxyNew.$A$2:$ProxyNew.$A$101];[.$A$1]&amp;&quot;_&quot;&amp;[.$A2];[$HospNew.I$2:$HospNew.I$112])" office:value-type="float" office:value="0" calcext:value-type="float">
            <text:p>0</text:p>
          </table:table-cell>
          <table:table-cell table:formula="of:=SUMIF([$ProxyNew.$A$2:$ProxyNew.$A$101];[.$A$1]&amp;&quot;_&quot;&amp;[.$A2];[$HospNew.J$2:$HospNew.J$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$HospBA12.$A$101];[.$A$1]&amp;&quot;_&quot;&amp;[.$A3];[$full.H$2:$full.H$112])" office:value-type="float" office:value="0.913744139208952" calcext:value-type="float">
            <text:p>0.913744139208952</text:p>
          </table:table-cell>
          <table:table-cell table:formula="of:=SUMIF([$HospBA12.$A$2:$HospBA12.$A$101];[.$A$1]&amp;&quot;_&quot;&amp;[.$A3];[$full.I$2:$full.I$112])" office:value-type="float" office:value="0.945115927271595" calcext:value-type="float">
            <text:p>0.945115927271595</text:p>
          </table:table-cell>
          <table:table-cell table:formula="of:=SUMIF([$HospBA12.$A$2:$HospBA12.$A$101];[.$A$1]&amp;&quot;_&quot;&amp;[.$A3];[$full.J$2:$full.J$112])" office:value-type="float" office:value="0.864440207314389" calcext:value-type="float">
            <text:p>0.864440207314389</text:p>
          </table:table-cell>
          <table:table-cell table:formula="of:=SUMIF([$ProxyBA12.$A$2:$ProxyBA12.$A$101];[.$A$1]&amp;&quot;_&quot;&amp;[.$A3];[$HospBA12.H$2:$HospBA12.H$112])" office:value-type="float" office:value="0.476887486919662" calcext:value-type="float">
            <text:p>0.476887486919662</text:p>
          </table:table-cell>
          <table:table-cell table:formula="of:=SUMIF([$ProxyBA12.$A$2:$ProxyBA12.$A$101];[.$A$1]&amp;&quot;_&quot;&amp;[.$A3];[$HospBA12.I$2:$HospBA12.I$112])" office:value-type="float" office:value="0.541036385513589" calcext:value-type="float">
            <text:p>0.541036385513589</text:p>
          </table:table-cell>
          <table:table-cell table:formula="of:=SUMIF([$ProxyBA12.$A$2:$ProxyBA12.$A$101];[.$A$1]&amp;&quot;_&quot;&amp;[.$A3];[$HospBA12.J$2:$HospBA12.J$112])" office:value-type="float" office:value="0.403772559078691" calcext:value-type="float">
            <text:p>0.403772559078691</text:p>
          </table:table-cell>
          <table:table-cell table:formula="of:=SUMIF([$HospNew.$A$2:$HospNew.$A$101];[.$A$1]&amp;&quot;_&quot;&amp;[.$A3];[$ProxyBA12.H$2:$ProxyBA12.H$112])" office:value-type="float" office:value="0.273101501267153" calcext:value-type="float">
            <text:p>0.273101501267153</text:p>
          </table:table-cell>
          <table:table-cell table:formula="of:=SUMIF([$HospNew.$A$2:$HospNew.$A$101];[.$A$1]&amp;&quot;_&quot;&amp;[.$A3];[$ProxyBA12.I$2:$ProxyBA12.I$112])" office:value-type="float" office:value="0.341283394087307" calcext:value-type="float">
            <text:p>0.341283394087307</text:p>
          </table:table-cell>
          <table:table-cell table:formula="of:=SUMIF([$HospNew.$A$2:$HospNew.$A$101];[.$A$1]&amp;&quot;_&quot;&amp;[.$A3];[$ProxyBA12.J$2:$ProxyBA12.J$112])" office:value-type="float" office:value="0.197862293561035" calcext:value-type="float">
            <text:p>0.197862293561035</text:p>
          </table:table-cell>
          <table:table-cell table:formula="of:=SUMIF([$ProxyNew.$A$2:$ProxyNew.$A$101];[.$A$1]&amp;&quot;_&quot;&amp;[.$A3];[$HospNew.H$2:$HospNew.H$112])" office:value-type="float" office:value="0" calcext:value-type="float">
            <text:p>0</text:p>
          </table:table-cell>
          <table:table-cell table:formula="of:=SUMIF([$ProxyNew.$A$2:$ProxyNew.$A$101];[.$A$1]&amp;&quot;_&quot;&amp;[.$A3];[$HospNew.I$2:$HospNew.I$112])" office:value-type="float" office:value="0" calcext:value-type="float">
            <text:p>0</text:p>
          </table:table-cell>
          <table:table-cell table:formula="of:=SUMIF([$ProxyNew.$A$2:$ProxyNew.$A$101];[.$A$1]&amp;&quot;_&quot;&amp;[.$A3];[$HospNew.J$2:$HospNew.J$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$HospBA12.$A$101];[.$A$1]&amp;&quot;_&quot;&amp;[.$A4];[$full.H$2:$full.H$112])" office:value-type="float" office:value="0.950497684354486" calcext:value-type="float">
            <text:p>0.950497684354486</text:p>
          </table:table-cell>
          <table:table-cell table:formula="of:=SUMIF([$HospBA12.$A$2:$HospBA12.$A$101];[.$A$1]&amp;&quot;_&quot;&amp;[.$A4];[$full.I$2:$full.I$112])" office:value-type="float" office:value="0.981432337102873" calcext:value-type="float">
            <text:p>0.981432337102873</text:p>
          </table:table-cell>
          <table:table-cell table:formula="of:=SUMIF([$HospBA12.$A$2:$HospBA12.$A$101];[.$A$1]&amp;&quot;_&quot;&amp;[.$A4];[$full.J$2:$full.J$112])" office:value-type="float" office:value="0.868024356762356" calcext:value-type="float">
            <text:p>0.868024356762356</text:p>
          </table:table-cell>
          <table:table-cell table:formula="of:=SUMIF([$ProxyBA12.$A$2:$ProxyBA12.$A$101];[.$A$1]&amp;&quot;_&quot;&amp;[.$A4];[$HospBA12.H$2:$HospBA12.H$112])" office:value-type="float" office:value="0.463949047378423" calcext:value-type="float">
            <text:p>0.463949047378423</text:p>
          </table:table-cell>
          <table:table-cell table:formula="of:=SUMIF([$ProxyBA12.$A$2:$ProxyBA12.$A$101];[.$A$1]&amp;&quot;_&quot;&amp;[.$A4];[$HospBA12.I$2:$HospBA12.I$112])" office:value-type="float" office:value="0.523112037222121" calcext:value-type="float">
            <text:p>0.523112037222121</text:p>
          </table:table-cell>
          <table:table-cell table:formula="of:=SUMIF([$ProxyBA12.$A$2:$ProxyBA12.$A$101];[.$A$1]&amp;&quot;_&quot;&amp;[.$A4];[$HospBA12.J$2:$HospBA12.J$112])" office:value-type="float" office:value="0.397446263619911" calcext:value-type="float">
            <text:p>0.397446263619911</text:p>
          </table:table-cell>
          <table:table-cell table:formula="of:=SUMIF([$HospNew.$A$2:$HospNew.$A$101];[.$A$1]&amp;&quot;_&quot;&amp;[.$A4];[$ProxyBA12.H$2:$ProxyBA12.H$112])" office:value-type="float" office:value="0.0632961915033019" calcext:value-type="float">
            <text:p>0.0632961915033019</text:p>
          </table:table-cell>
          <table:table-cell table:formula="of:=SUMIF([$HospNew.$A$2:$HospNew.$A$101];[.$A$1]&amp;&quot;_&quot;&amp;[.$A4];[$ProxyBA12.I$2:$ProxyBA12.I$112])" office:value-type="float" office:value="0.178045492102259" calcext:value-type="float">
            <text:p>0.178045492102259</text:p>
          </table:table-cell>
          <table:table-cell table:formula="of:=SUMIF([$HospNew.$A$2:$HospNew.$A$101];[.$A$1]&amp;&quot;_&quot;&amp;[.$A4];[$ProxyBA12.J$2:$ProxyBA12.J$112])" office:value-type="float" office:value="-0.0674727328843574" calcext:value-type="float">
            <text:p>-0.0674727328843574</text:p>
          </table:table-cell>
          <table:table-cell table:formula="of:=SUMIF([$ProxyNew.$A$2:$ProxyNew.$A$101];[.$A$1]&amp;&quot;_&quot;&amp;[.$A4];[$HospNew.H$2:$HospNew.H$112])" office:value-type="float" office:value="0.647565754002791" calcext:value-type="float">
            <text:p>0.647565754002791</text:p>
          </table:table-cell>
          <table:table-cell table:formula="of:=SUMIF([$ProxyNew.$A$2:$ProxyNew.$A$101];[.$A$1]&amp;&quot;_&quot;&amp;[.$A4];[$HospNew.I$2:$HospNew.I$112])" office:value-type="float" office:value="0.950374483073665" calcext:value-type="float">
            <text:p>0.950374483073665</text:p>
          </table:table-cell>
          <table:table-cell table:formula="of:=SUMIF([$ProxyNew.$A$2:$ProxyNew.$A$101];[.$A$1]&amp;&quot;_&quot;&amp;[.$A4];[$HospNew.J$2:$HospNew.J$112])" office:value-type="float" office:value="-1.50294415947346" calcext:value-type="float">
            <text:p>-1.50294415947346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$HospBA12.$A$101];[.$A$1]&amp;&quot;_&quot;&amp;[.$A5];[$full.H$2:$full.H$112])" office:value-type="float" office:value="0" calcext:value-type="float">
            <text:p>0</text:p>
          </table:table-cell>
          <table:table-cell table:formula="of:=SUMIF([$HospBA12.$A$2:$HospBA12.$A$101];[.$A$1]&amp;&quot;_&quot;&amp;[.$A5];[$full.I$2:$full.I$112])" office:value-type="float" office:value="0" calcext:value-type="float">
            <text:p>0</text:p>
          </table:table-cell>
          <table:table-cell table:formula="of:=SUMIF([$HospBA12.$A$2:$HospBA12.$A$101];[.$A$1]&amp;&quot;_&quot;&amp;[.$A5];[$full.J$2:$full.J$112])" office:value-type="float" office:value="0" calcext:value-type="float">
            <text:p>0</text:p>
          </table:table-cell>
          <table:table-cell table:formula="of:=SUMIF([$ProxyBA12.$A$2:$ProxyBA12.$A$101];[.$A$1]&amp;&quot;_&quot;&amp;[.$A5];[$HospBA12.H$2:$HospBA12.H$112])" office:value-type="float" office:value="0.371697238863734" calcext:value-type="float">
            <text:p>0.371697238863734</text:p>
          </table:table-cell>
          <table:table-cell table:formula="of:=SUMIF([$ProxyBA12.$A$2:$ProxyBA12.$A$101];[.$A$1]&amp;&quot;_&quot;&amp;[.$A5];[$HospBA12.I$2:$HospBA12.I$112])" office:value-type="float" office:value="0.433486650632387" calcext:value-type="float">
            <text:p>0.433486650632387</text:p>
          </table:table-cell>
          <table:table-cell table:formula="of:=SUMIF([$ProxyBA12.$A$2:$ProxyBA12.$A$101];[.$A$1]&amp;&quot;_&quot;&amp;[.$A5];[$HospBA12.J$2:$HospBA12.J$112])" office:value-type="float" office:value="0.30316847768526" calcext:value-type="float">
            <text:p>0.30316847768526</text:p>
          </table:table-cell>
          <table:table-cell table:formula="of:=SUMIF([$HospNew.$A$2:$HospNew.$A$101];[.$A$1]&amp;&quot;_&quot;&amp;[.$A5];[$ProxyBA12.H$2:$ProxyBA12.H$112])" office:value-type="float" office:value="-0.225561592805362" calcext:value-type="float">
            <text:p>-0.225561592805362</text:p>
          </table:table-cell>
          <table:table-cell table:formula="of:=SUMIF([$HospNew.$A$2:$HospNew.$A$101];[.$A$1]&amp;&quot;_&quot;&amp;[.$A5];[$ProxyBA12.I$2:$ProxyBA12.I$112])" office:value-type="float" office:value="0.0609037634667068" calcext:value-type="float">
            <text:p>0.0609037634667068</text:p>
          </table:table-cell>
          <table:table-cell table:formula="of:=SUMIF([$HospNew.$A$2:$HospNew.$A$101];[.$A$1]&amp;&quot;_&quot;&amp;[.$A5];[$ProxyBA12.J$2:$ProxyBA12.J$112])" office:value-type="float" office:value="-0.599411390790262" calcext:value-type="float">
            <text:p>-0.599411390790262</text:p>
          </table:table-cell>
          <table:table-cell table:formula="of:=SUMIF([$ProxyNew.$A$2:$ProxyNew.$A$101];[.$A$1]&amp;&quot;_&quot;&amp;[.$A5];[$HospNew.H$2:$HospNew.H$112])" office:value-type="float" office:value="-0.431687521956964" calcext:value-type="float">
            <text:p>-0.431687521956964</text:p>
          </table:table-cell>
          <table:table-cell table:formula="of:=SUMIF([$ProxyNew.$A$2:$ProxyNew.$A$101];[.$A$1]&amp;&quot;_&quot;&amp;[.$A5];[$HospNew.I$2:$HospNew.I$112])" office:value-type="float" office:value="0.100365818294764" calcext:value-type="float">
            <text:p>0.100365818294764</text:p>
          </table:table-cell>
          <table:table-cell table:formula="of:=SUMIF([$ProxyNew.$A$2:$ProxyNew.$A$101];[.$A$1]&amp;&quot;_&quot;&amp;[.$A5];[$HospNew.J$2:$HospNew.J$112])" office:value-type="float" office:value="-1.27840293555994" calcext:value-type="float">
            <text:p>-1.27840293555994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$HospBA12.$A$101];[.$A$1]&amp;&quot;_&quot;&amp;[.$A6];[$full.H$2:$full.H$112])" office:value-type="float" office:value="0" calcext:value-type="float">
            <text:p>0</text:p>
          </table:table-cell>
          <table:table-cell table:formula="of:=SUMIF([$HospBA12.$A$2:$HospBA12.$A$101];[.$A$1]&amp;&quot;_&quot;&amp;[.$A6];[$full.I$2:$full.I$112])" office:value-type="float" office:value="0" calcext:value-type="float">
            <text:p>0</text:p>
          </table:table-cell>
          <table:table-cell table:formula="of:=SUMIF([$HospBA12.$A$2:$HospBA12.$A$101];[.$A$1]&amp;&quot;_&quot;&amp;[.$A6];[$full.J$2:$full.J$112])" office:value-type="float" office:value="0" calcext:value-type="float">
            <text:p>0</text:p>
          </table:table-cell>
          <table:table-cell table:formula="of:=SUMIF([$ProxyBA12.$A$2:$ProxyBA12.$A$101];[.$A$1]&amp;&quot;_&quot;&amp;[.$A6];[$HospBA12.H$2:$HospBA12.H$112])" office:value-type="float" office:value="0.387412412585436" calcext:value-type="float">
            <text:p>0.387412412585436</text:p>
          </table:table-cell>
          <table:table-cell table:formula="of:=SUMIF([$ProxyBA12.$A$2:$ProxyBA12.$A$101];[.$A$1]&amp;&quot;_&quot;&amp;[.$A6];[$HospBA12.I$2:$HospBA12.I$112])" office:value-type="float" office:value="0.430012643656928" calcext:value-type="float">
            <text:p>0.430012643656928</text:p>
          </table:table-cell>
          <table:table-cell table:formula="of:=SUMIF([$ProxyBA12.$A$2:$ProxyBA12.$A$101];[.$A$1]&amp;&quot;_&quot;&amp;[.$A6];[$HospBA12.J$2:$HospBA12.J$112])" office:value-type="float" office:value="0.341628286876371" calcext:value-type="float">
            <text:p>0.341628286876371</text:p>
          </table:table-cell>
          <table:table-cell table:formula="of:=SUMIF([$HospNew.$A$2:$HospNew.$A$101];[.$A$1]&amp;&quot;_&quot;&amp;[.$A6];[$ProxyBA12.H$2:$ProxyBA12.H$112])" office:value-type="float" office:value="0.288693931472217" calcext:value-type="float">
            <text:p>0.288693931472217</text:p>
          </table:table-cell>
          <table:table-cell table:formula="of:=SUMIF([$HospNew.$A$2:$HospNew.$A$101];[.$A$1]&amp;&quot;_&quot;&amp;[.$A6];[$ProxyBA12.I$2:$ProxyBA12.I$112])" office:value-type="float" office:value="0.900193221016269" calcext:value-type="float">
            <text:p>0.900193221016269</text:p>
          </table:table-cell>
          <table:table-cell table:formula="of:=SUMIF([$HospNew.$A$2:$HospNew.$A$101];[.$A$1]&amp;&quot;_&quot;&amp;[.$A6];[$ProxyBA12.J$2:$ProxyBA12.J$112])" office:value-type="float" office:value="-4.06935829686404" calcext:value-type="float">
            <text:p>-4.06935829686404</text:p>
          </table:table-cell>
          <table:table-cell table:formula="of:=SUMIF([$ProxyNew.$A$2:$ProxyNew.$A$101];[.$A$1]&amp;&quot;_&quot;&amp;[.$A6];[$HospNew.H$2:$HospNew.H$112])" office:value-type="float" office:value="0.0423028352484538" calcext:value-type="float">
            <text:p>0.0423028352484538</text:p>
          </table:table-cell>
          <table:table-cell table:formula="of:=SUMIF([$ProxyNew.$A$2:$ProxyNew.$A$101];[.$A$1]&amp;&quot;_&quot;&amp;[.$A6];[$HospNew.I$2:$HospNew.I$112])" office:value-type="float" office:value="0.238647112718424" calcext:value-type="float">
            <text:p>0.238647112718424</text:p>
          </table:table-cell>
          <table:table-cell table:formula="of:=SUMIF([$ProxyNew.$A$2:$ProxyNew.$A$101];[.$A$1]&amp;&quot;_&quot;&amp;[.$A6];[$HospNew.J$2:$HospNew.J$112])" office:value-type="float" office:value="-0.204676405244842" calcext:value-type="float">
            <text:p>-0.204676405244842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$HospBA12.$A$101];[.$A$1]&amp;&quot;_&quot;&amp;[.$A7];[$full.H$2:$full.H$112])" office:value-type="float" office:value="0" calcext:value-type="float">
            <text:p>0</text:p>
          </table:table-cell>
          <table:table-cell table:formula="of:=SUMIF([$HospBA12.$A$2:$HospBA12.$A$101];[.$A$1]&amp;&quot;_&quot;&amp;[.$A7];[$full.I$2:$full.I$112])" office:value-type="float" office:value="0" calcext:value-type="float">
            <text:p>0</text:p>
          </table:table-cell>
          <table:table-cell table:formula="of:=SUMIF([$HospBA12.$A$2:$HospBA12.$A$101];[.$A$1]&amp;&quot;_&quot;&amp;[.$A7];[$full.J$2:$full.J$112])" office:value-type="float" office:value="0" calcext:value-type="float">
            <text:p>0</text:p>
          </table:table-cell>
          <table:table-cell table:formula="of:=SUMIF([$ProxyBA12.$A$2:$ProxyBA12.$A$101];[.$A$1]&amp;&quot;_&quot;&amp;[.$A7];[$HospBA12.H$2:$HospBA12.H$112])" office:value-type="float" office:value="0.256355181347063" calcext:value-type="float">
            <text:p>0.256355181347063</text:p>
          </table:table-cell>
          <table:table-cell table:formula="of:=SUMIF([$ProxyBA12.$A$2:$ProxyBA12.$A$101];[.$A$1]&amp;&quot;_&quot;&amp;[.$A7];[$HospBA12.I$2:$HospBA12.I$112])" office:value-type="float" office:value="0.313643743087086" calcext:value-type="float">
            <text:p>0.313643743087086</text:p>
          </table:table-cell>
          <table:table-cell table:formula="of:=SUMIF([$ProxyBA12.$A$2:$ProxyBA12.$A$101];[.$A$1]&amp;&quot;_&quot;&amp;[.$A7];[$HospBA12.J$2:$HospBA12.J$112])" office:value-type="float" office:value="0.194284876491588" calcext:value-type="float">
            <text:p>0.194284876491588</text:p>
          </table:table-cell>
          <table:table-cell table:formula="of:=SUMIF([$HospNew.$A$2:$HospNew.$A$101];[.$A$1]&amp;&quot;_&quot;&amp;[.$A7];[$ProxyBA12.H$2:$ProxyBA12.H$112])" office:value-type="float" office:value="0.964104622238083" calcext:value-type="float">
            <text:p>0.964104622238083</text:p>
          </table:table-cell>
          <table:table-cell table:formula="of:=SUMIF([$HospNew.$A$2:$HospNew.$A$101];[.$A$1]&amp;&quot;_&quot;&amp;[.$A7];[$ProxyBA12.I$2:$ProxyBA12.I$112])" office:value-type="float" office:value="0.975256128796406" calcext:value-type="float">
            <text:p>0.975256128796406</text:p>
          </table:table-cell>
          <table:table-cell table:formula="of:=SUMIF([$HospNew.$A$2:$HospNew.$A$101];[.$A$1]&amp;&quot;_&quot;&amp;[.$A7];[$ProxyBA12.J$2:$ProxyBA12.J$112])" office:value-type="float" office:value="0.94792738233767" calcext:value-type="float">
            <text:p>0.94792738233767</text:p>
          </table:table-cell>
          <table:table-cell table:formula="of:=SUMIF([$ProxyNew.$A$2:$ProxyNew.$A$101];[.$A$1]&amp;&quot;_&quot;&amp;[.$A7];[$HospNew.H$2:$HospNew.H$112])" office:value-type="float" office:value="0.0183603144066532" calcext:value-type="float">
            <text:p>0.0183603144066532</text:p>
          </table:table-cell>
          <table:table-cell table:formula="of:=SUMIF([$ProxyNew.$A$2:$ProxyNew.$A$101];[.$A$1]&amp;&quot;_&quot;&amp;[.$A7];[$HospNew.I$2:$HospNew.I$112])" office:value-type="float" office:value="0.169377493255632" calcext:value-type="float">
            <text:p>0.169377493255632</text:p>
          </table:table-cell>
          <table:table-cell table:formula="of:=SUMIF([$ProxyNew.$A$2:$ProxyNew.$A$101];[.$A$1]&amp;&quot;_&quot;&amp;[.$A7];[$HospNew.J$2:$HospNew.J$112])" office:value-type="float" office:value="-0.160113606972567" calcext:value-type="float">
            <text:p>-0.160113606972567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$HospBA12.$A$101];[.$A$1]&amp;&quot;_&quot;&amp;[.$A8];[$full.H$2:$full.H$112])" office:value-type="float" office:value="0" calcext:value-type="float">
            <text:p>0</text:p>
          </table:table-cell>
          <table:table-cell table:formula="of:=SUMIF([$HospBA12.$A$2:$HospBA12.$A$101];[.$A$1]&amp;&quot;_&quot;&amp;[.$A8];[$full.I$2:$full.I$112])" office:value-type="float" office:value="0" calcext:value-type="float">
            <text:p>0</text:p>
          </table:table-cell>
          <table:table-cell table:formula="of:=SUMIF([$HospBA12.$A$2:$HospBA12.$A$101];[.$A$1]&amp;&quot;_&quot;&amp;[.$A8];[$full.J$2:$full.J$112])" office:value-type="float" office:value="0" calcext:value-type="float">
            <text:p>0</text:p>
          </table:table-cell>
          <table:table-cell table:formula="of:=SUMIF([$ProxyBA12.$A$2:$ProxyBA12.$A$101];[.$A$1]&amp;&quot;_&quot;&amp;[.$A8];[$HospBA12.H$2:$HospBA12.H$112])" office:value-type="float" office:value="0.07026294142707" calcext:value-type="float">
            <text:p>0.07026294142707</text:p>
          </table:table-cell>
          <table:table-cell table:formula="of:=SUMIF([$ProxyBA12.$A$2:$ProxyBA12.$A$101];[.$A$1]&amp;&quot;_&quot;&amp;[.$A8];[$HospBA12.I$2:$HospBA12.I$112])" office:value-type="float" office:value="0.166309501838907" calcext:value-type="float">
            <text:p>0.166309501838907</text:p>
          </table:table-cell>
          <table:table-cell table:formula="of:=SUMIF([$ProxyBA12.$A$2:$ProxyBA12.$A$101];[.$A$1]&amp;&quot;_&quot;&amp;[.$A8];[$HospBA12.J$2:$HospBA12.J$112])" office:value-type="float" office:value="-0.0368488065901111" calcext:value-type="float">
            <text:p>-0.0368488065901111</text:p>
          </table:table-cell>
          <table:table-cell table:formula="of:=SUMIF([$HospNew.$A$2:$HospNew.$A$101];[.$A$1]&amp;&quot;_&quot;&amp;[.$A8];[$ProxyBA12.H$2:$ProxyBA12.H$112])" office:value-type="float" office:value="0.955135495110963" calcext:value-type="float">
            <text:p>0.955135495110963</text:p>
          </table:table-cell>
          <table:table-cell table:formula="of:=SUMIF([$HospNew.$A$2:$HospNew.$A$101];[.$A$1]&amp;&quot;_&quot;&amp;[.$A8];[$ProxyBA12.I$2:$ProxyBA12.I$112])" office:value-type="float" office:value="0.965969580164612" calcext:value-type="float">
            <text:p>0.965969580164612</text:p>
          </table:table-cell>
          <table:table-cell table:formula="of:=SUMIF([$HospNew.$A$2:$HospNew.$A$101];[.$A$1]&amp;&quot;_&quot;&amp;[.$A8];[$ProxyBA12.J$2:$ProxyBA12.J$112])" office:value-type="float" office:value="0.940852219611897" calcext:value-type="float">
            <text:p>0.940852219611897</text:p>
          </table:table-cell>
          <table:table-cell table:formula="of:=SUMIF([$ProxyNew.$A$2:$ProxyNew.$A$101];[.$A$1]&amp;&quot;_&quot;&amp;[.$A8];[$HospNew.H$2:$HospNew.H$112])" office:value-type="float" office:value="0.127123694316105" calcext:value-type="float">
            <text:p>0.127123694316105</text:p>
          </table:table-cell>
          <table:table-cell table:formula="of:=SUMIF([$ProxyNew.$A$2:$ProxyNew.$A$101];[.$A$1]&amp;&quot;_&quot;&amp;[.$A8];[$HospNew.I$2:$HospNew.I$112])" office:value-type="float" office:value="0.265658660064582" calcext:value-type="float">
            <text:p>0.265658660064582</text:p>
          </table:table-cell>
          <table:table-cell table:formula="of:=SUMIF([$ProxyNew.$A$2:$ProxyNew.$A$101];[.$A$1]&amp;&quot;_&quot;&amp;[.$A8];[$HospNew.J$2:$HospNew.J$112])" office:value-type="float" office:value="-0.03754617041085" calcext:value-type="float">
            <text:p>-0.03754617041085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$HospBA12.$A$101];[.$A$1]&amp;&quot;_&quot;&amp;[.$A9];[$full.H$2:$full.H$112])" office:value-type="float" office:value="0" calcext:value-type="float">
            <text:p>0</text:p>
          </table:table-cell>
          <table:table-cell table:formula="of:=SUMIF([$HospBA12.$A$2:$HospBA12.$A$101];[.$A$1]&amp;&quot;_&quot;&amp;[.$A9];[$full.I$2:$full.I$112])" office:value-type="float" office:value="0" calcext:value-type="float">
            <text:p>0</text:p>
          </table:table-cell>
          <table:table-cell table:formula="of:=SUMIF([$HospBA12.$A$2:$HospBA12.$A$101];[.$A$1]&amp;&quot;_&quot;&amp;[.$A9];[$full.J$2:$full.J$112])" office:value-type="float" office:value="0" calcext:value-type="float">
            <text:p>0</text:p>
          </table:table-cell>
          <table:table-cell table:formula="of:=SUMIF([$ProxyBA12.$A$2:$ProxyBA12.$A$101];[.$A$1]&amp;&quot;_&quot;&amp;[.$A9];[$HospBA12.H$2:$HospBA12.H$112])" office:value-type="float" office:value="0.0174306018389397" calcext:value-type="float">
            <text:p>0.0174306018389397</text:p>
          </table:table-cell>
          <table:table-cell table:formula="of:=SUMIF([$ProxyBA12.$A$2:$ProxyBA12.$A$101];[.$A$1]&amp;&quot;_&quot;&amp;[.$A9];[$HospBA12.I$2:$HospBA12.I$112])" office:value-type="float" office:value="0.229000761216198" calcext:value-type="float">
            <text:p>0.229000761216198</text:p>
          </table:table-cell>
          <table:table-cell table:formula="of:=SUMIF([$ProxyBA12.$A$2:$ProxyBA12.$A$101];[.$A$1]&amp;&quot;_&quot;&amp;[.$A9];[$HospBA12.J$2:$HospBA12.J$112])" office:value-type="float" office:value="-0.252196595842957" calcext:value-type="float">
            <text:p>-0.252196595842957</text:p>
          </table:table-cell>
          <table:table-cell table:formula="of:=SUMIF([$HospNew.$A$2:$HospNew.$A$101];[.$A$1]&amp;&quot;_&quot;&amp;[.$A9];[$ProxyBA12.H$2:$ProxyBA12.H$112])" office:value-type="float" office:value="0.913744139208952" calcext:value-type="float">
            <text:p>0.913744139208952</text:p>
          </table:table-cell>
          <table:table-cell table:formula="of:=SUMIF([$HospNew.$A$2:$HospNew.$A$101];[.$A$1]&amp;&quot;_&quot;&amp;[.$A9];[$ProxyBA12.I$2:$ProxyBA12.I$112])" office:value-type="float" office:value="0.945115927271595" calcext:value-type="float">
            <text:p>0.945115927271595</text:p>
          </table:table-cell>
          <table:table-cell table:formula="of:=SUMIF([$HospNew.$A$2:$HospNew.$A$101];[.$A$1]&amp;&quot;_&quot;&amp;[.$A9];[$ProxyBA12.J$2:$ProxyBA12.J$112])" office:value-type="float" office:value="0.864440207314389" calcext:value-type="float">
            <text:p>0.864440207314389</text:p>
          </table:table-cell>
          <table:table-cell table:formula="of:=SUMIF([$ProxyNew.$A$2:$ProxyNew.$A$101];[.$A$1]&amp;&quot;_&quot;&amp;[.$A9];[$HospNew.H$2:$HospNew.H$112])" office:value-type="float" office:value="0.0551837041608768" calcext:value-type="float">
            <text:p>0.0551837041608768</text:p>
          </table:table-cell>
          <table:table-cell table:formula="of:=SUMIF([$ProxyNew.$A$2:$ProxyNew.$A$101];[.$A$1]&amp;&quot;_&quot;&amp;[.$A9];[$HospNew.I$2:$HospNew.I$112])" office:value-type="float" office:value="0.168814044848752" calcext:value-type="float">
            <text:p>0.168814044848752</text:p>
          </table:table-cell>
          <table:table-cell table:formula="of:=SUMIF([$ProxyNew.$A$2:$ProxyNew.$A$101];[.$A$1]&amp;&quot;_&quot;&amp;[.$A9];[$HospNew.J$2:$HospNew.J$112])" office:value-type="float" office:value="-0.073980891220333" calcext:value-type="float">
            <text:p>-0.073980891220333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$HospBA12.$A$101];[.$A$1]&amp;&quot;_&quot;&amp;[.$A10];[$full.H$2:$full.H$112])" office:value-type="float" office:value="0" calcext:value-type="float">
            <text:p>0</text:p>
          </table:table-cell>
          <table:table-cell table:formula="of:=SUMIF([$HospBA12.$A$2:$HospBA12.$A$101];[.$A$1]&amp;&quot;_&quot;&amp;[.$A10];[$full.I$2:$full.I$112])" office:value-type="float" office:value="0" calcext:value-type="float">
            <text:p>0</text:p>
          </table:table-cell>
          <table:table-cell table:formula="of:=SUMIF([$HospBA12.$A$2:$HospBA12.$A$101];[.$A$1]&amp;&quot;_&quot;&amp;[.$A10];[$full.J$2:$full.J$112])" office:value-type="float" office:value="0" calcext:value-type="float">
            <text:p>0</text:p>
          </table:table-cell>
          <table:table-cell table:formula="of:=SUMIF([$ProxyBA12.$A$2:$ProxyBA12.$A$101];[.$A$1]&amp;&quot;_&quot;&amp;[.$A10];[$HospBA12.H$2:$HospBA12.H$112])" office:value-type="float" office:value="0" calcext:value-type="float">
            <text:p>0</text:p>
          </table:table-cell>
          <table:table-cell table:formula="of:=SUMIF([$ProxyBA12.$A$2:$ProxyBA12.$A$101];[.$A$1]&amp;&quot;_&quot;&amp;[.$A10];[$HospBA12.I$2:$HospBA12.I$112])" office:value-type="float" office:value="0" calcext:value-type="float">
            <text:p>0</text:p>
          </table:table-cell>
          <table:table-cell table:formula="of:=SUMIF([$ProxyBA12.$A$2:$ProxyBA12.$A$101];[.$A$1]&amp;&quot;_&quot;&amp;[.$A10];[$HospBA12.J$2:$HospBA12.J$112])" office:value-type="float" office:value="0" calcext:value-type="float">
            <text:p>0</text:p>
          </table:table-cell>
          <table:table-cell table:formula="of:=SUMIF([$HospNew.$A$2:$HospNew.$A$101];[.$A$1]&amp;&quot;_&quot;&amp;[.$A10];[$ProxyBA12.H$2:$ProxyBA12.H$112])" office:value-type="float" office:value="0.950497684354486" calcext:value-type="float">
            <text:p>0.950497684354486</text:p>
          </table:table-cell>
          <table:table-cell table:formula="of:=SUMIF([$HospNew.$A$2:$HospNew.$A$101];[.$A$1]&amp;&quot;_&quot;&amp;[.$A10];[$ProxyBA12.I$2:$ProxyBA12.I$112])" office:value-type="float" office:value="0.981432337102873" calcext:value-type="float">
            <text:p>0.981432337102873</text:p>
          </table:table-cell>
          <table:table-cell table:formula="of:=SUMIF([$HospNew.$A$2:$HospNew.$A$101];[.$A$1]&amp;&quot;_&quot;&amp;[.$A10];[$ProxyBA12.J$2:$ProxyBA12.J$112])" office:value-type="float" office:value="0.868024356762356" calcext:value-type="float">
            <text:p>0.868024356762356</text:p>
          </table:table-cell>
          <table:table-cell table:formula="of:=SUMIF([$ProxyNew.$A$2:$ProxyNew.$A$101];[.$A$1]&amp;&quot;_&quot;&amp;[.$A10];[$HospNew.H$2:$HospNew.H$112])" office:value-type="float" office:value="-0.00356830228738758" calcext:value-type="float">
            <text:p>-0.00356830228738758</text:p>
          </table:table-cell>
          <table:table-cell table:formula="of:=SUMIF([$ProxyNew.$A$2:$ProxyNew.$A$101];[.$A$1]&amp;&quot;_&quot;&amp;[.$A10];[$HospNew.I$2:$HospNew.I$112])" office:value-type="float" office:value="0.104833544087911" calcext:value-type="float">
            <text:p>0.104833544087911</text:p>
          </table:table-cell>
          <table:table-cell table:formula="of:=SUMIF([$ProxyNew.$A$2:$ProxyNew.$A$101];[.$A$1]&amp;&quot;_&quot;&amp;[.$A10];[$HospNew.J$2:$HospNew.J$112])" office:value-type="float" office:value="-0.125097271802706" calcext:value-type="float">
            <text:p>-0.125097271802706</text:p>
          </table:table-cell>
        </table:table-row>
      </table:table>
      <table:table table:name="boost" table:style-name="ta1">
        <office:forms form:automatic-focus="false" form:apply-design-mode="false"/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Immunityboost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$HospBA12.$A$101];[.$A$1]&amp;&quot;_&quot;&amp;[.$A2];[$ProxyNew.H$2:$ProxyNew.H$112])" office:value-type="float" office:value="0.592744997999297" calcext:value-type="float">
            <text:p>0.592744997999297</text:p>
          </table:table-cell>
          <table:table-cell table:formula="of:=SUMIF([$HospBA12.$A$2:$HospBA12.$A$101];[.$A$1]&amp;&quot;_&quot;&amp;[.$A2];[$ProxyNew.I$2:$ProxyNew.I$112])" office:value-type="float" office:value="0.817431998600491" calcext:value-type="float">
            <text:p>0.817431998600491</text:p>
          </table:table-cell>
          <table:table-cell table:formula="of:=SUMIF([$HospBA12.$A$2:$HospBA12.$A$101];[.$A$1]&amp;&quot;_&quot;&amp;[.$A2];[$ProxyNew.J$2:$ProxyNew.J$112])" office:value-type="float" office:value="0.0915350149906449" calcext:value-type="float">
            <text:p>0.0915350149906449</text:p>
          </table:table-cell>
          <table:table-cell table:formula="of:=SUMIF([$ProxyBA12.$A$2:$ProxyBA12.$A$101];[.$A$1]&amp;&quot;_&quot;&amp;[.$A2];[$boost.H$2:$boost.H$112])" office:value-type="float" office:value="0.809216457471951" calcext:value-type="float">
            <text:p>0.809216457471951</text:p>
          </table:table-cell>
          <table:table-cell table:formula="of:=SUMIF([$ProxyBA12.$A$2:$ProxyBA12.$A$101];[.$A$1]&amp;&quot;_&quot;&amp;[.$A2];[$boost.I$2:$boost.I$112])" office:value-type="float" office:value="0.817859890295202" calcext:value-type="float">
            <text:p>0.817859890295202</text:p>
          </table:table-cell>
          <table:table-cell table:formula="of:=SUMIF([$ProxyBA12.$A$2:$ProxyBA12.$A$101];[.$A$1]&amp;&quot;_&quot;&amp;[.$A2];[$boost.J$2:$boost.J$112])" office:value-type="float" office:value="0.800162851781828" calcext:value-type="float">
            <text:p>0.800162851781828</text:p>
          </table:table-cell>
          <table:table-cell table:formula="of:=SUMIF([$HospNew.$A$2:$HospNew.$A$101];[.$A$1]&amp;&quot;_&quot;&amp;[.$A2];[$HospBA12.H$2:$HospBA12.H$112])" office:value-type="float" office:value="0.859809688969786" calcext:value-type="float">
            <text:p>0.859809688969786</text:p>
          </table:table-cell>
          <table:table-cell table:formula="of:=SUMIF([$HospNew.$A$2:$HospNew.$A$101];[.$A$1]&amp;&quot;_&quot;&amp;[.$A2];[$HospBA12.I$2:$HospBA12.I$112])" office:value-type="float" office:value="0.869483489816568" calcext:value-type="float">
            <text:p>0.869483489816568</text:p>
          </table:table-cell>
          <table:table-cell table:formula="of:=SUMIF([$HospNew.$A$2:$HospNew.$A$101];[.$A$1]&amp;&quot;_&quot;&amp;[.$A2];[$HospBA12.J$2:$HospBA12.J$112])" office:value-type="float" office:value="0.849418872147848" calcext:value-type="float">
            <text:p>0.849418872147848</text:p>
          </table:table-cell>
          <table:table-cell table:formula="of:=SUMIF([$ProxyNew.$A$2:$ProxyNew.$A$101];[.$A$1]&amp;&quot;_&quot;&amp;[.$A2];[$ProxyBA12.H$2:$ProxyBA12.H$112])" office:value-type="float" office:value="0.86182715529202" calcext:value-type="float">
            <text:p>0.86182715529202</text:p>
          </table:table-cell>
          <table:table-cell table:formula="of:=SUMIF([$ProxyNew.$A$2:$ProxyNew.$A$101];[.$A$1]&amp;&quot;_&quot;&amp;[.$A2];[$ProxyBA12.I$2:$ProxyBA12.I$112])" office:value-type="float" office:value="0.873238054488423" calcext:value-type="float">
            <text:p>0.873238054488423</text:p>
          </table:table-cell>
          <table:table-cell table:formula="of:=SUMIF([$ProxyNew.$A$2:$ProxyNew.$A$101];[.$A$1]&amp;&quot;_&quot;&amp;[.$A2];[$ProxyBA12.J$2:$ProxyBA12.J$112])" office:value-type="float" office:value="0.849389065956297" calcext:value-type="float">
            <text:p>0.849389065956297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$HospBA12.$A$101];[.$A$1]&amp;&quot;_&quot;&amp;[.$A3];[$ProxyNew.H$2:$ProxyNew.H$112])" office:value-type="float" office:value="0.653608545780835" calcext:value-type="float">
            <text:p>0.653608545780835</text:p>
          </table:table-cell>
          <table:table-cell table:formula="of:=SUMIF([$HospBA12.$A$2:$HospBA12.$A$101];[.$A$1]&amp;&quot;_&quot;&amp;[.$A3];[$ProxyNew.I$2:$ProxyNew.I$112])" office:value-type="float" office:value="0.856113078092217" calcext:value-type="float">
            <text:p>0.856113078092217</text:p>
          </table:table-cell>
          <table:table-cell table:formula="of:=SUMIF([$HospBA12.$A$2:$HospBA12.$A$101];[.$A$1]&amp;&quot;_&quot;&amp;[.$A3];[$ProxyNew.J$2:$ProxyNew.J$112])" office:value-type="float" office:value="0.166101839102742" calcext:value-type="float">
            <text:p>0.166101839102742</text:p>
          </table:table-cell>
          <table:table-cell table:formula="of:=SUMIF([$ProxyBA12.$A$2:$ProxyBA12.$A$101];[.$A$1]&amp;&quot;_&quot;&amp;[.$A3];[$boost.H$2:$boost.H$112])" office:value-type="float" office:value="0.702999953162212" calcext:value-type="float">
            <text:p>0.702999953162212</text:p>
          </table:table-cell>
          <table:table-cell table:formula="of:=SUMIF([$ProxyBA12.$A$2:$ProxyBA12.$A$101];[.$A$1]&amp;&quot;_&quot;&amp;[.$A3];[$boost.I$2:$boost.I$112])" office:value-type="float" office:value="0.722584204890786" calcext:value-type="float">
            <text:p>0.722584204890786</text:p>
          </table:table-cell>
          <table:table-cell table:formula="of:=SUMIF([$ProxyBA12.$A$2:$ProxyBA12.$A$101];[.$A$1]&amp;&quot;_&quot;&amp;[.$A3];[$boost.J$2:$boost.J$112])" office:value-type="float" office:value="0.682033145275949" calcext:value-type="float">
            <text:p>0.682033145275949</text:p>
          </table:table-cell>
          <table:table-cell table:formula="of:=SUMIF([$HospNew.$A$2:$HospNew.$A$101];[.$A$1]&amp;&quot;_&quot;&amp;[.$A3];[$HospBA12.H$2:$HospBA12.H$112])" office:value-type="float" office:value="0.809216457471951" calcext:value-type="float">
            <text:p>0.809216457471951</text:p>
          </table:table-cell>
          <table:table-cell table:formula="of:=SUMIF([$HospNew.$A$2:$HospNew.$A$101];[.$A$1]&amp;&quot;_&quot;&amp;[.$A3];[$HospBA12.I$2:$HospBA12.I$112])" office:value-type="float" office:value="0.817859890295202" calcext:value-type="float">
            <text:p>0.817859890295202</text:p>
          </table:table-cell>
          <table:table-cell table:formula="of:=SUMIF([$HospNew.$A$2:$HospNew.$A$101];[.$A$1]&amp;&quot;_&quot;&amp;[.$A3];[$HospBA12.J$2:$HospBA12.J$112])" office:value-type="float" office:value="0.800162851781828" calcext:value-type="float">
            <text:p>0.800162851781828</text:p>
          </table:table-cell>
          <table:table-cell table:formula="of:=SUMIF([$ProxyNew.$A$2:$ProxyNew.$A$101];[.$A$1]&amp;&quot;_&quot;&amp;[.$A3];[$ProxyBA12.H$2:$ProxyBA12.H$112])" office:value-type="float" office:value="0.825827880218646" calcext:value-type="float">
            <text:p>0.825827880218646</text:p>
          </table:table-cell>
          <table:table-cell table:formula="of:=SUMIF([$ProxyNew.$A$2:$ProxyNew.$A$101];[.$A$1]&amp;&quot;_&quot;&amp;[.$A3];[$ProxyBA12.I$2:$ProxyBA12.I$112])" office:value-type="float" office:value="0.835474609828592" calcext:value-type="float">
            <text:p>0.835474609828592</text:p>
          </table:table-cell>
          <table:table-cell table:formula="of:=SUMIF([$ProxyNew.$A$2:$ProxyNew.$A$101];[.$A$1]&amp;&quot;_&quot;&amp;[.$A3];[$ProxyBA12.J$2:$ProxyBA12.J$112])" office:value-type="float" office:value="0.815615527320582" calcext:value-type="float">
            <text:p>0.815615527320582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$HospBA12.$A$101];[.$A$1]&amp;&quot;_&quot;&amp;[.$A4];[$ProxyNew.H$2:$ProxyNew.H$112])" office:value-type="float" office:value="0.585219054366299" calcext:value-type="float">
            <text:p>0.585219054366299</text:p>
          </table:table-cell>
          <table:table-cell table:formula="of:=SUMIF([$HospBA12.$A$2:$HospBA12.$A$101];[.$A$1]&amp;&quot;_&quot;&amp;[.$A4];[$ProxyNew.I$2:$ProxyNew.I$112])" office:value-type="float" office:value="0.751446199896384" calcext:value-type="float">
            <text:p>0.751446199896384</text:p>
          </table:table-cell>
          <table:table-cell table:formula="of:=SUMIF([$HospBA12.$A$2:$HospBA12.$A$101];[.$A$1]&amp;&quot;_&quot;&amp;[.$A4];[$ProxyNew.J$2:$ProxyNew.J$112])" office:value-type="float" office:value="0.307822963120794" calcext:value-type="float">
            <text:p>0.307822963120794</text:p>
          </table:table-cell>
          <table:table-cell table:formula="of:=SUMIF([$ProxyBA12.$A$2:$ProxyBA12.$A$101];[.$A$1]&amp;&quot;_&quot;&amp;[.$A4];[$boost.H$2:$boost.H$112])" office:value-type="float" office:value="0.605988369085712" calcext:value-type="float">
            <text:p>0.605988369085712</text:p>
          </table:table-cell>
          <table:table-cell table:formula="of:=SUMIF([$ProxyBA12.$A$2:$ProxyBA12.$A$101];[.$A$1]&amp;&quot;_&quot;&amp;[.$A4];[$boost.I$2:$boost.I$112])" office:value-type="float" office:value="0.714933194892155" calcext:value-type="float">
            <text:p>0.714933194892155</text:p>
          </table:table-cell>
          <table:table-cell table:formula="of:=SUMIF([$ProxyBA12.$A$2:$ProxyBA12.$A$101];[.$A$1]&amp;&quot;_&quot;&amp;[.$A4];[$boost.J$2:$boost.J$112])" office:value-type="float" office:value="0.455407776303504" calcext:value-type="float">
            <text:p>0.455407776303504</text:p>
          </table:table-cell>
          <table:table-cell table:formula="of:=SUMIF([$HospNew.$A$2:$HospNew.$A$101];[.$A$1]&amp;&quot;_&quot;&amp;[.$A4];[$HospBA12.H$2:$HospBA12.H$112])" office:value-type="float" office:value="0.702999953162212" calcext:value-type="float">
            <text:p>0.702999953162212</text:p>
          </table:table-cell>
          <table:table-cell table:formula="of:=SUMIF([$HospNew.$A$2:$HospNew.$A$101];[.$A$1]&amp;&quot;_&quot;&amp;[.$A4];[$HospBA12.I$2:$HospBA12.I$112])" office:value-type="float" office:value="0.722584204890786" calcext:value-type="float">
            <text:p>0.722584204890786</text:p>
          </table:table-cell>
          <table:table-cell table:formula="of:=SUMIF([$HospNew.$A$2:$HospNew.$A$101];[.$A$1]&amp;&quot;_&quot;&amp;[.$A4];[$HospBA12.J$2:$HospBA12.J$112])" office:value-type="float" office:value="0.682033145275949" calcext:value-type="float">
            <text:p>0.682033145275949</text:p>
          </table:table-cell>
          <table:table-cell table:formula="of:=SUMIF([$ProxyNew.$A$2:$ProxyNew.$A$101];[.$A$1]&amp;&quot;_&quot;&amp;[.$A4];[$ProxyBA12.H$2:$ProxyBA12.H$112])" office:value-type="float" office:value="0.720303295748176" calcext:value-type="float">
            <text:p>0.720303295748176</text:p>
          </table:table-cell>
          <table:table-cell table:formula="of:=SUMIF([$ProxyNew.$A$2:$ProxyNew.$A$101];[.$A$1]&amp;&quot;_&quot;&amp;[.$A4];[$ProxyBA12.I$2:$ProxyBA12.I$112])" office:value-type="float" office:value="0.742924959380807" calcext:value-type="float">
            <text:p>0.742924959380807</text:p>
          </table:table-cell>
          <table:table-cell table:formula="of:=SUMIF([$ProxyNew.$A$2:$ProxyNew.$A$101];[.$A$1]&amp;&quot;_&quot;&amp;[.$A4];[$ProxyBA12.J$2:$ProxyBA12.J$112])" office:value-type="float" office:value="0.69569100842732" calcext:value-type="float">
            <text:p>0.69569100842732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$HospBA12.$A$101];[.$A$1]&amp;&quot;_&quot;&amp;[.$A5];[$ProxyNew.H$2:$ProxyNew.H$112])" office:value-type="float" office:value="0.442196636703605" calcext:value-type="float">
            <text:p>0.442196636703605</text:p>
          </table:table-cell>
          <table:table-cell table:formula="of:=SUMIF([$HospBA12.$A$2:$HospBA12.$A$101];[.$A$1]&amp;&quot;_&quot;&amp;[.$A5];[$ProxyNew.I$2:$ProxyNew.I$112])" office:value-type="float" office:value="0.515871264852964" calcext:value-type="float">
            <text:p>0.515871264852964</text:p>
          </table:table-cell>
          <table:table-cell table:formula="of:=SUMIF([$HospBA12.$A$2:$HospBA12.$A$101];[.$A$1]&amp;&quot;_&quot;&amp;[.$A5];[$ProxyNew.J$2:$ProxyNew.J$112])" office:value-type="float" office:value="0.357310216237687" calcext:value-type="float">
            <text:p>0.357310216237687</text:p>
          </table:table-cell>
          <table:table-cell table:formula="of:=SUMIF([$ProxyBA12.$A$2:$ProxyBA12.$A$101];[.$A$1]&amp;&quot;_&quot;&amp;[.$A5];[$boost.H$2:$boost.H$112])" office:value-type="float" office:value="-0.567969000117126" calcext:value-type="float">
            <text:p>-0.567969000117126</text:p>
          </table:table-cell>
          <table:table-cell table:formula="of:=SUMIF([$ProxyBA12.$A$2:$ProxyBA12.$A$101];[.$A$1]&amp;&quot;_&quot;&amp;[.$A5];[$boost.I$2:$boost.I$112])" office:value-type="float" office:value="0.852399520324795" calcext:value-type="float">
            <text:p>0.852399520324795</text:p>
          </table:table-cell>
          <table:table-cell table:formula="of:=SUMIF([$ProxyBA12.$A$2:$ProxyBA12.$A$101];[.$A$1]&amp;&quot;_&quot;&amp;[.$A5];[$boost.J$2:$boost.J$112])" office:value-type="float" office:value="-15.6566314062006" calcext:value-type="float">
            <text:p>-15.6566314062006</text:p>
          </table:table-cell>
          <table:table-cell table:formula="of:=SUMIF([$HospNew.$A$2:$HospNew.$A$101];[.$A$1]&amp;&quot;_&quot;&amp;[.$A5];[$HospBA12.H$2:$HospBA12.H$112])" office:value-type="float" office:value="0.605988369085712" calcext:value-type="float">
            <text:p>0.605988369085712</text:p>
          </table:table-cell>
          <table:table-cell table:formula="of:=SUMIF([$HospNew.$A$2:$HospNew.$A$101];[.$A$1]&amp;&quot;_&quot;&amp;[.$A5];[$HospBA12.I$2:$HospBA12.I$112])" office:value-type="float" office:value="0.714933194892155" calcext:value-type="float">
            <text:p>0.714933194892155</text:p>
          </table:table-cell>
          <table:table-cell table:formula="of:=SUMIF([$HospNew.$A$2:$HospNew.$A$101];[.$A$1]&amp;&quot;_&quot;&amp;[.$A5];[$HospBA12.J$2:$HospBA12.J$112])" office:value-type="float" office:value="0.455407776303504" calcext:value-type="float">
            <text:p>0.455407776303504</text:p>
          </table:table-cell>
          <table:table-cell table:formula="of:=SUMIF([$ProxyNew.$A$2:$ProxyNew.$A$101];[.$A$1]&amp;&quot;_&quot;&amp;[.$A5];[$ProxyBA12.H$2:$ProxyBA12.H$112])" office:value-type="float" office:value="0.712637038560326" calcext:value-type="float">
            <text:p>0.712637038560326</text:p>
          </table:table-cell>
          <table:table-cell table:formula="of:=SUMIF([$ProxyNew.$A$2:$ProxyNew.$A$101];[.$A$1]&amp;&quot;_&quot;&amp;[.$A5];[$ProxyBA12.I$2:$ProxyBA12.I$112])" office:value-type="float" office:value="0.814696808478456" calcext:value-type="float">
            <text:p>0.814696808478456</text:p>
          </table:table-cell>
          <table:table-cell table:formula="of:=SUMIF([$ProxyNew.$A$2:$ProxyNew.$A$101];[.$A$1]&amp;&quot;_&quot;&amp;[.$A5];[$ProxyBA12.J$2:$ProxyBA12.J$112])" office:value-type="float" office:value="0.554365626790734" calcext:value-type="float">
            <text:p>0.554365626790734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$HospBA12.$A$101];[.$A$1]&amp;&quot;_&quot;&amp;[.$A6];[$ProxyNew.H$2:$ProxyNew.H$112])" office:value-type="float" office:value="0.408360671642544" calcext:value-type="float">
            <text:p>0.408360671642544</text:p>
          </table:table-cell>
          <table:table-cell table:formula="of:=SUMIF([$HospBA12.$A$2:$HospBA12.$A$101];[.$A$1]&amp;&quot;_&quot;&amp;[.$A6];[$ProxyNew.I$2:$ProxyNew.I$112])" office:value-type="float" office:value="0.459609158714843" calcext:value-type="float">
            <text:p>0.459609158714843</text:p>
          </table:table-cell>
          <table:table-cell table:formula="of:=SUMIF([$HospBA12.$A$2:$HospBA12.$A$101];[.$A$1]&amp;&quot;_&quot;&amp;[.$A6];[$ProxyNew.J$2:$ProxyNew.J$112])" office:value-type="float" office:value="0.352251984828602" calcext:value-type="float">
            <text:p>0.352251984828602</text:p>
          </table:table-cell>
          <table:table-cell table:formula="of:=SUMIF([$ProxyBA12.$A$2:$ProxyBA12.$A$101];[.$A$1]&amp;&quot;_&quot;&amp;[.$A6];[$boost.H$2:$boost.H$112])" office:value-type="float" office:value="0" calcext:value-type="float">
            <text:p>0</text:p>
          </table:table-cell>
          <table:table-cell table:formula="of:=SUMIF([$ProxyBA12.$A$2:$ProxyBA12.$A$101];[.$A$1]&amp;&quot;_&quot;&amp;[.$A6];[$boost.I$2:$boost.I$112])" office:value-type="float" office:value="0" calcext:value-type="float">
            <text:p>0</text:p>
          </table:table-cell>
          <table:table-cell table:formula="of:=SUMIF([$ProxyBA12.$A$2:$ProxyBA12.$A$101];[.$A$1]&amp;&quot;_&quot;&amp;[.$A6];[$boost.J$2:$boost.J$112])" office:value-type="float" office:value="0" calcext:value-type="float">
            <text:p>0</text:p>
          </table:table-cell>
          <table:table-cell table:formula="of:=SUMIF([$HospNew.$A$2:$HospNew.$A$101];[.$A$1]&amp;&quot;_&quot;&amp;[.$A6];[$HospBA12.H$2:$HospBA12.H$112])" office:value-type="float" office:value="-0.567969000117126" calcext:value-type="float">
            <text:p>-0.567969000117126</text:p>
          </table:table-cell>
          <table:table-cell table:formula="of:=SUMIF([$HospNew.$A$2:$HospNew.$A$101];[.$A$1]&amp;&quot;_&quot;&amp;[.$A6];[$HospBA12.I$2:$HospBA12.I$112])" office:value-type="float" office:value="0.852399520324795" calcext:value-type="float">
            <text:p>0.852399520324795</text:p>
          </table:table-cell>
          <table:table-cell table:formula="of:=SUMIF([$HospNew.$A$2:$HospNew.$A$101];[.$A$1]&amp;&quot;_&quot;&amp;[.$A6];[$HospBA12.J$2:$HospBA12.J$112])" office:value-type="float" office:value="-15.6566314062006" calcext:value-type="float">
            <text:p>-15.6566314062006</text:p>
          </table:table-cell>
          <table:table-cell table:formula="of:=SUMIF([$ProxyNew.$A$2:$ProxyNew.$A$101];[.$A$1]&amp;&quot;_&quot;&amp;[.$A6];[$ProxyBA12.H$2:$ProxyBA12.H$112])" office:value-type="float" office:value="0.499716277225525" calcext:value-type="float">
            <text:p>0.499716277225525</text:p>
          </table:table-cell>
          <table:table-cell table:formula="of:=SUMIF([$ProxyNew.$A$2:$ProxyNew.$A$101];[.$A$1]&amp;&quot;_&quot;&amp;[.$A6];[$ProxyBA12.I$2:$ProxyBA12.I$112])" office:value-type="float" office:value="0.577091462719565" calcext:value-type="float">
            <text:p>0.577091462719565</text:p>
          </table:table-cell>
          <table:table-cell table:formula="of:=SUMIF([$ProxyNew.$A$2:$ProxyNew.$A$101];[.$A$1]&amp;&quot;_&quot;&amp;[.$A6];[$ProxyBA12.J$2:$ProxyBA12.J$112])" office:value-type="float" office:value="0.408184557156096" calcext:value-type="float">
            <text:p>0.408184557156096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$HospBA12.$A$101];[.$A$1]&amp;&quot;_&quot;&amp;[.$A7];[$ProxyNew.H$2:$ProxyNew.H$112])" office:value-type="float" office:value="0" calcext:value-type="float">
            <text:p>0</text:p>
          </table:table-cell>
          <table:table-cell table:formula="of:=SUMIF([$HospBA12.$A$2:$HospBA12.$A$101];[.$A$1]&amp;&quot;_&quot;&amp;[.$A7];[$ProxyNew.I$2:$ProxyNew.I$112])" office:value-type="float" office:value="0" calcext:value-type="float">
            <text:p>0</text:p>
          </table:table-cell>
          <table:table-cell table:formula="of:=SUMIF([$HospBA12.$A$2:$HospBA12.$A$101];[.$A$1]&amp;&quot;_&quot;&amp;[.$A7];[$ProxyNew.J$2:$ProxyNew.J$112])" office:value-type="float" office:value="0" calcext:value-type="float">
            <text:p>0</text:p>
          </table:table-cell>
          <table:table-cell table:formula="of:=SUMIF([$ProxyBA12.$A$2:$ProxyBA12.$A$101];[.$A$1]&amp;&quot;_&quot;&amp;[.$A7];[$boost.H$2:$boost.H$112])" office:value-type="float" office:value="0" calcext:value-type="float">
            <text:p>0</text:p>
          </table:table-cell>
          <table:table-cell table:formula="of:=SUMIF([$ProxyBA12.$A$2:$ProxyBA12.$A$101];[.$A$1]&amp;&quot;_&quot;&amp;[.$A7];[$boost.I$2:$boost.I$112])" office:value-type="float" office:value="0" calcext:value-type="float">
            <text:p>0</text:p>
          </table:table-cell>
          <table:table-cell table:formula="of:=SUMIF([$ProxyBA12.$A$2:$ProxyBA12.$A$101];[.$A$1]&amp;&quot;_&quot;&amp;[.$A7];[$boost.J$2:$boost.J$112])" office:value-type="float" office:value="0" calcext:value-type="float">
            <text:p>0</text:p>
          </table:table-cell>
          <table:table-cell table:formula="of:=SUMIF([$HospNew.$A$2:$HospNew.$A$101];[.$A$1]&amp;&quot;_&quot;&amp;[.$A7];[$HospBA12.H$2:$HospBA12.H$112])" office:value-type="float" office:value="0.476887486919662" calcext:value-type="float">
            <text:p>0.476887486919662</text:p>
          </table:table-cell>
          <table:table-cell table:formula="of:=SUMIF([$HospNew.$A$2:$HospNew.$A$101];[.$A$1]&amp;&quot;_&quot;&amp;[.$A7];[$HospBA12.I$2:$HospBA12.I$112])" office:value-type="float" office:value="0.541036385513589" calcext:value-type="float">
            <text:p>0.541036385513589</text:p>
          </table:table-cell>
          <table:table-cell table:formula="of:=SUMIF([$HospNew.$A$2:$HospNew.$A$101];[.$A$1]&amp;&quot;_&quot;&amp;[.$A7];[$HospBA12.J$2:$HospBA12.J$112])" office:value-type="float" office:value="0.403772559078691" calcext:value-type="float">
            <text:p>0.403772559078691</text:p>
          </table:table-cell>
          <table:table-cell table:formula="of:=SUMIF([$ProxyNew.$A$2:$ProxyNew.$A$101];[.$A$1]&amp;&quot;_&quot;&amp;[.$A7];[$ProxyBA12.H$2:$ProxyBA12.H$112])" office:value-type="float" office:value="0.410950998096365" calcext:value-type="float">
            <text:p>0.410950998096365</text:p>
          </table:table-cell>
          <table:table-cell table:formula="of:=SUMIF([$ProxyNew.$A$2:$ProxyNew.$A$101];[.$A$1]&amp;&quot;_&quot;&amp;[.$A7];[$ProxyBA12.I$2:$ProxyBA12.I$112])" office:value-type="float" office:value="0.488750623843957" calcext:value-type="float">
            <text:p>0.488750623843957</text:p>
          </table:table-cell>
          <table:table-cell table:formula="of:=SUMIF([$ProxyNew.$A$2:$ProxyNew.$A$101];[.$A$1]&amp;&quot;_&quot;&amp;[.$A7];[$ProxyBA12.J$2:$ProxyBA12.J$112])" office:value-type="float" office:value="0.321312175962903" calcext:value-type="float">
            <text:p>0.321312175962903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$HospBA12.$A$101];[.$A$1]&amp;&quot;_&quot;&amp;[.$A8];[$ProxyNew.H$2:$ProxyNew.H$112])" office:value-type="float" office:value="0" calcext:value-type="float">
            <text:p>0</text:p>
          </table:table-cell>
          <table:table-cell table:formula="of:=SUMIF([$HospBA12.$A$2:$HospBA12.$A$101];[.$A$1]&amp;&quot;_&quot;&amp;[.$A8];[$ProxyNew.I$2:$ProxyNew.I$112])" office:value-type="float" office:value="0" calcext:value-type="float">
            <text:p>0</text:p>
          </table:table-cell>
          <table:table-cell table:formula="of:=SUMIF([$HospBA12.$A$2:$HospBA12.$A$101];[.$A$1]&amp;&quot;_&quot;&amp;[.$A8];[$ProxyNew.J$2:$ProxyNew.J$112])" office:value-type="float" office:value="0" calcext:value-type="float">
            <text:p>0</text:p>
          </table:table-cell>
          <table:table-cell table:formula="of:=SUMIF([$ProxyBA12.$A$2:$ProxyBA12.$A$101];[.$A$1]&amp;&quot;_&quot;&amp;[.$A8];[$boost.H$2:$boost.H$112])" office:value-type="float" office:value="0" calcext:value-type="float">
            <text:p>0</text:p>
          </table:table-cell>
          <table:table-cell table:formula="of:=SUMIF([$ProxyBA12.$A$2:$ProxyBA12.$A$101];[.$A$1]&amp;&quot;_&quot;&amp;[.$A8];[$boost.I$2:$boost.I$112])" office:value-type="float" office:value="0" calcext:value-type="float">
            <text:p>0</text:p>
          </table:table-cell>
          <table:table-cell table:formula="of:=SUMIF([$ProxyBA12.$A$2:$ProxyBA12.$A$101];[.$A$1]&amp;&quot;_&quot;&amp;[.$A8];[$boost.J$2:$boost.J$112])" office:value-type="float" office:value="0" calcext:value-type="float">
            <text:p>0</text:p>
          </table:table-cell>
          <table:table-cell table:formula="of:=SUMIF([$HospNew.$A$2:$HospNew.$A$101];[.$A$1]&amp;&quot;_&quot;&amp;[.$A8];[$HospBA12.H$2:$HospBA12.H$112])" office:value-type="float" office:value="0.463949047378423" calcext:value-type="float">
            <text:p>0.463949047378423</text:p>
          </table:table-cell>
          <table:table-cell table:formula="of:=SUMIF([$HospNew.$A$2:$HospNew.$A$101];[.$A$1]&amp;&quot;_&quot;&amp;[.$A8];[$HospBA12.I$2:$HospBA12.I$112])" office:value-type="float" office:value="0.523112037222121" calcext:value-type="float">
            <text:p>0.523112037222121</text:p>
          </table:table-cell>
          <table:table-cell table:formula="of:=SUMIF([$HospNew.$A$2:$HospNew.$A$101];[.$A$1]&amp;&quot;_&quot;&amp;[.$A8];[$HospBA12.J$2:$HospBA12.J$112])" office:value-type="float" office:value="0.397446263619911" calcext:value-type="float">
            <text:p>0.397446263619911</text:p>
          </table:table-cell>
          <table:table-cell table:formula="of:=SUMIF([$ProxyNew.$A$2:$ProxyNew.$A$101];[.$A$1]&amp;&quot;_&quot;&amp;[.$A8];[$ProxyBA12.H$2:$ProxyBA12.H$112])" office:value-type="float" office:value="0.357941666247262" calcext:value-type="float">
            <text:p>0.357941666247262</text:p>
          </table:table-cell>
          <table:table-cell table:formula="of:=SUMIF([$ProxyNew.$A$2:$ProxyNew.$A$101];[.$A$1]&amp;&quot;_&quot;&amp;[.$A8];[$ProxyBA12.I$2:$ProxyBA12.I$112])" office:value-type="float" office:value="0.43684117954054" calcext:value-type="float">
            <text:p>0.43684117954054</text:p>
          </table:table-cell>
          <table:table-cell table:formula="of:=SUMIF([$ProxyNew.$A$2:$ProxyNew.$A$101];[.$A$1]&amp;&quot;_&quot;&amp;[.$A8];[$ProxyBA12.J$2:$ProxyBA12.J$112])" office:value-type="float" office:value="0.267988196287129" calcext:value-type="float">
            <text:p>0.267988196287129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$HospBA12.$A$101];[.$A$1]&amp;&quot;_&quot;&amp;[.$A9];[$ProxyNew.H$2:$ProxyNew.H$112])" office:value-type="float" office:value="0" calcext:value-type="float">
            <text:p>0</text:p>
          </table:table-cell>
          <table:table-cell table:formula="of:=SUMIF([$HospBA12.$A$2:$HospBA12.$A$101];[.$A$1]&amp;&quot;_&quot;&amp;[.$A9];[$ProxyNew.I$2:$ProxyNew.I$112])" office:value-type="float" office:value="0" calcext:value-type="float">
            <text:p>0</text:p>
          </table:table-cell>
          <table:table-cell table:formula="of:=SUMIF([$HospBA12.$A$2:$HospBA12.$A$101];[.$A$1]&amp;&quot;_&quot;&amp;[.$A9];[$ProxyNew.J$2:$ProxyNew.J$112])" office:value-type="float" office:value="0" calcext:value-type="float">
            <text:p>0</text:p>
          </table:table-cell>
          <table:table-cell table:formula="of:=SUMIF([$ProxyBA12.$A$2:$ProxyBA12.$A$101];[.$A$1]&amp;&quot;_&quot;&amp;[.$A9];[$boost.H$2:$boost.H$112])" office:value-type="float" office:value="0" calcext:value-type="float">
            <text:p>0</text:p>
          </table:table-cell>
          <table:table-cell table:formula="of:=SUMIF([$ProxyBA12.$A$2:$ProxyBA12.$A$101];[.$A$1]&amp;&quot;_&quot;&amp;[.$A9];[$boost.I$2:$boost.I$112])" office:value-type="float" office:value="0" calcext:value-type="float">
            <text:p>0</text:p>
          </table:table-cell>
          <table:table-cell table:formula="of:=SUMIF([$ProxyBA12.$A$2:$ProxyBA12.$A$101];[.$A$1]&amp;&quot;_&quot;&amp;[.$A9];[$boost.J$2:$boost.J$112])" office:value-type="float" office:value="0" calcext:value-type="float">
            <text:p>0</text:p>
          </table:table-cell>
          <table:table-cell table:formula="of:=SUMIF([$HospNew.$A$2:$HospNew.$A$101];[.$A$1]&amp;&quot;_&quot;&amp;[.$A9];[$HospBA12.H$2:$HospBA12.H$112])" office:value-type="float" office:value="0.371697238863734" calcext:value-type="float">
            <text:p>0.371697238863734</text:p>
          </table:table-cell>
          <table:table-cell table:formula="of:=SUMIF([$HospNew.$A$2:$HospNew.$A$101];[.$A$1]&amp;&quot;_&quot;&amp;[.$A9];[$HospBA12.I$2:$HospBA12.I$112])" office:value-type="float" office:value="0.433486650632387" calcext:value-type="float">
            <text:p>0.433486650632387</text:p>
          </table:table-cell>
          <table:table-cell table:formula="of:=SUMIF([$HospNew.$A$2:$HospNew.$A$101];[.$A$1]&amp;&quot;_&quot;&amp;[.$A9];[$HospBA12.J$2:$HospBA12.J$112])" office:value-type="float" office:value="0.30316847768526" calcext:value-type="float">
            <text:p>0.30316847768526</text:p>
          </table:table-cell>
          <table:table-cell table:formula="of:=SUMIF([$ProxyNew.$A$2:$ProxyNew.$A$101];[.$A$1]&amp;&quot;_&quot;&amp;[.$A9];[$ProxyBA12.H$2:$ProxyBA12.H$112])" office:value-type="float" office:value="0.292827329795261" calcext:value-type="float">
            <text:p>0.292827329795261</text:p>
          </table:table-cell>
          <table:table-cell table:formula="of:=SUMIF([$ProxyNew.$A$2:$ProxyNew.$A$101];[.$A$1]&amp;&quot;_&quot;&amp;[.$A9];[$ProxyBA12.I$2:$ProxyBA12.I$112])" office:value-type="float" office:value="0.350004064987221" calcext:value-type="float">
            <text:p>0.350004064987221</text:p>
          </table:table-cell>
          <table:table-cell table:formula="of:=SUMIF([$ProxyNew.$A$2:$ProxyNew.$A$101];[.$A$1]&amp;&quot;_&quot;&amp;[.$A9];[$ProxyBA12.J$2:$ProxyBA12.J$112])" office:value-type="float" office:value="0.230621056922965" calcext:value-type="float">
            <text:p>0.230621056922965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$HospBA12.$A$101];[.$A$1]&amp;&quot;_&quot;&amp;[.$A10];[$ProxyNew.H$2:$ProxyNew.H$112])" office:value-type="float" office:value="0" calcext:value-type="float">
            <text:p>0</text:p>
          </table:table-cell>
          <table:table-cell table:formula="of:=SUMIF([$HospBA12.$A$2:$HospBA12.$A$101];[.$A$1]&amp;&quot;_&quot;&amp;[.$A10];[$ProxyNew.I$2:$ProxyNew.I$112])" office:value-type="float" office:value="0" calcext:value-type="float">
            <text:p>0</text:p>
          </table:table-cell>
          <table:table-cell table:formula="of:=SUMIF([$HospBA12.$A$2:$HospBA12.$A$101];[.$A$1]&amp;&quot;_&quot;&amp;[.$A10];[$ProxyNew.J$2:$ProxyNew.J$112])" office:value-type="float" office:value="0" calcext:value-type="float">
            <text:p>0</text:p>
          </table:table-cell>
          <table:table-cell table:formula="of:=SUMIF([$ProxyBA12.$A$2:$ProxyBA12.$A$101];[.$A$1]&amp;&quot;_&quot;&amp;[.$A10];[$boost.H$2:$boost.H$112])" office:value-type="float" office:value="0" calcext:value-type="float">
            <text:p>0</text:p>
          </table:table-cell>
          <table:table-cell table:formula="of:=SUMIF([$ProxyBA12.$A$2:$ProxyBA12.$A$101];[.$A$1]&amp;&quot;_&quot;&amp;[.$A10];[$boost.I$2:$boost.I$112])" office:value-type="float" office:value="0" calcext:value-type="float">
            <text:p>0</text:p>
          </table:table-cell>
          <table:table-cell table:formula="of:=SUMIF([$ProxyBA12.$A$2:$ProxyBA12.$A$101];[.$A$1]&amp;&quot;_&quot;&amp;[.$A10];[$boost.J$2:$boost.J$112])" office:value-type="float" office:value="0" calcext:value-type="float">
            <text:p>0</text:p>
          </table:table-cell>
          <table:table-cell table:formula="of:=SUMIF([$HospNew.$A$2:$HospNew.$A$101];[.$A$1]&amp;&quot;_&quot;&amp;[.$A10];[$HospBA12.H$2:$HospBA12.H$112])" office:value-type="float" office:value="0" calcext:value-type="float">
            <text:p>0</text:p>
          </table:table-cell>
          <table:table-cell table:formula="of:=SUMIF([$HospNew.$A$2:$HospNew.$A$101];[.$A$1]&amp;&quot;_&quot;&amp;[.$A10];[$HospBA12.I$2:$HospBA12.I$112])" office:value-type="float" office:value="0" calcext:value-type="float">
            <text:p>0</text:p>
          </table:table-cell>
          <table:table-cell table:formula="of:=SUMIF([$HospNew.$A$2:$HospNew.$A$101];[.$A$1]&amp;&quot;_&quot;&amp;[.$A10];[$HospBA12.J$2:$HospBA12.J$112])" office:value-type="float" office:value="0" calcext:value-type="float">
            <text:p>0</text:p>
          </table:table-cell>
          <table:table-cell table:formula="of:=SUMIF([$ProxyNew.$A$2:$ProxyNew.$A$101];[.$A$1]&amp;&quot;_&quot;&amp;[.$A10];[$ProxyBA12.H$2:$ProxyBA12.H$112])" office:value-type="float" office:value="0" calcext:value-type="float">
            <text:p>0</text:p>
          </table:table-cell>
          <table:table-cell table:formula="of:=SUMIF([$ProxyNew.$A$2:$ProxyNew.$A$101];[.$A$1]&amp;&quot;_&quot;&amp;[.$A10];[$ProxyBA12.I$2:$ProxyBA12.I$112])" office:value-type="float" office:value="0" calcext:value-type="float">
            <text:p>0</text:p>
          </table:table-cell>
          <table:table-cell table:formula="of:=SUMIF([$ProxyNew.$A$2:$ProxyNew.$A$101];[.$A$1]&amp;&quot;_&quot;&amp;[.$A10];[$ProxyBA12.J$2:$ProxyBA12.J$112])" office:value-type="float" office:value="0" calcext:value-type="float">
            <text:p>0</text:p>
          </table:table-cell>
        </table:table-row>
      </table:table>
      <table:table table:name="secboost" table:style-name="ta1">
        <office:forms form:automatic-focus="false" form:apply-design-mode="false"/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Immunitysecboost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$HospBA12.$A$101];[.$A$1]&amp;&quot;_&quot;&amp;[.$A2];[$HospNew.H$2:$HospNew.H$112])" office:value-type="float" office:value="0" calcext:value-type="float">
            <text:p>0</text:p>
          </table:table-cell>
          <table:table-cell table:formula="of:=SUMIF([$HospBA12.$A$2:$HospBA12.$A$101];[.$A$1]&amp;&quot;_&quot;&amp;[.$A2];[$HospNew.I$2:$HospNew.I$112])" office:value-type="float" office:value="0" calcext:value-type="float">
            <text:p>0</text:p>
          </table:table-cell>
          <table:table-cell table:formula="of:=SUMIF([$HospBA12.$A$2:$HospBA12.$A$101];[.$A$1]&amp;&quot;_&quot;&amp;[.$A2];[$HospNew.J$2:$HospNew.J$112])" office:value-type="float" office:value="0" calcext:value-type="float">
            <text:p>0</text:p>
          </table:table-cell>
          <table:table-cell table:formula="of:=SUMIF([$ProxyBA12.$A$2:$ProxyBA12.$A$101];[.$A$1]&amp;&quot;_&quot;&amp;[.$A2];[$full.H$2:$full.H$112])" office:value-type="float" office:value="0" calcext:value-type="float">
            <text:p>0</text:p>
          </table:table-cell>
          <table:table-cell table:formula="of:=SUMIF([$ProxyBA12.$A$2:$ProxyBA12.$A$101];[.$A$1]&amp;&quot;_&quot;&amp;[.$A2];[$full.I$2:$full.I$112])" office:value-type="float" office:value="0" calcext:value-type="float">
            <text:p>0</text:p>
          </table:table-cell>
          <table:table-cell table:formula="of:=SUMIF([$ProxyBA12.$A$2:$ProxyBA12.$A$101];[.$A$1]&amp;&quot;_&quot;&amp;[.$A2];[$full.J$2:$full.J$112])" office:value-type="float" office:value="0" calcext:value-type="float">
            <text:p>0</text:p>
          </table:table-cell>
          <table:table-cell table:formula="of:=SUMIF([$HospNew.$A$2:$HospNew.$A$101];[.$A$1]&amp;&quot;_&quot;&amp;[.$A2];[$secboost.H$2:$secboost.H$112])" office:value-type="float" office:value="0" calcext:value-type="float">
            <text:p>0</text:p>
          </table:table-cell>
          <table:table-cell table:formula="of:=SUMIF([$HospNew.$A$2:$HospNew.$A$101];[.$A$1]&amp;&quot;_&quot;&amp;[.$A2];[$secboost.I$2:$secboost.I$112])" office:value-type="float" office:value="0" calcext:value-type="float">
            <text:p>0</text:p>
          </table:table-cell>
          <table:table-cell table:formula="of:=SUMIF([$HospNew.$A$2:$HospNew.$A$101];[.$A$1]&amp;&quot;_&quot;&amp;[.$A2];[$secboost.J$2:$secboost.J$112])" office:value-type="float" office:value="0" calcext:value-type="float">
            <text:p>0</text:p>
          </table:table-cell>
          <table:table-cell table:formula="of:=SUMIF([$ProxyNew.$A$2:$ProxyNew.$A$101];[.$A$1]&amp;&quot;_&quot;&amp;[.$A2];[$HospBA12.H$2:$HospBA12.H$112])" office:value-type="float" office:value="-0.757303753373789" calcext:value-type="float">
            <text:p>-0.757303753373789</text:p>
          </table:table-cell>
          <table:table-cell table:formula="of:=SUMIF([$ProxyNew.$A$2:$ProxyNew.$A$101];[.$A$1]&amp;&quot;_&quot;&amp;[.$A2];[$HospBA12.I$2:$HospBA12.I$112])" office:value-type="float" office:value="-0.47401484908948" calcext:value-type="float">
            <text:p>-0.47401484908948</text:p>
          </table:table-cell>
          <table:table-cell table:formula="of:=SUMIF([$ProxyNew.$A$2:$ProxyNew.$A$101];[.$A$1]&amp;&quot;_&quot;&amp;[.$A2];[$HospBA12.J$2:$HospBA12.J$112])" office:value-type="float" office:value="-1.09503756595748" calcext:value-type="float">
            <text:p>-1.09503756595748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$HospBA12.$A$101];[.$A$1]&amp;&quot;_&quot;&amp;[.$A3];[$HospNew.H$2:$HospNew.H$112])" office:value-type="float" office:value="0" calcext:value-type="float">
            <text:p>0</text:p>
          </table:table-cell>
          <table:table-cell table:formula="of:=SUMIF([$HospBA12.$A$2:$HospBA12.$A$101];[.$A$1]&amp;&quot;_&quot;&amp;[.$A3];[$HospNew.I$2:$HospNew.I$112])" office:value-type="float" office:value="0" calcext:value-type="float">
            <text:p>0</text:p>
          </table:table-cell>
          <table:table-cell table:formula="of:=SUMIF([$HospBA12.$A$2:$HospBA12.$A$101];[.$A$1]&amp;&quot;_&quot;&amp;[.$A3];[$HospNew.J$2:$HospNew.J$112])" office:value-type="float" office:value="0" calcext:value-type="float">
            <text:p>0</text:p>
          </table:table-cell>
          <table:table-cell table:formula="of:=SUMIF([$ProxyBA12.$A$2:$ProxyBA12.$A$101];[.$A$1]&amp;&quot;_&quot;&amp;[.$A3];[$full.H$2:$full.H$112])" office:value-type="float" office:value="0" calcext:value-type="float">
            <text:p>0</text:p>
          </table:table-cell>
          <table:table-cell table:formula="of:=SUMIF([$ProxyBA12.$A$2:$ProxyBA12.$A$101];[.$A$1]&amp;&quot;_&quot;&amp;[.$A3];[$full.I$2:$full.I$112])" office:value-type="float" office:value="0" calcext:value-type="float">
            <text:p>0</text:p>
          </table:table-cell>
          <table:table-cell table:formula="of:=SUMIF([$ProxyBA12.$A$2:$ProxyBA12.$A$101];[.$A$1]&amp;&quot;_&quot;&amp;[.$A3];[$full.J$2:$full.J$112])" office:value-type="float" office:value="0" calcext:value-type="float">
            <text:p>0</text:p>
          </table:table-cell>
          <table:table-cell table:formula="of:=SUMIF([$HospNew.$A$2:$HospNew.$A$101];[.$A$1]&amp;&quot;_&quot;&amp;[.$A3];[$secboost.H$2:$secboost.H$112])" office:value-type="float" office:value="0" calcext:value-type="float">
            <text:p>0</text:p>
          </table:table-cell>
          <table:table-cell table:formula="of:=SUMIF([$HospNew.$A$2:$HospNew.$A$101];[.$A$1]&amp;&quot;_&quot;&amp;[.$A3];[$secboost.I$2:$secboost.I$112])" office:value-type="float" office:value="0" calcext:value-type="float">
            <text:p>0</text:p>
          </table:table-cell>
          <table:table-cell table:formula="of:=SUMIF([$HospNew.$A$2:$HospNew.$A$101];[.$A$1]&amp;&quot;_&quot;&amp;[.$A3];[$secboost.J$2:$secboost.J$112])" office:value-type="float" office:value="0" calcext:value-type="float">
            <text:p>0</text:p>
          </table:table-cell>
          <table:table-cell table:formula="of:=SUMIF([$ProxyNew.$A$2:$ProxyNew.$A$101];[.$A$1]&amp;&quot;_&quot;&amp;[.$A3];[$HospBA12.H$2:$HospBA12.H$112])" office:value-type="float" office:value="-1.4766120388982" calcext:value-type="float">
            <text:p>-1.4766120388982</text:p>
          </table:table-cell>
          <table:table-cell table:formula="of:=SUMIF([$ProxyNew.$A$2:$ProxyNew.$A$101];[.$A$1]&amp;&quot;_&quot;&amp;[.$A3];[$HospBA12.I$2:$HospBA12.I$112])" office:value-type="float" office:value="-1.08492784828098" calcext:value-type="float">
            <text:p>-1.08492784828098</text:p>
          </table:table-cell>
          <table:table-cell table:formula="of:=SUMIF([$ProxyNew.$A$2:$ProxyNew.$A$101];[.$A$1]&amp;&quot;_&quot;&amp;[.$A3];[$HospBA12.J$2:$HospBA12.J$112])" office:value-type="float" office:value="-1.94187983352645" calcext:value-type="float">
            <text:p>-1.94187983352645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$HospBA12.$A$101];[.$A$1]&amp;&quot;_&quot;&amp;[.$A4];[$HospNew.H$2:$HospNew.H$112])" office:value-type="float" office:value="0" calcext:value-type="float">
            <text:p>0</text:p>
          </table:table-cell>
          <table:table-cell table:formula="of:=SUMIF([$HospBA12.$A$2:$HospBA12.$A$101];[.$A$1]&amp;&quot;_&quot;&amp;[.$A4];[$HospNew.I$2:$HospNew.I$112])" office:value-type="float" office:value="0" calcext:value-type="float">
            <text:p>0</text:p>
          </table:table-cell>
          <table:table-cell table:formula="of:=SUMIF([$HospBA12.$A$2:$HospBA12.$A$101];[.$A$1]&amp;&quot;_&quot;&amp;[.$A4];[$HospNew.J$2:$HospNew.J$112])" office:value-type="float" office:value="0" calcext:value-type="float">
            <text:p>0</text:p>
          </table:table-cell>
          <table:table-cell table:formula="of:=SUMIF([$ProxyBA12.$A$2:$ProxyBA12.$A$101];[.$A$1]&amp;&quot;_&quot;&amp;[.$A4];[$full.H$2:$full.H$112])" office:value-type="float" office:value="0" calcext:value-type="float">
            <text:p>0</text:p>
          </table:table-cell>
          <table:table-cell table:formula="of:=SUMIF([$ProxyBA12.$A$2:$ProxyBA12.$A$101];[.$A$1]&amp;&quot;_&quot;&amp;[.$A4];[$full.I$2:$full.I$112])" office:value-type="float" office:value="0" calcext:value-type="float">
            <text:p>0</text:p>
          </table:table-cell>
          <table:table-cell table:formula="of:=SUMIF([$ProxyBA12.$A$2:$ProxyBA12.$A$101];[.$A$1]&amp;&quot;_&quot;&amp;[.$A4];[$full.J$2:$full.J$112])" office:value-type="float" office:value="0" calcext:value-type="float">
            <text:p>0</text:p>
          </table:table-cell>
          <table:table-cell table:formula="of:=SUMIF([$HospNew.$A$2:$HospNew.$A$101];[.$A$1]&amp;&quot;_&quot;&amp;[.$A4];[$secboost.H$2:$secboost.H$112])" office:value-type="float" office:value="0" calcext:value-type="float">
            <text:p>0</text:p>
          </table:table-cell>
          <table:table-cell table:formula="of:=SUMIF([$HospNew.$A$2:$HospNew.$A$101];[.$A$1]&amp;&quot;_&quot;&amp;[.$A4];[$secboost.I$2:$secboost.I$112])" office:value-type="float" office:value="0" calcext:value-type="float">
            <text:p>0</text:p>
          </table:table-cell>
          <table:table-cell table:formula="of:=SUMIF([$HospNew.$A$2:$HospNew.$A$101];[.$A$1]&amp;&quot;_&quot;&amp;[.$A4];[$secboost.J$2:$secboost.J$112])" office:value-type="float" office:value="0" calcext:value-type="float">
            <text:p>0</text:p>
          </table:table-cell>
          <table:table-cell table:formula="of:=SUMIF([$ProxyNew.$A$2:$ProxyNew.$A$101];[.$A$1]&amp;&quot;_&quot;&amp;[.$A4];[$HospBA12.H$2:$HospBA12.H$112])" office:value-type="float" office:value="-2.67905435406685" calcext:value-type="float">
            <text:p>-2.67905435406685</text:p>
          </table:table-cell>
          <table:table-cell table:formula="of:=SUMIF([$ProxyNew.$A$2:$ProxyNew.$A$101];[.$A$1]&amp;&quot;_&quot;&amp;[.$A4];[$HospBA12.I$2:$HospBA12.I$112])" office:value-type="float" office:value="-2.12875508077862" calcext:value-type="float">
            <text:p>-2.12875508077862</text:p>
          </table:table-cell>
          <table:table-cell table:formula="of:=SUMIF([$ProxyNew.$A$2:$ProxyNew.$A$101];[.$A$1]&amp;&quot;_&quot;&amp;[.$A4];[$HospBA12.J$2:$HospBA12.J$112])" office:value-type="float" office:value="-3.32614269596642" calcext:value-type="float">
            <text:p>-3.32614269596642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$HospBA12.$A$101];[.$A$1]&amp;&quot;_&quot;&amp;[.$A5];[$HospNew.H$2:$HospNew.H$112])" office:value-type="float" office:value="0" calcext:value-type="float">
            <text:p>0</text:p>
          </table:table-cell>
          <table:table-cell table:formula="of:=SUMIF([$HospBA12.$A$2:$HospBA12.$A$101];[.$A$1]&amp;&quot;_&quot;&amp;[.$A5];[$HospNew.I$2:$HospNew.I$112])" office:value-type="float" office:value="0" calcext:value-type="float">
            <text:p>0</text:p>
          </table:table-cell>
          <table:table-cell table:formula="of:=SUMIF([$HospBA12.$A$2:$HospBA12.$A$101];[.$A$1]&amp;&quot;_&quot;&amp;[.$A5];[$HospNew.J$2:$HospNew.J$112])" office:value-type="float" office:value="0" calcext:value-type="float">
            <text:p>0</text:p>
          </table:table-cell>
          <table:table-cell table:formula="of:=SUMIF([$ProxyBA12.$A$2:$ProxyBA12.$A$101];[.$A$1]&amp;&quot;_&quot;&amp;[.$A5];[$full.H$2:$full.H$112])" office:value-type="float" office:value="0" calcext:value-type="float">
            <text:p>0</text:p>
          </table:table-cell>
          <table:table-cell table:formula="of:=SUMIF([$ProxyBA12.$A$2:$ProxyBA12.$A$101];[.$A$1]&amp;&quot;_&quot;&amp;[.$A5];[$full.I$2:$full.I$112])" office:value-type="float" office:value="0" calcext:value-type="float">
            <text:p>0</text:p>
          </table:table-cell>
          <table:table-cell table:formula="of:=SUMIF([$ProxyBA12.$A$2:$ProxyBA12.$A$101];[.$A$1]&amp;&quot;_&quot;&amp;[.$A5];[$full.J$2:$full.J$112])" office:value-type="float" office:value="0" calcext:value-type="float">
            <text:p>0</text:p>
          </table:table-cell>
          <table:table-cell table:formula="of:=SUMIF([$HospNew.$A$2:$HospNew.$A$101];[.$A$1]&amp;&quot;_&quot;&amp;[.$A5];[$secboost.H$2:$secboost.H$112])" office:value-type="float" office:value="0" calcext:value-type="float">
            <text:p>0</text:p>
          </table:table-cell>
          <table:table-cell table:formula="of:=SUMIF([$HospNew.$A$2:$HospNew.$A$101];[.$A$1]&amp;&quot;_&quot;&amp;[.$A5];[$secboost.I$2:$secboost.I$112])" office:value-type="float" office:value="0" calcext:value-type="float">
            <text:p>0</text:p>
          </table:table-cell>
          <table:table-cell table:formula="of:=SUMIF([$HospNew.$A$2:$HospNew.$A$101];[.$A$1]&amp;&quot;_&quot;&amp;[.$A5];[$secboost.J$2:$secboost.J$112])" office:value-type="float" office:value="0" calcext:value-type="float">
            <text:p>0</text:p>
          </table:table-cell>
          <table:table-cell table:formula="of:=SUMIF([$ProxyNew.$A$2:$ProxyNew.$A$101];[.$A$1]&amp;&quot;_&quot;&amp;[.$A5];[$HospBA12.H$2:$HospBA12.H$112])" office:value-type="float" office:value="0" calcext:value-type="float">
            <text:p>0</text:p>
          </table:table-cell>
          <table:table-cell table:formula="of:=SUMIF([$ProxyNew.$A$2:$ProxyNew.$A$101];[.$A$1]&amp;&quot;_&quot;&amp;[.$A5];[$HospBA12.I$2:$HospBA12.I$112])" office:value-type="float" office:value="0" calcext:value-type="float">
            <text:p>0</text:p>
          </table:table-cell>
          <table:table-cell table:formula="of:=SUMIF([$ProxyNew.$A$2:$ProxyNew.$A$101];[.$A$1]&amp;&quot;_&quot;&amp;[.$A5];[$HospBA12.J$2:$HospBA12.J$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$HospBA12.$A$101];[.$A$1]&amp;&quot;_&quot;&amp;[.$A6];[$HospNew.H$2:$HospNew.H$112])" office:value-type="float" office:value="0" calcext:value-type="float">
            <text:p>0</text:p>
          </table:table-cell>
          <table:table-cell table:formula="of:=SUMIF([$HospBA12.$A$2:$HospBA12.$A$101];[.$A$1]&amp;&quot;_&quot;&amp;[.$A6];[$HospNew.I$2:$HospNew.I$112])" office:value-type="float" office:value="0" calcext:value-type="float">
            <text:p>0</text:p>
          </table:table-cell>
          <table:table-cell table:formula="of:=SUMIF([$HospBA12.$A$2:$HospBA12.$A$101];[.$A$1]&amp;&quot;_&quot;&amp;[.$A6];[$HospNew.J$2:$HospNew.J$112])" office:value-type="float" office:value="0" calcext:value-type="float">
            <text:p>0</text:p>
          </table:table-cell>
          <table:table-cell table:formula="of:=SUMIF([$ProxyBA12.$A$2:$ProxyBA12.$A$101];[.$A$1]&amp;&quot;_&quot;&amp;[.$A6];[$full.H$2:$full.H$112])" office:value-type="float" office:value="0" calcext:value-type="float">
            <text:p>0</text:p>
          </table:table-cell>
          <table:table-cell table:formula="of:=SUMIF([$ProxyBA12.$A$2:$ProxyBA12.$A$101];[.$A$1]&amp;&quot;_&quot;&amp;[.$A6];[$full.I$2:$full.I$112])" office:value-type="float" office:value="0" calcext:value-type="float">
            <text:p>0</text:p>
          </table:table-cell>
          <table:table-cell table:formula="of:=SUMIF([$ProxyBA12.$A$2:$ProxyBA12.$A$101];[.$A$1]&amp;&quot;_&quot;&amp;[.$A6];[$full.J$2:$full.J$112])" office:value-type="float" office:value="0" calcext:value-type="float">
            <text:p>0</text:p>
          </table:table-cell>
          <table:table-cell table:formula="of:=SUMIF([$HospNew.$A$2:$HospNew.$A$101];[.$A$1]&amp;&quot;_&quot;&amp;[.$A6];[$secboost.H$2:$secboost.H$112])" office:value-type="float" office:value="0" calcext:value-type="float">
            <text:p>0</text:p>
          </table:table-cell>
          <table:table-cell table:formula="of:=SUMIF([$HospNew.$A$2:$HospNew.$A$101];[.$A$1]&amp;&quot;_&quot;&amp;[.$A6];[$secboost.I$2:$secboost.I$112])" office:value-type="float" office:value="0" calcext:value-type="float">
            <text:p>0</text:p>
          </table:table-cell>
          <table:table-cell table:formula="of:=SUMIF([$HospNew.$A$2:$HospNew.$A$101];[.$A$1]&amp;&quot;_&quot;&amp;[.$A6];[$secboost.J$2:$secboost.J$112])" office:value-type="float" office:value="0" calcext:value-type="float">
            <text:p>0</text:p>
          </table:table-cell>
          <table:table-cell table:formula="of:=SUMIF([$ProxyNew.$A$2:$ProxyNew.$A$101];[.$A$1]&amp;&quot;_&quot;&amp;[.$A6];[$HospBA12.H$2:$HospBA12.H$112])" office:value-type="float" office:value="0" calcext:value-type="float">
            <text:p>0</text:p>
          </table:table-cell>
          <table:table-cell table:formula="of:=SUMIF([$ProxyNew.$A$2:$ProxyNew.$A$101];[.$A$1]&amp;&quot;_&quot;&amp;[.$A6];[$HospBA12.I$2:$HospBA12.I$112])" office:value-type="float" office:value="0" calcext:value-type="float">
            <text:p>0</text:p>
          </table:table-cell>
          <table:table-cell table:formula="of:=SUMIF([$ProxyNew.$A$2:$ProxyNew.$A$101];[.$A$1]&amp;&quot;_&quot;&amp;[.$A6];[$HospBA12.J$2:$HospBA12.J$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$HospBA12.$A$101];[.$A$1]&amp;&quot;_&quot;&amp;[.$A7];[$HospNew.H$2:$HospNew.H$112])" office:value-type="float" office:value="0" calcext:value-type="float">
            <text:p>0</text:p>
          </table:table-cell>
          <table:table-cell table:formula="of:=SUMIF([$HospBA12.$A$2:$HospBA12.$A$101];[.$A$1]&amp;&quot;_&quot;&amp;[.$A7];[$HospNew.I$2:$HospNew.I$112])" office:value-type="float" office:value="0" calcext:value-type="float">
            <text:p>0</text:p>
          </table:table-cell>
          <table:table-cell table:formula="of:=SUMIF([$HospBA12.$A$2:$HospBA12.$A$101];[.$A$1]&amp;&quot;_&quot;&amp;[.$A7];[$HospNew.J$2:$HospNew.J$112])" office:value-type="float" office:value="0" calcext:value-type="float">
            <text:p>0</text:p>
          </table:table-cell>
          <table:table-cell table:formula="of:=SUMIF([$ProxyBA12.$A$2:$ProxyBA12.$A$101];[.$A$1]&amp;&quot;_&quot;&amp;[.$A7];[$full.H$2:$full.H$112])" office:value-type="float" office:value="0" calcext:value-type="float">
            <text:p>0</text:p>
          </table:table-cell>
          <table:table-cell table:formula="of:=SUMIF([$ProxyBA12.$A$2:$ProxyBA12.$A$101];[.$A$1]&amp;&quot;_&quot;&amp;[.$A7];[$full.I$2:$full.I$112])" office:value-type="float" office:value="0" calcext:value-type="float">
            <text:p>0</text:p>
          </table:table-cell>
          <table:table-cell table:formula="of:=SUMIF([$ProxyBA12.$A$2:$ProxyBA12.$A$101];[.$A$1]&amp;&quot;_&quot;&amp;[.$A7];[$full.J$2:$full.J$112])" office:value-type="float" office:value="0" calcext:value-type="float">
            <text:p>0</text:p>
          </table:table-cell>
          <table:table-cell table:formula="of:=SUMIF([$HospNew.$A$2:$HospNew.$A$101];[.$A$1]&amp;&quot;_&quot;&amp;[.$A7];[$secboost.H$2:$secboost.H$112])" office:value-type="float" office:value="0" calcext:value-type="float">
            <text:p>0</text:p>
          </table:table-cell>
          <table:table-cell table:formula="of:=SUMIF([$HospNew.$A$2:$HospNew.$A$101];[.$A$1]&amp;&quot;_&quot;&amp;[.$A7];[$secboost.I$2:$secboost.I$112])" office:value-type="float" office:value="0" calcext:value-type="float">
            <text:p>0</text:p>
          </table:table-cell>
          <table:table-cell table:formula="of:=SUMIF([$HospNew.$A$2:$HospNew.$A$101];[.$A$1]&amp;&quot;_&quot;&amp;[.$A7];[$secboost.J$2:$secboost.J$112])" office:value-type="float" office:value="0" calcext:value-type="float">
            <text:p>0</text:p>
          </table:table-cell>
          <table:table-cell table:formula="of:=SUMIF([$ProxyNew.$A$2:$ProxyNew.$A$101];[.$A$1]&amp;&quot;_&quot;&amp;[.$A7];[$HospBA12.H$2:$HospBA12.H$112])" office:value-type="float" office:value="0" calcext:value-type="float">
            <text:p>0</text:p>
          </table:table-cell>
          <table:table-cell table:formula="of:=SUMIF([$ProxyNew.$A$2:$ProxyNew.$A$101];[.$A$1]&amp;&quot;_&quot;&amp;[.$A7];[$HospBA12.I$2:$HospBA12.I$112])" office:value-type="float" office:value="0" calcext:value-type="float">
            <text:p>0</text:p>
          </table:table-cell>
          <table:table-cell table:formula="of:=SUMIF([$ProxyNew.$A$2:$ProxyNew.$A$101];[.$A$1]&amp;&quot;_&quot;&amp;[.$A7];[$HospBA12.J$2:$HospBA12.J$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$HospBA12.$A$101];[.$A$1]&amp;&quot;_&quot;&amp;[.$A8];[$HospNew.H$2:$HospNew.H$112])" office:value-type="float" office:value="0" calcext:value-type="float">
            <text:p>0</text:p>
          </table:table-cell>
          <table:table-cell table:formula="of:=SUMIF([$HospBA12.$A$2:$HospBA12.$A$101];[.$A$1]&amp;&quot;_&quot;&amp;[.$A8];[$HospNew.I$2:$HospNew.I$112])" office:value-type="float" office:value="0" calcext:value-type="float">
            <text:p>0</text:p>
          </table:table-cell>
          <table:table-cell table:formula="of:=SUMIF([$HospBA12.$A$2:$HospBA12.$A$101];[.$A$1]&amp;&quot;_&quot;&amp;[.$A8];[$HospNew.J$2:$HospNew.J$112])" office:value-type="float" office:value="0" calcext:value-type="float">
            <text:p>0</text:p>
          </table:table-cell>
          <table:table-cell table:formula="of:=SUMIF([$ProxyBA12.$A$2:$ProxyBA12.$A$101];[.$A$1]&amp;&quot;_&quot;&amp;[.$A8];[$full.H$2:$full.H$112])" office:value-type="float" office:value="0" calcext:value-type="float">
            <text:p>0</text:p>
          </table:table-cell>
          <table:table-cell table:formula="of:=SUMIF([$ProxyBA12.$A$2:$ProxyBA12.$A$101];[.$A$1]&amp;&quot;_&quot;&amp;[.$A8];[$full.I$2:$full.I$112])" office:value-type="float" office:value="0" calcext:value-type="float">
            <text:p>0</text:p>
          </table:table-cell>
          <table:table-cell table:formula="of:=SUMIF([$ProxyBA12.$A$2:$ProxyBA12.$A$101];[.$A$1]&amp;&quot;_&quot;&amp;[.$A8];[$full.J$2:$full.J$112])" office:value-type="float" office:value="0" calcext:value-type="float">
            <text:p>0</text:p>
          </table:table-cell>
          <table:table-cell table:formula="of:=SUMIF([$HospNew.$A$2:$HospNew.$A$101];[.$A$1]&amp;&quot;_&quot;&amp;[.$A8];[$secboost.H$2:$secboost.H$112])" office:value-type="float" office:value="0" calcext:value-type="float">
            <text:p>0</text:p>
          </table:table-cell>
          <table:table-cell table:formula="of:=SUMIF([$HospNew.$A$2:$HospNew.$A$101];[.$A$1]&amp;&quot;_&quot;&amp;[.$A8];[$secboost.I$2:$secboost.I$112])" office:value-type="float" office:value="0" calcext:value-type="float">
            <text:p>0</text:p>
          </table:table-cell>
          <table:table-cell table:formula="of:=SUMIF([$HospNew.$A$2:$HospNew.$A$101];[.$A$1]&amp;&quot;_&quot;&amp;[.$A8];[$secboost.J$2:$secboost.J$112])" office:value-type="float" office:value="0" calcext:value-type="float">
            <text:p>0</text:p>
          </table:table-cell>
          <table:table-cell table:formula="of:=SUMIF([$ProxyNew.$A$2:$ProxyNew.$A$101];[.$A$1]&amp;&quot;_&quot;&amp;[.$A8];[$HospBA12.H$2:$HospBA12.H$112])" office:value-type="float" office:value="0" calcext:value-type="float">
            <text:p>0</text:p>
          </table:table-cell>
          <table:table-cell table:formula="of:=SUMIF([$ProxyNew.$A$2:$ProxyNew.$A$101];[.$A$1]&amp;&quot;_&quot;&amp;[.$A8];[$HospBA12.I$2:$HospBA12.I$112])" office:value-type="float" office:value="0" calcext:value-type="float">
            <text:p>0</text:p>
          </table:table-cell>
          <table:table-cell table:formula="of:=SUMIF([$ProxyNew.$A$2:$ProxyNew.$A$101];[.$A$1]&amp;&quot;_&quot;&amp;[.$A8];[$HospBA12.J$2:$HospBA12.J$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$HospBA12.$A$101];[.$A$1]&amp;&quot;_&quot;&amp;[.$A9];[$HospNew.H$2:$HospNew.H$112])" office:value-type="float" office:value="0" calcext:value-type="float">
            <text:p>0</text:p>
          </table:table-cell>
          <table:table-cell table:formula="of:=SUMIF([$HospBA12.$A$2:$HospBA12.$A$101];[.$A$1]&amp;&quot;_&quot;&amp;[.$A9];[$HospNew.I$2:$HospNew.I$112])" office:value-type="float" office:value="0" calcext:value-type="float">
            <text:p>0</text:p>
          </table:table-cell>
          <table:table-cell table:formula="of:=SUMIF([$HospBA12.$A$2:$HospBA12.$A$101];[.$A$1]&amp;&quot;_&quot;&amp;[.$A9];[$HospNew.J$2:$HospNew.J$112])" office:value-type="float" office:value="0" calcext:value-type="float">
            <text:p>0</text:p>
          </table:table-cell>
          <table:table-cell table:formula="of:=SUMIF([$ProxyBA12.$A$2:$ProxyBA12.$A$101];[.$A$1]&amp;&quot;_&quot;&amp;[.$A9];[$full.H$2:$full.H$112])" office:value-type="float" office:value="0" calcext:value-type="float">
            <text:p>0</text:p>
          </table:table-cell>
          <table:table-cell table:formula="of:=SUMIF([$ProxyBA12.$A$2:$ProxyBA12.$A$101];[.$A$1]&amp;&quot;_&quot;&amp;[.$A9];[$full.I$2:$full.I$112])" office:value-type="float" office:value="0" calcext:value-type="float">
            <text:p>0</text:p>
          </table:table-cell>
          <table:table-cell table:formula="of:=SUMIF([$ProxyBA12.$A$2:$ProxyBA12.$A$101];[.$A$1]&amp;&quot;_&quot;&amp;[.$A9];[$full.J$2:$full.J$112])" office:value-type="float" office:value="0" calcext:value-type="float">
            <text:p>0</text:p>
          </table:table-cell>
          <table:table-cell table:formula="of:=SUMIF([$HospNew.$A$2:$HospNew.$A$101];[.$A$1]&amp;&quot;_&quot;&amp;[.$A9];[$secboost.H$2:$secboost.H$112])" office:value-type="float" office:value="0" calcext:value-type="float">
            <text:p>0</text:p>
          </table:table-cell>
          <table:table-cell table:formula="of:=SUMIF([$HospNew.$A$2:$HospNew.$A$101];[.$A$1]&amp;&quot;_&quot;&amp;[.$A9];[$secboost.I$2:$secboost.I$112])" office:value-type="float" office:value="0" calcext:value-type="float">
            <text:p>0</text:p>
          </table:table-cell>
          <table:table-cell table:formula="of:=SUMIF([$HospNew.$A$2:$HospNew.$A$101];[.$A$1]&amp;&quot;_&quot;&amp;[.$A9];[$secboost.J$2:$secboost.J$112])" office:value-type="float" office:value="0" calcext:value-type="float">
            <text:p>0</text:p>
          </table:table-cell>
          <table:table-cell table:formula="of:=SUMIF([$ProxyNew.$A$2:$ProxyNew.$A$101];[.$A$1]&amp;&quot;_&quot;&amp;[.$A9];[$HospBA12.H$2:$HospBA12.H$112])" office:value-type="float" office:value="0" calcext:value-type="float">
            <text:p>0</text:p>
          </table:table-cell>
          <table:table-cell table:formula="of:=SUMIF([$ProxyNew.$A$2:$ProxyNew.$A$101];[.$A$1]&amp;&quot;_&quot;&amp;[.$A9];[$HospBA12.I$2:$HospBA12.I$112])" office:value-type="float" office:value="0" calcext:value-type="float">
            <text:p>0</text:p>
          </table:table-cell>
          <table:table-cell table:formula="of:=SUMIF([$ProxyNew.$A$2:$ProxyNew.$A$101];[.$A$1]&amp;&quot;_&quot;&amp;[.$A9];[$HospBA12.J$2:$HospBA12.J$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$HospBA12.$A$101];[.$A$1]&amp;&quot;_&quot;&amp;[.$A10];[$HospNew.H$2:$HospNew.H$112])" office:value-type="float" office:value="0" calcext:value-type="float">
            <text:p>0</text:p>
          </table:table-cell>
          <table:table-cell table:formula="of:=SUMIF([$HospBA12.$A$2:$HospBA12.$A$101];[.$A$1]&amp;&quot;_&quot;&amp;[.$A10];[$HospNew.I$2:$HospNew.I$112])" office:value-type="float" office:value="0" calcext:value-type="float">
            <text:p>0</text:p>
          </table:table-cell>
          <table:table-cell table:formula="of:=SUMIF([$HospBA12.$A$2:$HospBA12.$A$101];[.$A$1]&amp;&quot;_&quot;&amp;[.$A10];[$HospNew.J$2:$HospNew.J$112])" office:value-type="float" office:value="0" calcext:value-type="float">
            <text:p>0</text:p>
          </table:table-cell>
          <table:table-cell table:formula="of:=SUMIF([$ProxyBA12.$A$2:$ProxyBA12.$A$101];[.$A$1]&amp;&quot;_&quot;&amp;[.$A10];[$full.H$2:$full.H$112])" office:value-type="float" office:value="0" calcext:value-type="float">
            <text:p>0</text:p>
          </table:table-cell>
          <table:table-cell table:formula="of:=SUMIF([$ProxyBA12.$A$2:$ProxyBA12.$A$101];[.$A$1]&amp;&quot;_&quot;&amp;[.$A10];[$full.I$2:$full.I$112])" office:value-type="float" office:value="0" calcext:value-type="float">
            <text:p>0</text:p>
          </table:table-cell>
          <table:table-cell table:formula="of:=SUMIF([$ProxyBA12.$A$2:$ProxyBA12.$A$101];[.$A$1]&amp;&quot;_&quot;&amp;[.$A10];[$full.J$2:$full.J$112])" office:value-type="float" office:value="0" calcext:value-type="float">
            <text:p>0</text:p>
          </table:table-cell>
          <table:table-cell table:formula="of:=SUMIF([$HospNew.$A$2:$HospNew.$A$101];[.$A$1]&amp;&quot;_&quot;&amp;[.$A10];[$secboost.H$2:$secboost.H$112])" office:value-type="float" office:value="0" calcext:value-type="float">
            <text:p>0</text:p>
          </table:table-cell>
          <table:table-cell table:formula="of:=SUMIF([$HospNew.$A$2:$HospNew.$A$101];[.$A$1]&amp;&quot;_&quot;&amp;[.$A10];[$secboost.I$2:$secboost.I$112])" office:value-type="float" office:value="0" calcext:value-type="float">
            <text:p>0</text:p>
          </table:table-cell>
          <table:table-cell table:formula="of:=SUMIF([$HospNew.$A$2:$HospNew.$A$101];[.$A$1]&amp;&quot;_&quot;&amp;[.$A10];[$secboost.J$2:$secboost.J$112])" office:value-type="float" office:value="0" calcext:value-type="float">
            <text:p>0</text:p>
          </table:table-cell>
          <table:table-cell table:formula="of:=SUMIF([$ProxyNew.$A$2:$ProxyNew.$A$101];[.$A$1]&amp;&quot;_&quot;&amp;[.$A10];[$HospBA12.H$2:$HospBA12.H$112])" office:value-type="float" office:value="0" calcext:value-type="float">
            <text:p>0</text:p>
          </table:table-cell>
          <table:table-cell table:formula="of:=SUMIF([$ProxyNew.$A$2:$ProxyNew.$A$101];[.$A$1]&amp;&quot;_&quot;&amp;[.$A10];[$HospBA12.I$2:$HospBA12.I$112])" office:value-type="float" office:value="0" calcext:value-type="float">
            <text:p>0</text:p>
          </table:table-cell>
          <table:table-cell table:formula="of:=SUMIF([$ProxyNew.$A$2:$ProxyNew.$A$101];[.$A$1]&amp;&quot;_&quot;&amp;[.$A10];[$HospBA12.J$2:$HospBA12.J$112])" office:value-type="float" office:value="0" calcext:value-type="float">
            <text:p>0</text:p>
          </table:table-cell>
        </table:table-row>
      </table:table>
      <table:table table:name="hybridfull" table:style-name="ta1">
        <office:forms form:automatic-focus="false" form:apply-design-mode="false"/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Immunityhybridfull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$HospBA12.$A$101];[.$A$1]&amp;&quot;_&quot;&amp;[.$A2];[$HospBA12.H$2:$HospBA12.H$112])" office:value-type="float" office:value="0.938223882840869" calcext:value-type="float">
            <text:p>0.938223882840869</text:p>
          </table:table-cell>
          <table:table-cell table:formula="of:=SUMIF([$HospBA12.$A$2:$HospBA12.$A$101];[.$A$1]&amp;&quot;_&quot;&amp;[.$A2];[$HospBA12.I$2:$HospBA12.I$112])" office:value-type="float" office:value="0.969123502159521" calcext:value-type="float">
            <text:p>0.969123502159521</text:p>
          </table:table-cell>
          <table:table-cell table:formula="of:=SUMIF([$HospBA12.$A$2:$HospBA12.$A$101];[.$A$1]&amp;&quot;_&quot;&amp;[.$A2];[$HospBA12.J$2:$HospBA12.J$112])" office:value-type="float" office:value="0.876401505411162" calcext:value-type="float">
            <text:p>0.876401505411162</text:p>
          </table:table-cell>
          <table:table-cell table:formula="of:=SUMIF([$ProxyBA12.$A$2:$ProxyBA12.$A$101];[.$A$1]&amp;&quot;_&quot;&amp;[.$A2];[$ProxyBA12.H$2:$ProxyBA12.H$112])" office:value-type="float" office:value="0.950497684354486" calcext:value-type="float">
            <text:p>0.950497684354486</text:p>
          </table:table-cell>
          <table:table-cell table:formula="of:=SUMIF([$ProxyBA12.$A$2:$ProxyBA12.$A$101];[.$A$1]&amp;&quot;_&quot;&amp;[.$A2];[$ProxyBA12.I$2:$ProxyBA12.I$112])" office:value-type="float" office:value="0.981432337102873" calcext:value-type="float">
            <text:p>0.981432337102873</text:p>
          </table:table-cell>
          <table:table-cell table:formula="of:=SUMIF([$ProxyBA12.$A$2:$ProxyBA12.$A$101];[.$A$1]&amp;&quot;_&quot;&amp;[.$A2];[$ProxyBA12.J$2:$ProxyBA12.J$112])" office:value-type="float" office:value="0.868024356762356" calcext:value-type="float">
            <text:p>0.868024356762356</text:p>
          </table:table-cell>
          <table:table-cell table:formula="of:=SUMIF([$HospNew.$A$2:$HospNew.$A$101];[.$A$1]&amp;&quot;_&quot;&amp;[.$A2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2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2];[$HospNew.J$2:$HospNew.J$112])" office:value-type="float" office:value="0" calcext:value-type="float">
            <text:p>0</text:p>
          </table:table-cell>
          <table:table-cell table:formula="of:=SUMIF([$ProxyNew.$A$2:$ProxyNew.$A$101];[.$A$1]&amp;&quot;_&quot;&amp;[.$A2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2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2];[$ProxyNew.J$2:$ProxyNew.J$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$HospBA12.$A$101];[.$A$1]&amp;&quot;_&quot;&amp;[.$A3];[$HospBA12.H$2:$HospBA12.H$112])" office:value-type="float" office:value="0.892751303810566" calcext:value-type="float">
            <text:p>0.892751303810566</text:p>
          </table:table-cell>
          <table:table-cell table:formula="of:=SUMIF([$HospBA12.$A$2:$HospBA12.$A$101];[.$A$1]&amp;&quot;_&quot;&amp;[.$A3];[$HospBA12.I$2:$HospBA12.I$112])" office:value-type="float" office:value="0.913443134782658" calcext:value-type="float">
            <text:p>0.913443134782658</text:p>
          </table:table-cell>
          <table:table-cell table:formula="of:=SUMIF([$HospBA12.$A$2:$HospBA12.$A$101];[.$A$1]&amp;&quot;_&quot;&amp;[.$A3];[$HospBA12.J$2:$HospBA12.J$112])" office:value-type="float" office:value="0.867112992072302" calcext:value-type="float">
            <text:p>0.867112992072302</text:p>
          </table:table-cell>
          <table:table-cell table:formula="of:=SUMIF([$ProxyBA12.$A$2:$ProxyBA12.$A$101];[.$A$1]&amp;&quot;_&quot;&amp;[.$A3];[$ProxyBA12.H$2:$ProxyBA12.H$112])" office:value-type="float" office:value="0.899898243889544" calcext:value-type="float">
            <text:p>0.899898243889544</text:p>
          </table:table-cell>
          <table:table-cell table:formula="of:=SUMIF([$ProxyBA12.$A$2:$ProxyBA12.$A$101];[.$A$1]&amp;&quot;_&quot;&amp;[.$A3];[$ProxyBA12.I$2:$ProxyBA12.I$112])" office:value-type="float" office:value="0.924076559137236" calcext:value-type="float">
            <text:p>0.924076559137236</text:p>
          </table:table-cell>
          <table:table-cell table:formula="of:=SUMIF([$ProxyBA12.$A$2:$ProxyBA12.$A$101];[.$A$1]&amp;&quot;_&quot;&amp;[.$A3];[$ProxyBA12.J$2:$ProxyBA12.J$112])" office:value-type="float" office:value="0.86802018635444" calcext:value-type="float">
            <text:p>0.86802018635444</text:p>
          </table:table-cell>
          <table:table-cell table:formula="of:=SUMIF([$HospNew.$A$2:$HospNew.$A$101];[.$A$1]&amp;&quot;_&quot;&amp;[.$A3];[$HospNew.H$2:$HospNew.H$112])" office:value-type="float" office:value="0.773267484401694" calcext:value-type="float">
            <text:p>0.773267484401694</text:p>
          </table:table-cell>
          <table:table-cell table:formula="of:=SUMIF([$HospNew.$A$2:$HospNew.$A$101];[.$A$1]&amp;&quot;_&quot;&amp;[.$A3];[$HospNew.I$2:$HospNew.I$112])" office:value-type="float" office:value="0.898243285165376" calcext:value-type="float">
            <text:p>0.898243285165376</text:p>
          </table:table-cell>
          <table:table-cell table:formula="of:=SUMIF([$HospNew.$A$2:$HospNew.$A$101];[.$A$1]&amp;&quot;_&quot;&amp;[.$A3];[$HospNew.J$2:$HospNew.J$112])" office:value-type="float" office:value="0.494798611442161" calcext:value-type="float">
            <text:p>0.494798611442161</text:p>
          </table:table-cell>
          <table:table-cell table:formula="of:=SUMIF([$ProxyNew.$A$2:$ProxyNew.$A$101];[.$A$1]&amp;&quot;_&quot;&amp;[.$A3];[$ProxyNew.H$2:$ProxyNew.H$112])" office:value-type="float" office:value="0.903267231331596" calcext:value-type="float">
            <text:p>0.903267231331596</text:p>
          </table:table-cell>
          <table:table-cell table:formula="of:=SUMIF([$ProxyNew.$A$2:$ProxyNew.$A$101];[.$A$1]&amp;&quot;_&quot;&amp;[.$A3];[$ProxyNew.I$2:$ProxyNew.I$112])" office:value-type="float" office:value="0.986387315274518" calcext:value-type="float">
            <text:p>0.986387315274518</text:p>
          </table:table-cell>
          <table:table-cell table:formula="of:=SUMIF([$ProxyNew.$A$2:$ProxyNew.$A$101];[.$A$1]&amp;&quot;_&quot;&amp;[.$A3];[$ProxyNew.J$2:$ProxyNew.J$112])" office:value-type="float" office:value="0.31260961941337" calcext:value-type="float">
            <text:p>0.31260961941337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$HospBA12.$A$101];[.$A$1]&amp;&quot;_&quot;&amp;[.$A4];[$HospBA12.H$2:$HospBA12.H$112])" office:value-type="float" office:value="0.870950109888611" calcext:value-type="float">
            <text:p>0.870950109888611</text:p>
          </table:table-cell>
          <table:table-cell table:formula="of:=SUMIF([$HospBA12.$A$2:$HospBA12.$A$101];[.$A$1]&amp;&quot;_&quot;&amp;[.$A4];[$HospBA12.I$2:$HospBA12.I$112])" office:value-type="float" office:value="0.901806796102511" calcext:value-type="float">
            <text:p>0.901806796102511</text:p>
          </table:table-cell>
          <table:table-cell table:formula="of:=SUMIF([$HospBA12.$A$2:$HospBA12.$A$101];[.$A$1]&amp;&quot;_&quot;&amp;[.$A4];[$HospBA12.J$2:$HospBA12.J$112])" office:value-type="float" office:value="0.830396875987999" calcext:value-type="float">
            <text:p>0.830396875987999</text:p>
          </table:table-cell>
          <table:table-cell table:formula="of:=SUMIF([$ProxyBA12.$A$2:$ProxyBA12.$A$101];[.$A$1]&amp;&quot;_&quot;&amp;[.$A4];[$ProxyBA12.H$2:$ProxyBA12.H$112])" office:value-type="float" office:value="0.890044659128177" calcext:value-type="float">
            <text:p>0.890044659128177</text:p>
          </table:table-cell>
          <table:table-cell table:formula="of:=SUMIF([$ProxyBA12.$A$2:$ProxyBA12.$A$101];[.$A$1]&amp;&quot;_&quot;&amp;[.$A4];[$ProxyBA12.I$2:$ProxyBA12.I$112])" office:value-type="float" office:value="0.924201265685646" calcext:value-type="float">
            <text:p>0.924201265685646</text:p>
          </table:table-cell>
          <table:table-cell table:formula="of:=SUMIF([$ProxyBA12.$A$2:$ProxyBA12.$A$101];[.$A$1]&amp;&quot;_&quot;&amp;[.$A4];[$ProxyBA12.J$2:$ProxyBA12.J$112])" office:value-type="float" office:value="0.840496321005862" calcext:value-type="float">
            <text:p>0.840496321005862</text:p>
          </table:table-cell>
          <table:table-cell table:formula="of:=SUMIF([$HospNew.$A$2:$HospNew.$A$101];[.$A$1]&amp;&quot;_&quot;&amp;[.$A4];[$HospNew.H$2:$HospNew.H$112])" office:value-type="float" office:value="0.843029214354698" calcext:value-type="float">
            <text:p>0.843029214354698</text:p>
          </table:table-cell>
          <table:table-cell table:formula="of:=SUMIF([$HospNew.$A$2:$HospNew.$A$101];[.$A$1]&amp;&quot;_&quot;&amp;[.$A4];[$HospNew.I$2:$HospNew.I$112])" office:value-type="float" office:value="0.921624648780368" calcext:value-type="float">
            <text:p>0.921624648780368</text:p>
          </table:table-cell>
          <table:table-cell table:formula="of:=SUMIF([$HospNew.$A$2:$HospNew.$A$101];[.$A$1]&amp;&quot;_&quot;&amp;[.$A4];[$HospNew.J$2:$HospNew.J$112])" office:value-type="float" office:value="0.68561764428902" calcext:value-type="float">
            <text:p>0.68561764428902</text:p>
          </table:table-cell>
          <table:table-cell table:formula="of:=SUMIF([$ProxyNew.$A$2:$ProxyNew.$A$101];[.$A$1]&amp;&quot;_&quot;&amp;[.$A4];[$ProxyNew.H$2:$ProxyNew.H$112])" office:value-type="float" office:value="0.80259296788052" calcext:value-type="float">
            <text:p>0.80259296788052</text:p>
          </table:table-cell>
          <table:table-cell table:formula="of:=SUMIF([$ProxyNew.$A$2:$ProxyNew.$A$101];[.$A$1]&amp;&quot;_&quot;&amp;[.$A4];[$ProxyNew.I$2:$ProxyNew.I$112])" office:value-type="float" office:value="0.926098608198721" calcext:value-type="float">
            <text:p>0.926098608198721</text:p>
          </table:table-cell>
          <table:table-cell table:formula="of:=SUMIF([$ProxyNew.$A$2:$ProxyNew.$A$101];[.$A$1]&amp;&quot;_&quot;&amp;[.$A4];[$ProxyNew.J$2:$ProxyNew.J$112])" office:value-type="float" office:value="0.472681970117551" calcext:value-type="float">
            <text:p>0.472681970117551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$HospBA12.$A$101];[.$A$1]&amp;&quot;_&quot;&amp;[.$A5];[$HospBA12.H$2:$HospBA12.H$112])" office:value-type="float" office:value="0.825003036970692" calcext:value-type="float">
            <text:p>0.825003036970692</text:p>
          </table:table-cell>
          <table:table-cell table:formula="of:=SUMIF([$HospBA12.$A$2:$HospBA12.$A$101];[.$A$1]&amp;&quot;_&quot;&amp;[.$A5];[$HospBA12.I$2:$HospBA12.I$112])" office:value-type="float" office:value="0.8679507759165" calcext:value-type="float">
            <text:p>0.8679507759165</text:p>
          </table:table-cell>
          <table:table-cell table:formula="of:=SUMIF([$HospBA12.$A$2:$HospBA12.$A$101];[.$A$1]&amp;&quot;_&quot;&amp;[.$A5];[$HospBA12.J$2:$HospBA12.J$112])" office:value-type="float" office:value="0.768086959374209" calcext:value-type="float">
            <text:p>0.768086959374209</text:p>
          </table:table-cell>
          <table:table-cell table:formula="of:=SUMIF([$ProxyBA12.$A$2:$ProxyBA12.$A$101];[.$A$1]&amp;&quot;_&quot;&amp;[.$A5];[$ProxyBA12.H$2:$ProxyBA12.H$112])" office:value-type="float" office:value="0.806804791585773" calcext:value-type="float">
            <text:p>0.806804791585773</text:p>
          </table:table-cell>
          <table:table-cell table:formula="of:=SUMIF([$ProxyBA12.$A$2:$ProxyBA12.$A$101];[.$A$1]&amp;&quot;_&quot;&amp;[.$A5];[$ProxyBA12.I$2:$ProxyBA12.I$112])" office:value-type="float" office:value="0.862916339913056" calcext:value-type="float">
            <text:p>0.862916339913056</text:p>
          </table:table-cell>
          <table:table-cell table:formula="of:=SUMIF([$ProxyBA12.$A$2:$ProxyBA12.$A$101];[.$A$1]&amp;&quot;_&quot;&amp;[.$A5];[$ProxyBA12.J$2:$ProxyBA12.J$112])" office:value-type="float" office:value="0.727725474133505" calcext:value-type="float">
            <text:p>0.727725474133505</text:p>
          </table:table-cell>
          <table:table-cell table:formula="of:=SUMIF([$HospNew.$A$2:$HospNew.$A$101];[.$A$1]&amp;&quot;_&quot;&amp;[.$A5];[$HospNew.H$2:$HospNew.H$112])" office:value-type="float" office:value="0.857817409154969" calcext:value-type="float">
            <text:p>0.857817409154969</text:p>
          </table:table-cell>
          <table:table-cell table:formula="of:=SUMIF([$HospNew.$A$2:$HospNew.$A$101];[.$A$1]&amp;&quot;_&quot;&amp;[.$A5];[$HospNew.I$2:$HospNew.I$112])" office:value-type="float" office:value="0.908503558636262" calcext:value-type="float">
            <text:p>0.908503558636262</text:p>
          </table:table-cell>
          <table:table-cell table:formula="of:=SUMIF([$HospNew.$A$2:$HospNew.$A$101];[.$A$1]&amp;&quot;_&quot;&amp;[.$A5];[$HospNew.J$2:$HospNew.J$112])" office:value-type="float" office:value="0.779052727755404" calcext:value-type="float">
            <text:p>0.779052727755404</text:p>
          </table:table-cell>
          <table:table-cell table:formula="of:=SUMIF([$ProxyNew.$A$2:$ProxyNew.$A$101];[.$A$1]&amp;&quot;_&quot;&amp;[.$A5];[$ProxyNew.H$2:$ProxyNew.H$112])" office:value-type="float" office:value="0.888670870462162" calcext:value-type="float">
            <text:p>0.888670870462162</text:p>
          </table:table-cell>
          <table:table-cell table:formula="of:=SUMIF([$ProxyNew.$A$2:$ProxyNew.$A$101];[.$A$1]&amp;&quot;_&quot;&amp;[.$A5];[$ProxyNew.I$2:$ProxyNew.I$112])" office:value-type="float" office:value="0.950140909410264" calcext:value-type="float">
            <text:p>0.950140909410264</text:p>
          </table:table-cell>
          <table:table-cell table:formula="of:=SUMIF([$ProxyNew.$A$2:$ProxyNew.$A$101];[.$A$1]&amp;&quot;_&quot;&amp;[.$A5];[$ProxyNew.J$2:$ProxyNew.J$112])" office:value-type="float" office:value="0.751415941665728" calcext:value-type="float">
            <text:p>0.751415941665728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$HospBA12.$A$101];[.$A$1]&amp;&quot;_&quot;&amp;[.$A6];[$HospBA12.H$2:$HospBA12.H$112])" office:value-type="float" office:value="0.820549948134975" calcext:value-type="float">
            <text:p>0.820549948134975</text:p>
          </table:table-cell>
          <table:table-cell table:formula="of:=SUMIF([$HospBA12.$A$2:$HospBA12.$A$101];[.$A$1]&amp;&quot;_&quot;&amp;[.$A6];[$HospBA12.I$2:$HospBA12.I$112])" office:value-type="float" office:value="0.883111958021609" calcext:value-type="float">
            <text:p>0.883111958021609</text:p>
          </table:table-cell>
          <table:table-cell table:formula="of:=SUMIF([$HospBA12.$A$2:$HospBA12.$A$101];[.$A$1]&amp;&quot;_&quot;&amp;[.$A6];[$HospBA12.J$2:$HospBA12.J$112])" office:value-type="float" office:value="0.724502861290864" calcext:value-type="float">
            <text:p>0.724502861290864</text:p>
          </table:table-cell>
          <table:table-cell table:formula="of:=SUMIF([$ProxyBA12.$A$2:$ProxyBA12.$A$101];[.$A$1]&amp;&quot;_&quot;&amp;[.$A6];[$ProxyBA12.H$2:$ProxyBA12.H$112])" office:value-type="float" office:value="0.799188789310222" calcext:value-type="float">
            <text:p>0.799188789310222</text:p>
          </table:table-cell>
          <table:table-cell table:formula="of:=SUMIF([$ProxyBA12.$A$2:$ProxyBA12.$A$101];[.$A$1]&amp;&quot;_&quot;&amp;[.$A6];[$ProxyBA12.I$2:$ProxyBA12.I$112])" office:value-type="float" office:value="0.879084313260442" calcext:value-type="float">
            <text:p>0.879084313260442</text:p>
          </table:table-cell>
          <table:table-cell table:formula="of:=SUMIF([$ProxyBA12.$A$2:$ProxyBA12.$A$101];[.$A$1]&amp;&quot;_&quot;&amp;[.$A6];[$ProxyBA12.J$2:$ProxyBA12.J$112])" office:value-type="float" office:value="0.666501978146547" calcext:value-type="float">
            <text:p>0.666501978146547</text:p>
          </table:table-cell>
          <table:table-cell table:formula="of:=SUMIF([$HospNew.$A$2:$HospNew.$A$101];[.$A$1]&amp;&quot;_&quot;&amp;[.$A6];[$HospNew.H$2:$HospNew.H$112])" office:value-type="float" office:value="0.831695293282716" calcext:value-type="float">
            <text:p>0.831695293282716</text:p>
          </table:table-cell>
          <table:table-cell table:formula="of:=SUMIF([$HospNew.$A$2:$HospNew.$A$101];[.$A$1]&amp;&quot;_&quot;&amp;[.$A6];[$HospNew.I$2:$HospNew.I$112])" office:value-type="float" office:value="0.88007148300174" calcext:value-type="float">
            <text:p>0.88007148300174</text:p>
          </table:table-cell>
          <table:table-cell table:formula="of:=SUMIF([$HospNew.$A$2:$HospNew.$A$101];[.$A$1]&amp;&quot;_&quot;&amp;[.$A6];[$HospNew.J$2:$HospNew.J$112])" office:value-type="float" office:value="0.763805348284248" calcext:value-type="float">
            <text:p>0.763805348284248</text:p>
          </table:table-cell>
          <table:table-cell table:formula="of:=SUMIF([$ProxyNew.$A$2:$ProxyNew.$A$101];[.$A$1]&amp;&quot;_&quot;&amp;[.$A6];[$ProxyNew.H$2:$ProxyNew.H$112])" office:value-type="float" office:value="0.84105647212943" calcext:value-type="float">
            <text:p>0.84105647212943</text:p>
          </table:table-cell>
          <table:table-cell table:formula="of:=SUMIF([$ProxyNew.$A$2:$ProxyNew.$A$101];[.$A$1]&amp;&quot;_&quot;&amp;[.$A6];[$ProxyNew.I$2:$ProxyNew.I$112])" office:value-type="float" office:value="0.908059228062076" calcext:value-type="float">
            <text:p>0.908059228062076</text:p>
          </table:table-cell>
          <table:table-cell table:formula="of:=SUMIF([$ProxyNew.$A$2:$ProxyNew.$A$101];[.$A$1]&amp;&quot;_&quot;&amp;[.$A6];[$ProxyNew.J$2:$ProxyNew.J$112])" office:value-type="float" office:value="0.725224788530169" calcext:value-type="float">
            <text:p>0.725224788530169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$HospBA12.$A$101];[.$A$1]&amp;&quot;_&quot;&amp;[.$A7];[$HospBA12.H$2:$HospBA12.H$112])" office:value-type="float" office:value="0.760838719447885" calcext:value-type="float">
            <text:p>0.760838719447885</text:p>
          </table:table-cell>
          <table:table-cell table:formula="of:=SUMIF([$HospBA12.$A$2:$HospBA12.$A$101];[.$A$1]&amp;&quot;_&quot;&amp;[.$A7];[$HospBA12.I$2:$HospBA12.I$112])" office:value-type="float" office:value="0.875633577939216" calcext:value-type="float">
            <text:p>0.875633577939216</text:p>
          </table:table-cell>
          <table:table-cell table:formula="of:=SUMIF([$HospBA12.$A$2:$HospBA12.$A$101];[.$A$1]&amp;&quot;_&quot;&amp;[.$A7];[$HospBA12.J$2:$HospBA12.J$112])" office:value-type="float" office:value="0.540083913587445" calcext:value-type="float">
            <text:p>0.540083913587445</text:p>
          </table:table-cell>
          <table:table-cell table:formula="of:=SUMIF([$ProxyBA12.$A$2:$ProxyBA12.$A$101];[.$A$1]&amp;&quot;_&quot;&amp;[.$A7];[$ProxyBA12.H$2:$ProxyBA12.H$112])" office:value-type="float" office:value="0.762445766077157" calcext:value-type="float">
            <text:p>0.762445766077157</text:p>
          </table:table-cell>
          <table:table-cell table:formula="of:=SUMIF([$ProxyBA12.$A$2:$ProxyBA12.$A$101];[.$A$1]&amp;&quot;_&quot;&amp;[.$A7];[$ProxyBA12.I$2:$ProxyBA12.I$112])" office:value-type="float" office:value="0.893352120706583" calcext:value-type="float">
            <text:p>0.893352120706583</text:p>
          </table:table-cell>
          <table:table-cell table:formula="of:=SUMIF([$ProxyBA12.$A$2:$ProxyBA12.$A$101];[.$A$1]&amp;&quot;_&quot;&amp;[.$A7];[$ProxyBA12.J$2:$ProxyBA12.J$112])" office:value-type="float" office:value="0.470856669363209" calcext:value-type="float">
            <text:p>0.470856669363209</text:p>
          </table:table-cell>
          <table:table-cell table:formula="of:=SUMIF([$HospNew.$A$2:$HospNew.$A$101];[.$A$1]&amp;&quot;_&quot;&amp;[.$A7];[$HospNew.H$2:$HospNew.H$112])" office:value-type="float" office:value="0.805661532604072" calcext:value-type="float">
            <text:p>0.805661532604072</text:p>
          </table:table-cell>
          <table:table-cell table:formula="of:=SUMIF([$HospNew.$A$2:$HospNew.$A$101];[.$A$1]&amp;&quot;_&quot;&amp;[.$A7];[$HospNew.I$2:$HospNew.I$112])" office:value-type="float" office:value="0.863678243514773" calcext:value-type="float">
            <text:p>0.863678243514773</text:p>
          </table:table-cell>
          <table:table-cell table:formula="of:=SUMIF([$HospNew.$A$2:$HospNew.$A$101];[.$A$1]&amp;&quot;_&quot;&amp;[.$A7];[$HospNew.J$2:$HospNew.J$112])" office:value-type="float" office:value="0.722953687778437" calcext:value-type="float">
            <text:p>0.722953687778437</text:p>
          </table:table-cell>
          <table:table-cell table:formula="of:=SUMIF([$ProxyNew.$A$2:$ProxyNew.$A$101];[.$A$1]&amp;&quot;_&quot;&amp;[.$A7];[$ProxyNew.H$2:$ProxyNew.H$112])" office:value-type="float" office:value="0.807460968807765" calcext:value-type="float">
            <text:p>0.807460968807765</text:p>
          </table:table-cell>
          <table:table-cell table:formula="of:=SUMIF([$ProxyNew.$A$2:$ProxyNew.$A$101];[.$A$1]&amp;&quot;_&quot;&amp;[.$A7];[$ProxyNew.I$2:$ProxyNew.I$112])" office:value-type="float" office:value="0.888613277079283" calcext:value-type="float">
            <text:p>0.888613277079283</text:p>
          </table:table-cell>
          <table:table-cell table:formula="of:=SUMIF([$ProxyNew.$A$2:$ProxyNew.$A$101];[.$A$1]&amp;&quot;_&quot;&amp;[.$A7];[$ProxyNew.J$2:$ProxyNew.J$112])" office:value-type="float" office:value="0.667184045275925" calcext:value-type="float">
            <text:p>0.667184045275925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$HospBA12.$A$101];[.$A$1]&amp;&quot;_&quot;&amp;[.$A8];[$HospBA12.H$2:$HospBA12.H$112])" office:value-type="float" office:value="0.651399219033738" calcext:value-type="float">
            <text:p>0.651399219033738</text:p>
          </table:table-cell>
          <table:table-cell table:formula="of:=SUMIF([$HospBA12.$A$2:$HospBA12.$A$101];[.$A$1]&amp;&quot;_&quot;&amp;[.$A8];[$HospBA12.I$2:$HospBA12.I$112])" office:value-type="float" office:value="0.88762726842445" calcext:value-type="float">
            <text:p>0.88762726842445</text:p>
          </table:table-cell>
          <table:table-cell table:formula="of:=SUMIF([$HospBA12.$A$2:$HospBA12.$A$101];[.$A$1]&amp;&quot;_&quot;&amp;[.$A8];[$HospBA12.J$2:$HospBA12.J$112])" office:value-type="float" office:value="-0.0814234270756868" calcext:value-type="float">
            <text:p>-0.0814234270756868</text:p>
          </table:table-cell>
          <table:table-cell table:formula="of:=SUMIF([$ProxyBA12.$A$2:$ProxyBA12.$A$101];[.$A$1]&amp;&quot;_&quot;&amp;[.$A8];[$ProxyBA12.H$2:$ProxyBA12.H$112])" office:value-type="float" office:value="0.822385626489352" calcext:value-type="float">
            <text:p>0.822385626489352</text:p>
          </table:table-cell>
          <table:table-cell table:formula="of:=SUMIF([$ProxyBA12.$A$2:$ProxyBA12.$A$101];[.$A$1]&amp;&quot;_&quot;&amp;[.$A8];[$ProxyBA12.I$2:$ProxyBA12.I$112])" office:value-type="float" office:value="0.974992317331588" calcext:value-type="float">
            <text:p>0.974992317331588</text:p>
          </table:table-cell>
          <table:table-cell table:formula="of:=SUMIF([$ProxyBA12.$A$2:$ProxyBA12.$A$101];[.$A$1]&amp;&quot;_&quot;&amp;[.$A8];[$ProxyBA12.J$2:$ProxyBA12.J$112])" office:value-type="float" office:value="-0.261486963661302" calcext:value-type="float">
            <text:p>-0.261486963661302</text:p>
          </table:table-cell>
          <table:table-cell table:formula="of:=SUMIF([$HospNew.$A$2:$HospNew.$A$101];[.$A$1]&amp;&quot;_&quot;&amp;[.$A8];[$HospNew.H$2:$HospNew.H$112])" office:value-type="float" office:value="0.666562498064971" calcext:value-type="float">
            <text:p>0.666562498064971</text:p>
          </table:table-cell>
          <table:table-cell table:formula="of:=SUMIF([$HospNew.$A$2:$HospNew.$A$101];[.$A$1]&amp;&quot;_&quot;&amp;[.$A8];[$HospNew.I$2:$HospNew.I$112])" office:value-type="float" office:value="0.762406763941455" calcext:value-type="float">
            <text:p>0.762406763941455</text:p>
          </table:table-cell>
          <table:table-cell table:formula="of:=SUMIF([$HospNew.$A$2:$HospNew.$A$101];[.$A$1]&amp;&quot;_&quot;&amp;[.$A8];[$HospNew.J$2:$HospNew.J$112])" office:value-type="float" office:value="0.532054996425586" calcext:value-type="float">
            <text:p>0.532054996425586</text:p>
          </table:table-cell>
          <table:table-cell table:formula="of:=SUMIF([$ProxyNew.$A$2:$ProxyNew.$A$101];[.$A$1]&amp;&quot;_&quot;&amp;[.$A8];[$ProxyNew.H$2:$ProxyNew.H$112])" office:value-type="float" office:value="0.705772573650669" calcext:value-type="float">
            <text:p>0.705772573650669</text:p>
          </table:table-cell>
          <table:table-cell table:formula="of:=SUMIF([$ProxyNew.$A$2:$ProxyNew.$A$101];[.$A$1]&amp;&quot;_&quot;&amp;[.$A8];[$ProxyNew.I$2:$ProxyNew.I$112])" office:value-type="float" office:value="0.829810172723506" calcext:value-type="float">
            <text:p>0.829810172723506</text:p>
          </table:table-cell>
          <table:table-cell table:formula="of:=SUMIF([$ProxyNew.$A$2:$ProxyNew.$A$101];[.$A$1]&amp;&quot;_&quot;&amp;[.$A8];[$ProxyNew.J$2:$ProxyNew.J$112])" office:value-type="float" office:value="0.491334001558695" calcext:value-type="float">
            <text:p>0.491334001558695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$HospBA12.$A$101];[.$A$1]&amp;&quot;_&quot;&amp;[.$A9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9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9];[$HospBA12.J$2:$HospBA12.J$112])" office:value-type="float" office:value="0" calcext:value-type="float">
            <text:p>0</text:p>
          </table:table-cell>
          <table:table-cell table:formula="of:=SUMIF([$ProxyBA12.$A$2:$ProxyBA12.$A$101];[.$A$1]&amp;&quot;_&quot;&amp;[.$A9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9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9];[$ProxyBA12.J$2:$ProxyBA12.J$112])" office:value-type="float" office:value="0" calcext:value-type="float">
            <text:p>0</text:p>
          </table:table-cell>
          <table:table-cell table:formula="of:=SUMIF([$HospNew.$A$2:$HospNew.$A$101];[.$A$1]&amp;&quot;_&quot;&amp;[.$A9];[$HospNew.H$2:$HospNew.H$112])" office:value-type="float" office:value="0.736038795979135" calcext:value-type="float">
            <text:p>0.736038795979135</text:p>
          </table:table-cell>
          <table:table-cell table:formula="of:=SUMIF([$HospNew.$A$2:$HospNew.$A$101];[.$A$1]&amp;&quot;_&quot;&amp;[.$A9];[$HospNew.I$2:$HospNew.I$112])" office:value-type="float" office:value="0.841152213639457" calcext:value-type="float">
            <text:p>0.841152213639457</text:p>
          </table:table-cell>
          <table:table-cell table:formula="of:=SUMIF([$HospNew.$A$2:$HospNew.$A$101];[.$A$1]&amp;&quot;_&quot;&amp;[.$A9];[$HospNew.J$2:$HospNew.J$112])" office:value-type="float" office:value="0.561369290535785" calcext:value-type="float">
            <text:p>0.561369290535785</text:p>
          </table:table-cell>
          <table:table-cell table:formula="of:=SUMIF([$ProxyNew.$A$2:$ProxyNew.$A$101];[.$A$1]&amp;&quot;_&quot;&amp;[.$A9];[$ProxyNew.H$2:$ProxyNew.H$112])" office:value-type="float" office:value="0.835057939041452" calcext:value-type="float">
            <text:p>0.835057939041452</text:p>
          </table:table-cell>
          <table:table-cell table:formula="of:=SUMIF([$ProxyNew.$A$2:$ProxyNew.$A$101];[.$A$1]&amp;&quot;_&quot;&amp;[.$A9];[$ProxyNew.I$2:$ProxyNew.I$112])" office:value-type="float" office:value="0.938221901797372" calcext:value-type="float">
            <text:p>0.938221901797372</text:p>
          </table:table-cell>
          <table:table-cell table:formula="of:=SUMIF([$ProxyNew.$A$2:$ProxyNew.$A$101];[.$A$1]&amp;&quot;_&quot;&amp;[.$A9];[$ProxyNew.J$2:$ProxyNew.J$112])" office:value-type="float" office:value="0.559619278275288" calcext:value-type="float">
            <text:p>0.559619278275288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$HospBA12.$A$101];[.$A$1]&amp;&quot;_&quot;&amp;[.$A10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10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10];[$HospBA12.J$2:$HospBA12.J$112])" office:value-type="float" office:value="0" calcext:value-type="float">
            <text:p>0</text:p>
          </table:table-cell>
          <table:table-cell table:formula="of:=SUMIF([$ProxyBA12.$A$2:$ProxyBA12.$A$101];[.$A$1]&amp;&quot;_&quot;&amp;[.$A10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10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10];[$ProxyBA12.J$2:$ProxyBA12.J$112])" office:value-type="float" office:value="0" calcext:value-type="float">
            <text:p>0</text:p>
          </table:table-cell>
          <table:table-cell table:formula="of:=SUMIF([$HospNew.$A$2:$HospNew.$A$101];[.$A$1]&amp;&quot;_&quot;&amp;[.$A10];[$HospNew.H$2:$HospNew.H$112])" office:value-type="float" office:value="0.732952752964113" calcext:value-type="float">
            <text:p>0.732952752964113</text:p>
          </table:table-cell>
          <table:table-cell table:formula="of:=SUMIF([$HospNew.$A$2:$HospNew.$A$101];[.$A$1]&amp;&quot;_&quot;&amp;[.$A10];[$HospNew.I$2:$HospNew.I$112])" office:value-type="float" office:value="0.866643634302265" calcext:value-type="float">
            <text:p>0.866643634302265</text:p>
          </table:table-cell>
          <table:table-cell table:formula="of:=SUMIF([$HospNew.$A$2:$HospNew.$A$101];[.$A$1]&amp;&quot;_&quot;&amp;[.$A10];[$HospNew.J$2:$HospNew.J$112])" office:value-type="float" office:value="0.465235635536991" calcext:value-type="float">
            <text:p>0.465235635536991</text:p>
          </table:table-cell>
          <table:table-cell table:formula="of:=SUMIF([$ProxyNew.$A$2:$ProxyNew.$A$101];[.$A$1]&amp;&quot;_&quot;&amp;[.$A10];[$ProxyNew.H$2:$ProxyNew.H$112])" office:value-type="float" office:value="0.70302360603619" calcext:value-type="float">
            <text:p>0.70302360603619</text:p>
          </table:table-cell>
          <table:table-cell table:formula="of:=SUMIF([$ProxyNew.$A$2:$ProxyNew.$A$101];[.$A$1]&amp;&quot;_&quot;&amp;[.$A10];[$ProxyNew.I$2:$ProxyNew.I$112])" office:value-type="float" office:value="0.888792644123058" calcext:value-type="float">
            <text:p>0.888792644123058</text:p>
          </table:table-cell>
          <table:table-cell table:formula="of:=SUMIF([$ProxyNew.$A$2:$ProxyNew.$A$101];[.$A$1]&amp;&quot;_&quot;&amp;[.$A10];[$ProxyNew.J$2:$ProxyNew.J$112])" office:value-type="float" office:value="0.206932150519414" calcext:value-type="float">
            <text:p>0.206932150519414</text:p>
          </table:table-cell>
        </table:table-row>
      </table:table>
      <table:table table:name="hybridboost" table:style-name="ta1">
        <office:forms form:automatic-focus="false" form:apply-design-mode="false"/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Immunityhybridboost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$HospBA12.$A$101];[.$A$1]&amp;&quot;_&quot;&amp;[.$A2];[$HospBA12.H$2:$HospBA12.H$112])" office:value-type="float" office:value="0.96063907693617" calcext:value-type="float">
            <text:p>0.96063907693617</text:p>
          </table:table-cell>
          <table:table-cell table:formula="of:=SUMIF([$HospBA12.$A$2:$HospBA12.$A$101];[.$A$1]&amp;&quot;_&quot;&amp;[.$A2];[$HospBA12.I$2:$HospBA12.I$112])" office:value-type="float" office:value="0.970652218156139" calcext:value-type="float">
            <text:p>0.970652218156139</text:p>
          </table:table-cell>
          <table:table-cell table:formula="of:=SUMIF([$HospBA12.$A$2:$HospBA12.$A$101];[.$A$1]&amp;&quot;_&quot;&amp;[.$A2];[$HospBA12.J$2:$HospBA12.J$112])" office:value-type="float" office:value="0.947209561776103" calcext:value-type="float">
            <text:p>0.947209561776103</text:p>
          </table:table-cell>
          <table:table-cell table:formula="of:=SUMIF([$ProxyBA12.$A$2:$ProxyBA12.$A$101];[.$A$1]&amp;&quot;_&quot;&amp;[.$A2];[$ProxyBA12.H$2:$ProxyBA12.H$112])" office:value-type="float" office:value="0.964104622238083" calcext:value-type="float">
            <text:p>0.964104622238083</text:p>
          </table:table-cell>
          <table:table-cell table:formula="of:=SUMIF([$ProxyBA12.$A$2:$ProxyBA12.$A$101];[.$A$1]&amp;&quot;_&quot;&amp;[.$A2];[$ProxyBA12.I$2:$ProxyBA12.I$112])" office:value-type="float" office:value="0.975256128796406" calcext:value-type="float">
            <text:p>0.975256128796406</text:p>
          </table:table-cell>
          <table:table-cell table:formula="of:=SUMIF([$ProxyBA12.$A$2:$ProxyBA12.$A$101];[.$A$1]&amp;&quot;_&quot;&amp;[.$A2];[$ProxyBA12.J$2:$ProxyBA12.J$112])" office:value-type="float" office:value="0.94792738233767" calcext:value-type="float">
            <text:p>0.94792738233767</text:p>
          </table:table-cell>
          <table:table-cell table:formula="of:=SUMIF([$HospNew.$A$2:$HospNew.$A$101];[.$A$1]&amp;&quot;_&quot;&amp;[.$A2];[$HospNew.H$2:$HospNew.H$112])" office:value-type="float" office:value="0.87100100273974" calcext:value-type="float">
            <text:p>0.87100100273974</text:p>
          </table:table-cell>
          <table:table-cell table:formula="of:=SUMIF([$HospNew.$A$2:$HospNew.$A$101];[.$A$1]&amp;&quot;_&quot;&amp;[.$A2];[$HospNew.I$2:$HospNew.I$112])" office:value-type="float" office:value="0.906773742654573" calcext:value-type="float">
            <text:p>0.906773742654573</text:p>
          </table:table-cell>
          <table:table-cell table:formula="of:=SUMIF([$HospNew.$A$2:$HospNew.$A$101];[.$A$1]&amp;&quot;_&quot;&amp;[.$A2];[$HospNew.J$2:$HospNew.J$112])" office:value-type="float" office:value="0.821501562242337" calcext:value-type="float">
            <text:p>0.821501562242337</text:p>
          </table:table-cell>
          <table:table-cell table:formula="of:=SUMIF([$ProxyNew.$A$2:$ProxyNew.$A$101];[.$A$1]&amp;&quot;_&quot;&amp;[.$A2];[$ProxyNew.H$2:$ProxyNew.H$112])" office:value-type="float" office:value="0.926036567348814" calcext:value-type="float">
            <text:p>0.926036567348814</text:p>
          </table:table-cell>
          <table:table-cell table:formula="of:=SUMIF([$ProxyNew.$A$2:$ProxyNew.$A$101];[.$A$1]&amp;&quot;_&quot;&amp;[.$A2];[$ProxyNew.I$2:$ProxyNew.I$112])" office:value-type="float" office:value="0.960322140803143" calcext:value-type="float">
            <text:p>0.960322140803143</text:p>
          </table:table-cell>
          <table:table-cell table:formula="of:=SUMIF([$ProxyNew.$A$2:$ProxyNew.$A$101];[.$A$1]&amp;&quot;_&quot;&amp;[.$A2];[$ProxyNew.J$2:$ProxyNew.J$112])" office:value-type="float" office:value="0.862124885760475" calcext:value-type="float">
            <text:p>0.862124885760475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$HospBA12.$A$101];[.$A$1]&amp;&quot;_&quot;&amp;[.$A3];[$HospBA12.H$2:$HospBA12.H$112])" office:value-type="float" office:value="0.946422562880137" calcext:value-type="float">
            <text:p>0.946422562880137</text:p>
          </table:table-cell>
          <table:table-cell table:formula="of:=SUMIF([$HospBA12.$A$2:$HospBA12.$A$101];[.$A$1]&amp;&quot;_&quot;&amp;[.$A3];[$HospBA12.I$2:$HospBA12.I$112])" office:value-type="float" office:value="0.956599538858861" calcext:value-type="float">
            <text:p>0.956599538858861</text:p>
          </table:table-cell>
          <table:table-cell table:formula="of:=SUMIF([$HospBA12.$A$2:$HospBA12.$A$101];[.$A$1]&amp;&quot;_&quot;&amp;[.$A3];[$HospBA12.J$2:$HospBA12.J$112])" office:value-type="float" office:value="0.933859187371354" calcext:value-type="float">
            <text:p>0.933859187371354</text:p>
          </table:table-cell>
          <table:table-cell table:formula="of:=SUMIF([$ProxyBA12.$A$2:$ProxyBA12.$A$101];[.$A$1]&amp;&quot;_&quot;&amp;[.$A3];[$ProxyBA12.H$2:$ProxyBA12.H$112])" office:value-type="float" office:value="0.955135495110963" calcext:value-type="float">
            <text:p>0.955135495110963</text:p>
          </table:table-cell>
          <table:table-cell table:formula="of:=SUMIF([$ProxyBA12.$A$2:$ProxyBA12.$A$101];[.$A$1]&amp;&quot;_&quot;&amp;[.$A3];[$ProxyBA12.I$2:$ProxyBA12.I$112])" office:value-type="float" office:value="0.965969580164612" calcext:value-type="float">
            <text:p>0.965969580164612</text:p>
          </table:table-cell>
          <table:table-cell table:formula="of:=SUMIF([$ProxyBA12.$A$2:$ProxyBA12.$A$101];[.$A$1]&amp;&quot;_&quot;&amp;[.$A3];[$ProxyBA12.J$2:$ProxyBA12.J$112])" office:value-type="float" office:value="0.940852219611897" calcext:value-type="float">
            <text:p>0.940852219611897</text:p>
          </table:table-cell>
          <table:table-cell table:formula="of:=SUMIF([$HospNew.$A$2:$HospNew.$A$101];[.$A$1]&amp;&quot;_&quot;&amp;[.$A3];[$HospNew.H$2:$HospNew.H$112])" office:value-type="float" office:value="0.880314058401231" calcext:value-type="float">
            <text:p>0.880314058401231</text:p>
          </table:table-cell>
          <table:table-cell table:formula="of:=SUMIF([$HospNew.$A$2:$HospNew.$A$101];[.$A$1]&amp;&quot;_&quot;&amp;[.$A3];[$HospNew.I$2:$HospNew.I$112])" office:value-type="float" office:value="0.913529030967442" calcext:value-type="float">
            <text:p>0.913529030967442</text:p>
          </table:table-cell>
          <table:table-cell table:formula="of:=SUMIF([$HospNew.$A$2:$HospNew.$A$101];[.$A$1]&amp;&quot;_&quot;&amp;[.$A3];[$HospNew.J$2:$HospNew.J$112])" office:value-type="float" office:value="0.834340648929347" calcext:value-type="float">
            <text:p>0.834340648929347</text:p>
          </table:table-cell>
          <table:table-cell table:formula="of:=SUMIF([$ProxyNew.$A$2:$ProxyNew.$A$101];[.$A$1]&amp;&quot;_&quot;&amp;[.$A3];[$ProxyNew.H$2:$ProxyNew.H$112])" office:value-type="float" office:value="0.886422909472857" calcext:value-type="float">
            <text:p>0.886422909472857</text:p>
          </table:table-cell>
          <table:table-cell table:formula="of:=SUMIF([$ProxyNew.$A$2:$ProxyNew.$A$101];[.$A$1]&amp;&quot;_&quot;&amp;[.$A3];[$ProxyNew.I$2:$ProxyNew.I$112])" office:value-type="float" office:value="0.92970172616185" calcext:value-type="float">
            <text:p>0.92970172616185</text:p>
          </table:table-cell>
          <table:table-cell table:formula="of:=SUMIF([$ProxyNew.$A$2:$ProxyNew.$A$101];[.$A$1]&amp;&quot;_&quot;&amp;[.$A3];[$ProxyNew.J$2:$ProxyNew.J$112])" office:value-type="float" office:value="0.816499683586679" calcext:value-type="float">
            <text:p>0.816499683586679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$HospBA12.$A$101];[.$A$1]&amp;&quot;_&quot;&amp;[.$A4];[$HospBA12.H$2:$HospBA12.H$112])" office:value-type="float" office:value="0.906700619014454" calcext:value-type="float">
            <text:p>0.906700619014454</text:p>
          </table:table-cell>
          <table:table-cell table:formula="of:=SUMIF([$HospBA12.$A$2:$HospBA12.$A$101];[.$A$1]&amp;&quot;_&quot;&amp;[.$A4];[$HospBA12.I$2:$HospBA12.I$112])" office:value-type="float" office:value="0.934895267945704" calcext:value-type="float">
            <text:p>0.934895267945704</text:p>
          </table:table-cell>
          <table:table-cell table:formula="of:=SUMIF([$HospBA12.$A$2:$HospBA12.$A$101];[.$A$1]&amp;&quot;_&quot;&amp;[.$A4];[$HospBA12.J$2:$HospBA12.J$112])" office:value-type="float" office:value="0.866295824932872" calcext:value-type="float">
            <text:p>0.866295824932872</text:p>
          </table:table-cell>
          <table:table-cell table:formula="of:=SUMIF([$ProxyBA12.$A$2:$ProxyBA12.$A$101];[.$A$1]&amp;&quot;_&quot;&amp;[.$A4];[$ProxyBA12.H$2:$ProxyBA12.H$112])" office:value-type="float" office:value="0.913744139208952" calcext:value-type="float">
            <text:p>0.913744139208952</text:p>
          </table:table-cell>
          <table:table-cell table:formula="of:=SUMIF([$ProxyBA12.$A$2:$ProxyBA12.$A$101];[.$A$1]&amp;&quot;_&quot;&amp;[.$A4];[$ProxyBA12.I$2:$ProxyBA12.I$112])" office:value-type="float" office:value="0.945115927271595" calcext:value-type="float">
            <text:p>0.945115927271595</text:p>
          </table:table-cell>
          <table:table-cell table:formula="of:=SUMIF([$ProxyBA12.$A$2:$ProxyBA12.$A$101];[.$A$1]&amp;&quot;_&quot;&amp;[.$A4];[$ProxyBA12.J$2:$ProxyBA12.J$112])" office:value-type="float" office:value="0.864440207314389" calcext:value-type="float">
            <text:p>0.864440207314389</text:p>
          </table:table-cell>
          <table:table-cell table:formula="of:=SUMIF([$HospNew.$A$2:$HospNew.$A$101];[.$A$1]&amp;&quot;_&quot;&amp;[.$A4];[$HospNew.H$2:$HospNew.H$112])" office:value-type="float" office:value="0.912355218814207" calcext:value-type="float">
            <text:p>0.912355218814207</text:p>
          </table:table-cell>
          <table:table-cell table:formula="of:=SUMIF([$HospNew.$A$2:$HospNew.$A$101];[.$A$1]&amp;&quot;_&quot;&amp;[.$A4];[$HospNew.I$2:$HospNew.I$112])" office:value-type="float" office:value="0.941380349650106" calcext:value-type="float">
            <text:p>0.941380349650106</text:p>
          </table:table-cell>
          <table:table-cell table:formula="of:=SUMIF([$HospNew.$A$2:$HospNew.$A$101];[.$A$1]&amp;&quot;_&quot;&amp;[.$A4];[$HospNew.J$2:$HospNew.J$112])" office:value-type="float" office:value="0.868958487072938" calcext:value-type="float">
            <text:p>0.868958487072938</text:p>
          </table:table-cell>
          <table:table-cell table:formula="of:=SUMIF([$ProxyNew.$A$2:$ProxyNew.$A$101];[.$A$1]&amp;&quot;_&quot;&amp;[.$A4];[$ProxyNew.H$2:$ProxyNew.H$112])" office:value-type="float" office:value="0.952299105961852" calcext:value-type="float">
            <text:p>0.952299105961852</text:p>
          </table:table-cell>
          <table:table-cell table:formula="of:=SUMIF([$ProxyNew.$A$2:$ProxyNew.$A$101];[.$A$1]&amp;&quot;_&quot;&amp;[.$A4];[$ProxyNew.I$2:$ProxyNew.I$112])" office:value-type="float" office:value="0.97862163770848" calcext:value-type="float">
            <text:p>0.97862163770848</text:p>
          </table:table-cell>
          <table:table-cell table:formula="of:=SUMIF([$ProxyNew.$A$2:$ProxyNew.$A$101];[.$A$1]&amp;&quot;_&quot;&amp;[.$A4];[$ProxyNew.J$2:$ProxyNew.J$112])" office:value-type="float" office:value="0.893566435959354" calcext:value-type="float">
            <text:p>0.893566435959354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$HospBA12.$A$101];[.$A$1]&amp;&quot;_&quot;&amp;[.$A5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5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5];[$HospBA12.J$2:$HospBA12.J$112])" office:value-type="float" office:value="0" calcext:value-type="float">
            <text:p>0</text:p>
          </table:table-cell>
          <table:table-cell table:formula="of:=SUMIF([$ProxyBA12.$A$2:$ProxyBA12.$A$101];[.$A$1]&amp;&quot;_&quot;&amp;[.$A5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5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5];[$ProxyBA12.J$2:$ProxyBA12.J$112])" office:value-type="float" office:value="0" calcext:value-type="float">
            <text:p>0</text:p>
          </table:table-cell>
          <table:table-cell table:formula="of:=SUMIF([$HospNew.$A$2:$HospNew.$A$101];[.$A$1]&amp;&quot;_&quot;&amp;[.$A5];[$HospNew.H$2:$HospNew.H$112])" office:value-type="float" office:value="0.839165969720544" calcext:value-type="float">
            <text:p>0.839165969720544</text:p>
          </table:table-cell>
          <table:table-cell table:formula="of:=SUMIF([$HospNew.$A$2:$HospNew.$A$101];[.$A$1]&amp;&quot;_&quot;&amp;[.$A5];[$HospNew.I$2:$HospNew.I$112])" office:value-type="float" office:value="0.871695278936611" calcext:value-type="float">
            <text:p>0.871695278936611</text:p>
          </table:table-cell>
          <table:table-cell table:formula="of:=SUMIF([$HospNew.$A$2:$HospNew.$A$101];[.$A$1]&amp;&quot;_&quot;&amp;[.$A5];[$HospNew.J$2:$HospNew.J$112])" office:value-type="float" office:value="0.798389450664462" calcext:value-type="float">
            <text:p>0.798389450664462</text:p>
          </table:table-cell>
          <table:table-cell table:formula="of:=SUMIF([$ProxyNew.$A$2:$ProxyNew.$A$101];[.$A$1]&amp;&quot;_&quot;&amp;[.$A5];[$ProxyNew.H$2:$ProxyNew.H$112])" office:value-type="float" office:value="0.882884388812226" calcext:value-type="float">
            <text:p>0.882884388812226</text:p>
          </table:table-cell>
          <table:table-cell table:formula="of:=SUMIF([$ProxyNew.$A$2:$ProxyNew.$A$101];[.$A$1]&amp;&quot;_&quot;&amp;[.$A5];[$ProxyNew.I$2:$ProxyNew.I$112])" office:value-type="float" office:value="0.921278087427896" calcext:value-type="float">
            <text:p>0.921278087427896</text:p>
          </table:table-cell>
          <table:table-cell table:formula="of:=SUMIF([$ProxyNew.$A$2:$ProxyNew.$A$101];[.$A$1]&amp;&quot;_&quot;&amp;[.$A5];[$ProxyNew.J$2:$ProxyNew.J$112])" office:value-type="float" office:value="0.82576558501011" calcext:value-type="float">
            <text:p>0.82576558501011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$HospBA12.$A$101];[.$A$1]&amp;&quot;_&quot;&amp;[.$A6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6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6];[$HospBA12.J$2:$HospBA12.J$112])" office:value-type="float" office:value="0" calcext:value-type="float">
            <text:p>0</text:p>
          </table:table-cell>
          <table:table-cell table:formula="of:=SUMIF([$ProxyBA12.$A$2:$ProxyBA12.$A$101];[.$A$1]&amp;&quot;_&quot;&amp;[.$A6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6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6];[$ProxyBA12.J$2:$ProxyBA12.J$112])" office:value-type="float" office:value="0" calcext:value-type="float">
            <text:p>0</text:p>
          </table:table-cell>
          <table:table-cell table:formula="of:=SUMIF([$HospNew.$A$2:$HospNew.$A$101];[.$A$1]&amp;&quot;_&quot;&amp;[.$A6];[$HospNew.H$2:$HospNew.H$112])" office:value-type="float" office:value="0.821812594170164" calcext:value-type="float">
            <text:p>0.821812594170164</text:p>
          </table:table-cell>
          <table:table-cell table:formula="of:=SUMIF([$HospNew.$A$2:$HospNew.$A$101];[.$A$1]&amp;&quot;_&quot;&amp;[.$A6];[$HospNew.I$2:$HospNew.I$112])" office:value-type="float" office:value="0.853850838916096" calcext:value-type="float">
            <text:p>0.853850838916096</text:p>
          </table:table-cell>
          <table:table-cell table:formula="of:=SUMIF([$HospNew.$A$2:$HospNew.$A$101];[.$A$1]&amp;&quot;_&quot;&amp;[.$A6];[$HospNew.J$2:$HospNew.J$112])" office:value-type="float" office:value="0.782751051317094" calcext:value-type="float">
            <text:p>0.782751051317094</text:p>
          </table:table-cell>
          <table:table-cell table:formula="of:=SUMIF([$ProxyNew.$A$2:$ProxyNew.$A$101];[.$A$1]&amp;&quot;_&quot;&amp;[.$A6];[$ProxyNew.H$2:$ProxyNew.H$112])" office:value-type="float" office:value="0.848227182958399" calcext:value-type="float">
            <text:p>0.848227182958399</text:p>
          </table:table-cell>
          <table:table-cell table:formula="of:=SUMIF([$ProxyNew.$A$2:$ProxyNew.$A$101];[.$A$1]&amp;&quot;_&quot;&amp;[.$A6];[$ProxyNew.I$2:$ProxyNew.I$112])" office:value-type="float" office:value="0.889750125744027" calcext:value-type="float">
            <text:p>0.889750125744027</text:p>
          </table:table-cell>
          <table:table-cell table:formula="of:=SUMIF([$ProxyNew.$A$2:$ProxyNew.$A$101];[.$A$1]&amp;&quot;_&quot;&amp;[.$A6];[$ProxyNew.J$2:$ProxyNew.J$112])" office:value-type="float" office:value="0.791065630249505" calcext:value-type="float">
            <text:p>0.791065630249505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$HospBA12.$A$101];[.$A$1]&amp;&quot;_&quot;&amp;[.$A7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7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7];[$HospBA12.J$2:$HospBA12.J$112])" office:value-type="float" office:value="0" calcext:value-type="float">
            <text:p>0</text:p>
          </table:table-cell>
          <table:table-cell table:formula="of:=SUMIF([$ProxyBA12.$A$2:$ProxyBA12.$A$101];[.$A$1]&amp;&quot;_&quot;&amp;[.$A7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7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7];[$ProxyBA12.J$2:$ProxyBA12.J$112])" office:value-type="float" office:value="0" calcext:value-type="float">
            <text:p>0</text:p>
          </table:table-cell>
          <table:table-cell table:formula="of:=SUMIF([$HospNew.$A$2:$HospNew.$A$101];[.$A$1]&amp;&quot;_&quot;&amp;[.$A7];[$HospNew.H$2:$HospNew.H$112])" office:value-type="float" office:value="0.83531733521723" calcext:value-type="float">
            <text:p>0.83531733521723</text:p>
          </table:table-cell>
          <table:table-cell table:formula="of:=SUMIF([$HospNew.$A$2:$HospNew.$A$101];[.$A$1]&amp;&quot;_&quot;&amp;[.$A7];[$HospNew.I$2:$HospNew.I$112])" office:value-type="float" office:value="0.875947799459551" calcext:value-type="float">
            <text:p>0.875947799459551</text:p>
          </table:table-cell>
          <table:table-cell table:formula="of:=SUMIF([$HospNew.$A$2:$HospNew.$A$101];[.$A$1]&amp;&quot;_&quot;&amp;[.$A7];[$HospNew.J$2:$HospNew.J$112])" office:value-type="float" office:value="0.781379290638934" calcext:value-type="float">
            <text:p>0.781379290638934</text:p>
          </table:table-cell>
          <table:table-cell table:formula="of:=SUMIF([$ProxyNew.$A$2:$ProxyNew.$A$101];[.$A$1]&amp;&quot;_&quot;&amp;[.$A7];[$ProxyNew.H$2:$ProxyNew.H$112])" office:value-type="float" office:value="0.885041008266358" calcext:value-type="float">
            <text:p>0.885041008266358</text:p>
          </table:table-cell>
          <table:table-cell table:formula="of:=SUMIF([$ProxyNew.$A$2:$ProxyNew.$A$101];[.$A$1]&amp;&quot;_&quot;&amp;[.$A7];[$ProxyNew.I$2:$ProxyNew.I$112])" office:value-type="float" office:value="0.929870812628387" calcext:value-type="float">
            <text:p>0.929870812628387</text:p>
          </table:table-cell>
          <table:table-cell table:formula="of:=SUMIF([$ProxyNew.$A$2:$ProxyNew.$A$101];[.$A$1]&amp;&quot;_&quot;&amp;[.$A7];[$ProxyNew.J$2:$ProxyNew.J$112])" office:value-type="float" office:value="0.81155392960157" calcext:value-type="float">
            <text:p>0.81155392960157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$HospBA12.$A$101];[.$A$1]&amp;&quot;_&quot;&amp;[.$A8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8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8];[$HospBA12.J$2:$HospBA12.J$112])" office:value-type="float" office:value="0" calcext:value-type="float">
            <text:p>0</text:p>
          </table:table-cell>
          <table:table-cell table:formula="of:=SUMIF([$ProxyBA12.$A$2:$ProxyBA12.$A$101];[.$A$1]&amp;&quot;_&quot;&amp;[.$A8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8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8];[$ProxyBA12.J$2:$ProxyBA12.J$112])" office:value-type="float" office:value="0" calcext:value-type="float">
            <text:p>0</text:p>
          </table:table-cell>
          <table:table-cell table:formula="of:=SUMIF([$HospNew.$A$2:$HospNew.$A$101];[.$A$1]&amp;&quot;_&quot;&amp;[.$A8];[$HospNew.H$2:$HospNew.H$112])" office:value-type="float" office:value="0.735902768122395" calcext:value-type="float">
            <text:p>0.735902768122395</text:p>
          </table:table-cell>
          <table:table-cell table:formula="of:=SUMIF([$HospNew.$A$2:$HospNew.$A$101];[.$A$1]&amp;&quot;_&quot;&amp;[.$A8];[$HospNew.I$2:$HospNew.I$112])" office:value-type="float" office:value="0.830303139898054" calcext:value-type="float">
            <text:p>0.830303139898054</text:p>
          </table:table-cell>
          <table:table-cell table:formula="of:=SUMIF([$HospNew.$A$2:$HospNew.$A$101];[.$A$1]&amp;&quot;_&quot;&amp;[.$A8];[$HospNew.J$2:$HospNew.J$112])" office:value-type="float" office:value="0.58898857737549" calcext:value-type="float">
            <text:p>0.58898857737549</text:p>
          </table:table-cell>
          <table:table-cell table:formula="of:=SUMIF([$ProxyNew.$A$2:$ProxyNew.$A$101];[.$A$1]&amp;&quot;_&quot;&amp;[.$A8];[$ProxyNew.H$2:$ProxyNew.H$112])" office:value-type="float" office:value="0.897981848336575" calcext:value-type="float">
            <text:p>0.897981848336575</text:p>
          </table:table-cell>
          <table:table-cell table:formula="of:=SUMIF([$ProxyNew.$A$2:$ProxyNew.$A$101];[.$A$1]&amp;&quot;_&quot;&amp;[.$A8];[$ProxyNew.I$2:$ProxyNew.I$112])" office:value-type="float" office:value="0.961861635426718" calcext:value-type="float">
            <text:p>0.961861635426718</text:p>
          </table:table-cell>
          <table:table-cell table:formula="of:=SUMIF([$ProxyNew.$A$2:$ProxyNew.$A$101];[.$A$1]&amp;&quot;_&quot;&amp;[.$A8];[$ProxyNew.J$2:$ProxyNew.J$112])" office:value-type="float" office:value="0.727106723498245" calcext:value-type="float">
            <text:p>0.727106723498245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$HospBA12.$A$101];[.$A$1]&amp;&quot;_&quot;&amp;[.$A9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9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9];[$HospBA12.J$2:$HospBA12.J$112])" office:value-type="float" office:value="0" calcext:value-type="float">
            <text:p>0</text:p>
          </table:table-cell>
          <table:table-cell table:formula="of:=SUMIF([$ProxyBA12.$A$2:$ProxyBA12.$A$101];[.$A$1]&amp;&quot;_&quot;&amp;[.$A9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9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9];[$ProxyBA12.J$2:$ProxyBA12.J$112])" office:value-type="float" office:value="0" calcext:value-type="float">
            <text:p>0</text:p>
          </table:table-cell>
          <table:table-cell table:formula="of:=SUMIF([$HospNew.$A$2:$HospNew.$A$101];[.$A$1]&amp;&quot;_&quot;&amp;[.$A9];[$HospNew.H$2:$HospNew.H$112])" office:value-type="float" office:value="-0.323604117407617" calcext:value-type="float">
            <text:p>-0.323604117407617</text:p>
          </table:table-cell>
          <table:table-cell table:formula="of:=SUMIF([$HospNew.$A$2:$HospNew.$A$101];[.$A$1]&amp;&quot;_&quot;&amp;[.$A9];[$HospNew.I$2:$HospNew.I$112])" office:value-type="float" office:value="0.574916328491125" calcext:value-type="float">
            <text:p>0.574916328491125</text:p>
          </table:table-cell>
          <table:table-cell table:formula="of:=SUMIF([$HospNew.$A$2:$HospNew.$A$101];[.$A$1]&amp;&quot;_&quot;&amp;[.$A9];[$HospNew.J$2:$HospNew.J$112])" office:value-type="float" office:value="-3.12137180757793" calcext:value-type="float">
            <text:p>-3.12137180757793</text:p>
          </table:table-cell>
          <table:table-cell table:formula="of:=SUMIF([$ProxyNew.$A$2:$ProxyNew.$A$101];[.$A$1]&amp;&quot;_&quot;&amp;[.$A9];[$ProxyNew.H$2:$ProxyNew.H$112])" office:value-type="float" office:value="0.229897033968154" calcext:value-type="float">
            <text:p>0.229897033968154</text:p>
          </table:table-cell>
          <table:table-cell table:formula="of:=SUMIF([$ProxyNew.$A$2:$ProxyNew.$A$101];[.$A$1]&amp;&quot;_&quot;&amp;[.$A9];[$ProxyNew.I$2:$ProxyNew.I$112])" office:value-type="float" office:value="0.89207254691662" calcext:value-type="float">
            <text:p>0.89207254691662</text:p>
          </table:table-cell>
          <table:table-cell table:formula="of:=SUMIF([$ProxyNew.$A$2:$ProxyNew.$A$101];[.$A$1]&amp;&quot;_&quot;&amp;[.$A9];[$ProxyNew.J$2:$ProxyNew.J$112])" office:value-type="float" office:value="-4.49497427529282" calcext:value-type="float">
            <text:p>-4.49497427529282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$HospBA12.$A$101];[.$A$1]&amp;&quot;_&quot;&amp;[.$A10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10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10];[$HospBA12.J$2:$HospBA12.J$112])" office:value-type="float" office:value="0" calcext:value-type="float">
            <text:p>0</text:p>
          </table:table-cell>
          <table:table-cell table:formula="of:=SUMIF([$ProxyBA12.$A$2:$ProxyBA12.$A$101];[.$A$1]&amp;&quot;_&quot;&amp;[.$A10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10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10];[$ProxyBA12.J$2:$ProxyBA12.J$112])" office:value-type="float" office:value="0" calcext:value-type="float">
            <text:p>0</text:p>
          </table:table-cell>
          <table:table-cell table:formula="of:=SUMIF([$HospNew.$A$2:$HospNew.$A$101];[.$A$1]&amp;&quot;_&quot;&amp;[.$A10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10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10];[$HospNew.J$2:$HospNew.J$112])" office:value-type="float" office:value="0" calcext:value-type="float">
            <text:p>0</text:p>
          </table:table-cell>
          <table:table-cell table:formula="of:=SUMIF([$ProxyNew.$A$2:$ProxyNew.$A$101];[.$A$1]&amp;&quot;_&quot;&amp;[.$A10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10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10];[$ProxyNew.J$2:$ProxyNew.J$112])" office:value-type="float" office:value="0" calcext:value-type="float">
            <text:p>0</text:p>
          </table:table-cell>
        </table:table-row>
      </table:table>
      <table:table table:name="NospNewWork" table:style-name="ta1">
        <office:forms form:automatic-focus="false" form:apply-design-mode="false"/>
        <table:shapes>
          <draw:frame draw:z-index="0" draw:style-name="gr1" draw:text-style-name="P1" svg:width="6.2988in" svg:height="3.5429in" svg:x="57.4323in" svg:y="6.5689in">
            <draw:object draw:notify-on-update-of-ranges="NospNewWork.BE19:NospNewWork.BE26 NospNewWork.BF19:NospNewWork.BF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2.3539in" svg:y="0.1118in">
            <draw:object draw:notify-on-update-of-ranges="NospNewWork.CE3:NospNewWork.CE10 NospNewWork.CF3:NospNewWork.CF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9" table:default-cell-style-name="Default"/>
        <table:table-column table:style-name="co4" table:number-columns-repeated="2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33" table:default-cell-style-name="Default"/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exp(Y)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[$HospNewVar.B1]" office:value-type="string" office:string-value="Immunity_other" calcext:value-type="string">
            <text:p>Immunity_other</text:p>
          </table:table-cell>
          <table:table-cell table:formula="of:=[$HospNewVar.C1]" office:value-type="string" office:string-value="Immunityboost_001-061" calcext:value-type="string">
            <text:p>Immunityboost_001-061</text:p>
          </table:table-cell>
          <table:table-cell table:formula="of:=[$HospNewVar.D1]" office:value-type="string" office:string-value="Immunityboost_062-122" calcext:value-type="string">
            <text:p>Immunityboost_062-122</text:p>
          </table:table-cell>
          <table:table-cell table:formula="of:=[$HospNewVar.E1]" office:value-type="string" office:string-value="Immunityboost_123-183" calcext:value-type="string">
            <text:p>Immunityboost_123-183</text:p>
          </table:table-cell>
          <table:table-cell table:formula="of:=[$HospNewVar.F1]" office:value-type="string" office:string-value="Immunityboost_184-244" calcext:value-type="string">
            <text:p>Immunityboost_184-244</text:p>
          </table:table-cell>
          <table:table-cell table:formula="of:=[$HospNewVar.G1]" office:value-type="string" office:string-value="Immunityboost_245-305" calcext:value-type="string">
            <text:p>Immunityboost_245-305</text:p>
          </table:table-cell>
          <table:table-cell table:formula="of:=[$HospNewVar.H1]" office:value-type="string" office:string-value="Immunityboost_306-366" calcext:value-type="string">
            <text:p>Immunityboost_306-366</text:p>
          </table:table-cell>
          <table:table-cell table:formula="of:=[$HospNewVar.I1]" office:value-type="string" office:string-value="Immunityboost_367-427" calcext:value-type="string">
            <text:p>Immunityboost_367-427</text:p>
          </table:table-cell>
          <table:table-cell table:formula="of:=[$HospNewVar.J1]" office:value-type="string" office:string-value="Immunityboost_428-488" calcext:value-type="string">
            <text:p>Immunityboost_428-488</text:p>
          </table:table-cell>
          <table:table-cell table:formula="of:=[$HospNewVar.K1]" office:value-type="string" office:string-value="Immunityfull_062-122" calcext:value-type="string">
            <text:p>Immunityfull_062-122</text:p>
          </table:table-cell>
          <table:table-cell table:number-columns-repeated="5"/>
          <table:table-cell table:formula="of:=[$HospNewVar.Q1]" office:value-type="string" office:string-value="Immunityfull_428-488" calcext:value-type="string">
            <text:p>Immunityfull_428-488</text:p>
          </table:table-cell>
          <table:table-cell table:formula="of:=[$HospNewVar.R1]" office:value-type="string" office:string-value="Immunityfull_489-549" calcext:value-type="string">
            <text:p>Immunityfull_489-549</text:p>
          </table:table-cell>
          <table:table-cell table:formula="of:=[$HospNewVar.S1]" office:value-type="string" office:string-value="Immunityhybridboost_001-061" calcext:value-type="string">
            <text:p>Immunityhybridboost_001-061</text:p>
          </table:table-cell>
          <table:table-cell table:formula="of:=[$HospNewVar.T1]" office:value-type="string" office:string-value="Immunityhybridboost_062-122" calcext:value-type="string">
            <text:p>Immunityhybridboost_062-122</text:p>
          </table:table-cell>
          <table:table-cell table:formula="of:=[$HospNewVar.U1]" office:value-type="string" office:string-value="Immunityhybridboost_123-183" calcext:value-type="string">
            <text:p>Immunityhybridboost_123-183</text:p>
          </table:table-cell>
          <table:table-cell table:formula="of:=[$HospNewVar.V1]" office:value-type="string" office:string-value="Immunityhybridboost_184-244" calcext:value-type="string">
            <text:p>Immunityhybridboost_184-244</text:p>
          </table:table-cell>
          <table:table-cell table:formula="of:=[$HospNewVar.W1]" office:value-type="string" office:string-value="Immunityhybridboost_245-305" calcext:value-type="string">
            <text:p>Immunityhybridboost_245-305</text:p>
          </table:table-cell>
          <table:table-cell table:formula="of:=[$HospNewVar.X1]" office:value-type="string" office:string-value="Immunityhybridboost_306-366" calcext:value-type="string">
            <text:p>Immunityhybridboost_306-366</text:p>
          </table:table-cell>
          <table:table-cell table:formula="of:=[$HospNewVar.Y1]" office:value-type="string" office:string-value="Immunityhybridboost_367-427" calcext:value-type="string">
            <text:p>Immunityhybridboost_367-427</text:p>
          </table:table-cell>
          <table:table-cell table:formula="of:=[$HospNewVar.Z1]" office:value-type="string" office:string-value="Immunityhybridboost_428-488" calcext:value-type="string">
            <text:p>Immunityhybridboost_428-488</text:p>
          </table:table-cell>
          <table:table-cell table:formula="of:=[$HospNewVar.AA1]" office:value-type="string" office:string-value="Immunityhybridfull_062-122" calcext:value-type="string">
            <text:p>Immunityhybridfull_062-122</text:p>
          </table:table-cell>
          <table:table-cell table:formula="of:=[$HospNewVar.AB1]" office:value-type="string" office:string-value="Immunityhybridfull_123-183" calcext:value-type="string">
            <text:p>Immunityhybridfull_123-183</text:p>
          </table:table-cell>
          <table:table-cell table:formula="of:=[$HospNewVar.AC1]" office:value-type="string" office:string-value="Immunityhybridfull_184-244" calcext:value-type="string">
            <text:p>Immunityhybridfull_184-244</text:p>
          </table:table-cell>
          <table:table-cell table:formula="of:=[$HospNewVar.AD1]" office:value-type="string" office:string-value="Immunityhybridfull_245-305" calcext:value-type="string">
            <text:p>Immunityhybridfull_245-305</text:p>
          </table:table-cell>
          <table:table-cell table:formula="of:=[$HospNewVar.AE1]" office:value-type="string" office:string-value="Immunityhybridfull_306-366" calcext:value-type="string">
            <text:p>Immunityhybridfull_306-366</text:p>
          </table:table-cell>
          <table:table-cell table:formula="of:=[$HospNewVar.AF1]" office:value-type="string" office:string-value="Immunityhybridfull_367-427" calcext:value-type="string">
            <text:p>Immunityhybridfull_367-427</text:p>
          </table:table-cell>
          <table:table-cell table:formula="of:=[$HospNewVar.AG1]" office:value-type="string" office:string-value="Immunityhybridfull_428-488" calcext:value-type="string">
            <text:p>Immunityhybridfull_428-488</text:p>
          </table:table-cell>
          <table:table-cell table:formula="of:=[$HospNewVar.AH1]" office:value-type="string" office:string-value="Immunityhybridfull_489-549" calcext:value-type="string">
            <text:p>Immunityhybridfull_489-549</text:p>
          </table:table-cell>
          <table:table-cell table:formula="of:=[$HospNewVar.AI1]" office:value-type="string" office:string-value="Immunityinf_062-122" calcext:value-type="string">
            <text:p>Immunityinf_062-122</text:p>
          </table:table-cell>
          <table:table-cell table:formula="of:=[$HospNewVar.AJ1]" office:value-type="string" office:string-value="Immunityinf_123-183" calcext:value-type="string">
            <text:p>Immunityinf_123-183</text:p>
          </table:table-cell>
          <table:table-cell table:formula="of:=[$HospNewVar.AK1]" office:value-type="string" office:string-value="Immunityinf_184-244" calcext:value-type="string">
            <text:p>Immunityinf_184-244</text:p>
          </table:table-cell>
          <table:table-cell table:formula="of:=[$HospNewVar.AL1]" office:value-type="string" office:string-value="Immunityinf_245-305" calcext:value-type="string">
            <text:p>Immunityinf_245-305</text:p>
          </table:table-cell>
          <table:table-cell table:formula="of:=[$HospNewVar.AM1]" office:value-type="string" office:string-value="Immunityinf_306-366" calcext:value-type="string">
            <text:p>Immunityinf_306-366</text:p>
          </table:table-cell>
          <table:table-cell table:formula="of:=[$HospNewVar.AN1]" office:value-type="string" office:string-value="Immunityinf_367-427" calcext:value-type="string">
            <text:p>Immunityinf_367-427</text:p>
          </table:table-cell>
          <table:table-cell table:formula="of:=[$HospNewVar.AO1]" office:value-type="string" office:string-value="Immunityinf_428-488" calcext:value-type="string">
            <text:p>Immunityinf_428-488</text:p>
          </table:table-cell>
          <table:table-cell table:formula="of:=[$HospNewVar.AP1]" office:value-type="string" office:string-value="Immunityinf_489-549" calcext:value-type="string">
            <text:p>Immunityinf_489-549</text:p>
          </table:table-cell>
          <table:table-cell table:formula="of:=[$HospNewVar.AQ1]" office:value-type="string" office:string-value="Immunitysecboost_001-061" calcext:value-type="string">
            <text:p>Immunitysecboost_001-061</text:p>
          </table:table-cell>
          <table:table-cell/>
          <table:table-cell table:formula="of:=[$HospNewVar.AS1]" office:value-type="string" office:string-value="Immunitysecboost_123-183" calcext:value-type="string">
            <text:p>Immunitysecboost_123-183</text:p>
          </table:table-cell>
          <table:table-cell table:formula="of:=[$HospNewVar.AT1]" office:value-type="string" office:string-value="Immunitysecboost45_001-061" calcext:value-type="string">
            <text:p>Immunitysecboost45_001-061</text:p>
          </table:table-cell>
          <table:table-cell table:formula="of:=[$HospNewVar.AU1]" office:value-type="string" office:string-value="Immunitysecboost45_062-122" calcext:value-type="string">
            <text:p>Immunitysecboost45_062-122</text:p>
          </table:table-cell>
          <table:table-cell table:formula="of:=[$HospNewVar.AV1]" office:value-type="string" office:string-value="AgeGr0-11" calcext:value-type="string">
            <text:p>AgeGr0-11</text:p>
          </table:table-cell>
          <table:table-cell table:formula="of:=[$HospNewVar.AW1]" office:value-type="string" office:string-value="AgeGr12-15" calcext:value-type="string">
            <text:p>AgeGr12-15</text:p>
          </table:table-cell>
          <table:table-cell table:formula="of:=[$HospNewVar.AX1]" office:value-type="string" office:string-value="AgeGr16-17" calcext:value-type="string">
            <text:p>AgeGr16-17</text:p>
          </table:table-cell>
          <table:table-cell table:formula="of:=[$HospNewVar.AY1]" office:value-type="string" office:string-value="AgeGr18-24" calcext:value-type="string">
            <text:p>AgeGr18-24</text:p>
          </table:table-cell>
          <table:table-cell table:formula="of:=[$HospNewVar.AZ1]" office:value-type="string" office:string-value="AgeGr25-29" calcext:value-type="string">
            <text:p>AgeGr25-29</text:p>
          </table:table-cell>
          <table:table-cell table:formula="of:=[$HospNewVar.BA1]" office:value-type="string" office:string-value="AgeGr30-34" calcext:value-type="string">
            <text:p>AgeGr30-34</text:p>
          </table:table-cell>
          <table:table-cell table:formula="of:=[$HospNewVar.BB1]" office:value-type="string" office:string-value="AgeGr35-39" calcext:value-type="string">
            <text:p>AgeGr35-39</text:p>
          </table:table-cell>
          <table:table-cell table:formula="of:=[$HospNewVar.BC1]" office:value-type="string" office:string-value="AgeGr45-49" calcext:value-type="string">
            <text:p>AgeGr45-49</text:p>
          </table:table-cell>
          <table:table-cell table:formula="of:=[$HospNewVar.BD1]" office:value-type="string" office:string-value="AgeGr50-54" calcext:value-type="string">
            <text:p>AgeGr50-54</text:p>
          </table:table-cell>
          <table:table-cell table:formula="of:=[$HospNewVar.BE1]" office:value-type="string" office:string-value="AgeGr55-59" calcext:value-type="string">
            <text:p>AgeGr55-59</text:p>
          </table:table-cell>
          <table:table-cell table:formula="of:=[$HospNewVar.BF1]" office:value-type="string" office:string-value="AgeGr60-64" calcext:value-type="string">
            <text:p>AgeGr60-64</text:p>
          </table:table-cell>
          <table:table-cell table:formula="of:=[$HospNewVar.BG1]" office:value-type="string" office:string-value="AgeGr65-69" calcext:value-type="string">
            <text:p>AgeGr65-69</text:p>
          </table:table-cell>
          <table:table-cell table:formula="of:=[$HospNewVar.BH1]" office:value-type="string" office:string-value="AgeGr70-74" calcext:value-type="string">
            <text:p>AgeGr70-74</text:p>
          </table:table-cell>
          <table:table-cell table:formula="of:=[$HospNewVar.BI1]" office:value-type="string" office:string-value="AgeGr75-79" calcext:value-type="string">
            <text:p>AgeGr75-79</text:p>
          </table:table-cell>
          <table:table-cell table:formula="of:=[$HospNewVar.BJ1]" office:value-type="string" office:string-value="AgeGr80+" calcext:value-type="string">
            <text:p>AgeGr80+</text:p>
          </table:table-cell>
          <table:table-cell table:formula="of:=[$HospNewVar.BK1]" office:value-type="string" office:string-value="SexM" calcext:value-type="string">
            <text:p>SexM</text:p>
          </table:table-cell>
          <table:table-cell table:formula="of:=[$HospNewVar.BL1]" office:value-type="float" office:value="0" calcext:value-type="float">
            <text:p>0</text:p>
          </table:table-cell>
          <table:table-cell table:formula="of:=[$HospNewVar.BM1]" office:value-type="float" office:value="0" calcext:value-type="float">
            <text:p>0</text:p>
          </table:table-cell>
          <table:table-cell table:formula="of:=[$HospNewVar.BN1]" office:value-type="float" office:value="0" calcext:value-type="float">
            <text:p>0</text:p>
          </table:table-cell>
          <table:table-cell table:formula="of:=[$HospNewVar.BO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2]" office:value-type="string" office:string-value="Immunity_other" calcext:value-type="string">
            <text:p>Immunity_other</text:p>
          </table:table-cell>
          <table:table-cell table:formula="of:=[$HospNewVar.A2]" office:value-type="string" office:string-value="Immunity_other" calcext:value-type="string">
            <text:p>Immunity_other</text:p>
          </table:table-cell>
          <table:table-cell table:formula="of:=[$HospNew.B2]" office:value-type="float" office:value="-0.38002433975938" calcext:value-type="float">
            <text:p>-0.38002433975938</text:p>
          </table:table-cell>
          <table:table-cell table:formula="of:=EXP([.C2])" office:value-type="float" office:value="0.683844764392773" calcext:value-type="float">
            <text:p>0.683844764392773</text:p>
          </table:table-cell>
          <table:table-cell table:number-columns-repeated="80"/>
          <table:table-cell office:value-type="string" calcext:value-type="string">
            <text:p>blbost tohle</text:p>
          </table:table-cell>
        </table:table-row>
        <table:table-row table:style-name="ro1">
          <table:table-cell table:formula="of:=[$HospNew.A3]" office:value-type="string" office:string-value="Immunityboost_001-061" calcext:value-type="string">
            <text:p>Immunityboost_001-061</text:p>
          </table:table-cell>
          <table:table-cell table:formula="of:=[$HospNewVar.A3]" office:value-type="string" office:string-value="Immunityboost_001-061" calcext:value-type="string">
            <text:p>Immunityboost_001-061</text:p>
          </table:table-cell>
          <table:table-cell table:formula="of:=[$HospNew.B3]" office:value-type="float" office:value="-0.639029099022689" calcext:value-type="float">
            <text:p>-0.639029099022689</text:p>
          </table:table-cell>
          <table:table-cell table:formula="of:=EXP([.C3])" office:value-type="float" office:value="0.527804621379093" calcext:value-type="float">
            <text:p>0.5278046213790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$HospNewVar.C3]" office:value-type="float" office:value="0.0718461819077579" calcext:value-type="float">
            <text:p>0.0718461819077579</text:p>
          </table:table-cell>
          <table:table-cell table:formula="of:=[$HospNewVar.D3]" office:value-type="float" office:value="0.000396901252873806" calcext:value-type="float">
            <text:p>0.000396901252873806</text:p>
          </table:table-cell>
          <table:table-cell table:formula="of:=[$HospNewVar.E3]" office:value-type="float" office:value="0.000412698061053984" calcext:value-type="float">
            <text:p>0.000412698061053984</text:p>
          </table:table-cell>
          <table:table-cell table:formula="of:=[$HospNewVar.F3]" office:value-type="float" office:value="0.000414300782779364" calcext:value-type="float">
            <text:p>0.000414300782779364</text:p>
          </table:table-cell>
          <table:table-cell table:formula="of:=[$HospNewVar.G3]" office:value-type="float" office:value="0.000423217757010761" calcext:value-type="float">
            <text:p>0.000423217757010761</text:p>
          </table:table-cell>
          <table:table-cell table:formula="of:=[$HospNewVar.H3]" office:value-type="float" office:value="0.000398648725831528" calcext:value-type="float">
            <text:p>0.000398648725831528</text:p>
          </table:table-cell>
          <table:table-cell table:formula="of:=[$HospNewVar.I3]" office:value-type="float" office:value="0.000297792928770503" calcext:value-type="float">
            <text:p>0.000297792928770503</text:p>
          </table:table-cell>
          <table:table-cell table:formula="of:=[$HospNewVar.J3]" office:value-type="float" office:value="0.000259551337927489" calcext:value-type="float">
            <text:p>0.000259551337927489</text:p>
          </table:table-cell>
          <table:table-cell office:value-type="string" calcext:value-type="string">
            <text:p>W^-1</text:p>
          </table:table-cell>
          <table:table-cell table:number-matrix-columns-spanned="8" table:number-matrix-rows-spanned="8" table:formula="of:=MINVERSE([.I3:.P10])" office:value-type="float" office:value="13.9717346468582" calcext:value-type="float">
            <text:p>13.9717346468582</text:p>
          </table:table-cell>
          <table:table-cell office:value-type="float" office:value="-0.0203221361183304" calcext:value-type="float">
            <text:p>-0.0203221361183304</text:p>
          </table:table-cell>
          <table:table-cell office:value-type="float" office:value="-0.101929107423886" calcext:value-type="float">
            <text:p>-0.101929107423886</text:p>
          </table:table-cell>
          <table:table-cell office:value-type="float" office:value="-1.15169756241802" calcext:value-type="float">
            <text:p>-1.15169756241802</text:p>
          </table:table-cell>
          <table:table-cell office:value-type="float" office:value="-4.39017851073874" calcext:value-type="float">
            <text:p>-4.39017851073874</text:p>
          </table:table-cell>
          <table:table-cell office:value-type="float" office:value="-3.1658146086151" calcext:value-type="float">
            <text:p>-3.1658146086151</text:p>
          </table:table-cell>
          <table:table-cell office:value-type="float" office:value="-0.549799157850687" calcext:value-type="float">
            <text:p>-0.549799157850687</text:p>
          </table:table-cell>
          <table:table-cell office:value-type="float" office:value="-0.0182322835657788" calcext:value-type="float">
            <text:p>-0.0182322835657788</text:p>
          </table:table-cell>
          <table:table-cell office:value-type="string" calcext:value-type="string">
            <text:p>XW-1X</text:p>
          </table:table-cell>
          <table:table-cell table:number-matrix-columns-spanned="2" table:number-matrix-rows-spanned="2" table:formula="of:=MMULT(TRANSPOSE([.$E3:.$F10]);MMULT([.R3:.Y10];[.$E3:.$F10]))" office:value-type="float" office:value="1693.00528362264" calcext:value-type="float">
            <text:p>1693.00528362264</text:p>
          </table:table-cell>
          <table:table-cell office:value-type="float" office:value="7506.05092303984" calcext:value-type="float">
            <text:p>7506.05092303984</text:p>
          </table:table-cell>
          <table:table-cell office:value-type="string" calcext:value-type="string">
            <text:p>X’W-1Y</text:p>
          </table:table-cell>
          <table:table-cell table:number-matrix-columns-spanned="1" table:number-matrix-rows-spanned="2" table:formula="of:=MMULT(TRANSPOSE([.$E3:.$F10]);MMULT([.R3:.Y10];[.$C3:.$C10]))" office:value-type="float" office:value="-740.380862516018" calcext:value-type="float">
            <text:p>-740.380862516018</text:p>
          </table:table-cell>
          <table:table-cell office:value-type="string" calcext:value-type="string">
            <text:p>est</text:p>
          </table:table-cell>
          <table:table-cell table:number-matrix-columns-spanned="1" table:number-matrix-rows-spanned="2" table:formula="of:=MMULT(MINVERSE([.AA3:.AB4]);[.AD3:.AD4])" office:value-type="float" office:value="-0.654990299489851" calcext:value-type="float">
            <text:p>-0.654990299489851</text:p>
          </table:table-cell>
          <table:table-cell office:value-type="string" calcext:value-type="string">
            <text:p>var est</text:p>
          </table:table-cell>
          <table:table-cell table:number-matrix-columns-spanned="2" table:number-matrix-rows-spanned="2" table:formula="of:=MINVERSE([.AA3:.AB4])" office:value-type="float" office:value="0.00657931292286353" calcext:value-type="float">
            <text:p>0.00657931292286353</text:p>
          </table:table-cell>
          <table:table-cell office:value-type="float" office:value="-0.00135075176613758" calcext:value-type="float">
            <text:p>-0.00135075176613758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i</text:p>
          </table:table-cell>
          <table:table-cell table:number-columns-repeated="2"/>
          <table:table-cell office:value-type="string" calcext:value-type="string">
            <text:p>diag(exú(b))</text:p>
          </table:table-cell>
          <table:table-cell table:formula="of:=[.$C3]" office:value-type="float" office:value="-0.639029099022689" calcext:value-type="float">
            <text:p>-0.6390290990226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VT</text:p>
          </table:table-cell>
          <table:table-cell table:number-matrix-columns-spanned="8" table:number-matrix-rows-spanned="8" table:formula="of:=MMULT([.AP3:.AW10];MMULT([.I3:.P10];[.AP3:.AW10]))" office:value-type="float" office:value="0.0293389767589934" calcext:value-type="float">
            <text:p>0.0293389767589934</text:p>
          </table:table-cell>
          <table:table-cell office:value-type="float" office:value="0.000266563709605893" calcext:value-type="float">
            <text:p>0.000266563709605893</text:p>
          </table:table-cell>
          <table:table-cell office:value-type="float" office:value="0.000119560700311062" calcext:value-type="float">
            <text:p>0.000119560700311062</text:p>
          </table:table-cell>
          <table:table-cell office:value-type="float" office:value="0.000144046966564001" calcext:value-type="float">
            <text:p>0.000144046966564001</text:p>
          </table:table-cell>
          <table:table-cell office:value-type="float" office:value="0.000118742221694575" calcext:value-type="float">
            <text:p>0.000118742221694575</text:p>
          </table:table-cell>
          <table:table-cell office:value-type="float" office:value="0.000104270493468474" calcext:value-type="float">
            <text:p>0.000104270493468474</text:p>
          </table:table-cell>
          <table:table-cell office:value-type="float" office:value="0.0000754752819983113" calcext:value-type="float">
            <text:p>7.54752819983113E-05</text:p>
          </table:table-cell>
          <table:table-cell office:value-type="float" office:value="0.0000398874585184446" calcext:value-type="float">
            <text:p>3.98874585184446E-05</text:p>
          </table:table-cell>
          <table:table-cell office:value-type="string" calcext:value-type="string">
            <text:p>W^-1</text:p>
          </table:table-cell>
          <table:table-cell table:number-matrix-columns-spanned="8" table:number-matrix-rows-spanned="8" table:formula="of:=MINVERSE([.AY3:.BF10])" office:value-type="float" office:value="34.214410313318" calcext:value-type="float">
            <text:p>34.214410313318</text:p>
          </table:table-cell>
          <table:table-cell office:value-type="float" office:value="-0.0302587373891313" calcext:value-type="float">
            <text:p>-0.0302587373891313</text:p>
          </table:table-cell>
          <table:table-cell office:value-type="float" office:value="-0.351837559410052" calcext:value-type="float">
            <text:p>-0.351837559410052</text:p>
          </table:table-cell>
          <table:table-cell office:value-type="float" office:value="-3.31245574284879" calcext:value-type="float">
            <text:p>-3.31245574284879</text:p>
          </table:table-cell>
          <table:table-cell office:value-type="float" office:value="-15.6473533649285" calcext:value-type="float">
            <text:p>-15.6473533649285</text:p>
          </table:table-cell>
          <table:table-cell office:value-type="float" office:value="-12.1035963095813" calcext:value-type="float">
            <text:p>-12.1035963095813</text:p>
          </table:table-cell>
          <table:table-cell office:value-type="float" office:value="-2.16927048322357" calcext:value-type="float">
            <text:p>-2.16927048322357</text:p>
          </table:table-cell>
          <table:table-cell office:value-type="float" office:value="-0.118639135426064" calcext:value-type="float">
            <text:p>-0.118639135426064</text:p>
          </table:table-cell>
          <table:table-cell office:value-type="string" calcext:value-type="string">
            <text:p>XW-1X</text:p>
          </table:table-cell>
          <table:table-cell table:number-matrix-columns-spanned="2" table:number-matrix-rows-spanned="2" table:formula="of:=MMULT(TRANSPOSE([.$E3:.$F10]);MMULT([.BH3:.BO10];[.$E3:.$F10]))" office:value-type="float" office:value="9343.72737786004" calcext:value-type="float">
            <text:p>9343.72737786004</text:p>
          </table:table-cell>
          <table:table-cell office:value-type="float" office:value="43930.7614711603" calcext:value-type="float">
            <text:p>43930.7614711603</text:p>
          </table:table-cell>
          <table:table-cell office:value-type="string" calcext:value-type="string">
            <text:p>X’W-1Y</text:p>
          </table:table-cell>
          <table:table-cell table:number-matrix-columns-spanned="1" table:number-matrix-rows-spanned="2" table:formula="of:=MMULT(TRANSPOSE([.$E3:.$F10]);MMULT([.BH3:.BO10];[.$D3:.$D10]))" office:value-type="float" office:value="6147.28552852849" calcext:value-type="float">
            <text:p>6147.28552852849</text:p>
          </table:table-cell>
          <table:table-cell office:value-type="string" calcext:value-type="string">
            <text:p>est</text:p>
          </table:table-cell>
          <table:table-cell table:number-matrix-columns-spanned="1" table:number-matrix-rows-spanned="2" table:formula="of:=MMULT(MINVERSE([.BQ3:.BR4]);[.BT3:.BT4])" office:value-type="float" office:value="0.526481643651216" calcext:value-type="float">
            <text:p>0.526481643651216</text:p>
          </table:table-cell>
          <table:table-cell office:value-type="string" calcext:value-type="string">
            <text:p>var est</text:p>
          </table:table-cell>
          <table:table-cell table:number-matrix-columns-spanned="2" table:number-matrix-rows-spanned="2" table:formula="of:=MINVERSE([.BQ3:.BR4])" office:value-type="float" office:value="0.00144838768900689" calcext:value-type="float">
            <text:p>0.00144838768900689</text:p>
          </table:table-cell>
          <table:table-cell office:value-type="float" office:value="-0.000285297574724649" calcext:value-type="float">
            <text:p>-0.000285297574724649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i</text:p>
          </table:table-cell>
          <table:table-cell table:number-columns-repeated="2"/>
          <table:table-cell table:formula="of:=1-[.D3]" office:value-type="float" office:value="0.472195378620907" calcext:value-type="float">
            <text:p>0.472195378620907</text:p>
          </table:table-cell>
          <table:table-cell table:formula="of:=1-([.$BV$3]+[.$F3]*[.$BV$4])" office:value-type="float" office:value="0.473518356348784" calcext:value-type="float">
            <text:p>0.473518356348784</text:p>
          </table:table-cell>
          <table:table-cell/>
        </table:table-row>
        <table:table-row table:style-name="ro1">
          <table:table-cell table:formula="of:=[$HospNew.A4]" office:value-type="string" office:string-value="Immunityboost_062-122" calcext:value-type="string">
            <text:p>Immunityboost_062-122</text:p>
          </table:table-cell>
          <table:table-cell table:formula="of:=[$HospNewVar.A4]" office:value-type="string" office:string-value="Immunityboost_062-122" calcext:value-type="string">
            <text:p>Immunityboost_062-122</text:p>
          </table:table-cell>
          <table:table-cell table:formula="of:=[$HospNew.B4]" office:value-type="float" office:value="-1.05098839114667" calcext:value-type="float">
            <text:p>-1.05098839114667</text:p>
          </table:table-cell>
          <table:table-cell table:formula="of:=EXP([.C4])" office:value-type="float" office:value="0.349592044611825" calcext:value-type="float">
            <text:p>0.349592044611825</text:p>
          </table:table-cell>
          <table:table-cell office:value-type="float" office:value="1" calcext:value-type="float">
            <text:p>1</text:p>
          </table:table-cell>
          <table:table-cell table:formula="of:=[.F3]+1" office:value-type="float" office:value="1" calcext:value-type="float">
            <text:p>1</text:p>
          </table:table-cell>
          <table:table-cell table:number-columns-repeated="2"/>
          <table:table-cell table:formula="of:=[$HospNewVar.C4]" office:value-type="float" office:value="0.000396901252873806" calcext:value-type="float">
            <text:p>0.000396901252873806</text:p>
          </table:table-cell>
          <table:table-cell table:formula="of:=[$HospNewVar.D4]" office:value-type="float" office:value="0.0913265684278792" calcext:value-type="float">
            <text:p>0.0913265684278792</text:p>
          </table:table-cell>
          <table:table-cell table:formula="of:=[$HospNewVar.E4]" office:value-type="float" office:value="0.000447711091513419" calcext:value-type="float">
            <text:p>0.000447711091513419</text:p>
          </table:table-cell>
          <table:table-cell table:formula="of:=[$HospNewVar.F4]" office:value-type="float" office:value="0.000437197750346562" calcext:value-type="float">
            <text:p>0.000437197750346562</text:p>
          </table:table-cell>
          <table:table-cell table:formula="of:=[$HospNewVar.G4]" office:value-type="float" office:value="0.000396004726627991" calcext:value-type="float">
            <text:p>0.000396004726627991</text:p>
          </table:table-cell>
          <table:table-cell table:formula="of:=[$HospNewVar.H4]" office:value-type="float" office:value="0.000374902823546136" calcext:value-type="float">
            <text:p>0.000374902823546136</text:p>
          </table:table-cell>
          <table:table-cell table:formula="of:=[$HospNewVar.I4]" office:value-type="float" office:value="0.000379060914890849" calcext:value-type="float">
            <text:p>0.000379060914890849</text:p>
          </table:table-cell>
          <table:table-cell table:formula="of:=[$HospNewVar.J4]" office:value-type="float" office:value="0.000355523631772943" calcext:value-type="float">
            <text:p>0.000355523631772943</text:p>
          </table:table-cell>
          <table:table-cell/>
          <table:table-cell office:value-type="float" office:value="-0.0203221361183304" calcext:value-type="float">
            <text:p>-0.0203221361183304</text:p>
          </table:table-cell>
          <table:table-cell office:value-type="float" office:value="10.9811957509641" calcext:value-type="float">
            <text:p>10.9811957509641</text:p>
          </table:table-cell>
          <table:table-cell office:value-type="float" office:value="-0.103376635589505" calcext:value-type="float">
            <text:p>-0.103376635589505</text:p>
          </table:table-cell>
          <table:table-cell office:value-type="float" office:value="-1.11217257341723" calcext:value-type="float">
            <text:p>-1.11217257341723</text:p>
          </table:table-cell>
          <table:table-cell office:value-type="float" office:value="-3.01155657276448" calcext:value-type="float">
            <text:p>-3.01155657276448</text:p>
          </table:table-cell>
          <table:table-cell office:value-type="float" office:value="-2.1527575459311" calcext:value-type="float">
            <text:p>-2.1527575459311</text:p>
          </table:table-cell>
          <table:table-cell office:value-type="float" office:value="-0.849016573412139" calcext:value-type="float">
            <text:p>-0.849016573412139</text:p>
          </table:table-cell>
          <table:table-cell office:value-type="float" office:value="-0.0361229344357395" calcext:value-type="float">
            <text:p>-0.0361229344357395</text:p>
          </table:table-cell>
          <table:table-cell/>
          <table:table-cell office:value-type="float" office:value="7506.05092303984" calcext:value-type="float">
            <text:p>7506.05092303984</text:p>
          </table:table-cell>
          <table:table-cell office:value-type="float" office:value="36560.8686034454" calcext:value-type="float">
            <text:p>36560.8686034454</text:p>
          </table:table-cell>
          <table:table-cell/>
          <table:table-cell office:value-type="float" office:value="-3121.37817088236" calcext:value-type="float">
            <text:p>-3121.37817088236</text:p>
          </table:table-cell>
          <table:table-cell/>
          <table:table-cell office:value-type="float" office:value="0.0490965461093127" calcext:value-type="float">
            <text:p>0.0490965461093127</text:p>
          </table:table-cell>
          <table:table-cell/>
          <table:table-cell office:value-type="float" office:value="-0.00135075176613758" calcext:value-type="float">
            <text:p>-0.00135075176613758</text:p>
          </table:table-cell>
          <table:table-cell office:value-type="float" office:value="0.000304664849783272" calcext:value-type="float">
            <text:p>0.000304664849783272</text:p>
          </table:table-cell>
          <table:table-cell/>
          <table:table-cell table:formula="of:=[.AF4]" office:value-type="float" office:value="0.0490965461093127" calcext:value-type="float">
            <text:p>0.0490965461093127</text:p>
          </table:table-cell>
          <table:table-cell table:formula="of:=[.AK4]-1.96*SQRT([.AI4])" office:value-type="float" office:value="0.0148854296860298" calcext:value-type="float">
            <text:p>0.0148854296860298</text:p>
          </table:table-cell>
          <table:table-cell table:formula="of:=[.AK4]+1.96*SQRT([.AI4])" office:value-type="float" office:value="0.0833076625325956" calcext:value-type="float">
            <text:p>0.08330766253259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C4]" office:value-type="float" office:value="-1.05098839114667" calcext:value-type="float">
            <text:p>-1.05098839114667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.000266563709605893" calcext:value-type="float">
            <text:p>0.000266563709605893</text:p>
          </table:table-cell>
          <table:table-cell office:value-type="float" office:value="0.100877190290768" calcext:value-type="float">
            <text:p>0.100877190290768</text:p>
          </table:table-cell>
          <table:table-cell office:value-type="float" office:value="0.000213319795950662" calcext:value-type="float">
            <text:p>0.000213319795950662</text:p>
          </table:table-cell>
          <table:table-cell office:value-type="float" office:value="0.000250002047760865" calcext:value-type="float">
            <text:p>0.000250002047760865</text:p>
          </table:table-cell>
          <table:table-cell office:value-type="float" office:value="0.000182733824184124" calcext:value-type="float">
            <text:p>0.000182733824184124</text:p>
          </table:table-cell>
          <table:table-cell office:value-type="float" office:value="0.000161274997578489" calcext:value-type="float">
            <text:p>0.000161274997578489</text:p>
          </table:table-cell>
          <table:table-cell office:value-type="float" office:value="0.000158007118825065" calcext:value-type="float">
            <text:p>0.000158007118825065</text:p>
          </table:table-cell>
          <table:table-cell office:value-type="float" office:value="0.0000898584352177095" calcext:value-type="float">
            <text:p>8.98584352177095E-05</text:p>
          </table:table-cell>
          <table:table-cell/>
          <table:table-cell office:value-type="float" office:value="-0.0302587373891313" calcext:value-type="float">
            <text:p>-0.0302587373891313</text:p>
          </table:table-cell>
          <table:table-cell office:value-type="float" office:value="9.94154300173977" calcext:value-type="float">
            <text:p>9.94154300173977</text:p>
          </table:table-cell>
          <table:table-cell office:value-type="float" office:value="-0.21696470386399" calcext:value-type="float">
            <text:p>-0.21696470386399</text:p>
          </table:table-cell>
          <table:table-cell office:value-type="float" office:value="-1.94494145728064" calcext:value-type="float">
            <text:p>-1.94494145728064</text:p>
          </table:table-cell>
          <table:table-cell office:value-type="float" office:value="-6.52638143292325" calcext:value-type="float">
            <text:p>-6.52638143292325</text:p>
          </table:table-cell>
          <table:table-cell office:value-type="float" office:value="-5.0043397581639" calcext:value-type="float">
            <text:p>-5.0043397581639</text:p>
          </table:table-cell>
          <table:table-cell office:value-type="float" office:value="-2.03680062941598" calcext:value-type="float">
            <text:p>-2.03680062941598</text:p>
          </table:table-cell>
          <table:table-cell office:value-type="float" office:value="-0.142919880696509" calcext:value-type="float">
            <text:p>-0.142919880696509</text:p>
          </table:table-cell>
          <table:table-cell/>
          <table:table-cell office:value-type="float" office:value="43930.7614711603" calcext:value-type="float">
            <text:p>43930.7614711603</text:p>
          </table:table-cell>
          <table:table-cell office:value-type="float" office:value="223025.990126054" calcext:value-type="float">
            <text:p>223025.990126054</text:p>
          </table:table-cell>
          <table:table-cell/>
          <table:table-cell office:value-type="float" office:value="29362.924114461" calcext:value-type="float">
            <text:p>29362.924114461</text:p>
          </table:table-cell>
          <table:table-cell/>
          <table:table-cell office:value-type="float" office:value="0.0279527269658195" calcext:value-type="float">
            <text:p>0.0279527269658195</text:p>
          </table:table-cell>
          <table:table-cell/>
          <table:table-cell office:value-type="float" office:value="-0.000285297574724649" calcext:value-type="float">
            <text:p>-0.000285297574724649</text:p>
          </table:table-cell>
          <table:table-cell office:value-type="float" office:value="0.0000606805498134099" calcext:value-type="float">
            <text:p>6.06805498134099E-05</text:p>
          </table:table-cell>
          <table:table-cell/>
          <table:table-cell table:formula="of:=[.BV4]" office:value-type="float" office:value="0.0279527269658195" calcext:value-type="float">
            <text:p>0.0279527269658195</text:p>
          </table:table-cell>
          <table:table-cell table:formula="of:=[.CA4]-1.96*SQRT([.BY4])" office:value-type="float" office:value="0.0126847735940281" calcext:value-type="float">
            <text:p>0.0126847735940281</text:p>
          </table:table-cell>
          <table:table-cell table:formula="of:=[.CA4]+1.96*SQRT([.BY4])" office:value-type="float" office:value="0.0432206803376109" calcext:value-type="float">
            <text:p>0.0432206803376109</text:p>
          </table:table-cell>
          <table:table-cell/>
          <table:table-cell table:formula="of:=1-[.D4]" office:value-type="float" office:value="0.650407955388175" calcext:value-type="float">
            <text:p>0.650407955388175</text:p>
          </table:table-cell>
          <table:table-cell table:formula="of:=1-([.$BV$3]+[.$F4]*[.$BV$4])" office:value-type="float" office:value="0.445565629382964" calcext:value-type="float">
            <text:p>0.445565629382964</text:p>
          </table:table-cell>
          <table:table-cell/>
        </table:table-row>
        <table:table-row table:style-name="ro1">
          <table:table-cell table:formula="of:=[$HospNew.A5]" office:value-type="string" office:string-value="Immunityboost_123-183" calcext:value-type="string">
            <text:p>Immunityboost_123-183</text:p>
          </table:table-cell>
          <table:table-cell table:formula="of:=[$HospNewVar.A5]" office:value-type="string" office:string-value="Immunityboost_123-183" calcext:value-type="string">
            <text:p>Immunityboost_123-183</text:p>
          </table:table-cell>
          <table:table-cell table:formula="of:=[$HospNew.B5]" office:value-type="float" office:value="-0.453351844415554" calcext:value-type="float">
            <text:p>-0.453351844415554</text:p>
          </table:table-cell>
          <table:table-cell table:formula="of:=EXP([.C5])" office:value-type="float" office:value="0.635494499095819" calcext:value-type="float">
            <text:p>0.635494499095819</text:p>
          </table:table-cell>
          <table:table-cell office:value-type="float" office:value="1" calcext:value-type="float">
            <text:p>1</text:p>
          </table:table-cell>
          <table:table-cell table:formula="of:=[.F4]+1" office:value-type="float" office:value="2" calcext:value-type="float">
            <text:p>2</text:p>
          </table:table-cell>
          <table:table-cell table:number-columns-repeated="2"/>
          <table:table-cell table:formula="of:=[$HospNewVar.C5]" office:value-type="float" office:value="0.000412698061053984" calcext:value-type="float">
            <text:p>0.000412698061053984</text:p>
          </table:table-cell>
          <table:table-cell table:formula="of:=[$HospNewVar.D5]" office:value-type="float" office:value="0.000447711091513419" calcext:value-type="float">
            <text:p>0.000447711091513419</text:p>
          </table:table-cell>
          <table:table-cell table:formula="of:=[$HospNewVar.E5]" office:value-type="float" office:value="0.0188813234632784" calcext:value-type="float">
            <text:p>0.0188813234632784</text:p>
          </table:table-cell>
          <table:table-cell table:formula="of:=[$HospNewVar.F5]" office:value-type="float" office:value="0.000659960882000171" calcext:value-type="float">
            <text:p>0.000659960882000171</text:p>
          </table:table-cell>
          <table:table-cell table:formula="of:=[$HospNewVar.G5]" office:value-type="float" office:value="0.000446925650302197" calcext:value-type="float">
            <text:p>0.000446925650302197</text:p>
          </table:table-cell>
          <table:table-cell table:formula="of:=[$HospNewVar.H5]" office:value-type="float" office:value="0.00030707359972582" calcext:value-type="float">
            <text:p>0.00030707359972582</text:p>
          </table:table-cell>
          <table:table-cell table:formula="of:=[$HospNewVar.I5]" office:value-type="float" office:value="0.00024380830288371" calcext:value-type="float">
            <text:p>0.00024380830288371</text:p>
          </table:table-cell>
          <table:table-cell table:formula="of:=[$HospNewVar.J5]" office:value-type="float" office:value="0.000225451325791941" calcext:value-type="float">
            <text:p>0.000225451325791941</text:p>
          </table:table-cell>
          <table:table-cell/>
          <table:table-cell office:value-type="float" office:value="-0.101929107423886" calcext:value-type="float">
            <text:p>-0.101929107423886</text:p>
          </table:table-cell>
          <table:table-cell office:value-type="float" office:value="-0.103376635589505" calcext:value-type="float">
            <text:p>-0.103376635589505</text:p>
          </table:table-cell>
          <table:table-cell office:value-type="float" office:value="53.892950530704" calcext:value-type="float">
            <text:p>53.892950530704</text:p>
          </table:table-cell>
          <table:table-cell office:value-type="float" office:value="-11.3454676391775" calcext:value-type="float">
            <text:p>-11.3454676391775</text:p>
          </table:table-cell>
          <table:table-cell office:value-type="float" office:value="-17.6350552872985" calcext:value-type="float">
            <text:p>-17.6350552872985</text:p>
          </table:table-cell>
          <table:table-cell office:value-type="float" office:value="-5.67642417571482" calcext:value-type="float">
            <text:p>-5.67642417571482</text:p>
          </table:table-cell>
          <table:table-cell office:value-type="float" office:value="-1.45374538636319" calcext:value-type="float">
            <text:p>-1.45374538636319</text:p>
          </table:table-cell>
          <table:table-cell office:value-type="float" office:value="-0.0676153326913478" calcext:value-type="float">
            <text:p>-0.0676153326913478</text:p>
          </table:table-cell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table:formula="of:=[.$C5]" office:value-type="float" office:value="-0.453351844415554" calcext:value-type="float">
            <text:p>-0.45335184441555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000119560700311062" calcext:value-type="float">
            <text:p>0.000119560700311062</text:p>
          </table:table-cell>
          <table:table-cell office:value-type="float" office:value="0.000213319795950662" calcext:value-type="float">
            <text:p>0.000213319795950662</text:p>
          </table:table-cell>
          <table:table-cell office:value-type="float" office:value="0.00388063866310601" calcext:value-type="float">
            <text:p>0.00388063866310601</text:p>
          </table:table-cell>
          <table:table-cell office:value-type="float" office:value="0.000162787595989805" calcext:value-type="float">
            <text:p>0.000162787595989805</text:p>
          </table:table-cell>
          <table:table-cell office:value-type="float" office:value="0.0000889592928876508" calcext:value-type="float">
            <text:p>8.89592928876508E-05</text:p>
          </table:table-cell>
          <table:table-cell office:value-type="float" office:value="0.0000569807656877871" calcext:value-type="float">
            <text:p>5.69807656877871E-05</text:p>
          </table:table-cell>
          <table:table-cell office:value-type="float" office:value="0.0000438382901664262" calcext:value-type="float">
            <text:p>4.38382901664262E-05</text:p>
          </table:table-cell>
          <table:table-cell office:value-type="float" office:value="0.000024579929866556" calcext:value-type="float">
            <text:p>2.4579929866556E-05</text:p>
          </table:table-cell>
          <table:table-cell/>
          <table:table-cell office:value-type="float" office:value="-0.351837559410052" calcext:value-type="float">
            <text:p>-0.351837559410052</text:p>
          </table:table-cell>
          <table:table-cell office:value-type="float" office:value="-0.21696470386399" calcext:value-type="float">
            <text:p>-0.21696470386399</text:p>
          </table:table-cell>
          <table:table-cell office:value-type="float" office:value="262.21720693424" calcext:value-type="float">
            <text:p>262.21720693424</text:p>
          </table:table-cell>
          <table:table-cell office:value-type="float" office:value="-45.9959174673538" calcext:value-type="float">
            <text:p>-45.9959174673538</text:p>
          </table:table-cell>
          <table:table-cell office:value-type="float" office:value="-88.5973606191421" calcext:value-type="float">
            <text:p>-88.5973606191421</text:p>
          </table:table-cell>
          <table:table-cell office:value-type="float" office:value="-30.5906736100779" calcext:value-type="float">
            <text:p>-30.5906736100779</text:p>
          </table:table-cell>
          <table:table-cell office:value-type="float" office:value="-8.08505975321267" calcext:value-type="float">
            <text:p>-8.08505975321267</text:p>
          </table:table-cell>
          <table:table-cell office:value-type="float" office:value="-0.620179409863524" calcext:value-type="float">
            <text:p>-0.620179409863524</text:p>
          </table:table-cell>
          <table:table-cell table:number-columns-repeated="15"/>
          <table:table-cell table:formula="of:=1-[.D5]" office:value-type="float" office:value="0.364505500904181" calcext:value-type="float">
            <text:p>0.364505500904181</text:p>
          </table:table-cell>
          <table:table-cell table:formula="of:=1-([.$BV$3]+[.$F5]*[.$BV$4])" office:value-type="float" office:value="0.417612902417145" calcext:value-type="float">
            <text:p>0.417612902417145</text:p>
          </table:table-cell>
          <table:table-cell/>
        </table:table-row>
        <table:table-row table:style-name="ro1">
          <table:table-cell table:formula="of:=[$HospNew.A6]" office:value-type="string" office:string-value="Immunityboost_184-244" calcext:value-type="string">
            <text:p>Immunityboost_184-244</text:p>
          </table:table-cell>
          <table:table-cell table:formula="of:=[$HospNewVar.A6]" office:value-type="string" office:string-value="Immunityboost_184-244" calcext:value-type="string">
            <text:p>Immunityboost_184-244</text:p>
          </table:table-cell>
          <table:table-cell table:formula="of:=[$HospNew.B6]" office:value-type="float" office:value="-0.544086222128256" calcext:value-type="float">
            <text:p>-0.544086222128256</text:p>
          </table:table-cell>
          <table:table-cell table:formula="of:=EXP([.C6])" office:value-type="float" office:value="0.580371872085373" calcext:value-type="float">
            <text:p>0.580371872085373</text:p>
          </table:table-cell>
          <table:table-cell office:value-type="float" office:value="1" calcext:value-type="float">
            <text:p>1</text:p>
          </table:table-cell>
          <table:table-cell table:formula="of:=[.F5]+1" office:value-type="float" office:value="3" calcext:value-type="float">
            <text:p>3</text:p>
          </table:table-cell>
          <table:table-cell table:number-columns-repeated="2"/>
          <table:table-cell table:formula="of:=[$HospNewVar.C6]" office:value-type="float" office:value="0.000414300782779364" calcext:value-type="float">
            <text:p>0.000414300782779364</text:p>
          </table:table-cell>
          <table:table-cell table:formula="of:=[$HospNewVar.D6]" office:value-type="float" office:value="0.000437197750346562" calcext:value-type="float">
            <text:p>0.000437197750346562</text:p>
          </table:table-cell>
          <table:table-cell table:formula="of:=[$HospNewVar.E6]" office:value-type="float" office:value="0.000659960882000171" calcext:value-type="float">
            <text:p>0.000659960882000171</text:p>
          </table:table-cell>
          <table:table-cell table:formula="of:=[$HospNewVar.F6]" office:value-type="float" office:value="0.00219714016819454" calcext:value-type="float">
            <text:p>0.00219714016819454</text:p>
          </table:table-cell>
          <table:table-cell table:formula="of:=[$HospNewVar.G6]" office:value-type="float" office:value="0.000485715271104751" calcext:value-type="float">
            <text:p>0.000485715271104751</text:p>
          </table:table-cell>
          <table:table-cell table:formula="of:=[$HospNewVar.H6]" office:value-type="float" office:value="0.000293933358707347" calcext:value-type="float">
            <text:p>0.000293933358707347</text:p>
          </table:table-cell>
          <table:table-cell table:formula="of:=[$HospNewVar.I6]" office:value-type="float" office:value="0.000210447686746474" calcext:value-type="float">
            <text:p>0.000210447686746474</text:p>
          </table:table-cell>
          <table:table-cell table:formula="of:=[$HospNewVar.J6]" office:value-type="float" office:value="0.000180250690758936" calcext:value-type="float">
            <text:p>0.000180250690758936</text:p>
          </table:table-cell>
          <table:table-cell/>
          <table:table-cell office:value-type="float" office:value="-1.15169756241802" calcext:value-type="float">
            <text:p>-1.15169756241802</text:p>
          </table:table-cell>
          <table:table-cell office:value-type="float" office:value="-1.11217257341723" calcext:value-type="float">
            <text:p>-1.11217257341723</text:p>
          </table:table-cell>
          <table:table-cell office:value-type="float" office:value="-11.3454676391775" calcext:value-type="float">
            <text:p>-11.3454676391775</text:p>
          </table:table-cell>
          <table:table-cell office:value-type="float" office:value="521.731233859993" calcext:value-type="float">
            <text:p>521.731233859993</text:p>
          </table:table-cell>
          <table:table-cell office:value-type="float" office:value="-249.653816388239" calcext:value-type="float">
            <text:p>-249.653816388239</text:p>
          </table:table-cell>
          <table:table-cell office:value-type="float" office:value="-50.3929659623566" calcext:value-type="float">
            <text:p>-50.3929659623566</text:p>
          </table:table-cell>
          <table:table-cell office:value-type="float" office:value="-8.34293415059467" calcext:value-type="float">
            <text:p>-8.34293415059467</text:p>
          </table:table-cell>
          <table:table-cell office:value-type="float" office:value="-0.205832744307492" calcext:value-type="float">
            <text:p>-0.205832744307492</text:p>
          </table:table-cell>
          <table:table-cell table:number-columns-repeated="6"/>
          <table:table-cell office:value-type="string" calcext:value-type="string">
            <text:p>check</text:p>
          </table:table-cell>
          <table:table-cell table:number-columns-repeated="4"/>
          <table:table-cell office:value-type="string" calcext:value-type="string">
            <text:p>exp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$C6]" office:value-type="float" office:value="-0.544086222128256" calcext:value-type="float">
            <text:p>-0.54408622212825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000144046966564001" calcext:value-type="float">
            <text:p>0.000144046966564001</text:p>
          </table:table-cell>
          <table:table-cell office:value-type="float" office:value="0.000250002047760865" calcext:value-type="float">
            <text:p>0.000250002047760865</text:p>
          </table:table-cell>
          <table:table-cell office:value-type="float" office:value="0.000162787595989805" calcext:value-type="float">
            <text:p>0.000162787595989805</text:p>
          </table:table-cell>
          <table:table-cell office:value-type="float" office:value="0.00065041900215522" calcext:value-type="float">
            <text:p>0.00065041900215522</text:p>
          </table:table-cell>
          <table:table-cell office:value-type="float" office:value="0.000116029959592239" calcext:value-type="float">
            <text:p>0.000116029959592239</text:p>
          </table:table-cell>
          <table:table-cell office:value-type="float" office:value="0.000065458646255701" calcext:value-type="float">
            <text:p>6.5458646255701E-05</text:p>
          </table:table-cell>
          <table:table-cell office:value-type="float" office:value="0.0000454131485693785" calcext:value-type="float">
            <text:p>4.54131485693785E-05</text:p>
          </table:table-cell>
          <table:table-cell office:value-type="float" office:value="0.0000235850675798621" calcext:value-type="float">
            <text:p>2.35850675798621E-05</text:p>
          </table:table-cell>
          <table:table-cell/>
          <table:table-cell office:value-type="float" office:value="-3.31245574284879" calcext:value-type="float">
            <text:p>-3.31245574284879</text:p>
          </table:table-cell>
          <table:table-cell office:value-type="float" office:value="-1.94494145728064" calcext:value-type="float">
            <text:p>-1.94494145728064</text:p>
          </table:table-cell>
          <table:table-cell office:value-type="float" office:value="-45.9959174673538" calcext:value-type="float">
            <text:p>-45.9959174673538</text:p>
          </table:table-cell>
          <table:table-cell office:value-type="float" office:value="1762.42798429484" calcext:value-type="float">
            <text:p>1762.42798429484</text:p>
          </table:table-cell>
          <table:table-cell office:value-type="float" office:value="-1045.08069756718" calcext:value-type="float">
            <text:p>-1045.08069756718</text:p>
          </table:table-cell>
          <table:table-cell office:value-type="float" office:value="-226.282921933333" calcext:value-type="float">
            <text:p>-226.282921933333</text:p>
          </table:table-cell>
          <table:table-cell office:value-type="float" office:value="-38.6617366991966" calcext:value-type="float">
            <text:p>-38.6617366991966</text:p>
          </table:table-cell>
          <table:table-cell office:value-type="float" office:value="-1.5730925602228" calcext:value-type="float">
            <text:p>-1.5730925602228</text:p>
          </table:table-cell>
          <table:table-cell table:number-columns-repeated="6"/>
          <table:table-cell office:value-type="string" calcext:value-type="string">
            <text:p>check</text:p>
          </table:table-cell>
          <table:table-cell table:number-columns-repeated="4"/>
          <table:table-cell office:value-type="string" calcext:value-type="string">
            <text:p>exp</text:p>
          </table:table-cell>
          <table:table-cell table:number-columns-repeated="3"/>
          <table:table-cell table:formula="of:=1-[.D6]" office:value-type="float" office:value="0.419628127914627" calcext:value-type="float">
            <text:p>0.419628127914627</text:p>
          </table:table-cell>
          <table:table-cell table:formula="of:=1-([.$BV$3]+[.$F6]*[.$BV$4])" office:value-type="float" office:value="0.389660175451325" calcext:value-type="float">
            <text:p>0.389660175451325</text:p>
          </table:table-cell>
          <table:table-cell/>
        </table:table-row>
        <table:table-row table:style-name="ro1">
          <table:table-cell table:formula="of:=[$HospNew.A7]" office:value-type="string" office:string-value="Immunityboost_245-305" calcext:value-type="string">
            <text:p>Immunityboost_245-305</text:p>
          </table:table-cell>
          <table:table-cell table:formula="of:=[$HospNewVar.A7]" office:value-type="string" office:string-value="Immunityboost_245-305" calcext:value-type="string">
            <text:p>Immunityboost_245-305</text:p>
          </table:table-cell>
          <table:table-cell table:formula="of:=[$HospNew.B7]" office:value-type="float" office:value="-0.439056746106455" calcext:value-type="float">
            <text:p>-0.439056746106455</text:p>
          </table:table-cell>
          <table:table-cell table:formula="of:=EXP([.C7])" office:value-type="float" office:value="0.644644197543606" calcext:value-type="float">
            <text:p>0.644644197543606</text:p>
          </table:table-cell>
          <table:table-cell office:value-type="float" office:value="1" calcext:value-type="float">
            <text:p>1</text:p>
          </table:table-cell>
          <table:table-cell table:formula="of:=[.F6]+1" office:value-type="float" office:value="4" calcext:value-type="float">
            <text:p>4</text:p>
          </table:table-cell>
          <table:table-cell table:number-columns-repeated="2"/>
          <table:table-cell table:formula="of:=[$HospNewVar.C7]" office:value-type="float" office:value="0.000423217757010761" calcext:value-type="float">
            <text:p>0.000423217757010761</text:p>
          </table:table-cell>
          <table:table-cell table:formula="of:=[$HospNewVar.D7]" office:value-type="float" office:value="0.000396004726627991" calcext:value-type="float">
            <text:p>0.000396004726627991</text:p>
          </table:table-cell>
          <table:table-cell table:formula="of:=[$HospNewVar.E7]" office:value-type="float" office:value="0.000446925650302197" calcext:value-type="float">
            <text:p>0.000446925650302197</text:p>
          </table:table-cell>
          <table:table-cell table:formula="of:=[$HospNewVar.F7]" office:value-type="float" office:value="0.000485715271104751" calcext:value-type="float">
            <text:p>0.000485715271104751</text:p>
          </table:table-cell>
          <table:table-cell table:formula="of:=[$HospNewVar.G7]" office:value-type="float" office:value="0.000907656845788197" calcext:value-type="float">
            <text:p>0.000907656845788197</text:p>
          </table:table-cell>
          <table:table-cell table:formula="of:=[$HospNewVar.H7]" office:value-type="float" office:value="0.000370173173303575" calcext:value-type="float">
            <text:p>0.000370173173303575</text:p>
          </table:table-cell>
          <table:table-cell table:formula="of:=[$HospNewVar.I7]" office:value-type="float" office:value="0.000253391922218391" calcext:value-type="float">
            <text:p>0.000253391922218391</text:p>
          </table:table-cell>
          <table:table-cell table:formula="of:=[$HospNewVar.J7]" office:value-type="float" office:value="0.000224701734777944" calcext:value-type="float">
            <text:p>0.000224701734777944</text:p>
          </table:table-cell>
          <table:table-cell/>
          <table:table-cell office:value-type="float" office:value="-4.39017851073874" calcext:value-type="float">
            <text:p>-4.39017851073874</text:p>
          </table:table-cell>
          <table:table-cell office:value-type="float" office:value="-3.01155657276448" calcext:value-type="float">
            <text:p>-3.01155657276448</text:p>
          </table:table-cell>
          <table:table-cell office:value-type="float" office:value="-17.6350552872985" calcext:value-type="float">
            <text:p>-17.6350552872985</text:p>
          </table:table-cell>
          <table:table-cell office:value-type="float" office:value="-249.653816388239" calcext:value-type="float">
            <text:p>-249.653816388239</text:p>
          </table:table-cell>
          <table:table-cell office:value-type="float" office:value="1426.54601397664" calcext:value-type="float">
            <text:p>1426.54601397664</text:p>
          </table:table-cell>
          <table:table-cell office:value-type="float" office:value="-403.739564546404" calcext:value-type="float">
            <text:p>-403.739564546404</text:p>
          </table:table-cell>
          <table:table-cell office:value-type="float" office:value="-50.3046350901005" calcext:value-type="float">
            <text:p>-50.3046350901005</text:p>
          </table:table-cell>
          <table:table-cell office:value-type="float" office:value="-1.8739937126131" calcext:value-type="float">
            <text:p>-1.8739937126131</text:p>
          </table:table-cell>
          <table:table-cell table:number-columns-repeated="6"/>
          <table:table-cell table:formula="of:=[.AF3]-[.$C3]" office:value-type="float" office:value="-0.0159612004671623" calcext:value-type="float">
            <text:p>-0.0159612004671623</text:p>
          </table:table-cell>
          <table:table-cell table:number-columns-repeated="4"/>
          <table:table-cell table:formula="of:=EXP(-[.AK4])" office:value-type="float" office:value="0.952089204752641" calcext:value-type="float">
            <text:p>0.952089204752641</text:p>
          </table:table-cell>
          <table:table-cell table:formula="of:=EXP(-[.AM4])" office:value-type="float" office:value="0.920068033209314" calcext:value-type="float">
            <text:p>0.920068033209314</text:p>
          </table:table-cell>
          <table:table-cell table:formula="of:=EXP(-[.AL4])" office:value-type="float" office:value="0.985224810652991" calcext:value-type="float">
            <text:p>0.98522481065299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formula="of:=[.$C7]" office:value-type="float" office:value="-0.439056746106455" calcext:value-type="float">
            <text:p>-0.43905674610645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00118742221694575" calcext:value-type="float">
            <text:p>0.000118742221694575</text:p>
          </table:table-cell>
          <table:table-cell office:value-type="float" office:value="0.000182733824184124" calcext:value-type="float">
            <text:p>0.000182733824184124</text:p>
          </table:table-cell>
          <table:table-cell office:value-type="float" office:value="0.0000889592928876508" calcext:value-type="float">
            <text:p>8.89592928876508E-05</text:p>
          </table:table-cell>
          <table:table-cell office:value-type="float" office:value="0.000116029959592239" calcext:value-type="float">
            <text:p>0.000116029959592239</text:p>
          </table:table-cell>
          <table:table-cell office:value-type="float" office:value="0.000174969760160884" calcext:value-type="float">
            <text:p>0.000174969760160884</text:p>
          </table:table-cell>
          <table:table-cell office:value-type="float" office:value="0.0000665236408481973" calcext:value-type="float">
            <text:p>6.65236408481973E-05</text:p>
          </table:table-cell>
          <table:table-cell office:value-type="float" office:value="0.0000441248405575239" calcext:value-type="float">
            <text:p>4.41248405575239E-05</text:p>
          </table:table-cell>
          <table:table-cell office:value-type="float" office:value="0.0000237257275352574" calcext:value-type="float">
            <text:p>2.37257275352574E-05</text:p>
          </table:table-cell>
          <table:table-cell/>
          <table:table-cell office:value-type="float" office:value="-15.6473533649285" calcext:value-type="float">
            <text:p>-15.6473533649285</text:p>
          </table:table-cell>
          <table:table-cell office:value-type="float" office:value="-6.52638143292325" calcext:value-type="float">
            <text:p>-6.52638143292325</text:p>
          </table:table-cell>
          <table:table-cell office:value-type="float" office:value="-88.5973606191421" calcext:value-type="float">
            <text:p>-88.5973606191421</text:p>
          </table:table-cell>
          <table:table-cell office:value-type="float" office:value="-1045.08069756718" calcext:value-type="float">
            <text:p>-1045.08069756718</text:p>
          </table:table-cell>
          <table:table-cell office:value-type="float" office:value="7400.21735314255" calcext:value-type="float">
            <text:p>7400.21735314255</text:p>
          </table:table-cell>
          <table:table-cell office:value-type="float" office:value="-2246.62321380439" calcext:value-type="float">
            <text:p>-2246.62321380439</text:p>
          </table:table-cell>
          <table:table-cell office:value-type="float" office:value="-288.880096129929" calcext:value-type="float">
            <text:p>-288.880096129929</text:p>
          </table:table-cell>
          <table:table-cell office:value-type="float" office:value="-17.7482286923075" calcext:value-type="float">
            <text:p>-17.7482286923075</text:p>
          </table:table-cell>
          <table:table-cell table:number-columns-repeated="6"/>
          <table:table-cell table:formula="of:=[.BV3]-[.$D3]" office:value-type="float" office:value="-0.00132297772787626" calcext:value-type="float">
            <text:p>-0.00132297772787626</text:p>
          </table:table-cell>
          <table:table-cell table:number-columns-repeated="4"/>
          <table:table-cell table:formula="of:=EXP(-[.CA4])" office:value-type="float" office:value="0.972434335636282" calcext:value-type="float">
            <text:p>0.972434335636282</text:p>
          </table:table-cell>
          <table:table-cell table:formula="of:=EXP(-[.CC4])" office:value-type="float" office:value="0.957700021181406" calcext:value-type="float">
            <text:p>0.957700021181406</text:p>
          </table:table-cell>
          <table:table-cell table:formula="of:=EXP(-[.CB4])" office:value-type="float" office:value="0.987395339051849" calcext:value-type="float">
            <text:p>0.987395339051849</text:p>
          </table:table-cell>
          <table:table-cell/>
          <table:table-cell table:formula="of:=1-[.D7]" office:value-type="float" office:value="0.355355802456394" calcext:value-type="float">
            <text:p>0.355355802456394</text:p>
          </table:table-cell>
          <table:table-cell table:formula="of:=1-([.$BV$3]+[.$F7]*[.$BV$4])" office:value-type="float" office:value="0.361707448485506" calcext:value-type="float">
            <text:p>0.361707448485506</text:p>
          </table:table-cell>
          <table:table-cell/>
        </table:table-row>
        <table:table-row table:style-name="ro1">
          <table:table-cell table:formula="of:=[$HospNew.A8]" office:value-type="string" office:string-value="Immunityboost_306-366" calcext:value-type="string">
            <text:p>Immunityboost_306-366</text:p>
          </table:table-cell>
          <table:table-cell table:formula="of:=[$HospNewVar.A8]" office:value-type="string" office:string-value="Immunityboost_306-366" calcext:value-type="string">
            <text:p>Immunityboost_306-366</text:p>
          </table:table-cell>
          <table:table-cell table:formula="of:=[$HospNew.B8]" office:value-type="float" office:value="-0.409308170285209" calcext:value-type="float">
            <text:p>-0.409308170285209</text:p>
          </table:table-cell>
          <table:table-cell table:formula="of:=EXP([.C8])" office:value-type="float" office:value="0.664109541957138" calcext:value-type="float">
            <text:p>0.664109541957138</text:p>
          </table:table-cell>
          <table:table-cell office:value-type="float" office:value="1" calcext:value-type="float">
            <text:p>1</text:p>
          </table:table-cell>
          <table:table-cell table:formula="of:=[.F7]+1" office:value-type="float" office:value="5" calcext:value-type="float">
            <text:p>5</text:p>
          </table:table-cell>
          <table:table-cell table:number-columns-repeated="2"/>
          <table:table-cell table:formula="of:=[$HospNewVar.C8]" office:value-type="float" office:value="0.000398648725831528" calcext:value-type="float">
            <text:p>0.000398648725831528</text:p>
          </table:table-cell>
          <table:table-cell table:formula="of:=[$HospNewVar.D8]" office:value-type="float" office:value="0.000374902823546136" calcext:value-type="float">
            <text:p>0.000374902823546136</text:p>
          </table:table-cell>
          <table:table-cell table:formula="of:=[$HospNewVar.E8]" office:value-type="float" office:value="0.00030707359972582" calcext:value-type="float">
            <text:p>0.00030707359972582</text:p>
          </table:table-cell>
          <table:table-cell table:formula="of:=[$HospNewVar.F8]" office:value-type="float" office:value="0.000293933358707347" calcext:value-type="float">
            <text:p>0.000293933358707347</text:p>
          </table:table-cell>
          <table:table-cell table:formula="of:=[$HospNewVar.G8]" office:value-type="float" office:value="0.000370173173303575" calcext:value-type="float">
            <text:p>0.000370173173303575</text:p>
          </table:table-cell>
          <table:table-cell table:formula="of:=[$HospNewVar.H8]" office:value-type="float" office:value="0.00105126425652486" calcext:value-type="float">
            <text:p>0.00105126425652486</text:p>
          </table:table-cell>
          <table:table-cell table:formula="of:=[$HospNewVar.I8]" office:value-type="float" office:value="0.000422761692383333" calcext:value-type="float">
            <text:p>0.000422761692383333</text:p>
          </table:table-cell>
          <table:table-cell table:formula="of:=[$HospNewVar.J8]" office:value-type="float" office:value="0.000367767634055108" calcext:value-type="float">
            <text:p>0.000367767634055108</text:p>
          </table:table-cell>
          <table:table-cell/>
          <table:table-cell office:value-type="float" office:value="-3.1658146086151" calcext:value-type="float">
            <text:p>-3.1658146086151</text:p>
          </table:table-cell>
          <table:table-cell office:value-type="float" office:value="-2.1527575459311" calcext:value-type="float">
            <text:p>-2.1527575459311</text:p>
          </table:table-cell>
          <table:table-cell office:value-type="float" office:value="-5.67642417571482" calcext:value-type="float">
            <text:p>-5.67642417571482</text:p>
          </table:table-cell>
          <table:table-cell office:value-type="float" office:value="-50.3929659623566" calcext:value-type="float">
            <text:p>-50.3929659623566</text:p>
          </table:table-cell>
          <table:table-cell office:value-type="float" office:value="-403.739564546404" calcext:value-type="float">
            <text:p>-403.739564546404</text:p>
          </table:table-cell>
          <table:table-cell office:value-type="float" office:value="1171.21995261054" calcext:value-type="float">
            <text:p>1171.21995261054</text:p>
          </table:table-cell>
          <table:table-cell office:value-type="float" office:value="-145.239678172341" calcext:value-type="float">
            <text:p>-145.239678172341</text:p>
          </table:table-cell>
          <table:table-cell office:value-type="float" office:value="-4.84536433720845" calcext:value-type="float">
            <text:p>-4.84536433720845</text:p>
          </table:table-cell>
          <table:table-cell table:number-columns-repeated="16"/>
          <table:table-cell table:number-columns-repeated="5" office:value-type="float" office:value="0" calcext:value-type="float">
            <text:p>0</text:p>
          </table:table-cell>
          <table:table-cell table:formula="of:=[.$C8]" office:value-type="float" office:value="-0.409308170285209" calcext:value-type="float">
            <text:p>-0.4093081702852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104270493468474" calcext:value-type="float">
            <text:p>0.000104270493468474</text:p>
          </table:table-cell>
          <table:table-cell office:value-type="float" office:value="0.000161274997578489" calcext:value-type="float">
            <text:p>0.000161274997578489</text:p>
          </table:table-cell>
          <table:table-cell office:value-type="float" office:value="0.0000569807656877871" calcext:value-type="float">
            <text:p>5.69807656877871E-05</text:p>
          </table:table-cell>
          <table:table-cell office:value-type="float" office:value="0.000065458646255701" calcext:value-type="float">
            <text:p>6.5458646255701E-05</text:p>
          </table:table-cell>
          <table:table-cell office:value-type="float" office:value="0.0000665236408481973" calcext:value-type="float">
            <text:p>6.65236408481973E-05</text:p>
          </table:table-cell>
          <table:table-cell office:value-type="float" office:value="0.000176121642089085" calcext:value-type="float">
            <text:p>0.000176121642089085</text:p>
          </table:table-cell>
          <table:table-cell office:value-type="float" office:value="0.0000686302799014293" calcext:value-type="float">
            <text:p>6.86302799014293E-05</text:p>
          </table:table-cell>
          <table:table-cell office:value-type="float" office:value="0.0000362006508266301" calcext:value-type="float">
            <text:p>3.62006508266301E-05</text:p>
          </table:table-cell>
          <table:table-cell/>
          <table:table-cell office:value-type="float" office:value="-12.1035963095813" calcext:value-type="float">
            <text:p>-12.1035963095813</text:p>
          </table:table-cell>
          <table:table-cell office:value-type="float" office:value="-5.00433975816389" calcext:value-type="float">
            <text:p>-5.00433975816389</text:p>
          </table:table-cell>
          <table:table-cell office:value-type="float" office:value="-30.5906736100779" calcext:value-type="float">
            <text:p>-30.5906736100779</text:p>
          </table:table-cell>
          <table:table-cell office:value-type="float" office:value="-226.282921933334" calcext:value-type="float">
            <text:p>-226.282921933334</text:p>
          </table:table-cell>
          <table:table-cell office:value-type="float" office:value="-2246.62321380439" calcext:value-type="float">
            <text:p>-2246.62321380439</text:p>
          </table:table-cell>
          <table:table-cell office:value-type="float" office:value="6990.97315981986" calcext:value-type="float">
            <text:p>6990.97315981986</text:p>
          </table:table-cell>
          <table:table-cell office:value-type="float" office:value="-894.674657214544" calcext:value-type="float">
            <text:p>-894.674657214544</text:p>
          </table:table-cell>
          <table:table-cell office:value-type="float" office:value="-49.2247552941587" calcext:value-type="float">
            <text:p>-49.2247552941587</text:p>
          </table:table-cell>
          <table:table-cell table:number-columns-repeated="15"/>
          <table:table-cell table:formula="of:=1-[.D8]" office:value-type="float" office:value="0.335890458042862" calcext:value-type="float">
            <text:p>0.335890458042862</text:p>
          </table:table-cell>
          <table:table-cell table:formula="of:=1-([.$BV$3]+[.$F8]*[.$BV$4])" office:value-type="float" office:value="0.333754721519686" calcext:value-type="float">
            <text:p>0.333754721519686</text:p>
          </table:table-cell>
          <table:table-cell/>
        </table:table-row>
        <table:table-row table:style-name="ro1">
          <table:table-cell table:formula="of:=[$HospNew.A9]" office:value-type="string" office:string-value="Immunityboost_367-427" calcext:value-type="string">
            <text:p>Immunityboost_367-427</text:p>
          </table:table-cell>
          <table:table-cell table:formula="of:=[$HospNewVar.A9]" office:value-type="string" office:string-value="Immunityboost_367-427" calcext:value-type="string">
            <text:p>Immunityboost_367-427</text:p>
          </table:table-cell>
          <table:table-cell table:formula="of:=[$HospNew.B9]" office:value-type="float" office:value="-0.396615541863769" calcext:value-type="float">
            <text:p>-0.396615541863769</text:p>
          </table:table-cell>
          <table:table-cell table:formula="of:=EXP([.C9])" office:value-type="float" office:value="0.672592559613639" calcext:value-type="float">
            <text:p>0.672592559613639</text:p>
          </table:table-cell>
          <table:table-cell office:value-type="float" office:value="1" calcext:value-type="float">
            <text:p>1</text:p>
          </table:table-cell>
          <table:table-cell table:formula="of:=[.F8]+1" office:value-type="float" office:value="6" calcext:value-type="float">
            <text:p>6</text:p>
          </table:table-cell>
          <table:table-cell table:number-columns-repeated="2"/>
          <table:table-cell table:formula="of:=[$HospNewVar.C9]" office:value-type="float" office:value="0.000297792928770503" calcext:value-type="float">
            <text:p>0.000297792928770503</text:p>
          </table:table-cell>
          <table:table-cell table:formula="of:=[$HospNewVar.D9]" office:value-type="float" office:value="0.000379060914890849" calcext:value-type="float">
            <text:p>0.000379060914890849</text:p>
          </table:table-cell>
          <table:table-cell table:formula="of:=[$HospNewVar.E9]" office:value-type="float" office:value="0.00024380830288371" calcext:value-type="float">
            <text:p>0.00024380830288371</text:p>
          </table:table-cell>
          <table:table-cell table:formula="of:=[$HospNewVar.F9]" office:value-type="float" office:value="0.000210447686746474" calcext:value-type="float">
            <text:p>0.000210447686746474</text:p>
          </table:table-cell>
          <table:table-cell table:formula="of:=[$HospNewVar.G9]" office:value-type="float" office:value="0.000253391922218391" calcext:value-type="float">
            <text:p>0.000253391922218391</text:p>
          </table:table-cell>
          <table:table-cell table:formula="of:=[$HospNewVar.H9]" office:value-type="float" office:value="0.000422761692383333" calcext:value-type="float">
            <text:p>0.000422761692383333</text:p>
          </table:table-cell>
          <table:table-cell table:formula="of:=[$HospNewVar.I9]" office:value-type="float" office:value="0.00257599967419602" calcext:value-type="float">
            <text:p>0.00257599967419602</text:p>
          </table:table-cell>
          <table:table-cell table:formula="of:=[$HospNewVar.J9]" office:value-type="float" office:value="0.00102312129212459" calcext:value-type="float">
            <text:p>0.00102312129212459</text:p>
          </table:table-cell>
          <table:table-cell/>
          <table:table-cell office:value-type="float" office:value="-0.549799157850687" calcext:value-type="float">
            <text:p>-0.549799157850687</text:p>
          </table:table-cell>
          <table:table-cell office:value-type="float" office:value="-0.849016573412139" calcext:value-type="float">
            <text:p>-0.849016573412139</text:p>
          </table:table-cell>
          <table:table-cell office:value-type="float" office:value="-1.45374538636319" calcext:value-type="float">
            <text:p>-1.45374538636319</text:p>
          </table:table-cell>
          <table:table-cell office:value-type="float" office:value="-8.34293415059466" calcext:value-type="float">
            <text:p>-8.34293415059466</text:p>
          </table:table-cell>
          <table:table-cell office:value-type="float" office:value="-50.3046350901005" calcext:value-type="float">
            <text:p>-50.3046350901005</text:p>
          </table:table-cell>
          <table:table-cell office:value-type="float" office:value="-145.239678172341" calcext:value-type="float">
            <text:p>-145.239678172341</text:p>
          </table:table-cell>
          <table:table-cell office:value-type="float" office:value="421.901167091094" calcext:value-type="float">
            <text:p>421.901167091094</text:p>
          </table:table-cell>
          <table:table-cell office:value-type="float" office:value="-9.84533019800987" calcext:value-type="float">
            <text:p>-9.84533019800987</text:p>
          </table:table-cell>
          <table:table-cell table:number-columns-repeated="11"/>
          <table:table-cell table:formula="of:=&quot;1-&quot;" office:value-type="string" office:string-value="1-" calcext:value-type="string">
            <text:p>1-</text:p>
          </table:table-cell>
          <table:table-cell table:number-columns-repeated="4"/>
          <table:table-cell table:number-columns-repeated="6" office:value-type="float" office:value="0" calcext:value-type="float">
            <text:p>0</text:p>
          </table:table-cell>
          <table:table-cell table:formula="of:=[.$C9]" office:value-type="float" office:value="-0.396615541863769" calcext:value-type="float">
            <text:p>-0.396615541863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754752819983113" calcext:value-type="float">
            <text:p>7.54752819983113E-05</text:p>
          </table:table-cell>
          <table:table-cell office:value-type="float" office:value="0.000158007118825065" calcext:value-type="float">
            <text:p>0.000158007118825065</text:p>
          </table:table-cell>
          <table:table-cell office:value-type="float" office:value="0.0000438382901664262" calcext:value-type="float">
            <text:p>4.38382901664262E-05</text:p>
          </table:table-cell>
          <table:table-cell office:value-type="float" office:value="0.0000454131485693785" calcext:value-type="float">
            <text:p>4.54131485693785E-05</text:p>
          </table:table-cell>
          <table:table-cell office:value-type="float" office:value="0.0000441248405575239" calcext:value-type="float">
            <text:p>4.41248405575239E-05</text:p>
          </table:table-cell>
          <table:table-cell office:value-type="float" office:value="0.0000686302799014293" calcext:value-type="float">
            <text:p>6.86302799014293E-05</text:p>
          </table:table-cell>
          <table:table-cell office:value-type="float" office:value="0.000405214764361135" calcext:value-type="float">
            <text:p>0.000405214764361135</text:p>
          </table:table-cell>
          <table:table-cell office:value-type="float" office:value="0.0000975864029804642" calcext:value-type="float">
            <text:p>9.75864029804642E-05</text:p>
          </table:table-cell>
          <table:table-cell/>
          <table:table-cell office:value-type="float" office:value="-2.16927048322357" calcext:value-type="float">
            <text:p>-2.16927048322357</text:p>
          </table:table-cell>
          <table:table-cell office:value-type="float" office:value="-2.03680062941598" calcext:value-type="float">
            <text:p>-2.03680062941598</text:p>
          </table:table-cell>
          <table:table-cell office:value-type="float" office:value="-8.08505975321267" calcext:value-type="float">
            <text:p>-8.08505975321267</text:p>
          </table:table-cell>
          <table:table-cell office:value-type="float" office:value="-38.6617366991965" calcext:value-type="float">
            <text:p>-38.6617366991965</text:p>
          </table:table-cell>
          <table:table-cell office:value-type="float" office:value="-288.880096129929" calcext:value-type="float">
            <text:p>-288.880096129929</text:p>
          </table:table-cell>
          <table:table-cell office:value-type="float" office:value="-894.674657214544" calcext:value-type="float">
            <text:p>-894.674657214544</text:p>
          </table:table-cell>
          <table:table-cell office:value-type="float" office:value="2682.07717130708" calcext:value-type="float">
            <text:p>2682.07717130708</text:p>
          </table:table-cell>
          <table:table-cell office:value-type="float" office:value="-103.221008725955" calcext:value-type="float">
            <text:p>-103.221008725955</text:p>
          </table:table-cell>
          <table:table-cell table:number-columns-repeated="11"/>
          <table:table-cell table:formula="of:=&quot;1-&quot;" office:value-type="string" office:string-value="1-" calcext:value-type="string">
            <text:p>1-</text:p>
          </table:table-cell>
          <table:table-cell table:number-columns-repeated="3"/>
          <table:table-cell table:formula="of:=1-[.D9]" office:value-type="float" office:value="0.327407440386361" calcext:value-type="float">
            <text:p>0.327407440386361</text:p>
          </table:table-cell>
          <table:table-cell table:formula="of:=1-([.$BV$3]+[.$F9]*[.$BV$4])" office:value-type="float" office:value="0.305801994553867" calcext:value-type="float">
            <text:p>0.305801994553867</text:p>
          </table:table-cell>
          <table:table-cell/>
        </table:table-row>
        <table:table-row table:style-name="ro1">
          <table:table-cell table:formula="of:=[$HospNew.A10]" office:value-type="string" office:string-value="Immunityboost_428-488" calcext:value-type="string">
            <text:p>Immunityboost_428-488</text:p>
          </table:table-cell>
          <table:table-cell table:formula="of:=[$HospNewVar.A10]" office:value-type="string" office:string-value="Immunityboost_428-488" calcext:value-type="string">
            <text:p>Immunityboost_428-488</text:p>
          </table:table-cell>
          <table:table-cell table:formula="of:=[$HospNew.B10]" office:value-type="float" office:value="-0.240487472990174" calcext:value-type="float">
            <text:p>-0.240487472990174</text:p>
          </table:table-cell>
          <table:table-cell table:formula="of:=EXP([.C10])" office:value-type="float" office:value="0.786244494678936" calcext:value-type="float">
            <text:p>0.786244494678936</text:p>
          </table:table-cell>
          <table:table-cell office:value-type="float" office:value="1" calcext:value-type="float">
            <text:p>1</text:p>
          </table:table-cell>
          <table:table-cell table:formula="of:=[.F9]+1" office:value-type="float" office:value="7" calcext:value-type="float">
            <text:p>7</text:p>
          </table:table-cell>
          <table:table-cell table:number-columns-repeated="2"/>
          <table:table-cell table:formula="of:=[$HospNewVar.C10]" office:value-type="float" office:value="0.000259551337927489" calcext:value-type="float">
            <text:p>0.000259551337927489</text:p>
          </table:table-cell>
          <table:table-cell table:formula="of:=[$HospNewVar.D10]" office:value-type="float" office:value="0.000355523631772943" calcext:value-type="float">
            <text:p>0.000355523631772943</text:p>
          </table:table-cell>
          <table:table-cell table:formula="of:=[$HospNewVar.E10]" office:value-type="float" office:value="0.000225451325791941" calcext:value-type="float">
            <text:p>0.000225451325791941</text:p>
          </table:table-cell>
          <table:table-cell table:formula="of:=[$HospNewVar.F10]" office:value-type="float" office:value="0.000180250690758936" calcext:value-type="float">
            <text:p>0.000180250690758936</text:p>
          </table:table-cell>
          <table:table-cell table:formula="of:=[$HospNewVar.G10]" office:value-type="float" office:value="0.000224701734777944" calcext:value-type="float">
            <text:p>0.000224701734777944</text:p>
          </table:table-cell>
          <table:table-cell table:formula="of:=[$HospNewVar.H10]" office:value-type="float" office:value="0.000367767634055108" calcext:value-type="float">
            <text:p>0.000367767634055108</text:p>
          </table:table-cell>
          <table:table-cell table:formula="of:=[$HospNewVar.I10]" office:value-type="float" office:value="0.00102312129212459" calcext:value-type="float">
            <text:p>0.00102312129212459</text:p>
          </table:table-cell>
          <table:table-cell table:formula="of:=[$HospNewVar.J10]" office:value-type="float" office:value="0.0370390787585158" calcext:value-type="float">
            <text:p>0.0370390787585158</text:p>
          </table:table-cell>
          <table:table-cell/>
          <table:table-cell office:value-type="float" office:value="-0.0182322835657788" calcext:value-type="float">
            <text:p>-0.0182322835657788</text:p>
          </table:table-cell>
          <table:table-cell office:value-type="float" office:value="-0.0361229344357395" calcext:value-type="float">
            <text:p>-0.0361229344357395</text:p>
          </table:table-cell>
          <table:table-cell office:value-type="float" office:value="-0.0676153326913478" calcext:value-type="float">
            <text:p>-0.0676153326913478</text:p>
          </table:table-cell>
          <table:table-cell office:value-type="float" office:value="-0.205832744307492" calcext:value-type="float">
            <text:p>-0.205832744307492</text:p>
          </table:table-cell>
          <table:table-cell office:value-type="float" office:value="-1.8739937126131" calcext:value-type="float">
            <text:p>-1.8739937126131</text:p>
          </table:table-cell>
          <table:table-cell office:value-type="float" office:value="-4.84536433720845" calcext:value-type="float">
            <text:p>-4.84536433720845</text:p>
          </table:table-cell>
          <table:table-cell office:value-type="float" office:value="-9.84533019800986" calcext:value-type="float">
            <text:p>-9.84533019800986</text:p>
          </table:table-cell>
          <table:table-cell office:value-type="float" office:value="27.3318338072494" calcext:value-type="float">
            <text:p>27.3318338072494</text:p>
          </table:table-cell>
          <table:table-cell table:number-columns-repeated="11"/>
          <table:table-cell table:formula="of:=1-[.AK7]" office:value-type="float" office:value="0.0479107952473592" calcext:value-type="float">
            <text:p>0.0479107952473592</text:p>
          </table:table-cell>
          <table:table-cell table:formula="of:=1-[.AM7]" office:value-type="float" office:value="0.0147751893470088" calcext:value-type="float">
            <text:p>0.0147751893470088</text:p>
          </table:table-cell>
          <table:table-cell table:formula="of:=1-[.AL7]" office:value-type="float" office:value="0.0799319667906864" calcext:value-type="float">
            <text:p>0.0799319667906864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formula="of:=[.$C10]" office:value-type="float" office:value="-0.240487472990174" calcext:value-type="float">
            <text:p>-0.240487472990174</text:p>
          </table:table-cell>
          <table:table-cell/>
          <table:table-cell office:value-type="float" office:value="0.0000398874585184446" calcext:value-type="float">
            <text:p>3.98874585184446E-05</text:p>
          </table:table-cell>
          <table:table-cell office:value-type="float" office:value="0.0000898584352177095" calcext:value-type="float">
            <text:p>8.98584352177095E-05</text:p>
          </table:table-cell>
          <table:table-cell office:value-type="float" office:value="0.000024579929866556" calcext:value-type="float">
            <text:p>2.4579929866556E-05</text:p>
          </table:table-cell>
          <table:table-cell office:value-type="float" office:value="0.0000235850675798621" calcext:value-type="float">
            <text:p>2.35850675798621E-05</text:p>
          </table:table-cell>
          <table:table-cell office:value-type="float" office:value="0.0000237257275352574" calcext:value-type="float">
            <text:p>2.37257275352574E-05</text:p>
          </table:table-cell>
          <table:table-cell office:value-type="float" office:value="0.0000362006508266301" calcext:value-type="float">
            <text:p>3.62006508266301E-05</text:p>
          </table:table-cell>
          <table:table-cell office:value-type="float" office:value="0.0000975864029804642" calcext:value-type="float">
            <text:p>9.75864029804642E-05</text:p>
          </table:table-cell>
          <table:table-cell office:value-type="float" office:value="0.00214212640231203" calcext:value-type="float">
            <text:p>0.00214212640231203</text:p>
          </table:table-cell>
          <table:table-cell/>
          <table:table-cell office:value-type="float" office:value="-0.118639135426064" calcext:value-type="float">
            <text:p>-0.118639135426064</text:p>
          </table:table-cell>
          <table:table-cell office:value-type="float" office:value="-0.142919880696509" calcext:value-type="float">
            <text:p>-0.142919880696509</text:p>
          </table:table-cell>
          <table:table-cell office:value-type="float" office:value="-0.620179409863524" calcext:value-type="float">
            <text:p>-0.620179409863524</text:p>
          </table:table-cell>
          <table:table-cell office:value-type="float" office:value="-1.5730925602228" calcext:value-type="float">
            <text:p>-1.5730925602228</text:p>
          </table:table-cell>
          <table:table-cell office:value-type="float" office:value="-17.7482286923075" calcext:value-type="float">
            <text:p>-17.7482286923075</text:p>
          </table:table-cell>
          <table:table-cell office:value-type="float" office:value="-49.2247552941586" calcext:value-type="float">
            <text:p>-49.2247552941586</text:p>
          </table:table-cell>
          <table:table-cell office:value-type="float" office:value="-103.221008725955" calcext:value-type="float">
            <text:p>-103.221008725955</text:p>
          </table:table-cell>
          <table:table-cell office:value-type="float" office:value="472.589266398441" calcext:value-type="float">
            <text:p>472.589266398441</text:p>
          </table:table-cell>
          <table:table-cell table:number-columns-repeated="11"/>
          <table:table-cell table:formula="of:=1-[.CA7]" office:value-type="float" office:value="0.027565664363718" calcext:value-type="float">
            <text:p>0.027565664363718</text:p>
          </table:table-cell>
          <table:table-cell table:formula="of:=1-[.CC7]" office:value-type="float" office:value="0.0126046609481509" calcext:value-type="float">
            <text:p>0.0126046609481509</text:p>
          </table:table-cell>
          <table:table-cell table:formula="of:=1-[.CB7]" office:value-type="float" office:value="0.0422999788185944" calcext:value-type="float">
            <text:p>0.0422999788185944</text:p>
          </table:table-cell>
          <table:table-cell/>
          <table:table-cell table:formula="of:=1-[.D10]" office:value-type="float" office:value="0.213755505321064" calcext:value-type="float">
            <text:p>0.213755505321064</text:p>
          </table:table-cell>
          <table:table-cell table:formula="of:=1-([.$BV$3]+[.$F10]*[.$BV$4])" office:value-type="float" office:value="0.277849267588047" calcext:value-type="float">
            <text:p>0.277849267588047</text:p>
          </table:table-cell>
          <table:table-cell/>
        </table:table-row>
        <table:table-row table:style-name="ro1">
          <table:table-cell table:formula="of:=[$HospNew.A11]" office:value-type="string" office:string-value="Immunityfull_062-122" calcext:value-type="string">
            <text:p>Immunityfull_062-122</text:p>
          </table:table-cell>
          <table:table-cell table:formula="of:=[$HospNewVar.A11]" office:value-type="string" office:string-value="Immunityfull_062-122" calcext:value-type="string">
            <text:p>Immunityfull_062-122</text:p>
          </table:table-cell>
          <table:table-cell table:formula="of:=[$HospNew.B11]" office:value-type="float" office:value="-1.04289121030798" calcext:value-type="float">
            <text:p>-1.04289121030798</text:p>
          </table:table-cell>
          <table:table-cell table:formula="of:=EXP([.C11])" office:value-type="float" office:value="0.352434245997209" calcext:value-type="float">
            <text:p>0.352434245997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formula="of:=[$HospNewVar.K11]" office:value-type="float" office:value="1.00040303630185" calcext:value-type="float">
            <text:p>1.00040303630185</text:p>
          </table:table-cell>
          <table:table-cell table:formula="of:=[$HospNewVar.L11]" office:value-type="float" office:value="0.000444757793253745" calcext:value-type="float">
            <text:p>0.000444757793253745</text:p>
          </table:table-cell>
          <table:table-cell table:formula="of:=[$HospNewVar.M11]" office:value-type="float" office:value="0.000431672255025948" calcext:value-type="float">
            <text:p>0.000431672255025948</text:p>
          </table:table-cell>
          <table:table-cell table:formula="of:=[$HospNewVar.N11]" office:value-type="float" office:value="0.000389468974462897" calcext:value-type="float">
            <text:p>0.000389468974462897</text:p>
          </table:table-cell>
          <table:table-cell table:formula="of:=[$HospNewVar.O11]" office:value-type="float" office:value="0.000415357189274576" calcext:value-type="float">
            <text:p>0.000415357189274576</text:p>
          </table:table-cell>
          <table:table-cell table:formula="of:=[$HospNewVar.P11]" office:value-type="float" office:value="0.000422114358148582" calcext:value-type="float">
            <text:p>0.000422114358148582</text:p>
          </table:table-cell>
          <table:table-cell table:formula="of:=[$HospNewVar.Q11]" office:value-type="float" office:value="0.000368234372069242" calcext:value-type="float">
            <text:p>0.000368234372069242</text:p>
          </table:table-cell>
          <table:table-cell table:formula="of:=[$HospNewVar.R11]" office:value-type="float" office:value="0.000350636235481136" calcext:value-type="float">
            <text:p>0.000350636235481136</text:p>
          </table:table-cell>
          <table:table-cell office:value-type="string" calcext:value-type="string">
            <text:p>W^-1</text:p>
          </table:table-cell>
          <table:table-cell table:number-matrix-columns-spanned="8" table:number-matrix-rows-spanned="8" table:formula="of:=MINVERSE([.Q11:.X18])" office:value-type="float" office:value="0.999719635570205" calcext:value-type="float">
            <text:p>0.999719635570205</text:p>
          </table:table-cell>
          <table:table-cell office:value-type="float" office:value="-0.00579235670879458" calcext:value-type="float">
            <text:p>-0.00579235670879458</text:p>
          </table:table-cell>
          <table:table-cell office:value-type="float" office:value="-0.0228010479464943" calcext:value-type="float">
            <text:p>-0.0228010479464943</text:p>
          </table:table-cell>
          <table:table-cell office:value-type="float" office:value="-0.0376406103736989" calcext:value-type="float">
            <text:p>-0.0376406103736989</text:p>
          </table:table-cell>
          <table:table-cell office:value-type="float" office:value="-0.0384376701103123" calcext:value-type="float">
            <text:p>-0.0384376701103123</text:p>
          </table:table-cell>
          <table:table-cell office:value-type="float" office:value="-0.0749924384680936" calcext:value-type="float">
            <text:p>-0.0749924384680936</text:p>
          </table:table-cell>
          <table:table-cell office:value-type="float" office:value="-0.0803760973903766" calcext:value-type="float">
            <text:p>-0.0803760973903766</text:p>
          </table:table-cell>
          <table:table-cell office:value-type="float" office:value="-0.0520832083811941" calcext:value-type="float">
            <text:p>-0.0520832083811941</text:p>
          </table:table-cell>
          <table:table-cell office:value-type="string" calcext:value-type="string">
            <text:p>XW-1X</text:p>
          </table:table-cell>
          <table:table-cell table:number-matrix-columns-spanned="2" table:number-matrix-rows-spanned="2" table:formula="of:=MMULT(TRANSPOSE([.$E11:.$F18]);MMULT([.Z11:.AG18];[.$E11:.$F18]))" office:value-type="float" office:value="802.247057008465" calcext:value-type="float">
            <text:p>802.247057008465</text:p>
          </table:table-cell>
          <table:table-cell office:value-type="float" office:value="4057.53620617781" calcext:value-type="float">
            <text:p>4057.53620617781</text:p>
          </table:table-cell>
          <table:table-cell office:value-type="string" calcext:value-type="string">
            <text:p>X’W-1Y</text:p>
          </table:table-cell>
          <table:table-cell table:number-matrix-columns-spanned="1" table:number-matrix-rows-spanned="2" table:formula="of:=MMULT(TRANSPOSE([.$E11:.$F18]);MMULT([.Z11:.AG18];[.$C11:.$C18]))" office:value-type="float" office:value="-32.7604699441807" calcext:value-type="float">
            <text:p>-32.7604699441807</text:p>
          </table:table-cell>
          <table:table-cell office:value-type="string" calcext:value-type="string">
            <text:p>est</text:p>
          </table:table-cell>
          <table:table-cell table:number-matrix-columns-spanned="1" table:number-matrix-rows-spanned="2" table:formula="of:=MMULT(MINVERSE([.AI11:.AJ12]);[.AL11:.AL12])" office:value-type="float" office:value="-0.0136907005191664" calcext:value-type="float">
            <text:p>-0.0136907005191664</text:p>
          </table:table-cell>
          <table:table-cell office:value-type="string" calcext:value-type="string">
            <text:p>var est</text:p>
          </table:table-cell>
          <table:table-cell table:number-matrix-columns-spanned="2" table:number-matrix-rows-spanned="2" table:formula="of:=MINVERSE([.AI11:.AJ12])" office:value-type="float" office:value="0.0101413284939338" calcext:value-type="float">
            <text:p>0.0101413284939338</text:p>
          </table:table-cell>
          <table:table-cell office:value-type="float" office:value="-0.00175866599232061" calcext:value-type="float">
            <text:p>-0.00175866599232061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i</text:p>
          </table:table-cell>
          <table:table-cell table:number-columns-repeated="39"/>
        </table:table-row>
        <table:table-row table:style-name="ro1">
          <table:table-cell table:formula="of:=[$HospNew.A12]" office:value-type="string" office:string-value="Immunityfull_123-183" calcext:value-type="string">
            <text:p>Immunityfull_123-183</text:p>
          </table:table-cell>
          <table:table-cell table:formula="of:=[$HospNewVar.A12]" office:value-type="string" office:string-value="Immunityfull_123-183" calcext:value-type="string">
            <text:p>Immunityfull_123-183</text:p>
          </table:table-cell>
          <table:table-cell table:formula="of:=[$HospNew.B12]" office:value-type="float" office:value="0.358853833803078" calcext:value-type="float">
            <text:p>0.358853833803078</text:p>
          </table:table-cell>
          <table:table-cell table:formula="of:=EXP([.C12])" office:value-type="float" office:value="1.43168752195696" calcext:value-type="float">
            <text:p>1.43168752195696</text:p>
          </table:table-cell>
          <table:table-cell office:value-type="float" office:value="1" calcext:value-type="float">
            <text:p>1</text:p>
          </table:table-cell>
          <table:table-cell table:formula="of:=[.F11]+1" office:value-type="float" office:value="1" calcext:value-type="float">
            <text:p>1</text:p>
          </table:table-cell>
          <table:table-cell table:number-columns-repeated="10"/>
          <table:table-cell table:formula="of:=[$HospNewVar.K12]" office:value-type="float" office:value="0.000444757793253745" calcext:value-type="float">
            <text:p>0.000444757793253745</text:p>
          </table:table-cell>
          <table:table-cell table:formula="of:=[$HospNewVar.L12]" office:value-type="float" office:value="0.0561954684085094" calcext:value-type="float">
            <text:p>0.0561954684085094</text:p>
          </table:table-cell>
          <table:table-cell table:formula="of:=[$HospNewVar.M12]" office:value-type="float" office:value="0.000559256975124948" calcext:value-type="float">
            <text:p>0.000559256975124948</text:p>
          </table:table-cell>
          <table:table-cell table:formula="of:=[$HospNewVar.N12]" office:value-type="float" office:value="0.000390030321578571" calcext:value-type="float">
            <text:p>0.000390030321578571</text:p>
          </table:table-cell>
          <table:table-cell table:formula="of:=[$HospNewVar.O12]" office:value-type="float" office:value="0.000416048772519148" calcext:value-type="float">
            <text:p>0.000416048772519148</text:p>
          </table:table-cell>
          <table:table-cell table:formula="of:=[$HospNewVar.P12]" office:value-type="float" office:value="0.000465140329574835" calcext:value-type="float">
            <text:p>0.000465140329574835</text:p>
          </table:table-cell>
          <table:table-cell table:formula="of:=[$HospNewVar.Q12]" office:value-type="float" office:value="0.000337100133343748" calcext:value-type="float">
            <text:p>0.000337100133343748</text:p>
          </table:table-cell>
          <table:table-cell table:formula="of:=[$HospNewVar.R12]" office:value-type="float" office:value="0.000263569206702436" calcext:value-type="float">
            <text:p>0.000263569206702436</text:p>
          </table:table-cell>
          <table:table-cell/>
          <table:table-cell office:value-type="float" office:value="-0.00579235670879459" calcext:value-type="float">
            <text:p>-0.00579235670879459</text:p>
          </table:table-cell>
          <table:table-cell office:value-type="float" office:value="17.833986611644" calcext:value-type="float">
            <text:p>17.833986611644</text:p>
          </table:table-cell>
          <table:table-cell office:value-type="float" office:value="-0.580367685464813" calcext:value-type="float">
            <text:p>-0.580367685464813</text:p>
          </table:table-cell>
          <table:table-cell office:value-type="float" office:value="-0.679616769067974" calcext:value-type="float">
            <text:p>-0.679616769067974</text:p>
          </table:table-cell>
          <table:table-cell office:value-type="float" office:value="-0.695210846140769" calcext:value-type="float">
            <text:p>-0.695210846140769</text:p>
          </table:table-cell>
          <table:table-cell office:value-type="float" office:value="-1.54986100457316" calcext:value-type="float">
            <text:p>-1.54986100457316</text:p>
          </table:table-cell>
          <table:table-cell office:value-type="float" office:value="-1.26912772483387" calcext:value-type="float">
            <text:p>-1.26912772483387</text:p>
          </table:table-cell>
          <table:table-cell office:value-type="float" office:value="-0.603414991018552" calcext:value-type="float">
            <text:p>-0.603414991018552</text:p>
          </table:table-cell>
          <table:table-cell/>
          <table:table-cell office:value-type="float" office:value="4057.53620617781" calcext:value-type="float">
            <text:p>4057.53620617781</text:p>
          </table:table-cell>
          <table:table-cell office:value-type="float" office:value="23397.7388103026" calcext:value-type="float">
            <text:p>23397.7388103026</text:p>
          </table:table-cell>
          <table:table-cell/>
          <table:table-cell office:value-type="float" office:value="-181.128189315863" calcext:value-type="float">
            <text:p>-181.128189315863</text:p>
          </table:table-cell>
          <table:table-cell/>
          <table:table-cell office:value-type="float" office:value="-0.00536708599448561" calcext:value-type="float">
            <text:p>-0.00536708599448561</text:p>
          </table:table-cell>
          <table:table-cell/>
          <table:table-cell office:value-type="float" office:value="-0.00175866599232061" calcext:value-type="float">
            <text:p>-0.00175866599232061</text:p>
          </table:table-cell>
          <table:table-cell office:value-type="float" office:value="0.000347719538386849" calcext:value-type="float">
            <text:p>0.000347719538386849</text:p>
          </table:table-cell>
          <table:table-cell/>
          <table:table-cell table:formula="of:=[.AN12]" office:value-type="float" office:value="-0.00536708599448561" calcext:value-type="float">
            <text:p>-0.00536708599448561</text:p>
          </table:table-cell>
          <table:table-cell table:formula="of:=[.AS12]-1.96*SQRT([.AQ12])" office:value-type="float" office:value="-0.04191567527871" calcext:value-type="float">
            <text:p>-0.04191567527871</text:p>
          </table:table-cell>
          <table:table-cell table:formula="of:=[.AS12]+1.96*SQRT([.AQ12])" office:value-type="float" office:value="0.0311815032897388" calcext:value-type="float">
            <text:p>0.0311815032897388</text:p>
          </table:table-cell>
          <table:table-cell table:number-columns-repeated="38"/>
        </table:table-row>
        <table:table-row table:style-name="ro1">
          <table:table-cell table:formula="of:=[$HospNew.A13]" office:value-type="string" office:string-value="Immunityfull_184-244" calcext:value-type="string">
            <text:p>Immunityfull_184-244</text:p>
          </table:table-cell>
          <table:table-cell table:formula="of:=[$HospNewVar.A13]" office:value-type="string" office:string-value="Immunityfull_184-244" calcext:value-type="string">
            <text:p>Immunityfull_184-244</text:p>
          </table:table-cell>
          <table:table-cell table:formula="of:=[$HospNew.B13]" office:value-type="float" office:value="-0.0432236629355603" calcext:value-type="float">
            <text:p>-0.0432236629355603</text:p>
          </table:table-cell>
          <table:table-cell table:formula="of:=EXP([.C13])" office:value-type="float" office:value="0.957697164751546" calcext:value-type="float">
            <text:p>0.957697164751546</text:p>
          </table:table-cell>
          <table:table-cell office:value-type="float" office:value="1" calcext:value-type="float">
            <text:p>1</text:p>
          </table:table-cell>
          <table:table-cell table:formula="of:=[.F12]+1" office:value-type="float" office:value="2" calcext:value-type="float">
            <text:p>2</text:p>
          </table:table-cell>
          <table:table-cell table:number-columns-repeated="10"/>
          <table:table-cell table:formula="of:=[$HospNewVar.K13]" office:value-type="float" office:value="0.000431672255025948" calcext:value-type="float">
            <text:p>0.000431672255025948</text:p>
          </table:table-cell>
          <table:table-cell table:formula="of:=[$HospNewVar.L13]" office:value-type="float" office:value="0.000559256975124948" calcext:value-type="float">
            <text:p>0.000559256975124948</text:p>
          </table:table-cell>
          <table:table-cell table:formula="of:=[$HospNewVar.M13]" office:value-type="float" office:value="0.0137031948755849" calcext:value-type="float">
            <text:p>0.0137031948755849</text:p>
          </table:table-cell>
          <table:table-cell table:formula="of:=[$HospNewVar.N13]" office:value-type="float" office:value="0.00043125976983444" calcext:value-type="float">
            <text:p>0.00043125976983444</text:p>
          </table:table-cell>
          <table:table-cell table:formula="of:=[$HospNewVar.O13]" office:value-type="float" office:value="0.000428798338896334" calcext:value-type="float">
            <text:p>0.000428798338896334</text:p>
          </table:table-cell>
          <table:table-cell table:formula="of:=[$HospNewVar.P13]" office:value-type="float" office:value="0.000491334580781135" calcext:value-type="float">
            <text:p>0.000491334580781135</text:p>
          </table:table-cell>
          <table:table-cell table:formula="of:=[$HospNewVar.Q13]" office:value-type="float" office:value="0.000382456582342458" calcext:value-type="float">
            <text:p>0.000382456582342458</text:p>
          </table:table-cell>
          <table:table-cell table:formula="of:=[$HospNewVar.R13]" office:value-type="float" office:value="0.000298809823874" calcext:value-type="float">
            <text:p>0.000298809823874</text:p>
          </table:table-cell>
          <table:table-cell/>
          <table:table-cell office:value-type="float" office:value="-0.0228010479464943" calcext:value-type="float">
            <text:p>-0.0228010479464943</text:p>
          </table:table-cell>
          <table:table-cell office:value-type="float" office:value="-0.580367685464813" calcext:value-type="float">
            <text:p>-0.580367685464813</text:p>
          </table:table-cell>
          <table:table-cell office:value-type="float" office:value="73.680343292678" calcext:value-type="float">
            <text:p>73.680343292678</text:p>
          </table:table-cell>
          <table:table-cell office:value-type="float" office:value="-3.21780588276751" calcext:value-type="float">
            <text:p>-3.21780588276751</text:p>
          </table:table-cell>
          <table:table-cell office:value-type="float" office:value="-2.96520370440182" calcext:value-type="float">
            <text:p>-2.96520370440182</text:p>
          </table:table-cell>
          <table:table-cell office:value-type="float" office:value="-6.87142312849157" calcext:value-type="float">
            <text:p>-6.87142312849157</text:p>
          </table:table-cell>
          <table:table-cell office:value-type="float" office:value="-6.26026085312862" calcext:value-type="float">
            <text:p>-6.26026085312862</text:p>
          </table:table-cell>
          <table:table-cell office:value-type="float" office:value="-2.98536022678547" calcext:value-type="float">
            <text:p>-2.98536022678547</text:p>
          </table:table-cell>
          <table:table-cell table:number-columns-repeated="52"/>
        </table:table-row>
        <table:table-row table:style-name="ro1">
          <table:table-cell table:formula="of:=[$HospNew.A14]" office:value-type="string" office:string-value="Immunityfull_245-305" calcext:value-type="string">
            <text:p>Immunityfull_245-305</text:p>
          </table:table-cell>
          <table:table-cell table:formula="of:=[$HospNewVar.A14]" office:value-type="string" office:string-value="Immunityfull_245-305" calcext:value-type="string">
            <text:p>Immunityfull_245-305</text:p>
          </table:table-cell>
          <table:table-cell table:formula="of:=[$HospNew.B14]" office:value-type="float" office:value="-0.0185309569066109" calcext:value-type="float">
            <text:p>-0.0185309569066109</text:p>
          </table:table-cell>
          <table:table-cell table:formula="of:=EXP([.C14])" office:value-type="float" office:value="0.981639685593347" calcext:value-type="float">
            <text:p>0.981639685593347</text:p>
          </table:table-cell>
          <table:table-cell office:value-type="float" office:value="1" calcext:value-type="float">
            <text:p>1</text:p>
          </table:table-cell>
          <table:table-cell table:formula="of:=[.F13]+1" office:value-type="float" office:value="3" calcext:value-type="float">
            <text:p>3</text:p>
          </table:table-cell>
          <table:table-cell table:number-columns-repeated="10"/>
          <table:table-cell table:formula="of:=[$HospNewVar.K14]" office:value-type="float" office:value="0.000389468974462897" calcext:value-type="float">
            <text:p>0.000389468974462897</text:p>
          </table:table-cell>
          <table:table-cell table:formula="of:=[$HospNewVar.L14]" office:value-type="float" office:value="0.000390030321578571" calcext:value-type="float">
            <text:p>0.000390030321578571</text:p>
          </table:table-cell>
          <table:table-cell table:formula="of:=[$HospNewVar.M14]" office:value-type="float" office:value="0.00043125976983444" calcext:value-type="float">
            <text:p>0.00043125976983444</text:p>
          </table:table-cell>
          <table:table-cell table:formula="of:=[$HospNewVar.N14]" office:value-type="float" office:value="0.00726425412347684" calcext:value-type="float">
            <text:p>0.00726425412347684</text:p>
          </table:table-cell>
          <table:table-cell table:formula="of:=[$HospNewVar.O14]" office:value-type="float" office:value="0.000427929231708613" calcext:value-type="float">
            <text:p>0.000427929231708613</text:p>
          </table:table-cell>
          <table:table-cell table:formula="of:=[$HospNewVar.P14]" office:value-type="float" office:value="0.000455345172586812" calcext:value-type="float">
            <text:p>0.000455345172586812</text:p>
          </table:table-cell>
          <table:table-cell table:formula="of:=[$HospNewVar.Q14]" office:value-type="float" office:value="0.00043292988640594" calcext:value-type="float">
            <text:p>0.00043292988640594</text:p>
          </table:table-cell>
          <table:table-cell table:formula="of:=[$HospNewVar.R14]" office:value-type="float" office:value="0.000354110106572449" calcext:value-type="float">
            <text:p>0.000354110106572449</text:p>
          </table:table-cell>
          <table:table-cell/>
          <table:table-cell office:value-type="float" office:value="-0.0376406103736989" calcext:value-type="float">
            <text:p>-0.0376406103736989</text:p>
          </table:table-cell>
          <table:table-cell office:value-type="float" office:value="-0.679616769067974" calcext:value-type="float">
            <text:p>-0.679616769067974</text:p>
          </table:table-cell>
          <table:table-cell office:value-type="float" office:value="-3.21780588276751" calcext:value-type="float">
            <text:p>-3.21780588276751</text:p>
          </table:table-cell>
          <table:table-cell office:value-type="float" office:value="140.185082126912" calcext:value-type="float">
            <text:p>140.185082126912</text:p>
          </table:table-cell>
          <table:table-cell office:value-type="float" office:value="-5.66150211509571" calcext:value-type="float">
            <text:p>-5.66150211509571</text:p>
          </table:table-cell>
          <table:table-cell office:value-type="float" office:value="-11.8263840509511" calcext:value-type="float">
            <text:p>-11.8263840509511</text:p>
          </table:table-cell>
          <table:table-cell office:value-type="float" office:value="-14.4060149285402" calcext:value-type="float">
            <text:p>-14.4060149285402</text:p>
          </table:table-cell>
          <table:table-cell office:value-type="float" office:value="-7.42146602577201" calcext:value-type="float">
            <text:p>-7.42146602577201</text:p>
          </table:table-cell>
          <table:table-cell table:number-columns-repeated="6"/>
          <table:table-cell office:value-type="string" calcext:value-type="string">
            <text:p>check</text:p>
          </table:table-cell>
          <table:table-cell table:number-columns-repeated="4"/>
          <table:table-cell office:value-type="string" calcext:value-type="string">
            <text:p>exp</text:p>
          </table:table-cell>
          <table:table-cell table:number-columns-repeated="40"/>
        </table:table-row>
        <table:table-row table:style-name="ro1">
          <table:table-cell table:formula="of:=[$HospNew.A15]" office:value-type="string" office:string-value="Immunityfull_306-366" calcext:value-type="string">
            <text:p>Immunityfull_306-366</text:p>
          </table:table-cell>
          <table:table-cell table:formula="of:=[$HospNewVar.A15]" office:value-type="string" office:string-value="Immunityfull_306-366" calcext:value-type="string">
            <text:p>Immunityfull_306-366</text:p>
          </table:table-cell>
          <table:table-cell table:formula="of:=[$HospNew.B15]" office:value-type="float" office:value="-0.135961421974129" calcext:value-type="float">
            <text:p>-0.135961421974129</text:p>
          </table:table-cell>
          <table:table-cell table:formula="of:=EXP([.C15])" office:value-type="float" office:value="0.872876305683895" calcext:value-type="float">
            <text:p>0.872876305683895</text:p>
          </table:table-cell>
          <table:table-cell office:value-type="float" office:value="1" calcext:value-type="float">
            <text:p>1</text:p>
          </table:table-cell>
          <table:table-cell table:formula="of:=[.F14]+1" office:value-type="float" office:value="4" calcext:value-type="float">
            <text:p>4</text:p>
          </table:table-cell>
          <table:table-cell table:number-columns-repeated="10"/>
          <table:table-cell table:formula="of:=[$HospNewVar.K15]" office:value-type="float" office:value="0.000415357189274576" calcext:value-type="float">
            <text:p>0.000415357189274576</text:p>
          </table:table-cell>
          <table:table-cell table:formula="of:=[$HospNewVar.L15]" office:value-type="float" office:value="0.000416048772519148" calcext:value-type="float">
            <text:p>0.000416048772519148</text:p>
          </table:table-cell>
          <table:table-cell table:formula="of:=[$HospNewVar.M15]" office:value-type="float" office:value="0.000428798338896334" calcext:value-type="float">
            <text:p>0.000428798338896334</text:p>
          </table:table-cell>
          <table:table-cell table:formula="of:=[$HospNewVar.N15]" office:value-type="float" office:value="0.000427929231708613" calcext:value-type="float">
            <text:p>0.000427929231708613</text:p>
          </table:table-cell>
          <table:table-cell table:formula="of:=[$HospNewVar.O15]" office:value-type="float" office:value="0.00777483704665974" calcext:value-type="float">
            <text:p>0.00777483704665974</text:p>
          </table:table-cell>
          <table:table-cell table:formula="of:=[$HospNewVar.P15]" office:value-type="float" office:value="0.000459071415756394" calcext:value-type="float">
            <text:p>0.000459071415756394</text:p>
          </table:table-cell>
          <table:table-cell table:formula="of:=[$HospNewVar.Q15]" office:value-type="float" office:value="0.000412031861034996" calcext:value-type="float">
            <text:p>0.000412031861034996</text:p>
          </table:table-cell>
          <table:table-cell table:formula="of:=[$HospNewVar.R15]" office:value-type="float" office:value="0.000394661681191003" calcext:value-type="float">
            <text:p>0.000394661681191003</text:p>
          </table:table-cell>
          <table:table-cell/>
          <table:table-cell office:value-type="float" office:value="-0.0384376701103123" calcext:value-type="float">
            <text:p>-0.0384376701103123</text:p>
          </table:table-cell>
          <table:table-cell office:value-type="float" office:value="-0.695210846140769" calcext:value-type="float">
            <text:p>-0.695210846140769</text:p>
          </table:table-cell>
          <table:table-cell office:value-type="float" office:value="-2.96520370440182" calcext:value-type="float">
            <text:p>-2.96520370440182</text:p>
          </table:table-cell>
          <table:table-cell office:value-type="float" office:value="-5.66150211509571" calcext:value-type="float">
            <text:p>-5.66150211509571</text:p>
          </table:table-cell>
          <table:table-cell office:value-type="float" office:value="130.860263608386" calcext:value-type="float">
            <text:p>130.860263608386</text:p>
          </table:table-cell>
          <table:table-cell office:value-type="float" office:value="-11.1193020489162" calcext:value-type="float">
            <text:p>-11.1193020489162</text:p>
          </table:table-cell>
          <table:table-cell office:value-type="float" office:value="-12.4180353523287" calcext:value-type="float">
            <text:p>-12.4180353523287</text:p>
          </table:table-cell>
          <table:table-cell office:value-type="float" office:value="-8.09970155422811" calcext:value-type="float">
            <text:p>-8.09970155422811</text:p>
          </table:table-cell>
          <table:table-cell table:number-columns-repeated="6"/>
          <table:table-cell table:formula="of:=[.AN11]-[.$C11]" office:value-type="float" office:value="1.02920050978881" calcext:value-type="float">
            <text:p>1.02920050978881</text:p>
          </table:table-cell>
          <table:table-cell table:number-columns-repeated="4"/>
          <table:table-cell table:formula="of:=EXP(-[.AS12])" office:value-type="float" office:value="1.00538151460217" calcext:value-type="float">
            <text:p>1.00538151460217</text:p>
          </table:table-cell>
          <table:table-cell table:formula="of:=EXP(-[.AU12])" office:value-type="float" office:value="0.969299626038157" calcext:value-type="float">
            <text:p>0.969299626038157</text:p>
          </table:table-cell>
          <table:table-cell table:formula="of:=EXP(-[.AT12])" office:value-type="float" office:value="1.04280654067224" calcext:value-type="float">
            <text:p>1.04280654067224</text:p>
          </table:table-cell>
          <table:table-cell table:number-columns-repeated="38"/>
        </table:table-row>
        <table:table-row table:style-name="ro1">
          <table:table-cell table:formula="of:=[$HospNew.A16]" office:value-type="string" office:string-value="Immunityfull_367-427" calcext:value-type="string">
            <text:p>Immunityfull_367-427</text:p>
          </table:table-cell>
          <table:table-cell table:formula="of:=[$HospNewVar.A16]" office:value-type="string" office:string-value="Immunityfull_367-427" calcext:value-type="string">
            <text:p>Immunityfull_367-427</text:p>
          </table:table-cell>
          <table:table-cell table:formula="of:=[$HospNew.B16]" office:value-type="float" office:value="-0.0567647663231694" calcext:value-type="float">
            <text:p>-0.0567647663231694</text:p>
          </table:table-cell>
          <table:table-cell table:formula="of:=EXP([.C16])" office:value-type="float" office:value="0.944816295839123" calcext:value-type="float">
            <text:p>0.944816295839123</text:p>
          </table:table-cell>
          <table:table-cell office:value-type="float" office:value="1" calcext:value-type="float">
            <text:p>1</text:p>
          </table:table-cell>
          <table:table-cell table:formula="of:=[.F15]+1" office:value-type="float" office:value="5" calcext:value-type="float">
            <text:p>5</text:p>
          </table:table-cell>
          <table:table-cell table:number-columns-repeated="10"/>
          <table:table-cell table:formula="of:=[$HospNewVar.K16]" office:value-type="float" office:value="0.000422114358148582" calcext:value-type="float">
            <text:p>0.000422114358148582</text:p>
          </table:table-cell>
          <table:table-cell table:formula="of:=[$HospNewVar.L16]" office:value-type="float" office:value="0.000465140329574835" calcext:value-type="float">
            <text:p>0.000465140329574835</text:p>
          </table:table-cell>
          <table:table-cell table:formula="of:=[$HospNewVar.M16]" office:value-type="float" office:value="0.000491334580781135" calcext:value-type="float">
            <text:p>0.000491334580781135</text:p>
          </table:table-cell>
          <table:table-cell table:formula="of:=[$HospNewVar.N16]" office:value-type="float" office:value="0.000455345172586812" calcext:value-type="float">
            <text:p>0.000455345172586812</text:p>
          </table:table-cell>
          <table:table-cell table:formula="of:=[$HospNewVar.O16]" office:value-type="float" office:value="0.000459071415756394" calcext:value-type="float">
            <text:p>0.000459071415756394</text:p>
          </table:table-cell>
          <table:table-cell table:formula="of:=[$HospNewVar.P16]" office:value-type="float" office:value="0.00427417912586652" calcext:value-type="float">
            <text:p>0.00427417912586652</text:p>
          </table:table-cell>
          <table:table-cell table:formula="of:=[$HospNewVar.Q16]" office:value-type="float" office:value="0.000423746914951181" calcext:value-type="float">
            <text:p>0.000423746914951181</text:p>
          </table:table-cell>
          <table:table-cell table:formula="of:=[$HospNewVar.R16]" office:value-type="float" office:value="0.000359491409430165" calcext:value-type="float">
            <text:p>0.000359491409430165</text:p>
          </table:table-cell>
          <table:table-cell/>
          <table:table-cell office:value-type="float" office:value="-0.0749924384680936" calcext:value-type="float">
            <text:p>-0.0749924384680936</text:p>
          </table:table-cell>
          <table:table-cell office:value-type="float" office:value="-1.54986100457316" calcext:value-type="float">
            <text:p>-1.54986100457316</text:p>
          </table:table-cell>
          <table:table-cell office:value-type="float" office:value="-6.87142312849157" calcext:value-type="float">
            <text:p>-6.87142312849157</text:p>
          </table:table-cell>
          <table:table-cell office:value-type="float" office:value="-11.8263840509511" calcext:value-type="float">
            <text:p>-11.8263840509511</text:p>
          </table:table-cell>
          <table:table-cell office:value-type="float" office:value="-11.1193020489162" calcext:value-type="float">
            <text:p>-11.1193020489162</text:p>
          </table:table-cell>
          <table:table-cell office:value-type="float" office:value="240.963260635699" calcext:value-type="float">
            <text:p>240.963260635699</text:p>
          </table:table-cell>
          <table:table-cell office:value-type="float" office:value="-24.7028132714585" calcext:value-type="float">
            <text:p>-24.7028132714585</text:p>
          </table:table-cell>
          <table:table-cell office:value-type="float" office:value="-13.4468613223035" calcext:value-type="float">
            <text:p>-13.4468613223035</text:p>
          </table:table-cell>
          <table:table-cell table:number-columns-repeated="52"/>
        </table:table-row>
        <table:table-row table:style-name="ro1">
          <table:table-cell table:formula="of:=[$HospNew.A17]" office:value-type="string" office:string-value="Immunityfull_428-488" calcext:value-type="string">
            <text:p>Immunityfull_428-488</text:p>
          </table:table-cell>
          <table:table-cell table:formula="of:=[$HospNewVar.A17]" office:value-type="string" office:string-value="Immunityfull_428-488" calcext:value-type="string">
            <text:p>Immunityfull_428-488</text:p>
          </table:table-cell>
          <table:table-cell table:formula="of:=[$HospNew.B17]" office:value-type="float" office:value="0.00356195100116894" calcext:value-type="float">
            <text:p>0.00356195100116894</text:p>
          </table:table-cell>
          <table:table-cell table:formula="of:=EXP([.C17])" office:value-type="float" office:value="1.00356830228739" calcext:value-type="float">
            <text:p>1.00356830228739</text:p>
          </table:table-cell>
          <table:table-cell office:value-type="float" office:value="1" calcext:value-type="float">
            <text:p>1</text:p>
          </table:table-cell>
          <table:table-cell table:formula="of:=[.F16]+1" office:value-type="float" office:value="6" calcext:value-type="float">
            <text:p>6</text:p>
          </table:table-cell>
          <table:table-cell table:number-columns-repeated="10"/>
          <table:table-cell table:formula="of:=[$HospNewVar.K17]" office:value-type="float" office:value="0.000368234372069242" calcext:value-type="float">
            <text:p>0.000368234372069242</text:p>
          </table:table-cell>
          <table:table-cell table:formula="of:=[$HospNewVar.L17]" office:value-type="float" office:value="0.000337100133343748" calcext:value-type="float">
            <text:p>0.000337100133343748</text:p>
          </table:table-cell>
          <table:table-cell table:formula="of:=[$HospNewVar.M17]" office:value-type="float" office:value="0.000382456582342458" calcext:value-type="float">
            <text:p>0.000382456582342458</text:p>
          </table:table-cell>
          <table:table-cell table:formula="of:=[$HospNewVar.N17]" office:value-type="float" office:value="0.00043292988640594" calcext:value-type="float">
            <text:p>0.00043292988640594</text:p>
          </table:table-cell>
          <table:table-cell table:formula="of:=[$HospNewVar.O17]" office:value-type="float" office:value="0.000412031861034996" calcext:value-type="float">
            <text:p>0.000412031861034996</text:p>
          </table:table-cell>
          <table:table-cell table:formula="of:=[$HospNewVar.P17]" office:value-type="float" office:value="0.000423746914951181" calcext:value-type="float">
            <text:p>0.000423746914951181</text:p>
          </table:table-cell>
          <table:table-cell table:formula="of:=[$HospNewVar.Q17]" office:value-type="float" office:value="0.00340136791642019" calcext:value-type="float">
            <text:p>0.00340136791642019</text:p>
          </table:table-cell>
          <table:table-cell table:formula="of:=[$HospNewVar.R17]" office:value-type="float" office:value="0.000387040939042133" calcext:value-type="float">
            <text:p>0.000387040939042133</text:p>
          </table:table-cell>
          <table:table-cell/>
          <table:table-cell office:value-type="float" office:value="-0.0803760973903766" calcext:value-type="float">
            <text:p>-0.0803760973903766</text:p>
          </table:table-cell>
          <table:table-cell office:value-type="float" office:value="-1.26912772483387" calcext:value-type="float">
            <text:p>-1.26912772483387</text:p>
          </table:table-cell>
          <table:table-cell office:value-type="float" office:value="-6.26026085312862" calcext:value-type="float">
            <text:p>-6.26026085312862</text:p>
          </table:table-cell>
          <table:table-cell office:value-type="float" office:value="-14.4060149285402" calcext:value-type="float">
            <text:p>-14.4060149285402</text:p>
          </table:table-cell>
          <table:table-cell office:value-type="float" office:value="-12.4180353523286" calcext:value-type="float">
            <text:p>-12.4180353523286</text:p>
          </table:table-cell>
          <table:table-cell office:value-type="float" office:value="-24.7028132714585" calcext:value-type="float">
            <text:p>-24.7028132714585</text:p>
          </table:table-cell>
          <table:table-cell office:value-type="float" office:value="303.486842634477" calcext:value-type="float">
            <text:p>303.486842634477</text:p>
          </table:table-cell>
          <table:table-cell office:value-type="float" office:value="-19.6298348601095" calcext:value-type="float">
            <text:p>-19.6298348601095</text:p>
          </table:table-cell>
          <table:table-cell table:number-columns-repeated="11"/>
          <table:table-cell table:formula="of:=&quot;1-&quot;" office:value-type="string" office:string-value="1-" calcext:value-type="string">
            <text:p>1-</text:p>
          </table:table-cell>
          <table:table-cell table:number-columns-repeated="40"/>
        </table:table-row>
        <table:table-row table:style-name="ro1">
          <table:table-cell table:formula="of:=[$HospNew.A18]" office:value-type="string" office:string-value="Immunityfull_489-549" calcext:value-type="string">
            <text:p>Immunityfull_489-549</text:p>
          </table:table-cell>
          <table:table-cell table:formula="of:=[$HospNewVar.A18]" office:value-type="string" office:string-value="Immunityfull_489-549" calcext:value-type="string">
            <text:p>Immunityfull_489-549</text:p>
          </table:table-cell>
          <table:table-cell table:formula="of:=[$HospNew.B18]" office:value-type="float" office:value="-0.0731779946138671" calcext:value-type="float">
            <text:p>-0.0731779946138671</text:p>
          </table:table-cell>
          <table:table-cell table:formula="of:=EXP([.C18])" office:value-type="float" office:value="0.929435380809973" calcext:value-type="float">
            <text:p>0.929435380809973</text:p>
          </table:table-cell>
          <table:table-cell office:value-type="float" office:value="1" calcext:value-type="float">
            <text:p>1</text:p>
          </table:table-cell>
          <table:table-cell table:formula="of:=[.F17]+1" office:value-type="float" office:value="7" calcext:value-type="float">
            <text:p>7</text:p>
          </table:table-cell>
          <table:table-cell table:number-columns-repeated="10"/>
          <table:table-cell table:formula="of:=[$HospNewVar.K18]" office:value-type="float" office:value="0.000350636235481136" calcext:value-type="float">
            <text:p>0.000350636235481136</text:p>
          </table:table-cell>
          <table:table-cell table:formula="of:=[$HospNewVar.L18]" office:value-type="float" office:value="0.000263569206702436" calcext:value-type="float">
            <text:p>0.000263569206702436</text:p>
          </table:table-cell>
          <table:table-cell table:formula="of:=[$HospNewVar.M18]" office:value-type="float" office:value="0.000298809823874" calcext:value-type="float">
            <text:p>0.000298809823874</text:p>
          </table:table-cell>
          <table:table-cell table:formula="of:=[$HospNewVar.N18]" office:value-type="float" office:value="0.000354110106572449" calcext:value-type="float">
            <text:p>0.000354110106572449</text:p>
          </table:table-cell>
          <table:table-cell table:formula="of:=[$HospNewVar.O18]" office:value-type="float" office:value="0.000394661681191003" calcext:value-type="float">
            <text:p>0.000394661681191003</text:p>
          </table:table-cell>
          <table:table-cell table:formula="of:=[$HospNewVar.P18]" office:value-type="float" office:value="0.000359491409430165" calcext:value-type="float">
            <text:p>0.000359491409430165</text:p>
          </table:table-cell>
          <table:table-cell table:formula="of:=[$HospNewVar.Q18]" office:value-type="float" office:value="0.000387040939042133" calcext:value-type="float">
            <text:p>0.000387040939042133</text:p>
          </table:table-cell>
          <table:table-cell table:formula="of:=[$HospNewVar.R18]" office:value-type="float" office:value="0.00490813257947845" calcext:value-type="float">
            <text:p>0.00490813257947845</text:p>
          </table:table-cell>
          <table:table-cell/>
          <table:table-cell office:value-type="float" office:value="-0.0520832083811941" calcext:value-type="float">
            <text:p>-0.0520832083811941</text:p>
          </table:table-cell>
          <table:table-cell office:value-type="float" office:value="-0.603414991018552" calcext:value-type="float">
            <text:p>-0.603414991018552</text:p>
          </table:table-cell>
          <table:table-cell office:value-type="float" office:value="-2.98536022678547" calcext:value-type="float">
            <text:p>-2.98536022678547</text:p>
          </table:table-cell>
          <table:table-cell office:value-type="float" office:value="-7.42146602577201" calcext:value-type="float">
            <text:p>-7.42146602577201</text:p>
          </table:table-cell>
          <table:table-cell office:value-type="float" office:value="-8.09970155422811" calcext:value-type="float">
            <text:p>-8.09970155422811</text:p>
          </table:table-cell>
          <table:table-cell office:value-type="float" office:value="-13.4468613223035" calcext:value-type="float">
            <text:p>-13.4468613223035</text:p>
          </table:table-cell>
          <table:table-cell office:value-type="float" office:value="-19.6298348601095" calcext:value-type="float">
            <text:p>-19.6298348601095</text:p>
          </table:table-cell>
          <table:table-cell office:value-type="float" office:value="207.680942014612" calcext:value-type="float">
            <text:p>207.680942014612</text:p>
          </table:table-cell>
          <table:table-cell table:number-columns-repeated="11"/>
          <table:table-cell table:formula="of:=1-[.AS15]" office:value-type="float" office:value="-0.00538151460216518" calcext:value-type="float">
            <text:p>-0.00538151460216518</text:p>
          </table:table-cell>
          <table:table-cell table:formula="of:=1-[.AU15]" office:value-type="float" office:value="-0.0428065406722369" calcext:value-type="float">
            <text:p>-0.0428065406722369</text:p>
          </table:table-cell>
          <table:table-cell table:formula="of:=1-[.AT15]" office:value-type="float" office:value="0.0307003739618427" calcext:value-type="float">
            <text:p>0.0307003739618427</text:p>
          </table:table-cell>
          <table:table-cell table:number-columns-repeated="38"/>
        </table:table-row>
        <table:table-row table:style-name="ro1">
          <table:table-cell table:formula="of:=[$HospNew.A19]" office:value-type="string" office:string-value="Immunityhybridboost_001-061" calcext:value-type="string">
            <text:p>Immunityhybridboost_001-061</text:p>
          </table:table-cell>
          <table:table-cell table:formula="of:=[$HospNewVar.A19]" office:value-type="string" office:string-value="Immunityhybridboost_001-061" calcext:value-type="string">
            <text:p>Immunityhybridboost_001-061</text:p>
          </table:table-cell>
          <table:table-cell table:formula="of:=[$HospNew.B19]" office:value-type="float" office:value="-2.04795064782696" calcext:value-type="float">
            <text:p>-2.04795064782696</text:p>
          </table:table-cell>
          <table:table-cell table:formula="of:=EXP([.C19])" office:value-type="float" office:value="0.128998997260259" calcext:value-type="float">
            <text:p>0.1289989972602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$HospNewVar.C19]" office:value-type="float" office:value="0.000388426295948825" calcext:value-type="float">
            <text:p>0.000388426295948825</text:p>
          </table:table-cell>
          <table:table-cell table:number-columns-repeated="15"/>
          <table:table-cell table:formula="of:=[$HospNewVar.S19]" office:value-type="float" office:value="0.0274580431887331" calcext:value-type="float">
            <text:p>0.0274580431887331</text:p>
          </table:table-cell>
          <table:table-cell table:formula="of:=[$HospNewVar.T19]" office:value-type="float" office:value="0.000430538862459714" calcext:value-type="float">
            <text:p>0.000430538862459714</text:p>
          </table:table-cell>
          <table:table-cell table:formula="of:=[$HospNewVar.U19]" office:value-type="float" office:value="0.0003659316568118" calcext:value-type="float">
            <text:p>0.0003659316568118</text:p>
          </table:table-cell>
          <table:table-cell table:formula="of:=[$HospNewVar.V19]" office:value-type="float" office:value="0.000362124646397499" calcext:value-type="float">
            <text:p>0.000362124646397499</text:p>
          </table:table-cell>
          <table:table-cell table:formula="of:=[$HospNewVar.W19]" office:value-type="float" office:value="0.00039580751756415" calcext:value-type="float">
            <text:p>0.00039580751756415</text:p>
          </table:table-cell>
          <table:table-cell table:formula="of:=[$HospNewVar.X19]" office:value-type="float" office:value="0.000439338925000602" calcext:value-type="float">
            <text:p>0.000439338925000602</text:p>
          </table:table-cell>
          <table:table-cell table:formula="of:=[$HospNewVar.Y19]" office:value-type="float" office:value="0.000440947623777616" calcext:value-type="float">
            <text:p>0.000440947623777616</text:p>
          </table:table-cell>
          <table:table-cell table:formula="of:=[$HospNewVar.Z19]" office:value-type="float" office:value="0.00039635292276487" calcext:value-type="float">
            <text:p>0.00039635292276487</text:p>
          </table:table-cell>
          <table:table-cell office:value-type="string" calcext:value-type="string">
            <text:p>W^-1</text:p>
          </table:table-cell>
          <table:table-cell table:number-matrix-columns-spanned="8" table:number-matrix-rows-spanned="8" table:formula="of:=MINVERSE([.Y19:.AF26])" office:value-type="float" office:value="36.4782767209112" calcext:value-type="float">
            <text:p>36.4782767209112</text:p>
          </table:table-cell>
          <table:table-cell office:value-type="float" office:value="-0.519363919567864" calcext:value-type="float">
            <text:p>-0.519363919567864</text:p>
          </table:table-cell>
          <table:table-cell office:value-type="float" office:value="-0.2815772608122" calcext:value-type="float">
            <text:p>-0.2815772608122</text:p>
          </table:table-cell>
          <table:table-cell office:value-type="float" office:value="-0.905621284940037" calcext:value-type="float">
            <text:p>-0.905621284940037</text:p>
          </table:table-cell>
          <table:table-cell office:value-type="float" office:value="-1.30736683288588" calcext:value-type="float">
            <text:p>-1.30736683288588</text:p>
          </table:table-cell>
          <table:table-cell office:value-type="float" office:value="-0.702911052943992" calcext:value-type="float">
            <text:p>-0.702911052943992</text:p>
          </table:table-cell>
          <table:table-cell office:value-type="float" office:value="-0.286242669288508" calcext:value-type="float">
            <text:p>-0.286242669288508</text:p>
          </table:table-cell>
          <table:table-cell office:value-type="float" office:value="-0.0378593125101763" calcext:value-type="float">
            <text:p>-0.0378593125101763</text:p>
          </table:table-cell>
          <table:table-cell office:value-type="string" calcext:value-type="string">
            <text:p>XW-1X</text:p>
          </table:table-cell>
          <table:table-cell table:number-matrix-columns-spanned="2" table:number-matrix-rows-spanned="2" table:formula="of:=MMULT(TRANSPOSE([.$E19:.$F26]);MMULT([.AH19:.AO26];[.$E19:.$F26]))" office:value-type="float" office:value="306.559674378832" calcext:value-type="float">
            <text:p>306.559674378832</text:p>
          </table:table-cell>
          <table:table-cell office:value-type="float" office:value="974.119371871699" calcext:value-type="float">
            <text:p>974.119371871699</text:p>
          </table:table-cell>
          <table:table-cell office:value-type="string" calcext:value-type="string">
            <text:p>X’W-1Y</text:p>
          </table:table-cell>
          <table:table-cell table:number-matrix-columns-spanned="1" table:number-matrix-rows-spanned="2" table:formula="of:=MMULT(TRANSPOSE([.$E19:.$F26]);MMULT([.AH19:.AO26];[.$C19:.$C26]))" office:value-type="float" office:value="-565.435783085009" calcext:value-type="float">
            <text:p>-565.435783085009</text:p>
          </table:table-cell>
          <table:table-cell office:value-type="string" calcext:value-type="string">
            <text:p>est</text:p>
          </table:table-cell>
          <table:table-cell table:number-matrix-columns-spanned="1" table:number-matrix-rows-spanned="2" table:formula="of:=MMULT(MINVERSE([.AQ19:.AR20]);[.AT19:.AT20])" office:value-type="float" office:value="-2.24811826446274" calcext:value-type="float">
            <text:p>-2.24811826446274</text:p>
          </table:table-cell>
          <table:table-cell office:value-type="string" calcext:value-type="string">
            <text:p>var est</text:p>
          </table:table-cell>
          <table:table-cell table:number-matrix-columns-spanned="2" table:number-matrix-rows-spanned="2" table:formula="of:=MINVERSE([.AQ19:.AR20])" office:value-type="float" office:value="0.0131841521439616" calcext:value-type="float">
            <text:p>0.0131841521439616</text:p>
          </table:table-cell>
          <table:table-cell office:value-type="float" office:value="-0.00312254275609917" calcext:value-type="float">
            <text:p>-0.00312254275609917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i</text:p>
          </table:table-cell>
          <table:table-cell/>
          <table:table-cell table:style-name="ce1"/>
          <table:table-cell table:formula="of:=[.$C19]" office:value-type="float" office:value="-2.04795064782696" calcext:value-type="float">
            <text:p>-2.04795064782696</text:p>
          </table:table-cell>
          <table:table-cell table:style-name="ce1" table:formula="of:=[.$AV$19]+[.$F19]*[.$AV$20]" office:value-type="float" office:value="-2.24811826446274" calcext:value-type="float">
            <text:p>-2.25E+00</text:p>
          </table:table-cell>
          <table:table-cell table:style-name="ce1" table:formula="of:=1-EXP([.BE19])" office:value-type="float" office:value="0.871001002739741" calcext:value-type="float">
            <text:p>8.71E-01</text:p>
          </table:table-cell>
          <table:table-cell table:style-name="ce1"/>
          <table:table-cell table:style-name="ce1" table:formula="of:=1-EXP([.$C19])" office:value-type="float" office:value="0.871001002739741" calcext:value-type="float">
            <text:p>8.71E-01</text:p>
          </table:table-cell>
          <table:table-cell table:style-name="ce1" table:number-columns-repeated="5"/>
          <table:table-cell/>
          <table:table-cell table:style-name="ce1" table:number-columns-repeated="2"/>
          <table:table-cell table:number-columns-repeated="16"/>
        </table:table-row>
        <table:table-row table:style-name="ro1">
          <table:table-cell table:formula="of:=[$HospNew.A20]" office:value-type="string" office:string-value="Immunityhybridboost_062-122" calcext:value-type="string">
            <text:p>Immunityhybridboost_062-122</text:p>
          </table:table-cell>
          <table:table-cell table:formula="of:=[$HospNewVar.A20]" office:value-type="string" office:string-value="Immunityhybridboost_062-122" calcext:value-type="string">
            <text:p>Immunityhybridboost_062-122</text:p>
          </table:table-cell>
          <table:table-cell table:formula="of:=[$HospNew.B20]" office:value-type="float" office:value="-2.12288412027664" calcext:value-type="float">
            <text:p>-2.12288412027664</text:p>
          </table:table-cell>
          <table:table-cell table:formula="of:=EXP([.C20])" office:value-type="float" office:value="0.119685941598769" calcext:value-type="float">
            <text:p>0.119685941598769</text:p>
          </table:table-cell>
          <table:table-cell office:value-type="float" office:value="1" calcext:value-type="float">
            <text:p>1</text:p>
          </table:table-cell>
          <table:table-cell table:formula="of:=[.F19]+1" office:value-type="float" office:value="1" calcext:value-type="float">
            <text:p>1</text:p>
          </table:table-cell>
          <table:table-cell table:number-columns-repeated="18"/>
          <table:table-cell table:formula="of:=[$HospNewVar.S20]" office:value-type="float" office:value="0.000430538862459714" calcext:value-type="float">
            <text:p>0.000430538862459714</text:p>
          </table:table-cell>
          <table:table-cell table:formula="of:=[$HospNewVar.T20]" office:value-type="float" office:value="0.0275066273834367" calcext:value-type="float">
            <text:p>0.0275066273834367</text:p>
          </table:table-cell>
          <table:table-cell table:formula="of:=[$HospNewVar.U20]" office:value-type="float" office:value="0.000380230136372142" calcext:value-type="float">
            <text:p>0.000380230136372142</text:p>
          </table:table-cell>
          <table:table-cell table:formula="of:=[$HospNewVar.V20]" office:value-type="float" office:value="0.000333758150320744" calcext:value-type="float">
            <text:p>0.000333758150320744</text:p>
          </table:table-cell>
          <table:table-cell table:formula="of:=[$HospNewVar.W20]" office:value-type="float" office:value="0.000372331476012106" calcext:value-type="float">
            <text:p>0.000372331476012106</text:p>
          </table:table-cell>
          <table:table-cell table:formula="of:=[$HospNewVar.X20]" office:value-type="float" office:value="0.000471722826618691" calcext:value-type="float">
            <text:p>0.000471722826618691</text:p>
          </table:table-cell>
          <table:table-cell table:formula="of:=[$HospNewVar.Y20]" office:value-type="float" office:value="0.000587031112231505" calcext:value-type="float">
            <text:p>0.000587031112231505</text:p>
          </table:table-cell>
          <table:table-cell table:formula="of:=[$HospNewVar.Z20]" office:value-type="float" office:value="0.00062486456577676" calcext:value-type="float">
            <text:p>0.00062486456577676</text:p>
          </table:table-cell>
          <table:table-cell/>
          <table:table-cell office:value-type="float" office:value="-0.519363919567864" calcext:value-type="float">
            <text:p>-0.519363919567864</text:p>
          </table:table-cell>
          <table:table-cell office:value-type="float" office:value="36.4163084455767" calcext:value-type="float">
            <text:p>36.4163084455767</text:p>
          </table:table-cell>
          <table:table-cell office:value-type="float" office:value="-0.293570301528808" calcext:value-type="float">
            <text:p>-0.293570301528808</text:p>
          </table:table-cell>
          <table:table-cell office:value-type="float" office:value="-0.823718948603485" calcext:value-type="float">
            <text:p>-0.823718948603485</text:p>
          </table:table-cell>
          <table:table-cell office:value-type="float" office:value="-1.21692433570541" calcext:value-type="float">
            <text:p>-1.21692433570541</text:p>
          </table:table-cell>
          <table:table-cell office:value-type="float" office:value="-0.758255564951718" calcext:value-type="float">
            <text:p>-0.758255564951718</text:p>
          </table:table-cell>
          <table:table-cell office:value-type="float" office:value="-0.39141795591991" calcext:value-type="float">
            <text:p>-0.39141795591991</text:p>
          </table:table-cell>
          <table:table-cell office:value-type="float" office:value="-0.062594912264092" calcext:value-type="float">
            <text:p>-0.062594912264092</text:p>
          </table:table-cell>
          <table:table-cell/>
          <table:table-cell office:value-type="float" office:value="974.119371871699" calcext:value-type="float">
            <text:p>974.119371871699</text:p>
          </table:table-cell>
          <table:table-cell office:value-type="float" office:value="4112.97426754239" calcext:value-type="float">
            <text:p>4112.97426754239</text:p>
          </table:table-cell>
          <table:table-cell/>
          <table:table-cell office:value-type="float" office:value="-1667.44654407055" calcext:value-type="float">
            <text:p>-1667.44654407055</text:p>
          </table:table-cell>
          <table:table-cell/>
          <table:table-cell office:value-type="float" office:value="0.127034348773933" calcext:value-type="float">
            <text:p>0.127034348773933</text:p>
          </table:table-cell>
          <table:table-cell/>
          <table:table-cell office:value-type="float" office:value="-0.00312254275609917" calcext:value-type="float">
            <text:p>-0.00312254275609917</text:p>
          </table:table-cell>
          <table:table-cell office:value-type="float" office:value="0.000982678014815027" calcext:value-type="float">
            <text:p>0.000982678014815027</text:p>
          </table:table-cell>
          <table:table-cell/>
          <table:table-cell table:formula="of:=[.AV20]" office:value-type="float" office:value="0.127034348773933" calcext:value-type="float">
            <text:p>0.127034348773933</text:p>
          </table:table-cell>
          <table:table-cell table:formula="of:=[.BA20]-1.96*SQRT([.AY20])" office:value-type="float" office:value="0.0655928655422153" calcext:value-type="float">
            <text:p>0.0655928655422153</text:p>
          </table:table-cell>
          <table:table-cell table:formula="of:=[.BA20]+1.96*SQRT([.AY20])" office:value-type="float" office:value="0.18847583200565" calcext:value-type="float">
            <text:p>0.18847583200565</text:p>
          </table:table-cell>
          <table:table-cell/>
          <table:table-cell table:formula="of:=[.$C20]" office:value-type="float" office:value="-2.12288412027664" calcext:value-type="float">
            <text:p>-2.12288412027664</text:p>
          </table:table-cell>
          <table:table-cell table:style-name="ce1" table:formula="of:=[.$AV$19]+[.$F20]*[.$AV$20]" office:value-type="float" office:value="-2.12108391568881" calcext:value-type="float">
            <text:p>-2.12E+00</text:p>
          </table:table-cell>
          <table:table-cell table:style-name="ce1" table:formula="of:=1-EXP([.BE20])" office:value-type="float" office:value="0.880314058401231" calcext:value-type="float">
            <text:p>8.80E-01</text:p>
          </table:table-cell>
          <table:table-cell/>
          <table:table-cell table:style-name="ce1" table:formula="of:=1-EXP([.$C20])" office:value-type="float" office:value="0.880314058401231" calcext:value-type="float">
            <text:p>8.80E-01</text:p>
          </table:table-cell>
          <table:table-cell table:number-columns-repeated="24"/>
        </table:table-row>
        <table:table-row table:style-name="ro1">
          <table:table-cell table:formula="of:=[$HospNew.A21]" office:value-type="string" office:string-value="Immunityhybridboost_123-183" calcext:value-type="string">
            <text:p>Immunityhybridboost_123-183</text:p>
          </table:table-cell>
          <table:table-cell table:formula="of:=[$HospNewVar.A21]" office:value-type="string" office:string-value="Immunityhybridboost_123-183" calcext:value-type="string">
            <text:p>Immunityhybridboost_123-183</text:p>
          </table:table-cell>
          <table:table-cell table:formula="of:=[$HospNew.B21]" office:value-type="float" office:value="-2.43446321090732" calcext:value-type="float">
            <text:p>-2.43446321090732</text:p>
          </table:table-cell>
          <table:table-cell table:formula="of:=EXP([.C21])" office:value-type="float" office:value="0.087644781185793" calcext:value-type="float">
            <text:p>0.087644781185793</text:p>
          </table:table-cell>
          <table:table-cell office:value-type="float" office:value="1" calcext:value-type="float">
            <text:p>1</text:p>
          </table:table-cell>
          <table:table-cell table:formula="of:=[.F20]+1" office:value-type="float" office:value="2" calcext:value-type="float">
            <text:p>2</text:p>
          </table:table-cell>
          <table:table-cell table:number-columns-repeated="18"/>
          <table:table-cell table:formula="of:=[$HospNewVar.S21]" office:value-type="float" office:value="0.0003659316568118" calcext:value-type="float">
            <text:p>0.0003659316568118</text:p>
          </table:table-cell>
          <table:table-cell table:formula="of:=[$HospNewVar.T21]" office:value-type="float" office:value="0.000380230136372142" calcext:value-type="float">
            <text:p>0.000380230136372142</text:p>
          </table:table-cell>
          <table:table-cell table:formula="of:=[$HospNewVar.U21]" office:value-type="float" office:value="0.0421148900114067" calcext:value-type="float">
            <text:p>0.0421148900114067</text:p>
          </table:table-cell>
          <table:table-cell table:formula="of:=[$HospNewVar.V21]" office:value-type="float" office:value="0.000436050149853086" calcext:value-type="float">
            <text:p>0.000436050149853086</text:p>
          </table:table-cell>
          <table:table-cell table:formula="of:=[$HospNewVar.W21]" office:value-type="float" office:value="0.00039451095826864" calcext:value-type="float">
            <text:p>0.00039451095826864</text:p>
          </table:table-cell>
          <table:table-cell table:formula="of:=[$HospNewVar.X21]" office:value-type="float" office:value="0.000360488684722044" calcext:value-type="float">
            <text:p>0.000360488684722044</text:p>
          </table:table-cell>
          <table:table-cell table:formula="of:=[$HospNewVar.Y21]" office:value-type="float" office:value="0.00039223650878931" calcext:value-type="float">
            <text:p>0.00039223650878931</text:p>
          </table:table-cell>
          <table:table-cell table:formula="of:=[$HospNewVar.Z21]" office:value-type="float" office:value="0.000426576950007727" calcext:value-type="float">
            <text:p>0.000426576950007727</text:p>
          </table:table-cell>
          <table:table-cell/>
          <table:table-cell office:value-type="float" office:value="-0.2815772608122" calcext:value-type="float">
            <text:p>-0.2815772608122</text:p>
          </table:table-cell>
          <table:table-cell office:value-type="float" office:value="-0.293570301528808" calcext:value-type="float">
            <text:p>-0.293570301528808</text:p>
          </table:table-cell>
          <table:table-cell office:value-type="float" office:value="23.7700122420486" calcext:value-type="float">
            <text:p>23.7700122420486</text:p>
          </table:table-cell>
          <table:table-cell office:value-type="float" office:value="-0.724781379052286" calcext:value-type="float">
            <text:p>-0.724781379052286</text:p>
          </table:table-cell>
          <table:table-cell office:value-type="float" office:value="-0.845319131038499" calcext:value-type="float">
            <text:p>-0.845319131038499</text:p>
          </table:table-cell>
          <table:table-cell office:value-type="float" office:value="-0.365078322199522" calcext:value-type="float">
            <text:p>-0.365078322199522</text:p>
          </table:table-cell>
          <table:table-cell office:value-type="float" office:value="-0.163586022508115" calcext:value-type="float">
            <text:p>-0.163586022508115</text:p>
          </table:table-cell>
          <table:table-cell office:value-type="float" office:value="-0.0269333127189872" calcext:value-type="float">
            <text:p>-0.0269333127189872</text:p>
          </table:table-cell>
          <table:table-cell table:number-columns-repeated="15"/>
          <table:table-cell table:formula="of:=[.$C21]" office:value-type="float" office:value="-2.43446321090732" calcext:value-type="float">
            <text:p>-2.43446321090732</text:p>
          </table:table-cell>
          <table:table-cell table:style-name="ce1" table:formula="of:=[.$AV$19]+[.$F21]*[.$AV$20]" office:value-type="float" office:value="-1.99404956691487" calcext:value-type="float">
            <text:p>-1.99E+00</text:p>
          </table:table-cell>
          <table:table-cell table:style-name="ce1" table:formula="of:=1-EXP([.BE21])" office:value-type="float" office:value="0.912355218814207" calcext:value-type="float">
            <text:p>9.12E-01</text:p>
          </table:table-cell>
          <table:table-cell/>
          <table:table-cell table:style-name="ce1" table:formula="of:=1-EXP([.$C21])" office:value-type="float" office:value="0.912355218814207" calcext:value-type="float">
            <text:p>9.12E-01</text:p>
          </table:table-cell>
          <table:table-cell table:number-columns-repeated="24"/>
        </table:table-row>
        <table:table-row table:style-name="ro1">
          <table:table-cell table:formula="of:=[$HospNew.A22]" office:value-type="string" office:string-value="Immunityhybridboost_184-244" calcext:value-type="string">
            <text:p>Immunityhybridboost_184-244</text:p>
          </table:table-cell>
          <table:table-cell table:formula="of:=[$HospNewVar.A22]" office:value-type="string" office:string-value="Immunityhybridboost_184-244" calcext:value-type="string">
            <text:p>Immunityhybridboost_184-244</text:p>
          </table:table-cell>
          <table:table-cell table:formula="of:=[$HospNew.B22]" office:value-type="float" office:value="-1.82738231353683" calcext:value-type="float">
            <text:p>-1.82738231353683</text:p>
          </table:table-cell>
          <table:table-cell table:formula="of:=EXP([.C22])" office:value-type="float" office:value="0.160834030279456" calcext:value-type="float">
            <text:p>0.160834030279456</text:p>
          </table:table-cell>
          <table:table-cell office:value-type="float" office:value="1" calcext:value-type="float">
            <text:p>1</text:p>
          </table:table-cell>
          <table:table-cell table:formula="of:=[.F21]+1" office:value-type="float" office:value="3" calcext:value-type="float">
            <text:p>3</text:p>
          </table:table-cell>
          <table:table-cell table:number-columns-repeated="18"/>
          <table:table-cell table:formula="of:=[$HospNewVar.S22]" office:value-type="float" office:value="0.000362124646397499" calcext:value-type="float">
            <text:p>0.000362124646397499</text:p>
          </table:table-cell>
          <table:table-cell table:formula="of:=[$HospNewVar.T22]" office:value-type="float" office:value="0.000333758150320744" calcext:value-type="float">
            <text:p>0.000333758150320744</text:p>
          </table:table-cell>
          <table:table-cell table:formula="of:=[$HospNewVar.U22]" office:value-type="float" office:value="0.000436050149853086" calcext:value-type="float">
            <text:p>0.000436050149853086</text:p>
          </table:table-cell>
          <table:table-cell table:formula="of:=[$HospNewVar.V22]" office:value-type="float" office:value="0.0132918605291945" calcext:value-type="float">
            <text:p>0.0132918605291945</text:p>
          </table:table-cell>
          <table:table-cell table:formula="of:=[$HospNewVar.W22]" office:value-type="float" office:value="0.000424965017027634" calcext:value-type="float">
            <text:p>0.000424965017027634</text:p>
          </table:table-cell>
          <table:table-cell table:formula="of:=[$HospNewVar.X22]" office:value-type="float" office:value="0.000338190648763016" calcext:value-type="float">
            <text:p>0.000338190648763016</text:p>
          </table:table-cell>
          <table:table-cell table:formula="of:=[$HospNewVar.Y22]" office:value-type="float" office:value="0.000258947017642952" calcext:value-type="float">
            <text:p>0.000258947017642952</text:p>
          </table:table-cell>
          <table:table-cell table:formula="of:=[$HospNewVar.Z22]" office:value-type="float" office:value="0.000230926015712104" calcext:value-type="float">
            <text:p>0.000230926015712104</text:p>
          </table:table-cell>
          <table:table-cell/>
          <table:table-cell office:value-type="float" office:value="-0.905621284940037" calcext:value-type="float">
            <text:p>-0.905621284940037</text:p>
          </table:table-cell>
          <table:table-cell office:value-type="float" office:value="-0.823718948603485" calcext:value-type="float">
            <text:p>-0.823718948603485</text:p>
          </table:table-cell>
          <table:table-cell office:value-type="float" office:value="-0.724781379052286" calcext:value-type="float">
            <text:p>-0.724781379052286</text:p>
          </table:table-cell>
          <table:table-cell office:value-type="float" office:value="75.4339375169957" calcext:value-type="float">
            <text:p>75.4339375169957</text:p>
          </table:table-cell>
          <table:table-cell office:value-type="float" office:value="-2.98770164609341" calcext:value-type="float">
            <text:p>-2.98770164609341</text:p>
          </table:table-cell>
          <table:table-cell office:value-type="float" office:value="-1.10540433673241" calcext:value-type="float">
            <text:p>-1.10540433673241</text:p>
          </table:table-cell>
          <table:table-cell office:value-type="float" office:value="-0.328512139827426" calcext:value-type="float">
            <text:p>-0.328512139827426</text:p>
          </table:table-cell>
          <table:table-cell office:value-type="float" office:value="-0.0428344337702826" calcext:value-type="float">
            <text:p>-0.0428344337702826</text:p>
          </table:table-cell>
          <table:table-cell table:number-columns-repeated="6"/>
          <table:table-cell office:value-type="string" calcext:value-type="string">
            <text:p>check</text:p>
          </table:table-cell>
          <table:table-cell table:number-columns-repeated="4"/>
          <table:table-cell office:value-type="string" calcext:value-type="string">
            <text:p>exp</text:p>
          </table:table-cell>
          <table:table-cell table:number-columns-repeated="3"/>
          <table:table-cell table:formula="of:=[.$C22]" office:value-type="float" office:value="-1.82738231353683" calcext:value-type="float">
            <text:p>-1.82738231353683</text:p>
          </table:table-cell>
          <table:table-cell table:style-name="ce1" table:formula="of:=[.$AV$19]+[.$F22]*[.$AV$20]" office:value-type="float" office:value="-1.86701521814094" calcext:value-type="float">
            <text:p>-1.87E+00</text:p>
          </table:table-cell>
          <table:table-cell table:style-name="ce1" table:formula="of:=1-EXP([.BE22])" office:value-type="float" office:value="0.839165969720544" calcext:value-type="float">
            <text:p>8.39E-01</text:p>
          </table:table-cell>
          <table:table-cell/>
          <table:table-cell table:style-name="ce1" table:formula="of:=1-EXP([.$C22])" office:value-type="float" office:value="0.839165969720544" calcext:value-type="float">
            <text:p>8.39E-01</text:p>
          </table:table-cell>
          <table:table-cell table:number-columns-repeated="24"/>
        </table:table-row>
        <table:table-row table:style-name="ro1">
          <table:table-cell table:formula="of:=[$HospNew.A23]" office:value-type="string" office:string-value="Immunityhybridboost_245-305" calcext:value-type="string">
            <text:p>Immunityhybridboost_245-305</text:p>
          </table:table-cell>
          <table:table-cell table:formula="of:=[$HospNewVar.A23]" office:value-type="string" office:string-value="Immunityhybridboost_245-305" calcext:value-type="string">
            <text:p>Immunityhybridboost_245-305</text:p>
          </table:table-cell>
          <table:table-cell table:formula="of:=[$HospNew.B23]" office:value-type="float" office:value="-1.72491944079855" calcext:value-type="float">
            <text:p>-1.72491944079855</text:p>
          </table:table-cell>
          <table:table-cell table:formula="of:=EXP([.C23])" office:value-type="float" office:value="0.178187405829837" calcext:value-type="float">
            <text:p>0.178187405829837</text:p>
          </table:table-cell>
          <table:table-cell office:value-type="float" office:value="1" calcext:value-type="float">
            <text:p>1</text:p>
          </table:table-cell>
          <table:table-cell table:formula="of:=[.F22]+1" office:value-type="float" office:value="4" calcext:value-type="float">
            <text:p>4</text:p>
          </table:table-cell>
          <table:table-cell table:number-columns-repeated="18"/>
          <table:table-cell table:formula="of:=[$HospNewVar.S23]" office:value-type="float" office:value="0.00039580751756415" calcext:value-type="float">
            <text:p>0.00039580751756415</text:p>
          </table:table-cell>
          <table:table-cell table:formula="of:=[$HospNewVar.T23]" office:value-type="float" office:value="0.000372331476012106" calcext:value-type="float">
            <text:p>0.000372331476012106</text:p>
          </table:table-cell>
          <table:table-cell table:formula="of:=[$HospNewVar.U23]" office:value-type="float" office:value="0.00039451095826864" calcext:value-type="float">
            <text:p>0.00039451095826864</text:p>
          </table:table-cell>
          <table:table-cell table:formula="of:=[$HospNewVar.V23]" office:value-type="float" office:value="0.000424965017027634" calcext:value-type="float">
            <text:p>0.000424965017027634</text:p>
          </table:table-cell>
          <table:table-cell table:formula="of:=[$HospNewVar.W23]" office:value-type="float" office:value="0.0102269599871563" calcext:value-type="float">
            <text:p>0.0102269599871563</text:p>
          </table:table-cell>
          <table:table-cell table:formula="of:=[$HospNewVar.X23]" office:value-type="float" office:value="0.000388996182765919" calcext:value-type="float">
            <text:p>0.000388996182765919</text:p>
          </table:table-cell>
          <table:table-cell table:formula="of:=[$HospNewVar.Y23]" office:value-type="float" office:value="0.000328589675303646" calcext:value-type="float">
            <text:p>0.000328589675303646</text:p>
          </table:table-cell>
          <table:table-cell table:formula="of:=[$HospNewVar.Z23]" office:value-type="float" office:value="0.000295397565821034" calcext:value-type="float">
            <text:p>0.000295397565821034</text:p>
          </table:table-cell>
          <table:table-cell/>
          <table:table-cell office:value-type="float" office:value="-1.30736683288588" calcext:value-type="float">
            <text:p>-1.30736683288588</text:p>
          </table:table-cell>
          <table:table-cell office:value-type="float" office:value="-1.21692433570541" calcext:value-type="float">
            <text:p>-1.21692433570541</text:p>
          </table:table-cell>
          <table:table-cell office:value-type="float" office:value="-0.845319131038499" calcext:value-type="float">
            <text:p>-0.845319131038499</text:p>
          </table:table-cell>
          <table:table-cell office:value-type="float" office:value="-2.98770164609341" calcext:value-type="float">
            <text:p>-2.98770164609341</text:p>
          </table:table-cell>
          <table:table-cell office:value-type="float" office:value="98.1171307583447" calcext:value-type="float">
            <text:p>98.1171307583447</text:p>
          </table:table-cell>
          <table:table-cell office:value-type="float" office:value="-1.6918956590349" calcext:value-type="float">
            <text:p>-1.6918956590349</text:p>
          </table:table-cell>
          <table:table-cell office:value-type="float" office:value="-0.566149241977626" calcext:value-type="float">
            <text:p>-0.566149241977626</text:p>
          </table:table-cell>
          <table:table-cell office:value-type="float" office:value="-0.0747378381456563" calcext:value-type="float">
            <text:p>-0.0747378381456563</text:p>
          </table:table-cell>
          <table:table-cell table:number-columns-repeated="6"/>
          <table:table-cell table:formula="of:=[.AV19]-[.$C19]" office:value-type="float" office:value="-0.200167616635778" calcext:value-type="float">
            <text:p>-0.200167616635778</text:p>
          </table:table-cell>
          <table:table-cell table:number-columns-repeated="4"/>
          <table:table-cell table:formula="of:=EXP([.BA20])" office:value-type="float" office:value="1.13545601863376" calcext:value-type="float">
            <text:p>1.13545601863376</text:p>
          </table:table-cell>
          <table:table-cell table:number-columns-repeated="3"/>
          <table:table-cell table:formula="of:=[.$C23]" office:value-type="float" office:value="-1.72491944079855" calcext:value-type="float">
            <text:p>-1.72491944079855</text:p>
          </table:table-cell>
          <table:table-cell table:style-name="ce1" table:formula="of:=[.$AV$19]+[.$F23]*[.$AV$20]" office:value-type="float" office:value="-1.73998086936701" calcext:value-type="float">
            <text:p>-1.74E+00</text:p>
          </table:table-cell>
          <table:table-cell table:style-name="ce1" table:formula="of:=1-EXP([.BE23])" office:value-type="float" office:value="0.821812594170163" calcext:value-type="float">
            <text:p>8.22E-01</text:p>
          </table:table-cell>
          <table:table-cell/>
          <table:table-cell table:style-name="ce1" table:formula="of:=1-EXP([.$C23])" office:value-type="float" office:value="0.821812594170163" calcext:value-type="float">
            <text:p>8.22E-01</text:p>
          </table:table-cell>
          <table:table-cell table:number-columns-repeated="24"/>
        </table:table-row>
        <table:table-row table:style-name="ro1">
          <table:table-cell table:formula="of:=[$HospNew.A24]" office:value-type="string" office:string-value="Immunityhybridboost_306-366" calcext:value-type="string">
            <text:p>Immunityhybridboost_306-366</text:p>
          </table:table-cell>
          <table:table-cell table:formula="of:=[$HospNewVar.A24]" office:value-type="string" office:string-value="Immunityhybridboost_306-366" calcext:value-type="string">
            <text:p>Immunityhybridboost_306-366</text:p>
          </table:table-cell>
          <table:table-cell table:formula="of:=[$HospNew.B24]" office:value-type="float" office:value="-1.80373490063029" calcext:value-type="float">
            <text:p>-1.80373490063029</text:p>
          </table:table-cell>
          <table:table-cell table:formula="of:=EXP([.C24])" office:value-type="float" office:value="0.16468266478277" calcext:value-type="float">
            <text:p>0.16468266478277</text:p>
          </table:table-cell>
          <table:table-cell office:value-type="float" office:value="1" calcext:value-type="float">
            <text:p>1</text:p>
          </table:table-cell>
          <table:table-cell table:formula="of:=[.F23]+1" office:value-type="float" office:value="5" calcext:value-type="float">
            <text:p>5</text:p>
          </table:table-cell>
          <table:table-cell table:number-columns-repeated="18"/>
          <table:table-cell table:formula="of:=[$HospNewVar.S24]" office:value-type="float" office:value="0.000439338925000602" calcext:value-type="float">
            <text:p>0.000439338925000602</text:p>
          </table:table-cell>
          <table:table-cell table:formula="of:=[$HospNewVar.T24]" office:value-type="float" office:value="0.000471722826618691" calcext:value-type="float">
            <text:p>0.000471722826618691</text:p>
          </table:table-cell>
          <table:table-cell table:formula="of:=[$HospNewVar.U24]" office:value-type="float" office:value="0.000360488684722044" calcext:value-type="float">
            <text:p>0.000360488684722044</text:p>
          </table:table-cell>
          <table:table-cell table:formula="of:=[$HospNewVar.V24]" office:value-type="float" office:value="0.000338190648763016" calcext:value-type="float">
            <text:p>0.000338190648763016</text:p>
          </table:table-cell>
          <table:table-cell table:formula="of:=[$HospNewVar.W24]" office:value-type="float" office:value="0.000388996182765919" calcext:value-type="float">
            <text:p>0.000388996182765919</text:p>
          </table:table-cell>
          <table:table-cell table:formula="of:=[$HospNewVar.X24]" office:value-type="float" office:value="0.0208954599723779" calcext:value-type="float">
            <text:p>0.0208954599723779</text:p>
          </table:table-cell>
          <table:table-cell table:formula="of:=[$HospNewVar.Y24]" office:value-type="float" office:value="0.000548167183927199" calcext:value-type="float">
            <text:p>0.000548167183927199</text:p>
          </table:table-cell>
          <table:table-cell table:formula="of:=[$HospNewVar.Z24]" office:value-type="float" office:value="0.000539726695308337" calcext:value-type="float">
            <text:p>0.000539726695308337</text:p>
          </table:table-cell>
          <table:table-cell/>
          <table:table-cell office:value-type="float" office:value="-0.702911052943992" calcext:value-type="float">
            <text:p>-0.702911052943992</text:p>
          </table:table-cell>
          <table:table-cell office:value-type="float" office:value="-0.758255564951718" calcext:value-type="float">
            <text:p>-0.758255564951718</text:p>
          </table:table-cell>
          <table:table-cell office:value-type="float" office:value="-0.365078322199522" calcext:value-type="float">
            <text:p>-0.365078322199522</text:p>
          </table:table-cell>
          <table:table-cell office:value-type="float" office:value="-1.10540433673241" calcext:value-type="float">
            <text:p>-1.10540433673241</text:p>
          </table:table-cell>
          <table:table-cell office:value-type="float" office:value="-1.6918956590349" calcext:value-type="float">
            <text:p>-1.6918956590349</text:p>
          </table:table-cell>
          <table:table-cell office:value-type="float" office:value="47.9592947877483" calcext:value-type="float">
            <text:p>47.9592947877483</text:p>
          </table:table-cell>
          <table:table-cell office:value-type="float" office:value="-0.480482987557395" calcext:value-type="float">
            <text:p>-0.480482987557395</text:p>
          </table:table-cell>
          <table:table-cell office:value-type="float" office:value="-0.0705022064581141" calcext:value-type="float">
            <text:p>-0.0705022064581141</text:p>
          </table:table-cell>
          <table:table-cell table:number-columns-repeated="15"/>
          <table:table-cell table:formula="of:=[.$C24]" office:value-type="float" office:value="-1.80373490063029" calcext:value-type="float">
            <text:p>-1.80373490063029</text:p>
          </table:table-cell>
          <table:table-cell table:style-name="ce1" table:formula="of:=[.$AV$19]+[.$F24]*[.$AV$20]" office:value-type="float" office:value="-1.61294652059307" calcext:value-type="float">
            <text:p>-1.61E+00</text:p>
          </table:table-cell>
          <table:table-cell table:style-name="ce1" table:formula="of:=1-EXP([.BE24])" office:value-type="float" office:value="0.83531733521723" calcext:value-type="float">
            <text:p>8.35E-01</text:p>
          </table:table-cell>
          <table:table-cell/>
          <table:table-cell table:style-name="ce1" table:formula="of:=1-EXP([.$C24])" office:value-type="float" office:value="0.83531733521723" calcext:value-type="float">
            <text:p>8.35E-01</text:p>
          </table:table-cell>
          <table:table-cell table:number-columns-repeated="24"/>
        </table:table-row>
        <table:table-row table:style-name="ro1">
          <table:table-cell table:formula="of:=[$HospNew.A25]" office:value-type="string" office:string-value="Immunityhybridboost_367-427" calcext:value-type="string">
            <text:p>Immunityhybridboost_367-427</text:p>
          </table:table-cell>
          <table:table-cell table:formula="of:=[$HospNewVar.A25]" office:value-type="string" office:string-value="Immunityhybridboost_367-427" calcext:value-type="string">
            <text:p>Immunityhybridboost_367-427</text:p>
          </table:table-cell>
          <table:table-cell table:formula="of:=[$HospNew.B25]" office:value-type="float" office:value="-1.33143794107588" calcext:value-type="float">
            <text:p>-1.33143794107588</text:p>
          </table:table-cell>
          <table:table-cell table:formula="of:=EXP([.C25])" office:value-type="float" office:value="0.264097231877604" calcext:value-type="float">
            <text:p>0.264097231877604</text:p>
          </table:table-cell>
          <table:table-cell office:value-type="float" office:value="1" calcext:value-type="float">
            <text:p>1</text:p>
          </table:table-cell>
          <table:table-cell table:formula="of:=[.F24]+1" office:value-type="float" office:value="6" calcext:value-type="float">
            <text:p>6</text:p>
          </table:table-cell>
          <table:table-cell table:number-columns-repeated="18"/>
          <table:table-cell table:formula="of:=[$HospNewVar.S25]" office:value-type="float" office:value="0.000440947623777616" calcext:value-type="float">
            <text:p>0.000440947623777616</text:p>
          </table:table-cell>
          <table:table-cell table:formula="of:=[$HospNewVar.T25]" office:value-type="float" office:value="0.000587031112231505" calcext:value-type="float">
            <text:p>0.000587031112231505</text:p>
          </table:table-cell>
          <table:table-cell table:formula="of:=[$HospNewVar.U25]" office:value-type="float" office:value="0.00039223650878931" calcext:value-type="float">
            <text:p>0.00039223650878931</text:p>
          </table:table-cell>
          <table:table-cell table:formula="of:=[$HospNewVar.V25]" office:value-type="float" office:value="0.000258947017642952" calcext:value-type="float">
            <text:p>0.000258947017642952</text:p>
          </table:table-cell>
          <table:table-cell table:formula="of:=[$HospNewVar.W25]" office:value-type="float" office:value="0.000328589675303646" calcext:value-type="float">
            <text:p>0.000328589675303646</text:p>
          </table:table-cell>
          <table:table-cell table:formula="of:=[$HospNewVar.X25]" office:value-type="float" office:value="0.000548167183927199" calcext:value-type="float">
            <text:p>0.000548167183927199</text:p>
          </table:table-cell>
          <table:table-cell table:formula="of:=[$HospNewVar.Y25]" office:value-type="float" office:value="0.0509266256076453" calcext:value-type="float">
            <text:p>0.0509266256076453</text:p>
          </table:table-cell>
          <table:table-cell table:formula="of:=[$HospNewVar.Z25]" office:value-type="float" office:value="0.00113315793259414" calcext:value-type="float">
            <text:p>0.00113315793259414</text:p>
          </table:table-cell>
          <table:table-cell/>
          <table:table-cell office:value-type="float" office:value="-0.286242669288508" calcext:value-type="float">
            <text:p>-0.286242669288508</text:p>
          </table:table-cell>
          <table:table-cell office:value-type="float" office:value="-0.39141795591991" calcext:value-type="float">
            <text:p>-0.39141795591991</text:p>
          </table:table-cell>
          <table:table-cell office:value-type="float" office:value="-0.163586022508115" calcext:value-type="float">
            <text:p>-0.163586022508115</text:p>
          </table:table-cell>
          <table:table-cell office:value-type="float" office:value="-0.328512139827426" calcext:value-type="float">
            <text:p>-0.328512139827426</text:p>
          </table:table-cell>
          <table:table-cell office:value-type="float" office:value="-0.566149241977626" calcext:value-type="float">
            <text:p>-0.566149241977626</text:p>
          </table:table-cell>
          <table:table-cell office:value-type="float" office:value="-0.480482987557395" calcext:value-type="float">
            <text:p>-0.480482987557395</text:p>
          </table:table-cell>
          <table:table-cell office:value-type="float" office:value="19.6562533529838" calcext:value-type="float">
            <text:p>19.6562533529838</text:p>
          </table:table-cell>
          <table:table-cell office:value-type="float" office:value="-0.0635528027159341" calcext:value-type="float">
            <text:p>-0.0635528027159341</text:p>
          </table:table-cell>
          <table:table-cell table:number-columns-repeated="11"/>
          <table:table-cell table:formula="of:=&quot;1-&quot;" office:value-type="string" office:string-value="1-" calcext:value-type="string">
            <text:p>1-</text:p>
          </table:table-cell>
          <table:table-cell table:number-columns-repeated="3"/>
          <table:table-cell table:formula="of:=[.$C25]" office:value-type="float" office:value="-1.33143794107588" calcext:value-type="float">
            <text:p>-1.33143794107588</text:p>
          </table:table-cell>
          <table:table-cell table:style-name="ce1" table:formula="of:=[.$AV$19]+[.$F25]*[.$AV$20]" office:value-type="float" office:value="-1.48591217181914" calcext:value-type="float">
            <text:p>-1.49E+00</text:p>
          </table:table-cell>
          <table:table-cell table:style-name="ce1" table:formula="of:=1-EXP([.BE25])" office:value-type="float" office:value="0.735902768122396" calcext:value-type="float">
            <text:p>7.36E-01</text:p>
          </table:table-cell>
          <table:table-cell/>
          <table:table-cell table:style-name="ce1" table:formula="of:=1-EXP([.$C25])" office:value-type="float" office:value="0.735902768122396" calcext:value-type="float">
            <text:p>7.36E-01</text:p>
          </table:table-cell>
          <table:table-cell table:number-columns-repeated="24"/>
        </table:table-row>
        <table:table-row table:style-name="ro1">
          <table:table-cell table:formula="of:=[$HospNew.A26]" office:value-type="string" office:string-value="Immunityhybridboost_428-488" calcext:value-type="string">
            <text:p>Immunityhybridboost_428-488</text:p>
          </table:table-cell>
          <table:table-cell table:formula="of:=[$HospNewVar.A26]" office:value-type="string" office:string-value="Immunityhybridboost_428-488" calcext:value-type="string">
            <text:p>Immunityhybridboost_428-488</text:p>
          </table:table-cell>
          <table:table-cell table:formula="of:=[$HospNew.B26]" office:value-type="float" office:value="0.280358407824773" calcext:value-type="float">
            <text:p>0.280358407824773</text:p>
          </table:table-cell>
          <table:table-cell table:formula="of:=EXP([.C26])" office:value-type="float" office:value="1.32360411740762" calcext:value-type="float">
            <text:p>1.32360411740762</text:p>
          </table:table-cell>
          <table:table-cell office:value-type="float" office:value="1" calcext:value-type="float">
            <text:p>1</text:p>
          </table:table-cell>
          <table:table-cell table:formula="of:=[.F25]+1" office:value-type="float" office:value="7" calcext:value-type="float">
            <text:p>7</text:p>
          </table:table-cell>
          <table:table-cell table:number-columns-repeated="2"/>
          <table:table-cell table:formula="of:=[$HospNewVar.C26]" office:value-type="float" office:value="0.000261818574127415" calcext:value-type="float">
            <text:p>0.000261818574127415</text:p>
          </table:table-cell>
          <table:table-cell table:number-columns-repeated="15"/>
          <table:table-cell table:formula="of:=[$HospNewVar.S26]" office:value-type="float" office:value="0.00039635292276487" calcext:value-type="float">
            <text:p>0.00039635292276487</text:p>
          </table:table-cell>
          <table:table-cell table:formula="of:=[$HospNewVar.T26]" office:value-type="float" office:value="0.00062486456577676" calcext:value-type="float">
            <text:p>0.00062486456577676</text:p>
          </table:table-cell>
          <table:table-cell table:formula="of:=[$HospNewVar.U26]" office:value-type="float" office:value="0.000426576950007727" calcext:value-type="float">
            <text:p>0.000426576950007727</text:p>
          </table:table-cell>
          <table:table-cell table:formula="of:=[$HospNewVar.V26]" office:value-type="float" office:value="0.000230926015712104" calcext:value-type="float">
            <text:p>0.000230926015712104</text:p>
          </table:table-cell>
          <table:table-cell table:formula="of:=[$HospNewVar.W26]" office:value-type="float" office:value="0.000295397565821034" calcext:value-type="float">
            <text:p>0.000295397565821034</text:p>
          </table:table-cell>
          <table:table-cell table:formula="of:=[$HospNewVar.X26]" office:value-type="float" office:value="0.000539726695308337" calcext:value-type="float">
            <text:p>0.000539726695308337</text:p>
          </table:table-cell>
          <table:table-cell table:formula="of:=[$HospNewVar.Y26]" office:value-type="float" office:value="0.00113315793259414" calcext:value-type="float">
            <text:p>0.00113315793259414</text:p>
          </table:table-cell>
          <table:table-cell table:formula="of:=[$HospNewVar.Z26]" office:value-type="float" office:value="0.335837123480632" calcext:value-type="float">
            <text:p>0.335837123480632</text:p>
          </table:table-cell>
          <table:table-cell/>
          <table:table-cell office:value-type="float" office:value="-0.0378593125101763" calcext:value-type="float">
            <text:p>-0.0378593125101763</text:p>
          </table:table-cell>
          <table:table-cell office:value-type="float" office:value="-0.062594912264092" calcext:value-type="float">
            <text:p>-0.062594912264092</text:p>
          </table:table-cell>
          <table:table-cell office:value-type="float" office:value="-0.0269333127189872" calcext:value-type="float">
            <text:p>-0.0269333127189872</text:p>
          </table:table-cell>
          <table:table-cell office:value-type="float" office:value="-0.0428344337702826" calcext:value-type="float">
            <text:p>-0.0428344337702826</text:p>
          </table:table-cell>
          <table:table-cell office:value-type="float" office:value="-0.0747378381456563" calcext:value-type="float">
            <text:p>-0.0747378381456563</text:p>
          </table:table-cell>
          <table:table-cell office:value-type="float" office:value="-0.0705022064581141" calcext:value-type="float">
            <text:p>-0.0705022064581141</text:p>
          </table:table-cell>
          <table:table-cell office:value-type="float" office:value="-0.0635528027159341" calcext:value-type="float">
            <text:p>-0.0635528027159341</text:p>
          </table:table-cell>
          <table:table-cell office:value-type="float" office:value="2.97825217772848" calcext:value-type="float">
            <text:p>2.97825217772848</text:p>
          </table:table-cell>
          <table:table-cell table:number-columns-repeated="11"/>
          <table:table-cell table:formula="of:=1-[.BA23]" office:value-type="float" office:value="-0.135456018633761" calcext:value-type="float">
            <text:p>-0.135456018633761</text:p>
          </table:table-cell>
          <table:table-cell table:formula="of:=1-[.BC23]" office:value-type="float" office:value="1" calcext:value-type="float">
            <text:p>1</text:p>
          </table:table-cell>
          <table:table-cell table:formula="of:=1-[.BB23]" office:value-type="float" office:value="1" calcext:value-type="float">
            <text:p>1</text:p>
          </table:table-cell>
          <table:table-cell table:style-name="ce1"/>
          <table:table-cell table:formula="of:=[.$C26]" office:value-type="float" office:value="0.280358407824773" calcext:value-type="float">
            <text:p>0.280358407824773</text:p>
          </table:table-cell>
          <table:table-cell table:style-name="ce1" table:formula="of:=[.$AV$19]+[.$F26]*[.$AV$20]" office:value-type="float" office:value="-1.35887782304521" calcext:value-type="float">
            <text:p>-1.36E+00</text:p>
          </table:table-cell>
          <table:table-cell table:style-name="ce1" table:formula="of:=1-EXP([.BE26])" office:value-type="float" office:value="-0.323604117407616" calcext:value-type="float">
            <text:p>-3.24E-01</text:p>
          </table:table-cell>
          <table:table-cell table:style-name="ce1"/>
          <table:table-cell table:style-name="ce1" table:formula="of:=1-EXP([.$C26])" office:value-type="float" office:value="-0.323604117407616" calcext:value-type="float">
            <text:p>-3.24E-01</text:p>
          </table:table-cell>
          <table:table-cell table:style-name="ce1" table:number-columns-repeated="5"/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 table:formula="of:=[$HospNew.A27]" office:value-type="string" office:string-value="Immunityhybridfull_062-122" calcext:value-type="string">
            <text:p>Immunityhybridfull_062-122</text:p>
          </table:table-cell>
          <table:table-cell table:formula="of:=[$HospNewVar.A27]" office:value-type="string" office:string-value="Immunityhybridfull_062-122" calcext:value-type="string">
            <text:p>Immunityhybridfull_062-122</text:p>
          </table:table-cell>
          <table:table-cell table:formula="of:=[$HospNew.B27]" office:value-type="float" office:value="-1.48398430167743" calcext:value-type="float">
            <text:p>-1.48398430167743</text:p>
          </table:table-cell>
          <table:table-cell table:formula="of:=EXP([.C27])" office:value-type="float" office:value="0.226732515598305" calcext:value-type="float">
            <text:p>0.2267325155983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$HospNewVar.C27]" office:value-type="float" office:value="0.000376561357158934" calcext:value-type="float">
            <text:p>0.000376561357158934</text:p>
          </table:table-cell>
          <table:table-cell table:number-columns-repeated="6"/>
          <table:table-cell table:formula="of:=[$HospNewVar.J27]" office:value-type="float" office:value="0.000448247578974726" calcext:value-type="float">
            <text:p>0.000448247578974726</text:p>
          </table:table-cell>
          <table:table-cell table:formula="of:=[$HospNewVar.K27]" office:value-type="float" office:value="0.00037976768294343" calcext:value-type="float">
            <text:p>0.00037976768294343</text:p>
          </table:table-cell>
          <table:table-cell table:number-columns-repeated="6"/>
          <table:table-cell table:formula="of:=[$HospNewVar.R27]" office:value-type="float" office:value="0.000418621284940287" calcext:value-type="float">
            <text:p>0.000418621284940287</text:p>
          </table:table-cell>
          <table:table-cell table:formula="of:=[$HospNewVar.S27]" office:value-type="float" office:value="0.000392296318315726" calcext:value-type="float">
            <text:p>0.000392296318315726</text:p>
          </table:table-cell>
          <table:table-cell table:number-columns-repeated="6"/>
          <table:table-cell table:formula="of:=[$HospNewVar.Z27]" office:value-type="float" office:value="0.000458841637120535" calcext:value-type="float">
            <text:p>0.000458841637120535</text:p>
          </table:table-cell>
          <table:table-cell table:formula="of:=[$HospNewVar.AA27]" office:value-type="float" office:value="0.167097786455427" calcext:value-type="float">
            <text:p>0.167097786455427</text:p>
          </table:table-cell>
          <table:table-cell table:number-columns-repeated="6"/>
          <table:table-cell table:formula="of:=[$HospNewVar.AH27]" office:value-type="float" office:value="0.000454908823352332" calcext:value-type="float">
            <text:p>0.000454908823352332</text:p>
          </table:table-cell>
          <table:table-cell table:formula="of:=[$HospNewVar.AI27]" office:value-type="float" office:value="0.00041380035230272" calcext:value-type="float">
            <text:p>0.00041380035230272</text:p>
          </table:table-cell>
          <table:table-cell table:number-columns-repeated="6"/>
          <table:table-cell table:formula="of:=[$HospNewVar.AP27]" office:value-type="float" office:value="0.000334835278755902" calcext:value-type="float">
            <text:p>0.000334835278755902</text:p>
          </table:table-cell>
          <table:table-cell table:formula="of:=[$HospNewVar.AQ27]" office:value-type="float" office:value="0.000361063666136905" calcext:value-type="float">
            <text:p>0.000361063666136905</text:p>
          </table:table-cell>
          <table:table-cell/>
          <table:table-cell table:formula="of:=[$HospNewVar.AS27]" office:value-type="float" office:value="0.000452469891260746" calcext:value-type="float">
            <text:p>0.000452469891260746</text:p>
          </table:table-cell>
          <table:table-cell table:formula="of:=[$HospNewVar.AT27]" office:value-type="float" office:value="0.000434931229719659" calcext:value-type="float">
            <text:p>0.000434931229719659</text:p>
          </table:table-cell>
          <table:table-cell table:formula="of:=[$HospNewVar.AU27]" office:value-type="float" office:value="0.000456561718779974" calcext:value-type="float">
            <text:p>0.000456561718779974</text:p>
          </table:table-cell>
          <table:table-cell table:formula="of:=[$HospNewVar.AV27]" office:value-type="float" office:value="0.00042351240762963" calcext:value-type="float">
            <text:p>0.00042351240762963</text:p>
          </table:table-cell>
          <table:table-cell table:style-name="ce1" table:formula="of:=[$HospNewVar.AW27]" office:value-type="float" office:value="0.000073819508619791" calcext:value-type="float">
            <text:p>7.38E-05</text:p>
          </table:table-cell>
          <table:table-cell table:style-name="ce1" table:number-columns-repeated="8"/>
          <table:table-cell table:number-columns-repeated="5"/>
          <table:table-cell table:style-name="ce1"/>
          <table:table-cell table:number-columns-repeated="16"/>
        </table:table-row>
        <table:table-row table:style-name="ro1">
          <table:table-cell table:formula="of:=[$HospNew.A28]" office:value-type="string" office:string-value="Immunityhybridfull_123-183" calcext:value-type="string">
            <text:p>Immunityhybridfull_123-183</text:p>
          </table:table-cell>
          <table:table-cell table:formula="of:=[$HospNewVar.A28]" office:value-type="string" office:string-value="Immunityhybridfull_123-183" calcext:value-type="string">
            <text:p>Immunityhybridfull_123-183</text:p>
          </table:table-cell>
          <table:table-cell table:formula="of:=[$HospNew.B28]" office:value-type="float" office:value="-1.85169556964096" calcext:value-type="float">
            <text:p>-1.85169556964096</text:p>
          </table:table-cell>
          <table:table-cell table:formula="of:=EXP([.C28])" office:value-type="float" office:value="0.156970785645302" calcext:value-type="float">
            <text:p>0.156970785645302</text:p>
          </table:table-cell>
          <table:table-cell office:value-type="float" office:value="1" calcext:value-type="float">
            <text:p>1</text:p>
          </table:table-cell>
          <table:table-cell table:formula="of:=[.F27]+1" office:value-type="float" office:value="1" calcext:value-type="float">
            <text:p>1</text:p>
          </table:table-cell>
          <table:table-cell table:number-columns-repeated="79"/>
        </table:table-row>
        <table:table-row table:style-name="ro1">
          <table:table-cell table:formula="of:=[$HospNew.A29]" office:value-type="string" office:string-value="Immunityhybridfull_184-244" calcext:value-type="string">
            <text:p>Immunityhybridfull_184-244</text:p>
          </table:table-cell>
          <table:table-cell table:formula="of:=[$HospNewVar.A29]" office:value-type="string" office:string-value="Immunityhybridfull_184-244" calcext:value-type="string">
            <text:p>Immunityhybridfull_184-244</text:p>
          </table:table-cell>
          <table:table-cell table:formula="of:=[$HospNew.B29]" office:value-type="float" office:value="-1.95064319635796" calcext:value-type="float">
            <text:p>-1.95064319635796</text:p>
          </table:table-cell>
          <table:table-cell table:formula="of:=EXP([.C29])" office:value-type="float" office:value="0.142182590845031" calcext:value-type="float">
            <text:p>0.142182590845031</text:p>
          </table:table-cell>
          <table:table-cell office:value-type="float" office:value="1" calcext:value-type="float">
            <text:p>1</text:p>
          </table:table-cell>
          <table:table-cell table:formula="of:=[.F28]+1" office:value-type="float" office:value="2" calcext:value-type="float">
            <text:p>2</text:p>
          </table:table-cell>
          <table:table-cell table:number-columns-repeated="79"/>
        </table:table-row>
        <table:table-row table:style-name="ro1">
          <table:table-cell table:formula="of:=[$HospNew.A30]" office:value-type="string" office:string-value="Immunityhybridfull_245-305" calcext:value-type="string">
            <text:p>Immunityhybridfull_245-305</text:p>
          </table:table-cell>
          <table:table-cell table:formula="of:=[$HospNewVar.A30]" office:value-type="string" office:string-value="Immunityhybridfull_245-305" calcext:value-type="string">
            <text:p>Immunityhybridfull_245-305</text:p>
          </table:table-cell>
          <table:table-cell table:formula="of:=[$HospNew.B30]" office:value-type="float" office:value="-1.78197921194182" calcext:value-type="float">
            <text:p>-1.78197921194182</text:p>
          </table:table-cell>
          <table:table-cell table:formula="of:=EXP([.C30])" office:value-type="float" office:value="0.168304706717284" calcext:value-type="float">
            <text:p>0.168304706717284</text:p>
          </table:table-cell>
          <table:table-cell office:value-type="float" office:value="1" calcext:value-type="float">
            <text:p>1</text:p>
          </table:table-cell>
          <table:table-cell table:formula="of:=[.F29]+1" office:value-type="float" office:value="3" calcext:value-type="float">
            <text:p>3</text:p>
          </table:table-cell>
          <table:table-cell table:number-columns-repeated="79"/>
        </table:table-row>
        <table:table-row table:style-name="ro1">
          <table:table-cell table:formula="of:=[$HospNew.A31]" office:value-type="string" office:string-value="Immunityhybridfull_306-366" calcext:value-type="string">
            <text:p>Immunityhybridfull_306-366</text:p>
          </table:table-cell>
          <table:table-cell table:formula="of:=[$HospNewVar.A31]" office:value-type="string" office:string-value="Immunityhybridfull_306-366" calcext:value-type="string">
            <text:p>Immunityhybridfull_306-366</text:p>
          </table:table-cell>
          <table:table-cell table:formula="of:=[$HospNew.B31]" office:value-type="float" office:value="-1.63815396280176" calcext:value-type="float">
            <text:p>-1.63815396280176</text:p>
          </table:table-cell>
          <table:table-cell table:formula="of:=EXP([.C31])" office:value-type="float" office:value="0.194338467395927" calcext:value-type="float">
            <text:p>0.194338467395927</text:p>
          </table:table-cell>
          <table:table-cell office:value-type="float" office:value="1" calcext:value-type="float">
            <text:p>1</text:p>
          </table:table-cell>
          <table:table-cell table:formula="of:=[.F30]+1" office:value-type="float" office:value="4" calcext:value-type="float">
            <text:p>4</text:p>
          </table:table-cell>
          <table:table-cell table:number-columns-repeated="79"/>
        </table:table-row>
        <table:table-row table:style-name="ro1">
          <table:table-cell table:formula="of:=[$HospNew.A32]" office:value-type="string" office:string-value="Immunityhybridfull_367-427" calcext:value-type="string">
            <text:p>Immunityhybridfull_367-427</text:p>
          </table:table-cell>
          <table:table-cell table:formula="of:=[$HospNewVar.A32]" office:value-type="string" office:string-value="Immunityhybridfull_367-427" calcext:value-type="string">
            <text:p>Immunityhybridfull_367-427</text:p>
          </table:table-cell>
          <table:table-cell table:formula="of:=[$HospNew.B32]" office:value-type="float" office:value="-1.09829983168279" calcext:value-type="float">
            <text:p>-1.09829983168279</text:p>
          </table:table-cell>
          <table:table-cell table:formula="of:=EXP([.C32])" office:value-type="float" office:value="0.333437501935029" calcext:value-type="float">
            <text:p>0.333437501935029</text:p>
          </table:table-cell>
          <table:table-cell office:value-type="float" office:value="1" calcext:value-type="float">
            <text:p>1</text:p>
          </table:table-cell>
          <table:table-cell table:formula="of:=[.F31]+1" office:value-type="float" office:value="5" calcext:value-type="float">
            <text:p>5</text:p>
          </table:table-cell>
          <table:table-cell table:number-columns-repeated="79"/>
        </table:table-row>
        <table:table-row table:style-name="ro1">
          <table:table-cell table:formula="of:=[$HospNew.A33]" office:value-type="string" office:string-value="Immunityhybridfull_428-488" calcext:value-type="string">
            <text:p>Immunityhybridfull_428-488</text:p>
          </table:table-cell>
          <table:table-cell table:formula="of:=[$HospNewVar.A33]" office:value-type="string" office:string-value="Immunityhybridfull_428-488" calcext:value-type="string">
            <text:p>Immunityhybridfull_428-488</text:p>
          </table:table-cell>
          <table:table-cell table:formula="of:=[$HospNew.B33]" office:value-type="float" office:value="-1.33195314110111" calcext:value-type="float">
            <text:p>-1.33195314110111</text:p>
          </table:table-cell>
          <table:table-cell table:formula="of:=EXP([.C33])" office:value-type="float" office:value="0.263961204020864" calcext:value-type="float">
            <text:p>0.263961204020864</text:p>
          </table:table-cell>
          <table:table-cell office:value-type="float" office:value="1" calcext:value-type="float">
            <text:p>1</text:p>
          </table:table-cell>
          <table:table-cell table:formula="of:=[.F32]+1" office:value-type="float" office:value="6" calcext:value-type="float">
            <text:p>6</text:p>
          </table:table-cell>
          <table:table-cell table:number-columns-repeated="79"/>
        </table:table-row>
        <table:table-row table:style-name="ro1">
          <table:table-cell table:formula="of:=[$HospNew.A34]" office:value-type="string" office:string-value="Immunityhybridfull_489-549" calcext:value-type="string">
            <text:p>Immunityhybridfull_489-549</text:p>
          </table:table-cell>
          <table:table-cell table:formula="of:=[$HospNewVar.A34]" office:value-type="string" office:string-value="Immunityhybridfull_489-549" calcext:value-type="string">
            <text:p>Immunityhybridfull_489-549</text:p>
          </table:table-cell>
          <table:table-cell table:formula="of:=[$HospNew.B34]" office:value-type="float" office:value="-1.32032968104602" calcext:value-type="float">
            <text:p>-1.32032968104602</text:p>
          </table:table-cell>
          <table:table-cell table:formula="of:=EXP([.C34])" office:value-type="float" office:value="0.267047247035888" calcext:value-type="float">
            <text:p>0.267047247035888</text:p>
          </table:table-cell>
          <table:table-cell office:value-type="float" office:value="1" calcext:value-type="float">
            <text:p>1</text:p>
          </table:table-cell>
          <table:table-cell table:formula="of:=[.F33]+1" office:value-type="float" office:value="7" calcext:value-type="float">
            <text:p>7</text:p>
          </table:table-cell>
          <table:table-cell table:number-columns-repeated="2"/>
          <table:table-cell table:formula="of:=[$HospNewVar.C34]" office:value-type="float" office:value="0.000356936571875208" calcext:value-type="float">
            <text:p>0.000356936571875208</text:p>
          </table:table-cell>
          <table:table-cell table:number-columns-repeated="6"/>
          <table:table-cell table:formula="of:=[$HospNewVar.J34]" office:value-type="float" office:value="0.000628723038558297" calcext:value-type="float">
            <text:p>0.000628723038558297</text:p>
          </table:table-cell>
          <table:table-cell table:formula="of:=[$HospNewVar.K34]" office:value-type="float" office:value="0.000366508938597334" calcext:value-type="float">
            <text:p>0.000366508938597334</text:p>
          </table:table-cell>
          <table:table-cell table:number-columns-repeated="6"/>
          <table:table-cell table:formula="of:=[$HospNewVar.R34]" office:value-type="float" office:value="0.000463853701159721" calcext:value-type="float">
            <text:p>0.000463853701159721</text:p>
          </table:table-cell>
          <table:table-cell table:formula="of:=[$HospNewVar.S34]" office:value-type="float" office:value="0.00041412946387266" calcext:value-type="float">
            <text:p>0.00041412946387266</text:p>
          </table:table-cell>
          <table:table-cell table:number-columns-repeated="6"/>
          <table:table-cell table:formula="of:=[$HospNewVar.Z34]" office:value-type="float" office:value="0.000639118044560111" calcext:value-type="float">
            <text:p>0.000639118044560111</text:p>
          </table:table-cell>
          <table:table-cell table:formula="of:=[$HospNewVar.AA34]" office:value-type="float" office:value="0.000454908823352332" calcext:value-type="float">
            <text:p>0.000454908823352332</text:p>
          </table:table-cell>
          <table:table-cell table:number-columns-repeated="6"/>
          <table:table-cell table:formula="of:=[$HospNewVar.AH34]" office:value-type="float" office:value="0.125523201473903" calcext:value-type="float">
            <text:p>0.125523201473903</text:p>
          </table:table-cell>
          <table:table-cell table:formula="of:=[$HospNewVar.AI34]" office:value-type="float" office:value="0.000437670577695099" calcext:value-type="float">
            <text:p>0.000437670577695099</text:p>
          </table:table-cell>
          <table:table-cell table:number-columns-repeated="6"/>
          <table:table-cell table:formula="of:=[$HospNewVar.AP34]" office:value-type="float" office:value="0.000283929035042096" calcext:value-type="float">
            <text:p>0.000283929035042096</text:p>
          </table:table-cell>
          <table:table-cell table:formula="of:=[$HospNewVar.AQ34]" office:value-type="float" office:value="0.000352627560453009" calcext:value-type="float">
            <text:p>0.000352627560453009</text:p>
          </table:table-cell>
          <table:table-cell/>
          <table:table-cell table:formula="of:=[$HospNewVar.AS34]" office:value-type="float" office:value="0.000603746495791697" calcext:value-type="float">
            <text:p>0.000603746495791697</text:p>
          </table:table-cell>
          <table:table-cell table:formula="of:=[$HospNewVar.AT34]" office:value-type="float" office:value="0.000518257909708602" calcext:value-type="float">
            <text:p>0.000518257909708602</text:p>
          </table:table-cell>
          <table:table-cell table:formula="of:=[$HospNewVar.AU34]" office:value-type="float" office:value="0.000617354065783599" calcext:value-type="float">
            <text:p>0.000617354065783599</text:p>
          </table:table-cell>
          <table:table-cell table:formula="of:=[$HospNewVar.AV34]" office:value-type="float" office:value="0.000512267795631926" calcext:value-type="float">
            <text:p>0.000512267795631926</text:p>
          </table:table-cell>
          <table:table-cell table:formula="of:=[$HospNewVar.AW34]" office:value-type="float" office:value="0.000297361819004303" calcext:value-type="float">
            <text:p>0.000297361819004303</text:p>
          </table:table-cell>
          <table:table-cell table:formula="of:=[$HospNewVar.AX34]" office:value-type="float" office:value="0.000178463223633134" calcext:value-type="float">
            <text:p>0.000178463223633134</text:p>
          </table:table-cell>
          <table:table-cell table:style-name="ce1" table:formula="of:=[$HospNewVar.AY34]" office:value-type="float" office:value="0.0000608891168401228" calcext:value-type="float">
            <text:p>6.09E-05</text:p>
          </table:table-cell>
          <table:table-cell table:style-name="ce1" table:formula="of:=[$HospNewVar.AZ34]" office:value-type="float" office:value="0.0000737476573090783" calcext:value-type="float">
            <text:p>7.37E-05</text:p>
          </table:table-cell>
          <table:table-cell table:style-name="ce1" table:formula="of:=[$HospNewVar.BA34]" office:value-type="float" office:value="0.0000733169298891086" calcext:value-type="float">
            <text:p>7.33E-05</text:p>
          </table:table-cell>
          <table:table-cell table:style-name="ce1" table:formula="of:=[$HospNewVar.BB34]" office:value-type="float" office:value="0.0000542276747566545" calcext:value-type="float">
            <text:p>5.42E-05</text:p>
          </table:table-cell>
          <table:table-cell table:style-name="ce1" table:formula="of:=[$HospNewVar.BC34]" office:value-type="float" office:value="-0.0000109288944395657" calcext:value-type="float">
            <text:p>-1.09E-05</text:p>
          </table:table-cell>
          <table:table-cell table:style-name="ce1" table:formula="of:=[$HospNewVar.BD34]" office:value-type="float" office:value="0.00000532010177936174" calcext:value-type="float">
            <text:p>5.32E-06</text:p>
          </table:table-cell>
          <table:table-cell table:style-name="ce1" table:formula="of:=[$HospNewVar.BE34]" office:value-type="float" office:value="0.0000467650803636338" calcext:value-type="float">
            <text:p>4.68E-05</text:p>
          </table:table-cell>
          <table:table-cell table:formula="of:=[$HospNewVar.BF34]" office:value-type="float" office:value="0.000132262344493964" calcext:value-type="float">
            <text:p>0.000132262344493964</text:p>
          </table:table-cell>
          <table:table-cell table:formula="of:=[$HospNewVar.BG34]" office:value-type="float" office:value="0.000198570718188885" calcext:value-type="float">
            <text:p>0.000198570718188885</text:p>
          </table:table-cell>
          <table:table-cell table:formula="of:=[$HospNewVar.BH34]" office:value-type="float" office:value="0.000197417636364628" calcext:value-type="float">
            <text:p>0.000197417636364628</text:p>
          </table:table-cell>
          <table:table-cell table:formula="of:=[$HospNewVar.BI34]" office:value-type="float" office:value="0.000184125283857829" calcext:value-type="float">
            <text:p>0.000184125283857829</text:p>
          </table:table-cell>
          <table:table-cell table:formula="of:=[$HospNewVar.BJ34]" office:value-type="float" office:value="0.000216183595584938" calcext:value-type="float">
            <text:p>0.000216183595584938</text:p>
          </table:table-cell>
          <table:table-cell table:style-name="ce1" table:formula="of:=[$HospNewVar.BK34]" office:value-type="float" office:value="0.0000123837458148724" calcext:value-type="float">
            <text:p>1.24E-05</text:p>
          </table:table-cell>
          <table:table-cell table:formula="of:=[$HospNewVar.BL34]" office:value-type="float" office:value="0" calcext:value-type="float">
            <text:p>0</text:p>
          </table:table-cell>
          <table:table-cell table:formula="of:=[$HospNewVar.BM34]" office:value-type="float" office:value="0" calcext:value-type="float">
            <text:p>0</text:p>
          </table:table-cell>
          <table:table-cell table:formula="of:=[$HospNewVar.BN34]" office:value-type="float" office:value="0" calcext:value-type="float">
            <text:p>0</text:p>
          </table:table-cell>
          <table:table-cell table:formula="of:=[$HospNewVar.BO3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35]" office:value-type="string" office:string-value="Immunityinf_062-122" calcext:value-type="string">
            <text:p>Immunityinf_062-122</text:p>
          </table:table-cell>
          <table:table-cell table:formula="of:=[$HospNewVar.A35]" office:value-type="string" office:string-value="Immunityinf_062-122" calcext:value-type="string">
            <text:p>Immunityinf_062-122</text:p>
          </table:table-cell>
          <table:table-cell table:formula="of:=[$HospNew.B35]" office:value-type="float" office:value="-0.946444165436457" calcext:value-type="float">
            <text:p>-0.946444165436457</text:p>
          </table:table-cell>
          <table:table-cell table:formula="of:=EXP([.C35])" office:value-type="float" office:value="0.388118658422295" calcext:value-type="float">
            <text:p>0.388118658422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$HospNewVar.C35]" office:value-type="float" office:value="0.00035910342589392" calcext:value-type="float">
            <text:p>0.00035910342589392</text:p>
          </table:table-cell>
          <table:table-cell table:number-columns-repeated="6"/>
          <table:table-cell table:formula="of:=[$HospNewVar.J35]" office:value-type="float" office:value="0.000451277010283511" calcext:value-type="float">
            <text:p>0.000451277010283511</text:p>
          </table:table-cell>
          <table:table-cell table:formula="of:=[$HospNewVar.K35]" office:value-type="float" office:value="0.00036727298598441" calcext:value-type="float">
            <text:p>0.00036727298598441</text:p>
          </table:table-cell>
          <table:table-cell table:number-columns-repeated="6"/>
          <table:table-cell table:formula="of:=[$HospNewVar.R35]" office:value-type="float" office:value="0.000407379292111322" calcext:value-type="float">
            <text:p>0.000407379292111322</text:p>
          </table:table-cell>
          <table:table-cell table:formula="of:=[$HospNewVar.S35]" office:value-type="float" office:value="0.000384564446946195" calcext:value-type="float">
            <text:p>0.000384564446946195</text:p>
          </table:table-cell>
          <table:table-cell table:number-columns-repeated="6"/>
          <table:table-cell table:formula="of:=[$HospNewVar.Z35]" office:value-type="float" office:value="0.000458033798487267" calcext:value-type="float">
            <text:p>0.000458033798487267</text:p>
          </table:table-cell>
          <table:table-cell table:formula="of:=[$HospNewVar.AA35]" office:value-type="float" office:value="0.00041380035230272" calcext:value-type="float">
            <text:p>0.00041380035230272</text:p>
          </table:table-cell>
          <table:table-cell table:number-columns-repeated="6"/>
          <table:table-cell table:formula="of:=[$HospNewVar.AH35]" office:value-type="float" office:value="0.000437670577695099" calcext:value-type="float">
            <text:p>0.000437670577695099</text:p>
          </table:table-cell>
          <table:table-cell table:formula="of:=[$HospNewVar.AI35]" office:value-type="float" office:value="0.0913138012269502" calcext:value-type="float">
            <text:p>0.0913138012269502</text:p>
          </table:table-cell>
          <table:table-cell table:number-columns-repeated="6"/>
          <table:table-cell table:formula="of:=[$HospNewVar.AP35]" office:value-type="float" office:value="0.000320651246549229" calcext:value-type="float">
            <text:p>0.000320651246549229</text:p>
          </table:table-cell>
          <table:table-cell table:formula="of:=[$HospNewVar.AQ35]" office:value-type="float" office:value="0.000352235219129554" calcext:value-type="float">
            <text:p>0.000352235219129554</text:p>
          </table:table-cell>
          <table:table-cell/>
          <table:table-cell table:formula="of:=[$HospNewVar.AS35]" office:value-type="float" office:value="0.000455940735833474" calcext:value-type="float">
            <text:p>0.000455940735833474</text:p>
          </table:table-cell>
          <table:table-cell table:formula="of:=[$HospNewVar.AT35]" office:value-type="float" office:value="0.000436743369764691" calcext:value-type="float">
            <text:p>0.000436743369764691</text:p>
          </table:table-cell>
          <table:table-cell table:formula="of:=[$HospNewVar.AU35]" office:value-type="float" office:value="0.000458521827047773" calcext:value-type="float">
            <text:p>0.000458521827047773</text:p>
          </table:table-cell>
          <table:table-cell table:formula="of:=[$HospNewVar.AV35]" office:value-type="float" office:value="0.000267667779503043" calcext:value-type="float">
            <text:p>0.000267667779503043</text:p>
          </table:table-cell>
          <table:table-cell table:formula="of:=[$HospNewVar.AW35]" office:value-type="float" office:value="0.000100972462490846" calcext:value-type="float">
            <text:p>0.000100972462490846</text:p>
          </table:table-cell>
          <table:table-cell table:style-name="ce1" table:formula="of:=[$HospNewVar.AX35]" office:value-type="float" office:value="0.0000969534366569347" calcext:value-type="float">
            <text:p>9.70E-05</text:p>
          </table:table-cell>
          <table:table-cell table:style-name="ce1" table:formula="of:=[$HospNewVar.AY35]" office:value-type="float" office:value="0.0000215537980621759" calcext:value-type="float">
            <text:p>2.16E-05</text:p>
          </table:table-cell>
          <table:table-cell table:style-name="ce1" table:formula="of:=[$HospNewVar.AZ35]" office:value-type="float" office:value="-0.0000416324331534163" calcext:value-type="float">
            <text:p>-4.16E-05</text:p>
          </table:table-cell>
          <table:table-cell table:style-name="ce1" table:formula="of:=[$HospNewVar.BA35]" office:value-type="float" office:value="-0.0000559731330243293" calcext:value-type="float">
            <text:p>-5.60E-05</text:p>
          </table:table-cell>
          <table:table-cell table:style-name="ce1" table:formula="of:=[$HospNewVar.BB35]" office:value-type="float" office:value="-0.0000375068588959265" calcext:value-type="float">
            <text:p>-3.75E-05</text:p>
          </table:table-cell>
          <table:table-cell table:style-name="ce1" table:formula="of:=[$HospNewVar.BC35]" office:value-type="float" office:value="0.00001059164726573" calcext:value-type="float">
            <text:p>1.06E-05</text:p>
          </table:table-cell>
          <table:table-cell table:style-name="ce1" table:formula="of:=[$HospNewVar.BD35]" office:value-type="float" office:value="0.0000169002473342511" calcext:value-type="float">
            <text:p>1.69E-05</text:p>
          </table:table-cell>
          <table:table-cell table:style-name="ce1" table:formula="of:=[$HospNewVar.BE35]" office:value-type="float" office:value="0.0000298549762701677" calcext:value-type="float">
            <text:p>2.99E-05</text:p>
          </table:table-cell>
          <table:table-cell table:style-name="ce1" table:formula="of:=[$HospNewVar.BF35]" office:value-type="float" office:value="0.000073839303087214" calcext:value-type="float">
            <text:p>7.38E-05</text:p>
          </table:table-cell>
          <table:table-cell table:formula="of:=[$HospNewVar.BG35]" office:value-type="float" office:value="0.00010727503958401" calcext:value-type="float">
            <text:p>0.00010727503958401</text:p>
          </table:table-cell>
          <table:table-cell table:formula="of:=[$HospNewVar.BH35]" office:value-type="float" office:value="0.000106892865805215" calcext:value-type="float">
            <text:p>0.000106892865805215</text:p>
          </table:table-cell>
          <table:table-cell table:style-name="ce1" table:formula="of:=[$HospNewVar.BI35]" office:value-type="float" office:value="0.0000956151006664555" calcext:value-type="float">
            <text:p>9.56E-05</text:p>
          </table:table-cell>
          <table:table-cell table:formula="of:=[$HospNewVar.BJ35]" office:value-type="float" office:value="0.000124805252369961" calcext:value-type="float">
            <text:p>0.000124805252369961</text:p>
          </table:table-cell>
          <table:table-cell table:style-name="ce1" table:formula="of:=[$HospNewVar.BK35]" office:value-type="float" office:value="0.00000935293772977664" calcext:value-type="float">
            <text:p>9.35E-06</text:p>
          </table:table-cell>
          <table:table-cell table:formula="of:=[$HospNewVar.BL35]" office:value-type="float" office:value="0" calcext:value-type="float">
            <text:p>0</text:p>
          </table:table-cell>
          <table:table-cell table:formula="of:=[$HospNewVar.BM35]" office:value-type="float" office:value="0" calcext:value-type="float">
            <text:p>0</text:p>
          </table:table-cell>
          <table:table-cell table:formula="of:=[$HospNewVar.BN35]" office:value-type="float" office:value="0" calcext:value-type="float">
            <text:p>0</text:p>
          </table:table-cell>
          <table:table-cell table:formula="of:=[$HospNewVar.BO3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36]" office:value-type="string" office:string-value="Immunityinf_123-183" calcext:value-type="string">
            <text:p>Immunityinf_123-183</text:p>
          </table:table-cell>
          <table:table-cell table:formula="of:=[$HospNewVar.A36]" office:value-type="string" office:string-value="Immunityinf_123-183" calcext:value-type="string">
            <text:p>Immunityinf_123-183</text:p>
          </table:table-cell>
          <table:table-cell table:formula="of:=[$HospNew.B36]" office:value-type="float" office:value="-1.33620312886759" calcext:value-type="float">
            <text:p>-1.33620312886759</text:p>
          </table:table-cell>
          <table:table-cell table:formula="of:=EXP([.C36])" office:value-type="float" office:value="0.262841752645273" calcext:value-type="float">
            <text:p>0.262841752645273</text:p>
          </table:table-cell>
          <table:table-cell office:value-type="float" office:value="1" calcext:value-type="float">
            <text:p>1</text:p>
          </table:table-cell>
          <table:table-cell table:formula="of:=[.F35]+1" office:value-type="float" office:value="1" calcext:value-type="float">
            <text:p>1</text:p>
          </table:table-cell>
          <table:table-cell table:number-columns-repeated="79"/>
        </table:table-row>
        <table:table-row table:style-name="ro1">
          <table:table-cell table:formula="of:=[$HospNew.A37]" office:value-type="string" office:string-value="Immunityinf_184-244" calcext:value-type="string">
            <text:p>Immunityinf_184-244</text:p>
          </table:table-cell>
          <table:table-cell table:formula="of:=[$HospNewVar.A37]" office:value-type="string" office:string-value="Immunityinf_184-244" calcext:value-type="string">
            <text:p>Immunityinf_184-244</text:p>
          </table:table-cell>
          <table:table-cell table:formula="of:=[$HospNew.B37]" office:value-type="float" office:value="-1.12439005054185" calcext:value-type="float">
            <text:p>-1.12439005054185</text:p>
          </table:table-cell>
          <table:table-cell table:formula="of:=EXP([.C37])" office:value-type="float" office:value="0.324850549358765" calcext:value-type="float">
            <text:p>0.324850549358765</text:p>
          </table:table-cell>
          <table:table-cell office:value-type="float" office:value="1" calcext:value-type="float">
            <text:p>1</text:p>
          </table:table-cell>
          <table:table-cell table:formula="of:=[.F36]+1" office:value-type="float" office:value="2" calcext:value-type="float">
            <text:p>2</text:p>
          </table:table-cell>
          <table:table-cell table:number-columns-repeated="79"/>
        </table:table-row>
        <table:table-row table:style-name="ro1">
          <table:table-cell table:formula="of:=[$HospNew.A38]" office:value-type="string" office:string-value="Immunityinf_245-305" calcext:value-type="string">
            <text:p>Immunityinf_245-305</text:p>
          </table:table-cell>
          <table:table-cell table:formula="of:=[$HospNewVar.A38]" office:value-type="string" office:string-value="Immunityinf_245-305" calcext:value-type="string">
            <text:p>Immunityinf_245-305</text:p>
          </table:table-cell>
          <table:table-cell table:formula="of:=[$HospNew.B38]" office:value-type="float" office:value="-1.37855943804188" calcext:value-type="float">
            <text:p>-1.37855943804188</text:p>
          </table:table-cell>
          <table:table-cell table:formula="of:=EXP([.C38])" office:value-type="float" office:value="0.251941228718432" calcext:value-type="float">
            <text:p>0.251941228718432</text:p>
          </table:table-cell>
          <table:table-cell office:value-type="float" office:value="1" calcext:value-type="float">
            <text:p>1</text:p>
          </table:table-cell>
          <table:table-cell table:formula="of:=[.F37]+1" office:value-type="float" office:value="3" calcext:value-type="float">
            <text:p>3</text:p>
          </table:table-cell>
          <table:table-cell table:number-columns-repeated="79"/>
        </table:table-row>
        <table:table-row table:style-name="ro1">
          <table:table-cell table:formula="of:=[$HospNew.A39]" office:value-type="string" office:string-value="Immunityinf_306-366" calcext:value-type="string">
            <text:p>Immunityinf_306-366</text:p>
          </table:table-cell>
          <table:table-cell table:formula="of:=[$HospNewVar.A39]" office:value-type="string" office:string-value="Immunityinf_306-366" calcext:value-type="string">
            <text:p>Immunityinf_306-366</text:p>
          </table:table-cell>
          <table:table-cell table:formula="of:=[$HospNew.B39]" office:value-type="float" office:value="-1.5055398149542" calcext:value-type="float">
            <text:p>-1.5055398149542</text:p>
          </table:table-cell>
          <table:table-cell table:formula="of:=EXP([.C39])" office:value-type="float" office:value="0.221897477918768" calcext:value-type="float">
            <text:p>0.221897477918768</text:p>
          </table:table-cell>
          <table:table-cell office:value-type="float" office:value="1" calcext:value-type="float">
            <text:p>1</text:p>
          </table:table-cell>
          <table:table-cell table:formula="of:=[.F38]+1" office:value-type="float" office:value="4" calcext:value-type="float">
            <text:p>4</text:p>
          </table:table-cell>
          <table:table-cell table:number-columns-repeated="79"/>
        </table:table-row>
        <table:table-row table:style-name="ro1">
          <table:table-cell table:formula="of:=[$HospNew.A40]" office:value-type="string" office:string-value="Immunityinf_367-427" calcext:value-type="string">
            <text:p>Immunityinf_367-427</text:p>
          </table:table-cell>
          <table:table-cell table:formula="of:=[$HospNewVar.A40]" office:value-type="string" office:string-value="Immunityinf_367-427" calcext:value-type="string">
            <text:p>Immunityinf_367-427</text:p>
          </table:table-cell>
          <table:table-cell table:formula="of:=[$HospNew.B40]" office:value-type="float" office:value="-0.914291026823886" calcext:value-type="float">
            <text:p>-0.914291026823886</text:p>
          </table:table-cell>
          <table:table-cell table:formula="of:=EXP([.C40])" office:value-type="float" office:value="0.400800682317529" calcext:value-type="float">
            <text:p>0.400800682317529</text:p>
          </table:table-cell>
          <table:table-cell office:value-type="float" office:value="1" calcext:value-type="float">
            <text:p>1</text:p>
          </table:table-cell>
          <table:table-cell table:formula="of:=[.F39]+1" office:value-type="float" office:value="5" calcext:value-type="float">
            <text:p>5</text:p>
          </table:table-cell>
          <table:table-cell table:number-columns-repeated="79"/>
        </table:table-row>
        <table:table-row table:style-name="ro1">
          <table:table-cell table:formula="of:=[$HospNew.A41]" office:value-type="string" office:string-value="Immunityinf_428-488" calcext:value-type="string">
            <text:p>Immunityinf_428-488</text:p>
          </table:table-cell>
          <table:table-cell table:formula="of:=[$HospNewVar.A41]" office:value-type="string" office:string-value="Immunityinf_428-488" calcext:value-type="string">
            <text:p>Immunityinf_428-488</text:p>
          </table:table-cell>
          <table:table-cell table:formula="of:=[$HospNew.B41]" office:value-type="float" office:value="-0.940499500287963" calcext:value-type="float">
            <text:p>-0.940499500287963</text:p>
          </table:table-cell>
          <table:table-cell table:formula="of:=EXP([.C41])" office:value-type="float" office:value="0.390432765365088" calcext:value-type="float">
            <text:p>0.390432765365088</text:p>
          </table:table-cell>
          <table:table-cell office:value-type="float" office:value="1" calcext:value-type="float">
            <text:p>1</text:p>
          </table:table-cell>
          <table:table-cell table:formula="of:=[.F40]+1" office:value-type="float" office:value="6" calcext:value-type="float">
            <text:p>6</text:p>
          </table:table-cell>
          <table:table-cell table:number-columns-repeated="79"/>
        </table:table-row>
        <table:table-row table:style-name="ro1">
          <table:table-cell table:formula="of:=[$HospNew.A42]" office:value-type="string" office:string-value="Immunityinf_489-549" calcext:value-type="string">
            <text:p>Immunityinf_489-549</text:p>
          </table:table-cell>
          <table:table-cell table:formula="of:=[$HospNewVar.A42]" office:value-type="string" office:string-value="Immunityinf_489-549" calcext:value-type="string">
            <text:p>Immunityinf_489-549</text:p>
          </table:table-cell>
          <table:table-cell table:formula="of:=[$HospNew.B42]" office:value-type="float" office:value="-1.21745504454511" calcext:value-type="float">
            <text:p>-1.21745504454511</text:p>
          </table:table-cell>
          <table:table-cell table:formula="of:=EXP([.C42])" office:value-type="float" office:value="0.295982471432463" calcext:value-type="float">
            <text:p>0.295982471432463</text:p>
          </table:table-cell>
          <table:table-cell office:value-type="float" office:value="1" calcext:value-type="float">
            <text:p>1</text:p>
          </table:table-cell>
          <table:table-cell table:formula="of:=[.F41]+1" office:value-type="float" office:value="7" calcext:value-type="float">
            <text:p>7</text:p>
          </table:table-cell>
          <table:table-cell table:number-columns-repeated="2"/>
          <table:table-cell table:formula="of:=[$HospNewVar.C42]" office:value-type="float" office:value="0.000371830402200715" calcext:value-type="float">
            <text:p>0.000371830402200715</text:p>
          </table:table-cell>
          <table:table-cell table:number-columns-repeated="6"/>
          <table:table-cell table:formula="of:=[$HospNewVar.J42]" office:value-type="float" office:value="0.000129699402053319" calcext:value-type="float">
            <text:p>0.000129699402053319</text:p>
          </table:table-cell>
          <table:table-cell table:formula="of:=[$HospNewVar.K42]" office:value-type="float" office:value="0.000417822172042329" calcext:value-type="float">
            <text:p>0.000417822172042329</text:p>
          </table:table-cell>
          <table:table-cell table:number-columns-repeated="6"/>
          <table:table-cell table:formula="of:=[$HospNewVar.R42]" office:value-type="float" office:value="0.000277871069198415" calcext:value-type="float">
            <text:p>0.000277871069198415</text:p>
          </table:table-cell>
          <table:table-cell table:formula="of:=[$HospNewVar.S42]" office:value-type="float" office:value="0.000275638577647684" calcext:value-type="float">
            <text:p>0.000275638577647684</text:p>
          </table:table-cell>
          <table:table-cell table:number-columns-repeated="6"/>
          <table:table-cell table:formula="of:=[$HospNewVar.Z42]" office:value-type="float" office:value="0.000145111260126698" calcext:value-type="float">
            <text:p>0.000145111260126698</text:p>
          </table:table-cell>
          <table:table-cell table:formula="of:=[$HospNewVar.AA42]" office:value-type="float" office:value="0.000334835278755902" calcext:value-type="float">
            <text:p>0.000334835278755902</text:p>
          </table:table-cell>
          <table:table-cell table:number-columns-repeated="6"/>
          <table:table-cell table:formula="of:=[$HospNewVar.AH42]" office:value-type="float" office:value="0.000283929035042096" calcext:value-type="float">
            <text:p>0.000283929035042096</text:p>
          </table:table-cell>
          <table:table-cell table:formula="of:=[$HospNewVar.AI42]" office:value-type="float" office:value="0.000320651246549229" calcext:value-type="float">
            <text:p>0.000320651246549229</text:p>
          </table:table-cell>
          <table:table-cell table:number-columns-repeated="6"/>
          <table:table-cell table:formula="of:=[$HospNewVar.AP42]" office:value-type="float" office:value="0.0838650515014219" calcext:value-type="float">
            <text:p>0.0838650515014219</text:p>
          </table:table-cell>
          <table:table-cell table:formula="of:=[$HospNewVar.AQ42]" office:value-type="float" office:value="0.000308850441498732" calcext:value-type="float">
            <text:p>0.000308850441498732</text:p>
          </table:table-cell>
          <table:table-cell/>
          <table:table-cell table:formula="of:=[$HospNewVar.AS42]" office:value-type="float" office:value="0.000139952290953771" calcext:value-type="float">
            <text:p>0.000139952290953771</text:p>
          </table:table-cell>
          <table:table-cell table:formula="of:=[$HospNewVar.AT42]" office:value-type="float" office:value="0.000176201216961719" calcext:value-type="float">
            <text:p>0.000176201216961719</text:p>
          </table:table-cell>
          <table:table-cell table:formula="of:=[$HospNewVar.AU42]" office:value-type="float" office:value="0.000141457716480025" calcext:value-type="float">
            <text:p>0.000141457716480025</text:p>
          </table:table-cell>
          <table:table-cell table:formula="of:=[$HospNewVar.AV42]" office:value-type="float" office:value="0.000104589475122716" calcext:value-type="float">
            <text:p>0.000104589475122716</text:p>
          </table:table-cell>
          <table:table-cell table:style-name="ce1" table:formula="of:=[$HospNewVar.AW42]" office:value-type="float" office:value="-0.0000239661332633007" calcext:value-type="float">
            <text:p>-2.40E-05</text:p>
          </table:table-cell>
          <table:table-cell table:style-name="ce1" table:formula="of:=[$HospNewVar.AX42]" office:value-type="float" office:value="0.0000105339567420334" calcext:value-type="float">
            <text:p>1.05E-05</text:p>
          </table:table-cell>
          <table:table-cell table:style-name="ce1" table:formula="of:=[$HospNewVar.AY42]" office:value-type="float" office:value="-0.0000332394657879635" calcext:value-type="float">
            <text:p>-3.32E-05</text:p>
          </table:table-cell>
          <table:table-cell table:style-name="ce1" table:formula="of:=[$HospNewVar.AZ42]" office:value-type="float" office:value="-0.0000571496893354092" calcext:value-type="float">
            <text:p>-5.71E-05</text:p>
          </table:table-cell>
          <table:table-cell table:style-name="ce1" table:formula="of:=[$HospNewVar.BA42]" office:value-type="float" office:value="-0.000034253284892308" calcext:value-type="float">
            <text:p>-3.43E-05</text:p>
          </table:table-cell>
          <table:table-cell table:style-name="ce1" table:formula="of:=[$HospNewVar.BB42]" office:value-type="float" office:value="-0.0000163554814124653" calcext:value-type="float">
            <text:p>-1.64E-05</text:p>
          </table:table-cell>
          <table:table-cell table:style-name="ce1" table:formula="of:=[$HospNewVar.BC42]" office:value-type="float" office:value="0.00000477123787782147" calcext:value-type="float">
            <text:p>4.77E-06</text:p>
          </table:table-cell>
          <table:table-cell table:style-name="ce1" table:formula="of:=[$HospNewVar.BD42]" office:value-type="float" office:value="0.000012406563847823" calcext:value-type="float">
            <text:p>1.24E-05</text:p>
          </table:table-cell>
          <table:table-cell table:style-name="ce1" table:formula="of:=[$HospNewVar.BE42]" office:value-type="float" office:value="0.0000417522515616327" calcext:value-type="float">
            <text:p>4.18E-05</text:p>
          </table:table-cell>
          <table:table-cell table:style-name="ce1" table:formula="of:=[$HospNewVar.BF42]" office:value-type="float" office:value="0.0000878491925155702" calcext:value-type="float">
            <text:p>8.78E-05</text:p>
          </table:table-cell>
          <table:table-cell table:formula="of:=[$HospNewVar.BG42]" office:value-type="float" office:value="0.000153399870044777" calcext:value-type="float">
            <text:p>0.000153399870044777</text:p>
          </table:table-cell>
          <table:table-cell table:formula="of:=[$HospNewVar.BH42]" office:value-type="float" office:value="0.000178650303570827" calcext:value-type="float">
            <text:p>0.000178650303570827</text:p>
          </table:table-cell>
          <table:table-cell table:formula="of:=[$HospNewVar.BI42]" office:value-type="float" office:value="0.000191454506337449" calcext:value-type="float">
            <text:p>0.000191454506337449</text:p>
          </table:table-cell>
          <table:table-cell table:formula="of:=[$HospNewVar.BJ42]" office:value-type="float" office:value="0.000240788471856669" calcext:value-type="float">
            <text:p>0.000240788471856669</text:p>
          </table:table-cell>
          <table:table-cell table:style-name="ce1" table:formula="of:=[$HospNewVar.BK42]" office:value-type="float" office:value="0.00000555733172288585" calcext:value-type="float">
            <text:p>5.56E-06</text:p>
          </table:table-cell>
          <table:table-cell table:formula="of:=[$HospNewVar.BL42]" office:value-type="float" office:value="0" calcext:value-type="float">
            <text:p>0</text:p>
          </table:table-cell>
          <table:table-cell table:formula="of:=[$HospNewVar.BM42]" office:value-type="float" office:value="0" calcext:value-type="float">
            <text:p>0</text:p>
          </table:table-cell>
          <table:table-cell table:formula="of:=[$HospNewVar.BN42]" office:value-type="float" office:value="0" calcext:value-type="float">
            <text:p>0</text:p>
          </table:table-cell>
          <table:table-cell table:formula="of:=[$HospNewVar.BO4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43]" office:value-type="string" office:string-value="Immunitysecboost_001-061" calcext:value-type="string">
            <text:p>Immunitysecboost_001-061</text:p>
          </table:table-cell>
          <table:table-cell table:formula="of:=[$HospNewVar.A43]" office:value-type="string" office:string-value="Immunitysecboost_001-061" calcext:value-type="string">
            <text:p>Immunitysecboost_001-061</text:p>
          </table:table-cell>
          <table:table-cell table:formula="of:=[$HospNew.B43]" office:value-type="float" office:value="-1.27924033114326" calcext:value-type="float">
            <text:p>-1.27924033114326</text:p>
          </table:table-cell>
          <table:table-cell table:formula="of:=EXP([.C43])" office:value-type="float" office:value="0.278248596978894" calcext:value-type="float">
            <text:p>0.2782485969788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$HospNewVar.C43]" office:value-type="float" office:value="0.000412576041494261" calcext:value-type="float">
            <text:p>0.000412576041494261</text:p>
          </table:table-cell>
          <table:table-cell table:number-columns-repeated="6"/>
          <table:table-cell table:formula="of:=[$HospNewVar.J43]" office:value-type="float" office:value="0.000305255204185903" calcext:value-type="float">
            <text:p>0.000305255204185903</text:p>
          </table:table-cell>
          <table:table-cell table:formula="of:=[$HospNewVar.K43]" office:value-type="float" office:value="0.000332785665747411" calcext:value-type="float">
            <text:p>0.000332785665747411</text:p>
          </table:table-cell>
          <table:table-cell table:number-columns-repeated="6"/>
          <table:table-cell table:formula="of:=[$HospNewVar.R43]" office:value-type="float" office:value="0.000384445066463812" calcext:value-type="float">
            <text:p>0.000384445066463812</text:p>
          </table:table-cell>
          <table:table-cell table:formula="of:=[$HospNewVar.S43]" office:value-type="float" office:value="0.000418135813309794" calcext:value-type="float">
            <text:p>0.000418135813309794</text:p>
          </table:table-cell>
          <table:table-cell table:number-columns-repeated="6"/>
          <table:table-cell table:formula="of:=[$HospNewVar.Z43]" office:value-type="float" office:value="0.00029677153945635" calcext:value-type="float">
            <text:p>0.00029677153945635</text:p>
          </table:table-cell>
          <table:table-cell table:formula="of:=[$HospNewVar.AA43]" office:value-type="float" office:value="0.000361063666136905" calcext:value-type="float">
            <text:p>0.000361063666136905</text:p>
          </table:table-cell>
          <table:table-cell table:number-columns-repeated="6"/>
          <table:table-cell table:formula="of:=[$HospNewVar.AH43]" office:value-type="float" office:value="0.000352627560453009" calcext:value-type="float">
            <text:p>0.000352627560453009</text:p>
          </table:table-cell>
          <table:table-cell table:formula="of:=[$HospNewVar.AI43]" office:value-type="float" office:value="0.000352235219129554" calcext:value-type="float">
            <text:p>0.000352235219129554</text:p>
          </table:table-cell>
          <table:table-cell table:number-columns-repeated="6"/>
          <table:table-cell table:formula="of:=[$HospNewVar.AP43]" office:value-type="float" office:value="0.000308850441498732" calcext:value-type="float">
            <text:p>0.000308850441498732</text:p>
          </table:table-cell>
          <table:table-cell table:formula="of:=[$HospNewVar.AQ43]" office:value-type="float" office:value="0.00496810333641475" calcext:value-type="float">
            <text:p>0.00496810333641475</text:p>
          </table:table-cell>
          <table:table-cell/>
          <table:table-cell table:formula="of:=[$HospNewVar.AS43]" office:value-type="float" office:value="0.000330002975372381" calcext:value-type="float">
            <text:p>0.000330002975372381</text:p>
          </table:table-cell>
          <table:table-cell table:formula="of:=[$HospNewVar.AT43]" office:value-type="float" office:value="0.000388617345493277" calcext:value-type="float">
            <text:p>0.000388617345493277</text:p>
          </table:table-cell>
          <table:table-cell table:formula="of:=[$HospNewVar.AU43]" office:value-type="float" office:value="0.000318409072124017" calcext:value-type="float">
            <text:p>0.000318409072124017</text:p>
          </table:table-cell>
          <table:table-cell table:formula="of:=[$HospNewVar.AV43]" office:value-type="float" office:value="0.000230727766703239" calcext:value-type="float">
            <text:p>0.000230727766703239</text:p>
          </table:table-cell>
          <table:table-cell table:style-name="ce1" table:formula="of:=[$HospNewVar.AW43]" office:value-type="float" office:value="0.0000612816064541145" calcext:value-type="float">
            <text:p>6.13E-05</text:p>
          </table:table-cell>
          <table:table-cell table:style-name="ce1" table:formula="of:=[$HospNewVar.AX43]" office:value-type="float" office:value="0.0000204555131589328" calcext:value-type="float">
            <text:p>2.05E-05</text:p>
          </table:table-cell>
          <table:table-cell table:style-name="ce1" table:formula="of:=[$HospNewVar.AY43]" office:value-type="float" office:value="-0.00000480368357839555" calcext:value-type="float">
            <text:p>-4.80E-06</text:p>
          </table:table-cell>
          <table:table-cell table:style-name="ce1" table:formula="of:=[$HospNewVar.AZ43]" office:value-type="float" office:value="0.0000221468033021217" calcext:value-type="float">
            <text:p>2.21E-05</text:p>
          </table:table-cell>
          <table:table-cell table:style-name="ce1" table:formula="of:=[$HospNewVar.BA43]" office:value-type="float" office:value="0.0000219447070379322" calcext:value-type="float">
            <text:p>2.19E-05</text:p>
          </table:table-cell>
          <table:table-cell table:style-name="ce1" table:formula="of:=[$HospNewVar.BB43]" office:value-type="float" office:value="0.0000159239820464052" calcext:value-type="float">
            <text:p>1.59E-05</text:p>
          </table:table-cell>
          <table:table-cell table:style-name="ce1" table:formula="of:=[$HospNewVar.BC43]" office:value-type="float" office:value="-0.0000145504347605202" calcext:value-type="float">
            <text:p>-1.46E-05</text:p>
          </table:table-cell>
          <table:table-cell table:style-name="ce1" table:formula="of:=[$HospNewVar.BD43]" office:value-type="float" office:value="-0.0000209347176261664" calcext:value-type="float">
            <text:p>-2.09E-05</text:p>
          </table:table-cell>
          <table:table-cell table:style-name="ce1" table:formula="of:=[$HospNewVar.BE43]" office:value-type="float" office:value="-0.0000235665805374775" calcext:value-type="float">
            <text:p>-2.36E-05</text:p>
          </table:table-cell>
          <table:table-cell table:style-name="ce1" table:formula="of:=[$HospNewVar.BF43]" office:value-type="float" office:value="-0.0000485115789776123" calcext:value-type="float">
            <text:p>-4.85E-05</text:p>
          </table:table-cell>
          <table:table-cell table:style-name="ce1" table:formula="of:=[$HospNewVar.BG43]" office:value-type="float" office:value="-0.0000850281453668577" calcext:value-type="float">
            <text:p>-8.50E-05</text:p>
          </table:table-cell>
          <table:table-cell table:formula="of:=[$HospNewVar.BH43]" office:value-type="float" office:value="-0.000121432441861703" calcext:value-type="float">
            <text:p>-0.000121432441861703</text:p>
          </table:table-cell>
          <table:table-cell table:formula="of:=[$HospNewVar.BI43]" office:value-type="float" office:value="-0.000157613758868588" calcext:value-type="float">
            <text:p>-0.000157613758868588</text:p>
          </table:table-cell>
          <table:table-cell table:formula="of:=[$HospNewVar.BJ43]" office:value-type="float" office:value="-0.000121686015243375" calcext:value-type="float">
            <text:p>-0.000121686015243375</text:p>
          </table:table-cell>
          <table:table-cell table:style-name="ce1" table:formula="of:=[$HospNewVar.BK43]" office:value-type="float" office:value="-0.0000320801158761502" calcext:value-type="float">
            <text:p>-3.21E-05</text:p>
          </table:table-cell>
          <table:table-cell table:formula="of:=[$HospNewVar.BL43]" office:value-type="float" office:value="0" calcext:value-type="float">
            <text:p>0</text:p>
          </table:table-cell>
          <table:table-cell table:formula="of:=[$HospNewVar.BM43]" office:value-type="float" office:value="0" calcext:value-type="float">
            <text:p>0</text:p>
          </table:table-cell>
          <table:table-cell table:formula="of:=[$HospNewVar.BN43]" office:value-type="float" office:value="0" calcext:value-type="float">
            <text:p>0</text:p>
          </table:table-cell>
          <table:table-cell table:formula="of:=[$HospNewVar.BO4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44]" office:value-type="string" office:string-value="Immunitysecboost_062-122" calcext:value-type="string">
            <text:p>Immunitysecboost_062-122</text:p>
          </table:table-cell>
          <table:table-cell table:formula="of:=[$HospNewVar.A44]" office:value-type="string" office:string-value="Immunitysecboost_062-122" calcext:value-type="string">
            <text:p>Immunitysecboost_062-122</text:p>
          </table:table-cell>
          <table:table-cell table:formula="of:=[$HospNew.B44]" office:value-type="float" office:value="-0.892027969799477" calcext:value-type="float">
            <text:p>-0.892027969799477</text:p>
          </table:table-cell>
          <table:table-cell table:formula="of:=EXP([.C44])" office:value-type="float" office:value="0.409823799161289" calcext:value-type="float">
            <text:p>0.409823799161289</text:p>
          </table:table-cell>
          <table:table-cell office:value-type="float" office:value="1" calcext:value-type="float">
            <text:p>1</text:p>
          </table:table-cell>
          <table:table-cell table:formula="of:=[.F43]+1" office:value-type="float" office:value="2" calcext:value-type="float">
            <text:p>2</text:p>
          </table:table-cell>
          <table:table-cell table:number-columns-repeated="79"/>
        </table:table-row>
        <table:table-row table:style-name="ro1">
          <table:table-cell table:formula="of:=[$HospNew.A45]" office:value-type="string" office:string-value="Immunitysecboost_123-183" calcext:value-type="string">
            <text:p>Immunitysecboost_123-183</text:p>
          </table:table-cell>
          <table:table-cell table:formula="of:=[$HospNewVar.A45]" office:value-type="string" office:string-value="Immunitysecboost_123-183" calcext:value-type="string">
            <text:p>Immunitysecboost_123-183</text:p>
          </table:table-cell>
          <table:table-cell table:formula="of:=[$HospNew.B45]" office:value-type="float" office:value="-0.61242785834366" calcext:value-type="float">
            <text:p>-0.61242785834366</text:p>
          </table:table-cell>
          <table:table-cell table:formula="of:=EXP([.C45])" office:value-type="float" office:value="0.542033290228085" calcext:value-type="float">
            <text:p>0.542033290228085</text:p>
          </table:table-cell>
          <table:table-cell office:value-type="float" office:value="1" calcext:value-type="float">
            <text:p>1</text:p>
          </table:table-cell>
          <table:table-cell table:formula="of:=[.F44]+1" office:value-type="float" office:value="3" calcext:value-type="float">
            <text:p>3</text:p>
          </table:table-cell>
          <table:table-cell table:number-columns-repeated="2"/>
          <table:table-cell table:formula="of:=[$HospNewVar.C45]" office:value-type="float" office:value="0.000279482806424892" calcext:value-type="float">
            <text:p>0.000279482806424892</text:p>
          </table:table-cell>
          <table:table-cell table:number-columns-repeated="6"/>
          <table:table-cell table:formula="of:=[$HospNewVar.J45]" office:value-type="float" office:value="0.0013776916112922" calcext:value-type="float">
            <text:p>0.0013776916112922</text:p>
          </table:table-cell>
          <table:table-cell table:formula="of:=[$HospNewVar.K45]" office:value-type="float" office:value="0.000327890089897441" calcext:value-type="float">
            <text:p>0.000327890089897441</text:p>
          </table:table-cell>
          <table:table-cell table:number-columns-repeated="6"/>
          <table:table-cell table:formula="of:=[$HospNewVar.R45]" office:value-type="float" office:value="0.000524057185283434" calcext:value-type="float">
            <text:p>0.000524057185283434</text:p>
          </table:table-cell>
          <table:table-cell table:formula="of:=[$HospNewVar.S45]" office:value-type="float" office:value="0.000440107880259282" calcext:value-type="float">
            <text:p>0.000440107880259282</text:p>
          </table:table-cell>
          <table:table-cell table:number-columns-repeated="6"/>
          <table:table-cell table:formula="of:=[$HospNewVar.Z45]" office:value-type="float" office:value="0.00135730361983578" calcext:value-type="float">
            <text:p>0.00135730361983578</text:p>
          </table:table-cell>
          <table:table-cell table:formula="of:=[$HospNewVar.AA45]" office:value-type="float" office:value="0.000452469891260746" calcext:value-type="float">
            <text:p>0.000452469891260746</text:p>
          </table:table-cell>
          <table:table-cell table:number-columns-repeated="6"/>
          <table:table-cell table:formula="of:=[$HospNewVar.AH45]" office:value-type="float" office:value="0.000603746495791697" calcext:value-type="float">
            <text:p>0.000603746495791697</text:p>
          </table:table-cell>
          <table:table-cell table:formula="of:=[$HospNewVar.AI45]" office:value-type="float" office:value="0.000455940735833474" calcext:value-type="float">
            <text:p>0.000455940735833474</text:p>
          </table:table-cell>
          <table:table-cell table:number-columns-repeated="6"/>
          <table:table-cell table:formula="of:=[$HospNewVar.AP45]" office:value-type="float" office:value="0.000139952290953771" calcext:value-type="float">
            <text:p>0.000139952290953771</text:p>
          </table:table-cell>
          <table:table-cell table:formula="of:=[$HospNewVar.AQ45]" office:value-type="float" office:value="0.000330002975372381" calcext:value-type="float">
            <text:p>0.000330002975372381</text:p>
          </table:table-cell>
          <table:table-cell/>
          <table:table-cell table:formula="of:=[$HospNewVar.AS45]" office:value-type="float" office:value="0.0177875697667458" calcext:value-type="float">
            <text:p>0.0177875697667458</text:p>
          </table:table-cell>
          <table:table-cell table:formula="of:=[$HospNewVar.AT45]" office:value-type="float" office:value="0.000683552923527475" calcext:value-type="float">
            <text:p>0.000683552923527475</text:p>
          </table:table-cell>
          <table:table-cell table:formula="of:=[$HospNewVar.AU45]" office:value-type="float" office:value="0.00121348396315064" calcext:value-type="float">
            <text:p>0.00121348396315064</text:p>
          </table:table-cell>
          <table:table-cell table:formula="of:=[$HospNewVar.AV45]" office:value-type="float" office:value="0.000183994780878867" calcext:value-type="float">
            <text:p>0.000183994780878867</text:p>
          </table:table-cell>
          <table:table-cell table:style-name="ce1" table:formula="of:=[$HospNewVar.AW45]" office:value-type="float" office:value="0.00005316110868083" calcext:value-type="float">
            <text:p>5.32E-05</text:p>
          </table:table-cell>
          <table:table-cell table:style-name="ce1" table:formula="of:=[$HospNewVar.AX45]" office:value-type="float" office:value="0.0000248675782777904" calcext:value-type="float">
            <text:p>2.49E-05</text:p>
          </table:table-cell>
          <table:table-cell table:style-name="ce1" table:formula="of:=[$HospNewVar.AY45]" office:value-type="float" office:value="0.00000189253621015303" calcext:value-type="float">
            <text:p>1.89E-06</text:p>
          </table:table-cell>
          <table:table-cell table:style-name="ce1" table:formula="of:=[$HospNewVar.AZ45]" office:value-type="float" office:value="0.0000182780269624253" calcext:value-type="float">
            <text:p>1.83E-05</text:p>
          </table:table-cell>
          <table:table-cell table:style-name="ce1" table:formula="of:=[$HospNewVar.BA45]" office:value-type="float" office:value="0.0000186502634858866" calcext:value-type="float">
            <text:p>1.87E-05</text:p>
          </table:table-cell>
          <table:table-cell table:style-name="ce1" table:formula="of:=[$HospNewVar.BB45]" office:value-type="float" office:value="0.0000135749327433247" calcext:value-type="float">
            <text:p>1.36E-05</text:p>
          </table:table-cell>
          <table:table-cell table:style-name="ce1" table:formula="of:=[$HospNewVar.BC45]" office:value-type="float" office:value="-0.0000125808587173921" calcext:value-type="float">
            <text:p>-1.26E-05</text:p>
          </table:table-cell>
          <table:table-cell table:style-name="ce1" table:formula="of:=[$HospNewVar.BD45]" office:value-type="float" office:value="-0.0000199209975997417" calcext:value-type="float">
            <text:p>-1.99E-05</text:p>
          </table:table-cell>
          <table:table-cell table:style-name="ce1" table:formula="of:=[$HospNewVar.BE45]" office:value-type="float" office:value="-0.0000274137532888979" calcext:value-type="float">
            <text:p>-2.74E-05</text:p>
          </table:table-cell>
          <table:table-cell table:style-name="ce1" table:formula="of:=[$HospNewVar.BF45]" office:value-type="float" office:value="-0.0000616484123405802" calcext:value-type="float">
            <text:p>-6.16E-05</text:p>
          </table:table-cell>
          <table:table-cell table:formula="of:=[$HospNewVar.BG45]" office:value-type="float" office:value="-0.000102163446354431" calcext:value-type="float">
            <text:p>-0.000102163446354431</text:p>
          </table:table-cell>
          <table:table-cell table:formula="of:=[$HospNewVar.BH45]" office:value-type="float" office:value="-0.000157233422857318" calcext:value-type="float">
            <text:p>-0.000157233422857318</text:p>
          </table:table-cell>
          <table:table-cell table:formula="of:=[$HospNewVar.BI45]" office:value-type="float" office:value="-0.000210593972878369" calcext:value-type="float">
            <text:p>-0.000210593972878369</text:p>
          </table:table-cell>
          <table:table-cell table:formula="of:=[$HospNewVar.BJ45]" office:value-type="float" office:value="-0.000189517311898031" calcext:value-type="float">
            <text:p>-0.000189517311898031</text:p>
          </table:table-cell>
          <table:table-cell table:style-name="ce1" table:formula="of:=[$HospNewVar.BK45]" office:value-type="float" office:value="-0.0000451310633926988" calcext:value-type="float">
            <text:p>-4.51E-05</text:p>
          </table:table-cell>
          <table:table-cell table:formula="of:=[$HospNewVar.BL45]" office:value-type="float" office:value="0" calcext:value-type="float">
            <text:p>0</text:p>
          </table:table-cell>
          <table:table-cell table:formula="of:=[$HospNewVar.BM45]" office:value-type="float" office:value="0" calcext:value-type="float">
            <text:p>0</text:p>
          </table:table-cell>
          <table:table-cell table:formula="of:=[$HospNewVar.BN45]" office:value-type="float" office:value="0" calcext:value-type="float">
            <text:p>0</text:p>
          </table:table-cell>
          <table:table-cell table:formula="of:=[$HospNewVar.BO4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46]" office:value-type="string" office:string-value="Immunitysecboost45_001-061" calcext:value-type="string">
            <text:p>Immunitysecboost45_001-061</text:p>
          </table:table-cell>
          <table:table-cell table:formula="of:=[$HospNewVar.A46]" office:value-type="string" office:string-value="Immunitysecboost45_001-061" calcext:value-type="string">
            <text:p>Immunitysecboost45_001-061</text:p>
          </table:table-cell>
          <table:table-cell table:formula="of:=[$HospNew.B46]" office:value-type="float" office:value="-1.5780759718155" calcext:value-type="float">
            <text:p>-1.5780759718155</text:p>
          </table:table-cell>
          <table:table-cell table:formula="of:=EXP([.C46])" office:value-type="float" office:value="0.20637178159177" calcext:value-type="float">
            <text:p>0.20637178159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$HospNewVar.C46]" office:value-type="float" office:value="0.000337346384870595" calcext:value-type="float">
            <text:p>0.000337346384870595</text:p>
          </table:table-cell>
          <table:table-cell table:number-columns-repeated="6"/>
          <table:table-cell table:formula="of:=[$HospNewVar.J46]" office:value-type="float" office:value="0.000611208894067205" calcext:value-type="float">
            <text:p>0.000611208894067205</text:p>
          </table:table-cell>
          <table:table-cell table:formula="of:=[$HospNewVar.K46]" office:value-type="float" office:value="0.000322365438619336" calcext:value-type="float">
            <text:p>0.000322365438619336</text:p>
          </table:table-cell>
          <table:table-cell table:number-columns-repeated="6"/>
          <table:table-cell table:formula="of:=[$HospNewVar.R46]" office:value-type="float" office:value="0.000497604245079234" calcext:value-type="float">
            <text:p>0.000497604245079234</text:p>
          </table:table-cell>
          <table:table-cell table:formula="of:=[$HospNewVar.S46]" office:value-type="float" office:value="0.000470496544688602" calcext:value-type="float">
            <text:p>0.000470496544688602</text:p>
          </table:table-cell>
          <table:table-cell table:number-columns-repeated="6"/>
          <table:table-cell table:formula="of:=[$HospNewVar.Z46]" office:value-type="float" office:value="0.000602176293661503" calcext:value-type="float">
            <text:p>0.000602176293661503</text:p>
          </table:table-cell>
          <table:table-cell table:formula="of:=[$HospNewVar.AA46]" office:value-type="float" office:value="0.000434931229719659" calcext:value-type="float">
            <text:p>0.000434931229719659</text:p>
          </table:table-cell>
          <table:table-cell table:number-columns-repeated="6"/>
          <table:table-cell table:formula="of:=[$HospNewVar.AH46]" office:value-type="float" office:value="0.000518257909708602" calcext:value-type="float">
            <text:p>0.000518257909708602</text:p>
          </table:table-cell>
          <table:table-cell table:formula="of:=[$HospNewVar.AI46]" office:value-type="float" office:value="0.000436743369764691" calcext:value-type="float">
            <text:p>0.000436743369764691</text:p>
          </table:table-cell>
          <table:table-cell table:number-columns-repeated="6"/>
          <table:table-cell table:formula="of:=[$HospNewVar.AP46]" office:value-type="float" office:value="0.000176201216961719" calcext:value-type="float">
            <text:p>0.000176201216961719</text:p>
          </table:table-cell>
          <table:table-cell table:formula="of:=[$HospNewVar.AQ46]" office:value-type="float" office:value="0.000388617345493277" calcext:value-type="float">
            <text:p>0.000388617345493277</text:p>
          </table:table-cell>
          <table:table-cell/>
          <table:table-cell table:formula="of:=[$HospNewVar.AS46]" office:value-type="float" office:value="0.000683552923527475" calcext:value-type="float">
            <text:p>0.000683552923527475</text:p>
          </table:table-cell>
          <table:table-cell table:formula="of:=[$HospNewVar.AT46]" office:value-type="float" office:value="0.0136478088631687" calcext:value-type="float">
            <text:p>0.0136478088631687</text:p>
          </table:table-cell>
          <table:table-cell table:formula="of:=[$HospNewVar.AU46]" office:value-type="float" office:value="0.000660097066829605" calcext:value-type="float">
            <text:p>0.000660097066829605</text:p>
          </table:table-cell>
          <table:table-cell table:formula="of:=[$HospNewVar.AV46]" office:value-type="float" office:value="0.000205044166808458" calcext:value-type="float">
            <text:p>0.000205044166808458</text:p>
          </table:table-cell>
          <table:table-cell table:style-name="ce1" table:formula="of:=[$HospNewVar.AW46]" office:value-type="float" office:value="0.0000591848201337143" calcext:value-type="float">
            <text:p>5.92E-05</text:p>
          </table:table-cell>
          <table:table-cell table:style-name="ce1" table:formula="of:=[$HospNewVar.AX46]" office:value-type="float" office:value="0.0000261924678664477" calcext:value-type="float">
            <text:p>2.62E-05</text:p>
          </table:table-cell>
          <table:table-cell table:style-name="ce1" table:formula="of:=[$HospNewVar.AY46]" office:value-type="float" office:value="0.00000330773077856466" calcext:value-type="float">
            <text:p>3.31E-06</text:p>
          </table:table-cell>
          <table:table-cell table:style-name="ce1" table:formula="of:=[$HospNewVar.AZ46]" office:value-type="float" office:value="0.0000226384176795369" calcext:value-type="float">
            <text:p>2.26E-05</text:p>
          </table:table-cell>
          <table:table-cell table:style-name="ce1" table:formula="of:=[$HospNewVar.BA46]" office:value-type="float" office:value="0.0000221663906351641" calcext:value-type="float">
            <text:p>2.22E-05</text:p>
          </table:table-cell>
          <table:table-cell table:style-name="ce1" table:formula="of:=[$HospNewVar.BB46]" office:value-type="float" office:value="0.0000150639035144439" calcext:value-type="float">
            <text:p>1.51E-05</text:p>
          </table:table-cell>
          <table:table-cell table:style-name="ce1" table:formula="of:=[$HospNewVar.BC46]" office:value-type="float" office:value="-0.000014785158938001" calcext:value-type="float">
            <text:p>-1.48E-05</text:p>
          </table:table-cell>
          <table:table-cell table:style-name="ce1" table:formula="of:=[$HospNewVar.BD46]" office:value-type="float" office:value="-0.0000222189700960762" calcext:value-type="float">
            <text:p>-2.22E-05</text:p>
          </table:table-cell>
          <table:table-cell table:style-name="ce1" table:formula="of:=[$HospNewVar.BE46]" office:value-type="float" office:value="-0.0000293909753503394" calcext:value-type="float">
            <text:p>-2.94E-05</text:p>
          </table:table-cell>
          <table:table-cell table:style-name="ce1" table:formula="of:=[$HospNewVar.BF46]" office:value-type="float" office:value="-0.0000645843766825872" calcext:value-type="float">
            <text:p>-6.46E-05</text:p>
          </table:table-cell>
          <table:table-cell table:formula="of:=[$HospNewVar.BG46]" office:value-type="float" office:value="-0.000107350412938282" calcext:value-type="float">
            <text:p>-0.000107350412938282</text:p>
          </table:table-cell>
          <table:table-cell table:formula="of:=[$HospNewVar.BH46]" office:value-type="float" office:value="-0.000153216273631795" calcext:value-type="float">
            <text:p>-0.000153216273631795</text:p>
          </table:table-cell>
          <table:table-cell table:formula="of:=[$HospNewVar.BI46]" office:value-type="float" office:value="-0.000194263704840426" calcext:value-type="float">
            <text:p>-0.000194263704840426</text:p>
          </table:table-cell>
          <table:table-cell table:formula="of:=[$HospNewVar.BJ46]" office:value-type="float" office:value="-0.000150089938744324" calcext:value-type="float">
            <text:p>-0.000150089938744324</text:p>
          </table:table-cell>
          <table:table-cell table:style-name="ce1" table:formula="of:=[$HospNewVar.BK46]" office:value-type="float" office:value="-0.0000298349533177506" calcext:value-type="float">
            <text:p>-2.98E-05</text:p>
          </table:table-cell>
          <table:table-cell table:formula="of:=[$HospNewVar.BL46]" office:value-type="float" office:value="0" calcext:value-type="float">
            <text:p>0</text:p>
          </table:table-cell>
          <table:table-cell table:formula="of:=[$HospNewVar.BM46]" office:value-type="float" office:value="0" calcext:value-type="float">
            <text:p>0</text:p>
          </table:table-cell>
          <table:table-cell table:formula="of:=[$HospNewVar.BN46]" office:value-type="float" office:value="0" calcext:value-type="float">
            <text:p>0</text:p>
          </table:table-cell>
          <table:table-cell table:formula="of:=[$HospNewVar.BO4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47]" office:value-type="string" office:string-value="Immunitysecboost45_062-122" calcext:value-type="string">
            <text:p>Immunitysecboost45_062-122</text:p>
          </table:table-cell>
          <table:table-cell table:formula="of:=[$HospNewVar.A47]" office:value-type="string" office:string-value="Immunitysecboost45_062-122" calcext:value-type="string">
            <text:p>Immunitysecboost45_062-122</text:p>
          </table:table-cell>
          <table:table-cell table:formula="of:=[$HospNew.B47]" office:value-type="float" office:value="-1.63935058806668" calcext:value-type="float">
            <text:p>-1.63935058806668</text:p>
          </table:table-cell>
          <table:table-cell table:formula="of:=EXP([.C47])" office:value-type="float" office:value="0.194106056158207" calcext:value-type="float">
            <text:p>0.194106056158207</text:p>
          </table:table-cell>
          <table:table-cell office:value-type="float" office:value="1" calcext:value-type="float">
            <text:p>1</text:p>
          </table:table-cell>
          <table:table-cell table:formula="of:=[.F46]+1" office:value-type="float" office:value="1" calcext:value-type="float">
            <text:p>1</text:p>
          </table:table-cell>
          <table:table-cell table:number-columns-repeated="2"/>
          <table:table-cell table:formula="of:=[$HospNewVar.C47]" office:value-type="float" office:value="0.000272395541113917" calcext:value-type="float">
            <text:p>0.000272395541113917</text:p>
          </table:table-cell>
          <table:table-cell table:number-columns-repeated="6"/>
          <table:table-cell table:formula="of:=[$HospNewVar.J47]" office:value-type="float" office:value="0.00165074263220989" calcext:value-type="float">
            <text:p>0.00165074263220989</text:p>
          </table:table-cell>
          <table:table-cell table:formula="of:=[$HospNewVar.K47]" office:value-type="float" office:value="0.000330906032737179" calcext:value-type="float">
            <text:p>0.000330906032737179</text:p>
          </table:table-cell>
          <table:table-cell table:number-columns-repeated="6"/>
          <table:table-cell table:formula="of:=[$HospNewVar.R47]" office:value-type="float" office:value="0.00052183329761846" calcext:value-type="float">
            <text:p>0.00052183329761846</text:p>
          </table:table-cell>
          <table:table-cell table:formula="of:=[$HospNewVar.S47]" office:value-type="float" office:value="0.000426990951123597" calcext:value-type="float">
            <text:p>0.000426990951123597</text:p>
          </table:table-cell>
          <table:table-cell table:number-columns-repeated="6"/>
          <table:table-cell table:formula="of:=[$HospNewVar.Z47]" office:value-type="float" office:value="0.00162749327706284" calcext:value-type="float">
            <text:p>0.00162749327706284</text:p>
          </table:table-cell>
          <table:table-cell table:formula="of:=[$HospNewVar.AA47]" office:value-type="float" office:value="0.000456561718779974" calcext:value-type="float">
            <text:p>0.000456561718779974</text:p>
          </table:table-cell>
          <table:table-cell table:number-columns-repeated="6"/>
          <table:table-cell table:formula="of:=[$HospNewVar.AH47]" office:value-type="float" office:value="0.000617354065783599" calcext:value-type="float">
            <text:p>0.000617354065783599</text:p>
          </table:table-cell>
          <table:table-cell table:formula="of:=[$HospNewVar.AI47]" office:value-type="float" office:value="0.000458521827047773" calcext:value-type="float">
            <text:p>0.000458521827047773</text:p>
          </table:table-cell>
          <table:table-cell table:number-columns-repeated="6"/>
          <table:table-cell table:formula="of:=[$HospNewVar.AP47]" office:value-type="float" office:value="0.000141457716480025" calcext:value-type="float">
            <text:p>0.000141457716480025</text:p>
          </table:table-cell>
          <table:table-cell table:formula="of:=[$HospNewVar.AQ47]" office:value-type="float" office:value="0.000318409072124017" calcext:value-type="float">
            <text:p>0.000318409072124017</text:p>
          </table:table-cell>
          <table:table-cell/>
          <table:table-cell table:formula="of:=[$HospNewVar.AS47]" office:value-type="float" office:value="0.00121348396315064" calcext:value-type="float">
            <text:p>0.00121348396315064</text:p>
          </table:table-cell>
          <table:table-cell table:formula="of:=[$HospNewVar.AT47]" office:value-type="float" office:value="0.000660097066829605" calcext:value-type="float">
            <text:p>0.000660097066829605</text:p>
          </table:table-cell>
          <table:table-cell table:formula="of:=[$HospNewVar.AU47]" office:value-type="float" office:value="0.0601962280275864" calcext:value-type="float">
            <text:p>0.0601962280275864</text:p>
          </table:table-cell>
          <table:table-cell table:formula="of:=[$HospNewVar.AV47]" office:value-type="float" office:value="0.000188998159650534" calcext:value-type="float">
            <text:p>0.000188998159650534</text:p>
          </table:table-cell>
          <table:table-cell table:style-name="ce1" table:formula="of:=[$HospNewVar.AW47]" office:value-type="float" office:value="0.0000572982820040083" calcext:value-type="float">
            <text:p>5.73E-05</text:p>
          </table:table-cell>
          <table:table-cell table:style-name="ce1" table:formula="of:=[$HospNewVar.AX47]" office:value-type="float" office:value="0.0000283003731201248" calcext:value-type="float">
            <text:p>2.83E-05</text:p>
          </table:table-cell>
          <table:table-cell table:style-name="ce1" table:formula="of:=[$HospNewVar.AY47]" office:value-type="float" office:value="0.00000592066689482081" calcext:value-type="float">
            <text:p>5.92E-06</text:p>
          </table:table-cell>
          <table:table-cell table:style-name="ce1" table:formula="of:=[$HospNewVar.AZ47]" office:value-type="float" office:value="0.00002110887480489" calcext:value-type="float">
            <text:p>2.11E-05</text:p>
          </table:table-cell>
          <table:table-cell table:style-name="ce1" table:formula="of:=[$HospNewVar.BA47]" office:value-type="float" office:value="0.000021133920744635" calcext:value-type="float">
            <text:p>2.11E-05</text:p>
          </table:table-cell>
          <table:table-cell table:style-name="ce1" table:formula="of:=[$HospNewVar.BB47]" office:value-type="float" office:value="0.0000139679857607587" calcext:value-type="float">
            <text:p>1.40E-05</text:p>
          </table:table-cell>
          <table:table-cell table:style-name="ce1" table:formula="of:=[$HospNewVar.BC47]" office:value-type="float" office:value="-0.0000135875678151459" calcext:value-type="float">
            <text:p>-1.36E-05</text:p>
          </table:table-cell>
          <table:table-cell table:style-name="ce1" table:formula="of:=[$HospNewVar.BD47]" office:value-type="float" office:value="-0.0000214488642984319" calcext:value-type="float">
            <text:p>-2.14E-05</text:p>
          </table:table-cell>
          <table:table-cell table:style-name="ce1" table:formula="of:=[$HospNewVar.BE47]" office:value-type="float" office:value="-0.0000303636173824738" calcext:value-type="float">
            <text:p>-3.04E-05</text:p>
          </table:table-cell>
          <table:table-cell table:style-name="ce1" table:formula="of:=[$HospNewVar.BF47]" office:value-type="float" office:value="-0.000067787101057436" calcext:value-type="float">
            <text:p>-6.78E-05</text:p>
          </table:table-cell>
          <table:table-cell table:formula="of:=[$HospNewVar.BG47]" office:value-type="float" office:value="-0.000110992729851626" calcext:value-type="float">
            <text:p>-0.000110992729851626</text:p>
          </table:table-cell>
          <table:table-cell table:formula="of:=[$HospNewVar.BH47]" office:value-type="float" office:value="-0.000162492761248559" calcext:value-type="float">
            <text:p>-0.000162492761248559</text:p>
          </table:table-cell>
          <table:table-cell table:formula="of:=[$HospNewVar.BI47]" office:value-type="float" office:value="-0.000208448253363934" calcext:value-type="float">
            <text:p>-0.000208448253363934</text:p>
          </table:table-cell>
          <table:table-cell table:formula="of:=[$HospNewVar.BJ47]" office:value-type="float" office:value="-0.000171602285663479" calcext:value-type="float">
            <text:p>-0.000171602285663479</text:p>
          </table:table-cell>
          <table:table-cell table:style-name="ce1" table:formula="of:=[$HospNewVar.BK47]" office:value-type="float" office:value="-0.0000324167473272635" calcext:value-type="float">
            <text:p>-3.24E-05</text:p>
          </table:table-cell>
          <table:table-cell table:formula="of:=[$HospNewVar.BL47]" office:value-type="float" office:value="0" calcext:value-type="float">
            <text:p>0</text:p>
          </table:table-cell>
          <table:table-cell table:formula="of:=[$HospNewVar.BM47]" office:value-type="float" office:value="0" calcext:value-type="float">
            <text:p>0</text:p>
          </table:table-cell>
          <table:table-cell table:formula="of:=[$HospNewVar.BN47]" office:value-type="float" office:value="0" calcext:value-type="float">
            <text:p>0</text:p>
          </table:table-cell>
          <table:table-cell table:formula="of:=[$HospNewVar.BO4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48]" office:value-type="string" office:string-value="AgeGr0-11" calcext:value-type="string">
            <text:p>AgeGr0-11</text:p>
          </table:table-cell>
          <table:table-cell table:formula="of:=[$HospNewVar.A48]" office:value-type="string" office:string-value="AgeGr0-11" calcext:value-type="string">
            <text:p>AgeGr0-11</text:p>
          </table:table-cell>
          <table:table-cell table:formula="of:=[$HospNew.B48]" office:value-type="float" office:value="0.53468961954855" calcext:value-type="float">
            <text:p>0.53468961954855</text:p>
          </table:table-cell>
          <table:table-cell table:formula="of:=EXP([.C48])" office:value-type="float" office:value="1.70691836593383" calcext:value-type="float">
            <text:p>1.7069183659338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48]" office:value-type="float" office:value="0.000349358783841121" calcext:value-type="float">
            <text:p>0.000349358783841121</text:p>
          </table:table-cell>
          <table:table-cell table:number-columns-repeated="6"/>
          <table:table-cell table:formula="of:=[$HospNewVar.J48]" office:value-type="float" office:value="0.000192423637146134" calcext:value-type="float">
            <text:p>0.000192423637146134</text:p>
          </table:table-cell>
          <table:table-cell table:formula="of:=[$HospNewVar.K48]" office:value-type="float" office:value="0.000208509815953808" calcext:value-type="float">
            <text:p>0.000208509815953808</text:p>
          </table:table-cell>
          <table:table-cell table:number-columns-repeated="6"/>
          <table:table-cell table:formula="of:=[$HospNewVar.R48]" office:value-type="float" office:value="0.000352735900427428" calcext:value-type="float">
            <text:p>0.000352735900427428</text:p>
          </table:table-cell>
          <table:table-cell table:formula="of:=[$HospNewVar.S48]" office:value-type="float" office:value="0.000254315507879115" calcext:value-type="float">
            <text:p>0.000254315507879115</text:p>
          </table:table-cell>
          <table:table-cell table:number-columns-repeated="6"/>
          <table:table-cell table:formula="of:=[$HospNewVar.Z48]" office:value-type="float" office:value="0.000253357137444413" calcext:value-type="float">
            <text:p>0.000253357137444413</text:p>
          </table:table-cell>
          <table:table-cell table:formula="of:=[$HospNewVar.AA48]" office:value-type="float" office:value="0.00042351240762963" calcext:value-type="float">
            <text:p>0.00042351240762963</text:p>
          </table:table-cell>
          <table:table-cell table:number-columns-repeated="6"/>
          <table:table-cell table:formula="of:=[$HospNewVar.AH48]" office:value-type="float" office:value="0.000512267795631926" calcext:value-type="float">
            <text:p>0.000512267795631926</text:p>
          </table:table-cell>
          <table:table-cell table:formula="of:=[$HospNewVar.AI48]" office:value-type="float" office:value="0.000267667779503043" calcext:value-type="float">
            <text:p>0.000267667779503043</text:p>
          </table:table-cell>
          <table:table-cell table:number-columns-repeated="6"/>
          <table:table-cell table:formula="of:=[$HospNewVar.AP48]" office:value-type="float" office:value="0.000104589475122716" calcext:value-type="float">
            <text:p>0.000104589475122716</text:p>
          </table:table-cell>
          <table:table-cell table:formula="of:=[$HospNewVar.AQ48]" office:value-type="float" office:value="0.000230727766703239" calcext:value-type="float">
            <text:p>0.000230727766703239</text:p>
          </table:table-cell>
          <table:table-cell/>
          <table:table-cell table:formula="of:=[$HospNewVar.AS48]" office:value-type="float" office:value="0.000183994780878867" calcext:value-type="float">
            <text:p>0.000183994780878867</text:p>
          </table:table-cell>
          <table:table-cell table:formula="of:=[$HospNewVar.AT48]" office:value-type="float" office:value="0.000205044166808458" calcext:value-type="float">
            <text:p>0.000205044166808458</text:p>
          </table:table-cell>
          <table:table-cell table:formula="of:=[$HospNewVar.AU48]" office:value-type="float" office:value="0.000188998159650534" calcext:value-type="float">
            <text:p>0.000188998159650534</text:p>
          </table:table-cell>
          <table:table-cell table:formula="of:=[$HospNewVar.AV48]" office:value-type="float" office:value="0.011714175083695" calcext:value-type="float">
            <text:p>0.011714175083695</text:p>
          </table:table-cell>
          <table:table-cell table:formula="of:=[$HospNewVar.AW48]" office:value-type="float" office:value="0.00922930745923293" calcext:value-type="float">
            <text:p>0.00922930745923293</text:p>
          </table:table-cell>
          <table:table-cell table:formula="of:=[$HospNewVar.AX48]" office:value-type="float" office:value="0.0091603872004211" calcext:value-type="float">
            <text:p>0.0091603872004211</text:p>
          </table:table-cell>
          <table:table-cell table:formula="of:=[$HospNewVar.AY48]" office:value-type="float" office:value="0.00913621955297656" calcext:value-type="float">
            <text:p>0.00913621955297656</text:p>
          </table:table-cell>
          <table:table-cell table:formula="of:=[$HospNewVar.AZ48]" office:value-type="float" office:value="0.00917782069588372" calcext:value-type="float">
            <text:p>0.00917782069588372</text:p>
          </table:table-cell>
          <table:table-cell table:formula="of:=[$HospNewVar.BA48]" office:value-type="float" office:value="0.00918410193245308" calcext:value-type="float">
            <text:p>0.00918410193245308</text:p>
          </table:table-cell>
          <table:table-cell table:formula="of:=[$HospNewVar.BB48]" office:value-type="float" office:value="0.00918304378227182" calcext:value-type="float">
            <text:p>0.00918304378227182</text:p>
          </table:table-cell>
          <table:table-cell table:formula="of:=[$HospNewVar.BC48]" office:value-type="float" office:value="0.00917027136943126" calcext:value-type="float">
            <text:p>0.00917027136943126</text:p>
          </table:table-cell>
          <table:table-cell table:formula="of:=[$HospNewVar.BD48]" office:value-type="float" office:value="0.0091740204693736" calcext:value-type="float">
            <text:p>0.0091740204693736</text:p>
          </table:table-cell>
          <table:table-cell table:formula="of:=[$HospNewVar.BE48]" office:value-type="float" office:value="0.00918503900966004" calcext:value-type="float">
            <text:p>0.00918503900966004</text:p>
          </table:table-cell>
          <table:table-cell table:formula="of:=[$HospNewVar.BF48]" office:value-type="float" office:value="0.00919318883095123" calcext:value-type="float">
            <text:p>0.00919318883095123</text:p>
          </table:table-cell>
          <table:table-cell table:formula="of:=[$HospNewVar.BG48]" office:value-type="float" office:value="0.0091975359346594" calcext:value-type="float">
            <text:p>0.0091975359346594</text:p>
          </table:table-cell>
          <table:table-cell table:formula="of:=[$HospNewVar.BH48]" office:value-type="float" office:value="0.00920111129203686" calcext:value-type="float">
            <text:p>0.00920111129203686</text:p>
          </table:table-cell>
          <table:table-cell table:formula="of:=[$HospNewVar.BI48]" office:value-type="float" office:value="0.00920177823252917" calcext:value-type="float">
            <text:p>0.00920177823252917</text:p>
          </table:table-cell>
          <table:table-cell table:formula="of:=[$HospNewVar.BJ48]" office:value-type="float" office:value="0.00923999419785485" calcext:value-type="float">
            <text:p>0.00923999419785485</text:p>
          </table:table-cell>
          <table:table-cell table:style-name="ce1" table:formula="of:=[$HospNewVar.BK48]" office:value-type="float" office:value="0.0000103000472828842" calcext:value-type="float">
            <text:p>1.03E-05</text:p>
          </table:table-cell>
          <table:table-cell table:formula="of:=[$HospNewVar.BL48]" office:value-type="float" office:value="0" calcext:value-type="float">
            <text:p>0</text:p>
          </table:table-cell>
          <table:table-cell table:formula="of:=[$HospNewVar.BM48]" office:value-type="float" office:value="0" calcext:value-type="float">
            <text:p>0</text:p>
          </table:table-cell>
          <table:table-cell table:formula="of:=[$HospNewVar.BN48]" office:value-type="float" office:value="0" calcext:value-type="float">
            <text:p>0</text:p>
          </table:table-cell>
          <table:table-cell table:formula="of:=[$HospNewVar.BO4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49]" office:value-type="string" office:string-value="AgeGr12-15" calcext:value-type="string">
            <text:p>AgeGr12-15</text:p>
          </table:table-cell>
          <table:table-cell table:formula="of:=[$HospNewVar.A49]" office:value-type="string" office:string-value="AgeGr12-15" calcext:value-type="string">
            <text:p>AgeGr12-15</text:p>
          </table:table-cell>
          <table:table-cell table:formula="of:=[$HospNew.B49]" office:value-type="float" office:value="-1.01232826226232" calcext:value-type="float">
            <text:p>-1.01232826226232</text:p>
          </table:table-cell>
          <table:table-cell table:formula="of:=EXP([.C49])" office:value-type="float" office:value="0.363371968680536" calcext:value-type="float">
            <text:p>0.36337196868053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49]" office:value-type="float" office:value="-0.00000031304831395114" calcext:value-type="float">
            <text:p>-3.13E-07</text:p>
          </table:table-cell>
          <table:table-cell table:number-columns-repeated="6"/>
          <table:table-cell table:style-name="ce1" table:formula="of:=[$HospNewVar.J49]" office:value-type="float" office:value="0.0000687986440376365" calcext:value-type="float">
            <text:p>6.88E-05</text:p>
          </table:table-cell>
          <table:table-cell table:formula="of:=[$HospNewVar.K49]" office:value-type="float" office:value="-0.000335873354171448" calcext:value-type="float">
            <text:p>-0.000335873354171448</text:p>
          </table:table-cell>
          <table:table-cell table:number-columns-repeated="6"/>
          <table:table-cell table:formula="of:=[$HospNewVar.R49]" office:value-type="float" office:value="0.000160223782211426" calcext:value-type="float">
            <text:p>0.000160223782211426</text:p>
          </table:table-cell>
          <table:table-cell table:style-name="ce1" table:formula="of:=[$HospNewVar.S49]" office:value-type="float" office:value="0.0000744220970093968" calcext:value-type="float">
            <text:p>7.44E-05</text:p>
          </table:table-cell>
          <table:table-cell table:number-columns-repeated="6"/>
          <table:table-cell table:formula="of:=[$HospNewVar.Z49]" office:value-type="float" office:value="0.000123111544036649" calcext:value-type="float">
            <text:p>0.000123111544036649</text:p>
          </table:table-cell>
          <table:table-cell table:style-name="ce1" table:formula="of:=[$HospNewVar.AA49]" office:value-type="float" office:value="0.000073819508619791" calcext:value-type="float">
            <text:p>7.38E-05</text:p>
          </table:table-cell>
          <table:table-cell table:number-columns-repeated="6"/>
          <table:table-cell table:formula="of:=[$HospNewVar.AH49]" office:value-type="float" office:value="0.000297361819004303" calcext:value-type="float">
            <text:p>0.000297361819004303</text:p>
          </table:table-cell>
          <table:table-cell table:formula="of:=[$HospNewVar.AI49]" office:value-type="float" office:value="0.000100972462490846" calcext:value-type="float">
            <text:p>0.000100972462490846</text:p>
          </table:table-cell>
          <table:table-cell table:number-columns-repeated="6"/>
          <table:table-cell table:style-name="ce1" table:formula="of:=[$HospNewVar.AP49]" office:value-type="float" office:value="-0.0000239661332633007" calcext:value-type="float">
            <text:p>-2.40E-05</text:p>
          </table:table-cell>
          <table:table-cell table:style-name="ce1" table:formula="of:=[$HospNewVar.AQ49]" office:value-type="float" office:value="0.0000612816064541145" calcext:value-type="float">
            <text:p>6.13E-05</text:p>
          </table:table-cell>
          <table:table-cell/>
          <table:table-cell table:style-name="ce1" table:formula="of:=[$HospNewVar.AS49]" office:value-type="float" office:value="0.00005316110868083" calcext:value-type="float">
            <text:p>5.32E-05</text:p>
          </table:table-cell>
          <table:table-cell table:style-name="ce1" table:formula="of:=[$HospNewVar.AT49]" office:value-type="float" office:value="0.0000591848201337143" calcext:value-type="float">
            <text:p>5.92E-05</text:p>
          </table:table-cell>
          <table:table-cell table:style-name="ce1" table:formula="of:=[$HospNewVar.AU49]" office:value-type="float" office:value="0.0000572982820040083" calcext:value-type="float">
            <text:p>5.73E-05</text:p>
          </table:table-cell>
          <table:table-cell table:formula="of:=[$HospNewVar.AV49]" office:value-type="float" office:value="0.00922930745923293" calcext:value-type="float">
            <text:p>0.00922930745923293</text:p>
          </table:table-cell>
          <table:table-cell table:formula="of:=[$HospNewVar.AW49]" office:value-type="float" office:value="0.0509634854943755" calcext:value-type="float">
            <text:p>0.0509634854943755</text:p>
          </table:table-cell>
          <table:table-cell table:formula="of:=[$HospNewVar.AX49]" office:value-type="float" office:value="0.00925395805322146" calcext:value-type="float">
            <text:p>0.00925395805322146</text:p>
          </table:table-cell>
          <table:table-cell table:formula="of:=[$HospNewVar.AY49]" office:value-type="float" office:value="0.0092195319919464" calcext:value-type="float">
            <text:p>0.0092195319919464</text:p>
          </table:table-cell>
          <table:table-cell table:formula="of:=[$HospNewVar.AZ49]" office:value-type="float" office:value="0.00921359619502714" calcext:value-type="float">
            <text:p>0.00921359619502714</text:p>
          </table:table-cell>
          <table:table-cell table:formula="of:=[$HospNewVar.BA49]" office:value-type="float" office:value="0.00920488527055001" calcext:value-type="float">
            <text:p>0.00920488527055001</text:p>
          </table:table-cell>
          <table:table-cell table:formula="of:=[$HospNewVar.BB49]" office:value-type="float" office:value="0.00919351494763657" calcext:value-type="float">
            <text:p>0.00919351494763657</text:p>
          </table:table-cell>
          <table:table-cell table:formula="of:=[$HospNewVar.BC49]" office:value-type="float" office:value="0.00916169663814066" calcext:value-type="float">
            <text:p>0.00916169663814066</text:p>
          </table:table-cell>
          <table:table-cell table:formula="of:=[$HospNewVar.BD49]" office:value-type="float" office:value="0.00915298971581855" calcext:value-type="float">
            <text:p>0.00915298971581855</text:p>
          </table:table-cell>
          <table:table-cell table:formula="of:=[$HospNewVar.BE49]" office:value-type="float" office:value="0.00914571966603925" calcext:value-type="float">
            <text:p>0.00914571966603925</text:p>
          </table:table-cell>
          <table:table-cell table:formula="of:=[$HospNewVar.BF49]" office:value-type="float" office:value="0.00913633186060224" calcext:value-type="float">
            <text:p>0.00913633186060224</text:p>
          </table:table-cell>
          <table:table-cell table:formula="of:=[$HospNewVar.BG49]" office:value-type="float" office:value="0.00912672620655776" calcext:value-type="float">
            <text:p>0.00912672620655776</text:p>
          </table:table-cell>
          <table:table-cell table:formula="of:=[$HospNewVar.BH49]" office:value-type="float" office:value="0.00912066172247144" calcext:value-type="float">
            <text:p>0.00912066172247144</text:p>
          </table:table-cell>
          <table:table-cell table:formula="of:=[$HospNewVar.BI49]" office:value-type="float" office:value="0.00911820473862624" calcext:value-type="float">
            <text:p>0.00911820473862624</text:p>
          </table:table-cell>
          <table:table-cell table:formula="of:=[$HospNewVar.BJ49]" office:value-type="float" office:value="0.00912795769987554" calcext:value-type="float">
            <text:p>0.00912795769987554</text:p>
          </table:table-cell>
          <table:table-cell table:style-name="ce1" table:formula="of:=[$HospNewVar.BK49]" office:value-type="float" office:value="0.00000884935992260928" calcext:value-type="float">
            <text:p>8.85E-06</text:p>
          </table:table-cell>
          <table:table-cell table:formula="of:=[$HospNewVar.BL49]" office:value-type="float" office:value="0" calcext:value-type="float">
            <text:p>0</text:p>
          </table:table-cell>
          <table:table-cell table:formula="of:=[$HospNewVar.BM49]" office:value-type="float" office:value="0" calcext:value-type="float">
            <text:p>0</text:p>
          </table:table-cell>
          <table:table-cell table:formula="of:=[$HospNewVar.BN49]" office:value-type="float" office:value="0" calcext:value-type="float">
            <text:p>0</text:p>
          </table:table-cell>
          <table:table-cell table:formula="of:=[$HospNewVar.BO4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0]" office:value-type="string" office:string-value="AgeGr16-17" calcext:value-type="string">
            <text:p>AgeGr16-17</text:p>
          </table:table-cell>
          <table:table-cell table:formula="of:=[$HospNewVar.A50]" office:value-type="string" office:string-value="AgeGr16-17" calcext:value-type="string">
            <text:p>AgeGr16-17</text:p>
          </table:table-cell>
          <table:table-cell table:formula="of:=[$HospNew.B50]" office:value-type="float" office:value="-0.742127490164598" calcext:value-type="float">
            <text:p>-0.742127490164598</text:p>
          </table:table-cell>
          <table:table-cell table:formula="of:=EXP([.C50])" office:value-type="float" office:value="0.476099939352989" calcext:value-type="float">
            <text:p>0.47609993935298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0]" office:value-type="float" office:value="-0.0000613528777665389" calcext:value-type="float">
            <text:p>-6.14E-05</text:p>
          </table:table-cell>
          <table:table-cell table:number-columns-repeated="6"/>
          <table:table-cell table:style-name="ce1" table:formula="of:=[$HospNewVar.J50]" office:value-type="float" office:value="0.0000419905269739597" calcext:value-type="float">
            <text:p>4.20E-05</text:p>
          </table:table-cell>
          <table:table-cell table:formula="of:=[$HospNewVar.K50]" office:value-type="float" office:value="-0.000184800268011609" calcext:value-type="float">
            <text:p>-0.000184800268011609</text:p>
          </table:table-cell>
          <table:table-cell table:number-columns-repeated="6"/>
          <table:table-cell table:style-name="ce1" table:formula="of:=[$HospNewVar.R50]" office:value-type="float" office:value="0.0000704995486943218" calcext:value-type="float">
            <text:p>7.05E-05</text:p>
          </table:table-cell>
          <table:table-cell table:style-name="ce1" table:formula="of:=[$HospNewVar.S50]" office:value-type="float" office:value="0.0000224344243274161" calcext:value-type="float">
            <text:p>2.24E-05</text:p>
          </table:table-cell>
          <table:table-cell table:number-columns-repeated="6"/>
          <table:table-cell table:style-name="ce1" table:formula="of:=[$HospNewVar.Z50]" office:value-type="float" office:value="0.0000941781090563541" calcext:value-type="float">
            <text:p>9.42E-05</text:p>
          </table:table-cell>
          <table:table-cell table:style-name="ce1" table:formula="of:=[$HospNewVar.AA50]" office:value-type="float" office:value="0.0000465181300407487" calcext:value-type="float">
            <text:p>4.65E-05</text:p>
          </table:table-cell>
          <table:table-cell table:number-columns-repeated="6"/>
          <table:table-cell table:formula="of:=[$HospNewVar.AH50]" office:value-type="float" office:value="0.000178463223633134" calcext:value-type="float">
            <text:p>0.000178463223633134</text:p>
          </table:table-cell>
          <table:table-cell table:style-name="ce1" table:formula="of:=[$HospNewVar.AI50]" office:value-type="float" office:value="0.0000969534366569347" calcext:value-type="float">
            <text:p>9.70E-05</text:p>
          </table:table-cell>
          <table:table-cell table:number-columns-repeated="6"/>
          <table:table-cell table:style-name="ce1" table:formula="of:=[$HospNewVar.AP50]" office:value-type="float" office:value="0.0000105339567420334" calcext:value-type="float">
            <text:p>1.05E-05</text:p>
          </table:table-cell>
          <table:table-cell table:style-name="ce1" table:formula="of:=[$HospNewVar.AQ50]" office:value-type="float" office:value="0.0000204555131589328" calcext:value-type="float">
            <text:p>2.05E-05</text:p>
          </table:table-cell>
          <table:table-cell/>
          <table:table-cell table:style-name="ce1" table:formula="of:=[$HospNewVar.AS50]" office:value-type="float" office:value="0.0000248675782777904" calcext:value-type="float">
            <text:p>2.49E-05</text:p>
          </table:table-cell>
          <table:table-cell table:style-name="ce1" table:formula="of:=[$HospNewVar.AT50]" office:value-type="float" office:value="0.0000261924678664477" calcext:value-type="float">
            <text:p>2.62E-05</text:p>
          </table:table-cell>
          <table:table-cell table:style-name="ce1" table:formula="of:=[$HospNewVar.AU50]" office:value-type="float" office:value="0.0000283003731201248" calcext:value-type="float">
            <text:p>2.83E-05</text:p>
          </table:table-cell>
          <table:table-cell table:formula="of:=[$HospNewVar.AV50]" office:value-type="float" office:value="0.0091603872004211" calcext:value-type="float">
            <text:p>0.0091603872004211</text:p>
          </table:table-cell>
          <table:table-cell table:formula="of:=[$HospNewVar.AW50]" office:value-type="float" office:value="0.00925395805322146" calcext:value-type="float">
            <text:p>0.00925395805322146</text:p>
          </table:table-cell>
          <table:table-cell table:formula="of:=[$HospNewVar.AX50]" office:value-type="float" office:value="0.0861693249267171" calcext:value-type="float">
            <text:p>0.0861693249267171</text:p>
          </table:table-cell>
          <table:table-cell table:formula="of:=[$HospNewVar.AY50]" office:value-type="float" office:value="0.00922492395830902" calcext:value-type="float">
            <text:p>0.00922492395830902</text:p>
          </table:table-cell>
          <table:table-cell table:formula="of:=[$HospNewVar.AZ50]" office:value-type="float" office:value="0.00920747245104373" calcext:value-type="float">
            <text:p>0.00920747245104373</text:p>
          </table:table-cell>
          <table:table-cell table:formula="of:=[$HospNewVar.BA50]" office:value-type="float" office:value="0.00919808026378578" calcext:value-type="float">
            <text:p>0.00919808026378578</text:p>
          </table:table-cell>
          <table:table-cell table:formula="of:=[$HospNewVar.BB50]" office:value-type="float" office:value="0.00918870245958406" calcext:value-type="float">
            <text:p>0.00918870245958406</text:p>
          </table:table-cell>
          <table:table-cell table:formula="of:=[$HospNewVar.BC50]" office:value-type="float" office:value="0.00916325893032789" calcext:value-type="float">
            <text:p>0.00916325893032789</text:p>
          </table:table-cell>
          <table:table-cell table:formula="of:=[$HospNewVar.BD50]" office:value-type="float" office:value="0.00915433516266461" calcext:value-type="float">
            <text:p>0.00915433516266461</text:p>
          </table:table-cell>
          <table:table-cell table:formula="of:=[$HospNewVar.BE50]" office:value-type="float" office:value="0.00914502661596793" calcext:value-type="float">
            <text:p>0.00914502661596793</text:p>
          </table:table-cell>
          <table:table-cell table:formula="of:=[$HospNewVar.BF50]" office:value-type="float" office:value="0.00913403713245767" calcext:value-type="float">
            <text:p>0.00913403713245767</text:p>
          </table:table-cell>
          <table:table-cell table:formula="of:=[$HospNewVar.BG50]" office:value-type="float" office:value="0.00912414722391591" calcext:value-type="float">
            <text:p>0.00912414722391591</text:p>
          </table:table-cell>
          <table:table-cell table:formula="of:=[$HospNewVar.BH50]" office:value-type="float" office:value="0.00911661264201422" calcext:value-type="float">
            <text:p>0.00911661264201422</text:p>
          </table:table-cell>
          <table:table-cell table:formula="of:=[$HospNewVar.BI50]" office:value-type="float" office:value="0.00911325055090661" calcext:value-type="float">
            <text:p>0.00911325055090661</text:p>
          </table:table-cell>
          <table:table-cell table:formula="of:=[$HospNewVar.BJ50]" office:value-type="float" office:value="0.00911427488580735" calcext:value-type="float">
            <text:p>0.00911427488580735</text:p>
          </table:table-cell>
          <table:table-cell table:style-name="ce1" table:formula="of:=[$HospNewVar.BK50]" office:value-type="float" office:value="0.00000374184396705283" calcext:value-type="float">
            <text:p>3.74E-06</text:p>
          </table:table-cell>
          <table:table-cell table:formula="of:=[$HospNewVar.BL50]" office:value-type="float" office:value="0" calcext:value-type="float">
            <text:p>0</text:p>
          </table:table-cell>
          <table:table-cell table:formula="of:=[$HospNewVar.BM50]" office:value-type="float" office:value="0" calcext:value-type="float">
            <text:p>0</text:p>
          </table:table-cell>
          <table:table-cell table:formula="of:=[$HospNewVar.BN50]" office:value-type="float" office:value="0" calcext:value-type="float">
            <text:p>0</text:p>
          </table:table-cell>
          <table:table-cell table:formula="of:=[$HospNewVar.BO5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1]" office:value-type="string" office:string-value="AgeGr18-24" calcext:value-type="string">
            <text:p>AgeGr18-24</text:p>
          </table:table-cell>
          <table:table-cell table:formula="of:=[$HospNewVar.A51]" office:value-type="string" office:string-value="AgeGr18-24" calcext:value-type="string">
            <text:p>AgeGr18-24</text:p>
          </table:table-cell>
          <table:table-cell table:formula="of:=[$HospNew.B51]" office:value-type="float" office:value="-0.77529922620775" calcext:value-type="float">
            <text:p>-0.77529922620775</text:p>
          </table:table-cell>
          <table:table-cell table:formula="of:=EXP([.C51])" office:value-type="float" office:value="0.460565946976486" calcext:value-type="float">
            <text:p>0.46056594697648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51]" office:value-type="float" office:value="-0.000121961228782233" calcext:value-type="float">
            <text:p>-0.000121961228782233</text:p>
          </table:table-cell>
          <table:table-cell table:number-columns-repeated="6"/>
          <table:table-cell table:style-name="ce1" table:formula="of:=[$HospNewVar.J51]" office:value-type="float" office:value="0.0000168464805199825" calcext:value-type="float">
            <text:p>1.68E-05</text:p>
          </table:table-cell>
          <table:table-cell table:formula="of:=[$HospNewVar.K51]" office:value-type="float" office:value="-0.000168778052718046" calcext:value-type="float">
            <text:p>-0.000168778052718046</text:p>
          </table:table-cell>
          <table:table-cell table:number-columns-repeated="6"/>
          <table:table-cell table:style-name="ce1" table:formula="of:=[$HospNewVar.R51]" office:value-type="float" office:value="0.0000174227500676151" calcext:value-type="float">
            <text:p>1.74E-05</text:p>
          </table:table-cell>
          <table:table-cell table:style-name="ce1" table:formula="of:=[$HospNewVar.S51]" office:value-type="float" office:value="-0.00000087676806864563" calcext:value-type="float">
            <text:p>-8.77E-07</text:p>
          </table:table-cell>
          <table:table-cell table:number-columns-repeated="6"/>
          <table:table-cell table:style-name="ce1" table:formula="of:=[$HospNewVar.Z51]" office:value-type="float" office:value="0.0000518043393278375" calcext:value-type="float">
            <text:p>5.18E-05</text:p>
          </table:table-cell>
          <table:table-cell table:style-name="ce1" table:formula="of:=[$HospNewVar.AA51]" office:value-type="float" office:value="-0.0000150755495388498" calcext:value-type="float">
            <text:p>-1.51E-05</text:p>
          </table:table-cell>
          <table:table-cell table:number-columns-repeated="6"/>
          <table:table-cell table:style-name="ce1" table:formula="of:=[$HospNewVar.AH51]" office:value-type="float" office:value="0.0000608891168401228" calcext:value-type="float">
            <text:p>6.09E-05</text:p>
          </table:table-cell>
          <table:table-cell table:style-name="ce1" table:formula="of:=[$HospNewVar.AI51]" office:value-type="float" office:value="0.0000215537980621759" calcext:value-type="float">
            <text:p>2.16E-05</text:p>
          </table:table-cell>
          <table:table-cell table:number-columns-repeated="6"/>
          <table:table-cell table:style-name="ce1" table:formula="of:=[$HospNewVar.AP51]" office:value-type="float" office:value="-0.0000332394657879635" calcext:value-type="float">
            <text:p>-3.32E-05</text:p>
          </table:table-cell>
          <table:table-cell table:style-name="ce1" table:formula="of:=[$HospNewVar.AQ51]" office:value-type="float" office:value="-0.00000480368357839555" calcext:value-type="float">
            <text:p>-4.80E-06</text:p>
          </table:table-cell>
          <table:table-cell/>
          <table:table-cell table:style-name="ce1" table:formula="of:=[$HospNewVar.AS51]" office:value-type="float" office:value="0.00000189253621015303" calcext:value-type="float">
            <text:p>1.89E-06</text:p>
          </table:table-cell>
          <table:table-cell table:style-name="ce1" table:formula="of:=[$HospNewVar.AT51]" office:value-type="float" office:value="0.00000330773077856466" calcext:value-type="float">
            <text:p>3.31E-06</text:p>
          </table:table-cell>
          <table:table-cell table:style-name="ce1" table:formula="of:=[$HospNewVar.AU51]" office:value-type="float" office:value="0.00000592066689482081" calcext:value-type="float">
            <text:p>5.92E-06</text:p>
          </table:table-cell>
          <table:table-cell table:formula="of:=[$HospNewVar.AV51]" office:value-type="float" office:value="0.00913621955297656" calcext:value-type="float">
            <text:p>0.00913621955297656</text:p>
          </table:table-cell>
          <table:table-cell table:formula="of:=[$HospNewVar.AW51]" office:value-type="float" office:value="0.0092195319919464" calcext:value-type="float">
            <text:p>0.0092195319919464</text:p>
          </table:table-cell>
          <table:table-cell table:formula="of:=[$HospNewVar.AX51]" office:value-type="float" office:value="0.00922492395830902" calcext:value-type="float">
            <text:p>0.00922492395830902</text:p>
          </table:table-cell>
          <table:table-cell table:formula="of:=[$HospNewVar.AY51]" office:value-type="float" office:value="0.0324764384781315" calcext:value-type="float">
            <text:p>0.0324764384781315</text:p>
          </table:table-cell>
          <table:table-cell table:formula="of:=[$HospNewVar.AZ51]" office:value-type="float" office:value="0.00920289437319607" calcext:value-type="float">
            <text:p>0.00920289437319607</text:p>
          </table:table-cell>
          <table:table-cell table:formula="of:=[$HospNewVar.BA51]" office:value-type="float" office:value="0.0091934380298946" calcext:value-type="float">
            <text:p>0.0091934380298946</text:p>
          </table:table-cell>
          <table:table-cell table:formula="of:=[$HospNewVar.BB51]" office:value-type="float" office:value="0.00918496807845704" calcext:value-type="float">
            <text:p>0.00918496807845704</text:p>
          </table:table-cell>
          <table:table-cell table:formula="of:=[$HospNewVar.BC51]" office:value-type="float" office:value="0.0091667532733728" calcext:value-type="float">
            <text:p>0.0091667532733728</text:p>
          </table:table-cell>
          <table:table-cell table:formula="of:=[$HospNewVar.BD51]" office:value-type="float" office:value="0.00916102163564689" calcext:value-type="float">
            <text:p>0.00916102163564689</text:p>
          </table:table-cell>
          <table:table-cell table:formula="of:=[$HospNewVar.BE51]" office:value-type="float" office:value="0.00915404162419959" calcext:value-type="float">
            <text:p>0.00915404162419959</text:p>
          </table:table-cell>
          <table:table-cell table:formula="of:=[$HospNewVar.BF51]" office:value-type="float" office:value="0.00914642206542125" calcext:value-type="float">
            <text:p>0.00914642206542125</text:p>
          </table:table-cell>
          <table:table-cell table:formula="of:=[$HospNewVar.BG51]" office:value-type="float" office:value="0.00913946895571378" calcext:value-type="float">
            <text:p>0.00913946895571378</text:p>
          </table:table-cell>
          <table:table-cell table:formula="of:=[$HospNewVar.BH51]" office:value-type="float" office:value="0.0091337026785581" calcext:value-type="float">
            <text:p>0.0091337026785581</text:p>
          </table:table-cell>
          <table:table-cell table:formula="of:=[$HospNewVar.BI51]" office:value-type="float" office:value="0.0091313455545512" calcext:value-type="float">
            <text:p>0.0091313455545512</text:p>
          </table:table-cell>
          <table:table-cell table:formula="of:=[$HospNewVar.BJ51]" office:value-type="float" office:value="0.00912925757374665" calcext:value-type="float">
            <text:p>0.00912925757374665</text:p>
          </table:table-cell>
          <table:table-cell table:style-name="ce1" table:formula="of:=[$HospNewVar.BK51]" office:value-type="float" office:value="0.00000340618272244955" calcext:value-type="float">
            <text:p>3.41E-06</text:p>
          </table:table-cell>
          <table:table-cell table:formula="of:=[$HospNewVar.BL51]" office:value-type="float" office:value="0" calcext:value-type="float">
            <text:p>0</text:p>
          </table:table-cell>
          <table:table-cell table:formula="of:=[$HospNewVar.BM51]" office:value-type="float" office:value="0" calcext:value-type="float">
            <text:p>0</text:p>
          </table:table-cell>
          <table:table-cell table:formula="of:=[$HospNewVar.BN51]" office:value-type="float" office:value="0" calcext:value-type="float">
            <text:p>0</text:p>
          </table:table-cell>
          <table:table-cell table:formula="of:=[$HospNewVar.BO5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2]" office:value-type="string" office:string-value="AgeGr25-29" calcext:value-type="string">
            <text:p>AgeGr25-29</text:p>
          </table:table-cell>
          <table:table-cell table:formula="of:=[$HospNewVar.A52]" office:value-type="string" office:string-value="AgeGr25-29" calcext:value-type="string">
            <text:p>AgeGr25-29</text:p>
          </table:table-cell>
          <table:table-cell table:formula="of:=[$HospNew.B52]" office:value-type="float" office:value="-0.402032383665863" calcext:value-type="float">
            <text:p>-0.402032383665863</text:p>
          </table:table-cell>
          <table:table-cell table:formula="of:=EXP([.C52])" office:value-type="float" office:value="0.668959081992186" calcext:value-type="float">
            <text:p>0.66895908199218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2]" office:value-type="float" office:value="-0.0000547984989051004" calcext:value-type="float">
            <text:p>-5.48E-05</text:p>
          </table:table-cell>
          <table:table-cell table:number-columns-repeated="6"/>
          <table:table-cell table:style-name="ce1" table:formula="of:=[$HospNewVar.J52]" office:value-type="float" office:value="0.0000245622987071058" calcext:value-type="float">
            <text:p>2.46E-05</text:p>
          </table:table-cell>
          <table:table-cell table:formula="of:=[$HospNewVar.K52]" office:value-type="float" office:value="-0.000141378673250826" calcext:value-type="float">
            <text:p>-0.000141378673250826</text:p>
          </table:table-cell>
          <table:table-cell table:number-columns-repeated="6"/>
          <table:table-cell table:style-name="ce1" table:formula="of:=[$HospNewVar.R52]" office:value-type="float" office:value="0.0000517546364578343" calcext:value-type="float">
            <text:p>5.18E-05</text:p>
          </table:table-cell>
          <table:table-cell table:style-name="ce1" table:formula="of:=[$HospNewVar.S52]" office:value-type="float" office:value="0.0000236527549135046" calcext:value-type="float">
            <text:p>2.37E-05</text:p>
          </table:table-cell>
          <table:table-cell table:number-columns-repeated="6"/>
          <table:table-cell table:style-name="ce1" table:formula="of:=[$HospNewVar.Z52]" office:value-type="float" office:value="0.000043542888465882" calcext:value-type="float">
            <text:p>4.35E-05</text:p>
          </table:table-cell>
          <table:table-cell table:style-name="ce1" table:formula="of:=[$HospNewVar.AA52]" office:value-type="float" office:value="-0.0000434117360523101" calcext:value-type="float">
            <text:p>-4.34E-05</text:p>
          </table:table-cell>
          <table:table-cell table:number-columns-repeated="6"/>
          <table:table-cell table:style-name="ce1" table:formula="of:=[$HospNewVar.AH52]" office:value-type="float" office:value="0.0000737476573090783" calcext:value-type="float">
            <text:p>7.37E-05</text:p>
          </table:table-cell>
          <table:table-cell table:style-name="ce1" table:formula="of:=[$HospNewVar.AI52]" office:value-type="float" office:value="-0.0000416324331534163" calcext:value-type="float">
            <text:p>-4.16E-05</text:p>
          </table:table-cell>
          <table:table-cell table:number-columns-repeated="6"/>
          <table:table-cell table:style-name="ce1" table:formula="of:=[$HospNewVar.AP52]" office:value-type="float" office:value="-0.0000571496893354092" calcext:value-type="float">
            <text:p>-5.71E-05</text:p>
          </table:table-cell>
          <table:table-cell table:style-name="ce1" table:formula="of:=[$HospNewVar.AQ52]" office:value-type="float" office:value="0.0000221468033021217" calcext:value-type="float">
            <text:p>2.21E-05</text:p>
          </table:table-cell>
          <table:table-cell/>
          <table:table-cell table:style-name="ce1" table:formula="of:=[$HospNewVar.AS52]" office:value-type="float" office:value="0.0000182780269624253" calcext:value-type="float">
            <text:p>1.83E-05</text:p>
          </table:table-cell>
          <table:table-cell table:style-name="ce1" table:formula="of:=[$HospNewVar.AT52]" office:value-type="float" office:value="0.0000226384176795369" calcext:value-type="float">
            <text:p>2.26E-05</text:p>
          </table:table-cell>
          <table:table-cell table:style-name="ce1" table:formula="of:=[$HospNewVar.AU52]" office:value-type="float" office:value="0.00002110887480489" calcext:value-type="float">
            <text:p>2.11E-05</text:p>
          </table:table-cell>
          <table:table-cell table:formula="of:=[$HospNewVar.AV52]" office:value-type="float" office:value="0.00917782069588372" calcext:value-type="float">
            <text:p>0.00917782069588372</text:p>
          </table:table-cell>
          <table:table-cell table:formula="of:=[$HospNewVar.AW52]" office:value-type="float" office:value="0.00921359619502714" calcext:value-type="float">
            <text:p>0.00921359619502714</text:p>
          </table:table-cell>
          <table:table-cell table:formula="of:=[$HospNewVar.AX52]" office:value-type="float" office:value="0.00920747245104373" calcext:value-type="float">
            <text:p>0.00920747245104373</text:p>
          </table:table-cell>
          <table:table-cell table:formula="of:=[$HospNewVar.AY52]" office:value-type="float" office:value="0.00920289437319607" calcext:value-type="float">
            <text:p>0.00920289437319607</text:p>
          </table:table-cell>
          <table:table-cell table:formula="of:=[$HospNewVar.AZ52]" office:value-type="float" office:value="0.0277151826086968" calcext:value-type="float">
            <text:p>0.0277151826086968</text:p>
          </table:table-cell>
          <table:table-cell table:formula="of:=[$HospNewVar.BA52]" office:value-type="float" office:value="0.0091902475521394" calcext:value-type="float">
            <text:p>0.0091902475521394</text:p>
          </table:table-cell>
          <table:table-cell table:formula="of:=[$HospNewVar.BB52]" office:value-type="float" office:value="0.0091835261182565" calcext:value-type="float">
            <text:p>0.0091835261182565</text:p>
          </table:table-cell>
          <table:table-cell table:formula="of:=[$HospNewVar.BC52]" office:value-type="float" office:value="0.0091684087241367" calcext:value-type="float">
            <text:p>0.0091684087241367</text:p>
          </table:table-cell>
          <table:table-cell table:formula="of:=[$HospNewVar.BD52]" office:value-type="float" office:value="0.00916490208176439" calcext:value-type="float">
            <text:p>0.00916490208176439</text:p>
          </table:table-cell>
          <table:table-cell table:formula="of:=[$HospNewVar.BE52]" office:value-type="float" office:value="0.00916127614565299" calcext:value-type="float">
            <text:p>0.00916127614565299</text:p>
          </table:table-cell>
          <table:table-cell table:formula="of:=[$HospNewVar.BF52]" office:value-type="float" office:value="0.00915654902463428" calcext:value-type="float">
            <text:p>0.00915654902463428</text:p>
          </table:table-cell>
          <table:table-cell table:formula="of:=[$HospNewVar.BG52]" office:value-type="float" office:value="0.00915155193786886" calcext:value-type="float">
            <text:p>0.00915155193786886</text:p>
          </table:table-cell>
          <table:table-cell table:formula="of:=[$HospNewVar.BH52]" office:value-type="float" office:value="0.00914816023403625" calcext:value-type="float">
            <text:p>0.00914816023403625</text:p>
          </table:table-cell>
          <table:table-cell table:formula="of:=[$HospNewVar.BI52]" office:value-type="float" office:value="0.00914692205641589" calcext:value-type="float">
            <text:p>0.00914692205641589</text:p>
          </table:table-cell>
          <table:table-cell table:formula="of:=[$HospNewVar.BJ52]" office:value-type="float" office:value="0.00915053555803982" calcext:value-type="float">
            <text:p>0.00915053555803982</text:p>
          </table:table-cell>
          <table:table-cell table:style-name="ce1" table:formula="of:=[$HospNewVar.BK52]" office:value-type="float" office:value="0.00000346559753335191" calcext:value-type="float">
            <text:p>3.47E-06</text:p>
          </table:table-cell>
          <table:table-cell table:formula="of:=[$HospNewVar.BL52]" office:value-type="float" office:value="0" calcext:value-type="float">
            <text:p>0</text:p>
          </table:table-cell>
          <table:table-cell table:formula="of:=[$HospNewVar.BM52]" office:value-type="float" office:value="0" calcext:value-type="float">
            <text:p>0</text:p>
          </table:table-cell>
          <table:table-cell table:formula="of:=[$HospNewVar.BN52]" office:value-type="float" office:value="0" calcext:value-type="float">
            <text:p>0</text:p>
          </table:table-cell>
          <table:table-cell table:formula="of:=[$HospNewVar.BO5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3]" office:value-type="string" office:string-value="AgeGr30-34" calcext:value-type="string">
            <text:p>AgeGr30-34</text:p>
          </table:table-cell>
          <table:table-cell table:formula="of:=[$HospNewVar.A53]" office:value-type="string" office:string-value="AgeGr30-34" calcext:value-type="string">
            <text:p>AgeGr30-34</text:p>
          </table:table-cell>
          <table:table-cell table:formula="of:=[$HospNew.B53]" office:value-type="float" office:value="-0.103741448431357" calcext:value-type="float">
            <text:p>-0.103741448431357</text:p>
          </table:table-cell>
          <table:table-cell table:formula="of:=EXP([.C53])" office:value-type="float" office:value="0.901458340761116" calcext:value-type="float">
            <text:p>0.9014583407611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3]" office:value-type="float" office:value="-0.0000361462240702174" calcext:value-type="float">
            <text:p>-3.61E-05</text:p>
          </table:table-cell>
          <table:table-cell table:number-columns-repeated="6"/>
          <table:table-cell table:style-name="ce1" table:formula="of:=[$HospNewVar.J53]" office:value-type="float" office:value="0.0000258307216616957" calcext:value-type="float">
            <text:p>2.58E-05</text:p>
          </table:table-cell>
          <table:table-cell table:formula="of:=[$HospNewVar.K53]" office:value-type="float" office:value="-0.000137952172944681" calcext:value-type="float">
            <text:p>-0.000137952172944681</text:p>
          </table:table-cell>
          <table:table-cell table:number-columns-repeated="6"/>
          <table:table-cell table:style-name="ce1" table:formula="of:=[$HospNewVar.R53]" office:value-type="float" office:value="0.0000428629161821941" calcext:value-type="float">
            <text:p>4.29E-05</text:p>
          </table:table-cell>
          <table:table-cell table:style-name="ce1" table:formula="of:=[$HospNewVar.S53]" office:value-type="float" office:value="0.0000251140382366087" calcext:value-type="float">
            <text:p>2.51E-05</text:p>
          </table:table-cell>
          <table:table-cell table:number-columns-repeated="6"/>
          <table:table-cell table:style-name="ce1" table:formula="of:=[$HospNewVar.Z53]" office:value-type="float" office:value="0.0000494503972189821" calcext:value-type="float">
            <text:p>4.95E-05</text:p>
          </table:table-cell>
          <table:table-cell table:style-name="ce1" table:formula="of:=[$HospNewVar.AA53]" office:value-type="float" office:value="-0.0000370674256797369" calcext:value-type="float">
            <text:p>-3.71E-05</text:p>
          </table:table-cell>
          <table:table-cell table:number-columns-repeated="6"/>
          <table:table-cell table:style-name="ce1" table:formula="of:=[$HospNewVar.AH53]" office:value-type="float" office:value="0.0000733169298891086" calcext:value-type="float">
            <text:p>7.33E-05</text:p>
          </table:table-cell>
          <table:table-cell table:style-name="ce1" table:formula="of:=[$HospNewVar.AI53]" office:value-type="float" office:value="-0.0000559731330243293" calcext:value-type="float">
            <text:p>-5.60E-05</text:p>
          </table:table-cell>
          <table:table-cell table:number-columns-repeated="6"/>
          <table:table-cell table:style-name="ce1" table:formula="of:=[$HospNewVar.AP53]" office:value-type="float" office:value="-0.000034253284892308" calcext:value-type="float">
            <text:p>-3.43E-05</text:p>
          </table:table-cell>
          <table:table-cell table:style-name="ce1" table:formula="of:=[$HospNewVar.AQ53]" office:value-type="float" office:value="0.0000219447070379322" calcext:value-type="float">
            <text:p>2.19E-05</text:p>
          </table:table-cell>
          <table:table-cell/>
          <table:table-cell table:style-name="ce1" table:formula="of:=[$HospNewVar.AS53]" office:value-type="float" office:value="0.0000186502634858866" calcext:value-type="float">
            <text:p>1.87E-05</text:p>
          </table:table-cell>
          <table:table-cell table:style-name="ce1" table:formula="of:=[$HospNewVar.AT53]" office:value-type="float" office:value="0.0000221663906351641" calcext:value-type="float">
            <text:p>2.22E-05</text:p>
          </table:table-cell>
          <table:table-cell table:style-name="ce1" table:formula="of:=[$HospNewVar.AU53]" office:value-type="float" office:value="0.000021133920744635" calcext:value-type="float">
            <text:p>2.11E-05</text:p>
          </table:table-cell>
          <table:table-cell table:formula="of:=[$HospNewVar.AV53]" office:value-type="float" office:value="0.00918410193245308" calcext:value-type="float">
            <text:p>0.00918410193245308</text:p>
          </table:table-cell>
          <table:table-cell table:formula="of:=[$HospNewVar.AW53]" office:value-type="float" office:value="0.00920488527055001" calcext:value-type="float">
            <text:p>0.00920488527055001</text:p>
          </table:table-cell>
          <table:table-cell table:formula="of:=[$HospNewVar.AX53]" office:value-type="float" office:value="0.00919808026378578" calcext:value-type="float">
            <text:p>0.00919808026378578</text:p>
          </table:table-cell>
          <table:table-cell table:formula="of:=[$HospNewVar.AY53]" office:value-type="float" office:value="0.0091934380298946" calcext:value-type="float">
            <text:p>0.0091934380298946</text:p>
          </table:table-cell>
          <table:table-cell table:formula="of:=[$HospNewVar.AZ53]" office:value-type="float" office:value="0.0091902475521394" calcext:value-type="float">
            <text:p>0.0091902475521394</text:p>
          </table:table-cell>
          <table:table-cell table:formula="of:=[$HospNewVar.BA53]" office:value-type="float" office:value="0.0208140079461436" calcext:value-type="float">
            <text:p>0.0208140079461436</text:p>
          </table:table-cell>
          <table:table-cell table:formula="of:=[$HospNewVar.BB53]" office:value-type="float" office:value="0.00918126103701407" calcext:value-type="float">
            <text:p>0.00918126103701407</text:p>
          </table:table-cell>
          <table:table-cell table:formula="of:=[$HospNewVar.BC53]" office:value-type="float" office:value="0.00916990977001973" calcext:value-type="float">
            <text:p>0.00916990977001973</text:p>
          </table:table-cell>
          <table:table-cell table:formula="of:=[$HospNewVar.BD53]" office:value-type="float" office:value="0.00916743728290524" calcext:value-type="float">
            <text:p>0.00916743728290524</text:p>
          </table:table-cell>
          <table:table-cell table:formula="of:=[$HospNewVar.BE53]" office:value-type="float" office:value="0.00916505899008879" calcext:value-type="float">
            <text:p>0.00916505899008879</text:p>
          </table:table-cell>
          <table:table-cell table:formula="of:=[$HospNewVar.BF53]" office:value-type="float" office:value="0.00916181036414098" calcext:value-type="float">
            <text:p>0.00916181036414098</text:p>
          </table:table-cell>
          <table:table-cell table:formula="of:=[$HospNewVar.BG53]" office:value-type="float" office:value="0.00915836254018109" calcext:value-type="float">
            <text:p>0.00915836254018109</text:p>
          </table:table-cell>
          <table:table-cell table:formula="of:=[$HospNewVar.BH53]" office:value-type="float" office:value="0.00915599391089196" calcext:value-type="float">
            <text:p>0.00915599391089196</text:p>
          </table:table-cell>
          <table:table-cell table:formula="of:=[$HospNewVar.BI53]" office:value-type="float" office:value="0.00915512827591216" calcext:value-type="float">
            <text:p>0.00915512827591216</text:p>
          </table:table-cell>
          <table:table-cell table:formula="of:=[$HospNewVar.BJ53]" office:value-type="float" office:value="0.00915881952764115" calcext:value-type="float">
            <text:p>0.00915881952764115</text:p>
          </table:table-cell>
          <table:table-cell table:style-name="ce1" table:formula="of:=[$HospNewVar.BK53]" office:value-type="float" office:value="0.00000417886789427538" calcext:value-type="float">
            <text:p>4.18E-06</text:p>
          </table:table-cell>
          <table:table-cell table:formula="of:=[$HospNewVar.BL53]" office:value-type="float" office:value="0" calcext:value-type="float">
            <text:p>0</text:p>
          </table:table-cell>
          <table:table-cell table:formula="of:=[$HospNewVar.BM53]" office:value-type="float" office:value="0" calcext:value-type="float">
            <text:p>0</text:p>
          </table:table-cell>
          <table:table-cell table:formula="of:=[$HospNewVar.BN53]" office:value-type="float" office:value="0" calcext:value-type="float">
            <text:p>0</text:p>
          </table:table-cell>
          <table:table-cell table:formula="of:=[$HospNewVar.BO5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4]" office:value-type="string" office:string-value="AgeGr35-39" calcext:value-type="string">
            <text:p>AgeGr35-39</text:p>
          </table:table-cell>
          <table:table-cell table:formula="of:=[$HospNewVar.A54]" office:value-type="string" office:string-value="AgeGr35-39" calcext:value-type="string">
            <text:p>AgeGr35-39</text:p>
          </table:table-cell>
          <table:table-cell table:formula="of:=[$HospNew.B54]" office:value-type="float" office:value="-0.255042815191626" calcext:value-type="float">
            <text:p>-0.255042815191626</text:p>
          </table:table-cell>
          <table:table-cell table:formula="of:=EXP([.C54])" office:value-type="float" office:value="0.774883320472982" calcext:value-type="float">
            <text:p>0.7748833204729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4]" office:value-type="float" office:value="-0.0000107562656596191" calcext:value-type="float">
            <text:p>-1.08E-05</text:p>
          </table:table-cell>
          <table:table-cell table:number-columns-repeated="6"/>
          <table:table-cell table:style-name="ce1" table:formula="of:=[$HospNewVar.J54]" office:value-type="float" office:value="0.0000172896061271101" calcext:value-type="float">
            <text:p>1.73E-05</text:p>
          </table:table-cell>
          <table:table-cell table:style-name="ce1" table:formula="of:=[$HospNewVar.K54]" office:value-type="float" office:value="-0.0000522942584294886" calcext:value-type="float">
            <text:p>-5.23E-05</text:p>
          </table:table-cell>
          <table:table-cell table:number-columns-repeated="6"/>
          <table:table-cell table:style-name="ce1" table:formula="of:=[$HospNewVar.R54]" office:value-type="float" office:value="0.0000294820331228347" calcext:value-type="float">
            <text:p>2.95E-05</text:p>
          </table:table-cell>
          <table:table-cell table:style-name="ce1" table:formula="of:=[$HospNewVar.S54]" office:value-type="float" office:value="0.0000187807036509807" calcext:value-type="float">
            <text:p>1.88E-05</text:p>
          </table:table-cell>
          <table:table-cell table:number-columns-repeated="6"/>
          <table:table-cell table:style-name="ce1" table:formula="of:=[$HospNewVar.Z54]" office:value-type="float" office:value="0.0000295632433884469" calcext:value-type="float">
            <text:p>2.96E-05</text:p>
          </table:table-cell>
          <table:table-cell table:style-name="ce1" table:formula="of:=[$HospNewVar.AA54]" office:value-type="float" office:value="-0.0000209306072588492" calcext:value-type="float">
            <text:p>-2.09E-05</text:p>
          </table:table-cell>
          <table:table-cell table:number-columns-repeated="6"/>
          <table:table-cell table:style-name="ce1" table:formula="of:=[$HospNewVar.AH54]" office:value-type="float" office:value="0.0000542276747566545" calcext:value-type="float">
            <text:p>5.42E-05</text:p>
          </table:table-cell>
          <table:table-cell table:style-name="ce1" table:formula="of:=[$HospNewVar.AI54]" office:value-type="float" office:value="-0.0000375068588959265" calcext:value-type="float">
            <text:p>-3.75E-05</text:p>
          </table:table-cell>
          <table:table-cell table:number-columns-repeated="6"/>
          <table:table-cell table:style-name="ce1" table:formula="of:=[$HospNewVar.AP54]" office:value-type="float" office:value="-0.0000163554814124653" calcext:value-type="float">
            <text:p>-1.64E-05</text:p>
          </table:table-cell>
          <table:table-cell table:style-name="ce1" table:formula="of:=[$HospNewVar.AQ54]" office:value-type="float" office:value="0.0000159239820464052" calcext:value-type="float">
            <text:p>1.59E-05</text:p>
          </table:table-cell>
          <table:table-cell/>
          <table:table-cell table:style-name="ce1" table:formula="of:=[$HospNewVar.AS54]" office:value-type="float" office:value="0.0000135749327433247" calcext:value-type="float">
            <text:p>1.36E-05</text:p>
          </table:table-cell>
          <table:table-cell table:style-name="ce1" table:formula="of:=[$HospNewVar.AT54]" office:value-type="float" office:value="0.0000150639035144439" calcext:value-type="float">
            <text:p>1.51E-05</text:p>
          </table:table-cell>
          <table:table-cell table:style-name="ce1" table:formula="of:=[$HospNewVar.AU54]" office:value-type="float" office:value="0.0000139679857607587" calcext:value-type="float">
            <text:p>1.40E-05</text:p>
          </table:table-cell>
          <table:table-cell table:formula="of:=[$HospNewVar.AV54]" office:value-type="float" office:value="0.00918304378227182" calcext:value-type="float">
            <text:p>0.00918304378227182</text:p>
          </table:table-cell>
          <table:table-cell table:formula="of:=[$HospNewVar.AW54]" office:value-type="float" office:value="0.00919351494763657" calcext:value-type="float">
            <text:p>0.00919351494763657</text:p>
          </table:table-cell>
          <table:table-cell table:formula="of:=[$HospNewVar.AX54]" office:value-type="float" office:value="0.00918870245958406" calcext:value-type="float">
            <text:p>0.00918870245958406</text:p>
          </table:table-cell>
          <table:table-cell table:formula="of:=[$HospNewVar.AY54]" office:value-type="float" office:value="0.00918496807845704" calcext:value-type="float">
            <text:p>0.00918496807845704</text:p>
          </table:table-cell>
          <table:table-cell table:formula="of:=[$HospNewVar.AZ54]" office:value-type="float" office:value="0.0091835261182565" calcext:value-type="float">
            <text:p>0.0091835261182565</text:p>
          </table:table-cell>
          <table:table-cell table:formula="of:=[$HospNewVar.BA54]" office:value-type="float" office:value="0.00918126103701407" calcext:value-type="float">
            <text:p>0.00918126103701407</text:p>
          </table:table-cell>
          <table:table-cell table:formula="of:=[$HospNewVar.BB54]" office:value-type="float" office:value="0.0225118506216633" calcext:value-type="float">
            <text:p>0.0225118506216633</text:p>
          </table:table-cell>
          <table:table-cell table:formula="of:=[$HospNewVar.BC54]" office:value-type="float" office:value="0.00917154229862256" calcext:value-type="float">
            <text:p>0.00917154229862256</text:p>
          </table:table-cell>
          <table:table-cell table:formula="of:=[$HospNewVar.BD54]" office:value-type="float" office:value="0.00916994998860548" calcext:value-type="float">
            <text:p>0.00916994998860548</text:p>
          </table:table-cell>
          <table:table-cell table:formula="of:=[$HospNewVar.BE54]" office:value-type="float" office:value="0.00916853259232747" calcext:value-type="float">
            <text:p>0.00916853259232747</text:p>
          </table:table-cell>
          <table:table-cell table:formula="of:=[$HospNewVar.BF54]" office:value-type="float" office:value="0.00916648551451308" calcext:value-type="float">
            <text:p>0.00916648551451308</text:p>
          </table:table-cell>
          <table:table-cell table:formula="of:=[$HospNewVar.BG54]" office:value-type="float" office:value="0.00916432726260737" calcext:value-type="float">
            <text:p>0.00916432726260737</text:p>
          </table:table-cell>
          <table:table-cell table:formula="of:=[$HospNewVar.BH54]" office:value-type="float" office:value="0.00916288337546789" calcext:value-type="float">
            <text:p>0.00916288337546789</text:p>
          </table:table-cell>
          <table:table-cell table:formula="of:=[$HospNewVar.BI54]" office:value-type="float" office:value="0.00916230082071513" calcext:value-type="float">
            <text:p>0.00916230082071513</text:p>
          </table:table-cell>
          <table:table-cell table:formula="of:=[$HospNewVar.BJ54]" office:value-type="float" office:value="0.00916481167094286" calcext:value-type="float">
            <text:p>0.00916481167094286</text:p>
          </table:table-cell>
          <table:table-cell table:style-name="ce1" table:formula="of:=[$HospNewVar.BK54]" office:value-type="float" office:value="0.00000094184948223861" calcext:value-type="float">
            <text:p>9.42E-07</text:p>
          </table:table-cell>
          <table:table-cell table:formula="of:=[$HospNewVar.BL54]" office:value-type="float" office:value="0" calcext:value-type="float">
            <text:p>0</text:p>
          </table:table-cell>
          <table:table-cell table:formula="of:=[$HospNewVar.BM54]" office:value-type="float" office:value="0" calcext:value-type="float">
            <text:p>0</text:p>
          </table:table-cell>
          <table:table-cell table:formula="of:=[$HospNewVar.BN54]" office:value-type="float" office:value="0" calcext:value-type="float">
            <text:p>0</text:p>
          </table:table-cell>
          <table:table-cell table:formula="of:=[$HospNewVar.BO5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5]" office:value-type="string" office:string-value="AgeGr45-49" calcext:value-type="string">
            <text:p>AgeGr45-49</text:p>
          </table:table-cell>
          <table:table-cell table:formula="of:=[$HospNewVar.A55]" office:value-type="string" office:string-value="AgeGr45-49" calcext:value-type="string">
            <text:p>AgeGr45-49</text:p>
          </table:table-cell>
          <table:table-cell table:formula="of:=[$HospNew.B55]" office:value-type="float" office:value="0.25069794628247" calcext:value-type="float">
            <text:p>0.25069794628247</text:p>
          </table:table-cell>
          <table:table-cell table:formula="of:=EXP([.C55])" office:value-type="float" office:value="1.2849219102697" calcext:value-type="float">
            <text:p>1.284921910269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5]" office:value-type="float" office:value="-0.00000274864774630621" calcext:value-type="float">
            <text:p>-2.75E-06</text:p>
          </table:table-cell>
          <table:table-cell table:number-columns-repeated="6"/>
          <table:table-cell table:style-name="ce1" table:formula="of:=[$HospNewVar.J55]" office:value-type="float" office:value="-0.0000140398391520842" calcext:value-type="float">
            <text:p>-1.40E-05</text:p>
          </table:table-cell>
          <table:table-cell table:style-name="ce1" table:formula="of:=[$HospNewVar.K55]" office:value-type="float" office:value="0.0000243703776618297" calcext:value-type="float">
            <text:p>2.44E-05</text:p>
          </table:table-cell>
          <table:table-cell table:number-columns-repeated="6"/>
          <table:table-cell table:style-name="ce1" table:formula="of:=[$HospNewVar.R55]" office:value-type="float" office:value="-0.00000666852542939793" calcext:value-type="float">
            <text:p>-6.67E-06</text:p>
          </table:table-cell>
          <table:table-cell table:style-name="ce1" table:formula="of:=[$HospNewVar.S55]" office:value-type="float" office:value="-0.0000157014528776454" calcext:value-type="float">
            <text:p>-1.57E-05</text:p>
          </table:table-cell>
          <table:table-cell table:number-columns-repeated="6"/>
          <table:table-cell table:style-name="ce1" table:formula="of:=[$HospNewVar.Z55]" office:value-type="float" office:value="-0.0000234365277216749" calcext:value-type="float">
            <text:p>-2.34E-05</text:p>
          </table:table-cell>
          <table:table-cell table:style-name="ce1" table:formula="of:=[$HospNewVar.AA55]" office:value-type="float" office:value="-0.00000132237899391734" calcext:value-type="float">
            <text:p>-1.32E-06</text:p>
          </table:table-cell>
          <table:table-cell table:number-columns-repeated="6"/>
          <table:table-cell table:style-name="ce1" table:formula="of:=[$HospNewVar.AH55]" office:value-type="float" office:value="-0.0000109288944395657" calcext:value-type="float">
            <text:p>-1.09E-05</text:p>
          </table:table-cell>
          <table:table-cell table:style-name="ce1" table:formula="of:=[$HospNewVar.AI55]" office:value-type="float" office:value="0.00001059164726573" calcext:value-type="float">
            <text:p>1.06E-05</text:p>
          </table:table-cell>
          <table:table-cell table:number-columns-repeated="6"/>
          <table:table-cell table:style-name="ce1" table:formula="of:=[$HospNewVar.AP55]" office:value-type="float" office:value="0.00000477123787782147" calcext:value-type="float">
            <text:p>4.77E-06</text:p>
          </table:table-cell>
          <table:table-cell table:style-name="ce1" table:formula="of:=[$HospNewVar.AQ55]" office:value-type="float" office:value="-0.0000145504347605202" calcext:value-type="float">
            <text:p>-1.46E-05</text:p>
          </table:table-cell>
          <table:table-cell/>
          <table:table-cell table:style-name="ce1" table:formula="of:=[$HospNewVar.AS55]" office:value-type="float" office:value="-0.0000125808587173921" calcext:value-type="float">
            <text:p>-1.26E-05</text:p>
          </table:table-cell>
          <table:table-cell table:style-name="ce1" table:formula="of:=[$HospNewVar.AT55]" office:value-type="float" office:value="-0.000014785158938001" calcext:value-type="float">
            <text:p>-1.48E-05</text:p>
          </table:table-cell>
          <table:table-cell table:style-name="ce1" table:formula="of:=[$HospNewVar.AU55]" office:value-type="float" office:value="-0.0000135875678151459" calcext:value-type="float">
            <text:p>-1.36E-05</text:p>
          </table:table-cell>
          <table:table-cell table:formula="of:=[$HospNewVar.AV55]" office:value-type="float" office:value="0.00917027136943126" calcext:value-type="float">
            <text:p>0.00917027136943126</text:p>
          </table:table-cell>
          <table:table-cell table:formula="of:=[$HospNewVar.AW55]" office:value-type="float" office:value="0.00916169663814066" calcext:value-type="float">
            <text:p>0.00916169663814066</text:p>
          </table:table-cell>
          <table:table-cell table:formula="of:=[$HospNewVar.AX55]" office:value-type="float" office:value="0.00916325893032789" calcext:value-type="float">
            <text:p>0.00916325893032789</text:p>
          </table:table-cell>
          <table:table-cell table:formula="of:=[$HospNewVar.AY55]" office:value-type="float" office:value="0.0091667532733728" calcext:value-type="float">
            <text:p>0.0091667532733728</text:p>
          </table:table-cell>
          <table:table-cell table:formula="of:=[$HospNewVar.AZ55]" office:value-type="float" office:value="0.0091684087241367" calcext:value-type="float">
            <text:p>0.0091684087241367</text:p>
          </table:table-cell>
          <table:table-cell table:formula="of:=[$HospNewVar.BA55]" office:value-type="float" office:value="0.00916990977001973" calcext:value-type="float">
            <text:p>0.00916990977001973</text:p>
          </table:table-cell>
          <table:table-cell table:formula="of:=[$HospNewVar.BB55]" office:value-type="float" office:value="0.00917154229862256" calcext:value-type="float">
            <text:p>0.00917154229862256</text:p>
          </table:table-cell>
          <table:table-cell table:formula="of:=[$HospNewVar.BC55]" office:value-type="float" office:value="0.0158882638889459" calcext:value-type="float">
            <text:p>0.0158882638889459</text:p>
          </table:table-cell>
          <table:table-cell table:formula="of:=[$HospNewVar.BD55]" office:value-type="float" office:value="0.00917856625115823" calcext:value-type="float">
            <text:p>0.00917856625115823</text:p>
          </table:table-cell>
          <table:table-cell table:formula="of:=[$HospNewVar.BE55]" office:value-type="float" office:value="0.00918024715096988" calcext:value-type="float">
            <text:p>0.00918024715096988</text:p>
          </table:table-cell>
          <table:table-cell table:formula="of:=[$HospNewVar.BF55]" office:value-type="float" office:value="0.00918279649507846" calcext:value-type="float">
            <text:p>0.00918279649507846</text:p>
          </table:table-cell>
          <table:table-cell table:formula="of:=[$HospNewVar.BG55]" office:value-type="float" office:value="0.00918527047012352" calcext:value-type="float">
            <text:p>0.00918527047012352</text:p>
          </table:table-cell>
          <table:table-cell table:formula="of:=[$HospNewVar.BH55]" office:value-type="float" office:value="0.00918693698384579" calcext:value-type="float">
            <text:p>0.00918693698384579</text:p>
          </table:table-cell>
          <table:table-cell table:formula="of:=[$HospNewVar.BI55]" office:value-type="float" office:value="0.0091877677978122" calcext:value-type="float">
            <text:p>0.0091877677978122</text:p>
          </table:table-cell>
          <table:table-cell table:formula="of:=[$HospNewVar.BJ55]" office:value-type="float" office:value="0.00918602964464904" calcext:value-type="float">
            <text:p>0.00918602964464904</text:p>
          </table:table-cell>
          <table:table-cell table:style-name="ce1" table:formula="of:=[$HospNewVar.BK55]" office:value-type="float" office:value="0.00000168798256000276" calcext:value-type="float">
            <text:p>1.69E-06</text:p>
          </table:table-cell>
          <table:table-cell table:formula="of:=[$HospNewVar.BL55]" office:value-type="float" office:value="0" calcext:value-type="float">
            <text:p>0</text:p>
          </table:table-cell>
          <table:table-cell table:formula="of:=[$HospNewVar.BM55]" office:value-type="float" office:value="0" calcext:value-type="float">
            <text:p>0</text:p>
          </table:table-cell>
          <table:table-cell table:formula="of:=[$HospNewVar.BN55]" office:value-type="float" office:value="0" calcext:value-type="float">
            <text:p>0</text:p>
          </table:table-cell>
          <table:table-cell table:formula="of:=[$HospNewVar.BO5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6]" office:value-type="string" office:string-value="AgeGr50-54" calcext:value-type="string">
            <text:p>AgeGr50-54</text:p>
          </table:table-cell>
          <table:table-cell table:formula="of:=[$HospNewVar.A56]" office:value-type="string" office:string-value="AgeGr50-54" calcext:value-type="string">
            <text:p>AgeGr50-54</text:p>
          </table:table-cell>
          <table:table-cell table:formula="of:=[$HospNew.B56]" office:value-type="float" office:value="0.61780853815167" calcext:value-type="float">
            <text:p>0.61780853815167</text:p>
          </table:table-cell>
          <table:table-cell table:formula="of:=EXP([.C56])" office:value-type="float" office:value="1.85485873246055" calcext:value-type="float">
            <text:p>1.8548587324605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6]" office:value-type="float" office:value="0.00000628171119039501" calcext:value-type="float">
            <text:p>6.28E-06</text:p>
          </table:table-cell>
          <table:table-cell table:number-columns-repeated="6"/>
          <table:table-cell table:style-name="ce1" table:formula="of:=[$HospNewVar.J56]" office:value-type="float" office:value="-0.0000210652005430639" calcext:value-type="float">
            <text:p>-2.11E-05</text:p>
          </table:table-cell>
          <table:table-cell table:style-name="ce1" table:formula="of:=[$HospNewVar.K56]" office:value-type="float" office:value="0.0000484485388612427" calcext:value-type="float">
            <text:p>4.84E-05</text:p>
          </table:table-cell>
          <table:table-cell table:number-columns-repeated="6"/>
          <table:table-cell table:style-name="ce1" table:formula="of:=[$HospNewVar.R56]" office:value-type="float" office:value="-0.00000591196427574231" calcext:value-type="float">
            <text:p>-5.91E-06</text:p>
          </table:table-cell>
          <table:table-cell table:style-name="ce1" table:formula="of:=[$HospNewVar.S56]" office:value-type="float" office:value="-0.0000223960375178126" calcext:value-type="float">
            <text:p>-2.24E-05</text:p>
          </table:table-cell>
          <table:table-cell table:number-columns-repeated="6"/>
          <table:table-cell table:style-name="ce1" table:formula="of:=[$HospNewVar.Z56]" office:value-type="float" office:value="-0.0000289732785079114" calcext:value-type="float">
            <text:p>-2.90E-05</text:p>
          </table:table-cell>
          <table:table-cell table:style-name="ce1" table:formula="of:=[$HospNewVar.AA56]" office:value-type="float" office:value="0.0000178613326815899" calcext:value-type="float">
            <text:p>1.79E-05</text:p>
          </table:table-cell>
          <table:table-cell table:number-columns-repeated="6"/>
          <table:table-cell table:style-name="ce1" table:formula="of:=[$HospNewVar.AH56]" office:value-type="float" office:value="0.00000532010177936174" calcext:value-type="float">
            <text:p>5.32E-06</text:p>
          </table:table-cell>
          <table:table-cell table:style-name="ce1" table:formula="of:=[$HospNewVar.AI56]" office:value-type="float" office:value="0.0000169002473342511" calcext:value-type="float">
            <text:p>1.69E-05</text:p>
          </table:table-cell>
          <table:table-cell table:number-columns-repeated="6"/>
          <table:table-cell table:style-name="ce1" table:formula="of:=[$HospNewVar.AP56]" office:value-type="float" office:value="0.000012406563847823" calcext:value-type="float">
            <text:p>1.24E-05</text:p>
          </table:table-cell>
          <table:table-cell table:style-name="ce1" table:formula="of:=[$HospNewVar.AQ56]" office:value-type="float" office:value="-0.0000209347176261664" calcext:value-type="float">
            <text:p>-2.09E-05</text:p>
          </table:table-cell>
          <table:table-cell/>
          <table:table-cell table:style-name="ce1" table:formula="of:=[$HospNewVar.AS56]" office:value-type="float" office:value="-0.0000199209975997417" calcext:value-type="float">
            <text:p>-1.99E-05</text:p>
          </table:table-cell>
          <table:table-cell table:style-name="ce1" table:formula="of:=[$HospNewVar.AT56]" office:value-type="float" office:value="-0.0000222189700960762" calcext:value-type="float">
            <text:p>-2.22E-05</text:p>
          </table:table-cell>
          <table:table-cell table:style-name="ce1" table:formula="of:=[$HospNewVar.AU56]" office:value-type="float" office:value="-0.0000214488642984319" calcext:value-type="float">
            <text:p>-2.14E-05</text:p>
          </table:table-cell>
          <table:table-cell table:formula="of:=[$HospNewVar.AV56]" office:value-type="float" office:value="0.0091740204693736" calcext:value-type="float">
            <text:p>0.0091740204693736</text:p>
          </table:table-cell>
          <table:table-cell table:formula="of:=[$HospNewVar.AW56]" office:value-type="float" office:value="0.00915298971581855" calcext:value-type="float">
            <text:p>0.00915298971581855</text:p>
          </table:table-cell>
          <table:table-cell table:formula="of:=[$HospNewVar.AX56]" office:value-type="float" office:value="0.00915433516266461" calcext:value-type="float">
            <text:p>0.00915433516266461</text:p>
          </table:table-cell>
          <table:table-cell table:formula="of:=[$HospNewVar.AY56]" office:value-type="float" office:value="0.00916102163564689" calcext:value-type="float">
            <text:p>0.00916102163564689</text:p>
          </table:table-cell>
          <table:table-cell table:formula="of:=[$HospNewVar.AZ56]" office:value-type="float" office:value="0.00916490208176439" calcext:value-type="float">
            <text:p>0.00916490208176439</text:p>
          </table:table-cell>
          <table:table-cell table:formula="of:=[$HospNewVar.BA56]" office:value-type="float" office:value="0.00916743728290524" calcext:value-type="float">
            <text:p>0.00916743728290524</text:p>
          </table:table-cell>
          <table:table-cell table:formula="of:=[$HospNewVar.BB56]" office:value-type="float" office:value="0.00916994998860548" calcext:value-type="float">
            <text:p>0.00916994998860548</text:p>
          </table:table-cell>
          <table:table-cell table:formula="of:=[$HospNewVar.BC56]" office:value-type="float" office:value="0.00917856625115823" calcext:value-type="float">
            <text:p>0.00917856625115823</text:p>
          </table:table-cell>
          <table:table-cell table:formula="of:=[$HospNewVar.BD56]" office:value-type="float" office:value="0.015099031601891" calcext:value-type="float">
            <text:p>0.015099031601891</text:p>
          </table:table-cell>
          <table:table-cell table:formula="of:=[$HospNewVar.BE56]" office:value-type="float" office:value="0.00918526393188452" calcext:value-type="float">
            <text:p>0.00918526393188452</text:p>
          </table:table-cell>
          <table:table-cell table:formula="of:=[$HospNewVar.BF56]" office:value-type="float" office:value="0.00919022611503431" calcext:value-type="float">
            <text:p>0.00919022611503431</text:p>
          </table:table-cell>
          <table:table-cell table:formula="of:=[$HospNewVar.BG56]" office:value-type="float" office:value="0.00919491945429942" calcext:value-type="float">
            <text:p>0.00919491945429942</text:p>
          </table:table-cell>
          <table:table-cell table:formula="of:=[$HospNewVar.BH56]" office:value-type="float" office:value="0.0091980282097069" calcext:value-type="float">
            <text:p>0.0091980282097069</text:p>
          </table:table-cell>
          <table:table-cell table:formula="of:=[$HospNewVar.BI56]" office:value-type="float" office:value="0.00919961855892599" calcext:value-type="float">
            <text:p>0.00919961855892599</text:p>
          </table:table-cell>
          <table:table-cell table:formula="of:=[$HospNewVar.BJ56]" office:value-type="float" office:value="0.00919795811841536" calcext:value-type="float">
            <text:p>0.00919795811841536</text:p>
          </table:table-cell>
          <table:table-cell table:style-name="ce1" table:formula="of:=[$HospNewVar.BK56]" office:value-type="float" office:value="0.00000469653793323409" calcext:value-type="float">
            <text:p>4.70E-06</text:p>
          </table:table-cell>
          <table:table-cell table:formula="of:=[$HospNewVar.BL56]" office:value-type="float" office:value="0" calcext:value-type="float">
            <text:p>0</text:p>
          </table:table-cell>
          <table:table-cell table:formula="of:=[$HospNewVar.BM56]" office:value-type="float" office:value="0" calcext:value-type="float">
            <text:p>0</text:p>
          </table:table-cell>
          <table:table-cell table:formula="of:=[$HospNewVar.BN56]" office:value-type="float" office:value="0" calcext:value-type="float">
            <text:p>0</text:p>
          </table:table-cell>
          <table:table-cell table:formula="of:=[$HospNewVar.BO5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7]" office:value-type="string" office:string-value="AgeGr55-59" calcext:value-type="string">
            <text:p>AgeGr55-59</text:p>
          </table:table-cell>
          <table:table-cell table:formula="of:=[$HospNewVar.A57]" office:value-type="string" office:string-value="AgeGr55-59" calcext:value-type="string">
            <text:p>AgeGr55-59</text:p>
          </table:table-cell>
          <table:table-cell table:formula="of:=[$HospNew.B57]" office:value-type="float" office:value="1.04167102507208" calcext:value-type="float">
            <text:p>1.04167102507208</text:p>
          </table:table-cell>
          <table:table-cell table:formula="of:=EXP([.C57])" office:value-type="float" office:value="2.83394865916443" calcext:value-type="float">
            <text:p>2.8339486591644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7]" office:value-type="float" office:value="0.0000219961724440141" calcext:value-type="float">
            <text:p>2.20E-05</text:p>
          </table:table-cell>
          <table:table-cell table:number-columns-repeated="6"/>
          <table:table-cell table:style-name="ce1" table:formula="of:=[$HospNewVar.J57]" office:value-type="float" office:value="-0.0000251536439998224" calcext:value-type="float">
            <text:p>-2.52E-05</text:p>
          </table:table-cell>
          <table:table-cell table:style-name="ce1" table:formula="of:=[$HospNewVar.K57]" office:value-type="float" office:value="0.0000766690905875781" calcext:value-type="float">
            <text:p>7.67E-05</text:p>
          </table:table-cell>
          <table:table-cell table:number-columns-repeated="6"/>
          <table:table-cell table:style-name="ce1" table:formula="of:=[$HospNewVar.R57]" office:value-type="float" office:value="0.0000102057383404466" calcext:value-type="float">
            <text:p>1.02E-05</text:p>
          </table:table-cell>
          <table:table-cell table:style-name="ce1" table:formula="of:=[$HospNewVar.S57]" office:value-type="float" office:value="-0.0000296836534421734" calcext:value-type="float">
            <text:p>-2.97E-05</text:p>
          </table:table-cell>
          <table:table-cell table:number-columns-repeated="6"/>
          <table:table-cell table:style-name="ce1" table:formula="of:=[$HospNewVar.Z57]" office:value-type="float" office:value="-0.0000235614249052275" calcext:value-type="float">
            <text:p>-2.36E-05</text:p>
          </table:table-cell>
          <table:table-cell table:style-name="ce1" table:formula="of:=[$HospNewVar.AA57]" office:value-type="float" office:value="0.0000472327675691308" calcext:value-type="float">
            <text:p>4.72E-05</text:p>
          </table:table-cell>
          <table:table-cell table:number-columns-repeated="6"/>
          <table:table-cell table:style-name="ce1" table:formula="of:=[$HospNewVar.AH57]" office:value-type="float" office:value="0.0000467650803636338" calcext:value-type="float">
            <text:p>4.68E-05</text:p>
          </table:table-cell>
          <table:table-cell table:style-name="ce1" table:formula="of:=[$HospNewVar.AI57]" office:value-type="float" office:value="0.0000298549762701677" calcext:value-type="float">
            <text:p>2.99E-05</text:p>
          </table:table-cell>
          <table:table-cell table:number-columns-repeated="6"/>
          <table:table-cell table:style-name="ce1" table:formula="of:=[$HospNewVar.AP57]" office:value-type="float" office:value="0.0000417522515616327" calcext:value-type="float">
            <text:p>4.18E-05</text:p>
          </table:table-cell>
          <table:table-cell table:style-name="ce1" table:formula="of:=[$HospNewVar.AQ57]" office:value-type="float" office:value="-0.0000235665805374775" calcext:value-type="float">
            <text:p>-2.36E-05</text:p>
          </table:table-cell>
          <table:table-cell/>
          <table:table-cell table:style-name="ce1" table:formula="of:=[$HospNewVar.AS57]" office:value-type="float" office:value="-0.0000274137532888979" calcext:value-type="float">
            <text:p>-2.74E-05</text:p>
          </table:table-cell>
          <table:table-cell table:style-name="ce1" table:formula="of:=[$HospNewVar.AT57]" office:value-type="float" office:value="-0.0000293909753503394" calcext:value-type="float">
            <text:p>-2.94E-05</text:p>
          </table:table-cell>
          <table:table-cell table:style-name="ce1" table:formula="of:=[$HospNewVar.AU57]" office:value-type="float" office:value="-0.0000303636173824738" calcext:value-type="float">
            <text:p>-3.04E-05</text:p>
          </table:table-cell>
          <table:table-cell table:formula="of:=[$HospNewVar.AV57]" office:value-type="float" office:value="0.00918503900966004" calcext:value-type="float">
            <text:p>0.00918503900966004</text:p>
          </table:table-cell>
          <table:table-cell table:formula="of:=[$HospNewVar.AW57]" office:value-type="float" office:value="0.00914571966603925" calcext:value-type="float">
            <text:p>0.00914571966603925</text:p>
          </table:table-cell>
          <table:table-cell table:formula="of:=[$HospNewVar.AX57]" office:value-type="float" office:value="0.00914502661596793" calcext:value-type="float">
            <text:p>0.00914502661596793</text:p>
          </table:table-cell>
          <table:table-cell table:formula="of:=[$HospNewVar.AY57]" office:value-type="float" office:value="0.00915404162419959" calcext:value-type="float">
            <text:p>0.00915404162419959</text:p>
          </table:table-cell>
          <table:table-cell table:formula="of:=[$HospNewVar.AZ57]" office:value-type="float" office:value="0.00916127614565299" calcext:value-type="float">
            <text:p>0.00916127614565299</text:p>
          </table:table-cell>
          <table:table-cell table:formula="of:=[$HospNewVar.BA57]" office:value-type="float" office:value="0.00916505899008879" calcext:value-type="float">
            <text:p>0.00916505899008879</text:p>
          </table:table-cell>
          <table:table-cell table:formula="of:=[$HospNewVar.BB57]" office:value-type="float" office:value="0.00916853259232747" calcext:value-type="float">
            <text:p>0.00916853259232747</text:p>
          </table:table-cell>
          <table:table-cell table:formula="of:=[$HospNewVar.BC57]" office:value-type="float" office:value="0.00918024715096988" calcext:value-type="float">
            <text:p>0.00918024715096988</text:p>
          </table:table-cell>
          <table:table-cell table:formula="of:=[$HospNewVar.BD57]" office:value-type="float" office:value="0.00918526393188452" calcext:value-type="float">
            <text:p>0.00918526393188452</text:p>
          </table:table-cell>
          <table:table-cell table:formula="of:=[$HospNewVar.BE57]" office:value-type="float" office:value="0.0131591556497664" calcext:value-type="float">
            <text:p>0.0131591556497664</text:p>
          </table:table-cell>
          <table:table-cell table:formula="of:=[$HospNewVar.BF57]" office:value-type="float" office:value="0.00919895706029204" calcext:value-type="float">
            <text:p>0.00919895706029204</text:p>
          </table:table-cell>
          <table:table-cell table:formula="of:=[$HospNewVar.BG57]" office:value-type="float" office:value="0.00920632201134801" calcext:value-type="float">
            <text:p>0.00920632201134801</text:p>
          </table:table-cell>
          <table:table-cell table:formula="of:=[$HospNewVar.BH57]" office:value-type="float" office:value="0.00921146561642754" calcext:value-type="float">
            <text:p>0.00921146561642754</text:p>
          </table:table-cell>
          <table:table-cell table:formula="of:=[$HospNewVar.BI57]" office:value-type="float" office:value="0.00921422203326019" calcext:value-type="float">
            <text:p>0.00921422203326019</text:p>
          </table:table-cell>
          <table:table-cell table:formula="of:=[$HospNewVar.BJ57]" office:value-type="float" office:value="0.00921385216671632" calcext:value-type="float">
            <text:p>0.00921385216671632</text:p>
          </table:table-cell>
          <table:table-cell table:style-name="ce1" table:formula="of:=[$HospNewVar.BK57]" office:value-type="float" office:value="0.00000922557061869731" calcext:value-type="float">
            <text:p>9.23E-06</text:p>
          </table:table-cell>
          <table:table-cell table:formula="of:=[$HospNewVar.BL57]" office:value-type="float" office:value="0" calcext:value-type="float">
            <text:p>0</text:p>
          </table:table-cell>
          <table:table-cell table:formula="of:=[$HospNewVar.BM57]" office:value-type="float" office:value="0" calcext:value-type="float">
            <text:p>0</text:p>
          </table:table-cell>
          <table:table-cell table:formula="of:=[$HospNewVar.BN57]" office:value-type="float" office:value="0" calcext:value-type="float">
            <text:p>0</text:p>
          </table:table-cell>
          <table:table-cell table:formula="of:=[$HospNewVar.BO5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8]" office:value-type="string" office:string-value="AgeGr60-64" calcext:value-type="string">
            <text:p>AgeGr60-64</text:p>
          </table:table-cell>
          <table:table-cell table:formula="of:=[$HospNewVar.A58]" office:value-type="string" office:string-value="AgeGr60-64" calcext:value-type="string">
            <text:p>AgeGr60-64</text:p>
          </table:table-cell>
          <table:table-cell table:formula="of:=[$HospNew.B58]" office:value-type="float" office:value="1.65488358931047" calcext:value-type="float">
            <text:p>1.65488358931047</text:p>
          </table:table-cell>
          <table:table-cell table:formula="of:=EXP([.C58])" office:value-type="float" office:value="5.23247077119249" calcext:value-type="float">
            <text:p>5.2324707711924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8]" office:value-type="float" office:value="0.0000183933810271149" calcext:value-type="float">
            <text:p>1.84E-05</text:p>
          </table:table-cell>
          <table:table-cell table:number-columns-repeated="6"/>
          <table:table-cell table:style-name="ce1" table:formula="of:=[$HospNewVar.J58]" office:value-type="float" office:value="-0.0000374554612368266" calcext:value-type="float">
            <text:p>-3.75E-05</text:p>
          </table:table-cell>
          <table:table-cell table:style-name="ce1" table:formula="of:=[$HospNewVar.K58]" office:value-type="float" office:value="0.0000926964373768341" calcext:value-type="float">
            <text:p>9.27E-05</text:p>
          </table:table-cell>
          <table:table-cell table:number-columns-repeated="6"/>
          <table:table-cell table:style-name="ce1" table:formula="of:=[$HospNewVar.R58]" office:value-type="float" office:value="0.0000234157476598635" calcext:value-type="float">
            <text:p>2.34E-05</text:p>
          </table:table-cell>
          <table:table-cell table:style-name="ce1" table:formula="of:=[$HospNewVar.S58]" office:value-type="float" office:value="-0.0000614319444814665" calcext:value-type="float">
            <text:p>-6.14E-05</text:p>
          </table:table-cell>
          <table:table-cell table:number-columns-repeated="6"/>
          <table:table-cell table:style-name="ce1" table:formula="of:=[$HospNewVar.Z58]" office:value-type="float" office:value="-0.0000201009462016235" calcext:value-type="float">
            <text:p>-2.01E-05</text:p>
          </table:table-cell>
          <table:table-cell table:formula="of:=[$HospNewVar.AA58]" office:value-type="float" office:value="0.000104602165226083" calcext:value-type="float">
            <text:p>0.000104602165226083</text:p>
          </table:table-cell>
          <table:table-cell table:number-columns-repeated="6"/>
          <table:table-cell table:formula="of:=[$HospNewVar.AH58]" office:value-type="float" office:value="0.000132262344493964" calcext:value-type="float">
            <text:p>0.000132262344493964</text:p>
          </table:table-cell>
          <table:table-cell table:style-name="ce1" table:formula="of:=[$HospNewVar.AI58]" office:value-type="float" office:value="0.000073839303087214" calcext:value-type="float">
            <text:p>7.38E-05</text:p>
          </table:table-cell>
          <table:table-cell table:number-columns-repeated="6"/>
          <table:table-cell table:style-name="ce1" table:formula="of:=[$HospNewVar.AP58]" office:value-type="float" office:value="0.0000878491925155702" calcext:value-type="float">
            <text:p>8.78E-05</text:p>
          </table:table-cell>
          <table:table-cell table:style-name="ce1" table:formula="of:=[$HospNewVar.AQ58]" office:value-type="float" office:value="-0.0000485115789776123" calcext:value-type="float">
            <text:p>-4.85E-05</text:p>
          </table:table-cell>
          <table:table-cell/>
          <table:table-cell table:style-name="ce1" table:formula="of:=[$HospNewVar.AS58]" office:value-type="float" office:value="-0.0000616484123405802" calcext:value-type="float">
            <text:p>-6.16E-05</text:p>
          </table:table-cell>
          <table:table-cell table:style-name="ce1" table:formula="of:=[$HospNewVar.AT58]" office:value-type="float" office:value="-0.0000645843766825872" calcext:value-type="float">
            <text:p>-6.46E-05</text:p>
          </table:table-cell>
          <table:table-cell table:style-name="ce1" table:formula="of:=[$HospNewVar.AU58]" office:value-type="float" office:value="-0.000067787101057436" calcext:value-type="float">
            <text:p>-6.78E-05</text:p>
          </table:table-cell>
          <table:table-cell table:formula="of:=[$HospNewVar.AV58]" office:value-type="float" office:value="0.00919318883095123" calcext:value-type="float">
            <text:p>0.00919318883095123</text:p>
          </table:table-cell>
          <table:table-cell table:formula="of:=[$HospNewVar.AW58]" office:value-type="float" office:value="0.00913633186060224" calcext:value-type="float">
            <text:p>0.00913633186060224</text:p>
          </table:table-cell>
          <table:table-cell table:formula="of:=[$HospNewVar.AX58]" office:value-type="float" office:value="0.00913403713245767" calcext:value-type="float">
            <text:p>0.00913403713245767</text:p>
          </table:table-cell>
          <table:table-cell table:formula="of:=[$HospNewVar.AY58]" office:value-type="float" office:value="0.00914642206542125" calcext:value-type="float">
            <text:p>0.00914642206542125</text:p>
          </table:table-cell>
          <table:table-cell table:formula="of:=[$HospNewVar.AZ58]" office:value-type="float" office:value="0.00915654902463428" calcext:value-type="float">
            <text:p>0.00915654902463428</text:p>
          </table:table-cell>
          <table:table-cell table:formula="of:=[$HospNewVar.BA58]" office:value-type="float" office:value="0.00916181036414098" calcext:value-type="float">
            <text:p>0.00916181036414098</text:p>
          </table:table-cell>
          <table:table-cell table:formula="of:=[$HospNewVar.BB58]" office:value-type="float" office:value="0.00916648551451308" calcext:value-type="float">
            <text:p>0.00916648551451308</text:p>
          </table:table-cell>
          <table:table-cell table:formula="of:=[$HospNewVar.BC58]" office:value-type="float" office:value="0.00918279649507846" calcext:value-type="float">
            <text:p>0.00918279649507846</text:p>
          </table:table-cell>
          <table:table-cell table:formula="of:=[$HospNewVar.BD58]" office:value-type="float" office:value="0.00919022611503431" calcext:value-type="float">
            <text:p>0.00919022611503431</text:p>
          </table:table-cell>
          <table:table-cell table:formula="of:=[$HospNewVar.BE58]" office:value-type="float" office:value="0.00919895706029204" calcext:value-type="float">
            <text:p>0.00919895706029204</text:p>
          </table:table-cell>
          <table:table-cell table:formula="of:=[$HospNewVar.BF58]" office:value-type="float" office:value="0.0115761830290748" calcext:value-type="float">
            <text:p>0.0115761830290748</text:p>
          </table:table-cell>
          <table:table-cell table:formula="of:=[$HospNewVar.BG58]" office:value-type="float" office:value="0.00922413763223052" calcext:value-type="float">
            <text:p>0.00922413763223052</text:p>
          </table:table-cell>
          <table:table-cell table:formula="of:=[$HospNewVar.BH58]" office:value-type="float" office:value="0.00923291503276614" calcext:value-type="float">
            <text:p>0.00923291503276614</text:p>
          </table:table-cell>
          <table:table-cell table:formula="of:=[$HospNewVar.BI58]" office:value-type="float" office:value="0.00923804787133265" calcext:value-type="float">
            <text:p>0.00923804787133265</text:p>
          </table:table-cell>
          <table:table-cell table:formula="of:=[$HospNewVar.BJ58]" office:value-type="float" office:value="0.00923844054247505" calcext:value-type="float">
            <text:p>0.00923844054247505</text:p>
          </table:table-cell>
          <table:table-cell table:style-name="ce1" table:formula="of:=[$HospNewVar.BK58]" office:value-type="float" office:value="0.000020651961389693" calcext:value-type="float">
            <text:p>2.07E-05</text:p>
          </table:table-cell>
          <table:table-cell table:formula="of:=[$HospNewVar.BL58]" office:value-type="float" office:value="0" calcext:value-type="float">
            <text:p>0</text:p>
          </table:table-cell>
          <table:table-cell table:formula="of:=[$HospNewVar.BM58]" office:value-type="float" office:value="0" calcext:value-type="float">
            <text:p>0</text:p>
          </table:table-cell>
          <table:table-cell table:formula="of:=[$HospNewVar.BN58]" office:value-type="float" office:value="0" calcext:value-type="float">
            <text:p>0</text:p>
          </table:table-cell>
          <table:table-cell table:formula="of:=[$HospNewVar.BO5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9]" office:value-type="string" office:string-value="AgeGr65-69" calcext:value-type="string">
            <text:p>AgeGr65-69</text:p>
          </table:table-cell>
          <table:table-cell table:formula="of:=[$HospNewVar.A59]" office:value-type="string" office:string-value="AgeGr65-69" calcext:value-type="string">
            <text:p>AgeGr65-69</text:p>
          </table:table-cell>
          <table:table-cell table:formula="of:=[$HospNew.B59]" office:value-type="float" office:value="2.27914117392673" calcext:value-type="float">
            <text:p>2.27914117392673</text:p>
          </table:table-cell>
          <table:table-cell table:formula="of:=EXP([.C59])" office:value-type="float" office:value="9.76828754600406" calcext:value-type="float">
            <text:p>9.768287546004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9]" office:value-type="float" office:value="0.0000167063457109846" calcext:value-type="float">
            <text:p>1.67E-05</text:p>
          </table:table-cell>
          <table:table-cell table:number-columns-repeated="6"/>
          <table:table-cell table:style-name="ce1" table:formula="of:=[$HospNewVar.J59]" office:value-type="float" office:value="-0.000040631909666375" calcext:value-type="float">
            <text:p>-4.06E-05</text:p>
          </table:table-cell>
          <table:table-cell table:formula="of:=[$HospNewVar.K59]" office:value-type="float" office:value="0.000105571719125393" calcext:value-type="float">
            <text:p>0.000105571719125393</text:p>
          </table:table-cell>
          <table:table-cell table:number-columns-repeated="6"/>
          <table:table-cell table:style-name="ce1" table:formula="of:=[$HospNewVar.R59]" office:value-type="float" office:value="0.0000324302605883997" calcext:value-type="float">
            <text:p>3.24E-05</text:p>
          </table:table-cell>
          <table:table-cell table:style-name="ce1" table:formula="of:=[$HospNewVar.S59]" office:value-type="float" office:value="-0.0000779576412766672" calcext:value-type="float">
            <text:p>-7.80E-05</text:p>
          </table:table-cell>
          <table:table-cell table:number-columns-repeated="6"/>
          <table:table-cell table:style-name="ce1" table:formula="of:=[$HospNewVar.Z59]" office:value-type="float" office:value="0.00000527945509428857" calcext:value-type="float">
            <text:p>5.28E-06</text:p>
          </table:table-cell>
          <table:table-cell table:formula="of:=[$HospNewVar.AA59]" office:value-type="float" office:value="0.00015331135221397" calcext:value-type="float">
            <text:p>0.00015331135221397</text:p>
          </table:table-cell>
          <table:table-cell table:number-columns-repeated="6"/>
          <table:table-cell table:formula="of:=[$HospNewVar.AH59]" office:value-type="float" office:value="0.000198570718188885" calcext:value-type="float">
            <text:p>0.000198570718188885</text:p>
          </table:table-cell>
          <table:table-cell table:formula="of:=[$HospNewVar.AI59]" office:value-type="float" office:value="0.00010727503958401" calcext:value-type="float">
            <text:p>0.00010727503958401</text:p>
          </table:table-cell>
          <table:table-cell table:number-columns-repeated="6"/>
          <table:table-cell table:formula="of:=[$HospNewVar.AP59]" office:value-type="float" office:value="0.000153399870044777" calcext:value-type="float">
            <text:p>0.000153399870044777</text:p>
          </table:table-cell>
          <table:table-cell table:style-name="ce1" table:formula="of:=[$HospNewVar.AQ59]" office:value-type="float" office:value="-0.0000850281453668577" calcext:value-type="float">
            <text:p>-8.50E-05</text:p>
          </table:table-cell>
          <table:table-cell/>
          <table:table-cell table:formula="of:=[$HospNewVar.AS59]" office:value-type="float" office:value="-0.000102163446354431" calcext:value-type="float">
            <text:p>-0.000102163446354431</text:p>
          </table:table-cell>
          <table:table-cell table:formula="of:=[$HospNewVar.AT59]" office:value-type="float" office:value="-0.000107350412938282" calcext:value-type="float">
            <text:p>-0.000107350412938282</text:p>
          </table:table-cell>
          <table:table-cell table:formula="of:=[$HospNewVar.AU59]" office:value-type="float" office:value="-0.000110992729851626" calcext:value-type="float">
            <text:p>-0.000110992729851626</text:p>
          </table:table-cell>
          <table:table-cell table:formula="of:=[$HospNewVar.AV59]" office:value-type="float" office:value="0.0091975359346594" calcext:value-type="float">
            <text:p>0.0091975359346594</text:p>
          </table:table-cell>
          <table:table-cell table:formula="of:=[$HospNewVar.AW59]" office:value-type="float" office:value="0.00912672620655776" calcext:value-type="float">
            <text:p>0.00912672620655776</text:p>
          </table:table-cell>
          <table:table-cell table:formula="of:=[$HospNewVar.AX59]" office:value-type="float" office:value="0.00912414722391591" calcext:value-type="float">
            <text:p>0.00912414722391591</text:p>
          </table:table-cell>
          <table:table-cell table:formula="of:=[$HospNewVar.AY59]" office:value-type="float" office:value="0.00913946895571378" calcext:value-type="float">
            <text:p>0.00913946895571378</text:p>
          </table:table-cell>
          <table:table-cell table:formula="of:=[$HospNewVar.AZ59]" office:value-type="float" office:value="0.00915155193786886" calcext:value-type="float">
            <text:p>0.00915155193786886</text:p>
          </table:table-cell>
          <table:table-cell table:formula="of:=[$HospNewVar.BA59]" office:value-type="float" office:value="0.00915836254018109" calcext:value-type="float">
            <text:p>0.00915836254018109</text:p>
          </table:table-cell>
          <table:table-cell table:formula="of:=[$HospNewVar.BB59]" office:value-type="float" office:value="0.00916432726260737" calcext:value-type="float">
            <text:p>0.00916432726260737</text:p>
          </table:table-cell>
          <table:table-cell table:formula="of:=[$HospNewVar.BC59]" office:value-type="float" office:value="0.00918527047012352" calcext:value-type="float">
            <text:p>0.00918527047012352</text:p>
          </table:table-cell>
          <table:table-cell table:formula="of:=[$HospNewVar.BD59]" office:value-type="float" office:value="0.00919491945429942" calcext:value-type="float">
            <text:p>0.00919491945429942</text:p>
          </table:table-cell>
          <table:table-cell table:formula="of:=[$HospNewVar.BE59]" office:value-type="float" office:value="0.00920632201134801" calcext:value-type="float">
            <text:p>0.00920632201134801</text:p>
          </table:table-cell>
          <table:table-cell table:formula="of:=[$HospNewVar.BF59]" office:value-type="float" office:value="0.00922413763223052" calcext:value-type="float">
            <text:p>0.00922413763223052</text:p>
          </table:table-cell>
          <table:table-cell table:formula="of:=[$HospNewVar.BG59]" office:value-type="float" office:value="0.0103684022104294" calcext:value-type="float">
            <text:p>0.0103684022104294</text:p>
          </table:table-cell>
          <table:table-cell table:formula="of:=[$HospNewVar.BH59]" office:value-type="float" office:value="0.009252790200502" calcext:value-type="float">
            <text:p>0.009252790200502</text:p>
          </table:table-cell>
          <table:table-cell table:formula="of:=[$HospNewVar.BI59]" office:value-type="float" office:value="0.00925980606978737" calcext:value-type="float">
            <text:p>0.00925980606978737</text:p>
          </table:table-cell>
          <table:table-cell table:formula="of:=[$HospNewVar.BJ59]" office:value-type="float" office:value="0.00926011654475055" calcext:value-type="float">
            <text:p>0.00926011654475055</text:p>
          </table:table-cell>
          <table:table-cell table:style-name="ce1" table:formula="of:=[$HospNewVar.BK59]" office:value-type="float" office:value="0.0000319291105348012" calcext:value-type="float">
            <text:p>3.19E-05</text:p>
          </table:table-cell>
          <table:table-cell table:formula="of:=[$HospNewVar.BL59]" office:value-type="float" office:value="0" calcext:value-type="float">
            <text:p>0</text:p>
          </table:table-cell>
          <table:table-cell table:formula="of:=[$HospNewVar.BM59]" office:value-type="float" office:value="0" calcext:value-type="float">
            <text:p>0</text:p>
          </table:table-cell>
          <table:table-cell table:formula="of:=[$HospNewVar.BN59]" office:value-type="float" office:value="0" calcext:value-type="float">
            <text:p>0</text:p>
          </table:table-cell>
          <table:table-cell table:formula="of:=[$HospNewVar.BO5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0]" office:value-type="string" office:string-value="AgeGr70-74" calcext:value-type="string">
            <text:p>AgeGr70-74</text:p>
          </table:table-cell>
          <table:table-cell table:formula="of:=[$HospNewVar.A60]" office:value-type="string" office:string-value="AgeGr70-74" calcext:value-type="string">
            <text:p>AgeGr70-74</text:p>
          </table:table-cell>
          <table:table-cell table:formula="of:=[$HospNew.B60]" office:value-type="float" office:value="2.93063863569197" calcext:value-type="float">
            <text:p>2.93063863569197</text:p>
          </table:table-cell>
          <table:table-cell table:formula="of:=EXP([.C60])" office:value-type="float" office:value="18.7395944498312" calcext:value-type="float">
            <text:p>18.73959444983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60]" office:value-type="float" office:value="0.0000170179883962509" calcext:value-type="float">
            <text:p>1.70E-05</text:p>
          </table:table-cell>
          <table:table-cell table:number-columns-repeated="6"/>
          <table:table-cell table:formula="of:=[$HospNewVar.J60]" office:value-type="float" office:value="-0.000115124597408188" calcext:value-type="float">
            <text:p>-0.000115124597408188</text:p>
          </table:table-cell>
          <table:table-cell table:formula="of:=[$HospNewVar.K60]" office:value-type="float" office:value="0.000110201184874875" calcext:value-type="float">
            <text:p>0.000110201184874875</text:p>
          </table:table-cell>
          <table:table-cell table:number-columns-repeated="6"/>
          <table:table-cell table:style-name="ce1" table:formula="of:=[$HospNewVar.R60]" office:value-type="float" office:value="0.0000145919667993577" calcext:value-type="float">
            <text:p>1.46E-05</text:p>
          </table:table-cell>
          <table:table-cell table:style-name="ce1" table:formula="of:=[$HospNewVar.S60]" office:value-type="float" office:value="-0.0000998943350841509" calcext:value-type="float">
            <text:p>-9.99E-05</text:p>
          </table:table-cell>
          <table:table-cell table:number-columns-repeated="6"/>
          <table:table-cell table:style-name="ce1" table:formula="of:=[$HospNewVar.Z60]" office:value-type="float" office:value="-0.0000600576049946023" calcext:value-type="float">
            <text:p>-6.01E-05</text:p>
          </table:table-cell>
          <table:table-cell table:formula="of:=[$HospNewVar.AA60]" office:value-type="float" office:value="0.000159648081412524" calcext:value-type="float">
            <text:p>0.000159648081412524</text:p>
          </table:table-cell>
          <table:table-cell table:number-columns-repeated="6"/>
          <table:table-cell table:formula="of:=[$HospNewVar.AH60]" office:value-type="float" office:value="0.000197417636364628" calcext:value-type="float">
            <text:p>0.000197417636364628</text:p>
          </table:table-cell>
          <table:table-cell table:formula="of:=[$HospNewVar.AI60]" office:value-type="float" office:value="0.000106892865805215" calcext:value-type="float">
            <text:p>0.000106892865805215</text:p>
          </table:table-cell>
          <table:table-cell table:number-columns-repeated="6"/>
          <table:table-cell table:formula="of:=[$HospNewVar.AP60]" office:value-type="float" office:value="0.000178650303570827" calcext:value-type="float">
            <text:p>0.000178650303570827</text:p>
          </table:table-cell>
          <table:table-cell table:formula="of:=[$HospNewVar.AQ60]" office:value-type="float" office:value="-0.000121432441861703" calcext:value-type="float">
            <text:p>-0.000121432441861703</text:p>
          </table:table-cell>
          <table:table-cell/>
          <table:table-cell table:formula="of:=[$HospNewVar.AS60]" office:value-type="float" office:value="-0.000157233422857318" calcext:value-type="float">
            <text:p>-0.000157233422857318</text:p>
          </table:table-cell>
          <table:table-cell table:formula="of:=[$HospNewVar.AT60]" office:value-type="float" office:value="-0.000153216273631795" calcext:value-type="float">
            <text:p>-0.000153216273631795</text:p>
          </table:table-cell>
          <table:table-cell table:formula="of:=[$HospNewVar.AU60]" office:value-type="float" office:value="-0.000162492761248559" calcext:value-type="float">
            <text:p>-0.000162492761248559</text:p>
          </table:table-cell>
          <table:table-cell table:formula="of:=[$HospNewVar.AV60]" office:value-type="float" office:value="0.00920111129203686" calcext:value-type="float">
            <text:p>0.00920111129203686</text:p>
          </table:table-cell>
          <table:table-cell table:formula="of:=[$HospNewVar.AW60]" office:value-type="float" office:value="0.00912066172247144" calcext:value-type="float">
            <text:p>0.00912066172247144</text:p>
          </table:table-cell>
          <table:table-cell table:formula="of:=[$HospNewVar.AX60]" office:value-type="float" office:value="0.00911661264201422" calcext:value-type="float">
            <text:p>0.00911661264201422</text:p>
          </table:table-cell>
          <table:table-cell table:formula="of:=[$HospNewVar.AY60]" office:value-type="float" office:value="0.0091337026785581" calcext:value-type="float">
            <text:p>0.0091337026785581</text:p>
          </table:table-cell>
          <table:table-cell table:formula="of:=[$HospNewVar.AZ60]" office:value-type="float" office:value="0.00914816023403625" calcext:value-type="float">
            <text:p>0.00914816023403625</text:p>
          </table:table-cell>
          <table:table-cell table:formula="of:=[$HospNewVar.BA60]" office:value-type="float" office:value="0.00915599391089196" calcext:value-type="float">
            <text:p>0.00915599391089196</text:p>
          </table:table-cell>
          <table:table-cell table:formula="of:=[$HospNewVar.BB60]" office:value-type="float" office:value="0.00916288337546789" calcext:value-type="float">
            <text:p>0.00916288337546789</text:p>
          </table:table-cell>
          <table:table-cell table:formula="of:=[$HospNewVar.BC60]" office:value-type="float" office:value="0.00918693698384579" calcext:value-type="float">
            <text:p>0.00918693698384579</text:p>
          </table:table-cell>
          <table:table-cell table:formula="of:=[$HospNewVar.BD60]" office:value-type="float" office:value="0.0091980282097069" calcext:value-type="float">
            <text:p>0.0091980282097069</text:p>
          </table:table-cell>
          <table:table-cell table:formula="of:=[$HospNewVar.BE60]" office:value-type="float" office:value="0.00921146561642754" calcext:value-type="float">
            <text:p>0.00921146561642754</text:p>
          </table:table-cell>
          <table:table-cell table:formula="of:=[$HospNewVar.BF60]" office:value-type="float" office:value="0.00923291503276614" calcext:value-type="float">
            <text:p>0.00923291503276614</text:p>
          </table:table-cell>
          <table:table-cell table:formula="of:=[$HospNewVar.BG60]" office:value-type="float" office:value="0.009252790200502" calcext:value-type="float">
            <text:p>0.009252790200502</text:p>
          </table:table-cell>
          <table:table-cell table:formula="of:=[$HospNewVar.BH60]" office:value-type="float" office:value="0.00990829855771037" calcext:value-type="float">
            <text:p>0.00990829855771037</text:p>
          </table:table-cell>
          <table:table-cell table:formula="of:=[$HospNewVar.BI60]" office:value-type="float" office:value="0.0092793892932423" calcext:value-type="float">
            <text:p>0.0092793892932423</text:p>
          </table:table-cell>
          <table:table-cell table:formula="of:=[$HospNewVar.BJ60]" office:value-type="float" office:value="0.0092809260149447" calcext:value-type="float">
            <text:p>0.0092809260149447</text:p>
          </table:table-cell>
          <table:table-cell table:style-name="ce1" table:formula="of:=[$HospNewVar.BK60]" office:value-type="float" office:value="0.0000443721884355486" calcext:value-type="float">
            <text:p>4.44E-05</text:p>
          </table:table-cell>
          <table:table-cell table:formula="of:=[$HospNewVar.BL60]" office:value-type="float" office:value="0" calcext:value-type="float">
            <text:p>0</text:p>
          </table:table-cell>
          <table:table-cell table:formula="of:=[$HospNewVar.BM60]" office:value-type="float" office:value="0" calcext:value-type="float">
            <text:p>0</text:p>
          </table:table-cell>
          <table:table-cell table:formula="of:=[$HospNewVar.BN60]" office:value-type="float" office:value="0" calcext:value-type="float">
            <text:p>0</text:p>
          </table:table-cell>
          <table:table-cell table:formula="of:=[$HospNewVar.BO6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1]" office:value-type="string" office:string-value="AgeGr75-79" calcext:value-type="string">
            <text:p>AgeGr75-79</text:p>
          </table:table-cell>
          <table:table-cell table:formula="of:=[$HospNewVar.A61]" office:value-type="string" office:string-value="AgeGr75-79" calcext:value-type="string">
            <text:p>AgeGr75-79</text:p>
          </table:table-cell>
          <table:table-cell table:formula="of:=[$HospNew.B61]" office:value-type="float" office:value="3.58900334653342" calcext:value-type="float">
            <text:p>3.58900334653342</text:p>
          </table:table-cell>
          <table:table-cell table:formula="of:=EXP([.C61])" office:value-type="float" office:value="36.1979810991012" calcext:value-type="float">
            <text:p>36.19798109910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61]" office:value-type="float" office:value="0.00000591855572867839" calcext:value-type="float">
            <text:p>5.92E-06</text:p>
          </table:table-cell>
          <table:table-cell table:number-columns-repeated="6"/>
          <table:table-cell table:formula="of:=[$HospNewVar.J61]" office:value-type="float" office:value="-0.000184349368499195" calcext:value-type="float">
            <text:p>-0.000184349368499195</text:p>
          </table:table-cell>
          <table:table-cell table:formula="of:=[$HospNewVar.K61]" office:value-type="float" office:value="0.000116753221360871" calcext:value-type="float">
            <text:p>0.000116753221360871</text:p>
          </table:table-cell>
          <table:table-cell table:number-columns-repeated="6"/>
          <table:table-cell table:style-name="ce1" table:formula="of:=[$HospNewVar.R61]" office:value-type="float" office:value="-0.00000314092256915494" calcext:value-type="float">
            <text:p>-3.14E-06</text:p>
          </table:table-cell>
          <table:table-cell table:formula="of:=[$HospNewVar.S61]" office:value-type="float" office:value="-0.000123753636715037" calcext:value-type="float">
            <text:p>-0.000123753636715037</text:p>
          </table:table-cell>
          <table:table-cell table:number-columns-repeated="6"/>
          <table:table-cell table:formula="of:=[$HospNewVar.Z61]" office:value-type="float" office:value="-0.000106699579712651" calcext:value-type="float">
            <text:p>-0.000106699579712651</text:p>
          </table:table-cell>
          <table:table-cell table:formula="of:=[$HospNewVar.AA61]" office:value-type="float" office:value="0.000142668472017883" calcext:value-type="float">
            <text:p>0.000142668472017883</text:p>
          </table:table-cell>
          <table:table-cell table:number-columns-repeated="6"/>
          <table:table-cell table:formula="of:=[$HospNewVar.AH61]" office:value-type="float" office:value="0.000184125283857829" calcext:value-type="float">
            <text:p>0.000184125283857829</text:p>
          </table:table-cell>
          <table:table-cell table:style-name="ce1" table:formula="of:=[$HospNewVar.AI61]" office:value-type="float" office:value="0.0000956151006664555" calcext:value-type="float">
            <text:p>9.56E-05</text:p>
          </table:table-cell>
          <table:table-cell table:number-columns-repeated="6"/>
          <table:table-cell table:formula="of:=[$HospNewVar.AP61]" office:value-type="float" office:value="0.000191454506337449" calcext:value-type="float">
            <text:p>0.000191454506337449</text:p>
          </table:table-cell>
          <table:table-cell table:formula="of:=[$HospNewVar.AQ61]" office:value-type="float" office:value="-0.000157613758868588" calcext:value-type="float">
            <text:p>-0.000157613758868588</text:p>
          </table:table-cell>
          <table:table-cell/>
          <table:table-cell table:formula="of:=[$HospNewVar.AS61]" office:value-type="float" office:value="-0.000210593972878369" calcext:value-type="float">
            <text:p>-0.000210593972878369</text:p>
          </table:table-cell>
          <table:table-cell table:formula="of:=[$HospNewVar.AT61]" office:value-type="float" office:value="-0.000194263704840426" calcext:value-type="float">
            <text:p>-0.000194263704840426</text:p>
          </table:table-cell>
          <table:table-cell table:formula="of:=[$HospNewVar.AU61]" office:value-type="float" office:value="-0.000208448253363934" calcext:value-type="float">
            <text:p>-0.000208448253363934</text:p>
          </table:table-cell>
          <table:table-cell table:formula="of:=[$HospNewVar.AV61]" office:value-type="float" office:value="0.00920177823252917" calcext:value-type="float">
            <text:p>0.00920177823252917</text:p>
          </table:table-cell>
          <table:table-cell table:formula="of:=[$HospNewVar.AW61]" office:value-type="float" office:value="0.00911820473862624" calcext:value-type="float">
            <text:p>0.00911820473862624</text:p>
          </table:table-cell>
          <table:table-cell table:formula="of:=[$HospNewVar.AX61]" office:value-type="float" office:value="0.00911325055090661" calcext:value-type="float">
            <text:p>0.00911325055090661</text:p>
          </table:table-cell>
          <table:table-cell table:formula="of:=[$HospNewVar.AY61]" office:value-type="float" office:value="0.0091313455545512" calcext:value-type="float">
            <text:p>0.0091313455545512</text:p>
          </table:table-cell>
          <table:table-cell table:formula="of:=[$HospNewVar.AZ61]" office:value-type="float" office:value="0.00914692205641589" calcext:value-type="float">
            <text:p>0.00914692205641589</text:p>
          </table:table-cell>
          <table:table-cell table:formula="of:=[$HospNewVar.BA61]" office:value-type="float" office:value="0.00915512827591216" calcext:value-type="float">
            <text:p>0.00915512827591216</text:p>
          </table:table-cell>
          <table:table-cell table:formula="of:=[$HospNewVar.BB61]" office:value-type="float" office:value="0.00916230082071513" calcext:value-type="float">
            <text:p>0.00916230082071513</text:p>
          </table:table-cell>
          <table:table-cell table:formula="of:=[$HospNewVar.BC61]" office:value-type="float" office:value="0.0091877677978122" calcext:value-type="float">
            <text:p>0.0091877677978122</text:p>
          </table:table-cell>
          <table:table-cell table:formula="of:=[$HospNewVar.BD61]" office:value-type="float" office:value="0.00919961855892599" calcext:value-type="float">
            <text:p>0.00919961855892599</text:p>
          </table:table-cell>
          <table:table-cell table:formula="of:=[$HospNewVar.BE61]" office:value-type="float" office:value="0.00921422203326019" calcext:value-type="float">
            <text:p>0.00921422203326019</text:p>
          </table:table-cell>
          <table:table-cell table:formula="of:=[$HospNewVar.BF61]" office:value-type="float" office:value="0.00923804787133265" calcext:value-type="float">
            <text:p>0.00923804787133265</text:p>
          </table:table-cell>
          <table:table-cell table:formula="of:=[$HospNewVar.BG61]" office:value-type="float" office:value="0.00925980606978737" calcext:value-type="float">
            <text:p>0.00925980606978737</text:p>
          </table:table-cell>
          <table:table-cell table:formula="of:=[$HospNewVar.BH61]" office:value-type="float" office:value="0.0092793892932423" calcext:value-type="float">
            <text:p>0.0092793892932423</text:p>
          </table:table-cell>
          <table:table-cell table:formula="of:=[$HospNewVar.BI61]" office:value-type="float" office:value="0.00976602156144353" calcext:value-type="float">
            <text:p>0.00976602156144353</text:p>
          </table:table-cell>
          <table:table-cell table:formula="of:=[$HospNewVar.BJ61]" office:value-type="float" office:value="0.00929603296237309" calcext:value-type="float">
            <text:p>0.00929603296237309</text:p>
          </table:table-cell>
          <table:table-cell table:style-name="ce1" table:formula="of:=[$HospNewVar.BK61]" office:value-type="float" office:value="0.0000600784223100772" calcext:value-type="float">
            <text:p>6.01E-05</text:p>
          </table:table-cell>
          <table:table-cell table:formula="of:=[$HospNewVar.BL61]" office:value-type="float" office:value="0" calcext:value-type="float">
            <text:p>0</text:p>
          </table:table-cell>
          <table:table-cell table:formula="of:=[$HospNewVar.BM61]" office:value-type="float" office:value="0" calcext:value-type="float">
            <text:p>0</text:p>
          </table:table-cell>
          <table:table-cell table:formula="of:=[$HospNewVar.BN61]" office:value-type="float" office:value="0" calcext:value-type="float">
            <text:p>0</text:p>
          </table:table-cell>
          <table:table-cell table:formula="of:=[$HospNewVar.BO6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2]" office:value-type="string" office:string-value="AgeGr80+" calcext:value-type="string">
            <text:p>AgeGr80+</text:p>
          </table:table-cell>
          <table:table-cell table:formula="of:=[$HospNewVar.A62]" office:value-type="string" office:string-value="AgeGr80+" calcext:value-type="string">
            <text:p>AgeGr80+</text:p>
          </table:table-cell>
          <table:table-cell table:formula="of:=[$HospNew.B62]" office:value-type="float" office:value="4.29722505189189" calcext:value-type="float">
            <text:p>4.29722505189189</text:p>
          </table:table-cell>
          <table:table-cell table:formula="of:=EXP([.C62])" office:value-type="float" office:value="73.4955640908373" calcext:value-type="float">
            <text:p>73.495564090837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62]" office:value-type="float" office:value="0.0000359613971325827" calcext:value-type="float">
            <text:p>3.60E-05</text:p>
          </table:table-cell>
          <table:table-cell table:number-columns-repeated="6"/>
          <table:table-cell table:formula="of:=[$HospNewVar.J62]" office:value-type="float" office:value="-0.000192835188837678" calcext:value-type="float">
            <text:p>-0.000192835188837678</text:p>
          </table:table-cell>
          <table:table-cell table:formula="of:=[$HospNewVar.K62]" office:value-type="float" office:value="0.000140714417097125" calcext:value-type="float">
            <text:p>0.000140714417097125</text:p>
          </table:table-cell>
          <table:table-cell table:number-columns-repeated="6"/>
          <table:table-cell table:style-name="ce1" table:formula="of:=[$HospNewVar.R62]" office:value-type="float" office:value="0.0000333045999003531" calcext:value-type="float">
            <text:p>3.33E-05</text:p>
          </table:table-cell>
          <table:table-cell table:style-name="ce1" table:formula="of:=[$HospNewVar.S62]" office:value-type="float" office:value="-0.0000856383899009356" calcext:value-type="float">
            <text:p>-8.56E-05</text:p>
          </table:table-cell>
          <table:table-cell table:number-columns-repeated="6"/>
          <table:table-cell table:formula="of:=[$HospNewVar.Z62]" office:value-type="float" office:value="-0.000111505530000558" calcext:value-type="float">
            <text:p>-0.000111505530000558</text:p>
          </table:table-cell>
          <table:table-cell table:formula="of:=[$HospNewVar.AA62]" office:value-type="float" office:value="0.000191685272502958" calcext:value-type="float">
            <text:p>0.000191685272502958</text:p>
          </table:table-cell>
          <table:table-cell table:number-columns-repeated="6"/>
          <table:table-cell table:formula="of:=[$HospNewVar.AH62]" office:value-type="float" office:value="0.000216183595584938" calcext:value-type="float">
            <text:p>0.000216183595584938</text:p>
          </table:table-cell>
          <table:table-cell table:formula="of:=[$HospNewVar.AI62]" office:value-type="float" office:value="0.000124805252369961" calcext:value-type="float">
            <text:p>0.000124805252369961</text:p>
          </table:table-cell>
          <table:table-cell table:number-columns-repeated="6"/>
          <table:table-cell table:formula="of:=[$HospNewVar.AP62]" office:value-type="float" office:value="0.000240788471856669" calcext:value-type="float">
            <text:p>0.000240788471856669</text:p>
          </table:table-cell>
          <table:table-cell table:formula="of:=[$HospNewVar.AQ62]" office:value-type="float" office:value="-0.000121686015243375" calcext:value-type="float">
            <text:p>-0.000121686015243375</text:p>
          </table:table-cell>
          <table:table-cell/>
          <table:table-cell table:formula="of:=[$HospNewVar.AS62]" office:value-type="float" office:value="-0.000189517311898031" calcext:value-type="float">
            <text:p>-0.000189517311898031</text:p>
          </table:table-cell>
          <table:table-cell table:formula="of:=[$HospNewVar.AT62]" office:value-type="float" office:value="-0.000150089938744324" calcext:value-type="float">
            <text:p>-0.000150089938744324</text:p>
          </table:table-cell>
          <table:table-cell table:formula="of:=[$HospNewVar.AU62]" office:value-type="float" office:value="-0.000171602285663479" calcext:value-type="float">
            <text:p>-0.000171602285663479</text:p>
          </table:table-cell>
          <table:table-cell table:formula="of:=[$HospNewVar.AV62]" office:value-type="float" office:value="0.00923999419785485" calcext:value-type="float">
            <text:p>0.00923999419785485</text:p>
          </table:table-cell>
          <table:table-cell table:formula="of:=[$HospNewVar.AW62]" office:value-type="float" office:value="0.00912795769987554" calcext:value-type="float">
            <text:p>0.00912795769987554</text:p>
          </table:table-cell>
          <table:table-cell table:formula="of:=[$HospNewVar.AX62]" office:value-type="float" office:value="0.00911427488580735" calcext:value-type="float">
            <text:p>0.00911427488580735</text:p>
          </table:table-cell>
          <table:table-cell table:formula="of:=[$HospNewVar.AY62]" office:value-type="float" office:value="0.00912925757374665" calcext:value-type="float">
            <text:p>0.00912925757374665</text:p>
          </table:table-cell>
          <table:table-cell table:formula="of:=[$HospNewVar.AZ62]" office:value-type="float" office:value="0.00915053555803982" calcext:value-type="float">
            <text:p>0.00915053555803982</text:p>
          </table:table-cell>
          <table:table-cell table:formula="of:=[$HospNewVar.BA62]" office:value-type="float" office:value="0.00915881952764115" calcext:value-type="float">
            <text:p>0.00915881952764115</text:p>
          </table:table-cell>
          <table:table-cell table:formula="of:=[$HospNewVar.BB62]" office:value-type="float" office:value="0.00916481167094286" calcext:value-type="float">
            <text:p>0.00916481167094286</text:p>
          </table:table-cell>
          <table:table-cell table:formula="of:=[$HospNewVar.BC62]" office:value-type="float" office:value="0.00918602964464904" calcext:value-type="float">
            <text:p>0.00918602964464904</text:p>
          </table:table-cell>
          <table:table-cell table:formula="of:=[$HospNewVar.BD62]" office:value-type="float" office:value="0.00919795811841536" calcext:value-type="float">
            <text:p>0.00919795811841536</text:p>
          </table:table-cell>
          <table:table-cell table:formula="of:=[$HospNewVar.BE62]" office:value-type="float" office:value="0.00921385216671632" calcext:value-type="float">
            <text:p>0.00921385216671632</text:p>
          </table:table-cell>
          <table:table-cell table:formula="of:=[$HospNewVar.BF62]" office:value-type="float" office:value="0.00923844054247505" calcext:value-type="float">
            <text:p>0.00923844054247505</text:p>
          </table:table-cell>
          <table:table-cell table:formula="of:=[$HospNewVar.BG62]" office:value-type="float" office:value="0.00926011654475055" calcext:value-type="float">
            <text:p>0.00926011654475055</text:p>
          </table:table-cell>
          <table:table-cell table:formula="of:=[$HospNewVar.BH62]" office:value-type="float" office:value="0.0092809260149447" calcext:value-type="float">
            <text:p>0.0092809260149447</text:p>
          </table:table-cell>
          <table:table-cell table:formula="of:=[$HospNewVar.BI62]" office:value-type="float" office:value="0.00929603296237309" calcext:value-type="float">
            <text:p>0.00929603296237309</text:p>
          </table:table-cell>
          <table:table-cell table:formula="of:=[$HospNewVar.BJ62]" office:value-type="float" office:value="0.0095277547244277" calcext:value-type="float">
            <text:p>0.0095277547244277</text:p>
          </table:table-cell>
          <table:table-cell table:style-name="ce1" table:formula="of:=[$HospNewVar.BK62]" office:value-type="float" office:value="0.0000886624298862346" calcext:value-type="float">
            <text:p>8.87E-05</text:p>
          </table:table-cell>
          <table:table-cell table:formula="of:=[$HospNewVar.BL62]" office:value-type="float" office:value="0" calcext:value-type="float">
            <text:p>0</text:p>
          </table:table-cell>
          <table:table-cell table:formula="of:=[$HospNewVar.BM62]" office:value-type="float" office:value="0" calcext:value-type="float">
            <text:p>0</text:p>
          </table:table-cell>
          <table:table-cell table:formula="of:=[$HospNewVar.BN62]" office:value-type="float" office:value="0" calcext:value-type="float">
            <text:p>0</text:p>
          </table:table-cell>
          <table:table-cell table:formula="of:=[$HospNewVar.BO6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3]" office:value-type="string" office:string-value="SexM" calcext:value-type="string">
            <text:p>SexM</text:p>
          </table:table-cell>
          <table:table-cell table:formula="of:=[$HospNewVar.A63]" office:value-type="string" office:string-value="SexM" calcext:value-type="string">
            <text:p>SexM</text:p>
          </table:table-cell>
          <table:table-cell table:formula="of:=[$HospNew.B63]" office:value-type="float" office:value="0.403727440370781" calcext:value-type="float">
            <text:p>0.403727440370781</text:p>
          </table:table-cell>
          <table:table-cell table:formula="of:=EXP([.C63])" office:value-type="float" office:value="1.49739576169965" calcext:value-type="float">
            <text:p>1.4973957616996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63]" office:value-type="float" office:value="0.00000061999776551078" calcext:value-type="float">
            <text:p>6.20E-07</text:p>
          </table:table-cell>
          <table:table-cell table:number-columns-repeated="6"/>
          <table:table-cell table:style-name="ce1" table:formula="of:=[$HospNewVar.J63]" office:value-type="float" office:value="-0.0000178951787164569" calcext:value-type="float">
            <text:p>-1.79E-05</text:p>
          </table:table-cell>
          <table:table-cell table:style-name="ce1" table:formula="of:=[$HospNewVar.K63]" office:value-type="float" office:value="0.0000171442139339032" calcext:value-type="float">
            <text:p>1.71E-05</text:p>
          </table:table-cell>
          <table:table-cell table:number-columns-repeated="6"/>
          <table:table-cell table:style-name="ce1" table:formula="of:=[$HospNewVar.R63]" office:value-type="float" office:value="0.0000194590597756456" calcext:value-type="float">
            <text:p>1.95E-05</text:p>
          </table:table-cell>
          <table:table-cell table:style-name="ce1" table:formula="of:=[$HospNewVar.S63]" office:value-type="float" office:value="-0.0000262799920307876" calcext:value-type="float">
            <text:p>-2.63E-05</text:p>
          </table:table-cell>
          <table:table-cell table:number-columns-repeated="6"/>
          <table:table-cell table:style-name="ce1" table:formula="of:=[$HospNewVar.Z63]" office:value-type="float" office:value="-0.00000480861656273853" calcext:value-type="float">
            <text:p>-4.81E-06</text:p>
          </table:table-cell>
          <table:table-cell table:style-name="ce1" table:formula="of:=[$HospNewVar.AA63]" office:value-type="float" office:value="0.0000149694461765892" calcext:value-type="float">
            <text:p>1.50E-05</text:p>
          </table:table-cell>
          <table:table-cell table:number-columns-repeated="6"/>
          <table:table-cell table:style-name="ce1" table:formula="of:=[$HospNewVar.AH63]" office:value-type="float" office:value="0.0000123837458148724" calcext:value-type="float">
            <text:p>1.24E-05</text:p>
          </table:table-cell>
          <table:table-cell table:style-name="ce1" table:formula="of:=[$HospNewVar.AI63]" office:value-type="float" office:value="0.00000935293772977664" calcext:value-type="float">
            <text:p>9.35E-06</text:p>
          </table:table-cell>
          <table:table-cell table:number-columns-repeated="6"/>
          <table:table-cell table:style-name="ce1" table:formula="of:=[$HospNewVar.AP63]" office:value-type="float" office:value="0.00000555733172288585" calcext:value-type="float">
            <text:p>5.56E-06</text:p>
          </table:table-cell>
          <table:table-cell table:style-name="ce1" table:formula="of:=[$HospNewVar.AQ63]" office:value-type="float" office:value="-0.0000320801158761502" calcext:value-type="float">
            <text:p>-3.21E-05</text:p>
          </table:table-cell>
          <table:table-cell/>
          <table:table-cell table:style-name="ce1" table:formula="of:=[$HospNewVar.AS63]" office:value-type="float" office:value="-0.0000451310633926988" calcext:value-type="float">
            <text:p>-4.51E-05</text:p>
          </table:table-cell>
          <table:table-cell table:style-name="ce1" table:formula="of:=[$HospNewVar.AT63]" office:value-type="float" office:value="-0.0000298349533177506" calcext:value-type="float">
            <text:p>-2.98E-05</text:p>
          </table:table-cell>
          <table:table-cell table:style-name="ce1" table:formula="of:=[$HospNewVar.AU63]" office:value-type="float" office:value="-0.0000324167473272635" calcext:value-type="float">
            <text:p>-3.24E-05</text:p>
          </table:table-cell>
          <table:table-cell table:style-name="ce1" table:formula="of:=[$HospNewVar.AV63]" office:value-type="float" office:value="0.0000103000472828842" calcext:value-type="float">
            <text:p>1.03E-05</text:p>
          </table:table-cell>
          <table:table-cell table:style-name="ce1" table:formula="of:=[$HospNewVar.AW63]" office:value-type="float" office:value="0.00000884935992260928" calcext:value-type="float">
            <text:p>8.85E-06</text:p>
          </table:table-cell>
          <table:table-cell table:style-name="ce1" table:formula="of:=[$HospNewVar.AX63]" office:value-type="float" office:value="0.00000374184396705283" calcext:value-type="float">
            <text:p>3.74E-06</text:p>
          </table:table-cell>
          <table:table-cell table:style-name="ce1" table:formula="of:=[$HospNewVar.AY63]" office:value-type="float" office:value="0.00000340618272244955" calcext:value-type="float">
            <text:p>3.41E-06</text:p>
          </table:table-cell>
          <table:table-cell table:style-name="ce1" table:formula="of:=[$HospNewVar.AZ63]" office:value-type="float" office:value="0.00000346559753335191" calcext:value-type="float">
            <text:p>3.47E-06</text:p>
          </table:table-cell>
          <table:table-cell table:style-name="ce1" table:formula="of:=[$HospNewVar.BA63]" office:value-type="float" office:value="0.00000417886789427538" calcext:value-type="float">
            <text:p>4.18E-06</text:p>
          </table:table-cell>
          <table:table-cell table:style-name="ce1" table:formula="of:=[$HospNewVar.BB63]" office:value-type="float" office:value="0.00000094184948223861" calcext:value-type="float">
            <text:p>9.42E-07</text:p>
          </table:table-cell>
          <table:table-cell table:style-name="ce1" table:formula="of:=[$HospNewVar.BC63]" office:value-type="float" office:value="0.00000168798256000276" calcext:value-type="float">
            <text:p>1.69E-06</text:p>
          </table:table-cell>
          <table:table-cell table:style-name="ce1" table:formula="of:=[$HospNewVar.BD63]" office:value-type="float" office:value="0.00000469653793323409" calcext:value-type="float">
            <text:p>4.70E-06</text:p>
          </table:table-cell>
          <table:table-cell table:style-name="ce1" table:formula="of:=[$HospNewVar.BE63]" office:value-type="float" office:value="0.00000922557061869731" calcext:value-type="float">
            <text:p>9.23E-06</text:p>
          </table:table-cell>
          <table:table-cell table:style-name="ce1" table:formula="of:=[$HospNewVar.BF63]" office:value-type="float" office:value="0.000020651961389693" calcext:value-type="float">
            <text:p>2.07E-05</text:p>
          </table:table-cell>
          <table:table-cell table:style-name="ce1" table:formula="of:=[$HospNewVar.BG63]" office:value-type="float" office:value="0.0000319291105348012" calcext:value-type="float">
            <text:p>3.19E-05</text:p>
          </table:table-cell>
          <table:table-cell table:style-name="ce1" table:formula="of:=[$HospNewVar.BH63]" office:value-type="float" office:value="0.0000443721884355486" calcext:value-type="float">
            <text:p>4.44E-05</text:p>
          </table:table-cell>
          <table:table-cell table:style-name="ce1" table:formula="of:=[$HospNewVar.BI63]" office:value-type="float" office:value="0.0000600784223100772" calcext:value-type="float">
            <text:p>6.01E-05</text:p>
          </table:table-cell>
          <table:table-cell table:style-name="ce1" table:formula="of:=[$HospNewVar.BJ63]" office:value-type="float" office:value="0.0000886624298862346" calcext:value-type="float">
            <text:p>8.87E-05</text:p>
          </table:table-cell>
          <table:table-cell table:formula="of:=[$HospNewVar.BK63]" office:value-type="float" office:value="0.000374190106997596" calcext:value-type="float">
            <text:p>0.000374190106997596</text:p>
          </table:table-cell>
          <table:table-cell table:formula="of:=[$HospNewVar.BL63]" office:value-type="float" office:value="0" calcext:value-type="float">
            <text:p>0</text:p>
          </table:table-cell>
          <table:table-cell table:formula="of:=[$HospNewVar.BM63]" office:value-type="float" office:value="0" calcext:value-type="float">
            <text:p>0</text:p>
          </table:table-cell>
          <table:table-cell table:formula="of:=[$HospNewVar.BN63]" office:value-type="float" office:value="0" calcext:value-type="float">
            <text:p>0</text:p>
          </table:table-cell>
          <table:table-cell table:formula="of:=[$HospNewVar.BO6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4]" office:value-type="float" office:value="0" calcext:value-type="float">
            <text:p>0</text:p>
          </table:table-cell>
          <table:table-cell table:formula="of:=[$HospNewVar.A64]" office:value-type="float" office:value="0" calcext:value-type="float">
            <text:p>0</text:p>
          </table:table-cell>
          <table:table-cell table:formula="of:=[$HospNew.B64]" office:value-type="float" office:value="0" calcext:value-type="float">
            <text:p>0</text:p>
          </table:table-cell>
          <table:table-cell table:formula="of:=EXP([.C6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64]" office:value-type="float" office:value="0" calcext:value-type="float">
            <text:p>0</text:p>
          </table:table-cell>
          <table:table-cell table:number-columns-repeated="6"/>
          <table:table-cell table:formula="of:=[$HospNewVar.J64]" office:value-type="float" office:value="0" calcext:value-type="float">
            <text:p>0</text:p>
          </table:table-cell>
          <table:table-cell table:formula="of:=[$HospNewVar.K64]" office:value-type="float" office:value="0" calcext:value-type="float">
            <text:p>0</text:p>
          </table:table-cell>
          <table:table-cell table:number-columns-repeated="6"/>
          <table:table-cell table:formula="of:=[$HospNewVar.R64]" office:value-type="float" office:value="0" calcext:value-type="float">
            <text:p>0</text:p>
          </table:table-cell>
          <table:table-cell table:formula="of:=[$HospNewVar.S64]" office:value-type="float" office:value="0" calcext:value-type="float">
            <text:p>0</text:p>
          </table:table-cell>
          <table:table-cell table:number-columns-repeated="6"/>
          <table:table-cell table:formula="of:=[$HospNewVar.Z64]" office:value-type="float" office:value="0" calcext:value-type="float">
            <text:p>0</text:p>
          </table:table-cell>
          <table:table-cell table:formula="of:=[$HospNewVar.AA64]" office:value-type="float" office:value="0" calcext:value-type="float">
            <text:p>0</text:p>
          </table:table-cell>
          <table:table-cell table:number-columns-repeated="6"/>
          <table:table-cell table:formula="of:=[$HospNewVar.AH64]" office:value-type="float" office:value="0" calcext:value-type="float">
            <text:p>0</text:p>
          </table:table-cell>
          <table:table-cell table:formula="of:=[$HospNewVar.AI64]" office:value-type="float" office:value="0" calcext:value-type="float">
            <text:p>0</text:p>
          </table:table-cell>
          <table:table-cell table:number-columns-repeated="6"/>
          <table:table-cell table:formula="of:=[$HospNewVar.AP64]" office:value-type="float" office:value="0" calcext:value-type="float">
            <text:p>0</text:p>
          </table:table-cell>
          <table:table-cell table:formula="of:=[$HospNewVar.AQ64]" office:value-type="float" office:value="0" calcext:value-type="float">
            <text:p>0</text:p>
          </table:table-cell>
          <table:table-cell/>
          <table:table-cell table:formula="of:=[$HospNewVar.AS64]" office:value-type="float" office:value="0" calcext:value-type="float">
            <text:p>0</text:p>
          </table:table-cell>
          <table:table-cell table:formula="of:=[$HospNewVar.AT64]" office:value-type="float" office:value="0" calcext:value-type="float">
            <text:p>0</text:p>
          </table:table-cell>
          <table:table-cell table:formula="of:=[$HospNewVar.AU64]" office:value-type="float" office:value="0" calcext:value-type="float">
            <text:p>0</text:p>
          </table:table-cell>
          <table:table-cell table:formula="of:=[$HospNewVar.AV64]" office:value-type="float" office:value="0" calcext:value-type="float">
            <text:p>0</text:p>
          </table:table-cell>
          <table:table-cell table:formula="of:=[$HospNewVar.AW64]" office:value-type="float" office:value="0" calcext:value-type="float">
            <text:p>0</text:p>
          </table:table-cell>
          <table:table-cell table:formula="of:=[$HospNewVar.AX64]" office:value-type="float" office:value="0" calcext:value-type="float">
            <text:p>0</text:p>
          </table:table-cell>
          <table:table-cell table:formula="of:=[$HospNewVar.AY64]" office:value-type="float" office:value="0" calcext:value-type="float">
            <text:p>0</text:p>
          </table:table-cell>
          <table:table-cell table:formula="of:=[$HospNewVar.AZ64]" office:value-type="float" office:value="0" calcext:value-type="float">
            <text:p>0</text:p>
          </table:table-cell>
          <table:table-cell table:formula="of:=[$HospNewVar.BA64]" office:value-type="float" office:value="0" calcext:value-type="float">
            <text:p>0</text:p>
          </table:table-cell>
          <table:table-cell table:formula="of:=[$HospNewVar.BB64]" office:value-type="float" office:value="0" calcext:value-type="float">
            <text:p>0</text:p>
          </table:table-cell>
          <table:table-cell table:formula="of:=[$HospNewVar.BC64]" office:value-type="float" office:value="0" calcext:value-type="float">
            <text:p>0</text:p>
          </table:table-cell>
          <table:table-cell table:formula="of:=[$HospNewVar.BD64]" office:value-type="float" office:value="0" calcext:value-type="float">
            <text:p>0</text:p>
          </table:table-cell>
          <table:table-cell table:formula="of:=[$HospNewVar.BE64]" office:value-type="float" office:value="0" calcext:value-type="float">
            <text:p>0</text:p>
          </table:table-cell>
          <table:table-cell table:formula="of:=[$HospNewVar.BF64]" office:value-type="float" office:value="0" calcext:value-type="float">
            <text:p>0</text:p>
          </table:table-cell>
          <table:table-cell table:formula="of:=[$HospNewVar.BG64]" office:value-type="float" office:value="0" calcext:value-type="float">
            <text:p>0</text:p>
          </table:table-cell>
          <table:table-cell table:formula="of:=[$HospNewVar.BH64]" office:value-type="float" office:value="0" calcext:value-type="float">
            <text:p>0</text:p>
          </table:table-cell>
          <table:table-cell table:formula="of:=[$HospNewVar.BI64]" office:value-type="float" office:value="0" calcext:value-type="float">
            <text:p>0</text:p>
          </table:table-cell>
          <table:table-cell table:formula="of:=[$HospNewVar.BJ64]" office:value-type="float" office:value="0" calcext:value-type="float">
            <text:p>0</text:p>
          </table:table-cell>
          <table:table-cell table:formula="of:=[$HospNewVar.BK64]" office:value-type="float" office:value="0" calcext:value-type="float">
            <text:p>0</text:p>
          </table:table-cell>
          <table:table-cell table:formula="of:=[$HospNewVar.BL64]" office:value-type="float" office:value="0" calcext:value-type="float">
            <text:p>0</text:p>
          </table:table-cell>
          <table:table-cell table:formula="of:=[$HospNewVar.BM64]" office:value-type="float" office:value="0" calcext:value-type="float">
            <text:p>0</text:p>
          </table:table-cell>
          <table:table-cell table:formula="of:=[$HospNewVar.BN64]" office:value-type="float" office:value="0" calcext:value-type="float">
            <text:p>0</text:p>
          </table:table-cell>
          <table:table-cell table:formula="of:=[$HospNewVar.BO6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5]" office:value-type="float" office:value="0" calcext:value-type="float">
            <text:p>0</text:p>
          </table:table-cell>
          <table:table-cell table:formula="of:=[$HospNewVar.A65]" office:value-type="float" office:value="0" calcext:value-type="float">
            <text:p>0</text:p>
          </table:table-cell>
          <table:table-cell table:formula="of:=[$HospNew.B65]" office:value-type="float" office:value="0" calcext:value-type="float">
            <text:p>0</text:p>
          </table:table-cell>
          <table:table-cell table:formula="of:=EXP([.C6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65]" office:value-type="float" office:value="0" calcext:value-type="float">
            <text:p>0</text:p>
          </table:table-cell>
          <table:table-cell table:number-columns-repeated="6"/>
          <table:table-cell table:formula="of:=[$HospNewVar.J65]" office:value-type="float" office:value="0" calcext:value-type="float">
            <text:p>0</text:p>
          </table:table-cell>
          <table:table-cell table:formula="of:=[$HospNewVar.K65]" office:value-type="float" office:value="0" calcext:value-type="float">
            <text:p>0</text:p>
          </table:table-cell>
          <table:table-cell table:number-columns-repeated="6"/>
          <table:table-cell table:formula="of:=[$HospNewVar.R65]" office:value-type="float" office:value="0" calcext:value-type="float">
            <text:p>0</text:p>
          </table:table-cell>
          <table:table-cell table:formula="of:=[$HospNewVar.S65]" office:value-type="float" office:value="0" calcext:value-type="float">
            <text:p>0</text:p>
          </table:table-cell>
          <table:table-cell table:number-columns-repeated="6"/>
          <table:table-cell table:formula="of:=[$HospNewVar.Z65]" office:value-type="float" office:value="0" calcext:value-type="float">
            <text:p>0</text:p>
          </table:table-cell>
          <table:table-cell table:formula="of:=[$HospNewVar.AA65]" office:value-type="float" office:value="0" calcext:value-type="float">
            <text:p>0</text:p>
          </table:table-cell>
          <table:table-cell table:number-columns-repeated="6"/>
          <table:table-cell table:formula="of:=[$HospNewVar.AH65]" office:value-type="float" office:value="0" calcext:value-type="float">
            <text:p>0</text:p>
          </table:table-cell>
          <table:table-cell table:formula="of:=[$HospNewVar.AI65]" office:value-type="float" office:value="0" calcext:value-type="float">
            <text:p>0</text:p>
          </table:table-cell>
          <table:table-cell table:number-columns-repeated="6"/>
          <table:table-cell table:formula="of:=[$HospNewVar.AP65]" office:value-type="float" office:value="0" calcext:value-type="float">
            <text:p>0</text:p>
          </table:table-cell>
          <table:table-cell table:formula="of:=[$HospNewVar.AQ65]" office:value-type="float" office:value="0" calcext:value-type="float">
            <text:p>0</text:p>
          </table:table-cell>
          <table:table-cell/>
          <table:table-cell table:formula="of:=[$HospNewVar.AS65]" office:value-type="float" office:value="0" calcext:value-type="float">
            <text:p>0</text:p>
          </table:table-cell>
          <table:table-cell table:formula="of:=[$HospNewVar.AT65]" office:value-type="float" office:value="0" calcext:value-type="float">
            <text:p>0</text:p>
          </table:table-cell>
          <table:table-cell table:formula="of:=[$HospNewVar.AU65]" office:value-type="float" office:value="0" calcext:value-type="float">
            <text:p>0</text:p>
          </table:table-cell>
          <table:table-cell table:formula="of:=[$HospNewVar.AV65]" office:value-type="float" office:value="0" calcext:value-type="float">
            <text:p>0</text:p>
          </table:table-cell>
          <table:table-cell table:formula="of:=[$HospNewVar.AW65]" office:value-type="float" office:value="0" calcext:value-type="float">
            <text:p>0</text:p>
          </table:table-cell>
          <table:table-cell table:formula="of:=[$HospNewVar.AX65]" office:value-type="float" office:value="0" calcext:value-type="float">
            <text:p>0</text:p>
          </table:table-cell>
          <table:table-cell table:formula="of:=[$HospNewVar.AY65]" office:value-type="float" office:value="0" calcext:value-type="float">
            <text:p>0</text:p>
          </table:table-cell>
          <table:table-cell table:formula="of:=[$HospNewVar.AZ65]" office:value-type="float" office:value="0" calcext:value-type="float">
            <text:p>0</text:p>
          </table:table-cell>
          <table:table-cell table:formula="of:=[$HospNewVar.BA65]" office:value-type="float" office:value="0" calcext:value-type="float">
            <text:p>0</text:p>
          </table:table-cell>
          <table:table-cell table:formula="of:=[$HospNewVar.BB65]" office:value-type="float" office:value="0" calcext:value-type="float">
            <text:p>0</text:p>
          </table:table-cell>
          <table:table-cell table:formula="of:=[$HospNewVar.BC65]" office:value-type="float" office:value="0" calcext:value-type="float">
            <text:p>0</text:p>
          </table:table-cell>
          <table:table-cell table:formula="of:=[$HospNewVar.BD65]" office:value-type="float" office:value="0" calcext:value-type="float">
            <text:p>0</text:p>
          </table:table-cell>
          <table:table-cell table:formula="of:=[$HospNewVar.BE65]" office:value-type="float" office:value="0" calcext:value-type="float">
            <text:p>0</text:p>
          </table:table-cell>
          <table:table-cell table:formula="of:=[$HospNewVar.BF65]" office:value-type="float" office:value="0" calcext:value-type="float">
            <text:p>0</text:p>
          </table:table-cell>
          <table:table-cell table:formula="of:=[$HospNewVar.BG65]" office:value-type="float" office:value="0" calcext:value-type="float">
            <text:p>0</text:p>
          </table:table-cell>
          <table:table-cell table:formula="of:=[$HospNewVar.BH65]" office:value-type="float" office:value="0" calcext:value-type="float">
            <text:p>0</text:p>
          </table:table-cell>
          <table:table-cell table:formula="of:=[$HospNewVar.BI65]" office:value-type="float" office:value="0" calcext:value-type="float">
            <text:p>0</text:p>
          </table:table-cell>
          <table:table-cell table:formula="of:=[$HospNewVar.BJ65]" office:value-type="float" office:value="0" calcext:value-type="float">
            <text:p>0</text:p>
          </table:table-cell>
          <table:table-cell table:formula="of:=[$HospNewVar.BK65]" office:value-type="float" office:value="0" calcext:value-type="float">
            <text:p>0</text:p>
          </table:table-cell>
          <table:table-cell table:formula="of:=[$HospNewVar.BL65]" office:value-type="float" office:value="0" calcext:value-type="float">
            <text:p>0</text:p>
          </table:table-cell>
          <table:table-cell table:formula="of:=[$HospNewVar.BM65]" office:value-type="float" office:value="0" calcext:value-type="float">
            <text:p>0</text:p>
          </table:table-cell>
          <table:table-cell table:formula="of:=[$HospNewVar.BN65]" office:value-type="float" office:value="0" calcext:value-type="float">
            <text:p>0</text:p>
          </table:table-cell>
          <table:table-cell table:formula="of:=[$HospNewVar.BO6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6]" office:value-type="float" office:value="0" calcext:value-type="float">
            <text:p>0</text:p>
          </table:table-cell>
          <table:table-cell table:formula="of:=[$HospNewVar.A66]" office:value-type="float" office:value="0" calcext:value-type="float">
            <text:p>0</text:p>
          </table:table-cell>
          <table:table-cell table:formula="of:=[$HospNew.B66]" office:value-type="float" office:value="0" calcext:value-type="float">
            <text:p>0</text:p>
          </table:table-cell>
          <table:table-cell table:formula="of:=EXP([.C6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66]" office:value-type="float" office:value="0" calcext:value-type="float">
            <text:p>0</text:p>
          </table:table-cell>
          <table:table-cell table:number-columns-repeated="6"/>
          <table:table-cell table:formula="of:=[$HospNewVar.J66]" office:value-type="float" office:value="0" calcext:value-type="float">
            <text:p>0</text:p>
          </table:table-cell>
          <table:table-cell table:formula="of:=[$HospNewVar.K66]" office:value-type="float" office:value="0" calcext:value-type="float">
            <text:p>0</text:p>
          </table:table-cell>
          <table:table-cell table:number-columns-repeated="6"/>
          <table:table-cell table:formula="of:=[$HospNewVar.R66]" office:value-type="float" office:value="0" calcext:value-type="float">
            <text:p>0</text:p>
          </table:table-cell>
          <table:table-cell table:formula="of:=[$HospNewVar.S66]" office:value-type="float" office:value="0" calcext:value-type="float">
            <text:p>0</text:p>
          </table:table-cell>
          <table:table-cell table:number-columns-repeated="6"/>
          <table:table-cell table:formula="of:=[$HospNewVar.Z66]" office:value-type="float" office:value="0" calcext:value-type="float">
            <text:p>0</text:p>
          </table:table-cell>
          <table:table-cell table:formula="of:=[$HospNewVar.AA66]" office:value-type="float" office:value="0" calcext:value-type="float">
            <text:p>0</text:p>
          </table:table-cell>
          <table:table-cell table:number-columns-repeated="6"/>
          <table:table-cell table:formula="of:=[$HospNewVar.AH66]" office:value-type="float" office:value="0" calcext:value-type="float">
            <text:p>0</text:p>
          </table:table-cell>
          <table:table-cell table:formula="of:=[$HospNewVar.AI66]" office:value-type="float" office:value="0" calcext:value-type="float">
            <text:p>0</text:p>
          </table:table-cell>
          <table:table-cell table:number-columns-repeated="6"/>
          <table:table-cell table:formula="of:=[$HospNewVar.AP66]" office:value-type="float" office:value="0" calcext:value-type="float">
            <text:p>0</text:p>
          </table:table-cell>
          <table:table-cell table:formula="of:=[$HospNewVar.AQ66]" office:value-type="float" office:value="0" calcext:value-type="float">
            <text:p>0</text:p>
          </table:table-cell>
          <table:table-cell/>
          <table:table-cell table:formula="of:=[$HospNewVar.AS66]" office:value-type="float" office:value="0" calcext:value-type="float">
            <text:p>0</text:p>
          </table:table-cell>
          <table:table-cell table:formula="of:=[$HospNewVar.AT66]" office:value-type="float" office:value="0" calcext:value-type="float">
            <text:p>0</text:p>
          </table:table-cell>
          <table:table-cell table:formula="of:=[$HospNewVar.AU66]" office:value-type="float" office:value="0" calcext:value-type="float">
            <text:p>0</text:p>
          </table:table-cell>
          <table:table-cell table:formula="of:=[$HospNewVar.AV66]" office:value-type="float" office:value="0" calcext:value-type="float">
            <text:p>0</text:p>
          </table:table-cell>
          <table:table-cell table:formula="of:=[$HospNewVar.AW66]" office:value-type="float" office:value="0" calcext:value-type="float">
            <text:p>0</text:p>
          </table:table-cell>
          <table:table-cell table:formula="of:=[$HospNewVar.AX66]" office:value-type="float" office:value="0" calcext:value-type="float">
            <text:p>0</text:p>
          </table:table-cell>
          <table:table-cell table:formula="of:=[$HospNewVar.AY66]" office:value-type="float" office:value="0" calcext:value-type="float">
            <text:p>0</text:p>
          </table:table-cell>
          <table:table-cell table:formula="of:=[$HospNewVar.AZ66]" office:value-type="float" office:value="0" calcext:value-type="float">
            <text:p>0</text:p>
          </table:table-cell>
          <table:table-cell table:formula="of:=[$HospNewVar.BA66]" office:value-type="float" office:value="0" calcext:value-type="float">
            <text:p>0</text:p>
          </table:table-cell>
          <table:table-cell table:formula="of:=[$HospNewVar.BB66]" office:value-type="float" office:value="0" calcext:value-type="float">
            <text:p>0</text:p>
          </table:table-cell>
          <table:table-cell table:formula="of:=[$HospNewVar.BC66]" office:value-type="float" office:value="0" calcext:value-type="float">
            <text:p>0</text:p>
          </table:table-cell>
          <table:table-cell table:formula="of:=[$HospNewVar.BD66]" office:value-type="float" office:value="0" calcext:value-type="float">
            <text:p>0</text:p>
          </table:table-cell>
          <table:table-cell table:formula="of:=[$HospNewVar.BE66]" office:value-type="float" office:value="0" calcext:value-type="float">
            <text:p>0</text:p>
          </table:table-cell>
          <table:table-cell table:formula="of:=[$HospNewVar.BF66]" office:value-type="float" office:value="0" calcext:value-type="float">
            <text:p>0</text:p>
          </table:table-cell>
          <table:table-cell table:formula="of:=[$HospNewVar.BG66]" office:value-type="float" office:value="0" calcext:value-type="float">
            <text:p>0</text:p>
          </table:table-cell>
          <table:table-cell table:formula="of:=[$HospNewVar.BH66]" office:value-type="float" office:value="0" calcext:value-type="float">
            <text:p>0</text:p>
          </table:table-cell>
          <table:table-cell table:formula="of:=[$HospNewVar.BI66]" office:value-type="float" office:value="0" calcext:value-type="float">
            <text:p>0</text:p>
          </table:table-cell>
          <table:table-cell table:formula="of:=[$HospNewVar.BJ66]" office:value-type="float" office:value="0" calcext:value-type="float">
            <text:p>0</text:p>
          </table:table-cell>
          <table:table-cell table:formula="of:=[$HospNewVar.BK66]" office:value-type="float" office:value="0" calcext:value-type="float">
            <text:p>0</text:p>
          </table:table-cell>
          <table:table-cell table:formula="of:=[$HospNewVar.BL66]" office:value-type="float" office:value="0" calcext:value-type="float">
            <text:p>0</text:p>
          </table:table-cell>
          <table:table-cell table:formula="of:=[$HospNewVar.BM66]" office:value-type="float" office:value="0" calcext:value-type="float">
            <text:p>0</text:p>
          </table:table-cell>
          <table:table-cell table:formula="of:=[$HospNewVar.BN66]" office:value-type="float" office:value="0" calcext:value-type="float">
            <text:p>0</text:p>
          </table:table-cell>
          <table:table-cell table:formula="of:=[$HospNewVar.BO6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7]" office:value-type="float" office:value="0" calcext:value-type="float">
            <text:p>0</text:p>
          </table:table-cell>
          <table:table-cell table:formula="of:=[$HospNewVar.A67]" office:value-type="float" office:value="0" calcext:value-type="float">
            <text:p>0</text:p>
          </table:table-cell>
          <table:table-cell table:formula="of:=[$HospNew.B67]" office:value-type="float" office:value="0" calcext:value-type="float">
            <text:p>0</text:p>
          </table:table-cell>
          <table:table-cell table:formula="of:=EXP([.C6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67]" office:value-type="float" office:value="0" calcext:value-type="float">
            <text:p>0</text:p>
          </table:table-cell>
          <table:table-cell table:number-columns-repeated="6"/>
          <table:table-cell table:formula="of:=[$HospNewVar.J67]" office:value-type="float" office:value="0" calcext:value-type="float">
            <text:p>0</text:p>
          </table:table-cell>
          <table:table-cell table:formula="of:=[$HospNewVar.K67]" office:value-type="float" office:value="0" calcext:value-type="float">
            <text:p>0</text:p>
          </table:table-cell>
          <table:table-cell table:number-columns-repeated="6"/>
          <table:table-cell table:formula="of:=[$HospNewVar.R67]" office:value-type="float" office:value="0" calcext:value-type="float">
            <text:p>0</text:p>
          </table:table-cell>
          <table:table-cell table:formula="of:=[$HospNewVar.S67]" office:value-type="float" office:value="0" calcext:value-type="float">
            <text:p>0</text:p>
          </table:table-cell>
          <table:table-cell table:number-columns-repeated="6"/>
          <table:table-cell table:formula="of:=[$HospNewVar.Z67]" office:value-type="float" office:value="0" calcext:value-type="float">
            <text:p>0</text:p>
          </table:table-cell>
          <table:table-cell table:formula="of:=[$HospNewVar.AA67]" office:value-type="float" office:value="0" calcext:value-type="float">
            <text:p>0</text:p>
          </table:table-cell>
          <table:table-cell table:number-columns-repeated="6"/>
          <table:table-cell table:formula="of:=[$HospNewVar.AH67]" office:value-type="float" office:value="0" calcext:value-type="float">
            <text:p>0</text:p>
          </table:table-cell>
          <table:table-cell table:formula="of:=[$HospNewVar.AI67]" office:value-type="float" office:value="0" calcext:value-type="float">
            <text:p>0</text:p>
          </table:table-cell>
          <table:table-cell table:number-columns-repeated="6"/>
          <table:table-cell table:formula="of:=[$HospNewVar.AP67]" office:value-type="float" office:value="0" calcext:value-type="float">
            <text:p>0</text:p>
          </table:table-cell>
          <table:table-cell table:formula="of:=[$HospNewVar.AQ67]" office:value-type="float" office:value="0" calcext:value-type="float">
            <text:p>0</text:p>
          </table:table-cell>
          <table:table-cell/>
          <table:table-cell table:formula="of:=[$HospNewVar.AS67]" office:value-type="float" office:value="0" calcext:value-type="float">
            <text:p>0</text:p>
          </table:table-cell>
          <table:table-cell table:formula="of:=[$HospNewVar.AT67]" office:value-type="float" office:value="0" calcext:value-type="float">
            <text:p>0</text:p>
          </table:table-cell>
          <table:table-cell table:formula="of:=[$HospNewVar.AU67]" office:value-type="float" office:value="0" calcext:value-type="float">
            <text:p>0</text:p>
          </table:table-cell>
          <table:table-cell table:formula="of:=[$HospNewVar.AV67]" office:value-type="float" office:value="0" calcext:value-type="float">
            <text:p>0</text:p>
          </table:table-cell>
          <table:table-cell table:formula="of:=[$HospNewVar.AW67]" office:value-type="float" office:value="0" calcext:value-type="float">
            <text:p>0</text:p>
          </table:table-cell>
          <table:table-cell table:formula="of:=[$HospNewVar.AX67]" office:value-type="float" office:value="0" calcext:value-type="float">
            <text:p>0</text:p>
          </table:table-cell>
          <table:table-cell table:formula="of:=[$HospNewVar.AY67]" office:value-type="float" office:value="0" calcext:value-type="float">
            <text:p>0</text:p>
          </table:table-cell>
          <table:table-cell table:formula="of:=[$HospNewVar.AZ67]" office:value-type="float" office:value="0" calcext:value-type="float">
            <text:p>0</text:p>
          </table:table-cell>
          <table:table-cell table:formula="of:=[$HospNewVar.BA67]" office:value-type="float" office:value="0" calcext:value-type="float">
            <text:p>0</text:p>
          </table:table-cell>
          <table:table-cell table:formula="of:=[$HospNewVar.BB67]" office:value-type="float" office:value="0" calcext:value-type="float">
            <text:p>0</text:p>
          </table:table-cell>
          <table:table-cell table:formula="of:=[$HospNewVar.BC67]" office:value-type="float" office:value="0" calcext:value-type="float">
            <text:p>0</text:p>
          </table:table-cell>
          <table:table-cell table:formula="of:=[$HospNewVar.BD67]" office:value-type="float" office:value="0" calcext:value-type="float">
            <text:p>0</text:p>
          </table:table-cell>
          <table:table-cell table:formula="of:=[$HospNewVar.BE67]" office:value-type="float" office:value="0" calcext:value-type="float">
            <text:p>0</text:p>
          </table:table-cell>
          <table:table-cell table:formula="of:=[$HospNewVar.BF67]" office:value-type="float" office:value="0" calcext:value-type="float">
            <text:p>0</text:p>
          </table:table-cell>
          <table:table-cell table:formula="of:=[$HospNewVar.BG67]" office:value-type="float" office:value="0" calcext:value-type="float">
            <text:p>0</text:p>
          </table:table-cell>
          <table:table-cell table:formula="of:=[$HospNewVar.BH67]" office:value-type="float" office:value="0" calcext:value-type="float">
            <text:p>0</text:p>
          </table:table-cell>
          <table:table-cell table:formula="of:=[$HospNewVar.BI67]" office:value-type="float" office:value="0" calcext:value-type="float">
            <text:p>0</text:p>
          </table:table-cell>
          <table:table-cell table:formula="of:=[$HospNewVar.BJ67]" office:value-type="float" office:value="0" calcext:value-type="float">
            <text:p>0</text:p>
          </table:table-cell>
          <table:table-cell table:formula="of:=[$HospNewVar.BK67]" office:value-type="float" office:value="0" calcext:value-type="float">
            <text:p>0</text:p>
          </table:table-cell>
          <table:table-cell table:formula="of:=[$HospNewVar.BL67]" office:value-type="float" office:value="0" calcext:value-type="float">
            <text:p>0</text:p>
          </table:table-cell>
          <table:table-cell table:formula="of:=[$HospNewVar.BM67]" office:value-type="float" office:value="0" calcext:value-type="float">
            <text:p>0</text:p>
          </table:table-cell>
          <table:table-cell table:formula="of:=[$HospNewVar.BN67]" office:value-type="float" office:value="0" calcext:value-type="float">
            <text:p>0</text:p>
          </table:table-cell>
          <table:table-cell table:formula="of:=[$HospNewVar.BO6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8]" office:value-type="float" office:value="0" calcext:value-type="float">
            <text:p>0</text:p>
          </table:table-cell>
          <table:table-cell table:formula="of:=[$HospNewVar.A68]" office:value-type="float" office:value="0" calcext:value-type="float">
            <text:p>0</text:p>
          </table:table-cell>
          <table:table-cell table:formula="of:=[$HospNew.B68]" office:value-type="float" office:value="0" calcext:value-type="float">
            <text:p>0</text:p>
          </table:table-cell>
          <table:table-cell table:formula="of:=EXP([.C6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68]" office:value-type="float" office:value="0" calcext:value-type="float">
            <text:p>0</text:p>
          </table:table-cell>
          <table:table-cell table:number-columns-repeated="6"/>
          <table:table-cell table:formula="of:=[$HospNewVar.J68]" office:value-type="float" office:value="0" calcext:value-type="float">
            <text:p>0</text:p>
          </table:table-cell>
          <table:table-cell table:formula="of:=[$HospNewVar.K68]" office:value-type="float" office:value="0" calcext:value-type="float">
            <text:p>0</text:p>
          </table:table-cell>
          <table:table-cell table:number-columns-repeated="6"/>
          <table:table-cell table:formula="of:=[$HospNewVar.R68]" office:value-type="float" office:value="0" calcext:value-type="float">
            <text:p>0</text:p>
          </table:table-cell>
          <table:table-cell table:formula="of:=[$HospNewVar.S68]" office:value-type="float" office:value="0" calcext:value-type="float">
            <text:p>0</text:p>
          </table:table-cell>
          <table:table-cell table:number-columns-repeated="6"/>
          <table:table-cell table:formula="of:=[$HospNewVar.Z68]" office:value-type="float" office:value="0" calcext:value-type="float">
            <text:p>0</text:p>
          </table:table-cell>
          <table:table-cell table:formula="of:=[$HospNewVar.AA68]" office:value-type="float" office:value="0" calcext:value-type="float">
            <text:p>0</text:p>
          </table:table-cell>
          <table:table-cell table:number-columns-repeated="6"/>
          <table:table-cell table:formula="of:=[$HospNewVar.AH68]" office:value-type="float" office:value="0" calcext:value-type="float">
            <text:p>0</text:p>
          </table:table-cell>
          <table:table-cell table:formula="of:=[$HospNewVar.AI68]" office:value-type="float" office:value="0" calcext:value-type="float">
            <text:p>0</text:p>
          </table:table-cell>
          <table:table-cell table:number-columns-repeated="6"/>
          <table:table-cell table:formula="of:=[$HospNewVar.AP68]" office:value-type="float" office:value="0" calcext:value-type="float">
            <text:p>0</text:p>
          </table:table-cell>
          <table:table-cell table:formula="of:=[$HospNewVar.AQ68]" office:value-type="float" office:value="0" calcext:value-type="float">
            <text:p>0</text:p>
          </table:table-cell>
          <table:table-cell/>
          <table:table-cell table:formula="of:=[$HospNewVar.AS68]" office:value-type="float" office:value="0" calcext:value-type="float">
            <text:p>0</text:p>
          </table:table-cell>
          <table:table-cell table:formula="of:=[$HospNewVar.AT68]" office:value-type="float" office:value="0" calcext:value-type="float">
            <text:p>0</text:p>
          </table:table-cell>
          <table:table-cell table:formula="of:=[$HospNewVar.AU68]" office:value-type="float" office:value="0" calcext:value-type="float">
            <text:p>0</text:p>
          </table:table-cell>
          <table:table-cell table:formula="of:=[$HospNewVar.AV68]" office:value-type="float" office:value="0" calcext:value-type="float">
            <text:p>0</text:p>
          </table:table-cell>
          <table:table-cell table:formula="of:=[$HospNewVar.AW68]" office:value-type="float" office:value="0" calcext:value-type="float">
            <text:p>0</text:p>
          </table:table-cell>
          <table:table-cell table:formula="of:=[$HospNewVar.AX68]" office:value-type="float" office:value="0" calcext:value-type="float">
            <text:p>0</text:p>
          </table:table-cell>
          <table:table-cell table:formula="of:=[$HospNewVar.AY68]" office:value-type="float" office:value="0" calcext:value-type="float">
            <text:p>0</text:p>
          </table:table-cell>
          <table:table-cell table:formula="of:=[$HospNewVar.AZ68]" office:value-type="float" office:value="0" calcext:value-type="float">
            <text:p>0</text:p>
          </table:table-cell>
          <table:table-cell table:formula="of:=[$HospNewVar.BA68]" office:value-type="float" office:value="0" calcext:value-type="float">
            <text:p>0</text:p>
          </table:table-cell>
          <table:table-cell table:formula="of:=[$HospNewVar.BB68]" office:value-type="float" office:value="0" calcext:value-type="float">
            <text:p>0</text:p>
          </table:table-cell>
          <table:table-cell table:formula="of:=[$HospNewVar.BC68]" office:value-type="float" office:value="0" calcext:value-type="float">
            <text:p>0</text:p>
          </table:table-cell>
          <table:table-cell table:formula="of:=[$HospNewVar.BD68]" office:value-type="float" office:value="0" calcext:value-type="float">
            <text:p>0</text:p>
          </table:table-cell>
          <table:table-cell table:formula="of:=[$HospNewVar.BE68]" office:value-type="float" office:value="0" calcext:value-type="float">
            <text:p>0</text:p>
          </table:table-cell>
          <table:table-cell table:formula="of:=[$HospNewVar.BF68]" office:value-type="float" office:value="0" calcext:value-type="float">
            <text:p>0</text:p>
          </table:table-cell>
          <table:table-cell table:formula="of:=[$HospNewVar.BG68]" office:value-type="float" office:value="0" calcext:value-type="float">
            <text:p>0</text:p>
          </table:table-cell>
          <table:table-cell table:formula="of:=[$HospNewVar.BH68]" office:value-type="float" office:value="0" calcext:value-type="float">
            <text:p>0</text:p>
          </table:table-cell>
          <table:table-cell table:formula="of:=[$HospNewVar.BI68]" office:value-type="float" office:value="0" calcext:value-type="float">
            <text:p>0</text:p>
          </table:table-cell>
          <table:table-cell table:formula="of:=[$HospNewVar.BJ68]" office:value-type="float" office:value="0" calcext:value-type="float">
            <text:p>0</text:p>
          </table:table-cell>
          <table:table-cell table:formula="of:=[$HospNewVar.BK68]" office:value-type="float" office:value="0" calcext:value-type="float">
            <text:p>0</text:p>
          </table:table-cell>
          <table:table-cell table:formula="of:=[$HospNewVar.BL68]" office:value-type="float" office:value="0" calcext:value-type="float">
            <text:p>0</text:p>
          </table:table-cell>
          <table:table-cell table:formula="of:=[$HospNewVar.BM68]" office:value-type="float" office:value="0" calcext:value-type="float">
            <text:p>0</text:p>
          </table:table-cell>
          <table:table-cell table:formula="of:=[$HospNewVar.BN68]" office:value-type="float" office:value="0" calcext:value-type="float">
            <text:p>0</text:p>
          </table:table-cell>
          <table:table-cell table:formula="of:=[$HospNewVar.BO6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9]" office:value-type="float" office:value="0" calcext:value-type="float">
            <text:p>0</text:p>
          </table:table-cell>
          <table:table-cell table:formula="of:=[$HospNewVar.A69]" office:value-type="float" office:value="0" calcext:value-type="float">
            <text:p>0</text:p>
          </table:table-cell>
          <table:table-cell table:formula="of:=[$HospNew.B69]" office:value-type="float" office:value="0" calcext:value-type="float">
            <text:p>0</text:p>
          </table:table-cell>
          <table:table-cell table:formula="of:=EXP([.C6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69]" office:value-type="float" office:value="0" calcext:value-type="float">
            <text:p>0</text:p>
          </table:table-cell>
          <table:table-cell table:number-columns-repeated="6"/>
          <table:table-cell table:formula="of:=[$HospNewVar.J69]" office:value-type="float" office:value="0" calcext:value-type="float">
            <text:p>0</text:p>
          </table:table-cell>
          <table:table-cell table:formula="of:=[$HospNewVar.K69]" office:value-type="float" office:value="0" calcext:value-type="float">
            <text:p>0</text:p>
          </table:table-cell>
          <table:table-cell table:number-columns-repeated="6"/>
          <table:table-cell table:formula="of:=[$HospNewVar.R69]" office:value-type="float" office:value="0" calcext:value-type="float">
            <text:p>0</text:p>
          </table:table-cell>
          <table:table-cell table:formula="of:=[$HospNewVar.S69]" office:value-type="float" office:value="0" calcext:value-type="float">
            <text:p>0</text:p>
          </table:table-cell>
          <table:table-cell table:number-columns-repeated="6"/>
          <table:table-cell table:formula="of:=[$HospNewVar.Z69]" office:value-type="float" office:value="0" calcext:value-type="float">
            <text:p>0</text:p>
          </table:table-cell>
          <table:table-cell table:formula="of:=[$HospNewVar.AA69]" office:value-type="float" office:value="0" calcext:value-type="float">
            <text:p>0</text:p>
          </table:table-cell>
          <table:table-cell table:number-columns-repeated="6"/>
          <table:table-cell table:formula="of:=[$HospNewVar.AH69]" office:value-type="float" office:value="0" calcext:value-type="float">
            <text:p>0</text:p>
          </table:table-cell>
          <table:table-cell table:formula="of:=[$HospNewVar.AI69]" office:value-type="float" office:value="0" calcext:value-type="float">
            <text:p>0</text:p>
          </table:table-cell>
          <table:table-cell table:number-columns-repeated="6"/>
          <table:table-cell table:formula="of:=[$HospNewVar.AP69]" office:value-type="float" office:value="0" calcext:value-type="float">
            <text:p>0</text:p>
          </table:table-cell>
          <table:table-cell table:formula="of:=[$HospNewVar.AQ69]" office:value-type="float" office:value="0" calcext:value-type="float">
            <text:p>0</text:p>
          </table:table-cell>
          <table:table-cell/>
          <table:table-cell table:formula="of:=[$HospNewVar.AS69]" office:value-type="float" office:value="0" calcext:value-type="float">
            <text:p>0</text:p>
          </table:table-cell>
          <table:table-cell table:formula="of:=[$HospNewVar.AT69]" office:value-type="float" office:value="0" calcext:value-type="float">
            <text:p>0</text:p>
          </table:table-cell>
          <table:table-cell table:formula="of:=[$HospNewVar.AU69]" office:value-type="float" office:value="0" calcext:value-type="float">
            <text:p>0</text:p>
          </table:table-cell>
          <table:table-cell table:formula="of:=[$HospNewVar.AV69]" office:value-type="float" office:value="0" calcext:value-type="float">
            <text:p>0</text:p>
          </table:table-cell>
          <table:table-cell table:formula="of:=[$HospNewVar.AW69]" office:value-type="float" office:value="0" calcext:value-type="float">
            <text:p>0</text:p>
          </table:table-cell>
          <table:table-cell table:formula="of:=[$HospNewVar.AX69]" office:value-type="float" office:value="0" calcext:value-type="float">
            <text:p>0</text:p>
          </table:table-cell>
          <table:table-cell table:formula="of:=[$HospNewVar.AY69]" office:value-type="float" office:value="0" calcext:value-type="float">
            <text:p>0</text:p>
          </table:table-cell>
          <table:table-cell table:formula="of:=[$HospNewVar.AZ69]" office:value-type="float" office:value="0" calcext:value-type="float">
            <text:p>0</text:p>
          </table:table-cell>
          <table:table-cell table:formula="of:=[$HospNewVar.BA69]" office:value-type="float" office:value="0" calcext:value-type="float">
            <text:p>0</text:p>
          </table:table-cell>
          <table:table-cell table:formula="of:=[$HospNewVar.BB69]" office:value-type="float" office:value="0" calcext:value-type="float">
            <text:p>0</text:p>
          </table:table-cell>
          <table:table-cell table:formula="of:=[$HospNewVar.BC69]" office:value-type="float" office:value="0" calcext:value-type="float">
            <text:p>0</text:p>
          </table:table-cell>
          <table:table-cell table:formula="of:=[$HospNewVar.BD69]" office:value-type="float" office:value="0" calcext:value-type="float">
            <text:p>0</text:p>
          </table:table-cell>
          <table:table-cell table:formula="of:=[$HospNewVar.BE69]" office:value-type="float" office:value="0" calcext:value-type="float">
            <text:p>0</text:p>
          </table:table-cell>
          <table:table-cell table:formula="of:=[$HospNewVar.BF69]" office:value-type="float" office:value="0" calcext:value-type="float">
            <text:p>0</text:p>
          </table:table-cell>
          <table:table-cell table:formula="of:=[$HospNewVar.BG69]" office:value-type="float" office:value="0" calcext:value-type="float">
            <text:p>0</text:p>
          </table:table-cell>
          <table:table-cell table:formula="of:=[$HospNewVar.BH69]" office:value-type="float" office:value="0" calcext:value-type="float">
            <text:p>0</text:p>
          </table:table-cell>
          <table:table-cell table:formula="of:=[$HospNewVar.BI69]" office:value-type="float" office:value="0" calcext:value-type="float">
            <text:p>0</text:p>
          </table:table-cell>
          <table:table-cell table:formula="of:=[$HospNewVar.BJ69]" office:value-type="float" office:value="0" calcext:value-type="float">
            <text:p>0</text:p>
          </table:table-cell>
          <table:table-cell table:formula="of:=[$HospNewVar.BK69]" office:value-type="float" office:value="0" calcext:value-type="float">
            <text:p>0</text:p>
          </table:table-cell>
          <table:table-cell table:formula="of:=[$HospNewVar.BL69]" office:value-type="float" office:value="0" calcext:value-type="float">
            <text:p>0</text:p>
          </table:table-cell>
          <table:table-cell table:formula="of:=[$HospNewVar.BM69]" office:value-type="float" office:value="0" calcext:value-type="float">
            <text:p>0</text:p>
          </table:table-cell>
          <table:table-cell table:formula="of:=[$HospNewVar.BN69]" office:value-type="float" office:value="0" calcext:value-type="float">
            <text:p>0</text:p>
          </table:table-cell>
          <table:table-cell table:formula="of:=[$HospNewVar.BO6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70]" office:value-type="float" office:value="0" calcext:value-type="float">
            <text:p>0</text:p>
          </table:table-cell>
          <table:table-cell table:formula="of:=[$HospNewVar.A70]" office:value-type="float" office:value="0" calcext:value-type="float">
            <text:p>0</text:p>
          </table:table-cell>
          <table:table-cell table:formula="of:=[$HospNew.B70]" office:value-type="float" office:value="0" calcext:value-type="float">
            <text:p>0</text:p>
          </table:table-cell>
          <table:table-cell table:formula="of:=EXP([.C7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70]" office:value-type="float" office:value="0" calcext:value-type="float">
            <text:p>0</text:p>
          </table:table-cell>
          <table:table-cell table:number-columns-repeated="6"/>
          <table:table-cell table:formula="of:=[$HospNewVar.J70]" office:value-type="float" office:value="0" calcext:value-type="float">
            <text:p>0</text:p>
          </table:table-cell>
          <table:table-cell table:formula="of:=[$HospNewVar.K70]" office:value-type="float" office:value="0" calcext:value-type="float">
            <text:p>0</text:p>
          </table:table-cell>
          <table:table-cell table:number-columns-repeated="6"/>
          <table:table-cell table:formula="of:=[$HospNewVar.R70]" office:value-type="float" office:value="0" calcext:value-type="float">
            <text:p>0</text:p>
          </table:table-cell>
          <table:table-cell table:formula="of:=[$HospNewVar.S70]" office:value-type="float" office:value="0" calcext:value-type="float">
            <text:p>0</text:p>
          </table:table-cell>
          <table:table-cell table:number-columns-repeated="6"/>
          <table:table-cell table:formula="of:=[$HospNewVar.Z70]" office:value-type="float" office:value="0" calcext:value-type="float">
            <text:p>0</text:p>
          </table:table-cell>
          <table:table-cell table:formula="of:=[$HospNewVar.AA70]" office:value-type="float" office:value="0" calcext:value-type="float">
            <text:p>0</text:p>
          </table:table-cell>
          <table:table-cell table:number-columns-repeated="6"/>
          <table:table-cell table:formula="of:=[$HospNewVar.AH70]" office:value-type="float" office:value="0" calcext:value-type="float">
            <text:p>0</text:p>
          </table:table-cell>
          <table:table-cell table:formula="of:=[$HospNewVar.AI70]" office:value-type="float" office:value="0" calcext:value-type="float">
            <text:p>0</text:p>
          </table:table-cell>
          <table:table-cell table:number-columns-repeated="6"/>
          <table:table-cell table:formula="of:=[$HospNewVar.AP70]" office:value-type="float" office:value="0" calcext:value-type="float">
            <text:p>0</text:p>
          </table:table-cell>
          <table:table-cell table:formula="of:=[$HospNewVar.AQ70]" office:value-type="float" office:value="0" calcext:value-type="float">
            <text:p>0</text:p>
          </table:table-cell>
          <table:table-cell/>
          <table:table-cell table:formula="of:=[$HospNewVar.AS70]" office:value-type="float" office:value="0" calcext:value-type="float">
            <text:p>0</text:p>
          </table:table-cell>
          <table:table-cell table:formula="of:=[$HospNewVar.AT70]" office:value-type="float" office:value="0" calcext:value-type="float">
            <text:p>0</text:p>
          </table:table-cell>
          <table:table-cell table:formula="of:=[$HospNewVar.AU70]" office:value-type="float" office:value="0" calcext:value-type="float">
            <text:p>0</text:p>
          </table:table-cell>
          <table:table-cell table:formula="of:=[$HospNewVar.AV70]" office:value-type="float" office:value="0" calcext:value-type="float">
            <text:p>0</text:p>
          </table:table-cell>
          <table:table-cell table:formula="of:=[$HospNewVar.AW70]" office:value-type="float" office:value="0" calcext:value-type="float">
            <text:p>0</text:p>
          </table:table-cell>
          <table:table-cell table:formula="of:=[$HospNewVar.AX70]" office:value-type="float" office:value="0" calcext:value-type="float">
            <text:p>0</text:p>
          </table:table-cell>
          <table:table-cell table:formula="of:=[$HospNewVar.AY70]" office:value-type="float" office:value="0" calcext:value-type="float">
            <text:p>0</text:p>
          </table:table-cell>
          <table:table-cell table:formula="of:=[$HospNewVar.AZ70]" office:value-type="float" office:value="0" calcext:value-type="float">
            <text:p>0</text:p>
          </table:table-cell>
          <table:table-cell table:formula="of:=[$HospNewVar.BA70]" office:value-type="float" office:value="0" calcext:value-type="float">
            <text:p>0</text:p>
          </table:table-cell>
          <table:table-cell table:formula="of:=[$HospNewVar.BB70]" office:value-type="float" office:value="0" calcext:value-type="float">
            <text:p>0</text:p>
          </table:table-cell>
          <table:table-cell table:formula="of:=[$HospNewVar.BC70]" office:value-type="float" office:value="0" calcext:value-type="float">
            <text:p>0</text:p>
          </table:table-cell>
          <table:table-cell table:formula="of:=[$HospNewVar.BD70]" office:value-type="float" office:value="0" calcext:value-type="float">
            <text:p>0</text:p>
          </table:table-cell>
          <table:table-cell table:formula="of:=[$HospNewVar.BE70]" office:value-type="float" office:value="0" calcext:value-type="float">
            <text:p>0</text:p>
          </table:table-cell>
          <table:table-cell table:formula="of:=[$HospNewVar.BF70]" office:value-type="float" office:value="0" calcext:value-type="float">
            <text:p>0</text:p>
          </table:table-cell>
          <table:table-cell table:formula="of:=[$HospNewVar.BG70]" office:value-type="float" office:value="0" calcext:value-type="float">
            <text:p>0</text:p>
          </table:table-cell>
          <table:table-cell table:formula="of:=[$HospNewVar.BH70]" office:value-type="float" office:value="0" calcext:value-type="float">
            <text:p>0</text:p>
          </table:table-cell>
          <table:table-cell table:formula="of:=[$HospNewVar.BI70]" office:value-type="float" office:value="0" calcext:value-type="float">
            <text:p>0</text:p>
          </table:table-cell>
          <table:table-cell table:formula="of:=[$HospNewVar.BJ70]" office:value-type="float" office:value="0" calcext:value-type="float">
            <text:p>0</text:p>
          </table:table-cell>
          <table:table-cell table:formula="of:=[$HospNewVar.BK70]" office:value-type="float" office:value="0" calcext:value-type="float">
            <text:p>0</text:p>
          </table:table-cell>
          <table:table-cell table:formula="of:=[$HospNewVar.BL70]" office:value-type="float" office:value="0" calcext:value-type="float">
            <text:p>0</text:p>
          </table:table-cell>
          <table:table-cell table:formula="of:=[$HospNewVar.BM70]" office:value-type="float" office:value="0" calcext:value-type="float">
            <text:p>0</text:p>
          </table:table-cell>
          <table:table-cell table:formula="of:=[$HospNewVar.BN70]" office:value-type="float" office:value="0" calcext:value-type="float">
            <text:p>0</text:p>
          </table:table-cell>
          <table:table-cell table:formula="of:=[$HospNewVar.BO7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$HospNew.B71]" office:value-type="float" office:value="0" calcext:value-type="float">
            <text:p>0</text:p>
          </table:table-cell>
          <table:table-cell table:formula="of:=EXP([.C7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71]" office:value-type="float" office:value="0" calcext:value-type="float">
            <text:p>0</text:p>
          </table:table-cell>
          <table:table-cell table:number-columns-repeated="6"/>
          <table:table-cell table:formula="of:=[$HospNewVar.J71]" office:value-type="float" office:value="0" calcext:value-type="float">
            <text:p>0</text:p>
          </table:table-cell>
          <table:table-cell table:formula="of:=[$HospNewVar.K71]" office:value-type="float" office:value="0" calcext:value-type="float">
            <text:p>0</text:p>
          </table:table-cell>
          <table:table-cell table:number-columns-repeated="6"/>
          <table:table-cell table:formula="of:=[$HospNewVar.R71]" office:value-type="float" office:value="0" calcext:value-type="float">
            <text:p>0</text:p>
          </table:table-cell>
          <table:table-cell table:formula="of:=[$HospNewVar.S71]" office:value-type="float" office:value="0" calcext:value-type="float">
            <text:p>0</text:p>
          </table:table-cell>
          <table:table-cell table:number-columns-repeated="6"/>
          <table:table-cell table:formula="of:=[$HospNewVar.Z71]" office:value-type="float" office:value="0" calcext:value-type="float">
            <text:p>0</text:p>
          </table:table-cell>
          <table:table-cell table:formula="of:=[$HospNewVar.AA71]" office:value-type="float" office:value="0" calcext:value-type="float">
            <text:p>0</text:p>
          </table:table-cell>
          <table:table-cell table:number-columns-repeated="6"/>
          <table:table-cell table:formula="of:=[$HospNewVar.AH71]" office:value-type="float" office:value="0" calcext:value-type="float">
            <text:p>0</text:p>
          </table:table-cell>
          <table:table-cell table:formula="of:=[$HospNewVar.AI71]" office:value-type="float" office:value="0" calcext:value-type="float">
            <text:p>0</text:p>
          </table:table-cell>
          <table:table-cell table:number-columns-repeated="6"/>
          <table:table-cell table:formula="of:=[$HospNewVar.AP71]" office:value-type="float" office:value="0" calcext:value-type="float">
            <text:p>0</text:p>
          </table:table-cell>
          <table:table-cell table:formula="of:=[$HospNewVar.AQ71]" office:value-type="float" office:value="0" calcext:value-type="float">
            <text:p>0</text:p>
          </table:table-cell>
          <table:table-cell/>
          <table:table-cell table:formula="of:=[$HospNewVar.AS71]" office:value-type="float" office:value="0" calcext:value-type="float">
            <text:p>0</text:p>
          </table:table-cell>
          <table:table-cell table:formula="of:=[$HospNewVar.AT71]" office:value-type="float" office:value="0" calcext:value-type="float">
            <text:p>0</text:p>
          </table:table-cell>
          <table:table-cell table:formula="of:=[$HospNewVar.AU71]" office:value-type="float" office:value="0" calcext:value-type="float">
            <text:p>0</text:p>
          </table:table-cell>
          <table:table-cell table:formula="of:=[$HospNewVar.AV71]" office:value-type="float" office:value="0" calcext:value-type="float">
            <text:p>0</text:p>
          </table:table-cell>
          <table:table-cell table:formula="of:=[$HospNewVar.AW71]" office:value-type="float" office:value="0" calcext:value-type="float">
            <text:p>0</text:p>
          </table:table-cell>
          <table:table-cell table:formula="of:=[$HospNewVar.AX71]" office:value-type="float" office:value="0" calcext:value-type="float">
            <text:p>0</text:p>
          </table:table-cell>
          <table:table-cell table:formula="of:=[$HospNewVar.AY71]" office:value-type="float" office:value="0" calcext:value-type="float">
            <text:p>0</text:p>
          </table:table-cell>
          <table:table-cell table:formula="of:=[$HospNewVar.AZ71]" office:value-type="float" office:value="0" calcext:value-type="float">
            <text:p>0</text:p>
          </table:table-cell>
          <table:table-cell table:formula="of:=[$HospNewVar.BA71]" office:value-type="float" office:value="0" calcext:value-type="float">
            <text:p>0</text:p>
          </table:table-cell>
          <table:table-cell table:formula="of:=[$HospNewVar.BB71]" office:value-type="float" office:value="0" calcext:value-type="float">
            <text:p>0</text:p>
          </table:table-cell>
          <table:table-cell table:formula="of:=[$HospNewVar.BC71]" office:value-type="float" office:value="0" calcext:value-type="float">
            <text:p>0</text:p>
          </table:table-cell>
          <table:table-cell table:formula="of:=[$HospNewVar.BD71]" office:value-type="float" office:value="0" calcext:value-type="float">
            <text:p>0</text:p>
          </table:table-cell>
          <table:table-cell table:formula="of:=[$HospNewVar.BE71]" office:value-type="float" office:value="0" calcext:value-type="float">
            <text:p>0</text:p>
          </table:table-cell>
          <table:table-cell table:formula="of:=[$HospNewVar.BF71]" office:value-type="float" office:value="0" calcext:value-type="float">
            <text:p>0</text:p>
          </table:table-cell>
          <table:table-cell table:formula="of:=[$HospNewVar.BG71]" office:value-type="float" office:value="0" calcext:value-type="float">
            <text:p>0</text:p>
          </table:table-cell>
          <table:table-cell table:formula="of:=[$HospNewVar.BH71]" office:value-type="float" office:value="0" calcext:value-type="float">
            <text:p>0</text:p>
          </table:table-cell>
          <table:table-cell table:formula="of:=[$HospNewVar.BI71]" office:value-type="float" office:value="0" calcext:value-type="float">
            <text:p>0</text:p>
          </table:table-cell>
          <table:table-cell table:formula="of:=[$HospNewVar.BJ71]" office:value-type="float" office:value="0" calcext:value-type="float">
            <text:p>0</text:p>
          </table:table-cell>
          <table:table-cell table:formula="of:=[$HospNewVar.BK71]" office:value-type="float" office:value="0" calcext:value-type="float">
            <text:p>0</text:p>
          </table:table-cell>
          <table:table-cell table:formula="of:=[$HospNewVar.BL71]" office:value-type="float" office:value="0" calcext:value-type="float">
            <text:p>0</text:p>
          </table:table-cell>
          <table:table-cell table:formula="of:=[$HospNewVar.BM71]" office:value-type="float" office:value="0" calcext:value-type="float">
            <text:p>0</text:p>
          </table:table-cell>
          <table:table-cell table:formula="of:=[$HospNewVar.BN71]" office:value-type="float" office:value="0" calcext:value-type="float">
            <text:p>0</text:p>
          </table:table-cell>
          <table:table-cell table:formula="of:=[$HospNewVar.BO7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$HospNew.B72]" office:value-type="float" office:value="0" calcext:value-type="float">
            <text:p>0</text:p>
          </table:table-cell>
          <table:table-cell table:formula="of:=EXP([.C7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72]" office:value-type="float" office:value="0" calcext:value-type="float">
            <text:p>0</text:p>
          </table:table-cell>
          <table:table-cell table:number-columns-repeated="6"/>
          <table:table-cell table:formula="of:=[$HospNewVar.J72]" office:value-type="float" office:value="0" calcext:value-type="float">
            <text:p>0</text:p>
          </table:table-cell>
          <table:table-cell table:formula="of:=[$HospNewVar.K72]" office:value-type="float" office:value="0" calcext:value-type="float">
            <text:p>0</text:p>
          </table:table-cell>
          <table:table-cell table:number-columns-repeated="6"/>
          <table:table-cell table:formula="of:=[$HospNewVar.R72]" office:value-type="float" office:value="0" calcext:value-type="float">
            <text:p>0</text:p>
          </table:table-cell>
          <table:table-cell table:formula="of:=[$HospNewVar.S72]" office:value-type="float" office:value="0" calcext:value-type="float">
            <text:p>0</text:p>
          </table:table-cell>
          <table:table-cell table:number-columns-repeated="6"/>
          <table:table-cell table:formula="of:=[$HospNewVar.Z72]" office:value-type="float" office:value="0" calcext:value-type="float">
            <text:p>0</text:p>
          </table:table-cell>
          <table:table-cell table:formula="of:=[$HospNewVar.AA72]" office:value-type="float" office:value="0" calcext:value-type="float">
            <text:p>0</text:p>
          </table:table-cell>
          <table:table-cell table:number-columns-repeated="6"/>
          <table:table-cell table:formula="of:=[$HospNewVar.AH72]" office:value-type="float" office:value="0" calcext:value-type="float">
            <text:p>0</text:p>
          </table:table-cell>
          <table:table-cell table:formula="of:=[$HospNewVar.AI72]" office:value-type="float" office:value="0" calcext:value-type="float">
            <text:p>0</text:p>
          </table:table-cell>
          <table:table-cell table:number-columns-repeated="6"/>
          <table:table-cell table:formula="of:=[$HospNewVar.AP72]" office:value-type="float" office:value="0" calcext:value-type="float">
            <text:p>0</text:p>
          </table:table-cell>
          <table:table-cell table:formula="of:=[$HospNewVar.AQ72]" office:value-type="float" office:value="0" calcext:value-type="float">
            <text:p>0</text:p>
          </table:table-cell>
          <table:table-cell/>
          <table:table-cell table:formula="of:=[$HospNewVar.AS72]" office:value-type="float" office:value="0" calcext:value-type="float">
            <text:p>0</text:p>
          </table:table-cell>
          <table:table-cell table:formula="of:=[$HospNewVar.AT72]" office:value-type="float" office:value="0" calcext:value-type="float">
            <text:p>0</text:p>
          </table:table-cell>
          <table:table-cell table:formula="of:=[$HospNewVar.AU72]" office:value-type="float" office:value="0" calcext:value-type="float">
            <text:p>0</text:p>
          </table:table-cell>
          <table:table-cell table:formula="of:=[$HospNewVar.AV72]" office:value-type="float" office:value="0" calcext:value-type="float">
            <text:p>0</text:p>
          </table:table-cell>
          <table:table-cell table:formula="of:=[$HospNewVar.AW72]" office:value-type="float" office:value="0" calcext:value-type="float">
            <text:p>0</text:p>
          </table:table-cell>
          <table:table-cell table:formula="of:=[$HospNewVar.AX72]" office:value-type="float" office:value="0" calcext:value-type="float">
            <text:p>0</text:p>
          </table:table-cell>
          <table:table-cell table:formula="of:=[$HospNewVar.AY72]" office:value-type="float" office:value="0" calcext:value-type="float">
            <text:p>0</text:p>
          </table:table-cell>
          <table:table-cell table:formula="of:=[$HospNewVar.AZ72]" office:value-type="float" office:value="0" calcext:value-type="float">
            <text:p>0</text:p>
          </table:table-cell>
          <table:table-cell table:formula="of:=[$HospNewVar.BA72]" office:value-type="float" office:value="0" calcext:value-type="float">
            <text:p>0</text:p>
          </table:table-cell>
          <table:table-cell table:formula="of:=[$HospNewVar.BB72]" office:value-type="float" office:value="0" calcext:value-type="float">
            <text:p>0</text:p>
          </table:table-cell>
          <table:table-cell table:formula="of:=[$HospNewVar.BC72]" office:value-type="float" office:value="0" calcext:value-type="float">
            <text:p>0</text:p>
          </table:table-cell>
          <table:table-cell table:formula="of:=[$HospNewVar.BD72]" office:value-type="float" office:value="0" calcext:value-type="float">
            <text:p>0</text:p>
          </table:table-cell>
          <table:table-cell table:formula="of:=[$HospNewVar.BE72]" office:value-type="float" office:value="0" calcext:value-type="float">
            <text:p>0</text:p>
          </table:table-cell>
          <table:table-cell table:formula="of:=[$HospNewVar.BF72]" office:value-type="float" office:value="0" calcext:value-type="float">
            <text:p>0</text:p>
          </table:table-cell>
          <table:table-cell table:formula="of:=[$HospNewVar.BG72]" office:value-type="float" office:value="0" calcext:value-type="float">
            <text:p>0</text:p>
          </table:table-cell>
          <table:table-cell table:formula="of:=[$HospNewVar.BH72]" office:value-type="float" office:value="0" calcext:value-type="float">
            <text:p>0</text:p>
          </table:table-cell>
          <table:table-cell table:formula="of:=[$HospNewVar.BI72]" office:value-type="float" office:value="0" calcext:value-type="float">
            <text:p>0</text:p>
          </table:table-cell>
          <table:table-cell table:formula="of:=[$HospNewVar.BJ72]" office:value-type="float" office:value="0" calcext:value-type="float">
            <text:p>0</text:p>
          </table:table-cell>
          <table:table-cell table:formula="of:=[$HospNewVar.BK72]" office:value-type="float" office:value="0" calcext:value-type="float">
            <text:p>0</text:p>
          </table:table-cell>
          <table:table-cell table:formula="of:=[$HospNewVar.BL72]" office:value-type="float" office:value="0" calcext:value-type="float">
            <text:p>0</text:p>
          </table:table-cell>
          <table:table-cell table:formula="of:=[$HospNewVar.BM72]" office:value-type="float" office:value="0" calcext:value-type="float">
            <text:p>0</text:p>
          </table:table-cell>
          <table:table-cell table:formula="of:=[$HospNewVar.BN72]" office:value-type="float" office:value="0" calcext:value-type="float">
            <text:p>0</text:p>
          </table:table-cell>
          <table:table-cell table:formula="of:=[$HospNewVar.BO7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$HospNew.B73]" office:value-type="float" office:value="0" calcext:value-type="float">
            <text:p>0</text:p>
          </table:table-cell>
          <table:table-cell table:formula="of:=EXP([.C7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73]" office:value-type="float" office:value="0" calcext:value-type="float">
            <text:p>0</text:p>
          </table:table-cell>
          <table:table-cell table:number-columns-repeated="6"/>
          <table:table-cell table:formula="of:=[$HospNewVar.J73]" office:value-type="float" office:value="0" calcext:value-type="float">
            <text:p>0</text:p>
          </table:table-cell>
          <table:table-cell table:formula="of:=[$HospNewVar.K73]" office:value-type="float" office:value="0" calcext:value-type="float">
            <text:p>0</text:p>
          </table:table-cell>
          <table:table-cell table:number-columns-repeated="6"/>
          <table:table-cell table:formula="of:=[$HospNewVar.R73]" office:value-type="float" office:value="0" calcext:value-type="float">
            <text:p>0</text:p>
          </table:table-cell>
          <table:table-cell table:formula="of:=[$HospNewVar.S73]" office:value-type="float" office:value="0" calcext:value-type="float">
            <text:p>0</text:p>
          </table:table-cell>
          <table:table-cell table:number-columns-repeated="6"/>
          <table:table-cell table:formula="of:=[$HospNewVar.Z73]" office:value-type="float" office:value="0" calcext:value-type="float">
            <text:p>0</text:p>
          </table:table-cell>
          <table:table-cell table:formula="of:=[$HospNewVar.AA73]" office:value-type="float" office:value="0" calcext:value-type="float">
            <text:p>0</text:p>
          </table:table-cell>
          <table:table-cell table:number-columns-repeated="6"/>
          <table:table-cell table:formula="of:=[$HospNewVar.AH73]" office:value-type="float" office:value="0" calcext:value-type="float">
            <text:p>0</text:p>
          </table:table-cell>
          <table:table-cell table:formula="of:=[$HospNewVar.AI73]" office:value-type="float" office:value="0" calcext:value-type="float">
            <text:p>0</text:p>
          </table:table-cell>
          <table:table-cell table:number-columns-repeated="6"/>
          <table:table-cell table:formula="of:=[$HospNewVar.AP73]" office:value-type="float" office:value="0" calcext:value-type="float">
            <text:p>0</text:p>
          </table:table-cell>
          <table:table-cell table:formula="of:=[$HospNewVar.AQ73]" office:value-type="float" office:value="0" calcext:value-type="float">
            <text:p>0</text:p>
          </table:table-cell>
          <table:table-cell/>
          <table:table-cell table:formula="of:=[$HospNewVar.AS73]" office:value-type="float" office:value="0" calcext:value-type="float">
            <text:p>0</text:p>
          </table:table-cell>
          <table:table-cell table:formula="of:=[$HospNewVar.AT73]" office:value-type="float" office:value="0" calcext:value-type="float">
            <text:p>0</text:p>
          </table:table-cell>
          <table:table-cell table:formula="of:=[$HospNewVar.AU73]" office:value-type="float" office:value="0" calcext:value-type="float">
            <text:p>0</text:p>
          </table:table-cell>
          <table:table-cell table:formula="of:=[$HospNewVar.AV73]" office:value-type="float" office:value="0" calcext:value-type="float">
            <text:p>0</text:p>
          </table:table-cell>
          <table:table-cell table:formula="of:=[$HospNewVar.AW73]" office:value-type="float" office:value="0" calcext:value-type="float">
            <text:p>0</text:p>
          </table:table-cell>
          <table:table-cell table:formula="of:=[$HospNewVar.AX73]" office:value-type="float" office:value="0" calcext:value-type="float">
            <text:p>0</text:p>
          </table:table-cell>
          <table:table-cell table:formula="of:=[$HospNewVar.AY73]" office:value-type="float" office:value="0" calcext:value-type="float">
            <text:p>0</text:p>
          </table:table-cell>
          <table:table-cell table:formula="of:=[$HospNewVar.AZ73]" office:value-type="float" office:value="0" calcext:value-type="float">
            <text:p>0</text:p>
          </table:table-cell>
          <table:table-cell table:formula="of:=[$HospNewVar.BA73]" office:value-type="float" office:value="0" calcext:value-type="float">
            <text:p>0</text:p>
          </table:table-cell>
          <table:table-cell table:formula="of:=[$HospNewVar.BB73]" office:value-type="float" office:value="0" calcext:value-type="float">
            <text:p>0</text:p>
          </table:table-cell>
          <table:table-cell table:formula="of:=[$HospNewVar.BC73]" office:value-type="float" office:value="0" calcext:value-type="float">
            <text:p>0</text:p>
          </table:table-cell>
          <table:table-cell table:formula="of:=[$HospNewVar.BD73]" office:value-type="float" office:value="0" calcext:value-type="float">
            <text:p>0</text:p>
          </table:table-cell>
          <table:table-cell table:formula="of:=[$HospNewVar.BE73]" office:value-type="float" office:value="0" calcext:value-type="float">
            <text:p>0</text:p>
          </table:table-cell>
          <table:table-cell table:formula="of:=[$HospNewVar.BF73]" office:value-type="float" office:value="0" calcext:value-type="float">
            <text:p>0</text:p>
          </table:table-cell>
          <table:table-cell table:formula="of:=[$HospNewVar.BG73]" office:value-type="float" office:value="0" calcext:value-type="float">
            <text:p>0</text:p>
          </table:table-cell>
          <table:table-cell table:formula="of:=[$HospNewVar.BH73]" office:value-type="float" office:value="0" calcext:value-type="float">
            <text:p>0</text:p>
          </table:table-cell>
          <table:table-cell table:formula="of:=[$HospNewVar.BI73]" office:value-type="float" office:value="0" calcext:value-type="float">
            <text:p>0</text:p>
          </table:table-cell>
          <table:table-cell table:formula="of:=[$HospNewVar.BJ73]" office:value-type="float" office:value="0" calcext:value-type="float">
            <text:p>0</text:p>
          </table:table-cell>
          <table:table-cell table:formula="of:=[$HospNewVar.BK73]" office:value-type="float" office:value="0" calcext:value-type="float">
            <text:p>0</text:p>
          </table:table-cell>
          <table:table-cell table:formula="of:=[$HospNewVar.BL73]" office:value-type="float" office:value="0" calcext:value-type="float">
            <text:p>0</text:p>
          </table:table-cell>
          <table:table-cell table:formula="of:=[$HospNewVar.BM73]" office:value-type="float" office:value="0" calcext:value-type="float">
            <text:p>0</text:p>
          </table:table-cell>
          <table:table-cell table:formula="of:=[$HospNewVar.BN73]" office:value-type="float" office:value="0" calcext:value-type="float">
            <text:p>0</text:p>
          </table:table-cell>
          <table:table-cell table:formula="of:=[$HospNewVar.BO7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$HospNew.B74]" office:value-type="float" office:value="0" calcext:value-type="float">
            <text:p>0</text:p>
          </table:table-cell>
          <table:table-cell table:formula="of:=EXP([.C7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74]" office:value-type="float" office:value="0" calcext:value-type="float">
            <text:p>0</text:p>
          </table:table-cell>
          <table:table-cell table:number-columns-repeated="6"/>
          <table:table-cell table:formula="of:=[$HospNewVar.J74]" office:value-type="float" office:value="0" calcext:value-type="float">
            <text:p>0</text:p>
          </table:table-cell>
          <table:table-cell table:formula="of:=[$HospNewVar.K74]" office:value-type="float" office:value="0" calcext:value-type="float">
            <text:p>0</text:p>
          </table:table-cell>
          <table:table-cell table:number-columns-repeated="6"/>
          <table:table-cell table:formula="of:=[$HospNewVar.R74]" office:value-type="float" office:value="0" calcext:value-type="float">
            <text:p>0</text:p>
          </table:table-cell>
          <table:table-cell table:formula="of:=[$HospNewVar.S74]" office:value-type="float" office:value="0" calcext:value-type="float">
            <text:p>0</text:p>
          </table:table-cell>
          <table:table-cell table:number-columns-repeated="6"/>
          <table:table-cell table:formula="of:=[$HospNewVar.Z74]" office:value-type="float" office:value="0" calcext:value-type="float">
            <text:p>0</text:p>
          </table:table-cell>
          <table:table-cell table:formula="of:=[$HospNewVar.AA74]" office:value-type="float" office:value="0" calcext:value-type="float">
            <text:p>0</text:p>
          </table:table-cell>
          <table:table-cell table:number-columns-repeated="6"/>
          <table:table-cell table:formula="of:=[$HospNewVar.AH74]" office:value-type="float" office:value="0" calcext:value-type="float">
            <text:p>0</text:p>
          </table:table-cell>
          <table:table-cell table:formula="of:=[$HospNewVar.AI74]" office:value-type="float" office:value="0" calcext:value-type="float">
            <text:p>0</text:p>
          </table:table-cell>
          <table:table-cell table:number-columns-repeated="6"/>
          <table:table-cell table:formula="of:=[$HospNewVar.AP74]" office:value-type="float" office:value="0" calcext:value-type="float">
            <text:p>0</text:p>
          </table:table-cell>
          <table:table-cell table:formula="of:=[$HospNewVar.AQ74]" office:value-type="float" office:value="0" calcext:value-type="float">
            <text:p>0</text:p>
          </table:table-cell>
          <table:table-cell/>
          <table:table-cell table:formula="of:=[$HospNewVar.AS74]" office:value-type="float" office:value="0" calcext:value-type="float">
            <text:p>0</text:p>
          </table:table-cell>
          <table:table-cell table:formula="of:=[$HospNewVar.AT74]" office:value-type="float" office:value="0" calcext:value-type="float">
            <text:p>0</text:p>
          </table:table-cell>
          <table:table-cell table:formula="of:=[$HospNewVar.AU74]" office:value-type="float" office:value="0" calcext:value-type="float">
            <text:p>0</text:p>
          </table:table-cell>
          <table:table-cell table:formula="of:=[$HospNewVar.AV74]" office:value-type="float" office:value="0" calcext:value-type="float">
            <text:p>0</text:p>
          </table:table-cell>
          <table:table-cell table:formula="of:=[$HospNewVar.AW74]" office:value-type="float" office:value="0" calcext:value-type="float">
            <text:p>0</text:p>
          </table:table-cell>
          <table:table-cell table:formula="of:=[$HospNewVar.AX74]" office:value-type="float" office:value="0" calcext:value-type="float">
            <text:p>0</text:p>
          </table:table-cell>
          <table:table-cell table:formula="of:=[$HospNewVar.AY74]" office:value-type="float" office:value="0" calcext:value-type="float">
            <text:p>0</text:p>
          </table:table-cell>
          <table:table-cell table:formula="of:=[$HospNewVar.AZ74]" office:value-type="float" office:value="0" calcext:value-type="float">
            <text:p>0</text:p>
          </table:table-cell>
          <table:table-cell table:formula="of:=[$HospNewVar.BA74]" office:value-type="float" office:value="0" calcext:value-type="float">
            <text:p>0</text:p>
          </table:table-cell>
          <table:table-cell table:formula="of:=[$HospNewVar.BB74]" office:value-type="float" office:value="0" calcext:value-type="float">
            <text:p>0</text:p>
          </table:table-cell>
          <table:table-cell table:formula="of:=[$HospNewVar.BC74]" office:value-type="float" office:value="0" calcext:value-type="float">
            <text:p>0</text:p>
          </table:table-cell>
          <table:table-cell table:formula="of:=[$HospNewVar.BD74]" office:value-type="float" office:value="0" calcext:value-type="float">
            <text:p>0</text:p>
          </table:table-cell>
          <table:table-cell table:formula="of:=[$HospNewVar.BE74]" office:value-type="float" office:value="0" calcext:value-type="float">
            <text:p>0</text:p>
          </table:table-cell>
          <table:table-cell table:formula="of:=[$HospNewVar.BF74]" office:value-type="float" office:value="0" calcext:value-type="float">
            <text:p>0</text:p>
          </table:table-cell>
          <table:table-cell table:formula="of:=[$HospNewVar.BG74]" office:value-type="float" office:value="0" calcext:value-type="float">
            <text:p>0</text:p>
          </table:table-cell>
          <table:table-cell table:formula="of:=[$HospNewVar.BH74]" office:value-type="float" office:value="0" calcext:value-type="float">
            <text:p>0</text:p>
          </table:table-cell>
          <table:table-cell table:formula="of:=[$HospNewVar.BI74]" office:value-type="float" office:value="0" calcext:value-type="float">
            <text:p>0</text:p>
          </table:table-cell>
          <table:table-cell table:formula="of:=[$HospNewVar.BJ74]" office:value-type="float" office:value="0" calcext:value-type="float">
            <text:p>0</text:p>
          </table:table-cell>
          <table:table-cell table:formula="of:=[$HospNewVar.BK74]" office:value-type="float" office:value="0" calcext:value-type="float">
            <text:p>0</text:p>
          </table:table-cell>
          <table:table-cell table:formula="of:=[$HospNewVar.BL74]" office:value-type="float" office:value="0" calcext:value-type="float">
            <text:p>0</text:p>
          </table:table-cell>
          <table:table-cell table:formula="of:=[$HospNewVar.BM74]" office:value-type="float" office:value="0" calcext:value-type="float">
            <text:p>0</text:p>
          </table:table-cell>
          <table:table-cell table:formula="of:=[$HospNewVar.BN74]" office:value-type="float" office:value="0" calcext:value-type="float">
            <text:p>0</text:p>
          </table:table-cell>
          <table:table-cell table:formula="of:=[$HospNewVar.BO7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9T12:30:04.854443631</dc:date>
    <meta:editing-duration>PT2H2M55S</meta:editing-duration>
    <meta:editing-cycles>13</meta:editing-cycles>
    <meta:generator>LibreOffice/7.3.7.2$Linux_X86_64 LibreOffice_project/30$Build-2</meta:generator>
    <meta:document-statistic meta:table-count="13" meta:cell-count="935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9cm" svg:y="3.952cm" style:legend-expansion="high" chart:style-name="ch2"/>
        <chart:plot-area chart:style-name="ch3" table:cell-range-address="NospNewWork.BE19:NospNewWork.BF26" svg:x="0.32cm" svg:y="0.18cm" svg:width="12.859cm" svg:height="8.64cm">
          <chart:coordinate-region svg:x="1.153cm" svg:y="0.379cm" svg:width="11.93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spNewWork.BE19:NospNewWork.BE26" chart:class="chart:line">
            <chart:data-point chart:repeated="8"/>
          </chart:series>
          <chart:series chart:style-name="ch7" chart:values-cell-range-address="NospNewWork.BF19:NospNewWork.BF26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04795064782696">
                <text:p>-2.04795064782696</text:p>
                <draw:g>
                  <svg:desc>NospNewWork.BE19:NospNewWork.BE26</svg:desc>
                </draw:g>
              </table:table-cell>
              <table:table-cell office:value-type="float" office:value="-2.24811826446274">
                <text:p>-2.24811826446274</text:p>
                <draw:g>
                  <svg:desc>NospNewWork.BF19:NospNewWork.B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12288412027664">
                <text:p>-2.12288412027664</text:p>
              </table:table-cell>
              <table:table-cell office:value-type="float" office:value="-2.12108391568881">
                <text:p>-2.12108391568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43446321090732">
                <text:p>-2.43446321090732</text:p>
              </table:table-cell>
              <table:table-cell office:value-type="float" office:value="-1.99404956691487">
                <text:p>-1.994049566914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82738231353683">
                <text:p>-1.82738231353683</text:p>
              </table:table-cell>
              <table:table-cell office:value-type="float" office:value="-1.86701521814094">
                <text:p>-1.86701521814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72491944079855">
                <text:p>-1.72491944079855</text:p>
              </table:table-cell>
              <table:table-cell office:value-type="float" office:value="-1.73998086936701">
                <text:p>-1.73998086936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80373490063029">
                <text:p>-1.80373490063029</text:p>
              </table:table-cell>
              <table:table-cell office:value-type="float" office:value="-1.61294652059307">
                <text:p>-1.612946520593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33143794107588">
                <text:p>-1.33143794107588</text:p>
              </table:table-cell>
              <table:table-cell office:value-type="float" office:value="-1.48591217181914">
                <text:p>-1.485912171819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0358407824773">
                <text:p>0.280358407824773</text:p>
              </table:table-cell>
              <table:table-cell office:value-type="float" office:value="-1.35887782304521">
                <text:p>-1.358877823045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 chart:error-upper-range="NospNewWork.CG3:NospNewWork.CG10" chart:error-lower-range="NospNewWork.CG3:NospNewWork.CG10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NospNewWork.CE3:NospNewWork.CF10" svg:x="0.32cm" svg:y="0.18cm" svg:width="15.36cm" svg:height="8.64cm">
          <chart:coordinate-region svg:x="1.047cm" svg:y="0.379cm" svg:width="14.539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NospNewWork.CE3:NospNewWork.CE10" chart:class="chart:line">
            <chart:data-point chart:repeated="8"/>
          </chart:series>
          <chart:series chart:style-name="ch6" chart:values-cell-range-address="NospNewWork.CF3:NospNewWork.CF10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2195378620907">
                <text:p>0.472195378620907</text:p>
                <draw:g>
                  <svg:desc>NospNewWork.CE3:NospNewWork.CE10</svg:desc>
                </draw:g>
              </table:table-cell>
              <table:table-cell office:value-type="float" office:value="0.473518356348784">
                <text:p>0.473518356348784</text:p>
                <draw:g>
                  <svg:desc>NospNewWork.CF3:NospNewWork.C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0407955388175">
                <text:p>0.650407955388175</text:p>
              </table:table-cell>
              <table:table-cell office:value-type="float" office:value="0.445565629382964">
                <text:p>0.4455656293829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4505500904181">
                <text:p>0.364505500904181</text:p>
              </table:table-cell>
              <table:table-cell office:value-type="float" office:value="0.417612902417145">
                <text:p>0.417612902417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9628127914627">
                <text:p>0.419628127914627</text:p>
              </table:table-cell>
              <table:table-cell office:value-type="float" office:value="0.389660175451325">
                <text:p>0.389660175451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5355802456394">
                <text:p>0.355355802456394</text:p>
              </table:table-cell>
              <table:table-cell office:value-type="float" office:value="0.361707448485506">
                <text:p>0.361707448485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5890458042862">
                <text:p>0.335890458042862</text:p>
              </table:table-cell>
              <table:table-cell office:value-type="float" office:value="0.333754721519686">
                <text:p>0.333754721519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7407440386361">
                <text:p>0.327407440386361</text:p>
              </table:table-cell>
              <table:table-cell office:value-type="float" office:value="0.305801994553867">
                <text:p>0.305801994553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3755505321064">
                <text:p>0.213755505321064</text:p>
              </table:table-cell>
              <table:table-cell office:value-type="float" office:value="0.277849267588047">
                <text:p>0.2778492675880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